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odom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odom_x</text:p>
          </table:table-cell>
          <table:table-cell office:value-type="string" calcext:value-type="string">
            <text:p>odom_y</text:p>
          </table:table-cell>
          <table:table-cell office:value-type="string" calcext:value-type="string">
            <text:p>odom_yaw</text:p>
          </table:table-cell>
          <table:table-cell office:value-type="string" calcext:value-type="string">
            <text:p>odom_v</text:p>
          </table:table-cell>
          <table:table-cell office:value-type="string" calcext:value-type="string">
            <text:p>odom_w</text:p>
          </table:table-cell>
        </table:table-row>
        <table:table-row table:style-name="ro1">
          <table:table-cell table:style-name="ce1" office:value-type="float" office:value="1.740171573014E+018" calcext:value-type="float">
            <text:p>1.74E+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07446E+018" calcext:value-type="float">
            <text:p>1.7401715730744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08988E+018" calcext:value-type="float">
            <text:p>1.7401715730898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0474E+018" calcext:value-type="float">
            <text:p>1.7401715731047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23E+018" calcext:value-type="float">
            <text:p>1.74017157312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3787E+018" calcext:value-type="float">
            <text:p>1.7401715731378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5326E+018" calcext:value-type="float">
            <text:p>1.7401715731532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7139E+018" calcext:value-type="float">
            <text:p>1.7401715731713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18649E+018" calcext:value-type="float">
            <text:p>1.7401715731864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0472E+018" calcext:value-type="float">
            <text:p>1.7401715732047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1975E+018" calcext:value-type="float">
            <text:p>1.7401715732197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3468E+018" calcext:value-type="float">
            <text:p>1.7401715732346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5286E+018" calcext:value-type="float">
            <text:p>1.740171573252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6869E+018" calcext:value-type="float">
            <text:p>1.7401715732686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28673E+018" calcext:value-type="float">
            <text:p>1.7401715732867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0485E+018" calcext:value-type="float">
            <text:p>1.7401715733048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1937E+018" calcext:value-type="float">
            <text:p>1.7401715733193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374E+018" calcext:value-type="float">
            <text:p>1.740171573337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5272E+018" calcext:value-type="float">
            <text:p>1.7401715733527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6734E+018" calcext:value-type="float">
            <text:p>1.7401715733673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38558E+018" calcext:value-type="float">
            <text:p>1.7401715733855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0082E+018" calcext:value-type="float">
            <text:p>1.7401715734008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1581E+018" calcext:value-type="float">
            <text:p>1.7401715734158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3388E+018" calcext:value-type="float">
            <text:p>1.7401715734338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4869E+018" calcext:value-type="float">
            <text:p>1.7401715734486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6764E+018" calcext:value-type="float">
            <text:p>1.7401715734676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8274E+018" calcext:value-type="float">
            <text:p>1.7401715734827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49816E+018" calcext:value-type="float">
            <text:p>1.7401715734981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1676E+018" calcext:value-type="float">
            <text:p>1.7401715735167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3109E+018" calcext:value-type="float">
            <text:p>1.7401715735310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4584E+018" calcext:value-type="float">
            <text:p>1.7401715735458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6412E+018" calcext:value-type="float">
            <text:p>1.7401715735641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7962E+018" calcext:value-type="float">
            <text:p>1.7401715735796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59744E+018" calcext:value-type="float">
            <text:p>1.7401715735974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1286E+018" calcext:value-type="float">
            <text:p>1.740171573612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2868E+018" calcext:value-type="float">
            <text:p>1.7401715736286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4636E+018" calcext:value-type="float">
            <text:p>1.7401715736463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6166E+018" calcext:value-type="float">
            <text:p>1.7401715736616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7679E+018" calcext:value-type="float">
            <text:p>1.7401715736767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69487E+018" calcext:value-type="float">
            <text:p>1.7401715736948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1003E+018" calcext:value-type="float">
            <text:p>1.7401715737100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2763E+018" calcext:value-type="float">
            <text:p>1.7401715737276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4286E+018" calcext:value-type="float">
            <text:p>1.740171573742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5863E+018" calcext:value-type="float">
            <text:p>1.7401715737586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765E+018" calcext:value-type="float">
            <text:p>1.740171573776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79186E+018" calcext:value-type="float">
            <text:p>1.740171573791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071E+018" calcext:value-type="float">
            <text:p>1.740171573807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2498E+018" calcext:value-type="float">
            <text:p>1.7401715738249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4074E+018" calcext:value-type="float">
            <text:p>1.7401715738407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5875E+018" calcext:value-type="float">
            <text:p>1.7401715738587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7372E+018" calcext:value-type="float">
            <text:p>1.7401715738737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8887E+018" calcext:value-type="float">
            <text:p>1.740171573888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0697E+018" calcext:value-type="float">
            <text:p>1.7401715739069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2272E+018" calcext:value-type="float">
            <text:p>1.7401715739227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3747E+018" calcext:value-type="float">
            <text:p>1.7401715739374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5594E+018" calcext:value-type="float">
            <text:p>1.7401715739559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7913E+018" calcext:value-type="float">
            <text:p>1.7401715739791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399808E+018" calcext:value-type="float">
            <text:p>1.7401715739980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1328E+018" calcext:value-type="float">
            <text:p>1.7401715740132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2875E+018" calcext:value-type="float">
            <text:p>1.7401715740287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4774E+018" calcext:value-type="float">
            <text:p>1.7401715740477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627E+018" calcext:value-type="float">
            <text:p>1.740171574062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8102E+018" calcext:value-type="float">
            <text:p>1.7401715740810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09633E+018" calcext:value-type="float">
            <text:p>1.7401715740963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1186E+018" calcext:value-type="float">
            <text:p>1.740171574111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2982E+018" calcext:value-type="float">
            <text:p>1.7401715741298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4702E+018" calcext:value-type="float">
            <text:p>1.7401715741470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61E+018" calcext:value-type="float">
            <text:p>1.74017157416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7948E+018" calcext:value-type="float">
            <text:p>1.7401715741794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19438E+018" calcext:value-type="float">
            <text:p>1.7401715741943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1346E+018" calcext:value-type="float">
            <text:p>1.7401715742134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2821E+018" calcext:value-type="float">
            <text:p>1.7401715742282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4365E+018" calcext:value-type="float">
            <text:p>1.7401715742436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6147E+018" calcext:value-type="float">
            <text:p>1.7401715742614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7796E+018" calcext:value-type="float">
            <text:p>1.7401715742779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29469E+018" calcext:value-type="float">
            <text:p>1.7401715742946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1351E+018" calcext:value-type="float">
            <text:p>1.7401715743135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2786E+018" calcext:value-type="float">
            <text:p>1.74017157432786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4641E+018" calcext:value-type="float">
            <text:p>1.74017157434641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6258E+018" calcext:value-type="float">
            <text:p>1.7401715743625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7747E+018" calcext:value-type="float">
            <text:p>1.7401715743774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39598E+018" calcext:value-type="float">
            <text:p>1.74017157439598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1095E+018" calcext:value-type="float">
            <text:p>1.7401715744109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2587E+018" calcext:value-type="float">
            <text:p>1.74017157442587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4542E+018" calcext:value-type="float">
            <text:p>1.74017157444542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5989E+018" calcext:value-type="float">
            <text:p>1.74017157445989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7793E+018" calcext:value-type="float">
            <text:p>1.7401715744779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49294E+018" calcext:value-type="float">
            <text:p>1.74017157449294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50825E+018" calcext:value-type="float">
            <text:p>1.74017157450825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52703E+018" calcext:value-type="float">
            <text:p>1.74017157452703E+018</text:p>
          </table:table-cell>
          <table:table-cell office:value-type="float" office:value="-0.352825100843441" calcext:value-type="float">
            <text:p>-0.352825100843441</text:p>
          </table:table-cell>
          <table:table-cell office:value-type="float" office:value="-0.00000000003200002687" calcext:value-type="float">
            <text:p>-3.20000268653055E-11</text:p>
          </table:table-cell>
          <table:table-cell office:value-type="float" office:value="-2.94660575087272" calcext:value-type="float">
            <text:p>-2.94660575087272</text:p>
          </table:table-cell>
          <table:table-cell office:value-type="float" office:value="-1.34469981654741E-016" calcext:value-type="float">
            <text:p>-1.34469981654741E-16</text:p>
          </table:table-cell>
          <table:table-cell office:value-type="float" office:value="1.11046499798614E-016" calcext:value-type="float">
            <text:p>1.11046499798614E-16</text:p>
          </table:table-cell>
        </table:table-row>
        <table:table-row table:style-name="ro1">
          <table:table-cell office:value-type="float" office:value="1.74017157454531E+018" calcext:value-type="float">
            <text:p>1.74017157454531E+018</text:p>
          </table:table-cell>
          <table:table-cell office:value-type="float" office:value="-0.352833047404422" calcext:value-type="float">
            <text:p>-0.352833047404422</text:p>
          </table:table-cell>
          <table:table-cell office:value-type="float" office:value="-0.00000156916056519277" calcext:value-type="float">
            <text:p>-1.56916056519277E-06</text:p>
          </table:table-cell>
          <table:table-cell office:value-type="float" office:value="-2.94667527586962" calcext:value-type="float">
            <text:p>-2.94667527586962</text:p>
          </table:table-cell>
          <table:table-cell office:value-type="float" office:value="0.000269999991596408" calcext:value-type="float">
            <text:p>0.000269999991596408</text:p>
          </table:table-cell>
          <table:table-cell office:value-type="float" office:value="-0.00231749989655974" calcext:value-type="float">
            <text:p>-0.00231749989655974</text:p>
          </table:table-cell>
        </table:table-row>
        <table:table-row table:style-name="ro1">
          <table:table-cell office:value-type="float" office:value="1.74017157456186E+018" calcext:value-type="float">
            <text:p>1.74017157456186E+018</text:p>
          </table:table-cell>
          <table:table-cell office:value-type="float" office:value="-0.352992001482311" calcext:value-type="float">
            <text:p>-0.352992001482311</text:p>
          </table:table-cell>
          <table:table-cell office:value-type="float" office:value="-0.0000328356999582052" calcext:value-type="float">
            <text:p>-3.28356999582052E-05</text:p>
          </table:table-cell>
          <table:table-cell office:value-type="float" office:value="-2.94806577585411" calcext:value-type="float">
            <text:p>-2.94806577585411</text:p>
          </table:table-cell>
          <table:table-cell office:value-type="float" office:value="0.00566999994956474" calcext:value-type="float">
            <text:p>0.00566999994956474</text:p>
          </table:table-cell>
          <table:table-cell office:value-type="float" office:value="-0.0486674993795168" calcext:value-type="float">
            <text:p>-0.0486674993795168</text:p>
          </table:table-cell>
        </table:table-row>
        <table:table-row table:style-name="ro1">
          <table:table-cell office:value-type="float" office:value="1.7401715745798E+018" calcext:value-type="float">
            <text:p>1.7401715745798E+018</text:p>
          </table:table-cell>
          <table:table-cell office:value-type="float" office:value="-0.353445257243956" calcext:value-type="float">
            <text:p>-0.353445257243956</text:p>
          </table:table-cell>
          <table:table-cell office:value-type="float" office:value="-0.000120732367472392" calcext:value-type="float">
            <text:p>-0.000120732367472392</text:p>
          </table:table-cell>
          <table:table-cell office:value-type="float" office:value="-2.95202870083548" calcext:value-type="float">
            <text:p>-2.95202870083548</text:p>
          </table:table-cell>
          <table:table-cell office:value-type="float" office:value="0.0202499999159475" calcext:value-type="float">
            <text:p>0.0202499999159475</text:p>
          </table:table-cell>
          <table:table-cell office:value-type="float" office:value="-0.173812498965339" calcext:value-type="float">
            <text:p>-0.173812498965339</text:p>
          </table:table-cell>
        </table:table-row>
        <table:table-row table:style-name="ro1">
          <table:table-cell office:value-type="float" office:value="1.74017157459535E+018" calcext:value-type="float">
            <text:p>1.74017157459535E+018</text:p>
          </table:table-cell>
          <table:table-cell office:value-type="float" office:value="-0.354042170532014" calcext:value-type="float">
            <text:p>-0.354042170532014</text:p>
          </table:table-cell>
          <table:table-cell office:value-type="float" office:value="-0.000233647994373862" calcext:value-type="float">
            <text:p>-0.000233647994373862</text:p>
          </table:table-cell>
          <table:table-cell office:value-type="float" office:value="-2.95724307581993" calcext:value-type="float">
            <text:p>-2.95724307581993</text:p>
          </table:table-cell>
          <table:table-cell office:value-type="float" office:value="0.0337499999159771" calcext:value-type="float">
            <text:p>0.0337499999159771</text:p>
          </table:table-cell>
          <table:table-cell office:value-type="float" office:value="-0.289687498964096" calcext:value-type="float">
            <text:p>-0.289687498964096</text:p>
          </table:table-cell>
        </table:table-row>
        <table:table-row table:style-name="ro1">
          <table:table-cell office:value-type="float" office:value="1.74017157461295E+018" calcext:value-type="float">
            <text:p>1.74017157461295E+018</text:p>
          </table:table-cell>
          <table:table-cell office:value-type="float" office:value="-0.355001053473458" calcext:value-type="float">
            <text:p>-0.355001053473458</text:p>
          </table:table-cell>
          <table:table-cell office:value-type="float" office:value="-0.000408274277460643" calcext:value-type="float">
            <text:p>-0.000408274277460643</text:p>
          </table:table-cell>
          <table:table-cell office:value-type="float" office:value="-2.96579465080123" calcext:value-type="float">
            <text:p>-2.96579465080123</text:p>
          </table:table-cell>
          <table:table-cell office:value-type="float" office:value="0.0492285713584587" calcext:value-type="float">
            <text:p>0.0492285713584587</text:p>
          </table:table-cell>
          <table:table-cell office:value-type="float" office:value="-0.428737498961848" calcext:value-type="float">
            <text:p>-0.428737498961848</text:p>
          </table:table-cell>
        </table:table-row>
        <table:table-row table:style-name="ro1">
          <table:table-cell office:value-type="float" office:value="1.74017157462961E+018" calcext:value-type="float">
            <text:p>1.74017157462961E+018</text:p>
          </table:table-cell>
          <table:table-cell office:value-type="float" office:value="-0.355845631072114" calcext:value-type="float">
            <text:p>-0.355845631072114</text:p>
          </table:table-cell>
          <table:table-cell office:value-type="float" office:value="-0.000554484922402326" calcext:value-type="float">
            <text:p>-0.000554484922402326</text:p>
          </table:table-cell>
          <table:table-cell office:value-type="float" office:value="-2.97483290078561" calcext:value-type="float">
            <text:p>-2.97483290078561</text:p>
          </table:table-cell>
          <table:table-cell office:value-type="float" office:value="0.0561999999676979" calcext:value-type="float">
            <text:p>0.0561999999676979</text:p>
          </table:table-cell>
          <table:table-cell office:value-type="float" office:value="-0.54461249895977" calcext:value-type="float">
            <text:p>-0.54461249895977</text:p>
          </table:table-cell>
        </table:table-row>
        <table:table-row table:style-name="ro1">
          <table:table-cell office:value-type="float" office:value="1.74017157464474E+018" calcext:value-type="float">
            <text:p>1.74017157464474E+018</text:p>
          </table:table-cell>
          <table:table-cell office:value-type="float" office:value="-0.35669161453826" calcext:value-type="float">
            <text:p>-0.35669161453826</text:p>
          </table:table-cell>
          <table:table-cell office:value-type="float" office:value="-0.000692320836732316" calcext:value-type="float">
            <text:p>-0.000692320836732316</text:p>
          </table:table-cell>
          <table:table-cell office:value-type="float" office:value="-2.98560927576995" calcext:value-type="float">
            <text:p>-2.98560927576995</text:p>
          </table:table-cell>
          <table:table-cell office:value-type="float" office:value="0.057142857134521" calcext:value-type="float">
            <text:p>0.057142857134521</text:p>
          </table:table-cell>
          <table:table-cell office:value-type="float" office:value="-0.660487498957231" calcext:value-type="float">
            <text:p>-0.660487498957231</text:p>
          </table:table-cell>
        </table:table-row>
        <table:table-row table:style-name="ro1">
          <table:table-cell office:value-type="float" office:value="1.74017157466237E+018" calcext:value-type="float">
            <text:p>1.74017157466237E+018</text:p>
          </table:table-cell>
          <table:table-cell office:value-type="float" office:value="-0.357708844666961" calcext:value-type="float">
            <text:p>-0.357708844666961</text:p>
          </table:table-cell>
          <table:table-cell office:value-type="float" office:value="-0.000844575888129471" calcext:value-type="float">
            <text:p>-0.000844575888129471</text:p>
          </table:table-cell>
          <table:table-cell office:value-type="float" office:value="-3.00083525075108" calcext:value-type="float">
            <text:p>-3.00083525075108</text:p>
          </table:table-cell>
          <table:table-cell office:value-type="float" office:value="0.0571428571346272" calcext:value-type="float">
            <text:p>0.0571428571346272</text:p>
          </table:table-cell>
          <table:table-cell office:value-type="float" office:value="-0.799537498953321" calcext:value-type="float">
            <text:p>-0.799537498953321</text:p>
          </table:table-cell>
        </table:table-row>
        <table:table-row table:style-name="ro1">
          <table:table-cell office:value-type="float" office:value="1.74017157467818E+018" calcext:value-type="float">
            <text:p>1.74017157467818E+018</text:p>
          </table:table-cell>
          <table:table-cell office:value-type="float" office:value="-0.358558342213141" calcext:value-type="float">
            <text:p>-0.358558342213141</text:p>
          </table:table-cell>
          <table:table-cell office:value-type="float" office:value="-0.000958745684195079" calcext:value-type="float">
            <text:p>-0.000958745684195079</text:p>
          </table:table-cell>
          <table:table-cell office:value-type="float" office:value="-3.0154355007353" calcext:value-type="float">
            <text:p>-3.0154355007353</text:p>
          </table:table-cell>
          <table:table-cell office:value-type="float" office:value="0.0571428571347352" calcext:value-type="float">
            <text:p>0.0571428571347352</text:p>
          </table:table-cell>
          <table:table-cell office:value-type="float" office:value="-0.915412498949636" calcext:value-type="float">
            <text:p>-0.915412498949636</text:p>
          </table:table-cell>
        </table:table-row>
        <table:table-row table:style-name="ro1">
          <table:table-cell office:value-type="float" office:value="1.74017157469266E+018" calcext:value-type="float">
            <text:p>1.74017157469266E+018</text:p>
          </table:table-cell>
          <table:table-cell office:value-type="float" office:value="-0.359409498853895" calcext:value-type="float">
            <text:p>-0.359409498853895</text:p>
          </table:table-cell>
          <table:table-cell office:value-type="float" office:value="-0.00105979135784894" calcext:value-type="float">
            <text:p>-0.00105979135784894</text:p>
          </table:table-cell>
          <table:table-cell office:value-type="float" office:value="-3.03156227572302" calcext:value-type="float">
            <text:p>-3.03156227572302</text:p>
          </table:table-cell>
          <table:table-cell office:value-type="float" office:value="0.0571428571348924" calcext:value-type="float">
            <text:p>0.0571428571348924</text:p>
          </table:table-cell>
          <table:table-cell office:value-type="float" office:value="-1.02423416573123" calcext:value-type="float">
            <text:p>-1.02423416573123</text:p>
          </table:table-cell>
        </table:table-row>
        <table:table-row table:style-name="ro1">
          <table:table-cell office:value-type="float" office:value="1.74017157471088E+018" calcext:value-type="float">
            <text:p>1.74017157471088E+018</text:p>
          </table:table-cell>
          <table:table-cell office:value-type="float" office:value="-0.360432891644484" calcext:value-type="float">
            <text:p>-0.360432891644484</text:p>
          </table:table-cell>
          <table:table-cell office:value-type="float" office:value="-0.00116271128394634" calcext:value-type="float">
            <text:p>-0.00116271128394634</text:p>
          </table:table-cell>
          <table:table-cell office:value-type="float" office:value="-3.05116227571454" calcext:value-type="float">
            <text:p>-3.05116227571454</text:p>
          </table:table-cell>
          <table:table-cell office:value-type="float" office:value="0.0571428571350058" calcext:value-type="float">
            <text:p>0.0571428571350058</text:p>
          </table:table-cell>
          <table:table-cell office:value-type="float" office:value="-1.08660499941359" calcext:value-type="float">
            <text:p>-1.08660499941359</text:p>
          </table:table-cell>
        </table:table-row>
        <table:table-row table:style-name="ro1">
          <table:table-cell office:value-type="float" office:value="1.74017157472594E+018" calcext:value-type="float">
            <text:p>1.74017157472594E+018</text:p>
          </table:table-cell>
          <table:table-cell office:value-type="float" office:value="-0.361287126361984" calcext:value-type="float">
            <text:p>-0.361287126361984</text:p>
          </table:table-cell>
          <table:table-cell office:value-type="float" office:value="-0.0012331427511616" calcext:value-type="float">
            <text:p>-0.0012331427511616</text:p>
          </table:table-cell>
          <table:table-cell office:value-type="float" office:value="-3.06749560904074" calcext:value-type="float">
            <text:p>-3.06749560904074</text:p>
          </table:table-cell>
          <table:table-cell office:value-type="float" office:value="0.0571428571349284" calcext:value-type="float">
            <text:p>0.0571428571349284</text:p>
          </table:table-cell>
          <table:table-cell office:value-type="float" office:value="-1.08888888841556" calcext:value-type="float">
            <text:p>-1.08888888841556</text:p>
          </table:table-cell>
        </table:table-row>
        <table:table-row table:style-name="ro1">
          <table:table-cell office:value-type="float" office:value="1.74017157474416E+018" calcext:value-type="float">
            <text:p>1.74017157474416E+018</text:p>
          </table:table-cell>
          <table:table-cell office:value-type="float" office:value="-0.362313555979192" calcext:value-type="float">
            <text:p>-0.362313555979192</text:p>
          </table:table-cell>
          <table:table-cell office:value-type="float" office:value="-0.0012992302380786" calcext:value-type="float">
            <text:p>-0.0012992302380786</text:p>
          </table:table-cell>
          <table:table-cell office:value-type="float" office:value="-3.08709560903212" calcext:value-type="float">
            <text:p>-3.08709560903212</text:p>
          </table:table-cell>
          <table:table-cell office:value-type="float" office:value="0.0571428571347949" calcext:value-type="float">
            <text:p>0.0571428571347949</text:p>
          </table:table-cell>
          <table:table-cell office:value-type="float" office:value="-1.08888888841102" calcext:value-type="float">
            <text:p>-1.08888888841102</text:p>
          </table:table-cell>
        </table:table-row>
        <table:table-row table:style-name="ro1">
          <table:table-cell office:value-type="float" office:value="1.7401715747593E+018" calcext:value-type="float">
            <text:p>1.7401715747593E+018</text:p>
          </table:table-cell>
          <table:table-cell office:value-type="float" office:value="-0.363169769552981" calcext:value-type="float">
            <text:p>-0.363169769552981</text:p>
          </table:table-cell>
          <table:table-cell office:value-type="float" office:value="-0.00133892734390714" calcext:value-type="float">
            <text:p>-0.00133892734390714</text:p>
          </table:table-cell>
          <table:table-cell office:value-type="float" office:value="-3.1034289423582" calcext:value-type="float">
            <text:p>-3.1034289423582</text:p>
          </table:table-cell>
          <table:table-cell office:value-type="float" office:value="0.0571428571346854" calcext:value-type="float">
            <text:p>0.0571428571346854</text:p>
          </table:table-cell>
          <table:table-cell office:value-type="float" office:value="-1.08888888840735" calcext:value-type="float">
            <text:p>-1.08888888840735</text:p>
          </table:table-cell>
        </table:table-row>
        <table:table-row table:style-name="ro1">
          <table:table-cell office:value-type="float" office:value="1.74017157477404E+018" calcext:value-type="float">
            <text:p>1.74017157477404E+018</text:p>
          </table:table-cell>
          <table:table-cell office:value-type="float" office:value="-0.364026517277163" calcext:value-type="float">
            <text:p>-0.364026517277163</text:p>
          </table:table-cell>
          <table:table-cell office:value-type="float" office:value="-0.00136463495479985" calcext:value-type="float">
            <text:p>-0.00136463495479985</text:p>
          </table:table-cell>
          <table:table-cell office:value-type="float" office:value="-3.11976227568423" calcext:value-type="float">
            <text:p>-3.11976227568423</text:p>
          </table:table-cell>
          <table:table-cell office:value-type="float" office:value="0.0571428571345797" calcext:value-type="float">
            <text:p>0.0571428571345797</text:p>
          </table:table-cell>
          <table:table-cell office:value-type="float" office:value="-1.08888888840381" calcext:value-type="float">
            <text:p>-1.08888888840381</text:p>
          </table:table-cell>
        </table:table-row>
        <table:table-row table:style-name="ro1">
          <table:table-cell office:value-type="float" office:value="1.74017157479245E+018" calcext:value-type="float">
            <text:p>1.74017157479245E+018</text:p>
          </table:table-cell>
          <table:table-cell office:value-type="float" office:value="-0.365054997811183" calcext:value-type="float">
            <text:p>-0.365054997811183</text:p>
          </table:table-cell>
          <table:table-cell office:value-type="float" office:value="-0.00137700856124691" calcext:value-type="float">
            <text:p>-0.00137700856124691</text:p>
          </table:table-cell>
          <table:table-cell office:value-type="float" office:value="-3.1393622756754" calcext:value-type="float">
            <text:p>-3.1393622756754</text:p>
          </table:table-cell>
          <table:table-cell office:value-type="float" office:value="0.0571428571344637" calcext:value-type="float">
            <text:p>0.0571428571344637</text:p>
          </table:table-cell>
          <table:table-cell office:value-type="float" office:value="-1.08888888839985" calcext:value-type="float">
            <text:p>-1.08888888839985</text:p>
          </table:table-cell>
        </table:table-row>
        <table:table-row table:style-name="ro1">
          <table:table-cell office:value-type="float" office:value="1.74017157480746E+018" calcext:value-type="float">
            <text:p>1.74017157480746E+018</text:p>
          </table:table-cell>
          <table:table-cell office:value-type="float" office:value="-0.36591211603801" calcext:value-type="float">
            <text:p>-0.36591211603801</text:p>
          </table:table-cell>
          <table:table-cell office:value-type="float" office:value="-0.00137192040019253" calcext:value-type="float">
            <text:p>-0.00137192040019253</text:p>
          </table:table-cell>
          <table:table-cell office:value-type="float" office:value="3.12748969817826" calcext:value-type="float">
            <text:p>3.12748969817826</text:p>
          </table:table-cell>
          <table:table-cell office:value-type="float" office:value="0.0571428571343626" calcext:value-type="float">
            <text:p>0.0571428571343626</text:p>
          </table:table-cell>
          <table:table-cell office:value-type="float" office:value="-1.08888888839656" calcext:value-type="float">
            <text:p>-1.08888888839656</text:p>
          </table:table-cell>
        </table:table-row>
        <table:table-row table:style-name="ro1">
          <table:table-cell office:value-type="float" office:value="1.74017157482248E+018" calcext:value-type="float">
            <text:p>1.74017157482248E+018</text:p>
          </table:table-cell>
          <table:table-cell office:value-type="float" office:value="-0.366769036834395" calcext:value-type="float">
            <text:p>-0.366769036834395</text:p>
          </table:table-cell>
          <table:table-cell office:value-type="float" office:value="-0.00135283394258406" calcext:value-type="float">
            <text:p>-0.00135283394258406</text:p>
          </table:table-cell>
          <table:table-cell office:value-type="float" office:value="3.11115636485238" calcext:value-type="float">
            <text:p>3.11115636485238</text:p>
          </table:table-cell>
          <table:table-cell office:value-type="float" office:value="0.0571428571342546" calcext:value-type="float">
            <text:p>0.0571428571342546</text:p>
          </table:table-cell>
          <table:table-cell office:value-type="float" office:value="-1.08888888839323" calcext:value-type="float">
            <text:p>-1.08888888839323</text:p>
          </table:table-cell>
        </table:table-row>
        <table:table-row table:style-name="ro1">
          <table:table-cell office:value-type="float" office:value="1.74017157484095E+018" calcext:value-type="float">
            <text:p>1.74017157484095E+018</text:p>
          </table:table-cell>
          <table:table-cell office:value-type="float" office:value="-0.367796759317087" calcext:value-type="float">
            <text:p>-0.367796759317087</text:p>
          </table:table-cell>
          <table:table-cell office:value-type="float" office:value="-0.00131145987398367" calcext:value-type="float">
            <text:p>-0.00131145987398367</text:p>
          </table:table-cell>
          <table:table-cell office:value-type="float" office:value="3.09155636486139" calcext:value-type="float">
            <text:p>3.09155636486139</text:p>
          </table:table-cell>
          <table:table-cell office:value-type="float" office:value="0.0571428571341381" calcext:value-type="float">
            <text:p>0.0571428571341381</text:p>
          </table:table-cell>
          <table:table-cell office:value-type="float" office:value="-1.08888888838956" calcext:value-type="float">
            <text:p>-1.08888888838956</text:p>
          </table:table-cell>
        </table:table-row>
        <table:table-row table:style-name="ro1">
          <table:table-cell office:value-type="float" office:value="1.74017157485629E+018" calcext:value-type="float">
            <text:p>1.74017157485629E+018</text:p>
          </table:table-cell>
          <table:table-cell office:value-type="float" office:value="-0.368652441250564" calcext:value-type="float">
            <text:p>-0.368652441250564</text:p>
          </table:table-cell>
          <table:table-cell office:value-type="float" office:value="-0.00126160034274424" calcext:value-type="float">
            <text:p>-0.00126160034274424</text:p>
          </table:table-cell>
          <table:table-cell office:value-type="float" office:value="3.07522303153562" calcext:value-type="float">
            <text:p>3.07522303153562</text:p>
          </table:table-cell>
          <table:table-cell office:value-type="float" office:value="0.0571428571340376" calcext:value-type="float">
            <text:p>0.0571428571340376</text:p>
          </table:table-cell>
          <table:table-cell office:value-type="float" office:value="-1.08888888838658" calcext:value-type="float">
            <text:p>-1.08888888838658</text:p>
          </table:table-cell>
        </table:table-row>
        <table:table-row table:style-name="ro1">
          <table:table-cell office:value-type="float" office:value="1.74017157487427E+018" calcext:value-type="float">
            <text:p>1.74017157487427E+018</text:p>
          </table:table-cell>
          <table:table-cell office:value-type="float" office:value="-0.369678013916447" calcext:value-type="float">
            <text:p>-0.369678013916447</text:p>
          </table:table-cell>
          <table:table-cell office:value-type="float" office:value="-0.00118333143467459" calcext:value-type="float">
            <text:p>-0.00118333143467459</text:p>
          </table:table-cell>
          <table:table-cell office:value-type="float" office:value="3.05562303154474" calcext:value-type="float">
            <text:p>3.05562303154474</text:p>
          </table:table-cell>
          <table:table-cell office:value-type="float" office:value="0.0571428571339302" calcext:value-type="float">
            <text:p>0.0571428571339302</text:p>
          </table:table-cell>
          <table:table-cell office:value-type="float" office:value="-1.08888888838324" calcext:value-type="float">
            <text:p>-1.08888888838324</text:p>
          </table:table-cell>
        </table:table-row>
        <table:table-row table:style-name="ro1">
          <table:table-cell office:value-type="float" office:value="1.7401715748889E+018" calcext:value-type="float">
            <text:p>1.7401715748889E+018</text:p>
          </table:table-cell>
          <table:table-cell office:value-type="float" office:value="-0.370531352245581" calcext:value-type="float">
            <text:p>-0.370531352245581</text:p>
          </table:table-cell>
          <table:table-cell office:value-type="float" office:value="-0.00110276320172595" calcext:value-type="float">
            <text:p>-0.00110276320172595</text:p>
          </table:table-cell>
          <table:table-cell office:value-type="float" office:value="3.03928969821905" calcext:value-type="float">
            <text:p>3.03928969821905</text:p>
          </table:table-cell>
          <table:table-cell office:value-type="float" office:value="0.0571428571338516" calcext:value-type="float">
            <text:p>0.0571428571338516</text:p>
          </table:table-cell>
          <table:table-cell office:value-type="float" office:value="-1.08888888838074" calcext:value-type="float">
            <text:p>-1.08888888838074</text:p>
          </table:table-cell>
        </table:table-row>
        <table:table-row table:style-name="ro1">
          <table:table-cell office:value-type="float" office:value="1.74017157490384E+018" calcext:value-type="float">
            <text:p>1.74017157490384E+018</text:p>
          </table:table-cell>
          <table:table-cell office:value-type="float" office:value="-0.371383260862099" calcext:value-type="float">
            <text:p>-0.371383260862099</text:p>
          </table:table-cell>
          <table:table-cell office:value-type="float" office:value="-0.00100826847578654" calcext:value-type="float">
            <text:p>-0.00100826847578654</text:p>
          </table:table-cell>
          <table:table-cell office:value-type="float" office:value="3.02295636489339" calcext:value-type="float">
            <text:p>3.02295636489339</text:p>
          </table:table-cell>
          <table:table-cell office:value-type="float" office:value="0.0571428571337626" calcext:value-type="float">
            <text:p>0.0571428571337626</text:p>
          </table:table-cell>
          <table:table-cell office:value-type="float" office:value="-1.08888888837817" calcext:value-type="float">
            <text:p>-1.08888888837817</text:p>
          </table:table-cell>
        </table:table-row>
        <table:table-row table:style-name="ro1">
          <table:table-cell office:value-type="float" office:value="1.7401715749221E+018" calcext:value-type="float">
            <text:p>1.7401715749221E+018</text:p>
          </table:table-cell>
          <table:table-cell office:value-type="float" office:value="-0.372403344022253" calcext:value-type="float">
            <text:p>-0.372403344022253</text:p>
          </table:table-cell>
          <table:table-cell office:value-type="float" office:value="-0.000876527588685289" calcext:value-type="float">
            <text:p>-0.000876527588685289</text:p>
          </table:table-cell>
          <table:table-cell office:value-type="float" office:value="3.00335636490266" calcext:value-type="float">
            <text:p>3.00335636490266</text:p>
          </table:table-cell>
          <table:table-cell office:value-type="float" office:value="0.0571428571336544" calcext:value-type="float">
            <text:p>0.0571428571336544</text:p>
          </table:table-cell>
          <table:table-cell office:value-type="float" office:value="-1.08888888837513" calcext:value-type="float">
            <text:p>-1.08888888837513</text:p>
          </table:table-cell>
        </table:table-row>
        <table:table-row table:style-name="ro1">
          <table:table-cell office:value-type="float" office:value="1.74017157493713E+018" calcext:value-type="float">
            <text:p>1.74017157493713E+018</text:p>
          </table:table-cell>
          <table:table-cell office:value-type="float" office:value="-0.373251307924036" calcext:value-type="float">
            <text:p>-0.373251307924036</text:p>
          </table:table-cell>
          <table:table-cell office:value-type="float" office:value="-0.000751488533196634" calcext:value-type="float">
            <text:p>-0.000751488533196634</text:p>
          </table:table-cell>
          <table:table-cell office:value-type="float" office:value="2.98702303157708" calcext:value-type="float">
            <text:p>2.98702303157708</text:p>
          </table:table-cell>
          <table:table-cell office:value-type="float" office:value="0.057142857133573" calcext:value-type="float">
            <text:p>0.057142857133573</text:p>
          </table:table-cell>
          <table:table-cell office:value-type="float" office:value="-1.08888888837284" calcext:value-type="float">
            <text:p>-1.08888888837284</text:p>
          </table:table-cell>
        </table:table-row>
        <table:table-row table:style-name="ro1">
          <table:table-cell office:value-type="float" office:value="1.74017157495233E+018" calcext:value-type="float">
            <text:p>1.74017157495233E+018</text:p>
          </table:table-cell>
          <table:table-cell office:value-type="float" office:value="-0.374097116505602" calcext:value-type="float">
            <text:p>-0.374097116505602</text:p>
          </table:table-cell>
          <table:table-cell office:value-type="float" office:value="-0.00061261669490943" calcext:value-type="float">
            <text:p>-0.00061261669490943</text:p>
          </table:table-cell>
          <table:table-cell office:value-type="float" office:value="2.97068969825154" calcext:value-type="float">
            <text:p>2.97068969825154</text:p>
          </table:table-cell>
          <table:table-cell office:value-type="float" office:value="0.0571428571334949" calcext:value-type="float">
            <text:p>0.0571428571334949</text:p>
          </table:table-cell>
          <table:table-cell office:value-type="float" office:value="-1.08888888837068" calcext:value-type="float">
            <text:p>-1.08888888837068</text:p>
          </table:table-cell>
        </table:table-row>
        <table:table-row table:style-name="ro1">
          <table:table-cell office:value-type="float" office:value="1.74017157497056E+018" calcext:value-type="float">
            <text:p>1.74017157497056E+018</text:p>
          </table:table-cell>
          <table:table-cell office:value-type="float" office:value="-0.37510892412665" calcext:value-type="float">
            <text:p>-0.37510892412665</text:p>
          </table:table-cell>
          <table:table-cell office:value-type="float" office:value="-0.000427763637196199" calcext:value-type="float">
            <text:p>-0.000427763637196199</text:p>
          </table:table-cell>
          <table:table-cell office:value-type="float" office:value="2.95108969826092" calcext:value-type="float">
            <text:p>2.95108969826092</text:p>
          </table:table-cell>
          <table:table-cell office:value-type="float" office:value="0.0571428571334007" calcext:value-type="float">
            <text:p>0.0571428571334007</text:p>
          </table:table-cell>
          <table:table-cell office:value-type="float" office:value="-1.08888888836822" calcext:value-type="float">
            <text:p>-1.08888888836822</text:p>
          </table:table-cell>
        </table:table-row>
        <table:table-row table:style-name="ro1">
          <table:table-cell office:value-type="float" office:value="1.74017157498655E+018" calcext:value-type="float">
            <text:p>1.74017157498655E+018</text:p>
          </table:table-cell>
          <table:table-cell office:value-type="float" office:value="-0.375949197656825" calcext:value-type="float">
            <text:p>-0.375949197656825</text:p>
          </table:table-cell>
          <table:table-cell office:value-type="float" office:value="-0.000258595263661089" calcext:value-type="float">
            <text:p>-0.000258595263661089</text:p>
          </table:table-cell>
          <table:table-cell office:value-type="float" office:value="2.93475636493544" calcext:value-type="float">
            <text:p>2.93475636493544</text:p>
          </table:table-cell>
          <table:table-cell office:value-type="float" office:value="0.0571428571333332" calcext:value-type="float">
            <text:p>0.0571428571333332</text:p>
          </table:table-cell>
          <table:table-cell office:value-type="float" office:value="-1.08888888836645" calcext:value-type="float">
            <text:p>-1.08888888836645</text:p>
          </table:table-cell>
        </table:table-row>
        <table:table-row table:style-name="ro1">
          <table:table-cell office:value-type="float" office:value="1.74017157500474E+018" calcext:value-type="float">
            <text:p>1.74017157500474E+018</text:p>
          </table:table-cell>
          <table:table-cell office:value-type="float" office:value="-0.376953711165723" calcext:value-type="float">
            <text:p>-0.376953711165723</text:p>
          </table:table-cell>
          <table:table-cell office:value-type="float" office:value="-0.0000375117378354686" calcext:value-type="float">
            <text:p>-3.75117378354686E-05</text:p>
          </table:table-cell>
          <table:table-cell office:value-type="float" office:value="2.9151563649449" calcext:value-type="float">
            <text:p>2.9151563649449</text:p>
          </table:table-cell>
          <table:table-cell office:value-type="float" office:value="0.0571428571332409" calcext:value-type="float">
            <text:p>0.0571428571332409</text:p>
          </table:table-cell>
          <table:table-cell office:value-type="float" office:value="-1.08888888836419" calcext:value-type="float">
            <text:p>-1.08888888836419</text:p>
          </table:table-cell>
        </table:table-row>
        <table:table-row table:style-name="ro1">
          <table:table-cell office:value-type="float" office:value="1.7401715750192E+018" calcext:value-type="float">
            <text:p>1.7401715750192E+018</text:p>
          </table:table-cell>
          <table:table-cell office:value-type="float" office:value="-0.377787364796328" calcext:value-type="float">
            <text:p>-0.377787364796328</text:p>
          </table:table-cell>
          <table:table-cell office:value-type="float" office:value="0.000161734763494012" calcext:value-type="float">
            <text:p>0.000161734763494012</text:p>
          </table:table-cell>
          <table:table-cell office:value-type="float" office:value="2.89882303161947" calcext:value-type="float">
            <text:p>2.89882303161947</text:p>
          </table:table-cell>
          <table:table-cell office:value-type="float" office:value="0.0571428571331761" calcext:value-type="float">
            <text:p>0.0571428571331761</text:p>
          </table:table-cell>
          <table:table-cell office:value-type="float" office:value="-1.08888888836259" calcext:value-type="float">
            <text:p>-1.08888888836259</text:p>
          </table:table-cell>
        </table:table-row>
        <table:table-row table:style-name="ro1">
          <table:table-cell office:value-type="float" office:value="1.74017157503431E+018" calcext:value-type="float">
            <text:p>1.74017157503431E+018</text:p>
          </table:table-cell>
          <table:table-cell office:value-type="float" office:value="-0.378500091837992" calcext:value-type="float">
            <text:p>-0.378500091837992</text:p>
          </table:table-cell>
          <table:table-cell office:value-type="float" office:value="0.000343888747562574" calcext:value-type="float">
            <text:p>0.000343888747562574</text:p>
          </table:table-cell>
          <table:table-cell office:value-type="float" office:value="2.88353257329045" calcext:value-type="float">
            <text:p>2.88353257329045</text:p>
          </table:table-cell>
          <table:table-cell office:value-type="float" office:value="0.0530928571597391" calcext:value-type="float">
            <text:p>0.0530928571597391</text:p>
          </table:table-cell>
          <table:table-cell office:value-type="float" office:value="-1.05412638848159" calcext:value-type="float">
            <text:p>-1.05412638848159</text:p>
          </table:table-cell>
        </table:table-row>
        <table:table-row table:style-name="ro1">
          <table:table-cell office:value-type="float" office:value="1.74017157505274E+018" calcext:value-type="float">
            <text:p>1.74017157505274E+018</text:p>
          </table:table-cell>
          <table:table-cell office:value-type="float" office:value="-0.379093963664798" calcext:value-type="float">
            <text:p>-0.379093963664798</text:p>
          </table:table-cell>
          <table:table-cell office:value-type="float" office:value="0.000505484854648154" calcext:value-type="float">
            <text:p>0.000505484854648154</text:p>
          </table:table-cell>
          <table:table-cell office:value-type="float" office:value="2.86747834828923" calcext:value-type="float">
            <text:p>2.86747834828923</text:p>
          </table:table-cell>
          <table:table-cell office:value-type="float" office:value="0.0395928572104444" calcext:value-type="float">
            <text:p>0.0395928572104444</text:p>
          </table:table-cell>
          <table:table-cell office:value-type="float" office:value="-0.93825138881436" calcext:value-type="float">
            <text:p>-0.93825138881436</text:p>
          </table:table-cell>
        </table:table-row>
        <table:table-row table:style-name="ro1">
          <table:table-cell office:value-type="float" office:value="1.74017157506799E+018" calcext:value-type="float">
            <text:p>1.74017157506799E+018</text:p>
          </table:table-cell>
          <table:table-cell office:value-type="float" office:value="-0.379372857902365" calcext:value-type="float">
            <text:p>-0.379372857902365</text:p>
          </table:table-cell>
          <table:table-cell office:value-type="float" office:value="0.000585484782446352" calcext:value-type="float">
            <text:p>0.000585484782446352</text:p>
          </table:table-cell>
          <table:table-cell office:value-type="float" office:value="2.8560117649547" calcext:value-type="float">
            <text:p>2.8560117649547</text:p>
          </table:table-cell>
          <table:table-cell office:value-type="float" office:value="0.0260928572279733" calcext:value-type="float">
            <text:p>0.0260928572279733</text:p>
          </table:table-cell>
          <table:table-cell office:value-type="float" office:value="-0.822376388970033" calcext:value-type="float">
            <text:p>-0.822376388970033</text:p>
          </table:table-cell>
        </table:table-row>
        <table:table-row table:style-name="ro1">
          <table:table-cell office:value-type="float" office:value="1.74017157508345E+018" calcext:value-type="float">
            <text:p>1.74017157508345E+018</text:p>
          </table:table-cell>
          <table:table-cell office:value-type="float" office:value="-0.379456871295064" calcext:value-type="float">
            <text:p>-0.379456871295064</text:p>
          </table:table-cell>
          <table:table-cell office:value-type="float" office:value="0.000610444413813096" calcext:value-type="float">
            <text:p>0.000610444413813096</text:p>
          </table:table-cell>
          <table:table-cell office:value-type="float" office:value="2.84628330662018" calcext:value-type="float">
            <text:p>2.84628330662018</text:p>
          </table:table-cell>
          <table:table-cell office:value-type="float" office:value="0.0125928572276627" calcext:value-type="float">
            <text:p>0.0125928572276627</text:p>
          </table:table-cell>
          <table:table-cell office:value-type="float" office:value="-0.70650138896838" calcext:value-type="float">
            <text:p>-0.70650138896838</text:p>
          </table:table-cell>
        </table:table-row>
        <table:table-row table:style-name="ro1">
          <table:table-cell office:value-type="float" office:value="1.74017157510128E+018" calcext:value-type="float">
            <text:p>1.74017157510128E+018</text:p>
          </table:table-cell>
          <table:table-cell office:value-type="float" office:value="-0.37945687129527" calcext:value-type="float">
            <text:p>-0.37945687129527</text:p>
          </table:table-cell>
          <table:table-cell office:value-type="float" office:value="0.000610444413876907" calcext:value-type="float">
            <text:p>0.000610444413876907</text:p>
          </table:table-cell>
          <table:table-cell office:value-type="float" office:value="2.83689297328638" calcext:value-type="float">
            <text:p>2.83689297328638</text:p>
          </table:table-cell>
          <table:table-cell office:value-type="float" office:value="0.00179714289820136" calcext:value-type="float">
            <text:p>0.00179714289820136</text:p>
          </table:table-cell>
          <table:table-cell office:value-type="float" office:value="-0.56780166671364" calcext:value-type="float">
            <text:p>-0.56780166671364</text:p>
          </table:table-cell>
        </table:table-row>
        <table:table-row table:style-name="ro1">
          <table:table-cell office:value-type="float" office:value="1.74017157511606E+018" calcext:value-type="float">
            <text:p>1.74017157511606E+018</text:p>
          </table:table-cell>
          <table:table-cell office:value-type="float" office:value="-0.379456871295572" calcext:value-type="float">
            <text:p>-0.379456871295572</text:p>
          </table:table-cell>
          <table:table-cell office:value-type="float" office:value="0.000610444413972409" calcext:value-type="float">
            <text:p>0.000610444413972409</text:p>
          </table:table-cell>
          <table:table-cell office:value-type="float" office:value="2.82989297329319" calcext:value-type="float">
            <text:p>2.82989297329319</text:p>
          </table:table-cell>
          <table:table-cell office:value-type="float" office:value="0.00000000001561879863" calcext:value-type="float">
            <text:p>1.56187986300137E-11</text:p>
          </table:table-cell>
          <table:table-cell office:value-type="float" office:value="-0.488440555339812" calcext:value-type="float">
            <text:p>-0.488440555339812</text:p>
          </table:table-cell>
        </table:table-row>
        <table:table-row table:style-name="ro1">
          <table:table-cell office:value-type="float" office:value="1.7401715751355E+018" calcext:value-type="float">
            <text:p>1.7401715751355E+018</text:p>
          </table:table-cell>
          <table:table-cell office:value-type="float" office:value="-0.379456871295634" calcext:value-type="float">
            <text:p>-0.379456871295634</text:p>
          </table:table-cell>
          <table:table-cell office:value-type="float" office:value="0.000610444413992827" calcext:value-type="float">
            <text:p>0.000610444413992827</text:p>
          </table:table-cell>
          <table:table-cell office:value-type="float" office:value="2.82149297330393" calcext:value-type="float">
            <text:p>2.82149297330393</text:p>
          </table:table-cell>
          <table:table-cell office:value-type="float" office:value="0.00000000000884893184" calcext:value-type="float">
            <text:p>8.84893184479719E-12</text:p>
          </table:table-cell>
          <table:table-cell office:value-type="float" office:value="-0.466666666111164" calcext:value-type="float">
            <text:p>-0.466666666111164</text:p>
          </table:table-cell>
        </table:table-row>
        <table:table-row table:style-name="ro1">
          <table:table-cell office:value-type="float" office:value="1.74017157514992E+018" calcext:value-type="float">
            <text:p>1.74017157514992E+018</text:p>
          </table:table-cell>
          <table:table-cell office:value-type="float" office:value="-0.379456871295685" calcext:value-type="float">
            <text:p>-0.379456871295685</text:p>
          </table:table-cell>
          <table:table-cell office:value-type="float" office:value="0.000610444414009853" calcext:value-type="float">
            <text:p>0.000610444414009853</text:p>
          </table:table-cell>
          <table:table-cell office:value-type="float" office:value="2.81449297331289" calcext:value-type="float">
            <text:p>2.81449297331289</text:p>
          </table:table-cell>
          <table:table-cell office:value-type="float" office:value="0.00000000000360744318" calcext:value-type="float">
            <text:p>3.60744317809002E-12</text:p>
          </table:table-cell>
          <table:table-cell office:value-type="float" office:value="-0.466666666069561" calcext:value-type="float">
            <text:p>-0.466666666069561</text:p>
          </table:table-cell>
        </table:table-row>
        <table:table-row table:style-name="ro1">
          <table:table-cell office:value-type="float" office:value="1.74017157516445E+018" calcext:value-type="float">
            <text:p>1.74017157516445E+018</text:p>
          </table:table-cell>
          <table:table-cell office:value-type="float" office:value="-0.379456871295735" calcext:value-type="float">
            <text:p>-0.379456871295735</text:p>
          </table:table-cell>
          <table:table-cell office:value-type="float" office:value="0.000610444414026858" calcext:value-type="float">
            <text:p>0.000610444414026858</text:p>
          </table:table-cell>
          <table:table-cell office:value-type="float" office:value="2.80749297332187" calcext:value-type="float">
            <text:p>2.80749297332187</text:p>
          </table:table-cell>
          <table:table-cell office:value-type="float" office:value="0.0000000000035309997" calcext:value-type="float">
            <text:p>3.53099969691572E-12</text:p>
          </table:table-cell>
          <table:table-cell office:value-type="float" office:value="-0.46666666606843" calcext:value-type="float">
            <text:p>-0.46666666606843</text:p>
          </table:table-cell>
        </table:table-row>
        <table:table-row table:style-name="ro1">
          <table:table-cell office:value-type="float" office:value="1.74017157518332E+018" calcext:value-type="float">
            <text:p>1.74017157518332E+018</text:p>
          </table:table-cell>
          <table:table-cell office:value-type="float" office:value="-0.379456871295792" calcext:value-type="float">
            <text:p>-0.379456871295792</text:p>
          </table:table-cell>
          <table:table-cell office:value-type="float" office:value="0.000610444414047219" calcext:value-type="float">
            <text:p>0.000610444414047219</text:p>
          </table:table-cell>
          <table:table-cell office:value-type="float" office:value="2.79909297333268" calcext:value-type="float">
            <text:p>2.79909297333268</text:p>
          </table:table-cell>
          <table:table-cell office:value-type="float" office:value="0.0000000000034382977" calcext:value-type="float">
            <text:p>3.43829770066278E-12</text:p>
          </table:table-cell>
          <table:table-cell office:value-type="float" office:value="-0.466666666067034" calcext:value-type="float">
            <text:p>-0.466666666067034</text:p>
          </table:table-cell>
        </table:table-row>
        <table:table-row table:style-name="ro1">
          <table:table-cell office:value-type="float" office:value="1.74017157519828E+018" calcext:value-type="float">
            <text:p>1.74017157519828E+018</text:p>
          </table:table-cell>
          <table:table-cell office:value-type="float" office:value="-0.379456871295839" calcext:value-type="float">
            <text:p>-0.379456871295839</text:p>
          </table:table-cell>
          <table:table-cell office:value-type="float" office:value="0.000610444414064126" calcext:value-type="float">
            <text:p>0.000610444414064126</text:p>
          </table:table-cell>
          <table:table-cell office:value-type="float" office:value="2.7920929733417" calcext:value-type="float">
            <text:p>2.7920929733417</text:p>
          </table:table-cell>
          <table:table-cell office:value-type="float" office:value="0.00000000000336210991" calcext:value-type="float">
            <text:p>3.36210991050001E-12</text:p>
          </table:table-cell>
          <table:table-cell office:value-type="float" office:value="-0.466666666065854" calcext:value-type="float">
            <text:p>-0.466666666065854</text:p>
          </table:table-cell>
        </table:table-row>
        <table:table-row table:style-name="ro1">
          <table:table-cell office:value-type="float" office:value="1.74017157521362E+018" calcext:value-type="float">
            <text:p>1.74017157521362E+018</text:p>
          </table:table-cell>
          <table:table-cell office:value-type="float" office:value="-0.379456871295885" calcext:value-type="float">
            <text:p>-0.379456871295885</text:p>
          </table:table-cell>
          <table:table-cell office:value-type="float" office:value="0.000610444414080935" calcext:value-type="float">
            <text:p>0.000610444414080935</text:p>
          </table:table-cell>
          <table:table-cell office:value-type="float" office:value="2.78509297335074" calcext:value-type="float">
            <text:p>2.78509297335074</text:p>
          </table:table-cell>
          <table:table-cell office:value-type="float" office:value="0.00000000000328249243" calcext:value-type="float">
            <text:p>3.28249242746535E-12</text:p>
          </table:table-cell>
          <table:table-cell office:value-type="float" office:value="-0.466666666064727" calcext:value-type="float">
            <text:p>-0.466666666064727</text:p>
          </table:table-cell>
        </table:table-row>
        <table:table-row table:style-name="ro1">
          <table:table-cell office:value-type="float" office:value="1.74017157523159E+018" calcext:value-type="float">
            <text:p>1.74017157523159E+018</text:p>
          </table:table-cell>
          <table:table-cell office:value-type="float" office:value="-0.379456871295938" calcext:value-type="float">
            <text:p>-0.379456871295938</text:p>
          </table:table-cell>
          <table:table-cell office:value-type="float" office:value="0.000610444414101078" calcext:value-type="float">
            <text:p>0.000610444414101078</text:p>
          </table:table-cell>
          <table:table-cell office:value-type="float" office:value="2.7766929733616" calcext:value-type="float">
            <text:p>2.7766929733616</text:p>
          </table:table-cell>
          <table:table-cell office:value-type="float" office:value="0.00000000000319484281" calcext:value-type="float">
            <text:p>3.19484281333619E-12</text:p>
          </table:table-cell>
          <table:table-cell office:value-type="float" office:value="-0.466666666063478" calcext:value-type="float">
            <text:p>-0.466666666063478</text:p>
          </table:table-cell>
        </table:table-row>
        <table:table-row table:style-name="ro1">
          <table:table-cell office:value-type="float" office:value="1.74017157524698E+018" calcext:value-type="float">
            <text:p>1.74017157524698E+018</text:p>
          </table:table-cell>
          <table:table-cell office:value-type="float" office:value="-0.379456871295981" calcext:value-type="float">
            <text:p>-0.379456871295981</text:p>
          </table:table-cell>
          <table:table-cell office:value-type="float" office:value="0.000610444414117715" calcext:value-type="float">
            <text:p>0.000610444414117715</text:p>
          </table:table-cell>
          <table:table-cell office:value-type="float" office:value="2.76969297337067" calcext:value-type="float">
            <text:p>2.76969297337067</text:p>
          </table:table-cell>
          <table:table-cell office:value-type="float" office:value="0.00000000000312093275" calcext:value-type="float">
            <text:p>3.12093275123786E-12</text:p>
          </table:table-cell>
          <table:table-cell office:value-type="float" office:value="-0.46666666606246" calcext:value-type="float">
            <text:p>-0.46666666606246</text:p>
          </table:table-cell>
        </table:table-row>
        <table:table-row table:style-name="ro1">
          <table:table-cell office:value-type="float" office:value="1.74017157526495E+018" calcext:value-type="float">
            <text:p>1.74017157526495E+018</text:p>
          </table:table-cell>
          <table:table-cell office:value-type="float" office:value="-0.379456871296032" calcext:value-type="float">
            <text:p>-0.379456871296032</text:p>
          </table:table-cell>
          <table:table-cell office:value-type="float" office:value="0.000610444414137552" calcext:value-type="float">
            <text:p>0.000610444414137552</text:p>
          </table:table-cell>
          <table:table-cell office:value-type="float" office:value="2.76129297338157" calcext:value-type="float">
            <text:p>2.76129297338157</text:p>
          </table:table-cell>
          <table:table-cell office:value-type="float" office:value="0.0000000000030290936" calcext:value-type="float">
            <text:p>3.02909359921421E-12</text:p>
          </table:table-cell>
          <table:table-cell office:value-type="float" office:value="-0.466666666061303" calcext:value-type="float">
            <text:p>-0.466666666061303</text:p>
          </table:table-cell>
        </table:table-row>
        <table:table-row table:style-name="ro1">
          <table:table-cell office:value-type="float" office:value="1.74017157527973E+018" calcext:value-type="float">
            <text:p>1.74017157527973E+018</text:p>
          </table:table-cell>
          <table:table-cell office:value-type="float" office:value="-0.379456871296072" calcext:value-type="float">
            <text:p>-0.379456871296072</text:p>
          </table:table-cell>
          <table:table-cell office:value-type="float" office:value="0.000610444414153923" calcext:value-type="float">
            <text:p>0.000610444414153923</text:p>
          </table:table-cell>
          <table:table-cell office:value-type="float" office:value="2.75429297339068" calcext:value-type="float">
            <text:p>2.75429297339068</text:p>
          </table:table-cell>
          <table:table-cell office:value-type="float" office:value="0.00000000000295547627" calcext:value-type="float">
            <text:p>2.95547627170245E-12</text:p>
          </table:table-cell>
          <table:table-cell office:value-type="float" office:value="-0.466666666060346" calcext:value-type="float">
            <text:p>-0.466666666060346</text:p>
          </table:table-cell>
        </table:table-row>
        <table:table-row table:style-name="ro1">
          <table:table-cell office:value-type="float" office:value="1.74017157529525E+018" calcext:value-type="float">
            <text:p>1.74017157529525E+018</text:p>
          </table:table-cell>
          <table:table-cell office:value-type="float" office:value="-0.379456871296112" calcext:value-type="float">
            <text:p>-0.379456871296112</text:p>
          </table:table-cell>
          <table:table-cell office:value-type="float" office:value="0.000610444414170163" calcext:value-type="float">
            <text:p>0.000610444414170163</text:p>
          </table:table-cell>
          <table:table-cell office:value-type="float" office:value="2.74729297339979" calcext:value-type="float">
            <text:p>2.74729297339979</text:p>
          </table:table-cell>
          <table:table-cell office:value-type="float" office:value="0.00000000000287839673" calcext:value-type="float">
            <text:p>2.87839672525286E-12</text:p>
          </table:table-cell>
          <table:table-cell office:value-type="float" office:value="-0.466666666059332" calcext:value-type="float">
            <text:p>-0.466666666059332</text:p>
          </table:table-cell>
        </table:table-row>
        <table:table-row table:style-name="ro1">
          <table:table-cell office:value-type="float" office:value="1.74017157531347E+018" calcext:value-type="float">
            <text:p>1.74017157531347E+018</text:p>
          </table:table-cell>
          <table:table-cell office:value-type="float" office:value="-0.379456871296157" calcext:value-type="float">
            <text:p>-0.379456871296157</text:p>
          </table:table-cell>
          <table:table-cell office:value-type="float" office:value="0.000610444414189422" calcext:value-type="float">
            <text:p>0.000610444414189422</text:p>
          </table:table-cell>
          <table:table-cell office:value-type="float" office:value="2.73889297341075" calcext:value-type="float">
            <text:p>2.73889297341075</text:p>
          </table:table-cell>
          <table:table-cell office:value-type="float" office:value="0.0000000000027878297" calcext:value-type="float">
            <text:p>2.78782970377791E-12</text:p>
          </table:table-cell>
          <table:table-cell office:value-type="float" office:value="-0.466666666058236" calcext:value-type="float">
            <text:p>-0.466666666058236</text:p>
          </table:table-cell>
        </table:table-row>
        <table:table-row table:style-name="ro1">
          <table:table-cell office:value-type="float" office:value="1.74017157532885E+018" calcext:value-type="float">
            <text:p>1.74017157532885E+018</text:p>
          </table:table-cell>
          <table:table-cell office:value-type="float" office:value="-0.379456871296194" calcext:value-type="float">
            <text:p>-0.379456871296194</text:p>
          </table:table-cell>
          <table:table-cell office:value-type="float" office:value="0.000610444414205287" calcext:value-type="float">
            <text:p>0.000610444414205287</text:p>
          </table:table-cell>
          <table:table-cell office:value-type="float" office:value="2.7318929734199" calcext:value-type="float">
            <text:p>2.7318929734199</text:p>
          </table:table-cell>
          <table:table-cell office:value-type="float" office:value="0.00000000000271466774" calcext:value-type="float">
            <text:p>2.71466774117859E-12</text:p>
          </table:table-cell>
          <table:table-cell office:value-type="float" office:value="-0.466666666057371" calcext:value-type="float">
            <text:p>-0.466666666057371</text:p>
          </table:table-cell>
        </table:table-row>
        <table:table-row table:style-name="ro1">
          <table:table-cell office:value-type="float" office:value="1.74017157534399E+018" calcext:value-type="float">
            <text:p>1.74017157534399E+018</text:p>
          </table:table-cell>
          <table:table-cell office:value-type="float" office:value="-0.37945687129623" calcext:value-type="float">
            <text:p>-0.37945687129623</text:p>
          </table:table-cell>
          <table:table-cell office:value-type="float" office:value="0.000610444414220943" calcext:value-type="float">
            <text:p>0.000610444414220943</text:p>
          </table:table-cell>
          <table:table-cell office:value-type="float" office:value="2.72489297342906" calcext:value-type="float">
            <text:p>2.72489297342906</text:p>
          </table:table-cell>
          <table:table-cell office:value-type="float" office:value="0.00000000000263806524" calcext:value-type="float">
            <text:p>2.63806524368525E-12</text:p>
          </table:table-cell>
          <table:table-cell office:value-type="float" office:value="-0.466666666056504" calcext:value-type="float">
            <text:p>-0.466666666056504</text:p>
          </table:table-cell>
        </table:table-row>
        <table:table-row table:style-name="ro1">
          <table:table-cell office:value-type="float" office:value="1.74017157536183E+018" calcext:value-type="float">
            <text:p>1.74017157536183E+018</text:p>
          </table:table-cell>
          <table:table-cell office:value-type="float" office:value="-0.379456871296271" calcext:value-type="float">
            <text:p>-0.379456871296271</text:p>
          </table:table-cell>
          <table:table-cell office:value-type="float" office:value="0.000610444414239448" calcext:value-type="float">
            <text:p>0.000610444414239448</text:p>
          </table:table-cell>
          <table:table-cell office:value-type="float" office:value="2.71649297344006" calcext:value-type="float">
            <text:p>2.71649297344006</text:p>
          </table:table-cell>
          <table:table-cell office:value-type="float" office:value="0.00000000000254691998" calcext:value-type="float">
            <text:p>2.54691998105194E-12</text:p>
          </table:table-cell>
          <table:table-cell office:value-type="float" office:value="-0.466666666055562" calcext:value-type="float">
            <text:p>-0.466666666055562</text:p>
          </table:table-cell>
        </table:table-row>
        <table:table-row table:style-name="ro1">
          <table:table-cell office:value-type="float" office:value="1.74017157537692E+018" calcext:value-type="float">
            <text:p>1.74017157537692E+018</text:p>
          </table:table-cell>
          <table:table-cell office:value-type="float" office:value="-0.379456871296305" calcext:value-type="float">
            <text:p>-0.379456871296305</text:p>
          </table:table-cell>
          <table:table-cell office:value-type="float" office:value="0.00061044441425462" calcext:value-type="float">
            <text:p>0.00061044441425462</text:p>
          </table:table-cell>
          <table:table-cell office:value-type="float" office:value="2.70949297344925" calcext:value-type="float">
            <text:p>2.70949297344925</text:p>
          </table:table-cell>
          <table:table-cell office:value-type="float" office:value="0.00000000000247046204" calcext:value-type="float">
            <text:p>2.47046204384826E-12</text:p>
          </table:table-cell>
          <table:table-cell office:value-type="float" office:value="-0.466666666054757" calcext:value-type="float">
            <text:p>-0.466666666054757</text:p>
          </table:table-cell>
        </table:table-row>
        <table:table-row table:style-name="ro1">
          <table:table-cell office:value-type="float" office:value="1.74017157539534E+018" calcext:value-type="float">
            <text:p>1.74017157539534E+018</text:p>
          </table:table-cell>
          <table:table-cell office:value-type="float" office:value="-0.379456871296343" calcext:value-type="float">
            <text:p>-0.379456871296343</text:p>
          </table:table-cell>
          <table:table-cell office:value-type="float" office:value="0.000610444414272495" calcext:value-type="float">
            <text:p>0.000610444414272495</text:p>
          </table:table-cell>
          <table:table-cell office:value-type="float" office:value="2.70109297346028" calcext:value-type="float">
            <text:p>2.70109297346028</text:p>
          </table:table-cell>
          <table:table-cell office:value-type="float" office:value="0.00000000000238077684" calcext:value-type="float">
            <text:p>2.38077684013997E-12</text:p>
          </table:table-cell>
          <table:table-cell office:value-type="float" office:value="-0.466666666053788" calcext:value-type="float">
            <text:p>-0.466666666053788</text:p>
          </table:table-cell>
        </table:table-row>
        <table:table-row table:style-name="ro1">
          <table:table-cell office:value-type="float" office:value="1.74017157541081E+018" calcext:value-type="float">
            <text:p>1.74017157541081E+018</text:p>
          </table:table-cell>
          <table:table-cell office:value-type="float" office:value="-0.379456871296374" calcext:value-type="float">
            <text:p>-0.379456871296374</text:p>
          </table:table-cell>
          <table:table-cell office:value-type="float" office:value="0.000610444414287085" calcext:value-type="float">
            <text:p>0.000610444414287085</text:p>
          </table:table-cell>
          <table:table-cell office:value-type="float" office:value="2.69409297346949" calcext:value-type="float">
            <text:p>2.69409297346949</text:p>
          </table:table-cell>
          <table:table-cell office:value-type="float" office:value="0.00000000000230462248" calcext:value-type="float">
            <text:p>2.30462247954459E-12</text:p>
          </table:table-cell>
          <table:table-cell office:value-type="float" office:value="-0.466666666053044" calcext:value-type="float">
            <text:p>-0.466666666053044</text:p>
          </table:table-cell>
        </table:table-row>
        <table:table-row table:style-name="ro1">
          <table:table-cell office:value-type="float" office:value="1.74017157542638E+018" calcext:value-type="float">
            <text:p>1.74017157542638E+018</text:p>
          </table:table-cell>
          <table:table-cell office:value-type="float" office:value="-0.379456871296403" calcext:value-type="float">
            <text:p>-0.379456871296403</text:p>
          </table:table-cell>
          <table:table-cell office:value-type="float" office:value="0.0006104444143014" calcext:value-type="float">
            <text:p>0.0006104444143014</text:p>
          </table:table-cell>
          <table:table-cell office:value-type="float" office:value="2.68709297347871" calcext:value-type="float">
            <text:p>2.68709297347871</text:p>
          </table:table-cell>
          <table:table-cell office:value-type="float" office:value="0.00000000000222684904" calcext:value-type="float">
            <text:p>2.22684904370496E-12</text:p>
          </table:table-cell>
          <table:table-cell office:value-type="float" office:value="-0.466666666052314" calcext:value-type="float">
            <text:p>-0.466666666052314</text:p>
          </table:table-cell>
        </table:table-row>
        <table:table-row table:style-name="ro1">
          <table:table-cell office:value-type="float" office:value="1.74017157544429E+018" calcext:value-type="float">
            <text:p>1.74017157544429E+018</text:p>
          </table:table-cell>
          <table:table-cell office:value-type="float" office:value="-0.379456871296437" calcext:value-type="float">
            <text:p>-0.379456871296437</text:p>
          </table:table-cell>
          <table:table-cell office:value-type="float" office:value="0.00061044441431816" calcext:value-type="float">
            <text:p>0.00061044441431816</text:p>
          </table:table-cell>
          <table:table-cell office:value-type="float" office:value="2.67869297348979" calcext:value-type="float">
            <text:p>2.67869297348979</text:p>
          </table:table-cell>
          <table:table-cell office:value-type="float" office:value="0.00000000000213464849" calcext:value-type="float">
            <text:p>2.1346484909568E-12</text:p>
          </table:table-cell>
          <table:table-cell office:value-type="float" office:value="-0.466666666051485" calcext:value-type="float">
            <text:p>-0.466666666051485</text:p>
          </table:table-cell>
        </table:table-row>
        <table:table-row table:style-name="ro1">
          <table:table-cell office:value-type="float" office:value="1.74017157545966E+018" calcext:value-type="float">
            <text:p>1.74017157545966E+018</text:p>
          </table:table-cell>
          <table:table-cell office:value-type="float" office:value="-0.379456871296464" calcext:value-type="float">
            <text:p>-0.379456871296464</text:p>
          </table:table-cell>
          <table:table-cell office:value-type="float" office:value="0.000610444414331783" calcext:value-type="float">
            <text:p>0.000610444414331783</text:p>
          </table:table-cell>
          <table:table-cell office:value-type="float" office:value="2.67169297349903" calcext:value-type="float">
            <text:p>2.67169297349903</text:p>
          </table:table-cell>
          <table:table-cell office:value-type="float" office:value="0.00000000000205701962" calcext:value-type="float">
            <text:p>2.05701961540709E-12</text:p>
          </table:table-cell>
          <table:table-cell office:value-type="float" office:value="-0.466666666050873" calcext:value-type="float">
            <text:p>-0.466666666050873</text:p>
          </table:table-cell>
        </table:table-row>
        <table:table-row table:style-name="ro1">
          <table:table-cell office:value-type="float" office:value="1.74017157547455E+018" calcext:value-type="float">
            <text:p>1.74017157547455E+018</text:p>
          </table:table-cell>
          <table:table-cell office:value-type="float" office:value="-0.37945687129649" calcext:value-type="float">
            <text:p>-0.37945687129649</text:p>
          </table:table-cell>
          <table:table-cell office:value-type="float" office:value="0.000610444414345073" calcext:value-type="float">
            <text:p>0.000610444414345073</text:p>
          </table:table-cell>
          <table:table-cell office:value-type="float" office:value="2.66469297350829" calcext:value-type="float">
            <text:p>2.66469297350829</text:p>
          </table:table-cell>
          <table:table-cell office:value-type="float" office:value="0.00000000000198147241" calcext:value-type="float">
            <text:p>1.9814724080283E-12</text:p>
          </table:table-cell>
          <table:table-cell office:value-type="float" office:value="-0.466666666050251" calcext:value-type="float">
            <text:p>-0.466666666050251</text:p>
          </table:table-cell>
        </table:table-row>
        <table:table-row table:style-name="ro1">
          <table:table-cell office:value-type="float" office:value="1.74017157549279E+018" calcext:value-type="float">
            <text:p>1.74017157549279E+018</text:p>
          </table:table-cell>
          <table:table-cell office:value-type="float" office:value="-0.37945687129652" calcext:value-type="float">
            <text:p>-0.37945687129652</text:p>
          </table:table-cell>
          <table:table-cell office:value-type="float" office:value="0.000610444414360551" calcext:value-type="float">
            <text:p>0.000610444414360551</text:p>
          </table:table-cell>
          <table:table-cell office:value-type="float" office:value="2.6562929735194" calcext:value-type="float">
            <text:p>2.6562929735194</text:p>
          </table:table-cell>
          <table:table-cell office:value-type="float" office:value="0.00000000000188880926" calcext:value-type="float">
            <text:p>1.88880926235296E-12</text:p>
          </table:table-cell>
          <table:table-cell office:value-type="float" office:value="-0.466666666049466" calcext:value-type="float">
            <text:p>-0.466666666049466</text:p>
          </table:table-cell>
        </table:table-row>
        <table:table-row table:style-name="ro1">
          <table:table-cell office:value-type="float" office:value="1.7401715755077E+018" calcext:value-type="float">
            <text:p>1.7401715755077E+018</text:p>
          </table:table-cell>
          <table:table-cell office:value-type="float" office:value="-0.379456871296543" calcext:value-type="float">
            <text:p>-0.379456871296543</text:p>
          </table:table-cell>
          <table:table-cell office:value-type="float" office:value="0.00061044441437307" calcext:value-type="float">
            <text:p>0.00061044441437307</text:p>
          </table:table-cell>
          <table:table-cell office:value-type="float" office:value="2.64929297352867" calcext:value-type="float">
            <text:p>2.64929297352867</text:p>
          </table:table-cell>
          <table:table-cell office:value-type="float" office:value="0.00000000000181352226" calcext:value-type="float">
            <text:p>1.81352226349557E-12</text:p>
          </table:table-cell>
          <table:table-cell office:value-type="float" office:value="-0.466666666048905" calcext:value-type="float">
            <text:p>-0.466666666048905</text:p>
          </table:table-cell>
        </table:table-row>
        <table:table-row table:style-name="ro1">
          <table:table-cell office:value-type="float" office:value="1.74017157552585E+018" calcext:value-type="float">
            <text:p>1.74017157552585E+018</text:p>
          </table:table-cell>
          <table:table-cell office:value-type="float" office:value="-0.37945687129657" calcext:value-type="float">
            <text:p>-0.37945687129657</text:p>
          </table:table-cell>
          <table:table-cell office:value-type="float" office:value="0.000610444414387558" calcext:value-type="float">
            <text:p>0.000610444414387558</text:p>
          </table:table-cell>
          <table:table-cell office:value-type="float" office:value="2.6408929735398" calcext:value-type="float">
            <text:p>2.6408929735398</text:p>
          </table:table-cell>
          <table:table-cell office:value-type="float" office:value="0.00000000000172036761" calcext:value-type="float">
            <text:p>1.72036761283562E-12</text:p>
          </table:table-cell>
          <table:table-cell office:value-type="float" office:value="-0.466666666048244" calcext:value-type="float">
            <text:p>-0.466666666048244</text:p>
          </table:table-cell>
        </table:table-row>
        <table:table-row table:style-name="ro1">
          <table:table-cell office:value-type="float" office:value="1.7401715755415E+018" calcext:value-type="float">
            <text:p>1.7401715755415E+018</text:p>
          </table:table-cell>
          <table:table-cell office:value-type="float" office:value="-0.37956322769963" calcext:value-type="float">
            <text:p>-0.37956322769963</text:p>
          </table:table-cell>
          <table:table-cell office:value-type="float" office:value="0.000669185645077556" calcext:value-type="float">
            <text:p>0.000669185645077556</text:p>
          </table:table-cell>
          <table:table-cell office:value-type="float" office:value="2.63493584854155" calcext:value-type="float">
            <text:p>2.63493584854155</text:p>
          </table:table-cell>
          <table:table-cell office:value-type="float" office:value="0.0040499999709846" calcext:value-type="float">
            <text:p>0.0040499999709846</text:p>
          </table:table-cell>
          <table:table-cell office:value-type="float" office:value="-0.431904166299031" calcext:value-type="float">
            <text:p>-0.431904166299031</text:p>
          </table:table-cell>
        </table:table-row>
        <table:table-row table:style-name="ro1">
          <table:table-cell office:value-type="float" office:value="1.74017157555685E+018" calcext:value-type="float">
            <text:p>1.74017157555685E+018</text:p>
          </table:table-cell>
          <table:table-cell office:value-type="float" office:value="-0.379846136381252" calcext:value-type="float">
            <text:p>-0.379846136381252</text:p>
          </table:table-cell>
          <table:table-cell office:value-type="float" office:value="0.0008271050169177" calcext:value-type="float">
            <text:p>0.0008271050169177</text:p>
          </table:table-cell>
          <table:table-cell office:value-type="float" office:value="2.63071684854051" calcext:value-type="float">
            <text:p>2.63071684854051</text:p>
          </table:table-cell>
          <table:table-cell office:value-type="float" office:value="0.0148499999295011" calcext:value-type="float">
            <text:p>0.0148499999295011</text:p>
          </table:table-cell>
          <table:table-cell office:value-type="float" office:value="-0.339204166643138" calcext:value-type="float">
            <text:p>-0.339204166643138</text:p>
          </table:table-cell>
        </table:table-row>
        <table:table-row table:style-name="ro1">
          <table:table-cell office:value-type="float" office:value="1.74017157557475E+018" calcext:value-type="float">
            <text:p>1.74017157557475E+018</text:p>
          </table:table-cell>
          <table:table-cell office:value-type="float" office:value="-0.380417921239684" calcext:value-type="float">
            <text:p>-0.380417921239684</text:p>
          </table:table-cell>
          <table:table-cell office:value-type="float" office:value="0.00114886426846793" calcext:value-type="float">
            <text:p>0.00114886426846793</text:p>
          </table:table-cell>
          <table:table-cell office:value-type="float" office:value="2.62794837353779" calcext:value-type="float">
            <text:p>2.62794837353779</text:p>
          </table:table-cell>
          <table:table-cell office:value-type="float" office:value="0.0310499999121854" calcext:value-type="float">
            <text:p>0.0310499999121854</text:p>
          </table:table-cell>
          <table:table-cell office:value-type="float" office:value="-0.200154166787239" calcext:value-type="float">
            <text:p>-0.200154166787239</text:p>
          </table:table-cell>
        </table:table-row>
        <table:table-row table:style-name="ro1">
          <table:table-cell office:value-type="float" office:value="1.74017157559023E+018" calcext:value-type="float">
            <text:p>1.74017157559023E+018</text:p>
          </table:table-cell>
          <table:table-cell office:value-type="float" office:value="-0.381087994235364" calcext:value-type="float">
            <text:p>-0.381087994235364</text:p>
          </table:table-cell>
          <table:table-cell office:value-type="float" office:value="0.00152719272201048" calcext:value-type="float">
            <text:p>0.00152719272201048</text:p>
          </table:table-cell>
          <table:table-cell office:value-type="float" office:value="2.62755324853266" calcext:value-type="float">
            <text:p>2.62755324853266</text:p>
          </table:table-cell>
          <table:table-cell office:value-type="float" office:value="0.0445499999086613" calcext:value-type="float">
            <text:p>0.0445499999086613</text:p>
          </table:table-cell>
          <table:table-cell office:value-type="float" office:value="-0.0842791669131237" calcext:value-type="float">
            <text:p>-0.0842791669131237</text:p>
          </table:table-cell>
        </table:table-row>
        <table:table-row table:style-name="ro1">
          <table:table-cell office:value-type="float" office:value="1.74017157560835E+018" calcext:value-type="float">
            <text:p>1.74017157560835E+018</text:p>
          </table:table-cell>
          <table:table-cell office:value-type="float" office:value="-0.382125249462668" calcext:value-type="float">
            <text:p>-0.382125249462668</text:p>
          </table:table-cell>
          <table:table-cell office:value-type="float" office:value="0.00211188723165252" calcext:value-type="float">
            <text:p>0.00211188723165252</text:p>
          </table:table-cell>
          <table:table-cell office:value-type="float" office:value="2.62937342351292" calcext:value-type="float">
            <text:p>2.62937342351292</text:p>
          </table:table-cell>
          <table:table-cell office:value-type="float" office:value="0.0607499999114586" calcext:value-type="float">
            <text:p>0.0607499999114586</text:p>
          </table:table-cell>
          <table:table-cell office:value-type="float" office:value="0.054770832519497" calcext:value-type="float">
            <text:p>0.054770832519497</text:p>
          </table:table-cell>
        </table:table-row>
        <table:table-row table:style-name="ro1">
          <table:table-cell office:value-type="float" office:value="1.74017157562349E+018" calcext:value-type="float">
            <text:p>1.74017157562349E+018</text:p>
          </table:table-cell>
          <table:table-cell office:value-type="float" office:value="-0.383185278518907" calcext:value-type="float">
            <text:p>-0.383185278518907</text:p>
          </table:table-cell>
          <table:table-cell office:value-type="float" office:value="0.00270565649665432" calcext:value-type="float">
            <text:p>0.00270565649665432</text:p>
          </table:table-cell>
          <table:table-cell office:value-type="float" office:value="2.63280217349646" calcext:value-type="float">
            <text:p>2.63280217349646</text:p>
          </table:table-cell>
          <table:table-cell office:value-type="float" office:value="0.0742499999129434" calcext:value-type="float">
            <text:p>0.0742499999129434</text:p>
          </table:table-cell>
          <table:table-cell office:value-type="float" office:value="0.170645832236195" calcext:value-type="float">
            <text:p>0.170645832236195</text:p>
          </table:table-cell>
        </table:table-row>
        <table:table-row table:style-name="ro1">
          <table:table-cell office:value-type="float" office:value="1.74017157563865E+018" calcext:value-type="float">
            <text:p>1.74017157563865E+018</text:p>
          </table:table-cell>
          <table:table-cell office:value-type="float" office:value="-0.384424953274602" calcext:value-type="float">
            <text:p>-0.384424953274602</text:p>
          </table:table-cell>
          <table:table-cell office:value-type="float" office:value="0.00339304886053797" calcext:value-type="float">
            <text:p>0.00339304886053797</text:p>
          </table:table-cell>
          <table:table-cell office:value-type="float" office:value="2.63796904847999" calcext:value-type="float">
            <text:p>2.63796904847999</text:p>
          </table:table-cell>
          <table:table-cell office:value-type="float" office:value="0.0877499999130095" calcext:value-type="float">
            <text:p>0.0877499999130095</text:p>
          </table:table-cell>
          <table:table-cell office:value-type="float" office:value="0.286520832235864" calcext:value-type="float">
            <text:p>0.286520832235864</text:p>
          </table:table-cell>
        </table:table-row>
        <table:table-row table:style-name="ro1">
          <table:table-cell office:value-type="float" office:value="1.74017157565685E+018" calcext:value-type="float">
            <text:p>1.74017157565685E+018</text:p>
          </table:table-cell>
          <table:table-cell office:value-type="float" office:value="-0.386152786983989" calcext:value-type="float">
            <text:p>-0.386152786983989</text:p>
          </table:table-cell>
          <table:table-cell office:value-type="float" office:value="0.00433579601850834" calcext:value-type="float">
            <text:p>0.00433579601850834</text:p>
          </table:table-cell>
          <table:table-cell office:value-type="float" office:value="2.64646362346023" calcext:value-type="float">
            <text:p>2.64646362346023</text:p>
          </table:table-cell>
          <table:table-cell office:value-type="float" office:value="0.103949999913114" calcext:value-type="float">
            <text:p>0.103949999913114</text:p>
          </table:table-cell>
          <table:table-cell office:value-type="float" office:value="0.425570832235459" calcext:value-type="float">
            <text:p>0.425570832235459</text:p>
          </table:table-cell>
        </table:table-row>
        <table:table-row table:style-name="ro1">
          <table:table-cell office:value-type="float" office:value="1.74017157567195E+018" calcext:value-type="float">
            <text:p>1.74017157567195E+018</text:p>
          </table:table-cell>
          <table:table-cell office:value-type="float" office:value="-0.387795958219604" calcext:value-type="float">
            <text:p>-0.387795958219604</text:p>
          </table:table-cell>
          <table:table-cell office:value-type="float" office:value="0.00521371052643279" calcext:value-type="float">
            <text:p>0.00521371052643279</text:p>
          </table:table-cell>
          <table:table-cell office:value-type="float" office:value="2.65545437344375" calcext:value-type="float">
            <text:p>2.65545437344375</text:p>
          </table:table-cell>
          <table:table-cell office:value-type="float" office:value="0.117449999913227" calcext:value-type="float">
            <text:p>0.117449999913227</text:p>
          </table:table-cell>
          <table:table-cell office:value-type="float" office:value="0.541445832235096" calcext:value-type="float">
            <text:p>0.541445832235096</text:p>
          </table:table-cell>
        </table:table-row>
        <table:table-row table:style-name="ro1">
          <table:table-cell office:value-type="float" office:value="1.74017157568745E+018" calcext:value-type="float">
            <text:p>1.74017157568745E+018</text:p>
          </table:table-cell>
          <table:table-cell office:value-type="float" office:value="-0.389627246352625" calcext:value-type="float">
            <text:p>-0.389627246352625</text:p>
          </table:table-cell>
          <table:table-cell office:value-type="float" office:value="0.00616902883356217" calcext:value-type="float">
            <text:p>0.00616902883356217</text:p>
          </table:table-cell>
          <table:table-cell office:value-type="float" office:value="2.66618324842727" calcext:value-type="float">
            <text:p>2.66618324842727</text:p>
          </table:table-cell>
          <table:table-cell office:value-type="float" office:value="0.130949999913385" calcext:value-type="float">
            <text:p>0.130949999913385</text:p>
          </table:table-cell>
          <table:table-cell office:value-type="float" office:value="0.657320832234817" calcext:value-type="float">
            <text:p>0.657320832234817</text:p>
          </table:table-cell>
        </table:table-row>
        <table:table-row table:style-name="ro1">
          <table:table-cell office:value-type="float" office:value="1.7401715757053E+018" calcext:value-type="float">
            <text:p>1.7401715757053E+018</text:p>
          </table:table-cell>
          <table:table-cell office:value-type="float" office:value="-0.39207793122471" calcext:value-type="float">
            <text:p>-0.39207793122471</text:p>
          </table:table-cell>
          <table:table-cell office:value-type="float" office:value="0.00740756418911779" calcext:value-type="float">
            <text:p>0.00740756418911779</text:p>
          </table:table-cell>
          <table:table-cell office:value-type="float" office:value="2.68107528168965" calcext:value-type="float">
            <text:p>2.68107528168965</text:p>
          </table:table-cell>
          <table:table-cell office:value-type="float" office:value="0.147149999915632" calcext:value-type="float">
            <text:p>0.147149999915632</text:p>
          </table:table-cell>
          <table:table-cell office:value-type="float" office:value="0.787139441639649" calcext:value-type="float">
            <text:p>0.787139441639649</text:p>
          </table:table-cell>
        </table:table-row>
        <table:table-row table:style-name="ro1">
          <table:table-cell office:value-type="float" office:value="1.74017157572092E+018" calcext:value-type="float">
            <text:p>1.74017157572092E+018</text:p>
          </table:table-cell>
          <table:table-cell office:value-type="float" office:value="-0.394334458154558" calcext:value-type="float">
            <text:p>-0.394334458154558</text:p>
          </table:table-cell>
          <table:table-cell office:value-type="float" office:value="0.00850898259134796" calcext:value-type="float">
            <text:p>0.00850898259134796</text:p>
          </table:table-cell>
          <table:table-cell office:value-type="float" office:value="2.69377596214501" calcext:value-type="float">
            <text:p>2.69377596214501</text:p>
          </table:table-cell>
          <table:table-cell office:value-type="float" office:value="0.160649999920869" calcext:value-type="float">
            <text:p>0.160649999920869</text:p>
          </table:table-cell>
          <table:table-cell office:value-type="float" office:value="0.841278790701052" calcext:value-type="float">
            <text:p>0.841278790701052</text:p>
          </table:table-cell>
        </table:table-row>
        <table:table-row table:style-name="ro1">
          <table:table-cell office:value-type="float" office:value="1.74017157573941E+018" calcext:value-type="float">
            <text:p>1.74017157573941E+018</text:p>
          </table:table-cell>
          <table:table-cell office:value-type="float" office:value="-0.397302346367391" calcext:value-type="float">
            <text:p>-0.397302346367391</text:p>
          </table:table-cell>
          <table:table-cell office:value-type="float" office:value="0.00990652028884804" calcext:value-type="float">
            <text:p>0.00990652028884804</text:p>
          </table:table-cell>
          <table:table-cell office:value-type="float" office:value="2.70901677869146" calcext:value-type="float">
            <text:p>2.70901677869146</text:p>
          </table:table-cell>
          <table:table-cell office:value-type="float" office:value="0.176849999924077" calcext:value-type="float">
            <text:p>0.176849999924077</text:p>
          </table:table-cell>
          <table:table-cell office:value-type="float" office:value="0.84671203035829" calcext:value-type="float">
            <text:p>0.84671203035829</text:p>
          </table:table-cell>
        </table:table-row>
        <table:table-row table:style-name="ro1">
          <table:table-cell office:value-type="float" office:value="1.74017157575385E+018" calcext:value-type="float">
            <text:p>1.74017157575385E+018</text:p>
          </table:table-cell>
          <table:table-cell office:value-type="float" office:value="-0.399994403370391" calcext:value-type="float">
            <text:p>-0.399994403370391</text:p>
          </table:table-cell>
          <table:table-cell office:value-type="float" office:value="0.0111286511660897" calcext:value-type="float">
            <text:p>0.0111286511660897</text:p>
          </table:table-cell>
          <table:table-cell office:value-type="float" office:value="2.72171745914726" calcext:value-type="float">
            <text:p>2.72171745914726</text:p>
          </table:table-cell>
          <table:table-cell office:value-type="float" office:value="0.190349999922666" calcext:value-type="float">
            <text:p>0.190349999922666</text:p>
          </table:table-cell>
          <table:table-cell office:value-type="float" office:value="0.846712030372744" calcext:value-type="float">
            <text:p>0.846712030372744</text:p>
          </table:table-cell>
        </table:table-row>
        <table:table-row table:style-name="ro1">
          <table:table-cell office:value-type="float" office:value="1.74017157576934E+018" calcext:value-type="float">
            <text:p>1.74017157576934E+018</text:p>
          </table:table-cell>
          <table:table-cell office:value-type="float" office:value="-0.402836666934013" calcext:value-type="float">
            <text:p>-0.402836666934013</text:p>
          </table:table-cell>
          <table:table-cell office:value-type="float" office:value="0.0123758811246969" calcext:value-type="float">
            <text:p>0.0123758811246969</text:p>
          </table:table-cell>
          <table:table-cell office:value-type="float" office:value="2.73441813960588" calcext:value-type="float">
            <text:p>2.73441813960588</text:p>
          </table:table-cell>
          <table:table-cell office:value-type="float" office:value="0.202013219291298" calcext:value-type="float">
            <text:p>0.202013219291298</text:p>
          </table:table-cell>
          <table:table-cell office:value-type="float" office:value="0.846712030480418" calcext:value-type="float">
            <text:p>0.846712030480418</text:p>
          </table:table-cell>
        </table:table-row>
        <table:table-row table:style-name="ro1">
          <table:table-cell office:value-type="float" office:value="1.74017157578792E+018" calcext:value-type="float">
            <text:p>1.74017157578792E+018</text:p>
          </table:table-cell>
          <table:table-cell office:value-type="float" office:value="-0.406275090795608" calcext:value-type="float">
            <text:p>-0.406275090795608</text:p>
          </table:table-cell>
          <table:table-cell office:value-type="float" office:value="0.0138278165224007" calcext:value-type="float">
            <text:p>0.0138278165224007</text:p>
          </table:table-cell>
          <table:table-cell office:value-type="float" office:value="2.74965895615597" calcext:value-type="float">
            <text:p>2.74965895615597</text:p>
          </table:table-cell>
          <table:table-cell office:value-type="float" office:value="0.207358048360883" calcext:value-type="float">
            <text:p>0.207358048360883</text:p>
          </table:table-cell>
          <table:table-cell office:value-type="float" office:value="0.846712030578237" calcext:value-type="float">
            <text:p>0.846712030578237</text:p>
          </table:table-cell>
        </table:table-row>
        <table:table-row table:style-name="ro1">
          <table:table-cell office:value-type="float" office:value="1.74017157580318E+018" calcext:value-type="float">
            <text:p>1.74017157580318E+018</text:p>
          </table:table-cell>
          <table:table-cell office:value-type="float" office:value="-0.409157076212538" calcext:value-type="float">
            <text:p>-0.409157076212538</text:p>
          </table:table-cell>
          <table:table-cell office:value-type="float" office:value="0.0149976182419078" calcext:value-type="float">
            <text:p>0.0149976182419078</text:p>
          </table:table-cell>
          <table:table-cell office:value-type="float" office:value="2.76235963661269" calcext:value-type="float">
            <text:p>2.76235963661269</text:p>
          </table:table-cell>
          <table:table-cell office:value-type="float" office:value="0.207358048377945" calcext:value-type="float">
            <text:p>0.207358048377945</text:p>
          </table:table-cell>
          <table:table-cell office:value-type="float" office:value="0.846712030494778" calcext:value-type="float">
            <text:p>0.846712030494778</text:p>
          </table:table-cell>
        </table:table-row>
        <table:table-row table:style-name="ro1">
          <table:table-cell office:value-type="float" office:value="1.74017157581868E+018" calcext:value-type="float">
            <text:p>1.74017157581868E+018</text:p>
          </table:table-cell>
          <table:table-cell office:value-type="float" office:value="-0.412053686068382" calcext:value-type="float">
            <text:p>-0.412053686068382</text:p>
          </table:table-cell>
          <table:table-cell office:value-type="float" office:value="0.0161307234221047" calcext:value-type="float">
            <text:p>0.0161307234221047</text:p>
          </table:table-cell>
          <table:table-cell office:value-type="float" office:value="2.77506031706946" calcext:value-type="float">
            <text:p>2.77506031706946</text:p>
          </table:table-cell>
          <table:table-cell office:value-type="float" office:value="0.207358048384107" calcext:value-type="float">
            <text:p>0.207358048384107</text:p>
          </table:table-cell>
          <table:table-cell office:value-type="float" office:value="0.846712030449696" calcext:value-type="float">
            <text:p>0.846712030449696</text:p>
          </table:table-cell>
        </table:table-row>
        <table:table-row table:style-name="ro1">
          <table:table-cell office:value-type="float" office:value="1.74017157583731E+018" calcext:value-type="float">
            <text:p>1.74017157583731E+018</text:p>
          </table:table-cell>
          <table:table-cell office:value-type="float" office:value="-0.415548264122055" calcext:value-type="float">
            <text:p>-0.415548264122055</text:p>
          </table:table-cell>
          <table:table-cell office:value-type="float" office:value="0.0174417532767913" calcext:value-type="float">
            <text:p>0.0174417532767913</text:p>
          </table:table-cell>
          <table:table-cell office:value-type="float" office:value="2.79030113361763" calcext:value-type="float">
            <text:p>2.79030113361763</text:p>
          </table:table-cell>
          <table:table-cell office:value-type="float" office:value="0.207358048384168" calcext:value-type="float">
            <text:p>0.207358048384168</text:p>
          </table:table-cell>
          <table:table-cell office:value-type="float" office:value="0.846712030453035" calcext:value-type="float">
            <text:p>0.846712030453035</text:p>
          </table:table-cell>
        </table:table-row>
        <table:table-row table:style-name="ro1">
          <table:table-cell office:value-type="float" office:value="1.74017157585247E+018" calcext:value-type="float">
            <text:p>1.74017157585247E+018</text:p>
          </table:table-cell>
          <table:table-cell office:value-type="float" office:value="-0.418475399855771" calcext:value-type="float">
            <text:p>-0.418475399855771</text:p>
          </table:table-cell>
          <table:table-cell office:value-type="float" office:value="0.0184934910781346" calcext:value-type="float">
            <text:p>0.0184934910781346</text:p>
          </table:table-cell>
          <table:table-cell office:value-type="float" office:value="2.80300181407449" calcext:value-type="float">
            <text:p>2.80300181407449</text:p>
          </table:table-cell>
          <table:table-cell office:value-type="float" office:value="0.207358048384205" calcext:value-type="float">
            <text:p>0.207358048384205</text:p>
          </table:table-cell>
          <table:table-cell office:value-type="float" office:value="0.84671203045577" calcext:value-type="float">
            <text:p>0.84671203045577</text:p>
          </table:table-cell>
        </table:table-row>
        <table:table-row table:style-name="ro1">
          <table:table-cell office:value-type="float" office:value="1.74017157587035E+018" calcext:value-type="float">
            <text:p>1.74017157587035E+018</text:p>
          </table:table-cell>
          <table:table-cell office:value-type="float" office:value="-0.422005241212357" calcext:value-type="float">
            <text:p>-0.422005241212357</text:p>
          </table:table-cell>
          <table:table-cell office:value-type="float" office:value="0.0197063781505527" calcext:value-type="float">
            <text:p>0.0197063781505527</text:p>
          </table:table-cell>
          <table:table-cell office:value-type="float" office:value="2.81824263062277" calcext:value-type="float">
            <text:p>2.81824263062277</text:p>
          </table:table-cell>
          <table:table-cell office:value-type="float" office:value="0.207358048384227" calcext:value-type="float">
            <text:p>0.207358048384227</text:p>
          </table:table-cell>
          <table:table-cell office:value-type="float" office:value="0.84671203045905" calcext:value-type="float">
            <text:p>0.84671203045905</text:p>
          </table:table-cell>
        </table:table-row>
        <table:table-row table:style-name="ro1">
          <table:table-cell office:value-type="float" office:value="1.74017157588634E+018" calcext:value-type="float">
            <text:p>1.74017157588634E+018</text:p>
          </table:table-cell>
          <table:table-cell office:value-type="float" office:value="-0.424960617677977" calcext:value-type="float">
            <text:p>-0.424960617677977</text:p>
          </table:table-cell>
          <table:table-cell office:value-type="float" office:value="0.0206759275060966" calcext:value-type="float">
            <text:p>0.0206759275060966</text:p>
          </table:table-cell>
          <table:table-cell office:value-type="float" office:value="2.83094331107973" calcext:value-type="float">
            <text:p>2.83094331107973</text:p>
          </table:table-cell>
          <table:table-cell office:value-type="float" office:value="0.207358048384265" calcext:value-type="float">
            <text:p>0.207358048384265</text:p>
          </table:table-cell>
          <table:table-cell office:value-type="float" office:value="0.846712030461954" calcext:value-type="float">
            <text:p>0.846712030461954</text:p>
          </table:table-cell>
        </table:table-row>
        <table:table-row table:style-name="ro1">
          <table:table-cell office:value-type="float" office:value="1.74017157590148E+018" calcext:value-type="float">
            <text:p>1.74017157590148E+018</text:p>
          </table:table-cell>
          <table:table-cell office:value-type="float" office:value="-0.427928069390427" calcext:value-type="float">
            <text:p>-0.427928069390427</text:p>
          </table:table-cell>
          <table:table-cell office:value-type="float" office:value="0.0216078643819963" calcext:value-type="float">
            <text:p>0.0216078643819963</text:p>
          </table:table-cell>
          <table:table-cell office:value-type="float" office:value="2.84364399153672" calcext:value-type="float">
            <text:p>2.84364399153672</text:p>
          </table:table-cell>
          <table:table-cell office:value-type="float" office:value="0.207358048384305" calcext:value-type="float">
            <text:p>0.207358048384305</text:p>
          </table:table-cell>
          <table:table-cell office:value-type="float" office:value="0.846712030464931" calcext:value-type="float">
            <text:p>0.846712030464931</text:p>
          </table:table-cell>
        </table:table-row>
        <table:table-row table:style-name="ro1">
          <table:table-cell office:value-type="float" office:value="1.74017157591934E+018" calcext:value-type="float">
            <text:p>1.74017157591934E+018</text:p>
          </table:table-cell>
          <table:table-cell office:value-type="float" office:value="-0.431504276678099" calcext:value-type="float">
            <text:p>-0.431504276678099</text:p>
          </table:table-cell>
          <table:table-cell office:value-type="float" office:value="0.0226763289292408" calcext:value-type="float">
            <text:p>0.0226763289292408</text:p>
          </table:table-cell>
          <table:table-cell office:value-type="float" office:value="2.85888480808518" calcext:value-type="float">
            <text:p>2.85888480808518</text:p>
          </table:table-cell>
          <table:table-cell office:value-type="float" office:value="0.207358048384358" calcext:value-type="float">
            <text:p>0.207358048384358</text:p>
          </table:table-cell>
          <table:table-cell office:value-type="float" office:value="0.84671203046856" calcext:value-type="float">
            <text:p>0.84671203046856</text:p>
          </table:table-cell>
        </table:table-row>
        <table:table-row table:style-name="ro1">
          <table:table-cell office:value-type="float" office:value="1.74017157593464E+018" calcext:value-type="float">
            <text:p>1.74017157593464E+018</text:p>
          </table:table-cell>
          <table:table-cell office:value-type="float" office:value="-0.43449660640394" calcext:value-type="float">
            <text:p>-0.43449660640394</text:p>
          </table:table-cell>
          <table:table-cell office:value-type="float" office:value="0.0235249977799967" calcext:value-type="float">
            <text:p>0.0235249977799967</text:p>
          </table:table-cell>
          <table:table-cell office:value-type="float" office:value="2.87158548854228" calcext:value-type="float">
            <text:p>2.87158548854228</text:p>
          </table:table-cell>
          <table:table-cell office:value-type="float" office:value="0.207358048384427" calcext:value-type="float">
            <text:p>0.207358048384427</text:p>
          </table:table-cell>
          <table:table-cell office:value-type="float" office:value="0.846712030471773" calcext:value-type="float">
            <text:p>0.846712030471773</text:p>
          </table:table-cell>
        </table:table-row>
        <table:table-row table:style-name="ro1">
          <table:table-cell office:value-type="float" office:value="1.74017157594918E+018" calcext:value-type="float">
            <text:p>1.74017157594918E+018</text:p>
          </table:table-cell>
          <table:table-cell office:value-type="float" office:value="-0.437499473172946" calcext:value-type="float">
            <text:p>-0.437499473172946</text:p>
          </table:table-cell>
          <table:table-cell office:value-type="float" office:value="0.0243355945815284" calcext:value-type="float">
            <text:p>0.0243355945815284</text:p>
          </table:table-cell>
          <table:table-cell office:value-type="float" office:value="2.88428616899748" calcext:value-type="float">
            <text:p>2.88428616899748</text:p>
          </table:table-cell>
          <table:table-cell office:value-type="float" office:value="0.207358048388007" calcext:value-type="float">
            <text:p>0.207358048388007</text:p>
          </table:table-cell>
          <table:table-cell office:value-type="float" office:value="0.846712030410063" calcext:value-type="float">
            <text:p>0.846712030410063</text:p>
          </table:table-cell>
        </table:table-row>
        <table:table-row table:style-name="ro1">
          <table:table-cell office:value-type="float" office:value="1.7401715759679E+018" calcext:value-type="float">
            <text:p>1.7401715759679E+018</text:p>
          </table:table-cell>
          <table:table-cell office:value-type="float" office:value="-0.441116140073651" calcext:value-type="float">
            <text:p>-0.441116140073651</text:p>
          </table:table-cell>
          <table:table-cell office:value-type="float" office:value="0.0252578719711491" calcext:value-type="float">
            <text:p>0.0252578719711491</text:p>
          </table:table-cell>
          <table:table-cell office:value-type="float" office:value="2.89952698554377" calcext:value-type="float">
            <text:p>2.89952698554377</text:p>
          </table:table-cell>
          <table:table-cell office:value-type="float" office:value="0.207358048391443" calcext:value-type="float">
            <text:p>0.207358048391443</text:p>
          </table:table-cell>
          <table:table-cell office:value-type="float" office:value="0.846712030348504" calcext:value-type="float">
            <text:p>0.846712030348504</text:p>
          </table:table-cell>
        </table:table-row>
        <table:table-row table:style-name="ro1">
          <table:table-cell office:value-type="float" office:value="1.74017157598281E+018" calcext:value-type="float">
            <text:p>1.74017157598281E+018</text:p>
          </table:table-cell>
          <table:table-cell office:value-type="float" office:value="-0.444140481050013" calcext:value-type="float">
            <text:p>-0.444140481050013</text:p>
          </table:table-cell>
          <table:table-cell office:value-type="float" office:value="0.0259842586902771" calcext:value-type="float">
            <text:p>0.0259842586902771</text:p>
          </table:table-cell>
          <table:table-cell office:value-type="float" office:value="2.91222766599906" calcext:value-type="float">
            <text:p>2.91222766599906</text:p>
          </table:table-cell>
          <table:table-cell office:value-type="float" office:value="0.207358048391309" calcext:value-type="float">
            <text:p>0.207358048391309</text:p>
          </table:table-cell>
          <table:table-cell office:value-type="float" office:value="0.84671203035116" calcext:value-type="float">
            <text:p>0.84671203035116</text:p>
          </table:table-cell>
        </table:table-row>
        <table:table-row table:style-name="ro1">
          <table:table-cell office:value-type="float" office:value="1.74017157600102E+018" calcext:value-type="float">
            <text:p>1.74017157600102E+018</text:p>
          </table:table-cell>
          <table:table-cell office:value-type="float" office:value="-0.447781502685203" calcext:value-type="float">
            <text:p>-0.447781502685203</text:p>
          </table:table-cell>
          <table:table-cell office:value-type="float" office:value="0.0268051341413071" calcext:value-type="float">
            <text:p>0.0268051341413071</text:p>
          </table:table-cell>
          <table:table-cell office:value-type="float" office:value="2.92746848254546" calcext:value-type="float">
            <text:p>2.92746848254546</text:p>
          </table:table-cell>
          <table:table-cell office:value-type="float" office:value="0.207358048391153" calcext:value-type="float">
            <text:p>0.207358048391153</text:p>
          </table:table-cell>
          <table:table-cell office:value-type="float" office:value="0.8467120303544" calcext:value-type="float">
            <text:p>0.8467120303544</text:p>
          </table:table-cell>
        </table:table-row>
        <table:table-row table:style-name="ro1">
          <table:table-cell office:value-type="float" office:value="1.74017157601617E+018" calcext:value-type="float">
            <text:p>1.74017157601617E+018</text:p>
          </table:table-cell>
          <table:table-cell office:value-type="float" office:value="-0.450824956837109" calcext:value-type="float">
            <text:p>-0.450824956837109</text:p>
          </table:table-cell>
          <table:table-cell office:value-type="float" office:value="0.0274467437050175" calcext:value-type="float">
            <text:p>0.0274467437050175</text:p>
          </table:table-cell>
          <table:table-cell office:value-type="float" office:value="2.94016916300084" calcext:value-type="float">
            <text:p>2.94016916300084</text:p>
          </table:table-cell>
          <table:table-cell office:value-type="float" office:value="0.207358048391025" calcext:value-type="float">
            <text:p>0.207358048391025</text:p>
          </table:table-cell>
          <table:table-cell office:value-type="float" office:value="0.846712030357179" calcext:value-type="float">
            <text:p>0.846712030357179</text:p>
          </table:table-cell>
        </table:table-row>
        <table:table-row table:style-name="ro1">
          <table:table-cell office:value-type="float" office:value="1.74017157603147E+018" calcext:value-type="float">
            <text:p>1.74017157603147E+018</text:p>
          </table:table-cell>
          <table:table-cell office:value-type="float" office:value="-0.45387631418562" calcext:value-type="float">
            <text:p>-0.45387631418562</text:p>
          </table:table-cell>
          <table:table-cell office:value-type="float" office:value="0.0280496486217964" calcext:value-type="float">
            <text:p>0.0280496486217964</text:p>
          </table:table-cell>
          <table:table-cell office:value-type="float" office:value="2.95286984345626" calcext:value-type="float">
            <text:p>2.95286984345626</text:p>
          </table:table-cell>
          <table:table-cell office:value-type="float" office:value="0.207358048390921" calcext:value-type="float">
            <text:p>0.207358048390921</text:p>
          </table:table-cell>
          <table:table-cell office:value-type="float" office:value="0.84671203036017" calcext:value-type="float">
            <text:p>0.84671203036017</text:p>
          </table:table-cell>
        </table:table-row>
        <table:table-row table:style-name="ro1">
          <table:table-cell office:value-type="float" office:value="1.74017157604982E+018" calcext:value-type="float">
            <text:p>1.74017157604982E+018</text:p>
          </table:table-cell>
          <table:table-cell office:value-type="float" office:value="-0.457428303367783" calcext:value-type="float">
            <text:p>-0.457428303367783</text:p>
          </table:table-cell>
          <table:table-cell office:value-type="float" office:value="0.0286992699451376" calcext:value-type="float">
            <text:p>0.0286992699451376</text:p>
          </table:table-cell>
          <table:table-cell office:value-type="float" office:value="2.96915353499395" calcext:value-type="float">
            <text:p>2.96915353499395</text:p>
          </table:table-cell>
          <table:table-cell office:value-type="float" office:value="0.203308048428624" calcext:value-type="float">
            <text:p>0.203308048428624</text:p>
          </table:table-cell>
          <table:table-cell office:value-type="float" office:value="0.881474530067754" calcext:value-type="float">
            <text:p>0.881474530067754</text:p>
          </table:table-cell>
        </table:table-row>
        <table:table-row table:style-name="ro1">
          <table:table-cell office:value-type="float" office:value="1.74017157606485E+018" calcext:value-type="float">
            <text:p>1.74017157606485E+018</text:p>
          </table:table-cell>
          <table:table-cell office:value-type="float" office:value="-0.460176836414266" calcext:value-type="float">
            <text:p>-0.460176836414266</text:p>
          </table:table-cell>
          <table:table-cell office:value-type="float" office:value="0.0291567335574843" calcext:value-type="float">
            <text:p>0.0291567335574843</text:p>
          </table:table-cell>
          <table:table-cell office:value-type="float" office:value="2.9846352154406" calcext:value-type="float">
            <text:p>2.9846352154406</text:p>
          </table:table-cell>
          <table:table-cell office:value-type="float" office:value="0.192508048466476" calcext:value-type="float">
            <text:p>0.192508048466476</text:p>
          </table:table-cell>
          <table:table-cell office:value-type="float" office:value="0.974174529774895" calcext:value-type="float">
            <text:p>0.974174529774895</text:p>
          </table:table-cell>
        </table:table-row>
        <table:table-row table:style-name="ro1">
          <table:table-cell office:value-type="float" office:value="1.74017157607992E+018" calcext:value-type="float">
            <text:p>1.74017157607992E+018</text:p>
          </table:table-cell>
          <table:table-cell office:value-type="float" office:value="-0.462825855274075" calcext:value-type="float">
            <text:p>-0.462825855274075</text:p>
          </table:table-cell>
          <table:table-cell office:value-type="float" office:value="0.0295537185252598" calcext:value-type="float">
            <text:p>0.0295537185252598</text:p>
          </table:table-cell>
          <table:table-cell office:value-type="float" office:value="3.00104182446901" calcext:value-type="float">
            <text:p>3.00104182446901</text:p>
          </table:table-cell>
          <table:table-cell office:value-type="float" office:value="0.182166692471295" calcext:value-type="float">
            <text:p>0.182166692471295</text:p>
          </table:table-cell>
          <table:table-cell office:value-type="float" office:value="1.0629429825017" calcext:value-type="float">
            <text:p>1.0629429825017</text:p>
          </table:table-cell>
        </table:table-row>
        <table:table-row table:style-name="ro1">
          <table:table-cell office:value-type="float" office:value="1.74017157609833E+018" calcext:value-type="float">
            <text:p>1.74017157609833E+018</text:p>
          </table:table-cell>
          <table:table-cell office:value-type="float" office:value="-0.466012741442206" calcext:value-type="float">
            <text:p>-0.466012741442206</text:p>
          </table:table-cell>
          <table:table-cell office:value-type="float" office:value="0.0299726548855668" calcext:value-type="float">
            <text:p>0.0299726548855668</text:p>
          </table:table-cell>
          <table:table-cell office:value-type="float" office:value="3.02072975530459" calcext:value-type="float">
            <text:p>3.02072975530459</text:p>
          </table:table-cell>
          <table:table-cell office:value-type="float" office:value="0.178575336465974" calcext:value-type="float">
            <text:p>0.178575336465974</text:p>
          </table:table-cell>
          <table:table-cell office:value-type="float" office:value="1.09377393530819" calcext:value-type="float">
            <text:p>1.09377393530819</text:p>
          </table:table-cell>
        </table:table-row>
        <table:table-row table:style-name="ro1">
          <table:table-cell office:value-type="float" office:value="1.74017157611353E+018" calcext:value-type="float">
            <text:p>1.74017157611353E+018</text:p>
          </table:table-cell>
          <table:table-cell office:value-type="float" office:value="-0.468674360775982" calcext:value-type="float">
            <text:p>-0.468674360775982</text:p>
          </table:table-cell>
          <table:table-cell office:value-type="float" office:value="0.0302737869255422" calcext:value-type="float">
            <text:p>0.0302737869255422</text:p>
          </table:table-cell>
          <table:table-cell office:value-type="float" office:value="3.03713636433431" calcext:value-type="float">
            <text:p>3.03713636433431</text:p>
          </table:table-cell>
          <table:table-cell office:value-type="float" office:value="0.178575336465834" calcext:value-type="float">
            <text:p>0.178575336465834</text:p>
          </table:table-cell>
          <table:table-cell office:value-type="float" office:value="1.09377393531269" calcext:value-type="float">
            <text:p>1.09377393531269</text:p>
          </table:table-cell>
        </table:table-row>
        <table:table-row table:style-name="ro1">
          <table:table-cell office:value-type="float" office:value="1.74017157613176E+018" calcext:value-type="float">
            <text:p>1.74017157613176E+018</text:p>
          </table:table-cell>
          <table:table-cell office:value-type="float" office:value="-0.471874289238631" calcext:value-type="float">
            <text:p>-0.471874289238631</text:p>
          </table:table-cell>
          <table:table-cell office:value-type="float" office:value="0.0305774462025244" calcext:value-type="float">
            <text:p>0.0305774462025244</text:p>
          </table:table-cell>
          <table:table-cell office:value-type="float" office:value="3.05682429517006" calcext:value-type="float">
            <text:p>3.05682429517006</text:p>
          </table:table-cell>
          <table:table-cell office:value-type="float" office:value="0.178575336465642" calcext:value-type="float">
            <text:p>0.178575336465642</text:p>
          </table:table-cell>
          <table:table-cell office:value-type="float" office:value="1.09377393531809" calcext:value-type="float">
            <text:p>1.09377393531809</text:p>
          </table:table-cell>
        </table:table-row>
        <table:table-row table:style-name="ro1">
          <table:table-cell office:value-type="float" office:value="1.74017157614756E+018" calcext:value-type="float">
            <text:p>1.74017157614756E+018</text:p>
          </table:table-cell>
          <table:table-cell office:value-type="float" office:value="-0.474545041823234" calcext:value-type="float">
            <text:p>-0.474545041823234</text:p>
          </table:table-cell>
          <table:table-cell office:value-type="float" office:value="0.0307823330377317" calcext:value-type="float">
            <text:p>0.0307823330377317</text:p>
          </table:table-cell>
          <table:table-cell office:value-type="float" office:value="3.07323090419994" calcext:value-type="float">
            <text:p>3.07323090419994</text:p>
          </table:table-cell>
          <table:table-cell office:value-type="float" office:value="0.178575336465465" calcext:value-type="float">
            <text:p>0.178575336465465</text:p>
          </table:table-cell>
          <table:table-cell office:value-type="float" office:value="1.0937739353226" calcext:value-type="float">
            <text:p>1.0937739353226</text:p>
          </table:table-cell>
        </table:table-row>
        <table:table-row table:style-name="ro1">
          <table:table-cell office:value-type="float" office:value="1.74017157616208E+018" calcext:value-type="float">
            <text:p>1.74017157616208E+018</text:p>
          </table:table-cell>
          <table:table-cell office:value-type="float" office:value="-0.47721879631095" calcext:value-type="float">
            <text:p>-0.47721879631095</text:p>
          </table:table-cell>
          <table:table-cell office:value-type="float" office:value="0.0309433762704643" calcext:value-type="float">
            <text:p>0.0309433762704643</text:p>
          </table:table-cell>
          <table:table-cell office:value-type="float" office:value="3.08963751322989" calcext:value-type="float">
            <text:p>3.08963751322989</text:p>
          </table:table-cell>
          <table:table-cell office:value-type="float" office:value="0.178575336465307" calcext:value-type="float">
            <text:p>0.178575336465307</text:p>
          </table:table-cell>
          <table:table-cell office:value-type="float" office:value="1.0937739353274" calcext:value-type="float">
            <text:p>1.0937739353274</text:p>
          </table:table-cell>
        </table:table-row>
        <table:table-row table:style-name="ro1">
          <table:table-cell office:value-type="float" office:value="1.74017157618068E+018" calcext:value-type="float">
            <text:p>1.74017157618068E+018</text:p>
          </table:table-cell>
          <table:table-cell office:value-type="float" office:value="-0.480430250830096" calcext:value-type="float">
            <text:p>-0.480430250830096</text:p>
          </table:table-cell>
          <table:table-cell office:value-type="float" office:value="0.0310786943918406" calcext:value-type="float">
            <text:p>0.0310786943918406</text:p>
          </table:table-cell>
          <table:table-cell office:value-type="float" office:value="3.10932544406592" calcext:value-type="float">
            <text:p>3.10932544406592</text:p>
          </table:table-cell>
          <table:table-cell office:value-type="float" office:value="0.178575336465122" calcext:value-type="float">
            <text:p>0.178575336465122</text:p>
          </table:table-cell>
          <table:table-cell office:value-type="float" office:value="1.09377393533328" calcext:value-type="float">
            <text:p>1.09377393533328</text:p>
          </table:table-cell>
        </table:table-row>
        <table:table-row table:style-name="ro1">
          <table:table-cell office:value-type="float" office:value="1.74017157619553E+018" calcext:value-type="float">
            <text:p>1.74017157619553E+018</text:p>
          </table:table-cell>
          <table:table-cell office:value-type="float" office:value="-0.483108075321388" calcext:value-type="float">
            <text:p>-0.483108075321388</text:p>
          </table:table-cell>
          <table:table-cell office:value-type="float" office:value="0.0311431457471578" calcext:value-type="float">
            <text:p>0.0311431457471578</text:p>
          </table:table-cell>
          <table:table-cell office:value-type="float" office:value="3.12573205309604" calcext:value-type="float">
            <text:p>3.12573205309604</text:p>
          </table:table-cell>
          <table:table-cell office:value-type="float" office:value="0.178575336464969" calcext:value-type="float">
            <text:p>0.178575336464969</text:p>
          </table:table-cell>
          <table:table-cell office:value-type="float" office:value="1.09377393533835" calcext:value-type="float">
            <text:p>1.09377393533835</text:p>
          </table:table-cell>
        </table:table-row>
        <table:table-row table:style-name="ro1">
          <table:table-cell office:value-type="float" office:value="1.74017157621122E+018" calcext:value-type="float">
            <text:p>1.74017157621122E+018</text:p>
          </table:table-cell>
          <table:table-cell office:value-type="float" office:value="-0.485786596797371" calcext:value-type="float">
            <text:p>-0.485786596797371</text:p>
          </table:table-cell>
          <table:table-cell office:value-type="float" office:value="0.031163656379761" calcext:value-type="float">
            <text:p>0.031163656379761</text:p>
          </table:table-cell>
          <table:table-cell office:value-type="float" office:value="-3.14104664505336" calcext:value-type="float">
            <text:p>-3.14104664505336</text:p>
          </table:table-cell>
          <table:table-cell office:value-type="float" office:value="0.178575336464842" calcext:value-type="float">
            <text:p>0.178575336464842</text:p>
          </table:table-cell>
          <table:table-cell office:value-type="float" office:value="1.09377393534363" calcext:value-type="float">
            <text:p>1.09377393534363</text:p>
          </table:table-cell>
        </table:table-row>
        <table:table-row table:style-name="ro1">
          <table:table-cell office:value-type="float" office:value="1.74017157622961E+018" calcext:value-type="float">
            <text:p>1.74017157622961E+018</text:p>
          </table:table-cell>
          <table:table-cell office:value-type="float" office:value="-0.489000727447166" calcext:value-type="float">
            <text:p>-0.489000727447166</text:p>
          </table:table-cell>
          <table:table-cell office:value-type="float" office:value="0.0311302604442998" calcext:value-type="float">
            <text:p>0.0311302604442998</text:p>
          </table:table-cell>
          <table:table-cell office:value-type="float" office:value="-3.12135871421702" calcext:value-type="float">
            <text:p>-3.12135871421702</text:p>
          </table:table-cell>
          <table:table-cell office:value-type="float" office:value="0.178575336464663" calcext:value-type="float">
            <text:p>0.178575336464663</text:p>
          </table:table-cell>
          <table:table-cell office:value-type="float" office:value="1.09377393535" calcext:value-type="float">
            <text:p>1.09377393535</text:p>
          </table:table-cell>
        </table:table-row>
        <table:table-row table:style-name="ro1">
          <table:table-cell office:value-type="float" office:value="1.74017157624445E+018" calcext:value-type="float">
            <text:p>1.74017157624445E+018</text:p>
          </table:table-cell>
          <table:table-cell office:value-type="float" office:value="-0.491678244463612" calcext:value-type="float">
            <text:p>-0.491678244463612</text:p>
          </table:table-cell>
          <table:table-cell office:value-type="float" office:value="0.0310540987087049" calcext:value-type="float">
            <text:p>0.0310540987087049</text:p>
          </table:table-cell>
          <table:table-cell office:value-type="float" office:value="-3.10495210518665" calcext:value-type="float">
            <text:p>-3.10495210518665</text:p>
          </table:table-cell>
          <table:table-cell office:value-type="float" office:value="0.178575336464492" calcext:value-type="float">
            <text:p>0.178575336464492</text:p>
          </table:table-cell>
          <table:table-cell office:value-type="float" office:value="1.09377393535535" calcext:value-type="float">
            <text:p>1.09377393535535</text:p>
          </table:table-cell>
        </table:table-row>
        <table:table-row table:style-name="ro1">
          <table:table-cell office:value-type="float" office:value="1.74017157626274E+018" calcext:value-type="float">
            <text:p>1.74017157626274E+018</text:p>
          </table:table-cell>
          <table:table-cell office:value-type="float" office:value="-0.494889076481388" calcext:value-type="float">
            <text:p>-0.494889076481388</text:p>
          </table:table-cell>
          <table:table-cell office:value-type="float" office:value="0.0309047371472426" calcext:value-type="float">
            <text:p>0.0309047371472426</text:p>
          </table:table-cell>
          <table:table-cell office:value-type="float" office:value="-3.08526417435009" calcext:value-type="float">
            <text:p>-3.08526417435009</text:p>
          </table:table-cell>
          <table:table-cell office:value-type="float" office:value="0.178575336464315" calcext:value-type="float">
            <text:p>0.178575336464315</text:p>
          </table:table-cell>
          <table:table-cell office:value-type="float" office:value="1.09377393536206" calcext:value-type="float">
            <text:p>1.09377393536206</text:p>
          </table:table-cell>
        </table:table-row>
        <table:table-row table:style-name="ro1">
          <table:table-cell office:value-type="float" office:value="1.74017157627813E+018" calcext:value-type="float">
            <text:p>1.74017157627813E+018</text:p>
          </table:table-cell>
          <table:table-cell office:value-type="float" office:value="-0.497562101105504" calcext:value-type="float">
            <text:p>-0.497562101105504</text:p>
          </table:table-cell>
          <table:table-cell office:value-type="float" office:value="0.0307320022573899" calcext:value-type="float">
            <text:p>0.0307320022573899</text:p>
          </table:table-cell>
          <table:table-cell office:value-type="float" office:value="-3.06885756531953" calcext:value-type="float">
            <text:p>-3.06885756531953</text:p>
          </table:table-cell>
          <table:table-cell office:value-type="float" office:value="0.178575336464172" calcext:value-type="float">
            <text:p>0.178575336464172</text:p>
          </table:table-cell>
          <table:table-cell office:value-type="float" office:value="1.09377393536776" calcext:value-type="float">
            <text:p>1.09377393536776</text:p>
          </table:table-cell>
        </table:table-row>
        <table:table-row table:style-name="ro1">
          <table:table-cell office:value-type="float" office:value="1.74017157629325E+018" calcext:value-type="float">
            <text:p>1.74017157629325E+018</text:p>
          </table:table-cell>
          <table:table-cell office:value-type="float" office:value="-0.500231932112889" calcext:value-type="float">
            <text:p>-0.500231932112889</text:p>
          </table:table-cell>
          <table:table-cell office:value-type="float" office:value="0.0305154373126368" calcext:value-type="float">
            <text:p>0.0305154373126368</text:p>
          </table:table-cell>
          <table:table-cell office:value-type="float" office:value="-3.05245095628888" calcext:value-type="float">
            <text:p>-3.05245095628888</text:p>
          </table:table-cell>
          <table:table-cell office:value-type="float" office:value="0.178575336464029" calcext:value-type="float">
            <text:p>0.178575336464029</text:p>
          </table:table-cell>
          <table:table-cell office:value-type="float" office:value="1.09377393537361" calcext:value-type="float">
            <text:p>1.09377393537361</text:p>
          </table:table-cell>
        </table:table-row>
        <table:table-row table:style-name="ro1">
          <table:table-cell office:value-type="float" office:value="1.74017157631171E+018" calcext:value-type="float">
            <text:p>1.74017157631171E+018</text:p>
          </table:table-cell>
          <table:table-cell office:value-type="float" office:value="-0.503430501973801" calcext:value-type="float">
            <text:p>-0.503430501973801</text:p>
          </table:table-cell>
          <table:table-cell office:value-type="float" office:value="0.030197786612606" calcext:value-type="float">
            <text:p>0.030197786612606</text:p>
          </table:table-cell>
          <table:table-cell office:value-type="float" office:value="-3.03276302545198" calcext:value-type="float">
            <text:p>-3.03276302545198</text:p>
          </table:table-cell>
          <table:table-cell office:value-type="float" office:value="0.178575336463874" calcext:value-type="float">
            <text:p>0.178575336463874</text:p>
          </table:table-cell>
          <table:table-cell office:value-type="float" office:value="1.09377393538096" calcext:value-type="float">
            <text:p>1.09377393538096</text:p>
          </table:table-cell>
        </table:table-row>
        <table:table-row table:style-name="ro1">
          <table:table-cell office:value-type="float" office:value="1.74017157632676E+018" calcext:value-type="float">
            <text:p>1.74017157632676E+018</text:p>
          </table:table-cell>
          <table:table-cell office:value-type="float" office:value="-0.506090778906136" calcext:value-type="float">
            <text:p>-0.506090778906136</text:p>
          </table:table-cell>
          <table:table-cell office:value-type="float" office:value="0.0298850173261506" calcext:value-type="float">
            <text:p>0.0298850173261506</text:p>
          </table:table-cell>
          <table:table-cell office:value-type="float" office:value="-3.01635641642113" calcext:value-type="float">
            <text:p>-3.01635641642113</text:p>
          </table:table-cell>
          <table:table-cell office:value-type="float" office:value="0.178575336463737" calcext:value-type="float">
            <text:p>0.178575336463737</text:p>
          </table:table-cell>
          <table:table-cell office:value-type="float" office:value="1.09377393538703" calcext:value-type="float">
            <text:p>1.09377393538703</text:p>
          </table:table-cell>
        </table:table-row>
        <table:table-row table:style-name="ro1">
          <table:table-cell office:value-type="float" office:value="1.74017157634173E+018" calcext:value-type="float">
            <text:p>1.74017157634173E+018</text:p>
          </table:table-cell>
          <table:table-cell office:value-type="float" office:value="-0.508745566550868" calcext:value-type="float">
            <text:p>-0.508745566550868</text:p>
          </table:table-cell>
          <table:table-cell office:value-type="float" office:value="0.0295286459683905" calcext:value-type="float">
            <text:p>0.0295286459683905</text:p>
          </table:table-cell>
          <table:table-cell office:value-type="float" office:value="-2.99994980739019" calcext:value-type="float">
            <text:p>-2.99994980739019</text:p>
          </table:table-cell>
          <table:table-cell office:value-type="float" office:value="0.178575336463585" calcext:value-type="float">
            <text:p>0.178575336463585</text:p>
          </table:table-cell>
          <table:table-cell office:value-type="float" office:value="1.09377393539305" calcext:value-type="float">
            <text:p>1.09377393539305</text:p>
          </table:table-cell>
        </table:table-row>
        <table:table-row table:style-name="ro1">
          <table:table-cell office:value-type="float" office:value="1.74017157635996E+018" calcext:value-type="float">
            <text:p>1.74017157635996E+018</text:p>
          </table:table-cell>
          <table:table-cell office:value-type="float" office:value="-0.511923059835806" calcext:value-type="float">
            <text:p>-0.511923059835806</text:p>
          </table:table-cell>
          <table:table-cell office:value-type="float" office:value="0.0290435814917547" calcext:value-type="float">
            <text:p>0.0290435814917547</text:p>
          </table:table-cell>
          <table:table-cell office:value-type="float" office:value="-2.98026187655293" calcext:value-type="float">
            <text:p>-2.98026187655293</text:p>
          </table:table-cell>
          <table:table-cell office:value-type="float" office:value="0.178575336463425" calcext:value-type="float">
            <text:p>0.178575336463425</text:p>
          </table:table-cell>
          <table:table-cell office:value-type="float" office:value="1.09377393540063" calcext:value-type="float">
            <text:p>1.09377393540063</text:p>
          </table:table-cell>
        </table:table-row>
        <table:table-row table:style-name="ro1">
          <table:table-cell office:value-type="float" office:value="1.74017157637539E+018" calcext:value-type="float">
            <text:p>1.74017157637539E+018</text:p>
          </table:table-cell>
          <table:table-cell office:value-type="float" office:value="-0.514563258051293" calcext:value-type="float">
            <text:p>-0.514563258051293</text:p>
          </table:table-cell>
          <table:table-cell office:value-type="float" office:value="0.0285916397187657" calcext:value-type="float">
            <text:p>0.0285916397187657</text:p>
          </table:table-cell>
          <table:table-cell office:value-type="float" office:value="-2.96385526752177" calcext:value-type="float">
            <text:p>-2.96385526752177</text:p>
          </table:table-cell>
          <table:table-cell office:value-type="float" office:value="0.178575336463292" calcext:value-type="float">
            <text:p>0.178575336463292</text:p>
          </table:table-cell>
          <table:table-cell office:value-type="float" office:value="1.09377393540709" calcext:value-type="float">
            <text:p>1.09377393540709</text:p>
          </table:table-cell>
        </table:table-row>
        <table:table-row table:style-name="ro1">
          <table:table-cell office:value-type="float" office:value="1.74017157639378E+018" calcext:value-type="float">
            <text:p>1.74017157639378E+018</text:p>
          </table:table-cell>
          <table:table-cell office:value-type="float" office:value="-0.51772117733901" calcext:value-type="float">
            <text:p>-0.51772117733901</text:p>
          </table:table-cell>
          <table:table-cell office:value-type="float" office:value="0.0279922259263428" calcext:value-type="float">
            <text:p>0.0279922259263428</text:p>
          </table:table-cell>
          <table:table-cell office:value-type="float" office:value="-2.94416733668426" calcext:value-type="float">
            <text:p>-2.94416733668426</text:p>
          </table:table-cell>
          <table:table-cell office:value-type="float" office:value="0.178575336463135" calcext:value-type="float">
            <text:p>0.178575336463135</text:p>
          </table:table-cell>
          <table:table-cell office:value-type="float" office:value="1.09377393541498" calcext:value-type="float">
            <text:p>1.09377393541498</text:p>
          </table:table-cell>
        </table:table-row>
        <table:table-row table:style-name="ro1">
          <table:table-cell office:value-type="float" office:value="1.74017157640895E+018" calcext:value-type="float">
            <text:p>1.74017157640895E+018</text:p>
          </table:table-cell>
          <table:table-cell office:value-type="float" office:value="-0.520343346806703" calcext:value-type="float">
            <text:p>-0.520343346806703</text:p>
          </table:table-cell>
          <table:table-cell office:value-type="float" office:value="0.0274453024710887" calcext:value-type="float">
            <text:p>0.0274453024710887</text:p>
          </table:table-cell>
          <table:table-cell office:value-type="float" office:value="-2.9277607276529" calcext:value-type="float">
            <text:p>-2.9277607276529</text:p>
          </table:table-cell>
          <table:table-cell office:value-type="float" office:value="0.178575336463026" calcext:value-type="float">
            <text:p>0.178575336463026</text:p>
          </table:table-cell>
          <table:table-cell office:value-type="float" office:value="1.09377393542111" calcext:value-type="float">
            <text:p>1.09377393542111</text:p>
          </table:table-cell>
        </table:table-row>
        <table:table-row table:style-name="ro1">
          <table:table-cell office:value-type="float" office:value="1.74017157642432E+018" calcext:value-type="float">
            <text:p>1.74017157642432E+018</text:p>
          </table:table-cell>
          <table:table-cell office:value-type="float" office:value="-0.522956190611946" calcext:value-type="float">
            <text:p>-0.522956190611946</text:p>
          </table:table-cell>
          <table:table-cell office:value-type="float" office:value="0.0268554336444843" calcext:value-type="float">
            <text:p>0.0268554336444843</text:p>
          </table:table-cell>
          <table:table-cell office:value-type="float" office:value="-2.91135411862159" calcext:value-type="float">
            <text:p>-2.91135411862159</text:p>
          </table:table-cell>
          <table:table-cell office:value-type="float" office:value="0.178575336462899" calcext:value-type="float">
            <text:p>0.178575336462899</text:p>
          </table:table-cell>
          <table:table-cell office:value-type="float" office:value="1.09377393542221" calcext:value-type="float">
            <text:p>1.09377393542221</text:p>
          </table:table-cell>
        </table:table-row>
        <table:table-row table:style-name="ro1">
          <table:table-cell office:value-type="float" office:value="1.74017157644238E+018" calcext:value-type="float">
            <text:p>1.74017157644238E+018</text:p>
          </table:table-cell>
          <table:table-cell office:value-type="float" office:value="-0.526078303243619" calcext:value-type="float">
            <text:p>-0.526078303243619</text:p>
          </table:table-cell>
          <table:table-cell office:value-type="float" office:value="0.0260911275295109" calcext:value-type="float">
            <text:p>0.0260911275295109</text:p>
          </table:table-cell>
          <table:table-cell office:value-type="float" office:value="-2.89166618778411" calcext:value-type="float">
            <text:p>-2.89166618778411</text:p>
          </table:table-cell>
          <table:table-cell office:value-type="float" office:value="0.178575336462729" calcext:value-type="float">
            <text:p>0.178575336462729</text:p>
          </table:table-cell>
          <table:table-cell office:value-type="float" office:value="1.09377393541737" calcext:value-type="float">
            <text:p>1.09377393541737</text:p>
          </table:table-cell>
        </table:table-row>
        <table:table-row table:style-name="ro1">
          <table:table-cell office:value-type="float" office:value="1.74017157645768E+018" calcext:value-type="float">
            <text:p>1.74017157645768E+018</text:p>
          </table:table-cell>
          <table:table-cell office:value-type="float" office:value="-0.5286681587854" calcext:value-type="float">
            <text:p>-0.5286681587854</text:p>
          </table:table-cell>
          <table:table-cell office:value-type="float" office:value="0.0254073539881375" calcext:value-type="float">
            <text:p>0.0254073539881375</text:p>
          </table:table-cell>
          <table:table-cell office:value-type="float" office:value="-2.87525957875295" calcext:value-type="float">
            <text:p>-2.87525957875295</text:p>
          </table:table-cell>
          <table:table-cell office:value-type="float" office:value="0.178575336462605" calcext:value-type="float">
            <text:p>0.178575336462605</text:p>
          </table:table-cell>
          <table:table-cell office:value-type="float" office:value="1.09377393541304" calcext:value-type="float">
            <text:p>1.09377393541304</text:p>
          </table:table-cell>
        </table:table-row>
        <table:table-row table:style-name="ro1">
          <table:table-cell office:value-type="float" office:value="1.74017157647311E+018" calcext:value-type="float">
            <text:p>1.74017157647311E+018</text:p>
          </table:table-cell>
          <table:table-cell office:value-type="float" office:value="-0.531246447868582" calcext:value-type="float">
            <text:p>-0.531246447868582</text:p>
          </table:table-cell>
          <table:table-cell office:value-type="float" office:value="0.0246811836316011" calcext:value-type="float">
            <text:p>0.0246811836316011</text:p>
          </table:table-cell>
          <table:table-cell office:value-type="float" office:value="-2.85885296972185" calcext:value-type="float">
            <text:p>-2.85885296972185</text:p>
          </table:table-cell>
          <table:table-cell office:value-type="float" office:value="0.178575336462487" calcext:value-type="float">
            <text:p>0.178575336462487</text:p>
          </table:table-cell>
          <table:table-cell office:value-type="float" office:value="1.09377393540878" calcext:value-type="float">
            <text:p>1.09377393540878</text:p>
          </table:table-cell>
        </table:table-row>
        <table:table-row table:style-name="ro1">
          <table:table-cell office:value-type="float" office:value="1.74017157649108E+018" calcext:value-type="float">
            <text:p>1.74017157649108E+018</text:p>
          </table:table-cell>
          <table:table-cell office:value-type="float" office:value="-0.534324150121158" calcext:value-type="float">
            <text:p>-0.534324150121158</text:p>
          </table:table-cell>
          <table:table-cell office:value-type="float" office:value="0.0237540914211499" calcext:value-type="float">
            <text:p>0.0237540914211499</text:p>
          </table:table-cell>
          <table:table-cell office:value-type="float" office:value="-2.83916503888461" calcext:value-type="float">
            <text:p>-2.83916503888461</text:p>
          </table:table-cell>
          <table:table-cell office:value-type="float" office:value="0.178575336462345" calcext:value-type="float">
            <text:p>0.178575336462345</text:p>
          </table:table-cell>
          <table:table-cell office:value-type="float" office:value="1.09377393540382" calcext:value-type="float">
            <text:p>1.09377393540382</text:p>
          </table:table-cell>
        </table:table-row>
        <table:table-row table:style-name="ro1">
          <table:table-cell office:value-type="float" office:value="1.74017157650645E+018" calcext:value-type="float">
            <text:p>1.74017157650645E+018</text:p>
          </table:table-cell>
          <table:table-cell office:value-type="float" office:value="-0.536874554774831" calcext:value-type="float">
            <text:p>-0.536874554774831</text:p>
          </table:table-cell>
          <table:table-cell office:value-type="float" office:value="0.0229353520940914" calcext:value-type="float">
            <text:p>0.0229353520940914</text:p>
          </table:table-cell>
          <table:table-cell office:value-type="float" office:value="-2.82275842985364" calcext:value-type="float">
            <text:p>-2.82275842985364</text:p>
          </table:table-cell>
          <table:table-cell office:value-type="float" office:value="0.178575336462251" calcext:value-type="float">
            <text:p>0.178575336462251</text:p>
          </table:table-cell>
          <table:table-cell office:value-type="float" office:value="1.09377393539994" calcext:value-type="float">
            <text:p>1.09377393539994</text:p>
          </table:table-cell>
        </table:table-row>
        <table:table-row table:style-name="ro1">
          <table:table-cell office:value-type="float" office:value="1.74017157652507E+018" calcext:value-type="float">
            <text:p>1.74017157652507E+018</text:p>
          </table:table-cell>
          <table:table-cell office:value-type="float" office:value="-0.539962788979123" calcext:value-type="float">
            <text:p>-0.539962788979123</text:p>
          </table:table-cell>
          <table:table-cell office:value-type="float" office:value="0.0218820912778208" calcext:value-type="float">
            <text:p>0.0218820912778208</text:p>
          </table:table-cell>
          <table:table-cell office:value-type="float" office:value="-2.80348764901441" calcext:value-type="float">
            <text:p>-2.80348764901441</text:p>
          </table:table-cell>
          <table:table-cell office:value-type="float" office:value="0.180195336453035" calcext:value-type="float">
            <text:p>0.180195336453035</text:p>
          </table:table-cell>
          <table:table-cell office:value-type="float" office:value="1.07986893546642" calcext:value-type="float">
            <text:p>1.07986893546642</text:p>
          </table:table-cell>
        </table:table-row>
        <table:table-row table:style-name="ro1">
          <table:table-cell office:value-type="float" office:value="1.74017157653996E+018" calcext:value-type="float">
            <text:p>1.74017157653996E+018</text:p>
          </table:table-cell>
          <table:table-cell office:value-type="float" office:value="-0.542711761372369" calcext:value-type="float">
            <text:p>-0.542711761372369</text:p>
          </table:table-cell>
          <table:table-cell office:value-type="float" office:value="0.0208926838210647" calcext:value-type="float">
            <text:p>0.0208926838210647</text:p>
          </table:table-cell>
          <table:table-cell office:value-type="float" office:value="-2.78916678997524" calcext:value-type="float">
            <text:p>-2.78916678997524</text:p>
          </table:table-cell>
          <table:table-cell office:value-type="float" office:value="0.188295336419816" calcext:value-type="float">
            <text:p>0.188295336419816</text:p>
          </table:table-cell>
          <table:table-cell office:value-type="float" office:value="1.0103439357402" calcext:value-type="float">
            <text:p>1.0103439357402</text:p>
          </table:table-cell>
        </table:table-row>
        <table:table-row table:style-name="ro1">
          <table:table-cell office:value-type="float" office:value="1.74017157655521E+018" calcext:value-type="float">
            <text:p>1.74017157655521E+018</text:p>
          </table:table-cell>
          <table:table-cell office:value-type="float" office:value="-0.545636790685274" calcext:value-type="float">
            <text:p>-0.545636790685274</text:p>
          </table:table-cell>
          <table:table-cell office:value-type="float" office:value="0.0197952944834745" calcext:value-type="float">
            <text:p>0.0197952944834745</text:p>
          </table:table-cell>
          <table:table-cell office:value-type="float" office:value="-2.77658405593423" calcext:value-type="float">
            <text:p>-2.77658405593423</text:p>
          </table:table-cell>
          <table:table-cell office:value-type="float" office:value="0.201525336388412" calcext:value-type="float">
            <text:p>0.201525336388412</text:p>
          </table:table-cell>
          <table:table-cell office:value-type="float" office:value="0.896786436006238" calcext:value-type="float">
            <text:p>0.896786436006238</text:p>
          </table:table-cell>
        </table:table-row>
        <table:table-row table:style-name="ro1">
          <table:table-cell office:value-type="float" office:value="1.740171576573E+018" calcext:value-type="float">
            <text:p>1.740171576573E+018</text:p>
          </table:table-cell>
          <table:table-cell office:value-type="float" office:value="-0.549378771877878" calcext:value-type="float">
            <text:p>-0.549378771877878</text:p>
          </table:table-cell>
          <table:table-cell office:value-type="float" office:value="0.0183366412703997" calcext:value-type="float">
            <text:p>0.0183366412703997</text:p>
          </table:table-cell>
          <table:table-cell office:value-type="float" office:value="-2.76377910008504" calcext:value-type="float">
            <text:p>-2.76377910008504</text:p>
          </table:table-cell>
          <table:table-cell office:value-type="float" office:value="0.217725336380907" calcext:value-type="float">
            <text:p>0.217725336380907</text:p>
          </table:table-cell>
          <table:table-cell office:value-type="float" office:value="0.757736436066613" calcext:value-type="float">
            <text:p>0.757736436066613</text:p>
          </table:table-cell>
        </table:table-row>
        <table:table-row table:style-name="ro1">
          <table:table-cell office:value-type="float" office:value="1.74017157658846E+018" calcext:value-type="float">
            <text:p>1.74017157658846E+018</text:p>
          </table:table-cell>
          <table:table-cell office:value-type="float" office:value="-0.552690600801536" calcext:value-type="float">
            <text:p>-0.552690600801536</text:p>
          </table:table-cell>
          <table:table-cell office:value-type="float" office:value="0.017004737969553" calcext:value-type="float">
            <text:p>0.017004737969553</text:p>
          </table:table-cell>
          <table:table-cell office:value-type="float" office:value="-2.75502024104407" calcext:value-type="float">
            <text:p>-2.75502024104407</text:p>
          </table:table-cell>
          <table:table-cell office:value-type="float" office:value="0.231225336380664" calcext:value-type="float">
            <text:p>0.231225336380664</text:p>
          </table:table-cell>
          <table:table-cell office:value-type="float" office:value="0.6418614360654" calcext:value-type="float">
            <text:p>0.6418614360654</text:p>
          </table:table-cell>
        </table:table-row>
        <table:table-row table:style-name="ro1">
          <table:table-cell office:value-type="float" office:value="1.74017157660375E+018" calcext:value-type="float">
            <text:p>1.74017157660375E+018</text:p>
          </table:table-cell>
          <table:table-cell office:value-type="float" office:value="-0.556179109408854" calcext:value-type="float">
            <text:p>-0.556179109408854</text:p>
          </table:table-cell>
          <table:table-cell office:value-type="float" office:value="0.0155697416865555" calcext:value-type="float">
            <text:p>0.0155697416865555</text:p>
          </table:table-cell>
          <table:table-cell office:value-type="float" office:value="-2.7479995070031" calcext:value-type="float">
            <text:p>-2.7479995070031</text:p>
          </table:table-cell>
          <table:table-cell office:value-type="float" office:value="0.244725336380436" calcext:value-type="float">
            <text:p>0.244725336380436</text:p>
          </table:table-cell>
          <table:table-cell office:value-type="float" office:value="0.525986436064839" calcext:value-type="float">
            <text:p>0.525986436064839</text:p>
          </table:table-cell>
        </table:table-row>
        <table:table-row table:style-name="ro1">
          <table:table-cell office:value-type="float" office:value="1.74017157662161E+018" calcext:value-type="float">
            <text:p>1.74017157662161E+018</text:p>
          </table:table-cell>
          <table:table-cell office:value-type="float" office:value="-0.560600318106853" calcext:value-type="float">
            <text:p>-0.560600318106853</text:p>
          </table:table-cell>
          <table:table-cell office:value-type="float" office:value="0.0137166638469965" calcext:value-type="float">
            <text:p>0.0137166638469965</text:p>
          </table:table-cell>
          <table:table-cell office:value-type="float" office:value="-2.74186895115392" calcext:value-type="float">
            <text:p>-2.74186895115392</text:p>
          </table:table-cell>
          <table:table-cell office:value-type="float" office:value="0.260925336380194" calcext:value-type="float">
            <text:p>0.260925336380194</text:p>
          </table:table-cell>
          <table:table-cell office:value-type="float" office:value="0.38693643606497" calcext:value-type="float">
            <text:p>0.38693643606497</text:p>
          </table:table-cell>
        </table:table-row>
        <table:table-row table:style-name="ro1">
          <table:table-cell office:value-type="float" office:value="1.74017157663696E+018" calcext:value-type="float">
            <text:p>1.74017157663696E+018</text:p>
          </table:table-cell>
          <table:table-cell office:value-type="float" office:value="-0.564482586708725" calcext:value-type="float">
            <text:p>-0.564482586708725</text:p>
          </table:table-cell>
          <table:table-cell office:value-type="float" office:value="0.0120685198885946" calcext:value-type="float">
            <text:p>0.0120685198885946</text:p>
          </table:table-cell>
          <table:table-cell office:value-type="float" office:value="-2.73867209211293" calcext:value-type="float">
            <text:p>-2.73867209211293</text:p>
          </table:table-cell>
          <table:table-cell office:value-type="float" office:value="0.274425336380066" calcext:value-type="float">
            <text:p>0.274425336380066</text:p>
          </table:table-cell>
          <table:table-cell office:value-type="float" office:value="0.271061436065837" calcext:value-type="float">
            <text:p>0.271061436065837</text:p>
          </table:table-cell>
        </table:table-row>
        <table:table-row table:style-name="ro1">
          <table:table-cell office:value-type="float" office:value="1.74017157665503E+018" calcext:value-type="float">
            <text:p>1.74017157665503E+018</text:p>
          </table:table-cell>
          <table:table-cell office:value-type="float" office:value="-0.569315918189229" calcext:value-type="float">
            <text:p>-0.569315918189229</text:p>
          </table:table-cell>
          <table:table-cell office:value-type="float" office:value="0.0100019417920371" calcext:value-type="float">
            <text:p>0.0100019417920371</text:p>
          </table:table-cell>
          <table:table-cell office:value-type="float" office:value="-2.73651391577102" calcext:value-type="float">
            <text:p>-2.73651391577102</text:p>
          </table:table-cell>
          <table:table-cell office:value-type="float" office:value="0.288230150133394" calcext:value-type="float">
            <text:p>0.288230150133394</text:p>
          </table:table-cell>
          <table:table-cell office:value-type="float" office:value="0.15255378582343" calcext:value-type="float">
            <text:p>0.15255378582343</text:p>
          </table:table-cell>
        </table:table-row>
        <table:table-row table:style-name="ro1">
          <table:table-cell office:value-type="float" office:value="1.74017157667049E+018" calcext:value-type="float">
            <text:p>1.74017157667049E+018</text:p>
          </table:table-cell>
          <table:table-cell office:value-type="float" office:value="-0.573350136762858" calcext:value-type="float">
            <text:p>-0.573350136762858</text:p>
          </table:table-cell>
          <table:table-cell office:value-type="float" office:value="0.00826801887833921" calcext:value-type="float">
            <text:p>0.00826801887833921</text:p>
          </table:table-cell>
          <table:table-cell office:value-type="float" office:value="-2.73480628111549" calcext:value-type="float">
            <text:p>-2.73480628111549</text:p>
          </table:table-cell>
          <table:table-cell office:value-type="float" office:value="0.29266116733086" calcext:value-type="float">
            <text:p>0.29266116733086</text:p>
          </table:table-cell>
          <table:table-cell office:value-type="float" office:value="0.114500472974331" calcext:value-type="float">
            <text:p>0.114500472974331</text:p>
          </table:table-cell>
        </table:table-row>
        <table:table-row table:style-name="ro1">
          <table:table-cell office:value-type="float" office:value="1.74017157668574E+018" calcext:value-type="float">
            <text:p>1.74017157668574E+018</text:p>
          </table:table-cell>
          <table:table-cell office:value-type="float" office:value="-0.577381388549144" calcext:value-type="float">
            <text:p>-0.577381388549144</text:p>
          </table:table-cell>
          <table:table-cell office:value-type="float" office:value="0.00652720952461905" calcext:value-type="float">
            <text:p>0.00652720952461905</text:p>
          </table:table-cell>
          <table:table-cell office:value-type="float" office:value="-2.73309864645997" calcext:value-type="float">
            <text:p>-2.73309864645997</text:p>
          </table:table-cell>
          <table:table-cell office:value-type="float" office:value="0.292737370774952" calcext:value-type="float">
            <text:p>0.292737370774952</text:p>
          </table:table-cell>
          <table:table-cell office:value-type="float" office:value="0.11384231036844" calcext:value-type="float">
            <text:p>0.11384231036844</text:p>
          </table:table-cell>
        </table:table-row>
        <table:table-row table:style-name="ro1">
          <table:table-cell office:value-type="float" office:value="1.74017157670389E+018" calcext:value-type="float">
            <text:p>1.74017157670389E+018</text:p>
          </table:table-cell>
          <table:table-cell office:value-type="float" office:value="-0.582214957982699" calcext:value-type="float">
            <text:p>-0.582214957982699</text:p>
          </table:table-cell>
          <table:table-cell office:value-type="float" office:value="0.00442915534806446" calcext:value-type="float">
            <text:p>0.00442915534806446</text:p>
          </table:table-cell>
          <table:table-cell office:value-type="float" office:value="-2.73104948487335" calcext:value-type="float">
            <text:p>-2.73104948487335</text:p>
          </table:table-cell>
          <table:table-cell office:value-type="float" office:value="0.292737370774936" calcext:value-type="float">
            <text:p>0.292737370774936</text:p>
          </table:table-cell>
          <table:table-cell office:value-type="float" office:value="0.113842310368051" calcext:value-type="float">
            <text:p>0.113842310368051</text:p>
          </table:table-cell>
        </table:table-row>
        <table:table-row table:style-name="ro1">
          <table:table-cell office:value-type="float" office:value="1.74017157671931E+018" calcext:value-type="float">
            <text:p>1.74017157671931E+018</text:p>
          </table:table-cell>
          <table:table-cell office:value-type="float" office:value="-0.586239641470792" calcext:value-type="float">
            <text:p>-0.586239641470792</text:p>
          </table:table-cell>
          <table:table-cell office:value-type="float" office:value="0.00267321372286403" calcext:value-type="float">
            <text:p>0.00267321372286403</text:p>
          </table:table-cell>
          <table:table-cell office:value-type="float" office:value="-2.72934185021783" calcext:value-type="float">
            <text:p>-2.72934185021783</text:p>
          </table:table-cell>
          <table:table-cell office:value-type="float" office:value="0.292737370774893" calcext:value-type="float">
            <text:p>0.292737370774893</text:p>
          </table:table-cell>
          <table:table-cell office:value-type="float" office:value="0.11384231036768" calcext:value-type="float">
            <text:p>0.11384231036768</text:p>
          </table:table-cell>
        </table:table-row>
        <table:table-row table:style-name="ro1">
          <table:table-cell office:value-type="float" office:value="1.74017157673471E+018" calcext:value-type="float">
            <text:p>1.74017157673471E+018</text:p>
          </table:table-cell>
          <table:table-cell office:value-type="float" office:value="-0.590261320585549" calcext:value-type="float">
            <text:p>-0.590261320585549</text:p>
          </table:table-cell>
          <table:table-cell office:value-type="float" office:value="0.000910401972178308" calcext:value-type="float">
            <text:p>0.000910401972178308</text:p>
          </table:table-cell>
          <table:table-cell office:value-type="float" office:value="-2.72763421556233" calcext:value-type="float">
            <text:p>-2.72763421556233</text:p>
          </table:table-cell>
          <table:table-cell office:value-type="float" office:value="0.29273737077488" calcext:value-type="float">
            <text:p>0.29273737077488</text:p>
          </table:table-cell>
          <table:table-cell office:value-type="float" office:value="0.113842310367378" calcext:value-type="float">
            <text:p>0.113842310367378</text:p>
          </table:table-cell>
        </table:table-row>
        <table:table-row table:style-name="ro1">
          <table:table-cell office:value-type="float" office:value="1.74017157675285E+018" calcext:value-type="float">
            <text:p>1.74017157675285E+018</text:p>
          </table:table-cell>
          <table:table-cell office:value-type="float" office:value="-0.595083353239068" calcext:value-type="float">
            <text:p>-0.595083353239068</text:p>
          </table:table-cell>
          <table:table-cell office:value-type="float" office:value="-0.0012140334552114" calcext:value-type="float">
            <text:p>-0.0012140334552114</text:p>
          </table:table-cell>
          <table:table-cell office:value-type="float" office:value="-2.72558505397572" calcext:value-type="float">
            <text:p>-2.72558505397572</text:p>
          </table:table-cell>
          <table:table-cell office:value-type="float" office:value="0.292737370774866" calcext:value-type="float">
            <text:p>0.292737370774866</text:p>
          </table:table-cell>
          <table:table-cell office:value-type="float" office:value="0.113842310366997" calcext:value-type="float">
            <text:p>0.113842310366997</text:p>
          </table:table-cell>
        </table:table-row>
        <table:table-row table:style-name="ro1">
          <table:table-cell office:value-type="float" office:value="1.74017157676817E+018" calcext:value-type="float">
            <text:p>1.74017157676817E+018</text:p>
          </table:table-cell>
          <table:table-cell office:value-type="float" office:value="-0.599098381464857" calcext:value-type="float">
            <text:p>-0.599098381464857</text:p>
          </table:table-cell>
          <table:table-cell office:value-type="float" office:value="-0.00299194135962016" calcext:value-type="float">
            <text:p>-0.00299194135962016</text:p>
          </table:table-cell>
          <table:table-cell office:value-type="float" office:value="-2.72387741932022" calcext:value-type="float">
            <text:p>-2.72387741932022</text:p>
          </table:table-cell>
          <table:table-cell office:value-type="float" office:value="0.292737370774859" calcext:value-type="float">
            <text:p>0.292737370774859</text:p>
          </table:table-cell>
          <table:table-cell office:value-type="float" office:value="0.113842310366656" calcext:value-type="float">
            <text:p>0.113842310366656</text:p>
          </table:table-cell>
        </table:table-row>
        <table:table-row table:style-name="ro1">
          <table:table-cell office:value-type="float" office:value="1.74017157678552E+018" calcext:value-type="float">
            <text:p>1.74017157678552E+018</text:p>
          </table:table-cell>
          <table:table-cell office:value-type="float" office:value="-0.603912399038236" calcext:value-type="float">
            <text:p>-0.603912399038236</text:p>
          </table:table-cell>
          <table:table-cell office:value-type="float" office:value="-0.00513447714693889" calcext:value-type="float">
            <text:p>-0.00513447714693889</text:p>
          </table:table-cell>
          <table:table-cell office:value-type="float" office:value="-2.72182825773363" calcext:value-type="float">
            <text:p>-2.72182825773363</text:p>
          </table:table-cell>
          <table:table-cell office:value-type="float" office:value="0.292737370774881" calcext:value-type="float">
            <text:p>0.292737370774881</text:p>
          </table:table-cell>
          <table:table-cell office:value-type="float" office:value="0.113842310366272" calcext:value-type="float">
            <text:p>0.113842310366272</text:p>
          </table:table-cell>
        </table:table-row>
        <table:table-row table:style-name="ro1">
          <table:table-cell office:value-type="float" office:value="1.74017157680094E+018" calcext:value-type="float">
            <text:p>1.74017157680094E+018</text:p>
          </table:table-cell>
          <table:table-cell office:value-type="float" office:value="-0.607920719708949" calcext:value-type="float">
            <text:p>-0.607920719708949</text:p>
          </table:table-cell>
          <table:table-cell office:value-type="float" office:value="-0.00692745611256442" calcext:value-type="float">
            <text:p>-0.00692745611256442</text:p>
          </table:table-cell>
          <table:table-cell office:value-type="float" office:value="-2.72012062307815" calcext:value-type="float">
            <text:p>-2.72012062307815</text:p>
          </table:table-cell>
          <table:table-cell office:value-type="float" office:value="0.292737370774873" calcext:value-type="float">
            <text:p>0.292737370774873</text:p>
          </table:table-cell>
          <table:table-cell office:value-type="float" office:value="0.113842310365946" calcext:value-type="float">
            <text:p>0.113842310365946</text:p>
          </table:table-cell>
        </table:table-row>
        <table:table-row table:style-name="ro1">
          <table:table-cell office:value-type="float" office:value="1.74017157681576E+018" calcext:value-type="float">
            <text:p>1.74017157681576E+018</text:p>
          </table:table-cell>
          <table:table-cell office:value-type="float" office:value="-0.611925972783967" calcext:value-type="float">
            <text:p>-0.611925972783967</text:p>
          </table:table-cell>
          <table:table-cell office:value-type="float" office:value="-0.00872727720797337" calcext:value-type="float">
            <text:p>-0.00872727720797337</text:p>
          </table:table-cell>
          <table:table-cell office:value-type="float" office:value="-2.71841298842267" calcext:value-type="float">
            <text:p>-2.71841298842267</text:p>
          </table:table-cell>
          <table:table-cell office:value-type="float" office:value="0.292737370774827" calcext:value-type="float">
            <text:p>0.292737370774827</text:p>
          </table:table-cell>
          <table:table-cell office:value-type="float" office:value="0.113842310365631" calcext:value-type="float">
            <text:p>0.113842310365631</text:p>
          </table:table-cell>
        </table:table-row>
        <table:table-row table:style-name="ro1">
          <table:table-cell office:value-type="float" office:value="1.74017157683384E+018" calcext:value-type="float">
            <text:p>1.74017157683384E+018</text:p>
          </table:table-cell>
          <table:table-cell office:value-type="float" office:value="-0.616728210803741" calcext:value-type="float">
            <text:p>-0.616728210803741</text:p>
          </table:table-cell>
          <table:table-cell office:value-type="float" office:value="-0.0108960867427606" calcext:value-type="float">
            <text:p>-0.0108960867427606</text:p>
          </table:table-cell>
          <table:table-cell office:value-type="float" office:value="-2.71636382683609" calcext:value-type="float">
            <text:p>-2.71636382683609</text:p>
          </table:table-cell>
          <table:table-cell office:value-type="float" office:value="0.292737370774813" calcext:value-type="float">
            <text:p>0.292737370774813</text:p>
          </table:table-cell>
          <table:table-cell office:value-type="float" office:value="0.113842310365258" calcext:value-type="float">
            <text:p>0.113842310365258</text:p>
          </table:table-cell>
        </table:table-row>
        <table:table-row table:style-name="ro1">
          <table:table-cell office:value-type="float" office:value="1.74017157684907E+018" calcext:value-type="float">
            <text:p>1.74017157684907E+018</text:p>
          </table:table-cell>
          <table:table-cell office:value-type="float" office:value="-0.620726674069464" calcext:value-type="float">
            <text:p>-0.620726674069464</text:p>
          </table:table-cell>
          <table:table-cell office:value-type="float" office:value="-0.0127109420215876" calcext:value-type="float">
            <text:p>-0.0127109420215876</text:p>
          </table:table-cell>
          <table:table-cell office:value-type="float" office:value="-2.71465619218062" calcext:value-type="float">
            <text:p>-2.71465619218062</text:p>
          </table:table-cell>
          <table:table-cell office:value-type="float" office:value="0.292737370774805" calcext:value-type="float">
            <text:p>0.292737370774805</text:p>
          </table:table-cell>
          <table:table-cell office:value-type="float" office:value="0.113842310364932" calcext:value-type="float">
            <text:p>0.113842310364932</text:p>
          </table:table-cell>
        </table:table-row>
        <table:table-row table:style-name="ro1">
          <table:table-cell office:value-type="float" office:value="1.74017157686483E+018" calcext:value-type="float">
            <text:p>1.74017157686483E+018</text:p>
          </table:table-cell>
          <table:table-cell office:value-type="float" office:value="-0.624722032397133" calcext:value-type="float">
            <text:p>-0.624722032397133</text:p>
          </table:table-cell>
          <table:table-cell office:value-type="float" office:value="-0.0145326225654638" calcext:value-type="float">
            <text:p>-0.0145326225654638</text:p>
          </table:table-cell>
          <table:table-cell office:value-type="float" office:value="-2.71294855752515" calcext:value-type="float">
            <text:p>-2.71294855752515</text:p>
          </table:table-cell>
          <table:table-cell office:value-type="float" office:value="0.292737370774793" calcext:value-type="float">
            <text:p>0.292737370774793</text:p>
          </table:table-cell>
          <table:table-cell office:value-type="float" office:value="0.113842310364623" calcext:value-type="float">
            <text:p>0.113842310364623</text:p>
          </table:table-cell>
        </table:table-row>
        <table:table-row table:style-name="ro1">
          <table:table-cell office:value-type="float" office:value="1.74017157688318E+018" calcext:value-type="float">
            <text:p>1.74017157688318E+018</text:p>
          </table:table-cell>
          <table:table-cell office:value-type="float" office:value="-0.629512347468808" calcext:value-type="float">
            <text:p>-0.629512347468808</text:p>
          </table:table-cell>
          <table:table-cell office:value-type="float" office:value="-0.0167276410872176" calcext:value-type="float">
            <text:p>-0.0167276410872176</text:p>
          </table:table-cell>
          <table:table-cell office:value-type="float" office:value="-2.7108993959386" calcext:value-type="float">
            <text:p>-2.7108993959386</text:p>
          </table:table-cell>
          <table:table-cell office:value-type="float" office:value="0.292737370774815" calcext:value-type="float">
            <text:p>0.292737370774815</text:p>
          </table:table-cell>
          <table:table-cell office:value-type="float" office:value="0.113842310364263" calcext:value-type="float">
            <text:p>0.113842310364263</text:p>
          </table:table-cell>
        </table:table-row>
        <table:table-row table:style-name="ro1">
          <table:table-cell office:value-type="float" office:value="1.74017157689846E+018" calcext:value-type="float">
            <text:p>1.74017157689846E+018</text:p>
          </table:table-cell>
          <table:table-cell office:value-type="float" office:value="-0.633500833935706" calcext:value-type="float">
            <text:p>-0.633500833935706</text:p>
          </table:table-cell>
          <table:table-cell office:value-type="float" office:value="-0.0185643184877923" calcext:value-type="float">
            <text:p>-0.0185643184877923</text:p>
          </table:table-cell>
          <table:table-cell office:value-type="float" office:value="-2.70919176128314" calcext:value-type="float">
            <text:p>-2.70919176128314</text:p>
          </table:table-cell>
          <table:table-cell office:value-type="float" office:value="0.292737370774805" calcext:value-type="float">
            <text:p>0.292737370774805</text:p>
          </table:table-cell>
          <table:table-cell office:value-type="float" office:value="0.113842310363937" calcext:value-type="float">
            <text:p>0.113842310363937</text:p>
          </table:table-cell>
        </table:table-row>
        <table:table-row table:style-name="ro1">
          <table:table-cell office:value-type="float" office:value="1.74017157691676E+018" calcext:value-type="float">
            <text:p>1.74017157691676E+018</text:p>
          </table:table-cell>
          <table:table-cell office:value-type="float" office:value="-0.638282868985382" calcext:value-type="float">
            <text:p>-0.638282868985382</text:p>
          </table:table-cell>
          <table:table-cell office:value-type="float" office:value="-0.0207773177151742" calcext:value-type="float">
            <text:p>-0.0207773177151742</text:p>
          </table:table-cell>
          <table:table-cell office:value-type="float" office:value="-2.7071425996966" calcext:value-type="float">
            <text:p>-2.7071425996966</text:p>
          </table:table-cell>
          <table:table-cell office:value-type="float" office:value="0.292737370774757" calcext:value-type="float">
            <text:p>0.292737370774757</text:p>
          </table:table-cell>
          <table:table-cell office:value-type="float" office:value="0.113842310363558" calcext:value-type="float">
            <text:p>0.113842310363558</text:p>
          </table:table-cell>
        </table:table-row>
        <table:table-row table:style-name="ro1">
          <table:table-cell office:value-type="float" office:value="1.740171576932E+018" calcext:value-type="float">
            <text:p>1.740171576932E+018</text:p>
          </table:table-cell>
          <table:table-cell office:value-type="float" office:value="-0.642264427300002" calcext:value-type="float">
            <text:p>-0.642264427300002</text:p>
          </table:table-cell>
          <table:table-cell office:value-type="float" office:value="-0.0226289660504994" calcext:value-type="float">
            <text:p>-0.0226289660504994</text:p>
          </table:table-cell>
          <table:table-cell office:value-type="float" office:value="-2.70543496504115" calcext:value-type="float">
            <text:p>-2.70543496504115</text:p>
          </table:table-cell>
          <table:table-cell office:value-type="float" office:value="0.292737370774748" calcext:value-type="float">
            <text:p>0.292737370774748</text:p>
          </table:table-cell>
          <table:table-cell office:value-type="float" office:value="0.113842310363241" calcext:value-type="float">
            <text:p>0.113842310363241</text:p>
          </table:table-cell>
        </table:table-row>
        <table:table-row table:style-name="ro1">
          <table:table-cell office:value-type="float" office:value="1.7401715769468E+018" calcext:value-type="float">
            <text:p>1.7401715769468E+018</text:p>
          </table:table-cell>
          <table:table-cell office:value-type="float" office:value="-0.646242817872146" calcext:value-type="float">
            <text:p>-0.646242817872146</text:p>
          </table:table-cell>
          <table:table-cell office:value-type="float" office:value="-0.0244874107297625" calcext:value-type="float">
            <text:p>-0.0244874107297625</text:p>
          </table:table-cell>
          <table:table-cell office:value-type="float" office:value="-2.70372733038571" calcext:value-type="float">
            <text:p>-2.70372733038571</text:p>
          </table:table-cell>
          <table:table-cell office:value-type="float" office:value="0.292737370774738" calcext:value-type="float">
            <text:p>0.292737370774738</text:p>
          </table:table-cell>
          <table:table-cell office:value-type="float" office:value="0.113842310362931" calcext:value-type="float">
            <text:p>0.113842310362931</text:p>
          </table:table-cell>
        </table:table-row>
        <table:table-row table:style-name="ro1">
          <table:table-cell office:value-type="float" office:value="1.74017157696511E+018" calcext:value-type="float">
            <text:p>1.74017157696511E+018</text:p>
          </table:table-cell>
          <table:table-cell office:value-type="float" office:value="-0.651012688805032" calcext:value-type="float">
            <text:p>-0.651012688805032</text:p>
          </table:table-cell>
          <table:table-cell office:value-type="float" office:value="-0.0267265078871748" calcext:value-type="float">
            <text:p>-0.0267265078871748</text:p>
          </table:table-cell>
          <table:table-cell office:value-type="float" office:value="-2.70167816879919" calcext:value-type="float">
            <text:p>-2.70167816879919</text:p>
          </table:table-cell>
          <table:table-cell office:value-type="float" office:value="0.292737370774724" calcext:value-type="float">
            <text:p>0.292737370774724</text:p>
          </table:table-cell>
          <table:table-cell office:value-type="float" office:value="0.11384231036259" calcext:value-type="float">
            <text:p>0.11384231036259</text:p>
          </table:table-cell>
        </table:table-row>
        <table:table-row table:style-name="ro1">
          <table:table-cell office:value-type="float" office:value="1.74017157697999E+018" calcext:value-type="float">
            <text:p>1.74017157697999E+018</text:p>
          </table:table-cell>
          <table:table-cell office:value-type="float" office:value="-0.654984069521103" calcext:value-type="float">
            <text:p>-0.654984069521103</text:p>
          </table:table-cell>
          <table:table-cell office:value-type="float" office:value="-0.0285998854194511" calcext:value-type="float">
            <text:p>-0.0285998854194511</text:p>
          </table:table-cell>
          <table:table-cell office:value-type="float" office:value="-2.69997053414376" calcext:value-type="float">
            <text:p>-2.69997053414376</text:p>
          </table:table-cell>
          <table:table-cell office:value-type="float" office:value="0.292737370774749" calcext:value-type="float">
            <text:p>0.292737370774749</text:p>
          </table:table-cell>
          <table:table-cell office:value-type="float" office:value="0.113842310362301" calcext:value-type="float">
            <text:p>0.113842310362301</text:p>
          </table:table-cell>
        </table:table-row>
        <table:table-row table:style-name="ro1">
          <table:table-cell office:value-type="float" office:value="1.74017157699551E+018" calcext:value-type="float">
            <text:p>1.74017157699551E+018</text:p>
          </table:table-cell>
          <table:table-cell office:value-type="float" office:value="-0.658952245404026" calcext:value-type="float">
            <text:p>-0.658952245404026</text:p>
          </table:table-cell>
          <table:table-cell office:value-type="float" office:value="-0.0304800418843727" calcext:value-type="float">
            <text:p>-0.0304800418843727</text:p>
          </table:table-cell>
          <table:table-cell office:value-type="float" office:value="-2.69826289948833" calcext:value-type="float">
            <text:p>-2.69826289948833</text:p>
          </table:table-cell>
          <table:table-cell office:value-type="float" office:value="0.292737370774739" calcext:value-type="float">
            <text:p>0.292737370774739</text:p>
          </table:table-cell>
          <table:table-cell office:value-type="float" office:value="0.113842310361976" calcext:value-type="float">
            <text:p>0.113842310361976</text:p>
          </table:table-cell>
        </table:table-row>
        <table:table-row table:style-name="ro1">
          <table:table-cell office:value-type="float" office:value="1.74017157701432E+018" calcext:value-type="float">
            <text:p>1.74017157701432E+018</text:p>
          </table:table-cell>
          <table:table-cell office:value-type="float" office:value="-0.663709809792105" calcext:value-type="float">
            <text:p>-0.663709809792105</text:p>
          </table:table-cell>
          <table:table-cell office:value-type="float" office:value="-0.0327451701125287" calcext:value-type="float">
            <text:p>-0.0327451701125287</text:p>
          </table:table-cell>
          <table:table-cell office:value-type="float" office:value="-2.69621373790182" calcext:value-type="float">
            <text:p>-2.69621373790182</text:p>
          </table:table-cell>
          <table:table-cell office:value-type="float" office:value="0.292737370774694" calcext:value-type="float">
            <text:p>0.292737370774694</text:p>
          </table:table-cell>
          <table:table-cell office:value-type="float" office:value="0.113842310361597" calcext:value-type="float">
            <text:p>0.113842310361597</text:p>
          </table:table-cell>
        </table:table-row>
        <table:table-row table:style-name="ro1">
          <table:table-cell office:value-type="float" office:value="1.74017157702903E+018" calcext:value-type="float">
            <text:p>1.74017157702903E+018</text:p>
          </table:table-cell>
          <table:table-cell office:value-type="float" office:value="-0.667648914890678" calcext:value-type="float">
            <text:p>-0.667648914890678</text:p>
          </table:table-cell>
          <table:table-cell office:value-type="float" office:value="-0.0346298566358218" calcext:value-type="float">
            <text:p>-0.0346298566358218</text:p>
          </table:table-cell>
          <table:table-cell office:value-type="float" office:value="-2.69429752824995" calcext:value-type="float">
            <text:p>-2.69429752824995</text:p>
          </table:table-cell>
          <table:table-cell office:value-type="float" office:value="0.291927370789808" calcext:value-type="float">
            <text:p>0.291927370789808</text:p>
          </table:table-cell>
          <table:table-cell office:value-type="float" office:value="0.120794810243031" calcext:value-type="float">
            <text:p>0.120794810243031</text:p>
          </table:table-cell>
        </table:table-row>
        <table:table-row table:style-name="ro1">
          <table:table-cell office:value-type="float" office:value="1.74017157704665E+018" calcext:value-type="float">
            <text:p>1.74017157704665E+018</text:p>
          </table:table-cell>
          <table:table-cell office:value-type="float" office:value="-0.672154567599115" calcext:value-type="float">
            <text:p>-0.672154567599115</text:p>
          </table:table-cell>
          <table:table-cell office:value-type="float" office:value="-0.0368021330583004" calcext:value-type="float">
            <text:p>-0.0368021330583004</text:p>
          </table:table-cell>
          <table:table-cell office:value-type="float" office:value="-2.68995404167414" calcext:value-type="float">
            <text:p>-2.68995404167414</text:p>
          </table:table-cell>
          <table:table-cell office:value-type="float" office:value="0.283017370835198" calcext:value-type="float">
            <text:p>0.283017370835198</text:p>
          </table:table-cell>
          <table:table-cell office:value-type="float" office:value="0.197272309886698" calcext:value-type="float">
            <text:p>0.197272309886698</text:p>
          </table:table-cell>
        </table:table-row>
        <table:table-row table:style-name="ro1">
          <table:table-cell office:value-type="float" office:value="1.74017157706205E+018" calcext:value-type="float">
            <text:p>1.74017157706205E+018</text:p>
          </table:table-cell>
          <table:table-cell office:value-type="float" office:value="-0.67570001861443" calcext:value-type="float">
            <text:p>-0.67570001861443</text:p>
          </table:table-cell>
          <table:table-cell office:value-type="float" office:value="-0.0385333712105673" calcext:value-type="float">
            <text:p>-0.0385333712105673</text:p>
          </table:table-cell>
          <table:table-cell office:value-type="float" office:value="-2.68442253202767" calcext:value-type="float">
            <text:p>-2.68442253202767</text:p>
          </table:table-cell>
          <table:table-cell office:value-type="float" office:value="0.269787370850391" calcext:value-type="float">
            <text:p>0.269787370850391</text:p>
          </table:table-cell>
          <table:table-cell office:value-type="float" office:value="0.310829809765992" calcext:value-type="float">
            <text:p>0.310829809765992</text:p>
          </table:table-cell>
        </table:table-row>
        <table:table-row table:style-name="ro1">
          <table:table-cell office:value-type="float" office:value="1.74017157707749E+018" calcext:value-type="float">
            <text:p>1.74017157707749E+018</text:p>
          </table:table-cell>
          <table:table-cell office:value-type="float" office:value="-0.679052935081673" calcext:value-type="float">
            <text:p>-0.679052935081673</text:p>
          </table:table-cell>
          <table:table-cell office:value-type="float" office:value="-0.0401972197137917" calcext:value-type="float">
            <text:p>-0.0401972197137917</text:p>
          </table:table-cell>
          <table:table-cell office:value-type="float" office:value="-2.67715289738124" calcext:value-type="float">
            <text:p>-2.67715289738124</text:p>
          </table:table-cell>
          <table:table-cell office:value-type="float" office:value="0.256287370850446" calcext:value-type="float">
            <text:p>0.256287370850446</text:p>
          </table:table-cell>
          <table:table-cell office:value-type="float" office:value="0.426704809763266" calcext:value-type="float">
            <text:p>0.426704809763266</text:p>
          </table:table-cell>
        </table:table-row>
        <table:table-row table:style-name="ro1">
          <table:table-cell office:value-type="float" office:value="1.74017157709556E+018" calcext:value-type="float">
            <text:p>1.74017157709556E+018</text:p>
          </table:table-cell>
          <table:table-cell office:value-type="float" office:value="-0.682819836550206" calcext:value-type="float">
            <text:p>-0.682819836550206</text:p>
          </table:table-cell>
          <table:table-cell office:value-type="float" office:value="-0.0421091813738226" calcext:value-type="float">
            <text:p>-0.0421091813738226</text:p>
          </table:table-cell>
          <table:table-cell office:value-type="float" office:value="-2.66613501080558" calcext:value-type="float">
            <text:p>-2.66613501080558</text:p>
          </table:table-cell>
          <table:table-cell office:value-type="float" office:value="0.240087370850504" calcext:value-type="float">
            <text:p>0.240087370850504</text:p>
          </table:table-cell>
          <table:table-cell office:value-type="float" office:value="0.56575480975983" calcext:value-type="float">
            <text:p>0.56575480975983</text:p>
          </table:table-cell>
        </table:table-row>
        <table:table-row table:style-name="ro1">
          <table:table-cell office:value-type="float" office:value="1.740171577111E+018" calcext:value-type="float">
            <text:p>1.740171577111E+018</text:p>
          </table:table-cell>
          <table:table-cell office:value-type="float" office:value="-0.685743505366181" calcext:value-type="float">
            <text:p>-0.685743505366181</text:p>
          </table:table-cell>
          <table:table-cell office:value-type="float" office:value="-0.0436342895188469" calcext:value-type="float">
            <text:p>-0.0436342895188469</text:p>
          </table:table-cell>
          <table:table-cell office:value-type="float" office:value="-2.65504150115925" calcext:value-type="float">
            <text:p>-2.65504150115925</text:p>
          </table:table-cell>
          <table:table-cell office:value-type="float" office:value="0.2265873708506" calcext:value-type="float">
            <text:p>0.2265873708506</text:p>
          </table:table-cell>
          <table:table-cell office:value-type="float" office:value="0.681629809756984" calcext:value-type="float">
            <text:p>0.681629809756984</text:p>
          </table:table-cell>
        </table:table-row>
        <table:table-row table:style-name="ro1">
          <table:table-cell office:value-type="float" office:value="1.74017157712914E+018" calcext:value-type="float">
            <text:p>1.74017157712914E+018</text:p>
          </table:table-cell>
          <table:table-cell office:value-type="float" office:value="-0.688992017586908" calcext:value-type="float">
            <text:p>-0.688992017586908</text:p>
          </table:table-cell>
          <table:table-cell office:value-type="float" office:value="-0.0453839508154232" calcext:value-type="float">
            <text:p>-0.0453839508154232</text:p>
          </table:table-cell>
          <table:table-cell office:value-type="float" office:value="-2.63943496458371" calcext:value-type="float">
            <text:p>-2.63943496458371</text:p>
          </table:table-cell>
          <table:table-cell office:value-type="float" office:value="0.21038737085074" calcext:value-type="float">
            <text:p>0.21038737085074</text:p>
          </table:table-cell>
          <table:table-cell office:value-type="float" office:value="0.820679809753526" calcext:value-type="float">
            <text:p>0.820679809753526</text:p>
          </table:table-cell>
        </table:table-row>
        <table:table-row table:style-name="ro1">
          <table:table-cell office:value-type="float" office:value="1.74017157714421E+018" calcext:value-type="float">
            <text:p>1.74017157714421E+018</text:p>
          </table:table-cell>
          <table:table-cell office:value-type="float" office:value="-0.691481959939886" calcext:value-type="float">
            <text:p>-0.691481959939886</text:p>
          </table:table-cell>
          <table:table-cell office:value-type="float" office:value="-0.0467747368490266" calcext:value-type="float">
            <text:p>-0.0467747368490266</text:p>
          </table:table-cell>
          <table:table-cell office:value-type="float" office:value="-2.62451757993747" calcext:value-type="float">
            <text:p>-2.62451757993747</text:p>
          </table:table-cell>
          <table:table-cell office:value-type="float" office:value="0.196887370850881" calcext:value-type="float">
            <text:p>0.196887370850881</text:p>
          </table:table-cell>
          <table:table-cell office:value-type="float" office:value="0.936554809750657" calcext:value-type="float">
            <text:p>0.936554809750657</text:p>
          </table:table-cell>
        </table:table-row>
        <table:table-row table:style-name="ro1">
          <table:table-cell office:value-type="float" office:value="1.74017157715975E+018" calcext:value-type="float">
            <text:p>1.74017157715975E+018</text:p>
          </table:table-cell>
          <table:table-cell office:value-type="float" office:value="-0.693774446563422" calcext:value-type="float">
            <text:p>-0.693774446563422</text:p>
          </table:table-cell>
          <table:table-cell office:value-type="float" office:value="-0.0481030869884747" calcext:value-type="float">
            <text:p>-0.0481030869884747</text:p>
          </table:table-cell>
          <table:table-cell office:value-type="float" office:value="-2.60786207029127" calcext:value-type="float">
            <text:p>-2.60786207029127</text:p>
          </table:table-cell>
          <table:table-cell office:value-type="float" office:value="0.183387370851062" calcext:value-type="float">
            <text:p>0.183387370851062</text:p>
          </table:table-cell>
          <table:table-cell office:value-type="float" office:value="1.05242980974797" calcext:value-type="float">
            <text:p>1.05242980974797</text:p>
          </table:table-cell>
        </table:table-row>
        <table:table-row table:style-name="ro1">
          <table:table-cell office:value-type="float" office:value="1.74017157717813E+018" calcext:value-type="float">
            <text:p>1.74017157717813E+018</text:p>
          </table:table-cell>
          <table:table-cell office:value-type="float" office:value="-0.696269972580965" calcext:value-type="float">
            <text:p>-0.696269972580965</text:p>
          </table:table-cell>
          <table:table-cell office:value-type="float" office:value="-0.0496142899740093" calcext:value-type="float">
            <text:p>-0.0496142899740093</text:p>
          </table:table-cell>
          <table:table-cell office:value-type="float" office:value="-2.58562661133164" calcext:value-type="float">
            <text:p>-2.58562661133164</text:p>
          </table:table-cell>
          <table:table-cell office:value-type="float" office:value="0.167364549342005" calcext:value-type="float">
            <text:p>0.167364549342005</text:p>
          </table:table-cell>
          <table:table-cell office:value-type="float" office:value="1.18996388921948" calcext:value-type="float">
            <text:p>1.18996388921948</text:p>
          </table:table-cell>
        </table:table-row>
        <table:table-row table:style-name="ro1">
          <table:table-cell office:value-type="float" office:value="1.7401715771934E+018" calcext:value-type="float">
            <text:p>1.7401715771934E+018</text:p>
          </table:table-cell>
          <table:table-cell office:value-type="float" office:value="-0.698255811505174" calcext:value-type="float">
            <text:p>-0.698255811505174</text:p>
          </table:table-cell>
          <table:table-cell office:value-type="float" office:value="-0.0508747754737583" calcext:value-type="float">
            <text:p>-0.0508747754737583</text:p>
          </table:table-cell>
          <table:table-cell office:value-type="float" office:value="-2.56641748976124" calcext:value-type="float">
            <text:p>-2.56641748976124</text:p>
          </table:table-cell>
          <table:table-cell office:value-type="float" office:value="0.158800441782707" calcext:value-type="float">
            <text:p>0.158800441782707</text:p>
          </table:table-cell>
          <table:table-cell office:value-type="float" office:value="1.26349678669323" calcext:value-type="float">
            <text:p>1.26349678669323</text:p>
          </table:table-cell>
        </table:table-row>
        <table:table-row table:style-name="ro1">
          <table:table-cell office:value-type="float" office:value="1.74017157720845E+018" calcext:value-type="float">
            <text:p>1.74017157720845E+018</text:p>
          </table:table-cell>
          <table:table-cell office:value-type="float" office:value="-0.700217072732766" calcext:value-type="float">
            <text:p>-0.700217072732766</text:p>
          </table:table-cell>
          <table:table-cell office:value-type="float" office:value="-0.0521731723025899" calcext:value-type="float">
            <text:p>-0.0521731723025899</text:p>
          </table:table-cell>
          <table:table-cell office:value-type="float" office:value="-2.54720836819087" calcext:value-type="float">
            <text:p>-2.54720836819087</text:p>
          </table:table-cell>
          <table:table-cell office:value-type="float" office:value="0.156809155732568" calcext:value-type="float">
            <text:p>0.156809155732568</text:p>
          </table:table-cell>
          <table:table-cell office:value-type="float" office:value="1.28060810469246" calcext:value-type="float">
            <text:p>1.28060810469246</text:p>
          </table:table-cell>
        </table:table-row>
        <table:table-row table:style-name="ro1">
          <table:table-cell office:value-type="float" office:value="1.74017157722651E+018" calcext:value-type="float">
            <text:p>1.74017157722651E+018</text:p>
          </table:table-cell>
          <table:table-cell office:value-type="float" office:value="-0.702537125381374" calcext:value-type="float">
            <text:p>-0.702537125381374</text:p>
          </table:table-cell>
          <table:table-cell office:value-type="float" office:value="-0.0537806159309123" calcext:value-type="float">
            <text:p>-0.0537806159309123</text:p>
          </table:table-cell>
          <table:table-cell office:value-type="float" office:value="-2.52415742230647" calcext:value-type="float">
            <text:p>-2.52415742230647</text:p>
          </table:table-cell>
          <table:table-cell office:value-type="float" office:value="0.156809155732466" calcext:value-type="float">
            <text:p>0.156809155732466</text:p>
          </table:table-cell>
          <table:table-cell office:value-type="float" office:value="1.28060810468979" calcext:value-type="float">
            <text:p>1.28060810468979</text:p>
          </table:table-cell>
        </table:table-row>
        <table:table-row table:style-name="ro1">
          <table:table-cell office:value-type="float" office:value="1.74017157724181E+018" calcext:value-type="float">
            <text:p>1.74017157724181E+018</text:p>
          </table:table-cell>
          <table:table-cell office:value-type="float" office:value="-0.704441781541584" calcext:value-type="float">
            <text:p>-0.704441781541584</text:p>
          </table:table-cell>
          <table:table-cell office:value-type="float" office:value="-0.0551607118838585" calcext:value-type="float">
            <text:p>-0.0551607118838585</text:p>
          </table:table-cell>
          <table:table-cell office:value-type="float" office:value="-2.50494830073617" calcext:value-type="float">
            <text:p>-2.50494830073617</text:p>
          </table:table-cell>
          <table:table-cell office:value-type="float" office:value="0.156809155732385" calcext:value-type="float">
            <text:p>0.156809155732385</text:p>
          </table:table-cell>
          <table:table-cell office:value-type="float" office:value="1.28060810468775" calcext:value-type="float">
            <text:p>1.28060810468775</text:p>
          </table:table-cell>
        </table:table-row>
        <table:table-row table:style-name="ro1">
          <table:table-cell office:value-type="float" office:value="1.74017157726018E+018" calcext:value-type="float">
            <text:p>1.74017157726018E+018</text:p>
          </table:table-cell>
          <table:table-cell office:value-type="float" office:value="-0.706691852333801" calcext:value-type="float">
            <text:p>-0.706691852333801</text:p>
          </table:table-cell>
          <table:table-cell office:value-type="float" office:value="-0.0568647367488592" calcext:value-type="float">
            <text:p>-0.0568647367488592</text:p>
          </table:table-cell>
          <table:table-cell office:value-type="float" office:value="-2.48189735485184" calcext:value-type="float">
            <text:p>-2.48189735485184</text:p>
          </table:table-cell>
          <table:table-cell office:value-type="float" office:value="0.156809155732312" calcext:value-type="float">
            <text:p>0.156809155732312</text:p>
          </table:table-cell>
          <table:table-cell office:value-type="float" office:value="1.28060810468568" calcext:value-type="float">
            <text:p>1.28060810468568</text:p>
          </table:table-cell>
        </table:table-row>
        <table:table-row table:style-name="ro1">
          <table:table-cell office:value-type="float" office:value="1.74017157727571E+018" calcext:value-type="float">
            <text:p>1.74017157727571E+018</text:p>
          </table:table-cell>
          <table:table-cell office:value-type="float" office:value="-0.708536502382068" calcext:value-type="float">
            <text:p>-0.708536502382068</text:p>
          </table:table-cell>
          <table:table-cell office:value-type="float" office:value="-0.0583240674609949" calcext:value-type="float">
            <text:p>-0.0583240674609949</text:p>
          </table:table-cell>
          <table:table-cell office:value-type="float" office:value="-2.46268823328159" calcext:value-type="float">
            <text:p>-2.46268823328159</text:p>
          </table:table-cell>
          <table:table-cell office:value-type="float" office:value="0.156809155732237" calcext:value-type="float">
            <text:p>0.156809155732237</text:p>
          </table:table-cell>
          <table:table-cell office:value-type="float" office:value="1.28060810468401" calcext:value-type="float">
            <text:p>1.28060810468401</text:p>
          </table:table-cell>
        </table:table-row>
        <table:table-row table:style-name="ro1">
          <table:table-cell office:value-type="float" office:value="1.74017157729078E+018" calcext:value-type="float">
            <text:p>1.74017157729078E+018</text:p>
          </table:table-cell>
          <table:table-cell office:value-type="float" office:value="-0.710352781374622" calcext:value-type="float">
            <text:p>-0.710352781374622</text:p>
          </table:table-cell>
          <table:table-cell office:value-type="float" office:value="-0.0598185608698637" calcext:value-type="float">
            <text:p>-0.0598185608698637</text:p>
          </table:table-cell>
          <table:table-cell office:value-type="float" office:value="-2.44347911171137" calcext:value-type="float">
            <text:p>-2.44347911171137</text:p>
          </table:table-cell>
          <table:table-cell office:value-type="float" office:value="0.156809155732145" calcext:value-type="float">
            <text:p>0.156809155732145</text:p>
          </table:table-cell>
          <table:table-cell office:value-type="float" office:value="1.28060810468234" calcext:value-type="float">
            <text:p>1.28060810468234</text:p>
          </table:table-cell>
        </table:table-row>
        <table:table-row table:style-name="ro1">
          <table:table-cell office:value-type="float" office:value="1.74017157730864E+018" calcext:value-type="float">
            <text:p>1.74017157730864E+018</text:p>
          </table:table-cell>
          <table:table-cell office:value-type="float" office:value="-0.712493923526078" calcext:value-type="float">
            <text:p>-0.712493923526078</text:p>
          </table:table-cell>
          <table:table-cell office:value-type="float" office:value="-0.0616575903959367" calcext:value-type="float">
            <text:p>-0.0616575903959367</text:p>
          </table:table-cell>
          <table:table-cell office:value-type="float" office:value="-2.42042816582712" calcext:value-type="float">
            <text:p>-2.42042816582712</text:p>
          </table:table-cell>
          <table:table-cell office:value-type="float" office:value="0.156809155732061" calcext:value-type="float">
            <text:p>0.156809155732061</text:p>
          </table:table-cell>
          <table:table-cell office:value-type="float" office:value="1.28060810468079" calcext:value-type="float">
            <text:p>1.28060810468079</text:p>
          </table:table-cell>
        </table:table-row>
        <table:table-row table:style-name="ro1">
          <table:table-cell office:value-type="float" office:value="1.74017157732366E+018" calcext:value-type="float">
            <text:p>1.74017157732366E+018</text:p>
          </table:table-cell>
          <table:table-cell office:value-type="float" office:value="-0.714245442306576" calcext:value-type="float">
            <text:p>-0.714245442306576</text:p>
          </table:table-cell>
          <table:table-cell office:value-type="float" office:value="-0.0632274827137408" calcext:value-type="float">
            <text:p>-0.0632274827137408</text:p>
          </table:table-cell>
          <table:table-cell office:value-type="float" office:value="-2.40121904425693" calcext:value-type="float">
            <text:p>-2.40121904425693</text:p>
          </table:table-cell>
          <table:table-cell office:value-type="float" office:value="0.156809155732001" calcext:value-type="float">
            <text:p>0.156809155732001</text:p>
          </table:table-cell>
          <table:table-cell office:value-type="float" office:value="1.28060810467968" calcext:value-type="float">
            <text:p>1.28060810467968</text:p>
          </table:table-cell>
        </table:table-row>
        <table:table-row table:style-name="ro1">
          <table:table-cell office:value-type="float" office:value="1.74017157733879E+018" calcext:value-type="float">
            <text:p>1.74017157733879E+018</text:p>
          </table:table-cell>
          <table:table-cell office:value-type="float" office:value="-0.715966483552386" calcext:value-type="float">
            <text:p>-0.715966483552386</text:p>
          </table:table-cell>
          <table:table-cell office:value-type="float" office:value="-0.0648307284709948" calcext:value-type="float">
            <text:p>-0.0648307284709948</text:p>
          </table:table-cell>
          <table:table-cell office:value-type="float" office:value="-2.38200992268676" calcext:value-type="float">
            <text:p>-2.38200992268676</text:p>
          </table:table-cell>
          <table:table-cell office:value-type="float" office:value="0.156809155731943" calcext:value-type="float">
            <text:p>0.156809155731943</text:p>
          </table:table-cell>
          <table:table-cell office:value-type="float" office:value="1.28060810467872" calcext:value-type="float">
            <text:p>1.28060810467872</text:p>
          </table:table-cell>
        </table:table-row>
        <table:table-row table:style-name="ro1">
          <table:table-cell office:value-type="float" office:value="1.74017157735701E+018" calcext:value-type="float">
            <text:p>1.74017157735701E+018</text:p>
          </table:table-cell>
          <table:table-cell office:value-type="float" office:value="-0.717990609387601" calcext:value-type="float">
            <text:p>-0.717990609387601</text:p>
          </table:table-cell>
          <table:table-cell office:value-type="float" office:value="-0.0667978161441053" calcext:value-type="float">
            <text:p>-0.0667978161441053</text:p>
          </table:table-cell>
          <table:table-cell office:value-type="float" office:value="-2.35895897680256" calcext:value-type="float">
            <text:p>-2.35895897680256</text:p>
          </table:table-cell>
          <table:table-cell office:value-type="float" office:value="0.156809155731894" calcext:value-type="float">
            <text:p>0.156809155731894</text:p>
          </table:table-cell>
          <table:table-cell office:value-type="float" office:value="1.28060810467798" calcext:value-type="float">
            <text:p>1.28060810467798</text:p>
          </table:table-cell>
        </table:table-row>
        <table:table-row table:style-name="ro1">
          <table:table-cell office:value-type="float" office:value="1.74017157737239E+018" calcext:value-type="float">
            <text:p>1.74017157737239E+018</text:p>
          </table:table-cell>
          <table:table-cell office:value-type="float" office:value="-0.719642380938152" calcext:value-type="float">
            <text:p>-0.719642380938152</text:p>
          </table:table-cell>
          <table:table-cell office:value-type="float" office:value="-0.0684723401578819" calcext:value-type="float">
            <text:p>-0.0684723401578819</text:p>
          </table:table-cell>
          <table:table-cell office:value-type="float" office:value="-2.3397498552324" calcext:value-type="float">
            <text:p>-2.3397498552324</text:p>
          </table:table-cell>
          <table:table-cell office:value-type="float" office:value="0.15680915573184" calcext:value-type="float">
            <text:p>0.15680915573184</text:p>
          </table:table-cell>
          <table:table-cell office:value-type="float" office:value="1.28060810467741" calcext:value-type="float">
            <text:p>1.28060810467741</text:p>
          </table:table-cell>
        </table:table-row>
        <table:table-row table:style-name="ro1">
          <table:table-cell office:value-type="float" office:value="1.74017157739062E+018" calcext:value-type="float">
            <text:p>1.74017157739062E+018</text:p>
          </table:table-cell>
          <table:table-cell office:value-type="float" office:value="-0.721581595069365" calcext:value-type="float">
            <text:p>-0.721581595069365</text:p>
          </table:table-cell>
          <table:table-cell office:value-type="float" office:value="-0.0705231858038983" calcext:value-type="float">
            <text:p>-0.0705231858038983</text:p>
          </table:table-cell>
          <table:table-cell office:value-type="float" office:value="-2.31669890934822" calcext:value-type="float">
            <text:p>-2.31669890934822</text:p>
          </table:table-cell>
          <table:table-cell office:value-type="float" office:value="0.156809155731767" calcext:value-type="float">
            <text:p>0.156809155731767</text:p>
          </table:table-cell>
          <table:table-cell office:value-type="float" office:value="1.28060810467682" calcext:value-type="float">
            <text:p>1.28060810467682</text:p>
          </table:table-cell>
        </table:table-row>
        <table:table-row table:style-name="ro1">
          <table:table-cell office:value-type="float" office:value="1.74017157740581E+018" calcext:value-type="float">
            <text:p>1.74017157740581E+018</text:p>
          </table:table-cell>
          <table:table-cell office:value-type="float" office:value="-0.723161147442874" calcext:value-type="float">
            <text:p>-0.723161147442874</text:p>
          </table:table-cell>
          <table:table-cell office:value-type="float" office:value="-0.0722659979645343" calcext:value-type="float">
            <text:p>-0.0722659979645343</text:p>
          </table:table-cell>
          <table:table-cell office:value-type="float" office:value="-2.29748978777807" calcext:value-type="float">
            <text:p>-2.29748978777807</text:p>
          </table:table-cell>
          <table:table-cell office:value-type="float" office:value="0.156809155731726" calcext:value-type="float">
            <text:p>0.156809155731726</text:p>
          </table:table-cell>
          <table:table-cell office:value-type="float" office:value="1.28060810467663" calcext:value-type="float">
            <text:p>1.28060810467663</text:p>
          </table:table-cell>
        </table:table-row>
        <table:table-row table:style-name="ro1">
          <table:table-cell office:value-type="float" office:value="1.74017157742114E+018" calcext:value-type="float">
            <text:p>1.74017157742114E+018</text:p>
          </table:table-cell>
          <table:table-cell office:value-type="float" office:value="-0.724706932573681" calcext:value-type="float">
            <text:p>-0.724706932573681</text:p>
          </table:table-cell>
          <table:table-cell office:value-type="float" office:value="-0.0740388285422518" calcext:value-type="float">
            <text:p>-0.0740388285422518</text:p>
          </table:table-cell>
          <table:table-cell office:value-type="float" office:value="-2.27828066620792" calcext:value-type="float">
            <text:p>-2.27828066620792</text:p>
          </table:table-cell>
          <table:table-cell office:value-type="float" office:value="0.156809155731686" calcext:value-type="float">
            <text:p>0.156809155731686</text:p>
          </table:table-cell>
          <table:table-cell office:value-type="float" office:value="1.28060810467663" calcext:value-type="float">
            <text:p>1.28060810467663</text:p>
          </table:table-cell>
        </table:table-row>
        <table:table-row table:style-name="ro1">
          <table:table-cell office:value-type="float" office:value="1.74017157743936E+018" calcext:value-type="float">
            <text:p>1.74017157743936E+018</text:p>
          </table:table-cell>
          <table:table-cell office:value-type="float" office:value="-0.726516499789845" calcext:value-type="float">
            <text:p>-0.726516499789845</text:p>
          </table:table-cell>
          <table:table-cell office:value-type="float" office:value="-0.076204927755273" calcext:value-type="float">
            <text:p>-0.076204927755273</text:p>
          </table:table-cell>
          <table:table-cell office:value-type="float" office:value="-2.25522972032374" calcext:value-type="float">
            <text:p>-2.25522972032374</text:p>
          </table:table-cell>
          <table:table-cell office:value-type="float" office:value="0.156809155731645" calcext:value-type="float">
            <text:p>0.156809155731645</text:p>
          </table:table-cell>
          <table:table-cell office:value-type="float" office:value="1.28060810467685" calcext:value-type="float">
            <text:p>1.28060810467685</text:p>
          </table:table-cell>
        </table:table-row>
        <table:table-row table:style-name="ro1">
          <table:table-cell office:value-type="float" office:value="1.74017157745415E+018" calcext:value-type="float">
            <text:p>1.74017157745415E+018</text:p>
          </table:table-cell>
          <table:table-cell office:value-type="float" office:value="-0.72798600716525" calcext:value-type="float">
            <text:p>-0.72798600716525</text:p>
          </table:table-cell>
          <table:table-cell office:value-type="float" office:value="-0.0780414810492294" calcext:value-type="float">
            <text:p>-0.0780414810492294</text:p>
          </table:table-cell>
          <table:table-cell office:value-type="float" office:value="-2.23602059875357" calcext:value-type="float">
            <text:p>-2.23602059875357</text:p>
          </table:table-cell>
          <table:table-cell office:value-type="float" office:value="0.156809155731632" calcext:value-type="float">
            <text:p>0.156809155731632</text:p>
          </table:table-cell>
          <table:table-cell office:value-type="float" office:value="1.28060810467737" calcext:value-type="float">
            <text:p>1.28060810467737</text:p>
          </table:table-cell>
        </table:table-row>
        <table:table-row table:style-name="ro1">
          <table:table-cell office:value-type="float" office:value="1.74017157746976E+018" calcext:value-type="float">
            <text:p>1.74017157746976E+018</text:p>
          </table:table-cell>
          <table:table-cell office:value-type="float" office:value="-0.729419967026011" calcext:value-type="float">
            <text:p>-0.729419967026011</text:p>
          </table:table-cell>
          <table:table-cell office:value-type="float" office:value="-0.0799059217282628" calcext:value-type="float">
            <text:p>-0.0799059217282628</text:p>
          </table:table-cell>
          <table:table-cell office:value-type="float" office:value="-2.2168114771834" calcext:value-type="float">
            <text:p>-2.2168114771834</text:p>
          </table:table-cell>
          <table:table-cell office:value-type="float" office:value="0.156809155731602" calcext:value-type="float">
            <text:p>0.156809155731602</text:p>
          </table:table-cell>
          <table:table-cell office:value-type="float" office:value="1.28060810467788" calcext:value-type="float">
            <text:p>1.28060810467788</text:p>
          </table:table-cell>
        </table:table-row>
        <table:table-row table:style-name="ro1">
          <table:table-cell office:value-type="float" office:value="1.74017157748826E+018" calcext:value-type="float">
            <text:p>1.74017157748826E+018</text:p>
          </table:table-cell>
          <table:table-cell office:value-type="float" office:value="-0.73109305210024" calcext:value-type="float">
            <text:p>-0.73109305210024</text:p>
          </table:table-cell>
          <table:table-cell office:value-type="float" office:value="-0.0821790925632094" calcext:value-type="float">
            <text:p>-0.0821790925632094</text:p>
          </table:table-cell>
          <table:table-cell office:value-type="float" office:value="-2.19376053129918" calcext:value-type="float">
            <text:p>-2.19376053129918</text:p>
          </table:table-cell>
          <table:table-cell office:value-type="float" office:value="0.156809155731557" calcext:value-type="float">
            <text:p>0.156809155731557</text:p>
          </table:table-cell>
          <table:table-cell office:value-type="float" office:value="1.28060810467862" calcext:value-type="float">
            <text:p>1.28060810467862</text:p>
          </table:table-cell>
        </table:table-row>
        <table:table-row table:style-name="ro1">
          <table:table-cell office:value-type="float" office:value="1.74017157750337E+018" calcext:value-type="float">
            <text:p>1.74017157750337E+018</text:p>
          </table:table-cell>
          <table:table-cell office:value-type="float" office:value="-0.732446963749038" calcext:value-type="float">
            <text:p>-0.732446963749038</text:p>
          </table:table-cell>
          <table:table-cell office:value-type="float" office:value="-0.0841024498298538" calcext:value-type="float">
            <text:p>-0.0841024498298538</text:p>
          </table:table-cell>
          <table:table-cell office:value-type="float" office:value="-2.17455140972898" calcext:value-type="float">
            <text:p>-2.17455140972898</text:p>
          </table:table-cell>
          <table:table-cell office:value-type="float" office:value="0.156809155731535" calcext:value-type="float">
            <text:p>0.156809155731535</text:p>
          </table:table-cell>
          <table:table-cell office:value-type="float" office:value="1.28060810467954" calcext:value-type="float">
            <text:p>1.28060810467954</text:p>
          </table:table-cell>
        </table:table-row>
        <table:table-row table:style-name="ro1">
          <table:table-cell office:value-type="float" office:value="1.74017157752144E+018" calcext:value-type="float">
            <text:p>1.74017157752144E+018</text:p>
          </table:table-cell>
          <table:table-cell office:value-type="float" office:value="-0.734022519291549" calcext:value-type="float">
            <text:p>-0.734022519291549</text:p>
          </table:table-cell>
          <table:table-cell office:value-type="float" office:value="-0.0864442747684263" calcext:value-type="float">
            <text:p>-0.0864442747684263</text:p>
          </table:table-cell>
          <table:table-cell office:value-type="float" office:value="-2.15150046384471" calcext:value-type="float">
            <text:p>-2.15150046384471</text:p>
          </table:table-cell>
          <table:table-cell office:value-type="float" office:value="0.156809155731517" calcext:value-type="float">
            <text:p>0.156809155731517</text:p>
          </table:table-cell>
          <table:table-cell office:value-type="float" office:value="1.28060810468087" calcext:value-type="float">
            <text:p>1.28060810468087</text:p>
          </table:table-cell>
        </table:table-row>
        <table:table-row table:style-name="ro1">
          <table:table-cell office:value-type="float" office:value="1.74017157753634E+018" calcext:value-type="float">
            <text:p>1.74017157753634E+018</text:p>
          </table:table-cell>
          <table:table-cell office:value-type="float" office:value="-0.735268088747088" calcext:value-type="float">
            <text:p>-0.735268088747088</text:p>
          </table:table-cell>
          <table:table-cell office:value-type="float" office:value="-0.0883819756760366" calcext:value-type="float">
            <text:p>-0.0883819756760366</text:p>
          </table:table-cell>
          <table:table-cell office:value-type="float" office:value="-2.13270849227175" calcext:value-type="float">
            <text:p>-2.13270849227175</text:p>
          </table:table-cell>
          <table:table-cell office:value-type="float" office:value="0.155189155742994" calcext:value-type="float">
            <text:p>0.155189155742994</text:p>
          </table:table-cell>
          <table:table-cell office:value-type="float" office:value="1.26670310477271" calcext:value-type="float">
            <text:p>1.26670310477271</text:p>
          </table:table-cell>
        </table:table-row>
        <table:table-row table:style-name="ro1">
          <table:table-cell office:value-type="float" office:value="1.74017157755181E+018" calcext:value-type="float">
            <text:p>1.74017157755181E+018</text:p>
          </table:table-cell>
          <table:table-cell office:value-type="float" office:value="-0.736376499116455" calcext:value-type="float">
            <text:p>-0.736376499116455</text:p>
          </table:table-cell>
          <table:table-cell office:value-type="float" office:value="-0.0901763496782215" calcext:value-type="float">
            <text:p>-0.0901763496782215</text:p>
          </table:table-cell>
          <table:table-cell office:value-type="float" office:value="-2.11558512069496" calcext:value-type="float">
            <text:p>-2.11558512069496</text:p>
          </table:table-cell>
          <table:table-cell office:value-type="float" office:value="0.147089155769576" calcext:value-type="float">
            <text:p>0.147089155769576</text:p>
          </table:table-cell>
          <table:table-cell office:value-type="float" office:value="1.19717810499187" calcext:value-type="float">
            <text:p>1.19717810499187</text:p>
          </table:table-cell>
        </table:table-row>
        <table:table-row table:style-name="ro1">
          <table:table-cell office:value-type="float" office:value="1.74017157757007E+018" calcext:value-type="float">
            <text:p>1.74017157757007E+018</text:p>
          </table:table-cell>
          <table:table-cell office:value-type="float" office:value="-0.737531857167992" calcext:value-type="float">
            <text:p>-0.737531857167992</text:p>
          </table:table-cell>
          <table:table-cell office:value-type="float" office:value="-0.0921229322802696" calcext:value-type="float">
            <text:p>-0.0921229322802696</text:p>
          </table:table-cell>
          <table:table-cell office:value-type="float" office:value="-2.09733139979848" calcext:value-type="float">
            <text:p>-2.09733139979848</text:p>
          </table:table-cell>
          <table:table-cell office:value-type="float" office:value="0.131159155801995" calcext:value-type="float">
            <text:p>0.131159155801995</text:p>
          </table:table-cell>
          <table:table-cell office:value-type="float" office:value="1.06044560527701" calcext:value-type="float">
            <text:p>1.06044560527701</text:p>
          </table:table-cell>
        </table:table-row>
        <table:table-row table:style-name="ro1">
          <table:table-cell office:value-type="float" office:value="1.74017157758577E+018" calcext:value-type="float">
            <text:p>1.74017157758577E+018</text:p>
          </table:table-cell>
          <table:table-cell office:value-type="float" office:value="-0.738358300080369" calcext:value-type="float">
            <text:p>-0.738358300080369</text:p>
          </table:table-cell>
          <table:table-cell office:value-type="float" office:value="-0.0935667606991779" calcext:value-type="float">
            <text:p>-0.0935667606991779</text:p>
          </table:table-cell>
          <table:table-cell office:value-type="float" office:value="-2.08403190321802" calcext:value-type="float">
            <text:p>-2.08403190321802</text:p>
          </table:table-cell>
          <table:table-cell office:value-type="float" office:value="0.117659155810906" calcext:value-type="float">
            <text:p>0.117659155810906</text:p>
          </table:table-cell>
          <table:table-cell office:value-type="float" office:value="0.944570605362112" calcext:value-type="float">
            <text:p>0.944570605362112</text:p>
          </table:table-cell>
        </table:table-row>
        <table:table-row table:style-name="ro1">
          <table:table-cell office:value-type="float" office:value="1.74017157760058E+018" calcext:value-type="float">
            <text:p>1.74017157760058E+018</text:p>
          </table:table-cell>
          <table:table-cell office:value-type="float" office:value="-0.739068328422518" calcext:value-type="float">
            <text:p>-0.739068328422518</text:p>
          </table:table-cell>
          <table:table-cell office:value-type="float" office:value="-0.0948437721663909" calcext:value-type="float">
            <text:p>-0.0948437721663909</text:p>
          </table:table-cell>
          <table:table-cell office:value-type="float" office:value="-2.07247053163751" calcext:value-type="float">
            <text:p>-2.07247053163751</text:p>
          </table:table-cell>
          <table:table-cell office:value-type="float" office:value="0.10415915581065" calcext:value-type="float">
            <text:p>0.10415915581065</text:p>
          </table:table-cell>
          <table:table-cell office:value-type="float" office:value="0.828695605365902" calcext:value-type="float">
            <text:p>0.828695605365902</text:p>
          </table:table-cell>
        </table:table-row>
        <table:table-row table:style-name="ro1">
          <table:table-cell office:value-type="float" office:value="1.74017157761873E+018" calcext:value-type="float">
            <text:p>1.74017157761873E+018</text:p>
          </table:table-cell>
          <table:table-cell office:value-type="float" office:value="-0.739775384284832" calcext:value-type="float">
            <text:p>-0.739775384284832</text:p>
          </table:table-cell>
          <table:table-cell office:value-type="float" office:value="-0.0961508436742088" calcext:value-type="float">
            <text:p>-0.0961508436742088</text:p>
          </table:table-cell>
          <table:table-cell office:value-type="float" office:value="-2.06089121074083" calcext:value-type="float">
            <text:p>-2.06089121074083</text:p>
          </table:table-cell>
          <table:table-cell office:value-type="float" office:value="0.0879591558103901" calcext:value-type="float">
            <text:p>0.0879591558103901</text:p>
          </table:table-cell>
          <table:table-cell office:value-type="float" office:value="0.689645605369933" calcext:value-type="float">
            <text:p>0.689645605369933</text:p>
          </table:table-cell>
        </table:table-row>
        <table:table-row table:style-name="ro1">
          <table:table-cell office:value-type="float" office:value="1.74017157763411E+018" calcext:value-type="float">
            <text:p>1.74017157763411E+018</text:p>
          </table:table-cell>
          <table:table-cell office:value-type="float" office:value="-0.740249969017839" calcext:value-type="float">
            <text:p>-0.740249969017839</text:p>
          </table:table-cell>
          <table:table-cell office:value-type="float" office:value="-0.097048776513026" calcext:value-type="float">
            <text:p>-0.097048776513026</text:p>
          </table:table-cell>
          <table:table-cell office:value-type="float" office:value="-2.05315371416021" calcext:value-type="float">
            <text:p>-2.05315371416021</text:p>
          </table:table-cell>
          <table:table-cell office:value-type="float" office:value="0.0744591558102198" calcext:value-type="float">
            <text:p>0.0744591558102198</text:p>
          </table:table-cell>
          <table:table-cell office:value-type="float" office:value="0.573770605372849" calcext:value-type="float">
            <text:p>0.573770605372849</text:p>
          </table:table-cell>
        </table:table-row>
        <table:table-row table:style-name="ro1">
          <table:table-cell office:value-type="float" office:value="1.74017157765247E+018" calcext:value-type="float">
            <text:p>1.74017157765247E+018</text:p>
          </table:table-cell>
          <table:table-cell office:value-type="float" office:value="-0.740727145021417" calcext:value-type="float">
            <text:p>-0.740727145021417</text:p>
          </table:table-cell>
          <table:table-cell office:value-type="float" office:value="-0.0979683052813059" calcext:value-type="float">
            <text:p>-0.0979683052813059</text:p>
          </table:table-cell>
          <table:table-cell office:value-type="float" office:value="-2.04616304326452" calcext:value-type="float">
            <text:p>-2.04616304326452</text:p>
          </table:table-cell>
          <table:table-cell office:value-type="float" office:value="0.0610760064826782" calcext:value-type="float">
            <text:p>0.0610760064826782</text:p>
          </table:table-cell>
          <table:table-cell office:value-type="float" office:value="0.434720605339658" calcext:value-type="float">
            <text:p>0.434720605339658</text:p>
          </table:table-cell>
        </table:table-row>
        <table:table-row table:style-name="ro1">
          <table:table-cell office:value-type="float" office:value="1.74017157766735E+018" calcext:value-type="float">
            <text:p>1.74017157766735E+018</text:p>
          </table:table-cell>
          <table:table-cell office:value-type="float" office:value="-0.741117830527309" calcext:value-type="float">
            <text:p>-0.741117830527309</text:p>
          </table:table-cell>
          <table:table-cell office:value-type="float" office:value="-0.0987312323892991" calcext:value-type="float">
            <text:p>-0.0987312323892991</text:p>
          </table:table-cell>
          <table:table-cell office:value-type="float" office:value="-2.04224942168486" calcext:value-type="float">
            <text:p>-2.04224942168486</text:p>
          </table:table-cell>
          <table:table-cell office:value-type="float" office:value="0.0571428571469536" calcext:value-type="float">
            <text:p>0.0571428571469536</text:p>
          </table:table-cell>
          <table:table-cell office:value-type="float" office:value="0.318845605307759" calcext:value-type="float">
            <text:p>0.318845605307759</text:p>
          </table:table-cell>
        </table:table-row>
        <table:table-row table:style-name="ro1">
          <table:table-cell office:value-type="float" office:value="1.74017157768274E+018" calcext:value-type="float">
            <text:p>1.74017157768274E+018</text:p>
          </table:table-cell>
          <table:table-cell office:value-type="float" office:value="-0.741506191620668" calcext:value-type="float">
            <text:p>-0.741506191620668</text:p>
          </table:table-cell>
          <table:table-cell office:value-type="float" office:value="-0.099495345761498" calcext:value-type="float">
            <text:p>-0.099495345761498</text:p>
          </table:table-cell>
          <table:table-cell office:value-type="float" office:value="-2.04007392510404" calcext:value-type="float">
            <text:p>-2.04007392510404</text:p>
          </table:table-cell>
          <table:table-cell office:value-type="float" office:value="0.0571428571348577" calcext:value-type="float">
            <text:p>0.0571428571348577</text:p>
          </table:table-cell>
          <table:table-cell office:value-type="float" office:value="0.202970605349319" calcext:value-type="float">
            <text:p>0.202970605349319</text:p>
          </table:table-cell>
        </table:table-row>
        <table:table-row table:style-name="ro1">
          <table:table-cell office:value-type="float" office:value="1.74017157770072E+018" calcext:value-type="float">
            <text:p>1.74017157770072E+018</text:p>
          </table:table-cell>
          <table:table-cell office:value-type="float" office:value="-0.741971023788896" calcext:value-type="float">
            <text:p>-0.741971023788896</text:p>
          </table:table-cell>
          <table:table-cell office:value-type="float" office:value="-0.100412891520901" calcext:value-type="float">
            <text:p>-0.100412891520901</text:p>
          </table:table-cell>
          <table:table-cell office:value-type="float" office:value="-2.0397576542012" calcext:value-type="float">
            <text:p>-2.0397576542012</text:p>
          </table:table-cell>
          <table:table-cell office:value-type="float" office:value="0.0571428571309238" calcext:value-type="float">
            <text:p>0.0571428571309238</text:p>
          </table:table-cell>
          <table:table-cell office:value-type="float" office:value="0.0639206055858608" calcext:value-type="float">
            <text:p>0.0639206055858608</text:p>
          </table:table-cell>
        </table:table-row>
        <table:table-row table:style-name="ro1">
          <table:table-cell office:value-type="float" office:value="1.74017157771589E+018" calcext:value-type="float">
            <text:p>1.74017157771589E+018</text:p>
          </table:table-cell>
          <table:table-cell office:value-type="float" office:value="-0.742358941793728" calcext:value-type="float">
            <text:p>-0.742358941793728</text:p>
          </table:table-cell>
          <table:table-cell office:value-type="float" office:value="-0.101177230012237" calcext:value-type="float">
            <text:p>-0.101177230012237</text:p>
          </table:table-cell>
          <table:table-cell office:value-type="float" office:value="-2.04140603260609" calcext:value-type="float">
            <text:p>-2.04140603260609</text:p>
          </table:table-cell>
          <table:table-cell office:value-type="float" office:value="0.057142857130922" calcext:value-type="float">
            <text:p>0.057142857130922</text:p>
          </table:table-cell>
          <table:table-cell office:value-type="float" office:value="-0.051954393941387" calcext:value-type="float">
            <text:p>-0.051954393941387</text:p>
          </table:table-cell>
        </table:table-row>
        <table:table-row table:style-name="ro1">
          <table:table-cell office:value-type="float" office:value="1.7401715777311E+018" calcext:value-type="float">
            <text:p>1.7401715777311E+018</text:p>
          </table:table-cell>
          <table:table-cell office:value-type="float" office:value="-0.742748782602128" calcext:value-type="float">
            <text:p>-0.742748782602128</text:p>
          </table:table-cell>
          <table:table-cell office:value-type="float" office:value="-0.101940589243612" calcext:value-type="float">
            <text:p>-0.101940589243612</text:p>
          </table:table-cell>
          <table:table-cell office:value-type="float" office:value="-2.04479253601099" calcext:value-type="float">
            <text:p>-2.04479253601099</text:p>
          </table:table-cell>
          <table:table-cell office:value-type="float" office:value="0.0571428571309584" calcext:value-type="float">
            <text:p>0.0571428571309584</text:p>
          </table:table-cell>
          <table:table-cell office:value-type="float" office:value="-0.167829393659721" calcext:value-type="float">
            <text:p>-0.167829393659721</text:p>
          </table:table-cell>
        </table:table-row>
        <table:table-row table:style-name="ro1">
          <table:table-cell office:value-type="float" office:value="1.74017157774922E+018" calcext:value-type="float">
            <text:p>1.74017157774922E+018</text:p>
          </table:table-cell>
          <table:table-cell office:value-type="float" office:value="-0.743220990389173" calcext:value-type="float">
            <text:p>-0.743220990389173</text:p>
          </table:table-cell>
          <table:table-cell office:value-type="float" office:value="-0.102854359135777" calcext:value-type="float">
            <text:p>-0.102854359135777</text:p>
          </table:table-cell>
          <table:table-cell office:value-type="float" office:value="-2.05115066509685" calcext:value-type="float">
            <text:p>-2.05115066509685</text:p>
          </table:table-cell>
          <table:table-cell office:value-type="float" office:value="0.0571428571310176" calcext:value-type="float">
            <text:p>0.0571428571310176</text:p>
          </table:table-cell>
          <table:table-cell office:value-type="float" office:value="-0.306879393659391" calcext:value-type="float">
            <text:p>-0.306879393659391</text:p>
          </table:table-cell>
        </table:table-row>
        <table:table-row table:style-name="ro1">
          <table:table-cell office:value-type="float" office:value="1.74017157776482E+018" calcext:value-type="float">
            <text:p>1.74017157776482E+018</text:p>
          </table:table-cell>
          <table:table-cell office:value-type="float" office:value="-0.743619701988494" calcext:value-type="float">
            <text:p>-0.743619701988494</text:p>
          </table:table-cell>
          <table:table-cell office:value-type="float" office:value="-0.103613121121982" calcext:value-type="float">
            <text:p>-0.103613121121982</text:p>
          </table:table-cell>
          <table:table-cell office:value-type="float" office:value="-2.05836104350174" calcext:value-type="float">
            <text:p>-2.05836104350174</text:p>
          </table:table-cell>
          <table:table-cell office:value-type="float" office:value="0.0571428571310922" calcext:value-type="float">
            <text:p>0.0571428571310922</text:p>
          </table:table-cell>
          <table:table-cell office:value-type="float" office:value="-0.422754393659209" calcext:value-type="float">
            <text:p>-0.422754393659209</text:p>
          </table:table-cell>
        </table:table-row>
        <table:table-row table:style-name="ro1">
          <table:table-cell office:value-type="float" office:value="1.74017157778278E+018" calcext:value-type="float">
            <text:p>1.74017157778278E+018</text:p>
          </table:table-cell>
          <table:table-cell office:value-type="float" office:value="-0.744106343126693" calcext:value-type="float">
            <text:p>-0.744106343126693</text:p>
          </table:table-cell>
          <table:table-cell office:value-type="float" office:value="-0.104519282814164" calcext:value-type="float">
            <text:p>-0.104519282814164</text:p>
          </table:table-cell>
          <table:table-cell office:value-type="float" office:value="-2.06930782258586" calcext:value-type="float">
            <text:p>-2.06930782258586</text:p>
          </table:table-cell>
          <table:table-cell office:value-type="float" office:value="0.0571428571386103" calcext:value-type="float">
            <text:p>0.0571428571386103</text:p>
          </table:table-cell>
          <table:table-cell office:value-type="float" office:value="-0.561804393600986" calcext:value-type="float">
            <text:p>-0.561804393600986</text:p>
          </table:table-cell>
        </table:table-row>
        <table:table-row table:style-name="ro1">
          <table:table-cell office:value-type="float" office:value="1.74017157779823E+018" calcext:value-type="float">
            <text:p>1.74017157779823E+018</text:p>
          </table:table-cell>
          <table:table-cell office:value-type="float" office:value="-0.744520199875577" calcext:value-type="float">
            <text:p>-0.744520199875577</text:p>
          </table:table-cell>
          <table:table-cell office:value-type="float" office:value="-0.105269888577235" calcext:value-type="float">
            <text:p>-0.105269888577235</text:p>
          </table:table-cell>
          <table:table-cell office:value-type="float" office:value="-2.08034207598928" calcext:value-type="float">
            <text:p>-2.08034207598928</text:p>
          </table:table-cell>
          <table:table-cell office:value-type="float" office:value="0.0571428571436035" calcext:value-type="float">
            <text:p>0.0571428571436035</text:p>
          </table:table-cell>
          <table:table-cell office:value-type="float" office:value="-0.6776793935618" calcext:value-type="float">
            <text:p>-0.6776793935618</text:p>
          </table:table-cell>
        </table:table-row>
        <table:table-row table:style-name="ro1">
          <table:table-cell office:value-type="float" office:value="1.74017157781343E+018" calcext:value-type="float">
            <text:p>1.74017157781343E+018</text:p>
          </table:table-cell>
          <table:table-cell office:value-type="float" office:value="-0.744942961062905" calcext:value-type="float">
            <text:p>-0.744942961062905</text:p>
          </table:table-cell>
          <table:table-cell office:value-type="float" office:value="-0.106015513727871" calcext:value-type="float">
            <text:p>-0.106015513727871</text:p>
          </table:table-cell>
          <table:table-cell office:value-type="float" office:value="-2.0931144543927" calcext:value-type="float">
            <text:p>-2.0931144543927</text:p>
          </table:table-cell>
          <table:table-cell office:value-type="float" office:value="0.0571428571436368" calcext:value-type="float">
            <text:p>0.0571428571436368</text:p>
          </table:table-cell>
          <table:table-cell office:value-type="float" office:value="-0.793554393561171" calcext:value-type="float">
            <text:p>-0.793554393561171</text:p>
          </table:table-cell>
        </table:table-row>
        <table:table-row table:style-name="ro1">
          <table:table-cell office:value-type="float" office:value="1.74017157783194E+018" calcext:value-type="float">
            <text:p>1.74017157783194E+018</text:p>
          </table:table-cell>
          <table:table-cell office:value-type="float" office:value="-0.745463752979552" calcext:value-type="float">
            <text:p>-0.745463752979552</text:p>
          </table:table-cell>
          <table:table-cell office:value-type="float" office:value="-0.106902479104381" calcext:value-type="float">
            <text:p>-0.106902479104381</text:p>
          </table:table-cell>
          <table:table-cell office:value-type="float" office:value="-2.11073563347678" calcext:value-type="float">
            <text:p>-2.11073563347678</text:p>
          </table:table-cell>
          <table:table-cell office:value-type="float" office:value="0.0571428571436945" calcext:value-type="float">
            <text:p>0.0571428571436945</text:p>
          </table:table-cell>
          <table:table-cell office:value-type="float" office:value="-0.932604393560661" calcext:value-type="float">
            <text:p>-0.932604393560661</text:p>
          </table:table-cell>
        </table:table-row>
        <table:table-row table:style-name="ro1">
          <table:table-cell office:value-type="float" office:value="1.74017157784657E+018" calcext:value-type="float">
            <text:p>1.74017157784657E+018</text:p>
          </table:table-cell>
          <table:table-cell office:value-type="float" office:value="-0.745910315236661" calcext:value-type="float">
            <text:p>-0.745910315236661</text:p>
          </table:table-cell>
          <table:table-cell office:value-type="float" office:value="-0.107634093638375" calcext:value-type="float">
            <text:p>-0.107634093638375</text:p>
          </table:table-cell>
          <table:table-cell office:value-type="float" office:value="-2.12696555983207" calcext:value-type="float">
            <text:p>-2.12696555983207</text:p>
          </table:table-cell>
          <table:table-cell office:value-type="float" office:value="0.0571428571437694" calcext:value-type="float">
            <text:p>0.0571428571437694</text:p>
          </table:table-cell>
          <table:table-cell office:value-type="float" office:value="-1.03626849195634" calcext:value-type="float">
            <text:p>-1.03626849195634</text:p>
          </table:table-cell>
        </table:table-row>
        <table:table-row table:style-name="ro1">
          <table:table-cell office:value-type="float" office:value="1.74017157786168E+018" calcext:value-type="float">
            <text:p>1.74017157786168E+018</text:p>
          </table:table-cell>
          <table:table-cell office:value-type="float" office:value="-0.746368757117657" calcext:value-type="float">
            <text:p>-0.746368757117657</text:p>
          </table:table-cell>
          <table:table-cell office:value-type="float" office:value="-0.10835832328851" calcext:value-type="float">
            <text:p>-0.10835832328851</text:p>
          </table:table-cell>
          <table:table-cell office:value-type="float" office:value="-2.14329889315599" calcext:value-type="float">
            <text:p>-2.14329889315599</text:p>
          </table:table-cell>
          <table:table-cell office:value-type="float" office:value="0.0571428571437765" calcext:value-type="float">
            <text:p>0.0571428571437765</text:p>
          </table:table-cell>
          <table:table-cell office:value-type="float" office:value="-1.08544198930687" calcext:value-type="float">
            <text:p>-1.08544198930687</text:p>
          </table:table-cell>
        </table:table-row>
        <table:table-row table:style-name="ro1">
          <table:table-cell office:value-type="float" office:value="1.74017157788022E+018" calcext:value-type="float">
            <text:p>1.74017157788022E+018</text:p>
          </table:table-cell>
          <table:table-cell office:value-type="float" office:value="-0.74693440937053" calcext:value-type="float">
            <text:p>-0.74693440937053</text:p>
          </table:table-cell>
          <table:table-cell office:value-type="float" office:value="-0.109217370926393" calcext:value-type="float">
            <text:p>-0.109217370926393</text:p>
          </table:table-cell>
          <table:table-cell office:value-type="float" office:value="-2.1628988931447" calcext:value-type="float">
            <text:p>-2.1628988931447</text:p>
          </table:table-cell>
          <table:table-cell office:value-type="float" office:value="0.0571428571436155" calcext:value-type="float">
            <text:p>0.0571428571436155</text:p>
          </table:table-cell>
          <table:table-cell office:value-type="float" office:value="-1.08888888826173" calcext:value-type="float">
            <text:p>-1.08888888826173</text:p>
          </table:table-cell>
        </table:table-row>
        <table:table-row table:style-name="ro1">
          <table:table-cell office:value-type="float" office:value="1.740171577896E+018" calcext:value-type="float">
            <text:p>1.740171577896E+018</text:p>
          </table:table-cell>
          <table:table-cell office:value-type="float" office:value="-0.747418573697665" calcext:value-type="float">
            <text:p>-0.747418573697665</text:p>
          </table:table-cell>
          <table:table-cell office:value-type="float" office:value="-0.109924663262492" calcext:value-type="float">
            <text:p>-0.109924663262492</text:p>
          </table:table-cell>
          <table:table-cell office:value-type="float" office:value="-2.17923222646864" calcext:value-type="float">
            <text:p>-2.17923222646864</text:p>
          </table:table-cell>
          <table:table-cell office:value-type="float" office:value="0.0571428571434333" calcext:value-type="float">
            <text:p>0.0571428571434333</text:p>
          </table:table-cell>
          <table:table-cell office:value-type="float" office:value="-1.08888888826211" calcext:value-type="float">
            <text:p>-1.08888888826211</text:p>
          </table:table-cell>
        </table:table-row>
        <table:table-row table:style-name="ro1">
          <table:table-cell office:value-type="float" office:value="1.74017157791389E+018" calcext:value-type="float">
            <text:p>1.74017157791389E+018</text:p>
          </table:table-cell>
          <table:table-cell office:value-type="float" office:value="-0.748014722606095" calcext:value-type="float">
            <text:p>-0.748014722606095</text:p>
          </table:table-cell>
          <table:table-cell office:value-type="float" office:value="-0.110762834959877" calcext:value-type="float">
            <text:p>-0.110762834959877</text:p>
          </table:table-cell>
          <table:table-cell office:value-type="float" office:value="-2.19883222645737" calcext:value-type="float">
            <text:p>-2.19883222645737</text:p>
          </table:table-cell>
          <table:table-cell office:value-type="float" office:value="0.0571428571432159" calcext:value-type="float">
            <text:p>0.0571428571432159</text:p>
          </table:table-cell>
          <table:table-cell office:value-type="float" office:value="-1.08888888826275" calcext:value-type="float">
            <text:p>-1.08888888826275</text:p>
          </table:table-cell>
        </table:table-row>
        <table:table-row table:style-name="ro1">
          <table:table-cell office:value-type="float" office:value="1.74017157792923E+018" calcext:value-type="float">
            <text:p>1.74017157792923E+018</text:p>
          </table:table-cell>
          <table:table-cell office:value-type="float" office:value="-0.748523984291503" calcext:value-type="float">
            <text:p>-0.748523984291503</text:p>
          </table:table-cell>
          <table:table-cell office:value-type="float" office:value="-0.111452276821197" calcext:value-type="float">
            <text:p>-0.111452276821197</text:p>
          </table:table-cell>
          <table:table-cell office:value-type="float" office:value="-2.21516555978133" calcext:value-type="float">
            <text:p>-2.21516555978133</text:p>
          </table:table-cell>
          <table:table-cell office:value-type="float" office:value="0.0571428571430468" calcext:value-type="float">
            <text:p>0.0571428571430468</text:p>
          </table:table-cell>
          <table:table-cell office:value-type="float" office:value="-1.08888888826356" calcext:value-type="float">
            <text:p>-1.08888888826356</text:p>
          </table:table-cell>
        </table:table-row>
        <table:table-row table:style-name="ro1">
          <table:table-cell office:value-type="float" office:value="1.74017157794466E+018" calcext:value-type="float">
            <text:p>1.74017157794466E+018</text:p>
          </table:table-cell>
          <table:table-cell office:value-type="float" office:value="-0.749044438431611" calcext:value-type="float">
            <text:p>-0.749044438431611</text:p>
          </table:table-cell>
          <table:table-cell office:value-type="float" office:value="-0.112133309149655" calcext:value-type="float">
            <text:p>-0.112133309149655</text:p>
          </table:table-cell>
          <table:table-cell office:value-type="float" office:value="-2.2314988931053" calcext:value-type="float">
            <text:p>-2.2314988931053</text:p>
          </table:table-cell>
          <table:table-cell office:value-type="float" office:value="0.0571428571428692" calcext:value-type="float">
            <text:p>0.0571428571428692</text:p>
          </table:table-cell>
          <table:table-cell office:value-type="float" office:value="-1.08888888826439" calcext:value-type="float">
            <text:p>-1.08888888826439</text:p>
          </table:table-cell>
        </table:table-row>
        <table:table-row table:style-name="ro1">
          <table:table-cell office:value-type="float" office:value="1.74017157796251E+018" calcext:value-type="float">
            <text:p>1.74017157796251E+018</text:p>
          </table:table-cell>
          <table:table-cell office:value-type="float" office:value="-0.749683561741672" calcext:value-type="float">
            <text:p>-0.749683561741672</text:p>
          </table:table-cell>
          <table:table-cell office:value-type="float" office:value="-0.112939191715439" calcext:value-type="float">
            <text:p>-0.112939191715439</text:p>
          </table:table-cell>
          <table:table-cell office:value-type="float" office:value="-2.25109889309409" calcext:value-type="float">
            <text:p>-2.25109889309409</text:p>
          </table:table-cell>
          <table:table-cell office:value-type="float" office:value="0.0571428571426478" calcext:value-type="float">
            <text:p>0.0571428571426478</text:p>
          </table:table-cell>
          <table:table-cell office:value-type="float" office:value="-1.08888888826547" calcext:value-type="float">
            <text:p>-1.08888888826547</text:p>
          </table:table-cell>
        </table:table-row>
        <table:table-row table:style-name="ro1">
          <table:table-cell office:value-type="float" office:value="1.74017157797836E+018" calcext:value-type="float">
            <text:p>1.74017157797836E+018</text:p>
          </table:table-cell>
          <table:table-cell office:value-type="float" office:value="-0.750228146407235" calcext:value-type="float">
            <text:p>-0.750228146407235</text:p>
          </table:table-cell>
          <table:table-cell office:value-type="float" office:value="-0.113601086787474" calcext:value-type="float">
            <text:p>-0.113601086787474</text:p>
          </table:table-cell>
          <table:table-cell office:value-type="float" office:value="-2.2674322264181" calcext:value-type="float">
            <text:p>-2.2674322264181</text:p>
          </table:table-cell>
          <table:table-cell office:value-type="float" office:value="0.0571428571424702" calcext:value-type="float">
            <text:p>0.0571428571424702</text:p>
          </table:table-cell>
          <table:table-cell office:value-type="float" office:value="-1.08888888826661" calcext:value-type="float">
            <text:p>-1.08888888826661</text:p>
          </table:table-cell>
        </table:table-row>
        <table:table-row table:style-name="ro1">
          <table:table-cell office:value-type="float" office:value="1.74017157799258E+018" calcext:value-type="float">
            <text:p>1.74017157799258E+018</text:p>
          </table:table-cell>
          <table:table-cell office:value-type="float" office:value="-0.750783468905024" calcext:value-type="float">
            <text:p>-0.750783468905024</text:p>
          </table:table-cell>
          <table:table-cell office:value-type="float" office:value="-0.114253999084644" calcext:value-type="float">
            <text:p>-0.114253999084644</text:p>
          </table:table-cell>
          <table:table-cell office:value-type="float" office:value="-2.28376555974213" calcext:value-type="float">
            <text:p>-2.28376555974213</text:p>
          </table:table-cell>
          <table:table-cell office:value-type="float" office:value="0.0571428571422944" calcext:value-type="float">
            <text:p>0.0571428571422944</text:p>
          </table:table-cell>
          <table:table-cell office:value-type="float" office:value="-1.0888888882679" calcext:value-type="float">
            <text:p>-1.0888888882679</text:p>
          </table:table-cell>
        </table:table-row>
        <table:table-row table:style-name="ro1">
          <table:table-cell office:value-type="float" office:value="1.74017157801103E+018" calcext:value-type="float">
            <text:p>1.74017157801103E+018</text:p>
          </table:table-cell>
          <table:table-cell office:value-type="float" office:value="-0.75146382105425" calcext:value-type="float">
            <text:p>-0.75146382105425</text:p>
          </table:table-cell>
          <table:table-cell office:value-type="float" office:value="-0.115025391506385" calcext:value-type="float">
            <text:p>-0.115025391506385</text:p>
          </table:table-cell>
          <table:table-cell office:value-type="float" office:value="-2.30336555973099" calcext:value-type="float">
            <text:p>-2.30336555973099</text:p>
          </table:table-cell>
          <table:table-cell office:value-type="float" office:value="0.0571428571420825" calcext:value-type="float">
            <text:p>0.0571428571420825</text:p>
          </table:table-cell>
          <table:table-cell office:value-type="float" office:value="-1.08888888826967" calcext:value-type="float">
            <text:p>-1.08888888826967</text:p>
          </table:table-cell>
        </table:table-row>
        <table:table-row table:style-name="ro1">
          <table:table-cell office:value-type="float" office:value="1.74017157802624E+018" calcext:value-type="float">
            <text:p>1.74017157802624E+018</text:p>
          </table:table-cell>
          <table:table-cell office:value-type="float" office:value="-0.752042241339803" calcext:value-type="float">
            <text:p>-0.752042241339803</text:p>
          </table:table-cell>
          <table:table-cell office:value-type="float" office:value="-0.115657932032831" calcext:value-type="float">
            <text:p>-0.115657932032831</text:p>
          </table:table-cell>
          <table:table-cell office:value-type="float" office:value="-2.31969889305508" calcext:value-type="float">
            <text:p>-2.31969889305508</text:p>
          </table:table-cell>
          <table:table-cell office:value-type="float" office:value="0.0571428571419163" calcext:value-type="float">
            <text:p>0.0571428571419163</text:p>
          </table:table-cell>
          <table:table-cell office:value-type="float" office:value="-1.08888888827139" calcext:value-type="float">
            <text:p>-1.08888888827139</text:p>
          </table:table-cell>
        </table:table-row>
        <table:table-row table:style-name="ro1">
          <table:table-cell office:value-type="float" office:value="1.74017157804428E+018" calcext:value-type="float">
            <text:p>1.74017157804428E+018</text:p>
          </table:table-cell>
          <table:table-cell office:value-type="float" office:value="-0.752783445943306" calcext:value-type="float">
            <text:p>-0.752783445943306</text:p>
          </table:table-cell>
          <table:table-cell office:value-type="float" office:value="-0.116439518721993" calcext:value-type="float">
            <text:p>-0.116439518721993</text:p>
          </table:table-cell>
          <table:table-cell office:value-type="float" office:value="-2.33888174304663" calcext:value-type="float">
            <text:p>-2.33888174304663</text:p>
          </table:table-cell>
          <table:table-cell office:value-type="float" office:value="0.0587628571305846" calcext:value-type="float">
            <text:p>0.0587628571305846</text:p>
          </table:table-cell>
          <table:table-cell office:value-type="float" office:value="-1.07498388836053" calcext:value-type="float">
            <text:p>-1.07498388836053</text:p>
          </table:table-cell>
        </table:table-row>
        <table:table-row table:style-name="ro1">
          <table:table-cell office:value-type="float" office:value="1.74017157806003E+018" calcext:value-type="float">
            <text:p>1.74017157806003E+018</text:p>
          </table:table-cell>
          <table:table-cell office:value-type="float" office:value="-0.753553665590288" calcext:value-type="float">
            <text:p>-0.753553665590288</text:p>
          </table:table-cell>
          <table:table-cell office:value-type="float" office:value="-0.117225047589437" calcext:value-type="float">
            <text:p>-0.117225047589437</text:p>
          </table:table-cell>
          <table:table-cell office:value-type="float" office:value="-2.35312932637843" calcext:value-type="float">
            <text:p>-2.35312932637843</text:p>
          </table:table-cell>
          <table:table-cell office:value-type="float" office:value="0.0668628570993655" calcext:value-type="float">
            <text:p>0.0668628570993655</text:p>
          </table:table-cell>
          <table:table-cell office:value-type="float" office:value="-1.00545888861774" calcext:value-type="float">
            <text:p>-1.00545888861774</text:p>
          </table:table-cell>
        </table:table-row>
        <table:table-row table:style-name="ro1">
          <table:table-cell office:value-type="float" office:value="1.74017157807494E+018" calcext:value-type="float">
            <text:p>1.74017157807494E+018</text:p>
          </table:table-cell>
          <table:table-cell office:value-type="float" office:value="-0.754477970891183" calcext:value-type="float">
            <text:p>-0.754477970891183</text:p>
          </table:table-cell>
          <table:table-cell office:value-type="float" office:value="-0.118142934322867" calcext:value-type="float">
            <text:p>-0.118142934322867</text:p>
          </table:table-cell>
          <table:table-cell office:value-type="float" office:value="-2.36563878471266" calcext:value-type="float">
            <text:p>-2.36563878471266</text:p>
          </table:table-cell>
          <table:table-cell office:value-type="float" office:value="0.0800928570700942" calcext:value-type="float">
            <text:p>0.0800928570700942</text:p>
          </table:table-cell>
          <table:table-cell office:value-type="float" office:value="-0.891901388867814" calcext:value-type="float">
            <text:p>-0.891901388867814</text:p>
          </table:table-cell>
        </table:table-row>
        <table:table-row table:style-name="ro1">
          <table:table-cell office:value-type="float" office:value="1.74017157809318E+018" calcext:value-type="float">
            <text:p>1.74017157809318E+018</text:p>
          </table:table-cell>
          <table:table-cell office:value-type="float" office:value="-0.755793059797968" calcext:value-type="float">
            <text:p>-0.755793059797968</text:p>
          </table:table-cell>
          <table:table-cell office:value-type="float" office:value="-0.119416167139727" calcext:value-type="float">
            <text:p>-0.119416167139727</text:p>
          </table:table-cell>
          <table:table-cell office:value-type="float" office:value="-2.37835580971378" calcext:value-type="float">
            <text:p>-2.37835580971378</text:p>
          </table:table-cell>
          <table:table-cell office:value-type="float" office:value="0.0962928570606007" calcext:value-type="float">
            <text:p>0.0962928570606007</text:p>
          </table:table-cell>
          <table:table-cell office:value-type="float" office:value="-0.752851388950037" calcext:value-type="float">
            <text:p>-0.752851388950037</text:p>
          </table:table-cell>
        </table:table-row>
        <table:table-row table:style-name="ro1">
          <table:table-cell office:value-type="float" office:value="1.74017157810836E+018" calcext:value-type="float">
            <text:p>1.74017157810836E+018</text:p>
          </table:table-cell>
          <table:table-cell office:value-type="float" office:value="-0.757061767925406" calcext:value-type="float">
            <text:p>-0.757061767925406</text:p>
          </table:table-cell>
          <table:table-cell office:value-type="float" office:value="-0.120618815863941" calcext:value-type="float">
            <text:p>-0.120618815863941</text:p>
          </table:table-cell>
          <table:table-cell office:value-type="float" office:value="-2.38704139304847" calcext:value-type="float">
            <text:p>-2.38704139304847</text:p>
          </table:table-cell>
          <table:table-cell office:value-type="float" office:value="0.109792857059485" calcext:value-type="float">
            <text:p>0.109792857059485</text:p>
          </table:table-cell>
          <table:table-cell office:value-type="float" office:value="-0.636976388965492" calcext:value-type="float">
            <text:p>-0.636976388965492</text:p>
          </table:table-cell>
        </table:table-row>
        <table:table-row table:style-name="ro1">
          <table:table-cell office:value-type="float" office:value="1.74017157812315E+018" calcext:value-type="float">
            <text:p>1.74017157812315E+018</text:p>
          </table:table-cell>
          <table:table-cell office:value-type="float" office:value="-0.758487857053793" calcext:value-type="float">
            <text:p>-0.758487857053793</text:p>
          </table:table-cell>
          <table:table-cell office:value-type="float" office:value="-0.121949703561909" calcext:value-type="float">
            <text:p>-0.121949703561909</text:p>
          </table:table-cell>
          <table:table-cell office:value-type="float" office:value="-2.39398885138484" calcext:value-type="float">
            <text:p>-2.39398885138484</text:p>
          </table:table-cell>
          <table:table-cell office:value-type="float" office:value="0.123292857055121" calcext:value-type="float">
            <text:p>0.123292857055121</text:p>
          </table:table-cell>
          <table:table-cell office:value-type="float" office:value="-0.521101389035538" calcext:value-type="float">
            <text:p>-0.521101389035538</text:p>
          </table:table-cell>
        </table:table-row>
        <table:table-row table:style-name="ro1">
          <table:table-cell office:value-type="float" office:value="1.74017157814199E+018" calcext:value-type="float">
            <text:p>1.74017157814199E+018</text:p>
          </table:table-cell>
          <table:table-cell office:value-type="float" office:value="-0.760406209040115" calcext:value-type="float">
            <text:p>-0.760406209040115</text:p>
          </table:table-cell>
          <table:table-cell office:value-type="float" office:value="-0.123716605242327" calcext:value-type="float">
            <text:p>-0.123716605242327</text:p>
          </table:table-cell>
          <table:table-cell office:value-type="float" office:value="-2.40003147638853" calcext:value-type="float">
            <text:p>-2.40003147638853</text:p>
          </table:table-cell>
          <table:table-cell office:value-type="float" office:value="0.139492857051641" calcext:value-type="float">
            <text:p>0.139492857051641</text:p>
          </table:table-cell>
          <table:table-cell office:value-type="float" office:value="-0.382051389092754" calcext:value-type="float">
            <text:p>-0.382051389092754</text:p>
          </table:table-cell>
        </table:table-row>
        <table:table-row table:style-name="ro1">
          <table:table-cell office:value-type="float" office:value="1.74017157815698E+018" calcext:value-type="float">
            <text:p>1.74017157815698E+018</text:p>
          </table:table-cell>
          <table:table-cell office:value-type="float" office:value="-0.762175944232623" calcext:value-type="float">
            <text:p>-0.762175944232623</text:p>
          </table:table-cell>
          <table:table-cell office:value-type="float" office:value="-0.125332010224731" calcext:value-type="float">
            <text:p>-0.125332010224731</text:p>
          </table:table-cell>
          <table:table-cell office:value-type="float" office:value="-2.40315505972497" calcext:value-type="float">
            <text:p>-2.40315505972497</text:p>
          </table:table-cell>
          <table:table-cell office:value-type="float" office:value="0.152992857051558" calcext:value-type="float">
            <text:p>0.152992857051558</text:p>
          </table:table-cell>
          <table:table-cell office:value-type="float" office:value="-0.266176389095059" calcext:value-type="float">
            <text:p>-0.266176389095059</text:p>
          </table:table-cell>
        </table:table-row>
        <table:table-row table:style-name="ro1">
          <table:table-cell office:value-type="float" office:value="1.74017157817529E+018" calcext:value-type="float">
            <text:p>1.74017157817529E+018</text:p>
          </table:table-cell>
          <table:table-cell office:value-type="float" office:value="-0.764502005026417" calcext:value-type="float">
            <text:p>-0.764502005026417</text:p>
          </table:table-cell>
          <table:table-cell office:value-type="float" office:value="-0.127445259635909" calcext:value-type="float">
            <text:p>-0.127445259635909</text:p>
          </table:table-cell>
          <table:table-cell office:value-type="float" office:value="-2.40460903472874" calcext:value-type="float">
            <text:p>-2.40460903472874</text:p>
          </table:table-cell>
          <table:table-cell office:value-type="float" office:value="0.169192857051493" calcext:value-type="float">
            <text:p>0.169192857051493</text:p>
          </table:table-cell>
          <table:table-cell office:value-type="float" office:value="-0.127126389097541" calcext:value-type="float">
            <text:p>-0.127126389097541</text:p>
          </table:table-cell>
        </table:table-row>
        <table:table-row table:style-name="ro1">
          <table:table-cell office:value-type="float" office:value="1.7401715781904E+018" calcext:value-type="float">
            <text:p>1.7401715781904E+018</text:p>
          </table:table-cell>
          <table:table-cell office:value-type="float" office:value="-0.766605828158853" calcext:value-type="float">
            <text:p>-0.766605828158853</text:p>
          </table:table-cell>
          <table:table-cell office:value-type="float" office:value="-0.129355459096727" calcext:value-type="float">
            <text:p>-0.129355459096727</text:p>
          </table:table-cell>
          <table:table-cell office:value-type="float" office:value="-2.40390874307888" calcext:value-type="float">
            <text:p>-2.40390874307888</text:p>
          </table:table-cell>
          <table:table-cell office:value-type="float" office:value="0.182692857053359" calcext:value-type="float">
            <text:p>0.182692857053359</text:p>
          </table:table-cell>
          <table:table-cell office:value-type="float" office:value="-0.0112513895539651" calcext:value-type="float">
            <text:p>-0.0112513895539651</text:p>
          </table:table-cell>
        </table:table-row>
        <table:table-row table:style-name="ro1">
          <table:table-cell office:value-type="float" office:value="1.74017157820589E+018" calcext:value-type="float">
            <text:p>1.74017157820589E+018</text:p>
          </table:table-cell>
          <table:table-cell office:value-type="float" office:value="-0.768856339972688" calcext:value-type="float">
            <text:p>-0.768856339972688</text:p>
          </table:table-cell>
          <table:table-cell office:value-type="float" office:value="-0.131405336571262" calcext:value-type="float">
            <text:p>-0.131405336571262</text:p>
          </table:table-cell>
          <table:table-cell office:value-type="float" office:value="-2.40147032642902" calcext:value-type="float">
            <text:p>-2.40147032642902</text:p>
          </table:table-cell>
          <table:table-cell office:value-type="float" office:value="0.196192857055729" calcext:value-type="float">
            <text:p>0.196192857055729</text:p>
          </table:table-cell>
          <table:table-cell office:value-type="float" office:value="0.104623609990665" calcext:value-type="float">
            <text:p>0.104623609990665</text:p>
          </table:table-cell>
        </table:table-row>
        <table:table-row table:style-name="ro1">
          <table:table-cell office:value-type="float" office:value="1.74017157822471E+018" calcext:value-type="float">
            <text:p>1.74017157822471E+018</text:p>
          </table:table-cell>
          <table:table-cell office:value-type="float" office:value="-0.771744554073588" calcext:value-type="float">
            <text:p>-0.771744554073588</text:p>
          </table:table-cell>
          <table:table-cell office:value-type="float" office:value="-0.134056131220065" calcext:value-type="float">
            <text:p>-0.134056131220065</text:p>
          </table:table-cell>
          <table:table-cell office:value-type="float" office:value="-2.39624990144923" calcext:value-type="float">
            <text:p>-2.39624990144923</text:p>
          </table:table-cell>
          <table:table-cell office:value-type="float" office:value="0.212392857056217" calcext:value-type="float">
            <text:p>0.212392857056217</text:p>
          </table:table-cell>
          <table:table-cell office:value-type="float" office:value="0.243673609989279" calcext:value-type="float">
            <text:p>0.243673609989279</text:p>
          </table:table-cell>
        </table:table-row>
        <table:table-row table:style-name="ro1">
          <table:table-cell office:value-type="float" office:value="1.7401715782393E+018" calcext:value-type="float">
            <text:p>1.7401715782393E+018</text:p>
          </table:table-cell>
          <table:table-cell office:value-type="float" office:value="-0.774281883097882" calcext:value-type="float">
            <text:p>-0.774281883097882</text:p>
          </table:table-cell>
          <table:table-cell office:value-type="float" office:value="-0.136412081512842" calcext:value-type="float">
            <text:p>-0.136412081512842</text:p>
          </table:table-cell>
          <table:table-cell office:value-type="float" office:value="-2.38998760979944" calcext:value-type="float">
            <text:p>-2.38998760979944</text:p>
          </table:table-cell>
          <table:table-cell office:value-type="float" office:value="0.224986522273692" calcext:value-type="float">
            <text:p>0.224986522273692</text:p>
          </table:table-cell>
          <table:table-cell office:value-type="float" office:value="0.359548609986864" calcext:value-type="float">
            <text:p>0.359548609986864</text:p>
          </table:table-cell>
        </table:table-row>
        <table:table-row table:style-name="ro1">
          <table:table-cell office:value-type="float" office:value="1.74017157825442E+018" calcext:value-type="float">
            <text:p>1.74017157825442E+018</text:p>
          </table:table-cell>
          <table:table-cell office:value-type="float" office:value="-0.776818662402908" calcext:value-type="float">
            <text:p>-0.776818662402908</text:p>
          </table:table-cell>
          <table:table-cell office:value-type="float" office:value="-0.138801369900233" calcext:value-type="float">
            <text:p>-0.138801369900233</text:p>
          </table:table-cell>
          <table:table-cell office:value-type="float" office:value="-2.3819871931497" calcext:value-type="float">
            <text:p>-2.3819871931497</text:p>
          </table:table-cell>
          <table:table-cell office:value-type="float" office:value="0.231575964313929" calcext:value-type="float">
            <text:p>0.231575964313929</text:p>
          </table:table-cell>
          <table:table-cell office:value-type="float" office:value="0.475423609984115" calcext:value-type="float">
            <text:p>0.475423609984115</text:p>
          </table:table-cell>
        </table:table-row>
        <table:table-row table:style-name="ro1">
          <table:table-cell office:value-type="float" office:value="1.74017157827226E+018" calcext:value-type="float">
            <text:p>1.74017157827226E+018</text:p>
          </table:table-cell>
          <table:table-cell office:value-type="float" office:value="-0.779834732416964" calcext:value-type="float">
            <text:p>-0.779834732416964</text:p>
          </table:table-cell>
          <table:table-cell office:value-type="float" office:value="-0.141698008234084" calcext:value-type="float">
            <text:p>-0.141698008234084</text:p>
          </table:table-cell>
          <table:table-cell office:value-type="float" office:value="-2.3707111746193" calcext:value-type="float">
            <text:p>-2.3707111746193</text:p>
          </table:table-cell>
          <table:table-cell office:value-type="float" office:value="0.232321741136701" calcext:value-type="float">
            <text:p>0.232321741136701</text:p>
          </table:table-cell>
          <table:table-cell office:value-type="float" office:value="0.593846728339755" calcext:value-type="float">
            <text:p>0.593846728339755</text:p>
          </table:table-cell>
        </table:table-row>
        <table:table-row table:style-name="ro1">
          <table:table-cell office:value-type="float" office:value="1.74017157828753E+018" calcext:value-type="float">
            <text:p>1.74017157828753E+018</text:p>
          </table:table-cell>
          <table:table-cell office:value-type="float" office:value="-0.782322832382701" calcext:value-type="float">
            <text:p>-0.782322832382701</text:p>
          </table:table-cell>
          <table:table-cell office:value-type="float" office:value="-0.144137942772897" calcext:value-type="float">
            <text:p>-0.144137942772897</text:p>
          </table:table-cell>
          <table:table-cell office:value-type="float" office:value="-2.36122470353055" calcext:value-type="float">
            <text:p>-2.36122470353055</text:p>
          </table:table-cell>
          <table:table-cell office:value-type="float" office:value="0.232321741136662" calcext:value-type="float">
            <text:p>0.232321741136662</text:p>
          </table:table-cell>
          <table:table-cell office:value-type="float" office:value="0.631794376306874" calcext:value-type="float">
            <text:p>0.631794376306874</text:p>
          </table:table-cell>
        </table:table-row>
        <table:table-row table:style-name="ro1">
          <table:table-cell office:value-type="float" office:value="1.74017157830584E+018" calcext:value-type="float">
            <text:p>1.74017157830584E+018</text:p>
          </table:table-cell>
          <table:table-cell office:value-type="float" office:value="-0.785277832255748" calcext:value-type="float">
            <text:p>-0.785277832255748</text:p>
          </table:table-cell>
          <table:table-cell office:value-type="float" office:value="-0.147096855701147" calcext:value-type="float">
            <text:p>-0.147096855701147</text:p>
          </table:table-cell>
          <table:table-cell office:value-type="float" office:value="-2.34984093822406" calcext:value-type="float">
            <text:p>-2.34984093822406</text:p>
          </table:table-cell>
          <table:table-cell office:value-type="float" office:value="0.232321741136644" calcext:value-type="float">
            <text:p>0.232321741136644</text:p>
          </table:table-cell>
          <table:table-cell office:value-type="float" office:value="0.632431405916468" calcext:value-type="float">
            <text:p>0.632431405916468</text:p>
          </table:table-cell>
        </table:table-row>
        <table:table-row table:style-name="ro1">
          <table:table-cell office:value-type="float" office:value="1.74017157832088E+018" calcext:value-type="float">
            <text:p>1.74017157832088E+018</text:p>
          </table:table-cell>
          <table:table-cell office:value-type="float" office:value="-0.787714472060285" calcext:value-type="float">
            <text:p>-0.787714472060285</text:p>
          </table:table-cell>
          <table:table-cell office:value-type="float" office:value="-0.14958818234696" calcext:value-type="float">
            <text:p>-0.14958818234696</text:p>
          </table:table-cell>
          <table:table-cell office:value-type="float" office:value="-2.34035446713532" calcext:value-type="float">
            <text:p>-2.34035446713532</text:p>
          </table:table-cell>
          <table:table-cell office:value-type="float" office:value="0.232321741136623" calcext:value-type="float">
            <text:p>0.232321741136623</text:p>
          </table:table-cell>
          <table:table-cell office:value-type="float" office:value="0.63243140591627" calcext:value-type="float">
            <text:p>0.63243140591627</text:p>
          </table:table-cell>
        </table:table-row>
        <table:table-row table:style-name="ro1">
          <table:table-cell office:value-type="float" office:value="1.74017157833614E+018" calcext:value-type="float">
            <text:p>1.74017157833614E+018</text:p>
          </table:table-cell>
          <table:table-cell office:value-type="float" office:value="-0.790127368681499" calcext:value-type="float">
            <text:p>-0.790127368681499</text:p>
          </table:table-cell>
          <table:table-cell office:value-type="float" office:value="-0.152102511658828" calcext:value-type="float">
            <text:p>-0.152102511658828</text:p>
          </table:table-cell>
          <table:table-cell office:value-type="float" office:value="-2.33086799604658" calcext:value-type="float">
            <text:p>-2.33086799604658</text:p>
          </table:table-cell>
          <table:table-cell office:value-type="float" office:value="0.232321741136572" calcext:value-type="float">
            <text:p>0.232321741136572</text:p>
          </table:table-cell>
          <table:table-cell office:value-type="float" office:value="0.632431405916044" calcext:value-type="float">
            <text:p>0.632431405916044</text:p>
          </table:table-cell>
        </table:table-row>
        <table:table-row table:style-name="ro1">
          <table:table-cell office:value-type="float" office:value="1.74017157835434E+018" calcext:value-type="float">
            <text:p>1.74017157835434E+018</text:p>
          </table:table-cell>
          <table:table-cell office:value-type="float" office:value="-0.792991198039913" calcext:value-type="float">
            <text:p>-0.792991198039913</text:p>
          </table:table-cell>
          <table:table-cell office:value-type="float" office:value="-0.155149751618619" calcext:value-type="float">
            <text:p>-0.155149751618619</text:p>
          </table:table-cell>
          <table:table-cell office:value-type="float" office:value="-2.31948423074009" calcext:value-type="float">
            <text:p>-2.31948423074009</text:p>
          </table:table-cell>
          <table:table-cell office:value-type="float" office:value="0.232321741136545" calcext:value-type="float">
            <text:p>0.232321741136545</text:p>
          </table:table-cell>
          <table:table-cell office:value-type="float" office:value="0.632431405915925" calcext:value-type="float">
            <text:p>0.632431405915925</text:p>
          </table:table-cell>
        </table:table-row>
        <table:table-row table:style-name="ro1">
          <table:table-cell office:value-type="float" office:value="1.74017157836945E+018" calcext:value-type="float">
            <text:p>1.74017157836945E+018</text:p>
          </table:table-cell>
          <table:table-cell office:value-type="float" office:value="-0.795351098353582" calcext:value-type="float">
            <text:p>-0.795351098353582</text:p>
          </table:table-cell>
          <table:table-cell office:value-type="float" office:value="-0.157713887438487" calcext:value-type="float">
            <text:p>-0.157713887438487</text:p>
          </table:table-cell>
          <table:table-cell office:value-type="float" office:value="-2.30999775965135" calcext:value-type="float">
            <text:p>-2.30999775965135</text:p>
          </table:table-cell>
          <table:table-cell office:value-type="float" office:value="0.232321741136525" calcext:value-type="float">
            <text:p>0.232321741136525</text:p>
          </table:table-cell>
          <table:table-cell office:value-type="float" office:value="0.632431405915877" calcext:value-type="float">
            <text:p>0.632431405915877</text:p>
          </table:table-cell>
        </table:table-row>
        <table:table-row table:style-name="ro1">
          <table:table-cell office:value-type="float" office:value="1.74017157838508E+018" calcext:value-type="float">
            <text:p>1.74017157838508E+018</text:p>
          </table:table-cell>
          <table:table-cell office:value-type="float" office:value="-0.797686568245152" calcext:value-type="float">
            <text:p>-0.797686568245152</text:p>
          </table:table-cell>
          <table:table-cell office:value-type="float" office:value="-0.160300294672229" calcext:value-type="float">
            <text:p>-0.160300294672229</text:p>
          </table:table-cell>
          <table:table-cell office:value-type="float" office:value="-2.30051128856261" calcext:value-type="float">
            <text:p>-2.30051128856261</text:p>
          </table:table-cell>
          <table:table-cell office:value-type="float" office:value="0.232321741136503" calcext:value-type="float">
            <text:p>0.232321741136503</text:p>
          </table:table-cell>
          <table:table-cell office:value-type="float" office:value="0.632431405915877" calcext:value-type="float">
            <text:p>0.632431405915877</text:p>
          </table:table-cell>
        </table:table-row>
        <table:table-row table:style-name="ro1">
          <table:table-cell office:value-type="float" office:value="1.74017157840326E+018" calcext:value-type="float">
            <text:p>1.74017157840326E+018</text:p>
          </table:table-cell>
          <table:table-cell office:value-type="float" office:value="-0.800456588187815" calcext:value-type="float">
            <text:p>-0.800456588187815</text:p>
          </table:table-cell>
          <table:table-cell office:value-type="float" office:value="-0.163433053757109" calcext:value-type="float">
            <text:p>-0.163433053757109</text:p>
          </table:table-cell>
          <table:table-cell office:value-type="float" office:value="-2.28912752325613" calcext:value-type="float">
            <text:p>-2.28912752325613</text:p>
          </table:table-cell>
          <table:table-cell office:value-type="float" office:value="0.232321741136506" calcext:value-type="float">
            <text:p>0.232321741136506</text:p>
          </table:table-cell>
          <table:table-cell office:value-type="float" office:value="0.632431405915968" calcext:value-type="float">
            <text:p>0.632431405915968</text:p>
          </table:table-cell>
        </table:table-row>
        <table:table-row table:style-name="ro1">
          <table:table-cell office:value-type="float" office:value="1.74017157841859E+018" calcext:value-type="float">
            <text:p>1.74017157841859E+018</text:p>
          </table:table-cell>
          <table:table-cell office:value-type="float" office:value="-0.802737574459414" calcext:value-type="float">
            <text:p>-0.802737574459414</text:p>
          </table:table-cell>
          <table:table-cell office:value-type="float" office:value="-0.1660676360052" calcext:value-type="float">
            <text:p>-0.1660676360052</text:p>
          </table:table-cell>
          <table:table-cell office:value-type="float" office:value="-2.27964105216738" calcext:value-type="float">
            <text:p>-2.27964105216738</text:p>
          </table:table-cell>
          <table:table-cell office:value-type="float" office:value="0.232321741136487" calcext:value-type="float">
            <text:p>0.232321741136487</text:p>
          </table:table-cell>
          <table:table-cell office:value-type="float" office:value="0.632431405916063" calcext:value-type="float">
            <text:p>0.632431405916063</text:p>
          </table:table-cell>
        </table:table-row>
        <table:table-row table:style-name="ro1">
          <table:table-cell office:value-type="float" office:value="1.74017157843654E+018" calcext:value-type="float">
            <text:p>1.74017157843654E+018</text:p>
          </table:table-cell>
          <table:table-cell office:value-type="float" office:value="-0.805441614483213" calcext:value-type="float">
            <text:p>-0.805441614483213</text:p>
          </table:table-cell>
          <table:table-cell office:value-type="float" office:value="-0.169257519626327" calcext:value-type="float">
            <text:p>-0.169257519626327</text:p>
          </table:table-cell>
          <table:table-cell office:value-type="float" office:value="-2.26825728686089" calcext:value-type="float">
            <text:p>-2.26825728686089</text:p>
          </table:table-cell>
          <table:table-cell office:value-type="float" office:value="0.232321741136442" calcext:value-type="float">
            <text:p>0.232321741136442</text:p>
          </table:table-cell>
          <table:table-cell office:value-type="float" office:value="0.632431405916139" calcext:value-type="float">
            <text:p>0.632431405916139</text:p>
          </table:table-cell>
        </table:table-row>
        <table:table-row table:style-name="ro1">
          <table:table-cell office:value-type="float" office:value="1.74017157845174E+018" calcext:value-type="float">
            <text:p>1.74017157845174E+018</text:p>
          </table:table-cell>
          <table:table-cell office:value-type="float" office:value="-0.807667123649086" calcext:value-type="float">
            <text:p>-0.807667123649086</text:p>
          </table:table-cell>
          <table:table-cell office:value-type="float" office:value="-0.171939129393946" calcext:value-type="float">
            <text:p>-0.171939129393946</text:p>
          </table:table-cell>
          <table:table-cell office:value-type="float" office:value="-2.25877081577215" calcext:value-type="float">
            <text:p>-2.25877081577215</text:p>
          </table:table-cell>
          <table:table-cell office:value-type="float" office:value="0.232321741136423" calcext:value-type="float">
            <text:p>0.232321741136423</text:p>
          </table:table-cell>
          <table:table-cell office:value-type="float" office:value="0.632431405916306" calcext:value-type="float">
            <text:p>0.632431405916306</text:p>
          </table:table-cell>
        </table:table-row>
        <table:table-row table:style-name="ro1">
          <table:table-cell office:value-type="float" office:value="1.74017157846682E+018" calcext:value-type="float">
            <text:p>1.74017157846682E+018</text:p>
          </table:table-cell>
          <table:table-cell office:value-type="float" office:value="-0.809867094043461" calcext:value-type="float">
            <text:p>-0.809867094043461</text:p>
          </table:table-cell>
          <table:table-cell office:value-type="float" office:value="-0.174641730410937" calcext:value-type="float">
            <text:p>-0.174641730410937</text:p>
          </table:table-cell>
          <table:table-cell office:value-type="float" office:value="-2.2492843446834" calcext:value-type="float">
            <text:p>-2.2492843446834</text:p>
          </table:table-cell>
          <table:table-cell office:value-type="float" office:value="0.232321741136407" calcext:value-type="float">
            <text:p>0.232321741136407</text:p>
          </table:table-cell>
          <table:table-cell office:value-type="float" office:value="0.632431405916536" calcext:value-type="float">
            <text:p>0.632431405916536</text:p>
          </table:table-cell>
        </table:table-row>
        <table:table-row table:style-name="ro1">
          <table:table-cell office:value-type="float" office:value="1.74017157848526E+018" calcext:value-type="float">
            <text:p>1.74017157848526E+018</text:p>
          </table:table-cell>
          <table:table-cell office:value-type="float" office:value="-0.812473068744299" calcext:value-type="float">
            <text:p>-0.812473068744299</text:p>
          </table:table-cell>
          <table:table-cell office:value-type="float" office:value="-0.177912217503899" calcext:value-type="float">
            <text:p>-0.177912217503899</text:p>
          </table:table-cell>
          <table:table-cell office:value-type="float" office:value="-2.23790057937689" calcext:value-type="float">
            <text:p>-2.23790057937689</text:p>
          </table:table-cell>
          <table:table-cell office:value-type="float" office:value="0.232321741136393" calcext:value-type="float">
            <text:p>0.232321741136393</text:p>
          </table:table-cell>
          <table:table-cell office:value-type="float" office:value="0.632431405916878" calcext:value-type="float">
            <text:p>0.632431405916878</text:p>
          </table:table-cell>
        </table:table-row>
        <table:table-row table:style-name="ro1">
          <table:table-cell office:value-type="float" office:value="1.74017157850014E+018" calcext:value-type="float">
            <text:p>1.74017157850014E+018</text:p>
          </table:table-cell>
          <table:table-cell office:value-type="float" office:value="-0.814616160211484" calcext:value-type="float">
            <text:p>-0.814616160211484</text:p>
          </table:table-cell>
          <table:table-cell office:value-type="float" office:value="-0.180660140529831" calcext:value-type="float">
            <text:p>-0.180660140529831</text:p>
          </table:table-cell>
          <table:table-cell office:value-type="float" office:value="-2.22841410828813" calcext:value-type="float">
            <text:p>-2.22841410828813</text:p>
          </table:table-cell>
          <table:table-cell office:value-type="float" office:value="0.23232174113641" calcext:value-type="float">
            <text:p>0.23232174113641</text:p>
          </table:table-cell>
          <table:table-cell office:value-type="float" office:value="0.63243140591727" calcext:value-type="float">
            <text:p>0.63243140591727</text:p>
          </table:table-cell>
        </table:table-row>
        <table:table-row table:style-name="ro1">
          <table:table-cell office:value-type="float" office:value="1.74017157851564E+018" calcext:value-type="float">
            <text:p>1.74017157851564E+018</text:p>
          </table:table-cell>
          <table:table-cell office:value-type="float" office:value="-0.816733087546283" calcext:value-type="float">
            <text:p>-0.816733087546283</text:p>
          </table:table-cell>
          <table:table-cell office:value-type="float" office:value="-0.183428269979901" calcext:value-type="float">
            <text:p>-0.183428269979901</text:p>
          </table:table-cell>
          <table:table-cell office:value-type="float" office:value="-2.21892763719936" calcext:value-type="float">
            <text:p>-2.21892763719936</text:p>
          </table:table-cell>
          <table:table-cell office:value-type="float" office:value="0.232321741136396" calcext:value-type="float">
            <text:p>0.232321741136396</text:p>
          </table:table-cell>
          <table:table-cell office:value-type="float" office:value="0.632431405917612" calcext:value-type="float">
            <text:p>0.632431405917612</text:p>
          </table:table-cell>
        </table:table-row>
        <table:table-row table:style-name="ro1">
          <table:table-cell office:value-type="float" office:value="1.7401715785338E+018" calcext:value-type="float">
            <text:p>1.7401715785338E+018</text:p>
          </table:table-cell>
          <table:table-cell office:value-type="float" office:value="-0.819167032844935" calcext:value-type="float">
            <text:p>-0.819167032844935</text:p>
          </table:table-cell>
          <table:table-cell office:value-type="float" office:value="-0.186678151348233" calcext:value-type="float">
            <text:p>-0.186678151348233</text:p>
          </table:table-cell>
          <table:table-cell office:value-type="float" office:value="-2.20858674688618" calcext:value-type="float">
            <text:p>-2.20858674688618</text:p>
          </table:table-cell>
          <table:table-cell office:value-type="float" office:value="0.228271741163574" calcext:value-type="float">
            <text:p>0.228271741163574</text:p>
          </table:table-cell>
          <table:table-cell office:value-type="float" office:value="0.59766890613995" calcext:value-type="float">
            <text:p>0.59766890613995</text:p>
          </table:table-cell>
        </table:table-row>
        <table:table-row table:style-name="ro1">
          <table:table-cell office:value-type="float" office:value="1.74017157854893E+018" calcext:value-type="float">
            <text:p>1.74017157854893E+018</text:p>
          </table:table-cell>
          <table:table-cell office:value-type="float" office:value="-0.821060957469098" calcext:value-type="float">
            <text:p>-0.821060957469098</text:p>
          </table:table-cell>
          <table:table-cell office:value-type="float" office:value="-0.189252331681151" calcext:value-type="float">
            <text:p>-0.189252331681151</text:p>
          </table:table-cell>
          <table:table-cell office:value-type="float" office:value="-2.20188127578788" calcext:value-type="float">
            <text:p>-2.20188127578788</text:p>
          </table:table-cell>
          <table:table-cell office:value-type="float" office:value="0.218638870633311" calcext:value-type="float">
            <text:p>0.218638870633311</text:p>
          </table:table-cell>
          <table:table-cell office:value-type="float" office:value="0.504968906457491" calcext:value-type="float">
            <text:p>0.504968906457491</text:p>
          </table:table-cell>
        </table:table-row>
        <table:table-row table:style-name="ro1">
          <table:table-cell office:value-type="float" office:value="1.74017157856729E+018" calcext:value-type="float">
            <text:p>1.74017157856729E+018</text:p>
          </table:table-cell>
          <table:table-cell office:value-type="float" office:value="-0.823302049256193" calcext:value-type="float">
            <text:p>-0.823302049256193</text:p>
          </table:table-cell>
          <table:table-cell office:value-type="float" office:value="-0.192338957749165" calcext:value-type="float">
            <text:p>-0.192338957749165</text:p>
          </table:table-cell>
          <table:table-cell office:value-type="float" office:value="-2.19612903547076" calcext:value-type="float">
            <text:p>-2.19612903547076</text:p>
          </table:table-cell>
          <table:table-cell office:value-type="float" office:value="0.212063129498227" calcext:value-type="float">
            <text:p>0.212063129498227</text:p>
          </table:table-cell>
          <table:table-cell office:value-type="float" office:value="0.365918906521607" calcext:value-type="float">
            <text:p>0.365918906521607</text:p>
          </table:table-cell>
        </table:table-row>
        <table:table-row table:style-name="ro1">
          <table:table-cell office:value-type="float" office:value="1.74017157858248E+018" calcext:value-type="float">
            <text:p>1.74017157858248E+018</text:p>
          </table:table-cell>
          <table:table-cell office:value-type="float" office:value="-0.825158670810161" calcext:value-type="float">
            <text:p>-0.825158670810161</text:p>
          </table:table-cell>
          <table:table-cell office:value-type="float" office:value="-0.194919068672309" calcext:value-type="float">
            <text:p>-0.194919068672309</text:p>
          </table:table-cell>
          <table:table-cell office:value-type="float" office:value="-2.19324743937196" calcext:value-type="float">
            <text:p>-2.19324743937196</text:p>
          </table:table-cell>
          <table:table-cell office:value-type="float" office:value="0.211912172632691" calcext:value-type="float">
            <text:p>0.211912172632691</text:p>
          </table:table-cell>
          <table:table-cell office:value-type="float" office:value="0.250043906546952" calcext:value-type="float">
            <text:p>0.250043906546952</text:p>
          </table:table-cell>
        </table:table-row>
        <table:table-row table:style-name="ro1">
          <table:table-cell office:value-type="float" office:value="1.74017157859789E+018" calcext:value-type="float">
            <text:p>1.74017157859789E+018</text:p>
          </table:table-cell>
          <table:table-cell office:value-type="float" office:value="-0.827010096587503" calcext:value-type="float">
            <text:p>-0.827010096587503</text:p>
          </table:table-cell>
          <table:table-cell office:value-type="float" office:value="-0.197502911634228" calcext:value-type="float">
            <text:p>-0.197502911634228</text:p>
          </table:table-cell>
          <table:table-cell office:value-type="float" office:value="-2.19210396827278" calcext:value-type="float">
            <text:p>-2.19210396827278</text:p>
          </table:table-cell>
          <table:table-cell office:value-type="float" office:value="0.211912172627636" calcext:value-type="float">
            <text:p>0.211912172627636</text:p>
          </table:table-cell>
          <table:table-cell office:value-type="float" office:value="0.134168906599519" calcext:value-type="float">
            <text:p>0.134168906599519</text:p>
          </table:table-cell>
        </table:table-row>
        <table:table-row table:style-name="ro1">
          <table:table-cell office:value-type="float" office:value="1.74017157861678E+018" calcext:value-type="float">
            <text:p>1.74017157861678E+018</text:p>
          </table:table-cell>
          <table:table-cell office:value-type="float" office:value="-0.829231266817602" calcext:value-type="float">
            <text:p>-0.829231266817602</text:p>
          </table:table-cell>
          <table:table-cell office:value-type="float" office:value="-0.200603910630892" calcext:value-type="float">
            <text:p>-0.200603910630892</text:p>
          </table:table-cell>
          <table:table-cell office:value-type="float" office:value="-2.19302612793947" calcext:value-type="float">
            <text:p>-2.19302612793947</text:p>
          </table:table-cell>
          <table:table-cell office:value-type="float" office:value="0.211912172626464" calcext:value-type="float">
            <text:p>0.211912172626464</text:p>
          </table:table-cell>
          <table:table-cell office:value-type="float" office:value="-0.00488109291148799" calcext:value-type="float">
            <text:p>-0.00488109291148799</text:p>
          </table:table-cell>
        </table:table-row>
        <table:table-row table:style-name="ro1">
          <table:table-cell office:value-type="float" office:value="1.74017157863153E+018" calcext:value-type="float">
            <text:p>1.74017157863153E+018</text:p>
          </table:table-cell>
          <table:table-cell office:value-type="float" office:value="-0.831087057804747" calcext:value-type="float">
            <text:p>-0.831087057804747</text:p>
          </table:table-cell>
          <table:table-cell office:value-type="float" office:value="-0.203184619201115" calcext:value-type="float">
            <text:p>-0.203184619201115</text:p>
          </table:table-cell>
          <table:table-cell office:value-type="float" office:value="-2.19570653182604" calcext:value-type="float">
            <text:p>-2.19570653182604</text:p>
          </table:table-cell>
          <table:table-cell office:value-type="float" office:value="0.211912172626484" calcext:value-type="float">
            <text:p>0.211912172626484</text:p>
          </table:table-cell>
          <table:table-cell office:value-type="float" office:value="-0.120756092436949" calcext:value-type="float">
            <text:p>-0.120756092436949</text:p>
          </table:table-cell>
        </table:table-row>
        <table:table-row table:style-name="ro1">
          <table:table-cell office:value-type="float" office:value="1.74017157864976E+018" calcext:value-type="float">
            <text:p>1.74017157864976E+018</text:p>
          </table:table-cell>
          <table:table-cell office:value-type="float" office:value="-0.833326472801083" calcext:value-type="float">
            <text:p>-0.833326472801083</text:p>
          </table:table-cell>
          <table:table-cell office:value-type="float" office:value="-0.206272462566926" calcext:value-type="float">
            <text:p>-0.206272462566926</text:p>
          </table:table-cell>
          <table:table-cell office:value-type="float" office:value="-2.20121734148991" calcext:value-type="float">
            <text:p>-2.20121734148991</text:p>
          </table:table-cell>
          <table:table-cell office:value-type="float" office:value="0.211912172626535" calcext:value-type="float">
            <text:p>0.211912172626535</text:p>
          </table:table-cell>
          <table:table-cell office:value-type="float" office:value="-0.259806092437532" calcext:value-type="float">
            <text:p>-0.259806092437532</text:p>
          </table:table-cell>
        </table:table-row>
        <table:table-row table:style-name="ro1">
          <table:table-cell office:value-type="float" office:value="1.74017157866514E+018" calcext:value-type="float">
            <text:p>1.74017157866514E+018</text:p>
          </table:table-cell>
          <table:table-cell office:value-type="float" office:value="-0.835208239166328" calcext:value-type="float">
            <text:p>-0.835208239166328</text:p>
          </table:table-cell>
          <table:table-cell office:value-type="float" office:value="-0.208834286660629" calcext:value-type="float">
            <text:p>-0.208834286660629</text:p>
          </table:table-cell>
          <table:table-cell office:value-type="float" office:value="-2.20772162037645" calcext:value-type="float">
            <text:p>-2.20772162037645</text:p>
          </table:table-cell>
          <table:table-cell office:value-type="float" office:value="0.21191217262661" calcext:value-type="float">
            <text:p>0.21191217262661</text:p>
          </table:table-cell>
          <table:table-cell office:value-type="float" office:value="-0.375681092436403" calcext:value-type="float">
            <text:p>-0.375681092436403</text:p>
          </table:table-cell>
        </table:table-row>
        <table:table-row table:style-name="ro1">
          <table:table-cell office:value-type="float" office:value="1.74017157867987E+018" calcext:value-type="float">
            <text:p>1.74017157867987E+018</text:p>
          </table:table-cell>
          <table:table-cell office:value-type="float" office:value="-0.837108841382087" calcext:value-type="float">
            <text:p>-0.837108841382087</text:p>
          </table:table-cell>
          <table:table-cell office:value-type="float" office:value="-0.211382163615301" calcext:value-type="float">
            <text:p>-0.211382163615301</text:p>
          </table:table-cell>
          <table:table-cell office:value-type="float" office:value="-2.21596402426298" calcext:value-type="float">
            <text:p>-2.21596402426298</text:p>
          </table:table-cell>
          <table:table-cell office:value-type="float" office:value="0.211912172626743" calcext:value-type="float">
            <text:p>0.211912172626743</text:p>
          </table:table-cell>
          <table:table-cell office:value-type="float" office:value="-0.491556092435566" calcext:value-type="float">
            <text:p>-0.491556092435566</text:p>
          </table:table-cell>
        </table:table-row>
        <table:table-row table:style-name="ro1">
          <table:table-cell office:value-type="float" office:value="1.74017157869808E+018" calcext:value-type="float">
            <text:p>1.74017157869808E+018</text:p>
          </table:table-cell>
          <table:table-cell office:value-type="float" office:value="-0.839420471632795" calcext:value-type="float">
            <text:p>-0.839420471632795</text:p>
          </table:table-cell>
          <table:table-cell office:value-type="float" office:value="-0.214416299168602" calcext:value-type="float">
            <text:p>-0.214416299168602</text:p>
          </table:table-cell>
          <table:table-cell office:value-type="float" office:value="-2.2281492339268" calcext:value-type="float">
            <text:p>-2.2281492339268</text:p>
          </table:table-cell>
          <table:table-cell office:value-type="float" office:value="0.211912172626915" calcext:value-type="float">
            <text:p>0.211912172626915</text:p>
          </table:table-cell>
          <table:table-cell office:value-type="float" office:value="-0.630606092434771" calcext:value-type="float">
            <text:p>-0.630606092434771</text:p>
          </table:table-cell>
        </table:table-row>
        <table:table-row table:style-name="ro1">
          <table:table-cell office:value-type="float" office:value="1.74017157871363E+018" calcext:value-type="float">
            <text:p>1.74017157871363E+018</text:p>
          </table:table-cell>
          <table:table-cell office:value-type="float" office:value="-0.841377429807432" calcext:value-type="float">
            <text:p>-0.841377429807432</text:p>
          </table:table-cell>
          <table:table-cell office:value-type="float" office:value="-0.216921138078109" calcext:value-type="float">
            <text:p>-0.216921138078109</text:p>
          </table:table-cell>
          <table:table-cell office:value-type="float" office:value="-2.24002615126969" calcext:value-type="float">
            <text:p>-2.24002615126969</text:p>
          </table:table-cell>
          <table:table-cell office:value-type="float" office:value="0.21191217262709" calcext:value-type="float">
            <text:p>0.21191217262709</text:p>
          </table:table-cell>
          <table:table-cell office:value-type="float" office:value="-0.740169040980095" calcext:value-type="float">
            <text:p>-0.740169040980095</text:p>
          </table:table-cell>
        </table:table-row>
        <table:table-row table:style-name="ro1">
          <table:table-cell office:value-type="float" office:value="1.74017157872854E+018" calcext:value-type="float">
            <text:p>1.74017157872854E+018</text:p>
          </table:table-cell>
          <table:table-cell office:value-type="float" office:value="-0.843364479972923" calcext:value-type="float">
            <text:p>-0.843364479972923</text:p>
          </table:table-cell>
          <table:table-cell office:value-type="float" office:value="-0.219402172353434" calcext:value-type="float">
            <text:p>-0.219402172353434</text:p>
          </table:table-cell>
          <table:table-cell office:value-type="float" office:value="-2.25214046379776" calcext:value-type="float">
            <text:p>-2.25214046379776</text:p>
          </table:table-cell>
          <table:table-cell office:value-type="float" office:value="0.211912172627286" calcext:value-type="float">
            <text:p>0.211912172627286</text:p>
          </table:table-cell>
          <table:table-cell office:value-type="float" office:value="-0.79970766236545" calcext:value-type="float">
            <text:p>-0.79970766236545</text:p>
          </table:table-cell>
        </table:table-row>
        <table:table-row table:style-name="ro1">
          <table:table-cell office:value-type="float" office:value="1.74017157874683E+018" calcext:value-type="float">
            <text:p>1.74017157874683E+018</text:p>
          </table:table-cell>
          <table:table-cell office:value-type="float" office:value="-0.845788394720492" calcext:value-type="float">
            <text:p>-0.845788394720492</text:p>
          </table:table-cell>
          <table:table-cell office:value-type="float" office:value="-0.222347367455813" calcext:value-type="float">
            <text:p>-0.222347367455813</text:p>
          </table:table-cell>
          <table:table-cell office:value-type="float" office:value="-2.2666776388315" calcext:value-type="float">
            <text:p>-2.2666776388315</text:p>
          </table:table-cell>
          <table:table-cell office:value-type="float" office:value="0.21191217262737" calcext:value-type="float">
            <text:p>0.21191217262737</text:p>
          </table:table-cell>
          <table:table-cell office:value-type="float" office:value="-0.807620835206517" calcext:value-type="float">
            <text:p>-0.807620835206517</text:p>
          </table:table-cell>
        </table:table-row>
        <table:table-row table:style-name="ro1">
          <table:table-cell office:value-type="float" office:value="1.74017157876228E+018" calcext:value-type="float">
            <text:p>1.74017157876228E+018</text:p>
          </table:table-cell>
          <table:table-cell office:value-type="float" office:value="-0.847840854651606" calcext:value-type="float">
            <text:p>-0.847840854651606</text:p>
          </table:table-cell>
          <table:table-cell office:value-type="float" office:value="-0.2247745690681" calcext:value-type="float">
            <text:p>-0.2247745690681</text:p>
          </table:table-cell>
          <table:table-cell office:value-type="float" office:value="-2.27879195135964" calcext:value-type="float">
            <text:p>-2.27879195135964</text:p>
          </table:table-cell>
          <table:table-cell office:value-type="float" office:value="0.211912172627387" calcext:value-type="float">
            <text:p>0.211912172627387</text:p>
          </table:table-cell>
          <table:table-cell office:value-type="float" office:value="-0.807620835208502" calcext:value-type="float">
            <text:p>-0.807620835208502</text:p>
          </table:table-cell>
        </table:table-row>
        <table:table-row table:style-name="ro1">
          <table:table-cell office:value-type="float" office:value="1.74017157878073E+018" calcext:value-type="float">
            <text:p>1.74017157878073E+018</text:p>
          </table:table-cell>
          <table:table-cell office:value-type="float" office:value="-0.850342393133223" calcext:value-type="float">
            <text:p>-0.850342393133223</text:p>
          </table:table-cell>
          <table:table-cell office:value-type="float" office:value="-0.227654124957392" calcext:value-type="float">
            <text:p>-0.227654124957392</text:p>
          </table:table-cell>
          <table:table-cell office:value-type="float" office:value="-2.29332912639345" calcext:value-type="float">
            <text:p>-2.29332912639345</text:p>
          </table:table-cell>
          <table:table-cell office:value-type="float" office:value="0.21191217262744" calcext:value-type="float">
            <text:p>0.21191217262744</text:p>
          </table:table-cell>
          <table:table-cell office:value-type="float" office:value="-0.807620835211028" calcext:value-type="float">
            <text:p>-0.807620835211028</text:p>
          </table:table-cell>
        </table:table-row>
        <table:table-row table:style-name="ro1">
          <table:table-cell office:value-type="float" office:value="1.74017157879553E+018" calcext:value-type="float">
            <text:p>1.74017157879553E+018</text:p>
          </table:table-cell>
          <table:table-cell office:value-type="float" office:value="-0.852458805050292" calcext:value-type="float">
            <text:p>-0.852458805050292</text:p>
          </table:table-cell>
          <table:table-cell office:value-type="float" office:value="-0.23002576996304" calcext:value-type="float">
            <text:p>-0.23002576996304</text:p>
          </table:table-cell>
          <table:table-cell office:value-type="float" office:value="-2.30544343892166" calcext:value-type="float">
            <text:p>-2.30544343892166</text:p>
          </table:table-cell>
          <table:table-cell office:value-type="float" office:value="0.211912172627471" calcext:value-type="float">
            <text:p>0.211912172627471</text:p>
          </table:table-cell>
          <table:table-cell office:value-type="float" office:value="-0.807620835213069" calcext:value-type="float">
            <text:p>-0.807620835213069</text:p>
          </table:table-cell>
        </table:table-row>
        <table:table-row table:style-name="ro1">
          <table:table-cell office:value-type="float" office:value="1.74017157881085E+018" calcext:value-type="float">
            <text:p>1.74017157881085E+018</text:p>
          </table:table-cell>
          <table:table-cell office:value-type="float" office:value="-0.854603791816655" calcext:value-type="float">
            <text:p>-0.854603791816655</text:p>
          </table:table-cell>
          <table:table-cell office:value-type="float" office:value="-0.232371602695281" calcext:value-type="float">
            <text:p>-0.232371602695281</text:p>
          </table:table-cell>
          <table:table-cell office:value-type="float" office:value="-2.31755775144991" calcext:value-type="float">
            <text:p>-2.31755775144991</text:p>
          </table:table-cell>
          <table:table-cell office:value-type="float" office:value="0.211912172627468" calcext:value-type="float">
            <text:p>0.211912172627468</text:p>
          </table:table-cell>
          <table:table-cell office:value-type="float" office:value="-0.807620835215165" calcext:value-type="float">
            <text:p>-0.807620835215165</text:p>
          </table:table-cell>
        </table:table-row>
        <table:table-row table:style-name="ro1">
          <table:table-cell office:value-type="float" office:value="1.74017157882909E+018" calcext:value-type="float">
            <text:p>1.74017157882909E+018</text:p>
          </table:table-cell>
          <table:table-cell office:value-type="float" office:value="-0.857215051224703" calcext:value-type="float">
            <text:p>-0.857215051224703</text:p>
          </table:table-cell>
          <table:table-cell office:value-type="float" office:value="-0.235152045321638" calcext:value-type="float">
            <text:p>-0.235152045321638</text:p>
          </table:table-cell>
          <table:table-cell office:value-type="float" office:value="-2.33209492648385" calcext:value-type="float">
            <text:p>-2.33209492648385</text:p>
          </table:table-cell>
          <table:table-cell office:value-type="float" office:value="0.211912172627496" calcext:value-type="float">
            <text:p>0.211912172627496</text:p>
          </table:table-cell>
          <table:table-cell office:value-type="float" office:value="-0.807620835217885" calcext:value-type="float">
            <text:p>-0.807620835217885</text:p>
          </table:table-cell>
        </table:table-row>
        <table:table-row table:style-name="ro1">
          <table:table-cell office:value-type="float" office:value="1.74017157884439E+018" calcext:value-type="float">
            <text:p>1.74017157884439E+018</text:p>
          </table:table-cell>
          <table:table-cell office:value-type="float" office:value="-0.859421788773001" calcext:value-type="float">
            <text:p>-0.859421788773001</text:p>
          </table:table-cell>
          <table:table-cell office:value-type="float" office:value="-0.237439884657881" calcext:value-type="float">
            <text:p>-0.237439884657881</text:p>
          </table:table-cell>
          <table:table-cell office:value-type="float" office:value="-2.34420923901217" calcext:value-type="float">
            <text:p>-2.34420923901217</text:p>
          </table:table-cell>
          <table:table-cell office:value-type="float" office:value="0.211912172627522" calcext:value-type="float">
            <text:p>0.211912172627522</text:p>
          </table:table-cell>
          <table:table-cell office:value-type="float" office:value="-0.807620835220208" calcext:value-type="float">
            <text:p>-0.807620835220208</text:p>
          </table:table-cell>
        </table:table-row>
        <table:table-row table:style-name="ro1">
          <table:table-cell office:value-type="float" office:value="1.74017157885978E+018" calcext:value-type="float">
            <text:p>1.74017157885978E+018</text:p>
          </table:table-cell>
          <table:table-cell office:value-type="float" office:value="-0.861656079319496" calcext:value-type="float">
            <text:p>-0.861656079319496</text:p>
          </table:table-cell>
          <table:table-cell office:value-type="float" office:value="-0.239700823663997" calcext:value-type="float">
            <text:p>-0.239700823663997</text:p>
          </table:table-cell>
          <table:table-cell office:value-type="float" office:value="-2.35632355154053" calcext:value-type="float">
            <text:p>-2.35632355154053</text:p>
          </table:table-cell>
          <table:table-cell office:value-type="float" office:value="0.21191217262755" calcext:value-type="float">
            <text:p>0.21191217262755</text:p>
          </table:table-cell>
          <table:table-cell office:value-type="float" office:value="-0.807620835222578" calcext:value-type="float">
            <text:p>-0.807620835222578</text:p>
          </table:table-cell>
        </table:table-row>
        <table:table-row table:style-name="ro1">
          <table:table-cell office:value-type="float" office:value="1.74017157887787E+018" calcext:value-type="float">
            <text:p>1.74017157887787E+018</text:p>
          </table:table-cell>
          <table:table-cell office:value-type="float" office:value="-0.864373135978021" calcext:value-type="float">
            <text:p>-0.864373135978021</text:p>
          </table:table-cell>
          <table:table-cell office:value-type="float" office:value="-0.242377975136917" calcext:value-type="float">
            <text:p>-0.242377975136917</text:p>
          </table:table-cell>
          <table:table-cell office:value-type="float" office:value="-2.3708607265746" calcext:value-type="float">
            <text:p>-2.3708607265746</text:p>
          </table:table-cell>
          <table:table-cell office:value-type="float" office:value="0.211912172627612" calcext:value-type="float">
            <text:p>0.211912172627612</text:p>
          </table:table-cell>
          <table:table-cell office:value-type="float" office:value="-0.80762083522562" calcext:value-type="float">
            <text:p>-0.80762083522562</text:p>
          </table:table-cell>
        </table:table-row>
        <table:table-row table:style-name="ro1">
          <table:table-cell office:value-type="float" office:value="1.74017157889278E+018" calcext:value-type="float">
            <text:p>1.74017157889278E+018</text:p>
          </table:table-cell>
          <table:table-cell office:value-type="float" office:value="-0.866666883315765" calcext:value-type="float">
            <text:p>-0.866666883315765</text:p>
          </table:table-cell>
          <table:table-cell office:value-type="float" office:value="-0.2445785710985" calcext:value-type="float">
            <text:p>-0.2445785710985</text:p>
          </table:table-cell>
          <table:table-cell office:value-type="float" office:value="-2.38297503910304" calcext:value-type="float">
            <text:p>-2.38297503910304</text:p>
          </table:table-cell>
          <table:table-cell office:value-type="float" office:value="0.211912172627643" calcext:value-type="float">
            <text:p>0.211912172627643</text:p>
          </table:table-cell>
          <table:table-cell office:value-type="float" office:value="-0.807620835228146" calcext:value-type="float">
            <text:p>-0.807620835228146</text:p>
          </table:table-cell>
        </table:table-row>
        <table:table-row table:style-name="ro1">
          <table:table-cell office:value-type="float" office:value="1.74017157891161E+018" calcext:value-type="float">
            <text:p>1.74017157891161E+018</text:p>
          </table:table-cell>
          <table:table-cell office:value-type="float" office:value="-0.869454316689107" calcext:value-type="float">
            <text:p>-0.869454316689107</text:p>
          </table:table-cell>
          <table:table-cell office:value-type="float" office:value="-0.247182366805497" calcext:value-type="float">
            <text:p>-0.247182366805497</text:p>
          </table:table-cell>
          <table:table-cell office:value-type="float" office:value="-2.39751221413722" calcext:value-type="float">
            <text:p>-2.39751221413722</text:p>
          </table:table-cell>
          <table:table-cell office:value-type="float" office:value="0.211912172627658" calcext:value-type="float">
            <text:p>0.211912172627658</text:p>
          </table:table-cell>
          <table:table-cell office:value-type="float" office:value="-0.807620835231159" calcext:value-type="float">
            <text:p>-0.807620835231159</text:p>
          </table:table-cell>
        </table:table-row>
        <table:table-row table:style-name="ro1">
          <table:table-cell office:value-type="float" office:value="1.74017157892629E+018" calcext:value-type="float">
            <text:p>1.74017157892629E+018</text:p>
          </table:table-cell>
          <table:table-cell office:value-type="float" office:value="-0.871805891661698" calcext:value-type="float">
            <text:p>-0.871805891661698</text:p>
          </table:table-cell>
          <table:table-cell office:value-type="float" office:value="-0.249321056727817" calcext:value-type="float">
            <text:p>-0.249321056727817</text:p>
          </table:table-cell>
          <table:table-cell office:value-type="float" office:value="-2.40962652666575" calcext:value-type="float">
            <text:p>-2.40962652666575</text:p>
          </table:table-cell>
          <table:table-cell office:value-type="float" office:value="0.211912172627692" calcext:value-type="float">
            <text:p>0.211912172627692</text:p>
          </table:table-cell>
          <table:table-cell office:value-type="float" office:value="-0.807620835233831" calcext:value-type="float">
            <text:p>-0.807620835233831</text:p>
          </table:table-cell>
        </table:table-row>
        <table:table-row table:style-name="ro1">
          <table:table-cell office:value-type="float" office:value="1.7401715789415E+018" calcext:value-type="float">
            <text:p>1.7401715789415E+018</text:p>
          </table:table-cell>
          <table:table-cell office:value-type="float" office:value="-0.874183202206275" calcext:value-type="float">
            <text:p>-0.874183202206275</text:p>
          </table:table-cell>
          <table:table-cell office:value-type="float" office:value="-0.251431102701296" calcext:value-type="float">
            <text:p>-0.251431102701296</text:p>
          </table:table-cell>
          <table:table-cell office:value-type="float" office:value="-2.42174083919432" calcext:value-type="float">
            <text:p>-2.42174083919432</text:p>
          </table:table-cell>
          <table:table-cell office:value-type="float" office:value="0.211912172627726" calcext:value-type="float">
            <text:p>0.211912172627726</text:p>
          </table:table-cell>
          <table:table-cell office:value-type="float" office:value="-0.807620835236571" calcext:value-type="float">
            <text:p>-0.807620835236571</text:p>
          </table:table-cell>
        </table:table-row>
        <table:table-row table:style-name="ro1">
          <table:table-cell office:value-type="float" office:value="1.74017157895978E+018" calcext:value-type="float">
            <text:p>1.74017157895978E+018</text:p>
          </table:table-cell>
          <table:table-cell office:value-type="float" office:value="-0.877069454326533" calcext:value-type="float">
            <text:p>-0.877069454326533</text:p>
          </table:table-cell>
          <table:table-cell office:value-type="float" office:value="-0.253924912155309" calcext:value-type="float">
            <text:p>-0.253924912155309</text:p>
          </table:table-cell>
          <table:table-cell office:value-type="float" office:value="-2.43627801422866" calcext:value-type="float">
            <text:p>-2.43627801422866</text:p>
          </table:table-cell>
          <table:table-cell office:value-type="float" office:value="0.211912172627773" calcext:value-type="float">
            <text:p>0.211912172627773</text:p>
          </table:table-cell>
          <table:table-cell office:value-type="float" office:value="-0.807620835239899" calcext:value-type="float">
            <text:p>-0.807620835239899</text:p>
          </table:table-cell>
        </table:table-row>
        <table:table-row table:style-name="ro1">
          <table:table-cell office:value-type="float" office:value="1.74017157897529E+018" calcext:value-type="float">
            <text:p>1.74017157897529E+018</text:p>
          </table:table-cell>
          <table:table-cell office:value-type="float" office:value="-0.879502149823969" calcext:value-type="float">
            <text:p>-0.879502149823969</text:p>
          </table:table-cell>
          <table:table-cell office:value-type="float" office:value="-0.255970857426403" calcext:value-type="float">
            <text:p>-0.255970857426403</text:p>
          </table:table-cell>
          <table:table-cell office:value-type="float" office:value="-2.44839232675732" calcext:value-type="float">
            <text:p>-2.44839232675732</text:p>
          </table:table-cell>
          <table:table-cell office:value-type="float" office:value="0.211912172627841" calcext:value-type="float">
            <text:p>0.211912172627841</text:p>
          </table:table-cell>
          <table:table-cell office:value-type="float" office:value="-0.807620835242838" calcext:value-type="float">
            <text:p>-0.807620835242838</text:p>
          </table:table-cell>
        </table:table-row>
        <table:table-row table:style-name="ro1">
          <table:table-cell office:value-type="float" office:value="1.7401715789904E+018" calcext:value-type="float">
            <text:p>1.7401715789904E+018</text:p>
          </table:table-cell>
          <table:table-cell office:value-type="float" office:value="-0.88195945143077" calcext:value-type="float">
            <text:p>-0.88195945143077</text:p>
          </table:table-cell>
          <table:table-cell office:value-type="float" office:value="-0.257987182858663" calcext:value-type="float">
            <text:p>-0.257987182858663</text:p>
          </table:table-cell>
          <table:table-cell office:value-type="float" office:value="-2.46050663928603" calcext:value-type="float">
            <text:p>-2.46050663928603</text:p>
          </table:table-cell>
          <table:table-cell office:value-type="float" office:value="0.211912172627883" calcext:value-type="float">
            <text:p>0.211912172627883</text:p>
          </table:table-cell>
          <table:table-cell office:value-type="float" office:value="-0.807620835245736" calcext:value-type="float">
            <text:p>-0.807620835245736</text:p>
          </table:table-cell>
        </table:table-row>
        <table:table-row table:style-name="ro1">
          <table:table-cell office:value-type="float" office:value="1.74017157900886E+018" calcext:value-type="float">
            <text:p>1.74017157900886E+018</text:p>
          </table:table-cell>
          <table:table-cell office:value-type="float" office:value="-0.884940185418198" calcext:value-type="float">
            <text:p>-0.884940185418198</text:p>
          </table:table-cell>
          <table:table-cell office:value-type="float" office:value="-0.260367258863926" calcext:value-type="float">
            <text:p>-0.260367258863926</text:p>
          </table:table-cell>
          <table:table-cell office:value-type="float" office:value="-2.47504381432054" calcext:value-type="float">
            <text:p>-2.47504381432054</text:p>
          </table:table-cell>
          <table:table-cell office:value-type="float" office:value="0.211912172627905" calcext:value-type="float">
            <text:p>0.211912172627905</text:p>
          </table:table-cell>
          <table:table-cell office:value-type="float" office:value="-0.807620835249254" calcext:value-type="float">
            <text:p>-0.807620835249254</text:p>
          </table:table-cell>
        </table:table-row>
        <table:table-row table:style-name="ro1">
          <table:table-cell office:value-type="float" office:value="1.74017157902383E+018" calcext:value-type="float">
            <text:p>1.74017157902383E+018</text:p>
          </table:table-cell>
          <table:table-cell office:value-type="float" office:value="-0.887450346074491" calcext:value-type="float">
            <text:p>-0.887450346074491</text:p>
          </table:table-cell>
          <table:table-cell office:value-type="float" office:value="-0.262317385248335" calcext:value-type="float">
            <text:p>-0.262317385248335</text:p>
          </table:table-cell>
          <table:table-cell office:value-type="float" office:value="-2.48715812684935" calcext:value-type="float">
            <text:p>-2.48715812684935</text:p>
          </table:table-cell>
          <table:table-cell office:value-type="float" office:value="0.211912172627951" calcext:value-type="float">
            <text:p>0.211912172627951</text:p>
          </table:table-cell>
          <table:table-cell office:value-type="float" office:value="-0.807620835252288" calcext:value-type="float">
            <text:p>-0.807620835252288</text:p>
          </table:table-cell>
        </table:table-row>
        <table:table-row table:style-name="ro1">
          <table:table-cell office:value-type="float" office:value="1.74017157904242E+018" calcext:value-type="float">
            <text:p>1.74017157904242E+018</text:p>
          </table:table-cell>
          <table:table-cell office:value-type="float" office:value="-0.890356402302665" calcext:value-type="float">
            <text:p>-0.890356402302665</text:p>
          </table:table-cell>
          <table:table-cell office:value-type="float" office:value="-0.264516409917202" calcext:value-type="float">
            <text:p>-0.264516409917202</text:p>
          </table:table-cell>
          <table:table-cell office:value-type="float" office:value="-2.50023527689175" calcext:value-type="float">
            <text:p>-2.50023527689175</text:p>
          </table:table-cell>
          <table:table-cell office:value-type="float" office:value="0.206242172659798" calcext:value-type="float">
            <text:p>0.206242172659798</text:p>
          </table:table-cell>
          <table:table-cell office:value-type="float" office:value="-0.758953335515177" calcext:value-type="float">
            <text:p>-0.758953335515177</text:p>
          </table:table-cell>
        </table:table-row>
        <table:table-row table:style-name="ro1">
          <table:table-cell office:value-type="float" office:value="1.74017157905713E+018" calcext:value-type="float">
            <text:p>1.74017157905713E+018</text:p>
          </table:table-cell>
          <table:table-cell office:value-type="float" office:value="-0.892619043145286" calcext:value-type="float">
            <text:p>-0.892619043145286</text:p>
          </table:table-cell>
          <table:table-cell office:value-type="float" office:value="-0.26618973795636" calcext:value-type="float">
            <text:p>-0.26618973795636</text:p>
          </table:table-cell>
          <table:table-cell office:value-type="float" office:value="-2.5092209644308" calcext:value-type="float">
            <text:p>-2.5092209644308</text:p>
          </table:table-cell>
          <table:table-cell office:value-type="float" office:value="0.194362172695998" calcext:value-type="float">
            <text:p>0.194362172695998</text:p>
          </table:table-cell>
          <table:table-cell office:value-type="float" office:value="-0.656983335825368" calcext:value-type="float">
            <text:p>-0.656983335825368</text:p>
          </table:table-cell>
        </table:table-row>
        <table:table-row table:style-name="ro1">
          <table:table-cell office:value-type="float" office:value="1.74017157907249E+018" calcext:value-type="float">
            <text:p>1.74017157907249E+018</text:p>
          </table:table-cell>
          <table:table-cell office:value-type="float" office:value="-0.89473141929983" calcext:value-type="float">
            <text:p>-0.89473141929983</text:p>
          </table:table-cell>
          <table:table-cell office:value-type="float" office:value="-0.267725551431661" calcext:value-type="float">
            <text:p>-0.267725551431661</text:p>
          </table:table-cell>
          <table:table-cell office:value-type="float" office:value="-2.51646852696991" calcext:value-type="float">
            <text:p>-2.51646852696991</text:p>
          </table:table-cell>
          <table:table-cell office:value-type="float" office:value="0.18086217270814" calcext:value-type="float">
            <text:p>0.18086217270814</text:p>
          </table:table-cell>
          <table:table-cell office:value-type="float" office:value="-0.541108335938703" calcext:value-type="float">
            <text:p>-0.541108335938703</text:p>
          </table:table-cell>
        </table:table-row>
        <table:table-row table:style-name="ro1">
          <table:table-cell office:value-type="float" office:value="1.74017157909055E+018" calcext:value-type="float">
            <text:p>1.74017157909055E+018</text:p>
          </table:table-cell>
          <table:table-cell office:value-type="float" office:value="-0.897061619778378" calcext:value-type="float">
            <text:p>-0.897061619778378</text:p>
          </table:table-cell>
          <table:table-cell office:value-type="float" office:value="-0.269395346624247" calcext:value-type="float">
            <text:p>-0.269395346624247</text:p>
          </table:table-cell>
          <table:table-cell office:value-type="float" office:value="-2.52287127701694" calcext:value-type="float">
            <text:p>-2.52287127701694</text:p>
          </table:table-cell>
          <table:table-cell office:value-type="float" office:value="0.164662172707991" calcext:value-type="float">
            <text:p>0.164662172707991</text:p>
          </table:table-cell>
          <table:table-cell office:value-type="float" office:value="-0.402058335944088" calcext:value-type="float">
            <text:p>-0.402058335944088</text:p>
          </table:table-cell>
        </table:table-row>
        <table:table-row table:style-name="ro1">
          <table:table-cell office:value-type="float" office:value="1.74017157910598E+018" calcext:value-type="float">
            <text:p>1.74017157910598E+018</text:p>
          </table:table-cell>
          <table:table-cell office:value-type="float" office:value="-0.898828526427007" calcext:value-type="float">
            <text:p>-0.898828526427007</text:p>
          </table:table-cell>
          <table:table-cell office:value-type="float" office:value="-0.270648495975986" calcext:value-type="float">
            <text:p>-0.270648495975986</text:p>
          </table:table-cell>
          <table:table-cell office:value-type="float" office:value="-2.52629496455618" calcext:value-type="float">
            <text:p>-2.52629496455618</text:p>
          </table:table-cell>
          <table:table-cell office:value-type="float" office:value="0.151162172707913" calcext:value-type="float">
            <text:p>0.151162172707913</text:p>
          </table:table-cell>
          <table:table-cell office:value-type="float" office:value="-0.286183335947732" calcext:value-type="float">
            <text:p>-0.286183335947732</text:p>
          </table:table-cell>
        </table:table-row>
        <table:table-row table:style-name="ro1">
          <table:table-cell office:value-type="float" office:value="1.74017157912131E+018" calcext:value-type="float">
            <text:p>1.74017157912131E+018</text:p>
          </table:table-cell>
          <table:table-cell office:value-type="float" office:value="-0.900433169024114" calcext:value-type="float">
            <text:p>-0.900433169024114</text:p>
          </table:table-cell>
          <table:table-cell office:value-type="float" office:value="-0.271780384008453" calcext:value-type="float">
            <text:p>-0.271780384008453</text:p>
          </table:table-cell>
          <table:table-cell office:value-type="float" office:value="-2.52798052709546" calcext:value-type="float">
            <text:p>-2.52798052709546</text:p>
          </table:table-cell>
          <table:table-cell office:value-type="float" office:value="0.137662172707858" calcext:value-type="float">
            <text:p>0.137662172707858</text:p>
          </table:table-cell>
          <table:table-cell office:value-type="float" office:value="-0.170308335950579" calcext:value-type="float">
            <text:p>-0.170308335950579</text:p>
          </table:table-cell>
        </table:table-row>
        <table:table-row table:style-name="ro1">
          <table:table-cell office:value-type="float" office:value="1.74017157913936E+018" calcext:value-type="float">
            <text:p>1.74017157913936E+018</text:p>
          </table:table-cell>
          <table:table-cell office:value-type="float" office:value="-0.902141261473373" calcext:value-type="float">
            <text:p>-0.902141261473373</text:p>
          </table:table-cell>
          <table:table-cell office:value-type="float" office:value="-0.27298323012184" calcext:value-type="float">
            <text:p>-0.27298323012184</text:p>
          </table:table-cell>
          <table:table-cell office:value-type="float" office:value="-2.52770887715327" calcext:value-type="float">
            <text:p>-2.52770887715327</text:p>
          </table:table-cell>
          <table:table-cell office:value-type="float" office:value="0.121462172706337" calcext:value-type="float">
            <text:p>0.121462172706337</text:p>
          </table:table-cell>
          <table:table-cell office:value-type="float" office:value="-0.0312583363080103" calcext:value-type="float">
            <text:p>-0.0312583363080103</text:p>
          </table:table-cell>
        </table:table-row>
        <table:table-row table:style-name="ro1">
          <table:table-cell office:value-type="float" office:value="1.74017157915479E+018" calcext:value-type="float">
            <text:p>1.74017157915479E+018</text:p>
          </table:table-cell>
          <table:table-cell office:value-type="float" office:value="-0.903381455448499" calcext:value-type="float">
            <text:p>-0.903381455448499</text:p>
          </table:table-cell>
          <table:table-cell office:value-type="float" office:value="-0.273858899238198" calcext:value-type="float">
            <text:p>-0.273858899238198</text:p>
          </table:table-cell>
          <table:table-cell office:value-type="float" office:value="-2.52557056470579" calcext:value-type="float">
            <text:p>-2.52557056470579</text:p>
          </table:table-cell>
          <table:table-cell office:value-type="float" office:value="0.107962172704" calcext:value-type="float">
            <text:p>0.107962172704</text:p>
          </table:table-cell>
          <table:table-cell office:value-type="float" office:value="0.084616663250879" calcext:value-type="float">
            <text:p>0.084616663250879</text:p>
          </table:table-cell>
        </table:table-row>
        <table:table-row table:style-name="ro1">
          <table:table-cell office:value-type="float" office:value="1.74017157917294E+018" calcext:value-type="float">
            <text:p>1.74017157917294E+018</text:p>
          </table:table-cell>
          <table:table-cell office:value-type="float" office:value="-0.904648289573631" calcext:value-type="float">
            <text:p>-0.904648289573631</text:p>
          </table:table-cell>
          <table:table-cell office:value-type="float" office:value="-0.274759818891807" calcext:value-type="float">
            <text:p>-0.274759818891807</text:p>
          </table:table-cell>
          <table:table-cell office:value-type="float" office:value="-2.52071026476883" calcext:value-type="float">
            <text:p>-2.52071026476883</text:p>
          </table:table-cell>
          <table:table-cell office:value-type="float" office:value="0.0917621727031682" calcext:value-type="float">
            <text:p>0.0917621727031682</text:p>
          </table:table-cell>
          <table:table-cell office:value-type="float" office:value="0.223666663164938" calcext:value-type="float">
            <text:p>0.223666663164938</text:p>
          </table:table-cell>
        </table:table-row>
        <table:table-row table:style-name="ro1">
          <table:table-cell office:value-type="float" office:value="1.74017157918825E+018" calcext:value-type="float">
            <text:p>1.74017157918825E+018</text:p>
          </table:table-cell>
          <table:table-cell office:value-type="float" office:value="-0.905519050587786" calcext:value-type="float">
            <text:p>-0.905519050587786</text:p>
          </table:table-cell>
          <table:table-cell office:value-type="float" office:value="-0.275386253089086" calcext:value-type="float">
            <text:p>-0.275386253089086</text:p>
          </table:table-cell>
          <table:table-cell office:value-type="float" office:value="-2.51474807732137" calcext:value-type="float">
            <text:p>-2.51474807732137</text:p>
          </table:table-cell>
          <table:table-cell office:value-type="float" office:value="0.0782621727032051" calcext:value-type="float">
            <text:p>0.0782621727032051</text:p>
          </table:table-cell>
          <table:table-cell office:value-type="float" office:value="0.339541663164038" calcext:value-type="float">
            <text:p>0.339541663164038</text:p>
          </table:table-cell>
        </table:table-row>
        <table:table-row table:style-name="ro1">
          <table:table-cell office:value-type="float" office:value="1.74017157920346E+018" calcext:value-type="float">
            <text:p>1.74017157920346E+018</text:p>
          </table:table-cell>
          <table:table-cell office:value-type="float" office:value="-0.906237352944885" calcext:value-type="float">
            <text:p>-0.906237352944885</text:p>
          </table:table-cell>
          <table:table-cell office:value-type="float" office:value="-0.275910498297256" calcext:value-type="float">
            <text:p>-0.275910498297256</text:p>
          </table:table-cell>
          <table:table-cell office:value-type="float" office:value="-2.50704776487392" calcext:value-type="float">
            <text:p>-2.50704776487392</text:p>
          </table:table-cell>
          <table:table-cell office:value-type="float" office:value="0.0653983095914969" calcext:value-type="float">
            <text:p>0.0653983095914969</text:p>
          </table:table-cell>
          <table:table-cell office:value-type="float" office:value="0.455416663163351" calcext:value-type="float">
            <text:p>0.455416663163351</text:p>
          </table:table-cell>
        </table:table-row>
        <table:table-row table:style-name="ro1">
          <table:table-cell office:value-type="float" office:value="1.74017157922147E+018" calcext:value-type="float">
            <text:p>1.74017157922147E+018</text:p>
          </table:table-cell>
          <table:table-cell office:value-type="float" office:value="-0.907062293907645" calcext:value-type="float">
            <text:p>-0.907062293907645</text:p>
          </table:table-cell>
          <table:table-cell office:value-type="float" office:value="-0.276524843356682" calcext:value-type="float">
            <text:p>-0.276524843356682</text:p>
          </table:table-cell>
          <table:table-cell office:value-type="float" office:value="-2.495513064937" calcext:value-type="float">
            <text:p>-2.495513064937</text:p>
          </table:table-cell>
          <table:table-cell office:value-type="float" office:value="0.0575867202489917" calcext:value-type="float">
            <text:p>0.0575867202489917</text:p>
          </table:table-cell>
          <table:table-cell office:value-type="float" office:value="0.594466663162791" calcext:value-type="float">
            <text:p>0.594466663162791</text:p>
          </table:table-cell>
        </table:table-row>
        <table:table-row table:style-name="ro1">
          <table:table-cell office:value-type="float" office:value="1.74017157923674E+018" calcext:value-type="float">
            <text:p>1.74017157923674E+018</text:p>
          </table:table-cell>
          <table:table-cell office:value-type="float" office:value="-0.907743763479686" calcext:value-type="float">
            <text:p>-0.907743763479686</text:p>
          </table:table-cell>
          <table:table-cell office:value-type="float" office:value="-0.277044732734907" calcext:value-type="float">
            <text:p>-0.277044732734907</text:p>
          </table:table-cell>
          <table:table-cell office:value-type="float" office:value="-2.48398887748958" calcext:value-type="float">
            <text:p>-2.48398887748958</text:p>
          </table:table-cell>
          <table:table-cell office:value-type="float" office:value="0.0571428571324727" calcext:value-type="float">
            <text:p>0.0571428571324727</text:p>
          </table:table-cell>
          <table:table-cell office:value-type="float" office:value="0.710341663161733" calcext:value-type="float">
            <text:p>0.710341663161733</text:p>
          </table:table-cell>
        </table:table-row>
        <table:table-row table:style-name="ro1">
          <table:table-cell office:value-type="float" office:value="1.74017157925201E+018" calcext:value-type="float">
            <text:p>1.74017157925201E+018</text:p>
          </table:table-cell>
          <table:table-cell office:value-type="float" office:value="-0.908418736552384" calcext:value-type="float">
            <text:p>-0.908418736552384</text:p>
          </table:table-cell>
          <table:table-cell office:value-type="float" office:value="-0.277573026646189" calcext:value-type="float">
            <text:p>-0.277573026646189</text:p>
          </table:table-cell>
          <table:table-cell office:value-type="float" office:value="-2.47072656504219" calcext:value-type="float">
            <text:p>-2.47072656504219</text:p>
          </table:table-cell>
          <table:table-cell office:value-type="float" office:value="0.0571428571326201" calcext:value-type="float">
            <text:p>0.0571428571326201</text:p>
          </table:table-cell>
          <table:table-cell office:value-type="float" office:value="0.826216663160385" calcext:value-type="float">
            <text:p>0.826216663160385</text:p>
          </table:table-cell>
        </table:table-row>
        <table:table-row table:style-name="ro1">
          <table:table-cell office:value-type="float" office:value="1.74017157927024E+018" calcext:value-type="float">
            <text:p>1.74017157927024E+018</text:p>
          </table:table-cell>
          <table:table-cell office:value-type="float" office:value="-0.909218664699011" calcext:value-type="float">
            <text:p>-0.909218664699011</text:p>
          </table:table-cell>
          <table:table-cell office:value-type="float" office:value="-0.278219590566098" calcext:value-type="float">
            <text:p>-0.278219590566098</text:p>
          </table:table-cell>
          <table:table-cell office:value-type="float" office:value="-2.45251746510591" calcext:value-type="float">
            <text:p>-2.45251746510591</text:p>
          </table:table-cell>
          <table:table-cell office:value-type="float" office:value="0.0571428571372643" calcext:value-type="float">
            <text:p>0.0571428571372643</text:p>
          </table:table-cell>
          <table:table-cell office:value-type="float" office:value="0.965266663139694" calcext:value-type="float">
            <text:p>0.965266663139694</text:p>
          </table:table-cell>
        </table:table-row>
        <table:table-row table:style-name="ro1">
          <table:table-cell office:value-type="float" office:value="1.74017157928559E+018" calcext:value-type="float">
            <text:p>1.74017157928559E+018</text:p>
          </table:table-cell>
          <table:table-cell office:value-type="float" office:value="-0.909875756927671" calcext:value-type="float">
            <text:p>-0.909875756927671</text:p>
          </table:table-cell>
          <table:table-cell office:value-type="float" office:value="-0.278769960757442" calcext:value-type="float">
            <text:p>-0.278769960757442</text:p>
          </table:table-cell>
          <table:table-cell office:value-type="float" office:value="-2.436184131783" calcext:value-type="float">
            <text:p>-2.436184131783</text:p>
          </table:table-cell>
          <table:table-cell office:value-type="float" office:value="0.0571428571447069" calcext:value-type="float">
            <text:p>0.0571428571447069</text:p>
          </table:table-cell>
          <table:table-cell office:value-type="float" office:value="1.05604652565709" calcext:value-type="float">
            <text:p>1.05604652565709</text:p>
          </table:table-cell>
        </table:table-row>
        <table:table-row table:style-name="ro1">
          <table:table-cell office:value-type="float" office:value="1.7401715793035E+018" calcext:value-type="float">
            <text:p>1.7401715793035E+018</text:p>
          </table:table-cell>
          <table:table-cell office:value-type="float" office:value="-0.910652271198582" calcext:value-type="float">
            <text:p>-0.910652271198582</text:p>
          </table:table-cell>
          <table:table-cell office:value-type="float" office:value="-0.279444461241168" calcext:value-type="float">
            <text:p>-0.279444461241168</text:p>
          </table:table-cell>
          <table:table-cell office:value-type="float" office:value="-2.41658413179379" calcext:value-type="float">
            <text:p>-2.41658413179379</text:p>
          </table:table-cell>
          <table:table-cell office:value-type="float" office:value="0.0571428571474816" calcext:value-type="float">
            <text:p>0.0571428571474816</text:p>
          </table:table-cell>
          <table:table-cell office:value-type="float" office:value="1.08888888829059" calcext:value-type="float">
            <text:p>1.08888888829059</text:p>
          </table:table-cell>
        </table:table-row>
        <table:table-row table:style-name="ro1">
          <table:table-cell office:value-type="float" office:value="1.74017157931894E+018" calcext:value-type="float">
            <text:p>1.74017157931894E+018</text:p>
          </table:table-cell>
          <table:table-cell office:value-type="float" office:value="-0.91128916687282" calcext:value-type="float">
            <text:p>-0.91128916687282</text:p>
          </table:table-cell>
          <table:table-cell office:value-type="float" office:value="-0.280018082583704" calcext:value-type="float">
            <text:p>-0.280018082583704</text:p>
          </table:table-cell>
          <table:table-cell office:value-type="float" office:value="-2.40025079846949" calcext:value-type="float">
            <text:p>-2.40025079846949</text:p>
          </table:table-cell>
          <table:table-cell office:value-type="float" office:value="0.0571428571473099" calcext:value-type="float">
            <text:p>0.0571428571473099</text:p>
          </table:table-cell>
          <table:table-cell office:value-type="float" office:value="1.08888888828778" calcext:value-type="float">
            <text:p>1.08888888828778</text:p>
          </table:table-cell>
        </table:table-row>
        <table:table-row table:style-name="ro1">
          <table:table-cell office:value-type="float" office:value="1.74017157933385E+018" calcext:value-type="float">
            <text:p>1.74017157933385E+018</text:p>
          </table:table-cell>
          <table:table-cell office:value-type="float" office:value="-0.911916608862124" calcext:value-type="float">
            <text:p>-0.911916608862124</text:p>
          </table:table-cell>
          <table:table-cell office:value-type="float" office:value="-0.28060202958004" calcext:value-type="float">
            <text:p>-0.28060202958004</text:p>
          </table:table-cell>
          <table:table-cell office:value-type="float" office:value="-2.38391746514523" calcext:value-type="float">
            <text:p>-2.38391746514523</text:p>
          </table:table-cell>
          <table:table-cell office:value-type="float" office:value="0.0571428571471395" calcext:value-type="float">
            <text:p>0.0571428571471395</text:p>
          </table:table-cell>
          <table:table-cell office:value-type="float" office:value="1.08888888828511" calcext:value-type="float">
            <text:p>1.08888888828511</text:p>
          </table:table-cell>
        </table:table-row>
        <table:table-row table:style-name="ro1">
          <table:table-cell office:value-type="float" office:value="1.74017157935248E+018" calcext:value-type="float">
            <text:p>1.74017157935248E+018</text:p>
          </table:table-cell>
          <table:table-cell office:value-type="float" office:value="-0.912656824888895" calcext:value-type="float">
            <text:p>-0.912656824888895</text:p>
          </table:table-cell>
          <table:table-cell office:value-type="float" office:value="-0.281316176308077" calcext:value-type="float">
            <text:p>-0.281316176308077</text:p>
          </table:table-cell>
          <table:table-cell office:value-type="float" office:value="-2.36431746515617" calcext:value-type="float">
            <text:p>-2.36431746515617</text:p>
          </table:table-cell>
          <table:table-cell office:value-type="float" office:value="0.0571428571469399" calcext:value-type="float">
            <text:p>0.0571428571469399</text:p>
          </table:table-cell>
          <table:table-cell office:value-type="float" office:value="1.08888888828221" calcext:value-type="float">
            <text:p>1.08888888828221</text:p>
          </table:table-cell>
        </table:table-row>
        <table:table-row table:style-name="ro1">
          <table:table-cell office:value-type="float" office:value="1.74017157936693E+018" calcext:value-type="float">
            <text:p>1.74017157936693E+018</text:p>
          </table:table-cell>
          <table:table-cell office:value-type="float" office:value="-0.913262883197081" calcext:value-type="float">
            <text:p>-0.913262883197081</text:p>
          </table:table-cell>
          <table:table-cell office:value-type="float" office:value="-0.28192228757801" calcext:value-type="float">
            <text:p>-0.28192228757801</text:p>
          </table:table-cell>
          <table:table-cell office:value-type="float" office:value="-2.34798413183199" calcext:value-type="float">
            <text:p>-2.34798413183199</text:p>
          </table:table-cell>
          <table:table-cell office:value-type="float" office:value="0.0571428571467641" calcext:value-type="float">
            <text:p>0.0571428571467641</text:p>
          </table:table-cell>
          <table:table-cell office:value-type="float" office:value="1.08888888827981" calcext:value-type="float">
            <text:p>1.08888888827981</text:p>
          </table:table-cell>
        </table:table-row>
        <table:table-row table:style-name="ro1">
          <table:table-cell office:value-type="float" office:value="1.7401715793823E+018" calcext:value-type="float">
            <text:p>1.7401715793823E+018</text:p>
          </table:table-cell>
          <table:table-cell office:value-type="float" office:value="-0.913858961288384" calcext:value-type="float">
            <text:p>-0.913858961288384</text:p>
          </table:table-cell>
          <table:table-cell office:value-type="float" office:value="-0.28253821651346" calcext:value-type="float">
            <text:p>-0.28253821651346</text:p>
          </table:table-cell>
          <table:table-cell office:value-type="float" office:value="-2.33165079850785" calcext:value-type="float">
            <text:p>-2.33165079850785</text:p>
          </table:table-cell>
          <table:table-cell office:value-type="float" office:value="0.0571428571465774" calcext:value-type="float">
            <text:p>0.0571428571465774</text:p>
          </table:table-cell>
          <table:table-cell office:value-type="float" office:value="1.08888888827742" calcext:value-type="float">
            <text:p>1.08888888827742</text:p>
          </table:table-cell>
        </table:table-row>
        <table:table-row table:style-name="ro1">
          <table:table-cell office:value-type="float" office:value="1.74017157940074E+018" calcext:value-type="float">
            <text:p>1.74017157940074E+018</text:p>
          </table:table-cell>
          <table:table-cell office:value-type="float" office:value="-0.914560857405883" calcext:value-type="float">
            <text:p>-0.914560857405883</text:p>
          </table:table-cell>
          <table:table-cell office:value-type="float" office:value="-0.283290059020688" calcext:value-type="float">
            <text:p>-0.283290059020688</text:p>
          </table:table-cell>
          <table:table-cell office:value-type="float" office:value="-2.31205079851891" calcext:value-type="float">
            <text:p>-2.31205079851891</text:p>
          </table:table-cell>
          <table:table-cell office:value-type="float" office:value="0.0571428571463732" calcext:value-type="float">
            <text:p>0.0571428571463732</text:p>
          </table:table-cell>
          <table:table-cell office:value-type="float" office:value="1.08888888827498" calcext:value-type="float">
            <text:p>1.08888888827498</text:p>
          </table:table-cell>
        </table:table-row>
        <table:table-row table:style-name="ro1">
          <table:table-cell office:value-type="float" office:value="1.74017157941613E+018" calcext:value-type="float">
            <text:p>1.74017157941613E+018</text:p>
          </table:table-cell>
          <table:table-cell office:value-type="float" office:value="-0.91513442309211" calcext:value-type="float">
            <text:p>-0.91513442309211</text:p>
          </table:table-cell>
          <table:table-cell office:value-type="float" office:value="-0.283927004817463" calcext:value-type="float">
            <text:p>-0.283927004817463</text:p>
          </table:table-cell>
          <table:table-cell office:value-type="float" office:value="-2.29571746519483" calcext:value-type="float">
            <text:p>-2.29571746519483</text:p>
          </table:table-cell>
          <table:table-cell office:value-type="float" office:value="0.0571428571462025" calcext:value-type="float">
            <text:p>0.0571428571462025</text:p>
          </table:table-cell>
          <table:table-cell office:value-type="float" office:value="1.08888888827311" calcext:value-type="float">
            <text:p>1.08888888827311</text:p>
          </table:table-cell>
        </table:table-row>
        <table:table-row table:style-name="ro1">
          <table:table-cell office:value-type="float" office:value="1.74017157943436E+018" calcext:value-type="float">
            <text:p>1.74017157943436E+018</text:p>
          </table:table-cell>
          <table:table-cell office:value-type="float" office:value="-0.91580885571879" calcext:value-type="float">
            <text:p>-0.91580885571879</text:p>
          </table:table-cell>
          <table:table-cell office:value-type="float" office:value="-0.284703578025532" calcext:value-type="float">
            <text:p>-0.284703578025532</text:p>
          </table:table-cell>
          <table:table-cell office:value-type="float" office:value="-2.27611746520596" calcext:value-type="float">
            <text:p>-2.27611746520596</text:p>
          </table:table-cell>
          <table:table-cell office:value-type="float" office:value="0.0571428571459915" calcext:value-type="float">
            <text:p>0.0571428571459915</text:p>
          </table:table-cell>
          <table:table-cell office:value-type="float" office:value="1.08888888827101" calcext:value-type="float">
            <text:p>1.08888888827101</text:p>
          </table:table-cell>
        </table:table-row>
        <table:table-row table:style-name="ro1">
          <table:table-cell office:value-type="float" office:value="1.74017157944978E+018" calcext:value-type="float">
            <text:p>1.74017157944978E+018</text:p>
          </table:table-cell>
          <table:table-cell office:value-type="float" office:value="-0.916359168489064" calcext:value-type="float">
            <text:p>-0.916359168489064</text:p>
          </table:table-cell>
          <table:table-cell office:value-type="float" office:value="-0.285360718344878" calcext:value-type="float">
            <text:p>-0.285360718344878</text:p>
          </table:table-cell>
          <table:table-cell office:value-type="float" office:value="-2.25978413188193" calcext:value-type="float">
            <text:p>-2.25978413188193</text:p>
          </table:table-cell>
          <table:table-cell office:value-type="float" office:value="0.057142857145822" calcext:value-type="float">
            <text:p>0.057142857145822</text:p>
          </table:table-cell>
          <table:table-cell office:value-type="float" office:value="1.08888888826954" calcext:value-type="float">
            <text:p>1.08888888826954</text:p>
          </table:table-cell>
        </table:table-row>
        <table:table-row table:style-name="ro1">
          <table:table-cell office:value-type="float" office:value="1.74017157946445E+018" calcext:value-type="float">
            <text:p>1.74017157946445E+018</text:p>
          </table:table-cell>
          <table:table-cell office:value-type="float" office:value="-0.916898675040711" calcext:value-type="float">
            <text:p>-0.916898675040711</text:p>
          </table:table-cell>
          <table:table-cell office:value-type="float" office:value="-0.286026759053215" calcext:value-type="float">
            <text:p>-0.286026759053215</text:p>
          </table:table-cell>
          <table:table-cell office:value-type="float" office:value="-2.24345079855792" calcext:value-type="float">
            <text:p>-2.24345079855792</text:p>
          </table:table-cell>
          <table:table-cell office:value-type="float" office:value="0.0571428571456426" calcext:value-type="float">
            <text:p>0.0571428571456426</text:p>
          </table:table-cell>
          <table:table-cell office:value-type="float" office:value="1.08888888826806" calcext:value-type="float">
            <text:p>1.08888888826806</text:p>
          </table:table-cell>
        </table:table-row>
        <table:table-row table:style-name="ro1">
          <table:table-cell office:value-type="float" office:value="1.7401715794829E+018" calcext:value-type="float">
            <text:p>1.7401715794829E+018</text:p>
          </table:table-cell>
          <table:table-cell office:value-type="float" office:value="-0.9175316162527" calcext:value-type="float">
            <text:p>-0.9175316162527</text:p>
          </table:table-cell>
          <table:table-cell office:value-type="float" office:value="-0.28683750607761" calcext:value-type="float">
            <text:p>-0.28683750607761</text:p>
          </table:table-cell>
          <table:table-cell office:value-type="float" office:value="-2.22385079856913" calcext:value-type="float">
            <text:p>-2.22385079856913</text:p>
          </table:table-cell>
          <table:table-cell office:value-type="float" office:value="0.0571428571454272" calcext:value-type="float">
            <text:p>0.0571428571454272</text:p>
          </table:table-cell>
          <table:table-cell office:value-type="float" office:value="1.08888888826642" calcext:value-type="float">
            <text:p>1.08888888826642</text:p>
          </table:table-cell>
        </table:table-row>
        <table:table-row table:style-name="ro1">
          <table:table-cell office:value-type="float" office:value="1.740171579498E+018" calcext:value-type="float">
            <text:p>1.740171579498E+018</text:p>
          </table:table-cell>
          <table:table-cell office:value-type="float" office:value="-0.918046846622499" calcext:value-type="float">
            <text:p>-0.918046846622499</text:p>
          </table:table-cell>
          <table:table-cell office:value-type="float" office:value="-0.287522498931922" calcext:value-type="float">
            <text:p>-0.287522498931922</text:p>
          </table:table-cell>
          <table:table-cell office:value-type="float" office:value="-2.20751746524516" calcext:value-type="float">
            <text:p>-2.20751746524516</text:p>
          </table:table-cell>
          <table:table-cell office:value-type="float" office:value="0.0571428571452472" calcext:value-type="float">
            <text:p>0.0571428571452472</text:p>
          </table:table-cell>
          <table:table-cell office:value-type="float" office:value="1.08888888826527" calcext:value-type="float">
            <text:p>1.08888888826527</text:p>
          </table:table-cell>
        </table:table-row>
        <table:table-row table:style-name="ro1">
          <table:table-cell office:value-type="float" office:value="1.74017157951345E+018" calcext:value-type="float">
            <text:p>1.74017157951345E+018</text:p>
          </table:table-cell>
          <table:table-cell office:value-type="float" office:value="-0.918550820548659" calcext:value-type="float">
            <text:p>-0.918550820548659</text:p>
          </table:table-cell>
          <table:table-cell office:value-type="float" office:value="-0.288215815473027" calcext:value-type="float">
            <text:p>-0.288215815473027</text:p>
          </table:table-cell>
          <table:table-cell office:value-type="float" office:value="-2.19118413192121" calcext:value-type="float">
            <text:p>-2.19118413192121</text:p>
          </table:table-cell>
          <table:table-cell office:value-type="float" office:value="0.0571428571450696" calcext:value-type="float">
            <text:p>0.0571428571450696</text:p>
          </table:table-cell>
          <table:table-cell office:value-type="float" office:value="1.08888888826428" calcext:value-type="float">
            <text:p>1.08888888826428</text:p>
          </table:table-cell>
        </table:table-row>
        <table:table-row table:style-name="ro1">
          <table:table-cell office:value-type="float" office:value="1.74017157953148E+018" calcext:value-type="float">
            <text:p>1.74017157953148E+018</text:p>
          </table:table-cell>
          <table:table-cell office:value-type="float" office:value="-0.919140541667932" calcext:value-type="float">
            <text:p>-0.919140541667932</text:p>
          </table:table-cell>
          <table:table-cell office:value-type="float" office:value="-0.28905852201558" calcext:value-type="float">
            <text:p>-0.28905852201558</text:p>
          </table:table-cell>
          <table:table-cell office:value-type="float" office:value="-2.17158413193247" calcext:value-type="float">
            <text:p>-2.17158413193247</text:p>
          </table:table-cell>
          <table:table-cell office:value-type="float" office:value="0.057142857144855" calcext:value-type="float">
            <text:p>0.057142857144855</text:p>
          </table:table-cell>
          <table:table-cell office:value-type="float" office:value="1.0888888882633" calcext:value-type="float">
            <text:p>1.0888888882633</text:p>
          </table:table-cell>
        </table:table-row>
        <table:table-row table:style-name="ro1">
          <table:table-cell office:value-type="float" office:value="1.74017157954698E+018" calcext:value-type="float">
            <text:p>1.74017157954698E+018</text:p>
          </table:table-cell>
          <table:table-cell office:value-type="float" office:value="-0.919619009844924" calcext:value-type="float">
            <text:p>-0.919619009844924</text:p>
          </table:table-cell>
          <table:table-cell office:value-type="float" office:value="-0.289769678533265" calcext:value-type="float">
            <text:p>-0.289769678533265</text:p>
          </table:table-cell>
          <table:table-cell office:value-type="float" office:value="-2.15420792361739" calcext:value-type="float">
            <text:p>-2.15420792361739</text:p>
          </table:table-cell>
          <table:table-cell office:value-type="float" office:value="0.0571428571448034" calcext:value-type="float">
            <text:p>0.0571428571448034</text:p>
          </table:table-cell>
          <table:table-cell office:value-type="float" office:value="1.12365138796775" calcext:value-type="float">
            <text:p>1.12365138796775</text:p>
          </table:table-cell>
        </table:table-row>
        <table:table-row table:style-name="ro1">
          <table:table-cell office:value-type="float" office:value="1.74017157956543E+018" calcext:value-type="float">
            <text:p>1.74017157956543E+018</text:p>
          </table:table-cell>
          <table:table-cell office:value-type="float" office:value="-0.92017581420395" calcext:value-type="float">
            <text:p>-0.92017581420395</text:p>
          </table:table-cell>
          <table:table-cell office:value-type="float" office:value="-0.290634479579594" calcext:value-type="float">
            <text:p>-0.290634479579594</text:p>
          </table:table-cell>
          <table:table-cell office:value-type="float" office:value="-2.1310621486393" calcext:value-type="float">
            <text:p>-2.1310621486393</text:p>
          </table:table-cell>
          <table:table-cell office:value-type="float" office:value="0.057142857144866" calcext:value-type="float">
            <text:p>0.057142857144866</text:p>
          </table:table-cell>
          <table:table-cell office:value-type="float" office:value="1.2395263876717" calcext:value-type="float">
            <text:p>1.2395263876717</text:p>
          </table:table-cell>
        </table:table-row>
        <table:table-row table:style-name="ro1">
          <table:table-cell office:value-type="float" office:value="1.74017157958073E+018" calcext:value-type="float">
            <text:p>1.74017157958073E+018</text:p>
          </table:table-cell>
          <table:table-cell office:value-type="float" office:value="-0.920623732765863" calcext:value-type="float">
            <text:p>-0.920623732765863</text:p>
          </table:table-cell>
          <table:table-cell office:value-type="float" office:value="-0.291365257292429" calcext:value-type="float">
            <text:p>-0.291365257292429</text:p>
          </table:table-cell>
          <table:table-cell office:value-type="float" office:value="-2.11019069031968" calcext:value-type="float">
            <text:p>-2.11019069031968</text:p>
          </table:table-cell>
          <table:table-cell office:value-type="float" office:value="0.0571428571448818" calcext:value-type="float">
            <text:p>0.0571428571448818</text:p>
          </table:table-cell>
          <table:table-cell office:value-type="float" office:value="1.34444722115629" calcext:value-type="float">
            <text:p>1.34444722115629</text:p>
          </table:table-cell>
        </table:table-row>
        <table:table-row table:style-name="ro1">
          <table:table-cell office:value-type="float" office:value="1.74017157959585E+018" calcext:value-type="float">
            <text:p>1.74017157959585E+018</text:p>
          </table:table-cell>
          <table:table-cell office:value-type="float" office:value="-0.921056221174324" calcext:value-type="float">
            <text:p>-0.921056221174324</text:p>
          </table:table-cell>
          <table:table-cell office:value-type="float" office:value="-0.292105271248067" calcext:value-type="float">
            <text:p>-0.292105271248067</text:p>
          </table:table-cell>
          <table:table-cell office:value-type="float" office:value="-2.08919069032911" calcext:value-type="float">
            <text:p>-2.08919069032911</text:p>
          </table:table-cell>
          <table:table-cell office:value-type="float" office:value="0.0571428571447426" calcext:value-type="float">
            <text:p>0.0571428571447426</text:p>
          </table:table-cell>
          <table:table-cell office:value-type="float" office:value="1.39571527700649" calcext:value-type="float">
            <text:p>1.39571527700649</text:p>
          </table:table-cell>
        </table:table-row>
        <table:table-row table:style-name="ro1">
          <table:table-cell office:value-type="float" office:value="1.74017157961348E+018" calcext:value-type="float">
            <text:p>1.74017157961348E+018</text:p>
          </table:table-cell>
          <table:table-cell office:value-type="float" office:value="-0.92155455341093" calcext:value-type="float">
            <text:p>-0.92155455341093</text:p>
          </table:table-cell>
          <table:table-cell office:value-type="float" office:value="-0.293005031315904" calcext:value-type="float">
            <text:p>-0.293005031315904</text:p>
          </table:table-cell>
          <table:table-cell office:value-type="float" office:value="-2.06399069034041" calcext:value-type="float">
            <text:p>-2.06399069034041</text:p>
          </table:table-cell>
          <table:table-cell office:value-type="float" office:value="0.0571428571444622" calcext:value-type="float">
            <text:p>0.0571428571444622</text:p>
          </table:table-cell>
          <table:table-cell office:value-type="float" office:value="1.39999999937186" calcext:value-type="float">
            <text:p>1.39999999937186</text:p>
          </table:table-cell>
        </table:table-row>
        <table:table-row table:style-name="ro1">
          <table:table-cell office:value-type="float" office:value="1.74017157962898E+018" calcext:value-type="float">
            <text:p>1.74017157962898E+018</text:p>
          </table:table-cell>
          <table:table-cell office:value-type="float" office:value="-0.921952403857436" calcext:value-type="float">
            <text:p>-0.921952403857436</text:p>
          </table:table-cell>
          <table:table-cell office:value-type="float" office:value="-0.2937642295115" calcext:value-type="float">
            <text:p>-0.2937642295115</text:p>
          </table:table-cell>
          <table:table-cell office:value-type="float" office:value="-2.04299069034982" calcext:value-type="float">
            <text:p>-2.04299069034982</text:p>
          </table:table-cell>
          <table:table-cell office:value-type="float" office:value="0.0571428571442414" calcext:value-type="float">
            <text:p>0.0571428571442414</text:p>
          </table:table-cell>
          <table:table-cell office:value-type="float" office:value="1.39999999937239" calcext:value-type="float">
            <text:p>1.39999999937239</text:p>
          </table:table-cell>
        </table:table-row>
        <table:table-row table:style-name="ro1">
          <table:table-cell office:value-type="float" office:value="1.74017157964418E+018" calcext:value-type="float">
            <text:p>1.74017157964418E+018</text:p>
          </table:table-cell>
          <table:table-cell office:value-type="float" office:value="-0.922334224590837" calcext:value-type="float">
            <text:p>-0.922334224590837</text:p>
          </table:table-cell>
          <table:table-cell office:value-type="float" office:value="-0.294531614555347" calcext:value-type="float">
            <text:p>-0.294531614555347</text:p>
          </table:table-cell>
          <table:table-cell office:value-type="float" office:value="-2.02199069035922" calcext:value-type="float">
            <text:p>-2.02199069035922</text:p>
          </table:table-cell>
          <table:table-cell office:value-type="float" office:value="0.0571428571440129" calcext:value-type="float">
            <text:p>0.0571428571440129</text:p>
          </table:table-cell>
          <table:table-cell office:value-type="float" office:value="1.39999999937298" calcext:value-type="float">
            <text:p>1.39999999937298</text:p>
          </table:table-cell>
        </table:table-row>
        <table:table-row table:style-name="ro1">
          <table:table-cell office:value-type="float" office:value="1.7401715796626E+018" calcext:value-type="float">
            <text:p>1.7401715796626E+018</text:p>
          </table:table-cell>
          <table:table-cell office:value-type="float" office:value="-0.922771013677211" calcext:value-type="float">
            <text:p>-0.922771013677211</text:p>
          </table:table-cell>
          <table:table-cell office:value-type="float" office:value="-0.295462806528955" calcext:value-type="float">
            <text:p>-0.295462806528955</text:p>
          </table:table-cell>
          <table:table-cell office:value-type="float" office:value="-1.99679069037049" calcext:value-type="float">
            <text:p>-1.99679069037049</text:p>
          </table:table-cell>
          <table:table-cell office:value-type="float" office:value="0.0571428571437359" calcext:value-type="float">
            <text:p>0.0571428571437359</text:p>
          </table:table-cell>
          <table:table-cell office:value-type="float" office:value="1.39999999937387" calcext:value-type="float">
            <text:p>1.39999999937387</text:p>
          </table:table-cell>
        </table:table-row>
        <table:table-row table:style-name="ro1">
          <table:table-cell office:value-type="float" office:value="1.74017157967737E+018" calcext:value-type="float">
            <text:p>1.74017157967737E+018</text:p>
          </table:table-cell>
          <table:table-cell office:value-type="float" office:value="-0.923116986418122" calcext:value-type="float">
            <text:p>-0.923116986418122</text:p>
          </table:table-cell>
          <table:table-cell office:value-type="float" office:value="-0.296247006593038" calcext:value-type="float">
            <text:p>-0.296247006593038</text:p>
          </table:table-cell>
          <table:table-cell office:value-type="float" office:value="-1.97579069037985" calcext:value-type="float">
            <text:p>-1.97579069037985</text:p>
          </table:table-cell>
          <table:table-cell office:value-type="float" office:value="0.0571428571435093" calcext:value-type="float">
            <text:p>0.0571428571435093</text:p>
          </table:table-cell>
          <table:table-cell office:value-type="float" office:value="1.39999999937499" calcext:value-type="float">
            <text:p>1.39999999937499</text:p>
          </table:table-cell>
        </table:table-row>
        <table:table-row table:style-name="ro1">
          <table:table-cell office:value-type="float" office:value="1.74017157969549E+018" calcext:value-type="float">
            <text:p>1.74017157969549E+018</text:p>
          </table:table-cell>
          <table:table-cell office:value-type="float" office:value="-0.923510303670873" calcext:value-type="float">
            <text:p>-0.923510303670873</text:p>
          </table:table-cell>
          <table:table-cell office:value-type="float" office:value="-0.29719737743453" calcext:value-type="float">
            <text:p>-0.29719737743453</text:p>
          </table:table-cell>
          <table:table-cell office:value-type="float" office:value="-1.95059069039106" calcext:value-type="float">
            <text:p>-1.95059069039106</text:p>
          </table:table-cell>
          <table:table-cell office:value-type="float" office:value="0.0571428571432386" calcext:value-type="float">
            <text:p>0.0571428571432386</text:p>
          </table:table-cell>
          <table:table-cell office:value-type="float" office:value="1.39999999937667" calcext:value-type="float">
            <text:p>1.39999999937667</text:p>
          </table:table-cell>
        </table:table-row>
        <table:table-row table:style-name="ro1">
          <table:table-cell office:value-type="float" office:value="1.74017157971113E+018" calcext:value-type="float">
            <text:p>1.74017157971113E+018</text:p>
          </table:table-cell>
          <table:table-cell office:value-type="float" office:value="-0.923819690092579" calcext:value-type="float">
            <text:p>-0.923819690092579</text:p>
          </table:table-cell>
          <table:table-cell office:value-type="float" office:value="-0.297996718988569" calcext:value-type="float">
            <text:p>-0.297996718988569</text:p>
          </table:table-cell>
          <table:table-cell office:value-type="float" office:value="-1.92959069040037" calcext:value-type="float">
            <text:p>-1.92959069040037</text:p>
          </table:table-cell>
          <table:table-cell office:value-type="float" office:value="0.0571428571430124" calcext:value-type="float">
            <text:p>0.0571428571430124</text:p>
          </table:table-cell>
          <table:table-cell office:value-type="float" office:value="1.39999999937833" calcext:value-type="float">
            <text:p>1.39999999937833</text:p>
          </table:table-cell>
        </table:table-row>
        <table:table-row table:style-name="ro1">
          <table:table-cell office:value-type="float" office:value="1.74017157972631E+018" calcext:value-type="float">
            <text:p>1.74017157972631E+018</text:p>
          </table:table-cell>
          <table:table-cell office:value-type="float" office:value="-0.924112223358214" calcext:value-type="float">
            <text:p>-0.924112223358214</text:p>
          </table:table-cell>
          <table:table-cell office:value-type="float" office:value="-0.298802380931594" calcext:value-type="float">
            <text:p>-0.298802380931594</text:p>
          </table:table-cell>
          <table:table-cell office:value-type="float" office:value="-1.90859069040965" calcext:value-type="float">
            <text:p>-1.90859069040965</text:p>
          </table:table-cell>
          <table:table-cell office:value-type="float" office:value="0.057142857142793" calcext:value-type="float">
            <text:p>0.057142857142793</text:p>
          </table:table-cell>
          <table:table-cell office:value-type="float" office:value="1.39999999938041" calcext:value-type="float">
            <text:p>1.39999999938041</text:p>
          </table:table-cell>
        </table:table-row>
        <table:table-row table:style-name="ro1">
          <table:table-cell office:value-type="float" office:value="1.7401715797446E+018" calcext:value-type="float">
            <text:p>1.7401715797446E+018</text:p>
          </table:table-cell>
          <table:table-cell office:value-type="float" office:value="-0.924440836002144" calcext:value-type="float">
            <text:p>-0.924440836002144</text:p>
          </table:table-cell>
          <table:table-cell office:value-type="float" office:value="-0.299777017750052" calcext:value-type="float">
            <text:p>-0.299777017750052</text:p>
          </table:table-cell>
          <table:table-cell office:value-type="float" office:value="-1.88339069042074" calcext:value-type="float">
            <text:p>-1.88339069042074</text:p>
          </table:table-cell>
          <table:table-cell office:value-type="float" office:value="0.0571428571425261" calcext:value-type="float">
            <text:p>0.0571428571425261</text:p>
          </table:table-cell>
          <table:table-cell office:value-type="float" office:value="1.39999999938301" calcext:value-type="float">
            <text:p>1.39999999938301</text:p>
          </table:table-cell>
        </table:table-row>
        <table:table-row table:style-name="ro1">
          <table:table-cell office:value-type="float" office:value="1.74017157976072E+018" calcext:value-type="float">
            <text:p>1.74017157976072E+018</text:p>
          </table:table-cell>
          <table:table-cell office:value-type="float" office:value="-0.924695848783993" calcext:value-type="float">
            <text:p>-0.924695848783993</text:p>
          </table:table-cell>
          <table:table-cell office:value-type="float" office:value="-0.300595330256998" calcext:value-type="float">
            <text:p>-0.300595330256998</text:p>
          </table:table-cell>
          <table:table-cell office:value-type="float" office:value="-1.86239069042994" calcext:value-type="float">
            <text:p>-1.86239069042994</text:p>
          </table:table-cell>
          <table:table-cell office:value-type="float" office:value="0.0571428571422973" calcext:value-type="float">
            <text:p>0.0571428571422973</text:p>
          </table:table-cell>
          <table:table-cell office:value-type="float" office:value="1.39999999938526" calcext:value-type="float">
            <text:p>1.39999999938526</text:p>
          </table:table-cell>
        </table:table-row>
        <table:table-row table:style-name="ro1">
          <table:table-cell office:value-type="float" office:value="1.74017157977507E+018" calcext:value-type="float">
            <text:p>1.74017157977507E+018</text:p>
          </table:table-cell>
          <table:table-cell office:value-type="float" office:value="-0.924933622037988" calcext:value-type="float">
            <text:p>-0.924933622037988</text:p>
          </table:table-cell>
          <table:table-cell office:value-type="float" office:value="-0.301418817207477" calcext:value-type="float">
            <text:p>-0.301418817207477</text:p>
          </table:table-cell>
          <table:table-cell office:value-type="float" office:value="-1.8413906904391" calcext:value-type="float">
            <text:p>-1.8413906904391</text:p>
          </table:table-cell>
          <table:table-cell office:value-type="float" office:value="0.0571428571420752" calcext:value-type="float">
            <text:p>0.0571428571420752</text:p>
          </table:table-cell>
          <table:table-cell office:value-type="float" office:value="1.39999999938793" calcext:value-type="float">
            <text:p>1.39999999938793</text:p>
          </table:table-cell>
        </table:table-row>
        <table:table-row table:style-name="ro1">
          <table:table-cell office:value-type="float" office:value="1.74017157979305E+018" calcext:value-type="float">
            <text:p>1.74017157979305E+018</text:p>
          </table:table-cell>
          <table:table-cell office:value-type="float" office:value="-0.925196046669337" calcext:value-type="float">
            <text:p>-0.925196046669337</text:p>
          </table:table-cell>
          <table:table-cell office:value-type="float" office:value="-0.302413320355023" calcext:value-type="float">
            <text:p>-0.302413320355023</text:p>
          </table:table-cell>
          <table:table-cell office:value-type="float" office:value="-1.81619069045003" calcext:value-type="float">
            <text:p>-1.81619069045003</text:p>
          </table:table-cell>
          <table:table-cell office:value-type="float" office:value="0.0571428571418083" calcext:value-type="float">
            <text:p>0.0571428571418083</text:p>
          </table:table-cell>
          <table:table-cell office:value-type="float" office:value="1.39999999939143" calcext:value-type="float">
            <text:p>1.39999999939143</text:p>
          </table:table-cell>
        </table:table-row>
        <table:table-row table:style-name="ro1">
          <table:table-cell office:value-type="float" office:value="1.74017157980833E+018" calcext:value-type="float">
            <text:p>1.74017157980833E+018</text:p>
          </table:table-cell>
          <table:table-cell office:value-type="float" office:value="-0.925395534647715" calcext:value-type="float">
            <text:p>-0.925395534647715</text:p>
          </table:table-cell>
          <table:table-cell office:value-type="float" office:value="-0.303246909836959" calcext:value-type="float">
            <text:p>-0.303246909836959</text:p>
          </table:table-cell>
          <table:table-cell office:value-type="float" office:value="-1.79519069045909" calcext:value-type="float">
            <text:p>-1.79519069045909</text:p>
          </table:table-cell>
          <table:table-cell office:value-type="float" office:value="0.0571428571415909" calcext:value-type="float">
            <text:p>0.0571428571415909</text:p>
          </table:table-cell>
          <table:table-cell office:value-type="float" office:value="1.39999999939463" calcext:value-type="float">
            <text:p>1.39999999939463</text:p>
          </table:table-cell>
        </table:table-row>
        <table:table-row table:style-name="ro1">
          <table:table-cell office:value-type="float" office:value="1.74017157982634E+018" calcext:value-type="float">
            <text:p>1.74017157982634E+018</text:p>
          </table:table-cell>
          <table:table-cell office:value-type="float" office:value="-0.925611749561764" calcext:value-type="float">
            <text:p>-0.925611749561764</text:p>
          </table:table-cell>
          <table:table-cell office:value-type="float" office:value="-0.304252471525043" calcext:value-type="float">
            <text:p>-0.304252471525043</text:p>
          </table:table-cell>
          <table:table-cell office:value-type="float" office:value="-1.76999069046988" calcext:value-type="float">
            <text:p>-1.76999069046988</text:p>
          </table:table-cell>
          <table:table-cell office:value-type="float" office:value="0.0571428571413335" calcext:value-type="float">
            <text:p>0.0571428571413335</text:p>
          </table:table-cell>
          <table:table-cell office:value-type="float" office:value="1.39999999939891" calcext:value-type="float">
            <text:p>1.39999999939891</text:p>
          </table:table-cell>
        </table:table-row>
        <table:table-row table:style-name="ro1">
          <table:table-cell office:value-type="float" office:value="1.74017157984164E+018" calcext:value-type="float">
            <text:p>1.74017157984164E+018</text:p>
          </table:table-cell>
          <table:table-cell office:value-type="float" office:value="-0.925772526545134" calcext:value-type="float">
            <text:p>-0.925772526545134</text:p>
          </table:table-cell>
          <table:table-cell office:value-type="float" office:value="-0.305094384608157" calcext:value-type="float">
            <text:p>-0.305094384608157</text:p>
          </table:table-cell>
          <table:table-cell office:value-type="float" office:value="-1.74899069047882" calcext:value-type="float">
            <text:p>-1.74899069047882</text:p>
          </table:table-cell>
          <table:table-cell office:value-type="float" office:value="0.0571428571411188" calcext:value-type="float">
            <text:p>0.0571428571411188</text:p>
          </table:table-cell>
          <table:table-cell office:value-type="float" office:value="1.39999999940262" calcext:value-type="float">
            <text:p>1.39999999940262</text:p>
          </table:table-cell>
        </table:table-row>
        <table:table-row table:style-name="ro1">
          <table:table-cell office:value-type="float" office:value="1.74017157985672E+018" calcext:value-type="float">
            <text:p>1.74017157985672E+018</text:p>
          </table:table-cell>
          <table:table-cell office:value-type="float" office:value="-0.925915589203208" calcext:value-type="float">
            <text:p>-0.925915589203208</text:p>
          </table:table-cell>
          <table:table-cell office:value-type="float" office:value="-0.305939488124751" calcext:value-type="float">
            <text:p>-0.305939488124751</text:p>
          </table:table-cell>
          <table:table-cell office:value-type="float" office:value="-1.72799069048769" calcext:value-type="float">
            <text:p>-1.72799069048769</text:p>
          </table:table-cell>
          <table:table-cell office:value-type="float" office:value="0.0571428571408984" calcext:value-type="float">
            <text:p>0.0571428571408984</text:p>
          </table:table-cell>
          <table:table-cell office:value-type="float" office:value="1.39999999940639" calcext:value-type="float">
            <text:p>1.39999999940639</text:p>
          </table:table-cell>
        </table:table-row>
        <table:table-row table:style-name="ro1">
          <table:table-cell office:value-type="float" office:value="1.74017157987519E+018" calcext:value-type="float">
            <text:p>1.74017157987519E+018</text:p>
          </table:table-cell>
          <table:table-cell office:value-type="float" office:value="-0.926063793206778" calcext:value-type="float">
            <text:p>-0.926063793206778</text:p>
          </table:table-cell>
          <table:table-cell office:value-type="float" office:value="-0.306957298898372" calcext:value-type="float">
            <text:p>-0.306957298898372</text:p>
          </table:table-cell>
          <table:table-cell office:value-type="float" office:value="-1.70279069049825" calcext:value-type="float">
            <text:p>-1.70279069049825</text:p>
          </table:table-cell>
          <table:table-cell office:value-type="float" office:value="0.057142857140643" calcext:value-type="float">
            <text:p>0.057142857140643</text:p>
          </table:table-cell>
          <table:table-cell office:value-type="float" office:value="1.39999999941141" calcext:value-type="float">
            <text:p>1.39999999941141</text:p>
          </table:table-cell>
        </table:table-row>
        <table:table-row table:style-name="ro1">
          <table:table-cell office:value-type="float" office:value="1.7401715798906E+018" calcext:value-type="float">
            <text:p>1.7401715798906E+018</text:p>
          </table:table-cell>
          <table:table-cell office:value-type="float" office:value="-0.926167673318179" calcext:value-type="float">
            <text:p>-0.926167673318179</text:p>
          </table:table-cell>
          <table:table-cell office:value-type="float" office:value="-0.307808107807786" calcext:value-type="float">
            <text:p>-0.307808107807786</text:p>
          </table:table-cell>
          <table:table-cell office:value-type="float" office:value="-1.68179069050698" calcext:value-type="float">
            <text:p>-1.68179069050698</text:p>
          </table:table-cell>
          <table:table-cell office:value-type="float" office:value="0.0571428571404288" calcext:value-type="float">
            <text:p>0.0571428571404288</text:p>
          </table:table-cell>
          <table:table-cell office:value-type="float" office:value="1.39999999941582" calcext:value-type="float">
            <text:p>1.39999999941582</text:p>
          </table:table-cell>
        </table:table-row>
        <table:table-row table:style-name="ro1">
          <table:table-cell office:value-type="float" office:value="1.74017157990602E+018" calcext:value-type="float">
            <text:p>1.74017157990602E+018</text:p>
          </table:table-cell>
          <table:table-cell office:value-type="float" office:value="-0.926253664850961" calcext:value-type="float">
            <text:p>-0.926253664850961</text:p>
          </table:table-cell>
          <table:table-cell office:value-type="float" office:value="-0.30866091044273" calcext:value-type="float">
            <text:p>-0.30866091044273</text:p>
          </table:table-cell>
          <table:table-cell office:value-type="float" office:value="-1.66079069051564" calcext:value-type="float">
            <text:p>-1.66079069051564</text:p>
          </table:table-cell>
          <table:table-cell office:value-type="float" office:value="0.0571428571402193" calcext:value-type="float">
            <text:p>0.0571428571402193</text:p>
          </table:table-cell>
          <table:table-cell office:value-type="float" office:value="1.39999999942047" calcext:value-type="float">
            <text:p>1.39999999942047</text:p>
          </table:table-cell>
        </table:table-row>
        <table:table-row table:style-name="ro1">
          <table:table-cell office:value-type="float" office:value="1.74017157992417E+018" calcext:value-type="float">
            <text:p>1.74017157992417E+018</text:p>
          </table:table-cell>
          <table:table-cell office:value-type="float" office:value="-0.926333188930306" calcext:value-type="float">
            <text:p>-0.926333188930306</text:p>
          </table:table-cell>
          <table:table-cell office:value-type="float" office:value="-0.309686375760697" calcext:value-type="float">
            <text:p>-0.309686375760697</text:p>
          </table:table-cell>
          <table:table-cell office:value-type="float" office:value="-1.63559069052593" calcext:value-type="float">
            <text:p>-1.63559069052593</text:p>
          </table:table-cell>
          <table:table-cell office:value-type="float" office:value="0.0571428571399767" calcext:value-type="float">
            <text:p>0.0571428571399767</text:p>
          </table:table-cell>
          <table:table-cell office:value-type="float" office:value="1.39999999942653" calcext:value-type="float">
            <text:p>1.39999999942653</text:p>
          </table:table-cell>
        </table:table-row>
        <table:table-row table:style-name="ro1">
          <table:table-cell office:value-type="float" office:value="1.74017157993971E+018" calcext:value-type="float">
            <text:p>1.74017157993971E+018</text:p>
          </table:table-cell>
          <table:table-cell office:value-type="float" office:value="-0.926379703240284" calcext:value-type="float">
            <text:p>-0.926379703240284</text:p>
          </table:table-cell>
          <table:table-cell office:value-type="float" office:value="-0.310542239825157" calcext:value-type="float">
            <text:p>-0.310542239825157</text:p>
          </table:table-cell>
          <table:table-cell office:value-type="float" office:value="-1.61459069053441" calcext:value-type="float">
            <text:p>-1.61459069053441</text:p>
          </table:table-cell>
          <table:table-cell office:value-type="float" office:value="0.0571428571397736" calcext:value-type="float">
            <text:p>0.0571428571397736</text:p>
          </table:table-cell>
          <table:table-cell office:value-type="float" office:value="1.3999999994317" calcext:value-type="float">
            <text:p>1.3999999994317</text:p>
          </table:table-cell>
        </table:table-row>
        <table:table-row table:style-name="ro1">
          <table:table-cell office:value-type="float" office:value="1.74017157995729E+018" calcext:value-type="float">
            <text:p>1.74017157995729E+018</text:p>
          </table:table-cell>
          <table:table-cell office:value-type="float" office:value="-0.926411782819282" calcext:value-type="float">
            <text:p>-0.926411782819282</text:p>
          </table:table-cell>
          <table:table-cell office:value-type="float" office:value="-0.311570283646277" calcext:value-type="float">
            <text:p>-0.311570283646277</text:p>
          </table:table-cell>
          <table:table-cell office:value-type="float" office:value="-1.58939069054449" calcext:value-type="float">
            <text:p>-1.58939069054449</text:p>
          </table:table-cell>
          <table:table-cell office:value-type="float" office:value="0.0571428571395199" calcext:value-type="float">
            <text:p>0.0571428571395199</text:p>
          </table:table-cell>
          <table:table-cell office:value-type="float" office:value="1.39999999943798" calcext:value-type="float">
            <text:p>1.39999999943798</text:p>
          </table:table-cell>
        </table:table-row>
        <table:table-row table:style-name="ro1">
          <table:table-cell office:value-type="float" office:value="1.74017157997311E+018" calcext:value-type="float">
            <text:p>1.74017157997311E+018</text:p>
          </table:table-cell>
          <table:table-cell office:value-type="float" office:value="-0.92641872064211" calcext:value-type="float">
            <text:p>-0.92641872064211</text:p>
          </table:table-cell>
          <table:table-cell office:value-type="float" office:value="-0.312427382674668" calcext:value-type="float">
            <text:p>-0.312427382674668</text:p>
          </table:table-cell>
          <table:table-cell office:value-type="float" office:value="-1.56839069055279" calcext:value-type="float">
            <text:p>-1.56839069055279</text:p>
          </table:table-cell>
          <table:table-cell office:value-type="float" office:value="0.0571428571393149" calcext:value-type="float">
            <text:p>0.0571428571393149</text:p>
          </table:table-cell>
          <table:table-cell office:value-type="float" office:value="1.39999999944358" calcext:value-type="float">
            <text:p>1.39999999944358</text:p>
          </table:table-cell>
        </table:table-row>
        <table:table-row table:style-name="ro1">
          <table:table-cell office:value-type="float" office:value="1.74017157998772E+018" calcext:value-type="float">
            <text:p>1.74017157998772E+018</text:p>
          </table:table-cell>
          <table:table-cell office:value-type="float" office:value="-0.926407659178519" calcext:value-type="float">
            <text:p>-0.926407659178519</text:p>
          </table:table-cell>
          <table:table-cell office:value-type="float" office:value="-0.313284438403237" calcext:value-type="float">
            <text:p>-0.313284438403237</text:p>
          </table:table-cell>
          <table:table-cell office:value-type="float" office:value="-1.547390690561" calcext:value-type="float">
            <text:p>-1.547390690561</text:p>
          </table:table-cell>
          <table:table-cell office:value-type="float" office:value="0.0571428571391179" calcext:value-type="float">
            <text:p>0.0571428571391179</text:p>
          </table:table-cell>
          <table:table-cell office:value-type="float" office:value="1.39999999944943" calcext:value-type="float">
            <text:p>1.39999999944943</text:p>
          </table:table-cell>
        </table:table-row>
        <table:table-row table:style-name="ro1">
          <table:table-cell office:value-type="float" office:value="1.74017158000582E+018" calcext:value-type="float">
            <text:p>1.74017158000582E+018</text:p>
          </table:table-cell>
          <table:table-cell office:value-type="float" office:value="-0.926370633790949" calcext:value-type="float">
            <text:p>-0.926370633790949</text:p>
          </table:table-cell>
          <table:table-cell office:value-type="float" office:value="-0.314312315982613" calcext:value-type="float">
            <text:p>-0.314312315982613</text:p>
          </table:table-cell>
          <table:table-cell office:value-type="float" office:value="-1.52219069057074" calcext:value-type="float">
            <text:p>-1.52219069057074</text:p>
          </table:table-cell>
          <table:table-cell office:value-type="float" office:value="0.0571428571388801" calcext:value-type="float">
            <text:p>0.0571428571388801</text:p>
          </table:table-cell>
          <table:table-cell office:value-type="float" office:value="1.39999999945672" calcext:value-type="float">
            <text:p>1.39999999945672</text:p>
          </table:table-cell>
        </table:table-row>
        <table:table-row table:style-name="ro1">
          <table:table-cell office:value-type="float" office:value="1.74017158002176E+018" calcext:value-type="float">
            <text:p>1.74017158002176E+018</text:p>
          </table:table-cell>
          <table:table-cell office:value-type="float" office:value="-0.926320002239998" calcext:value-type="float">
            <text:p>-0.926320002239998</text:p>
          </table:table-cell>
          <table:table-cell office:value-type="float" office:value="-0.315167946349001" calcext:value-type="float">
            <text:p>-0.315167946349001</text:p>
          </table:table-cell>
          <table:table-cell office:value-type="float" office:value="-1.50119069057874" calcext:value-type="float">
            <text:p>-1.50119069057874</text:p>
          </table:table-cell>
          <table:table-cell office:value-type="float" office:value="0.0571428571386912" calcext:value-type="float">
            <text:p>0.0571428571386912</text:p>
          </table:table-cell>
          <table:table-cell office:value-type="float" office:value="1.39999999946317" calcext:value-type="float">
            <text:p>1.39999999946317</text:p>
          </table:table-cell>
        </table:table-row>
        <table:table-row table:style-name="ro1">
          <table:table-cell office:value-type="float" office:value="1.74017158003631E+018" calcext:value-type="float">
            <text:p>1.74017158003631E+018</text:p>
          </table:table-cell>
          <table:table-cell office:value-type="float" office:value="-0.926251414935843" calcext:value-type="float">
            <text:p>-0.926251414935843</text:p>
          </table:table-cell>
          <table:table-cell office:value-type="float" office:value="-0.316022324871403" calcext:value-type="float">
            <text:p>-0.316022324871403</text:p>
          </table:table-cell>
          <table:table-cell office:value-type="float" office:value="-1.48019069058665" calcext:value-type="float">
            <text:p>-1.48019069058665</text:p>
          </table:table-cell>
          <table:table-cell office:value-type="float" office:value="0.0571428571384969" calcext:value-type="float">
            <text:p>0.0571428571384969</text:p>
          </table:table-cell>
          <table:table-cell office:value-type="float" office:value="1.39999999946966" calcext:value-type="float">
            <text:p>1.39999999946966</text:p>
          </table:table-cell>
        </table:table-row>
        <table:table-row table:style-name="ro1">
          <table:table-cell office:value-type="float" office:value="1.74017158005486E+018" calcext:value-type="float">
            <text:p>1.74017158005486E+018</text:p>
          </table:table-cell>
          <table:table-cell office:value-type="float" office:value="-0.926127998400033" calcext:value-type="float">
            <text:p>-0.926127998400033</text:p>
          </table:table-cell>
          <table:table-cell office:value-type="float" office:value="-0.317214597692862" calcext:value-type="float">
            <text:p>-0.317214597692862</text:p>
          </table:table-cell>
          <table:table-cell office:value-type="float" office:value="-1.45645071559117" calcext:value-type="float">
            <text:p>-1.45645071559117</text:p>
          </table:table-cell>
          <table:table-cell office:value-type="float" office:value="0.0628128571173691" calcext:value-type="float">
            <text:p>0.0628128571173691</text:p>
          </table:table-cell>
          <table:table-cell office:value-type="float" office:value="1.35133249963864" calcext:value-type="float">
            <text:p>1.35133249963864</text:p>
          </table:table-cell>
        </table:table-row>
        <table:table-row table:style-name="ro1">
          <table:table-cell office:value-type="float" office:value="1.74017158006995E+018" calcext:value-type="float">
            <text:p>1.74017158006995E+018</text:p>
          </table:table-cell>
          <table:table-cell office:value-type="float" office:value="-0.925977319991959" calcext:value-type="float">
            <text:p>-0.925977319991959</text:p>
          </table:table-cell>
          <table:table-cell office:value-type="float" office:value="-0.3184268962039" calcext:value-type="float">
            <text:p>-0.3184268962039</text:p>
          </table:table-cell>
          <table:table-cell office:value-type="float" office:value="-1.43857934058875" calcext:value-type="float">
            <text:p>-1.43857934058875</text:p>
          </table:table-cell>
          <table:table-cell office:value-type="float" office:value="0.0746928570805256" calcext:value-type="float">
            <text:p>0.0746928570805256</text:p>
          </table:table-cell>
          <table:table-cell office:value-type="float" office:value="1.24936249995575" calcext:value-type="float">
            <text:p>1.24936249995575</text:p>
          </table:table-cell>
        </table:table-row>
        <table:table-row table:style-name="ro1">
          <table:table-cell office:value-type="float" office:value="1.74017158008823E+018" calcext:value-type="float">
            <text:p>1.74017158008823E+018</text:p>
          </table:table-cell>
          <table:table-cell office:value-type="float" office:value="-0.925731585449697" calcext:value-type="float">
            <text:p>-0.925731585449697</text:p>
          </table:table-cell>
          <table:table-cell office:value-type="float" office:value="-0.320142633030162" calcext:value-type="float">
            <text:p>-0.320142633030162</text:p>
          </table:table-cell>
          <table:table-cell office:value-type="float" office:value="-1.41942801558567" calcext:value-type="float">
            <text:p>-1.41942801558567</text:p>
          </table:table-cell>
          <table:table-cell office:value-type="float" office:value="0.0908928570571715" calcext:value-type="float">
            <text:p>0.0908928570571715</text:p>
          </table:table-cell>
          <table:table-cell office:value-type="float" office:value="1.11031250016759" calcext:value-type="float">
            <text:p>1.11031250016759</text:p>
          </table:table-cell>
        </table:table-row>
        <table:table-row table:style-name="ro1">
          <table:table-cell office:value-type="float" office:value="1.74017158010341E+018" calcext:value-type="float">
            <text:p>1.74017158010341E+018</text:p>
          </table:table-cell>
          <table:table-cell office:value-type="float" office:value="-0.925469280622366" calcext:value-type="float">
            <text:p>-0.925469280622366</text:p>
          </table:table-cell>
          <table:table-cell office:value-type="float" office:value="-0.321782140381273" calcext:value-type="float">
            <text:p>-0.321782140381273</text:p>
          </table:table-cell>
          <table:table-cell office:value-type="float" office:value="-1.40538051558309" calcext:value-type="float">
            <text:p>-1.40538051558309</text:p>
          </table:table-cell>
          <table:table-cell office:value-type="float" office:value="0.104167142777136" calcext:value-type="float">
            <text:p>0.104167142777136</text:p>
          </table:table-cell>
          <table:table-cell office:value-type="float" office:value="0.99443750017179" calcext:value-type="float">
            <text:p>0.99443750017179</text:p>
          </table:table-cell>
        </table:table-row>
        <table:table-row table:style-name="ro1">
          <table:table-cell office:value-type="float" office:value="1.74017158011878E+018" calcext:value-type="float">
            <text:p>1.74017158011878E+018</text:p>
          </table:table-cell>
          <table:table-cell office:value-type="float" office:value="-0.92517636760391" calcext:value-type="float">
            <text:p>-0.92517636760391</text:p>
          </table:table-cell>
          <table:table-cell office:value-type="float" office:value="-0.32347120531606" calcext:value-type="float">
            <text:p>-0.32347120531606</text:p>
          </table:table-cell>
          <table:table-cell office:value-type="float" office:value="-1.39307114058121" calcext:value-type="float">
            <text:p>-1.39307114058121</text:p>
          </table:table-cell>
          <table:table-cell office:value-type="float" office:value="0.112488571385192" calcext:value-type="float">
            <text:p>0.112488571385192</text:p>
          </table:table-cell>
          <table:table-cell office:value-type="float" office:value="0.878562500148818" calcext:value-type="float">
            <text:p>0.878562500148818</text:p>
          </table:table-cell>
        </table:table-row>
        <table:table-row table:style-name="ro1">
          <table:table-cell office:value-type="float" office:value="1.74017158013669E+018" calcext:value-type="float">
            <text:p>1.74017158013669E+018</text:p>
          </table:table-cell>
          <table:table-cell office:value-type="float" office:value="-0.924799651393962" calcext:value-type="float">
            <text:p>-0.924799651393962</text:p>
          </table:table-cell>
          <table:table-cell office:value-type="float" office:value="-0.325493547200002" calcext:value-type="float">
            <text:p>-0.325493547200002</text:p>
          </table:table-cell>
          <table:table-cell office:value-type="float" office:value="-1.3805942155789" calcext:value-type="float">
            <text:p>-1.3805942155789</text:p>
          </table:table-cell>
          <table:table-cell office:value-type="float" office:value="0.114285714272364" calcext:value-type="float">
            <text:p>0.114285714272364</text:p>
          </table:table-cell>
          <table:table-cell office:value-type="float" office:value="0.739512500127322" calcext:value-type="float">
            <text:p>0.739512500127322</text:p>
          </table:table-cell>
        </table:table-row>
        <table:table-row table:style-name="ro1">
          <table:table-cell office:value-type="float" office:value="1.74017158015222E+018" calcext:value-type="float">
            <text:p>1.74017158015222E+018</text:p>
          </table:table-cell>
          <table:table-cell office:value-type="float" office:value="-0.924468180991265" calcext:value-type="float">
            <text:p>-0.924468180991265</text:p>
          </table:table-cell>
          <table:table-cell office:value-type="float" office:value="-0.327175476222217" calcext:value-type="float">
            <text:p>-0.327175476222217</text:p>
          </table:table-cell>
          <table:table-cell office:value-type="float" office:value="-1.37210871557694" calcext:value-type="float">
            <text:p>-1.37210871557694</text:p>
          </table:table-cell>
          <table:table-cell office:value-type="float" office:value="0.114285714271666" calcext:value-type="float">
            <text:p>0.114285714271666</text:p>
          </table:table-cell>
          <table:table-cell office:value-type="float" office:value="0.6236375001295" calcext:value-type="float">
            <text:p>0.6236375001295</text:p>
          </table:table-cell>
        </table:table-row>
        <table:table-row table:style-name="ro1">
          <table:table-cell office:value-type="float" office:value="1.74017158017036E+018" calcext:value-type="float">
            <text:p>1.74017158017036E+018</text:p>
          </table:table-cell>
          <table:table-cell office:value-type="float" office:value="-0.924053777721177" calcext:value-type="float">
            <text:p>-0.924053777721177</text:p>
          </table:table-cell>
          <table:table-cell office:value-type="float" office:value="-0.329190441403749" calcext:value-type="float">
            <text:p>-0.329190441403749</text:p>
          </table:table-cell>
          <table:table-cell office:value-type="float" office:value="-1.36422044057456" calcext:value-type="float">
            <text:p>-1.36422044057456</text:p>
          </table:table-cell>
          <table:table-cell office:value-type="float" office:value="0.114285714270968" calcext:value-type="float">
            <text:p>0.114285714270968</text:p>
          </table:table-cell>
          <table:table-cell office:value-type="float" office:value="0.484587500131815" calcext:value-type="float">
            <text:p>0.484587500131815</text:p>
          </table:table-cell>
        </table:table-row>
        <table:table-row table:style-name="ro1">
          <table:table-cell office:value-type="float" office:value="1.74017158018665E+018" calcext:value-type="float">
            <text:p>1.74017158018665E+018</text:p>
          </table:table-cell>
          <table:table-cell office:value-type="float" office:value="-0.923698018299151" calcext:value-type="float">
            <text:p>-0.923698018299151</text:p>
          </table:table-cell>
          <table:table-cell office:value-type="float" office:value="-0.330867404554528" calcext:value-type="float">
            <text:p>-0.330867404554528</text:p>
          </table:table-cell>
          <table:table-cell office:value-type="float" office:value="-1.35955881557211" calcext:value-type="float">
            <text:p>-1.35955881557211</text:p>
          </table:table-cell>
          <table:table-cell office:value-type="float" office:value="0.114285714271887" calcext:value-type="float">
            <text:p>0.114285714271887</text:p>
          </table:table-cell>
          <table:table-cell office:value-type="float" office:value="0.368712500147808" calcext:value-type="float">
            <text:p>0.368712500147808</text:p>
          </table:table-cell>
        </table:table-row>
        <table:table-row table:style-name="ro1">
          <table:table-cell office:value-type="float" office:value="1.74017158020087E+018" calcext:value-type="float">
            <text:p>1.74017158020087E+018</text:p>
          </table:table-cell>
          <table:table-cell office:value-type="float" office:value="-0.92333590126446" calcext:value-type="float">
            <text:p>-0.92333590126446</text:p>
          </table:table-cell>
          <table:table-cell office:value-type="float" office:value="-0.332543007328926" calcext:value-type="float">
            <text:p>-0.332543007328926</text:p>
          </table:table-cell>
          <table:table-cell office:value-type="float" office:value="-1.35663531556885" calcext:value-type="float">
            <text:p>-1.35663531556885</text:p>
          </table:table-cell>
          <table:table-cell office:value-type="float" office:value="0.114285714275492" calcext:value-type="float">
            <text:p>0.114285714275492</text:p>
          </table:table-cell>
          <table:table-cell office:value-type="float" office:value="0.252837500190088" calcext:value-type="float">
            <text:p>0.252837500190088</text:p>
          </table:table-cell>
        </table:table-row>
        <table:table-row table:style-name="ro1">
          <table:table-cell office:value-type="float" office:value="1.74017158021875E+018" calcext:value-type="float">
            <text:p>1.74017158021875E+018</text:p>
          </table:table-cell>
          <table:table-cell office:value-type="float" office:value="-0.922897073981604" calcext:value-type="float">
            <text:p>-0.922897073981604</text:p>
          </table:table-cell>
          <table:table-cell office:value-type="float" office:value="-0.334552800052933" calcext:value-type="float">
            <text:p>-0.334552800052933</text:p>
          </table:table-cell>
          <table:table-cell office:value-type="float" office:value="-1.35542144056342" calcext:value-type="float">
            <text:p>-1.35542144056342</text:p>
          </table:table-cell>
          <table:table-cell office:value-type="float" office:value="0.11428571427751" calcext:value-type="float">
            <text:p>0.11428571427751</text:p>
          </table:table-cell>
          <table:table-cell office:value-type="float" office:value="0.113787500268142" calcext:value-type="float">
            <text:p>0.113787500268142</text:p>
          </table:table-cell>
        </table:table-row>
        <table:table-row table:style-name="ro1">
          <table:table-cell office:value-type="float" office:value="1.74017158023355E+018" calcext:value-type="float">
            <text:p>1.74017158023355E+018</text:p>
          </table:table-cell>
          <table:table-cell office:value-type="float" office:value="-0.922531228779528" calcext:value-type="float">
            <text:p>-0.922531228779528</text:p>
          </table:table-cell>
          <table:table-cell office:value-type="float" office:value="-0.336227593349739" calcext:value-type="float">
            <text:p>-0.336227593349739</text:p>
          </table:table-cell>
          <table:table-cell office:value-type="float" office:value="-1.35632181554756" calcext:value-type="float">
            <text:p>-1.35632181554756</text:p>
          </table:table-cell>
          <table:table-cell office:value-type="float" office:value="0.114285714276878" calcext:value-type="float">
            <text:p>0.114285714276878</text:p>
          </table:table-cell>
          <table:table-cell office:value-type="float" office:value="-0.00208749931206191" calcext:value-type="float">
            <text:p>-0.00208749931206191</text:p>
          </table:table-cell>
        </table:table-row>
        <table:table-row table:style-name="ro1">
          <table:table-cell office:value-type="float" office:value="1.7401715802489E+018" calcext:value-type="float">
            <text:p>1.7401715802489E+018</text:p>
          </table:table-cell>
          <table:table-cell office:value-type="float" office:value="-0.922168347683637" calcext:value-type="float">
            <text:p>-0.922168347683637</text:p>
          </table:table-cell>
          <table:table-cell office:value-type="float" office:value="-0.337903030935198" calcext:value-type="float">
            <text:p>-0.337903030935198</text:p>
          </table:table-cell>
          <table:table-cell office:value-type="float" office:value="-1.35896031553178" calcext:value-type="float">
            <text:p>-1.35896031553178</text:p>
          </table:table-cell>
          <table:table-cell office:value-type="float" office:value="0.11428571427665" calcext:value-type="float">
            <text:p>0.11428571427665</text:p>
          </table:table-cell>
          <table:table-cell office:value-type="float" office:value="-0.117962498945083" calcext:value-type="float">
            <text:p>-0.117962498945083</text:p>
          </table:table-cell>
        </table:table-row>
        <table:table-row table:style-name="ro1">
          <table:table-cell office:value-type="float" office:value="1.74017158026735E+018" calcext:value-type="float">
            <text:p>1.74017158026735E+018</text:p>
          </table:table-cell>
          <table:table-cell office:value-type="float" office:value="-0.92174090772735" calcext:value-type="float">
            <text:p>-0.92174090772735</text:p>
          </table:table-cell>
          <table:table-cell office:value-type="float" office:value="-0.339915273779847" calcext:value-type="float">
            <text:p>-0.339915273779847</text:p>
          </table:table-cell>
          <table:table-cell office:value-type="float" office:value="-1.3644208405128" calcext:value-type="float">
            <text:p>-1.3644208405128</text:p>
          </table:table-cell>
          <table:table-cell office:value-type="float" office:value="0.114285714276675" calcext:value-type="float">
            <text:p>0.114285714276675</text:p>
          </table:table-cell>
          <table:table-cell office:value-type="float" office:value="-0.257012498946369" calcext:value-type="float">
            <text:p>-0.257012498946369</text:p>
          </table:table-cell>
        </table:table-row>
        <table:table-row table:style-name="ro1">
          <table:table-cell office:value-type="float" office:value="1.74017158028265E+018" calcext:value-type="float">
            <text:p>1.74017158028265E+018</text:p>
          </table:table-cell>
          <table:table-cell office:value-type="float" office:value="-0.921394817779487" calcext:value-type="float">
            <text:p>-0.921394817779487</text:p>
          </table:table-cell>
          <table:table-cell office:value-type="float" office:value="-0.341594257704111" calcext:value-type="float">
            <text:p>-0.341594257704111</text:p>
          </table:table-cell>
          <table:table-cell office:value-type="float" office:value="-1.37088321549695" calcext:value-type="float">
            <text:p>-1.37088321549695</text:p>
          </table:table-cell>
          <table:table-cell office:value-type="float" office:value="0.114285714276713" calcext:value-type="float">
            <text:p>0.114285714276713</text:p>
          </table:table-cell>
          <table:table-cell office:value-type="float" office:value="-0.37288749894435" calcext:value-type="float">
            <text:p>-0.37288749894435</text:p>
          </table:table-cell>
        </table:table-row>
        <table:table-row table:style-name="ro1">
          <table:table-cell office:value-type="float" office:value="1.74017158030093E+018" calcext:value-type="float">
            <text:p>1.74017158030093E+018</text:p>
          </table:table-cell>
          <table:table-cell office:value-type="float" office:value="-0.920996029749081" calcext:value-type="float">
            <text:p>-0.920996029749081</text:p>
          </table:table-cell>
          <table:table-cell office:value-type="float" office:value="-0.343612368006144" calcext:value-type="float">
            <text:p>-0.343612368006144</text:p>
          </table:table-cell>
          <table:table-cell office:value-type="float" office:value="-1.38093239047787" calcext:value-type="float">
            <text:p>-1.38093239047787</text:p>
          </table:table-cell>
          <table:table-cell office:value-type="float" office:value="0.114285714276792" calcext:value-type="float">
            <text:p>0.114285714276792</text:p>
          </table:table-cell>
          <table:table-cell office:value-type="float" office:value="-0.511937498941439" calcext:value-type="float">
            <text:p>-0.511937498941439</text:p>
          </table:table-cell>
        </table:table-row>
        <table:table-row table:style-name="ro1">
          <table:table-cell office:value-type="float" office:value="1.74017158031736E+018" calcext:value-type="float">
            <text:p>1.74017158031736E+018</text:p>
          </table:table-cell>
          <table:table-cell office:value-type="float" office:value="-0.920680930365342" calcext:value-type="float">
            <text:p>-0.920680930365342</text:p>
          </table:table-cell>
          <table:table-cell office:value-type="float" office:value="-0.345297438320403" calcext:value-type="float">
            <text:p>-0.345297438320403</text:p>
          </table:table-cell>
          <table:table-cell office:value-type="float" office:value="-1.39121864046193" calcext:value-type="float">
            <text:p>-1.39121864046193</text:p>
          </table:table-cell>
          <table:table-cell office:value-type="float" office:value="0.114285714276864" calcext:value-type="float">
            <text:p>0.114285714276864</text:p>
          </table:table-cell>
          <table:table-cell office:value-type="float" office:value="-0.627812498938542" calcext:value-type="float">
            <text:p>-0.627812498938542</text:p>
          </table:table-cell>
        </table:table-row>
        <table:table-row table:style-name="ro1">
          <table:table-cell office:value-type="float" office:value="1.7401715803308E+018" calcext:value-type="float">
            <text:p>1.7401715803308E+018</text:p>
          </table:table-cell>
          <table:table-cell office:value-type="float" office:value="-0.920384648161662" calcext:value-type="float">
            <text:p>-0.920384648161662</text:p>
          </table:table-cell>
          <table:table-cell office:value-type="float" office:value="-0.346985916020783" calcext:value-type="float">
            <text:p>-0.346985916020783</text:p>
          </table:table-cell>
          <table:table-cell office:value-type="float" office:value="-1.40324301544593" calcext:value-type="float">
            <text:p>-1.40324301544593</text:p>
          </table:table-cell>
          <table:table-cell office:value-type="float" office:value="0.114285714276942" calcext:value-type="float">
            <text:p>0.114285714276942</text:p>
          </table:table-cell>
          <table:table-cell office:value-type="float" office:value="-0.743687498935201" calcext:value-type="float">
            <text:p>-0.743687498935201</text:p>
          </table:table-cell>
        </table:table-row>
        <table:table-row table:style-name="ro1">
          <table:table-cell office:value-type="float" office:value="1.74017158034975E+018" calcext:value-type="float">
            <text:p>1.74017158034975E+018</text:p>
          </table:table-cell>
          <table:table-cell office:value-type="float" office:value="-0.920058141801421" calcext:value-type="float">
            <text:p>-0.920058141801421</text:p>
          </table:table-cell>
          <table:table-cell office:value-type="float" office:value="-0.349016958035518" calcext:value-type="float">
            <text:p>-0.349016958035518</text:p>
          </table:table-cell>
          <table:table-cell office:value-type="float" office:value="-1.41996659042666" calcext:value-type="float">
            <text:p>-1.41996659042666</text:p>
          </table:table-cell>
          <table:table-cell office:value-type="float" office:value="0.114285714277072" calcext:value-type="float">
            <text:p>0.114285714277072</text:p>
          </table:table-cell>
          <table:table-cell office:value-type="float" office:value="-0.882737498930801" calcext:value-type="float">
            <text:p>-0.882737498930801</text:p>
          </table:table-cell>
        </table:table-row>
        <table:table-row table:style-name="ro1">
          <table:table-cell office:value-type="float" office:value="1.74017158036436E+018" calcext:value-type="float">
            <text:p>1.74017158036436E+018</text:p>
          </table:table-cell>
          <table:table-cell office:value-type="float" office:value="-0.919813753215491" calcext:value-type="float">
            <text:p>-0.919813753215491</text:p>
          </table:table-cell>
          <table:table-cell office:value-type="float" office:value="-0.350713716232318" calcext:value-type="float">
            <text:p>-0.350713716232318</text:p>
          </table:table-cell>
          <table:table-cell office:value-type="float" office:value="-1.43577280707826" calcext:value-type="float">
            <text:p>-1.43577280707826</text:p>
          </table:table-cell>
          <table:table-cell office:value-type="float" office:value="0.114285714277209" calcext:value-type="float">
            <text:p>0.114285714277209</text:p>
          </table:table-cell>
          <table:table-cell office:value-type="float" office:value="-0.997211387851296" calcext:value-type="float">
            <text:p>-0.997211387851296</text:p>
          </table:table-cell>
        </table:table-row>
        <table:table-row table:style-name="ro1">
          <table:table-cell office:value-type="float" office:value="1.7401715803797E+018" calcext:value-type="float">
            <text:p>1.7401715803797E+018</text:p>
          </table:table-cell>
          <table:table-cell office:value-type="float" office:value="-0.919596869541786" calcext:value-type="float">
            <text:p>-0.919596869541786</text:p>
          </table:table-cell>
          <table:table-cell office:value-type="float" office:value="-0.352414207822743" calcext:value-type="float">
            <text:p>-0.352414207822743</text:p>
          </table:table-cell>
          <table:table-cell office:value-type="float" office:value="-1.45210614040426" calcext:value-type="float">
            <text:p>-1.45210614040426</text:p>
          </table:table-cell>
          <table:table-cell office:value-type="float" office:value="0.11428571427736" calcext:value-type="float">
            <text:p>0.11428571427736</text:p>
          </table:table-cell>
          <table:table-cell office:value-type="float" office:value="-1.07131833258664" calcext:value-type="float">
            <text:p>-1.07131833258664</text:p>
          </table:table-cell>
        </table:table-row>
        <table:table-row table:style-name="ro1">
          <table:table-cell office:value-type="float" office:value="1.74017158039847E+018" calcext:value-type="float">
            <text:p>1.74017158039847E+018</text:p>
          </table:table-cell>
          <table:table-cell office:value-type="float" office:value="-0.919373312858042" calcext:value-type="float">
            <text:p>-0.919373312858042</text:p>
          </table:table-cell>
          <table:table-cell office:value-type="float" office:value="-0.354459134146541" calcext:value-type="float">
            <text:p>-0.354459134146541</text:p>
          </table:table-cell>
          <table:table-cell office:value-type="float" office:value="-1.47170614039538" calcext:value-type="float">
            <text:p>-1.47170614039538</text:p>
          </table:table-cell>
          <table:table-cell office:value-type="float" office:value="0.11428571427737" calcext:value-type="float">
            <text:p>0.11428571427737</text:p>
          </table:table-cell>
          <table:table-cell office:value-type="float" office:value="-1.08888888839727" calcext:value-type="float">
            <text:p>-1.08888888839727</text:p>
          </table:table-cell>
        </table:table-row>
        <table:table-row table:style-name="ro1">
          <table:table-cell office:value-type="float" office:value="1.74017158041324E+018" calcext:value-type="float">
            <text:p>1.74017158041324E+018</text:p>
          </table:table-cell>
          <table:table-cell office:value-type="float" office:value="-0.919217660372126" calcext:value-type="float">
            <text:p>-0.919217660372126</text:p>
          </table:table-cell>
          <table:table-cell office:value-type="float" office:value="-0.356166319690248" calcext:value-type="float">
            <text:p>-0.356166319690248</text:p>
          </table:table-cell>
          <table:table-cell office:value-type="float" office:value="-1.48803947372126" calcext:value-type="float">
            <text:p>-1.48803947372126</text:p>
          </table:table-cell>
          <table:table-cell office:value-type="float" office:value="0.114285714277269" calcext:value-type="float">
            <text:p>0.114285714277269</text:p>
          </table:table-cell>
          <table:table-cell office:value-type="float" office:value="-1.08888888839392" calcext:value-type="float">
            <text:p>-1.08888888839392</text:p>
          </table:table-cell>
        </table:table-row>
        <table:table-row table:style-name="ro1">
          <table:table-cell office:value-type="float" office:value="1.74017158043164E+018" calcext:value-type="float">
            <text:p>1.74017158043164E+018</text:p>
          </table:table-cell>
          <table:table-cell office:value-type="float" office:value="-0.919067713208597" calcext:value-type="float">
            <text:p>-0.919067713208597</text:p>
          </table:table-cell>
          <table:table-cell office:value-type="float" office:value="-0.35821795735532" calcext:value-type="float">
            <text:p>-0.35821795735532</text:p>
          </table:table-cell>
          <table:table-cell office:value-type="float" office:value="-1.50763947371226" calcext:value-type="float">
            <text:p>-1.50763947371226</text:p>
          </table:table-cell>
          <table:table-cell office:value-type="float" office:value="0.114285714277135" calcext:value-type="float">
            <text:p>0.114285714277135</text:p>
          </table:table-cell>
          <table:table-cell office:value-type="float" office:value="-1.0888888883899" calcext:value-type="float">
            <text:p>-1.0888888883899</text:p>
          </table:table-cell>
        </table:table-row>
        <table:table-row table:style-name="ro1">
          <table:table-cell office:value-type="float" office:value="1.74017158044682E+018" calcext:value-type="float">
            <text:p>1.74017158044682E+018</text:p>
          </table:table-cell>
          <table:table-cell office:value-type="float" office:value="-0.918973492868027" calcext:value-type="float">
            <text:p>-0.918973492868027</text:p>
          </table:table-cell>
          <table:table-cell office:value-type="float" office:value="-0.359929632763925" calcext:value-type="float">
            <text:p>-0.359929632763925</text:p>
          </table:table-cell>
          <table:table-cell office:value-type="float" office:value="-1.52397280703804" calcext:value-type="float">
            <text:p>-1.52397280703804</text:p>
          </table:table-cell>
          <table:table-cell office:value-type="float" office:value="0.114285714277036" calcext:value-type="float">
            <text:p>0.114285714277036</text:p>
          </table:table-cell>
          <table:table-cell office:value-type="float" office:value="-1.0888888883868" calcext:value-type="float">
            <text:p>-1.0888888883868</text:p>
          </table:table-cell>
        </table:table-row>
        <table:table-row table:style-name="ro1">
          <table:table-cell office:value-type="float" office:value="1.7401715804618E+018" calcext:value-type="float">
            <text:p>1.7401715804618E+018</text:p>
          </table:table-cell>
          <table:table-cell office:value-type="float" office:value="-0.918907241217068" calcext:value-type="float">
            <text:p>-0.918907241217068</text:p>
          </table:table-cell>
          <table:table-cell office:value-type="float" office:value="-0.361642618722929" calcext:value-type="float">
            <text:p>-0.361642618722929</text:p>
          </table:table-cell>
          <table:table-cell office:value-type="float" office:value="-1.54030614036378" calcext:value-type="float">
            <text:p>-1.54030614036378</text:p>
          </table:table-cell>
          <table:table-cell office:value-type="float" office:value="0.114285714276936" calcext:value-type="float">
            <text:p>0.114285714276936</text:p>
          </table:table-cell>
          <table:table-cell office:value-type="float" office:value="-1.08888888838384" calcext:value-type="float">
            <text:p>-1.08888888838384</text:p>
          </table:table-cell>
        </table:table-row>
        <table:table-row table:style-name="ro1">
          <table:table-cell office:value-type="float" office:value="1.74017158048047E+018" calcext:value-type="float">
            <text:p>1.74017158048047E+018</text:p>
          </table:table-cell>
          <table:table-cell office:value-type="float" office:value="-0.918864682265733" calcext:value-type="float">
            <text:p>-0.918864682265733</text:p>
          </table:table-cell>
          <table:table-cell office:value-type="float" office:value="-0.363699288360044" calcext:value-type="float">
            <text:p>-0.363699288360044</text:p>
          </table:table-cell>
          <table:table-cell office:value-type="float" office:value="-1.55990614035461" calcext:value-type="float">
            <text:p>-1.55990614035461</text:p>
          </table:table-cell>
          <table:table-cell office:value-type="float" office:value="0.114285714276828" calcext:value-type="float">
            <text:p>0.114285714276828</text:p>
          </table:table-cell>
          <table:table-cell office:value-type="float" office:value="-1.08888888838037" calcext:value-type="float">
            <text:p>-1.08888888838037</text:p>
          </table:table-cell>
        </table:table-row>
        <table:table-row table:style-name="ro1">
          <table:table-cell office:value-type="float" office:value="1.7401715804958E+018" calcext:value-type="float">
            <text:p>1.7401715804958E+018</text:p>
          </table:table-cell>
          <table:table-cell office:value-type="float" office:value="-0.918860013432356" calcext:value-type="float">
            <text:p>-0.918860013432356</text:p>
          </table:table-cell>
          <table:table-cell office:value-type="float" office:value="-0.365413548660869" calcext:value-type="float">
            <text:p>-0.365413548660869</text:p>
          </table:table-cell>
          <table:table-cell office:value-type="float" office:value="-1.57623947368025" calcext:value-type="float">
            <text:p>-1.57623947368025</text:p>
          </table:table-cell>
          <table:table-cell office:value-type="float" office:value="0.114285714276752" calcext:value-type="float">
            <text:p>0.114285714276752</text:p>
          </table:table-cell>
          <table:table-cell office:value-type="float" office:value="-1.08888888837776" calcext:value-type="float">
            <text:p>-1.08888888837776</text:p>
          </table:table-cell>
        </table:table-row>
        <table:table-row table:style-name="ro1">
          <table:table-cell office:value-type="float" office:value="1.74017158051128E+018" calcext:value-type="float">
            <text:p>1.74017158051128E+018</text:p>
          </table:table-cell>
          <table:table-cell office:value-type="float" office:value="-0.918883343561708" calcext:value-type="float">
            <text:p>-0.918883343561708</text:p>
          </table:table-cell>
          <table:table-cell office:value-type="float" office:value="-0.36712765655772" calcext:value-type="float">
            <text:p>-0.36712765655772</text:p>
          </table:table-cell>
          <table:table-cell office:value-type="float" office:value="-1.59257280700586" calcext:value-type="float">
            <text:p>-1.59257280700586</text:p>
          </table:table-cell>
          <table:table-cell office:value-type="float" office:value="0.114285714276661" calcext:value-type="float">
            <text:p>0.114285714276661</text:p>
          </table:table-cell>
          <table:table-cell office:value-type="float" office:value="-1.08888888837517" calcext:value-type="float">
            <text:p>-1.08888888837517</text:p>
          </table:table-cell>
        </table:table-row>
        <table:table-row table:style-name="ro1">
          <table:table-cell office:value-type="float" office:value="1.74017158052917E+018" calcext:value-type="float">
            <text:p>1.74017158052917E+018</text:p>
          </table:table-cell>
          <table:table-cell office:value-type="float" office:value="-0.918949937434889" calcext:value-type="float">
            <text:p>-0.918949937434889</text:p>
          </table:table-cell>
          <table:table-cell office:value-type="float" office:value="-0.369232313381978" calcext:value-type="float">
            <text:p>-0.369232313381978</text:p>
          </table:table-cell>
          <table:table-cell office:value-type="float" office:value="-1.61175565699847" calcext:value-type="float">
            <text:p>-1.61175565699847</text:p>
          </table:table-cell>
          <table:table-cell office:value-type="float" office:value="0.115905714268372" calcext:value-type="float">
            <text:p>0.115905714268372</text:p>
          </table:table-cell>
          <table:table-cell office:value-type="float" office:value="-1.07498388843642" calcext:value-type="float">
            <text:p>-1.07498388843642</text:p>
          </table:table-cell>
        </table:table-row>
        <table:table-row table:style-name="ro1">
          <table:table-cell office:value-type="float" office:value="1.74017158054448E+018" calcext:value-type="float">
            <text:p>1.74017158054448E+018</text:p>
          </table:table-cell>
          <table:table-cell office:value-type="float" office:value="-0.919044515172" calcext:value-type="float">
            <text:p>-0.919044515172</text:p>
          </table:table-cell>
          <table:table-cell office:value-type="float" office:value="-0.371187296168646" calcext:value-type="float">
            <text:p>-0.371187296168646</text:p>
          </table:table-cell>
          <table:table-cell office:value-type="float" office:value="-1.62600324033258" calcext:value-type="float">
            <text:p>-1.62600324033258</text:p>
          </table:table-cell>
          <table:table-cell office:value-type="float" office:value="0.124005714234366" calcext:value-type="float">
            <text:p>0.124005714234366</text:p>
          </table:table-cell>
          <table:table-cell office:value-type="float" office:value="-1.00545888872009" calcext:value-type="float">
            <text:p>-1.00545888872009</text:p>
          </table:table-cell>
        </table:table-row>
        <table:table-row table:style-name="ro1">
          <table:table-cell office:value-type="float" office:value="1.74017158056255E+018" calcext:value-type="float">
            <text:p>1.74017158056255E+018</text:p>
          </table:table-cell>
          <table:table-cell office:value-type="float" office:value="-0.919209071159787" calcext:value-type="float">
            <text:p>-0.919209071159787</text:p>
          </table:table-cell>
          <table:table-cell office:value-type="float" office:value="-0.373798134499914" calcext:value-type="float">
            <text:p>-0.373798134499914</text:p>
          </table:table-cell>
          <table:table-cell office:value-type="float" office:value="-1.64080601533543" calcext:value-type="float">
            <text:p>-1.64080601533543</text:p>
          </table:table-cell>
          <table:table-cell office:value-type="float" office:value="0.139935714196919" calcext:value-type="float">
            <text:p>0.139935714196919</text:p>
          </table:table-cell>
          <table:table-cell office:value-type="float" office:value="-0.868726389040379" calcext:value-type="float">
            <text:p>-0.868726389040379</text:p>
          </table:table-cell>
        </table:table-row>
        <table:table-row table:style-name="ro1">
          <table:table-cell office:value-type="float" office:value="1.74017158057772E+018" calcext:value-type="float">
            <text:p>1.74017158057772E+018</text:p>
          </table:table-cell>
          <table:table-cell office:value-type="float" office:value="-0.919390142735791" calcext:value-type="float">
            <text:p>-0.919390142735791</text:p>
          </table:table-cell>
          <table:table-cell office:value-type="float" office:value="-0.376194076911668" calcext:value-type="float">
            <text:p>-0.376194076911668</text:p>
          </table:table-cell>
          <table:table-cell office:value-type="float" office:value="-1.65122972367113" calcext:value-type="float">
            <text:p>-1.65122972367113</text:p>
          </table:table-cell>
          <table:table-cell office:value-type="float" office:value="0.15343571419574" calcext:value-type="float">
            <text:p>0.15343571419574</text:p>
          </table:table-cell>
          <table:table-cell office:value-type="float" office:value="-0.752851389046873" calcext:value-type="float">
            <text:p>-0.752851389046873</text:p>
          </table:table-cell>
        </table:table-row>
        <table:table-row table:style-name="ro1">
          <table:table-cell office:value-type="float" office:value="1.74017158059301E+018" calcext:value-type="float">
            <text:p>1.74017158059301E+018</text:p>
          </table:table-cell>
          <table:table-cell office:value-type="float" office:value="-0.919611244929828" calcext:value-type="float">
            <text:p>-0.919611244929828</text:p>
          </table:table-cell>
          <table:table-cell office:value-type="float" office:value="-0.378789955342319" calcext:value-type="float">
            <text:p>-0.378789955342319</text:p>
          </table:table-cell>
          <table:table-cell office:value-type="float" office:value="-1.65991530700682" calcext:value-type="float">
            <text:p>-1.65991530700682</text:p>
          </table:table-cell>
          <table:table-cell office:value-type="float" office:value="0.166935714195509" calcext:value-type="float">
            <text:p>0.166935714195509</text:p>
          </table:table-cell>
          <table:table-cell office:value-type="float" office:value="-0.636976389046193" calcext:value-type="float">
            <text:p>-0.636976389046193</text:p>
          </table:table-cell>
        </table:table-row>
        <table:table-row table:style-name="ro1">
          <table:table-cell office:value-type="float" office:value="1.74017158061128E+018" calcext:value-type="float">
            <text:p>1.74017158061128E+018</text:p>
          </table:table-cell>
          <table:table-cell office:value-type="float" office:value="-0.919927924407664" calcext:value-type="float">
            <text:p>-0.919927924407664</text:p>
          </table:table-cell>
          <table:table-cell office:value-type="float" office:value="-0.382168780859072" calcext:value-type="float">
            <text:p>-0.382168780859072</text:p>
          </table:table-cell>
          <table:table-cell office:value-type="float" office:value="-1.66813172381687" calcext:value-type="float">
            <text:p>-1.66813172381687</text:p>
          </table:table-cell>
          <table:table-cell office:value-type="float" office:value="0.18313571419576" calcext:value-type="float">
            <text:p>0.18313571419576</text:p>
          </table:table-cell>
          <table:table-cell office:value-type="float" office:value="-0.500861115953226" calcext:value-type="float">
            <text:p>-0.500861115953226</text:p>
          </table:table-cell>
        </table:table-row>
        <table:table-row table:style-name="ro1">
          <table:table-cell office:value-type="float" office:value="1.74017158062653E+018" calcext:value-type="float">
            <text:p>1.74017158062653E+018</text:p>
          </table:table-cell>
          <table:table-cell office:value-type="float" office:value="-0.920234066916182" calcext:value-type="float">
            <text:p>-0.920234066916182</text:p>
          </table:table-cell>
          <table:table-cell office:value-type="float" office:value="-0.385204162132046" calcext:value-type="float">
            <text:p>-0.385204162132046</text:p>
          </table:table-cell>
          <table:table-cell office:value-type="float" office:value="-1.67443022416626" calcext:value-type="float">
            <text:p>-1.67443022416626</text:p>
          </table:table-cell>
          <table:table-cell office:value-type="float" office:value="0.196635714197897" calcext:value-type="float">
            <text:p>0.196635714197897</text:p>
          </table:table-cell>
          <table:table-cell office:value-type="float" office:value="-0.432879183076656" calcext:value-type="float">
            <text:p>-0.432879183076656</text:p>
          </table:table-cell>
        </table:table-row>
        <table:table-row table:style-name="ro1">
          <table:table-cell office:value-type="float" office:value="1.74017158064199E+018" calcext:value-type="float">
            <text:p>1.74017158064199E+018</text:p>
          </table:table-cell>
          <table:table-cell office:value-type="float" office:value="-0.920580904056608" calcext:value-type="float">
            <text:p>-0.920580904056608</text:p>
          </table:table-cell>
          <table:table-cell office:value-type="float" office:value="-0.388438901217253" calcext:value-type="float">
            <text:p>-0.388438901217253</text:p>
          </table:table-cell>
          <table:table-cell office:value-type="float" office:value="-1.68072872451563" calcext:value-type="float">
            <text:p>-1.68072872451563</text:p>
          </table:table-cell>
          <table:table-cell office:value-type="float" office:value="0.2101357141996" calcext:value-type="float">
            <text:p>0.2101357141996</text:p>
          </table:table-cell>
          <table:table-cell office:value-type="float" office:value="-0.419900023292036" calcext:value-type="float">
            <text:p>-0.419900023292036</text:p>
          </table:table-cell>
        </table:table-row>
        <table:table-row table:style-name="ro1">
          <table:table-cell office:value-type="float" office:value="1.74017158065998E+018" calcext:value-type="float">
            <text:p>1.74017158065998E+018</text:p>
          </table:table-cell>
          <table:table-cell office:value-type="float" office:value="-0.921054377093103" calcext:value-type="float">
            <text:p>-0.921054377093103</text:p>
          </table:table-cell>
          <table:table-cell office:value-type="float" office:value="-0.392583175272657" calcext:value-type="float">
            <text:p>-0.392583175272657</text:p>
          </table:table-cell>
          <table:table-cell office:value-type="float" office:value="-1.68828692493485" calcext:value-type="float">
            <text:p>-1.68828692493485</text:p>
          </table:table-cell>
          <table:table-cell office:value-type="float" office:value="0.22633571419956" calcext:value-type="float">
            <text:p>0.22633571419956</text:p>
          </table:table-cell>
          <table:table-cell office:value-type="float" office:value="-0.41990002329065" calcext:value-type="float">
            <text:p>-0.41990002329065</text:p>
          </table:table-cell>
        </table:table-row>
        <table:table-row table:style-name="ro1">
          <table:table-cell office:value-type="float" office:value="1.74017158067497E+018" calcext:value-type="float">
            <text:p>1.74017158067497E+018</text:p>
          </table:table-cell>
          <table:table-cell office:value-type="float" office:value="-0.921499617004768" calcext:value-type="float">
            <text:p>-0.921499617004768</text:p>
          </table:table-cell>
          <table:table-cell office:value-type="float" office:value="-0.396255059251455" calcext:value-type="float">
            <text:p>-0.396255059251455</text:p>
          </table:table-cell>
          <table:table-cell office:value-type="float" office:value="-1.69458542528418" calcext:value-type="float">
            <text:p>-1.69458542528418</text:p>
          </table:table-cell>
          <table:table-cell office:value-type="float" office:value="0.239835714199568" calcext:value-type="float">
            <text:p>0.239835714199568</text:p>
          </table:table-cell>
          <table:table-cell office:value-type="float" office:value="-0.419900023289473" calcext:value-type="float">
            <text:p>-0.419900023289473</text:p>
          </table:table-cell>
        </table:table-row>
        <table:table-row table:style-name="ro1">
          <table:table-cell office:value-type="float" office:value="1.7401715806932E+018" calcext:value-type="float">
            <text:p>1.7401715806932E+018</text:p>
          </table:table-cell>
          <table:table-cell office:value-type="float" office:value="-0.922087441776433" calcext:value-type="float">
            <text:p>-0.922087441776433</text:p>
          </table:table-cell>
          <table:table-cell office:value-type="float" office:value="-0.400837783874217" calcext:value-type="float">
            <text:p>-0.400837783874217</text:p>
          </table:table-cell>
          <table:table-cell office:value-type="float" office:value="-1.70214362570517" calcext:value-type="float">
            <text:p>-1.70214362570517</text:p>
          </table:table-cell>
          <table:table-cell office:value-type="float" office:value="0.253183680692662" calcext:value-type="float">
            <text:p>0.253183680692662</text:p>
          </table:table-cell>
          <table:table-cell office:value-type="float" office:value="-0.419900023348474" calcext:value-type="float">
            <text:p>-0.419900023348474</text:p>
          </table:table-cell>
        </table:table-row>
        <table:table-row table:style-name="ro1">
          <table:table-cell office:value-type="float" office:value="1.74017158070843E+018" calcext:value-type="float">
            <text:p>1.74017158070843E+018</text:p>
          </table:table-cell>
          <table:table-cell office:value-type="float" office:value="-0.922604527583289" calcext:value-type="float">
            <text:p>-0.922604527583289</text:p>
          </table:table-cell>
          <table:table-cell office:value-type="float" office:value="-0.404659176566443" calcext:value-type="float">
            <text:p>-0.404659176566443</text:p>
          </table:table-cell>
          <table:table-cell office:value-type="float" office:value="-1.70844212605429" calcext:value-type="float">
            <text:p>-1.70844212605429</text:p>
          </table:table-cell>
          <table:table-cell office:value-type="float" office:value="0.257081647200901" calcext:value-type="float">
            <text:p>0.257081647200901</text:p>
          </table:table-cell>
          <table:table-cell office:value-type="float" office:value="-0.419900023341289" calcext:value-type="float">
            <text:p>-0.419900023341289</text:p>
          </table:table-cell>
        </table:table-row>
        <table:table-row table:style-name="ro1">
          <table:table-cell office:value-type="float" office:value="1.74017158072347E+018" calcext:value-type="float">
            <text:p>1.74017158072347E+018</text:p>
          </table:table-cell>
          <table:table-cell office:value-type="float" office:value="-0.923145672017561" calcext:value-type="float">
            <text:p>-0.923145672017561</text:p>
          </table:table-cell>
          <table:table-cell office:value-type="float" office:value="-0.40847723661588" calcext:value-type="float">
            <text:p>-0.40847723661588</text:p>
          </table:table-cell>
          <table:table-cell office:value-type="float" office:value="-1.71474062640339" calcext:value-type="float">
            <text:p>-1.71474062640339</text:p>
          </table:table-cell>
          <table:table-cell office:value-type="float" office:value="0.257081647216046" calcext:value-type="float">
            <text:p>0.257081647216046</text:p>
          </table:table-cell>
          <table:table-cell office:value-type="float" office:value="-0.419900023274022" calcext:value-type="float">
            <text:p>-0.419900023274022</text:p>
          </table:table-cell>
        </table:table-row>
        <table:table-row table:style-name="ro1">
          <table:table-cell office:value-type="float" office:value="1.74017158074168E+018" calcext:value-type="float">
            <text:p>1.74017158074168E+018</text:p>
          </table:table-cell>
          <table:table-cell office:value-type="float" office:value="-0.923826772433175" calcext:value-type="float">
            <text:p>-0.923826772433175</text:p>
          </table:table-cell>
          <table:table-cell office:value-type="float" office:value="-0.413054296332022" calcext:value-type="float">
            <text:p>-0.413054296332022</text:p>
          </table:table-cell>
          <table:table-cell office:value-type="float" office:value="-1.72229882682231" calcext:value-type="float">
            <text:p>-1.72229882682231</text:p>
          </table:table-cell>
          <table:table-cell office:value-type="float" office:value="0.257081647216016" calcext:value-type="float">
            <text:p>0.257081647216016</text:p>
          </table:table-cell>
          <table:table-cell office:value-type="float" office:value="-0.419900023273326" calcext:value-type="float">
            <text:p>-0.419900023273326</text:p>
          </table:table-cell>
        </table:table-row>
        <table:table-row table:style-name="ro1">
          <table:table-cell office:value-type="float" office:value="1.74017158075733E+018" calcext:value-type="float">
            <text:p>1.74017158075733E+018</text:p>
          </table:table-cell>
          <table:table-cell office:value-type="float" office:value="-0.924420768938786" calcext:value-type="float">
            <text:p>-0.924420768938786</text:p>
          </table:table-cell>
          <table:table-cell office:value-type="float" office:value="-0.416864491601449" calcext:value-type="float">
            <text:p>-0.416864491601449</text:p>
          </table:table-cell>
          <table:table-cell office:value-type="float" office:value="-1.7285973271714" calcext:value-type="float">
            <text:p>-1.7285973271714</text:p>
          </table:table-cell>
          <table:table-cell office:value-type="float" office:value="0.257081647215989" calcext:value-type="float">
            <text:p>0.257081647215989</text:p>
          </table:table-cell>
          <table:table-cell office:value-type="float" office:value="-0.419900023272802" calcext:value-type="float">
            <text:p>-0.419900023272802</text:p>
          </table:table-cell>
        </table:table-row>
        <table:table-row table:style-name="ro1">
          <table:table-cell office:value-type="float" office:value="1.74017158077279E+018" calcext:value-type="float">
            <text:p>1.74017158077279E+018</text:p>
          </table:table-cell>
          <table:table-cell office:value-type="float" office:value="-0.925038752019748" calcext:value-type="float">
            <text:p>-0.925038752019748</text:p>
          </table:table-cell>
          <table:table-cell office:value-type="float" office:value="-0.420670870031332" calcext:value-type="float">
            <text:p>-0.420670870031332</text:p>
          </table:table-cell>
          <table:table-cell office:value-type="float" office:value="-1.73489582752048" calcext:value-type="float">
            <text:p>-1.73489582752048</text:p>
          </table:table-cell>
          <table:table-cell office:value-type="float" office:value="0.257081647215996" calcext:value-type="float">
            <text:p>0.257081647215996</text:p>
          </table:table-cell>
          <table:table-cell office:value-type="float" office:value="-0.419900023272306" calcext:value-type="float">
            <text:p>-0.419900023272306</text:p>
          </table:table-cell>
        </table:table-row>
        <table:table-row table:style-name="ro1">
          <table:table-cell office:value-type="float" office:value="1.74017158079096E+018" calcext:value-type="float">
            <text:p>1.74017158079096E+018</text:p>
          </table:table-cell>
          <table:table-cell office:value-type="float" office:value="-0.925811959410913" calcext:value-type="float">
            <text:p>-0.925811959410913</text:p>
          </table:table-cell>
          <table:table-cell office:value-type="float" office:value="-0.425233273318144" calcext:value-type="float">
            <text:p>-0.425233273318144</text:p>
          </table:table-cell>
          <table:table-cell office:value-type="float" office:value="-1.74245402793936" calcext:value-type="float">
            <text:p>-1.74245402793936</text:p>
          </table:table-cell>
          <table:table-cell office:value-type="float" office:value="0.257081647215968" calcext:value-type="float">
            <text:p>0.257081647215968</text:p>
          </table:table-cell>
          <table:table-cell office:value-type="float" office:value="-0.419900023271685" calcext:value-type="float">
            <text:p>-0.419900023271685</text:p>
          </table:table-cell>
        </table:table-row>
        <table:table-row table:style-name="ro1">
          <table:table-cell office:value-type="float" office:value="1.74017158080611E+018" calcext:value-type="float">
            <text:p>1.74017158080611E+018</text:p>
          </table:table-cell>
          <table:table-cell office:value-type="float" office:value="-0.926482625322982" calcext:value-type="float">
            <text:p>-0.926482625322982</text:p>
          </table:table-cell>
          <table:table-cell office:value-type="float" office:value="-0.429030723393421" calcext:value-type="float">
            <text:p>-0.429030723393421</text:p>
          </table:table-cell>
          <table:table-cell office:value-type="float" office:value="-1.74875252828843" calcext:value-type="float">
            <text:p>-1.74875252828843</text:p>
          </table:table-cell>
          <table:table-cell office:value-type="float" office:value="0.257081647215912" calcext:value-type="float">
            <text:p>0.257081647215912</text:p>
          </table:table-cell>
          <table:table-cell office:value-type="float" office:value="-0.41990002327116" calcext:value-type="float">
            <text:p>-0.41990002327116</text:p>
          </table:table-cell>
        </table:table-row>
        <table:table-row table:style-name="ro1">
          <table:table-cell office:value-type="float" office:value="1.74017158082381E+018" calcext:value-type="float">
            <text:p>1.74017158082381E+018</text:p>
          </table:table-cell>
          <table:table-cell office:value-type="float" office:value="-0.927318976318299" calcext:value-type="float">
            <text:p>-0.927318976318299</text:p>
          </table:table-cell>
          <table:table-cell office:value-type="float" office:value="-0.433581974917331" calcext:value-type="float">
            <text:p>-0.433581974917331</text:p>
          </table:table-cell>
          <table:table-cell office:value-type="float" office:value="-1.7563107287073" calcext:value-type="float">
            <text:p>-1.7563107287073</text:p>
          </table:table-cell>
          <table:table-cell office:value-type="float" office:value="0.257081647215884" calcext:value-type="float">
            <text:p>0.257081647215884</text:p>
          </table:table-cell>
          <table:table-cell office:value-type="float" office:value="-0.419900023270601" calcext:value-type="float">
            <text:p>-0.419900023270601</text:p>
          </table:table-cell>
        </table:table-row>
        <table:table-row table:style-name="ro1">
          <table:table-cell office:value-type="float" office:value="1.74017158083893E+018" calcext:value-type="float">
            <text:p>1.74017158083893E+018</text:p>
          </table:table-cell>
          <table:table-cell office:value-type="float" office:value="-0.928042196290209" calcext:value-type="float">
            <text:p>-0.928042196290209</text:p>
          </table:table-cell>
          <table:table-cell office:value-type="float" office:value="-0.437369767508281" calcext:value-type="float">
            <text:p>-0.437369767508281</text:p>
          </table:table-cell>
          <table:table-cell office:value-type="float" office:value="-1.76260922905634" calcext:value-type="float">
            <text:p>-1.76260922905634</text:p>
          </table:table-cell>
          <table:table-cell office:value-type="float" office:value="0.257081647215865" calcext:value-type="float">
            <text:p>0.257081647215865</text:p>
          </table:table-cell>
          <table:table-cell office:value-type="float" office:value="-0.41990002327012" calcext:value-type="float">
            <text:p>-0.41990002327012</text:p>
          </table:table-cell>
        </table:table-row>
        <table:table-row table:style-name="ro1">
          <table:table-cell office:value-type="float" office:value="1.74017158085443E+018" calcext:value-type="float">
            <text:p>1.74017158085443E+018</text:p>
          </table:table-cell>
          <table:table-cell office:value-type="float" office:value="-0.928789259171914" calcext:value-type="float">
            <text:p>-0.928789259171914</text:p>
          </table:table-cell>
          <table:table-cell office:value-type="float" office:value="-0.441152929795391" calcext:value-type="float">
            <text:p>-0.441152929795391</text:p>
          </table:table-cell>
          <table:table-cell office:value-type="float" office:value="-1.76890772940539" calcext:value-type="float">
            <text:p>-1.76890772940539</text:p>
          </table:table-cell>
          <table:table-cell office:value-type="float" office:value="0.257081647215843" calcext:value-type="float">
            <text:p>0.257081647215843</text:p>
          </table:table-cell>
          <table:table-cell office:value-type="float" office:value="-0.419900023269681" calcext:value-type="float">
            <text:p>-0.419900023269681</text:p>
          </table:table-cell>
        </table:table-row>
        <table:table-row table:style-name="ro1">
          <table:table-cell office:value-type="float" office:value="1.74017158087241E+018" calcext:value-type="float">
            <text:p>1.74017158087241E+018</text:p>
          </table:table-cell>
          <table:table-cell office:value-type="float" office:value="-0.929717165475875" calcext:value-type="float">
            <text:p>-0.929717165475875</text:p>
          </table:table-cell>
          <table:table-cell office:value-type="float" office:value="-0.445686401237047" calcext:value-type="float">
            <text:p>-0.445686401237047</text:p>
          </table:table-cell>
          <table:table-cell office:value-type="float" office:value="-1.77646592982423" calcext:value-type="float">
            <text:p>-1.77646592982423</text:p>
          </table:table-cell>
          <table:table-cell office:value-type="float" office:value="0.257081647215843" calcext:value-type="float">
            <text:p>0.257081647215843</text:p>
          </table:table-cell>
          <table:table-cell office:value-type="float" office:value="-0.419900023269276" calcext:value-type="float">
            <text:p>-0.419900023269276</text:p>
          </table:table-cell>
        </table:table-row>
        <table:table-row table:style-name="ro1">
          <table:table-cell office:value-type="float" office:value="1.74017158088788E+018" calcext:value-type="float">
            <text:p>1.74017158088788E+018</text:p>
          </table:table-cell>
          <table:table-cell office:value-type="float" office:value="-0.930516577107849" calcext:value-type="float">
            <text:p>-0.930516577107849</text:p>
          </table:table-cell>
          <table:table-cell office:value-type="float" office:value="-0.449458848835421" calcext:value-type="float">
            <text:p>-0.449458848835421</text:p>
          </table:table-cell>
          <table:table-cell office:value-type="float" office:value="-1.78276443017326" calcext:value-type="float">
            <text:p>-1.78276443017326</text:p>
          </table:table-cell>
          <table:table-cell office:value-type="float" office:value="0.257081647215821" calcext:value-type="float">
            <text:p>0.257081647215821</text:p>
          </table:table-cell>
          <table:table-cell office:value-type="float" office:value="-0.419900023268892" calcext:value-type="float">
            <text:p>-0.419900023268892</text:p>
          </table:table-cell>
        </table:table-row>
        <table:table-row table:style-name="ro1">
          <table:table-cell office:value-type="float" office:value="1.74017158090297E+018" calcext:value-type="float">
            <text:p>1.74017158090297E+018</text:p>
          </table:table-cell>
          <table:table-cell office:value-type="float" office:value="-0.931339733488516" calcext:value-type="float">
            <text:p>-0.931339733488516</text:p>
          </table:table-cell>
          <table:table-cell office:value-type="float" office:value="-0.453226186544306" calcext:value-type="float">
            <text:p>-0.453226186544306</text:p>
          </table:table-cell>
          <table:table-cell office:value-type="float" office:value="-1.78906293052229" calcext:value-type="float">
            <text:p>-1.78906293052229</text:p>
          </table:table-cell>
          <table:table-cell office:value-type="float" office:value="0.257081647215769" calcext:value-type="float">
            <text:p>0.257081647215769</text:p>
          </table:table-cell>
          <table:table-cell office:value-type="float" office:value="-0.41990002326847" calcext:value-type="float">
            <text:p>-0.41990002326847</text:p>
          </table:table-cell>
        </table:table-row>
        <table:table-row table:style-name="ro1">
          <table:table-cell office:value-type="float" office:value="1.74017158092158E+018" calcext:value-type="float">
            <text:p>1.74017158092158E+018</text:p>
          </table:table-cell>
          <table:table-cell office:value-type="float" office:value="-0.932358818168525" calcext:value-type="float">
            <text:p>-0.932358818168525</text:p>
          </table:table-cell>
          <table:table-cell office:value-type="float" office:value="-0.457740036324284" calcext:value-type="float">
            <text:p>-0.457740036324284</text:p>
          </table:table-cell>
          <table:table-cell office:value-type="float" office:value="-1.79662113094111" calcext:value-type="float">
            <text:p>-1.79662113094111</text:p>
          </table:table-cell>
          <table:table-cell office:value-type="float" office:value="0.257081647215743" calcext:value-type="float">
            <text:p>0.257081647215743</text:p>
          </table:table-cell>
          <table:table-cell office:value-type="float" office:value="-0.419900023268057" calcext:value-type="float">
            <text:p>-0.419900023268057</text:p>
          </table:table-cell>
        </table:table-row>
        <table:table-row table:style-name="ro1">
          <table:table-cell office:value-type="float" office:value="1.74017158093682E+018" calcext:value-type="float">
            <text:p>1.74017158093682E+018</text:p>
          </table:table-cell>
          <table:table-cell office:value-type="float" office:value="-0.933234096724863" calcext:value-type="float">
            <text:p>-0.933234096724863</text:p>
          </table:table-cell>
          <table:table-cell office:value-type="float" office:value="-0.46149560649253" calcext:value-type="float">
            <text:p>-0.46149560649253</text:p>
          </table:table-cell>
          <table:table-cell office:value-type="float" office:value="-1.80291963129012" calcext:value-type="float">
            <text:p>-1.80291963129012</text:p>
          </table:table-cell>
          <table:table-cell office:value-type="float" office:value="0.257081647215725" calcext:value-type="float">
            <text:p>0.257081647215725</text:p>
          </table:table-cell>
          <table:table-cell office:value-type="float" office:value="-0.419900023267709" calcext:value-type="float">
            <text:p>-0.419900023267709</text:p>
          </table:table-cell>
        </table:table-row>
        <table:table-row table:style-name="ro1">
          <table:table-cell office:value-type="float" office:value="1.74017158095501E+018" calcext:value-type="float">
            <text:p>1.74017158095501E+018</text:p>
          </table:table-cell>
          <table:table-cell office:value-type="float" office:value="-0.934315628634293" calcext:value-type="float">
            <text:p>-0.934315628634293</text:p>
          </table:table-cell>
          <table:table-cell office:value-type="float" office:value="-0.465994902231878" calcext:value-type="float">
            <text:p>-0.465994902231878</text:p>
          </table:table-cell>
          <table:table-cell office:value-type="float" office:value="-1.81047783170893" calcext:value-type="float">
            <text:p>-1.81047783170893</text:p>
          </table:table-cell>
          <table:table-cell office:value-type="float" office:value="0.257081647215702" calcext:value-type="float">
            <text:p>0.257081647215702</text:p>
          </table:table-cell>
          <table:table-cell office:value-type="float" office:value="-0.419900023267324" calcext:value-type="float">
            <text:p>-0.419900023267324</text:p>
          </table:table-cell>
        </table:table-row>
        <table:table-row table:style-name="ro1">
          <table:table-cell office:value-type="float" office:value="1.74017158097022E+018" calcext:value-type="float">
            <text:p>1.74017158097022E+018</text:p>
          </table:table-cell>
          <table:table-cell office:value-type="float" office:value="-0.93524286130837" calcext:value-type="float">
            <text:p>-0.93524286130837</text:p>
          </table:table-cell>
          <table:table-cell office:value-type="float" office:value="-0.469737983770922" calcext:value-type="float">
            <text:p>-0.469737983770922</text:p>
          </table:table-cell>
          <table:table-cell office:value-type="float" office:value="-1.81677633205794" calcext:value-type="float">
            <text:p>-1.81677633205794</text:p>
          </table:table-cell>
          <table:table-cell office:value-type="float" office:value="0.257081647215713" calcext:value-type="float">
            <text:p>0.257081647215713</text:p>
          </table:table-cell>
          <table:table-cell office:value-type="float" office:value="-0.419900023267082" calcext:value-type="float">
            <text:p>-0.419900023267082</text:p>
          </table:table-cell>
        </table:table-row>
        <table:table-row table:style-name="ro1">
          <table:table-cell office:value-type="float" office:value="1.74017158098509E+018" calcext:value-type="float">
            <text:p>1.74017158098509E+018</text:p>
          </table:table-cell>
          <table:table-cell office:value-type="float" office:value="-0.936193651234835" calcext:value-type="float">
            <text:p>-0.936193651234835</text:p>
          </table:table-cell>
          <table:table-cell office:value-type="float" office:value="-0.47347515092741" calcext:value-type="float">
            <text:p>-0.47347515092741</text:p>
          </table:table-cell>
          <table:table-cell office:value-type="float" office:value="-1.82307483240694" calcext:value-type="float">
            <text:p>-1.82307483240694</text:p>
          </table:table-cell>
          <table:table-cell office:value-type="float" office:value="0.257081647215688" calcext:value-type="float">
            <text:p>0.257081647215688</text:p>
          </table:table-cell>
          <table:table-cell office:value-type="float" office:value="-0.419900023266864" calcext:value-type="float">
            <text:p>-0.419900023266864</text:p>
          </table:table-cell>
        </table:table-row>
        <table:table-row table:style-name="ro1">
          <table:table-cell office:value-type="float" office:value="1.74017158100393E+018" calcext:value-type="float">
            <text:p>1.74017158100393E+018</text:p>
          </table:table-cell>
          <table:table-cell office:value-type="float" office:value="-0.937365641546023" calcext:value-type="float">
            <text:p>-0.937365641546023</text:p>
          </table:table-cell>
          <table:table-cell office:value-type="float" office:value="-0.477951735801139" calcext:value-type="float">
            <text:p>-0.477951735801139</text:p>
          </table:table-cell>
          <table:table-cell office:value-type="float" office:value="-1.83063303282573" calcext:value-type="float">
            <text:p>-1.83063303282573</text:p>
          </table:table-cell>
          <table:table-cell office:value-type="float" office:value="0.257081647215636" calcext:value-type="float">
            <text:p>0.257081647215636</text:p>
          </table:table-cell>
          <table:table-cell office:value-type="float" office:value="-0.419900023266504" calcext:value-type="float">
            <text:p>-0.419900023266504</text:p>
          </table:table-cell>
        </table:table-row>
        <table:table-row table:style-name="ro1">
          <table:table-cell office:value-type="float" office:value="1.74017158101899E+018" calcext:value-type="float">
            <text:p>1.74017158101899E+018</text:p>
          </table:table-cell>
          <table:table-cell office:value-type="float" office:value="-0.938368123344076" calcext:value-type="float">
            <text:p>-0.938368123344076</text:p>
          </table:table-cell>
          <table:table-cell office:value-type="float" office:value="-0.481675369790184" calcext:value-type="float">
            <text:p>-0.481675369790184</text:p>
          </table:table-cell>
          <table:table-cell office:value-type="float" office:value="-1.83693153317473" calcext:value-type="float">
            <text:p>-1.83693153317473</text:p>
          </table:table-cell>
          <table:table-cell office:value-type="float" office:value="0.257081647215621" calcext:value-type="float">
            <text:p>0.257081647215621</text:p>
          </table:table-cell>
          <table:table-cell office:value-type="float" office:value="-0.419900023266247" calcext:value-type="float">
            <text:p>-0.419900023266247</text:p>
          </table:table-cell>
        </table:table-row>
        <table:table-row table:style-name="ro1">
          <table:table-cell office:value-type="float" office:value="1.74017158103446E+018" calcext:value-type="float">
            <text:p>1.74017158103446E+018</text:p>
          </table:table-cell>
          <table:table-cell office:value-type="float" office:value="-0.939381357395896" calcext:value-type="float">
            <text:p>-0.939381357395896</text:p>
          </table:table-cell>
          <table:table-cell office:value-type="float" office:value="-0.485345698033443" calcext:value-type="float">
            <text:p>-0.485345698033443</text:p>
          </table:table-cell>
          <table:table-cell office:value-type="float" office:value="-1.84357890844874" calcext:value-type="float">
            <text:p>-1.84357890844874</text:p>
          </table:table-cell>
          <table:table-cell office:value-type="float" office:value="0.255461647238224" calcext:value-type="float">
            <text:p>0.255461647238224</text:p>
          </table:table-cell>
          <table:table-cell office:value-type="float" office:value="-0.431529187433612" calcext:value-type="float">
            <text:p>-0.431529187433612</text:p>
          </table:table-cell>
        </table:table-row>
        <table:table-row table:style-name="ro1">
          <table:table-cell office:value-type="float" office:value="1.74017158105282E+018" calcext:value-type="float">
            <text:p>1.74017158105282E+018</text:p>
          </table:table-cell>
          <table:table-cell office:value-type="float" office:value="-0.940560181117748" calcext:value-type="float">
            <text:p>-0.940560181117748</text:p>
          </table:table-cell>
          <table:table-cell office:value-type="float" office:value="-0.48949297403377" calcext:value-type="float">
            <text:p>-0.48949297403377</text:p>
          </table:table-cell>
          <table:table-cell office:value-type="float" office:value="-1.85197890843908" calcext:value-type="float">
            <text:p>-1.85197890843908</text:p>
          </table:table-cell>
          <table:table-cell office:value-type="float" office:value="0.244931647283514" calcext:value-type="float">
            <text:p>0.244931647283514</text:p>
          </table:table-cell>
          <table:table-cell office:value-type="float" office:value="-0.459589173151805" calcext:value-type="float">
            <text:p>-0.459589173151805</text:p>
          </table:table-cell>
        </table:table-row>
        <table:table-row table:style-name="ro1">
          <table:table-cell office:value-type="float" office:value="1.7401715810678E+018" calcext:value-type="float">
            <text:p>1.7401715810678E+018</text:p>
          </table:table-cell>
          <table:table-cell office:value-type="float" office:value="-0.941506607473082" calcext:value-type="float">
            <text:p>-0.941506607473082</text:p>
          </table:table-cell>
          <table:table-cell office:value-type="float" office:value="-0.492727575304142" calcext:value-type="float">
            <text:p>-0.492727575304142</text:p>
          </table:table-cell>
          <table:table-cell office:value-type="float" office:value="-1.85897890843103" calcext:value-type="float">
            <text:p>-1.85897890843103</text:p>
          </table:table-cell>
          <table:table-cell office:value-type="float" office:value="0.231431647291118" calcext:value-type="float">
            <text:p>0.231431647291118</text:p>
          </table:table-cell>
          <table:table-cell office:value-type="float" office:value="-0.466666666129906" calcext:value-type="float">
            <text:p>-0.466666666129906</text:p>
          </table:table-cell>
        </table:table-row>
        <table:table-row table:style-name="ro1">
          <table:table-cell office:value-type="float" office:value="1.74017158108571E+018" calcext:value-type="float">
            <text:p>1.74017158108571E+018</text:p>
          </table:table-cell>
          <table:table-cell office:value-type="float" office:value="-0.942595067224997" calcext:value-type="float">
            <text:p>-0.942595067224997</text:p>
          </table:table-cell>
          <table:table-cell office:value-type="float" office:value="-0.4963442963707" calcext:value-type="float">
            <text:p>-0.4963442963707</text:p>
          </table:table-cell>
          <table:table-cell office:value-type="float" office:value="-1.86737890842137" calcext:value-type="float">
            <text:p>-1.86737890842137</text:p>
          </table:table-cell>
          <table:table-cell office:value-type="float" office:value="0.215231647291067" calcext:value-type="float">
            <text:p>0.215231647291067</text:p>
          </table:table-cell>
          <table:table-cell office:value-type="float" office:value="-0.46666666613021" calcext:value-type="float">
            <text:p>-0.46666666613021</text:p>
          </table:table-cell>
        </table:table-row>
        <table:table-row table:style-name="ro1">
          <table:table-cell office:value-type="float" office:value="1.74017158110076E+018" calcext:value-type="float">
            <text:p>1.74017158110076E+018</text:p>
          </table:table-cell>
          <table:table-cell office:value-type="float" office:value="-0.943459503116215" calcext:value-type="float">
            <text:p>-0.943459503116215</text:p>
          </table:table-cell>
          <table:table-cell office:value-type="float" office:value="-0.499138349036555" calcext:value-type="float">
            <text:p>-0.499138349036555</text:p>
          </table:table-cell>
          <table:table-cell office:value-type="float" office:value="-1.87437890841333" calcext:value-type="float">
            <text:p>-1.87437890841333</text:p>
          </table:table-cell>
          <table:table-cell office:value-type="float" office:value="0.201731647291047" calcext:value-type="float">
            <text:p>0.201731647291047</text:p>
          </table:table-cell>
          <table:table-cell office:value-type="float" office:value="-0.466666666130541" calcext:value-type="float">
            <text:p>-0.466666666130541</text:p>
          </table:table-cell>
        </table:table-row>
        <table:table-row table:style-name="ro1">
          <table:table-cell office:value-type="float" office:value="1.74017158111606E+018" calcext:value-type="float">
            <text:p>1.74017158111606E+018</text:p>
          </table:table-cell>
          <table:table-cell office:value-type="float" office:value="-0.94428226466792" calcext:value-type="float">
            <text:p>-0.94428226466792</text:p>
          </table:table-cell>
          <table:table-cell office:value-type="float" office:value="-0.501733255692035" calcext:value-type="float">
            <text:p>-0.501733255692035</text:p>
          </table:table-cell>
          <table:table-cell office:value-type="float" office:value="-1.8813789084053" calcext:value-type="float">
            <text:p>-1.8813789084053</text:p>
          </table:table-cell>
          <table:table-cell office:value-type="float" office:value="0.188231647291033" calcext:value-type="float">
            <text:p>0.188231647291033</text:p>
          </table:table-cell>
          <table:table-cell office:value-type="float" office:value="-0.466666666130853" calcext:value-type="float">
            <text:p>-0.466666666130853</text:p>
          </table:table-cell>
        </table:table-row>
        <table:table-row table:style-name="ro1">
          <table:table-cell office:value-type="float" office:value="1.74017158113429E+018" calcext:value-type="float">
            <text:p>1.74017158113429E+018</text:p>
          </table:table-cell>
          <table:table-cell office:value-type="float" office:value="-0.945210707306896" calcext:value-type="float">
            <text:p>-0.945210707306896</text:p>
          </table:table-cell>
          <table:table-cell office:value-type="float" office:value="-0.50458530052209" calcext:value-type="float">
            <text:p>-0.50458530052209</text:p>
          </table:table-cell>
          <table:table-cell office:value-type="float" office:value="-1.88977890839567" calcext:value-type="float">
            <text:p>-1.88977890839567</text:p>
          </table:table-cell>
          <table:table-cell office:value-type="float" office:value="0.172031647291011" calcext:value-type="float">
            <text:p>0.172031647291011</text:p>
          </table:table-cell>
          <table:table-cell office:value-type="float" office:value="-0.466666666131297" calcext:value-type="float">
            <text:p>-0.466666666131297</text:p>
          </table:table-cell>
        </table:table-row>
        <table:table-row table:style-name="ro1">
          <table:table-cell office:value-type="float" office:value="1.7401715811497E+018" calcext:value-type="float">
            <text:p>1.7401715811497E+018</text:p>
          </table:table-cell>
          <table:table-cell office:value-type="float" office:value="-0.945932142753847" calcext:value-type="float">
            <text:p>-0.945932142753847</text:p>
          </table:table-cell>
          <table:table-cell office:value-type="float" office:value="-0.506744695146783" calcext:value-type="float">
            <text:p>-0.506744695146783</text:p>
          </table:table-cell>
          <table:table-cell office:value-type="float" office:value="-1.89677890838764" calcext:value-type="float">
            <text:p>-1.89677890838764</text:p>
          </table:table-cell>
          <table:table-cell office:value-type="float" office:value="0.158531647291017" calcext:value-type="float">
            <text:p>0.158531647291017</text:p>
          </table:table-cell>
          <table:table-cell office:value-type="float" office:value="-0.466666666131694" calcext:value-type="float">
            <text:p>-0.466666666131694</text:p>
          </table:table-cell>
        </table:table-row>
        <table:table-row table:style-name="ro1">
          <table:table-cell office:value-type="float" office:value="1.74017158116499E+018" calcext:value-type="float">
            <text:p>1.74017158116499E+018</text:p>
          </table:table-cell>
          <table:table-cell office:value-type="float" office:value="-0.946603156717605" calcext:value-type="float">
            <text:p>-0.946603156717605</text:p>
          </table:table-cell>
          <table:table-cell office:value-type="float" office:value="-0.508707379749591" calcext:value-type="float">
            <text:p>-0.508707379749591</text:p>
          </table:table-cell>
          <table:table-cell office:value-type="float" office:value="-1.90377890837963" calcext:value-type="float">
            <text:p>-1.90377890837963</text:p>
          </table:table-cell>
          <table:table-cell office:value-type="float" office:value="0.145031647291" calcext:value-type="float">
            <text:p>0.145031647291</text:p>
          </table:table-cell>
          <table:table-cell office:value-type="float" office:value="-0.466666666132112" calcext:value-type="float">
            <text:p>-0.466666666132112</text:p>
          </table:table-cell>
        </table:table-row>
        <table:table-row table:style-name="ro1">
          <table:table-cell office:value-type="float" office:value="1.74017158118354E+018" calcext:value-type="float">
            <text:p>1.74017158118354E+018</text:p>
          </table:table-cell>
          <table:table-cell office:value-type="float" office:value="-0.947337994530368" calcext:value-type="float">
            <text:p>-0.947337994530368</text:p>
          </table:table-cell>
          <table:table-cell office:value-type="float" office:value="-0.510804102140928" calcext:value-type="float">
            <text:p>-0.510804102140928</text:p>
          </table:table-cell>
          <table:table-cell office:value-type="float" office:value="-1.91217890837002" calcext:value-type="float">
            <text:p>-1.91217890837002</text:p>
          </table:table-cell>
          <table:table-cell office:value-type="float" office:value="0.128831647290964" calcext:value-type="float">
            <text:p>0.128831647290964</text:p>
          </table:table-cell>
          <table:table-cell office:value-type="float" office:value="-0.466666666132585" calcext:value-type="float">
            <text:p>-0.466666666132585</text:p>
          </table:table-cell>
        </table:table-row>
        <table:table-row table:style-name="ro1">
          <table:table-cell office:value-type="float" office:value="1.74017158119855E+018" calcext:value-type="float">
            <text:p>1.74017158119855E+018</text:p>
          </table:table-cell>
          <table:table-cell office:value-type="float" office:value="-0.947888535991426" calcext:value-type="float">
            <text:p>-0.947888535991426</text:p>
          </table:table-cell>
          <table:table-cell office:value-type="float" office:value="-0.512336954860333" calcext:value-type="float">
            <text:p>-0.512336954860333</text:p>
          </table:table-cell>
          <table:table-cell office:value-type="float" office:value="-1.91917890836202" calcext:value-type="float">
            <text:p>-1.91917890836202</text:p>
          </table:table-cell>
          <table:table-cell office:value-type="float" office:value="0.115331647290951" calcext:value-type="float">
            <text:p>0.115331647290951</text:p>
          </table:table-cell>
          <table:table-cell office:value-type="float" office:value="-0.466666666133032" calcext:value-type="float">
            <text:p>-0.466666666133032</text:p>
          </table:table-cell>
        </table:table-row>
        <table:table-row table:style-name="ro1">
          <table:table-cell office:value-type="float" office:value="1.74017158121702E+018" calcext:value-type="float">
            <text:p>1.74017158121702E+018</text:p>
          </table:table-cell>
          <table:table-cell office:value-type="float" office:value="-0.948470965961848" calcext:value-type="float">
            <text:p>-0.948470965961848</text:p>
          </table:table-cell>
          <table:table-cell office:value-type="float" office:value="-0.513920400490397" calcext:value-type="float">
            <text:p>-0.513920400490397</text:p>
          </table:table-cell>
          <table:table-cell office:value-type="float" office:value="-1.92757890835243" calcext:value-type="float">
            <text:p>-1.92757890835243</text:p>
          </table:table-cell>
          <table:table-cell office:value-type="float" office:value="0.0991316472909326" calcext:value-type="float">
            <text:p>0.0991316472909326</text:p>
          </table:table-cell>
          <table:table-cell office:value-type="float" office:value="-0.46666666613363" calcext:value-type="float">
            <text:p>-0.46666666613363</text:p>
          </table:table-cell>
        </table:table-row>
        <table:table-row table:style-name="ro1">
          <table:table-cell office:value-type="float" office:value="1.74017158123195E+018" calcext:value-type="float">
            <text:p>1.74017158123195E+018</text:p>
          </table:table-cell>
          <table:table-cell office:value-type="float" office:value="-0.94888799147566" calcext:value-type="float">
            <text:p>-0.94888799147566</text:p>
          </table:table-cell>
          <table:table-cell office:value-type="float" office:value="-0.51502769662504" calcext:value-type="float">
            <text:p>-0.51502769662504</text:p>
          </table:table-cell>
          <table:table-cell office:value-type="float" office:value="-1.93457890834444" calcext:value-type="float">
            <text:p>-1.93457890834444</text:p>
          </table:table-cell>
          <table:table-cell office:value-type="float" office:value="0.0856316472909227" calcext:value-type="float">
            <text:p>0.0856316472909227</text:p>
          </table:table-cell>
          <table:table-cell office:value-type="float" office:value="-0.466666666134109" calcext:value-type="float">
            <text:p>-0.466666666134109</text:p>
          </table:table-cell>
        </table:table-row>
        <table:table-row table:style-name="ro1">
          <table:table-cell office:value-type="float" office:value="1.74017158124734E+018" calcext:value-type="float">
            <text:p>1.74017158124734E+018</text:p>
          </table:table-cell>
          <table:table-cell office:value-type="float" office:value="-0.949240044113759" calcext:value-type="float">
            <text:p>-0.949240044113759</text:p>
          </table:table-cell>
          <table:table-cell office:value-type="float" office:value="-0.515943052283238" calcext:value-type="float">
            <text:p>-0.515943052283238</text:p>
          </table:table-cell>
          <table:table-cell office:value-type="float" office:value="-1.94157890833647" calcext:value-type="float">
            <text:p>-1.94157890833647</text:p>
          </table:table-cell>
          <table:table-cell office:value-type="float" office:value="0.0721316472909178" calcext:value-type="float">
            <text:p>0.0721316472909178</text:p>
          </table:table-cell>
          <table:table-cell office:value-type="float" office:value="-0.466666666134687" calcext:value-type="float">
            <text:p>-0.466666666134687</text:p>
          </table:table-cell>
        </table:table-row>
        <table:table-row table:style-name="ro1">
          <table:table-cell office:value-type="float" office:value="1.74017158126532E+018" calcext:value-type="float">
            <text:p>1.74017158126532E+018</text:p>
          </table:table-cell>
          <table:table-cell office:value-type="float" office:value="-0.949616914934803" calcext:value-type="float">
            <text:p>-0.949616914934803</text:p>
          </table:table-cell>
          <table:table-cell office:value-type="float" office:value="-0.516900537555093" calcext:value-type="float">
            <text:p>-0.516900537555093</text:p>
          </table:table-cell>
          <table:table-cell office:value-type="float" office:value="-1.94997890832688" calcext:value-type="float">
            <text:p>-1.94997890832688</text:p>
          </table:table-cell>
          <table:table-cell office:value-type="float" office:value="0.0599122522115589" calcext:value-type="float">
            <text:p>0.0599122522115589</text:p>
          </table:table-cell>
          <table:table-cell office:value-type="float" office:value="-0.466666666134441" calcext:value-type="float">
            <text:p>-0.466666666134441</text:p>
          </table:table-cell>
        </table:table-row>
        <table:table-row table:style-name="ro1">
          <table:table-cell office:value-type="float" office:value="1.74017158128032E+018" calcext:value-type="float">
            <text:p>1.74017158128032E+018</text:p>
          </table:table-cell>
          <table:table-cell office:value-type="float" office:value="-0.949936980295905" calcext:value-type="float">
            <text:p>-0.949936980295905</text:p>
          </table:table-cell>
          <table:table-cell office:value-type="float" office:value="-0.517695678449453" calcext:value-type="float">
            <text:p>-0.517695678449453</text:p>
          </table:table-cell>
          <table:table-cell office:value-type="float" office:value="-1.95697890831889" calcext:value-type="float">
            <text:p>-1.95697890831889</text:p>
          </table:table-cell>
          <table:table-cell office:value-type="float" office:value="0.0571428571318038" calcext:value-type="float">
            <text:p>0.0571428571318038</text:p>
          </table:table-cell>
          <table:table-cell office:value-type="float" office:value="-0.466666666133825" calcext:value-type="float">
            <text:p>-0.466666666133825</text:p>
          </table:table-cell>
        </table:table-row>
        <table:table-row table:style-name="ro1">
          <table:table-cell office:value-type="float" office:value="1.74017158129554E+018" calcext:value-type="float">
            <text:p>1.74017158129554E+018</text:p>
          </table:table-cell>
          <table:table-cell office:value-type="float" office:value="-0.950262603756235" calcext:value-type="float">
            <text:p>-0.950262603756235</text:p>
          </table:table-cell>
          <table:table-cell office:value-type="float" office:value="-0.518488559423713" calcext:value-type="float">
            <text:p>-0.518488559423713</text:p>
          </table:table-cell>
          <table:table-cell office:value-type="float" office:value="-1.9639789083109" calcext:value-type="float">
            <text:p>-1.9639789083109</text:p>
          </table:table-cell>
          <table:table-cell office:value-type="float" office:value="0.0571428571313967" calcext:value-type="float">
            <text:p>0.0571428571313967</text:p>
          </table:table-cell>
          <table:table-cell office:value-type="float" office:value="-0.466666666134016" calcext:value-type="float">
            <text:p>-0.466666666134016</text:p>
          </table:table-cell>
        </table:table-row>
        <table:table-row table:style-name="ro1">
          <table:table-cell office:value-type="float" office:value="1.74017158131365E+018" calcext:value-type="float">
            <text:p>1.74017158131365E+018</text:p>
          </table:table-cell>
          <table:table-cell office:value-type="float" office:value="-0.950660666115167" calcext:value-type="float">
            <text:p>-0.950660666115167</text:p>
          </table:table-cell>
          <table:table-cell office:value-type="float" office:value="-0.51943697880398" calcext:value-type="float">
            <text:p>-0.51943697880398</text:p>
          </table:table-cell>
          <table:table-cell office:value-type="float" office:value="-1.97237890830132" calcext:value-type="float">
            <text:p>-1.97237890830132</text:p>
          </table:table-cell>
          <table:table-cell office:value-type="float" office:value="0.0571428571313847" calcext:value-type="float">
            <text:p>0.0571428571313847</text:p>
          </table:table-cell>
          <table:table-cell office:value-type="float" office:value="-0.46666666613423" calcext:value-type="float">
            <text:p>-0.46666666613423</text:p>
          </table:table-cell>
        </table:table-row>
        <table:table-row table:style-name="ro1">
          <table:table-cell office:value-type="float" office:value="1.74017158132902E+018" calcext:value-type="float">
            <text:p>1.74017158132902E+018</text:p>
          </table:table-cell>
          <table:table-cell office:value-type="float" office:value="-0.950998460848191" calcext:value-type="float">
            <text:p>-0.950998460848191</text:p>
          </table:table-cell>
          <table:table-cell office:value-type="float" office:value="-0.520224751357196" calcext:value-type="float">
            <text:p>-0.520224751357196</text:p>
          </table:table-cell>
          <table:table-cell office:value-type="float" office:value="-1.97937890829333" calcext:value-type="float">
            <text:p>-1.97937890829333</text:p>
          </table:table-cell>
          <table:table-cell office:value-type="float" office:value="0.0571428571313768" calcext:value-type="float">
            <text:p>0.0571428571313768</text:p>
          </table:table-cell>
          <table:table-cell office:value-type="float" office:value="-0.466666666134417" calcext:value-type="float">
            <text:p>-0.466666666134417</text:p>
          </table:table-cell>
        </table:table-row>
        <table:table-row table:style-name="ro1">
          <table:table-cell office:value-type="float" office:value="1.74017158134703E+018" calcext:value-type="float">
            <text:p>1.74017158134703E+018</text:p>
          </table:table-cell>
          <table:table-cell office:value-type="float" office:value="-0.951411081086954" calcext:value-type="float">
            <text:p>-0.951411081086954</text:p>
          </table:table-cell>
          <table:table-cell office:value-type="float" office:value="-0.521166928358097" calcext:value-type="float">
            <text:p>-0.521166928358097</text:p>
          </table:table-cell>
          <table:table-cell office:value-type="float" office:value="-1.98777890828376" calcext:value-type="float">
            <text:p>-1.98777890828376</text:p>
          </table:table-cell>
          <table:table-cell office:value-type="float" office:value="0.0571428571313717" calcext:value-type="float">
            <text:p>0.0571428571313717</text:p>
          </table:table-cell>
          <table:table-cell office:value-type="float" office:value="-0.466666666134752" calcext:value-type="float">
            <text:p>-0.466666666134752</text:p>
          </table:table-cell>
        </table:table-row>
        <table:table-row table:style-name="ro1">
          <table:table-cell office:value-type="float" office:value="1.74017158136253E+018" calcext:value-type="float">
            <text:p>1.74017158136253E+018</text:p>
          </table:table-cell>
          <table:table-cell office:value-type="float" office:value="-0.951760966982857" calcext:value-type="float">
            <text:p>-0.951760966982857</text:p>
          </table:table-cell>
          <table:table-cell office:value-type="float" office:value="-0.521949405665824" calcext:value-type="float">
            <text:p>-0.521949405665824</text:p>
          </table:table-cell>
          <table:table-cell office:value-type="float" office:value="-1.99477890827579" calcext:value-type="float">
            <text:p>-1.99477890827579</text:p>
          </table:table-cell>
          <table:table-cell office:value-type="float" office:value="0.0571428571313597" calcext:value-type="float">
            <text:p>0.0571428571313597</text:p>
          </table:table-cell>
          <table:table-cell office:value-type="float" office:value="-0.46666666613503" calcext:value-type="float">
            <text:p>-0.46666666613503</text:p>
          </table:table-cell>
        </table:table-row>
        <table:table-row table:style-name="ro1">
          <table:table-cell office:value-type="float" office:value="1.74017158137794E+018" calcext:value-type="float">
            <text:p>1.74017158137794E+018</text:p>
          </table:table-cell>
          <table:table-cell office:value-type="float" office:value="-0.952116321603006" calcext:value-type="float">
            <text:p>-0.952116321603006</text:p>
          </table:table-cell>
          <table:table-cell office:value-type="float" office:value="-0.522729414621669" calcext:value-type="float">
            <text:p>-0.522729414621669</text:p>
          </table:table-cell>
          <table:table-cell office:value-type="float" office:value="-2.00177890826782" calcext:value-type="float">
            <text:p>-2.00177890826782</text:p>
          </table:table-cell>
          <table:table-cell office:value-type="float" office:value="0.057142857131343" calcext:value-type="float">
            <text:p>0.057142857131343</text:p>
          </table:table-cell>
          <table:table-cell office:value-type="float" office:value="-0.466666666135271" calcext:value-type="float">
            <text:p>-0.466666666135271</text:p>
          </table:table-cell>
        </table:table-row>
        <table:table-row table:style-name="ro1">
          <table:table-cell office:value-type="float" office:value="1.74017158139626E+018" calcext:value-type="float">
            <text:p>1.74017158139626E+018</text:p>
          </table:table-cell>
          <table:table-cell office:value-type="float" office:value="-0.952549941327851" calcext:value-type="float">
            <text:p>-0.952549941327851</text:p>
          </table:table-cell>
          <table:table-cell office:value-type="float" office:value="-0.523662113338666" calcext:value-type="float">
            <text:p>-0.523662113338666</text:p>
          </table:table-cell>
          <table:table-cell office:value-type="float" office:value="-2.01017890825826" calcext:value-type="float">
            <text:p>-2.01017890825826</text:p>
          </table:table-cell>
          <table:table-cell office:value-type="float" office:value="0.0571428571313335" calcext:value-type="float">
            <text:p>0.0571428571313335</text:p>
          </table:table-cell>
          <table:table-cell office:value-type="float" office:value="-0.466666666135634" calcext:value-type="float">
            <text:p>-0.466666666135634</text:p>
          </table:table-cell>
        </table:table-row>
        <table:table-row table:style-name="ro1">
          <table:table-cell office:value-type="float" office:value="1.7401715814111E+018" calcext:value-type="float">
            <text:p>1.7401715814111E+018</text:p>
          </table:table-cell>
          <table:table-cell office:value-type="float" office:value="-0.952917265473995" calcext:value-type="float">
            <text:p>-0.952917265473995</text:p>
          </table:table-cell>
          <table:table-cell office:value-type="float" office:value="-0.524436557558038" calcext:value-type="float">
            <text:p>-0.524436557558038</text:p>
          </table:table-cell>
          <table:table-cell office:value-type="float" office:value="-2.0171789082503" calcext:value-type="float">
            <text:p>-2.0171789082503</text:p>
          </table:table-cell>
          <table:table-cell office:value-type="float" office:value="0.0571428571313266" calcext:value-type="float">
            <text:p>0.0571428571313266</text:p>
          </table:table-cell>
          <table:table-cell office:value-type="float" office:value="-0.466666666135956" calcext:value-type="float">
            <text:p>-0.466666666135956</text:p>
          </table:table-cell>
        </table:table-row>
        <table:table-row table:style-name="ro1">
          <table:table-cell office:value-type="float" office:value="1.74017158142597E+018" calcext:value-type="float">
            <text:p>1.74017158142597E+018</text:p>
          </table:table-cell>
          <table:table-cell office:value-type="float" office:value="-0.953290001685991" calcext:value-type="float">
            <text:p>-0.953290001685991</text:p>
          </table:table-cell>
          <table:table-cell office:value-type="float" office:value="-0.525208411555584" calcext:value-type="float">
            <text:p>-0.525208411555584</text:p>
          </table:table-cell>
          <table:table-cell office:value-type="float" office:value="-2.02417890824235" calcext:value-type="float">
            <text:p>-2.02417890824235</text:p>
          </table:table-cell>
          <table:table-cell office:value-type="float" office:value="0.0571428571313254" calcext:value-type="float">
            <text:p>0.0571428571313254</text:p>
          </table:table-cell>
          <table:table-cell office:value-type="float" office:value="-0.466666666136264" calcext:value-type="float">
            <text:p>-0.466666666136264</text:p>
          </table:table-cell>
        </table:table-row>
        <table:table-row table:style-name="ro1">
          <table:table-cell office:value-type="float" office:value="1.74017158144426E+018" calcext:value-type="float">
            <text:p>1.74017158144426E+018</text:p>
          </table:table-cell>
          <table:table-cell office:value-type="float" office:value="-0.953744403332983" calcext:value-type="float">
            <text:p>-0.953744403332983</text:p>
          </table:table-cell>
          <table:table-cell office:value-type="float" office:value="-0.526131164017337" calcext:value-type="float">
            <text:p>-0.526131164017337</text:p>
          </table:table-cell>
          <table:table-cell office:value-type="float" office:value="-2.03257890823282" calcext:value-type="float">
            <text:p>-2.03257890823282</text:p>
          </table:table-cell>
          <table:table-cell office:value-type="float" office:value="0.0571428571313176" calcext:value-type="float">
            <text:p>0.0571428571313176</text:p>
          </table:table-cell>
          <table:table-cell office:value-type="float" office:value="-0.466666666136829" calcext:value-type="float">
            <text:p>-0.466666666136829</text:p>
          </table:table-cell>
        </table:table-row>
        <table:table-row table:style-name="ro1">
          <table:table-cell office:value-type="float" office:value="1.74017158145959E+018" calcext:value-type="float">
            <text:p>1.74017158145959E+018</text:p>
          </table:table-cell>
          <table:table-cell office:value-type="float" office:value="-0.95412898142851" calcext:value-type="float">
            <text:p>-0.95412898142851</text:p>
          </table:table-cell>
          <table:table-cell office:value-type="float" office:value="-0.526897186579471" calcext:value-type="float">
            <text:p>-0.526897186579471</text:p>
          </table:table-cell>
          <table:table-cell office:value-type="float" office:value="-2.03957890822488" calcext:value-type="float">
            <text:p>-2.03957890822488</text:p>
          </table:table-cell>
          <table:table-cell office:value-type="float" office:value="0.0571428571313123" calcext:value-type="float">
            <text:p>0.0571428571313123</text:p>
          </table:table-cell>
          <table:table-cell office:value-type="float" office:value="-0.466666666137228" calcext:value-type="float">
            <text:p>-0.466666666137228</text:p>
          </table:table-cell>
        </table:table-row>
        <table:table-row table:style-name="ro1">
          <table:table-cell office:value-type="float" office:value="1.74017158147776E+018" calcext:value-type="float">
            <text:p>1.74017158147776E+018</text:p>
          </table:table-cell>
          <table:table-cell office:value-type="float" office:value="-0.954597539019832" calcext:value-type="float">
            <text:p>-0.954597539019832</text:p>
          </table:table-cell>
          <table:table-cell office:value-type="float" office:value="-0.52781283211464" calcext:value-type="float">
            <text:p>-0.52781283211464</text:p>
          </table:table-cell>
          <table:table-cell office:value-type="float" office:value="-2.04797890821536" calcext:value-type="float">
            <text:p>-2.04797890821536</text:p>
          </table:table-cell>
          <table:table-cell office:value-type="float" office:value="0.0571428571313032" calcext:value-type="float">
            <text:p>0.0571428571313032</text:p>
          </table:table-cell>
          <table:table-cell office:value-type="float" office:value="-0.466666666137661" calcext:value-type="float">
            <text:p>-0.466666666137661</text:p>
          </table:table-cell>
        </table:table-row>
        <table:table-row table:style-name="ro1">
          <table:table-cell office:value-type="float" office:value="1.74017158149319E+018" calcext:value-type="float">
            <text:p>1.74017158149319E+018</text:p>
          </table:table-cell>
          <table:table-cell office:value-type="float" office:value="-0.954993867794154" calcext:value-type="float">
            <text:p>-0.954993867794154</text:p>
          </table:table-cell>
          <table:table-cell office:value-type="float" office:value="-0.528572841575044" calcext:value-type="float">
            <text:p>-0.528572841575044</text:p>
          </table:table-cell>
          <table:table-cell office:value-type="float" office:value="-2.05497890820744" calcext:value-type="float">
            <text:p>-2.05497890820744</text:p>
          </table:table-cell>
          <table:table-cell office:value-type="float" office:value="0.0571428571312972" calcext:value-type="float">
            <text:p>0.0571428571312972</text:p>
          </table:table-cell>
          <table:table-cell office:value-type="float" office:value="-0.466666666138118" calcext:value-type="float">
            <text:p>-0.466666666138118</text:p>
          </table:table-cell>
        </table:table-row>
        <table:table-row table:style-name="ro1">
          <table:table-cell office:value-type="float" office:value="1.74017158150872E+018" calcext:value-type="float">
            <text:p>1.74017158150872E+018</text:p>
          </table:table-cell>
          <table:table-cell office:value-type="float" office:value="-0.95539550688123" calcext:value-type="float">
            <text:p>-0.95539550688123</text:p>
          </table:table-cell>
          <table:table-cell office:value-type="float" office:value="-0.529330058136532" calcext:value-type="float">
            <text:p>-0.529330058136532</text:p>
          </table:table-cell>
          <table:table-cell office:value-type="float" office:value="-2.06197890819952" calcext:value-type="float">
            <text:p>-2.06197890819952</text:p>
          </table:table-cell>
          <table:table-cell office:value-type="float" office:value="0.0571428571312928" calcext:value-type="float">
            <text:p>0.0571428571312928</text:p>
          </table:table-cell>
          <table:table-cell office:value-type="float" office:value="-0.466666666138588" calcext:value-type="float">
            <text:p>-0.466666666138588</text:p>
          </table:table-cell>
        </table:table-row>
        <table:table-row table:style-name="ro1">
          <table:table-cell office:value-type="float" office:value="1.74017158152741E+018" calcext:value-type="float">
            <text:p>1.74017158152741E+018</text:p>
          </table:table-cell>
          <table:table-cell office:value-type="float" office:value="-0.955884455670524" calcext:value-type="float">
            <text:p>-0.955884455670524</text:p>
          </table:table-cell>
          <table:table-cell office:value-type="float" office:value="-0.530234979151818" calcext:value-type="float">
            <text:p>-0.530234979151818</text:p>
          </table:table-cell>
          <table:table-cell office:value-type="float" office:value="-2.07037890819003" calcext:value-type="float">
            <text:p>-2.07037890819003</text:p>
          </table:table-cell>
          <table:table-cell office:value-type="float" office:value="0.0571428571312893" calcext:value-type="float">
            <text:p>0.0571428571312893</text:p>
          </table:table-cell>
          <table:table-cell office:value-type="float" office:value="-0.466666666139194" calcext:value-type="float">
            <text:p>-0.466666666139194</text:p>
          </table:table-cell>
        </table:table-row>
        <table:table-row table:style-name="ro1">
          <table:table-cell office:value-type="float" office:value="1.74017158154194E+018" calcext:value-type="float">
            <text:p>1.74017158154194E+018</text:p>
          </table:table-cell>
          <table:table-cell office:value-type="float" office:value="-0.9563213005372" calcext:value-type="float">
            <text:p>-0.9563213005372</text:p>
          </table:table-cell>
          <table:table-cell office:value-type="float" office:value="-0.531028410260472" calcext:value-type="float">
            <text:p>-0.531028410260472</text:p>
          </table:table-cell>
          <table:table-cell office:value-type="float" office:value="-2.0777960581768" calcext:value-type="float">
            <text:p>-2.0777960581768</text:p>
          </table:table-cell>
          <table:table-cell office:value-type="float" office:value="0.0587628571086136" calcext:value-type="float">
            <text:p>0.0587628571086136</text:p>
          </table:table-cell>
          <table:table-cell office:value-type="float" office:value="-0.480571665962227" calcext:value-type="float">
            <text:p>-0.480571665962227</text:p>
          </table:table-cell>
        </table:table-row>
        <table:table-row table:style-name="ro1">
          <table:table-cell office:value-type="float" office:value="1.74017158155745E+018" calcext:value-type="float">
            <text:p>1.74017158155745E+018</text:p>
          </table:table-cell>
          <table:table-cell office:value-type="float" office:value="-0.95685983883413" calcext:value-type="float">
            <text:p>-0.95685983883413</text:p>
          </table:table-cell>
          <table:table-cell office:value-type="float" office:value="-0.531987723806154" calcext:value-type="float">
            <text:p>-0.531987723806154</text:p>
          </table:table-cell>
          <table:table-cell office:value-type="float" office:value="-2.08688180816002" calcext:value-type="float">
            <text:p>-2.08688180816002</text:p>
          </table:table-cell>
          <table:table-cell office:value-type="float" office:value="0.0668628570708639" calcext:value-type="float">
            <text:p>0.0668628570708639</text:p>
          </table:table-cell>
          <table:table-cell office:value-type="float" office:value="-0.550096665666418" calcext:value-type="float">
            <text:p>-0.550096665666418</text:p>
          </table:table-cell>
        </table:table-row>
        <table:table-row table:style-name="ro1">
          <table:table-cell office:value-type="float" office:value="1.74017158157561E+018" calcext:value-type="float">
            <text:p>1.74017158157561E+018</text:p>
          </table:table-cell>
          <table:table-cell office:value-type="float" office:value="-0.957652283157963" calcext:value-type="float">
            <text:p>-0.957652283157963</text:p>
          </table:table-cell>
          <table:table-cell office:value-type="float" office:value="-0.533363246005459" calcext:value-type="float">
            <text:p>-0.533363246005459</text:p>
          </table:table-cell>
          <table:table-cell office:value-type="float" office:value="-2.0999665890955" calcext:value-type="float">
            <text:p>-2.0999665890955</text:p>
          </table:table-cell>
          <table:table-cell office:value-type="float" office:value="0.0827928570573417" calcext:value-type="float">
            <text:p>0.0827928570573417</text:p>
          </table:table-cell>
          <table:table-cell office:value-type="float" office:value="-0.683081030735248" calcext:value-type="float">
            <text:p>-0.683081030735248</text:p>
          </table:table-cell>
        </table:table-row>
        <table:table-row table:style-name="ro1">
          <table:table-cell office:value-type="float" office:value="1.74017158159055E+018" calcext:value-type="float">
            <text:p>1.74017158159055E+018</text:p>
          </table:table-cell>
          <table:table-cell office:value-type="float" office:value="-0.958440305442659" calcext:value-type="float">
            <text:p>-0.958440305442659</text:p>
          </table:table-cell>
          <table:table-cell office:value-type="float" office:value="-0.534692910182941" calcext:value-type="float">
            <text:p>-0.534692910182941</text:p>
          </table:table-cell>
          <table:table-cell office:value-type="float" office:value="-2.11137841647002" calcext:value-type="float">
            <text:p>-2.11137841647002</text:p>
          </table:table-cell>
          <table:table-cell office:value-type="float" office:value="0.0962928570646655" calcext:value-type="float">
            <text:p>0.0962928570646655</text:p>
          </table:table-cell>
          <table:table-cell office:value-type="float" office:value="-0.74902944377864" calcext:value-type="float">
            <text:p>-0.74902944377864</text:p>
          </table:table-cell>
        </table:table-row>
        <table:table-row table:style-name="ro1">
          <table:table-cell office:value-type="float" office:value="1.74017158160884E+018" calcext:value-type="float">
            <text:p>1.74017158160884E+018</text:p>
          </table:table-cell>
          <table:table-cell office:value-type="float" office:value="-0.959545098126119" calcext:value-type="float">
            <text:p>-0.959545098126119</text:p>
          </table:table-cell>
          <table:table-cell office:value-type="float" office:value="-0.536504691074769" calcext:value-type="float">
            <text:p>-0.536504691074769</text:p>
          </table:table-cell>
          <table:table-cell office:value-type="float" office:value="-2.12507260931991" calcext:value-type="float">
            <text:p>-2.12507260931991</text:p>
          </table:table-cell>
          <table:table-cell office:value-type="float" office:value="0.112492857068754" calcext:value-type="float">
            <text:p>0.112492857068754</text:p>
          </table:table-cell>
          <table:table-cell office:value-type="float" office:value="-0.76078849165011" calcext:value-type="float">
            <text:p>-0.76078849165011</text:p>
          </table:table-cell>
        </table:table-row>
        <table:table-row table:style-name="ro1">
          <table:table-cell office:value-type="float" office:value="1.74017158162428E+018" calcext:value-type="float">
            <text:p>1.74017158162428E+018</text:p>
          </table:table-cell>
          <table:table-cell office:value-type="float" office:value="-0.960602886589645" calcext:value-type="float">
            <text:p>-0.960602886589645</text:p>
          </table:table-cell>
          <table:table-cell office:value-type="float" office:value="-0.538191608514028" calcext:value-type="float">
            <text:p>-0.538191608514028</text:p>
          </table:table-cell>
          <table:table-cell office:value-type="float" office:value="-2.13648443669633" calcext:value-type="float">
            <text:p>-2.13648443669633</text:p>
          </table:table-cell>
          <table:table-cell office:value-type="float" office:value="0.12599285706167" calcext:value-type="float">
            <text:p>0.12599285706167</text:p>
          </table:table-cell>
          <table:table-cell office:value-type="float" office:value="-0.760788491713521" calcext:value-type="float">
            <text:p>-0.760788491713521</text:p>
          </table:table-cell>
        </table:table-row>
        <table:table-row table:style-name="ro1">
          <table:table-cell office:value-type="float" office:value="1.74017158164005E+018" calcext:value-type="float">
            <text:p>1.74017158164005E+018</text:p>
          </table:table-cell>
          <table:table-cell office:value-type="float" office:value="-0.961789369018316" calcext:value-type="float">
            <text:p>-0.961789369018316</text:p>
          </table:table-cell>
          <table:table-cell office:value-type="float" office:value="-0.540036676598668" calcext:value-type="float">
            <text:p>-0.540036676598668</text:p>
          </table:table-cell>
          <table:table-cell office:value-type="float" office:value="-2.14789626407276" calcext:value-type="float">
            <text:p>-2.14789626407276</text:p>
          </table:table-cell>
          <table:table-cell office:value-type="float" office:value="0.139492857056284" calcext:value-type="float">
            <text:p>0.139492857056284</text:p>
          </table:table-cell>
          <table:table-cell office:value-type="float" office:value="-0.760788491761649" calcext:value-type="float">
            <text:p>-0.760788491761649</text:p>
          </table:table-cell>
        </table:table-row>
        <table:table-row table:style-name="ro1">
          <table:table-cell office:value-type="float" office:value="1.74017158165814E+018" calcext:value-type="float">
            <text:p>1.74017158165814E+018</text:p>
          </table:table-cell>
          <table:table-cell office:value-type="float" office:value="-0.963388276787618" calcext:value-type="float">
            <text:p>-0.963388276787618</text:p>
          </table:table-cell>
          <table:table-cell office:value-type="float" office:value="-0.542455655109786" calcext:value-type="float">
            <text:p>-0.542455655109786</text:p>
          </table:table-cell>
          <table:table-cell office:value-type="float" office:value="-2.16159045692448" calcext:value-type="float">
            <text:p>-2.16159045692448</text:p>
          </table:table-cell>
          <table:table-cell office:value-type="float" office:value="0.155692857056271" calcext:value-type="float">
            <text:p>0.155692857056271</text:p>
          </table:table-cell>
          <table:table-cell office:value-type="float" office:value="-0.760788491762291" calcext:value-type="float">
            <text:p>-0.760788491762291</text:p>
          </table:table-cell>
        </table:table-row>
        <table:table-row table:style-name="ro1">
          <table:table-cell office:value-type="float" office:value="1.74017158167325E+018" calcext:value-type="float">
            <text:p>1.74017158167325E+018</text:p>
          </table:table-cell>
          <table:table-cell office:value-type="float" office:value="-0.964870961196696" calcext:value-type="float">
            <text:p>-0.964870961196696</text:p>
          </table:table-cell>
          <table:table-cell office:value-type="float" office:value="-0.544638920188234" calcext:value-type="float">
            <text:p>-0.544638920188234</text:p>
          </table:table-cell>
          <table:table-cell office:value-type="float" office:value="-2.17300228430093" calcext:value-type="float">
            <text:p>-2.17300228430093</text:p>
          </table:table-cell>
          <table:table-cell office:value-type="float" office:value="0.169192857056276" calcext:value-type="float">
            <text:p>0.169192857056276</text:p>
          </table:table-cell>
          <table:table-cell office:value-type="float" office:value="-0.76078849176298" calcext:value-type="float">
            <text:p>-0.76078849176298</text:p>
          </table:table-cell>
        </table:table-row>
        <table:table-row table:style-name="ro1">
          <table:table-cell office:value-type="float" office:value="1.74017158169173E+018" calcext:value-type="float">
            <text:p>1.74017158169173E+018</text:p>
          </table:table-cell>
          <table:table-cell office:value-type="float" office:value="-0.966835927111317" calcext:value-type="float">
            <text:p>-0.966835927111317</text:p>
          </table:table-cell>
          <table:table-cell office:value-type="float" office:value="-0.547455468604207" calcext:value-type="float">
            <text:p>-0.547455468604207</text:p>
          </table:table-cell>
          <table:table-cell office:value-type="float" office:value="-2.18669647715269" calcext:value-type="float">
            <text:p>-2.18669647715269</text:p>
          </table:table-cell>
          <table:table-cell office:value-type="float" office:value="0.185392857056285" calcext:value-type="float">
            <text:p>0.185392857056285</text:p>
          </table:table-cell>
          <table:table-cell office:value-type="float" office:value="-0.760788491763894" calcext:value-type="float">
            <text:p>-0.760788491763894</text:p>
          </table:table-cell>
        </table:table-row>
        <table:table-row table:style-name="ro1">
          <table:table-cell office:value-type="float" office:value="1.74017158170652E+018" calcext:value-type="float">
            <text:p>1.74017158170652E+018</text:p>
          </table:table-cell>
          <table:table-cell office:value-type="float" office:value="-0.968632383360503" calcext:value-type="float">
            <text:p>-0.968632383360503</text:p>
          </table:table-cell>
          <table:table-cell office:value-type="float" office:value="-0.549962989943275" calcext:value-type="float">
            <text:p>-0.549962989943275</text:p>
          </table:table-cell>
          <table:table-cell office:value-type="float" office:value="-2.19810830452917" calcext:value-type="float">
            <text:p>-2.19810830452917</text:p>
          </table:table-cell>
          <table:table-cell office:value-type="float" office:value="0.19889285705629" calcext:value-type="float">
            <text:p>0.19889285705629</text:p>
          </table:table-cell>
          <table:table-cell office:value-type="float" office:value="-0.760788491764767" calcext:value-type="float">
            <text:p>-0.760788491764767</text:p>
          </table:table-cell>
        </table:table-row>
        <table:table-row table:style-name="ro1">
          <table:table-cell office:value-type="float" office:value="1.74017158172167E+018" calcext:value-type="float">
            <text:p>1.74017158172167E+018</text:p>
          </table:table-cell>
          <table:table-cell office:value-type="float" office:value="-0.970553203679885" calcext:value-type="float">
            <text:p>-0.970553203679885</text:p>
          </table:table-cell>
          <table:table-cell office:value-type="float" office:value="-0.552580718474238" calcext:value-type="float">
            <text:p>-0.552580718474238</text:p>
          </table:table-cell>
          <table:table-cell office:value-type="float" office:value="-2.20952013190688" calcext:value-type="float">
            <text:p>-2.20952013190688</text:p>
          </table:table-cell>
          <table:table-cell office:value-type="float" office:value="0.211050442122759" calcext:value-type="float">
            <text:p>0.211050442122759</text:p>
          </table:table-cell>
          <table:table-cell office:value-type="float" office:value="-0.760788491806463" calcext:value-type="float">
            <text:p>-0.760788491806463</text:p>
          </table:table-cell>
        </table:table-row>
        <table:table-row table:style-name="ro1">
          <table:table-cell office:value-type="float" office:value="1.74017158173985E+018" calcext:value-type="float">
            <text:p>1.74017158173985E+018</text:p>
          </table:table-cell>
          <table:table-cell office:value-type="float" office:value="-0.97290723483224" calcext:value-type="float">
            <text:p>-0.97290723483224</text:p>
          </table:table-cell>
          <table:table-cell office:value-type="float" office:value="-0.555705929582458" calcext:value-type="float">
            <text:p>-0.555705929582458</text:p>
          </table:table-cell>
          <table:table-cell office:value-type="float" office:value="-2.22321432476071" calcext:value-type="float">
            <text:p>-2.22321432476071</text:p>
          </table:table-cell>
          <table:table-cell office:value-type="float" office:value="0.217275612262685" calcext:value-type="float">
            <text:p>0.217275612262685</text:p>
          </table:table-cell>
          <table:table-cell office:value-type="float" office:value="-0.760788491874931" calcext:value-type="float">
            <text:p>-0.760788491874931</text:p>
          </table:table-cell>
        </table:table-row>
        <table:table-row table:style-name="ro1">
          <table:table-cell office:value-type="float" office:value="1.74017158175482E+018" calcext:value-type="float">
            <text:p>1.74017158175482E+018</text:p>
          </table:table-cell>
          <table:table-cell office:value-type="float" office:value="-0.974901469143134" calcext:value-type="float">
            <text:p>-0.974901469143134</text:p>
          </table:table-cell>
          <table:table-cell office:value-type="float" office:value="-0.558285448639962" calcext:value-type="float">
            <text:p>-0.558285448639962</text:p>
          </table:table-cell>
          <table:table-cell office:value-type="float" office:value="-2.23462615213707" calcext:value-type="float">
            <text:p>-2.23462615213707</text:p>
          </table:table-cell>
          <table:table-cell office:value-type="float" office:value="0.217368140631581" calcext:value-type="float">
            <text:p>0.217368140631581</text:p>
          </table:table-cell>
          <table:table-cell office:value-type="float" office:value="-0.760788491812508" calcext:value-type="float">
            <text:p>-0.760788491812508</text:p>
          </table:table-cell>
        </table:table-row>
        <table:table-row table:style-name="ro1">
          <table:table-cell office:value-type="float" office:value="1.74017158177004E+018" calcext:value-type="float">
            <text:p>1.74017158177004E+018</text:p>
          </table:table-cell>
          <table:table-cell office:value-type="float" office:value="-0.976925009988338" calcext:value-type="float">
            <text:p>-0.976925009988338</text:p>
          </table:table-cell>
          <table:table-cell office:value-type="float" office:value="-0.560842042370411" calcext:value-type="float">
            <text:p>-0.560842042370411</text:p>
          </table:table-cell>
          <table:table-cell office:value-type="float" office:value="-2.24603797951345" calcext:value-type="float">
            <text:p>-2.24603797951345</text:p>
          </table:table-cell>
          <table:table-cell office:value-type="float" office:value="0.217368140638855" calcext:value-type="float">
            <text:p>0.217368140638855</text:p>
          </table:table-cell>
          <table:table-cell office:value-type="float" office:value="-0.76078849175779" calcext:value-type="float">
            <text:p>-0.76078849175779</text:p>
          </table:table-cell>
        </table:table-row>
        <table:table-row table:style-name="ro1">
          <table:table-cell office:value-type="float" office:value="1.74017158178819E+018" calcext:value-type="float">
            <text:p>1.74017158178819E+018</text:p>
          </table:table-cell>
          <table:table-cell office:value-type="float" office:value="-0.979391572321579" calcext:value-type="float">
            <text:p>-0.979391572321579</text:p>
          </table:table-cell>
          <table:table-cell office:value-type="float" office:value="-0.563879224846932" calcext:value-type="float">
            <text:p>-0.563879224846932</text:p>
          </table:table-cell>
          <table:table-cell office:value-type="float" office:value="-2.25973217236514" calcext:value-type="float">
            <text:p>-2.25973217236514</text:p>
          </table:table-cell>
          <table:table-cell office:value-type="float" office:value="0.217368140638875" calcext:value-type="float">
            <text:p>0.217368140638875</text:p>
          </table:table-cell>
          <table:table-cell office:value-type="float" office:value="-0.760788491759935" calcext:value-type="float">
            <text:p>-0.760788491759935</text:p>
          </table:table-cell>
        </table:table-row>
        <table:table-row table:style-name="ro1">
          <table:table-cell office:value-type="float" office:value="1.74017158180371E+018" calcext:value-type="float">
            <text:p>1.74017158180371E+018</text:p>
          </table:table-cell>
          <table:table-cell office:value-type="float" office:value="-0.981478654620253" calcext:value-type="float">
            <text:p>-0.981478654620253</text:p>
          </table:table-cell>
          <table:table-cell office:value-type="float" office:value="-0.56638421517293" calcext:value-type="float">
            <text:p>-0.56638421517293</text:p>
          </table:table-cell>
          <table:table-cell office:value-type="float" office:value="-2.27114399974158" calcext:value-type="float">
            <text:p>-2.27114399974158</text:p>
          </table:table-cell>
          <table:table-cell office:value-type="float" office:value="0.217368140638884" calcext:value-type="float">
            <text:p>0.217368140638884</text:p>
          </table:table-cell>
          <table:table-cell office:value-type="float" office:value="-0.760788491761857" calcext:value-type="float">
            <text:p>-0.760788491761857</text:p>
          </table:table-cell>
        </table:table-row>
        <table:table-row table:style-name="ro1">
          <table:table-cell office:value-type="float" office:value="1.74017158182187E+018" calcext:value-type="float">
            <text:p>1.74017158182187E+018</text:p>
          </table:table-cell>
          <table:table-cell office:value-type="float" office:value="-0.984020683196658" calcext:value-type="float">
            <text:p>-0.984020683196658</text:p>
          </table:table-cell>
          <table:table-cell office:value-type="float" office:value="-0.569358521454435" calcext:value-type="float">
            <text:p>-0.569358521454435</text:p>
          </table:table-cell>
          <table:table-cell office:value-type="float" office:value="-2.28483819259335" calcext:value-type="float">
            <text:p>-2.28483819259335</text:p>
          </table:table-cell>
          <table:table-cell office:value-type="float" office:value="0.217368140638941" calcext:value-type="float">
            <text:p>0.217368140638941</text:p>
          </table:table-cell>
          <table:table-cell office:value-type="float" office:value="-0.760788491764178" calcext:value-type="float">
            <text:p>-0.760788491764178</text:p>
          </table:table-cell>
        </table:table-row>
        <table:table-row table:style-name="ro1">
          <table:table-cell office:value-type="float" office:value="1.74017158183725E+018" calcext:value-type="float">
            <text:p>1.74017158183725E+018</text:p>
          </table:table-cell>
          <table:table-cell office:value-type="float" office:value="-0.986169991504355" calcext:value-type="float">
            <text:p>-0.986169991504355</text:p>
          </table:table-cell>
          <table:table-cell office:value-type="float" office:value="-0.571810329532824" calcext:value-type="float">
            <text:p>-0.571810329532824</text:p>
          </table:table-cell>
          <table:table-cell office:value-type="float" office:value="-2.29625001996986" calcext:value-type="float">
            <text:p>-2.29625001996986</text:p>
          </table:table-cell>
          <table:table-cell office:value-type="float" office:value="0.217368140638963" calcext:value-type="float">
            <text:p>0.217368140638963</text:p>
          </table:table-cell>
          <table:table-cell office:value-type="float" office:value="-0.760788491766152" calcext:value-type="float">
            <text:p>-0.760788491766152</text:p>
          </table:table-cell>
        </table:table-row>
        <table:table-row table:style-name="ro1">
          <table:table-cell office:value-type="float" office:value="1.74017158185231E+018" calcext:value-type="float">
            <text:p>1.74017158185231E+018</text:p>
          </table:table-cell>
          <table:table-cell office:value-type="float" office:value="-0.988347138864829" calcext:value-type="float">
            <text:p>-0.988347138864829</text:p>
          </table:table-cell>
          <table:table-cell office:value-type="float" office:value="-0.574237450960682" calcext:value-type="float">
            <text:p>-0.574237450960682</text:p>
          </table:table-cell>
          <table:table-cell office:value-type="float" office:value="-2.30766184734639" calcext:value-type="float">
            <text:p>-2.30766184734639</text:p>
          </table:table-cell>
          <table:table-cell office:value-type="float" office:value="0.217368140638953" calcext:value-type="float">
            <text:p>0.217368140638953</text:p>
          </table:table-cell>
          <table:table-cell office:value-type="float" office:value="-0.760788491768166" calcext:value-type="float">
            <text:p>-0.760788491768166</text:p>
          </table:table-cell>
        </table:table-row>
        <table:table-row table:style-name="ro1">
          <table:table-cell office:value-type="float" office:value="1.74017158187077E+018" calcext:value-type="float">
            <text:p>1.74017158187077E+018</text:p>
          </table:table-cell>
          <table:table-cell office:value-type="float" office:value="-0.990996063788846" calcext:value-type="float">
            <text:p>-0.990996063788846</text:p>
          </table:table-cell>
          <table:table-cell office:value-type="float" office:value="-0.577116965483373" calcext:value-type="float">
            <text:p>-0.577116965483373</text:p>
          </table:table-cell>
          <table:table-cell office:value-type="float" office:value="-2.32135604019828" calcext:value-type="float">
            <text:p>-2.32135604019828</text:p>
          </table:table-cell>
          <table:table-cell office:value-type="float" office:value="0.217368140638981" calcext:value-type="float">
            <text:p>0.217368140638981</text:p>
          </table:table-cell>
          <table:table-cell office:value-type="float" office:value="-0.760788491770688" calcext:value-type="float">
            <text:p>-0.760788491770688</text:p>
          </table:table-cell>
        </table:table-row>
        <table:table-row table:style-name="ro1">
          <table:table-cell office:value-type="float" office:value="1.74017158188577E+018" calcext:value-type="float">
            <text:p>1.74017158188577E+018</text:p>
          </table:table-cell>
          <table:table-cell office:value-type="float" office:value="-0.993233454002515" calcext:value-type="float">
            <text:p>-0.993233454002515</text:p>
          </table:table-cell>
          <table:table-cell office:value-type="float" office:value="-0.579488668265462" calcext:value-type="float">
            <text:p>-0.579488668265462</text:p>
          </table:table-cell>
          <table:table-cell office:value-type="float" office:value="-2.33276786757489" calcext:value-type="float">
            <text:p>-2.33276786757489</text:p>
          </table:table-cell>
          <table:table-cell office:value-type="float" office:value="0.217368140639008" calcext:value-type="float">
            <text:p>0.217368140639008</text:p>
          </table:table-cell>
          <table:table-cell office:value-type="float" office:value="-0.760788491772832" calcext:value-type="float">
            <text:p>-0.760788491772832</text:p>
          </table:table-cell>
        </table:table-row>
        <table:table-row table:style-name="ro1">
          <table:table-cell office:value-type="float" office:value="1.7401715819006E+018" calcext:value-type="float">
            <text:p>1.7401715819006E+018</text:p>
          </table:table-cell>
          <table:table-cell office:value-type="float" office:value="-0.995497763405608" calcext:value-type="float">
            <text:p>-0.995497763405608</text:p>
          </table:table-cell>
          <table:table-cell office:value-type="float" office:value="-0.581834684459324" calcext:value-type="float">
            <text:p>-0.581834684459324</text:p>
          </table:table-cell>
          <table:table-cell office:value-type="float" office:value="-2.34417969495153" calcext:value-type="float">
            <text:p>-2.34417969495153</text:p>
          </table:table-cell>
          <table:table-cell office:value-type="float" office:value="0.217368140639037" calcext:value-type="float">
            <text:p>0.217368140639037</text:p>
          </table:table-cell>
          <table:table-cell office:value-type="float" office:value="-0.760788491775043" calcext:value-type="float">
            <text:p>-0.760788491775043</text:p>
          </table:table-cell>
        </table:table-row>
        <table:table-row table:style-name="ro1">
          <table:table-cell office:value-type="float" office:value="1.74017158191872E+018" calcext:value-type="float">
            <text:p>1.74017158191872E+018</text:p>
          </table:table-cell>
          <table:table-cell office:value-type="float" office:value="-0.998250052587492" calcext:value-type="float">
            <text:p>-0.998250052587492</text:p>
          </table:table-cell>
          <table:table-cell office:value-type="float" office:value="-0.584615567664129" calcext:value-type="float">
            <text:p>-0.584615567664129</text:p>
          </table:table-cell>
          <table:table-cell office:value-type="float" office:value="-2.35787388780355" calcext:value-type="float">
            <text:p>-2.35787388780355</text:p>
          </table:table-cell>
          <table:table-cell office:value-type="float" office:value="0.217368140639094" calcext:value-type="float">
            <text:p>0.217368140639094</text:p>
          </table:table-cell>
          <table:table-cell office:value-type="float" office:value="-0.760788491777882" calcext:value-type="float">
            <text:p>-0.760788491777882</text:p>
          </table:table-cell>
        </table:table-row>
        <table:table-row table:style-name="ro1">
          <table:table-cell office:value-type="float" office:value="1.74017158193393E+018" calcext:value-type="float">
            <text:p>1.74017158193393E+018</text:p>
          </table:table-cell>
          <table:table-cell office:value-type="float" office:value="-1.00057254135983" calcext:value-type="float">
            <text:p>-1.00057254135983</text:p>
          </table:table-cell>
          <table:table-cell office:value-type="float" office:value="-0.586904002709563" calcext:value-type="float">
            <text:p>-0.586904002709563</text:p>
          </table:table-cell>
          <table:table-cell office:value-type="float" office:value="-2.36928571518027" calcext:value-type="float">
            <text:p>-2.36928571518027</text:p>
          </table:table-cell>
          <table:table-cell office:value-type="float" office:value="0.217368140639122" calcext:value-type="float">
            <text:p>0.217368140639122</text:p>
          </table:table-cell>
          <table:table-cell office:value-type="float" office:value="-0.760788491780224" calcext:value-type="float">
            <text:p>-0.760788491780224</text:p>
          </table:table-cell>
        </table:table-row>
        <table:table-row table:style-name="ro1">
          <table:table-cell office:value-type="float" office:value="1.74017158195233E+018" calcext:value-type="float">
            <text:p>1.74017158195233E+018</text:p>
          </table:table-cell>
          <table:table-cell office:value-type="float" office:value="-1.00339377276229" calcext:value-type="float">
            <text:p>-1.00339377276229</text:p>
          </table:table-cell>
          <table:table-cell office:value-type="float" office:value="-0.589614917778914" calcext:value-type="float">
            <text:p>-0.589614917778914</text:p>
          </table:table-cell>
          <table:table-cell office:value-type="float" office:value="-2.38297990803239" calcext:value-type="float">
            <text:p>-2.38297990803239</text:p>
          </table:table-cell>
          <table:table-cell office:value-type="float" office:value="0.217368140639132" calcext:value-type="float">
            <text:p>0.217368140639132</text:p>
          </table:table-cell>
          <table:table-cell office:value-type="float" office:value="-0.760788491783041" calcext:value-type="float">
            <text:p>-0.760788491783041</text:p>
          </table:table-cell>
        </table:table-row>
        <table:table-row table:style-name="ro1">
          <table:table-cell office:value-type="float" office:value="1.74017158196764E+018" calcext:value-type="float">
            <text:p>1.74017158196764E+018</text:p>
          </table:table-cell>
          <table:table-cell office:value-type="float" office:value="-1.00577297708764" calcext:value-type="float">
            <text:p>-1.00577297708764</text:p>
          </table:table-cell>
          <table:table-cell office:value-type="float" office:value="-0.591844329323036" calcext:value-type="float">
            <text:p>-0.591844329323036</text:p>
          </table:table-cell>
          <table:table-cell office:value-type="float" office:value="-2.39439173540919" calcext:value-type="float">
            <text:p>-2.39439173540919</text:p>
          </table:table-cell>
          <table:table-cell office:value-type="float" office:value="0.217368140639166" calcext:value-type="float">
            <text:p>0.217368140639166</text:p>
          </table:table-cell>
          <table:table-cell office:value-type="float" office:value="-0.760788491785491" calcext:value-type="float">
            <text:p>-0.760788491785491</text:p>
          </table:table-cell>
        </table:table-row>
        <table:table-row table:style-name="ro1">
          <table:table-cell office:value-type="float" office:value="1.74017158198339E+018" calcext:value-type="float">
            <text:p>1.74017158198339E+018</text:p>
          </table:table-cell>
          <table:table-cell office:value-type="float" office:value="-1.0081774676005" calcext:value-type="float">
            <text:p>-1.0081774676005</text:p>
          </table:table-cell>
          <table:table-cell office:value-type="float" office:value="-0.594046445221073" calcext:value-type="float">
            <text:p>-0.594046445221073</text:p>
          </table:table-cell>
          <table:table-cell office:value-type="float" office:value="-2.40580356278603" calcext:value-type="float">
            <text:p>-2.40580356278603</text:p>
          </table:table-cell>
          <table:table-cell office:value-type="float" office:value="0.217368140639196" calcext:value-type="float">
            <text:p>0.217368140639196</text:p>
          </table:table-cell>
          <table:table-cell office:value-type="float" office:value="-0.76078849178804" calcext:value-type="float">
            <text:p>-0.76078849178804</text:p>
          </table:table-cell>
        </table:table-row>
        <table:table-row table:style-name="ro1">
          <table:table-cell office:value-type="float" office:value="1.74017158200179E+018" calcext:value-type="float">
            <text:p>1.74017158200179E+018</text:p>
          </table:table-cell>
          <table:table-cell office:value-type="float" office:value="-1.01109579286286" calcext:value-type="float">
            <text:p>-1.01109579286286</text:p>
          </table:table-cell>
          <table:table-cell office:value-type="float" office:value="-0.59665255051491" calcext:value-type="float">
            <text:p>-0.59665255051491</text:p>
          </table:table-cell>
          <table:table-cell office:value-type="float" office:value="-2.41949775563829" calcext:value-type="float">
            <text:p>-2.41949775563829</text:p>
          </table:table-cell>
          <table:table-cell office:value-type="float" office:value="0.217368140639242" calcext:value-type="float">
            <text:p>0.217368140639242</text:p>
          </table:table-cell>
          <table:table-cell office:value-type="float" office:value="-0.760788491791101" calcext:value-type="float">
            <text:p>-0.760788491791101</text:p>
          </table:table-cell>
        </table:table-row>
        <table:table-row table:style-name="ro1">
          <table:table-cell office:value-type="float" office:value="1.74017158201797E+018" calcext:value-type="float">
            <text:p>1.74017158201797E+018</text:p>
          </table:table-cell>
          <table:table-cell office:value-type="float" office:value="-1.01355480618413" calcext:value-type="float">
            <text:p>-1.01355480618413</text:p>
          </table:table-cell>
          <table:table-cell office:value-type="float" office:value="-0.598793611593126" calcext:value-type="float">
            <text:p>-0.598793611593126</text:p>
          </table:table-cell>
          <table:table-cell office:value-type="float" office:value="-2.43090958301521" calcext:value-type="float">
            <text:p>-2.43090958301521</text:p>
          </table:table-cell>
          <table:table-cell office:value-type="float" office:value="0.217368140639299" calcext:value-type="float">
            <text:p>0.217368140639299</text:p>
          </table:table-cell>
          <table:table-cell office:value-type="float" office:value="-0.760788491793876" calcext:value-type="float">
            <text:p>-0.760788491793876</text:p>
          </table:table-cell>
        </table:table-row>
        <table:table-row table:style-name="ro1">
          <table:table-cell office:value-type="float" office:value="1.74017158203211E+018" calcext:value-type="float">
            <text:p>1.74017158203211E+018</text:p>
          </table:table-cell>
          <table:table-cell office:value-type="float" office:value="-1.01603809227783" calcext:value-type="float">
            <text:p>-1.01603809227783</text:p>
          </table:table-cell>
          <table:table-cell office:value-type="float" office:value="-0.60090647203141" calcext:value-type="float">
            <text:p>-0.60090647203141</text:p>
          </table:table-cell>
          <table:table-cell office:value-type="float" office:value="-2.44232141039218" calcext:value-type="float">
            <text:p>-2.44232141039218</text:p>
          </table:table-cell>
          <table:table-cell office:value-type="float" office:value="0.217368140639335" calcext:value-type="float">
            <text:p>0.217368140639335</text:p>
          </table:table-cell>
          <table:table-cell office:value-type="float" office:value="-0.760788491796596" calcext:value-type="float">
            <text:p>-0.760788491796596</text:p>
          </table:table-cell>
        </table:table-row>
        <table:table-row table:style-name="ro1">
          <table:table-cell office:value-type="float" office:value="1.74017158205014E+018" calcext:value-type="float">
            <text:p>1.74017158205014E+018</text:p>
          </table:table-cell>
          <table:table-cell office:value-type="float" office:value="-1.01908694910728" calcext:value-type="float">
            <text:p>-1.01908694910728</text:p>
          </table:table-cell>
          <table:table-cell office:value-type="float" office:value="-0.603435415258625" calcext:value-type="float">
            <text:p>-0.603435415258625</text:p>
          </table:table-cell>
          <table:table-cell office:value-type="float" office:value="-2.45559845324668" calcext:value-type="float">
            <text:p>-2.45559845324668</text:p>
          </table:table-cell>
          <table:table-cell office:value-type="float" office:value="0.218988140630711" calcext:value-type="float">
            <text:p>0.218988140630711</text:p>
          </table:table-cell>
          <table:table-cell office:value-type="float" office:value="-0.746883491869284" calcext:value-type="float">
            <text:p>-0.746883491869284</text:p>
          </table:table-cell>
        </table:table-row>
        <table:table-row table:style-name="ro1">
          <table:table-cell office:value-type="float" office:value="1.74017158206531E+018" calcext:value-type="float">
            <text:p>1.74017158206531E+018</text:p>
          </table:table-cell>
          <table:table-cell office:value-type="float" office:value="-1.02180864945026" calcext:value-type="float">
            <text:p>-1.02180864945026</text:p>
          </table:table-cell>
          <table:table-cell office:value-type="float" office:value="-0.605641526196417" calcext:value-type="float">
            <text:p>-0.605641526196417</text:p>
          </table:table-cell>
          <table:table-cell office:value-type="float" office:value="-2.46492453063401" calcext:value-type="float">
            <text:p>-2.46492453063401</text:p>
          </table:table-cell>
          <table:table-cell office:value-type="float" office:value="0.227088140590679" calcext:value-type="float">
            <text:p>0.227088140590679</text:p>
          </table:table-cell>
          <table:table-cell office:value-type="float" office:value="-0.677358492214404" calcext:value-type="float">
            <text:p>-0.677358492214404</text:p>
          </table:table-cell>
        </table:table-row>
        <table:table-row table:style-name="ro1">
          <table:table-cell office:value-type="float" office:value="1.74017158208358E+018" calcext:value-type="float">
            <text:p>1.74017158208358E+018</text:p>
          </table:table-cell>
          <table:table-cell office:value-type="float" office:value="-1.02530804069378" calcext:value-type="float">
            <text:p>-1.02530804069378</text:p>
          </table:table-cell>
          <table:table-cell office:value-type="float" office:value="-0.608425171030802" calcext:value-type="float">
            <text:p>-0.608425171030802</text:p>
          </table:table-cell>
          <table:table-cell office:value-type="float" office:value="-2.47382149849889" calcext:value-type="float">
            <text:p>-2.47382149849889</text:p>
          </table:table-cell>
          <table:table-cell office:value-type="float" office:value="0.243018140559181" calcext:value-type="float">
            <text:p>0.243018140559181</text:p>
          </table:table-cell>
          <table:table-cell office:value-type="float" office:value="-0.540625992491577" calcext:value-type="float">
            <text:p>-0.540625992491577</text:p>
          </table:table-cell>
        </table:table-row>
        <table:table-row table:style-name="ro1">
          <table:table-cell office:value-type="float" office:value="1.74017158209871E+018" calcext:value-type="float">
            <text:p>1.74017158209871E+018</text:p>
          </table:table-cell>
          <table:table-cell office:value-type="float" office:value="-1.02841593349183" calcext:value-type="float">
            <text:p>-1.02841593349183</text:p>
          </table:table-cell>
          <table:table-cell office:value-type="float" office:value="-0.610861508159783" calcext:value-type="float">
            <text:p>-0.610861508159783</text:p>
          </table:table-cell>
          <table:table-cell office:value-type="float" office:value="-2.47932370088635" calcext:value-type="float">
            <text:p>-2.47932370088635</text:p>
          </table:table-cell>
          <table:table-cell office:value-type="float" office:value="0.256518140559072" calcext:value-type="float">
            <text:p>0.256518140559072</text:p>
          </table:table-cell>
          <table:table-cell office:value-type="float" office:value="-0.424750992495562" calcext:value-type="float">
            <text:p>-0.424750992495562</text:p>
          </table:table-cell>
        </table:table-row>
        <table:table-row table:style-name="ro1">
          <table:table-cell office:value-type="float" office:value="1.74017158211367E+018" calcext:value-type="float">
            <text:p>1.74017158211367E+018</text:p>
          </table:table-cell>
          <table:table-cell office:value-type="float" office:value="-1.03160750964273" calcext:value-type="float">
            <text:p>-1.03160750964273</text:p>
          </table:table-cell>
          <table:table-cell office:value-type="float" office:value="-0.613339773907131" calcext:value-type="float">
            <text:p>-0.613339773907131</text:p>
          </table:table-cell>
          <table:table-cell office:value-type="float" office:value="-2.48308777827333" calcext:value-type="float">
            <text:p>-2.48308777827333</text:p>
          </table:table-cell>
          <table:table-cell office:value-type="float" office:value="0.266327049508271" calcext:value-type="float">
            <text:p>0.266327049508271</text:p>
          </table:table-cell>
          <table:table-cell office:value-type="float" office:value="-0.308875992481356" calcext:value-type="float">
            <text:p>-0.308875992481356</text:p>
          </table:table-cell>
        </table:table-row>
        <table:table-row table:style-name="ro1">
          <table:table-cell office:value-type="float" office:value="1.74017158213228E+018" calcext:value-type="float">
            <text:p>1.74017158213228E+018</text:p>
          </table:table-cell>
          <table:table-cell office:value-type="float" office:value="-1.0354464760112" calcext:value-type="float">
            <text:p>-1.0354464760112</text:p>
          </table:table-cell>
          <table:table-cell office:value-type="float" office:value="-0.61630197187387" calcext:value-type="float">
            <text:p>-0.61630197187387</text:p>
          </table:table-cell>
          <table:table-cell office:value-type="float" office:value="-2.48531034613773" calcext:value-type="float">
            <text:p>-2.48531034613773</text:p>
          </table:table-cell>
          <table:table-cell office:value-type="float" office:value="0.269385958461434" calcext:value-type="float">
            <text:p>0.269385958461434</text:p>
          </table:table-cell>
          <table:table-cell office:value-type="float" office:value="-0.169825992465553" calcext:value-type="float">
            <text:p>-0.169825992465553</text:p>
          </table:table-cell>
        </table:table-row>
        <table:table-row table:style-name="ro1">
          <table:table-cell office:value-type="float" office:value="1.74017158214777E+018" calcext:value-type="float">
            <text:p>1.74017158214777E+018</text:p>
          </table:table-cell>
          <table:table-cell office:value-type="float" office:value="-1.03864812573718" calcext:value-type="float">
            <text:p>-1.03864812573718</text:p>
          </table:table-cell>
          <table:table-cell office:value-type="float" office:value="-0.61876721379866" calcext:value-type="float">
            <text:p>-0.61876721379866</text:p>
          </table:table-cell>
          <table:table-cell office:value-type="float" office:value="-2.48525054853314" calcext:value-type="float">
            <text:p>-2.48525054853314</text:p>
          </table:table-cell>
          <table:table-cell office:value-type="float" office:value="0.269385958462429" calcext:value-type="float">
            <text:p>0.269385958462429</text:p>
          </table:table-cell>
          <table:table-cell office:value-type="float" office:value="-0.0539509927471852" calcext:value-type="float">
            <text:p>-0.0539509927471852</text:p>
          </table:table-cell>
        </table:table-row>
        <table:table-row table:style-name="ro1">
          <table:table-cell office:value-type="float" office:value="1.74017158216246E+018" calcext:value-type="float">
            <text:p>1.74017158216246E+018</text:p>
          </table:table-cell>
          <table:table-cell office:value-type="float" office:value="-1.04184748378708" calcext:value-type="float">
            <text:p>-1.04184748378708</text:p>
          </table:table-cell>
          <table:table-cell office:value-type="float" office:value="-0.621235428212152" calcext:value-type="float">
            <text:p>-0.621235428212152</text:p>
          </table:table-cell>
          <table:table-cell office:value-type="float" office:value="-2.483452625934" calcext:value-type="float">
            <text:p>-2.483452625934</text:p>
          </table:table-cell>
          <table:table-cell office:value-type="float" office:value="0.269385958464765" calcext:value-type="float">
            <text:p>0.269385958464765</text:p>
          </table:table-cell>
          <table:table-cell office:value-type="float" office:value="0.0619240067910695" calcext:value-type="float">
            <text:p>0.0619240067910695</text:p>
          </table:table-cell>
        </table:table-row>
        <table:table-row table:style-name="ro1">
          <table:table-cell office:value-type="float" office:value="1.740171582181E+018" calcext:value-type="float">
            <text:p>1.740171582181E+018</text:p>
          </table:table-cell>
          <table:table-cell office:value-type="float" office:value="-1.04567762613978" calcext:value-type="float">
            <text:p>-1.04567762613978</text:p>
          </table:table-cell>
          <table:table-cell office:value-type="float" office:value="-0.624209021993752" calcext:value-type="float">
            <text:p>-0.624209021993752</text:p>
          </table:table-cell>
          <table:table-cell office:value-type="float" office:value="-2.47900079381508" calcext:value-type="float">
            <text:p>-2.47900079381508</text:p>
          </table:table-cell>
          <table:table-cell office:value-type="float" office:value="0.269385958466107" calcext:value-type="float">
            <text:p>0.269385958466107</text:p>
          </table:table-cell>
          <table:table-cell office:value-type="float" office:value="0.200974006607648" calcext:value-type="float">
            <text:p>0.200974006607648</text:p>
          </table:table-cell>
        </table:table-row>
        <table:table-row table:style-name="ro1">
          <table:table-cell office:value-type="float" office:value="1.74017158219568E+018" calcext:value-type="float">
            <text:p>1.74017158219568E+018</text:p>
          </table:table-cell>
          <table:table-cell office:value-type="float" office:value="-1.04885751537331" calcext:value-type="float">
            <text:p>-1.04885751537331</text:p>
          </table:table-cell>
          <table:table-cell office:value-type="float" office:value="-0.6267022634606" calcext:value-type="float">
            <text:p>-0.6267022634606</text:p>
          </table:table-cell>
          <table:table-cell office:value-type="float" office:value="-2.47428653955038" calcext:value-type="float">
            <text:p>-2.47428653955038</text:p>
          </table:table-cell>
          <table:table-cell office:value-type="float" office:value="0.269385958466099" calcext:value-type="float">
            <text:p>0.269385958466099</text:p>
          </table:table-cell>
          <table:table-cell office:value-type="float" office:value="0.286597562126603" calcext:value-type="float">
            <text:p>0.286597562126603</text:p>
          </table:table-cell>
        </table:table-row>
        <table:table-row table:style-name="ro1">
          <table:table-cell office:value-type="float" office:value="1.74017158221381E+018" calcext:value-type="float">
            <text:p>1.74017158221381E+018</text:p>
          </table:table-cell>
          <table:table-cell office:value-type="float" office:value="-1.05265781468606" calcext:value-type="float">
            <text:p>-1.05265781468606</text:p>
          </table:table-cell>
          <table:table-cell office:value-type="float" office:value="-0.629713899541709" calcext:value-type="float">
            <text:p>-0.629713899541709</text:p>
          </table:table-cell>
          <table:table-cell office:value-type="float" office:value="-2.46862943443192" calcext:value-type="float">
            <text:p>-2.46862943443192</text:p>
          </table:table-cell>
          <table:table-cell office:value-type="float" office:value="0.269385958466026" calcext:value-type="float">
            <text:p>0.269385958466026</text:p>
          </table:table-cell>
          <table:table-cell office:value-type="float" office:value="0.31428361769242" calcext:value-type="float">
            <text:p>0.31428361769242</text:p>
          </table:table-cell>
        </table:table-row>
        <table:table-row table:style-name="ro1">
          <table:table-cell office:value-type="float" office:value="1.74017158222933E+018" calcext:value-type="float">
            <text:p>1.74017158222933E+018</text:p>
          </table:table-cell>
          <table:table-cell office:value-type="float" office:value="-1.05581167505887" calcext:value-type="float">
            <text:p>-1.05581167505887</text:p>
          </table:table-cell>
          <table:table-cell office:value-type="float" office:value="-0.632239986099679" calcext:value-type="float">
            <text:p>-0.632239986099679</text:p>
          </table:table-cell>
          <table:table-cell office:value-type="float" office:value="-2.46391518016654" calcext:value-type="float">
            <text:p>-2.46391518016654</text:p>
          </table:table-cell>
          <table:table-cell office:value-type="float" office:value="0.26938595846598" calcext:value-type="float">
            <text:p>0.26938595846598</text:p>
          </table:table-cell>
          <table:table-cell office:value-type="float" office:value="0.314283617692058" calcext:value-type="float">
            <text:p>0.314283617692058</text:p>
          </table:table-cell>
        </table:table-row>
        <table:table-row table:style-name="ro1">
          <table:table-cell office:value-type="float" office:value="1.74017158224437E+018" calcext:value-type="float">
            <text:p>1.74017158224437E+018</text:p>
          </table:table-cell>
          <table:table-cell office:value-type="float" office:value="-1.05895359181552" calcext:value-type="float">
            <text:p>-1.05895359181552</text:p>
          </table:table-cell>
          <table:table-cell office:value-type="float" office:value="-0.634780912632226" calcext:value-type="float">
            <text:p>-0.634780912632226</text:p>
          </table:table-cell>
          <table:table-cell office:value-type="float" office:value="-2.45920092590117" calcext:value-type="float">
            <text:p>-2.45920092590117</text:p>
          </table:table-cell>
          <table:table-cell office:value-type="float" office:value="0.269385958465959" calcext:value-type="float">
            <text:p>0.269385958465959</text:p>
          </table:table-cell>
          <table:table-cell office:value-type="float" office:value="0.314283617691668" calcext:value-type="float">
            <text:p>0.314283617691668</text:p>
          </table:table-cell>
        </table:table-row>
        <table:table-row table:style-name="ro1">
          <table:table-cell office:value-type="float" office:value="1.74017158226251E+018" calcext:value-type="float">
            <text:p>1.74017158226251E+018</text:p>
          </table:table-cell>
          <table:table-cell office:value-type="float" office:value="-1.06270802805334" calcext:value-type="float">
            <text:p>-1.06270802805334</text:p>
          </table:table-cell>
          <table:table-cell office:value-type="float" office:value="-0.637849533704907" calcext:value-type="float">
            <text:p>-0.637849533704907</text:p>
          </table:table-cell>
          <table:table-cell office:value-type="float" office:value="-2.45354382078273" calcext:value-type="float">
            <text:p>-2.45354382078273</text:p>
          </table:table-cell>
          <table:table-cell office:value-type="float" office:value="0.269385958465936" calcext:value-type="float">
            <text:p>0.269385958465936</text:p>
          </table:table-cell>
          <table:table-cell office:value-type="float" office:value="0.314283617691232" calcext:value-type="float">
            <text:p>0.314283617691232</text:p>
          </table:table-cell>
        </table:table-row>
        <table:table-row table:style-name="ro1">
          <table:table-cell office:value-type="float" office:value="1.74017158227797E+018" calcext:value-type="float">
            <text:p>1.74017158227797E+018</text:p>
          </table:table-cell>
          <table:table-cell office:value-type="float" office:value="-1.06582342344142" calcext:value-type="float">
            <text:p>-1.06582342344142</text:p>
          </table:table-cell>
          <table:table-cell office:value-type="float" office:value="-0.640422908944832" calcext:value-type="float">
            <text:p>-0.640422908944832</text:p>
          </table:table-cell>
          <table:table-cell office:value-type="float" office:value="-2.44882956651737" calcext:value-type="float">
            <text:p>-2.44882956651737</text:p>
          </table:table-cell>
          <table:table-cell office:value-type="float" office:value="0.269385958465923" calcext:value-type="float">
            <text:p>0.269385958465923</text:p>
          </table:table-cell>
          <table:table-cell office:value-type="float" office:value="0.314283617690962" calcext:value-type="float">
            <text:p>0.314283617690962</text:p>
          </table:table-cell>
        </table:table-row>
        <table:table-row table:style-name="ro1">
          <table:table-cell office:value-type="float" office:value="1.74017158229319E+018" calcext:value-type="float">
            <text:p>1.74017158229319E+018</text:p>
          </table:table-cell>
          <table:table-cell office:value-type="float" office:value="-1.06892665271072" calcext:value-type="float">
            <text:p>-1.06892665271072</text:p>
          </table:table-cell>
          <table:table-cell office:value-type="float" office:value="-0.643010942300811" calcext:value-type="float">
            <text:p>-0.643010942300811</text:p>
          </table:table-cell>
          <table:table-cell office:value-type="float" office:value="-2.44411531225201" calcext:value-type="float">
            <text:p>-2.44411531225201</text:p>
          </table:table-cell>
          <table:table-cell office:value-type="float" office:value="0.269385958465935" calcext:value-type="float">
            <text:p>0.269385958465935</text:p>
          </table:table-cell>
          <table:table-cell office:value-type="float" office:value="0.314283617690657" calcext:value-type="float">
            <text:p>0.314283617690657</text:p>
          </table:table-cell>
        </table:table-row>
        <table:table-row table:style-name="ro1">
          <table:table-cell office:value-type="float" office:value="1.74017158231176E+018" calcext:value-type="float">
            <text:p>1.74017158231176E+018</text:p>
          </table:table-cell>
          <table:table-cell office:value-type="float" office:value="-1.0726343714712" calcext:value-type="float">
            <text:p>-1.0726343714712</text:p>
          </table:table-cell>
          <table:table-cell office:value-type="float" office:value="-0.646135850034599" calcext:value-type="float">
            <text:p>-0.646135850034599</text:p>
          </table:table-cell>
          <table:table-cell office:value-type="float" office:value="-2.43845820713359" calcext:value-type="float">
            <text:p>-2.43845820713359</text:p>
          </table:table-cell>
          <table:table-cell office:value-type="float" office:value="0.269385958465911" calcext:value-type="float">
            <text:p>0.269385958465911</text:p>
          </table:table-cell>
          <table:table-cell office:value-type="float" office:value="0.314283617690236" calcext:value-type="float">
            <text:p>0.314283617690236</text:p>
          </table:table-cell>
        </table:table-row>
        <table:table-row table:style-name="ro1">
          <table:table-cell office:value-type="float" office:value="1.74017158232673E+018" calcext:value-type="float">
            <text:p>1.74017158232673E+018</text:p>
          </table:table-cell>
          <table:table-cell office:value-type="float" office:value="-1.07571059289959" calcext:value-type="float">
            <text:p>-1.07571059289959</text:p>
          </table:table-cell>
          <table:table-cell office:value-type="float" office:value="-0.648755928329812" calcext:value-type="float">
            <text:p>-0.648755928329812</text:p>
          </table:table-cell>
          <table:table-cell office:value-type="float" office:value="-2.43374395286824" calcext:value-type="float">
            <text:p>-2.43374395286824</text:p>
          </table:table-cell>
          <table:table-cell office:value-type="float" office:value="0.269385958465869" calcext:value-type="float">
            <text:p>0.269385958465869</text:p>
          </table:table-cell>
          <table:table-cell office:value-type="float" office:value="0.314283617689969" calcext:value-type="float">
            <text:p>0.314283617689969</text:p>
          </table:table-cell>
        </table:table-row>
        <table:table-row table:style-name="ro1">
          <table:table-cell office:value-type="float" office:value="1.74017158234523E+018" calcext:value-type="float">
            <text:p>1.74017158234523E+018</text:p>
          </table:table-cell>
          <table:table-cell office:value-type="float" office:value="-1.07938570329116" calcext:value-type="float">
            <text:p>-1.07938570329116</text:p>
          </table:table-cell>
          <table:table-cell office:value-type="float" office:value="-0.651919121393983" calcext:value-type="float">
            <text:p>-0.651919121393983</text:p>
          </table:table-cell>
          <table:table-cell office:value-type="float" office:value="-2.42808684774983" calcext:value-type="float">
            <text:p>-2.42808684774983</text:p>
          </table:table-cell>
          <table:table-cell office:value-type="float" office:value="0.269385958465849" calcext:value-type="float">
            <text:p>0.269385958465849</text:p>
          </table:table-cell>
          <table:table-cell office:value-type="float" office:value="0.314283617689627" calcext:value-type="float">
            <text:p>0.314283617689627</text:p>
          </table:table-cell>
        </table:table-row>
        <table:table-row table:style-name="ro1">
          <table:table-cell office:value-type="float" office:value="1.74017158236038E+018" calcext:value-type="float">
            <text:p>1.74017158236038E+018</text:p>
          </table:table-cell>
          <table:table-cell office:value-type="float" office:value="-1.08243458598755" calcext:value-type="float">
            <text:p>-1.08243458598755</text:p>
          </table:table-cell>
          <table:table-cell office:value-type="float" office:value="-0.654570962801983" calcext:value-type="float">
            <text:p>-0.654570962801983</text:p>
          </table:table-cell>
          <table:table-cell office:value-type="float" office:value="-2.42337259348449" calcext:value-type="float">
            <text:p>-2.42337259348449</text:p>
          </table:table-cell>
          <table:table-cell office:value-type="float" office:value="0.269385958465832" calcext:value-type="float">
            <text:p>0.269385958465832</text:p>
          </table:table-cell>
          <table:table-cell office:value-type="float" office:value="0.314283617689326" calcext:value-type="float">
            <text:p>0.314283617689326</text:p>
          </table:table-cell>
        </table:table-row>
        <table:table-row table:style-name="ro1">
          <table:table-cell office:value-type="float" office:value="1.74017158237505E+018" calcext:value-type="float">
            <text:p>1.74017158237505E+018</text:p>
          </table:table-cell>
          <table:table-cell office:value-type="float" office:value="-1.08547093339616" calcext:value-type="float">
            <text:p>-1.08547093339616</text:p>
          </table:table-cell>
          <table:table-cell office:value-type="float" office:value="-0.657237147897536" calcext:value-type="float">
            <text:p>-0.657237147897536</text:p>
          </table:table-cell>
          <table:table-cell office:value-type="float" office:value="-2.41865833921916" calcext:value-type="float">
            <text:p>-2.41865833921916</text:p>
          </table:table-cell>
          <table:table-cell office:value-type="float" office:value="0.269385958465817" calcext:value-type="float">
            <text:p>0.269385958465817</text:p>
          </table:table-cell>
          <table:table-cell office:value-type="float" office:value="0.31428361768908" calcext:value-type="float">
            <text:p>0.31428361768908</text:p>
          </table:table-cell>
        </table:table-row>
        <table:table-row table:style-name="ro1">
          <table:table-cell office:value-type="float" office:value="1.74017158239378E+018" calcext:value-type="float">
            <text:p>1.74017158239378E+018</text:p>
          </table:table-cell>
          <table:table-cell office:value-type="float" office:value="-1.08909790871413" calcext:value-type="float">
            <text:p>-1.08909790871413</text:p>
          </table:table-cell>
          <table:table-cell office:value-type="float" office:value="-0.660455420228193" calcext:value-type="float">
            <text:p>-0.660455420228193</text:p>
          </table:table-cell>
          <table:table-cell office:value-type="float" office:value="-2.41300123410076" calcext:value-type="float">
            <text:p>-2.41300123410076</text:p>
          </table:table-cell>
          <table:table-cell office:value-type="float" office:value="0.269385958465827" calcext:value-type="float">
            <text:p>0.269385958465827</text:p>
          </table:table-cell>
          <table:table-cell office:value-type="float" office:value="0.314283617688791" calcext:value-type="float">
            <text:p>0.314283617688791</text:p>
          </table:table-cell>
        </table:table-row>
        <table:table-row table:style-name="ro1">
          <table:table-cell office:value-type="float" office:value="1.74017158240896E+018" calcext:value-type="float">
            <text:p>1.74017158240896E+018</text:p>
          </table:table-cell>
          <table:table-cell office:value-type="float" office:value="-1.09210644135362" calcext:value-type="float">
            <text:p>-1.09210644135362</text:p>
          </table:table-cell>
          <table:table-cell office:value-type="float" office:value="-0.66315295241644" calcext:value-type="float">
            <text:p>-0.66315295241644</text:p>
          </table:table-cell>
          <table:table-cell office:value-type="float" office:value="-2.40828697983543" calcext:value-type="float">
            <text:p>-2.40828697983543</text:p>
          </table:table-cell>
          <table:table-cell office:value-type="float" office:value="0.269385958465815" calcext:value-type="float">
            <text:p>0.269385958465815</text:p>
          </table:table-cell>
          <table:table-cell office:value-type="float" office:value="0.314283617688577" calcext:value-type="float">
            <text:p>0.314283617688577</text:p>
          </table:table-cell>
        </table:table-row>
        <table:table-row table:style-name="ro1">
          <table:table-cell office:value-type="float" office:value="1.74017158242405E+018" calcext:value-type="float">
            <text:p>1.74017158242405E+018</text:p>
          </table:table-cell>
          <table:table-cell office:value-type="float" office:value="-1.09510222375655" calcext:value-type="float">
            <text:p>-1.09510222375655</text:p>
          </table:table-cell>
          <table:table-cell office:value-type="float" office:value="-0.665864637564798" calcext:value-type="float">
            <text:p>-0.665864637564798</text:p>
          </table:table-cell>
          <table:table-cell office:value-type="float" office:value="-2.40357272557011" calcext:value-type="float">
            <text:p>-2.40357272557011</text:p>
          </table:table-cell>
          <table:table-cell office:value-type="float" office:value="0.269385958465766" calcext:value-type="float">
            <text:p>0.269385958465766</text:p>
          </table:table-cell>
          <table:table-cell office:value-type="float" office:value="0.314283617688309" calcext:value-type="float">
            <text:p>0.314283617688309</text:p>
          </table:table-cell>
        </table:table-row>
        <table:table-row table:style-name="ro1">
          <table:table-cell office:value-type="float" office:value="1.74017158244212E+018" calcext:value-type="float">
            <text:p>1.74017158244212E+018</text:p>
          </table:table-cell>
          <table:table-cell office:value-type="float" office:value="-1.09868023860499" calcext:value-type="float">
            <text:p>-1.09868023860499</text:p>
          </table:table-cell>
          <table:table-cell office:value-type="float" office:value="-0.669137256775125" calcext:value-type="float">
            <text:p>-0.669137256775125</text:p>
          </table:table-cell>
          <table:table-cell office:value-type="float" office:value="-2.39791562045173" calcext:value-type="float">
            <text:p>-2.39791562045173</text:p>
          </table:table-cell>
          <table:table-cell office:value-type="float" office:value="0.269385958465746" calcext:value-type="float">
            <text:p>0.269385958465746</text:p>
          </table:table-cell>
          <table:table-cell office:value-type="float" office:value="0.314283617688031" calcext:value-type="float">
            <text:p>0.314283617688031</text:p>
          </table:table-cell>
        </table:table-row>
        <table:table-row table:style-name="ro1">
          <table:table-cell office:value-type="float" office:value="1.74017158245738E+018" calcext:value-type="float">
            <text:p>1.74017158245738E+018</text:p>
          </table:table-cell>
          <table:table-cell office:value-type="float" office:value="-1.10164773653153" calcext:value-type="float">
            <text:p>-1.10164773653153</text:p>
          </table:table-cell>
          <table:table-cell office:value-type="float" office:value="-0.671879865862379" calcext:value-type="float">
            <text:p>-0.671879865862379</text:p>
          </table:table-cell>
          <table:table-cell office:value-type="float" office:value="-2.39320136618641" calcext:value-type="float">
            <text:p>-2.39320136618641</text:p>
          </table:table-cell>
          <table:table-cell office:value-type="float" office:value="0.269385958465732" calcext:value-type="float">
            <text:p>0.269385958465732</text:p>
          </table:table-cell>
          <table:table-cell office:value-type="float" office:value="0.314283617687833" calcext:value-type="float">
            <text:p>0.314283617687833</text:p>
          </table:table-cell>
        </table:table-row>
        <table:table-row table:style-name="ro1">
          <table:table-cell office:value-type="float" office:value="1.74017158247563E+018" calcext:value-type="float">
            <text:p>1.74017158247563E+018</text:p>
          </table:table-cell>
          <table:table-cell office:value-type="float" office:value="-1.10519161804547" calcext:value-type="float">
            <text:p>-1.10519161804547</text:p>
          </table:table-cell>
          <table:table-cell office:value-type="float" office:value="-0.675189417277093" calcext:value-type="float">
            <text:p>-0.675189417277093</text:p>
          </table:table-cell>
          <table:table-cell office:value-type="float" office:value="-2.38754426106804" calcext:value-type="float">
            <text:p>-2.38754426106804</text:p>
          </table:table-cell>
          <table:table-cell office:value-type="float" office:value="0.269385958465712" calcext:value-type="float">
            <text:p>0.269385958465712</text:p>
          </table:table-cell>
          <table:table-cell office:value-type="float" office:value="0.314283617687563" calcext:value-type="float">
            <text:p>0.314283617687563</text:p>
          </table:table-cell>
        </table:table-row>
        <table:table-row table:style-name="ro1">
          <table:table-cell office:value-type="float" office:value="1.74017158249087E+018" calcext:value-type="float">
            <text:p>1.74017158249087E+018</text:p>
          </table:table-cell>
          <table:table-cell office:value-type="float" office:value="-1.10813051229929" calcext:value-type="float">
            <text:p>-1.10813051229929</text:p>
          </table:table-cell>
          <table:table-cell office:value-type="float" office:value="-0.677962655296879" calcext:value-type="float">
            <text:p>-0.677962655296879</text:p>
          </table:table-cell>
          <table:table-cell office:value-type="float" office:value="-2.38283000680273" calcext:value-type="float">
            <text:p>-2.38283000680273</text:p>
          </table:table-cell>
          <table:table-cell office:value-type="float" office:value="0.269385958465738" calcext:value-type="float">
            <text:p>0.269385958465738</text:p>
          </table:table-cell>
          <table:table-cell office:value-type="float" office:value="0.314283617687457" calcext:value-type="float">
            <text:p>0.314283617687457</text:p>
          </table:table-cell>
        </table:table-row>
        <table:table-row table:style-name="ro1">
          <table:table-cell office:value-type="float" office:value="1.74017158250575E+018" calcext:value-type="float">
            <text:p>1.74017158250575E+018</text:p>
          </table:table-cell>
          <table:table-cell office:value-type="float" office:value="-1.11105630019515" calcext:value-type="float">
            <text:p>-1.11105630019515</text:p>
          </table:table-cell>
          <table:table-cell office:value-type="float" office:value="-0.680749717143685" calcext:value-type="float">
            <text:p>-0.680749717143685</text:p>
          </table:table-cell>
          <table:table-cell office:value-type="float" office:value="-2.37811575253742" calcext:value-type="float">
            <text:p>-2.37811575253742</text:p>
          </table:table-cell>
          <table:table-cell office:value-type="float" office:value="0.269385958465719" calcext:value-type="float">
            <text:p>0.269385958465719</text:p>
          </table:table-cell>
          <table:table-cell office:value-type="float" office:value="0.314283617687306" calcext:value-type="float">
            <text:p>0.314283617687306</text:p>
          </table:table-cell>
        </table:table-row>
        <table:table-row table:style-name="ro1">
          <table:table-cell office:value-type="float" office:value="1.74017158252421E+018" calcext:value-type="float">
            <text:p>1.74017158252421E+018</text:p>
          </table:table-cell>
          <table:table-cell office:value-type="float" office:value="-1.11454985374567" calcext:value-type="float">
            <text:p>-1.11454985374567</text:p>
          </table:table-cell>
          <table:table-cell office:value-type="float" office:value="-0.684112351578334" calcext:value-type="float">
            <text:p>-0.684112351578334</text:p>
          </table:table-cell>
          <table:table-cell office:value-type="float" office:value="-2.37245864741905" calcext:value-type="float">
            <text:p>-2.37245864741905</text:p>
          </table:table-cell>
          <table:table-cell office:value-type="float" office:value="0.269385958465678" calcext:value-type="float">
            <text:p>0.269385958465678</text:p>
          </table:table-cell>
          <table:table-cell office:value-type="float" office:value="0.314283617687094" calcext:value-type="float">
            <text:p>0.314283617687094</text:p>
          </table:table-cell>
        </table:table-row>
        <table:table-row table:style-name="ro1">
          <table:table-cell office:value-type="float" office:value="1.74017158253966E+018" calcext:value-type="float">
            <text:p>1.74017158253966E+018</text:p>
          </table:table-cell>
          <table:table-cell office:value-type="float" office:value="-1.11736056648995" calcext:value-type="float">
            <text:p>-1.11736056648995</text:p>
          </table:table-cell>
          <table:table-cell office:value-type="float" office:value="-0.68684378083008" calcext:value-type="float">
            <text:p>-0.68684378083008</text:p>
          </table:table-cell>
          <table:table-cell office:value-type="float" office:value="-2.36878726814539" calcext:value-type="float">
            <text:p>-2.36878726814539</text:p>
          </table:table-cell>
          <table:table-cell office:value-type="float" office:value="0.265335958499322" calcext:value-type="float">
            <text:p>0.265335958499322</text:p>
          </table:table-cell>
          <table:table-cell office:value-type="float" office:value="0.279521117965709" calcext:value-type="float">
            <text:p>0.279521117965709</text:p>
          </table:table-cell>
        </table:table-row>
        <table:table-row table:style-name="ro1">
          <table:table-cell office:value-type="float" office:value="1.74017158255458E+018" calcext:value-type="float">
            <text:p>1.74017158255458E+018</text:p>
          </table:table-cell>
          <table:table-cell office:value-type="float" office:value="-1.12001877089163" calcext:value-type="float">
            <text:p>-1.12001877089163</text:p>
          </table:table-cell>
          <table:table-cell office:value-type="float" office:value="-0.689441562242844" calcext:value-type="float">
            <text:p>-0.689441562242844</text:p>
          </table:table-cell>
          <table:table-cell office:value-type="float" office:value="-2.36685401387" calcext:value-type="float">
            <text:p>-2.36685401387</text:p>
          </table:table-cell>
          <table:table-cell office:value-type="float" office:value="0.25453595853928" calcext:value-type="float">
            <text:p>0.25453595853928</text:p>
          </table:table-cell>
          <table:table-cell office:value-type="float" office:value="0.186821118301571" calcext:value-type="float">
            <text:p>0.186821118301571</text:p>
          </table:table-cell>
        </table:table-row>
        <table:table-row table:style-name="ro1">
          <table:table-cell office:value-type="float" office:value="1.74017158257267E+018" calcext:value-type="float">
            <text:p>1.74017158257267E+018</text:p>
          </table:table-cell>
          <table:table-cell office:value-type="float" office:value="-1.12301436390466" calcext:value-type="float">
            <text:p>-1.12301436390466</text:p>
          </table:table-cell>
          <table:table-cell office:value-type="float" office:value="-0.692375227261151" calcext:value-type="float">
            <text:p>-0.692375227261151</text:p>
          </table:table-cell>
          <table:table-cell office:value-type="float" office:value="-2.36682843373107" calcext:value-type="float">
            <text:p>-2.36682843373107</text:p>
          </table:table-cell>
          <table:table-cell office:value-type="float" office:value="0.238335958544427" calcext:value-type="float">
            <text:p>0.238335958544427</text:p>
          </table:table-cell>
          <table:table-cell office:value-type="float" office:value="0.0477711186413054" calcext:value-type="float">
            <text:p>0.0477711186413054</text:p>
          </table:table-cell>
        </table:table-row>
        <table:table-row table:style-name="ro1">
          <table:table-cell office:value-type="float" office:value="1.74017158258797E+018" calcext:value-type="float">
            <text:p>1.74017158258797E+018</text:p>
          </table:table-cell>
          <table:table-cell office:value-type="float" office:value="-1.12535379276621" calcext:value-type="float">
            <text:p>-1.12535379276621</text:p>
          </table:table-cell>
          <table:table-cell office:value-type="float" office:value="-0.694661797547001" calcext:value-type="float">
            <text:p>-0.694661797547001</text:p>
          </table:table-cell>
          <table:table-cell office:value-type="float" office:value="-2.3686685469643" calcext:value-type="float">
            <text:p>-2.3686685469643</text:p>
          </table:table-cell>
          <table:table-cell office:value-type="float" office:value="0.224835958542119" calcext:value-type="float">
            <text:p>0.224835958542119</text:p>
          </table:table-cell>
          <table:table-cell office:value-type="float" office:value="-0.0664202983126624" calcext:value-type="float">
            <text:p>-0.0664202983126624</text:p>
          </table:table-cell>
        </table:table-row>
        <table:table-row table:style-name="ro1">
          <table:table-cell office:value-type="float" office:value="1.74017158260631E+018" calcext:value-type="float">
            <text:p>1.74017158260631E+018</text:p>
          </table:table-cell>
          <table:table-cell office:value-type="float" office:value="-1.12797615613159" calcext:value-type="float">
            <text:p>-1.12797615613159</text:p>
          </table:table-cell>
          <table:table-cell office:value-type="float" office:value="-0.69721247875215" calcext:value-type="float">
            <text:p>-0.69721247875215</text:p>
          </table:table-cell>
          <table:table-cell office:value-type="float" office:value="-2.37146854695561" calcext:value-type="float">
            <text:p>-2.37146854695561</text:p>
          </table:table-cell>
          <table:table-cell office:value-type="float" office:value="0.208635958540769" calcext:value-type="float">
            <text:p>0.208635958540769</text:p>
          </table:table-cell>
          <table:table-cell office:value-type="float" office:value="-0.146701302747263" calcext:value-type="float">
            <text:p>-0.146701302747263</text:p>
          </table:table-cell>
        </table:table-row>
        <table:table-row table:style-name="ro1">
          <table:table-cell office:value-type="float" office:value="1.74017158262161E+018" calcext:value-type="float">
            <text:p>1.74017158262161E+018</text:p>
          </table:table-cell>
          <table:table-cell office:value-type="float" office:value="-1.13000684347979" calcext:value-type="float">
            <text:p>-1.13000684347979</text:p>
          </table:table-cell>
          <table:table-cell office:value-type="float" office:value="-0.699177520960819" calcext:value-type="float">
            <text:p>-0.699177520960819</text:p>
          </table:table-cell>
          <table:table-cell office:value-type="float" office:value="-2.37380188028171" calcext:value-type="float">
            <text:p>-2.37380188028171</text:p>
          </table:table-cell>
          <table:table-cell office:value-type="float" office:value="0.195135958540648" calcext:value-type="float">
            <text:p>0.195135958540648</text:p>
          </table:table-cell>
          <table:table-cell office:value-type="float" office:value="-0.155555555072997" calcext:value-type="float">
            <text:p>-0.155555555072997</text:p>
          </table:table-cell>
        </table:table-row>
        <table:table-row table:style-name="ro1">
          <table:table-cell office:value-type="float" office:value="1.74017158263673E+018" calcext:value-type="float">
            <text:p>1.74017158263673E+018</text:p>
          </table:table-cell>
          <table:table-cell office:value-type="float" office:value="-1.1319004597663" calcext:value-type="float">
            <text:p>-1.1319004597663</text:p>
          </table:table-cell>
          <table:table-cell office:value-type="float" office:value="-0.701001382676392" calcext:value-type="float">
            <text:p>-0.701001382676392</text:p>
          </table:table-cell>
          <table:table-cell office:value-type="float" office:value="-2.37613521360797" calcext:value-type="float">
            <text:p>-2.37613521360797</text:p>
          </table:table-cell>
          <table:table-cell office:value-type="float" office:value="0.181830219831037" calcext:value-type="float">
            <text:p>0.181830219831037</text:p>
          </table:table-cell>
          <table:table-cell office:value-type="float" office:value="-0.155555555078532" calcext:value-type="float">
            <text:p>-0.155555555078532</text:p>
          </table:table-cell>
        </table:table-row>
        <table:table-row table:style-name="ro1">
          <table:table-cell office:value-type="float" office:value="1.74017158265484E+018" calcext:value-type="float">
            <text:p>1.74017158265484E+018</text:p>
          </table:table-cell>
          <table:table-cell office:value-type="float" office:value="-1.13412845211875" calcext:value-type="float">
            <text:p>-1.13412845211875</text:p>
          </table:table-cell>
          <table:table-cell office:value-type="float" office:value="-0.703136254220164" calcext:value-type="float">
            <text:p>-0.703136254220164</text:p>
          </table:table-cell>
          <table:table-cell office:value-type="float" office:value="-2.37893521359934" calcext:value-type="float">
            <text:p>-2.37893521359934</text:p>
          </table:table-cell>
          <table:table-cell office:value-type="float" office:value="0.172465787556969" calcext:value-type="float">
            <text:p>0.172465787556969</text:p>
          </table:table-cell>
          <table:table-cell office:value-type="float" office:value="-0.155555555080065" calcext:value-type="float">
            <text:p>-0.155555555080065</text:p>
          </table:table-cell>
        </table:table-row>
        <table:table-row table:style-name="ro1">
          <table:table-cell office:value-type="float" office:value="1.74017158267012E+018" calcext:value-type="float">
            <text:p>1.74017158267012E+018</text:p>
          </table:table-cell>
          <table:table-cell office:value-type="float" office:value="-1.13598967273061" calcext:value-type="float">
            <text:p>-1.13598967273061</text:p>
          </table:table-cell>
          <table:table-cell office:value-type="float" office:value="-0.704910542734213" calcext:value-type="float">
            <text:p>-0.704910542734213</text:p>
          </table:table-cell>
          <table:table-cell office:value-type="float" office:value="-2.38126854692548" calcext:value-type="float">
            <text:p>-2.38126854692548</text:p>
          </table:table-cell>
          <table:table-cell office:value-type="float" office:value="0.171428571417195" calcext:value-type="float">
            <text:p>0.171428571417195</text:p>
          </table:table-cell>
          <table:table-cell office:value-type="float" office:value="-0.15555555507612" calcext:value-type="float">
            <text:p>-0.15555555507612</text:p>
          </table:table-cell>
        </table:table-row>
        <table:table-row table:style-name="ro1">
          <table:table-cell office:value-type="float" office:value="1.74017158268553E+018" calcext:value-type="float">
            <text:p>1.74017158268553E+018</text:p>
          </table:table-cell>
          <table:table-cell office:value-type="float" office:value="-1.13785502827857" calcext:value-type="float">
            <text:p>-1.13785502827857</text:p>
          </table:table-cell>
          <table:table-cell office:value-type="float" office:value="-0.706680483574116" calcext:value-type="float">
            <text:p>-0.706680483574116</text:p>
          </table:table-cell>
          <table:table-cell office:value-type="float" office:value="-2.38360188025163" calcext:value-type="float">
            <text:p>-2.38360188025163</text:p>
          </table:table-cell>
          <table:table-cell office:value-type="float" office:value="0.171428571417198" calcext:value-type="float">
            <text:p>0.171428571417198</text:p>
          </table:table-cell>
          <table:table-cell office:value-type="float" office:value="-0.155555555076653" calcext:value-type="float">
            <text:p>-0.155555555076653</text:p>
          </table:table-cell>
        </table:table-row>
        <table:table-row table:style-name="ro1">
          <table:table-cell office:value-type="float" office:value="1.7401715827039E+018" calcext:value-type="float">
            <text:p>1.7401715827039E+018</text:p>
          </table:table-cell>
          <table:table-cell office:value-type="float" office:value="-1.14009889875082" calcext:value-type="float">
            <text:p>-1.14009889875082</text:p>
          </table:table-cell>
          <table:table-cell office:value-type="float" office:value="-0.70879866008583" calcext:value-type="float">
            <text:p>-0.70879866008583</text:p>
          </table:table-cell>
          <table:table-cell office:value-type="float" office:value="-2.38640188024303" calcext:value-type="float">
            <text:p>-2.38640188024303</text:p>
          </table:table-cell>
          <table:table-cell office:value-type="float" office:value="0.171428571417189" calcext:value-type="float">
            <text:p>0.171428571417189</text:p>
          </table:table-cell>
          <table:table-cell office:value-type="float" office:value="-0.155555555077238" calcext:value-type="float">
            <text:p>-0.155555555077238</text:p>
          </table:table-cell>
        </table:table-row>
        <table:table-row table:style-name="ro1">
          <table:table-cell office:value-type="float" office:value="1.74017158271943E+018" calcext:value-type="float">
            <text:p>1.74017158271943E+018</text:p>
          </table:table-cell>
          <table:table-cell office:value-type="float" office:value="-1.14197331537812" calcext:value-type="float">
            <text:p>-1.14197331537812</text:p>
          </table:table-cell>
          <table:table-cell office:value-type="float" office:value="-0.710559002156102" calcext:value-type="float">
            <text:p>-0.710559002156102</text:p>
          </table:table-cell>
          <table:table-cell office:value-type="float" office:value="-2.3887352135692" calcext:value-type="float">
            <text:p>-2.3887352135692</text:p>
          </table:table-cell>
          <table:table-cell office:value-type="float" office:value="0.171428571417196" calcext:value-type="float">
            <text:p>0.171428571417196</text:p>
          </table:table-cell>
          <table:table-cell office:value-type="float" office:value="-0.155555555077746" calcext:value-type="float">
            <text:p>-0.155555555077746</text:p>
          </table:table-cell>
        </table:table-row>
        <table:table-row table:style-name="ro1">
          <table:table-cell office:value-type="float" office:value="1.7401715827373E+018" calcext:value-type="float">
            <text:p>1.7401715827373E+018</text:p>
          </table:table-cell>
          <table:table-cell office:value-type="float" office:value="-1.1442280295445" calcext:value-type="float">
            <text:p>-1.1442280295445</text:p>
          </table:table-cell>
          <table:table-cell office:value-type="float" office:value="-0.712665632275258" calcext:value-type="float">
            <text:p>-0.712665632275258</text:p>
          </table:table-cell>
          <table:table-cell office:value-type="float" office:value="-2.39153521356061" calcext:value-type="float">
            <text:p>-2.39153521356061</text:p>
          </table:table-cell>
          <table:table-cell office:value-type="float" office:value="0.171428571417203" calcext:value-type="float">
            <text:p>0.171428571417203</text:p>
          </table:table-cell>
          <table:table-cell office:value-type="float" office:value="-0.155555555078373" calcext:value-type="float">
            <text:p>-0.155555555078373</text:p>
          </table:table-cell>
        </table:table-row>
        <table:table-row table:style-name="ro1">
          <table:table-cell office:value-type="float" office:value="1.74017158275235E+018" calcext:value-type="float">
            <text:p>1.74017158275235E+018</text:p>
          </table:table-cell>
          <table:table-cell office:value-type="float" office:value="-1.14611145785829" calcext:value-type="float">
            <text:p>-1.14611145785829</text:p>
          </table:table-cell>
          <table:table-cell office:value-type="float" office:value="-0.714416329189031" calcext:value-type="float">
            <text:p>-0.714416329189031</text:p>
          </table:table-cell>
          <table:table-cell office:value-type="float" office:value="-2.3938685468868" calcext:value-type="float">
            <text:p>-2.3938685468868</text:p>
          </table:table-cell>
          <table:table-cell office:value-type="float" office:value="0.171428571417212" calcext:value-type="float">
            <text:p>0.171428571417212</text:p>
          </table:table-cell>
          <table:table-cell office:value-type="float" office:value="-0.155555555078897" calcext:value-type="float">
            <text:p>-0.155555555078897</text:p>
          </table:table-cell>
        </table:table-row>
        <table:table-row table:style-name="ro1">
          <table:table-cell office:value-type="float" office:value="1.74017158276778E+018" calcext:value-type="float">
            <text:p>1.74017158276778E+018</text:p>
          </table:table-cell>
          <table:table-cell office:value-type="float" office:value="-1.14799896600072" calcext:value-type="float">
            <text:p>-1.14799896600072</text:p>
          </table:table-cell>
          <table:table-cell office:value-type="float" office:value="-0.716162626674956" calcext:value-type="float">
            <text:p>-0.716162626674956</text:p>
          </table:table-cell>
          <table:table-cell office:value-type="float" office:value="-2.396201880213" calcext:value-type="float">
            <text:p>-2.396201880213</text:p>
          </table:table-cell>
          <table:table-cell office:value-type="float" office:value="0.171428571417236" calcext:value-type="float">
            <text:p>0.171428571417236</text:p>
          </table:table-cell>
          <table:table-cell office:value-type="float" office:value="-0.155555555079456" calcext:value-type="float">
            <text:p>-0.155555555079456</text:p>
          </table:table-cell>
        </table:table-row>
        <table:table-row table:style-name="ro1">
          <table:table-cell office:value-type="float" office:value="1.7401715827859E+018" calcext:value-type="float">
            <text:p>1.7401715827859E+018</text:p>
          </table:table-cell>
          <table:table-cell office:value-type="float" office:value="-1.15026934667467" calcext:value-type="float">
            <text:p>-1.15026934667467</text:p>
          </table:table-cell>
          <table:table-cell office:value-type="float" office:value="-0.718252363028272" calcext:value-type="float">
            <text:p>-0.718252363028272</text:p>
          </table:table-cell>
          <table:table-cell office:value-type="float" office:value="-2.39900188020444" calcext:value-type="float">
            <text:p>-2.39900188020444</text:p>
          </table:table-cell>
          <table:table-cell office:value-type="float" office:value="0.171428571417243" calcext:value-type="float">
            <text:p>0.171428571417243</text:p>
          </table:table-cell>
          <table:table-cell office:value-type="float" office:value="-0.155555555080091" calcext:value-type="float">
            <text:p>-0.155555555080091</text:p>
          </table:table-cell>
        </table:table-row>
        <table:table-row table:style-name="ro1">
          <table:table-cell office:value-type="float" office:value="1.74017158280093E+018" calcext:value-type="float">
            <text:p>1.74017158280093E+018</text:p>
          </table:table-cell>
          <table:table-cell office:value-type="float" office:value="-1.15216579423588" calcext:value-type="float">
            <text:p>-1.15216579423588</text:p>
          </table:table-cell>
          <table:table-cell office:value-type="float" office:value="-0.719988948339926" calcext:value-type="float">
            <text:p>-0.719988948339926</text:p>
          </table:table-cell>
          <table:table-cell office:value-type="float" office:value="-2.40133521353065" calcext:value-type="float">
            <text:p>-2.40133521353065</text:p>
          </table:table-cell>
          <table:table-cell office:value-type="float" office:value="0.171428571417228" calcext:value-type="float">
            <text:p>0.171428571417228</text:p>
          </table:table-cell>
          <table:table-cell office:value-type="float" office:value="-0.155555555080621" calcext:value-type="float">
            <text:p>-0.155555555080621</text:p>
          </table:table-cell>
        </table:table-row>
        <table:table-row table:style-name="ro1">
          <table:table-cell office:value-type="float" office:value="1.74017158281622E+018" calcext:value-type="float">
            <text:p>1.74017158281622E+018</text:p>
          </table:table-cell>
          <table:table-cell office:value-type="float" office:value="-1.15406628866325" calcext:value-type="float">
            <text:p>-1.15406628866325</text:p>
          </table:table-cell>
          <table:table-cell office:value-type="float" office:value="-0.721721103883931" calcext:value-type="float">
            <text:p>-0.721721103883931</text:p>
          </table:table-cell>
          <table:table-cell office:value-type="float" office:value="-2.40366854685687" calcext:value-type="float">
            <text:p>-2.40366854685687</text:p>
          </table:table-cell>
          <table:table-cell office:value-type="float" office:value="0.17142857141724" calcext:value-type="float">
            <text:p>0.17142857141724</text:p>
          </table:table-cell>
          <table:table-cell office:value-type="float" office:value="-0.155555555081105" calcext:value-type="float">
            <text:p>-0.155555555081105</text:p>
          </table:table-cell>
        </table:table-row>
        <table:table-row table:style-name="ro1">
          <table:table-cell office:value-type="float" office:value="1.74017158283463E+018" calcext:value-type="float">
            <text:p>1.74017158283463E+018</text:p>
          </table:table-cell>
          <table:table-cell office:value-type="float" office:value="-1.15635220926911" calcext:value-type="float">
            <text:p>-1.15635220926911</text:p>
          </table:table-cell>
          <table:table-cell office:value-type="float" office:value="-0.723793829966827" calcext:value-type="float">
            <text:p>-0.723793829966827</text:p>
          </table:table-cell>
          <table:table-cell office:value-type="float" office:value="-2.40646854684835" calcext:value-type="float">
            <text:p>-2.40646854684835</text:p>
          </table:table-cell>
          <table:table-cell office:value-type="float" office:value="0.171428571417248" calcext:value-type="float">
            <text:p>0.171428571417248</text:p>
          </table:table-cell>
          <table:table-cell office:value-type="float" office:value="-0.155555555081748" calcext:value-type="float">
            <text:p>-0.155555555081748</text:p>
          </table:table-cell>
        </table:table-row>
        <table:table-row table:style-name="ro1">
          <table:table-cell office:value-type="float" office:value="1.74017158285005E+018" calcext:value-type="float">
            <text:p>1.74017158285005E+018</text:p>
          </table:table-cell>
          <table:table-cell office:value-type="float" office:value="-1.15826157034917" calcext:value-type="float">
            <text:p>-1.15826157034917</text:p>
          </table:table-cell>
          <table:table-cell office:value-type="float" office:value="-0.725516206860252" calcext:value-type="float">
            <text:p>-0.725516206860252</text:p>
          </table:table-cell>
          <table:table-cell office:value-type="float" office:value="-2.40880188017459" calcext:value-type="float">
            <text:p>-2.40880188017459</text:p>
          </table:table-cell>
          <table:table-cell office:value-type="float" office:value="0.171428571417251" calcext:value-type="float">
            <text:p>0.171428571417251</text:p>
          </table:table-cell>
          <table:table-cell office:value-type="float" office:value="-0.155555555082344" calcext:value-type="float">
            <text:p>-0.155555555082344</text:p>
          </table:table-cell>
        </table:table-row>
        <table:table-row table:style-name="ro1">
          <table:table-cell office:value-type="float" office:value="1.74017158286814E+018" calcext:value-type="float">
            <text:p>1.74017158286814E+018</text:p>
          </table:table-cell>
          <table:table-cell office:value-type="float" office:value="-1.16055810078396" calcext:value-type="float">
            <text:p>-1.16055810078396</text:p>
          </table:table-cell>
          <table:table-cell office:value-type="float" office:value="-0.727577171293019" calcext:value-type="float">
            <text:p>-0.727577171293019</text:p>
          </table:table-cell>
          <table:table-cell office:value-type="float" office:value="-2.41160188016609" calcext:value-type="float">
            <text:p>-2.41160188016609</text:p>
          </table:table-cell>
          <table:table-cell office:value-type="float" office:value="0.171428571417283" calcext:value-type="float">
            <text:p>0.171428571417283</text:p>
          </table:table-cell>
          <table:table-cell office:value-type="float" office:value="-0.155555555082974" calcext:value-type="float">
            <text:p>-0.155555555082974</text:p>
          </table:table-cell>
        </table:table-row>
        <table:table-row table:style-name="ro1">
          <table:table-cell office:value-type="float" office:value="1.7401715828838E+018" calcext:value-type="float">
            <text:p>1.7401715828838E+018</text:p>
          </table:table-cell>
          <table:table-cell office:value-type="float" office:value="-1.16247627820305" calcext:value-type="float">
            <text:p>-1.16247627820305</text:p>
          </table:table-cell>
          <table:table-cell office:value-type="float" office:value="-0.72928972414942" calcext:value-type="float">
            <text:p>-0.72928972414942</text:p>
          </table:table-cell>
          <table:table-cell office:value-type="float" office:value="-2.41393521349234" calcext:value-type="float">
            <text:p>-2.41393521349234</text:p>
          </table:table-cell>
          <table:table-cell office:value-type="float" office:value="0.171428571417293" calcext:value-type="float">
            <text:p>0.171428571417293</text:p>
          </table:table-cell>
          <table:table-cell office:value-type="float" office:value="-0.155555555083506" calcext:value-type="float">
            <text:p>-0.155555555083506</text:p>
          </table:table-cell>
        </table:table-row>
        <table:table-row table:style-name="ro1">
          <table:table-cell office:value-type="float" office:value="1.74017158289848E+018" calcext:value-type="float">
            <text:p>1.74017158289848E+018</text:p>
          </table:table-cell>
          <table:table-cell office:value-type="float" office:value="-1.16439844635347" calcext:value-type="float">
            <text:p>-1.16439844635347</text:p>
          </table:table-cell>
          <table:table-cell office:value-type="float" office:value="-0.730997796600638" calcext:value-type="float">
            <text:p>-0.730997796600638</text:p>
          </table:table-cell>
          <table:table-cell office:value-type="float" office:value="-2.41626854681861" calcext:value-type="float">
            <text:p>-2.41626854681861</text:p>
          </table:table-cell>
          <table:table-cell office:value-type="float" office:value="0.171428571417275" calcext:value-type="float">
            <text:p>0.171428571417275</text:p>
          </table:table-cell>
          <table:table-cell office:value-type="float" office:value="-0.155555555084075" calcext:value-type="float">
            <text:p>-0.155555555084075</text:p>
          </table:table-cell>
        </table:table-row>
        <table:table-row table:style-name="ro1">
          <table:table-cell office:value-type="float" office:value="1.7401715829172E+018" calcext:value-type="float">
            <text:p>1.7401715829172E+018</text:p>
          </table:table-cell>
          <table:table-cell office:value-type="float" office:value="-1.16671030116288" calcext:value-type="float">
            <text:p>-1.16671030116288</text:p>
          </table:table-cell>
          <table:table-cell office:value-type="float" office:value="-0.73304155631528" calcext:value-type="float">
            <text:p>-0.73304155631528</text:p>
          </table:table-cell>
          <table:table-cell office:value-type="float" office:value="-2.41906854681014" calcext:value-type="float">
            <text:p>-2.41906854681014</text:p>
          </table:table-cell>
          <table:table-cell office:value-type="float" office:value="0.171428571417284" calcext:value-type="float">
            <text:p>0.171428571417284</text:p>
          </table:table-cell>
          <table:table-cell office:value-type="float" office:value="-0.155555555084727" calcext:value-type="float">
            <text:p>-0.155555555084727</text:p>
          </table:table-cell>
        </table:table-row>
        <table:table-row table:style-name="ro1">
          <table:table-cell office:value-type="float" office:value="1.74017158293179E+018" calcext:value-type="float">
            <text:p>1.74017158293179E+018</text:p>
          </table:table-cell>
          <table:table-cell office:value-type="float" office:value="-1.16864121205444" calcext:value-type="float">
            <text:p>-1.16864121205444</text:p>
          </table:table-cell>
          <table:table-cell office:value-type="float" office:value="-0.734739739175271" calcext:value-type="float">
            <text:p>-0.734739739175271</text:p>
          </table:table-cell>
          <table:table-cell office:value-type="float" office:value="-2.42140188013642" calcext:value-type="float">
            <text:p>-2.42140188013642</text:p>
          </table:table-cell>
          <table:table-cell office:value-type="float" office:value="0.171428571417296" calcext:value-type="float">
            <text:p>0.171428571417296</text:p>
          </table:table-cell>
          <table:table-cell office:value-type="float" office:value="-0.155555555085211" calcext:value-type="float">
            <text:p>-0.155555555085211</text:p>
          </table:table-cell>
        </table:table-row>
        <table:table-row table:style-name="ro1">
          <table:table-cell office:value-type="float" office:value="1.74017158294726E+018" calcext:value-type="float">
            <text:p>1.74017158294726E+018</text:p>
          </table:table-cell>
          <table:table-cell office:value-type="float" office:value="-1.17057608011269" calcext:value-type="float">
            <text:p>-1.17057608011269</text:p>
          </table:table-cell>
          <table:table-cell office:value-type="float" office:value="-0.736433411957787" calcext:value-type="float">
            <text:p>-0.736433411957787</text:p>
          </table:table-cell>
          <table:table-cell office:value-type="float" office:value="-2.42373521346271" calcext:value-type="float">
            <text:p>-2.42373521346271</text:p>
          </table:table-cell>
          <table:table-cell office:value-type="float" office:value="0.171428571417303" calcext:value-type="float">
            <text:p>0.171428571417303</text:p>
          </table:table-cell>
          <table:table-cell office:value-type="float" office:value="-0.155555555085775" calcext:value-type="float">
            <text:p>-0.155555555085775</text:p>
          </table:table-cell>
        </table:table-row>
        <table:table-row table:style-name="ro1">
          <table:table-cell office:value-type="float" office:value="1.74017158296541E+018" calcext:value-type="float">
            <text:p>1.74017158296541E+018</text:p>
          </table:table-cell>
          <table:table-cell office:value-type="float" office:value="-1.17290313040887" calcext:value-type="float">
            <text:p>-1.17290313040887</text:p>
          </table:table-cell>
          <table:table-cell office:value-type="float" office:value="-0.73845985301296" calcext:value-type="float">
            <text:p>-0.73845985301296</text:p>
          </table:table-cell>
          <table:table-cell office:value-type="float" office:value="-2.42653521345427" calcext:value-type="float">
            <text:p>-2.42653521345427</text:p>
          </table:table-cell>
          <table:table-cell office:value-type="float" office:value="0.171428571417327" calcext:value-type="float">
            <text:p>0.171428571417327</text:p>
          </table:table-cell>
          <table:table-cell office:value-type="float" office:value="-0.155555555086524" calcext:value-type="float">
            <text:p>-0.155555555086524</text:p>
          </table:table-cell>
        </table:table-row>
        <table:table-row table:style-name="ro1">
          <table:table-cell office:value-type="float" office:value="1.74017158298075E+018" calcext:value-type="float">
            <text:p>1.74017158298075E+018</text:p>
          </table:table-cell>
          <table:table-cell office:value-type="float" office:value="-1.17484666712296" calcext:value-type="float">
            <text:p>-1.17484666712296</text:p>
          </table:table-cell>
          <table:table-cell office:value-type="float" office:value="-0.740143571201398" calcext:value-type="float">
            <text:p>-0.740143571201398</text:p>
          </table:table-cell>
          <table:table-cell office:value-type="float" office:value="-2.42886854678058" calcext:value-type="float">
            <text:p>-2.42886854678058</text:p>
          </table:table-cell>
          <table:table-cell office:value-type="float" office:value="0.171428571417341" calcext:value-type="float">
            <text:p>0.171428571417341</text:p>
          </table:table-cell>
          <table:table-cell office:value-type="float" office:value="-0.155555555087024" calcext:value-type="float">
            <text:p>-0.155555555087024</text:p>
          </table:table-cell>
        </table:table-row>
        <table:table-row table:style-name="ro1">
          <table:table-cell office:value-type="float" office:value="1.74017158299866E+018" calcext:value-type="float">
            <text:p>1.74017158299866E+018</text:p>
          </table:table-cell>
          <table:table-cell office:value-type="float" office:value="-1.17718408911072" calcext:value-type="float">
            <text:p>-1.17718408911072</text:p>
          </table:table-cell>
          <table:table-cell office:value-type="float" office:value="-0.742158040084788" calcext:value-type="float">
            <text:p>-0.742158040084788</text:p>
          </table:table-cell>
          <table:table-cell office:value-type="float" office:value="-2.43166854677216" calcext:value-type="float">
            <text:p>-2.43166854677216</text:p>
          </table:table-cell>
          <table:table-cell office:value-type="float" office:value="0.171428571417327" calcext:value-type="float">
            <text:p>0.171428571417327</text:p>
          </table:table-cell>
          <table:table-cell office:value-type="float" office:value="-0.155555555087697" calcext:value-type="float">
            <text:p>-0.155555555087697</text:p>
          </table:table-cell>
        </table:table-row>
        <table:table-row table:style-name="ro1">
          <table:table-cell office:value-type="float" office:value="1.74017158301416E+018" calcext:value-type="float">
            <text:p>1.74017158301416E+018</text:p>
          </table:table-cell>
          <table:table-cell office:value-type="float" office:value="-1.1791362432664" calcext:value-type="float">
            <text:p>-1.1791362432664</text:p>
          </table:table-cell>
          <table:table-cell office:value-type="float" office:value="-0.7438317593114" calcext:value-type="float">
            <text:p>-0.7438317593114</text:p>
          </table:table-cell>
          <table:table-cell office:value-type="float" office:value="-2.43400188009849" calcext:value-type="float">
            <text:p>-2.43400188009849</text:p>
          </table:table-cell>
          <table:table-cell office:value-type="float" office:value="0.171428571417337" calcext:value-type="float">
            <text:p>0.171428571417337</text:p>
          </table:table-cell>
          <table:table-cell office:value-type="float" office:value="-0.155555555088229" calcext:value-type="float">
            <text:p>-0.155555555088229</text:p>
          </table:table-cell>
        </table:table-row>
        <table:table-row table:style-name="ro1">
          <table:table-cell office:value-type="float" office:value="1.74017158302975E+018" calcext:value-type="float">
            <text:p>1.74017158302975E+018</text:p>
          </table:table-cell>
          <table:table-cell office:value-type="float" office:value="-1.1810922974492" calcext:value-type="float">
            <text:p>-1.1810922974492</text:p>
          </table:table-cell>
          <table:table-cell office:value-type="float" office:value="-0.745500918959562" calcext:value-type="float">
            <text:p>-0.745500918959562</text:p>
          </table:table-cell>
          <table:table-cell office:value-type="float" office:value="-2.43633521342483" calcext:value-type="float">
            <text:p>-2.43633521342483</text:p>
          </table:table-cell>
          <table:table-cell office:value-type="float" office:value="0.171428571417344" calcext:value-type="float">
            <text:p>0.171428571417344</text:p>
          </table:table-cell>
          <table:table-cell office:value-type="float" office:value="-0.155555555088801" calcext:value-type="float">
            <text:p>-0.155555555088801</text:p>
          </table:table-cell>
        </table:table-row>
        <table:table-row table:style-name="ro1">
          <table:table-cell office:value-type="float" office:value="1.74017158304746E+018" calcext:value-type="float">
            <text:p>1.74017158304746E+018</text:p>
          </table:table-cell>
          <table:table-cell office:value-type="float" office:value="-1.18357328132247" calcext:value-type="float">
            <text:p>-1.18357328132247</text:p>
          </table:table-cell>
          <table:table-cell office:value-type="float" office:value="-0.747609246261658" calcext:value-type="float">
            <text:p>-0.747609246261658</text:p>
          </table:table-cell>
          <table:table-cell office:value-type="float" office:value="-2.43767518842794" calcext:value-type="float">
            <text:p>-2.43767518842794</text:p>
          </table:table-cell>
          <table:table-cell office:value-type="float" office:value="0.177098571372465" calcext:value-type="float">
            <text:p>0.177098571372465</text:p>
          </table:table-cell>
          <table:table-cell office:value-type="float" office:value="-0.106888055472829" calcext:value-type="float">
            <text:p>-0.106888055472829</text:p>
          </table:table-cell>
        </table:table-row>
        <table:table-row table:style-name="ro1">
          <table:table-cell office:value-type="float" office:value="1.74017158306265E+018" calcext:value-type="float">
            <text:p>1.74017158306265E+018</text:p>
          </table:table-cell>
          <table:table-cell office:value-type="float" office:value="-1.18581087688301" calcext:value-type="float">
            <text:p>-1.18581087688301</text:p>
          </table:table-cell>
          <table:table-cell office:value-type="float" office:value="-0.749509994057125" calcext:value-type="float">
            <text:p>-0.749509994057125</text:p>
          </table:table-cell>
          <table:table-cell office:value-type="float" office:value="-2.43687989677811" calcext:value-type="float">
            <text:p>-2.43687989677811</text:p>
          </table:table-cell>
          <table:table-cell office:value-type="float" office:value="0.188978571339351" calcext:value-type="float">
            <text:p>0.188978571339351</text:p>
          </table:table-cell>
          <table:table-cell office:value-type="float" office:value="-0.00491805622627522" calcext:value-type="float">
            <text:p>-0.00491805622627522</text:p>
          </table:table-cell>
        </table:table-row>
        <table:table-row table:style-name="ro1">
          <table:table-cell office:value-type="float" office:value="1.74017158307814E+018" calcext:value-type="float">
            <text:p>1.74017158307814E+018</text:p>
          </table:table-cell>
          <table:table-cell office:value-type="float" office:value="-1.18819940298168" calcext:value-type="float">
            <text:p>-1.18819940298168</text:p>
          </table:table-cell>
          <table:table-cell office:value-type="float" office:value="-0.751545840722282" calcext:value-type="float">
            <text:p>-0.751545840722282</text:p>
          </table:table-cell>
          <table:table-cell office:value-type="float" office:value="-2.43434648012822" calcext:value-type="float">
            <text:p>-2.43434648012822</text:p>
          </table:table-cell>
          <table:table-cell office:value-type="float" office:value="0.202478571341697" calcext:value-type="float">
            <text:p>0.202478571341697</text:p>
          </table:table-cell>
          <table:table-cell office:value-type="float" office:value="0.110956943324146" calcext:value-type="float">
            <text:p>0.110956943324146</text:p>
          </table:table-cell>
        </table:table-row>
        <table:table-row table:style-name="ro1">
          <table:table-cell office:value-type="float" office:value="1.74017158309652E+018" calcext:value-type="float">
            <text:p>1.74017158309652E+018</text:p>
          </table:table-cell>
          <table:table-cell office:value-type="float" office:value="-1.19118728739388" calcext:value-type="float">
            <text:p>-1.19118728739388</text:p>
          </table:table-cell>
          <table:table-cell office:value-type="float" office:value="-0.754112524920238" calcext:value-type="float">
            <text:p>-0.754112524920238</text:p>
          </table:table-cell>
          <table:table-cell office:value-type="float" office:value="-2.42901205514841" calcext:value-type="float">
            <text:p>-2.42901205514841</text:p>
          </table:table-cell>
          <table:table-cell office:value-type="float" office:value="0.215529892244715" calcext:value-type="float">
            <text:p>0.215529892244715</text:p>
          </table:table-cell>
          <table:table-cell office:value-type="float" office:value="0.250006943323919" calcext:value-type="float">
            <text:p>0.250006943323919</text:p>
          </table:table-cell>
        </table:table-row>
        <table:table-row table:style-name="ro1">
          <table:table-cell office:value-type="float" office:value="1.74017158311149E+018" calcext:value-type="float">
            <text:p>1.74017158311149E+018</text:p>
          </table:table-cell>
          <table:table-cell office:value-type="float" office:value="-1.19366791368959" calcext:value-type="float">
            <text:p>-1.19366791368959</text:p>
          </table:table-cell>
          <table:table-cell office:value-type="float" office:value="-0.756269053769723" calcext:value-type="float">
            <text:p>-0.756269053769723</text:p>
          </table:table-cell>
          <table:table-cell office:value-type="float" office:value="-2.4226547634986" calcext:value-type="float">
            <text:p>-2.4226547634986</text:p>
          </table:table-cell>
          <table:table-cell office:value-type="float" office:value="0.219131213152507" calcext:value-type="float">
            <text:p>0.219131213152507</text:p>
          </table:table-cell>
          <table:table-cell office:value-type="float" office:value="0.365881943321335" calcext:value-type="float">
            <text:p>0.365881943321335</text:p>
          </table:table-cell>
        </table:table-row>
        <table:table-row table:style-name="ro1">
          <table:table-cell office:value-type="float" office:value="1.74017158312949E+018" calcext:value-type="float">
            <text:p>1.74017158312949E+018</text:p>
          </table:table-cell>
          <table:table-cell office:value-type="float" office:value="-1.19662366070902" calcext:value-type="float">
            <text:p>-1.19662366070902</text:p>
          </table:table-cell>
          <table:table-cell office:value-type="float" office:value="-0.758880838994284" calcext:value-type="float">
            <text:p>-0.758880838994284</text:p>
          </table:table-cell>
          <table:table-cell office:value-type="float" office:value="-2.41273168851888" calcext:value-type="float">
            <text:p>-2.41273168851888</text:p>
          </table:table-cell>
          <table:table-cell office:value-type="float" office:value="0.219131213157649" calcext:value-type="float">
            <text:p>0.219131213157649</text:p>
          </table:table-cell>
          <table:table-cell office:value-type="float" office:value="0.504931943318703" calcext:value-type="float">
            <text:p>0.504931943318703</text:p>
          </table:table-cell>
        </table:table-row>
        <table:table-row table:style-name="ro1">
          <table:table-cell office:value-type="float" office:value="1.74017158314489E+018" calcext:value-type="float">
            <text:p>1.74017158314489E+018</text:p>
          </table:table-cell>
          <table:table-cell office:value-type="float" office:value="-1.19906464002566" calcext:value-type="float">
            <text:p>-1.19906464002566</text:p>
          </table:table-cell>
          <table:table-cell office:value-type="float" office:value="-0.761082131009181" calcext:value-type="float">
            <text:p>-0.761082131009181</text:p>
          </table:table-cell>
          <table:table-cell office:value-type="float" office:value="-2.40255052186915" calcext:value-type="float">
            <text:p>-2.40255052186915</text:p>
          </table:table-cell>
          <table:table-cell office:value-type="float" office:value="0.219131213157783" calcext:value-type="float">
            <text:p>0.219131213157783</text:p>
          </table:table-cell>
          <table:table-cell office:value-type="float" office:value="0.620806943316563" calcext:value-type="float">
            <text:p>0.620806943316563</text:p>
          </table:table-cell>
        </table:table-row>
        <table:table-row table:style-name="ro1">
          <table:table-cell office:value-type="float" office:value="1.74017158316062E+018" calcext:value-type="float">
            <text:p>1.74017158316062E+018</text:p>
          </table:table-cell>
          <table:table-cell office:value-type="float" office:value="-1.2014816522338" calcext:value-type="float">
            <text:p>-1.2014816522338</text:p>
          </table:table-cell>
          <table:table-cell office:value-type="float" office:value="-0.763309708007412" calcext:value-type="float">
            <text:p>-0.763309708007412</text:p>
          </table:table-cell>
          <table:table-cell office:value-type="float" office:value="-2.39136569954003" calcext:value-type="float">
            <text:p>-2.39136569954003</text:p>
          </table:table-cell>
          <table:table-cell office:value-type="float" office:value="0.219131213157828" calcext:value-type="float">
            <text:p>0.219131213157828</text:p>
          </table:table-cell>
          <table:table-cell office:value-type="float" office:value="0.71219963262862" calcext:value-type="float">
            <text:p>0.71219963262862</text:p>
          </table:table-cell>
        </table:table-row>
        <table:table-row table:style-name="ro1">
          <table:table-cell office:value-type="float" office:value="1.7401715831788E+018" calcext:value-type="float">
            <text:p>1.7401715831788E+018</text:p>
          </table:table-cell>
          <table:table-cell office:value-type="float" office:value="-1.20434895375019" calcext:value-type="float">
            <text:p>-1.20434895375019</text:p>
          </table:table-cell>
          <table:table-cell office:value-type="float" office:value="-0.766018275665497" calcext:value-type="float">
            <text:p>-0.766018275665497</text:p>
          </table:table-cell>
          <table:table-cell office:value-type="float" office:value="-2.3779439127432" calcext:value-type="float">
            <text:p>-2.3779439127432</text:p>
          </table:table-cell>
          <table:table-cell office:value-type="float" office:value="0.219131213157756" calcext:value-type="float">
            <text:p>0.219131213157756</text:p>
          </table:table-cell>
          <table:table-cell office:value-type="float" office:value="0.745654822046108" calcext:value-type="float">
            <text:p>0.745654822046108</text:p>
          </table:table-cell>
        </table:table-row>
        <table:table-row table:style-name="ro1">
          <table:table-cell office:value-type="float" office:value="1.74017158319396E+018" calcext:value-type="float">
            <text:p>1.74017158319396E+018</text:p>
          </table:table-cell>
          <table:table-cell office:value-type="float" office:value="-1.20671042667744" calcext:value-type="float">
            <text:p>-1.20671042667744</text:p>
          </table:table-cell>
          <table:table-cell office:value-type="float" office:value="-0.768304646788313" calcext:value-type="float">
            <text:p>-0.768304646788313</text:p>
          </table:table-cell>
          <table:table-cell office:value-type="float" office:value="-2.36675909041251" calcext:value-type="float">
            <text:p>-2.36675909041251</text:p>
          </table:table-cell>
          <table:table-cell office:value-type="float" office:value="0.219131213157724" calcext:value-type="float">
            <text:p>0.219131213157724</text:p>
          </table:table-cell>
          <table:table-cell office:value-type="float" office:value="0.745654822045751" calcext:value-type="float">
            <text:p>0.745654822045751</text:p>
          </table:table-cell>
        </table:table-row>
        <table:table-row table:style-name="ro1">
          <table:table-cell office:value-type="float" office:value="1.74017158321171E+018" calcext:value-type="float">
            <text:p>1.74017158321171E+018</text:p>
          </table:table-cell>
          <table:table-cell office:value-type="float" office:value="-1.20951021824323" calcext:value-type="float">
            <text:p>-1.20951021824323</text:p>
          </table:table-cell>
          <table:table-cell office:value-type="float" office:value="-0.77108294193686" calcext:value-type="float">
            <text:p>-0.77108294193686</text:p>
          </table:table-cell>
          <table:table-cell office:value-type="float" office:value="-2.3533373036157" calcext:value-type="float">
            <text:p>-2.3533373036157</text:p>
          </table:table-cell>
          <table:table-cell office:value-type="float" office:value="0.219131213157689" calcext:value-type="float">
            <text:p>0.219131213157689</text:p>
          </table:table-cell>
          <table:table-cell office:value-type="float" office:value="0.745654822045354" calcext:value-type="float">
            <text:p>0.745654822045354</text:p>
          </table:table-cell>
        </table:table-row>
        <table:table-row table:style-name="ro1">
          <table:table-cell office:value-type="float" office:value="1.74017158322731E+018" calcext:value-type="float">
            <text:p>1.74017158322731E+018</text:p>
          </table:table-cell>
          <table:table-cell office:value-type="float" office:value="-1.21181472212478" calcext:value-type="float">
            <text:p>-1.21181472212478</text:p>
          </table:table-cell>
          <table:table-cell office:value-type="float" office:value="-0.773426722890204" calcext:value-type="float">
            <text:p>-0.773426722890204</text:p>
          </table:table-cell>
          <table:table-cell office:value-type="float" office:value="-2.34215248128503" calcext:value-type="float">
            <text:p>-2.34215248128503</text:p>
          </table:table-cell>
          <table:table-cell office:value-type="float" office:value="0.219131213157664" calcext:value-type="float">
            <text:p>0.219131213157664</text:p>
          </table:table-cell>
          <table:table-cell office:value-type="float" office:value="0.74565482204506" calcext:value-type="float">
            <text:p>0.74565482204506</text:p>
          </table:table-cell>
        </table:table-row>
        <table:table-row table:style-name="ro1">
          <table:table-cell office:value-type="float" office:value="1.74017158324219E+018" calcext:value-type="float">
            <text:p>1.74017158324219E+018</text:p>
          </table:table-cell>
          <table:table-cell office:value-type="float" office:value="-1.21409286763386" calcext:value-type="float">
            <text:p>-1.21409286763386</text:p>
          </table:table-cell>
          <table:table-cell office:value-type="float" office:value="-0.775796132170343" calcext:value-type="float">
            <text:p>-0.775796132170343</text:p>
          </table:table-cell>
          <table:table-cell office:value-type="float" office:value="-2.33096765895435" calcext:value-type="float">
            <text:p>-2.33096765895435</text:p>
          </table:table-cell>
          <table:table-cell office:value-type="float" office:value="0.219131213157657" calcext:value-type="float">
            <text:p>0.219131213157657</text:p>
          </table:table-cell>
          <table:table-cell office:value-type="float" office:value="0.745654822044918" calcext:value-type="float">
            <text:p>0.745654822044918</text:p>
          </table:table-cell>
        </table:table-row>
        <table:table-row table:style-name="ro1">
          <table:table-cell office:value-type="float" office:value="1.74017158326044E+018" calcext:value-type="float">
            <text:p>1.74017158326044E+018</text:p>
          </table:table-cell>
          <table:table-cell office:value-type="float" office:value="-1.21679144815635" calcext:value-type="float">
            <text:p>-1.21679144815635</text:p>
          </table:table-cell>
          <table:table-cell office:value-type="float" office:value="-0.77867283512823" calcext:value-type="float">
            <text:p>-0.77867283512823</text:p>
          </table:table-cell>
          <table:table-cell office:value-type="float" office:value="-2.31754587215755" calcext:value-type="float">
            <text:p>-2.31754587215755</text:p>
          </table:table-cell>
          <table:table-cell office:value-type="float" office:value="0.21913121315762" calcext:value-type="float">
            <text:p>0.21913121315762</text:p>
          </table:table-cell>
          <table:table-cell office:value-type="float" office:value="0.745654822044727" calcext:value-type="float">
            <text:p>0.745654822044727</text:p>
          </table:table-cell>
        </table:table-row>
        <table:table-row table:style-name="ro1">
          <table:table-cell office:value-type="float" office:value="1.74017158327589E+018" calcext:value-type="float">
            <text:p>1.74017158327589E+018</text:p>
          </table:table-cell>
          <table:table-cell office:value-type="float" office:value="-1.21901060676394" calcext:value-type="float">
            <text:p>-1.21901060676394</text:p>
          </table:table-cell>
          <table:table-cell office:value-type="float" office:value="-0.781097578902677" calcext:value-type="float">
            <text:p>-0.781097578902677</text:p>
          </table:table-cell>
          <table:table-cell office:value-type="float" office:value="-2.30636104982688" calcext:value-type="float">
            <text:p>-2.30636104982688</text:p>
          </table:table-cell>
          <table:table-cell office:value-type="float" office:value="0.21913121315757" calcext:value-type="float">
            <text:p>0.21913121315757</text:p>
          </table:table-cell>
          <table:table-cell office:value-type="float" office:value="0.745654822044528" calcext:value-type="float">
            <text:p>0.745654822044528</text:p>
          </table:table-cell>
        </table:table-row>
        <table:table-row table:style-name="ro1">
          <table:table-cell office:value-type="float" office:value="1.74017158329093E+018" calcext:value-type="float">
            <text:p>1.74017158329093E+018</text:p>
          </table:table-cell>
          <table:table-cell office:value-type="float" office:value="-1.22120250680147" calcext:value-type="float">
            <text:p>-1.22120250680147</text:p>
          </table:table-cell>
          <table:table-cell office:value-type="float" office:value="-0.783546991387915" calcext:value-type="float">
            <text:p>-0.783546991387915</text:p>
          </table:table-cell>
          <table:table-cell office:value-type="float" office:value="-2.29517622749621" calcext:value-type="float">
            <text:p>-2.29517622749621</text:p>
          </table:table-cell>
          <table:table-cell office:value-type="float" office:value="0.219131213157541" calcext:value-type="float">
            <text:p>0.219131213157541</text:p>
          </table:table-cell>
          <table:table-cell office:value-type="float" office:value="0.745654822044464" calcext:value-type="float">
            <text:p>0.745654822044464</text:p>
          </table:table-cell>
        </table:table-row>
        <table:table-row table:style-name="ro1">
          <table:table-cell office:value-type="float" office:value="1.74017158330972E+018" calcext:value-type="float">
            <text:p>1.74017158330972E+018</text:p>
          </table:table-cell>
          <table:table-cell office:value-type="float" office:value="-1.22379641969635" calcext:value-type="float">
            <text:p>-1.22379641969635</text:p>
          </table:table-cell>
          <table:table-cell office:value-type="float" office:value="-0.78651841741561" calcext:value-type="float">
            <text:p>-0.78651841741561</text:p>
          </table:table-cell>
          <table:table-cell office:value-type="float" office:value="-2.28175444069941" calcext:value-type="float">
            <text:p>-2.28175444069941</text:p>
          </table:table-cell>
          <table:table-cell office:value-type="float" office:value="0.219131213157525" calcext:value-type="float">
            <text:p>0.219131213157525</text:p>
          </table:table-cell>
          <table:table-cell office:value-type="float" office:value="0.745654822044599" calcext:value-type="float">
            <text:p>0.745654822044599</text:p>
          </table:table-cell>
        </table:table-row>
        <table:table-row table:style-name="ro1">
          <table:table-cell office:value-type="float" office:value="1.74017158332436E+018" calcext:value-type="float">
            <text:p>1.74017158332436E+018</text:p>
          </table:table-cell>
          <table:table-cell office:value-type="float" office:value="-1.2259273905323" calcext:value-type="float">
            <text:p>-1.2259273905323</text:p>
          </table:table-cell>
          <table:table-cell office:value-type="float" office:value="-0.789021018181546" calcext:value-type="float">
            <text:p>-0.789021018181546</text:p>
          </table:table-cell>
          <table:table-cell office:value-type="float" office:value="-2.27056961836874" calcext:value-type="float">
            <text:p>-2.27056961836874</text:p>
          </table:table-cell>
          <table:table-cell office:value-type="float" office:value="0.219131213157506" calcext:value-type="float">
            <text:p>0.219131213157506</text:p>
          </table:table-cell>
          <table:table-cell office:value-type="float" office:value="0.745654822044703" calcext:value-type="float">
            <text:p>0.745654822044703</text:p>
          </table:table-cell>
        </table:table-row>
        <table:table-row table:style-name="ro1">
          <table:table-cell office:value-type="float" office:value="1.74017158334269E+018" calcext:value-type="float">
            <text:p>1.74017158334269E+018</text:p>
          </table:table-cell>
          <table:table-cell office:value-type="float" office:value="-1.22844740883833" calcext:value-type="float">
            <text:p>-1.22844740883833</text:p>
          </table:table-cell>
          <table:table-cell office:value-type="float" office:value="-0.792055365637188" calcext:value-type="float">
            <text:p>-0.792055365637188</text:p>
          </table:table-cell>
          <table:table-cell office:value-type="float" office:value="-2.25714783157193" calcext:value-type="float">
            <text:p>-2.25714783157193</text:p>
          </table:table-cell>
          <table:table-cell office:value-type="float" office:value="0.219131213157513" calcext:value-type="float">
            <text:p>0.219131213157513</text:p>
          </table:table-cell>
          <table:table-cell office:value-type="float" office:value="0.745654822045013" calcext:value-type="float">
            <text:p>0.745654822045013</text:p>
          </table:table-cell>
        </table:table-row>
        <table:table-row table:style-name="ro1">
          <table:table-cell office:value-type="float" office:value="1.74017158335808E+018" calcext:value-type="float">
            <text:p>1.74017158335808E+018</text:p>
          </table:table-cell>
          <table:table-cell office:value-type="float" office:value="-1.23051616026648" calcext:value-type="float">
            <text:p>-1.23051616026648</text:p>
          </table:table-cell>
          <table:table-cell office:value-type="float" office:value="-0.794609639472523" calcext:value-type="float">
            <text:p>-0.794609639472523</text:p>
          </table:table-cell>
          <table:table-cell office:value-type="float" office:value="-2.24596300924125" calcext:value-type="float">
            <text:p>-2.24596300924125</text:p>
          </table:table-cell>
          <table:table-cell office:value-type="float" office:value="0.219131213157486" calcext:value-type="float">
            <text:p>0.219131213157486</text:p>
          </table:table-cell>
          <table:table-cell office:value-type="float" office:value="0.74565482204518" calcext:value-type="float">
            <text:p>0.74565482204518</text:p>
          </table:table-cell>
        </table:table-row>
        <table:table-row table:style-name="ro1">
          <table:table-cell office:value-type="float" office:value="1.74017158337276E+018" calcext:value-type="float">
            <text:p>1.74017158337276E+018</text:p>
          </table:table-cell>
          <table:table-cell office:value-type="float" office:value="-1.23255621379194" calcext:value-type="float">
            <text:p>-1.23255621379194</text:p>
          </table:table-cell>
          <table:table-cell office:value-type="float" office:value="-0.797186891674106" calcext:value-type="float">
            <text:p>-0.797186891674106</text:p>
          </table:table-cell>
          <table:table-cell office:value-type="float" office:value="-2.23477818691057" calcext:value-type="float">
            <text:p>-2.23477818691057</text:p>
          </table:table-cell>
          <table:table-cell office:value-type="float" office:value="0.219131213157433" calcext:value-type="float">
            <text:p>0.219131213157433</text:p>
          </table:table-cell>
          <table:table-cell office:value-type="float" office:value="0.745654822045322" calcext:value-type="float">
            <text:p>0.745654822045322</text:p>
          </table:table-cell>
        </table:table-row>
        <table:table-row table:style-name="ro1">
          <table:table-cell office:value-type="float" office:value="1.74017158339124E+018" calcext:value-type="float">
            <text:p>1.74017158339124E+018</text:p>
          </table:table-cell>
          <table:table-cell office:value-type="float" office:value="-1.23496603771197" calcext:value-type="float">
            <text:p>-1.23496603771197</text:p>
          </table:table-cell>
          <table:table-cell office:value-type="float" office:value="-0.800309471604026" calcext:value-type="float">
            <text:p>-0.800309471604026</text:p>
          </table:table-cell>
          <table:table-cell office:value-type="float" office:value="-2.22135640011374" calcext:value-type="float">
            <text:p>-2.22135640011374</text:p>
          </table:table-cell>
          <table:table-cell office:value-type="float" office:value="0.21913121315742" calcext:value-type="float">
            <text:p>0.21913121315742</text:p>
          </table:table-cell>
          <table:table-cell office:value-type="float" office:value="0.745654822045751" calcext:value-type="float">
            <text:p>0.745654822045751</text:p>
          </table:table-cell>
        </table:table-row>
        <table:table-row table:style-name="ro1">
          <table:table-cell office:value-type="float" office:value="1.74017158340662E+018" calcext:value-type="float">
            <text:p>1.74017158340662E+018</text:p>
          </table:table-cell>
          <table:table-cell office:value-type="float" office:value="-1.23694206261946" calcext:value-type="float">
            <text:p>-1.23694206261946</text:p>
          </table:table-cell>
          <table:table-cell office:value-type="float" office:value="-0.80293613733501" calcext:value-type="float">
            <text:p>-0.80293613733501</text:p>
          </table:table-cell>
          <table:table-cell office:value-type="float" office:value="-2.21017157778305" calcext:value-type="float">
            <text:p>-2.21017157778305</text:p>
          </table:table-cell>
          <table:table-cell office:value-type="float" office:value="0.219131213157405" calcext:value-type="float">
            <text:p>0.219131213157405</text:p>
          </table:table-cell>
          <table:table-cell office:value-type="float" office:value="0.745654822046195" calcext:value-type="float">
            <text:p>0.745654822046195</text:p>
          </table:table-cell>
        </table:table-row>
        <table:table-row table:style-name="ro1">
          <table:table-cell office:value-type="float" office:value="1.74017158342152E+018" calcext:value-type="float">
            <text:p>1.74017158342152E+018</text:p>
          </table:table-cell>
          <table:table-cell office:value-type="float" office:value="-1.23888858575065" calcext:value-type="float">
            <text:p>-1.23888858575065</text:p>
          </table:table-cell>
          <table:table-cell office:value-type="float" office:value="-0.805584739796134" calcext:value-type="float">
            <text:p>-0.805584739796134</text:p>
          </table:table-cell>
          <table:table-cell office:value-type="float" office:value="-2.19898675545234" calcext:value-type="float">
            <text:p>-2.19898675545234</text:p>
          </table:table-cell>
          <table:table-cell office:value-type="float" office:value="0.219131213157389" calcext:value-type="float">
            <text:p>0.219131213157389</text:p>
          </table:table-cell>
          <table:table-cell office:value-type="float" office:value="0.745654822046656" calcext:value-type="float">
            <text:p>0.745654822046656</text:p>
          </table:table-cell>
        </table:table-row>
        <table:table-row table:style-name="ro1">
          <table:table-cell office:value-type="float" office:value="1.74017158344011E+018" calcext:value-type="float">
            <text:p>1.74017158344011E+018</text:p>
          </table:table-cell>
          <table:table-cell office:value-type="float" office:value="-1.24118512856574" calcext:value-type="float">
            <text:p>-1.24118512856574</text:p>
          </table:table-cell>
          <table:table-cell office:value-type="float" office:value="-0.808791552519492" calcext:value-type="float">
            <text:p>-0.808791552519492</text:p>
          </table:table-cell>
          <table:table-cell office:value-type="float" office:value="-2.18556496865548" calcext:value-type="float">
            <text:p>-2.18556496865548</text:p>
          </table:table-cell>
          <table:table-cell office:value-type="float" office:value="0.219131213157406" calcext:value-type="float">
            <text:p>0.219131213157406</text:p>
          </table:table-cell>
          <table:table-cell office:value-type="float" office:value="0.745654822047396" calcext:value-type="float">
            <text:p>0.745654822047396</text:p>
          </table:table-cell>
        </table:table-row>
        <table:table-row table:style-name="ro1">
          <table:table-cell office:value-type="float" office:value="1.74017158345469E+018" calcext:value-type="float">
            <text:p>1.74017158345469E+018</text:p>
          </table:table-cell>
          <table:table-cell office:value-type="float" office:value="-1.24306589588238" calcext:value-type="float">
            <text:p>-1.24306589588238</text:p>
          </table:table-cell>
          <table:table-cell office:value-type="float" office:value="-0.811487245676733" calcext:value-type="float">
            <text:p>-0.811487245676733</text:p>
          </table:table-cell>
          <table:table-cell office:value-type="float" office:value="-2.17438014632476" calcext:value-type="float">
            <text:p>-2.17438014632476</text:p>
          </table:table-cell>
          <table:table-cell office:value-type="float" office:value="0.219131213157389" calcext:value-type="float">
            <text:p>0.219131213157389</text:p>
          </table:table-cell>
          <table:table-cell office:value-type="float" office:value="0.74565482204792" calcext:value-type="float">
            <text:p>0.74565482204792</text:p>
          </table:table-cell>
        </table:table-row>
        <table:table-row table:style-name="ro1">
          <table:table-cell office:value-type="float" office:value="1.74017158347312E+018" calcext:value-type="float">
            <text:p>1.74017158347312E+018</text:p>
          </table:table-cell>
          <table:table-cell office:value-type="float" office:value="-1.24528284264675" calcext:value-type="float">
            <text:p>-1.24528284264675</text:p>
          </table:table-cell>
          <table:table-cell office:value-type="float" office:value="-0.814749592039127" calcext:value-type="float">
            <text:p>-0.814749592039127</text:p>
          </table:table-cell>
          <table:table-cell office:value-type="float" office:value="-2.16095835952788" calcext:value-type="float">
            <text:p>-2.16095835952788</text:p>
          </table:table-cell>
          <table:table-cell office:value-type="float" office:value="0.21913121315735" calcext:value-type="float">
            <text:p>0.21913121315735</text:p>
          </table:table-cell>
          <table:table-cell office:value-type="float" office:value="0.745654822048641" calcext:value-type="float">
            <text:p>0.745654822048641</text:p>
          </table:table-cell>
        </table:table-row>
        <table:table-row table:style-name="ro1">
          <table:table-cell office:value-type="float" office:value="1.74017158348819E+018" calcext:value-type="float">
            <text:p>1.74017158348819E+018</text:p>
          </table:table-cell>
          <table:table-cell office:value-type="float" office:value="-1.24709671542949" calcext:value-type="float">
            <text:p>-1.24709671542949</text:p>
          </table:table-cell>
          <table:table-cell office:value-type="float" office:value="-0.817490743772495" calcext:value-type="float">
            <text:p>-0.817490743772495</text:p>
          </table:table-cell>
          <table:table-cell office:value-type="float" office:value="-2.14977353719713" calcext:value-type="float">
            <text:p>-2.14977353719713</text:p>
          </table:table-cell>
          <table:table-cell office:value-type="float" office:value="0.219131213157344" calcext:value-type="float">
            <text:p>0.219131213157344</text:p>
          </table:table-cell>
          <table:table-cell office:value-type="float" office:value="0.745654822049388" calcext:value-type="float">
            <text:p>0.745654822049388</text:p>
          </table:table-cell>
        </table:table-row>
        <table:table-row table:style-name="ro1">
          <table:table-cell office:value-type="float" office:value="1.74017158350428E+018" calcext:value-type="float">
            <text:p>1.74017158350428E+018</text:p>
          </table:table-cell>
          <table:table-cell office:value-type="float" office:value="-1.24887981609957" calcext:value-type="float">
            <text:p>-1.24887981609957</text:p>
          </table:table-cell>
          <table:table-cell office:value-type="float" office:value="-0.820252011470072" calcext:value-type="float">
            <text:p>-0.820252011470072</text:p>
          </table:table-cell>
          <table:table-cell office:value-type="float" office:value="-2.13858871486637" calcext:value-type="float">
            <text:p>-2.13858871486637</text:p>
          </table:table-cell>
          <table:table-cell office:value-type="float" office:value="0.219131213157346" calcext:value-type="float">
            <text:p>0.219131213157346</text:p>
          </table:table-cell>
          <table:table-cell office:value-type="float" office:value="0.745654822050198" calcext:value-type="float">
            <text:p>0.745654822050198</text:p>
          </table:table-cell>
        </table:table-row>
        <table:table-row table:style-name="ro1">
          <table:table-cell office:value-type="float" office:value="1.74017158352234E+018" calcext:value-type="float">
            <text:p>1.74017158352234E+018</text:p>
          </table:table-cell>
          <table:table-cell office:value-type="float" office:value="-1.25097860391349" calcext:value-type="float">
            <text:p>-1.25097860391349</text:p>
          </table:table-cell>
          <table:table-cell office:value-type="float" office:value="-0.823591599237508" calcext:value-type="float">
            <text:p>-0.823591599237508</text:p>
          </table:table-cell>
          <table:table-cell office:value-type="float" office:value="-2.12516692806944" calcext:value-type="float">
            <text:p>-2.12516692806944</text:p>
          </table:table-cell>
          <table:table-cell office:value-type="float" office:value="0.219131213157368" calcext:value-type="float">
            <text:p>0.219131213157368</text:p>
          </table:table-cell>
          <table:table-cell office:value-type="float" office:value="0.745654822051335" calcext:value-type="float">
            <text:p>0.745654822051335</text:p>
          </table:table-cell>
        </table:table-row>
        <table:table-row table:style-name="ro1">
          <table:table-cell office:value-type="float" office:value="1.74017158353754E+018" calcext:value-type="float">
            <text:p>1.74017158353754E+018</text:p>
          </table:table-cell>
          <table:table-cell office:value-type="float" office:value="-1.25268905115962" calcext:value-type="float">
            <text:p>-1.25268905115962</text:p>
          </table:table-cell>
          <table:table-cell office:value-type="float" office:value="-0.826388961527087" calcext:value-type="float">
            <text:p>-0.826388961527087</text:p>
          </table:table-cell>
          <table:table-cell office:value-type="float" office:value="-2.11405163073774" calcext:value-type="float">
            <text:p>-2.11405163073774</text:p>
          </table:table-cell>
          <table:table-cell office:value-type="float" office:value="0.218861213161226" calcext:value-type="float">
            <text:p>0.218861213161226</text:p>
          </table:table-cell>
          <table:table-cell office:value-type="float" office:value="0.743337322082613" calcext:value-type="float">
            <text:p>0.743337322082613</text:p>
          </table:table-cell>
        </table:table-row>
        <table:table-row table:style-name="ro1">
          <table:table-cell office:value-type="float" office:value="1.74017158355236E+018" calcext:value-type="float">
            <text:p>1.74017158355236E+018</text:p>
          </table:table-cell>
          <table:table-cell office:value-type="float" office:value="-1.25429106367464" calcext:value-type="float">
            <text:p>-1.25429106367464</text:p>
          </table:table-cell>
          <table:table-cell office:value-type="float" office:value="-0.829072038866032" calcext:value-type="float">
            <text:p>-0.829072038866032</text:p>
          </table:table-cell>
          <table:table-cell office:value-type="float" office:value="-2.10425730839978" calcext:value-type="float">
            <text:p>-2.10425730839978</text:p>
          </table:table-cell>
          <table:table-cell office:value-type="float" office:value="0.213461213190255" calcext:value-type="float">
            <text:p>0.213461213190255</text:p>
          </table:table-cell>
          <table:table-cell office:value-type="float" office:value="0.696987322322172" calcext:value-type="float">
            <text:p>0.696987322322172</text:p>
          </table:table-cell>
        </table:table-row>
        <table:table-row table:style-name="ro1">
          <table:table-cell office:value-type="float" office:value="1.74017158357051E+018" calcext:value-type="float">
            <text:p>1.74017158357051E+018</text:p>
          </table:table-cell>
          <table:table-cell office:value-type="float" office:value="-1.25604742900544" calcext:value-type="float">
            <text:p>-1.25604742900544</text:p>
          </table:table-cell>
          <table:table-cell office:value-type="float" office:value="-0.832079367197529" calcext:value-type="float">
            <text:p>-0.832079367197529</text:p>
          </table:table-cell>
          <table:table-cell office:value-type="float" office:value="-2.09479844659068" calcext:value-type="float">
            <text:p>-2.09479844659068</text:p>
          </table:table-cell>
          <table:table-cell office:value-type="float" office:value="0.198881213230408" calcext:value-type="float">
            <text:p>0.198881213230408</text:p>
          </table:table-cell>
          <table:table-cell office:value-type="float" office:value="0.571842322666244" calcext:value-type="float">
            <text:p>0.571842322666244</text:p>
          </table:table-cell>
        </table:table-row>
        <table:table-row table:style-name="ro1">
          <table:table-cell office:value-type="float" office:value="1.74017158358601E+018" calcext:value-type="float">
            <text:p>1.74017158358601E+018</text:p>
          </table:table-cell>
          <table:table-cell office:value-type="float" office:value="-1.25738092617845" calcext:value-type="float">
            <text:p>-1.25738092617845</text:p>
          </table:table-cell>
          <table:table-cell office:value-type="float" office:value="-0.83440343986006" calcext:value-type="float">
            <text:p>-0.83440343986006</text:p>
          </table:table-cell>
          <table:table-cell office:value-type="float" office:value="-2.08882799924972" calcext:value-type="float">
            <text:p>-2.08882799924972</text:p>
          </table:table-cell>
          <table:table-cell office:value-type="float" office:value="0.185381213237046" calcext:value-type="float">
            <text:p>0.185381213237046</text:p>
          </table:table-cell>
          <table:table-cell office:value-type="float" office:value="0.455967322729373" calcext:value-type="float">
            <text:p>0.455967322729373</text:p>
          </table:table-cell>
        </table:table-row>
        <table:table-row table:style-name="ro1">
          <table:table-cell office:value-type="float" office:value="1.74017158360472E+018" calcext:value-type="float">
            <text:p>1.74017158360472E+018</text:p>
          </table:table-cell>
          <table:table-cell office:value-type="float" office:value="-1.25883405824943" calcext:value-type="float">
            <text:p>-1.25883405824943</text:p>
          </table:table-cell>
          <table:table-cell office:value-type="float" office:value="-0.836968485374544" calcext:value-type="float">
            <text:p>-0.836968485374544</text:p>
          </table:table-cell>
          <table:table-cell office:value-type="float" office:value="-2.08395778744051" calcext:value-type="float">
            <text:p>-2.08395778744051</text:p>
          </table:table-cell>
          <table:table-cell office:value-type="float" office:value="0.169181213236906" calcext:value-type="float">
            <text:p>0.169181213236906</text:p>
          </table:table-cell>
          <table:table-cell office:value-type="float" office:value="0.316917322732784" calcext:value-type="float">
            <text:p>0.316917322732784</text:p>
          </table:table-cell>
        </table:table-row>
        <table:table-row table:style-name="ro1">
          <table:table-cell office:value-type="float" office:value="1.74017158361987E+018" calcext:value-type="float">
            <text:p>1.74017158361987E+018</text:p>
          </table:table-cell>
          <table:table-cell office:value-type="float" office:value="-1.25992845889874" calcext:value-type="float">
            <text:p>-1.25992845889874</text:p>
          </table:table-cell>
          <table:table-cell office:value-type="float" office:value="-0.838916022071624" calcext:value-type="float">
            <text:p>-0.838916022071624</text:p>
          </table:table-cell>
          <table:table-cell office:value-type="float" office:value="-2.08181121509947" calcext:value-type="float">
            <text:p>-2.08181121509947</text:p>
          </table:table-cell>
          <table:table-cell office:value-type="float" office:value="0.155681213236831" calcext:value-type="float">
            <text:p>0.155681213236831</text:p>
          </table:table-cell>
          <table:table-cell office:value-type="float" office:value="0.201042322735177" calcext:value-type="float">
            <text:p>0.201042322735177</text:p>
          </table:table-cell>
        </table:table-row>
        <table:table-row table:style-name="ro1">
          <table:table-cell office:value-type="float" office:value="1.74017158363506E+018" calcext:value-type="float">
            <text:p>1.74017158363506E+018</text:p>
          </table:table-cell>
          <table:table-cell office:value-type="float" office:value="-1.26092137173174" calcext:value-type="float">
            <text:p>-1.26092137173174</text:p>
          </table:table-cell>
          <table:table-cell office:value-type="float" office:value="-0.840688305082776" calcext:value-type="float">
            <text:p>-0.840688305082776</text:p>
          </table:table-cell>
          <table:table-cell office:value-type="float" office:value="-2.0814027677555" calcext:value-type="float">
            <text:p>-2.0814027677555</text:p>
          </table:table-cell>
          <table:table-cell office:value-type="float" office:value="0.142181213236394" calcext:value-type="float">
            <text:p>0.142181213236394</text:p>
          </table:table-cell>
          <table:table-cell office:value-type="float" office:value="0.0851673228338201" calcext:value-type="float">
            <text:p>0.0851673228338201</text:p>
          </table:table-cell>
        </table:table-row>
        <table:table-row table:style-name="ro1">
          <table:table-cell office:value-type="float" office:value="1.74017158365307E+018" calcext:value-type="float">
            <text:p>1.74017158365307E+018</text:p>
          </table:table-cell>
          <table:table-cell office:value-type="float" office:value="-1.26198404524419" calcext:value-type="float">
            <text:p>-1.26198404524419</text:p>
          </table:table-cell>
          <table:table-cell office:value-type="float" office:value="-0.842582387714148" calcext:value-type="float">
            <text:p>-0.842582387714148</text:p>
          </table:table-cell>
          <table:table-cell office:value-type="float" office:value="-2.0832069559289" calcext:value-type="float">
            <text:p>-2.0832069559289</text:p>
          </table:table-cell>
          <table:table-cell office:value-type="float" office:value="0.126026663344017" calcext:value-type="float">
            <text:p>0.126026663344017</text:p>
          </table:table-cell>
          <table:table-cell office:value-type="float" office:value="-0.053882676588153" calcext:value-type="float">
            <text:p>-0.053882676588153</text:p>
          </table:table-cell>
        </table:table-row>
        <table:table-row table:style-name="ro1">
          <table:table-cell office:value-type="float" office:value="1.74017158366826E+018" calcext:value-type="float">
            <text:p>1.74017158366826E+018</text:p>
          </table:table-cell>
          <table:table-cell office:value-type="float" office:value="-1.26282686702472" calcext:value-type="float">
            <text:p>-1.26282686702472</text:p>
          </table:table-cell>
          <table:table-cell office:value-type="float" office:value="-0.844075178418429" calcext:value-type="float">
            <text:p>-0.844075178418429</text:p>
          </table:table-cell>
          <table:table-cell office:value-type="float" office:value="-2.08662238357337" calcext:value-type="float">
            <text:p>-2.08662238357337</text:p>
          </table:table-cell>
          <table:table-cell office:value-type="float" office:value="0.116803913863421" calcext:value-type="float">
            <text:p>0.116803913863421</text:p>
          </table:table-cell>
          <table:table-cell office:value-type="float" office:value="-0.169757676298994" calcext:value-type="float">
            <text:p>-0.169757676298994</text:p>
          </table:table-cell>
        </table:table-row>
        <table:table-row table:style-name="ro1">
          <table:table-cell office:value-type="float" office:value="1.74017158368333E+018" calcext:value-type="float">
            <text:p>1.74017158368333E+018</text:p>
          </table:table-cell>
          <table:table-cell office:value-type="float" office:value="-1.26367607636991" calcext:value-type="float">
            <text:p>-1.26367607636991</text:p>
          </table:table-cell>
          <table:table-cell office:value-type="float" office:value="-0.845564343446578" calcext:value-type="float">
            <text:p>-0.845564343446578</text:p>
          </table:table-cell>
          <table:table-cell office:value-type="float" office:value="-2.09177593621782" calcext:value-type="float">
            <text:p>-2.09177593621782</text:p>
          </table:table-cell>
          <table:table-cell office:value-type="float" office:value="0.114285714273864" calcext:value-type="float">
            <text:p>0.114285714273864</text:p>
          </table:table-cell>
          <table:table-cell office:value-type="float" office:value="-0.285632676297491" calcext:value-type="float">
            <text:p>-0.285632676297491</text:p>
          </table:table-cell>
        </table:table-row>
        <table:table-row table:style-name="ro1">
          <table:table-cell office:value-type="float" office:value="1.74017158370166E+018" calcext:value-type="float">
            <text:p>1.74017158370166E+018</text:p>
          </table:table-cell>
          <table:table-cell office:value-type="float" office:value="-1.26470716872796" calcext:value-type="float">
            <text:p>-1.26470716872796</text:p>
          </table:table-cell>
          <table:table-cell office:value-type="float" office:value="-0.847344416449373" calcext:value-type="float">
            <text:p>-0.847344416449373</text:p>
          </table:table-cell>
          <table:table-cell office:value-type="float" office:value="-2.10025452439116" calcext:value-type="float">
            <text:p>-2.10025452439116</text:p>
          </table:table-cell>
          <table:table-cell office:value-type="float" office:value="0.114285714273938" calcext:value-type="float">
            <text:p>0.114285714273938</text:p>
          </table:table-cell>
          <table:table-cell office:value-type="float" office:value="-0.424682676296731" calcext:value-type="float">
            <text:p>-0.424682676296731</text:p>
          </table:table-cell>
        </table:table-row>
        <table:table-row table:style-name="ro1">
          <table:table-cell office:value-type="float" office:value="1.74017158371693E+018" calcext:value-type="float">
            <text:p>1.74017158371693E+018</text:p>
          </table:table-cell>
          <table:table-cell office:value-type="float" office:value="-1.26557942028457" calcext:value-type="float">
            <text:p>-1.26557942028457</text:p>
          </table:table-cell>
          <table:table-cell office:value-type="float" office:value="-0.848820198608763" calcext:value-type="float">
            <text:p>-0.848820198608763</text:p>
          </table:table-cell>
          <table:table-cell office:value-type="float" office:value="-2.10923195203561" calcext:value-type="float">
            <text:p>-2.10923195203561</text:p>
          </table:table-cell>
          <table:table-cell office:value-type="float" office:value="0.114285714274057" calcext:value-type="float">
            <text:p>0.114285714274057</text:p>
          </table:table-cell>
          <table:table-cell office:value-type="float" office:value="-0.540557676296387" calcext:value-type="float">
            <text:p>-0.540557676296387</text:p>
          </table:table-cell>
        </table:table-row>
        <table:table-row table:style-name="ro1">
          <table:table-cell office:value-type="float" office:value="1.74017158373475E+018" calcext:value-type="float">
            <text:p>1.74017158373475E+018</text:p>
          </table:table-cell>
          <table:table-cell office:value-type="float" office:value="-1.26664546191777" calcext:value-type="float">
            <text:p>-1.26664546191777</text:p>
          </table:table-cell>
          <table:table-cell office:value-type="float" office:value="-0.850579554092237" calcext:value-type="float">
            <text:p>-0.850579554092237</text:p>
          </table:table-cell>
          <table:table-cell office:value-type="float" office:value="-2.12229919020894" calcext:value-type="float">
            <text:p>-2.12229919020894</text:p>
          </table:table-cell>
          <table:table-cell office:value-type="float" office:value="0.114285714274231" calcext:value-type="float">
            <text:p>0.114285714274231</text:p>
          </table:table-cell>
          <table:table-cell office:value-type="float" office:value="-0.679607676296185" calcext:value-type="float">
            <text:p>-0.679607676296185</text:p>
          </table:table-cell>
        </table:table-row>
        <table:table-row table:style-name="ro1">
          <table:table-cell office:value-type="float" office:value="1.74017158374984E+018" calcext:value-type="float">
            <text:p>1.74017158374984E+018</text:p>
          </table:table-cell>
          <table:table-cell office:value-type="float" office:value="-1.26755281138287" calcext:value-type="float">
            <text:p>-1.26755281138287</text:p>
          </table:table-cell>
          <table:table-cell office:value-type="float" office:value="-0.852034013549725" calcext:value-type="float">
            <text:p>-0.852034013549725</text:p>
          </table:table-cell>
          <table:table-cell office:value-type="float" office:value="-2.13510049285338" calcext:value-type="float">
            <text:p>-2.13510049285338</text:p>
          </table:table-cell>
          <table:table-cell office:value-type="float" office:value="0.114285714274406" calcext:value-type="float">
            <text:p>0.114285714274406</text:p>
          </table:table-cell>
          <table:table-cell office:value-type="float" office:value="-0.79548267629627" calcext:value-type="float">
            <text:p>-0.79548267629627</text:p>
          </table:table-cell>
        </table:table-row>
        <table:table-row table:style-name="ro1">
          <table:table-cell office:value-type="float" office:value="1.74017158376551E+018" calcext:value-type="float">
            <text:p>1.74017158376551E+018</text:p>
          </table:table-cell>
          <table:table-cell office:value-type="float" office:value="-1.26847995660376" calcext:value-type="float">
            <text:p>-1.26847995660376</text:p>
          </table:table-cell>
          <table:table-cell office:value-type="float" office:value="-0.853475930838427" calcext:value-type="float">
            <text:p>-0.853475930838427</text:p>
          </table:table-cell>
          <table:table-cell office:value-type="float" office:value="-2.14963992049627" calcext:value-type="float">
            <text:p>-2.14963992049627</text:p>
          </table:table-cell>
          <table:table-cell office:value-type="float" office:value="0.114285714280244" calcext:value-type="float">
            <text:p>0.114285714280244</text:p>
          </table:table-cell>
          <table:table-cell office:value-type="float" office:value="-0.911357676244323" calcext:value-type="float">
            <text:p>-0.911357676244323</text:p>
          </table:table-cell>
        </table:table-row>
        <table:table-row table:style-name="ro1">
          <table:table-cell office:value-type="float" office:value="1.74017158378377E+018" calcext:value-type="float">
            <text:p>1.74017158378377E+018</text:p>
          </table:table-cell>
          <table:table-cell office:value-type="float" office:value="-1.26962190672685" calcext:value-type="float">
            <text:p>-1.26962190672685</text:p>
          </table:table-cell>
          <table:table-cell office:value-type="float" office:value="-0.855186968294417" calcext:value-type="float">
            <text:p>-0.855186968294417</text:p>
          </table:table-cell>
          <table:table-cell office:value-type="float" office:value="-2.16938155866772" calcext:value-type="float">
            <text:p>-2.16938155866772</text:p>
          </table:table-cell>
          <table:table-cell office:value-type="float" office:value="0.114285714286027" calcext:value-type="float">
            <text:p>0.114285714286027</text:p>
          </table:table-cell>
          <table:table-cell office:value-type="float" office:value="-1.05040767619194" calcext:value-type="float">
            <text:p>-1.05040767619194</text:p>
          </table:table-cell>
        </table:table-row>
        <table:table-row table:style-name="ro1">
          <table:table-cell office:value-type="float" office:value="1.74017158379879E+018" calcext:value-type="float">
            <text:p>1.74017158379879E+018</text:p>
          </table:table-cell>
          <table:table-cell office:value-type="float" office:value="-1.27060061555786" calcext:value-type="float">
            <text:p>-1.27060061555786</text:p>
          </table:table-cell>
          <table:table-cell office:value-type="float" office:value="-0.856594385055963" calcext:value-type="float">
            <text:p>-0.856594385055963</text:p>
          </table:table-cell>
          <table:table-cell office:value-type="float" office:value="-2.18774486131059" calcext:value-type="float">
            <text:p>-2.18774486131059</text:p>
          </table:table-cell>
          <table:table-cell office:value-type="float" office:value="0.114285714286086" calcext:value-type="float">
            <text:p>0.114285714286086</text:p>
          </table:table-cell>
          <table:table-cell office:value-type="float" office:value="-1.1662826761916" calcext:value-type="float">
            <text:p>-1.1662826761916</text:p>
          </table:table-cell>
        </table:table-row>
        <table:table-row table:style-name="ro1">
          <table:table-cell office:value-type="float" office:value="1.740171583814E+018" calcext:value-type="float">
            <text:p>1.740171583814E+018</text:p>
          </table:table-cell>
          <table:table-cell office:value-type="float" office:value="-1.27160620687308" calcext:value-type="float">
            <text:p>-1.27160620687308</text:p>
          </table:table-cell>
          <table:table-cell office:value-type="float" office:value="-0.857982715942582" calcext:value-type="float">
            <text:p>-0.857982715942582</text:p>
          </table:table-cell>
          <table:table-cell office:value-type="float" office:value="-2.20784628895347" calcext:value-type="float">
            <text:p>-2.20784628895347</text:p>
          </table:table-cell>
          <table:table-cell office:value-type="float" office:value="0.114285714286153" calcext:value-type="float">
            <text:p>0.114285714286153</text:p>
          </table:table-cell>
          <table:table-cell office:value-type="float" office:value="-1.28215767619151" calcext:value-type="float">
            <text:p>-1.28215767619151</text:p>
          </table:table-cell>
        </table:table-row>
        <table:table-row table:style-name="ro1">
          <table:table-cell office:value-type="float" office:value="1.74017158383189E+018" calcext:value-type="float">
            <text:p>1.74017158383189E+018</text:p>
          </table:table-cell>
          <table:table-cell office:value-type="float" office:value="-1.27285055552023" calcext:value-type="float">
            <text:p>-1.27285055552023</text:p>
          </table:table-cell>
          <table:table-cell office:value-type="float" office:value="-0.85962076637984" calcext:value-type="float">
            <text:p>-0.85962076637984</text:p>
          </table:table-cell>
          <table:table-cell office:value-type="float" office:value="-2.23304628894109" calcext:value-type="float">
            <text:p>-2.23304628894109</text:p>
          </table:table-cell>
          <table:table-cell office:value-type="float" office:value="0.11428571428624" calcext:value-type="float">
            <text:p>0.11428571428624</text:p>
          </table:table-cell>
          <table:table-cell office:value-type="float" office:value="-1.380673070064" calcext:value-type="float">
            <text:p>-1.380673070064</text:p>
          </table:table-cell>
        </table:table-row>
        <table:table-row table:style-name="ro1">
          <table:table-cell office:value-type="float" office:value="1.74017158384723E+018" calcext:value-type="float">
            <text:p>1.74017158384723E+018</text:p>
          </table:table-cell>
          <table:table-cell office:value-type="float" office:value="-1.27391877437636" calcext:value-type="float">
            <text:p>-1.27391877437636</text:p>
          </table:table-cell>
          <table:table-cell office:value-type="float" office:value="-0.860961503485773" calcext:value-type="float">
            <text:p>-0.860961503485773</text:p>
          </table:table-cell>
          <table:table-cell office:value-type="float" office:value="-2.25404628893166" calcext:value-type="float">
            <text:p>-2.25404628893166</text:p>
          </table:table-cell>
          <table:table-cell office:value-type="float" office:value="0.114285714286145" calcext:value-type="float">
            <text:p>0.114285714286145</text:p>
          </table:table-cell>
          <table:table-cell office:value-type="float" office:value="-1.39999999937069" calcext:value-type="float">
            <text:p>-1.39999999937069</text:p>
          </table:table-cell>
        </table:table-row>
        <table:table-row table:style-name="ro1">
          <table:table-cell office:value-type="float" office:value="1.74017158386564E+018" calcext:value-type="float">
            <text:p>1.74017158386564E+018</text:p>
          </table:table-cell>
          <table:table-cell office:value-type="float" office:value="-1.27523744627731" calcext:value-type="float">
            <text:p>-1.27523744627731</text:p>
          </table:table-cell>
          <table:table-cell office:value-type="float" office:value="-0.862540337615209" calcext:value-type="float">
            <text:p>-0.862540337615209</text:p>
          </table:table-cell>
          <table:table-cell office:value-type="float" office:value="-2.27924628892038" calcext:value-type="float">
            <text:p>-2.27924628892038</text:p>
          </table:table-cell>
          <table:table-cell office:value-type="float" office:value="0.114285714285898" calcext:value-type="float">
            <text:p>0.114285714285898</text:p>
          </table:table-cell>
          <table:table-cell office:value-type="float" office:value="-1.39999999937305" calcext:value-type="float">
            <text:p>-1.39999999937305</text:p>
          </table:table-cell>
        </table:table-row>
        <table:table-row table:style-name="ro1">
          <table:table-cell office:value-type="float" office:value="1.74017158388046E+018" calcext:value-type="float">
            <text:p>1.74017158388046E+018</text:p>
          </table:table-cell>
          <table:table-cell office:value-type="float" office:value="-1.27636644533302" calcext:value-type="float">
            <text:p>-1.27636644533302</text:p>
          </table:table-cell>
          <table:table-cell office:value-type="float" office:value="-0.863830309957546" calcext:value-type="float">
            <text:p>-0.863830309957546</text:p>
          </table:table-cell>
          <table:table-cell office:value-type="float" office:value="-2.30024628891102" calcext:value-type="float">
            <text:p>-2.30024628891102</text:p>
          </table:table-cell>
          <table:table-cell office:value-type="float" office:value="0.114285714285689" calcext:value-type="float">
            <text:p>0.114285714285689</text:p>
          </table:table-cell>
          <table:table-cell office:value-type="float" office:value="-1.39999999937481" calcext:value-type="float">
            <text:p>-1.39999999937481</text:p>
          </table:table-cell>
        </table:table-row>
        <table:table-row table:style-name="ro1">
          <table:table-cell office:value-type="float" office:value="1.7401715838957E+018" calcext:value-type="float">
            <text:p>1.7401715838957E+018</text:p>
          </table:table-cell>
          <table:table-cell office:value-type="float" office:value="-1.27752228288173" calcext:value-type="float">
            <text:p>-1.27752228288173</text:p>
          </table:table-cell>
          <table:table-cell office:value-type="float" office:value="-0.865096290633845" calcext:value-type="float">
            <text:p>-0.865096290633845</text:p>
          </table:table-cell>
          <table:table-cell office:value-type="float" office:value="-2.32124628890168" calcext:value-type="float">
            <text:p>-2.32124628890168</text:p>
          </table:table-cell>
          <table:table-cell office:value-type="float" office:value="0.114285714285442" calcext:value-type="float">
            <text:p>0.114285714285442</text:p>
          </table:table-cell>
          <table:table-cell office:value-type="float" office:value="-1.39999999937653" calcext:value-type="float">
            <text:p>-1.39999999937653</text:p>
          </table:table-cell>
        </table:table-row>
        <table:table-row table:style-name="ro1">
          <table:table-cell office:value-type="float" office:value="1.740171583914E+018" calcext:value-type="float">
            <text:p>1.740171583914E+018</text:p>
          </table:table-cell>
          <table:table-cell office:value-type="float" office:value="-1.27894399626547" calcext:value-type="float">
            <text:p>-1.27894399626547</text:p>
          </table:table-cell>
          <table:table-cell office:value-type="float" office:value="-0.866583013151697" calcext:value-type="float">
            <text:p>-0.866583013151697</text:p>
          </table:table-cell>
          <table:table-cell office:value-type="float" office:value="-2.34644628889053" calcext:value-type="float">
            <text:p>-2.34644628889053</text:p>
          </table:table-cell>
          <table:table-cell office:value-type="float" office:value="0.114285714285179" calcext:value-type="float">
            <text:p>0.114285714285179</text:p>
          </table:table-cell>
          <table:table-cell office:value-type="float" office:value="-1.39999999937936" calcext:value-type="float">
            <text:p>-1.39999999937936</text:p>
          </table:table-cell>
        </table:table-row>
        <table:table-row table:style-name="ro1">
          <table:table-cell office:value-type="float" office:value="1.74017158392928E+018" calcext:value-type="float">
            <text:p>1.74017158392928E+018</text:p>
          </table:table-cell>
          <table:table-cell office:value-type="float" office:value="-1.28015706800343" calcext:value-type="float">
            <text:p>-1.28015706800343</text:p>
          </table:table-cell>
          <table:table-cell office:value-type="float" office:value="-0.867794262288047" calcext:value-type="float">
            <text:p>-0.867794262288047</text:p>
          </table:table-cell>
          <table:table-cell office:value-type="float" office:value="-2.36744628888128" calcext:value-type="float">
            <text:p>-2.36744628888128</text:p>
          </table:table-cell>
          <table:table-cell office:value-type="float" office:value="0.114285714284955" calcext:value-type="float">
            <text:p>0.114285714284955</text:p>
          </table:table-cell>
          <table:table-cell office:value-type="float" office:value="-1.39999999938201" calcext:value-type="float">
            <text:p>-1.39999999938201</text:p>
          </table:table-cell>
        </table:table-row>
        <table:table-row table:style-name="ro1">
          <table:table-cell office:value-type="float" office:value="1.74017158394493E+018" calcext:value-type="float">
            <text:p>1.74017158394493E+018</text:p>
          </table:table-cell>
          <table:table-cell office:value-type="float" office:value="-1.28139530663123" calcext:value-type="float">
            <text:p>-1.28139530663123</text:p>
          </table:table-cell>
          <table:table-cell office:value-type="float" office:value="-0.868979771719625" calcext:value-type="float">
            <text:p>-0.868979771719625</text:p>
          </table:table-cell>
          <table:table-cell office:value-type="float" office:value="-2.38844628887208" calcext:value-type="float">
            <text:p>-2.38844628887208</text:p>
          </table:table-cell>
          <table:table-cell office:value-type="float" office:value="0.114285714284733" calcext:value-type="float">
            <text:p>0.114285714284733</text:p>
          </table:table-cell>
          <table:table-cell office:value-type="float" office:value="-1.39999999938487" calcext:value-type="float">
            <text:p>-1.39999999938487</text:p>
          </table:table-cell>
        </table:table-row>
        <table:table-row table:style-name="ro1">
          <table:table-cell office:value-type="float" office:value="1.74017158396262E+018" calcext:value-type="float">
            <text:p>1.74017158396262E+018</text:p>
          </table:table-cell>
          <table:table-cell office:value-type="float" office:value="-1.28291364368329" calcext:value-type="float">
            <text:p>-1.28291364368329</text:p>
          </table:table-cell>
          <table:table-cell office:value-type="float" office:value="-0.87036767135104" calcext:value-type="float">
            <text:p>-0.87036767135104</text:p>
          </table:table-cell>
          <table:table-cell office:value-type="float" office:value="-2.4136462888611" calcext:value-type="float">
            <text:p>-2.4136462888611</text:p>
          </table:table-cell>
          <table:table-cell office:value-type="float" office:value="0.114285714284465" calcext:value-type="float">
            <text:p>0.114285714284465</text:p>
          </table:table-cell>
          <table:table-cell office:value-type="float" office:value="-1.3999999993886" calcext:value-type="float">
            <text:p>-1.3999999993886</text:p>
          </table:table-cell>
        </table:table-row>
        <table:table-row table:style-name="ro1">
          <table:table-cell office:value-type="float" office:value="1.74017158397782E+018" calcext:value-type="float">
            <text:p>1.74017158397782E+018</text:p>
          </table:table-cell>
          <table:table-cell office:value-type="float" office:value="-1.28420531212681" calcext:value-type="float">
            <text:p>-1.28420531212681</text:p>
          </table:table-cell>
          <table:table-cell office:value-type="float" office:value="-0.871494729532198" calcext:value-type="float">
            <text:p>-0.871494729532198</text:p>
          </table:table-cell>
          <table:table-cell office:value-type="float" office:value="-2.434646288852" calcext:value-type="float">
            <text:p>-2.434646288852</text:p>
          </table:table-cell>
          <table:table-cell office:value-type="float" office:value="0.114285714284249" calcext:value-type="float">
            <text:p>0.114285714284249</text:p>
          </table:table-cell>
          <table:table-cell office:value-type="float" office:value="-1.39999999939202" calcext:value-type="float">
            <text:p>-1.39999999939202</text:p>
          </table:table-cell>
        </table:table-row>
        <table:table-row table:style-name="ro1">
          <table:table-cell office:value-type="float" office:value="1.7401715839962E+018" calcext:value-type="float">
            <text:p>1.7401715839962E+018</text:p>
          </table:table-cell>
          <table:table-cell office:value-type="float" office:value="-1.28578612722238" calcext:value-type="float">
            <text:p>-1.28578612722238</text:p>
          </table:table-cell>
          <table:table-cell office:value-type="float" office:value="-0.872811026012522" calcext:value-type="float">
            <text:p>-0.872811026012522</text:p>
          </table:table-cell>
          <table:table-cell office:value-type="float" office:value="-2.45984628884116" calcext:value-type="float">
            <text:p>-2.45984628884116</text:p>
          </table:table-cell>
          <table:table-cell office:value-type="float" office:value="0.114285714283984" calcext:value-type="float">
            <text:p>0.114285714283984</text:p>
          </table:table-cell>
          <table:table-cell office:value-type="float" office:value="-1.39999999939635" calcext:value-type="float">
            <text:p>-1.39999999939635</text:p>
          </table:table-cell>
        </table:table-row>
        <table:table-row table:style-name="ro1">
          <table:table-cell office:value-type="float" office:value="1.74017158401192E+018" calcext:value-type="float">
            <text:p>1.74017158401192E+018</text:p>
          </table:table-cell>
          <table:table-cell office:value-type="float" office:value="-1.28712846898319" calcext:value-type="float">
            <text:p>-1.28712846898319</text:p>
          </table:table-cell>
          <table:table-cell office:value-type="float" office:value="-0.873877227733057" calcext:value-type="float">
            <text:p>-0.873877227733057</text:p>
          </table:table-cell>
          <table:table-cell office:value-type="float" office:value="-2.4808462888322" calcext:value-type="float">
            <text:p>-2.4808462888322</text:p>
          </table:table-cell>
          <table:table-cell office:value-type="float" office:value="0.114285714283769" calcext:value-type="float">
            <text:p>0.114285714283769</text:p>
          </table:table-cell>
          <table:table-cell office:value-type="float" office:value="-1.39999999940029" calcext:value-type="float">
            <text:p>-1.39999999940029</text:p>
          </table:table-cell>
        </table:table-row>
        <table:table-row table:style-name="ro1">
          <table:table-cell office:value-type="float" office:value="1.74017158402668E+018" calcext:value-type="float">
            <text:p>1.74017158402668E+018</text:p>
          </table:table-cell>
          <table:table-cell office:value-type="float" office:value="-1.2885316435298" calcext:value-type="float">
            <text:p>-1.2885316435298</text:p>
          </table:table-cell>
          <table:table-cell office:value-type="float" office:value="-0.874944353206573" calcext:value-type="float">
            <text:p>-0.874944353206573</text:p>
          </table:table-cell>
          <table:table-cell office:value-type="float" office:value="-2.50142913882579" calcext:value-type="float">
            <text:p>-2.50142913882579</text:p>
          </table:table-cell>
          <table:table-cell office:value-type="float" office:value="0.115905714272958" calcext:value-type="float">
            <text:p>0.115905714272958</text:p>
          </table:table-cell>
          <table:table-cell office:value-type="float" office:value="-1.38609499948749" calcext:value-type="float">
            <text:p>-1.38609499948749</text:p>
          </table:table-cell>
        </table:table-row>
        <table:table-row table:style-name="ro1">
          <table:table-cell office:value-type="float" office:value="1.74017158404489E+018" calcext:value-type="float">
            <text:p>1.74017158404489E+018</text:p>
          </table:table-cell>
          <table:table-cell office:value-type="float" office:value="-1.29045119235153" calcext:value-type="float">
            <text:p>-1.29045119235153</text:p>
          </table:table-cell>
          <table:table-cell office:value-type="float" office:value="-0.876339497581609" calcext:value-type="float">
            <text:p>-0.876339497581609</text:p>
          </table:table-cell>
          <table:table-cell office:value-type="float" office:value="-2.52391766382338" calcext:value-type="float">
            <text:p>-2.52391766382338</text:p>
          </table:table-cell>
          <table:table-cell office:value-type="float" office:value="0.126435714239391" calcext:value-type="float">
            <text:p>0.126435714239391</text:p>
          </table:table-cell>
          <table:table-cell office:value-type="float" office:value="-1.29571249976548" calcext:value-type="float">
            <text:p>-1.29571249976548</text:p>
          </table:table-cell>
        </table:table-row>
        <table:table-row table:style-name="ro1">
          <table:table-cell office:value-type="float" office:value="1.74017158406095E+018" calcext:value-type="float">
            <text:p>1.74017158406095E+018</text:p>
          </table:table-cell>
          <table:table-cell office:value-type="float" office:value="-1.29225589325896" calcext:value-type="float">
            <text:p>-1.29225589325896</text:p>
          </table:table-cell>
          <table:table-cell office:value-type="float" office:value="-0.877598146746842" calcext:value-type="float">
            <text:p>-0.877598146746842</text:p>
          </table:table-cell>
          <table:table-cell office:value-type="float" office:value="-2.54074616382472" calcext:value-type="float">
            <text:p>-2.54074616382472</text:p>
          </table:table-cell>
          <table:table-cell office:value-type="float" office:value="0.139935714213067" calcext:value-type="float">
            <text:p>0.139935714213067</text:p>
          </table:table-cell>
          <table:table-cell office:value-type="float" office:value="-1.17983749999608" calcext:value-type="float">
            <text:p>-1.17983749999608</text:p>
          </table:table-cell>
        </table:table-row>
        <table:table-row table:style-name="ro1">
          <table:table-cell office:value-type="float" office:value="1.74017158407562E+018" calcext:value-type="float">
            <text:p>1.74017158407562E+018</text:p>
          </table:table-cell>
          <table:table-cell office:value-type="float" office:value="-1.29424834607998" calcext:value-type="float">
            <text:p>-1.29424834607998</text:p>
          </table:table-cell>
          <table:table-cell office:value-type="float" office:value="-0.878941054591756" calcext:value-type="float">
            <text:p>-0.878941054591756</text:p>
          </table:table-cell>
          <table:table-cell office:value-type="float" office:value="-2.55583653882612" calcext:value-type="float">
            <text:p>-2.55583653882612</text:p>
          </table:table-cell>
          <table:table-cell office:value-type="float" office:value="0.153435714202258" calcext:value-type="float">
            <text:p>0.153435714202258</text:p>
          </table:table-cell>
          <table:table-cell office:value-type="float" office:value="-1.06396250009158" calcext:value-type="float">
            <text:p>-1.06396250009158</text:p>
          </table:table-cell>
        </table:table-row>
        <table:table-row table:style-name="ro1">
          <table:table-cell office:value-type="float" office:value="1.74017158409367E+018" calcext:value-type="float">
            <text:p>1.74017158409367E+018</text:p>
          </table:table-cell>
          <table:table-cell office:value-type="float" office:value="-1.29688797438221" calcext:value-type="float">
            <text:p>-1.29688797438221</text:p>
          </table:table-cell>
          <table:table-cell office:value-type="float" office:value="-0.880661143600581" calcext:value-type="float">
            <text:p>-0.880661143600581</text:p>
          </table:table-cell>
          <table:table-cell office:value-type="float" office:value="-2.57165066382789" calcext:value-type="float">
            <text:p>-2.57165066382789</text:p>
          </table:table-cell>
          <table:table-cell office:value-type="float" office:value="0.169635714201718" calcext:value-type="float">
            <text:p>0.169635714201718</text:p>
          </table:table-cell>
          <table:table-cell office:value-type="float" office:value="-0.924912500096542" calcext:value-type="float">
            <text:p>-0.924912500096542</text:p>
          </table:table-cell>
        </table:table-row>
        <table:table-row table:style-name="ro1">
          <table:table-cell office:value-type="float" office:value="1.74017158410888E+018" calcext:value-type="float">
            <text:p>1.74017158410888E+018</text:p>
          </table:table-cell>
          <table:table-cell office:value-type="float" office:value="-1.2992949543025" calcext:value-type="float">
            <text:p>-1.2992949543025</text:p>
          </table:table-cell>
          <table:table-cell office:value-type="float" office:value="-0.882184000589107" calcext:value-type="float">
            <text:p>-0.882184000589107</text:p>
          </table:table-cell>
          <table:table-cell office:value-type="float" office:value="-2.58291716382944" calcext:value-type="float">
            <text:p>-2.58291716382944</text:p>
          </table:table-cell>
          <table:table-cell office:value-type="float" office:value="0.183135714201349" calcext:value-type="float">
            <text:p>0.183135714201349</text:p>
          </table:table-cell>
          <table:table-cell office:value-type="float" office:value="-0.80903750010084" calcext:value-type="float">
            <text:p>-0.80903750010084</text:p>
          </table:table-cell>
        </table:table-row>
        <table:table-row table:style-name="ro1">
          <table:table-cell office:value-type="float" office:value="1.74017158412699E+018" calcext:value-type="float">
            <text:p>1.74017158412699E+018</text:p>
          </table:table-cell>
          <table:table-cell office:value-type="float" office:value="-1.30243131520689" calcext:value-type="float">
            <text:p>-1.30243131520689</text:p>
          </table:table-cell>
          <table:table-cell office:value-type="float" office:value="-0.884118971565119" calcext:value-type="float">
            <text:p>-0.884118971565119</text:p>
          </table:table-cell>
          <table:table-cell office:value-type="float" office:value="-2.59414263883137" calcext:value-type="float">
            <text:p>-2.59414263883137</text:p>
          </table:table-cell>
          <table:table-cell office:value-type="float" office:value="0.199335714200969" calcext:value-type="float">
            <text:p>0.199335714200969</text:p>
          </table:table-cell>
          <table:table-cell office:value-type="float" office:value="-0.66998750010576" calcext:value-type="float">
            <text:p>-0.66998750010576</text:p>
          </table:table-cell>
        </table:table-row>
        <table:table-row table:style-name="ro1">
          <table:table-cell office:value-type="float" office:value="1.74017158414236E+018" calcext:value-type="float">
            <text:p>1.74017158414236E+018</text:p>
          </table:table-cell>
          <table:table-cell office:value-type="float" office:value="-1.30525038256266" calcext:value-type="float">
            <text:p>-1.30525038256266</text:p>
          </table:table-cell>
          <table:table-cell office:value-type="float" office:value="-0.885822448450515" calcext:value-type="float">
            <text:p>-0.885822448450515</text:p>
          </table:table-cell>
          <table:table-cell office:value-type="float" office:value="-2.60158526383525" calcext:value-type="float">
            <text:p>-2.60158526383525</text:p>
          </table:table-cell>
          <table:table-cell office:value-type="float" office:value="0.212835714198148" calcext:value-type="float">
            <text:p>0.212835714198148</text:p>
          </table:table-cell>
          <table:table-cell office:value-type="float" office:value="-0.554112500183295" calcext:value-type="float">
            <text:p>-0.554112500183295</text:p>
          </table:table-cell>
        </table:table-row>
        <table:table-row table:style-name="ro1">
          <table:table-cell office:value-type="float" office:value="1.74017158415763E+018" calcext:value-type="float">
            <text:p>1.74017158415763E+018</text:p>
          </table:table-cell>
          <table:table-cell office:value-type="float" office:value="-1.3082545707905" calcext:value-type="float">
            <text:p>-1.3082545707905</text:p>
          </table:table-cell>
          <table:table-cell office:value-type="float" office:value="-0.887610976818177" calcext:value-type="float">
            <text:p>-0.887610976818177</text:p>
          </table:table-cell>
          <table:table-cell office:value-type="float" office:value="-2.6072897638392" calcext:value-type="float">
            <text:p>-2.6072897638392</text:p>
          </table:table-cell>
          <table:table-cell office:value-type="float" office:value="0.226335714195421" calcext:value-type="float">
            <text:p>0.226335714195421</text:p>
          </table:table-cell>
          <table:table-cell office:value-type="float" office:value="-0.438237500260878" calcext:value-type="float">
            <text:p>-0.438237500260878</text:p>
          </table:table-cell>
        </table:table-row>
        <table:table-row table:style-name="ro1">
          <table:table-cell office:value-type="float" office:value="1.74017158417567E+018" calcext:value-type="float">
            <text:p>1.74017158417567E+018</text:p>
          </table:table-cell>
          <table:table-cell office:value-type="float" office:value="-1.31210107150514" calcext:value-type="float">
            <text:p>-1.31210107150514</text:p>
          </table:table-cell>
          <table:table-cell office:value-type="float" office:value="-0.889874019933828" calcext:value-type="float">
            <text:p>-0.889874019933828</text:p>
          </table:table-cell>
          <table:table-cell office:value-type="float" office:value="-2.611840838844" calcext:value-type="float">
            <text:p>-2.611840838844</text:p>
          </table:table-cell>
          <table:table-cell office:value-type="float" office:value="0.242535714195328" calcext:value-type="float">
            <text:p>0.242535714195328</text:p>
          </table:table-cell>
          <table:table-cell office:value-type="float" office:value="-0.299187500265464" calcext:value-type="float">
            <text:p>-0.299187500265464</text:p>
          </table:table-cell>
        </table:table-row>
        <table:table-row table:style-name="ro1">
          <table:table-cell office:value-type="float" office:value="1.74017158419119E+018" calcext:value-type="float">
            <text:p>1.74017158419119E+018</text:p>
          </table:table-cell>
          <table:table-cell office:value-type="float" office:value="-1.31550483497438" calcext:value-type="float">
            <text:p>-1.31550483497438</text:p>
          </table:table-cell>
          <table:table-cell office:value-type="float" office:value="-0.891861999592895" calcext:value-type="float">
            <text:p>-0.891861999592895</text:p>
          </table:table-cell>
          <table:table-cell office:value-type="float" office:value="-2.61398843528098" calcext:value-type="float">
            <text:p>-2.61398843528098</text:p>
          </table:table-cell>
          <table:table-cell office:value-type="float" office:value="0.256035714196304" calcext:value-type="float">
            <text:p>0.256035714196304</text:p>
          </table:table-cell>
          <table:table-cell office:value-type="float" office:value="-0.19221154803294" calcext:value-type="float">
            <text:p>-0.19221154803294</text:p>
          </table:table-cell>
        </table:table-row>
        <table:table-row table:style-name="ro1">
          <table:table-cell office:value-type="float" office:value="1.74017158420601E+018" calcext:value-type="float">
            <text:p>1.74017158420601E+018</text:p>
          </table:table-cell>
          <table:table-cell office:value-type="float" office:value="-1.31908764033479" calcext:value-type="float">
            <text:p>-1.31908764033479</text:p>
          </table:table-cell>
          <table:table-cell office:value-type="float" office:value="-0.893944931234084" calcext:value-type="float">
            <text:p>-0.893944931234084</text:p>
          </table:table-cell>
          <table:table-cell office:value-type="float" office:value="-2.61596638767086" calcext:value-type="float">
            <text:p>-2.61596638767086</text:p>
          </table:table-cell>
          <table:table-cell office:value-type="float" office:value="0.269535714198555" calcext:value-type="float">
            <text:p>0.269535714198555</text:p>
          </table:table-cell>
          <table:table-cell office:value-type="float" office:value="-0.137518294228422" calcext:value-type="float">
            <text:p>-0.137518294228422</text:p>
          </table:table-cell>
        </table:table-row>
        <table:table-row table:style-name="ro1">
          <table:table-cell office:value-type="float" office:value="1.74017158422426E+018" calcext:value-type="float">
            <text:p>1.74017158422426E+018</text:p>
          </table:table-cell>
          <table:table-cell office:value-type="float" office:value="-1.32358837469424" calcext:value-type="float">
            <text:p>-1.32358837469424</text:p>
          </table:table-cell>
          <table:table-cell office:value-type="float" office:value="-0.896548449696501" calcext:value-type="float">
            <text:p>-0.896548449696501</text:p>
          </table:table-cell>
          <table:table-cell office:value-type="float" office:value="-2.61833993053916" calcext:value-type="float">
            <text:p>-2.61833993053916</text:p>
          </table:table-cell>
          <table:table-cell office:value-type="float" office:value="0.284371370849433" calcext:value-type="float">
            <text:p>0.284371370849433</text:p>
          </table:table-cell>
          <table:table-cell office:value-type="float" office:value="-0.131863492673466" calcext:value-type="float">
            <text:p>-0.131863492673466</text:p>
          </table:table-cell>
        </table:table-row>
        <table:table-row table:style-name="ro1">
          <table:table-cell office:value-type="float" office:value="1.74017158423978E+018" calcext:value-type="float">
            <text:p>1.74017158423978E+018</text:p>
          </table:table-cell>
          <table:table-cell office:value-type="float" office:value="-1.32736677789771" calcext:value-type="float">
            <text:p>-1.32736677789771</text:p>
          </table:table-cell>
          <table:table-cell office:value-type="float" office:value="-0.898723191276678" calcext:value-type="float">
            <text:p>-0.898723191276678</text:p>
          </table:table-cell>
          <table:table-cell office:value-type="float" office:value="-2.62031788292877" calcext:value-type="float">
            <text:p>-2.62031788292877</text:p>
          </table:table-cell>
          <table:table-cell office:value-type="float" office:value="0.290197465273971" calcext:value-type="float">
            <text:p>0.290197465273971</text:p>
          </table:table-cell>
          <table:table-cell office:value-type="float" office:value="-0.13186349266454" calcext:value-type="float">
            <text:p>-0.13186349266454</text:p>
          </table:table-cell>
        </table:table-row>
        <table:table-row table:style-name="ro1">
          <table:table-cell office:value-type="float" office:value="1.74017158425781E+018" calcext:value-type="float">
            <text:p>1.74017158425781E+018</text:p>
          </table:table-cell>
          <table:table-cell office:value-type="float" office:value="-1.33190652870649" calcext:value-type="float">
            <text:p>-1.33190652870649</text:p>
          </table:table-cell>
          <table:table-cell office:value-type="float" office:value="-0.901323009795057" calcext:value-type="float">
            <text:p>-0.901323009795057</text:p>
          </table:table-cell>
          <table:table-cell office:value-type="float" office:value="-2.62269142579631" calcext:value-type="float">
            <text:p>-2.62269142579631</text:p>
          </table:table-cell>
          <table:table-cell office:value-type="float" office:value="0.2906379030488" calcext:value-type="float">
            <text:p>0.2906379030488</text:p>
          </table:table-cell>
          <table:table-cell office:value-type="float" office:value="-0.131863492640906" calcext:value-type="float">
            <text:p>-0.131863492640906</text:p>
          </table:table-cell>
        </table:table-row>
        <table:table-row table:style-name="ro1">
          <table:table-cell office:value-type="float" office:value="1.74017158427295E+018" calcext:value-type="float">
            <text:p>1.74017158427295E+018</text:p>
          </table:table-cell>
          <table:table-cell office:value-type="float" office:value="-1.33569435948483" calcext:value-type="float">
            <text:p>-1.33569435948483</text:p>
          </table:table-cell>
          <table:table-cell office:value-type="float" office:value="-0.903481289133614" calcext:value-type="float">
            <text:p>-0.903481289133614</text:p>
          </table:table-cell>
          <table:table-cell office:value-type="float" office:value="-2.62466937818593" calcext:value-type="float">
            <text:p>-2.62466937818593</text:p>
          </table:table-cell>
          <table:table-cell office:value-type="float" office:value="0.290637903048738" calcext:value-type="float">
            <text:p>0.290637903048738</text:p>
          </table:table-cell>
          <table:table-cell office:value-type="float" office:value="-0.13186349264151" calcext:value-type="float">
            <text:p>-0.13186349264151</text:p>
          </table:table-cell>
        </table:table-row>
        <table:table-row table:style-name="ro1">
          <table:table-cell office:value-type="float" office:value="1.7401715842883E+018" calcext:value-type="float">
            <text:p>1.7401715842883E+018</text:p>
          </table:table-cell>
          <table:table-cell office:value-type="float" office:value="-1.3394864518246" calcext:value-type="float">
            <text:p>-1.3394864518246</text:p>
          </table:table-cell>
          <table:table-cell office:value-type="float" office:value="-0.905632072106205" calcext:value-type="float">
            <text:p>-0.905632072106205</text:p>
          </table:table-cell>
          <table:table-cell office:value-type="float" office:value="-2.62664733057557" calcext:value-type="float">
            <text:p>-2.62664733057557</text:p>
          </table:table-cell>
          <table:table-cell office:value-type="float" office:value="0.290637903048755" calcext:value-type="float">
            <text:p>0.290637903048755</text:p>
          </table:table-cell>
          <table:table-cell office:value-type="float" office:value="-0.131863492642098" calcext:value-type="float">
            <text:p>-0.131863492642098</text:p>
          </table:table-cell>
        </table:table-row>
        <table:table-row table:style-name="ro1">
          <table:table-cell office:value-type="float" office:value="1.74017158430661E+018" calcext:value-type="float">
            <text:p>1.74017158430661E+018</text:p>
          </table:table-cell>
          <table:table-cell office:value-type="float" office:value="-1.34404256700348" calcext:value-type="float">
            <text:p>-1.34404256700348</text:p>
          </table:table-cell>
          <table:table-cell office:value-type="float" office:value="-0.908203104624696" calcext:value-type="float">
            <text:p>-0.908203104624696</text:p>
          </table:table-cell>
          <table:table-cell office:value-type="float" office:value="-2.62902087344315" calcext:value-type="float">
            <text:p>-2.62902087344315</text:p>
          </table:table-cell>
          <table:table-cell office:value-type="float" office:value="0.290637903048764" calcext:value-type="float">
            <text:p>0.290637903048764</text:p>
          </table:table-cell>
          <table:table-cell office:value-type="float" office:value="-0.131863492642876" calcext:value-type="float">
            <text:p>-0.131863492642876</text:p>
          </table:table-cell>
        </table:table-row>
        <table:table-row table:style-name="ro1">
          <table:table-cell office:value-type="float" office:value="1.74017158432182E+018" calcext:value-type="float">
            <text:p>1.74017158432182E+018</text:p>
          </table:table-cell>
          <table:table-cell office:value-type="float" office:value="-1.34784398253307" calcext:value-type="float">
            <text:p>-1.34784398253307</text:p>
          </table:table-cell>
          <table:table-cell office:value-type="float" office:value="-0.910337366014477" calcext:value-type="float">
            <text:p>-0.910337366014477</text:p>
          </table:table-cell>
          <table:table-cell office:value-type="float" office:value="-2.6309988258328" calcext:value-type="float">
            <text:p>-2.6309988258328</text:p>
          </table:table-cell>
          <table:table-cell office:value-type="float" office:value="0.290637903048777" calcext:value-type="float">
            <text:p>0.290637903048777</text:p>
          </table:table-cell>
          <table:table-cell office:value-type="float" office:value="-0.131863492643495" calcext:value-type="float">
            <text:p>-0.131863492643495</text:p>
          </table:table-cell>
        </table:table-row>
        <table:table-row table:style-name="ro1">
          <table:table-cell office:value-type="float" office:value="1.74017158433723E+018" calcext:value-type="float">
            <text:p>1.74017158433723E+018</text:p>
          </table:table-cell>
          <table:table-cell office:value-type="float" office:value="-1.3516496120912" calcext:value-type="float">
            <text:p>-1.3516496120912</text:p>
          </table:table-cell>
          <table:table-cell office:value-type="float" office:value="-0.912464104215301" calcext:value-type="float">
            <text:p>-0.912464104215301</text:p>
          </table:table-cell>
          <table:table-cell office:value-type="float" office:value="-2.63297677822247" calcext:value-type="float">
            <text:p>-2.63297677822247</text:p>
          </table:table-cell>
          <table:table-cell office:value-type="float" office:value="0.290637903048787" calcext:value-type="float">
            <text:p>0.290637903048787</text:p>
          </table:table-cell>
          <table:table-cell office:value-type="float" office:value="-0.131863492644146" calcext:value-type="float">
            <text:p>-0.131863492644146</text:p>
          </table:table-cell>
        </table:table-row>
        <table:table-row table:style-name="ro1">
          <table:table-cell office:value-type="float" office:value="1.74017158435518E+018" calcext:value-type="float">
            <text:p>1.74017158435518E+018</text:p>
          </table:table-cell>
          <table:table-cell office:value-type="float" office:value="-1.35622190911412" calcext:value-type="float">
            <text:p>-1.35622190911412</text:p>
          </table:table-cell>
          <table:table-cell office:value-type="float" office:value="-0.915006247733781" calcext:value-type="float">
            <text:p>-0.915006247733781</text:p>
          </table:table-cell>
          <table:table-cell office:value-type="float" office:value="-2.63535032109008" calcext:value-type="float">
            <text:p>-2.63535032109008</text:p>
          </table:table-cell>
          <table:table-cell office:value-type="float" office:value="0.2906379030488" calcext:value-type="float">
            <text:p>0.2906379030488</text:p>
          </table:table-cell>
          <table:table-cell office:value-type="float" office:value="-0.131863492644893" calcext:value-type="float">
            <text:p>-0.131863492644893</text:p>
          </table:table-cell>
        </table:table-row>
        <table:table-row table:style-name="ro1">
          <table:table-cell office:value-type="float" office:value="1.74017158437051E+018" calcext:value-type="float">
            <text:p>1.74017158437051E+018</text:p>
          </table:table-cell>
          <table:table-cell office:value-type="float" office:value="-1.36003675710353" calcext:value-type="float">
            <text:p>-1.36003675710353</text:p>
          </table:table-cell>
          <table:table-cell office:value-type="float" office:value="-0.917116405672489" calcext:value-type="float">
            <text:p>-0.917116405672489</text:p>
          </table:table-cell>
          <table:table-cell office:value-type="float" office:value="-2.63732827347977" calcext:value-type="float">
            <text:p>-2.63732827347977</text:p>
          </table:table-cell>
          <table:table-cell office:value-type="float" office:value="0.290637903048813" calcext:value-type="float">
            <text:p>0.290637903048813</text:p>
          </table:table-cell>
          <table:table-cell office:value-type="float" office:value="-0.131863492645512" calcext:value-type="float">
            <text:p>-0.131863492645512</text:p>
          </table:table-cell>
        </table:table-row>
        <table:table-row table:style-name="ro1">
          <table:table-cell office:value-type="float" office:value="1.74017158438879E+018" calcext:value-type="float">
            <text:p>1.74017158438879E+018</text:p>
          </table:table-cell>
          <table:table-cell office:value-type="float" office:value="-1.36462007292767" calcext:value-type="float">
            <text:p>-1.36462007292767</text:p>
          </table:table-cell>
          <table:table-cell office:value-type="float" office:value="-0.919638628856594" calcext:value-type="float">
            <text:p>-0.919638628856594</text:p>
          </table:table-cell>
          <table:table-cell office:value-type="float" office:value="-2.63970181634741" calcext:value-type="float">
            <text:p>-2.63970181634741</text:p>
          </table:table-cell>
          <table:table-cell office:value-type="float" office:value="0.290637903048824" calcext:value-type="float">
            <text:p>0.290637903048824</text:p>
          </table:table-cell>
          <table:table-cell office:value-type="float" office:value="-0.131863492646307" calcext:value-type="float">
            <text:p>-0.131863492646307</text:p>
          </table:table-cell>
        </table:table-row>
        <table:table-row table:style-name="ro1">
          <table:table-cell office:value-type="float" office:value="1.7401715844041E+018" calcext:value-type="float">
            <text:p>1.7401715844041E+018</text:p>
          </table:table-cell>
          <table:table-cell office:value-type="float" office:value="-1.36844406711237" calcext:value-type="float">
            <text:p>-1.36844406711237</text:p>
          </table:table-cell>
          <table:table-cell office:value-type="float" office:value="-0.921732166576331" calcext:value-type="float">
            <text:p>-0.921732166576331</text:p>
          </table:table-cell>
          <table:table-cell office:value-type="float" office:value="-2.64167976873712" calcext:value-type="float">
            <text:p>-2.64167976873712</text:p>
          </table:table-cell>
          <table:table-cell office:value-type="float" office:value="0.290637903048838" calcext:value-type="float">
            <text:p>0.290637903048838</text:p>
          </table:table-cell>
          <table:table-cell office:value-type="float" office:value="-0.131863492646878" calcext:value-type="float">
            <text:p>-0.131863492646878</text:p>
          </table:table-cell>
        </table:table-row>
        <table:table-row table:style-name="ro1">
          <table:table-cell office:value-type="float" office:value="1.74017158441966E+018" calcext:value-type="float">
            <text:p>1.74017158441966E+018</text:p>
          </table:table-cell>
          <table:table-cell office:value-type="float" office:value="-1.37227219473201" calcext:value-type="float">
            <text:p>-1.37227219473201</text:p>
          </table:table-cell>
          <table:table-cell office:value-type="float" office:value="-0.923818136527296" calcext:value-type="float">
            <text:p>-0.923818136527296</text:p>
          </table:table-cell>
          <table:table-cell office:value-type="float" office:value="-2.64365772112684" calcext:value-type="float">
            <text:p>-2.64365772112684</text:p>
          </table:table-cell>
          <table:table-cell office:value-type="float" office:value="0.290637903048848" calcext:value-type="float">
            <text:p>0.290637903048848</text:p>
          </table:table-cell>
          <table:table-cell office:value-type="float" office:value="-0.13186349264753" calcext:value-type="float">
            <text:p>-0.13186349264753</text:p>
          </table:table-cell>
        </table:table-row>
        <table:table-row table:style-name="ro1">
          <table:table-cell office:value-type="float" office:value="1.74017158443789E+018" calcext:value-type="float">
            <text:p>1.74017158443789E+018</text:p>
          </table:table-cell>
          <table:table-cell office:value-type="float" office:value="-1.37687138292128" calcext:value-type="float">
            <text:p>-1.37687138292128</text:p>
          </table:table-cell>
          <table:table-cell office:value-type="float" office:value="-0.926311299525172" calcext:value-type="float">
            <text:p>-0.926311299525172</text:p>
          </table:table-cell>
          <table:table-cell office:value-type="float" office:value="-2.64603126399451" calcext:value-type="float">
            <text:p>-2.64603126399451</text:p>
          </table:table-cell>
          <table:table-cell office:value-type="float" office:value="0.290637903048924" calcext:value-type="float">
            <text:p>0.290637903048924</text:p>
          </table:table-cell>
          <table:table-cell office:value-type="float" office:value="-0.131863492648387" calcext:value-type="float">
            <text:p>-0.131863492648387</text:p>
          </table:table-cell>
        </table:table-row>
        <table:table-row table:style-name="ro1">
          <table:table-cell office:value-type="float" office:value="1.74017158445318E+018" calcext:value-type="float">
            <text:p>1.74017158445318E+018</text:p>
          </table:table-cell>
          <table:table-cell office:value-type="float" office:value="-1.38070855135691" calcext:value-type="float">
            <text:p>-1.38070855135691</text:p>
          </table:table-cell>
          <table:table-cell office:value-type="float" office:value="-0.928380591700104" calcext:value-type="float">
            <text:p>-0.928380591700104</text:p>
          </table:table-cell>
          <table:table-cell office:value-type="float" office:value="-2.64800921638425" calcext:value-type="float">
            <text:p>-2.64800921638425</text:p>
          </table:table-cell>
          <table:table-cell office:value-type="float" office:value="0.290637903048933" calcext:value-type="float">
            <text:p>0.290637903048933</text:p>
          </table:table-cell>
          <table:table-cell office:value-type="float" office:value="-0.131863492649038" calcext:value-type="float">
            <text:p>-0.131863492649038</text:p>
          </table:table-cell>
        </table:table-row>
        <table:table-row table:style-name="ro1">
          <table:table-cell office:value-type="float" office:value="1.74017158446836E+018" calcext:value-type="float">
            <text:p>1.74017158446836E+018</text:p>
          </table:table-cell>
          <table:table-cell office:value-type="float" office:value="-1.3845498052452" calcext:value-type="float">
            <text:p>-1.3845498052452</text:p>
          </table:table-cell>
          <table:table-cell office:value-type="float" office:value="-0.930442290095668" calcext:value-type="float">
            <text:p>-0.930442290095668</text:p>
          </table:table-cell>
          <table:table-cell office:value-type="float" office:value="-2.649987168774" calcext:value-type="float">
            <text:p>-2.649987168774</text:p>
          </table:table-cell>
          <table:table-cell office:value-type="float" office:value="0.290637903048881" calcext:value-type="float">
            <text:p>0.290637903048881</text:p>
          </table:table-cell>
          <table:table-cell office:value-type="float" office:value="-0.131863492649594" calcext:value-type="float">
            <text:p>-0.131863492649594</text:p>
          </table:table-cell>
        </table:table-row>
        <table:table-row table:style-name="ro1">
          <table:table-cell office:value-type="float" office:value="1.74017158448622E+018" calcext:value-type="float">
            <text:p>1.74017158448622E+018</text:p>
          </table:table-cell>
          <table:table-cell office:value-type="float" office:value="-1.38916468154796" calcext:value-type="float">
            <text:p>-1.38916468154796</text:p>
          </table:table-cell>
          <table:table-cell office:value-type="float" office:value="-0.932906293026785" calcext:value-type="float">
            <text:p>-0.932906293026785</text:p>
          </table:table-cell>
          <table:table-cell office:value-type="float" office:value="-2.65236071164171" calcext:value-type="float">
            <text:p>-2.65236071164171</text:p>
          </table:table-cell>
          <table:table-cell office:value-type="float" office:value="0.290637903048892" calcext:value-type="float">
            <text:p>0.290637903048892</text:p>
          </table:table-cell>
          <table:table-cell office:value-type="float" office:value="-0.131863492650389" calcext:value-type="float">
            <text:p>-0.131863492650389</text:p>
          </table:table-cell>
        </table:table-row>
        <table:table-row table:style-name="ro1">
          <table:table-cell office:value-type="float" office:value="1.74017158450162E+018" calcext:value-type="float">
            <text:p>1.74017158450162E+018</text:p>
          </table:table-cell>
          <table:table-cell office:value-type="float" office:value="-1.39301487051073" calcext:value-type="float">
            <text:p>-1.39301487051073</text:p>
          </table:table-cell>
          <table:table-cell office:value-type="float" office:value="-0.934951256757399" calcext:value-type="float">
            <text:p>-0.934951256757399</text:p>
          </table:table-cell>
          <table:table-cell office:value-type="float" office:value="-2.65433866403148" calcext:value-type="float">
            <text:p>-2.65433866403148</text:p>
          </table:table-cell>
          <table:table-cell office:value-type="float" office:value="0.290637903048905" calcext:value-type="float">
            <text:p>0.290637903048905</text:p>
          </table:table-cell>
          <table:table-cell office:value-type="float" office:value="-0.131863492651072" calcext:value-type="float">
            <text:p>-0.131863492651072</text:p>
          </table:table-cell>
        </table:table-row>
        <table:table-row table:style-name="ro1">
          <table:table-cell office:value-type="float" office:value="1.7401715845196E+018" calcext:value-type="float">
            <text:p>1.7401715845196E+018</text:p>
          </table:table-cell>
          <table:table-cell office:value-type="float" office:value="-1.39764042518427" calcext:value-type="float">
            <text:p>-1.39764042518427</text:p>
          </table:table-cell>
          <table:table-cell office:value-type="float" office:value="-0.937395154811006" calcext:value-type="float">
            <text:p>-0.937395154811006</text:p>
          </table:table-cell>
          <table:table-cell office:value-type="float" office:value="-2.65671220689922" calcext:value-type="float">
            <text:p>-2.65671220689922</text:p>
          </table:table-cell>
          <table:table-cell office:value-type="float" office:value="0.290637903048918" calcext:value-type="float">
            <text:p>0.290637903048918</text:p>
          </table:table-cell>
          <table:table-cell office:value-type="float" office:value="-0.131863492651818" calcext:value-type="float">
            <text:p>-0.131863492651818</text:p>
          </table:table-cell>
        </table:table-row>
        <table:table-row table:style-name="ro1">
          <table:table-cell office:value-type="float" office:value="1.74017158453489E+018" calcext:value-type="float">
            <text:p>1.74017158453489E+018</text:p>
          </table:table-cell>
          <table:table-cell office:value-type="float" office:value="-1.40142817027301" calcext:value-type="float">
            <text:p>-1.40142817027301</text:p>
          </table:table-cell>
          <table:table-cell office:value-type="float" office:value="-0.939384909819818" calcext:value-type="float">
            <text:p>-0.939384909819818</text:p>
          </table:table-cell>
          <table:table-cell office:value-type="float" office:value="-2.65938540928195" calcext:value-type="float">
            <text:p>-2.65938540928195</text:p>
          </table:table-cell>
          <table:table-cell office:value-type="float" office:value="0.287937903079074" calcext:value-type="float">
            <text:p>0.287937903079074</text:p>
          </table:table-cell>
          <table:table-cell office:value-type="float" office:value="-0.155038492417128" calcext:value-type="float">
            <text:p>-0.155038492417128</text:p>
          </table:table-cell>
        </table:table-row>
        <table:table-row table:style-name="ro1">
          <table:table-cell office:value-type="float" office:value="1.74017158455036E+018" calcext:value-type="float">
            <text:p>1.74017158455036E+018</text:p>
          </table:table-cell>
          <table:table-cell office:value-type="float" office:value="-1.4050433216974" calcext:value-type="float">
            <text:p>-1.4050433216974</text:p>
          </table:table-cell>
          <table:table-cell office:value-type="float" office:value="-0.941267723672022" calcext:value-type="float">
            <text:p>-0.941267723672022</text:p>
          </table:table-cell>
          <table:table-cell office:value-type="float" office:value="-2.66379673666291" calcext:value-type="float">
            <text:p>-2.66379673666291</text:p>
          </table:table-cell>
          <table:table-cell office:value-type="float" office:value="0.278487903116792" calcext:value-type="float">
            <text:p>0.278487903116792</text:p>
          </table:table-cell>
          <table:table-cell office:value-type="float" office:value="-0.236150992122881" calcext:value-type="float">
            <text:p>-0.236150992122881</text:p>
          </table:table-cell>
        </table:table-row>
        <table:table-row table:style-name="ro1">
          <table:table-cell office:value-type="float" office:value="1.74017158456873E+018" calcext:value-type="float">
            <text:p>1.74017158456873E+018</text:p>
          </table:table-cell>
          <table:table-cell office:value-type="float" office:value="-1.4091569841878" calcext:value-type="float">
            <text:p>-1.4091569841878</text:p>
          </table:table-cell>
          <table:table-cell office:value-type="float" office:value="-0.943379332113989" calcext:value-type="float">
            <text:p>-0.943379332113989</text:p>
          </table:table-cell>
          <table:table-cell office:value-type="float" office:value="-2.67138465452005" calcext:value-type="float">
            <text:p>-2.67138465452005</text:p>
          </table:table-cell>
          <table:table-cell office:value-type="float" office:value="0.262287903124445" calcext:value-type="float">
            <text:p>0.262287903124445</text:p>
          </table:table-cell>
          <table:table-cell office:value-type="float" office:value="-0.375200992063482" calcext:value-type="float">
            <text:p>-0.375200992063482</text:p>
          </table:table-cell>
        </table:table-row>
        <table:table-row table:style-name="ro1">
          <table:table-cell office:value-type="float" office:value="1.74017158458387E+018" calcext:value-type="float">
            <text:p>1.74017158458387E+018</text:p>
          </table:table-cell>
          <table:table-cell office:value-type="float" office:value="-1.4123999914853" calcext:value-type="float">
            <text:p>-1.4123999914853</text:p>
          </table:table-cell>
          <table:table-cell office:value-type="float" office:value="-0.945011464818325" calcext:value-type="float">
            <text:p>-0.945011464818325</text:p>
          </table:table-cell>
          <table:table-cell office:value-type="float" office:value="-2.67961985689931" calcext:value-type="float">
            <text:p>-2.67961985689931</text:p>
          </table:table-cell>
          <table:table-cell office:value-type="float" office:value="0.248787903126194" calcext:value-type="float">
            <text:p>0.248787903126194</text:p>
          </table:table-cell>
          <table:table-cell office:value-type="float" office:value="-0.491075992007182" calcext:value-type="float">
            <text:p>-0.491075992007182</text:p>
          </table:table-cell>
        </table:table-row>
        <table:table-row table:style-name="ro1">
          <table:table-cell office:value-type="float" office:value="1.74017158459873E+018" calcext:value-type="float">
            <text:p>1.74017158459873E+018</text:p>
          </table:table-cell>
          <table:table-cell office:value-type="float" office:value="-1.41547599924997" calcext:value-type="float">
            <text:p>-1.41547599924997</text:p>
          </table:table-cell>
          <table:table-cell office:value-type="float" office:value="-0.946524651133" calcext:value-type="float">
            <text:p>-0.946524651133</text:p>
          </table:table-cell>
          <table:table-cell office:value-type="float" office:value="-2.68959318427818" calcext:value-type="float">
            <text:p>-2.68959318427818</text:p>
          </table:table-cell>
          <table:table-cell office:value-type="float" office:value="0.235287903128304" calcext:value-type="float">
            <text:p>0.235287903128304</text:p>
          </table:table-cell>
          <table:table-cell office:value-type="float" office:value="-0.606950991937589" calcext:value-type="float">
            <text:p>-0.606950991937589</text:p>
          </table:table-cell>
        </table:table-row>
        <table:table-row table:style-name="ro1">
          <table:table-cell office:value-type="float" office:value="1.74017158461708E+018" calcext:value-type="float">
            <text:p>1.74017158461708E+018</text:p>
          </table:table-cell>
          <table:table-cell office:value-type="float" office:value="-1.41894749270339" calcext:value-type="float">
            <text:p>-1.41894749270339</text:p>
          </table:table-cell>
          <table:table-cell office:value-type="float" office:value="-0.948180893588718" calcext:value-type="float">
            <text:p>-0.948180893588718</text:p>
          </table:table-cell>
          <table:table-cell office:value-type="float" office:value="-2.70385550213286" calcext:value-type="float">
            <text:p>-2.70385550213286</text:p>
          </table:table-cell>
          <table:table-cell office:value-type="float" office:value="0.219087903128779" calcext:value-type="float">
            <text:p>0.219087903128779</text:p>
          </table:table-cell>
          <table:table-cell office:value-type="float" office:value="-0.746000991925791" calcext:value-type="float">
            <text:p>-0.746000991925791</text:p>
          </table:table-cell>
        </table:table-row>
        <table:table-row table:style-name="ro1">
          <table:table-cell office:value-type="float" office:value="1.74017158463203E+018" calcext:value-type="float">
            <text:p>1.74017158463203E+018</text:p>
          </table:table-cell>
          <table:table-cell office:value-type="float" office:value="-1.42165721370434" calcext:value-type="float">
            <text:p>-1.42165721370434</text:p>
          </table:table-cell>
          <table:table-cell office:value-type="float" office:value="-0.949427082259259" calcext:value-type="float">
            <text:p>-0.949427082259259</text:p>
          </table:table-cell>
          <table:table-cell office:value-type="float" office:value="-2.71765270451181" calcext:value-type="float">
            <text:p>-2.71765270451181</text:p>
          </table:table-cell>
          <table:table-cell office:value-type="float" office:value="0.205587903128897" calcext:value-type="float">
            <text:p>0.205587903128897</text:p>
          </table:table-cell>
          <table:table-cell office:value-type="float" office:value="-0.861875991928784" calcext:value-type="float">
            <text:p>-0.861875991928784</text:p>
          </table:table-cell>
        </table:table-row>
        <table:table-row table:style-name="ro1">
          <table:table-cell office:value-type="float" office:value="1.74017158465049E+018" calcext:value-type="float">
            <text:p>1.74017158465049E+018</text:p>
          </table:table-cell>
          <table:table-cell office:value-type="float" office:value="-1.42469171413679" calcext:value-type="float">
            <text:p>-1.42469171413679</text:p>
          </table:table-cell>
          <table:table-cell office:value-type="float" office:value="-0.95076348618843" calcext:value-type="float">
            <text:p>-0.95076348618843</text:p>
          </table:table-cell>
          <table:table-cell office:value-type="float" office:value="-2.73646935369599" calcext:value-type="float">
            <text:p>-2.73646935369599</text:p>
          </table:table-cell>
          <table:table-cell office:value-type="float" office:value="0.189521646466312" calcext:value-type="float">
            <text:p>0.189521646466312</text:p>
          </table:table-cell>
          <table:table-cell office:value-type="float" office:value="-0.999782036244562" calcext:value-type="float">
            <text:p>-0.999782036244562</text:p>
          </table:table-cell>
        </table:table-row>
        <table:table-row table:style-name="ro1">
          <table:table-cell office:value-type="float" office:value="1.74017158466589E+018" calcext:value-type="float">
            <text:p>1.74017158466589E+018</text:p>
          </table:table-cell>
          <table:table-cell office:value-type="float" office:value="-1.42716206915245" calcext:value-type="float">
            <text:p>-1.42716206915245</text:p>
          </table:table-cell>
          <table:table-cell office:value-type="float" office:value="-0.951798978380557" calcext:value-type="float">
            <text:p>-0.951798978380557</text:p>
          </table:table-cell>
          <table:table-cell office:value-type="float" office:value="-2.7528759627263" calcext:value-type="float">
            <text:p>-2.7528759627263</text:p>
          </table:table-cell>
          <table:table-cell office:value-type="float" office:value="0.180740363134123" calcext:value-type="float">
            <text:p>0.180740363134123</text:p>
          </table:table-cell>
          <table:table-cell office:value-type="float" office:value="-1.07517475795614" calcext:value-type="float">
            <text:p>-1.07517475795614</text:p>
          </table:table-cell>
        </table:table-row>
        <table:table-row table:style-name="ro1">
          <table:table-cell office:value-type="float" office:value="1.74017158468055E+018" calcext:value-type="float">
            <text:p>1.74017158468055E+018</text:p>
          </table:table-cell>
          <table:table-cell office:value-type="float" office:value="-1.4296490798478" calcext:value-type="float">
            <text:p>-1.4296490798478</text:p>
          </table:table-cell>
          <table:table-cell office:value-type="float" office:value="-0.952793802879925" calcext:value-type="float">
            <text:p>-0.952793802879925</text:p>
          </table:table-cell>
          <table:table-cell office:value-type="float" office:value="-2.76928257175669" calcext:value-type="float">
            <text:p>-2.76928257175669</text:p>
          </table:table-cell>
          <table:table-cell office:value-type="float" office:value="0.178575336464456" calcext:value-type="float">
            <text:p>0.178575336464456</text:p>
          </table:table-cell>
          <table:table-cell office:value-type="float" office:value="-1.09377393535678" calcext:value-type="float">
            <text:p>-1.09377393535678</text:p>
          </table:table-cell>
        </table:table-row>
        <table:table-row table:style-name="ro1">
          <table:table-cell office:value-type="float" office:value="1.74017158469922E+018" calcext:value-type="float">
            <text:p>1.74017158469922E+018</text:p>
          </table:table-cell>
          <table:table-cell office:value-type="float" office:value="-1.43265453531613" calcext:value-type="float">
            <text:p>-1.43265453531613</text:p>
          </table:table-cell>
          <table:table-cell office:value-type="float" office:value="-0.953933534668663" calcext:value-type="float">
            <text:p>-0.953933534668663</text:p>
          </table:table-cell>
          <table:table-cell office:value-type="float" office:value="-2.78897050259327" calcext:value-type="float">
            <text:p>-2.78897050259327</text:p>
          </table:table-cell>
          <table:table-cell office:value-type="float" office:value="0.178575336464278" calcext:value-type="float">
            <text:p>0.178575336464278</text:p>
          </table:table-cell>
          <table:table-cell office:value-type="float" office:value="-1.09377393536352" calcext:value-type="float">
            <text:p>-1.09377393536352</text:p>
          </table:table-cell>
        </table:table-row>
        <table:table-row table:style-name="ro1">
          <table:table-cell office:value-type="float" office:value="1.74017158471421E+018" calcext:value-type="float">
            <text:p>1.74017158471421E+018</text:p>
          </table:table-cell>
          <table:table-cell office:value-type="float" office:value="-1.43517582606513" calcext:value-type="float">
            <text:p>-1.43517582606513</text:p>
          </table:table-cell>
          <table:table-cell office:value-type="float" office:value="-0.954837963185632" calcext:value-type="float">
            <text:p>-0.954837963185632</text:p>
          </table:table-cell>
          <table:table-cell office:value-type="float" office:value="-2.80537711162386" calcext:value-type="float">
            <text:p>-2.80537711162386</text:p>
          </table:table-cell>
          <table:table-cell office:value-type="float" office:value="0.178575336464141" calcext:value-type="float">
            <text:p>0.178575336464141</text:p>
          </table:table-cell>
          <table:table-cell office:value-type="float" office:value="-1.09377393536921" calcext:value-type="float">
            <text:p>-1.09377393536921</text:p>
          </table:table-cell>
        </table:table-row>
        <table:table-row table:style-name="ro1">
          <table:table-cell office:value-type="float" office:value="1.74017158473288E+018" calcext:value-type="float">
            <text:p>1.74017158473288E+018</text:p>
          </table:table-cell>
          <table:table-cell office:value-type="float" office:value="-1.43822045313107" calcext:value-type="float">
            <text:p>-1.43822045313107</text:p>
          </table:table-cell>
          <table:table-cell office:value-type="float" office:value="-0.955868495645943" calcext:value-type="float">
            <text:p>-0.955868495645943</text:p>
          </table:table-cell>
          <table:table-cell office:value-type="float" office:value="-2.82506504246067" calcext:value-type="float">
            <text:p>-2.82506504246067</text:p>
          </table:table-cell>
          <table:table-cell office:value-type="float" office:value="0.178575336463964" calcext:value-type="float">
            <text:p>0.178575336463964</text:p>
          </table:table-cell>
          <table:table-cell office:value-type="float" office:value="-1.09377393537632" calcext:value-type="float">
            <text:p>-1.09377393537632</text:p>
          </table:table-cell>
        </table:table-row>
        <table:table-row table:style-name="ro1">
          <table:table-cell office:value-type="float" office:value="1.74017158474764E+018" calcext:value-type="float">
            <text:p>1.74017158474764E+018</text:p>
          </table:table-cell>
          <table:table-cell office:value-type="float" office:value="-1.44077273951288" calcext:value-type="float">
            <text:p>-1.44077273951288</text:p>
          </table:table-cell>
          <table:table-cell office:value-type="float" office:value="-0.956681350004664" calcext:value-type="float">
            <text:p>-0.956681350004664</text:p>
          </table:table-cell>
          <table:table-cell office:value-type="float" office:value="-2.84147165149146" calcext:value-type="float">
            <text:p>-2.84147165149146</text:p>
          </table:table-cell>
          <table:table-cell office:value-type="float" office:value="0.178575336463817" calcext:value-type="float">
            <text:p>0.178575336463817</text:p>
          </table:table-cell>
          <table:table-cell office:value-type="float" office:value="-1.09377393538237" calcext:value-type="float">
            <text:p>-1.09377393538237</text:p>
          </table:table-cell>
        </table:table-row>
        <table:table-row table:style-name="ro1">
          <table:table-cell office:value-type="float" office:value="1.74017158476291E+018" calcext:value-type="float">
            <text:p>1.74017158476291E+018</text:p>
          </table:table-cell>
          <table:table-cell office:value-type="float" office:value="-1.4433380179796" calcext:value-type="float">
            <text:p>-1.4433380179796</text:p>
          </table:table-cell>
          <table:table-cell office:value-type="float" office:value="-0.957452222478837" calcext:value-type="float">
            <text:p>-0.957452222478837</text:p>
          </table:table-cell>
          <table:table-cell office:value-type="float" office:value="-2.85787826052233" calcext:value-type="float">
            <text:p>-2.85787826052233</text:p>
          </table:table-cell>
          <table:table-cell office:value-type="float" office:value="0.178575336463682" calcext:value-type="float">
            <text:p>0.178575336463682</text:p>
          </table:table-cell>
          <table:table-cell office:value-type="float" office:value="-1.09377393538846" calcext:value-type="float">
            <text:p>-1.09377393538846</text:p>
          </table:table-cell>
        </table:table-row>
        <table:table-row table:style-name="ro1">
          <table:table-cell office:value-type="float" office:value="1.74017158478118E+018" calcext:value-type="float">
            <text:p>1.74017158478118E+018</text:p>
          </table:table-cell>
          <table:table-cell office:value-type="float" office:value="-1.44643252923534" calcext:value-type="float">
            <text:p>-1.44643252923534</text:p>
          </table:table-cell>
          <table:table-cell office:value-type="float" office:value="-0.958321562004254" calcext:value-type="float">
            <text:p>-0.958321562004254</text:p>
          </table:table-cell>
          <table:table-cell office:value-type="float" office:value="-2.8775661913595" calcext:value-type="float">
            <text:p>-2.8775661913595</text:p>
          </table:table-cell>
          <table:table-cell office:value-type="float" office:value="0.178575336463529" calcext:value-type="float">
            <text:p>0.178575336463529</text:p>
          </table:table-cell>
          <table:table-cell office:value-type="float" office:value="-1.09377393539584" calcext:value-type="float">
            <text:p>-1.09377393539584</text:p>
          </table:table-cell>
        </table:table-row>
        <table:table-row table:style-name="ro1">
          <table:table-cell office:value-type="float" office:value="1.74017158479656E+018" calcext:value-type="float">
            <text:p>1.74017158479656E+018</text:p>
          </table:table-cell>
          <table:table-cell office:value-type="float" office:value="-1.44902395508679" calcext:value-type="float">
            <text:p>-1.44902395508679</text:p>
          </table:table-cell>
          <table:table-cell office:value-type="float" office:value="-0.958999359938492" calcext:value-type="float">
            <text:p>-0.958999359938492</text:p>
          </table:table-cell>
          <table:table-cell office:value-type="float" office:value="-2.89397280039059" calcext:value-type="float">
            <text:p>-2.89397280039059</text:p>
          </table:table-cell>
          <table:table-cell office:value-type="float" office:value="0.178575336463394" calcext:value-type="float">
            <text:p>0.178575336463394</text:p>
          </table:table-cell>
          <table:table-cell office:value-type="float" office:value="-1.09377393540231" calcext:value-type="float">
            <text:p>-1.09377393540231</text:p>
          </table:table-cell>
        </table:table-row>
        <table:table-row table:style-name="ro1">
          <table:table-cell office:value-type="float" office:value="1.74017158481183E+018" calcext:value-type="float">
            <text:p>1.74017158481183E+018</text:p>
          </table:table-cell>
          <table:table-cell office:value-type="float" office:value="-1.45162615203701" calcext:value-type="float">
            <text:p>-1.45162615203701</text:p>
          </table:table-cell>
          <table:table-cell office:value-type="float" office:value="-0.959634552047635" calcext:value-type="float">
            <text:p>-0.959634552047635</text:p>
          </table:table-cell>
          <table:table-cell office:value-type="float" office:value="-2.91037940942177" calcext:value-type="float">
            <text:p>-2.91037940942177</text:p>
          </table:table-cell>
          <table:table-cell office:value-type="float" office:value="0.178575336463305" calcext:value-type="float">
            <text:p>0.178575336463305</text:p>
          </table:table-cell>
          <table:table-cell office:value-type="float" office:value="-1.09377393540906" calcext:value-type="float">
            <text:p>-1.09377393540906</text:p>
          </table:table-cell>
        </table:table-row>
        <table:table-row table:style-name="ro1">
          <table:table-cell office:value-type="float" office:value="1.74017158483053E+018" calcext:value-type="float">
            <text:p>1.74017158483053E+018</text:p>
          </table:table-cell>
          <table:table-cell office:value-type="float" office:value="-1.45476201982164" calcext:value-type="float">
            <text:p>-1.45476201982164</text:p>
          </table:table-cell>
          <table:table-cell office:value-type="float" office:value="-0.960340302966571" calcext:value-type="float">
            <text:p>-0.960340302966571</text:p>
          </table:table-cell>
          <table:table-cell office:value-type="float" office:value="-2.93006734025932" calcext:value-type="float">
            <text:p>-2.93006734025932</text:p>
          </table:table-cell>
          <table:table-cell office:value-type="float" office:value="0.178575336463149" calcext:value-type="float">
            <text:p>0.178575336463149</text:p>
          </table:table-cell>
          <table:table-cell office:value-type="float" office:value="-1.09377393541694" calcext:value-type="float">
            <text:p>-1.09377393541694</text:p>
          </table:table-cell>
        </table:table-row>
        <table:table-row table:style-name="ro1">
          <table:table-cell office:value-type="float" office:value="1.74017158484539E+018" calcext:value-type="float">
            <text:p>1.74017158484539E+018</text:p>
          </table:table-cell>
          <table:table-cell office:value-type="float" office:value="-1.45738544385318" calcext:value-type="float">
            <text:p>-1.45738544385318</text:p>
          </table:table-cell>
          <table:table-cell office:value-type="float" office:value="-0.960881176643096" calcext:value-type="float">
            <text:p>-0.960881176643096</text:p>
          </table:table-cell>
          <table:table-cell office:value-type="float" office:value="-2.94647394929067" calcext:value-type="float">
            <text:p>-2.94647394929067</text:p>
          </table:table-cell>
          <table:table-cell office:value-type="float" office:value="0.178575336462968" calcext:value-type="float">
            <text:p>0.178575336462968</text:p>
          </table:table-cell>
          <table:table-cell office:value-type="float" office:value="-1.09377393542178" calcext:value-type="float">
            <text:p>-1.09377393542178</text:p>
          </table:table-cell>
        </table:table-row>
        <table:table-row table:style-name="ro1">
          <table:table-cell office:value-type="float" office:value="1.74017158486343E+018" calcext:value-type="float">
            <text:p>1.74017158486343E+018</text:p>
          </table:table-cell>
          <table:table-cell office:value-type="float" office:value="-1.46054473735428" calcext:value-type="float">
            <text:p>-1.46054473735428</text:p>
          </table:table-cell>
          <table:table-cell office:value-type="float" office:value="-0.96147330475096" calcext:value-type="float">
            <text:p>-0.96147330475096</text:p>
          </table:table-cell>
          <table:table-cell office:value-type="float" office:value="-2.96616188012821" calcext:value-type="float">
            <text:p>-2.96616188012821</text:p>
          </table:table-cell>
          <table:table-cell office:value-type="float" office:value="0.17857533646282" calcext:value-type="float">
            <text:p>0.17857533646282</text:p>
          </table:table-cell>
          <table:table-cell office:value-type="float" office:value="-1.09377393542063" calcext:value-type="float">
            <text:p>-1.09377393542063</text:p>
          </table:table-cell>
        </table:table-row>
        <table:table-row table:style-name="ro1">
          <table:table-cell office:value-type="float" office:value="1.74017158487865E+018" calcext:value-type="float">
            <text:p>1.74017158487865E+018</text:p>
          </table:table-cell>
          <table:table-cell office:value-type="float" office:value="-1.46318597099989" calcext:value-type="float">
            <text:p>-1.46318597099989</text:p>
          </table:table-cell>
          <table:table-cell office:value-type="float" office:value="-0.961919155412591" calcext:value-type="float">
            <text:p>-0.961919155412591</text:p>
          </table:table-cell>
          <table:table-cell office:value-type="float" office:value="-2.98256848915942" calcext:value-type="float">
            <text:p>-2.98256848915942</text:p>
          </table:table-cell>
          <table:table-cell office:value-type="float" office:value="0.178575336462696" calcext:value-type="float">
            <text:p>0.178575336462696</text:p>
          </table:table-cell>
          <table:table-cell office:value-type="float" office:value="-1.09377393541627" calcext:value-type="float">
            <text:p>-1.09377393541627</text:p>
          </table:table-cell>
        </table:table-row>
        <table:table-row table:style-name="ro1">
          <table:table-cell office:value-type="float" office:value="1.74017158489413E+018" calcext:value-type="float">
            <text:p>1.74017158489413E+018</text:p>
          </table:table-cell>
          <table:table-cell office:value-type="float" office:value="-1.46583416374337" calcext:value-type="float">
            <text:p>-1.46583416374337</text:p>
          </table:table-cell>
          <table:table-cell office:value-type="float" office:value="-0.962321614325498" calcext:value-type="float">
            <text:p>-0.962321614325498</text:p>
          </table:table-cell>
          <table:table-cell office:value-type="float" office:value="-2.99897509819057" calcext:value-type="float">
            <text:p>-2.99897509819057</text:p>
          </table:table-cell>
          <table:table-cell office:value-type="float" office:value="0.178575336462574" calcext:value-type="float">
            <text:p>0.178575336462574</text:p>
          </table:table-cell>
          <table:table-cell office:value-type="float" office:value="-1.09377393541191" calcext:value-type="float">
            <text:p>-1.09377393541191</text:p>
          </table:table-cell>
        </table:table-row>
        <table:table-row table:style-name="ro1">
          <table:table-cell office:value-type="float" office:value="1.74017158491175E+018" calcext:value-type="float">
            <text:p>1.74017158491175E+018</text:p>
          </table:table-cell>
          <table:table-cell office:value-type="float" office:value="-1.46902017727911" calcext:value-type="float">
            <text:p>-1.46902017727911</text:p>
          </table:table-cell>
          <table:table-cell office:value-type="float" office:value="-0.962747136207782" calcext:value-type="float">
            <text:p>-0.962747136207782</text:p>
          </table:table-cell>
          <table:table-cell office:value-type="float" office:value="-3.01866302902786" calcext:value-type="float">
            <text:p>-3.01866302902786</text:p>
          </table:table-cell>
          <table:table-cell office:value-type="float" office:value="0.17857533646243" calcext:value-type="float">
            <text:p>0.17857533646243</text:p>
          </table:table-cell>
          <table:table-cell office:value-type="float" office:value="-1.09377393540686" calcext:value-type="float">
            <text:p>-1.09377393540686</text:p>
          </table:table-cell>
        </table:table-row>
        <table:table-row table:style-name="ro1">
          <table:table-cell office:value-type="float" office:value="1.74017158492726E+018" calcext:value-type="float">
            <text:p>1.74017158492726E+018</text:p>
          </table:table-cell>
          <table:table-cell office:value-type="float" office:value="-1.47168116857141" calcext:value-type="float">
            <text:p>-1.47168116857141</text:p>
          </table:table-cell>
          <table:table-cell office:value-type="float" office:value="-0.963053768439328" calcext:value-type="float">
            <text:p>-0.963053768439328</text:p>
          </table:table-cell>
          <table:table-cell office:value-type="float" office:value="-3.03506963805888" calcext:value-type="float">
            <text:p>-3.03506963805888</text:p>
          </table:table-cell>
          <table:table-cell office:value-type="float" office:value="0.178575336462311" calcext:value-type="float">
            <text:p>0.178575336462311</text:p>
          </table:table-cell>
          <table:table-cell office:value-type="float" office:value="-1.0937739354028" calcext:value-type="float">
            <text:p>-1.0937739354028</text:p>
          </table:table-cell>
        </table:table-row>
        <table:table-row table:style-name="ro1">
          <table:table-cell office:value-type="float" office:value="1.74017158494265E+018" calcext:value-type="float">
            <text:p>1.74017158494265E+018</text:p>
          </table:table-cell>
          <table:table-cell office:value-type="float" office:value="-1.47434683230261" calcext:value-type="float">
            <text:p>-1.47434683230261</text:p>
          </table:table-cell>
          <table:table-cell office:value-type="float" office:value="-0.963316703517475" calcext:value-type="float">
            <text:p>-0.963316703517475</text:p>
          </table:table-cell>
          <table:table-cell office:value-type="float" office:value="-3.05147624708983" calcext:value-type="float">
            <text:p>-3.05147624708983</text:p>
          </table:table-cell>
          <table:table-cell office:value-type="float" office:value="0.178575336462197" calcext:value-type="float">
            <text:p>0.178575336462197</text:p>
          </table:table-cell>
          <table:table-cell office:value-type="float" office:value="-1.09377393539883" calcext:value-type="float">
            <text:p>-1.09377393539883</text:p>
          </table:table-cell>
        </table:table-row>
        <table:table-row table:style-name="ro1">
          <table:table-cell office:value-type="float" office:value="1.74017158496083E+018" calcext:value-type="float">
            <text:p>1.74017158496083E+018</text:p>
          </table:table-cell>
          <table:table-cell office:value-type="float" office:value="-1.4775507860558" calcext:value-type="float">
            <text:p>-1.4775507860558</text:p>
          </table:table-cell>
          <table:table-cell office:value-type="float" office:value="-0.963574446547547" calcext:value-type="float">
            <text:p>-0.963574446547547</text:p>
          </table:table-cell>
          <table:table-cell office:value-type="float" office:value="-3.0711641779269" calcext:value-type="float">
            <text:p>-3.0711641779269</text:p>
          </table:table-cell>
          <table:table-cell office:value-type="float" office:value="0.178575336462063" calcext:value-type="float">
            <text:p>0.178575336462063</text:p>
          </table:table-cell>
          <table:table-cell office:value-type="float" office:value="-1.09377393539419" calcext:value-type="float">
            <text:p>-1.09377393539419</text:p>
          </table:table-cell>
        </table:table-row>
        <table:table-row table:style-name="ro1">
          <table:table-cell office:value-type="float" office:value="1.74017158497634E+018" calcext:value-type="float">
            <text:p>1.74017158497634E+018</text:p>
          </table:table-cell>
          <table:table-cell office:value-type="float" office:value="-1.48022420200115" calcext:value-type="float">
            <text:p>-1.48022420200115</text:p>
          </table:table-cell>
          <table:table-cell office:value-type="float" office:value="-0.963741015351052" calcext:value-type="float">
            <text:p>-0.963741015351052</text:p>
          </table:table-cell>
          <table:table-cell office:value-type="float" office:value="-3.08757078695773" calcext:value-type="float">
            <text:p>-3.08757078695773</text:p>
          </table:table-cell>
          <table:table-cell office:value-type="float" office:value="0.178575336461952" calcext:value-type="float">
            <text:p>0.178575336461952</text:p>
          </table:table-cell>
          <table:table-cell office:value-type="float" office:value="-1.09377393539038" calcext:value-type="float">
            <text:p>-1.09377393539038</text:p>
          </table:table-cell>
        </table:table-row>
        <table:table-row table:style-name="ro1">
          <table:table-cell office:value-type="float" office:value="1.74017158499483E+018" calcext:value-type="float">
            <text:p>1.74017158499483E+018</text:p>
          </table:table-cell>
          <table:table-cell office:value-type="float" office:value="-1.48343536999629" calcext:value-type="float">
            <text:p>-1.48343536999629</text:p>
          </table:table-cell>
          <table:table-cell office:value-type="float" office:value="-0.96388297037613" calcext:value-type="float">
            <text:p>-0.96388297037613</text:p>
          </table:table-cell>
          <table:table-cell office:value-type="float" office:value="-3.10725871779465" calcext:value-type="float">
            <text:p>-3.10725871779465</text:p>
          </table:table-cell>
          <table:table-cell office:value-type="float" office:value="0.178575336461823" calcext:value-type="float">
            <text:p>0.178575336461823</text:p>
          </table:table-cell>
          <table:table-cell office:value-type="float" office:value="-1.09377393538603" calcext:value-type="float">
            <text:p>-1.09377393538603</text:p>
          </table:table-cell>
        </table:table-row>
        <table:table-row table:style-name="ro1">
          <table:table-cell office:value-type="float" office:value="1.7401715850098E+018" calcext:value-type="float">
            <text:p>1.7401715850098E+018</text:p>
          </table:table-cell>
          <table:table-cell office:value-type="float" office:value="-1.48611305556534" calcext:value-type="float">
            <text:p>-1.48611305556534</text:p>
          </table:table-cell>
          <table:table-cell office:value-type="float" office:value="-0.963952955920084" calcext:value-type="float">
            <text:p>-0.963952955920084</text:p>
          </table:table-cell>
          <table:table-cell office:value-type="float" office:value="-3.12366532682536" calcext:value-type="float">
            <text:p>-3.12366532682536</text:p>
          </table:table-cell>
          <table:table-cell office:value-type="float" office:value="0.17857533646176" calcext:value-type="float">
            <text:p>0.17857533646176</text:p>
          </table:table-cell>
          <table:table-cell office:value-type="float" office:value="-1.09377393538284" calcext:value-type="float">
            <text:p>-1.09377393538284</text:p>
          </table:table-cell>
        </table:table-row>
        <table:table-row table:style-name="ro1">
          <table:table-cell office:value-type="float" office:value="1.7401715850249E+018" calcext:value-type="float">
            <text:p>1.7401715850249E+018</text:p>
          </table:table-cell>
          <table:table-cell office:value-type="float" office:value="-1.48879152893099" calcext:value-type="float">
            <text:p>-1.48879152893099</text:p>
          </table:table-cell>
          <table:table-cell office:value-type="float" office:value="-0.963979002275642" calcext:value-type="float">
            <text:p>-0.963979002275642</text:p>
          </table:table-cell>
          <table:table-cell office:value-type="float" office:value="-3.14007193585603" calcext:value-type="float">
            <text:p>-3.14007193585603</text:p>
          </table:table-cell>
          <table:table-cell office:value-type="float" office:value="0.17857533646166" calcext:value-type="float">
            <text:p>0.17857533646166</text:p>
          </table:table-cell>
          <table:table-cell office:value-type="float" office:value="-1.09377393537944" calcext:value-type="float">
            <text:p>-1.09377393537944</text:p>
          </table:table-cell>
        </table:table-row>
        <table:table-row table:style-name="ro1">
          <table:table-cell office:value-type="float" office:value="1.74017158504304E+018" calcext:value-type="float">
            <text:p>1.74017158504304E+018</text:p>
          </table:table-cell>
          <table:table-cell office:value-type="float" office:value="-1.49208672257462" calcext:value-type="float">
            <text:p>-1.49208672257462</text:p>
          </table:table-cell>
          <table:table-cell office:value-type="float" office:value="-0.963951763099096" calcext:value-type="float">
            <text:p>-0.963951763099096</text:p>
          </table:table-cell>
          <table:table-cell office:value-type="float" office:value="3.12412069048428" calcext:value-type="float">
            <text:p>3.12412069048428</text:p>
          </table:table-cell>
          <table:table-cell office:value-type="float" office:value="0.181275336450728" calcext:value-type="float">
            <text:p>0.181275336450728</text:p>
          </table:table-cell>
          <table:table-cell office:value-type="float" office:value="-1.07059893546006" calcext:value-type="float">
            <text:p>-1.07059893546006</text:p>
          </table:table-cell>
        </table:table-row>
        <table:table-row table:style-name="ro1">
          <table:table-cell office:value-type="float" office:value="1.74017158505823E+018" calcext:value-type="float">
            <text:p>1.74017158505823E+018</text:p>
          </table:table-cell>
          <table:table-cell office:value-type="float" office:value="-1.49504792690454" calcext:value-type="float">
            <text:p>-1.49504792690454</text:p>
          </table:table-cell>
          <table:table-cell office:value-type="float" office:value="-0.963878683361325" calcext:value-type="float">
            <text:p>-0.963878683361325</text:p>
          </table:table-cell>
          <table:table-cell office:value-type="float" office:value="3.11014745644372" calcext:value-type="float">
            <text:p>3.11014745644372</text:p>
          </table:table-cell>
          <table:table-cell office:value-type="float" office:value="0.190725336411361" calcext:value-type="float">
            <text:p>0.190725336411361</text:p>
          </table:table-cell>
          <table:table-cell office:value-type="float" office:value="-0.989486435790408" calcext:value-type="float">
            <text:p>-0.989486435790408</text:p>
          </table:table-cell>
        </table:table-row>
        <table:table-row table:style-name="ro1">
          <table:table-cell office:value-type="float" office:value="1.74017158507399E+018" calcext:value-type="float">
            <text:p>1.74017158507399E+018</text:p>
          </table:table-cell>
          <table:table-cell office:value-type="float" office:value="-1.49821028088123" calcext:value-type="float">
            <text:p>-1.49821028088123</text:p>
          </table:table-cell>
          <table:table-cell office:value-type="float" office:value="-0.963759202046105" calcext:value-type="float">
            <text:p>-0.963759202046105</text:p>
          </table:table-cell>
          <table:table-cell office:value-type="float" office:value="3.09791234740296" calcext:value-type="float">
            <text:p>3.09791234740296</text:p>
          </table:table-cell>
          <table:table-cell office:value-type="float" office:value="0.204225336381807" calcext:value-type="float">
            <text:p>0.204225336381807</text:p>
          </table:table-cell>
          <table:table-cell office:value-type="float" office:value="-0.873611436044007" calcext:value-type="float">
            <text:p>-0.873611436044007</text:p>
          </table:table-cell>
        </table:table-row>
        <table:table-row table:style-name="ro1">
          <table:table-cell office:value-type="float" office:value="1.74017158509184E+018" calcext:value-type="float">
            <text:p>1.74017158509184E+018</text:p>
          </table:table-cell>
          <table:table-cell office:value-type="float" office:value="-1.50227000066905" calcext:value-type="float">
            <text:p>-1.50227000066905</text:p>
          </table:table-cell>
          <table:table-cell office:value-type="float" office:value="-0.963555440358877" calcext:value-type="float">
            <text:p>-0.963555440358877</text:p>
          </table:table-cell>
          <table:table-cell office:value-type="float" office:value="3.08552454155407" calcext:value-type="float">
            <text:p>3.08552454155407</text:p>
          </table:table-cell>
          <table:table-cell office:value-type="float" office:value="0.220425336380605" calcext:value-type="float">
            <text:p>0.220425336380605</text:p>
          </table:table-cell>
          <table:table-cell office:value-type="float" office:value="-0.734561436049752" calcext:value-type="float">
            <text:p>-0.734561436049752</text:p>
          </table:table-cell>
        </table:table-row>
        <table:table-row table:style-name="ro1">
          <table:table-cell office:value-type="float" office:value="1.74017158510644E+018" calcext:value-type="float">
            <text:p>1.74017158510644E+018</text:p>
          </table:table-cell>
          <table:table-cell office:value-type="float" office:value="-1.50585740865073" calcext:value-type="float">
            <text:p>-1.50585740865073</text:p>
          </table:table-cell>
          <table:table-cell office:value-type="float" office:value="-0.96333828603223" calcext:value-type="float">
            <text:p>-0.96333828603223</text:p>
          </table:table-cell>
          <table:table-cell office:value-type="float" office:value="3.07697486723191" calcext:value-type="float">
            <text:p>3.07697486723191</text:p>
          </table:table-cell>
          <table:table-cell office:value-type="float" office:value="0.233387175370533" calcext:value-type="float">
            <text:p>0.233387175370533</text:p>
          </table:table-cell>
          <table:table-cell office:value-type="float" office:value="-0.623301112096773" calcext:value-type="float">
            <text:p>-0.623301112096773</text:p>
          </table:table-cell>
        </table:table-row>
        <table:table-row table:style-name="ro1">
          <table:table-cell office:value-type="float" office:value="1.74017158512538E+018" calcext:value-type="float">
            <text:p>1.74017158512538E+018</text:p>
          </table:table-cell>
          <table:table-cell office:value-type="float" office:value="-1.51020347702039" calcext:value-type="float">
            <text:p>-1.51020347702039</text:p>
          </table:table-cell>
          <table:table-cell office:value-type="float" office:value="-0.963035487930882" calcext:value-type="float">
            <text:p>-0.963035487930882</text:p>
          </table:table-cell>
          <table:table-cell office:value-type="float" office:value="3.06709179054138" calcext:value-type="float">
            <text:p>3.06709179054138</text:p>
          </table:table-cell>
          <table:table-cell office:value-type="float" office:value="0.241492692351417" calcext:value-type="float">
            <text:p>0.241492692351417</text:p>
          </table:table-cell>
          <table:table-cell office:value-type="float" office:value="-0.553715140151721" calcext:value-type="float">
            <text:p>-0.553715140151721</text:p>
          </table:table-cell>
        </table:table-row>
        <table:table-row table:style-name="ro1">
          <table:table-cell office:value-type="float" office:value="1.7401715851403E+018" calcext:value-type="float">
            <text:p>1.7401715851403E+018</text:p>
          </table:table-cell>
          <table:table-cell office:value-type="float" office:value="-1.51382277057362" calcext:value-type="float">
            <text:p>-1.51382277057362</text:p>
          </table:table-cell>
          <table:table-cell office:value-type="float" office:value="-0.962750355670772" calcext:value-type="float">
            <text:p>-0.962750355670772</text:p>
          </table:table-cell>
          <table:table-cell office:value-type="float" office:value="3.05885589330097" calcext:value-type="float">
            <text:p>3.05885589330097</text:p>
          </table:table-cell>
          <table:table-cell office:value-type="float" office:value="0.242034531356747" calcext:value-type="float">
            <text:p>0.242034531356747</text:p>
          </table:table-cell>
          <table:table-cell office:value-type="float" office:value="-0.54905981607642" calcext:value-type="float">
            <text:p>-0.54905981607642</text:p>
          </table:table-cell>
        </table:table-row>
        <table:table-row table:style-name="ro1">
          <table:table-cell office:value-type="float" office:value="1.74017158515591E+018" calcext:value-type="float">
            <text:p>1.74017158515591E+018</text:p>
          </table:table-cell>
          <table:table-cell office:value-type="float" office:value="-1.51743959308575" calcext:value-type="float">
            <text:p>-1.51743959308575</text:p>
          </table:table-cell>
          <table:table-cell office:value-type="float" office:value="-0.962435425288061" calcext:value-type="float">
            <text:p>-0.962435425288061</text:p>
          </table:table-cell>
          <table:table-cell office:value-type="float" office:value="3.05061999606059" calcext:value-type="float">
            <text:p>3.05061999606059</text:p>
          </table:table-cell>
          <table:table-cell office:value-type="float" office:value="0.242034531363009" calcext:value-type="float">
            <text:p>0.242034531363009</text:p>
          </table:table-cell>
          <table:table-cell office:value-type="float" office:value="-0.549059816026166" calcext:value-type="float">
            <text:p>-0.549059816026166</text:p>
          </table:table-cell>
        </table:table-row>
        <table:table-row table:style-name="ro1">
          <table:table-cell office:value-type="float" office:value="1.74017158517371E+018" calcext:value-type="float">
            <text:p>1.74017158517371E+018</text:p>
          </table:table-cell>
          <table:table-cell office:value-type="float" office:value="-1.52177617291744" calcext:value-type="float">
            <text:p>-1.52177617291744</text:p>
          </table:table-cell>
          <table:table-cell office:value-type="float" office:value="-0.962018205526326" calcext:value-type="float">
            <text:p>-0.962018205526326</text:p>
          </table:table-cell>
          <table:table-cell office:value-type="float" office:value="3.04073691937215" calcext:value-type="float">
            <text:p>3.04073691937215</text:p>
          </table:table-cell>
          <table:table-cell office:value-type="float" office:value="0.242034531362944" calcext:value-type="float">
            <text:p>0.242034531362944</text:p>
          </table:table-cell>
          <table:table-cell office:value-type="float" office:value="-0.549059816024721" calcext:value-type="float">
            <text:p>-0.549059816024721</text:p>
          </table:table-cell>
        </table:table-row>
        <table:table-row table:style-name="ro1">
          <table:table-cell office:value-type="float" office:value="1.74017158518911E+018" calcext:value-type="float">
            <text:p>1.74017158518911E+018</text:p>
          </table:table-cell>
          <table:table-cell office:value-type="float" office:value="-1.52538669584625" calcext:value-type="float">
            <text:p>-1.52538669584625</text:p>
          </table:table-cell>
          <table:table-cell office:value-type="float" office:value="-0.961637797310447" calcext:value-type="float">
            <text:p>-0.961637797310447</text:p>
          </table:table-cell>
          <table:table-cell office:value-type="float" office:value="3.03250102213181" calcext:value-type="float">
            <text:p>3.03250102213181</text:p>
          </table:table-cell>
          <table:table-cell office:value-type="float" office:value="0.242034531362961" calcext:value-type="float">
            <text:p>0.242034531362961</text:p>
          </table:table-cell>
          <table:table-cell office:value-type="float" office:value="-0.549059816023612" calcext:value-type="float">
            <text:p>-0.549059816023612</text:p>
          </table:table-cell>
        </table:table-row>
        <table:table-row table:style-name="ro1">
          <table:table-cell office:value-type="float" office:value="1.74017158520474E+018" calcext:value-type="float">
            <text:p>1.74017158520474E+018</text:p>
          </table:table-cell>
          <table:table-cell office:value-type="float" office:value="-1.52899396335731" calcext:value-type="float">
            <text:p>-1.52899396335731</text:p>
          </table:table-cell>
          <table:table-cell office:value-type="float" office:value="-0.961227666436378" calcext:value-type="float">
            <text:p>-0.961227666436378</text:p>
          </table:table-cell>
          <table:table-cell office:value-type="float" office:value="3.02426512489149" calcext:value-type="float">
            <text:p>3.02426512489149</text:p>
          </table:table-cell>
          <table:table-cell office:value-type="float" office:value="0.242034531362917" calcext:value-type="float">
            <text:p>0.242034531362917</text:p>
          </table:table-cell>
          <table:table-cell office:value-type="float" office:value="-0.549059816022341" calcext:value-type="float">
            <text:p>-0.549059816022341</text:p>
          </table:table-cell>
        </table:table-row>
        <table:table-row table:style-name="ro1">
          <table:table-cell office:value-type="float" office:value="1.74017158522285E+018" calcext:value-type="float">
            <text:p>1.74017158522285E+018</text:p>
          </table:table-cell>
          <table:table-cell office:value-type="float" office:value="-1.53331804272681" calcext:value-type="float">
            <text:p>-1.53331804272681</text:p>
          </table:table-cell>
          <table:table-cell office:value-type="float" office:value="-0.960696314789687" calcext:value-type="float">
            <text:p>-0.960696314789687</text:p>
          </table:table-cell>
          <table:table-cell office:value-type="float" office:value="3.01438204820312" calcext:value-type="float">
            <text:p>3.01438204820312</text:p>
          </table:table-cell>
          <table:table-cell office:value-type="float" office:value="0.242034531362811" calcext:value-type="float">
            <text:p>0.242034531362811</text:p>
          </table:table-cell>
          <table:table-cell office:value-type="float" office:value="-0.549059816020845" calcext:value-type="float">
            <text:p>-0.549059816020845</text:p>
          </table:table-cell>
        </table:table-row>
        <table:table-row table:style-name="ro1">
          <table:table-cell office:value-type="float" office:value="1.74017158523844E+018" calcext:value-type="float">
            <text:p>1.74017158523844E+018</text:p>
          </table:table-cell>
          <table:table-cell office:value-type="float" office:value="-1.53691728738211" calcext:value-type="float">
            <text:p>-1.53691728738211</text:p>
          </table:table-cell>
          <table:table-cell office:value-type="float" office:value="-0.960220894826393" calcext:value-type="float">
            <text:p>-0.960220894826393</text:p>
          </table:table-cell>
          <table:table-cell office:value-type="float" office:value="3.00614615096283" calcext:value-type="float">
            <text:p>3.00614615096283</text:p>
          </table:table-cell>
          <table:table-cell office:value-type="float" office:value="0.24203453136277" calcext:value-type="float">
            <text:p>0.24203453136277</text:p>
          </table:table-cell>
          <table:table-cell office:value-type="float" office:value="-0.549059816019733" calcext:value-type="float">
            <text:p>-0.549059816019733</text:p>
          </table:table-cell>
        </table:table-row>
        <table:table-row table:style-name="ro1">
          <table:table-cell office:value-type="float" office:value="1.7401715852564E+018" calcext:value-type="float">
            <text:p>1.7401715852564E+018</text:p>
          </table:table-cell>
          <table:table-cell office:value-type="float" office:value="-1.54123102995956" calcext:value-type="float">
            <text:p>-1.54123102995956</text:p>
          </table:table-cell>
          <table:table-cell office:value-type="float" office:value="-0.959611286803417" calcext:value-type="float">
            <text:p>-0.959611286803417</text:p>
          </table:table-cell>
          <table:table-cell office:value-type="float" office:value="2.99626307427451" calcext:value-type="float">
            <text:p>2.99626307427451</text:p>
          </table:table-cell>
          <table:table-cell office:value-type="float" office:value="0.242034531362724" calcext:value-type="float">
            <text:p>0.242034531362724</text:p>
          </table:table-cell>
          <table:table-cell office:value-type="float" office:value="-0.549059816018383" calcext:value-type="float">
            <text:p>-0.549059816018383</text:p>
          </table:table-cell>
        </table:table-row>
        <table:table-row table:style-name="ro1">
          <table:table-cell office:value-type="float" office:value="1.74017158527154E+018" calcext:value-type="float">
            <text:p>1.74017158527154E+018</text:p>
          </table:table-cell>
          <table:table-cell office:value-type="float" office:value="-1.54482107016942" calcext:value-type="float">
            <text:p>-1.54482107016942</text:p>
          </table:table-cell>
          <table:table-cell office:value-type="float" office:value="-0.959070733825679" calcext:value-type="float">
            <text:p>-0.959070733825679</text:p>
          </table:table-cell>
          <table:table-cell office:value-type="float" office:value="2.98802717703425" calcext:value-type="float">
            <text:p>2.98802717703425</text:p>
          </table:table-cell>
          <table:table-cell office:value-type="float" office:value="0.242034531362682" calcext:value-type="float">
            <text:p>0.242034531362682</text:p>
          </table:table-cell>
          <table:table-cell office:value-type="float" office:value="-0.549059816017319" calcext:value-type="float">
            <text:p>-0.549059816017319</text:p>
          </table:table-cell>
        </table:table-row>
        <table:table-row table:style-name="ro1">
          <table:table-cell office:value-type="float" office:value="1.74017158528671E+018" calcext:value-type="float">
            <text:p>1.74017158528671E+018</text:p>
          </table:table-cell>
          <table:table-cell office:value-type="float" office:value="-1.5484065367353" calcext:value-type="float">
            <text:p>-1.5484065367353</text:p>
          </table:table-cell>
          <table:table-cell office:value-type="float" office:value="-0.958500632312693" calcext:value-type="float">
            <text:p>-0.958500632312693</text:p>
          </table:table-cell>
          <table:table-cell office:value-type="float" office:value="2.97979127979402" calcext:value-type="float">
            <text:p>2.97979127979402</text:p>
          </table:table-cell>
          <table:table-cell office:value-type="float" office:value="0.242034531362641" calcext:value-type="float">
            <text:p>0.242034531362641</text:p>
          </table:table-cell>
          <table:table-cell office:value-type="float" office:value="-0.549059816016334" calcext:value-type="float">
            <text:p>-0.549059816016334</text:p>
          </table:table-cell>
        </table:table-row>
        <table:table-row table:style-name="ro1">
          <table:table-cell office:value-type="float" office:value="1.74017158530564E+018" calcext:value-type="float">
            <text:p>1.74017158530564E+018</text:p>
          </table:table-cell>
          <table:table-cell office:value-type="float" office:value="-1.55270271700035" calcext:value-type="float">
            <text:p>-1.55270271700035</text:p>
          </table:table-cell>
          <table:table-cell office:value-type="float" office:value="-0.957777561018561" calcext:value-type="float">
            <text:p>-0.957777561018561</text:p>
          </table:table-cell>
          <table:table-cell office:value-type="float" office:value="2.96990820310575" calcext:value-type="float">
            <text:p>2.96990820310575</text:p>
          </table:table-cell>
          <table:table-cell office:value-type="float" office:value="0.242034531362598" calcext:value-type="float">
            <text:p>0.242034531362598</text:p>
          </table:table-cell>
          <table:table-cell office:value-type="float" office:value="-0.549059816015143" calcext:value-type="float">
            <text:p>-0.549059816015143</text:p>
          </table:table-cell>
        </table:table-row>
        <table:table-row table:style-name="ro1">
          <table:table-cell office:value-type="float" office:value="1.74017158531993E+018" calcext:value-type="float">
            <text:p>1.74017158531993E+018</text:p>
          </table:table-cell>
          <table:table-cell office:value-type="float" office:value="-1.55627726594372" calcext:value-type="float">
            <text:p>-1.55627726594372</text:p>
          </table:table-cell>
          <table:table-cell office:value-type="float" office:value="-0.957142591663734" calcext:value-type="float">
            <text:p>-0.957142591663734</text:p>
          </table:table-cell>
          <table:table-cell office:value-type="float" office:value="2.96167230586555" calcext:value-type="float">
            <text:p>2.96167230586555</text:p>
          </table:table-cell>
          <table:table-cell office:value-type="float" office:value="0.242034531362561" calcext:value-type="float">
            <text:p>0.242034531362561</text:p>
          </table:table-cell>
          <table:table-cell office:value-type="float" office:value="-0.54905981601419" calcext:value-type="float">
            <text:p>-0.54905981601419</text:p>
          </table:table-cell>
        </table:table-row>
        <table:table-row table:style-name="ro1">
          <table:table-cell office:value-type="float" office:value="1.74017158533493E+018" calcext:value-type="float">
            <text:p>1.74017158533493E+018</text:p>
          </table:table-cell>
          <table:table-cell office:value-type="float" office:value="-1.55984646417371" calcext:value-type="float">
            <text:p>-1.55984646417371</text:p>
          </table:table-cell>
          <table:table-cell office:value-type="float" office:value="-0.956478204558808" calcext:value-type="float">
            <text:p>-0.956478204558808</text:p>
          </table:table-cell>
          <table:table-cell office:value-type="float" office:value="2.95343640862535" calcext:value-type="float">
            <text:p>2.95343640862535</text:p>
          </table:table-cell>
          <table:table-cell office:value-type="float" office:value="0.242034531362517" calcext:value-type="float">
            <text:p>0.242034531362517</text:p>
          </table:table-cell>
          <table:table-cell office:value-type="float" office:value="-0.549059816013237" calcext:value-type="float">
            <text:p>-0.549059816013237</text:p>
          </table:table-cell>
        </table:table-row>
        <table:table-row table:style-name="ro1">
          <table:table-cell office:value-type="float" office:value="1.74017158535318E+018" calcext:value-type="float">
            <text:p>1.74017158535318E+018</text:p>
          </table:table-cell>
          <table:table-cell office:value-type="float" office:value="-1.56412209826147" calcext:value-type="float">
            <text:p>-1.56412209826147</text:p>
          </table:table-cell>
          <table:table-cell office:value-type="float" office:value="-0.955642172194759" calcext:value-type="float">
            <text:p>-0.955642172194759</text:p>
          </table:table-cell>
          <table:table-cell office:value-type="float" office:value="2.94355333193714" calcext:value-type="float">
            <text:p>2.94355333193714</text:p>
          </table:table-cell>
          <table:table-cell office:value-type="float" office:value="0.242034531362469" calcext:value-type="float">
            <text:p>0.242034531362469</text:p>
          </table:table-cell>
          <table:table-cell office:value-type="float" office:value="-0.549059816012189" calcext:value-type="float">
            <text:p>-0.549059816012189</text:p>
          </table:table-cell>
        </table:table-row>
        <table:table-row table:style-name="ro1">
          <table:table-cell office:value-type="float" office:value="1.74017158536836E+018" calcext:value-type="float">
            <text:p>1.74017158536836E+018</text:p>
          </table:table-cell>
          <table:table-cell office:value-type="float" office:value="-1.56767867327459" calcext:value-type="float">
            <text:p>-1.56767867327459</text:p>
          </table:table-cell>
          <table:table-cell office:value-type="float" office:value="-0.954913227473844" calcext:value-type="float">
            <text:p>-0.954913227473844</text:p>
          </table:table-cell>
          <table:table-cell office:value-type="float" office:value="2.93531743469698" calcext:value-type="float">
            <text:p>2.93531743469698</text:p>
          </table:table-cell>
          <table:table-cell office:value-type="float" office:value="0.242034531362447" calcext:value-type="float">
            <text:p>0.242034531362447</text:p>
          </table:table-cell>
          <table:table-cell office:value-type="float" office:value="-0.5490598160113" calcext:value-type="float">
            <text:p>-0.5490598160113</text:p>
          </table:table-cell>
        </table:table-row>
        <table:table-row table:style-name="ro1">
          <table:table-cell office:value-type="float" office:value="1.74017158538662E+018" calcext:value-type="float">
            <text:p>1.74017158538662E+018</text:p>
          </table:table-cell>
          <table:table-cell office:value-type="float" office:value="-1.57193845832239" calcext:value-type="float">
            <text:p>-1.57193845832239</text:p>
          </table:table-cell>
          <table:table-cell office:value-type="float" office:value="-0.953999866475826" calcext:value-type="float">
            <text:p>-0.953999866475826</text:p>
          </table:table-cell>
          <table:table-cell office:value-type="float" office:value="2.9254343580088" calcext:value-type="float">
            <text:p>2.9254343580088</text:p>
          </table:table-cell>
          <table:table-cell office:value-type="float" office:value="0.24203453136246" calcext:value-type="float">
            <text:p>0.24203453136246</text:p>
          </table:table-cell>
          <table:table-cell office:value-type="float" office:value="-0.549059816010413" calcext:value-type="float">
            <text:p>-0.549059816010413</text:p>
          </table:table-cell>
        </table:table-row>
        <table:table-row table:style-name="ro1">
          <table:table-cell office:value-type="float" office:value="1.74017158540193E+018" calcext:value-type="float">
            <text:p>1.74017158540193E+018</text:p>
          </table:table-cell>
          <table:table-cell office:value-type="float" office:value="-1.57548124253692" calcext:value-type="float">
            <text:p>-1.57548124253692</text:p>
          </table:table-cell>
          <table:table-cell office:value-type="float" office:value="-0.953206603442898" calcext:value-type="float">
            <text:p>-0.953206603442898</text:p>
          </table:table-cell>
          <table:table-cell office:value-type="float" office:value="2.91719846076866" calcext:value-type="float">
            <text:p>2.91719846076866</text:p>
          </table:table-cell>
          <table:table-cell office:value-type="float" office:value="0.242034531362419" calcext:value-type="float">
            <text:p>0.242034531362419</text:p>
          </table:table-cell>
          <table:table-cell office:value-type="float" office:value="-0.549059816009682" calcext:value-type="float">
            <text:p>-0.549059816009682</text:p>
          </table:table-cell>
        </table:table-row>
        <table:table-row table:style-name="ro1">
          <table:table-cell office:value-type="float" office:value="1.74017158541689E+018" calcext:value-type="float">
            <text:p>1.74017158541689E+018</text:p>
          </table:table-cell>
          <table:table-cell office:value-type="float" office:value="-1.57901737343963" calcext:value-type="float">
            <text:p>-1.57901737343963</text:p>
          </table:table-cell>
          <table:table-cell office:value-type="float" office:value="-0.952384189636457" calcext:value-type="float">
            <text:p>-0.952384189636457</text:p>
          </table:table-cell>
          <table:table-cell office:value-type="float" office:value="2.90896256352853" calcext:value-type="float">
            <text:p>2.90896256352853</text:p>
          </table:table-cell>
          <table:table-cell office:value-type="float" office:value="0.242034531362325" calcext:value-type="float">
            <text:p>0.242034531362325</text:p>
          </table:table-cell>
          <table:table-cell office:value-type="float" office:value="-0.54905981600879" calcext:value-type="float">
            <text:p>-0.54905981600879</text:p>
          </table:table-cell>
        </table:table-row>
        <table:table-row table:style-name="ro1">
          <table:table-cell office:value-type="float" office:value="1.74017158543522E+018" calcext:value-type="float">
            <text:p>1.74017158543522E+018</text:p>
          </table:table-cell>
          <table:table-cell office:value-type="float" office:value="-1.583251610469" calcext:value-type="float">
            <text:p>-1.583251610469</text:p>
          </table:table-cell>
          <table:table-cell office:value-type="float" office:value="-0.951358892730562" calcext:value-type="float">
            <text:p>-0.951358892730562</text:p>
          </table:table-cell>
          <table:table-cell office:value-type="float" office:value="2.8990794868404" calcext:value-type="float">
            <text:p>2.8990794868404</text:p>
          </table:table-cell>
          <table:table-cell office:value-type="float" office:value="0.242034531362291" calcext:value-type="float">
            <text:p>0.242034531362291</text:p>
          </table:table-cell>
          <table:table-cell office:value-type="float" office:value="-0.549059816007869" calcext:value-type="float">
            <text:p>-0.549059816007869</text:p>
          </table:table-cell>
        </table:table-row>
        <table:table-row table:style-name="ro1">
          <table:table-cell office:value-type="float" office:value="1.74017158545025E+018" calcext:value-type="float">
            <text:p>1.74017158545025E+018</text:p>
          </table:table-cell>
          <table:table-cell office:value-type="float" office:value="-1.58677226045763" calcext:value-type="float">
            <text:p>-1.58677226045763</text:p>
          </table:table-cell>
          <table:table-cell office:value-type="float" office:value="-0.950472546360544" calcext:value-type="float">
            <text:p>-0.950472546360544</text:p>
          </table:table-cell>
          <table:table-cell office:value-type="float" office:value="2.89084358960029" calcext:value-type="float">
            <text:p>2.89084358960029</text:p>
          </table:table-cell>
          <table:table-cell office:value-type="float" office:value="0.242034531362254" calcext:value-type="float">
            <text:p>0.242034531362254</text:p>
          </table:table-cell>
          <table:table-cell office:value-type="float" office:value="-0.54905981600717" calcext:value-type="float">
            <text:p>-0.54905981600717</text:p>
          </table:table-cell>
        </table:table-row>
        <table:table-row table:style-name="ro1">
          <table:table-cell office:value-type="float" office:value="1.74017158546544E+018" calcext:value-type="float">
            <text:p>1.74017158546544E+018</text:p>
          </table:table-cell>
          <table:table-cell office:value-type="float" office:value="-1.590285491269" calcext:value-type="float">
            <text:p>-1.590285491269</text:p>
          </table:table-cell>
          <table:table-cell office:value-type="float" office:value="-0.949557234667065" calcext:value-type="float">
            <text:p>-0.949557234667065</text:p>
          </table:table-cell>
          <table:table-cell office:value-type="float" office:value="2.8826076923602" calcext:value-type="float">
            <text:p>2.8826076923602</text:p>
          </table:table-cell>
          <table:table-cell office:value-type="float" office:value="0.242034531362228" calcext:value-type="float">
            <text:p>0.242034531362228</text:p>
          </table:table-cell>
          <table:table-cell office:value-type="float" office:value="-0.549059816006503" calcext:value-type="float">
            <text:p>-0.549059816006503</text:p>
          </table:table-cell>
        </table:table-row>
        <table:table-row table:style-name="ro1">
          <table:table-cell office:value-type="float" office:value="1.74017158548409E+018" calcext:value-type="float">
            <text:p>1.74017158548409E+018</text:p>
          </table:table-cell>
          <table:table-cell office:value-type="float" office:value="-1.59449123943705" calcext:value-type="float">
            <text:p>-1.59449123943705</text:p>
          </table:table-cell>
          <table:table-cell office:value-type="float" office:value="-0.948420713962014" calcext:value-type="float">
            <text:p>-0.948420713962014</text:p>
          </table:table-cell>
          <table:table-cell office:value-type="float" office:value="2.8727246156721" calcext:value-type="float">
            <text:p>2.8727246156721</text:p>
          </table:table-cell>
          <table:table-cell office:value-type="float" office:value="0.242034531362188" calcext:value-type="float">
            <text:p>0.242034531362188</text:p>
          </table:table-cell>
          <table:table-cell office:value-type="float" office:value="-0.549059816005709" calcext:value-type="float">
            <text:p>-0.549059816005709</text:p>
          </table:table-cell>
        </table:table-row>
        <table:table-row table:style-name="ro1">
          <table:table-cell office:value-type="float" office:value="1.74017158549906E+018" calcext:value-type="float">
            <text:p>1.74017158549906E+018</text:p>
          </table:table-cell>
          <table:table-cell office:value-type="float" office:value="-1.59798730997096" calcext:value-type="float">
            <text:p>-1.59798730997096</text:p>
          </table:table-cell>
          <table:table-cell office:value-type="float" office:value="-0.947441899857056" calcext:value-type="float">
            <text:p>-0.947441899857056</text:p>
          </table:table-cell>
          <table:table-cell office:value-type="float" office:value="2.86448871843202" calcext:value-type="float">
            <text:p>2.86448871843202</text:p>
          </table:table-cell>
          <table:table-cell office:value-type="float" office:value="0.242034531362165" calcext:value-type="float">
            <text:p>0.242034531362165</text:p>
          </table:table-cell>
          <table:table-cell office:value-type="float" office:value="-0.5490598160052" calcext:value-type="float">
            <text:p>-0.5490598160052</text:p>
          </table:table-cell>
        </table:table-row>
        <table:table-row table:style-name="ro1">
          <table:table-cell office:value-type="float" office:value="1.74017158551737E+018" calcext:value-type="float">
            <text:p>1.74017158551737E+018</text:p>
          </table:table-cell>
          <table:table-cell office:value-type="float" office:value="-1.60217177632789" calcext:value-type="float">
            <text:p>-1.60217177632789</text:p>
          </table:table-cell>
          <table:table-cell office:value-type="float" office:value="-0.946229366033304" calcext:value-type="float">
            <text:p>-0.946229366033304</text:p>
          </table:table-cell>
          <table:table-cell office:value-type="float" office:value="2.85460564174395" calcext:value-type="float">
            <text:p>2.85460564174395</text:p>
          </table:table-cell>
          <table:table-cell office:value-type="float" office:value="0.242034531362125" calcext:value-type="float">
            <text:p>0.242034531362125</text:p>
          </table:table-cell>
          <table:table-cell office:value-type="float" office:value="-0.549059816004533" calcext:value-type="float">
            <text:p>-0.549059816004533</text:p>
          </table:table-cell>
        </table:table-row>
        <table:table-row table:style-name="ro1">
          <table:table-cell office:value-type="float" office:value="1.74017158553245E+018" calcext:value-type="float">
            <text:p>1.74017158553245E+018</text:p>
          </table:table-cell>
          <table:table-cell office:value-type="float" office:value="-1.60564953886552" calcext:value-type="float">
            <text:p>-1.60564953886552</text:p>
          </table:table-cell>
          <table:table-cell office:value-type="float" office:value="-0.945187370850021" calcext:value-type="float">
            <text:p>-0.945187370850021</text:p>
          </table:table-cell>
          <table:table-cell office:value-type="float" office:value="2.84636974450389" calcext:value-type="float">
            <text:p>2.84636974450389</text:p>
          </table:table-cell>
          <table:table-cell office:value-type="float" office:value="0.242034531362103" calcext:value-type="float">
            <text:p>0.242034531362103</text:p>
          </table:table-cell>
          <table:table-cell office:value-type="float" office:value="-0.549059816003962" calcext:value-type="float">
            <text:p>-0.549059816003962</text:p>
          </table:table-cell>
        </table:table-row>
        <table:table-row table:style-name="ro1">
          <table:table-cell office:value-type="float" office:value="1.7401715855478E+018" calcext:value-type="float">
            <text:p>1.7401715855478E+018</text:p>
          </table:table-cell>
          <table:table-cell office:value-type="float" office:value="-1.60907209246125" calcext:value-type="float">
            <text:p>-1.60907209246125</text:p>
          </table:table-cell>
          <table:table-cell office:value-type="float" office:value="-0.944130874764861" calcext:value-type="float">
            <text:p>-0.944130874764861</text:p>
          </table:table-cell>
          <table:table-cell office:value-type="float" office:value="2.83771669726914" calcext:value-type="float">
            <text:p>2.83771669726914</text:p>
          </table:table-cell>
          <table:table-cell office:value-type="float" office:value="0.240414531384686" calcext:value-type="float">
            <text:p>0.240414531384686</text:p>
          </table:table-cell>
          <table:table-cell office:value-type="float" office:value="-0.562964815826836" calcext:value-type="float">
            <text:p>-0.562964815826836</text:p>
          </table:table-cell>
        </table:table-row>
        <table:table-row table:style-name="ro1">
          <table:table-cell office:value-type="float" office:value="1.74017158556665E+018" calcext:value-type="float">
            <text:p>1.74017158556665E+018</text:p>
          </table:table-cell>
          <table:table-cell office:value-type="float" office:value="-1.61292030901069" calcext:value-type="float">
            <text:p>-1.61292030901069</text:p>
          </table:table-cell>
          <table:table-cell office:value-type="float" office:value="-0.94289862297388" calcext:value-type="float">
            <text:p>-0.94289862297388</text:p>
          </table:table-cell>
          <table:table-cell office:value-type="float" office:value="2.82512214559171" calcext:value-type="float">
            <text:p>2.82512214559171</text:p>
          </table:table-cell>
          <table:table-cell office:value-type="float" office:value="0.229884531429945" calcext:value-type="float">
            <text:p>0.229884531429945</text:p>
          </table:table-cell>
          <table:table-cell office:value-type="float" office:value="-0.653347315472277" calcext:value-type="float">
            <text:p>-0.653347315472277</text:p>
          </table:table-cell>
        </table:table-row>
        <table:table-row table:style-name="ro1">
          <table:table-cell office:value-type="float" office:value="1.74017158558124E+018" calcext:value-type="float">
            <text:p>1.74017158558124E+018</text:p>
          </table:table-cell>
          <table:table-cell office:value-type="float" office:value="-1.61590272416256" calcext:value-type="float">
            <text:p>-1.61590272416256</text:p>
          </table:table-cell>
          <table:table-cell office:value-type="float" office:value="-0.941902095826977" calcext:value-type="float">
            <text:p>-0.941902095826977</text:p>
          </table:table-cell>
          <table:table-cell office:value-type="float" office:value="2.81271474836055" calcext:value-type="float">
            <text:p>2.81271474836055</text:p>
          </table:table-cell>
          <table:table-cell office:value-type="float" office:value="0.216384531437672" calcext:value-type="float">
            <text:p>0.216384531437672</text:p>
          </table:table-cell>
          <table:table-cell office:value-type="float" office:value="-0.769222315411889" calcext:value-type="float">
            <text:p>-0.769222315411889</text:p>
          </table:table-cell>
        </table:table-row>
        <table:table-row table:style-name="ro1">
          <table:table-cell office:value-type="float" office:value="1.7401715855962E+018" calcext:value-type="float">
            <text:p>1.7401715855962E+018</text:p>
          </table:table-cell>
          <table:table-cell office:value-type="float" office:value="-1.61868046268249" calcext:value-type="float">
            <text:p>-1.61868046268249</text:p>
          </table:table-cell>
          <table:table-cell office:value-type="float" office:value="-0.940932820724823" calcext:value-type="float">
            <text:p>-0.940932820724823</text:p>
          </table:table-cell>
          <table:table-cell office:value-type="float" office:value="2.79856922612941" calcext:value-type="float">
            <text:p>2.79856922612941</text:p>
          </table:table-cell>
          <table:table-cell office:value-type="float" office:value="0.202884531437829" calcext:value-type="float">
            <text:p>0.202884531437829</text:p>
          </table:table-cell>
          <table:table-cell office:value-type="float" office:value="-0.885097315410338" calcext:value-type="float">
            <text:p>-0.885097315410338</text:p>
          </table:table-cell>
        </table:table-row>
        <table:table-row table:style-name="ro1">
          <table:table-cell office:value-type="float" office:value="1.74017158561552E+018" calcext:value-type="float">
            <text:p>1.74017158561552E+018</text:p>
          </table:table-cell>
          <table:table-cell office:value-type="float" office:value="-1.62174312813296" calcext:value-type="float">
            <text:p>-1.62174312813296</text:p>
          </table:table-cell>
          <table:table-cell office:value-type="float" office:value="-0.939806891232299" calcext:value-type="float">
            <text:p>-0.939806891232299</text:p>
          </table:table-cell>
          <table:table-cell office:value-type="float" office:value="2.77946802501495" calcext:value-type="float">
            <text:p>2.77946802501495</text:p>
          </table:table-cell>
          <table:table-cell office:value-type="float" office:value="0.186684531438027" calcext:value-type="float">
            <text:p>0.186684531438027</text:p>
          </table:table-cell>
          <table:table-cell office:value-type="float" office:value="-1.01855562997888" calcext:value-type="float">
            <text:p>-1.01855562997888</text:p>
          </table:table-cell>
        </table:table-row>
        <table:table-row table:style-name="ro1">
          <table:table-cell office:value-type="float" office:value="1.7401715856304E+018" calcext:value-type="float">
            <text:p>1.7401715856304E+018</text:p>
          </table:table-cell>
          <table:table-cell office:value-type="float" office:value="-1.62407050691756" calcext:value-type="float">
            <text:p>-1.62407050691756</text:p>
          </table:table-cell>
          <table:table-cell office:value-type="float" office:value="-0.938903690542177" calcext:value-type="float">
            <text:p>-0.938903690542177</text:p>
          </table:table-cell>
          <table:table-cell office:value-type="float" office:value="2.76313469168976" calcext:value-type="float">
            <text:p>2.76313469168976</text:p>
          </table:table-cell>
          <table:table-cell office:value-type="float" office:value="0.173184531438213" calcext:value-type="float">
            <text:p>0.173184531438213</text:p>
          </table:table-cell>
          <table:table-cell office:value-type="float" office:value="-1.07989516644749" calcext:value-type="float">
            <text:p>-1.07989516644749</text:p>
          </table:table-cell>
        </table:table-row>
        <table:table-row table:style-name="ro1">
          <table:table-cell office:value-type="float" office:value="1.74017158564891E+018" calcext:value-type="float">
            <text:p>1.74017158564891E+018</text:p>
          </table:table-cell>
          <table:table-cell office:value-type="float" office:value="-1.62659607938555" calcext:value-type="float">
            <text:p>-1.62659607938555</text:p>
          </table:table-cell>
          <table:table-cell office:value-type="float" office:value="-0.937871181206562" calcext:value-type="float">
            <text:p>-0.937871181206562</text:p>
          </table:table-cell>
          <table:table-cell office:value-type="float" office:value="2.74353469169951" calcext:value-type="float">
            <text:p>2.74353469169951</text:p>
          </table:table-cell>
          <table:table-cell office:value-type="float" office:value="0.156984531438255" calcext:value-type="float">
            <text:p>0.156984531438255</text:p>
          </table:table-cell>
          <table:table-cell office:value-type="float" office:value="-1.0888888883468" calcext:value-type="float">
            <text:p>-1.0888888883468</text:p>
          </table:table-cell>
        </table:table-row>
        <table:table-row table:style-name="ro1">
          <table:table-cell office:value-type="float" office:value="1.74017158566386E+018" calcext:value-type="float">
            <text:p>1.74017158566386E+018</text:p>
          </table:table-cell>
          <table:table-cell office:value-type="float" office:value="-1.62848026744705" calcext:value-type="float">
            <text:p>-1.62848026744705</text:p>
          </table:table-cell>
          <table:table-cell office:value-type="float" office:value="-0.937060985786407" calcext:value-type="float">
            <text:p>-0.937060985786407</text:p>
          </table:table-cell>
          <table:table-cell office:value-type="float" office:value="2.72720135837429" calcext:value-type="float">
            <text:p>2.72720135837429</text:p>
          </table:table-cell>
          <table:table-cell office:value-type="float" office:value="0.143484531438219" calcext:value-type="float">
            <text:p>0.143484531438219</text:p>
          </table:table-cell>
          <table:table-cell office:value-type="float" office:value="-1.08888888834756" calcext:value-type="float">
            <text:p>-1.08888888834756</text:p>
          </table:table-cell>
        </table:table-row>
        <table:table-row table:style-name="ro1">
          <table:table-cell office:value-type="float" office:value="1.74017158567918E+018" calcext:value-type="float">
            <text:p>1.74017158567918E+018</text:p>
          </table:table-cell>
          <table:table-cell office:value-type="float" office:value="-1.63016628494285" calcext:value-type="float">
            <text:p>-1.63016628494285</text:p>
          </table:table-cell>
          <table:table-cell office:value-type="float" office:value="-0.936303167998044" calcext:value-type="float">
            <text:p>-0.936303167998044</text:p>
          </table:table-cell>
          <table:table-cell office:value-type="float" office:value="2.71086802504905" calcext:value-type="float">
            <text:p>2.71086802504905</text:p>
          </table:table-cell>
          <table:table-cell office:value-type="float" office:value="0.129984531438182" calcext:value-type="float">
            <text:p>0.129984531438182</text:p>
          </table:table-cell>
          <table:table-cell office:value-type="float" office:value="-1.08888888834858" calcext:value-type="float">
            <text:p>-1.08888888834858</text:p>
          </table:table-cell>
        </table:table-row>
        <table:table-row table:style-name="ro1">
          <table:table-cell office:value-type="float" office:value="1.74017158569746E+018" calcext:value-type="float">
            <text:p>1.74017158569746E+018</text:p>
          </table:table-cell>
          <table:table-cell office:value-type="float" office:value="-1.63193111748151" calcext:value-type="float">
            <text:p>-1.63193111748151</text:p>
          </table:table-cell>
          <table:table-cell office:value-type="float" office:value="-0.935471699756368" calcext:value-type="float">
            <text:p>-0.935471699756368</text:p>
          </table:table-cell>
          <table:table-cell office:value-type="float" office:value="2.69126802505875" calcext:value-type="float">
            <text:p>2.69126802505875</text:p>
          </table:table-cell>
          <table:table-cell office:value-type="float" office:value="0.113784531438143" calcext:value-type="float">
            <text:p>0.113784531438143</text:p>
          </table:table-cell>
          <table:table-cell office:value-type="float" office:value="-1.08888888834976" calcext:value-type="float">
            <text:p>-1.08888888834976</text:p>
          </table:table-cell>
        </table:table-row>
        <table:table-row table:style-name="ro1">
          <table:table-cell office:value-type="float" office:value="1.74017158571271E+018" calcext:value-type="float">
            <text:p>1.74017158571271E+018</text:p>
          </table:table-cell>
          <table:table-cell office:value-type="float" office:value="-1.63318933665586" calcext:value-type="float">
            <text:p>-1.63318933665586</text:p>
          </table:table-cell>
          <table:table-cell office:value-type="float" office:value="-0.934850974175524" calcext:value-type="float">
            <text:p>-0.934850974175524</text:p>
          </table:table-cell>
          <table:table-cell office:value-type="float" office:value="2.67493469173398" calcext:value-type="float">
            <text:p>2.67493469173398</text:p>
          </table:table-cell>
          <table:table-cell office:value-type="float" office:value="0.100284531440786" calcext:value-type="float">
            <text:p>0.100284531440786</text:p>
          </table:table-cell>
          <table:table-cell office:value-type="float" office:value="-1.08888888833394" calcext:value-type="float">
            <text:p>-1.08888888833394</text:p>
          </table:table-cell>
        </table:table-row>
        <table:table-row table:style-name="ro1">
          <table:table-cell office:value-type="float" office:value="1.74017158572778E+018" calcext:value-type="float">
            <text:p>1.74017158572778E+018</text:p>
          </table:table-cell>
          <table:table-cell office:value-type="float" office:value="-1.63425715392178" calcext:value-type="float">
            <text:p>-1.63425715392178</text:p>
          </table:table-cell>
          <table:table-cell office:value-type="float" office:value="-0.934302359815089" calcext:value-type="float">
            <text:p>-0.934302359815089</text:p>
          </table:table-cell>
          <table:table-cell office:value-type="float" office:value="2.65860135840998" calcext:value-type="float">
            <text:p>2.65860135840998</text:p>
          </table:table-cell>
          <table:table-cell office:value-type="float" office:value="0.0867845314473964" calcext:value-type="float">
            <text:p>0.0867845314473964</text:p>
          </table:table-cell>
          <table:table-cell office:value-type="float" office:value="-1.08888888829207" calcext:value-type="float">
            <text:p>-1.08888888829207</text:p>
          </table:table-cell>
        </table:table-row>
        <table:table-row table:style-name="ro1">
          <table:table-cell office:value-type="float" office:value="1.74017158574605E+018" calcext:value-type="float">
            <text:p>1.74017158574605E+018</text:p>
          </table:table-cell>
          <table:table-cell office:value-type="float" office:value="-1.63529107123619" calcext:value-type="float">
            <text:p>-1.63529107123619</text:p>
          </table:table-cell>
          <table:table-cell office:value-type="float" office:value="-0.933747693584614" calcext:value-type="float">
            <text:p>-0.933747693584614</text:p>
          </table:table-cell>
          <table:table-cell office:value-type="float" office:value="2.63900135842119" calcext:value-type="float">
            <text:p>2.63900135842119</text:p>
          </table:table-cell>
          <table:table-cell office:value-type="float" office:value="0.0705845314512314" calcext:value-type="float">
            <text:p>0.0705845314512314</text:p>
          </table:table-cell>
          <table:table-cell office:value-type="float" office:value="-1.08888888826634" calcext:value-type="float">
            <text:p>-1.08888888826634</text:p>
          </table:table-cell>
        </table:table-row>
        <table:table-row table:style-name="ro1">
          <table:table-cell office:value-type="float" office:value="1.74017158576132E+018" calcext:value-type="float">
            <text:p>1.74017158576132E+018</text:p>
          </table:table-cell>
          <table:table-cell office:value-type="float" office:value="-1.63594985148784" calcext:value-type="float">
            <text:p>-1.63594985148784</text:p>
          </table:table-cell>
          <table:table-cell office:value-type="float" office:value="-0.933378846577373" calcext:value-type="float">
            <text:p>-0.933378846577373</text:p>
          </table:table-cell>
          <table:table-cell office:value-type="float" office:value="2.6226680250972" calcext:value-type="float">
            <text:p>2.6226680250972</text:p>
          </table:table-cell>
          <table:table-cell office:value-type="float" office:value="0.0570845314510653" calcext:value-type="float">
            <text:p>0.0570845314510653</text:p>
          </table:table-cell>
          <table:table-cell office:value-type="float" office:value="-1.08888888826647" calcext:value-type="float">
            <text:p>-1.08888888826647</text:p>
          </table:table-cell>
        </table:table-row>
        <table:table-row table:style-name="ro1">
          <table:table-cell office:value-type="float" office:value="1.74017158577961E+018" calcext:value-type="float">
            <text:p>1.74017158577961E+018</text:p>
          </table:table-cell>
          <table:table-cell office:value-type="float" office:value="-1.63650158108158" calcext:value-type="float">
            <text:p>-1.63650158108158</text:p>
          </table:table-cell>
          <table:table-cell office:value-type="float" office:value="-0.933057059615763" calcext:value-type="float">
            <text:p>-0.933057059615763</text:p>
          </table:table-cell>
          <table:table-cell office:value-type="float" office:value="2.60306802510841" calcext:value-type="float">
            <text:p>2.60306802510841</text:p>
          </table:table-cell>
          <table:table-cell office:value-type="float" office:value="0.0408845314508554" calcext:value-type="float">
            <text:p>0.0408845314508554</text:p>
          </table:table-cell>
          <table:table-cell office:value-type="float" office:value="-1.0888888882665" calcext:value-type="float">
            <text:p>-1.0888888882665</text:p>
          </table:table-cell>
        </table:table-row>
        <table:table-row table:style-name="ro1">
          <table:table-cell office:value-type="float" office:value="1.74017158579469E+018" calcext:value-type="float">
            <text:p>1.74017158579469E+018</text:p>
          </table:table-cell>
          <table:table-cell office:value-type="float" office:value="-1.63676612119902" calcext:value-type="float">
            <text:p>-1.63676612119902</text:p>
          </table:table-cell>
          <table:table-cell office:value-type="float" office:value="-0.93289638030369" calcext:value-type="float">
            <text:p>-0.93289638030369</text:p>
          </table:table-cell>
          <table:table-cell office:value-type="float" office:value="2.58673469178441" calcext:value-type="float">
            <text:p>2.58673469178441</text:p>
          </table:table-cell>
          <table:table-cell office:value-type="float" office:value="0.027384531450668" calcext:value-type="float">
            <text:p>0.027384531450668</text:p>
          </table:table-cell>
          <table:table-cell office:value-type="float" office:value="-1.08888888826637" calcext:value-type="float">
            <text:p>-1.08888888826637</text:p>
          </table:table-cell>
        </table:table-row>
        <table:table-row table:style-name="ro1">
          <table:table-cell office:value-type="float" office:value="1.74017158581032E+018" calcext:value-type="float">
            <text:p>1.74017158581032E+018</text:p>
          </table:table-cell>
          <table:table-cell office:value-type="float" office:value="-1.63685676059104" calcext:value-type="float">
            <text:p>-1.63685676059104</text:p>
          </table:table-cell>
          <table:table-cell office:value-type="float" office:value="-0.932839484237978" calcext:value-type="float">
            <text:p>-0.932839484237978</text:p>
          </table:table-cell>
          <table:table-cell office:value-type="float" office:value="2.5704013584604" calcext:value-type="float">
            <text:p>2.5704013584604</text:p>
          </table:table-cell>
          <table:table-cell office:value-type="float" office:value="0.0138845314504913" calcext:value-type="float">
            <text:p>0.0138845314504913</text:p>
          </table:table-cell>
          <table:table-cell office:value-type="float" office:value="-1.08888888826669" calcext:value-type="float">
            <text:p>-1.08888888826669</text:p>
          </table:table-cell>
        </table:table-row>
        <table:table-row table:style-name="ro1">
          <table:table-cell office:value-type="float" office:value="1.74017158582864E+018" calcext:value-type="float">
            <text:p>1.74017158582864E+018</text:p>
          </table:table-cell>
          <table:table-cell office:value-type="float" office:value="-1.63685676059119" calcext:value-type="float">
            <text:p>-1.63685676059119</text:p>
          </table:table-cell>
          <table:table-cell office:value-type="float" office:value="-0.932839484237883" calcext:value-type="float">
            <text:p>-0.932839484237883</text:p>
          </table:table-cell>
          <table:table-cell office:value-type="float" office:value="2.55080135847161" calcext:value-type="float">
            <text:p>2.55080135847161</text:p>
          </table:table-cell>
          <table:table-cell office:value-type="float" office:value="0.00231381258597417" calcext:value-type="float">
            <text:p>0.00231381258597417</text:p>
          </table:table-cell>
          <table:table-cell office:value-type="float" office:value="-1.08888888826659" calcext:value-type="float">
            <text:p>-1.08888888826659</text:p>
          </table:table-cell>
        </table:table-row>
        <table:table-row table:style-name="ro1">
          <table:table-cell office:value-type="float" office:value="1.74017158584395E+018" calcext:value-type="float">
            <text:p>1.74017158584395E+018</text:p>
          </table:table-cell>
          <table:table-cell office:value-type="float" office:value="-1.63685676059121" calcext:value-type="float">
            <text:p>-1.63685676059121</text:p>
          </table:table-cell>
          <table:table-cell office:value-type="float" office:value="-0.932839484237871" calcext:value-type="float">
            <text:p>-0.932839484237871</text:p>
          </table:table-cell>
          <table:table-cell office:value-type="float" office:value="2.53446802514762" calcext:value-type="float">
            <text:p>2.53446802514762</text:p>
          </table:table-cell>
          <table:table-cell office:value-type="float" office:value="0.00000000000149113965" calcext:value-type="float">
            <text:p>1.49113964810043E-12</text:p>
          </table:table-cell>
          <table:table-cell office:value-type="float" office:value="-1.08888888826612" calcext:value-type="float">
            <text:p>-1.08888888826612</text:p>
          </table:table-cell>
        </table:table-row>
        <table:table-row table:style-name="ro1">
          <table:table-cell office:value-type="float" office:value="1.74017158585902E+018" calcext:value-type="float">
            <text:p>1.74017158585902E+018</text:p>
          </table:table-cell>
          <table:table-cell office:value-type="float" office:value="-1.63685676059122" calcext:value-type="float">
            <text:p>-1.63685676059122</text:p>
          </table:table-cell>
          <table:table-cell office:value-type="float" office:value="-0.932839484237861" calcext:value-type="float">
            <text:p>-0.932839484237861</text:p>
          </table:table-cell>
          <table:table-cell office:value-type="float" office:value="2.51813469182363" calcext:value-type="float">
            <text:p>2.51813469182363</text:p>
          </table:table-cell>
          <table:table-cell office:value-type="float" office:value="0.00000000000130980322" calcext:value-type="float">
            <text:p>1.309803220745E-12</text:p>
          </table:table-cell>
          <table:table-cell office:value-type="float" office:value="-1.08888888826583" calcext:value-type="float">
            <text:p>-1.08888888826583</text:p>
          </table:table-cell>
        </table:table-row>
        <table:table-row table:style-name="ro1">
          <table:table-cell office:value-type="float" office:value="1.74017158587725E+018" calcext:value-type="float">
            <text:p>1.74017158587725E+018</text:p>
          </table:table-cell>
          <table:table-cell office:value-type="float" office:value="-1.63685676059124" calcext:value-type="float">
            <text:p>-1.63685676059124</text:p>
          </table:table-cell>
          <table:table-cell office:value-type="float" office:value="-0.93283948423785" calcext:value-type="float">
            <text:p>-0.93283948423785</text:p>
          </table:table-cell>
          <table:table-cell office:value-type="float" office:value="2.49853469183485" calcext:value-type="float">
            <text:p>2.49853469183485</text:p>
          </table:table-cell>
          <table:table-cell office:value-type="float" office:value="0.00000000000109145936" calcext:value-type="float">
            <text:p>1.09145935923539E-12</text:p>
          </table:table-cell>
          <table:table-cell office:value-type="float" office:value="-1.0888888882658" calcext:value-type="float">
            <text:p>-1.0888888882658</text:p>
          </table:table-cell>
        </table:table-row>
        <table:table-row table:style-name="ro1">
          <table:table-cell office:value-type="float" office:value="1.74017158589282E+018" calcext:value-type="float">
            <text:p>1.74017158589282E+018</text:p>
          </table:table-cell>
          <table:table-cell office:value-type="float" office:value="-1.63685676059125" calcext:value-type="float">
            <text:p>-1.63685676059125</text:p>
          </table:table-cell>
          <table:table-cell office:value-type="float" office:value="-0.932839484237843" calcext:value-type="float">
            <text:p>-0.932839484237843</text:p>
          </table:table-cell>
          <table:table-cell office:value-type="float" office:value="2.48220135851086" calcext:value-type="float">
            <text:p>2.48220135851086</text:p>
          </table:table-cell>
          <table:table-cell office:value-type="float" office:value="0.00000000000091752442" calcext:value-type="float">
            <text:p>9.1752441871079E-13</text:p>
          </table:table-cell>
          <table:table-cell office:value-type="float" office:value="-1.08888888826589" calcext:value-type="float">
            <text:p>-1.08888888826589</text:p>
          </table:table-cell>
        </table:table-row>
        <table:table-row table:style-name="ro1">
          <table:table-cell office:value-type="float" office:value="1.74017158591083E+018" calcext:value-type="float">
            <text:p>1.74017158591083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36" calcext:value-type="float">
            <text:p>-0.932839484237836</text:p>
          </table:table-cell>
          <table:table-cell office:value-type="float" office:value="2.46260135852207" calcext:value-type="float">
            <text:p>2.46260135852207</text:p>
          </table:table-cell>
          <table:table-cell office:value-type="float" office:value="0.0000000000007028813" calcext:value-type="float">
            <text:p>7.02881300616601E-13</text:p>
          </table:table-cell>
          <table:table-cell office:value-type="float" office:value="-1.08888888826608" calcext:value-type="float">
            <text:p>-1.08888888826608</text:p>
          </table:table-cell>
        </table:table-row>
        <table:table-row table:style-name="ro1">
          <table:table-cell office:value-type="float" office:value="1.74017158592648E+018" calcext:value-type="float">
            <text:p>1.74017158592648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31" calcext:value-type="float">
            <text:p>-0.932839484237831</text:p>
          </table:table-cell>
          <table:table-cell office:value-type="float" office:value="2.44626802519806" calcext:value-type="float">
            <text:p>2.44626802519806</text:p>
          </table:table-cell>
          <table:table-cell office:value-type="float" office:value="0.00000000000052524562" calcext:value-type="float">
            <text:p>5.25245616676583E-13</text:p>
          </table:table-cell>
          <table:table-cell office:value-type="float" office:value="-1.08888888826659" calcext:value-type="float">
            <text:p>-1.08888888826659</text:p>
          </table:table-cell>
        </table:table-row>
        <table:table-row table:style-name="ro1">
          <table:table-cell office:value-type="float" office:value="1.7401715859416E+018" calcext:value-type="float">
            <text:p>1.7401715859416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29" calcext:value-type="float">
            <text:p>-0.932839484237829</text:p>
          </table:table-cell>
          <table:table-cell office:value-type="float" office:value="2.42993469187405" calcext:value-type="float">
            <text:p>2.42993469187405</text:p>
          </table:table-cell>
          <table:table-cell office:value-type="float" office:value="0.00000000000034760993" calcext:value-type="float">
            <text:p>3.47609932736565E-13</text:p>
          </table:table-cell>
          <table:table-cell office:value-type="float" office:value="-1.08888888826716" calcext:value-type="float">
            <text:p>-1.08888888826716</text:p>
          </table:table-cell>
        </table:table-row>
        <table:table-row table:style-name="ro1">
          <table:table-cell office:value-type="float" office:value="1.74017158595984E+018" calcext:value-type="float">
            <text:p>1.74017158595984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28" calcext:value-type="float">
            <text:p>-0.932839484237828</text:p>
          </table:table-cell>
          <table:table-cell office:value-type="float" office:value="2.41033469188522" calcext:value-type="float">
            <text:p>2.41033469188522</text:p>
          </table:table-cell>
          <table:table-cell office:value-type="float" office:value="0.00000000000013296681" calcext:value-type="float">
            <text:p>1.32966814642394E-13</text:p>
          </table:table-cell>
          <table:table-cell office:value-type="float" office:value="-1.08888888826825" calcext:value-type="float">
            <text:p>-1.08888888826825</text:p>
          </table:table-cell>
        </table:table-row>
        <table:table-row table:style-name="ro1">
          <table:table-cell office:value-type="float" office:value="1.74017158597474E+018" calcext:value-type="float">
            <text:p>1.74017158597474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3" calcext:value-type="float">
            <text:p>-0.93283948423783</text:p>
          </table:table-cell>
          <table:table-cell office:value-type="float" office:value="2.39400135856118" calcext:value-type="float">
            <text:p>2.39400135856118</text:p>
          </table:table-cell>
          <table:table-cell office:value-type="float" office:value="-0.00000000000004096813" calcext:value-type="float">
            <text:p>-4.09681258822077E-14</text:p>
          </table:table-cell>
          <table:table-cell office:value-type="float" office:value="-1.08888888826917" calcext:value-type="float">
            <text:p>-1.08888888826917</text:p>
          </table:table-cell>
        </table:table-row>
        <table:table-row table:style-name="ro1">
          <table:table-cell office:value-type="float" office:value="1.74017158598951E+018" calcext:value-type="float">
            <text:p>1.74017158598951E+018</text:p>
          </table:table-cell>
          <table:table-cell office:value-type="float" office:value="-1.63685676059126" calcext:value-type="float">
            <text:p>-1.63685676059126</text:p>
          </table:table-cell>
          <table:table-cell office:value-type="float" office:value="-0.932839484237833" calcext:value-type="float">
            <text:p>-0.932839484237833</text:p>
          </table:table-cell>
          <table:table-cell office:value-type="float" office:value="2.37766802523712" calcext:value-type="float">
            <text:p>2.37766802523712</text:p>
          </table:table-cell>
          <table:table-cell office:value-type="float" office:value="-0.00000000000022970604" calcext:value-type="float">
            <text:p>-2.29706040068495E-13</text:p>
          </table:table-cell>
          <table:table-cell office:value-type="float" office:value="-1.0888888882699" calcext:value-type="float">
            <text:p>-1.0888888882699</text:p>
          </table:table-cell>
        </table:table-row>
        <table:table-row table:style-name="ro1">
          <table:table-cell office:value-type="float" office:value="1.74017158600806E+018" calcext:value-type="float">
            <text:p>1.74017158600806E+018</text:p>
          </table:table-cell>
          <table:table-cell office:value-type="float" office:value="-1.63685676059125" calcext:value-type="float">
            <text:p>-1.63685676059125</text:p>
          </table:table-cell>
          <table:table-cell office:value-type="float" office:value="-0.932839484237839" calcext:value-type="float">
            <text:p>-0.932839484237839</text:p>
          </table:table-cell>
          <table:table-cell office:value-type="float" office:value="2.35806802524822" calcext:value-type="float">
            <text:p>2.35806802524822</text:p>
          </table:table-cell>
          <table:table-cell office:value-type="float" office:value="-0.00000000000043694767" calcext:value-type="float">
            <text:p>-4.36947671331849E-13</text:p>
          </table:table-cell>
          <table:table-cell office:value-type="float" office:value="-1.08888888827136" calcext:value-type="float">
            <text:p>-1.08888888827136</text:p>
          </table:table-cell>
        </table:table-row>
        <table:table-row table:style-name="ro1">
          <table:table-cell office:value-type="float" office:value="1.7401715860232E+018" calcext:value-type="float">
            <text:p>1.7401715860232E+018</text:p>
          </table:table-cell>
          <table:table-cell office:value-type="float" office:value="-1.63686241442179" calcext:value-type="float">
            <text:p>-1.63686241442179</text:p>
          </table:table-cell>
          <table:table-cell office:value-type="float" office:value="-0.932833683880749" calcext:value-type="float">
            <text:p>-0.932833683880749</text:p>
          </table:table-cell>
          <table:table-cell office:value-type="float" office:value="2.34180421692324" calcext:value-type="float">
            <text:p>2.34180421692324</text:p>
          </table:table-cell>
          <table:table-cell office:value-type="float" office:value="0.000269999995664671" calcext:value-type="float">
            <text:p>0.000269999995664671</text:p>
          </table:table-cell>
          <table:table-cell office:value-type="float" office:value="-1.08657138830203" calcext:value-type="float">
            <text:p>-1.08657138830203</text:p>
          </table:table-cell>
        </table:table-row>
        <table:table-row table:style-name="ro1">
          <table:table-cell office:value-type="float" office:value="1.74017158604146E+018" calcext:value-type="float">
            <text:p>1.74017158604146E+018</text:p>
          </table:table-cell>
          <table:table-cell office:value-type="float" office:value="-1.63701308449421" calcext:value-type="float">
            <text:p>-1.63701308449421</text:p>
          </table:table-cell>
          <table:table-cell office:value-type="float" office:value="-0.932675168403642" calcext:value-type="float">
            <text:p>-0.932675168403642</text:p>
          </table:table-cell>
          <table:table-cell office:value-type="float" office:value="2.32408139192692" calcext:value-type="float">
            <text:p>2.32408139192692</text:p>
          </table:table-cell>
          <table:table-cell office:value-type="float" office:value="0.00755999996504868" calcext:value-type="float">
            <text:p>0.00755999996504868</text:p>
          </table:table-cell>
          <table:table-cell office:value-type="float" office:value="-1.02399888854954" calcext:value-type="float">
            <text:p>-1.02399888854954</text:p>
          </table:table-cell>
        </table:table-row>
        <table:table-row table:style-name="ro1">
          <table:table-cell office:value-type="float" office:value="1.74017158605635E+018" calcext:value-type="float">
            <text:p>1.74017158605635E+018</text:p>
          </table:table-cell>
          <table:table-cell office:value-type="float" office:value="-1.63728801922951" calcext:value-type="float">
            <text:p>-1.63728801922951</text:p>
          </table:table-cell>
          <table:table-cell office:value-type="float" office:value="-0.932377790390456" calcext:value-type="float">
            <text:p>-0.932377790390456</text:p>
          </table:table-cell>
          <table:table-cell office:value-type="float" office:value="2.31122430859272" calcext:value-type="float">
            <text:p>2.31122430859272</text:p>
          </table:table-cell>
          <table:table-cell office:value-type="float" office:value="0.0202499999321342" calcext:value-type="float">
            <text:p>0.0202499999321342</text:p>
          </table:table-cell>
          <table:table-cell office:value-type="float" office:value="-0.915076388827429" calcext:value-type="float">
            <text:p>-0.915076388827429</text:p>
          </table:table-cell>
        </table:table-row>
        <table:table-row table:style-name="ro1">
          <table:table-cell office:value-type="float" office:value="1.74017158607196E+018" calcext:value-type="float">
            <text:p>1.74017158607196E+018</text:p>
          </table:table-cell>
          <table:table-cell office:value-type="float" office:value="-1.63769514323692" calcext:value-type="float">
            <text:p>-1.63769514323692</text:p>
          </table:table-cell>
          <table:table-cell office:value-type="float" office:value="-0.931926899570311" calcext:value-type="float">
            <text:p>-0.931926899570311</text:p>
          </table:table-cell>
          <table:table-cell office:value-type="float" office:value="2.30010535025851" calcext:value-type="float">
            <text:p>2.30010535025851</text:p>
          </table:table-cell>
          <table:table-cell office:value-type="float" office:value="0.033749999918348" calcext:value-type="float">
            <text:p>0.033749999918348</text:p>
          </table:table-cell>
          <table:table-cell office:value-type="float" office:value="-0.799201388946927" calcext:value-type="float">
            <text:p>-0.799201388946927</text:p>
          </table:table-cell>
        </table:table-row>
        <table:table-row table:style-name="ro1">
          <table:table-cell office:value-type="float" office:value="1.7401715860901E+018" calcext:value-type="float">
            <text:p>1.7401715860901E+018</text:p>
          </table:table-cell>
          <table:table-cell office:value-type="float" office:value="-1.63834030313724" calcext:value-type="float">
            <text:p>-1.63834030313724</text:p>
          </table:table-cell>
          <table:table-cell office:value-type="float" office:value="-0.931196341030276" calcext:value-type="float">
            <text:p>-0.931196341030276</text:p>
          </table:table-cell>
          <table:table-cell office:value-type="float" office:value="2.28905692525765" calcext:value-type="float">
            <text:p>2.28905692525765</text:p>
          </table:table-cell>
          <table:table-cell office:value-type="float" office:value="0.0492285713604062" calcext:value-type="float">
            <text:p>0.0492285713604062</text:p>
          </table:table-cell>
          <table:table-cell office:value-type="float" office:value="-0.660151388940967" calcext:value-type="float">
            <text:p>-0.660151388940967</text:p>
          </table:table-cell>
        </table:table-row>
        <table:table-row table:style-name="ro1">
          <table:table-cell office:value-type="float" office:value="1.74017158610523E+018" calcext:value-type="float">
            <text:p>1.74017158610523E+018</text:p>
          </table:table-cell>
          <table:table-cell office:value-type="float" office:value="-1.6389019191638" calcext:value-type="float">
            <text:p>-1.6389019191638</text:p>
          </table:table-cell>
          <table:table-cell office:value-type="float" office:value="-0.93054882419285" calcext:value-type="float">
            <text:p>-0.93054882419285</text:p>
          </table:table-cell>
          <table:table-cell office:value-type="float" office:value="2.28176184192399" calcext:value-type="float">
            <text:p>2.28176184192399</text:p>
          </table:table-cell>
          <table:table-cell office:value-type="float" office:value="0.0561999999693543" calcext:value-type="float">
            <text:p>0.0561999999693543</text:p>
          </table:table-cell>
          <table:table-cell office:value-type="float" office:value="-0.544276388922568" calcext:value-type="float">
            <text:p>-0.544276388922568</text:p>
          </table:table-cell>
        </table:table-row>
        <table:table-row table:style-name="ro1">
          <table:table-cell office:value-type="float" office:value="1.74017158612062E+018" calcext:value-type="float">
            <text:p>1.74017158612062E+018</text:p>
          </table:table-cell>
          <table:table-cell office:value-type="float" office:value="-1.63945936318563" calcext:value-type="float">
            <text:p>-1.63945936318563</text:p>
          </table:table-cell>
          <table:table-cell office:value-type="float" office:value="-0.929897711187123" calcext:value-type="float">
            <text:p>-0.929897711187123</text:p>
          </table:table-cell>
          <table:table-cell office:value-type="float" office:value="2.2762048835903" calcext:value-type="float">
            <text:p>2.2762048835903</text:p>
          </table:table-cell>
          <table:table-cell office:value-type="float" office:value="0.0571428571358995" calcext:value-type="float">
            <text:p>0.0571428571358995</text:p>
          </table:table-cell>
          <table:table-cell office:value-type="float" office:value="-0.428401388911635" calcext:value-type="float">
            <text:p>-0.428401388911635</text:p>
          </table:table-cell>
        </table:table-row>
        <table:table-row table:style-name="ro1">
          <table:table-cell office:value-type="float" office:value="1.74017158613869E+018" calcext:value-type="float">
            <text:p>1.74017158613869E+018</text:p>
          </table:table-cell>
          <table:table-cell office:value-type="float" office:value="-1.64012435838172" calcext:value-type="float">
            <text:p>-1.64012435838172</text:p>
          </table:table-cell>
          <table:table-cell office:value-type="float" office:value="-0.929113020881063" calcext:value-type="float">
            <text:p>-0.929113020881063</text:p>
          </table:table-cell>
          <table:table-cell office:value-type="float" office:value="2.27183085858822" calcext:value-type="float">
            <text:p>2.27183085858822</text:p>
          </table:table-cell>
          <table:table-cell office:value-type="float" office:value="0.0571428571322136" calcext:value-type="float">
            <text:p>0.0571428571322136</text:p>
          </table:table-cell>
          <table:table-cell office:value-type="float" office:value="-0.289351388967587" calcext:value-type="float">
            <text:p>-0.289351388967587</text:p>
          </table:table-cell>
        </table:table-row>
        <table:table-row table:style-name="ro1">
          <table:table-cell office:value-type="float" office:value="1.74017158615384E+018" calcext:value-type="float">
            <text:p>1.74017158615384E+018</text:p>
          </table:table-cell>
          <table:table-cell office:value-type="float" office:value="-1.64067656387266" calcext:value-type="float">
            <text:p>-1.64067656387266</text:p>
          </table:table-cell>
          <table:table-cell office:value-type="float" office:value="-0.92845745792761" calcext:value-type="float">
            <text:p>-0.92845745792761</text:p>
          </table:table-cell>
          <table:table-cell office:value-type="float" office:value="2.27009777525246" calcext:value-type="float">
            <text:p>2.27009777525246</text:p>
          </table:table-cell>
          <table:table-cell office:value-type="float" office:value="0.0571428571277677" calcext:value-type="float">
            <text:p>0.0571428571277677</text:p>
          </table:table-cell>
          <table:table-cell office:value-type="float" office:value="-0.173476389036742" calcext:value-type="float">
            <text:p>-0.173476389036742</text:p>
          </table:table-cell>
        </table:table-row>
        <table:table-row table:style-name="ro1">
          <table:table-cell office:value-type="float" office:value="1.74017158617256E+018" calcext:value-type="float">
            <text:p>1.74017158617256E+018</text:p>
          </table:table-cell>
          <table:table-cell office:value-type="float" office:value="-1.64133856291474" calcext:value-type="float">
            <text:p>-1.64133856291474</text:p>
          </table:table-cell>
          <table:table-cell office:value-type="float" office:value="-0.92767023722275" calcext:value-type="float">
            <text:p>-0.92767023722275</text:p>
          </table:table-cell>
          <table:table-cell office:value-type="float" office:value="2.27031240023797" calcext:value-type="float">
            <text:p>2.27031240023797</text:p>
          </table:table-cell>
          <table:table-cell office:value-type="float" office:value="0.0571428571282649" calcext:value-type="float">
            <text:p>0.0571428571282649</text:p>
          </table:table-cell>
          <table:table-cell office:value-type="float" office:value="-0.0344263894368094" calcext:value-type="float">
            <text:p>-0.0344263894368094</text:p>
          </table:table-cell>
        </table:table-row>
        <table:table-row table:style-name="ro1">
          <table:table-cell office:value-type="float" office:value="1.74017158618713E+018" calcext:value-type="float">
            <text:p>1.74017158618713E+018</text:p>
          </table:table-cell>
          <table:table-cell office:value-type="float" office:value="-1.64189102628184" calcext:value-type="float">
            <text:p>-1.64189102628184</text:p>
          </table:table-cell>
          <table:table-cell office:value-type="float" office:value="-0.927014891638679" calcext:value-type="float">
            <text:p>-0.927014891638679</text:p>
          </table:table-cell>
          <table:table-cell office:value-type="float" office:value="2.27240319188781" calcext:value-type="float">
            <text:p>2.27240319188781</text:p>
          </table:table-cell>
          <table:table-cell office:value-type="float" office:value="0.0571428571306" calcext:value-type="float">
            <text:p>0.0571428571306</text:p>
          </table:table-cell>
          <table:table-cell office:value-type="float" office:value="0.0814486100836563" calcext:value-type="float">
            <text:p>0.0814486100836563</text:p>
          </table:table-cell>
        </table:table-row>
        <table:table-row table:style-name="ro1">
          <table:table-cell office:value-type="float" office:value="1.74017158620255E+018" calcext:value-type="float">
            <text:p>1.74017158620255E+018</text:p>
          </table:table-cell>
          <table:table-cell office:value-type="float" office:value="-1.64244542671576" calcext:value-type="float">
            <text:p>-1.64244542671576</text:p>
          </table:table-cell>
          <table:table-cell office:value-type="float" office:value="-0.926361184414103" calcext:value-type="float">
            <text:p>-0.926361184414103</text:p>
          </table:table-cell>
          <table:table-cell office:value-type="float" office:value="2.27623210853765" calcext:value-type="float">
            <text:p>2.27623210853765</text:p>
          </table:table-cell>
          <table:table-cell office:value-type="float" office:value="0.05714285713154" calcext:value-type="float">
            <text:p>0.05714285713154</text:p>
          </table:table-cell>
          <table:table-cell office:value-type="float" office:value="0.197323609989603" calcext:value-type="float">
            <text:p>0.197323609989603</text:p>
          </table:table-cell>
        </table:table-row>
        <table:table-row table:style-name="ro1">
          <table:table-cell office:value-type="float" office:value="1.74017158622062E+018" calcext:value-type="float">
            <text:p>1.74017158622062E+018</text:p>
          </table:table-cell>
          <table:table-cell office:value-type="float" office:value="-1.64311485081719" calcext:value-type="float">
            <text:p>-1.64311485081719</text:p>
          </table:table-cell>
          <table:table-cell office:value-type="float" office:value="-0.925580270614515" calcext:value-type="float">
            <text:p>-0.925580270614515</text:p>
          </table:table-cell>
          <table:table-cell office:value-type="float" office:value="2.28312113351745" calcext:value-type="float">
            <text:p>2.28312113351745</text:p>
          </table:table-cell>
          <table:table-cell office:value-type="float" office:value="0.057142857131603" calcext:value-type="float">
            <text:p>0.057142857131603</text:p>
          </table:table-cell>
          <table:table-cell office:value-type="float" office:value="0.336373609988892" calcext:value-type="float">
            <text:p>0.336373609988892</text:p>
          </table:table-cell>
        </table:table-row>
        <table:table-row table:style-name="ro1">
          <table:table-cell office:value-type="float" office:value="1.74017158623575E+018" calcext:value-type="float">
            <text:p>1.74017158623575E+018</text:p>
          </table:table-cell>
          <table:table-cell office:value-type="float" office:value="-1.64367733615546" calcext:value-type="float">
            <text:p>-1.64367733615546</text:p>
          </table:table-cell>
          <table:table-cell office:value-type="float" office:value="-0.924933508583107" calcext:value-type="float">
            <text:p>-0.924933508583107</text:p>
          </table:table-cell>
          <table:table-cell office:value-type="float" office:value="2.2901126418408" calcext:value-type="float">
            <text:p>2.2901126418408</text:p>
          </table:table-cell>
          <table:table-cell office:value-type="float" office:value="0.0571428571316104" calcext:value-type="float">
            <text:p>0.0571428571316104</text:p>
          </table:table-cell>
          <table:table-cell office:value-type="float" office:value="0.430205832439411" calcext:value-type="float">
            <text:p>0.430205832439411</text:p>
          </table:table-cell>
        </table:table-row>
        <table:table-row table:style-name="ro1">
          <table:table-cell office:value-type="float" office:value="1.74017158625403E+018" calcext:value-type="float">
            <text:p>1.74017158625403E+018</text:p>
          </table:table-cell>
          <table:table-cell office:value-type="float" office:value="-1.64435827330567" calcext:value-type="float">
            <text:p>-1.64435827330567</text:p>
          </table:table-cell>
          <table:table-cell office:value-type="float" office:value="-0.924162614582653" calcext:value-type="float">
            <text:p>-0.924162614582653</text:p>
          </table:table-cell>
          <table:table-cell office:value-type="float" office:value="2.29851264183121" calcext:value-type="float">
            <text:p>2.29851264183121</text:p>
          </table:table-cell>
          <table:table-cell office:value-type="float" office:value="0.0571428571315511" calcext:value-type="float">
            <text:p>0.0571428571315511</text:p>
          </table:table-cell>
          <table:table-cell office:value-type="float" office:value="0.466666666126516" calcext:value-type="float">
            <text:p>0.466666666126516</text:p>
          </table:table-cell>
        </table:table-row>
        <table:table-row table:style-name="ro1">
          <table:table-cell office:value-type="float" office:value="1.74017158626895E+018" calcext:value-type="float">
            <text:p>1.74017158626895E+018</text:p>
          </table:table-cell>
          <table:table-cell office:value-type="float" office:value="-1.64493065114408" calcext:value-type="float">
            <text:p>-1.64493065114408</text:p>
          </table:table-cell>
          <table:table-cell office:value-type="float" office:value="-0.923524590690183" calcext:value-type="float">
            <text:p>-0.923524590690183</text:p>
          </table:table-cell>
          <table:table-cell office:value-type="float" office:value="2.30551264182321" calcext:value-type="float">
            <text:p>2.30551264182321</text:p>
          </table:table-cell>
          <table:table-cell office:value-type="float" office:value="0.0571428571315215" calcext:value-type="float">
            <text:p>0.0571428571315215</text:p>
          </table:table-cell>
          <table:table-cell office:value-type="float" office:value="0.466666666133568" calcext:value-type="float">
            <text:p>0.466666666133568</text:p>
          </table:table-cell>
        </table:table-row>
        <table:table-row table:style-name="ro1">
          <table:table-cell office:value-type="float" office:value="1.74017158628433E+018" calcext:value-type="float">
            <text:p>1.74017158628433E+018</text:p>
          </table:table-cell>
          <table:table-cell office:value-type="float" office:value="-1.64550748109006" calcext:value-type="float">
            <text:p>-1.64550748109006</text:p>
          </table:table-cell>
          <table:table-cell office:value-type="float" office:value="-0.922890589041377" calcext:value-type="float">
            <text:p>-0.922890589041377</text:p>
          </table:table-cell>
          <table:table-cell office:value-type="float" office:value="2.31251264181521" calcext:value-type="float">
            <text:p>2.31251264181521</text:p>
          </table:table-cell>
          <table:table-cell office:value-type="float" office:value="0.057142857131503" calcext:value-type="float">
            <text:p>0.057142857131503</text:p>
          </table:table-cell>
          <table:table-cell office:value-type="float" office:value="0.466666666133409" calcext:value-type="float">
            <text:p>0.466666666133409</text:p>
          </table:table-cell>
        </table:table-row>
        <table:table-row table:style-name="ro1">
          <table:table-cell office:value-type="float" office:value="1.74017158630292E+018" calcext:value-type="float">
            <text:p>1.74017158630292E+018</text:p>
          </table:table-cell>
          <table:table-cell office:value-type="float" office:value="-1.64620551399546" calcext:value-type="float">
            <text:p>-1.64620551399546</text:p>
          </table:table-cell>
          <table:table-cell office:value-type="float" office:value="-0.922135140151346" calcext:value-type="float">
            <text:p>-0.922135140151346</text:p>
          </table:table-cell>
          <table:table-cell office:value-type="float" office:value="2.32091264180562" calcext:value-type="float">
            <text:p>2.32091264180562</text:p>
          </table:table-cell>
          <table:table-cell office:value-type="float" office:value="0.057142857131503" calcext:value-type="float">
            <text:p>0.057142857131503</text:p>
          </table:table-cell>
          <table:table-cell office:value-type="float" office:value="0.466666666133409" calcext:value-type="float">
            <text:p>0.466666666133409</text:p>
          </table:table-cell>
        </table:table-row>
        <table:table-row table:style-name="ro1">
          <table:table-cell office:value-type="float" office:value="1.74017158631795E+018" calcext:value-type="float">
            <text:p>1.74017158631795E+018</text:p>
          </table:table-cell>
          <table:table-cell office:value-type="float" office:value="-1.64679203878175" calcext:value-type="float">
            <text:p>-1.64679203878175</text:p>
          </table:table-cell>
          <table:table-cell office:value-type="float" office:value="-0.92151009651101" calcext:value-type="float">
            <text:p>-0.92151009651101</text:p>
          </table:table-cell>
          <table:table-cell office:value-type="float" office:value="2.32791264179762" calcext:value-type="float">
            <text:p>2.32791264179762</text:p>
          </table:table-cell>
          <table:table-cell office:value-type="float" office:value="0.057142857131503" calcext:value-type="float">
            <text:p>0.057142857131503</text:p>
          </table:table-cell>
          <table:table-cell office:value-type="float" office:value="0.466666666133409" calcext:value-type="float">
            <text:p>0.466666666133409</text:p>
          </table:table-cell>
        </table:table-row>
        <table:table-row table:style-name="ro1">
          <table:table-cell office:value-type="float" office:value="1.74017158633322E+018" calcext:value-type="float">
            <text:p>1.74017158633322E+018</text:p>
          </table:table-cell>
          <table:table-cell office:value-type="float" office:value="-1.64738292446799" calcext:value-type="float">
            <text:p>-1.64738292446799</text:p>
          </table:table-cell>
          <table:table-cell office:value-type="float" office:value="-0.920889173824151" calcext:value-type="float">
            <text:p>-0.920889173824151</text:p>
          </table:table-cell>
          <table:table-cell office:value-type="float" office:value="2.33491264178962" calcext:value-type="float">
            <text:p>2.33491264178962</text:p>
          </table:table-cell>
          <table:table-cell office:value-type="float" office:value="0.0571428571315091" calcext:value-type="float">
            <text:p>0.0571428571315091</text:p>
          </table:table-cell>
          <table:table-cell office:value-type="float" office:value="0.466666666133583" calcext:value-type="float">
            <text:p>0.466666666133583</text:p>
          </table:table-cell>
        </table:table-row>
        <table:table-row table:style-name="ro1">
          <table:table-cell office:value-type="float" office:value="1.74017158635147E+018" calcext:value-type="float">
            <text:p>1.74017158635147E+018</text:p>
          </table:table-cell>
          <table:table-cell office:value-type="float" office:value="-1.64809770289824" calcext:value-type="float">
            <text:p>-1.64809770289824</text:p>
          </table:table-cell>
          <table:table-cell office:value-type="float" office:value="-0.920149549082728" calcext:value-type="float">
            <text:p>-0.920149549082728</text:p>
          </table:table-cell>
          <table:table-cell office:value-type="float" office:value="2.34331264178002" calcext:value-type="float">
            <text:p>2.34331264178002</text:p>
          </table:table-cell>
          <table:table-cell office:value-type="float" office:value="0.057142857131461" calcext:value-type="float">
            <text:p>0.057142857131461</text:p>
          </table:table-cell>
          <table:table-cell office:value-type="float" office:value="0.466666666133615" calcext:value-type="float">
            <text:p>0.466666666133615</text:p>
          </table:table-cell>
        </table:table-row>
        <table:table-row table:style-name="ro1">
          <table:table-cell office:value-type="float" office:value="1.74017158636729E+018" calcext:value-type="float">
            <text:p>1.74017158636729E+018</text:p>
          </table:table-cell>
          <table:table-cell office:value-type="float" office:value="-1.64869808035005" calcext:value-type="float">
            <text:p>-1.64869808035005</text:p>
          </table:table-cell>
          <table:table-cell office:value-type="float" office:value="-0.919537799303309" calcext:value-type="float">
            <text:p>-0.919537799303309</text:p>
          </table:table-cell>
          <table:table-cell office:value-type="float" office:value="2.35031264177203" calcext:value-type="float">
            <text:p>2.35031264177203</text:p>
          </table:table-cell>
          <table:table-cell office:value-type="float" office:value="0.0571428571314216" calcext:value-type="float">
            <text:p>0.0571428571314216</text:p>
          </table:table-cell>
          <table:table-cell office:value-type="float" office:value="0.466666666133409" calcext:value-type="float">
            <text:p>0.466666666133409</text:p>
          </table:table-cell>
        </table:table-row>
        <table:table-row table:style-name="ro1">
          <table:table-cell office:value-type="float" office:value="1.74017158638466E+018" calcext:value-type="float">
            <text:p>1.74017158638466E+018</text:p>
          </table:table-cell>
          <table:table-cell office:value-type="float" office:value="-1.64942416379433" calcext:value-type="float">
            <text:p>-1.64942416379433</text:p>
          </table:table-cell>
          <table:table-cell office:value-type="float" office:value="-0.91880926941758" calcext:value-type="float">
            <text:p>-0.91880926941758</text:p>
          </table:table-cell>
          <table:table-cell office:value-type="float" office:value="2.35871264176243" calcext:value-type="float">
            <text:p>2.35871264176243</text:p>
          </table:table-cell>
          <table:table-cell office:value-type="float" office:value="0.0571428571314142" calcext:value-type="float">
            <text:p>0.0571428571314142</text:p>
          </table:table-cell>
          <table:table-cell office:value-type="float" office:value="0.466666666133472" calcext:value-type="float">
            <text:p>0.466666666133472</text:p>
          </table:table-cell>
        </table:table-row>
        <table:table-row table:style-name="ro1">
          <table:table-cell office:value-type="float" office:value="1.74017158640013E+018" calcext:value-type="float">
            <text:p>1.74017158640013E+018</text:p>
          </table:table-cell>
          <table:table-cell office:value-type="float" office:value="-1.65003389062901" calcext:value-type="float">
            <text:p>-1.65003389062901</text:p>
          </table:table-cell>
          <table:table-cell office:value-type="float" office:value="-0.918206837625313" calcext:value-type="float">
            <text:p>-0.918206837625313</text:p>
          </table:table-cell>
          <table:table-cell office:value-type="float" office:value="2.36571264175444" calcext:value-type="float">
            <text:p>2.36571264175444</text:p>
          </table:table-cell>
          <table:table-cell office:value-type="float" office:value="0.0571428571313994" calcext:value-type="float">
            <text:p>0.0571428571313994</text:p>
          </table:table-cell>
          <table:table-cell office:value-type="float" office:value="0.466666666133663" calcext:value-type="float">
            <text:p>0.466666666133663</text:p>
          </table:table-cell>
        </table:table-row>
        <table:table-row table:style-name="ro1">
          <table:table-cell office:value-type="float" office:value="1.74017158641501E+018" calcext:value-type="float">
            <text:p>1.74017158641501E+018</text:p>
          </table:table-cell>
          <table:table-cell office:value-type="float" office:value="-1.65064781951354" calcext:value-type="float">
            <text:p>-1.65064781951354</text:p>
          </table:table-cell>
          <table:table-cell office:value-type="float" office:value="-0.917608688645545" calcext:value-type="float">
            <text:p>-0.917608688645545</text:p>
          </table:table-cell>
          <table:table-cell office:value-type="float" office:value="2.37271264174645" calcext:value-type="float">
            <text:p>2.37271264174645</text:p>
          </table:table-cell>
          <table:table-cell office:value-type="float" office:value="0.0571428571313994" calcext:value-type="float">
            <text:p>0.0571428571313994</text:p>
          </table:table-cell>
          <table:table-cell office:value-type="float" office:value="0.466666666133981" calcext:value-type="float">
            <text:p>0.466666666133981</text:p>
          </table:table-cell>
        </table:table-row>
        <table:table-row table:style-name="ro1">
          <table:table-cell office:value-type="float" office:value="1.74017158643359E+018" calcext:value-type="float">
            <text:p>1.74017158643359E+018</text:p>
          </table:table-cell>
          <table:table-cell office:value-type="float" office:value="-1.65139003851038" calcext:value-type="float">
            <text:p>-1.65139003851038</text:p>
          </table:table-cell>
          <table:table-cell office:value-type="float" office:value="-0.916896604434792" calcext:value-type="float">
            <text:p>-0.916896604434792</text:p>
          </table:table-cell>
          <table:table-cell office:value-type="float" office:value="2.38111264173687" calcext:value-type="float">
            <text:p>2.38111264173687</text:p>
          </table:table-cell>
          <table:table-cell office:value-type="float" office:value="0.0571428571314068" calcext:value-type="float">
            <text:p>0.0571428571314068</text:p>
          </table:table-cell>
          <table:table-cell office:value-type="float" office:value="0.466666666134235" calcext:value-type="float">
            <text:p>0.466666666134235</text:p>
          </table:table-cell>
        </table:table-row>
        <table:table-row table:style-name="ro1">
          <table:table-cell office:value-type="float" office:value="1.74017158644851E+018" calcext:value-type="float">
            <text:p>1.74017158644851E+018</text:p>
          </table:table-cell>
          <table:table-cell office:value-type="float" office:value="-1.65201310572685" calcext:value-type="float">
            <text:p>-1.65201310572685</text:p>
          </table:table-cell>
          <table:table-cell office:value-type="float" office:value="-0.91630798051324" calcext:value-type="float">
            <text:p>-0.91630798051324</text:p>
          </table:table-cell>
          <table:table-cell office:value-type="float" office:value="2.38811264172888" calcext:value-type="float">
            <text:p>2.38811264172888</text:p>
          </table:table-cell>
          <table:table-cell office:value-type="float" office:value="0.0571428571313846" calcext:value-type="float">
            <text:p>0.0571428571313846</text:p>
          </table:table-cell>
          <table:table-cell office:value-type="float" office:value="0.466666666134425" calcext:value-type="float">
            <text:p>0.466666666134425</text:p>
          </table:table-cell>
        </table:table-row>
        <table:table-row table:style-name="ro1">
          <table:table-cell office:value-type="float" office:value="1.74017158646371E+018" calcext:value-type="float">
            <text:p>1.74017158646371E+018</text:p>
          </table:table-cell>
          <table:table-cell office:value-type="float" office:value="-1.65264027801203" calcext:value-type="float">
            <text:p>-1.65264027801203</text:p>
          </table:table-cell>
          <table:table-cell office:value-type="float" office:value="-0.915723732447806" calcext:value-type="float">
            <text:p>-0.915723732447806</text:p>
          </table:table-cell>
          <table:table-cell office:value-type="float" office:value="2.3951126417209" calcext:value-type="float">
            <text:p>2.3951126417209</text:p>
          </table:table-cell>
          <table:table-cell office:value-type="float" office:value="0.0571428571313735" calcext:value-type="float">
            <text:p>0.0571428571313735</text:p>
          </table:table-cell>
          <table:table-cell office:value-type="float" office:value="0.466666666134584" calcext:value-type="float">
            <text:p>0.466666666134584</text:p>
          </table:table-cell>
        </table:table-row>
        <table:table-row table:style-name="ro1">
          <table:table-cell office:value-type="float" office:value="1.74017158648171E+018" calcext:value-type="float">
            <text:p>1.74017158648171E+018</text:p>
          </table:table-cell>
          <table:table-cell office:value-type="float" office:value="-1.65339826016118" calcext:value-type="float">
            <text:p>-1.65339826016118</text:p>
          </table:table-cell>
          <table:table-cell office:value-type="float" office:value="-0.915028451192463" calcext:value-type="float">
            <text:p>-0.915028451192463</text:p>
          </table:table-cell>
          <table:table-cell office:value-type="float" office:value="2.40351264171133" calcext:value-type="float">
            <text:p>2.40351264171133</text:p>
          </table:table-cell>
          <table:table-cell office:value-type="float" office:value="0.0571428571313513" calcext:value-type="float">
            <text:p>0.0571428571313513</text:p>
          </table:table-cell>
          <table:table-cell office:value-type="float" office:value="0.466666666134775" calcext:value-type="float">
            <text:p>0.466666666134775</text:p>
          </table:table-cell>
        </table:table-row>
        <table:table-row table:style-name="ro1">
          <table:table-cell office:value-type="float" office:value="1.74017158649698E+018" calcext:value-type="float">
            <text:p>1.74017158649698E+018</text:p>
          </table:table-cell>
          <table:table-cell office:value-type="float" office:value="-1.6540343551423" calcext:value-type="float">
            <text:p>-1.6540343551423</text:p>
          </table:table-cell>
          <table:table-cell office:value-type="float" office:value="-0.914453930477215" calcext:value-type="float">
            <text:p>-0.914453930477215</text:p>
          </table:table-cell>
          <table:table-cell office:value-type="float" office:value="2.41051264170336" calcext:value-type="float">
            <text:p>2.41051264170336</text:p>
          </table:table-cell>
          <table:table-cell office:value-type="float" office:value="0.0571428571313513" calcext:value-type="float">
            <text:p>0.0571428571313513</text:p>
          </table:table-cell>
          <table:table-cell office:value-type="float" office:value="0.466666666135093" calcext:value-type="float">
            <text:p>0.466666666135093</text:p>
          </table:table-cell>
        </table:table-row>
        <table:table-row table:style-name="ro1">
          <table:table-cell office:value-type="float" office:value="1.74017158651506E+018" calcext:value-type="float">
            <text:p>1.74017158651506E+018</text:p>
          </table:table-cell>
          <table:table-cell office:value-type="float" office:value="-1.6548029543198" calcext:value-type="float">
            <text:p>-1.6548029543198</text:p>
          </table:table-cell>
          <table:table-cell office:value-type="float" office:value="-0.913770404130391" calcext:value-type="float">
            <text:p>-0.913770404130391</text:p>
          </table:table-cell>
          <table:table-cell office:value-type="float" office:value="2.4189126416938" calcext:value-type="float">
            <text:p>2.4189126416938</text:p>
          </table:table-cell>
          <table:table-cell office:value-type="float" office:value="0.0571428571313476" calcext:value-type="float">
            <text:p>0.0571428571313476</text:p>
          </table:table-cell>
          <table:table-cell office:value-type="float" office:value="0.466666666135505" calcext:value-type="float">
            <text:p>0.466666666135505</text:p>
          </table:table-cell>
        </table:table-row>
        <table:table-row table:style-name="ro1">
          <table:table-cell office:value-type="float" office:value="1.74017158653051E+018" calcext:value-type="float">
            <text:p>1.74017158653051E+018</text:p>
          </table:table-cell>
          <table:table-cell office:value-type="float" office:value="-1.6554478172313" calcext:value-type="float">
            <text:p>-1.6554478172313</text:p>
          </table:table-cell>
          <table:table-cell office:value-type="float" office:value="-0.913205742520716" calcext:value-type="float">
            <text:p>-0.913205742520716</text:p>
          </table:table-cell>
          <table:table-cell office:value-type="float" office:value="2.42584311668744" calcext:value-type="float">
            <text:p>2.42584311668744</text:p>
          </table:table-cell>
          <table:table-cell office:value-type="float" office:value="0.057142857131783" calcext:value-type="float">
            <text:p>0.057142857131783</text:p>
          </table:table-cell>
          <table:table-cell office:value-type="float" office:value="0.464349166189353" calcext:value-type="float">
            <text:p>0.464349166189353</text:p>
          </table:table-cell>
        </table:table-row>
        <table:table-row table:style-name="ro1">
          <table:table-cell office:value-type="float" office:value="1.74017158654593E+018" calcext:value-type="float">
            <text:p>1.74017158654593E+018</text:p>
          </table:table-cell>
          <table:table-cell office:value-type="float" office:value="-1.65609627068202" calcext:value-type="float">
            <text:p>-1.65609627068202</text:p>
          </table:table-cell>
          <table:table-cell office:value-type="float" office:value="-0.912645206999963" calcext:value-type="float">
            <text:p>-0.912645206999963</text:p>
          </table:table-cell>
          <table:table-cell office:value-type="float" office:value="2.4314526166875" calcext:value-type="float">
            <text:p>2.4314526166875</text:p>
          </table:table-cell>
          <table:table-cell office:value-type="float" office:value="0.0571428571339775" calcext:value-type="float">
            <text:p>0.0571428571339775</text:p>
          </table:table-cell>
          <table:table-cell office:value-type="float" office:value="0.4179991664567" calcext:value-type="float">
            <text:p>0.4179991664567</text:p>
          </table:table-cell>
        </table:table-row>
        <table:table-row table:style-name="ro1">
          <table:table-cell office:value-type="float" office:value="1.74017158656448E+018" calcext:value-type="float">
            <text:p>1.74017158656448E+018</text:p>
          </table:table-cell>
          <table:table-cell office:value-type="float" office:value="-1.65687782686722" calcext:value-type="float">
            <text:p>-1.65687782686722</text:p>
          </table:table-cell>
          <table:table-cell office:value-type="float" office:value="-0.911976531168427" calcext:value-type="float">
            <text:p>-0.911976531168427</text:p>
          </table:table-cell>
          <table:table-cell office:value-type="float" office:value="2.43588969168879" calcext:value-type="float">
            <text:p>2.43588969168879</text:p>
          </table:table-cell>
          <table:table-cell office:value-type="float" office:value="0.0571428571326798" calcext:value-type="float">
            <text:p>0.0571428571326798</text:p>
          </table:table-cell>
          <table:table-cell office:value-type="float" office:value="0.29285416671105" calcext:value-type="float">
            <text:p>0.29285416671105</text:p>
          </table:table-cell>
        </table:table-row>
        <table:table-row table:style-name="ro1">
          <table:table-cell office:value-type="float" office:value="1.74017158657923E+018" calcext:value-type="float">
            <text:p>1.74017158657923E+018</text:p>
          </table:table-cell>
          <table:table-cell office:value-type="float" office:value="-1.65753081933545" calcext:value-type="float">
            <text:p>-1.65753081933545</text:p>
          </table:table-cell>
          <table:table-cell office:value-type="float" office:value="-0.911421288414942" calcext:value-type="float">
            <text:p>-0.911421288414942</text:p>
          </table:table-cell>
          <table:table-cell office:value-type="float" office:value="2.43767531669044" calcext:value-type="float">
            <text:p>2.43767531669044</text:p>
          </table:table-cell>
          <table:table-cell office:value-type="float" office:value="0.0571428571286941" calcext:value-type="float">
            <text:p>0.0571428571286941</text:p>
          </table:table-cell>
          <table:table-cell office:value-type="float" office:value="0.176979166764474" calcext:value-type="float">
            <text:p>0.176979166764474</text:p>
          </table:table-cell>
        </table:table-row>
        <table:table-row table:style-name="ro1">
          <table:table-cell office:value-type="float" office:value="1.7401715865945E+018" calcext:value-type="float">
            <text:p>1.7401715865945E+018</text:p>
          </table:table-cell>
          <table:table-cell office:value-type="float" office:value="-1.65818432053079" calcext:value-type="float">
            <text:p>-1.65818432053079</text:p>
          </table:table-cell>
          <table:table-cell office:value-type="float" office:value="-0.910866644329357" calcext:value-type="float">
            <text:p>-0.910866644329357</text:p>
          </table:table-cell>
          <table:table-cell office:value-type="float" office:value="2.43772281669807" calcext:value-type="float">
            <text:p>2.43772281669807</text:p>
          </table:table-cell>
          <table:table-cell office:value-type="float" office:value="0.0571428571284276" calcext:value-type="float">
            <text:p>0.0571428571284276</text:p>
          </table:table-cell>
          <table:table-cell office:value-type="float" office:value="0.0611041669760619" calcext:value-type="float">
            <text:p>0.0611041669760619</text:p>
          </table:table-cell>
        </table:table-row>
        <table:table-row table:style-name="ro1">
          <table:table-cell office:value-type="float" office:value="1.74017158661327E+018" calcext:value-type="float">
            <text:p>1.74017158661327E+018</text:p>
          </table:table-cell>
          <table:table-cell office:value-type="float" office:value="-1.65896783505703" calcext:value-type="float">
            <text:p>-1.65896783505703</text:p>
          </table:table-cell>
          <table:table-cell office:value-type="float" office:value="-0.910200263267276" calcext:value-type="float">
            <text:p>-0.910200263267276</text:p>
          </table:table-cell>
          <table:table-cell office:value-type="float" office:value="2.4354854917179" calcext:value-type="float">
            <text:p>2.4354854917179</text:p>
          </table:table-cell>
          <table:table-cell office:value-type="float" office:value="0.0571428571303816" calcext:value-type="float">
            <text:p>0.0571428571303816</text:p>
          </table:table-cell>
          <table:table-cell office:value-type="float" office:value="-0.0779458324289799" calcext:value-type="float">
            <text:p>-0.0779458324289799</text:p>
          </table:table-cell>
        </table:table-row>
        <table:table-row table:style-name="ro1">
          <table:table-cell office:value-type="float" office:value="1.74017158662805E+018" calcext:value-type="float">
            <text:p>1.74017158662805E+018</text:p>
          </table:table-cell>
          <table:table-cell office:value-type="float" office:value="-1.6596190553562" calcext:value-type="float">
            <text:p>-1.6596190553562</text:p>
          </table:table-cell>
          <table:table-cell office:value-type="float" office:value="-0.909642943679435" calcext:value-type="float">
            <text:p>-0.909642943679435</text:p>
          </table:table-cell>
          <table:table-cell office:value-type="float" office:value="2.43170911673444" calcext:value-type="float">
            <text:p>2.43170911673444</text:p>
          </table:table-cell>
          <table:table-cell office:value-type="float" office:value="0.0571428571309774" calcext:value-type="float">
            <text:p>0.0571428571309774</text:p>
          </table:table-cell>
          <table:table-cell office:value-type="float" office:value="-0.193820832231337" calcext:value-type="float">
            <text:p>-0.193820832231337</text:p>
          </table:table-cell>
        </table:table-row>
        <table:table-row table:style-name="ro1">
          <table:table-cell office:value-type="float" office:value="1.74017158664644E+018" calcext:value-type="float">
            <text:p>1.74017158664644E+018</text:p>
          </table:table-cell>
          <table:table-cell office:value-type="float" office:value="-1.66039700524749" calcext:value-type="float">
            <text:p>-1.66039700524749</text:p>
          </table:table-cell>
          <table:table-cell office:value-type="float" office:value="-0.908970077397809" calcext:value-type="float">
            <text:p>-0.908970077397809</text:p>
          </table:table-cell>
          <table:table-cell office:value-type="float" office:value="2.42488314175493" calcext:value-type="float">
            <text:p>2.42488314175493</text:p>
          </table:table-cell>
          <table:table-cell office:value-type="float" office:value="0.0571428571331831" calcext:value-type="float">
            <text:p>0.0571428571331831</text:p>
          </table:table-cell>
          <table:table-cell office:value-type="float" office:value="-0.332870832209248" calcext:value-type="float">
            <text:p>-0.332870832209248</text:p>
          </table:table-cell>
        </table:table-row>
        <table:table-row table:style-name="ro1">
          <table:table-cell office:value-type="float" office:value="1.74017158666156E+018" calcext:value-type="float">
            <text:p>1.74017158666156E+018</text:p>
          </table:table-cell>
          <table:table-cell office:value-type="float" office:value="-1.66104119911139" calcext:value-type="float">
            <text:p>-1.66104119911139</text:p>
          </table:table-cell>
          <table:table-cell office:value-type="float" office:value="-0.908404653129128" calcext:value-type="float">
            <text:p>-0.908404653129128</text:p>
          </table:table-cell>
          <table:table-cell office:value-type="float" office:value="2.41728289177312" calcext:value-type="float">
            <text:p>2.41728289177312</text:p>
          </table:table-cell>
          <table:table-cell office:value-type="float" office:value="0.0571428571385936" calcext:value-type="float">
            <text:p>0.0571428571385936</text:p>
          </table:table-cell>
          <table:table-cell office:value-type="float" office:value="-0.448745832153886" calcext:value-type="float">
            <text:p>-0.448745832153886</text:p>
          </table:table-cell>
        </table:table-row>
        <table:table-row table:style-name="ro1">
          <table:table-cell office:value-type="float" office:value="1.74017158667677E+018" calcext:value-type="float">
            <text:p>1.74017158667677E+018</text:p>
          </table:table-cell>
          <table:table-cell office:value-type="float" office:value="-1.66168058038977" calcext:value-type="float">
            <text:p>-1.66168058038977</text:p>
          </table:table-cell>
          <table:table-cell office:value-type="float" office:value="-0.907833794025482" calcext:value-type="float">
            <text:p>-0.907833794025482</text:p>
          </table:table-cell>
          <table:table-cell office:value-type="float" office:value="2.40794451679131" calcext:value-type="float">
            <text:p>2.40794451679131</text:p>
          </table:table-cell>
          <table:table-cell office:value-type="float" office:value="0.0571428571418354" calcext:value-type="float">
            <text:p>0.0571428571418354</text:p>
          </table:table-cell>
          <table:table-cell office:value-type="float" office:value="-0.564620832120633" calcext:value-type="float">
            <text:p>-0.564620832120633</text:p>
          </table:table-cell>
        </table:table-row>
        <table:table-row table:style-name="ro1">
          <table:table-cell office:value-type="float" office:value="1.7401715866947E+018" calcext:value-type="float">
            <text:p>1.7401715866947E+018</text:p>
          </table:table-cell>
          <table:table-cell office:value-type="float" office:value="-1.66244000664603" calcext:value-type="float">
            <text:p>-1.66244000664603</text:p>
          </table:table-cell>
          <table:table-cell office:value-type="float" office:value="-0.90714009750163" calcext:value-type="float">
            <text:p>-0.90714009750163</text:p>
          </table:table-cell>
          <table:table-cell office:value-type="float" office:value="2.39444414181313" calcext:value-type="float">
            <text:p>2.39444414181313</text:p>
          </table:table-cell>
          <table:table-cell office:value-type="float" office:value="0.0571428571418724" calcext:value-type="float">
            <text:p>0.0571428571418724</text:p>
          </table:table-cell>
          <table:table-cell office:value-type="float" office:value="-0.703670832120843" calcext:value-type="float">
            <text:p>-0.703670832120843</text:p>
          </table:table-cell>
        </table:table-row>
        <table:table-row table:style-name="ro1">
          <table:table-cell office:value-type="float" office:value="1.74017158671059E+018" calcext:value-type="float">
            <text:p>1.74017158671059E+018</text:p>
          </table:table-cell>
          <table:table-cell office:value-type="float" office:value="-1.66306506213961" calcext:value-type="float">
            <text:p>-1.66306506213961</text:p>
          </table:table-cell>
          <table:table-cell office:value-type="float" office:value="-0.906553591834459" calcext:value-type="float">
            <text:p>-0.906553591834459</text:p>
          </table:table-cell>
          <table:table-cell office:value-type="float" office:value="2.38128189183131" calcext:value-type="float">
            <text:p>2.38128189183131</text:p>
          </table:table-cell>
          <table:table-cell office:value-type="float" office:value="0.0571428571419341" calcext:value-type="float">
            <text:p>0.0571428571419341</text:p>
          </table:table-cell>
          <table:table-cell office:value-type="float" office:value="-0.819545832121449" calcext:value-type="float">
            <text:p>-0.819545832121449</text:p>
          </table:table-cell>
        </table:table-row>
        <table:table-row table:style-name="ro1">
          <table:table-cell office:value-type="float" office:value="1.74017158672517E+018" calcext:value-type="float">
            <text:p>1.74017158672517E+018</text:p>
          </table:table-cell>
          <table:table-cell office:value-type="float" office:value="-1.66368182567678" calcext:value-type="float">
            <text:p>-1.66368182567678</text:p>
          </table:table-cell>
          <table:table-cell office:value-type="float" office:value="-0.905958375049887" calcext:value-type="float">
            <text:p>-0.905958375049887</text:p>
          </table:table-cell>
          <table:table-cell office:value-type="float" office:value="2.36638151684948" calcext:value-type="float">
            <text:p>2.36638151684948</text:p>
          </table:table-cell>
          <table:table-cell office:value-type="float" office:value="0.0571428571419785" calcext:value-type="float">
            <text:p>0.0571428571419785</text:p>
          </table:table-cell>
          <table:table-cell office:value-type="float" office:value="-0.935420832122122" calcext:value-type="float">
            <text:p>-0.935420832122122</text:p>
          </table:table-cell>
        </table:table-row>
        <table:table-row table:style-name="ro1">
          <table:table-cell office:value-type="float" office:value="1.74017158674318E+018" calcext:value-type="float">
            <text:p>1.74017158674318E+018</text:p>
          </table:table-cell>
          <table:table-cell office:value-type="float" office:value="-1.6644094619696" calcext:value-type="float">
            <text:p>-1.6644094619696</text:p>
          </table:table-cell>
          <table:table-cell office:value-type="float" office:value="-0.905231415014753" calcext:value-type="float">
            <text:p>-0.905231415014753</text:p>
          </table:table-cell>
          <table:table-cell office:value-type="float" office:value="2.34686802519772" calcext:value-type="float">
            <text:p>2.34686802519772</text:p>
          </table:table-cell>
          <table:table-cell office:value-type="float" office:value="0.0571428571420538" calcext:value-type="float">
            <text:p>0.0571428571420538</text:p>
          </table:table-cell>
          <table:table-cell office:value-type="float" office:value="-1.05242805457399" calcext:value-type="float">
            <text:p>-1.05242805457399</text:p>
          </table:table-cell>
        </table:table-row>
        <table:table-row table:style-name="ro1">
          <table:table-cell office:value-type="float" office:value="1.7401715867584E+018" calcext:value-type="float">
            <text:p>1.7401715867584E+018</text:p>
          </table:table-cell>
          <table:table-cell office:value-type="float" office:value="-1.66500485224736" calcext:value-type="float">
            <text:p>-1.66500485224736</text:p>
          </table:table-cell>
          <table:table-cell office:value-type="float" office:value="-0.904614821176406" calcext:value-type="float">
            <text:p>-0.904614821176406</text:p>
          </table:table-cell>
          <table:table-cell office:value-type="float" office:value="2.33053469187367" calcext:value-type="float">
            <text:p>2.33053469187367</text:p>
          </table:table-cell>
          <table:table-cell office:value-type="float" office:value="0.057142857142039" calcext:value-type="float">
            <text:p>0.057142857142039</text:p>
          </table:table-cell>
          <table:table-cell office:value-type="float" office:value="-1.08860583264794" calcext:value-type="float">
            <text:p>-1.08860583264794</text:p>
          </table:table-cell>
        </table:table-row>
        <table:table-row table:style-name="ro1">
          <table:table-cell office:value-type="float" office:value="1.74017158677705E+018" calcext:value-type="float">
            <text:p>1.74017158677705E+018</text:p>
          </table:table-cell>
          <table:table-cell office:value-type="float" office:value="-1.66570590879139" calcext:value-type="float">
            <text:p>-1.66570590879139</text:p>
          </table:table-cell>
          <table:table-cell office:value-type="float" office:value="-0.90386219574677" calcext:value-type="float">
            <text:p>-0.90386219574677</text:p>
          </table:table-cell>
          <table:table-cell office:value-type="float" office:value="2.31093469188476" calcext:value-type="float">
            <text:p>2.31093469188476</text:p>
          </table:table-cell>
          <table:table-cell office:value-type="float" office:value="0.0571428571418577" calcext:value-type="float">
            <text:p>0.0571428571418577</text:p>
          </table:table-cell>
          <table:table-cell office:value-type="float" office:value="-1.08888888827167" calcext:value-type="float">
            <text:p>-1.08888888827167</text:p>
          </table:table-cell>
        </table:table-row>
        <table:table-row table:style-name="ro1">
          <table:table-cell office:value-type="float" office:value="1.74017158679181E+018" calcext:value-type="float">
            <text:p>1.74017158679181E+018</text:p>
          </table:table-cell>
          <table:table-cell office:value-type="float" office:value="-1.66627876322105" calcext:value-type="float">
            <text:p>-1.66627876322105</text:p>
          </table:table-cell>
          <table:table-cell office:value-type="float" office:value="-0.903224610186431" calcext:value-type="float">
            <text:p>-0.903224610186431</text:p>
          </table:table-cell>
          <table:table-cell office:value-type="float" office:value="2.29460135856064" calcext:value-type="float">
            <text:p>2.29460135856064</text:p>
          </table:table-cell>
          <table:table-cell office:value-type="float" office:value="0.05714285714168" calcext:value-type="float">
            <text:p>0.05714285714168</text:p>
          </table:table-cell>
          <table:table-cell office:value-type="float" office:value="-1.08888888827358" calcext:value-type="float">
            <text:p>-1.08888888827358</text:p>
          </table:table-cell>
        </table:table-row>
        <table:table-row table:style-name="ro1">
          <table:table-cell office:value-type="float" office:value="1.7401715868072E+018" calcext:value-type="float">
            <text:p>1.7401715868072E+018</text:p>
          </table:table-cell>
          <table:table-cell office:value-type="float" office:value="-1.66684112780553" calcext:value-type="float">
            <text:p>-1.66684112780553</text:p>
          </table:table-cell>
          <table:table-cell office:value-type="float" office:value="-0.902577753464704" calcext:value-type="float">
            <text:p>-0.902577753464704</text:p>
          </table:table-cell>
          <table:table-cell office:value-type="float" office:value="2.27826802523649" calcext:value-type="float">
            <text:p>2.27826802523649</text:p>
          </table:table-cell>
          <table:table-cell office:value-type="float" office:value="0.057142857141495" calcext:value-type="float">
            <text:p>0.057142857141495</text:p>
          </table:table-cell>
          <table:table-cell office:value-type="float" office:value="-1.08888888827561" calcext:value-type="float">
            <text:p>-1.08888888827561</text:p>
          </table:table-cell>
        </table:table-row>
        <table:table-row table:style-name="ro1">
          <table:table-cell office:value-type="float" office:value="1.74017158682563E+018" calcext:value-type="float">
            <text:p>1.74017158682563E+018</text:p>
          </table:table-cell>
          <table:table-cell office:value-type="float" office:value="-1.66750190767823" calcext:value-type="float">
            <text:p>-1.66750190767823</text:p>
          </table:table-cell>
          <table:table-cell office:value-type="float" office:value="-0.901789530605935" calcext:value-type="float">
            <text:p>-0.901789530605935</text:p>
          </table:table-cell>
          <table:table-cell office:value-type="float" office:value="2.25866802524747" calcext:value-type="float">
            <text:p>2.25866802524747</text:p>
          </table:table-cell>
          <table:table-cell office:value-type="float" office:value="0.0571428571412877" calcext:value-type="float">
            <text:p>0.0571428571412877</text:p>
          </table:table-cell>
          <table:table-cell office:value-type="float" office:value="-1.08888888827816" calcext:value-type="float">
            <text:p>-1.08888888827816</text:p>
          </table:table-cell>
        </table:table-row>
        <table:table-row table:style-name="ro1">
          <table:table-cell office:value-type="float" office:value="1.74017158684086E+018" calcext:value-type="float">
            <text:p>1.74017158684086E+018</text:p>
          </table:table-cell>
          <table:table-cell office:value-type="float" office:value="-1.6680406705215" calcext:value-type="float">
            <text:p>-1.6680406705215</text:p>
          </table:table-cell>
          <table:table-cell office:value-type="float" office:value="-0.901122888165775" calcext:value-type="float">
            <text:p>-0.901122888165775</text:p>
          </table:table-cell>
          <table:table-cell office:value-type="float" office:value="2.24233469192325" calcext:value-type="float">
            <text:p>2.24233469192325</text:p>
          </table:table-cell>
          <table:table-cell office:value-type="float" office:value="0.0571428571411212" calcext:value-type="float">
            <text:p>0.0571428571411212</text:p>
          </table:table-cell>
          <table:table-cell office:value-type="float" office:value="-1.08888888828035" calcext:value-type="float">
            <text:p>-1.08888888828035</text:p>
          </table:table-cell>
        </table:table-row>
        <table:table-row table:style-name="ro1">
          <table:table-cell office:value-type="float" office:value="1.74017158685597E+018" calcext:value-type="float">
            <text:p>1.74017158685597E+018</text:p>
          </table:table-cell>
          <table:table-cell office:value-type="float" office:value="-1.66856847349234" calcext:value-type="float">
            <text:p>-1.66856847349234</text:p>
          </table:table-cell>
          <table:table-cell office:value-type="float" office:value="-0.900447535244492" calcext:value-type="float">
            <text:p>-0.900447535244492</text:p>
          </table:table-cell>
          <table:table-cell office:value-type="float" office:value="2.22600135859899" calcext:value-type="float">
            <text:p>2.22600135859899</text:p>
          </table:table-cell>
          <table:table-cell office:value-type="float" office:value="0.0571428571409547" calcext:value-type="float">
            <text:p>0.0571428571409547</text:p>
          </table:table-cell>
          <table:table-cell office:value-type="float" office:value="-1.08888888828267" calcext:value-type="float">
            <text:p>-1.08888888828267</text:p>
          </table:table-cell>
        </table:table-row>
        <table:table-row table:style-name="ro1">
          <table:table-cell office:value-type="float" office:value="1.74017158687388E+018" calcext:value-type="float">
            <text:p>1.74017158687388E+018</text:p>
          </table:table-cell>
          <table:table-cell office:value-type="float" office:value="-1.66918717198321" calcext:value-type="float">
            <text:p>-1.66918717198321</text:p>
          </table:table-cell>
          <table:table-cell office:value-type="float" office:value="-0.899625867737148" calcext:value-type="float">
            <text:p>-0.899625867737148</text:p>
          </table:table-cell>
          <table:table-cell office:value-type="float" office:value="2.20640135860983" calcext:value-type="float">
            <text:p>2.20640135860983</text:p>
          </table:table-cell>
          <table:table-cell office:value-type="float" office:value="0.0571428571407474" calcext:value-type="float">
            <text:p>0.0571428571407474</text:p>
          </table:table-cell>
          <table:table-cell office:value-type="float" office:value="-1.08888888828565" calcext:value-type="float">
            <text:p>-1.08888888828565</text:p>
          </table:table-cell>
        </table:table-row>
        <table:table-row table:style-name="ro1">
          <table:table-cell office:value-type="float" office:value="1.7401715868896E+018" calcext:value-type="float">
            <text:p>1.7401715868896E+018</text:p>
          </table:table-cell>
          <table:table-cell office:value-type="float" office:value="-1.6696903717804" calcext:value-type="float">
            <text:p>-1.6696903717804</text:p>
          </table:table-cell>
          <table:table-cell office:value-type="float" office:value="-0.898931989139402" calcext:value-type="float">
            <text:p>-0.898931989139402</text:p>
          </table:table-cell>
          <table:table-cell office:value-type="float" office:value="2.19006802528548" calcext:value-type="float">
            <text:p>2.19006802528548</text:p>
          </table:table-cell>
          <table:table-cell office:value-type="float" office:value="0.0571428571405772" calcext:value-type="float">
            <text:p>0.0571428571405772</text:p>
          </table:table-cell>
          <table:table-cell office:value-type="float" office:value="-1.08888888828845" calcext:value-type="float">
            <text:p>-1.08888888828845</text:p>
          </table:table-cell>
        </table:table-row>
        <table:table-row table:style-name="ro1">
          <table:table-cell office:value-type="float" office:value="1.74017158690759E+018" calcext:value-type="float">
            <text:p>1.74017158690759E+018</text:p>
          </table:table-cell>
          <table:table-cell office:value-type="float" office:value="-1.67027915198215" calcext:value-type="float">
            <text:p>-1.67027915198215</text:p>
          </table:table-cell>
          <table:table-cell office:value-type="float" office:value="-0.898088624930275" calcext:value-type="float">
            <text:p>-0.898088624930275</text:p>
          </table:table-cell>
          <table:table-cell office:value-type="float" office:value="2.1704680252962" calcext:value-type="float">
            <text:p>2.1704680252962</text:p>
          </table:table-cell>
          <table:table-cell office:value-type="float" office:value="0.0571428571403909" calcext:value-type="float">
            <text:p>0.0571428571403909</text:p>
          </table:table-cell>
          <table:table-cell office:value-type="float" office:value="-1.08888888829214" calcext:value-type="float">
            <text:p>-1.08888888829214</text:p>
          </table:table-cell>
        </table:table-row>
        <table:table-row table:style-name="ro1">
          <table:table-cell office:value-type="float" office:value="1.74017158692275E+018" calcext:value-type="float">
            <text:p>1.74017158692275E+018</text:p>
          </table:table-cell>
          <table:table-cell office:value-type="float" office:value="-1.67075709894179" calcext:value-type="float">
            <text:p>-1.67075709894179</text:p>
          </table:table-cell>
          <table:table-cell office:value-type="float" office:value="-0.897377116498794" calcext:value-type="float">
            <text:p>-0.897377116498794</text:p>
          </table:table-cell>
          <table:table-cell office:value-type="float" office:value="2.15413469197176" calcext:value-type="float">
            <text:p>2.15413469197176</text:p>
          </table:table-cell>
          <table:table-cell office:value-type="float" office:value="0.0571428571402169" calcext:value-type="float">
            <text:p>0.0571428571402169</text:p>
          </table:table-cell>
          <table:table-cell office:value-type="float" office:value="-1.08888888829515" calcext:value-type="float">
            <text:p>-1.08888888829515</text:p>
          </table:table-cell>
        </table:table-row>
        <table:table-row table:style-name="ro1">
          <table:table-cell office:value-type="float" office:value="1.74017158693804E+018" calcext:value-type="float">
            <text:p>1.74017158693804E+018</text:p>
          </table:table-cell>
          <table:table-cell office:value-type="float" office:value="-1.67122336136236" calcext:value-type="float">
            <text:p>-1.67122336136236</text:p>
          </table:table-cell>
          <table:table-cell office:value-type="float" office:value="-0.896657896852616" calcext:value-type="float">
            <text:p>-0.896657896852616</text:p>
          </table:table-cell>
          <table:table-cell office:value-type="float" office:value="2.13780135864726" calcext:value-type="float">
            <text:p>2.13780135864726</text:p>
          </table:table-cell>
          <table:table-cell office:value-type="float" office:value="0.0571428571400332" calcext:value-type="float">
            <text:p>0.0571428571400332</text:p>
          </table:table-cell>
          <table:table-cell office:value-type="float" office:value="-1.08888888829801" calcext:value-type="float">
            <text:p>-1.08888888829801</text:p>
          </table:table-cell>
        </table:table-row>
        <table:table-row table:style-name="ro1">
          <table:table-cell office:value-type="float" office:value="1.74017158695619E+018" calcext:value-type="float">
            <text:p>1.74017158695619E+018</text:p>
          </table:table-cell>
          <table:table-cell office:value-type="float" office:value="-1.67176727776186" calcext:value-type="float">
            <text:p>-1.67176727776186</text:p>
          </table:table-cell>
          <table:table-cell office:value-type="float" office:value="-0.895784924765115" calcext:value-type="float">
            <text:p>-0.895784924765115</text:p>
          </table:table-cell>
          <table:table-cell office:value-type="float" office:value="2.1182013586578" calcext:value-type="float">
            <text:p>2.1182013586578</text:p>
          </table:table-cell>
          <table:table-cell office:value-type="float" office:value="0.057142857139837" calcext:value-type="float">
            <text:p>0.057142857139837</text:p>
          </table:table-cell>
          <table:table-cell office:value-type="float" office:value="-1.08888888830198" calcext:value-type="float">
            <text:p>-1.08888888830198</text:p>
          </table:table-cell>
        </table:table-row>
        <table:table-row table:style-name="ro1">
          <table:table-cell office:value-type="float" office:value="1.74017158697144E+018" calcext:value-type="float">
            <text:p>1.74017158697144E+018</text:p>
          </table:table-cell>
          <table:table-cell office:value-type="float" office:value="-1.67220740079677" calcext:value-type="float">
            <text:p>-1.67220740079677</text:p>
          </table:table-cell>
          <table:table-cell office:value-type="float" office:value="-0.895049418641131" calcext:value-type="float">
            <text:p>-0.895049418641131</text:p>
          </table:table-cell>
          <table:table-cell office:value-type="float" office:value="2.10186802533319" calcext:value-type="float">
            <text:p>2.10186802533319</text:p>
          </table:table-cell>
          <table:table-cell office:value-type="float" office:value="0.0571428571396705" calcext:value-type="float">
            <text:p>0.0571428571396705</text:p>
          </table:table-cell>
          <table:table-cell office:value-type="float" office:value="-1.08888888830544" calcext:value-type="float">
            <text:p>-1.08888888830544</text:p>
          </table:table-cell>
        </table:table-row>
        <table:table-row table:style-name="ro1">
          <table:table-cell office:value-type="float" office:value="1.74017158698709E+018" calcext:value-type="float">
            <text:p>1.74017158698709E+018</text:p>
          </table:table-cell>
          <table:table-cell office:value-type="float" office:value="-1.67263545239292" calcext:value-type="float">
            <text:p>-1.67263545239292</text:p>
          </table:table-cell>
          <table:table-cell office:value-type="float" office:value="-0.894306822266706" calcext:value-type="float">
            <text:p>-0.894306822266706</text:p>
          </table:table-cell>
          <table:table-cell office:value-type="float" office:value="2.08553469200853" calcext:value-type="float">
            <text:p>2.08553469200853</text:p>
          </table:table-cell>
          <table:table-cell office:value-type="float" office:value="0.0571428571395039" calcext:value-type="float">
            <text:p>0.0571428571395039</text:p>
          </table:table-cell>
          <table:table-cell office:value-type="float" office:value="-1.08888888830909" calcext:value-type="float">
            <text:p>-1.08888888830909</text:p>
          </table:table-cell>
        </table:table-row>
        <table:table-row table:style-name="ro1">
          <table:table-cell office:value-type="float" office:value="1.74017158700531E+018" calcext:value-type="float">
            <text:p>1.74017158700531E+018</text:p>
          </table:table-cell>
          <table:table-cell office:value-type="float" office:value="-1.67313301945514" calcext:value-type="float">
            <text:p>-1.67313301945514</text:p>
          </table:table-cell>
          <table:table-cell office:value-type="float" office:value="-0.89340662654701" calcext:value-type="float">
            <text:p>-0.89340662654701</text:p>
          </table:table-cell>
          <table:table-cell office:value-type="float" office:value="2.06593469201885" calcext:value-type="float">
            <text:p>2.06593469201885</text:p>
          </table:table-cell>
          <table:table-cell office:value-type="float" office:value="0.0571428571393078" calcext:value-type="float">
            <text:p>0.0571428571393078</text:p>
          </table:table-cell>
          <table:table-cell office:value-type="float" office:value="-1.08888888831357" calcext:value-type="float">
            <text:p>-1.08888888831357</text:p>
          </table:table-cell>
        </table:table-row>
        <table:table-row table:style-name="ro1">
          <table:table-cell office:value-type="float" office:value="1.74017158702041E+018" calcext:value-type="float">
            <text:p>1.74017158702041E+018</text:p>
          </table:table-cell>
          <table:table-cell office:value-type="float" office:value="-1.67353411650896" calcext:value-type="float">
            <text:p>-1.67353411650896</text:p>
          </table:table-cell>
          <table:table-cell office:value-type="float" office:value="-0.892649131532052" calcext:value-type="float">
            <text:p>-0.892649131532052</text:p>
          </table:table-cell>
          <table:table-cell office:value-type="float" office:value="2.04960135869406" calcext:value-type="float">
            <text:p>2.04960135869406</text:p>
          </table:table-cell>
          <table:table-cell office:value-type="float" office:value="0.0571428571391412" calcext:value-type="float">
            <text:p>0.0571428571391412</text:p>
          </table:table-cell>
          <table:table-cell office:value-type="float" office:value="-1.08888888831754" calcext:value-type="float">
            <text:p>-1.08888888831754</text:p>
          </table:table-cell>
        </table:table-row>
        <table:table-row table:style-name="ro1">
          <table:table-cell office:value-type="float" office:value="1.74017158703898E+018" calcext:value-type="float">
            <text:p>1.74017158703898E+018</text:p>
          </table:table-cell>
          <table:table-cell office:value-type="float" office:value="-1.67400988112104" calcext:value-type="float">
            <text:p>-1.67400988112104</text:p>
          </table:table-cell>
          <table:table-cell office:value-type="float" office:value="-0.891709902702067" calcext:value-type="float">
            <text:p>-0.891709902702067</text:p>
          </table:table-cell>
          <table:table-cell office:value-type="float" office:value="2.03020993370268" calcext:value-type="float">
            <text:p>2.03020993370268</text:p>
          </table:table-cell>
          <table:table-cell office:value-type="float" office:value="0.0579528571324162" calcext:value-type="float">
            <text:p>0.0579528571324162</text:p>
          </table:table-cell>
          <table:table-cell office:value-type="float" office:value="-1.08193638837377" calcext:value-type="float">
            <text:p>-1.08193638837377</text:p>
          </table:table-cell>
        </table:table-row>
        <table:table-row table:style-name="ro1">
          <table:table-cell office:value-type="float" office:value="1.74017158705389E+018" calcext:value-type="float">
            <text:p>1.74017158705389E+018</text:p>
          </table:table-cell>
          <table:table-cell office:value-type="float" office:value="-1.67447245785162" calcext:value-type="float">
            <text:p>-1.67447245785162</text:p>
          </table:table-cell>
          <table:table-cell office:value-type="float" office:value="-0.890756568606684" calcext:value-type="float">
            <text:p>-0.890756568606684</text:p>
          </table:table-cell>
          <table:table-cell office:value-type="float" office:value="2.01561472537094" calcext:value-type="float">
            <text:p>2.01561472537094</text:p>
          </table:table-cell>
          <table:table-cell office:value-type="float" office:value="0.0647028571046787" calcext:value-type="float">
            <text:p>0.0647028571046787</text:p>
          </table:table-cell>
          <table:table-cell office:value-type="float" office:value="-1.0239988886052" calcext:value-type="float">
            <text:p>-1.0239988886052</text:p>
          </table:table-cell>
        </table:table-row>
        <table:table-row table:style-name="ro1">
          <table:table-cell office:value-type="float" office:value="1.74017158706924E+018" calcext:value-type="float">
            <text:p>1.74017158706924E+018</text:p>
          </table:table-cell>
          <table:table-cell office:value-type="float" office:value="-1.67500786374837" calcext:value-type="float">
            <text:p>-1.67500786374837</text:p>
          </table:table-cell>
          <table:table-cell office:value-type="float" office:value="-0.889613623623067" calcext:value-type="float">
            <text:p>-0.889613623623067</text:p>
          </table:table-cell>
          <table:table-cell office:value-type="float" office:value="2.00275764203582" calcext:value-type="float">
            <text:p>2.00275764203582</text:p>
          </table:table-cell>
          <table:table-cell office:value-type="float" office:value="0.0773928570708612" calcext:value-type="float">
            <text:p>0.0773928570708612</text:p>
          </table:table-cell>
          <table:table-cell office:value-type="float" office:value="-0.915076388895535" calcext:value-type="float">
            <text:p>-0.915076388895535</text:p>
          </table:table-cell>
        </table:table-row>
        <table:table-row table:style-name="ro1">
          <table:table-cell office:value-type="float" office:value="1.74017158708716E+018" calcext:value-type="float">
            <text:p>1.74017158708716E+018</text:p>
          </table:table-cell>
          <table:table-cell office:value-type="float" office:value="-1.67574241997262" calcext:value-type="float">
            <text:p>-1.67574241997262</text:p>
          </table:table-cell>
          <table:table-cell office:value-type="float" office:value="-0.887990218389461" calcext:value-type="float">
            <text:p>-0.887990218389461</text:p>
          </table:table-cell>
          <table:table-cell office:value-type="float" office:value="1.98915362583561" calcext:value-type="float">
            <text:p>1.98915362583561</text:p>
          </table:table-cell>
          <table:table-cell office:value-type="float" office:value="0.0935928570593915" calcext:value-type="float">
            <text:p>0.0935928570593915</text:p>
          </table:table-cell>
          <table:table-cell office:value-type="float" office:value="-0.791687762276983" calcext:value-type="float">
            <text:p>-0.791687762276983</text:p>
          </table:table-cell>
        </table:table-row>
        <table:table-row table:style-name="ro1">
          <table:table-cell office:value-type="float" office:value="1.74017158710227E+018" calcext:value-type="float">
            <text:p>1.74017158710227E+018</text:p>
          </table:table-cell>
          <table:table-cell office:value-type="float" office:value="-1.67642726032177" calcext:value-type="float">
            <text:p>-1.67642726032177</text:p>
          </table:table-cell>
          <table:table-cell office:value-type="float" office:value="-0.886425927031456" calcext:value-type="float">
            <text:p>-0.886425927031456</text:p>
          </table:table-cell>
          <table:table-cell office:value-type="float" office:value="1.97796880350492" calcext:value-type="float">
            <text:p>1.97796880350492</text:p>
          </table:table-cell>
          <table:table-cell office:value-type="float" office:value="0.10709285706147" calcext:value-type="float">
            <text:p>0.10709285706147</text:p>
          </table:table-cell>
          <table:table-cell office:value-type="float" office:value="-0.747533228795842" calcext:value-type="float">
            <text:p>-0.747533228795842</text:p>
          </table:table-cell>
        </table:table-row>
        <table:table-row table:style-name="ro1">
          <table:table-cell office:value-type="float" office:value="1.74017158711835E+018" calcext:value-type="float">
            <text:p>1.74017158711835E+018</text:p>
          </table:table-cell>
          <table:table-cell office:value-type="float" office:value="-1.67717371328727" calcext:value-type="float">
            <text:p>-1.67717371328727</text:p>
          </table:table-cell>
          <table:table-cell office:value-type="float" office:value="-0.884667684813743" calcext:value-type="float">
            <text:p>-0.884667684813743</text:p>
          </table:table-cell>
          <table:table-cell office:value-type="float" office:value="1.96678398117418" calcext:value-type="float">
            <text:p>1.96678398117418</text:p>
          </table:table-cell>
          <table:table-cell office:value-type="float" office:value="0.120592857062172" calcext:value-type="float">
            <text:p>0.120592857062172</text:p>
          </table:table-cell>
          <table:table-cell office:value-type="float" office:value="-0.745654822047622" calcext:value-type="float">
            <text:p>-0.745654822047622</text:p>
          </table:table-cell>
        </table:table-row>
        <table:table-row table:style-name="ro1">
          <table:table-cell office:value-type="float" office:value="1.74017158713598E+018" calcext:value-type="float">
            <text:p>1.74017158713598E+018</text:p>
          </table:table-cell>
          <table:table-cell office:value-type="float" office:value="-1.67814478165425" calcext:value-type="float">
            <text:p>-1.67814478165425</text:p>
          </table:table-cell>
          <table:table-cell office:value-type="float" office:value="-0.882299600784028" calcext:value-type="float">
            <text:p>-0.882299600784028</text:p>
          </table:table-cell>
          <table:table-cell office:value-type="float" office:value="1.95336219437724" calcext:value-type="float">
            <text:p>1.95336219437724</text:p>
          </table:table-cell>
          <table:table-cell office:value-type="float" office:value="0.136792857062009" calcext:value-type="float">
            <text:p>0.136792857062009</text:p>
          </table:table-cell>
          <table:table-cell office:value-type="float" office:value="-0.745654822050908" calcext:value-type="float">
            <text:p>-0.745654822050908</text:p>
          </table:table-cell>
        </table:table-row>
        <table:table-row table:style-name="ro1">
          <table:table-cell office:value-type="float" office:value="1.74017158715114E+018" calcext:value-type="float">
            <text:p>1.74017158715114E+018</text:p>
          </table:table-cell>
          <table:table-cell office:value-type="float" office:value="-1.67901173995239" calcext:value-type="float">
            <text:p>-1.67901173995239</text:p>
          </table:table-cell>
          <table:table-cell office:value-type="float" office:value="-0.880109308849596" calcext:value-type="float">
            <text:p>-0.880109308849596</text:p>
          </table:table-cell>
          <table:table-cell office:value-type="float" office:value="1.94217737204641" calcext:value-type="float">
            <text:p>1.94217737204641</text:p>
          </table:table-cell>
          <table:table-cell office:value-type="float" office:value="0.150292857061897" calcext:value-type="float">
            <text:p>0.150292857061897</text:p>
          </table:table-cell>
          <table:table-cell office:value-type="float" office:value="-0.745654822054022" calcext:value-type="float">
            <text:p>-0.745654822054022</text:p>
          </table:table-cell>
        </table:table-row>
        <table:table-row table:style-name="ro1">
          <table:table-cell office:value-type="float" office:value="1.74017158717003E+018" calcext:value-type="float">
            <text:p>1.74017158717003E+018</text:p>
          </table:table-cell>
          <table:table-cell office:value-type="float" office:value="-1.68011490864342" calcext:value-type="float">
            <text:p>-1.68011490864342</text:p>
          </table:table-cell>
          <table:table-cell office:value-type="float" office:value="-0.877218607685125" calcext:value-type="float">
            <text:p>-0.877218607685125</text:p>
          </table:table-cell>
          <table:table-cell office:value-type="float" office:value="1.92875558524935" calcext:value-type="float">
            <text:p>1.92875558524935</text:p>
          </table:table-cell>
          <table:table-cell office:value-type="float" office:value="0.166492857061763" calcext:value-type="float">
            <text:p>0.166492857061763</text:p>
          </table:table-cell>
          <table:table-cell office:value-type="float" office:value="-0.745654822057643" calcext:value-type="float">
            <text:p>-0.745654822057643</text:p>
          </table:table-cell>
        </table:table-row>
        <table:table-row table:style-name="ro1">
          <table:table-cell office:value-type="float" office:value="1.74017158718477E+018" calcext:value-type="float">
            <text:p>1.74017158718477E+018</text:p>
          </table:table-cell>
          <table:table-cell office:value-type="float" office:value="-1.68108146451695" calcext:value-type="float">
            <text:p>-1.68108146451695</text:p>
          </table:table-cell>
          <table:table-cell office:value-type="float" office:value="-0.874589522430345" calcext:value-type="float">
            <text:p>-0.874589522430345</text:p>
          </table:table-cell>
          <table:table-cell office:value-type="float" office:value="1.91757076291841" calcext:value-type="float">
            <text:p>1.91757076291841</text:p>
          </table:table-cell>
          <table:table-cell office:value-type="float" office:value="0.179992857061636" calcext:value-type="float">
            <text:p>0.179992857061636</text:p>
          </table:table-cell>
          <table:table-cell office:value-type="float" office:value="-0.745654822060883" calcext:value-type="float">
            <text:p>-0.745654822060883</text:p>
          </table:table-cell>
        </table:table-row>
        <table:table-row table:style-name="ro1">
          <table:table-cell office:value-type="float" office:value="1.74017158720007E+018" calcext:value-type="float">
            <text:p>1.74017158720007E+018</text:p>
          </table:table-cell>
          <table:table-cell office:value-type="float" office:value="-1.68208631108812" calcext:value-type="float">
            <text:p>-1.68208631108812</text:p>
          </table:table-cell>
          <table:table-cell office:value-type="float" office:value="-0.87175896422491" calcext:value-type="float">
            <text:p>-0.87175896422491</text:p>
          </table:table-cell>
          <table:table-cell office:value-type="float" office:value="1.9063859405874" calcext:value-type="float">
            <text:p>1.9063859405874</text:p>
          </table:table-cell>
          <table:table-cell office:value-type="float" office:value="0.193492857061394" calcext:value-type="float">
            <text:p>0.193492857061394</text:p>
          </table:table-cell>
          <table:table-cell office:value-type="float" office:value="-0.745654822064854" calcext:value-type="float">
            <text:p>-0.745654822064854</text:p>
          </table:table-cell>
        </table:table-row>
        <table:table-row table:style-name="ro1">
          <table:table-cell office:value-type="float" office:value="1.74017158721839E+018" calcext:value-type="float">
            <text:p>1.74017158721839E+018</text:p>
          </table:table-cell>
          <table:table-cell office:value-type="float" office:value="-1.68333388645932" calcext:value-type="float">
            <text:p>-1.68333388645932</text:p>
          </table:table-cell>
          <table:table-cell office:value-type="float" office:value="-0.868102466372708" calcext:value-type="float">
            <text:p>-0.868102466372708</text:p>
          </table:table-cell>
          <table:table-cell office:value-type="float" office:value="1.89296415378952" calcext:value-type="float">
            <text:p>1.89296415378952</text:p>
          </table:table-cell>
          <table:table-cell office:value-type="float" office:value="0.209420528270994" calcext:value-type="float">
            <text:p>0.209420528270994</text:p>
          </table:table-cell>
          <table:table-cell office:value-type="float" office:value="-0.745654822089822" calcext:value-type="float">
            <text:p>-0.745654822089822</text:p>
          </table:table-cell>
        </table:table-row>
        <table:table-row table:style-name="ro1">
          <table:table-cell office:value-type="float" office:value="1.74017158723305E+018" calcext:value-type="float">
            <text:p>1.74017158723305E+018</text:p>
          </table:table-cell>
          <table:table-cell office:value-type="float" office:value="-1.6843571602961" calcext:value-type="float">
            <text:p>-1.6843571602961</text:p>
          </table:table-cell>
          <table:table-cell office:value-type="float" office:value="-0.864978853408452" calcext:value-type="float">
            <text:p>-0.864978853408452</text:p>
          </table:table-cell>
          <table:table-cell office:value-type="float" office:value="1.8817793314558" calcext:value-type="float">
            <text:p>1.8817793314558</text:p>
          </table:table-cell>
          <table:table-cell office:value-type="float" office:value="0.217514706309921" calcext:value-type="float">
            <text:p>0.217514706309921</text:p>
          </table:table-cell>
          <table:table-cell office:value-type="float" office:value="-0.745654822179751" calcext:value-type="float">
            <text:p>-0.745654822179751</text:p>
          </table:table-cell>
        </table:table-row>
        <table:table-row table:style-name="ro1">
          <table:table-cell office:value-type="float" office:value="1.74017158724835E+018" calcext:value-type="float">
            <text:p>1.74017158724835E+018</text:p>
          </table:table-cell>
          <table:table-cell office:value-type="float" office:value="-1.68534543380015" calcext:value-type="float">
            <text:p>-1.68534543380015</text:p>
          </table:table-cell>
          <table:table-cell office:value-type="float" office:value="-0.861843990926782" calcext:value-type="float">
            <text:p>-0.861843990926782</text:p>
          </table:table-cell>
          <table:table-cell office:value-type="float" office:value="1.87059450912474" calcext:value-type="float">
            <text:p>1.87059450912474</text:p>
          </table:table-cell>
          <table:table-cell office:value-type="float" office:value="0.219131213150413" calcext:value-type="float">
            <text:p>0.219131213150413</text:p>
          </table:table-cell>
          <table:table-cell office:value-type="float" office:value="-0.745654822159262" calcext:value-type="float">
            <text:p>-0.745654822159262</text:p>
          </table:table-cell>
        </table:table-row>
        <table:table-row table:style-name="ro1">
          <table:table-cell office:value-type="float" office:value="1.74017158726659E+018" calcext:value-type="float">
            <text:p>1.74017158726659E+018</text:p>
          </table:table-cell>
          <table:table-cell office:value-type="float" office:value="-1.686484987801" calcext:value-type="float">
            <text:p>-1.686484987801</text:p>
          </table:table-cell>
          <table:table-cell office:value-type="float" office:value="-0.858067858854929" calcext:value-type="float">
            <text:p>-0.858067858854929</text:p>
          </table:table-cell>
          <table:table-cell office:value-type="float" office:value="1.85717272232746" calcext:value-type="float">
            <text:p>1.85717272232746</text:p>
          </table:table-cell>
          <table:table-cell office:value-type="float" office:value="0.219131213162226" calcext:value-type="float">
            <text:p>0.219131213162226</text:p>
          </table:table-cell>
          <table:table-cell office:value-type="float" office:value="-0.745654822069364" calcext:value-type="float">
            <text:p>-0.745654822069364</text:p>
          </table:table-cell>
        </table:table-row>
        <table:table-row table:style-name="ro1">
          <table:table-cell office:value-type="float" office:value="1.74017158728284E+018" calcext:value-type="float">
            <text:p>1.74017158728284E+018</text:p>
          </table:table-cell>
          <table:table-cell office:value-type="float" office:value="-1.687395831576" calcext:value-type="float">
            <text:p>-1.687395831576</text:p>
          </table:table-cell>
          <table:table-cell office:value-type="float" office:value="-0.854909629775946" calcext:value-type="float">
            <text:p>-0.854909629775946</text:p>
          </table:table-cell>
          <table:table-cell office:value-type="float" office:value="1.84598789999634" calcext:value-type="float">
            <text:p>1.84598789999634</text:p>
          </table:table-cell>
          <table:table-cell office:value-type="float" office:value="0.219131213162185" calcext:value-type="float">
            <text:p>0.219131213162185</text:p>
          </table:table-cell>
          <table:table-cell office:value-type="float" office:value="-0.745654822073448" calcext:value-type="float">
            <text:p>-0.745654822073448</text:p>
          </table:table-cell>
        </table:table-row>
        <table:table-row table:style-name="ro1">
          <table:table-cell office:value-type="float" office:value="1.74017158730035E+018" calcext:value-type="float">
            <text:p>1.74017158730035E+018</text:p>
          </table:table-cell>
          <table:table-cell office:value-type="float" office:value="-1.68844213217324" calcext:value-type="float">
            <text:p>-1.68844213217324</text:p>
          </table:table-cell>
          <table:table-cell office:value-type="float" office:value="-0.851106603112206" calcext:value-type="float">
            <text:p>-0.851106603112206</text:p>
          </table:table-cell>
          <table:table-cell office:value-type="float" office:value="1.8325661131989" calcext:value-type="float">
            <text:p>1.8325661131989</text:p>
          </table:table-cell>
          <table:table-cell office:value-type="float" office:value="0.219131213162056" calcext:value-type="float">
            <text:p>0.219131213162056</text:p>
          </table:table-cell>
          <table:table-cell office:value-type="float" office:value="-0.745654822078118" calcext:value-type="float">
            <text:p>-0.745654822078118</text:p>
          </table:table-cell>
        </table:table-row>
        <table:table-row table:style-name="ro1">
          <table:table-cell office:value-type="float" office:value="1.74017158731516E+018" calcext:value-type="float">
            <text:p>1.74017158731516E+018</text:p>
          </table:table-cell>
          <table:table-cell office:value-type="float" office:value="-1.6892749947446" calcext:value-type="float">
            <text:p>-1.6892749947446</text:p>
          </table:table-cell>
          <table:table-cell office:value-type="float" office:value="-0.847926919600436" calcext:value-type="float">
            <text:p>-0.847926919600436</text:p>
          </table:table-cell>
          <table:table-cell office:value-type="float" office:value="1.82138129086765" calcext:value-type="float">
            <text:p>1.82138129086765</text:p>
          </table:table-cell>
          <table:table-cell office:value-type="float" office:value="0.219131213161907" calcext:value-type="float">
            <text:p>0.219131213161907</text:p>
          </table:table-cell>
          <table:table-cell office:value-type="float" office:value="-0.74565482208188" calcext:value-type="float">
            <text:p>-0.74565482208188</text:p>
          </table:table-cell>
        </table:table-row>
        <table:table-row table:style-name="ro1">
          <table:table-cell office:value-type="float" office:value="1.74017158733055E+018" calcext:value-type="float">
            <text:p>1.74017158733055E+018</text:p>
          </table:table-cell>
          <table:table-cell office:value-type="float" office:value="-1.6900722417672" calcext:value-type="float">
            <text:p>-1.6900722417672</text:p>
          </table:table-cell>
          <table:table-cell office:value-type="float" office:value="-0.844738119750536" calcext:value-type="float">
            <text:p>-0.844738119750536</text:p>
          </table:table-cell>
          <table:table-cell office:value-type="float" office:value="1.81019646853632" calcext:value-type="float">
            <text:p>1.81019646853632</text:p>
          </table:table-cell>
          <table:table-cell office:value-type="float" office:value="0.219131213161819" calcext:value-type="float">
            <text:p>0.219131213161819</text:p>
          </table:table-cell>
          <table:table-cell office:value-type="float" office:value="-0.745654822085946" calcext:value-type="float">
            <text:p>-0.745654822085946</text:p>
          </table:table-cell>
        </table:table-row>
        <table:table-row table:style-name="ro1">
          <table:table-cell office:value-type="float" office:value="1.74017158734867E+018" calcext:value-type="float">
            <text:p>1.74017158734867E+018</text:p>
          </table:table-cell>
          <table:table-cell office:value-type="float" office:value="-1.69098178555782" calcext:value-type="float">
            <text:p>-1.69098178555782</text:p>
          </table:table-cell>
          <table:table-cell office:value-type="float" office:value="-0.840900088114686" calcext:value-type="float">
            <text:p>-0.840900088114686</text:p>
          </table:table-cell>
          <table:table-cell office:value-type="float" office:value="1.79677468173866" calcext:value-type="float">
            <text:p>1.79677468173866</text:p>
          </table:table-cell>
          <table:table-cell office:value-type="float" office:value="0.219131213161693" calcext:value-type="float">
            <text:p>0.219131213161693</text:p>
          </table:table-cell>
          <table:table-cell office:value-type="float" office:value="-0.745654822090775" calcext:value-type="float">
            <text:p>-0.745654822090775</text:p>
          </table:table-cell>
        </table:table-row>
        <table:table-row table:style-name="ro1">
          <table:table-cell office:value-type="float" office:value="1.74017158736375E+018" calcext:value-type="float">
            <text:p>1.74017158736375E+018</text:p>
          </table:table-cell>
          <table:table-cell office:value-type="float" office:value="-1.69170033359851" calcext:value-type="float">
            <text:p>-1.69170033359851</text:p>
          </table:table-cell>
          <table:table-cell office:value-type="float" office:value="-0.837692638035421" calcext:value-type="float">
            <text:p>-0.837692638035421</text:p>
          </table:table-cell>
          <table:table-cell office:value-type="float" office:value="1.7855898594072" calcext:value-type="float">
            <text:p>1.7855898594072</text:p>
          </table:table-cell>
          <table:table-cell office:value-type="float" office:value="0.219131213161604" calcext:value-type="float">
            <text:p>0.219131213161604</text:p>
          </table:table-cell>
          <table:table-cell office:value-type="float" office:value="-0.745654822094968" calcext:value-type="float">
            <text:p>-0.745654822094968</text:p>
          </table:table-cell>
        </table:table-row>
        <table:table-row table:style-name="ro1">
          <table:table-cell office:value-type="float" office:value="1.74017158737899E+018" calcext:value-type="float">
            <text:p>1.74017158737899E+018</text:p>
          </table:table-cell>
          <table:table-cell office:value-type="float" office:value="-1.69238296268311" calcext:value-type="float">
            <text:p>-1.69238296268311</text:p>
          </table:table-cell>
          <table:table-cell office:value-type="float" office:value="-0.834477351915866" calcext:value-type="float">
            <text:p>-0.834477351915866</text:p>
          </table:table-cell>
          <table:table-cell office:value-type="float" office:value="1.77440503707569" calcext:value-type="float">
            <text:p>1.77440503707569</text:p>
          </table:table-cell>
          <table:table-cell office:value-type="float" office:value="0.219131213161511" calcext:value-type="float">
            <text:p>0.219131213161511</text:p>
          </table:table-cell>
          <table:table-cell office:value-type="float" office:value="-0.745654822099193" calcext:value-type="float">
            <text:p>-0.745654822099193</text:p>
          </table:table-cell>
        </table:table-row>
        <table:table-row table:style-name="ro1">
          <table:table-cell office:value-type="float" office:value="1.74017158739717E+018" calcext:value-type="float">
            <text:p>1.74017158739717E+018</text:p>
          </table:table-cell>
          <table:table-cell office:value-type="float" office:value="-1.69315458464174" calcext:value-type="float">
            <text:p>-1.69315458464174</text:p>
          </table:table-cell>
          <table:table-cell office:value-type="float" office:value="-0.830609231403554" calcext:value-type="float">
            <text:p>-0.830609231403554</text:p>
          </table:table-cell>
          <table:table-cell office:value-type="float" office:value="1.76098325027778" calcext:value-type="float">
            <text:p>1.76098325027778</text:p>
          </table:table-cell>
          <table:table-cell office:value-type="float" office:value="0.219131213161385" calcext:value-type="float">
            <text:p>0.219131213161385</text:p>
          </table:table-cell>
          <table:table-cell office:value-type="float" office:value="-0.745654822104212" calcext:value-type="float">
            <text:p>-0.745654822104212</text:p>
          </table:table-cell>
        </table:table-row>
        <table:table-row table:style-name="ro1">
          <table:table-cell office:value-type="float" office:value="1.74017158741317E+018" calcext:value-type="float">
            <text:p>1.74017158741317E+018</text:p>
          </table:table-cell>
          <table:table-cell office:value-type="float" office:value="-1.69375789777089" calcext:value-type="float">
            <text:p>-1.69375789777089</text:p>
          </table:table-cell>
          <table:table-cell office:value-type="float" office:value="-0.827378123146947" calcext:value-type="float">
            <text:p>-0.827378123146947</text:p>
          </table:table-cell>
          <table:table-cell office:value-type="float" office:value="1.74979842794612" calcext:value-type="float">
            <text:p>1.74979842794612</text:p>
          </table:table-cell>
          <table:table-cell office:value-type="float" office:value="0.219131213161293" calcext:value-type="float">
            <text:p>0.219131213161293</text:p>
          </table:table-cell>
          <table:table-cell office:value-type="float" office:value="-0.7456548221085" calcext:value-type="float">
            <text:p>-0.7456548221085</text:p>
          </table:table-cell>
        </table:table-row>
        <table:table-row table:style-name="ro1">
          <table:table-cell office:value-type="float" office:value="1.7401715874313E+018" calcext:value-type="float">
            <text:p>1.7401715874313E+018</text:p>
          </table:table-cell>
          <table:table-cell office:value-type="float" office:value="-1.69443411441381" calcext:value-type="float">
            <text:p>-1.69443411441381</text:p>
          </table:table-cell>
          <table:table-cell office:value-type="float" office:value="-0.823492188536506" calcext:value-type="float">
            <text:p>-0.823492188536506</text:p>
          </table:table-cell>
          <table:table-cell office:value-type="float" office:value="1.73637664114804" calcext:value-type="float">
            <text:p>1.73637664114804</text:p>
          </table:table-cell>
          <table:table-cell office:value-type="float" office:value="0.219131213161189" calcext:value-type="float">
            <text:p>0.219131213161189</text:p>
          </table:table-cell>
          <table:table-cell office:value-type="float" office:value="-0.745654822113773" calcext:value-type="float">
            <text:p>-0.745654822113773</text:p>
          </table:table-cell>
        </table:table-row>
        <table:table-row table:style-name="ro1">
          <table:table-cell office:value-type="float" office:value="1.74017158744604E+018" calcext:value-type="float">
            <text:p>1.74017158744604E+018</text:p>
          </table:table-cell>
          <table:table-cell office:value-type="float" office:value="-1.69495774630876" calcext:value-type="float">
            <text:p>-1.69495774630876</text:p>
          </table:table-cell>
          <table:table-cell office:value-type="float" office:value="-0.820247214432404" calcext:value-type="float">
            <text:p>-0.820247214432404</text:p>
          </table:table-cell>
          <table:table-cell office:value-type="float" office:value="1.72519181881623" calcext:value-type="float">
            <text:p>1.72519181881623</text:p>
          </table:table-cell>
          <table:table-cell office:value-type="float" office:value="0.2191312131611" calcext:value-type="float">
            <text:p>0.2191312131611</text:p>
          </table:table-cell>
          <table:table-cell office:value-type="float" office:value="-0.74565482211822" calcext:value-type="float">
            <text:p>-0.74565482211822</text:p>
          </table:table-cell>
        </table:table-row>
        <table:table-row table:style-name="ro1">
          <table:table-cell office:value-type="float" office:value="1.74017158746123E+018" calcext:value-type="float">
            <text:p>1.74017158746123E+018</text:p>
          </table:table-cell>
          <table:table-cell office:value-type="float" office:value="-1.69544505174873" calcext:value-type="float">
            <text:p>-1.69544505174873</text:p>
          </table:table-cell>
          <table:table-cell office:value-type="float" office:value="-0.816996586692126" calcext:value-type="float">
            <text:p>-0.816996586692126</text:p>
          </table:table-cell>
          <table:table-cell office:value-type="float" office:value="1.71400699648436" calcext:value-type="float">
            <text:p>1.71400699648436</text:p>
          </table:table-cell>
          <table:table-cell office:value-type="float" office:value="0.219131213161" calcext:value-type="float">
            <text:p>0.219131213161</text:p>
          </table:table-cell>
          <table:table-cell office:value-type="float" office:value="-0.745654822122636" calcext:value-type="float">
            <text:p>-0.745654822122636</text:p>
          </table:table-cell>
        </table:table-row>
        <table:table-row table:style-name="ro1">
          <table:table-cell office:value-type="float" office:value="1.74017158747977E+018" calcext:value-type="float">
            <text:p>1.74017158747977E+018</text:p>
          </table:table-cell>
          <table:table-cell office:value-type="float" office:value="-1.69598178184283" calcext:value-type="float">
            <text:p>-1.69598178184283</text:p>
          </table:table-cell>
          <table:table-cell office:value-type="float" office:value="-0.813088943214168" calcext:value-type="float">
            <text:p>-0.813088943214168</text:p>
          </table:table-cell>
          <table:table-cell office:value-type="float" office:value="1.70058520968602" calcext:value-type="float">
            <text:p>1.70058520968602</text:p>
          </table:table-cell>
          <table:table-cell office:value-type="float" office:value="0.219131213160945" calcext:value-type="float">
            <text:p>0.219131213160945</text:p>
          </table:table-cell>
          <table:table-cell office:value-type="float" office:value="-0.745654822128244" calcext:value-type="float">
            <text:p>-0.745654822128244</text:p>
          </table:table-cell>
        </table:table-row>
        <table:table-row table:style-name="ro1">
          <table:table-cell office:value-type="float" office:value="1.74017158749475E+018" calcext:value-type="float">
            <text:p>1.74017158749475E+018</text:p>
          </table:table-cell>
          <table:table-cell office:value-type="float" office:value="-1.69638896090746" calcext:value-type="float">
            <text:p>-1.69638896090746</text:p>
          </table:table-cell>
          <table:table-cell office:value-type="float" office:value="-0.809827309803283" calcext:value-type="float">
            <text:p>-0.809827309803283</text:p>
          </table:table-cell>
          <table:table-cell office:value-type="float" office:value="1.68940038735401" calcext:value-type="float">
            <text:p>1.68940038735401</text:p>
          </table:table-cell>
          <table:table-cell office:value-type="float" office:value="0.219131213160863" calcext:value-type="float">
            <text:p>0.219131213160863</text:p>
          </table:table-cell>
          <table:table-cell office:value-type="float" office:value="-0.745654822132501" calcext:value-type="float">
            <text:p>-0.745654822132501</text:p>
          </table:table-cell>
        </table:table-row>
        <table:table-row table:style-name="ro1">
          <table:table-cell office:value-type="float" office:value="1.74017158750993E+018" calcext:value-type="float">
            <text:p>1.74017158750993E+018</text:p>
          </table:table-cell>
          <table:table-cell office:value-type="float" office:value="-1.69675963447366" calcext:value-type="float">
            <text:p>-1.69675963447366</text:p>
          </table:table-cell>
          <table:table-cell office:value-type="float" office:value="-0.806561326275311" calcext:value-type="float">
            <text:p>-0.806561326275311</text:p>
          </table:table-cell>
          <table:table-cell office:value-type="float" office:value="1.67821556502202" calcext:value-type="float">
            <text:p>1.67821556502202</text:p>
          </table:table-cell>
          <table:table-cell office:value-type="float" office:value="0.219131213160723" calcext:value-type="float">
            <text:p>0.219131213160723</text:p>
          </table:table-cell>
          <table:table-cell office:value-type="float" office:value="-0.745654822133278" calcext:value-type="float">
            <text:p>-0.745654822133278</text:p>
          </table:table-cell>
        </table:table-row>
        <table:table-row table:style-name="ro1">
          <table:table-cell office:value-type="float" office:value="1.74017158752804E+018" calcext:value-type="float">
            <text:p>1.74017158752804E+018</text:p>
          </table:table-cell>
          <table:table-cell office:value-type="float" office:value="-1.69714897176226" calcext:value-type="float">
            <text:p>-1.69714897176226</text:p>
          </table:table-cell>
          <table:table-cell office:value-type="float" office:value="-0.802717658913925" calcext:value-type="float">
            <text:p>-0.802717658913925</text:p>
          </table:table-cell>
          <table:table-cell office:value-type="float" office:value="1.66548902821959" calcext:value-type="float">
            <text:p>1.66548902821959</text:p>
          </table:table-cell>
          <table:table-cell office:value-type="float" office:value="0.216431213177657" calcext:value-type="float">
            <text:p>0.216431213177657</text:p>
          </table:table-cell>
          <table:table-cell office:value-type="float" office:value="-0.722479822267094" calcext:value-type="float">
            <text:p>-0.722479822267094</text:p>
          </table:table-cell>
        </table:table-row>
        <table:table-row table:style-name="ro1">
          <table:table-cell office:value-type="float" office:value="1.74017158754338E+018" calcext:value-type="float">
            <text:p>1.74017158754338E+018</text:p>
          </table:table-cell>
          <table:table-cell office:value-type="float" office:value="-1.69741959169189" calcext:value-type="float">
            <text:p>-1.69741959169189</text:p>
          </table:table-cell>
          <table:table-cell office:value-type="float" office:value="-0.799726416958471" calcext:value-type="float">
            <text:p>-0.799726416958471</text:p>
          </table:table-cell>
          <table:table-cell office:value-type="float" office:value="1.65673758087756" calcext:value-type="float">
            <text:p>1.65673758087756</text:p>
          </table:table-cell>
          <table:table-cell office:value-type="float" office:value="0.206981213217685" calcext:value-type="float">
            <text:p>0.206981213217685</text:p>
          </table:table-cell>
          <table:table-cell office:value-type="float" office:value="-0.641367322602193" calcext:value-type="float">
            <text:p>-0.641367322602193</text:p>
          </table:table-cell>
        </table:table-row>
        <table:table-row table:style-name="ro1">
          <table:table-cell office:value-type="float" office:value="1.74017158756144E+018" calcext:value-type="float">
            <text:p>1.74017158756144E+018</text:p>
          </table:table-cell>
          <table:table-cell office:value-type="float" office:value="-1.69769188565758" calcext:value-type="float">
            <text:p>-1.69769188565758</text:p>
          </table:table-cell>
          <table:table-cell office:value-type="float" office:value="-0.796400692938376" calcext:value-type="float">
            <text:p>-0.796400692938376</text:p>
          </table:table-cell>
          <table:table-cell office:value-type="float" office:value="1.64853016906714" calcext:value-type="float">
            <text:p>1.64853016906714</text:p>
          </table:table-cell>
          <table:table-cell office:value-type="float" office:value="0.190781213240557" calcext:value-type="float">
            <text:p>0.190781213240557</text:p>
          </table:table-cell>
          <table:table-cell office:value-type="float" office:value="-0.502317322801601" calcext:value-type="float">
            <text:p>-0.502317322801601</text:p>
          </table:table-cell>
        </table:table-row>
        <table:table-row table:style-name="ro1">
          <table:table-cell office:value-type="float" office:value="1.74017158757673E+018" calcext:value-type="float">
            <text:p>1.74017158757673E+018</text:p>
          </table:table-cell>
          <table:table-cell office:value-type="float" office:value="-1.69788396703796" calcext:value-type="float">
            <text:p>-1.69788396703796</text:p>
          </table:table-cell>
          <table:table-cell office:value-type="float" office:value="-0.793849949367276" calcext:value-type="float">
            <text:p>-0.793849949367276</text:p>
          </table:table-cell>
          <table:table-cell office:value-type="float" office:value="1.64360259672512" calcext:value-type="float">
            <text:p>1.64360259672512</text:p>
          </table:table-cell>
          <table:table-cell office:value-type="float" office:value="0.177281213240369" calcext:value-type="float">
            <text:p>0.177281213240369</text:p>
          </table:table-cell>
          <table:table-cell office:value-type="float" office:value="-0.386442322801341" calcext:value-type="float">
            <text:p>-0.386442322801341</text:p>
          </table:table-cell>
        </table:table-row>
        <table:table-row table:style-name="ro1">
          <table:table-cell office:value-type="float" office:value="1.74017158759182E+018" calcext:value-type="float">
            <text:p>1.74017158759182E+018</text:p>
          </table:table-cell>
          <table:table-cell office:value-type="float" office:value="-1.69805128660653" calcext:value-type="float">
            <text:p>-1.69805128660653</text:p>
          </table:table-cell>
          <table:table-cell office:value-type="float" office:value="-0.79150043242555" calcext:value-type="float">
            <text:p>-0.79150043242555</text:p>
          </table:table-cell>
          <table:table-cell office:value-type="float" office:value="1.64041314938309" calcext:value-type="float">
            <text:p>1.64041314938309</text:p>
          </table:table-cell>
          <table:table-cell office:value-type="float" office:value="0.163781213240233" calcext:value-type="float">
            <text:p>0.163781213240233</text:p>
          </table:table-cell>
          <table:table-cell office:value-type="float" office:value="-0.270567322801462" calcext:value-type="float">
            <text:p>-0.270567322801462</text:p>
          </table:table-cell>
        </table:table-row>
        <table:table-row table:style-name="ro1">
          <table:table-cell office:value-type="float" office:value="1.74017158760994E+018" calcext:value-type="float">
            <text:p>1.74017158760994E+018</text:p>
          </table:table-cell>
          <table:table-cell office:value-type="float" office:value="-1.69822687178365" calcext:value-type="float">
            <text:p>-1.69822687178365</text:p>
          </table:table-cell>
          <table:table-cell office:value-type="float" office:value="-0.788947201208157" calcext:value-type="float">
            <text:p>-0.788947201208157</text:p>
          </table:table-cell>
          <table:table-cell office:value-type="float" office:value="1.63888013757265" calcext:value-type="float">
            <text:p>1.63888013757265</text:p>
          </table:table-cell>
          <table:table-cell office:value-type="float" office:value="0.147581213240116" calcext:value-type="float">
            <text:p>0.147581213240116</text:p>
          </table:table-cell>
          <table:table-cell office:value-type="float" office:value="-0.131517322802141" calcext:value-type="float">
            <text:p>-0.131517322802141</text:p>
          </table:table-cell>
        </table:table-row>
        <table:table-row table:style-name="ro1">
          <table:table-cell office:value-type="float" office:value="1.74017158762546E+018" calcext:value-type="float">
            <text:p>1.74017158762546E+018</text:p>
          </table:table-cell>
          <table:table-cell office:value-type="float" office:value="-1.69835713849786" calcext:value-type="float">
            <text:p>-1.69835713849786</text:p>
          </table:table-cell>
          <table:table-cell office:value-type="float" office:value="-0.787041680552992" calcext:value-type="float">
            <text:p>-0.787041680552992</text:p>
          </table:table-cell>
          <table:table-cell office:value-type="float" office:value="1.63951456522137" calcext:value-type="float">
            <text:p>1.63951456522137</text:p>
          </table:table-cell>
          <table:table-cell office:value-type="float" office:value="0.134081213238462" calcext:value-type="float">
            <text:p>0.134081213238462</text:p>
          </table:table-cell>
          <table:table-cell office:value-type="float" office:value="-0.0156423231105833" calcext:value-type="float">
            <text:p>-0.0156423231105833</text:p>
          </table:table-cell>
        </table:table-row>
        <table:table-row table:style-name="ro1">
          <table:table-cell office:value-type="float" office:value="1.74017158764055E+018" calcext:value-type="float">
            <text:p>1.74017158764055E+018</text:p>
          </table:table-cell>
          <table:table-cell office:value-type="float" office:value="-1.69847612583148" calcext:value-type="float">
            <text:p>-1.69847612583148</text:p>
          </table:table-cell>
          <table:table-cell office:value-type="float" office:value="-0.785338363702754" calcext:value-type="float">
            <text:p>-0.785338363702754</text:p>
          </table:table-cell>
          <table:table-cell office:value-type="float" office:value="1.64188711786671" calcext:value-type="float">
            <text:p>1.64188711786671</text:p>
          </table:table-cell>
          <table:table-cell office:value-type="float" office:value="0.120581213236598" calcext:value-type="float">
            <text:p>0.120581213236598</text:p>
          </table:table-cell>
          <table:table-cell office:value-type="float" office:value="0.100232676468681" calcext:value-type="float">
            <text:p>0.100232676468681</text:p>
          </table:table-cell>
        </table:table-row>
        <table:table-row table:style-name="ro1">
          <table:table-cell office:value-type="float" office:value="1.74017158765891E+018" calcext:value-type="float">
            <text:p>1.74017158765891E+018</text:p>
          </table:table-cell>
          <table:table-cell office:value-type="float" office:value="-1.69860676544359" calcext:value-type="float">
            <text:p>-1.69860676544359</text:p>
          </table:table-cell>
          <table:table-cell office:value-type="float" office:value="-0.783561499828692" calcext:value-type="float">
            <text:p>-0.783561499828692</text:p>
          </table:table-cell>
          <table:table-cell office:value-type="float" office:value="1.64702850604113" calcext:value-type="float">
            <text:p>1.64702850604113</text:p>
          </table:table-cell>
          <table:table-cell office:value-type="float" office:value="0.104381213236347" calcext:value-type="float">
            <text:p>0.104381213236347</text:p>
          </table:table-cell>
          <table:table-cell office:value-type="float" office:value="0.239282676356313" calcext:value-type="float">
            <text:p>0.239282676356313</text:p>
          </table:table-cell>
        </table:table-row>
        <table:table-row table:style-name="ro1">
          <table:table-cell office:value-type="float" office:value="1.74017158767427E+018" calcext:value-type="float">
            <text:p>1.74017158767427E+018</text:p>
          </table:table-cell>
          <table:table-cell office:value-type="float" office:value="-1.69870649775059" calcext:value-type="float">
            <text:p>-1.69870649775059</text:p>
          </table:table-cell>
          <table:table-cell office:value-type="float" office:value="-0.782303480702185" calcext:value-type="float">
            <text:p>-0.782303480702185</text:p>
          </table:table-cell>
          <table:table-cell office:value-type="float" office:value="1.6532249336865" calcext:value-type="float">
            <text:p>1.6532249336865</text:p>
          </table:table-cell>
          <table:table-cell office:value-type="float" office:value="0.0908812132364066" calcext:value-type="float">
            <text:p>0.0908812132364066</text:p>
          </table:table-cell>
          <table:table-cell office:value-type="float" office:value="0.355157676357581" calcext:value-type="float">
            <text:p>0.355157676357581</text:p>
          </table:table-cell>
        </table:table-row>
        <table:table-row table:style-name="ro1">
          <table:table-cell office:value-type="float" office:value="1.74017158769235E+018" calcext:value-type="float">
            <text:p>1.74017158769235E+018</text:p>
          </table:table-cell>
          <table:table-cell office:value-type="float" office:value="-1.69881473874915" calcext:value-type="float">
            <text:p>-1.69881473874915</text:p>
          </table:table-cell>
          <table:table-cell office:value-type="float" office:value="-0.781061130135537" calcext:value-type="float">
            <text:p>-0.781061130135537</text:p>
          </table:table-cell>
          <table:table-cell office:value-type="float" office:value="1.662954971861" calcext:value-type="float">
            <text:p>1.662954971861</text:p>
          </table:table-cell>
          <table:table-cell office:value-type="float" office:value="0.074681213236453" calcext:value-type="float">
            <text:p>0.074681213236453</text:p>
          </table:table-cell>
          <table:table-cell office:value-type="float" office:value="0.494207676360055" calcext:value-type="float">
            <text:p>0.494207676360055</text:p>
          </table:table-cell>
        </table:table-row>
        <table:table-row table:style-name="ro1">
          <table:table-cell office:value-type="float" office:value="1.74017158770726E+018" calcext:value-type="float">
            <text:p>1.74017158770726E+018</text:p>
          </table:table-cell>
          <table:table-cell office:value-type="float" office:value="-1.69889852601747" calcext:value-type="float">
            <text:p>-1.69889852601747</text:p>
          </table:table-cell>
          <table:table-cell office:value-type="float" office:value="-0.780199992440046" calcext:value-type="float">
            <text:p>-0.780199992440046</text:p>
          </table:table-cell>
          <table:table-cell office:value-type="float" office:value="1.67297527450649" calcext:value-type="float">
            <text:p>1.67297527450649</text:p>
          </table:table-cell>
          <table:table-cell office:value-type="float" office:value="0.0628058708035436" calcext:value-type="float">
            <text:p>0.0628058708035436</text:p>
          </table:table-cell>
          <table:table-cell office:value-type="float" office:value="0.610082676363682" calcext:value-type="float">
            <text:p>0.610082676363682</text:p>
          </table:table-cell>
        </table:table-row>
        <table:table-row table:style-name="ro1">
          <table:table-cell office:value-type="float" office:value="1.74017158772265E+018" calcext:value-type="float">
            <text:p>1.74017158772265E+018</text:p>
          </table:table-cell>
          <table:table-cell office:value-type="float" office:value="-1.69899084813045" calcext:value-type="float">
            <text:p>-1.69899084813045</text:p>
          </table:table-cell>
          <table:table-cell office:value-type="float" office:value="-0.77934784102343" calcext:value-type="float">
            <text:p>-0.77934784102343</text:p>
          </table:table-cell>
          <table:table-cell office:value-type="float" office:value="1.68473370215205" calcext:value-type="float">
            <text:p>1.68473370215205</text:p>
          </table:table-cell>
          <table:table-cell office:value-type="float" office:value="0.0574116927530035" calcext:value-type="float">
            <text:p>0.0574116927530035</text:p>
          </table:table-cell>
          <table:table-cell office:value-type="float" office:value="0.725957676368262" calcext:value-type="float">
            <text:p>0.725957676368262</text:p>
          </table:table-cell>
        </table:table-row>
        <table:table-row table:style-name="ro1">
          <table:table-cell office:value-type="float" office:value="1.74017158774061E+018" calcext:value-type="float">
            <text:p>1.74017158774061E+018</text:p>
          </table:table-cell>
          <table:table-cell office:value-type="float" office:value="-1.69911595687443" calcext:value-type="float">
            <text:p>-1.69911595687443</text:p>
          </table:table-cell>
          <table:table-cell office:value-type="float" office:value="-0.778326918278375" calcext:value-type="float">
            <text:p>-0.778326918278375</text:p>
          </table:table-cell>
          <table:table-cell office:value-type="float" office:value="1.70113814032681" calcext:value-type="float">
            <text:p>1.70113814032681</text:p>
          </table:table-cell>
          <table:table-cell office:value-type="float" office:value="0.0571428571354769" calcext:value-type="float">
            <text:p>0.0571428571354769</text:p>
          </table:table-cell>
          <table:table-cell office:value-type="float" office:value="0.865007676373904" calcext:value-type="float">
            <text:p>0.865007676373904</text:p>
          </table:table-cell>
        </table:table-row>
        <table:table-row table:style-name="ro1">
          <table:table-cell office:value-type="float" office:value="1.74017158775586E+018" calcext:value-type="float">
            <text:p>1.74017158775586E+018</text:p>
          </table:table-cell>
          <table:table-cell office:value-type="float" office:value="-1.69923386114733" calcext:value-type="float">
            <text:p>-1.69923386114733</text:p>
          </table:table-cell>
          <table:table-cell office:value-type="float" office:value="-0.777477932064686" calcext:value-type="float">
            <text:p>-0.777477932064686</text:p>
          </table:table-cell>
          <table:table-cell office:value-type="float" office:value="1.71672044297244" calcext:value-type="float">
            <text:p>1.71672044297244</text:p>
          </table:table-cell>
          <table:table-cell office:value-type="float" office:value="0.057142857135588" calcext:value-type="float">
            <text:p>0.057142857135588</text:p>
          </table:table-cell>
          <table:table-cell office:value-type="float" office:value="0.980882676375721" calcext:value-type="float">
            <text:p>0.980882676375721</text:p>
          </table:table-cell>
        </table:table-row>
        <table:table-row table:style-name="ro1">
          <table:table-cell office:value-type="float" office:value="1.74017158777431E+018" calcext:value-type="float">
            <text:p>1.74017158777431E+018</text:p>
          </table:table-cell>
          <table:table-cell office:value-type="float" office:value="-1.69939388670558" calcext:value-type="float">
            <text:p>-1.69939388670558</text:p>
          </table:table-cell>
          <table:table-cell office:value-type="float" office:value="-0.776461904436578" calcext:value-type="float">
            <text:p>-0.776461904436578</text:p>
          </table:table-cell>
          <table:table-cell office:value-type="float" office:value="1.7377135311471" calcext:value-type="float">
            <text:p>1.7377135311471</text:p>
          </table:table-cell>
          <table:table-cell office:value-type="float" office:value="0.057142857135736" calcext:value-type="float">
            <text:p>0.057142857135736</text:p>
          </table:table-cell>
          <table:table-cell office:value-type="float" office:value="1.1199326763718" calcext:value-type="float">
            <text:p>1.1199326763718</text:p>
          </table:table-cell>
        </table:table-row>
        <table:table-row table:style-name="ro1">
          <table:table-cell office:value-type="float" office:value="1.74017158778936E+018" calcext:value-type="float">
            <text:p>1.74017158778936E+018</text:p>
          </table:table-cell>
          <table:table-cell office:value-type="float" office:value="-1.69954436997072" calcext:value-type="float">
            <text:p>-1.69954436997072</text:p>
          </table:table-cell>
          <table:table-cell office:value-type="float" office:value="-0.775618088340278" calcext:value-type="float">
            <text:p>-0.775618088340278</text:p>
          </table:table-cell>
          <table:table-cell office:value-type="float" office:value="1.75711970879256" calcext:value-type="float">
            <text:p>1.75711970879256</text:p>
          </table:table-cell>
          <table:table-cell office:value-type="float" office:value="0.057142857135884" calcext:value-type="float">
            <text:p>0.057142857135884</text:p>
          </table:table-cell>
          <table:table-cell office:value-type="float" office:value="1.23580767636669" calcext:value-type="float">
            <text:p>1.23580767636669</text:p>
          </table:table-cell>
        </table:table-row>
        <table:table-row table:style-name="ro1">
          <table:table-cell office:value-type="float" office:value="1.7401715878047E+018" calcext:value-type="float">
            <text:p>1.7401715878047E+018</text:p>
          </table:table-cell>
          <table:table-cell office:value-type="float" office:value="-1.69971187823545" calcext:value-type="float">
            <text:p>-1.69971187823545</text:p>
          </table:table-cell>
          <table:table-cell office:value-type="float" office:value="-0.774777488474213" calcext:value-type="float">
            <text:p>-0.774777488474213</text:p>
          </table:table-cell>
          <table:table-cell office:value-type="float" office:value="1.7779688548455" calcext:value-type="float">
            <text:p>1.7779688548455</text:p>
          </table:table-cell>
          <table:table-cell office:value-type="float" office:value="0.0571428571359987" calcext:value-type="float">
            <text:p>0.0571428571359987</text:p>
          </table:table-cell>
          <table:table-cell office:value-type="float" office:value="1.34184412327999" calcext:value-type="float">
            <text:p>1.34184412327999</text:p>
          </table:table-cell>
        </table:table-row>
        <table:table-row table:style-name="ro1">
          <table:table-cell office:value-type="float" office:value="1.74017158782299E+018" calcext:value-type="float">
            <text:p>1.74017158782299E+018</text:p>
          </table:table-cell>
          <table:table-cell office:value-type="float" office:value="-1.69993610871969" calcext:value-type="float">
            <text:p>-1.69993610871969</text:p>
          </table:table-cell>
          <table:table-cell office:value-type="float" office:value="-0.773773683768436" calcext:value-type="float">
            <text:p>-0.773773683768436</text:p>
          </table:table-cell>
          <table:table-cell office:value-type="float" office:value="1.80316885483705" calcext:value-type="float">
            <text:p>1.80316885483705</text:p>
          </table:table-cell>
          <table:table-cell office:value-type="float" office:value="0.0571428571359358" calcext:value-type="float">
            <text:p>0.0571428571359358</text:p>
          </table:table-cell>
          <table:table-cell office:value-type="float" office:value="1.39864451718003" calcext:value-type="float">
            <text:p>1.39864451718003</text:p>
          </table:table-cell>
        </table:table-row>
        <table:table-row table:style-name="ro1">
          <table:table-cell office:value-type="float" office:value="1.7401715878385E+018" calcext:value-type="float">
            <text:p>1.7401715878385E+018</text:p>
          </table:table-cell>
          <table:table-cell office:value-type="float" office:value="-1.70014224079262" calcext:value-type="float">
            <text:p>-1.70014224079262</text:p>
          </table:table-cell>
          <table:table-cell office:value-type="float" office:value="-0.772941712346888" calcext:value-type="float">
            <text:p>-0.772941712346888</text:p>
          </table:table-cell>
          <table:table-cell office:value-type="float" office:value="1.82416885482991" calcext:value-type="float">
            <text:p>1.82416885482991</text:p>
          </table:table-cell>
          <table:table-cell office:value-type="float" office:value="0.0571428571357878" calcext:value-type="float">
            <text:p>0.0571428571357878</text:p>
          </table:table-cell>
          <table:table-cell office:value-type="float" office:value="1.39999999952703" calcext:value-type="float">
            <text:p>1.39999999952703</text:p>
          </table:table-cell>
        </table:table-row>
        <table:table-row table:style-name="ro1">
          <table:table-cell office:value-type="float" office:value="1.74017158785366E+018" calcext:value-type="float">
            <text:p>1.74017158785366E+018</text:p>
          </table:table-cell>
          <table:table-cell office:value-type="float" office:value="-1.70036579753083" calcext:value-type="float">
            <text:p>-1.70036579753083</text:p>
          </table:table-cell>
          <table:table-cell office:value-type="float" office:value="-0.772114252823672" calcext:value-type="float">
            <text:p>-0.772114252823672</text:p>
          </table:table-cell>
          <table:table-cell office:value-type="float" office:value="1.84516885482271" calcext:value-type="float">
            <text:p>1.84516885482271</text:p>
          </table:table-cell>
          <table:table-cell office:value-type="float" office:value="0.0571428571356644" calcext:value-type="float">
            <text:p>0.0571428571356644</text:p>
          </table:table-cell>
          <table:table-cell office:value-type="float" office:value="1.39999999952237" calcext:value-type="float">
            <text:p>1.39999999952237</text:p>
          </table:table-cell>
        </table:table-row>
        <table:table-row table:style-name="ro1">
          <table:table-cell office:value-type="float" office:value="1.7401715878724E+018" calcext:value-type="float">
            <text:p>1.7401715878724E+018</text:p>
          </table:table-cell>
          <table:table-cell office:value-type="float" office:value="-1.7006569268289" calcext:value-type="float">
            <text:p>-1.7006569268289</text:p>
          </table:table-cell>
          <table:table-cell office:value-type="float" office:value="-0.771127770725917" calcext:value-type="float">
            <text:p>-0.771127770725917</text:p>
          </table:table-cell>
          <table:table-cell office:value-type="float" office:value="1.87036885481398" calcext:value-type="float">
            <text:p>1.87036885481398</text:p>
          </table:table-cell>
          <table:table-cell office:value-type="float" office:value="0.0571428571354979" calcext:value-type="float">
            <text:p>0.0571428571354979</text:p>
          </table:table-cell>
          <table:table-cell office:value-type="float" office:value="1.39999999951681" calcext:value-type="float">
            <text:p>1.39999999951681</text:p>
          </table:table-cell>
        </table:table-row>
        <table:table-row table:style-name="ro1">
          <table:table-cell office:value-type="float" office:value="1.74017158788687E+018" calcext:value-type="float">
            <text:p>1.74017158788687E+018</text:p>
          </table:table-cell>
          <table:table-cell office:value-type="float" office:value="-1.70091846005728" calcext:value-type="float">
            <text:p>-1.70091846005728</text:p>
          </table:table-cell>
          <table:table-cell office:value-type="float" office:value="-0.77031151877449" calcext:value-type="float">
            <text:p>-0.77031151877449</text:p>
          </table:table-cell>
          <table:table-cell office:value-type="float" office:value="1.89136885480662" calcext:value-type="float">
            <text:p>1.89136885480662</text:p>
          </table:table-cell>
          <table:table-cell office:value-type="float" office:value="0.05714285713534" calcext:value-type="float">
            <text:p>0.05714285713534</text:p>
          </table:table-cell>
          <table:table-cell office:value-type="float" office:value="1.399999999512" calcext:value-type="float">
            <text:p>1.399999999512</text:p>
          </table:table-cell>
        </table:table-row>
        <table:table-row table:style-name="ro1">
          <table:table-cell office:value-type="float" office:value="1.74017158790496E+018" calcext:value-type="float">
            <text:p>1.74017158790496E+018</text:p>
          </table:table-cell>
          <table:table-cell office:value-type="float" office:value="-1.70125483797321" calcext:value-type="float">
            <text:p>-1.70125483797321</text:p>
          </table:table-cell>
          <table:table-cell office:value-type="float" office:value="-0.769339534672229" calcext:value-type="float">
            <text:p>-0.769339534672229</text:p>
          </table:table-cell>
          <table:table-cell office:value-type="float" office:value="1.91656885479771" calcext:value-type="float">
            <text:p>1.91656885479771</text:p>
          </table:table-cell>
          <table:table-cell office:value-type="float" office:value="0.0571428571351883" calcext:value-type="float">
            <text:p>0.0571428571351883</text:p>
          </table:table-cell>
          <table:table-cell office:value-type="float" office:value="1.39999999950676" calcext:value-type="float">
            <text:p>1.39999999950676</text:p>
          </table:table-cell>
        </table:table-row>
        <table:table-row table:style-name="ro1">
          <table:table-cell office:value-type="float" office:value="1.74017158792031E+018" calcext:value-type="float">
            <text:p>1.74017158792031E+018</text:p>
          </table:table-cell>
          <table:table-cell office:value-type="float" office:value="-1.70155378956405" calcext:value-type="float">
            <text:p>-1.70155378956405</text:p>
          </table:table-cell>
          <table:table-cell office:value-type="float" office:value="-0.768536232223536" calcext:value-type="float">
            <text:p>-0.768536232223536</text:p>
          </table:table-cell>
          <table:table-cell office:value-type="float" office:value="1.93756885479023" calcext:value-type="float">
            <text:p>1.93756885479023</text:p>
          </table:table-cell>
          <table:table-cell office:value-type="float" office:value="0.0571428571350551" calcext:value-type="float">
            <text:p>0.0571428571350551</text:p>
          </table:table-cell>
          <table:table-cell office:value-type="float" office:value="1.39999999950269" calcext:value-type="float">
            <text:p>1.39999999950269</text:p>
          </table:table-cell>
        </table:table-row>
        <table:table-row table:style-name="ro1">
          <table:table-cell office:value-type="float" office:value="1.74017158793589E+018" calcext:value-type="float">
            <text:p>1.74017158793589E+018</text:p>
          </table:table-cell>
          <table:table-cell office:value-type="float" office:value="-1.70186954335004" calcext:value-type="float">
            <text:p>-1.70186954335004</text:p>
          </table:table-cell>
          <table:table-cell office:value-type="float" office:value="-0.767739384418509" calcext:value-type="float">
            <text:p>-0.767739384418509</text:p>
          </table:table-cell>
          <table:table-cell office:value-type="float" office:value="1.95856885478268" calcext:value-type="float">
            <text:p>1.95856885478268</text:p>
          </table:table-cell>
          <table:table-cell office:value-type="float" office:value="0.0571428571349403" calcext:value-type="float">
            <text:p>0.0571428571349403</text:p>
          </table:table-cell>
          <table:table-cell office:value-type="float" office:value="1.39999999949872" calcext:value-type="float">
            <text:p>1.39999999949872</text:p>
          </table:table-cell>
        </table:table-row>
        <table:table-row table:style-name="ro1">
          <table:table-cell office:value-type="float" office:value="1.74017158795387E+018" calcext:value-type="float">
            <text:p>1.74017158795387E+018</text:p>
          </table:table-cell>
          <table:table-cell office:value-type="float" office:value="-1.70227043021963" calcext:value-type="float">
            <text:p>-1.70227043021963</text:p>
          </table:table-cell>
          <table:table-cell office:value-type="float" office:value="-0.766792181739486" calcext:value-type="float">
            <text:p>-0.766792181739486</text:p>
          </table:table-cell>
          <table:table-cell office:value-type="float" office:value="1.98376885477355" calcext:value-type="float">
            <text:p>1.98376885477355</text:p>
          </table:table-cell>
          <table:table-cell office:value-type="float" office:value="0.0571428571347997" calcext:value-type="float">
            <text:p>0.0571428571347997</text:p>
          </table:table-cell>
          <table:table-cell office:value-type="float" office:value="1.39999999949428" calcext:value-type="float">
            <text:p>1.39999999949428</text:p>
          </table:table-cell>
        </table:table-row>
        <table:table-row table:style-name="ro1">
          <table:table-cell office:value-type="float" office:value="1.74017158796931E+018" calcext:value-type="float">
            <text:p>1.74017158796931E+018</text:p>
          </table:table-cell>
          <table:table-cell office:value-type="float" office:value="-1.70262264836043" calcext:value-type="float">
            <text:p>-1.70262264836043</text:p>
          </table:table-cell>
          <table:table-cell office:value-type="float" office:value="-0.766010766831112" calcext:value-type="float">
            <text:p>-0.766010766831112</text:p>
          </table:table-cell>
          <table:table-cell office:value-type="float" office:value="2.00476885476589" calcext:value-type="float">
            <text:p>2.00476885476589</text:p>
          </table:table-cell>
          <table:table-cell office:value-type="float" office:value="0.0571428571346813" calcext:value-type="float">
            <text:p>0.0571428571346813</text:p>
          </table:table-cell>
          <table:table-cell office:value-type="float" office:value="1.39999999949078" calcext:value-type="float">
            <text:p>1.39999999949078</text:p>
          </table:table-cell>
        </table:table-row>
        <table:table-row table:style-name="ro1">
          <table:table-cell office:value-type="float" office:value="1.7401715879844E+018" calcext:value-type="float">
            <text:p>1.7401715879844E+018</text:p>
          </table:table-cell>
          <table:table-cell office:value-type="float" office:value="-1.70299119734697" calcext:value-type="float">
            <text:p>-1.70299119734697</text:p>
          </table:table-cell>
          <table:table-cell office:value-type="float" office:value="-0.765236920255713" calcext:value-type="float">
            <text:p>-0.765236920255713</text:p>
          </table:table-cell>
          <table:table-cell office:value-type="float" office:value="2.02576885475818" calcext:value-type="float">
            <text:p>2.02576885475818</text:p>
          </table:table-cell>
          <table:table-cell office:value-type="float" office:value="0.0571428571345629" calcext:value-type="float">
            <text:p>0.0571428571345629</text:p>
          </table:table-cell>
          <table:table-cell office:value-type="float" office:value="1.39999999948748" calcext:value-type="float">
            <text:p>1.39999999948748</text:p>
          </table:table-cell>
        </table:table-row>
        <table:table-row table:style-name="ro1">
          <table:table-cell office:value-type="float" office:value="1.74017158800284E+018" calcext:value-type="float">
            <text:p>1.74017158800284E+018</text:p>
          </table:table-cell>
          <table:table-cell office:value-type="float" office:value="-1.70345478351042" calcext:value-type="float">
            <text:p>-1.70345478351042</text:p>
          </table:table-cell>
          <table:table-cell office:value-type="float" office:value="-0.764318774806235" calcext:value-type="float">
            <text:p>-0.764318774806235</text:p>
          </table:table-cell>
          <table:table-cell office:value-type="float" office:value="2.05096885474887" calcext:value-type="float">
            <text:p>2.05096885474887</text:p>
          </table:table-cell>
          <table:table-cell office:value-type="float" office:value="0.057142857134437" calcext:value-type="float">
            <text:p>0.057142857134437</text:p>
          </table:table-cell>
          <table:table-cell office:value-type="float" office:value="1.39999999948379" calcext:value-type="float">
            <text:p>1.39999999948379</text:p>
          </table:table-cell>
        </table:table-row>
        <table:table-row table:style-name="ro1">
          <table:table-cell office:value-type="float" office:value="1.74017158801831E+018" calcext:value-type="float">
            <text:p>1.74017158801831E+018</text:p>
          </table:table-cell>
          <table:table-cell office:value-type="float" office:value="-1.70385867823896" calcext:value-type="float">
            <text:p>-1.70385867823896</text:p>
          </table:table-cell>
          <table:table-cell office:value-type="float" office:value="-0.763562774854978" calcext:value-type="float">
            <text:p>-0.763562774854978</text:p>
          </table:table-cell>
          <table:table-cell office:value-type="float" office:value="2.07196885474049" calcext:value-type="float">
            <text:p>2.07196885474049</text:p>
          </table:table-cell>
          <table:table-cell office:value-type="float" office:value="0.057142857140484" calcext:value-type="float">
            <text:p>0.057142857140484</text:p>
          </table:table-cell>
          <table:table-cell office:value-type="float" office:value="1.39999999946207" calcext:value-type="float">
            <text:p>1.39999999946207</text:p>
          </table:table-cell>
        </table:table-row>
        <table:table-row table:style-name="ro1">
          <table:table-cell office:value-type="float" office:value="1.74017158803568E+018" calcext:value-type="float">
            <text:p>1.74017158803568E+018</text:p>
          </table:table-cell>
          <table:table-cell office:value-type="float" office:value="-1.70436388859291" calcext:value-type="float">
            <text:p>-1.70436388859291</text:p>
          </table:table-cell>
          <table:table-cell office:value-type="float" office:value="-0.762666856206504" calcext:value-type="float">
            <text:p>-0.762666856206504</text:p>
          </table:table-cell>
          <table:table-cell office:value-type="float" office:value="2.09612597973832" calcext:value-type="float">
            <text:p>2.09612597973832</text:p>
          </table:table-cell>
          <table:table-cell office:value-type="float" office:value="0.0571428571469307" calcext:value-type="float">
            <text:p>0.0571428571469307</text:p>
          </table:table-cell>
          <table:table-cell office:value-type="float" office:value="1.36523749970027" calcext:value-type="float">
            <text:p>1.36523749970027</text:p>
          </table:table-cell>
        </table:table-row>
        <table:table-row table:style-name="ro1">
          <table:table-cell office:value-type="float" office:value="1.74017158805103E+018" calcext:value-type="float">
            <text:p>1.74017158805103E+018</text:p>
          </table:table-cell>
          <table:table-cell office:value-type="float" office:value="-1.70480057809742" calcext:value-type="float">
            <text:p>-1.70480057809742</text:p>
          </table:table-cell>
          <table:table-cell office:value-type="float" office:value="-0.761929309035879" calcext:value-type="float">
            <text:p>-0.761929309035879</text:p>
          </table:table-cell>
          <table:table-cell office:value-type="float" office:value="2.11434497973849" calcext:value-type="float">
            <text:p>2.11434497973849</text:p>
          </table:table-cell>
          <table:table-cell office:value-type="float" office:value="0.0571428571418668" calcext:value-type="float">
            <text:p>0.0571428571418668</text:p>
          </table:table-cell>
          <table:table-cell office:value-type="float" office:value="1.27253749999047" calcext:value-type="float">
            <text:p>1.27253749999047</text:p>
          </table:table-cell>
        </table:table-row>
        <table:table-row table:style-name="ro1">
          <table:table-cell office:value-type="float" office:value="1.74017158806637E+018" calcext:value-type="float">
            <text:p>1.74017158806637E+018</text:p>
          </table:table-cell>
          <table:table-cell office:value-type="float" office:value="-1.70524999876199" calcext:value-type="float">
            <text:p>-1.70524999876199</text:p>
          </table:table-cell>
          <table:table-cell office:value-type="float" office:value="-0.761199447192095" calcext:value-type="float">
            <text:p>-0.761199447192095</text:p>
          </table:table-cell>
          <table:table-cell office:value-type="float" office:value="2.13082585473883" calcext:value-type="float">
            <text:p>2.13082585473883</text:p>
          </table:table-cell>
          <table:table-cell office:value-type="float" office:value="0.0571428571388914" calcext:value-type="float">
            <text:p>0.0571428571388914</text:p>
          </table:table-cell>
          <table:table-cell office:value-type="float" office:value="1.15666250001744" calcext:value-type="float">
            <text:p>1.15666250001744</text:p>
          </table:table-cell>
        </table:table-row>
        <table:table-row table:style-name="ro1">
          <table:table-cell office:value-type="float" office:value="1.74017158808463E+018" calcext:value-type="float">
            <text:p>1.74017158808463E+018</text:p>
          </table:table-cell>
          <table:table-cell office:value-type="float" office:value="-1.70580415276378" calcext:value-type="float">
            <text:p>-1.70580415276378</text:p>
          </table:table-cell>
          <table:table-cell office:value-type="float" office:value="-0.760332933735673" calcext:value-type="float">
            <text:p>-0.760332933735673</text:p>
          </table:table-cell>
          <table:table-cell office:value-type="float" office:value="2.14830857973925" calcext:value-type="float">
            <text:p>2.14830857973925</text:p>
          </table:table-cell>
          <table:table-cell office:value-type="float" office:value="0.0571428571383043" calcext:value-type="float">
            <text:p>0.0571428571383043</text:p>
          </table:table-cell>
          <table:table-cell office:value-type="float" office:value="1.01761250002306" calcext:value-type="float">
            <text:p>1.01761250002306</text:p>
          </table:table-cell>
        </table:table-row>
        <table:table-row table:style-name="ro1">
          <table:table-cell office:value-type="float" office:value="1.7401715881007E+018" calcext:value-type="float">
            <text:p>1.7401715881007E+018</text:p>
          </table:table-cell>
          <table:table-cell office:value-type="float" office:value="-1.70627673407526" calcext:value-type="float">
            <text:p>-1.70627673407526</text:p>
          </table:table-cell>
          <table:table-cell office:value-type="float" office:value="-0.759617845649971" calcext:value-type="float">
            <text:p>-0.759617845649971</text:p>
          </table:table-cell>
          <table:table-cell office:value-type="float" office:value="2.16096557973959" calcext:value-type="float">
            <text:p>2.16096557973959</text:p>
          </table:table-cell>
          <table:table-cell office:value-type="float" office:value="0.0571428571382932" calcext:value-type="float">
            <text:p>0.0571428571382932</text:p>
          </table:table-cell>
          <table:table-cell office:value-type="float" office:value="0.901737500023121" calcext:value-type="float">
            <text:p>0.901737500023121</text:p>
          </table:table-cell>
        </table:table-row>
        <table:table-row table:style-name="ro1">
          <table:table-cell office:value-type="float" office:value="1.74017158811607E+018" calcext:value-type="float">
            <text:p>1.74017158811607E+018</text:p>
          </table:table-cell>
          <table:table-cell office:value-type="float" office:value="-1.70675771259282" calcext:value-type="float">
            <text:p>-1.70675771259282</text:p>
          </table:table-cell>
          <table:table-cell office:value-type="float" office:value="-0.75890837666495" calcext:value-type="float">
            <text:p>-0.75890837666495</text:p>
          </table:table-cell>
          <table:table-cell office:value-type="float" office:value="2.17188445474004" calcext:value-type="float">
            <text:p>2.17188445474004</text:p>
          </table:table-cell>
          <table:table-cell office:value-type="float" office:value="0.057142857137912" calcext:value-type="float">
            <text:p>0.057142857137912</text:p>
          </table:table-cell>
          <table:table-cell office:value-type="float" office:value="0.785862500026292" calcext:value-type="float">
            <text:p>0.785862500026292</text:p>
          </table:table-cell>
        </table:table-row>
        <table:table-row table:style-name="ro1">
          <table:table-cell office:value-type="float" office:value="1.74017158813378E+018" calcext:value-type="float">
            <text:p>1.74017158813378E+018</text:p>
          </table:table-cell>
          <table:table-cell office:value-type="float" office:value="-1.70734415535043" calcext:value-type="float">
            <text:p>-1.70734415535043</text:p>
          </table:table-cell>
          <table:table-cell office:value-type="float" office:value="-0.758063371477491" calcext:value-type="float">
            <text:p>-0.758063371477491</text:p>
          </table:table-cell>
          <table:table-cell office:value-type="float" office:value="2.18269277974187" calcext:value-type="float">
            <text:p>2.18269277974187</text:p>
          </table:table-cell>
          <table:table-cell office:value-type="float" office:value="0.0571428571323757" calcext:value-type="float">
            <text:p>0.0571428571323757</text:p>
          </table:table-cell>
          <table:table-cell office:value-type="float" office:value="0.64681250007354" calcext:value-type="float">
            <text:p>0.64681250007354</text:p>
          </table:table-cell>
        </table:table-row>
        <table:table-row table:style-name="ro1">
          <table:table-cell office:value-type="float" office:value="1.74017158815041E+018" calcext:value-type="float">
            <text:p>1.74017158815041E+018</text:p>
          </table:table-cell>
          <table:table-cell office:value-type="float" office:value="-1.70783909825882" calcext:value-type="float">
            <text:p>-1.70783909825882</text:p>
          </table:table-cell>
          <table:table-cell office:value-type="float" office:value="-0.75736356985593" calcext:value-type="float">
            <text:p>-0.75736356985593</text:p>
          </table:table-cell>
          <table:table-cell office:value-type="float" office:value="2.18978777974357" calcext:value-type="float">
            <text:p>2.18978777974357</text:p>
          </table:table-cell>
          <table:table-cell office:value-type="float" office:value="0.0571428571277423" calcext:value-type="float">
            <text:p>0.0571428571277423</text:p>
          </table:table-cell>
          <table:table-cell office:value-type="float" office:value="0.530937500113146" calcext:value-type="float">
            <text:p>0.530937500113146</text:p>
          </table:table-cell>
        </table:table-row>
        <table:table-row table:style-name="ro1">
          <table:table-cell office:value-type="float" office:value="1.74017158816751E+018" calcext:value-type="float">
            <text:p>1.74017158816751E+018</text:p>
          </table:table-cell>
          <table:table-cell office:value-type="float" office:value="-1.70843866067928" calcext:value-type="float">
            <text:p>-1.70843866067928</text:p>
          </table:table-cell>
          <table:table-cell office:value-type="float" office:value="-0.756527818297537" calcext:value-type="float">
            <text:p>-0.756527818297537</text:p>
          </table:table-cell>
          <table:table-cell office:value-type="float" office:value="2.19600745474563" calcext:value-type="float">
            <text:p>2.19600745474563</text:p>
          </table:table-cell>
          <table:table-cell office:value-type="float" office:value="0.0571428571276387" calcext:value-type="float">
            <text:p>0.0571428571276387</text:p>
          </table:table-cell>
          <table:table-cell office:value-type="float" office:value="0.391887500113952" calcext:value-type="float">
            <text:p>0.391887500113952</text:p>
          </table:table-cell>
        </table:table-row>
        <table:table-row table:style-name="ro1">
          <table:table-cell office:value-type="float" office:value="1.74017158818223E+018" calcext:value-type="float">
            <text:p>1.74017158818223E+018</text:p>
          </table:table-cell>
          <table:table-cell office:value-type="float" office:value="-1.70894155172297" calcext:value-type="float">
            <text:p>-1.70894155172297</text:p>
          </table:table-cell>
          <table:table-cell office:value-type="float" office:value="-0.755833704605743" calcext:value-type="float">
            <text:p>-0.755833704605743</text:p>
          </table:table-cell>
          <table:table-cell office:value-type="float" office:value="2.19927857974735" calcext:value-type="float">
            <text:p>2.19927857974735</text:p>
          </table:table-cell>
          <table:table-cell office:value-type="float" office:value="0.0571428571275499" calcext:value-type="float">
            <text:p>0.0571428571275499</text:p>
          </table:table-cell>
          <table:table-cell office:value-type="float" office:value="0.276012500114614" calcext:value-type="float">
            <text:p>0.276012500114614</text:p>
          </table:table-cell>
        </table:table-row>
        <table:table-row table:style-name="ro1">
          <table:table-cell office:value-type="float" office:value="1.74017158819717E+018" calcext:value-type="float">
            <text:p>1.74017158819717E+018</text:p>
          </table:table-cell>
          <table:table-cell office:value-type="float" office:value="-1.70944610879425" calcext:value-type="float">
            <text:p>-1.70944610879425</text:p>
          </table:table-cell>
          <table:table-cell office:value-type="float" office:value="-0.755140800649904" calcext:value-type="float">
            <text:p>-0.755140800649904</text:p>
          </table:table-cell>
          <table:table-cell office:value-type="float" office:value="2.20081157974909" calcext:value-type="float">
            <text:p>2.20081157974909</text:p>
          </table:table-cell>
          <table:table-cell office:value-type="float" office:value="0.0571428571274648" calcext:value-type="float">
            <text:p>0.0571428571274648</text:p>
          </table:table-cell>
          <table:table-cell office:value-type="float" office:value="0.160137500115243" calcext:value-type="float">
            <text:p>0.160137500115243</text:p>
          </table:table-cell>
        </table:table-row>
        <table:table-row table:style-name="ro1">
          <table:table-cell office:value-type="float" office:value="1.74017158821576E+018" calcext:value-type="float">
            <text:p>1.74017158821576E+018</text:p>
          </table:table-cell>
          <table:table-cell office:value-type="float" office:value="-1.71005207849868" calcext:value-type="float">
            <text:p>-1.71005207849868</text:p>
          </table:table-cell>
          <table:table-cell office:value-type="float" office:value="-0.7543096809996" calcext:value-type="float">
            <text:p>-0.7543096809996</text:p>
          </table:table-cell>
          <table:table-cell office:value-type="float" office:value="2.20035685476274" calcext:value-type="float">
            <text:p>2.20035685476274</text:p>
          </table:table-cell>
          <table:table-cell office:value-type="float" office:value="0.0571428571296741" calcext:value-type="float">
            <text:p>0.0571428571296741</text:p>
          </table:table-cell>
          <table:table-cell office:value-type="float" office:value="0.0210875005012126" calcext:value-type="float">
            <text:p>0.0210875005012126</text:p>
          </table:table-cell>
        </table:table-row>
        <table:table-row table:style-name="ro1">
          <table:table-cell office:value-type="float" office:value="1.74017158823074E+018" calcext:value-type="float">
            <text:p>1.74017158823074E+018</text:p>
          </table:table-cell>
          <table:table-cell office:value-type="float" office:value="-1.71055605768585" calcext:value-type="float">
            <text:p>-1.71055605768585</text:p>
          </table:table-cell>
          <table:table-cell office:value-type="float" office:value="-0.753616356737967" calcext:value-type="float">
            <text:p>-0.753616356737967</text:p>
          </table:table-cell>
          <table:table-cell office:value-type="float" office:value="2.19806597977858" calcext:value-type="float">
            <text:p>2.19806597977858</text:p>
          </table:table-cell>
          <table:table-cell office:value-type="float" office:value="0.0571428571314751" calcext:value-type="float">
            <text:p>0.0571428571314751</text:p>
          </table:table-cell>
          <table:table-cell office:value-type="float" office:value="-0.0947874990308631" calcext:value-type="float">
            <text:p>-0.0947874990308631</text:p>
          </table:table-cell>
        </table:table-row>
        <table:table-row table:style-name="ro1">
          <table:table-cell office:value-type="float" office:value="1.74017158824564E+018" calcext:value-type="float">
            <text:p>1.74017158824564E+018</text:p>
          </table:table-cell>
          <table:table-cell office:value-type="float" office:value="-1.71105784326957" calcext:value-type="float">
            <text:p>-1.71105784326957</text:p>
          </table:table-cell>
          <table:table-cell office:value-type="float" office:value="-0.752921443715765" calcext:value-type="float">
            <text:p>-0.752921443715765</text:p>
          </table:table-cell>
          <table:table-cell office:value-type="float" office:value="2.19403697979557" calcext:value-type="float">
            <text:p>2.19403697979557</text:p>
          </table:table-cell>
          <table:table-cell office:value-type="float" office:value="0.0571428571338029" calcext:value-type="float">
            <text:p>0.0571428571338029</text:p>
          </table:table-cell>
          <table:table-cell office:value-type="float" office:value="-0.21066249890552" calcext:value-type="float">
            <text:p>-0.21066249890552</text:p>
          </table:table-cell>
        </table:table-row>
        <table:table-row table:style-name="ro1">
          <table:table-cell office:value-type="float" office:value="1.740171588264E+018" calcext:value-type="float">
            <text:p>1.740171588264E+018</text:p>
          </table:table-cell>
          <table:table-cell office:value-type="float" office:value="-1.71165537676209" calcext:value-type="float">
            <text:p>-1.71165537676209</text:p>
          </table:table-cell>
          <table:table-cell office:value-type="float" office:value="-0.752084240981171" calcext:value-type="float">
            <text:p>-0.752084240981171</text:p>
          </table:table-cell>
          <table:table-cell office:value-type="float" office:value="2.18690785481688" calcext:value-type="float">
            <text:p>2.18690785481688</text:p>
          </table:table-cell>
          <table:table-cell office:value-type="float" office:value="0.0571428571383931" calcext:value-type="float">
            <text:p>0.0571428571383931</text:p>
          </table:table-cell>
          <table:table-cell office:value-type="float" office:value="-0.349712498828619" calcext:value-type="float">
            <text:p>-0.349712498828619</text:p>
          </table:table-cell>
        </table:table-row>
        <table:table-row table:style-name="ro1">
          <table:table-cell office:value-type="float" office:value="1.74017158827926E+018" calcext:value-type="float">
            <text:p>1.74017158827926E+018</text:p>
          </table:table-cell>
          <table:table-cell office:value-type="float" office:value="-1.71214823807403" calcext:value-type="float">
            <text:p>-1.71214823807403</text:p>
          </table:table-cell>
          <table:table-cell office:value-type="float" office:value="-0.751382971700042" calcext:value-type="float">
            <text:p>-0.751382971700042</text:p>
          </table:table-cell>
          <table:table-cell office:value-type="float" office:value="2.17990785482675" calcext:value-type="float">
            <text:p>2.17990785482675</text:p>
          </table:table-cell>
          <table:table-cell office:value-type="float" office:value="0.0571428571392332" calcext:value-type="float">
            <text:p>0.0571428571392332</text:p>
          </table:table-cell>
          <table:table-cell office:value-type="float" office:value="-0.437158332412565" calcext:value-type="float">
            <text:p>-0.437158332412565</text:p>
          </table:table-cell>
        </table:table-row>
        <table:table-row table:style-name="ro1">
          <table:table-cell office:value-type="float" office:value="1.74017158829795E+018" calcext:value-type="float">
            <text:p>1.74017158829795E+018</text:p>
          </table:table-cell>
          <table:table-cell office:value-type="float" office:value="-1.71273317392581" calcext:value-type="float">
            <text:p>-1.71273317392581</text:p>
          </table:table-cell>
          <table:table-cell office:value-type="float" office:value="-0.750536920276041" calcext:value-type="float">
            <text:p>-0.750536920276041</text:p>
          </table:table-cell>
          <table:table-cell office:value-type="float" office:value="2.1715078548374" calcext:value-type="float">
            <text:p>2.1715078548374</text:p>
          </table:table-cell>
          <table:table-cell office:value-type="float" office:value="0.0571428571392628" calcext:value-type="float">
            <text:p>0.0571428571392628</text:p>
          </table:table-cell>
          <table:table-cell office:value-type="float" office:value="-0.466666666074478" calcext:value-type="float">
            <text:p>-0.466666666074478</text:p>
          </table:table-cell>
        </table:table-row>
        <table:table-row table:style-name="ro1">
          <table:table-cell office:value-type="float" office:value="1.7401715883127E+018" calcext:value-type="float">
            <text:p>1.7401715883127E+018</text:p>
          </table:table-cell>
          <table:table-cell office:value-type="float" office:value="-1.71321517767537" calcext:value-type="float">
            <text:p>-1.71321517767537</text:p>
          </table:table-cell>
          <table:table-cell office:value-type="float" office:value="-0.749828144385595" calcext:value-type="float">
            <text:p>-0.749828144385595</text:p>
          </table:table-cell>
          <table:table-cell office:value-type="float" office:value="2.16450785484625" calcext:value-type="float">
            <text:p>2.16450785484625</text:p>
          </table:table-cell>
          <table:table-cell office:value-type="float" office:value="0.0571428571391887" calcext:value-type="float">
            <text:p>0.0571428571391887</text:p>
          </table:table-cell>
          <table:table-cell office:value-type="float" office:value="-0.466666666075812" calcext:value-type="float">
            <text:p>-0.466666666075812</text:p>
          </table:table-cell>
        </table:table-row>
        <table:table-row table:style-name="ro1">
          <table:table-cell office:value-type="float" office:value="1.74017158832854E+018" calcext:value-type="float">
            <text:p>1.74017158832854E+018</text:p>
          </table:table-cell>
          <table:table-cell office:value-type="float" office:value="-1.71369220822517" calcext:value-type="float">
            <text:p>-1.71369220822517</text:p>
          </table:table-cell>
          <table:table-cell office:value-type="float" office:value="-0.749116011861399" calcext:value-type="float">
            <text:p>-0.749116011861399</text:p>
          </table:table-cell>
          <table:table-cell office:value-type="float" office:value="2.15750785485508" calcext:value-type="float">
            <text:p>2.15750785485508</text:p>
          </table:table-cell>
          <table:table-cell office:value-type="float" office:value="0.0571428571391147" calcext:value-type="float">
            <text:p>0.0571428571391147</text:p>
          </table:table-cell>
          <table:table-cell office:value-type="float" office:value="-0.466666666077146" calcext:value-type="float">
            <text:p>-0.466666666077146</text:p>
          </table:table-cell>
        </table:table-row>
        <table:table-row table:style-name="ro1">
          <table:table-cell office:value-type="float" office:value="1.74017158834656E+018" calcext:value-type="float">
            <text:p>1.74017158834656E+018</text:p>
          </table:table-cell>
          <table:table-cell office:value-type="float" office:value="-1.71425804736732" calcext:value-type="float">
            <text:p>-1.71425804736732</text:p>
          </table:table-cell>
          <table:table-cell office:value-type="float" office:value="-0.74825707121854" calcext:value-type="float">
            <text:p>-0.74825707121854</text:p>
          </table:table-cell>
          <table:table-cell office:value-type="float" office:value="2.14910785486565" calcext:value-type="float">
            <text:p>2.14910785486565</text:p>
          </table:table-cell>
          <table:table-cell office:value-type="float" office:value="0.0571428571390296" calcext:value-type="float">
            <text:p>0.0571428571390296</text:p>
          </table:table-cell>
          <table:table-cell office:value-type="float" office:value="-0.46666666607883" calcext:value-type="float">
            <text:p>-0.46666666607883</text:p>
          </table:table-cell>
        </table:table-row>
        <table:table-row table:style-name="ro1">
          <table:table-cell office:value-type="float" office:value="1.74017158836158E+018" calcext:value-type="float">
            <text:p>1.74017158836158E+018</text:p>
          </table:table-cell>
          <table:table-cell office:value-type="float" office:value="-1.71472405494457" calcext:value-type="float">
            <text:p>-1.71472405494457</text:p>
          </table:table-cell>
          <table:table-cell office:value-type="float" office:value="-0.747537677157264" calcext:value-type="float">
            <text:p>-0.747537677157264</text:p>
          </table:table-cell>
          <table:table-cell office:value-type="float" office:value="2.14210785487444" calcext:value-type="float">
            <text:p>2.14210785487444</text:p>
          </table:table-cell>
          <table:table-cell office:value-type="float" office:value="0.0571428571389593" calcext:value-type="float">
            <text:p>0.0571428571389593</text:p>
          </table:table-cell>
          <table:table-cell office:value-type="float" office:value="-0.466666666080196" calcext:value-type="float">
            <text:p>-0.466666666080196</text:p>
          </table:table-cell>
        </table:table-row>
        <table:table-row table:style-name="ro1">
          <table:table-cell office:value-type="float" office:value="1.74017158837696E+018" calcext:value-type="float">
            <text:p>1.74017158837696E+018</text:p>
          </table:table-cell>
          <table:table-cell office:value-type="float" office:value="-1.71518501538738" calcext:value-type="float">
            <text:p>-1.71518501538738</text:p>
          </table:table-cell>
          <table:table-cell office:value-type="float" office:value="-0.746815038694675" calcext:value-type="float">
            <text:p>-0.746815038694675</text:p>
          </table:table-cell>
          <table:table-cell office:value-type="float" office:value="2.1351078548832" calcext:value-type="float">
            <text:p>2.1351078548832</text:p>
          </table:table-cell>
          <table:table-cell office:value-type="float" office:value="0.0571428571388816" calcext:value-type="float">
            <text:p>0.0571428571388816</text:p>
          </table:table-cell>
          <table:table-cell office:value-type="float" office:value="-0.466666666081689" calcext:value-type="float">
            <text:p>-0.466666666081689</text:p>
          </table:table-cell>
        </table:table-row>
        <table:table-row table:style-name="ro1">
          <table:table-cell office:value-type="float" office:value="1.74017158839473E+018" calcext:value-type="float">
            <text:p>1.74017158839473E+018</text:p>
          </table:table-cell>
          <table:table-cell office:value-type="float" office:value="-1.71573147391633" calcext:value-type="float">
            <text:p>-1.71573147391633</text:p>
          </table:table-cell>
          <table:table-cell office:value-type="float" office:value="-0.745943639796993" calcext:value-type="float">
            <text:p>-0.745943639796993</text:p>
          </table:table-cell>
          <table:table-cell office:value-type="float" office:value="2.12670785489369" calcext:value-type="float">
            <text:p>2.12670785489369</text:p>
          </table:table-cell>
          <table:table-cell office:value-type="float" office:value="0.0571428571387927" calcext:value-type="float">
            <text:p>0.0571428571387927</text:p>
          </table:table-cell>
          <table:table-cell office:value-type="float" office:value="-0.466666666083468" calcext:value-type="float">
            <text:p>-0.466666666083468</text:p>
          </table:table-cell>
        </table:table-row>
        <table:table-row table:style-name="ro1">
          <table:table-cell office:value-type="float" office:value="1.74017158841013E+018" calcext:value-type="float">
            <text:p>1.74017158841013E+018</text:p>
          </table:table-cell>
          <table:table-cell office:value-type="float" office:value="-1.7161812515071" calcext:value-type="float">
            <text:p>-1.7161812515071</text:p>
          </table:table-cell>
          <table:table-cell office:value-type="float" office:value="-0.74521398851296" calcext:value-type="float">
            <text:p>-0.74521398851296</text:p>
          </table:table-cell>
          <table:table-cell office:value-type="float" office:value="2.1197078549024" calcext:value-type="float">
            <text:p>2.1197078549024</text:p>
          </table:table-cell>
          <table:table-cell office:value-type="float" office:value="0.0571428571387187" calcext:value-type="float">
            <text:p>0.0571428571387187</text:p>
          </table:table-cell>
          <table:table-cell office:value-type="float" office:value="-0.466666666084929" calcext:value-type="float">
            <text:p>-0.466666666084929</text:p>
          </table:table-cell>
        </table:table-row>
        <table:table-row table:style-name="ro1">
          <table:table-cell office:value-type="float" office:value="1.7401715884284E+018" calcext:value-type="float">
            <text:p>1.7401715884284E+018</text:p>
          </table:table-cell>
          <table:table-cell office:value-type="float" office:value="-1.71671422622568" calcext:value-type="float">
            <text:p>-1.71671422622568</text:p>
          </table:table-cell>
          <table:table-cell office:value-type="float" office:value="-0.744334277815015" calcext:value-type="float">
            <text:p>-0.744334277815015</text:p>
          </table:table-cell>
          <table:table-cell office:value-type="float" office:value="2.11130785491283" calcext:value-type="float">
            <text:p>2.11130785491283</text:p>
          </table:table-cell>
          <table:table-cell office:value-type="float" office:value="0.0571428571386471" calcext:value-type="float">
            <text:p>0.0571428571386471</text:p>
          </table:table-cell>
          <table:table-cell office:value-type="float" office:value="-0.46666666608685" calcext:value-type="float">
            <text:p>-0.46666666608685</text:p>
          </table:table-cell>
        </table:table-row>
        <table:table-row table:style-name="ro1">
          <table:table-cell office:value-type="float" office:value="1.74017158844333E+018" calcext:value-type="float">
            <text:p>1.74017158844333E+018</text:p>
          </table:table-cell>
          <table:table-cell office:value-type="float" office:value="-1.71715271429726" calcext:value-type="float">
            <text:p>-1.71715271429726</text:p>
          </table:table-cell>
          <table:table-cell office:value-type="float" office:value="-0.743597786750214" calcext:value-type="float">
            <text:p>-0.743597786750214</text:p>
          </table:table-cell>
          <table:table-cell office:value-type="float" office:value="2.10430785492149" calcext:value-type="float">
            <text:p>2.10430785492149</text:p>
          </table:table-cell>
          <table:table-cell office:value-type="float" office:value="0.0571428571385805" calcext:value-type="float">
            <text:p>0.0571428571385805</text:p>
          </table:table-cell>
          <table:table-cell office:value-type="float" office:value="-0.466666666088375" calcext:value-type="float">
            <text:p>-0.466666666088375</text:p>
          </table:table-cell>
        </table:table-row>
        <table:table-row table:style-name="ro1">
          <table:table-cell office:value-type="float" office:value="1.74017158845871E+018" calcext:value-type="float">
            <text:p>1.74017158845871E+018</text:p>
          </table:table-cell>
          <table:table-cell office:value-type="float" office:value="-1.71758603623057" calcext:value-type="float">
            <text:p>-1.71758603623057</text:p>
          </table:table-cell>
          <table:table-cell office:value-type="float" office:value="-0.742858244337941" calcext:value-type="float">
            <text:p>-0.742858244337941</text:p>
          </table:table-cell>
          <table:table-cell office:value-type="float" office:value="2.09730785493013" calcext:value-type="float">
            <text:p>2.09730785493013</text:p>
          </table:table-cell>
          <table:table-cell office:value-type="float" office:value="0.0571428571384967" calcext:value-type="float">
            <text:p>0.0571428571384967</text:p>
          </table:table-cell>
          <table:table-cell office:value-type="float" office:value="-0.466666666089884" calcext:value-type="float">
            <text:p>-0.466666666089884</text:p>
          </table:table-cell>
        </table:table-row>
        <table:table-row table:style-name="ro1">
          <table:table-cell office:value-type="float" office:value="1.74017158847777E+018" calcext:value-type="float">
            <text:p>1.74017158847777E+018</text:p>
          </table:table-cell>
          <table:table-cell office:value-type="float" office:value="-1.71809917337031" calcext:value-type="float">
            <text:p>-1.71809917337031</text:p>
          </table:table-cell>
          <table:table-cell office:value-type="float" office:value="-0.741966816697274" calcext:value-type="float">
            <text:p>-0.741966816697274</text:p>
          </table:table-cell>
          <table:table-cell office:value-type="float" office:value="2.08890785494047" calcext:value-type="float">
            <text:p>2.08890785494047</text:p>
          </table:table-cell>
          <table:table-cell office:value-type="float" office:value="0.0571428571384116" calcext:value-type="float">
            <text:p>0.0571428571384116</text:p>
          </table:table-cell>
          <table:table-cell office:value-type="float" office:value="-0.466666666091822" calcext:value-type="float">
            <text:p>-0.466666666091822</text:p>
          </table:table-cell>
        </table:table-row>
        <table:table-row table:style-name="ro1">
          <table:table-cell office:value-type="float" office:value="1.74017158849229E+018" calcext:value-type="float">
            <text:p>1.74017158849229E+018</text:p>
          </table:table-cell>
          <table:table-cell office:value-type="float" office:value="-1.71852105541835" calcext:value-type="float">
            <text:p>-1.71852105541835</text:p>
          </table:table-cell>
          <table:table-cell office:value-type="float" office:value="-0.741220689084208" calcext:value-type="float">
            <text:p>-0.741220689084208</text:p>
          </table:table-cell>
          <table:table-cell office:value-type="float" office:value="2.08190785494905" calcext:value-type="float">
            <text:p>2.08190785494905</text:p>
          </table:table-cell>
          <table:table-cell office:value-type="float" office:value="0.0571428571383412" calcext:value-type="float">
            <text:p>0.0571428571383412</text:p>
          </table:table-cell>
          <table:table-cell office:value-type="float" office:value="-0.466666666093442" calcext:value-type="float">
            <text:p>-0.466666666093442</text:p>
          </table:table-cell>
        </table:table-row>
        <table:table-row table:style-name="ro1">
          <table:table-cell office:value-type="float" office:value="1.7401715885076E+018" calcext:value-type="float">
            <text:p>1.7401715885076E+018</text:p>
          </table:table-cell>
          <table:table-cell office:value-type="float" office:value="-1.71893770427969" calcext:value-type="float">
            <text:p>-1.71893770427969</text:p>
          </table:table-cell>
          <table:table-cell office:value-type="float" office:value="-0.740471626600981" calcext:value-type="float">
            <text:p>-0.740471626600981</text:p>
          </table:table-cell>
          <table:table-cell office:value-type="float" office:value="2.07490785495761" calcext:value-type="float">
            <text:p>2.07490785495761</text:p>
          </table:table-cell>
          <table:table-cell office:value-type="float" office:value="0.0571428571382636" calcext:value-type="float">
            <text:p>0.0571428571382636</text:p>
          </table:table-cell>
          <table:table-cell office:value-type="float" office:value="-0.466666666095062" calcext:value-type="float">
            <text:p>-0.466666666095062</text:p>
          </table:table-cell>
        </table:table-row>
        <table:table-row table:style-name="ro1">
          <table:table-cell office:value-type="float" office:value="1.74017158852599E+018" calcext:value-type="float">
            <text:p>1.74017158852599E+018</text:p>
          </table:table-cell>
          <table:table-cell office:value-type="float" office:value="-1.71943074637965" calcext:value-type="float">
            <text:p>-1.71943074637965</text:p>
          </table:table-cell>
          <table:table-cell office:value-type="float" office:value="-0.739568929281619" calcext:value-type="float">
            <text:p>-0.739568929281619</text:p>
          </table:table-cell>
          <table:table-cell office:value-type="float" office:value="2.06650785496785" calcext:value-type="float">
            <text:p>2.06650785496785</text:p>
          </table:table-cell>
          <table:table-cell office:value-type="float" office:value="0.0571428571381821" calcext:value-type="float">
            <text:p>0.0571428571381821</text:p>
          </table:table-cell>
          <table:table-cell office:value-type="float" office:value="-0.466666666097095" calcext:value-type="float">
            <text:p>-0.466666666097095</text:p>
          </table:table-cell>
        </table:table-row>
        <table:table-row table:style-name="ro1">
          <table:table-cell office:value-type="float" office:value="1.74017158854093E+018" calcext:value-type="float">
            <text:p>1.74017158854093E+018</text:p>
          </table:table-cell>
          <table:table-cell office:value-type="float" office:value="-1.71987417191544" calcext:value-type="float">
            <text:p>-1.71987417191544</text:p>
          </table:table-cell>
          <table:table-cell office:value-type="float" office:value="-0.738742199026317" calcext:value-type="float">
            <text:p>-0.738742199026317</text:p>
          </table:table-cell>
          <table:table-cell office:value-type="float" office:value="2.06020310497074" calcext:value-type="float">
            <text:p>2.06020310497074</text:p>
          </table:table-cell>
          <table:table-cell office:value-type="float" office:value="0.0598428571154853" calcext:value-type="float">
            <text:p>0.0598428571154853</text:p>
          </table:table-cell>
          <table:table-cell office:value-type="float" office:value="-0.443491666285899" calcext:value-type="float">
            <text:p>-0.443491666285899</text:p>
          </table:table-cell>
        </table:table-row>
        <table:table-row table:style-name="ro1">
          <table:table-cell office:value-type="float" office:value="1.74017158855897E+018" calcext:value-type="float">
            <text:p>1.74017158855897E+018</text:p>
          </table:table-cell>
          <table:table-cell office:value-type="float" office:value="-1.72052545463391" calcext:value-type="float">
            <text:p>-1.72052545463391</text:p>
          </table:table-cell>
          <table:table-cell office:value-type="float" office:value="-0.737510746894058" calcext:value-type="float">
            <text:p>-0.737510746894058</text:p>
          </table:table-cell>
          <table:table-cell office:value-type="float" office:value="2.05493172996876" calcext:value-type="float">
            <text:p>2.05493172996876</text:p>
          </table:table-cell>
          <table:table-cell office:value-type="float" office:value="0.0719928570673008" calcext:value-type="float">
            <text:p>0.0719928570673008</text:p>
          </table:table-cell>
          <table:table-cell office:value-type="float" office:value="-0.339204166693315" calcext:value-type="float">
            <text:p>-0.339204166693315</text:p>
          </table:table-cell>
        </table:table-row>
        <table:table-row table:style-name="ro1">
          <table:table-cell office:value-type="float" office:value="1.74017158857442E+018" calcext:value-type="float">
            <text:p>1.74017158857442E+018</text:p>
          </table:table-cell>
          <table:table-cell office:value-type="float" office:value="-1.7211677361899" calcext:value-type="float">
            <text:p>-1.7211677361899</text:p>
          </table:table-cell>
          <table:table-cell office:value-type="float" office:value="-0.736285209879957" calcext:value-type="float">
            <text:p>-0.736285209879957</text:p>
          </table:table-cell>
          <table:table-cell office:value-type="float" office:value="2.05245085496487" calcext:value-type="float">
            <text:p>2.05245085496487</text:p>
          </table:table-cell>
          <table:table-cell office:value-type="float" office:value="0.0854928570550098" calcext:value-type="float">
            <text:p>0.0854928570550098</text:p>
          </table:table-cell>
          <table:table-cell office:value-type="float" office:value="-0.223329166851568" calcext:value-type="float">
            <text:p>-0.223329166851568</text:p>
          </table:table-cell>
        </table:table-row>
        <table:table-row table:style-name="ro1">
          <table:table-cell office:value-type="float" office:value="1.74017158858954E+018" calcext:value-type="float">
            <text:p>1.74017158858954E+018</text:p>
          </table:table-cell>
          <table:table-cell office:value-type="float" office:value="-1.72190178240535" calcext:value-type="float">
            <text:p>-1.72190178240535</text:p>
          </table:table-cell>
          <table:table-cell office:value-type="float" office:value="-0.73487914260257" calcext:value-type="float">
            <text:p>-0.73487914260257</text:p>
          </table:table-cell>
          <table:table-cell office:value-type="float" office:value="2.05170810496096" calcext:value-type="float">
            <text:p>2.05170810496096</text:p>
          </table:table-cell>
          <table:table-cell office:value-type="float" office:value="0.0989928570521926" calcext:value-type="float">
            <text:p>0.0989928570521926</text:p>
          </table:table-cell>
          <table:table-cell office:value-type="float" office:value="-0.107454166926466" calcext:value-type="float">
            <text:p>-0.107454166926466</text:p>
          </table:table-cell>
        </table:table-row>
        <table:table-row table:style-name="ro1">
          <table:table-cell office:value-type="float" office:value="1.74017158860825E+018" calcext:value-type="float">
            <text:p>1.74017158860825E+018</text:p>
          </table:table-cell>
          <table:table-cell office:value-type="float" office:value="-1.72290689731924" calcext:value-type="float">
            <text:p>-1.72290689731924</text:p>
          </table:table-cell>
          <table:table-cell office:value-type="float" office:value="-0.732955199352451" calcext:value-type="float">
            <text:p>-0.732955199352451</text:p>
          </table:table-cell>
          <table:table-cell office:value-type="float" office:value="2.05311112994108" calcext:value-type="float">
            <text:p>2.05311112994108</text:p>
          </table:table-cell>
          <table:table-cell office:value-type="float" office:value="0.115192857054941" calcext:value-type="float">
            <text:p>0.115192857054941</text:p>
          </table:table-cell>
          <table:table-cell office:value-type="float" office:value="0.0315958325664086" calcext:value-type="float">
            <text:p>0.0315958325664086</text:p>
          </table:table-cell>
        </table:table-row>
        <table:table-row table:style-name="ro1">
          <table:table-cell office:value-type="float" office:value="1.7401715886233E+018" calcext:value-type="float">
            <text:p>1.7401715886233E+018</text:p>
          </table:table-cell>
          <table:table-cell office:value-type="float" office:value="-1.72385180201115" calcext:value-type="float">
            <text:p>-1.72385180201115</text:p>
          </table:table-cell>
          <table:table-cell office:value-type="float" office:value="-0.731156665358967" calcext:value-type="float">
            <text:p>-0.731156665358967</text:p>
          </table:table-cell>
          <table:table-cell office:value-type="float" office:value="2.05619225492451" calcext:value-type="float">
            <text:p>2.05619225492451</text:p>
          </table:table-cell>
          <table:table-cell office:value-type="float" office:value="0.128692857056921" calcext:value-type="float">
            <text:p>0.128692857056921</text:p>
          </table:table-cell>
          <table:table-cell office:value-type="float" office:value="0.147470832229033" calcext:value-type="float">
            <text:p>0.147470832229033</text:p>
          </table:table-cell>
        </table:table-row>
        <table:table-row table:style-name="ro1">
          <table:table-cell office:value-type="float" office:value="1.74017158863806E+018" calcext:value-type="float">
            <text:p>1.74017158863806E+018</text:p>
          </table:table-cell>
          <table:table-cell office:value-type="float" office:value="-1.72489871264845" calcext:value-type="float">
            <text:p>-1.72489871264845</text:p>
          </table:table-cell>
          <table:table-cell office:value-type="float" office:value="-0.729182998030469" calcext:value-type="float">
            <text:p>-0.729182998030469</text:p>
          </table:table-cell>
          <table:table-cell office:value-type="float" office:value="2.0610115049079" calcext:value-type="float">
            <text:p>2.0610115049079</text:p>
          </table:table-cell>
          <table:table-cell office:value-type="float" office:value="0.142192857056943" calcext:value-type="float">
            <text:p>0.142192857056943</text:p>
          </table:table-cell>
          <table:table-cell office:value-type="float" office:value="0.263345832227483" calcext:value-type="float">
            <text:p>0.263345832227483</text:p>
          </table:table-cell>
        </table:table-row>
        <table:table-row table:style-name="ro1">
          <table:table-cell office:value-type="float" office:value="1.74017158865665E+018" calcext:value-type="float">
            <text:p>1.74017158865665E+018</text:p>
          </table:table-cell>
          <table:table-cell office:value-type="float" office:value="-1.7262969366683" calcext:value-type="float">
            <text:p>-1.7262969366683</text:p>
          </table:table-cell>
          <table:table-cell office:value-type="float" office:value="-0.726587381223602" calcext:value-type="float">
            <text:p>-0.726587381223602</text:p>
          </table:table-cell>
          <table:table-cell office:value-type="float" office:value="2.06908892988794" calcext:value-type="float">
            <text:p>2.06908892988794</text:p>
          </table:table-cell>
          <table:table-cell office:value-type="float" office:value="0.158392857056963" calcext:value-type="float">
            <text:p>0.158392857056963</text:p>
          </table:table-cell>
          <table:table-cell office:value-type="float" office:value="0.402395832224987" calcext:value-type="float">
            <text:p>0.402395832224987</text:p>
          </table:table-cell>
        </table:table-row>
        <table:table-row table:style-name="ro1">
          <table:table-cell office:value-type="float" office:value="1.74017158867149E+018" calcext:value-type="float">
            <text:p>1.74017158867149E+018</text:p>
          </table:table-cell>
          <table:table-cell office:value-type="float" office:value="-1.72758756113535" calcext:value-type="float">
            <text:p>-1.72758756113535</text:p>
          </table:table-cell>
          <table:table-cell office:value-type="float" office:value="-0.724239035088962" calcext:value-type="float">
            <text:p>-0.724239035088962</text:p>
          </table:table-cell>
          <table:table-cell office:value-type="float" office:value="2.07773205487125" calcext:value-type="float">
            <text:p>2.07773205487125</text:p>
          </table:table-cell>
          <table:table-cell office:value-type="float" office:value="0.171892857057036" calcext:value-type="float">
            <text:p>0.171892857057036</text:p>
          </table:table-cell>
          <table:table-cell office:value-type="float" office:value="0.51827083222242" calcext:value-type="float">
            <text:p>0.51827083222242</text:p>
          </table:table-cell>
        </table:table-row>
        <table:table-row table:style-name="ro1">
          <table:table-cell office:value-type="float" office:value="1.74017158869008E+018" calcext:value-type="float">
            <text:p>1.74017158869008E+018</text:p>
          </table:table-cell>
          <table:table-cell office:value-type="float" office:value="-1.72929738051211" calcext:value-type="float">
            <text:p>-1.72929738051211</text:p>
          </table:table-cell>
          <table:table-cell office:value-type="float" office:value="-0.721204772621466" calcext:value-type="float">
            <text:p>-0.721204772621466</text:p>
          </table:table-cell>
          <table:table-cell office:value-type="float" office:value="2.09039812985117" calcext:value-type="float">
            <text:p>2.09039812985117</text:p>
          </table:table-cell>
          <table:table-cell office:value-type="float" office:value="0.188092857057161" calcext:value-type="float">
            <text:p>0.188092857057161</text:p>
          </table:table-cell>
          <table:table-cell office:value-type="float" office:value="0.657320832218754" calcext:value-type="float">
            <text:p>0.657320832218754</text:p>
          </table:table-cell>
        </table:table-row>
        <table:table-row table:style-name="ro1">
          <table:table-cell office:value-type="float" office:value="1.74017158870511E+018" calcext:value-type="float">
            <text:p>1.74017158870511E+018</text:p>
          </table:table-cell>
          <table:table-cell office:value-type="float" office:value="-1.73084899784425" calcext:value-type="float">
            <text:p>-1.73084899784425</text:p>
          </table:table-cell>
          <table:table-cell office:value-type="float" office:value="-0.718530319515871" calcext:value-type="float">
            <text:p>-0.718530319515871</text:p>
          </table:table-cell>
          <table:table-cell office:value-type="float" office:value="2.10275002702239" calcext:value-type="float">
            <text:p>2.10275002702239</text:p>
          </table:table-cell>
          <table:table-cell office:value-type="float" office:value="0.200487414450707" calcext:value-type="float">
            <text:p>0.200487414450707</text:p>
          </table:table-cell>
          <table:table-cell office:value-type="float" office:value="0.769359071815843" calcext:value-type="float">
            <text:p>0.769359071815843</text:p>
          </table:table-cell>
        </table:table-row>
        <table:table-row table:style-name="ro1">
          <table:table-cell office:value-type="float" office:value="1.74017158872026E+018" calcext:value-type="float">
            <text:p>1.74017158872026E+018</text:p>
          </table:table-cell>
          <table:table-cell office:value-type="float" office:value="-1.73244361389917" calcext:value-type="float">
            <text:p>-1.73244361389917</text:p>
          </table:table-cell>
          <table:table-cell office:value-type="float" office:value="-0.71585983722913" calcext:value-type="float">
            <text:p>-0.71585983722913</text:p>
          </table:table-cell>
          <table:table-cell office:value-type="float" office:value="2.11545070747858" calcext:value-type="float">
            <text:p>2.11545070747858</text:p>
          </table:table-cell>
          <table:table-cell office:value-type="float" office:value="0.206745010114446" calcext:value-type="float">
            <text:p>0.206745010114446</text:p>
          </table:table-cell>
          <table:table-cell office:value-type="float" office:value="0.835085920913654" calcext:value-type="float">
            <text:p>0.835085920913654</text:p>
          </table:table-cell>
        </table:table-row>
        <table:table-row table:style-name="ro1">
          <table:table-cell office:value-type="float" office:value="1.74017158873871E+018" calcext:value-type="float">
            <text:p>1.74017158873871E+018</text:p>
          </table:table-cell>
          <table:table-cell office:value-type="float" office:value="-1.73440172954063" calcext:value-type="float">
            <text:p>-1.73440172954063</text:p>
          </table:table-cell>
          <table:table-cell office:value-type="float" office:value="-0.712682313320828" calcext:value-type="float">
            <text:p>-0.712682313320828</text:p>
          </table:table-cell>
          <table:table-cell office:value-type="float" office:value="2.13069152402598" calcext:value-type="float">
            <text:p>2.13069152402598</text:p>
          </table:table-cell>
          <table:table-cell office:value-type="float" office:value="0.207358048384649" calcext:value-type="float">
            <text:p>0.207358048384649</text:p>
          </table:table-cell>
          <table:table-cell office:value-type="float" office:value="0.846712030411854" calcext:value-type="float">
            <text:p>0.846712030411854</text:p>
          </table:table-cell>
        </table:table-row>
        <table:table-row table:style-name="ro1">
          <table:table-cell office:value-type="float" office:value="1.74017158875418E+018" calcext:value-type="float">
            <text:p>1.74017158875418E+018</text:p>
          </table:table-cell>
          <table:table-cell office:value-type="float" office:value="-1.73607033071985" calcext:value-type="float">
            <text:p>-1.73607033071985</text:p>
          </table:table-cell>
          <table:table-cell office:value-type="float" office:value="-0.710057423587691" calcext:value-type="float">
            <text:p>-0.710057423587691</text:p>
          </table:table-cell>
          <table:table-cell office:value-type="float" office:value="2.14339220448213" calcext:value-type="float">
            <text:p>2.14339220448213</text:p>
          </table:table-cell>
          <table:table-cell office:value-type="float" office:value="0.207358048384593" calcext:value-type="float">
            <text:p>0.207358048384593</text:p>
          </table:table-cell>
          <table:table-cell office:value-type="float" office:value="0.846712030410615" calcext:value-type="float">
            <text:p>0.846712030410615</text:p>
          </table:table-cell>
        </table:table-row>
        <table:table-row table:style-name="ro1">
          <table:table-cell office:value-type="float" office:value="1.74017158876966E+018" calcext:value-type="float">
            <text:p>1.74017158876966E+018</text:p>
          </table:table-cell>
          <table:table-cell office:value-type="float" office:value="-1.73777213431157" calcext:value-type="float">
            <text:p>-1.73777213431157</text:p>
          </table:table-cell>
          <table:table-cell office:value-type="float" office:value="-0.707453937359269" calcext:value-type="float">
            <text:p>-0.707453937359269</text:p>
          </table:table-cell>
          <table:table-cell office:value-type="float" office:value="2.15609288493827" calcext:value-type="float">
            <text:p>2.15609288493827</text:p>
          </table:table-cell>
          <table:table-cell office:value-type="float" office:value="0.207358048384549" calcext:value-type="float">
            <text:p>0.207358048384549</text:p>
          </table:table-cell>
          <table:table-cell office:value-type="float" office:value="0.846712030409535" calcext:value-type="float">
            <text:p>0.846712030409535</text:p>
          </table:table-cell>
        </table:table-row>
        <table:table-row table:style-name="ro1">
          <table:table-cell office:value-type="float" office:value="1.74017158878772E+018" calcext:value-type="float">
            <text:p>1.74017158878772E+018</text:p>
          </table:table-cell>
          <table:table-cell office:value-type="float" office:value="-1.73985773892218" calcext:value-type="float">
            <text:p>-1.73985773892218</text:p>
          </table:table-cell>
          <table:table-cell office:value-type="float" office:value="-0.704358597561871" calcext:value-type="float">
            <text:p>-0.704358597561871</text:p>
          </table:table-cell>
          <table:table-cell office:value-type="float" office:value="2.17133370148561" calcext:value-type="float">
            <text:p>2.17133370148561</text:p>
          </table:table-cell>
          <table:table-cell office:value-type="float" office:value="0.207358048384486" calcext:value-type="float">
            <text:p>0.207358048384486</text:p>
          </table:table-cell>
          <table:table-cell office:value-type="float" office:value="0.846712030408296" calcext:value-type="float">
            <text:p>0.846712030408296</text:p>
          </table:table-cell>
        </table:table-row>
        <table:table-row table:style-name="ro1">
          <table:table-cell office:value-type="float" office:value="1.74017158880311E+018" calcext:value-type="float">
            <text:p>1.74017158880311E+018</text:p>
          </table:table-cell>
          <table:table-cell office:value-type="float" office:value="-1.74163161407222" calcext:value-type="float">
            <text:p>-1.74163161407222</text:p>
          </table:table-cell>
          <table:table-cell office:value-type="float" office:value="-0.701803672326474" calcext:value-type="float">
            <text:p>-0.701803672326474</text:p>
          </table:table-cell>
          <table:table-cell office:value-type="float" office:value="2.18403438194171" calcext:value-type="float">
            <text:p>2.18403438194171</text:p>
          </table:table-cell>
          <table:table-cell office:value-type="float" office:value="0.207358048384483" calcext:value-type="float">
            <text:p>0.207358048384483</text:p>
          </table:table-cell>
          <table:table-cell office:value-type="float" office:value="0.846712030407544" calcext:value-type="float">
            <text:p>0.846712030407544</text:p>
          </table:table-cell>
        </table:table-row>
        <table:table-row table:style-name="ro1">
          <table:table-cell office:value-type="float" office:value="1.74017158882081E+018" calcext:value-type="float">
            <text:p>1.74017158882081E+018</text:p>
          </table:table-cell>
          <table:table-cell office:value-type="float" office:value="-1.74380288176574" calcext:value-type="float">
            <text:p>-1.74380288176574</text:p>
          </table:table-cell>
          <table:table-cell office:value-type="float" office:value="-0.698767808091009" calcext:value-type="float">
            <text:p>-0.698767808091009</text:p>
          </table:table-cell>
          <table:table-cell office:value-type="float" office:value="2.19927519848902" calcext:value-type="float">
            <text:p>2.19927519848902</text:p>
          </table:table-cell>
          <table:table-cell office:value-type="float" office:value="0.207358048384435" calcext:value-type="float">
            <text:p>0.207358048384435</text:p>
          </table:table-cell>
          <table:table-cell office:value-type="float" office:value="0.846712030406495" calcext:value-type="float">
            <text:p>0.846712030406495</text:p>
          </table:table-cell>
        </table:table-row>
        <table:table-row table:style-name="ro1">
          <table:table-cell office:value-type="float" office:value="1.74017158883606E+018" calcext:value-type="float">
            <text:p>1.74017158883606E+018</text:p>
          </table:table-cell>
          <table:table-cell office:value-type="float" office:value="-1.74564744365151" calcext:value-type="float">
            <text:p>-1.74564744365151</text:p>
          </table:table-cell>
          <table:table-cell office:value-type="float" office:value="-0.696263438418627" calcext:value-type="float">
            <text:p>-0.696263438418627</text:p>
          </table:table-cell>
          <table:table-cell office:value-type="float" office:value="2.2119758789451" calcext:value-type="float">
            <text:p>2.2119758789451</text:p>
          </table:table-cell>
          <table:table-cell office:value-type="float" office:value="0.207358048384338" calcext:value-type="float">
            <text:p>0.207358048384338</text:p>
          </table:table-cell>
          <table:table-cell office:value-type="float" office:value="0.846712030405501" calcext:value-type="float">
            <text:p>0.846712030405501</text:p>
          </table:table-cell>
        </table:table-row>
        <table:table-row table:style-name="ro1">
          <table:table-cell office:value-type="float" office:value="1.74017158885112E+018" calcext:value-type="float">
            <text:p>1.74017158885112E+018</text:p>
          </table:table-cell>
          <table:table-cell office:value-type="float" office:value="-1.74752366311249" calcext:value-type="float">
            <text:p>-1.74752366311249</text:p>
          </table:table-cell>
          <table:table-cell office:value-type="float" office:value="-0.693782697291334" calcext:value-type="float">
            <text:p>-0.693782697291334</text:p>
          </table:table-cell>
          <table:table-cell office:value-type="float" office:value="2.22467655940117" calcext:value-type="float">
            <text:p>2.22467655940117</text:p>
          </table:table-cell>
          <table:table-cell office:value-type="float" office:value="0.207358048384304" calcext:value-type="float">
            <text:p>0.207358048384304</text:p>
          </table:table-cell>
          <table:table-cell office:value-type="float" office:value="0.84671203040477" calcext:value-type="float">
            <text:p>0.84671203040477</text:p>
          </table:table-cell>
        </table:table-row>
        <table:table-row table:style-name="ro1">
          <table:table-cell office:value-type="float" office:value="1.7401715888696E+018" calcext:value-type="float">
            <text:p>1.7401715888696E+018</text:p>
          </table:table-cell>
          <table:table-cell office:value-type="float" office:value="-1.74981648798584" calcext:value-type="float">
            <text:p>-1.74981648798584</text:p>
          </table:table-cell>
          <table:table-cell office:value-type="float" office:value="-0.690837560765933" calcext:value-type="float">
            <text:p>-0.690837560765933</text:p>
          </table:table-cell>
          <table:table-cell office:value-type="float" office:value="2.23991737594844" calcext:value-type="float">
            <text:p>2.23991737594844</text:p>
          </table:table-cell>
          <table:table-cell office:value-type="float" office:value="0.207358048384245" calcext:value-type="float">
            <text:p>0.207358048384245</text:p>
          </table:table-cell>
          <table:table-cell office:value-type="float" office:value="0.846712030404008" calcext:value-type="float">
            <text:p>0.846712030404008</text:p>
          </table:table-cell>
        </table:table-row>
        <table:table-row table:style-name="ro1">
          <table:table-cell office:value-type="float" office:value="1.74017158888465E+018" calcext:value-type="float">
            <text:p>1.74017158888465E+018</text:p>
          </table:table-cell>
          <table:table-cell office:value-type="float" office:value="-1.75176128168832" calcext:value-type="float">
            <text:p>-1.75176128168832</text:p>
          </table:table-cell>
          <table:table-cell office:value-type="float" office:value="-0.688410205525932" calcext:value-type="float">
            <text:p>-0.688410205525932</text:p>
          </table:table-cell>
          <table:table-cell office:value-type="float" office:value="2.25261805640448" calcext:value-type="float">
            <text:p>2.25261805640448</text:p>
          </table:table-cell>
          <table:table-cell office:value-type="float" office:value="0.207358048384208" calcext:value-type="float">
            <text:p>0.207358048384208</text:p>
          </table:table-cell>
          <table:table-cell office:value-type="float" office:value="0.846712030403499" calcext:value-type="float">
            <text:p>0.846712030403499</text:p>
          </table:table-cell>
        </table:table-row>
        <table:table-row table:style-name="ro1">
          <table:table-cell office:value-type="float" office:value="1.74017158889995E+018" calcext:value-type="float">
            <text:p>1.74017158889995E+018</text:p>
          </table:table-cell>
          <table:table-cell office:value-type="float" office:value="-1.75373674677265" calcext:value-type="float">
            <text:p>-1.75373674677265</text:p>
          </table:table-cell>
          <table:table-cell office:value-type="float" office:value="-0.68600774559766" calcext:value-type="float">
            <text:p>-0.68600774559766</text:p>
          </table:table-cell>
          <table:table-cell office:value-type="float" office:value="2.26531873686052" calcext:value-type="float">
            <text:p>2.26531873686052</text:p>
          </table:table-cell>
          <table:table-cell office:value-type="float" office:value="0.20735804838419" calcext:value-type="float">
            <text:p>0.20735804838419</text:p>
          </table:table-cell>
          <table:table-cell office:value-type="float" office:value="0.846712030402959" calcext:value-type="float">
            <text:p>0.846712030402959</text:p>
          </table:table-cell>
        </table:table-row>
        <table:table-row table:style-name="ro1">
          <table:table-cell office:value-type="float" office:value="1.74017158891835E+018" calcext:value-type="float">
            <text:p>1.74017158891835E+018</text:p>
          </table:table-cell>
          <table:table-cell office:value-type="float" office:value="-1.75614734208973" calcext:value-type="float">
            <text:p>-1.75614734208973</text:p>
          </table:table-cell>
          <table:table-cell office:value-type="float" office:value="-0.683158200849746" calcext:value-type="float">
            <text:p>-0.683158200849746</text:p>
          </table:table-cell>
          <table:table-cell office:value-type="float" office:value="2.28055955340777" calcext:value-type="float">
            <text:p>2.28055955340777</text:p>
          </table:table-cell>
          <table:table-cell office:value-type="float" office:value="0.207358048384141" calcext:value-type="float">
            <text:p>0.207358048384141</text:p>
          </table:table-cell>
          <table:table-cell office:value-type="float" office:value="0.846712030402419" calcext:value-type="float">
            <text:p>0.846712030402419</text:p>
          </table:table-cell>
        </table:table-row>
        <table:table-row table:style-name="ro1">
          <table:table-cell office:value-type="float" office:value="1.74017158893375E+018" calcext:value-type="float">
            <text:p>1.74017158893375E+018</text:p>
          </table:table-cell>
          <table:table-cell office:value-type="float" office:value="-1.75818915566692" calcext:value-type="float">
            <text:p>-1.75818915566692</text:p>
          </table:table-cell>
          <table:table-cell office:value-type="float" office:value="-0.680811868963088" calcext:value-type="float">
            <text:p>-0.680811868963088</text:p>
          </table:table-cell>
          <table:table-cell office:value-type="float" office:value="2.2932602338638" calcext:value-type="float">
            <text:p>2.2932602338638</text:p>
          </table:table-cell>
          <table:table-cell office:value-type="float" office:value="0.207358048384108" calcext:value-type="float">
            <text:p>0.207358048384108</text:p>
          </table:table-cell>
          <table:table-cell office:value-type="float" office:value="0.846712030402133" calcext:value-type="float">
            <text:p>0.846712030402133</text:p>
          </table:table-cell>
        </table:table-row>
        <table:table-row table:style-name="ro1">
          <table:table-cell office:value-type="float" office:value="1.74017158895187E+018" calcext:value-type="float">
            <text:p>1.74017158895187E+018</text:p>
          </table:table-cell>
          <table:table-cell office:value-type="float" office:value="-1.76067842022261" calcext:value-type="float">
            <text:p>-1.76067842022261</text:p>
          </table:table-cell>
          <table:table-cell office:value-type="float" office:value="-0.678030783379203" calcext:value-type="float">
            <text:p>-0.678030783379203</text:p>
          </table:table-cell>
          <table:table-cell office:value-type="float" office:value="2.30850105041103" calcext:value-type="float">
            <text:p>2.30850105041103</text:p>
          </table:table-cell>
          <table:table-cell office:value-type="float" office:value="0.207358048384075" calcext:value-type="float">
            <text:p>0.207358048384075</text:p>
          </table:table-cell>
          <table:table-cell office:value-type="float" office:value="0.846712030401847" calcext:value-type="float">
            <text:p>0.846712030401847</text:p>
          </table:table-cell>
        </table:table-row>
        <table:table-row table:style-name="ro1">
          <table:table-cell office:value-type="float" office:value="1.740171588967E+018" calcext:value-type="float">
            <text:p>1.740171588967E+018</text:p>
          </table:table-cell>
          <table:table-cell office:value-type="float" office:value="-1.76278498829686" calcext:value-type="float">
            <text:p>-1.76278498829686</text:p>
          </table:table-cell>
          <table:table-cell office:value-type="float" office:value="-0.675742411260234" calcext:value-type="float">
            <text:p>-0.675742411260234</text:p>
          </table:table-cell>
          <table:table-cell office:value-type="float" office:value="2.32120173086705" calcext:value-type="float">
            <text:p>2.32120173086705</text:p>
          </table:table-cell>
          <table:table-cell office:value-type="float" office:value="0.207358048384041" calcext:value-type="float">
            <text:p>0.207358048384041</text:p>
          </table:table-cell>
          <table:table-cell office:value-type="float" office:value="0.846712030401752" calcext:value-type="float">
            <text:p>0.846712030401752</text:p>
          </table:table-cell>
        </table:table-row>
        <table:table-row table:style-name="ro1">
          <table:table-cell office:value-type="float" office:value="1.74017158898222E+018" calcext:value-type="float">
            <text:p>1.74017158898222E+018</text:p>
          </table:table-cell>
          <table:table-cell office:value-type="float" office:value="-1.7649204495727" calcext:value-type="float">
            <text:p>-1.7649204495727</text:p>
          </table:table-cell>
          <table:table-cell office:value-type="float" office:value="-0.673480977833013" calcext:value-type="float">
            <text:p>-0.673480977833013</text:p>
          </table:table-cell>
          <table:table-cell office:value-type="float" office:value="2.33390241132308" calcext:value-type="float">
            <text:p>2.33390241132308</text:p>
          </table:table-cell>
          <table:table-cell office:value-type="float" office:value="0.207358048383997" calcext:value-type="float">
            <text:p>0.207358048383997</text:p>
          </table:table-cell>
          <table:table-cell office:value-type="float" office:value="0.846712030401752" calcext:value-type="float">
            <text:p>0.846712030401752</text:p>
          </table:table-cell>
        </table:table-row>
        <table:table-row table:style-name="ro1">
          <table:table-cell office:value-type="float" office:value="1.74017158900039E+018" calcext:value-type="float">
            <text:p>1.74017158900039E+018</text:p>
          </table:table-cell>
          <table:table-cell office:value-type="float" office:value="-1.76752065680412" calcext:value-type="float">
            <text:p>-1.76752065680412</text:p>
          </table:table-cell>
          <table:table-cell office:value-type="float" office:value="-0.670803330095398" calcext:value-type="float">
            <text:p>-0.670803330095398</text:p>
          </table:table-cell>
          <table:table-cell office:value-type="float" office:value="2.34914322787032" calcext:value-type="float">
            <text:p>2.34914322787032</text:p>
          </table:table-cell>
          <table:table-cell office:value-type="float" office:value="0.207358048384039" calcext:value-type="float">
            <text:p>0.207358048384039</text:p>
          </table:table-cell>
          <table:table-cell office:value-type="float" office:value="0.846712030402016" calcext:value-type="float">
            <text:p>0.846712030402016</text:p>
          </table:table-cell>
        </table:table-row>
        <table:table-row table:style-name="ro1">
          <table:table-cell office:value-type="float" office:value="1.74017158901553E+018" calcext:value-type="float">
            <text:p>1.74017158901553E+018</text:p>
          </table:table-cell>
          <table:table-cell office:value-type="float" office:value="-1.76971846414135" calcext:value-type="float">
            <text:p>-1.76971846414135</text:p>
          </table:table-cell>
          <table:table-cell office:value-type="float" office:value="-0.668602439613173" calcext:value-type="float">
            <text:p>-0.668602439613173</text:p>
          </table:table-cell>
          <table:table-cell office:value-type="float" office:value="2.36184390832635" calcext:value-type="float">
            <text:p>2.36184390832635</text:p>
          </table:table-cell>
          <table:table-cell office:value-type="float" office:value="0.207358048384017" calcext:value-type="float">
            <text:p>0.207358048384017</text:p>
          </table:table-cell>
          <table:table-cell office:value-type="float" office:value="0.846712030402206" calcext:value-type="float">
            <text:p>0.846712030402206</text:p>
          </table:table-cell>
        </table:table-row>
        <table:table-row table:style-name="ro1">
          <table:table-cell office:value-type="float" office:value="1.74017158903074E+018" calcext:value-type="float">
            <text:p>1.74017158903074E+018</text:p>
          </table:table-cell>
          <table:table-cell office:value-type="float" office:value="-1.77194404627504" calcext:value-type="float">
            <text:p>-1.77194404627504</text:p>
          </table:table-cell>
          <table:table-cell office:value-type="float" office:value="-0.66642963953665" calcext:value-type="float">
            <text:p>-0.66642963953665</text:p>
          </table:table-cell>
          <table:table-cell office:value-type="float" office:value="2.37454458878238" calcext:value-type="float">
            <text:p>2.37454458878238</text:p>
          </table:table-cell>
          <table:table-cell office:value-type="float" office:value="0.207358048383942" calcext:value-type="float">
            <text:p>0.207358048383942</text:p>
          </table:table-cell>
          <table:table-cell office:value-type="float" office:value="0.846712030402228" calcext:value-type="float">
            <text:p>0.846712030402228</text:p>
          </table:table-cell>
        </table:table-row>
        <table:table-row table:style-name="ro1">
          <table:table-cell office:value-type="float" office:value="1.74017158904884E+018" calcext:value-type="float">
            <text:p>1.74017158904884E+018</text:p>
          </table:table-cell>
          <table:table-cell office:value-type="float" office:value="-1.7747093935052" calcext:value-type="float">
            <text:p>-1.7747093935052</text:p>
          </table:table-cell>
          <table:table-cell office:value-type="float" office:value="-0.663803814286895" calcext:value-type="float">
            <text:p>-0.663803814286895</text:p>
          </table:table-cell>
          <table:table-cell office:value-type="float" office:value="2.38909015533321" calcext:value-type="float">
            <text:p>2.38909015533321</text:p>
          </table:table-cell>
          <table:table-cell office:value-type="float" office:value="0.210058048368939" calcext:value-type="float">
            <text:p>0.210058048368939</text:p>
          </table:table-cell>
          <table:table-cell office:value-type="float" office:value="0.823537030521941" calcext:value-type="float">
            <text:p>0.823537030521941</text:p>
          </table:table-cell>
        </table:table-row>
        <table:table-row table:style-name="ro1">
          <table:table-cell office:value-type="float" office:value="1.74017158906429E+018" calcext:value-type="float">
            <text:p>1.74017158906429E+018</text:p>
          </table:table-cell>
          <table:table-cell office:value-type="float" office:value="-1.77719915208003" calcext:value-type="float">
            <text:p>-1.77719915208003</text:p>
          </table:table-cell>
          <table:table-cell office:value-type="float" office:value="-0.661497440598861" calcext:value-type="float">
            <text:p>-0.661497440598861</text:p>
          </table:table-cell>
          <table:table-cell office:value-type="float" office:value="2.39935746079943" calcext:value-type="float">
            <text:p>2.39935746079943</text:p>
          </table:table-cell>
          <table:table-cell office:value-type="float" office:value="0.219508048328659" calcext:value-type="float">
            <text:p>0.219508048328659</text:p>
          </table:table-cell>
          <table:table-cell office:value-type="float" office:value="0.742424530861424" calcext:value-type="float">
            <text:p>0.742424530861424</text:p>
          </table:table-cell>
        </table:table-row>
        <table:table-row table:style-name="ro1">
          <table:table-cell office:value-type="float" office:value="1.74017158908286E+018" calcext:value-type="float">
            <text:p>1.74017158908286E+018</text:p>
          </table:table-cell>
          <table:table-cell office:value-type="float" office:value="-1.78041291935874" calcext:value-type="float">
            <text:p>-1.78041291935874</text:p>
          </table:table-cell>
          <table:table-cell office:value-type="float" office:value="-0.658580822074782" calcext:value-type="float">
            <text:p>-0.658580822074782</text:p>
          </table:table-cell>
          <table:table-cell office:value-type="float" office:value="2.40938390235894" calcext:value-type="float">
            <text:p>2.40938390235894</text:p>
          </table:table-cell>
          <table:table-cell office:value-type="float" office:value="0.235708048303245" calcext:value-type="float">
            <text:p>0.235708048303245</text:p>
          </table:table-cell>
          <table:table-cell office:value-type="float" office:value="0.603374531082718" calcext:value-type="float">
            <text:p>0.603374531082718</text:p>
          </table:table-cell>
        </table:table-row>
        <table:table-row table:style-name="ro1">
          <table:table-cell office:value-type="float" office:value="1.74017158909811E+018" calcext:value-type="float">
            <text:p>1.74017158909811E+018</text:p>
          </table:table-cell>
          <table:table-cell office:value-type="float" office:value="-1.78327693237959" calcext:value-type="float">
            <text:p>-1.78327693237959</text:p>
          </table:table-cell>
          <table:table-cell office:value-type="float" office:value="-0.656023842221635" calcext:value-type="float">
            <text:p>-0.656023842221635</text:p>
          </table:table-cell>
          <table:table-cell office:value-type="float" office:value="2.41582733282522" calcext:value-type="float">
            <text:p>2.41582733282522</text:p>
          </table:table-cell>
          <table:table-cell office:value-type="float" office:value="0.249208048303081" calcext:value-type="float">
            <text:p>0.249208048303081</text:p>
          </table:table-cell>
          <table:table-cell office:value-type="float" office:value="0.487499531084777" calcext:value-type="float">
            <text:p>0.487499531084777</text:p>
          </table:table-cell>
        </table:table-row>
        <table:table-row table:style-name="ro1">
          <table:table-cell office:value-type="float" office:value="1.74017158911288E+018" calcext:value-type="float">
            <text:p>1.74017158911288E+018</text:p>
          </table:table-cell>
          <table:table-cell office:value-type="float" office:value="-1.78630694065618" calcext:value-type="float">
            <text:p>-1.78630694065618</text:p>
          </table:table-cell>
          <table:table-cell office:value-type="float" office:value="-0.653348820982915" calcext:value-type="float">
            <text:p>-0.653348820982915</text:p>
          </table:table-cell>
          <table:table-cell office:value-type="float" office:value="2.42053263829155" calcext:value-type="float">
            <text:p>2.42053263829155</text:p>
          </table:table-cell>
          <table:table-cell office:value-type="float" office:value="0.262708048302955" calcext:value-type="float">
            <text:p>0.262708048302955</text:p>
          </table:table-cell>
          <table:table-cell office:value-type="float" office:value="0.371624531087027" calcext:value-type="float">
            <text:p>0.371624531087027</text:p>
          </table:table-cell>
        </table:table-row>
        <table:table-row table:style-name="ro1">
          <table:table-cell office:value-type="float" office:value="1.74017158913097E+018" calcext:value-type="float">
            <text:p>1.74017158913097E+018</text:p>
          </table:table-cell>
          <table:table-cell office:value-type="float" office:value="-1.79015620286615" calcext:value-type="float">
            <text:p>-1.79015620286615</text:p>
          </table:table-cell>
          <table:table-cell office:value-type="float" office:value="-0.64997843195778" calcext:value-type="float">
            <text:p>-0.64997843195778</text:p>
          </table:table-cell>
          <table:table-cell office:value-type="float" office:value="2.42388467985116" calcext:value-type="float">
            <text:p>2.42388467985116</text:p>
          </table:table-cell>
          <table:table-cell office:value-type="float" office:value="0.278866033770434" calcext:value-type="float">
            <text:p>0.278866033770434</text:p>
          </table:table-cell>
          <table:table-cell office:value-type="float" office:value="0.232574531089294" calcext:value-type="float">
            <text:p>0.232574531089294</text:p>
          </table:table-cell>
        </table:table-row>
        <table:table-row table:style-name="ro1">
          <table:table-cell office:value-type="float" office:value="1.74017158914605E+018" calcext:value-type="float">
            <text:p>1.74017158914605E+018</text:p>
          </table:table-cell>
          <table:table-cell office:value-type="float" office:value="-1.79344199318115" calcext:value-type="float">
            <text:p>-1.79344199318115</text:p>
          </table:table-cell>
          <table:table-cell office:value-type="float" office:value="-0.647113223658221" calcext:value-type="float">
            <text:p>-0.647113223658221</text:p>
          </table:table-cell>
          <table:table-cell office:value-type="float" office:value="2.42476611031695" calcext:value-type="float">
            <text:p>2.42476611031695</text:p>
          </table:table-cell>
          <table:table-cell office:value-type="float" office:value="0.28810596114026" calcext:value-type="float">
            <text:p>0.28810596114026</text:p>
          </table:table-cell>
          <table:table-cell office:value-type="float" office:value="0.116699531071309" calcext:value-type="float">
            <text:p>0.116699531071309</text:p>
          </table:table-cell>
        </table:table-row>
        <table:table-row table:style-name="ro1">
          <table:table-cell office:value-type="float" office:value="1.74017158916101E+018" calcext:value-type="float">
            <text:p>1.74017158916101E+018</text:p>
          </table:table-cell>
          <table:table-cell office:value-type="float" office:value="-1.79672781893866" calcext:value-type="float">
            <text:p>-1.79672781893866</text:p>
          </table:table-cell>
          <table:table-cell office:value-type="float" office:value="-0.644248055992277" calcext:value-type="float">
            <text:p>-0.644248055992277</text:p>
          </table:table-cell>
          <table:table-cell office:value-type="float" office:value="2.4239094157977" calcext:value-type="float">
            <text:p>2.4239094157977</text:p>
          </table:table-cell>
          <table:table-cell office:value-type="float" office:value="0.29063790304462" calcext:value-type="float">
            <text:p>0.29063790304462</text:p>
          </table:table-cell>
          <table:table-cell office:value-type="float" office:value="0.000824531551065155" calcext:value-type="float">
            <text:p>0.000824531551065155</text:p>
          </table:table-cell>
        </table:table-row>
        <table:table-row table:style-name="ro1">
          <table:table-cell office:value-type="float" office:value="1.74017158917928E+018" calcext:value-type="float">
            <text:p>1.74017158917928E+018</text:p>
          </table:table-cell>
          <table:table-cell office:value-type="float" office:value="-1.80066482131576" calcext:value-type="float">
            <text:p>-1.80066482131576</text:p>
          </table:table-cell>
          <table:table-cell office:value-type="float" office:value="-0.640803000681858" calcext:value-type="float">
            <text:p>-0.640803000681858</text:p>
          </table:table-cell>
          <table:table-cell office:value-type="float" office:value="2.42155154950609" calcext:value-type="float">
            <text:p>2.42155154950609</text:p>
          </table:table-cell>
          <table:table-cell office:value-type="float" office:value="0.290637903047292" calcext:value-type="float">
            <text:p>0.290637903047292</text:p>
          </table:table-cell>
          <table:table-cell office:value-type="float" office:value="-0.106075730235337" calcext:value-type="float">
            <text:p>-0.106075730235337</text:p>
          </table:table-cell>
        </table:table-row>
        <table:table-row table:style-name="ro1">
          <table:table-cell office:value-type="float" office:value="1.7401715891947E+018" calcext:value-type="float">
            <text:p>1.7401715891947E+018</text:p>
          </table:table-cell>
          <table:table-cell office:value-type="float" office:value="-1.80393940655046" calcext:value-type="float">
            <text:p>-1.80393940655046</text:p>
          </table:table-cell>
          <table:table-cell office:value-type="float" office:value="-0.637924993863058" calcext:value-type="float">
            <text:p>-0.637924993863058</text:p>
          </table:table-cell>
          <table:table-cell office:value-type="float" office:value="2.41957359711794" calcext:value-type="float">
            <text:p>2.41957359711794</text:p>
          </table:table-cell>
          <table:table-cell office:value-type="float" office:value="0.290637903047461" calcext:value-type="float">
            <text:p>0.290637903047461</text:p>
          </table:table-cell>
          <table:table-cell office:value-type="float" office:value="-0.131863492529867" calcext:value-type="float">
            <text:p>-0.131863492529867</text:p>
          </table:table-cell>
        </table:table-row>
        <table:table-row table:style-name="ro1">
          <table:table-cell office:value-type="float" office:value="1.7401715892131E+018" calcext:value-type="float">
            <text:p>1.7401715892131E+018</text:p>
          </table:table-cell>
          <table:table-cell office:value-type="float" office:value="-1.80786138507603" calcext:value-type="float">
            <text:p>-1.80786138507603</text:p>
          </table:table-cell>
          <table:table-cell office:value-type="float" office:value="-0.634462844504782" calcext:value-type="float">
            <text:p>-0.634462844504782</text:p>
          </table:table-cell>
          <table:table-cell office:value-type="float" office:value="2.41720005425216" calcext:value-type="float">
            <text:p>2.41720005425216</text:p>
          </table:table-cell>
          <table:table-cell office:value-type="float" office:value="0.290637903047392" calcext:value-type="float">
            <text:p>0.290637903047392</text:p>
          </table:table-cell>
          <table:table-cell office:value-type="float" office:value="-0.131863492543432" calcext:value-type="float">
            <text:p>-0.131863492543432</text:p>
          </table:table-cell>
        </table:table-row>
        <table:table-row table:style-name="ro1">
          <table:table-cell office:value-type="float" office:value="1.74017158922858E+018" calcext:value-type="float">
            <text:p>1.74017158922858E+018</text:p>
          </table:table-cell>
          <table:table-cell office:value-type="float" office:value="-1.81112341571432" calcext:value-type="float">
            <text:p>-1.81112341571432</text:p>
          </table:table-cell>
          <table:table-cell office:value-type="float" office:value="-0.631570615637069" calcext:value-type="float">
            <text:p>-0.631570615637069</text:p>
          </table:table-cell>
          <table:table-cell office:value-type="float" office:value="2.415222101864" calcext:value-type="float">
            <text:p>2.415222101864</text:p>
          </table:table-cell>
          <table:table-cell office:value-type="float" office:value="0.290637903047392" calcext:value-type="float">
            <text:p>0.290637903047392</text:p>
          </table:table-cell>
          <table:table-cell office:value-type="float" office:value="-0.131863492543813" calcext:value-type="float">
            <text:p>-0.131863492543813</text:p>
          </table:table-cell>
        </table:table-row>
        <table:table-row table:style-name="ro1">
          <table:table-cell office:value-type="float" office:value="1.74017158924381E+018" calcext:value-type="float">
            <text:p>1.74017158924381E+018</text:p>
          </table:table-cell>
          <table:table-cell office:value-type="float" office:value="-1.81437971928433" calcext:value-type="float">
            <text:p>-1.81437971928433</text:p>
          </table:table-cell>
          <table:table-cell office:value-type="float" office:value="-0.628671940289896" calcext:value-type="float">
            <text:p>-0.628671940289896</text:p>
          </table:table-cell>
          <table:table-cell office:value-type="float" office:value="2.41324414947583" calcext:value-type="float">
            <text:p>2.41324414947583</text:p>
          </table:table-cell>
          <table:table-cell office:value-type="float" office:value="0.290637903047392" calcext:value-type="float">
            <text:p>0.290637903047392</text:p>
          </table:table-cell>
          <table:table-cell office:value-type="float" office:value="-0.131863492544067" calcext:value-type="float">
            <text:p>-0.131863492544067</text:p>
          </table:table-cell>
        </table:table-row>
        <table:table-row table:style-name="ro1">
          <table:table-cell office:value-type="float" office:value="1.74017158926197E+018" calcext:value-type="float">
            <text:p>1.74017158926197E+018</text:p>
          </table:table-cell>
          <table:table-cell office:value-type="float" office:value="-1.81827970590242" calcext:value-type="float">
            <text:p>-1.81827970590242</text:p>
          </table:table-cell>
          <table:table-cell office:value-type="float" office:value="-0.62518503648956" calcext:value-type="float">
            <text:p>-0.62518503648956</text:p>
          </table:table-cell>
          <table:table-cell office:value-type="float" office:value="2.41087060661003" calcext:value-type="float">
            <text:p>2.41087060661003</text:p>
          </table:table-cell>
          <table:table-cell office:value-type="float" office:value="0.290637903047392" calcext:value-type="float">
            <text:p>0.290637903047392</text:p>
          </table:table-cell>
          <table:table-cell office:value-type="float" office:value="-0.131863492544448" calcext:value-type="float">
            <text:p>-0.131863492544448</text:p>
          </table:table-cell>
        </table:table-row>
        <table:table-row table:style-name="ro1">
          <table:table-cell office:value-type="float" office:value="1.74017158927718E+018" calcext:value-type="float">
            <text:p>1.74017158927718E+018</text:p>
          </table:table-cell>
          <table:table-cell office:value-type="float" office:value="-1.82152336511038" calcext:value-type="float">
            <text:p>-1.82152336511038</text:p>
          </table:table-cell>
          <table:table-cell office:value-type="float" office:value="-0.622272218841482" calcext:value-type="float">
            <text:p>-0.622272218841482</text:p>
          </table:table-cell>
          <table:table-cell office:value-type="float" office:value="2.40889265422186" calcext:value-type="float">
            <text:p>2.40889265422186</text:p>
          </table:table-cell>
          <table:table-cell office:value-type="float" office:value="0.2906379030474" calcext:value-type="float">
            <text:p>0.2906379030474</text:p>
          </table:table-cell>
          <table:table-cell office:value-type="float" office:value="-0.131863492544639" calcext:value-type="float">
            <text:p>-0.131863492544639</text:p>
          </table:table-cell>
        </table:table-row>
        <table:table-row table:style-name="ro1">
          <table:table-cell office:value-type="float" office:value="1.74017158929555E+018" calcext:value-type="float">
            <text:p>1.74017158929555E+018</text:p>
          </table:table-cell>
          <table:table-cell office:value-type="float" office:value="-1.82540814160695" calcext:value-type="float">
            <text:p>-1.82540814160695</text:p>
          </table:table-cell>
          <table:table-cell office:value-type="float" office:value="-0.618768377334543" calcext:value-type="float">
            <text:p>-0.618768377334543</text:p>
          </table:table-cell>
          <table:table-cell office:value-type="float" office:value="2.40651911135605" calcext:value-type="float">
            <text:p>2.40651911135605</text:p>
          </table:table-cell>
          <table:table-cell office:value-type="float" office:value="0.290637903047403" calcext:value-type="float">
            <text:p>0.290637903047403</text:p>
          </table:table-cell>
          <table:table-cell office:value-type="float" office:value="-0.131863492545052" calcext:value-type="float">
            <text:p>-0.131863492545052</text:p>
          </table:table-cell>
        </table:table-row>
        <table:table-row table:style-name="ro1">
          <table:table-cell office:value-type="float" office:value="1.74017158931102E+018" calcext:value-type="float">
            <text:p>1.74017158931102E+018</text:p>
          </table:table-cell>
          <table:table-cell office:value-type="float" office:value="-1.82863909503263" calcext:value-type="float">
            <text:p>-1.82863909503263</text:p>
          </table:table-cell>
          <table:table-cell office:value-type="float" office:value="-0.615841472541162" calcext:value-type="float">
            <text:p>-0.615841472541162</text:p>
          </table:table-cell>
          <table:table-cell office:value-type="float" office:value="2.40454115896787" calcext:value-type="float">
            <text:p>2.40454115896787</text:p>
          </table:table-cell>
          <table:table-cell office:value-type="float" office:value="0.290637903047396" calcext:value-type="float">
            <text:p>0.290637903047396</text:p>
          </table:table-cell>
          <table:table-cell office:value-type="float" office:value="-0.13186349254537" calcext:value-type="float">
            <text:p>-0.13186349254537</text:p>
          </table:table-cell>
        </table:table-row>
        <table:table-row table:style-name="ro1">
          <table:table-cell office:value-type="float" office:value="1.74017158932573E+018" calcext:value-type="float">
            <text:p>1.74017158932573E+018</text:p>
          </table:table-cell>
          <table:table-cell office:value-type="float" office:value="-1.83186425286353" calcext:value-type="float">
            <text:p>-1.83186425286353</text:p>
          </table:table-cell>
          <table:table-cell office:value-type="float" office:value="-0.61290818280536" calcext:value-type="float">
            <text:p>-0.61290818280536</text:p>
          </table:table-cell>
          <table:table-cell office:value-type="float" office:value="2.40256320657968" calcext:value-type="float">
            <text:p>2.40256320657968</text:p>
          </table:table-cell>
          <table:table-cell office:value-type="float" office:value="0.290637903047411" calcext:value-type="float">
            <text:p>0.290637903047411</text:p>
          </table:table-cell>
          <table:table-cell office:value-type="float" office:value="-0.131863492545624" calcext:value-type="float">
            <text:p>-0.131863492545624</text:p>
          </table:table-cell>
        </table:table-row>
        <table:table-row table:style-name="ro1">
          <table:table-cell office:value-type="float" office:value="1.74017158934434E+018" calcext:value-type="float">
            <text:p>1.74017158934434E+018</text:p>
          </table:table-cell>
          <table:table-cell office:value-type="float" office:value="-1.83572677431129" calcext:value-type="float">
            <text:p>-1.83572677431129</text:p>
          </table:table-cell>
          <table:table-cell office:value-type="float" office:value="-0.609379823158216" calcext:value-type="float">
            <text:p>-0.609379823158216</text:p>
          </table:table-cell>
          <table:table-cell office:value-type="float" office:value="2.40018966371385" calcext:value-type="float">
            <text:p>2.40018966371385</text:p>
          </table:table-cell>
          <table:table-cell office:value-type="float" office:value="0.290637903047407" calcext:value-type="float">
            <text:p>0.290637903047407</text:p>
          </table:table-cell>
          <table:table-cell office:value-type="float" office:value="-0.131863492545973" calcext:value-type="float">
            <text:p>-0.131863492545973</text:p>
          </table:table-cell>
        </table:table-row>
        <table:table-row table:style-name="ro1">
          <table:table-cell office:value-type="float" office:value="1.74017158935917E+018" calcext:value-type="float">
            <text:p>1.74017158935917E+018</text:p>
          </table:table-cell>
          <table:table-cell office:value-type="float" office:value="-1.83893913745115" calcext:value-type="float">
            <text:p>-1.83893913745115</text:p>
          </table:table-cell>
          <table:table-cell office:value-type="float" office:value="-0.606432526979337" calcext:value-type="float">
            <text:p>-0.606432526979337</text:p>
          </table:table-cell>
          <table:table-cell office:value-type="float" office:value="2.39821171132565" calcext:value-type="float">
            <text:p>2.39821171132565</text:p>
          </table:table-cell>
          <table:table-cell office:value-type="float" office:value="0.290637903047422" calcext:value-type="float">
            <text:p>0.290637903047422</text:p>
          </table:table-cell>
          <table:table-cell office:value-type="float" office:value="-0.131863492546227" calcext:value-type="float">
            <text:p>-0.131863492546227</text:p>
          </table:table-cell>
        </table:table-row>
        <table:table-row table:style-name="ro1">
          <table:table-cell office:value-type="float" office:value="1.74017158937474E+018" calcext:value-type="float">
            <text:p>1.74017158937474E+018</text:p>
          </table:table-cell>
          <table:table-cell office:value-type="float" office:value="-1.84214566469945" calcext:value-type="float">
            <text:p>-1.84214566469945</text:p>
          </table:table-cell>
          <table:table-cell office:value-type="float" office:value="-0.603478882668601" calcext:value-type="float">
            <text:p>-0.603478882668601</text:p>
          </table:table-cell>
          <table:table-cell office:value-type="float" office:value="2.39623375893745" calcext:value-type="float">
            <text:p>2.39623375893745</text:p>
          </table:table-cell>
          <table:table-cell office:value-type="float" office:value="0.290637903047483" calcext:value-type="float">
            <text:p>0.290637903047483</text:p>
          </table:table-cell>
          <table:table-cell office:value-type="float" office:value="-0.131863492546703" calcext:value-type="float">
            <text:p>-0.131863492546703</text:p>
          </table:table-cell>
        </table:table-row>
        <table:table-row table:style-name="ro1">
          <table:table-cell office:value-type="float" office:value="1.74017158939269E+018" calcext:value-type="float">
            <text:p>1.74017158939269E+018</text:p>
          </table:table-cell>
          <table:table-cell office:value-type="float" office:value="-1.84598577635895" calcext:value-type="float">
            <text:p>-1.84598577635895</text:p>
          </table:table-cell>
          <table:table-cell office:value-type="float" office:value="-0.599926146233593" calcext:value-type="float">
            <text:p>-0.599926146233593</text:p>
          </table:table-cell>
          <table:table-cell office:value-type="float" office:value="2.3938602160716" calcext:value-type="float">
            <text:p>2.3938602160716</text:p>
          </table:table-cell>
          <table:table-cell office:value-type="float" office:value="0.290637903047479" calcext:value-type="float">
            <text:p>0.290637903047479</text:p>
          </table:table-cell>
          <table:table-cell office:value-type="float" office:value="-0.131863492547053" calcext:value-type="float">
            <text:p>-0.131863492547053</text:p>
          </table:table-cell>
        </table:table-row>
        <table:table-row table:style-name="ro1">
          <table:table-cell office:value-type="float" office:value="1.74017158940818E+018" calcext:value-type="float">
            <text:p>1.74017158940818E+018</text:p>
          </table:table-cell>
          <table:table-cell office:value-type="float" office:value="-1.84917942052004" calcext:value-type="float">
            <text:p>-1.84917942052004</text:p>
          </table:table-cell>
          <table:table-cell office:value-type="float" office:value="-0.596958576743127" calcext:value-type="float">
            <text:p>-0.596958576743127</text:p>
          </table:table-cell>
          <table:table-cell office:value-type="float" office:value="2.39188226368339" calcext:value-type="float">
            <text:p>2.39188226368339</text:p>
          </table:table-cell>
          <table:table-cell office:value-type="float" office:value="0.290637903047425" calcext:value-type="float">
            <text:p>0.290637903047425</text:p>
          </table:table-cell>
          <table:table-cell office:value-type="float" office:value="-0.131863492547276" calcext:value-type="float">
            <text:p>-0.131863492547276</text:p>
          </table:table-cell>
        </table:table-row>
        <table:table-row table:style-name="ro1">
          <table:table-cell office:value-type="float" office:value="1.74017158942634E+018" calcext:value-type="float">
            <text:p>1.74017158942634E+018</text:p>
          </table:table-cell>
          <table:table-cell office:value-type="float" office:value="-1.85300403615541" calcext:value-type="float">
            <text:p>-1.85300403615541</text:p>
          </table:table-cell>
          <table:table-cell office:value-type="float" office:value="-0.593389163769581" calcext:value-type="float">
            <text:p>-0.593389163769581</text:p>
          </table:table-cell>
          <table:table-cell office:value-type="float" office:value="2.38950872081753" calcext:value-type="float">
            <text:p>2.38950872081753</text:p>
          </table:table-cell>
          <table:table-cell office:value-type="float" office:value="0.290637903047425" calcext:value-type="float">
            <text:p>0.290637903047425</text:p>
          </table:table-cell>
          <table:table-cell office:value-type="float" office:value="-0.131863492547657" calcext:value-type="float">
            <text:p>-0.131863492547657</text:p>
          </table:table-cell>
        </table:table-row>
        <table:table-row table:style-name="ro1">
          <table:table-cell office:value-type="float" office:value="1.74017158944223E+018" calcext:value-type="float">
            <text:p>1.74017158944223E+018</text:p>
          </table:table-cell>
          <table:table-cell office:value-type="float" office:value="-1.8561847367561" calcext:value-type="float">
            <text:p>-1.8561847367561</text:p>
          </table:table-cell>
          <table:table-cell office:value-type="float" office:value="-0.590407725291742" calcext:value-type="float">
            <text:p>-0.590407725291742</text:p>
          </table:table-cell>
          <table:table-cell office:value-type="float" office:value="2.38753076842931" calcext:value-type="float">
            <text:p>2.38753076842931</text:p>
          </table:table-cell>
          <table:table-cell office:value-type="float" office:value="0.290637903047422" calcext:value-type="float">
            <text:p>0.290637903047422</text:p>
          </table:table-cell>
          <table:table-cell office:value-type="float" office:value="-0.131863492548006" calcext:value-type="float">
            <text:p>-0.131863492548006</text:p>
          </table:table-cell>
        </table:table-row>
        <table:table-row table:style-name="ro1">
          <table:table-cell office:value-type="float" office:value="1.74017158945672E+018" calcext:value-type="float">
            <text:p>1.74017158945672E+018</text:p>
          </table:table-cell>
          <table:table-cell office:value-type="float" office:value="-1.85935953399536" calcext:value-type="float">
            <text:p>-1.85935953399536</text:p>
          </table:table-cell>
          <table:table-cell office:value-type="float" office:value="-0.587420001375788" calcext:value-type="float">
            <text:p>-0.587420001375788</text:p>
          </table:table-cell>
          <table:table-cell office:value-type="float" office:value="2.38555281604108" calcext:value-type="float">
            <text:p>2.38555281604108</text:p>
          </table:table-cell>
          <table:table-cell office:value-type="float" office:value="0.290637903047425" calcext:value-type="float">
            <text:p>0.290637903047425</text:p>
          </table:table-cell>
          <table:table-cell office:value-type="float" office:value="-0.131863492548292" calcext:value-type="float">
            <text:p>-0.131863492548292</text:p>
          </table:table-cell>
        </table:table-row>
        <table:table-row table:style-name="ro1">
          <table:table-cell office:value-type="float" office:value="1.74017158947518E+018" calcext:value-type="float">
            <text:p>1.74017158947518E+018</text:p>
          </table:table-cell>
          <table:table-cell office:value-type="float" office:value="-1.86316148075861" calcext:value-type="float">
            <text:p>-1.86316148075861</text:p>
          </table:table-cell>
          <table:table-cell office:value-type="float" office:value="-0.583826452357969" calcext:value-type="float">
            <text:p>-0.583826452357969</text:p>
          </table:table-cell>
          <table:table-cell office:value-type="float" office:value="2.3831792731752" calcext:value-type="float">
            <text:p>2.3831792731752</text:p>
          </table:table-cell>
          <table:table-cell office:value-type="float" office:value="0.290637903047437" calcext:value-type="float">
            <text:p>0.290637903047437</text:p>
          </table:table-cell>
          <table:table-cell office:value-type="float" office:value="-0.131863492548641" calcext:value-type="float">
            <text:p>-0.131863492548641</text:p>
          </table:table-cell>
        </table:table-row>
        <table:table-row table:style-name="ro1">
          <table:table-cell office:value-type="float" office:value="1.74017158949001E+018" calcext:value-type="float">
            <text:p>1.74017158949001E+018</text:p>
          </table:table-cell>
          <table:table-cell office:value-type="float" office:value="-1.8663232469143" calcext:value-type="float">
            <text:p>-1.8663232469143</text:p>
          </table:table-cell>
          <table:table-cell office:value-type="float" office:value="-0.580824941657488" calcext:value-type="float">
            <text:p>-0.580824941657488</text:p>
          </table:table-cell>
          <table:table-cell office:value-type="float" office:value="2.38120132078696" calcext:value-type="float">
            <text:p>2.38120132078696</text:p>
          </table:table-cell>
          <table:table-cell office:value-type="float" office:value="0.29063790304744" calcext:value-type="float">
            <text:p>0.29063790304744</text:p>
          </table:table-cell>
          <table:table-cell office:value-type="float" office:value="-0.131863492548927" calcext:value-type="float">
            <text:p>-0.131863492548927</text:p>
          </table:table-cell>
        </table:table-row>
        <table:table-row table:style-name="ro1">
          <table:table-cell office:value-type="float" office:value="1.74017158950589E+018" calcext:value-type="float">
            <text:p>1.74017158950589E+018</text:p>
          </table:table-cell>
          <table:table-cell office:value-type="float" office:value="-1.86947907004373" calcext:value-type="float">
            <text:p>-1.86947907004373</text:p>
          </table:table-cell>
          <table:table-cell office:value-type="float" office:value="-0.577817183009563" calcext:value-type="float">
            <text:p>-0.577817183009563</text:p>
          </table:table-cell>
          <table:table-cell office:value-type="float" office:value="2.37922336839872" calcext:value-type="float">
            <text:p>2.37922336839872</text:p>
          </table:table-cell>
          <table:table-cell office:value-type="float" office:value="0.29063790304744" calcext:value-type="float">
            <text:p>0.29063790304744</text:p>
          </table:table-cell>
          <table:table-cell office:value-type="float" office:value="-0.131863492549309" calcext:value-type="float">
            <text:p>-0.131863492549309</text:p>
          </table:table-cell>
        </table:table-row>
        <table:table-row table:style-name="ro1">
          <table:table-cell office:value-type="float" office:value="1.74017158952396E+018" calcext:value-type="float">
            <text:p>1.74017158952396E+018</text:p>
          </table:table-cell>
          <table:table-cell office:value-type="float" office:value="-1.87325232908588" calcext:value-type="float">
            <text:p>-1.87325232908588</text:p>
          </table:table-cell>
          <table:table-cell office:value-type="float" office:value="-0.574205227132359" calcext:value-type="float">
            <text:p>-0.574205227132359</text:p>
          </table:table-cell>
          <table:table-cell office:value-type="float" office:value="2.37678030053459" calcext:value-type="float">
            <text:p>2.37678030053459</text:p>
          </table:table-cell>
          <table:table-cell office:value-type="float" office:value="0.290367903054973" calcext:value-type="float">
            <text:p>0.290367903054973</text:p>
          </table:table-cell>
          <table:table-cell office:value-type="float" office:value="-0.134180992490933" calcext:value-type="float">
            <text:p>-0.134180992490933</text:p>
          </table:table-cell>
        </table:table-row>
        <table:table-row table:style-name="ro1">
          <table:table-cell office:value-type="float" office:value="1.74017158953917E+018" calcext:value-type="float">
            <text:p>1.74017158953917E+018</text:p>
          </table:table-cell>
          <table:table-cell office:value-type="float" office:value="-1.87627646830246" calcext:value-type="float">
            <text:p>-1.87627646830246</text:p>
          </table:table-cell>
          <table:table-cell office:value-type="float" office:value="-0.571294188314635" calcext:value-type="float">
            <text:p>-0.571294188314635</text:p>
          </table:table-cell>
          <table:table-cell office:value-type="float" office:value="2.37341184815517" calcext:value-type="float">
            <text:p>2.37341184815517</text:p>
          </table:table-cell>
          <table:table-cell office:value-type="float" office:value="0.284967903092665" calcext:value-type="float">
            <text:p>0.284967903092665</text:p>
          </table:table-cell>
          <table:table-cell office:value-type="float" office:value="-0.180530992196649" calcext:value-type="float">
            <text:p>-0.180530992196649</text:p>
          </table:table-cell>
        </table:table-row>
        <table:table-row table:style-name="ro1">
          <table:table-cell office:value-type="float" office:value="1.74017158955751E+018" calcext:value-type="float">
            <text:p>1.74017158955751E+018</text:p>
          </table:table-cell>
          <table:table-cell office:value-type="float" office:value="-1.87969703618194" calcext:value-type="float">
            <text:p>-1.87969703618194</text:p>
          </table:table-cell>
          <table:table-cell office:value-type="float" office:value="-0.567969964800731" calcext:value-type="float">
            <text:p>-0.567969964800731</text:p>
          </table:table-cell>
          <table:table-cell office:value-type="float" office:value="2.3670753802999" calcext:value-type="float">
            <text:p>2.3670753802999</text:p>
          </table:table-cell>
          <table:table-cell office:value-type="float" office:value="0.270387903122852" calcext:value-type="float">
            <text:p>0.270387903122852</text:p>
          </table:table-cell>
          <table:table-cell office:value-type="float" office:value="-0.305675991960041" calcext:value-type="float">
            <text:p>-0.305675991960041</text:p>
          </table:table-cell>
        </table:table-row>
        <table:table-row table:style-name="ro1">
          <table:table-cell office:value-type="float" office:value="1.74017158957265E+018" calcext:value-type="float">
            <text:p>1.74017158957265E+018</text:p>
          </table:table-cell>
          <table:table-cell office:value-type="float" office:value="-1.88236984813656" calcext:value-type="float">
            <text:p>-1.88236984813656</text:p>
          </table:table-cell>
          <table:table-cell office:value-type="float" office:value="-0.56533670941048" calcext:value-type="float">
            <text:p>-0.56533670941048</text:p>
          </table:table-cell>
          <table:table-cell office:value-type="float" office:value="2.35988305292052" calcext:value-type="float">
            <text:p>2.35988305292052</text:p>
          </table:table-cell>
          <table:table-cell office:value-type="float" office:value="0.256887903123012" calcext:value-type="float">
            <text:p>0.256887903123012</text:p>
          </table:table-cell>
          <table:table-cell office:value-type="float" office:value="-0.421550991959075" calcext:value-type="float">
            <text:p>-0.421550991959075</text:p>
          </table:table-cell>
        </table:table-row>
        <table:table-row table:style-name="ro1">
          <table:table-cell office:value-type="float" office:value="1.74017158958743E+018" calcext:value-type="float">
            <text:p>1.74017158958743E+018</text:p>
          </table:table-cell>
          <table:table-cell office:value-type="float" office:value="-1.88487826528495" calcext:value-type="float">
            <text:p>-1.88487826528495</text:p>
          </table:table-cell>
          <table:table-cell office:value-type="float" office:value="-0.562825296149809" calcext:value-type="float">
            <text:p>-0.562825296149809</text:p>
          </table:table-cell>
          <table:table-cell office:value-type="float" office:value="2.35095260054115" calcext:value-type="float">
            <text:p>2.35095260054115</text:p>
          </table:table-cell>
          <table:table-cell office:value-type="float" office:value="0.24338790312315" calcext:value-type="float">
            <text:p>0.24338790312315</text:p>
          </table:table-cell>
          <table:table-cell office:value-type="float" office:value="-0.537425991958446" calcext:value-type="float">
            <text:p>-0.537425991958446</text:p>
          </table:table-cell>
        </table:table-row>
        <table:table-row table:style-name="ro1">
          <table:table-cell office:value-type="float" office:value="1.74017158960714E+018" calcext:value-type="float">
            <text:p>1.74017158960714E+018</text:p>
          </table:table-cell>
          <table:table-cell office:value-type="float" office:value="-1.88766858813665" calcext:value-type="float">
            <text:p>-1.88766858813665</text:p>
          </table:table-cell>
          <table:table-cell office:value-type="float" office:value="-0.559970231724134" calcext:value-type="float">
            <text:p>-0.559970231724134</text:p>
          </table:table-cell>
          <table:table-cell office:value-type="float" office:value="2.33794173268589" calcext:value-type="float">
            <text:p>2.33794173268589</text:p>
          </table:table-cell>
          <table:table-cell office:value-type="float" office:value="0.227187903123276" calcext:value-type="float">
            <text:p>0.227187903123276</text:p>
          </table:table-cell>
          <table:table-cell office:value-type="float" office:value="-0.676475991958548" calcext:value-type="float">
            <text:p>-0.676475991958548</text:p>
          </table:table-cell>
        </table:table-row>
        <table:table-row table:style-name="ro1">
          <table:table-cell office:value-type="float" office:value="1.74017158962151E+018" calcext:value-type="float">
            <text:p>1.74017158962151E+018</text:p>
          </table:table-cell>
          <table:table-cell office:value-type="float" office:value="-1.88980922313053" calcext:value-type="float">
            <text:p>-1.88980922313053</text:p>
          </table:table-cell>
          <table:table-cell office:value-type="float" office:value="-0.557722389909547" calcext:value-type="float">
            <text:p>-0.557722389909547</text:p>
          </table:table-cell>
          <table:table-cell office:value-type="float" office:value="2.3251874053065" calcext:value-type="float">
            <text:p>2.3251874053065</text:p>
          </table:table-cell>
          <table:table-cell office:value-type="float" office:value="0.213687903123466" calcext:value-type="float">
            <text:p>0.213687903123466</text:p>
          </table:table-cell>
          <table:table-cell office:value-type="float" office:value="-0.792350991959253" calcext:value-type="float">
            <text:p>-0.792350991959253</text:p>
          </table:table-cell>
        </table:table-row>
        <table:table-row table:style-name="ro1">
          <table:table-cell office:value-type="float" office:value="1.74017158963609E+018" calcext:value-type="float">
            <text:p>1.74017158963609E+018</text:p>
          </table:table-cell>
          <table:table-cell office:value-type="float" office:value="-1.89178142599505" calcext:value-type="float">
            <text:p>-1.89178142599505</text:p>
          </table:table-cell>
          <table:table-cell office:value-type="float" office:value="-0.555594158570558" calcext:value-type="float">
            <text:p>-0.555594158570558</text:p>
          </table:table-cell>
          <table:table-cell office:value-type="float" office:value="2.31069495292708" calcext:value-type="float">
            <text:p>2.31069495292708</text:p>
          </table:table-cell>
          <table:table-cell office:value-type="float" office:value="0.2001879031237" calcext:value-type="float">
            <text:p>0.2001879031237</text:p>
          </table:table-cell>
          <table:table-cell office:value-type="float" office:value="-0.908225991960338" calcext:value-type="float">
            <text:p>-0.908225991960338</text:p>
          </table:table-cell>
        </table:table-row>
        <table:table-row table:style-name="ro1">
          <table:table-cell office:value-type="float" office:value="1.74017158965426E+018" calcext:value-type="float">
            <text:p>1.74017158965426E+018</text:p>
          </table:table-cell>
          <table:table-cell office:value-type="float" office:value="-1.89392606495813" calcext:value-type="float">
            <text:p>-1.89392606495813</text:p>
          </table:table-cell>
          <table:table-cell office:value-type="float" office:value="-0.553199637851247" calcext:value-type="float">
            <text:p>-0.553199637851247</text:p>
          </table:table-cell>
          <table:table-cell office:value-type="float" office:value="2.29100968507355" calcext:value-type="float">
            <text:p>2.29100968507355</text:p>
          </table:table-cell>
          <table:table-cell office:value-type="float" office:value="0.183987903128527" calcext:value-type="float">
            <text:p>0.183987903128527</text:p>
          </table:table-cell>
          <table:table-cell office:value-type="float" office:value="-1.04727599190204" calcext:value-type="float">
            <text:p>-1.04727599190204</text:p>
          </table:table-cell>
        </table:table-row>
        <table:table-row table:style-name="ro1">
          <table:table-cell office:value-type="float" office:value="1.74017158966965E+018" calcext:value-type="float">
            <text:p>1.74017158966965E+018</text:p>
          </table:table-cell>
          <table:table-cell office:value-type="float" office:value="-1.89552943901553" calcext:value-type="float">
            <text:p>-1.89552943901553</text:p>
          </table:table-cell>
          <table:table-cell office:value-type="float" office:value="-0.551339182036812" calcext:value-type="float">
            <text:p>-0.551339182036812</text:p>
          </table:table-cell>
          <table:table-cell office:value-type="float" office:value="2.27269335769588" calcext:value-type="float">
            <text:p>2.27269335769588</text:p>
          </table:table-cell>
          <table:table-cell office:value-type="float" office:value="0.170487903133213" calcext:value-type="float">
            <text:p>0.170487903133213</text:p>
          </table:table-cell>
          <table:table-cell office:value-type="float" office:value="-1.16315099184375" calcext:value-type="float">
            <text:p>-1.16315099184375</text:p>
          </table:table-cell>
        </table:table-row>
        <table:table-row table:style-name="ro1">
          <table:table-cell office:value-type="float" office:value="1.74017158968778E+018" calcext:value-type="float">
            <text:p>1.74017158968778E+018</text:p>
          </table:table-cell>
          <table:table-cell office:value-type="float" office:value="-1.8973268753848" calcext:value-type="float">
            <text:p>-1.8973268753848</text:p>
          </table:table-cell>
          <table:table-cell office:value-type="float" office:value="-0.549163006076445" calcext:value-type="float">
            <text:p>-0.549163006076445</text:p>
          </table:table-cell>
          <table:table-cell office:value-type="float" office:value="2.249642411814" calcext:value-type="float">
            <text:p>2.249642411814</text:p>
          </table:table-cell>
          <table:table-cell office:value-type="float" office:value="0.159040654701707" calcext:value-type="float">
            <text:p>0.159040654701707</text:p>
          </table:table-cell>
          <table:table-cell office:value-type="float" office:value="-1.26143525946745" calcext:value-type="float">
            <text:p>-1.26143525946745</text:p>
          </table:table-cell>
        </table:table-row>
        <table:table-row table:style-name="ro1">
          <table:table-cell office:value-type="float" office:value="1.740171589703E+018" calcext:value-type="float">
            <text:p>1.740171589703E+018</text:p>
          </table:table-cell>
          <table:table-cell office:value-type="float" office:value="-1.89878609848633" calcext:value-type="float">
            <text:p>-1.89878609848633</text:p>
          </table:table-cell>
          <table:table-cell office:value-type="float" office:value="-0.547318270900747" calcext:value-type="float">
            <text:p>-0.547318270900747</text:p>
          </table:table-cell>
          <table:table-cell office:value-type="float" office:value="2.23043329024488" calcext:value-type="float">
            <text:p>2.23043329024488</text:p>
          </table:table-cell>
          <table:table-cell office:value-type="float" office:value="0.156809155740112" calcext:value-type="float">
            <text:p>0.156809155740112</text:p>
          </table:table-cell>
          <table:table-cell office:value-type="float" office:value="-1.28060810460651" calcext:value-type="float">
            <text:p>-1.28060810460651</text:p>
          </table:table-cell>
        </table:table-row>
        <table:table-row table:style-name="ro1">
          <table:table-cell office:value-type="float" office:value="1.74017158971851E+018" calcext:value-type="float">
            <text:p>1.74017158971851E+018</text:p>
          </table:table-cell>
          <table:table-cell office:value-type="float" office:value="-1.90020961881347" calcext:value-type="float">
            <text:p>-1.90020961881347</text:p>
          </table:table-cell>
          <table:table-cell office:value-type="float" office:value="-0.545445847389165" calcext:value-type="float">
            <text:p>-0.545445847389165</text:p>
          </table:table-cell>
          <table:table-cell office:value-type="float" office:value="2.21122416867571" calcext:value-type="float">
            <text:p>2.21122416867571</text:p>
          </table:table-cell>
          <table:table-cell office:value-type="float" office:value="0.156809155739908" calcext:value-type="float">
            <text:p>0.156809155739908</text:p>
          </table:table-cell>
          <table:table-cell office:value-type="float" office:value="-1.28060810460959" calcext:value-type="float">
            <text:p>-1.28060810460959</text:p>
          </table:table-cell>
        </table:table-row>
        <table:table-row table:style-name="ro1">
          <table:table-cell office:value-type="float" office:value="1.74017158973665E+018" calcext:value-type="float">
            <text:p>1.74017158973665E+018</text:p>
          </table:table-cell>
          <table:table-cell office:value-type="float" office:value="-1.90186997693199" calcext:value-type="float">
            <text:p>-1.90186997693199</text:p>
          </table:table-cell>
          <table:table-cell office:value-type="float" office:value="-0.543163364042121" calcext:value-type="float">
            <text:p>-0.543163364042121</text:p>
          </table:table-cell>
          <table:table-cell office:value-type="float" office:value="2.18817322279264" calcext:value-type="float">
            <text:p>2.18817322279264</text:p>
          </table:table-cell>
          <table:table-cell office:value-type="float" office:value="0.15680915573966" calcext:value-type="float">
            <text:p>0.15680915573966</text:p>
          </table:table-cell>
          <table:table-cell office:value-type="float" office:value="-1.28060810461343" calcext:value-type="float">
            <text:p>-1.28060810461343</text:p>
          </table:table-cell>
        </table:table-row>
        <table:table-row table:style-name="ro1">
          <table:table-cell office:value-type="float" office:value="1.74017158975194E+018" calcext:value-type="float">
            <text:p>1.74017158975194E+018</text:p>
          </table:table-cell>
          <table:table-cell office:value-type="float" office:value="-1.90321312111319" calcext:value-type="float">
            <text:p>-1.90321312111319</text:p>
          </table:table-cell>
          <table:table-cell office:value-type="float" office:value="-0.541232472114288" calcext:value-type="float">
            <text:p>-0.541232472114288</text:p>
          </table:table-cell>
          <table:table-cell office:value-type="float" office:value="2.16896410122337" calcext:value-type="float">
            <text:p>2.16896410122337</text:p>
          </table:table-cell>
          <table:table-cell office:value-type="float" office:value="0.156809155739509" calcext:value-type="float">
            <text:p>0.156809155739509</text:p>
          </table:table-cell>
          <table:table-cell office:value-type="float" office:value="-1.28060810461707" calcext:value-type="float">
            <text:p>-1.28060810461707</text:p>
          </table:table-cell>
        </table:table-row>
        <table:table-row table:style-name="ro1">
          <table:table-cell office:value-type="float" office:value="1.74017158976727E+018" calcext:value-type="float">
            <text:p>1.74017158976727E+018</text:p>
          </table:table-cell>
          <table:table-cell office:value-type="float" office:value="-1.90451892904159" calcext:value-type="float">
            <text:p>-1.90451892904159</text:p>
          </table:table-cell>
          <table:table-cell office:value-type="float" office:value="-0.539276137382556" calcext:value-type="float">
            <text:p>-0.539276137382556</text:p>
          </table:table-cell>
          <table:table-cell office:value-type="float" office:value="2.14975497965403" calcext:value-type="float">
            <text:p>2.14975497965403</text:p>
          </table:table-cell>
          <table:table-cell office:value-type="float" office:value="0.156809155739302" calcext:value-type="float">
            <text:p>0.156809155739302</text:p>
          </table:table-cell>
          <table:table-cell office:value-type="float" office:value="-1.28060810462063" calcext:value-type="float">
            <text:p>-1.28060810462063</text:p>
          </table:table-cell>
        </table:table-row>
        <table:table-row table:style-name="ro1">
          <table:table-cell office:value-type="float" office:value="1.74017158978494E+018" calcext:value-type="float">
            <text:p>1.74017158978494E+018</text:p>
          </table:table-cell>
          <table:table-cell office:value-type="float" office:value="-1.90603593728584" calcext:value-type="float">
            <text:p>-1.90603593728584</text:p>
          </table:table-cell>
          <table:table-cell office:value-type="float" office:value="-0.536895968208302" calcext:value-type="float">
            <text:p>-0.536895968208302</text:p>
          </table:table-cell>
          <table:table-cell office:value-type="float" office:value="2.12670403377076" calcext:value-type="float">
            <text:p>2.12670403377076</text:p>
          </table:table-cell>
          <table:table-cell office:value-type="float" office:value="0.156809155739035" calcext:value-type="float">
            <text:p>0.156809155739035</text:p>
          </table:table-cell>
          <table:table-cell office:value-type="float" office:value="-1.28060810462484" calcext:value-type="float">
            <text:p>-1.28060810462484</text:p>
          </table:table-cell>
        </table:table-row>
        <table:table-row table:style-name="ro1">
          <table:table-cell office:value-type="float" office:value="1.74017158980038E+018" calcext:value-type="float">
            <text:p>1.74017158980038E+018</text:p>
          </table:table-cell>
          <table:table-cell office:value-type="float" office:value="-1.90725792912632" calcext:value-type="float">
            <text:p>-1.90725792912632</text:p>
          </table:table-cell>
          <table:table-cell office:value-type="float" office:value="-0.534886213031612" calcext:value-type="float">
            <text:p>-0.534886213031612</text:p>
          </table:table-cell>
          <table:table-cell office:value-type="float" office:value="2.10749491220129" calcext:value-type="float">
            <text:p>2.10749491220129</text:p>
          </table:table-cell>
          <table:table-cell office:value-type="float" office:value="0.156809155738843" calcext:value-type="float">
            <text:p>0.156809155738843</text:p>
          </table:table-cell>
          <table:table-cell office:value-type="float" office:value="-1.2806081046289" calcext:value-type="float">
            <text:p>-1.2806081046289</text:p>
          </table:table-cell>
        </table:table-row>
        <table:table-row table:style-name="ro1">
          <table:table-cell office:value-type="float" office:value="1.74017158981883E+018" calcext:value-type="float">
            <text:p>1.74017158981883E+018</text:p>
          </table:table-cell>
          <table:table-cell office:value-type="float" office:value="-1.90867302677671" calcext:value-type="float">
            <text:p>-1.90867302677671</text:p>
          </table:table-cell>
          <table:table-cell office:value-type="float" office:value="-0.532444079138679" calcext:value-type="float">
            <text:p>-0.532444079138679</text:p>
          </table:table-cell>
          <table:table-cell office:value-type="float" office:value="2.08444396631785" calcext:value-type="float">
            <text:p>2.08444396631785</text:p>
          </table:table-cell>
          <table:table-cell office:value-type="float" office:value="0.156809155738606" calcext:value-type="float">
            <text:p>0.156809155738606</text:p>
          </table:table-cell>
          <table:table-cell office:value-type="float" office:value="-1.28060810463399" calcext:value-type="float">
            <text:p>-1.28060810463399</text:p>
          </table:table-cell>
        </table:table-row>
        <table:table-row table:style-name="ro1">
          <table:table-cell office:value-type="float" office:value="1.74017158983353E+018" calcext:value-type="float">
            <text:p>1.74017158983353E+018</text:p>
          </table:table-cell>
          <table:table-cell office:value-type="float" office:value="-1.90980902048255" calcext:value-type="float">
            <text:p>-1.90980902048255</text:p>
          </table:table-cell>
          <table:table-cell office:value-type="float" office:value="-0.53038449223139" calcext:value-type="float">
            <text:p>-0.53038449223139</text:p>
          </table:table-cell>
          <table:table-cell office:value-type="float" office:value="2.06523484474824" calcext:value-type="float">
            <text:p>2.06523484474824</text:p>
          </table:table-cell>
          <table:table-cell office:value-type="float" office:value="0.156809155738413" calcext:value-type="float">
            <text:p>0.156809155738413</text:p>
          </table:table-cell>
          <table:table-cell office:value-type="float" office:value="-1.28060810463843" calcext:value-type="float">
            <text:p>-1.28060810463843</text:p>
          </table:table-cell>
        </table:table-row>
        <table:table-row table:style-name="ro1">
          <table:table-cell office:value-type="float" office:value="1.74017158984875E+018" calcext:value-type="float">
            <text:p>1.74017158984875E+018</text:p>
          </table:table-cell>
          <table:table-cell office:value-type="float" office:value="-1.9109052441872" calcext:value-type="float">
            <text:p>-1.9109052441872</text:p>
          </table:table-cell>
          <table:table-cell office:value-type="float" office:value="-0.52830346519703" calcext:value-type="float">
            <text:p>-0.52830346519703</text:p>
          </table:table-cell>
          <table:table-cell office:value-type="float" office:value="2.04602572317856" calcext:value-type="float">
            <text:p>2.04602572317856</text:p>
          </table:table-cell>
          <table:table-cell office:value-type="float" office:value="0.156809155738217" calcext:value-type="float">
            <text:p>0.156809155738217</text:p>
          </table:table-cell>
          <table:table-cell office:value-type="float" office:value="-1.28060810464298" calcext:value-type="float">
            <text:p>-1.28060810464298</text:p>
          </table:table-cell>
        </table:table-row>
        <table:table-row table:style-name="ro1">
          <table:table-cell office:value-type="float" office:value="1.74017158986713E+018" calcext:value-type="float">
            <text:p>1.74017158986713E+018</text:p>
          </table:table-cell>
          <table:table-cell office:value-type="float" office:value="-1.91216764776033" calcext:value-type="float">
            <text:p>-1.91216764776033</text:p>
          </table:table-cell>
          <table:table-cell office:value-type="float" office:value="-0.525779013468503" calcext:value-type="float">
            <text:p>-0.525779013468503</text:p>
          </table:table-cell>
          <table:table-cell office:value-type="float" office:value="2.02297477729484" calcext:value-type="float">
            <text:p>2.02297477729484</text:p>
          </table:table-cell>
          <table:table-cell office:value-type="float" office:value="0.156809155737999" calcext:value-type="float">
            <text:p>0.156809155737999</text:p>
          </table:table-cell>
          <table:table-cell office:value-type="float" office:value="-1.28060810464873" calcext:value-type="float">
            <text:p>-1.28060810464873</text:p>
          </table:table-cell>
        </table:table-row>
        <table:table-row table:style-name="ro1">
          <table:table-cell office:value-type="float" office:value="1.74017158988231E+018" calcext:value-type="float">
            <text:p>1.74017158988231E+018</text:p>
          </table:table-cell>
          <table:table-cell office:value-type="float" office:value="-1.91317497456205" calcext:value-type="float">
            <text:p>-1.91317497456205</text:p>
          </table:table-cell>
          <table:table-cell office:value-type="float" office:value="-0.523653531724784" calcext:value-type="float">
            <text:p>-0.523653531724784</text:p>
          </table:table-cell>
          <table:table-cell office:value-type="float" office:value="2.00376565572499" calcext:value-type="float">
            <text:p>2.00376565572499</text:p>
          </table:table-cell>
          <table:table-cell office:value-type="float" office:value="0.156809155737814" calcext:value-type="float">
            <text:p>0.156809155737814</text:p>
          </table:table-cell>
          <table:table-cell office:value-type="float" office:value="-1.28060810465387" calcext:value-type="float">
            <text:p>-1.28060810465387</text:p>
          </table:table-cell>
        </table:table-row>
        <table:table-row table:style-name="ro1">
          <table:table-cell office:value-type="float" office:value="1.74017158989793E+018" calcext:value-type="float">
            <text:p>1.74017158989793E+018</text:p>
          </table:table-cell>
          <table:table-cell office:value-type="float" office:value="-1.91414128939618" calcext:value-type="float">
            <text:p>-1.91414128939618</text:p>
          </table:table-cell>
          <table:table-cell office:value-type="float" office:value="-0.521509093437106" calcext:value-type="float">
            <text:p>-0.521509093437106</text:p>
          </table:table-cell>
          <table:table-cell office:value-type="float" office:value="1.98455653415507" calcext:value-type="float">
            <text:p>1.98455653415507</text:p>
          </table:table-cell>
          <table:table-cell office:value-type="float" office:value="0.156809155737636" calcext:value-type="float">
            <text:p>0.156809155737636</text:p>
          </table:table-cell>
          <table:table-cell office:value-type="float" office:value="-1.28060810465908" calcext:value-type="float">
            <text:p>-1.28060810465908</text:p>
          </table:table-cell>
        </table:table-row>
        <table:table-row table:style-name="ro1">
          <table:table-cell office:value-type="float" office:value="1.74017158991663E+018" calcext:value-type="float">
            <text:p>1.74017158991663E+018</text:p>
          </table:table-cell>
          <table:table-cell office:value-type="float" office:value="-1.91524623045085" calcext:value-type="float">
            <text:p>-1.91524623045085</text:p>
          </table:table-cell>
          <table:table-cell office:value-type="float" office:value="-0.51891185941285" calcext:value-type="float">
            <text:p>-0.51891185941285</text:p>
          </table:table-cell>
          <table:table-cell office:value-type="float" office:value="1.96150558827105" calcext:value-type="float">
            <text:p>1.96150558827105</text:p>
          </table:table-cell>
          <table:table-cell office:value-type="float" office:value="0.15680915573741" calcext:value-type="float">
            <text:p>0.15680915573741</text:p>
          </table:table-cell>
          <table:table-cell office:value-type="float" office:value="-1.2806081046654" calcext:value-type="float">
            <text:p>-1.2806081046654</text:p>
          </table:table-cell>
        </table:table-row>
        <table:table-row table:style-name="ro1">
          <table:table-cell office:value-type="float" office:value="1.74017158993088E+018" calcext:value-type="float">
            <text:p>1.74017158993088E+018</text:p>
          </table:table-cell>
          <table:table-cell office:value-type="float" office:value="-1.91612108540151" calcext:value-type="float">
            <text:p>-1.91612108540151</text:p>
          </table:table-cell>
          <table:table-cell office:value-type="float" office:value="-0.516728511354566" calcext:value-type="float">
            <text:p>-0.516728511354566</text:p>
          </table:table-cell>
          <table:table-cell office:value-type="float" office:value="1.94229646670094" calcext:value-type="float">
            <text:p>1.94229646670094</text:p>
          </table:table-cell>
          <table:table-cell office:value-type="float" office:value="0.156809155737222" calcext:value-type="float">
            <text:p>0.156809155737222</text:p>
          </table:table-cell>
          <table:table-cell office:value-type="float" office:value="-1.28060810467103" calcext:value-type="float">
            <text:p>-1.28060810467103</text:p>
          </table:table-cell>
        </table:table-row>
        <table:table-row table:style-name="ro1">
          <table:table-cell office:value-type="float" office:value="1.74017158994965E+018" calcext:value-type="float">
            <text:p>1.74017158994965E+018</text:p>
          </table:table-cell>
          <table:table-cell office:value-type="float" office:value="-1.91711531332066" calcext:value-type="float">
            <text:p>-1.91711531332066</text:p>
          </table:table-cell>
          <table:table-cell office:value-type="float" office:value="-0.514086915216664" calcext:value-type="float">
            <text:p>-0.514086915216664</text:p>
          </table:table-cell>
          <table:table-cell office:value-type="float" office:value="1.91924552081669" calcext:value-type="float">
            <text:p>1.91924552081669</text:p>
          </table:table-cell>
          <table:table-cell office:value-type="float" office:value="0.156809155737048" calcext:value-type="float">
            <text:p>0.156809155737048</text:p>
          </table:table-cell>
          <table:table-cell office:value-type="float" office:value="-1.28060810467829" calcext:value-type="float">
            <text:p>-1.28060810467829</text:p>
          </table:table-cell>
        </table:table-row>
        <table:table-row table:style-name="ro1">
          <table:table-cell office:value-type="float" office:value="1.74017158996425E+018" calcext:value-type="float">
            <text:p>1.74017158996425E+018</text:p>
          </table:table-cell>
          <table:table-cell office:value-type="float" office:value="-1.91789714620526" calcext:value-type="float">
            <text:p>-1.91789714620526</text:p>
          </table:table-cell>
          <table:table-cell office:value-type="float" office:value="-0.511868556077832" calcext:value-type="float">
            <text:p>-0.511868556077832</text:p>
          </table:table-cell>
          <table:table-cell office:value-type="float" office:value="1.90003639924639" calcext:value-type="float">
            <text:p>1.90003639924639</text:p>
          </table:table-cell>
          <table:table-cell office:value-type="float" office:value="0.156809155736878" calcext:value-type="float">
            <text:p>0.156809155736878</text:p>
          </table:table-cell>
          <table:table-cell office:value-type="float" office:value="-1.28060810468419" calcext:value-type="float">
            <text:p>-1.28060810468419</text:p>
          </table:table-cell>
        </table:table-row>
        <table:table-row table:style-name="ro1">
          <table:table-cell office:value-type="float" office:value="1.74017158997941E+018" calcext:value-type="float">
            <text:p>1.74017158997941E+018</text:p>
          </table:table-cell>
          <table:table-cell office:value-type="float" office:value="-1.91863622474008" calcext:value-type="float">
            <text:p>-1.91863622474008</text:p>
          </table:table-cell>
          <table:table-cell office:value-type="float" office:value="-0.509635588803636" calcext:value-type="float">
            <text:p>-0.509635588803636</text:p>
          </table:table-cell>
          <table:table-cell office:value-type="float" office:value="1.88082727767599" calcext:value-type="float">
            <text:p>1.88082727767599</text:p>
          </table:table-cell>
          <table:table-cell office:value-type="float" office:value="0.156809155736659" calcext:value-type="float">
            <text:p>0.156809155736659</text:p>
          </table:table-cell>
          <table:table-cell office:value-type="float" office:value="-1.28060810469008" calcext:value-type="float">
            <text:p>-1.28060810469008</text:p>
          </table:table-cell>
        </table:table-row>
        <table:table-row table:style-name="ro1">
          <table:table-cell office:value-type="float" office:value="1.74017158999818E+018" calcext:value-type="float">
            <text:p>1.74017158999818E+018</text:p>
          </table:table-cell>
          <table:table-cell office:value-type="float" office:value="-1.91946630038886" calcext:value-type="float">
            <text:p>-1.91946630038886</text:p>
          </table:table-cell>
          <table:table-cell office:value-type="float" office:value="-0.506937905774024" calcext:value-type="float">
            <text:p>-0.506937905774024</text:p>
          </table:table-cell>
          <table:table-cell office:value-type="float" office:value="1.85777633179139" calcext:value-type="float">
            <text:p>1.85777633179139</text:p>
          </table:table-cell>
          <table:table-cell office:value-type="float" office:value="0.156809155736448" calcext:value-type="float">
            <text:p>0.156809155736448</text:p>
          </table:table-cell>
          <table:table-cell office:value-type="float" office:value="-1.28060810469768" calcext:value-type="float">
            <text:p>-1.28060810469768</text:p>
          </table:table-cell>
        </table:table-row>
        <table:table-row table:style-name="ro1">
          <table:table-cell office:value-type="float" office:value="1.74017159001328E+018" calcext:value-type="float">
            <text:p>1.74017159001328E+018</text:p>
          </table:table-cell>
          <table:table-cell office:value-type="float" office:value="-1.92011038179471" calcext:value-type="float">
            <text:p>-1.92011038179471</text:p>
          </table:table-cell>
          <table:table-cell office:value-type="float" office:value="-0.504675707933235" calcext:value-type="float">
            <text:p>-0.504675707933235</text:p>
          </table:table-cell>
          <table:table-cell office:value-type="float" office:value="1.83856721022077" calcext:value-type="float">
            <text:p>1.83856721022077</text:p>
          </table:table-cell>
          <table:table-cell office:value-type="float" office:value="0.156809155736282" calcext:value-type="float">
            <text:p>0.156809155736282</text:p>
          </table:table-cell>
          <table:table-cell office:value-type="float" office:value="-1.28060810470412" calcext:value-type="float">
            <text:p>-1.28060810470412</text:p>
          </table:table-cell>
        </table:table-row>
        <table:table-row table:style-name="ro1">
          <table:table-cell office:value-type="float" office:value="1.74017159002841E+018" calcext:value-type="float">
            <text:p>1.74017159002841E+018</text:p>
          </table:table-cell>
          <table:table-cell office:value-type="float" office:value="-1.92071089221332" calcext:value-type="float">
            <text:p>-1.92071089221332</text:p>
          </table:table-cell>
          <table:table-cell office:value-type="float" office:value="-0.502401555967036" calcext:value-type="float">
            <text:p>-0.502401555967036</text:p>
          </table:table-cell>
          <table:table-cell office:value-type="float" office:value="1.81935808865006" calcext:value-type="float">
            <text:p>1.81935808865006</text:p>
          </table:table-cell>
          <table:table-cell office:value-type="float" office:value="0.156809155736111" calcext:value-type="float">
            <text:p>0.156809155736111</text:p>
          </table:table-cell>
          <table:table-cell office:value-type="float" office:value="-1.2806081047108" calcext:value-type="float">
            <text:p>-1.2806081047108</text:p>
          </table:table-cell>
        </table:table-row>
        <table:table-row table:style-name="ro1">
          <table:table-cell office:value-type="float" office:value="1.74017159004705E+018" calcext:value-type="float">
            <text:p>1.74017159004705E+018</text:p>
          </table:table-cell>
          <table:table-cell office:value-type="float" office:value="-1.92133559436754" calcext:value-type="float">
            <text:p>-1.92133559436754</text:p>
          </table:table-cell>
          <table:table-cell office:value-type="float" office:value="-0.499823757792528" calcext:value-type="float">
            <text:p>-0.499823757792528</text:p>
          </table:table-cell>
          <table:table-cell office:value-type="float" office:value="1.79776716775965" calcext:value-type="float">
            <text:p>1.79776716775965</text:p>
          </table:table-cell>
          <table:table-cell office:value-type="float" office:value="0.151139155758847" calcext:value-type="float">
            <text:p>0.151139155758847</text:p>
          </table:table-cell>
          <table:table-cell office:value-type="float" office:value="-1.23194060489957" calcext:value-type="float">
            <text:p>-1.23194060489957</text:p>
          </table:table-cell>
        </table:table-row>
        <table:table-row table:style-name="ro1">
          <table:table-cell office:value-type="float" office:value="1.74017159006188E+018" calcext:value-type="float">
            <text:p>1.74017159006188E+018</text:p>
          </table:table-cell>
          <table:table-cell office:value-type="float" office:value="-1.92176726095589" calcext:value-type="float">
            <text:p>-1.92176726095589</text:p>
          </table:table-cell>
          <table:table-cell office:value-type="float" office:value="-0.497883582283816" calcext:value-type="float">
            <text:p>-0.497883582283816</text:p>
          </table:table-cell>
          <table:table-cell office:value-type="float" office:value="1.78168667117879" calcext:value-type="float">
            <text:p>1.78168667117879</text:p>
          </table:table-cell>
          <table:table-cell office:value-type="float" office:value="0.139259155794151" calcext:value-type="float">
            <text:p>0.139259155794151</text:p>
          </table:table-cell>
          <table:table-cell office:value-type="float" office:value="-1.12997060520691" calcext:value-type="float">
            <text:p>-1.12997060520691</text:p>
          </table:table-cell>
        </table:table-row>
        <table:table-row table:style-name="ro1">
          <table:table-cell office:value-type="float" office:value="1.74017159008022E+018" calcext:value-type="float">
            <text:p>1.74017159008022E+018</text:p>
          </table:table-cell>
          <table:table-cell office:value-type="float" office:value="-1.92219294134606" calcext:value-type="float">
            <text:p>-1.92219294134606</text:p>
          </table:table-cell>
          <table:table-cell office:value-type="float" office:value="-0.49580896437379" calcext:value-type="float">
            <text:p>-0.49580896437379</text:p>
          </table:table-cell>
          <table:table-cell office:value-type="float" office:value="1.76468440028136" calcext:value-type="float">
            <text:p>1.76468440028136</text:p>
          </table:table-cell>
          <table:table-cell office:value-type="float" office:value="0.123059155815461" calcext:value-type="float">
            <text:p>0.123059155815461</text:p>
          </table:table-cell>
          <table:table-cell office:value-type="float" office:value="-0.990920605409618" calcext:value-type="float">
            <text:p>-0.990920605409618</text:p>
          </table:table-cell>
        </table:table-row>
        <table:table-row table:style-name="ro1">
          <table:table-cell office:value-type="float" office:value="1.74017159009515E+018" calcext:value-type="float">
            <text:p>1.74017159009515E+018</text:p>
          </table:table-cell>
          <table:table-cell office:value-type="float" office:value="-1.92248077698896" calcext:value-type="float">
            <text:p>-1.92248077698896</text:p>
          </table:table-cell>
          <table:table-cell office:value-type="float" office:value="-0.494293936838098" calcext:value-type="float">
            <text:p>-0.494293936838098</text:p>
          </table:table-cell>
          <table:table-cell office:value-type="float" office:value="1.75242777870004" calcext:value-type="float">
            <text:p>1.75242777870004</text:p>
          </table:table-cell>
          <table:table-cell office:value-type="float" office:value="0.109559155815099" calcext:value-type="float">
            <text:p>0.109559155815099</text:p>
          </table:table-cell>
          <table:table-cell office:value-type="float" office:value="-0.875045605417586" calcext:value-type="float">
            <text:p>-0.875045605417586</text:p>
          </table:table-cell>
        </table:table-row>
        <table:table-row table:style-name="ro1">
          <table:table-cell office:value-type="float" office:value="1.74017159011059E+018" calcext:value-type="float">
            <text:p>1.74017159011059E+018</text:p>
          </table:table-cell>
          <table:table-cell office:value-type="float" office:value="-1.92271581199492" calcext:value-type="float">
            <text:p>-1.92271581199492</text:p>
          </table:table-cell>
          <table:table-cell office:value-type="float" office:value="-0.492975084992108" calcext:value-type="float">
            <text:p>-0.492975084992108</text:p>
          </table:table-cell>
          <table:table-cell office:value-type="float" office:value="1.74190928211861" calcext:value-type="float">
            <text:p>1.74190928211861</text:p>
          </table:table-cell>
          <table:table-cell office:value-type="float" office:value="0.096059155814771" calcext:value-type="float">
            <text:p>0.096059155814771</text:p>
          </table:table-cell>
          <table:table-cell office:value-type="float" office:value="-0.759170605424695" calcext:value-type="float">
            <text:p>-0.759170605424695</text:p>
          </table:table-cell>
        </table:table-row>
        <table:table-row table:style-name="ro1">
          <table:table-cell office:value-type="float" office:value="1.74017159012892E+018" calcext:value-type="float">
            <text:p>1.74017159012892E+018</text:p>
          </table:table-cell>
          <table:table-cell office:value-type="float" office:value="-1.92293717978946" calcext:value-type="float">
            <text:p>-1.92293717978946</text:p>
          </table:table-cell>
          <table:table-cell office:value-type="float" office:value="-0.491653233990335" calcext:value-type="float">
            <text:p>-0.491653233990335</text:p>
          </table:table-cell>
          <table:table-cell office:value-type="float" office:value="1.73158141122079" calcext:value-type="float">
            <text:p>1.73158141122079</text:p>
          </table:table-cell>
          <table:table-cell office:value-type="float" office:value="0.0798591558144205" calcext:value-type="float">
            <text:p>0.0798591558144205</text:p>
          </table:table-cell>
          <table:table-cell office:value-type="float" office:value="-0.620120605432077" calcext:value-type="float">
            <text:p>-0.620120605432077</text:p>
          </table:table-cell>
        </table:table-row>
        <table:table-row table:style-name="ro1">
          <table:table-cell office:value-type="float" office:value="1.74017159014426E+018" calcext:value-type="float">
            <text:p>1.74017159014426E+018</text:p>
          </table:table-cell>
          <table:table-cell office:value-type="float" office:value="-1.92307881891888" calcext:value-type="float">
            <text:p>-1.92307881891888</text:p>
          </table:table-cell>
          <table:table-cell office:value-type="float" office:value="-0.490760765669254" calcext:value-type="float">
            <text:p>-0.490760765669254</text:p>
          </table:table-cell>
          <table:table-cell office:value-type="float" office:value="1.72488678963966" calcext:value-type="float">
            <text:p>1.72488678963966</text:p>
          </table:table-cell>
          <table:table-cell office:value-type="float" office:value="0.0666758960874613" calcext:value-type="float">
            <text:p>0.0666758960874613</text:p>
          </table:table-cell>
          <table:table-cell office:value-type="float" office:value="-0.504245605422118" calcext:value-type="float">
            <text:p>-0.504245605422118</text:p>
          </table:table-cell>
        </table:table-row>
        <table:table-row table:style-name="ro1">
          <table:table-cell office:value-type="float" office:value="1.74017159015922E+018" calcext:value-type="float">
            <text:p>1.74017159015922E+018</text:p>
          </table:table-cell>
          <table:table-cell office:value-type="float" office:value="-1.92320815700815" calcext:value-type="float">
            <text:p>-1.92320815700815</text:p>
          </table:table-cell>
          <table:table-cell office:value-type="float" office:value="-0.489913438088446" calcext:value-type="float">
            <text:p>-0.489913438088446</text:p>
          </table:table-cell>
          <table:table-cell office:value-type="float" office:value="1.71993029305977" calcext:value-type="float">
            <text:p>1.71993029305977</text:p>
          </table:table-cell>
          <table:table-cell office:value-type="float" office:value="0.0586927467546856" calcext:value-type="float">
            <text:p>0.0586927467546856</text:p>
          </table:table-cell>
          <table:table-cell office:value-type="float" office:value="-0.388370605367443" calcext:value-type="float">
            <text:p>-0.388370605367443</text:p>
          </table:table-cell>
        </table:table-row>
        <table:table-row table:style-name="ro1">
          <table:table-cell office:value-type="float" office:value="1.74017159017741E+018" calcext:value-type="float">
            <text:p>1.74017159017741E+018</text:p>
          </table:table-cell>
          <table:table-cell office:value-type="float" office:value="-1.92335891923917" calcext:value-type="float">
            <text:p>-1.92335891923917</text:p>
          </table:table-cell>
          <table:table-cell office:value-type="float" office:value="-0.488895976174127" calcext:value-type="float">
            <text:p>-0.488895976174127</text:p>
          </table:table-cell>
          <table:table-cell office:value-type="float" office:value="1.71627682216138" calcext:value-type="float">
            <text:p>1.71627682216138</text:p>
          </table:table-cell>
          <table:table-cell office:value-type="float" office:value="0.0571428571401209" calcext:value-type="float">
            <text:p>0.0571428571401209</text:p>
          </table:table-cell>
          <table:table-cell office:value-type="float" office:value="-0.249320605413145" calcext:value-type="float">
            <text:p>-0.249320605413145</text:p>
          </table:table-cell>
        </table:table-row>
        <table:table-row table:style-name="ro1">
          <table:table-cell office:value-type="float" office:value="1.74017159019266E+018" calcext:value-type="float">
            <text:p>1.74017159019266E+018</text:p>
          </table:table-cell>
          <table:table-cell office:value-type="float" office:value="-1.92348257916404" calcext:value-type="float">
            <text:p>-1.92348257916404</text:p>
          </table:table-cell>
          <table:table-cell office:value-type="float" office:value="-0.488047800473753" calcext:value-type="float">
            <text:p>-0.488047800473753</text:p>
          </table:table-cell>
          <table:table-cell office:value-type="float" office:value="1.71514420057935" calcext:value-type="float">
            <text:p>1.71514420057935</text:p>
          </table:table-cell>
          <table:table-cell office:value-type="float" office:value="0.057142857134851" calcext:value-type="float">
            <text:p>0.057142857134851</text:p>
          </table:table-cell>
          <table:table-cell office:value-type="float" office:value="-0.133445605467491" calcext:value-type="float">
            <text:p>-0.133445605467491</text:p>
          </table:table-cell>
        </table:table-row>
        <table:table-row table:style-name="ro1">
          <table:table-cell office:value-type="float" office:value="1.74017159021078E+018" calcext:value-type="float">
            <text:p>1.74017159021078E+018</text:p>
          </table:table-cell>
          <table:table-cell office:value-type="float" office:value="-1.92363080572821" calcext:value-type="float">
            <text:p>-1.92363080572821</text:p>
          </table:table-cell>
          <table:table-cell office:value-type="float" office:value="-0.487029965525081" calcext:value-type="float">
            <text:p>-0.487029965525081</text:p>
          </table:table-cell>
          <table:table-cell office:value-type="float" office:value="1.71607937966851" calcext:value-type="float">
            <text:p>1.71607937966851</text:p>
          </table:table-cell>
          <table:table-cell office:value-type="float" office:value="0.0571428571346289" calcext:value-type="float">
            <text:p>0.0571428571346289</text:p>
          </table:table-cell>
          <table:table-cell office:value-type="float" office:value="0.00560439411779166" calcext:value-type="float">
            <text:p>0.00560439411779166</text:p>
          </table:table-cell>
        </table:table-row>
        <table:table-row table:style-name="ro1">
          <table:table-cell office:value-type="float" office:value="1.74017159022603E+018" calcext:value-type="float">
            <text:p>1.74017159022603E+018</text:p>
          </table:table-cell>
          <table:table-cell office:value-type="float" office:value="-1.92375591963255" calcext:value-type="float">
            <text:p>-1.92375591963255</text:p>
          </table:table-cell>
          <table:table-cell office:value-type="float" office:value="-0.48618200329611" calcext:value-type="float">
            <text:p>-0.48618200329611</text:p>
          </table:table-cell>
          <table:table-cell office:value-type="float" office:value="1.71877063307461" calcext:value-type="float">
            <text:p>1.71877063307461</text:p>
          </table:table-cell>
          <table:table-cell office:value-type="float" office:value="0.0571428571345068" calcext:value-type="float">
            <text:p>0.0571428571345068</text:p>
          </table:table-cell>
          <table:table-cell office:value-type="float" office:value="0.121479393738702" calcext:value-type="float">
            <text:p>0.121479393738702</text:p>
          </table:table-cell>
        </table:table-row>
        <table:table-row table:style-name="ro1">
          <table:table-cell office:value-type="float" office:value="1.74017159024183E+018" calcext:value-type="float">
            <text:p>1.74017159024183E+018</text:p>
          </table:table-cell>
          <table:table-cell office:value-type="float" office:value="-1.92388405168485" calcext:value-type="float">
            <text:p>-1.92388405168485</text:p>
          </table:table-cell>
          <table:table-cell office:value-type="float" office:value="-0.485334492322584" calcext:value-type="float">
            <text:p>-0.485334492322584</text:p>
          </table:table-cell>
          <table:table-cell office:value-type="float" office:value="1.7232000114807" calcext:value-type="float">
            <text:p>1.7232000114807</text:p>
          </table:table-cell>
          <table:table-cell office:value-type="float" office:value="0.0571428571345253" calcext:value-type="float">
            <text:p>0.0571428571345253</text:p>
          </table:table-cell>
          <table:table-cell office:value-type="float" office:value="0.237354393739597" calcext:value-type="float">
            <text:p>0.237354393739597</text:p>
          </table:table-cell>
        </table:table-row>
        <table:table-row table:style-name="ro1">
          <table:table-cell office:value-type="float" office:value="1.74017159025938E+018" calcext:value-type="float">
            <text:p>1.74017159025938E+018</text:p>
          </table:table-cell>
          <table:table-cell office:value-type="float" office:value="-1.924043864203" calcext:value-type="float">
            <text:p>-1.924043864203</text:p>
          </table:table-cell>
          <table:table-cell office:value-type="float" office:value="-0.484318414555844" calcext:value-type="float">
            <text:p>-0.484318414555844</text:p>
          </table:table-cell>
          <table:table-cell office:value-type="float" office:value="1.73080959056796" calcext:value-type="float">
            <text:p>1.73080959056796</text:p>
          </table:table-cell>
          <table:table-cell office:value-type="float" office:value="0.0571428571345734" calcext:value-type="float">
            <text:p>0.0571428571345734</text:p>
          </table:table-cell>
          <table:table-cell office:value-type="float" office:value="0.376404393737679" calcext:value-type="float">
            <text:p>0.376404393737679</text:p>
          </table:table-cell>
        </table:table-row>
        <table:table-row table:style-name="ro1">
          <table:table-cell office:value-type="float" office:value="1.74017159027465E+018" calcext:value-type="float">
            <text:p>1.74017159027465E+018</text:p>
          </table:table-cell>
          <table:table-cell office:value-type="float" office:value="-1.92418380665669" calcext:value-type="float">
            <text:p>-1.92418380665669</text:p>
          </table:table-cell>
          <table:table-cell office:value-type="float" office:value="-0.48347277526303" calcext:value-type="float">
            <text:p>-0.48347277526303</text:p>
          </table:table-cell>
          <table:table-cell office:value-type="float" office:value="1.73906284397398" calcext:value-type="float">
            <text:p>1.73906284397398</text:p>
          </table:table-cell>
          <table:table-cell office:value-type="float" office:value="0.0571428571346253" calcext:value-type="float">
            <text:p>0.0571428571346253</text:p>
          </table:table-cell>
          <table:table-cell office:value-type="float" office:value="0.492279393735493" calcext:value-type="float">
            <text:p>0.492279393735493</text:p>
          </table:table-cell>
        </table:table-row>
        <table:table-row table:style-name="ro1">
          <table:table-cell office:value-type="float" office:value="1.74017159028998E+018" calcext:value-type="float">
            <text:p>1.74017159028998E+018</text:p>
          </table:table-cell>
          <table:table-cell office:value-type="float" office:value="-1.92433145717427" calcext:value-type="float">
            <text:p>-1.92433145717427</text:p>
          </table:table-cell>
          <table:table-cell office:value-type="float" office:value="-0.482628448852779" calcext:value-type="float">
            <text:p>-0.482628448852779</text:p>
          </table:table-cell>
          <table:table-cell office:value-type="float" office:value="1.74905422237995" calcext:value-type="float">
            <text:p>1.74905422237995</text:p>
          </table:table-cell>
          <table:table-cell office:value-type="float" office:value="0.0571428571346918" calcext:value-type="float">
            <text:p>0.0571428571346918</text:p>
          </table:table-cell>
          <table:table-cell office:value-type="float" office:value="0.608154393732926" calcext:value-type="float">
            <text:p>0.608154393732926</text:p>
          </table:table-cell>
        </table:table-row>
        <table:table-row table:style-name="ro1">
          <table:table-cell office:value-type="float" office:value="1.7401715903082E+018" calcext:value-type="float">
            <text:p>1.7401715903082E+018</text:p>
          </table:table-cell>
          <table:table-cell office:value-type="float" office:value="-1.92452075813059" calcext:value-type="float">
            <text:p>-1.92452075813059</text:p>
          </table:table-cell>
          <table:table-cell office:value-type="float" office:value="-0.481617455606467" calcext:value-type="float">
            <text:p>-0.481617455606467</text:p>
          </table:table-cell>
          <table:table-cell office:value-type="float" office:value="1.76287078206869" calcext:value-type="float">
            <text:p>1.76287078206869</text:p>
          </table:table-cell>
          <table:table-cell office:value-type="float" office:value="0.05714285713474" calcext:value-type="float">
            <text:p>0.05714285713474</text:p>
          </table:table-cell>
          <table:table-cell office:value-type="float" office:value="0.731623747117268" calcext:value-type="float">
            <text:p>0.731623747117268</text:p>
          </table:table-cell>
        </table:table-row>
        <table:table-row table:style-name="ro1">
          <table:table-cell office:value-type="float" office:value="1.74017159032344E+018" calcext:value-type="float">
            <text:p>1.74017159032344E+018</text:p>
          </table:table-cell>
          <table:table-cell office:value-type="float" office:value="-1.92468928722422" calcext:value-type="float">
            <text:p>-1.92468928722422</text:p>
          </table:table-cell>
          <table:table-cell office:value-type="float" office:value="-0.480777048866463" calcext:value-type="float">
            <text:p>-0.480777048866463</text:p>
          </table:table-cell>
          <table:table-cell office:value-type="float" office:value="1.77453744872842" calcext:value-type="float">
            <text:p>1.77453744872842</text:p>
          </table:table-cell>
          <table:table-cell office:value-type="float" office:value="0.0571428571346906" calcext:value-type="float">
            <text:p>0.0571428571346906</text:p>
          </table:table-cell>
          <table:table-cell office:value-type="float" office:value="0.775879188909566" calcext:value-type="float">
            <text:p>0.775879188909566</text:p>
          </table:table-cell>
        </table:table-row>
        <table:table-row table:style-name="ro1">
          <table:table-cell office:value-type="float" office:value="1.74017159034165E+018" calcext:value-type="float">
            <text:p>1.74017159034165E+018</text:p>
          </table:table-cell>
          <table:table-cell office:value-type="float" office:value="-1.92490444685495" calcext:value-type="float">
            <text:p>-1.92490444685495</text:p>
          </table:table-cell>
          <table:table-cell office:value-type="float" office:value="-0.479771241610184" calcext:value-type="float">
            <text:p>-0.479771241610184</text:p>
          </table:table-cell>
          <table:table-cell office:value-type="float" office:value="1.78853744872004" calcext:value-type="float">
            <text:p>1.78853744872004</text:p>
          </table:table-cell>
          <table:table-cell office:value-type="float" office:value="0.0571428571345759" calcext:value-type="float">
            <text:p>0.0571428571345759</text:p>
          </table:table-cell>
          <table:table-cell office:value-type="float" office:value="0.777777777313496" calcext:value-type="float">
            <text:p>0.777777777313496</text:p>
          </table:table-cell>
        </table:table-row>
        <table:table-row table:style-name="ro1">
          <table:table-cell office:value-type="float" office:value="1.7401715903569E+018" calcext:value-type="float">
            <text:p>1.7401715903569E+018</text:p>
          </table:table-cell>
          <table:table-cell office:value-type="float" office:value="-1.92509448851138" calcext:value-type="float">
            <text:p>-1.92509448851138</text:p>
          </table:table-cell>
          <table:table-cell office:value-type="float" office:value="-0.478935436780778" calcext:value-type="float">
            <text:p>-0.478935436780778</text:p>
          </table:table-cell>
          <table:table-cell office:value-type="float" office:value="1.80020411537968" calcext:value-type="float">
            <text:p>1.80020411537968</text:p>
          </table:table-cell>
          <table:table-cell office:value-type="float" office:value="0.0571428571344698" calcext:value-type="float">
            <text:p>0.0571428571344698</text:p>
          </table:table-cell>
          <table:table-cell office:value-type="float" office:value="0.777777777310421" calcext:value-type="float">
            <text:p>0.777777777310421</text:p>
          </table:table-cell>
        </table:table-row>
        <table:table-row table:style-name="ro1">
          <table:table-cell office:value-type="float" office:value="1.74017159037233E+018" calcext:value-type="float">
            <text:p>1.74017159037233E+018</text:p>
          </table:table-cell>
          <table:table-cell office:value-type="float" office:value="-1.92529426806971" calcext:value-type="float">
            <text:p>-1.92529426806971</text:p>
          </table:table-cell>
          <table:table-cell office:value-type="float" office:value="-0.478101905934251" calcext:value-type="float">
            <text:p>-0.478101905934251</text:p>
          </table:table-cell>
          <table:table-cell office:value-type="float" office:value="1.81187078203927" calcext:value-type="float">
            <text:p>1.81187078203927</text:p>
          </table:table-cell>
          <table:table-cell office:value-type="float" office:value="0.0571428571343736" calcext:value-type="float">
            <text:p>0.0571428571343736</text:p>
          </table:table-cell>
          <table:table-cell office:value-type="float" office:value="0.777777777307563" calcext:value-type="float">
            <text:p>0.777777777307563</text:p>
          </table:table-cell>
        </table:table-row>
        <table:table-row table:style-name="ro1">
          <table:table-cell office:value-type="float" office:value="1.74017159039054E+018" calcext:value-type="float">
            <text:p>1.74017159039054E+018</text:p>
          </table:table-cell>
          <table:table-cell office:value-type="float" office:value="-1.92554681919089" calcext:value-type="float">
            <text:p>-1.92554681919089</text:p>
          </table:table-cell>
          <table:table-cell office:value-type="float" office:value="-0.477104830292859" calcext:value-type="float">
            <text:p>-0.477104830292859</text:p>
          </table:table-cell>
          <table:table-cell office:value-type="float" office:value="1.82587078203073" calcext:value-type="float">
            <text:p>1.82587078203073</text:p>
          </table:table-cell>
          <table:table-cell office:value-type="float" office:value="0.0571428571342663" calcext:value-type="float">
            <text:p>0.0571428571342663</text:p>
          </table:table-cell>
          <table:table-cell office:value-type="float" office:value="0.777777777304164" calcext:value-type="float">
            <text:p>0.777777777304164</text:p>
          </table:table-cell>
        </table:table-row>
        <table:table-row table:style-name="ro1">
          <table:table-cell office:value-type="float" office:value="1.74017159040538E+018" calcext:value-type="float">
            <text:p>1.74017159040538E+018</text:p>
          </table:table-cell>
          <table:table-cell office:value-type="float" office:value="-1.92576792455714" calcext:value-type="float">
            <text:p>-1.92576792455714</text:p>
          </table:table-cell>
          <table:table-cell office:value-type="float" office:value="-0.476276701099407" calcext:value-type="float">
            <text:p>-0.476276701099407</text:p>
          </table:table-cell>
          <table:table-cell office:value-type="float" office:value="1.83753744869023" calcext:value-type="float">
            <text:p>1.83753744869023</text:p>
          </table:table-cell>
          <table:table-cell office:value-type="float" office:value="0.0571428571341997" calcext:value-type="float">
            <text:p>0.0571428571341997</text:p>
          </table:table-cell>
          <table:table-cell office:value-type="float" office:value="0.777777777301559" calcext:value-type="float">
            <text:p>0.777777777301559</text:p>
          </table:table-cell>
        </table:table-row>
        <table:table-row table:style-name="ro1">
          <table:table-cell office:value-type="float" office:value="1.74017159042104E+018" calcext:value-type="float">
            <text:p>1.74017159042104E+018</text:p>
          </table:table-cell>
          <table:table-cell office:value-type="float" office:value="-1.92599867616419" calcext:value-type="float">
            <text:p>-1.92599867616419</text:p>
          </table:table-cell>
          <table:table-cell office:value-type="float" office:value="-0.475451207768196" calcext:value-type="float">
            <text:p>-0.475451207768196</text:p>
          </table:table-cell>
          <table:table-cell office:value-type="float" office:value="1.84920411534969" calcext:value-type="float">
            <text:p>1.84920411534969</text:p>
          </table:table-cell>
          <table:table-cell office:value-type="float" office:value="0.0571428571341145" calcext:value-type="float">
            <text:p>0.0571428571341145</text:p>
          </table:table-cell>
          <table:table-cell office:value-type="float" office:value="0.777777777298859" calcext:value-type="float">
            <text:p>0.777777777298859</text:p>
          </table:table-cell>
        </table:table-row>
        <table:table-row table:style-name="ro1">
          <table:table-cell office:value-type="float" office:value="1.74017159043894E+018" calcext:value-type="float">
            <text:p>1.74017159043894E+018</text:p>
          </table:table-cell>
          <table:table-cell office:value-type="float" office:value="-1.92628826681657" calcext:value-type="float">
            <text:p>-1.92628826681657</text:p>
          </table:table-cell>
          <table:table-cell office:value-type="float" office:value="-0.474464253282156" calcext:value-type="float">
            <text:p>-0.474464253282156</text:p>
          </table:table-cell>
          <table:table-cell office:value-type="float" office:value="1.863204115341" calcext:value-type="float">
            <text:p>1.863204115341</text:p>
          </table:table-cell>
          <table:table-cell office:value-type="float" office:value="0.0571428571340294" calcext:value-type="float">
            <text:p>0.0571428571340294</text:p>
          </table:table-cell>
          <table:table-cell office:value-type="float" office:value="0.777777777295777" calcext:value-type="float">
            <text:p>0.777777777295777</text:p>
          </table:table-cell>
        </table:table-row>
        <table:table-row table:style-name="ro1">
          <table:table-cell office:value-type="float" office:value="1.74017159045427E+018" calcext:value-type="float">
            <text:p>1.74017159045427E+018</text:p>
          </table:table-cell>
          <table:table-cell office:value-type="float" office:value="-1.92654012775668" calcext:value-type="float">
            <text:p>-1.92654012775668</text:p>
          </table:table-cell>
          <table:table-cell office:value-type="float" office:value="-0.473644953818668" calcext:value-type="float">
            <text:p>-0.473644953818668</text:p>
          </table:table-cell>
          <table:table-cell office:value-type="float" office:value="1.87487078200038" calcext:value-type="float">
            <text:p>1.87487078200038</text:p>
          </table:table-cell>
          <table:table-cell office:value-type="float" office:value="0.0571428571339554" calcext:value-type="float">
            <text:p>0.0571428571339554</text:p>
          </table:table-cell>
          <table:table-cell office:value-type="float" office:value="0.777777777293363" calcext:value-type="float">
            <text:p>0.777777777293363</text:p>
          </table:table-cell>
        </table:table-row>
        <table:table-row table:style-name="ro1">
          <table:table-cell office:value-type="float" office:value="1.74017159047232E+018" calcext:value-type="float">
            <text:p>1.74017159047232E+018</text:p>
          </table:table-cell>
          <table:table-cell office:value-type="float" office:value="-1.92685495207689" calcext:value-type="float">
            <text:p>-1.92685495207689</text:p>
          </table:table-cell>
          <table:table-cell office:value-type="float" office:value="-0.472665756417296" calcext:value-type="float">
            <text:p>-0.472665756417296</text:p>
          </table:table-cell>
          <table:table-cell office:value-type="float" office:value="1.88887078199159" calcext:value-type="float">
            <text:p>1.88887078199159</text:p>
          </table:table-cell>
          <table:table-cell office:value-type="float" office:value="0.0571428571338629" calcext:value-type="float">
            <text:p>0.0571428571338629</text:p>
          </table:table-cell>
          <table:table-cell office:value-type="float" office:value="0.777777777290345" calcext:value-type="float">
            <text:p>0.777777777290345</text:p>
          </table:table-cell>
        </table:table-row>
        <table:table-row table:style-name="ro1">
          <table:table-cell office:value-type="float" office:value="1.74017159048798E+018" calcext:value-type="float">
            <text:p>1.74017159048798E+018</text:p>
          </table:table-cell>
          <table:table-cell office:value-type="float" office:value="-1.92712775643878" calcext:value-type="float">
            <text:p>-1.92712775643878</text:p>
          </table:table-cell>
          <table:table-cell office:value-type="float" office:value="-0.47185319052818" calcext:value-type="float">
            <text:p>-0.47185319052818</text:p>
          </table:table-cell>
          <table:table-cell office:value-type="float" office:value="1.9005374486509" calcext:value-type="float">
            <text:p>1.9005374486509</text:p>
          </table:table-cell>
          <table:table-cell office:value-type="float" office:value="0.0571428571337815" calcext:value-type="float">
            <text:p>0.0571428571337815</text:p>
          </table:table-cell>
          <table:table-cell office:value-type="float" office:value="0.777777777287995" calcext:value-type="float">
            <text:p>0.777777777287995</text:p>
          </table:table-cell>
        </table:table-row>
        <table:table-row table:style-name="ro1">
          <table:table-cell office:value-type="float" office:value="1.74017159050303E+018" calcext:value-type="float">
            <text:p>1.74017159050303E+018</text:p>
          </table:table-cell>
          <table:table-cell office:value-type="float" office:value="-1.92741002195534" calcext:value-type="float">
            <text:p>-1.92741002195534</text:p>
          </table:table-cell>
          <table:table-cell office:value-type="float" office:value="-0.471043862583414" calcext:value-type="float">
            <text:p>-0.471043862583414</text:p>
          </table:table-cell>
          <table:table-cell office:value-type="float" office:value="1.91220411531017" calcext:value-type="float">
            <text:p>1.91220411531017</text:p>
          </table:table-cell>
          <table:table-cell office:value-type="float" office:value="0.0571428571337149" calcext:value-type="float">
            <text:p>0.0571428571337149</text:p>
          </table:table-cell>
          <table:table-cell office:value-type="float" office:value="0.777777777285771" calcext:value-type="float">
            <text:p>0.777777777285771</text:p>
          </table:table-cell>
        </table:table-row>
        <table:table-row table:style-name="ro1">
          <table:table-cell office:value-type="float" office:value="1.74017159052108E+018" calcext:value-type="float">
            <text:p>1.74017159052108E+018</text:p>
          </table:table-cell>
          <table:table-cell office:value-type="float" office:value="-1.92776117511503" calcext:value-type="float">
            <text:p>-1.92776117511503</text:p>
          </table:table-cell>
          <table:table-cell office:value-type="float" office:value="-0.470077098205768" calcext:value-type="float">
            <text:p>-0.470077098205768</text:p>
          </table:table-cell>
          <table:table-cell office:value-type="float" office:value="1.92620411530124" calcext:value-type="float">
            <text:p>1.92620411530124</text:p>
          </table:table-cell>
          <table:table-cell office:value-type="float" office:value="0.057142857133647" calcext:value-type="float">
            <text:p>0.057142857133647</text:p>
          </table:table-cell>
          <table:table-cell office:value-type="float" office:value="0.777777777283223" calcext:value-type="float">
            <text:p>0.777777777283223</text:p>
          </table:table-cell>
        </table:table-row>
        <table:table-row table:style-name="ro1">
          <table:table-cell office:value-type="float" office:value="1.74017159053649E+018" calcext:value-type="float">
            <text:p>1.74017159053649E+018</text:p>
          </table:table-cell>
          <table:table-cell office:value-type="float" office:value="-1.92807276474952" calcext:value-type="float">
            <text:p>-1.92807276474952</text:p>
          </table:table-cell>
          <table:table-cell office:value-type="float" office:value="-0.469252571229808" calcext:value-type="float">
            <text:p>-0.469252571229808</text:p>
          </table:table-cell>
          <table:table-cell office:value-type="float" office:value="1.93766220696187" calcext:value-type="float">
            <text:p>1.93766220696187</text:p>
          </table:table-cell>
          <table:table-cell office:value-type="float" office:value="0.0579528571274845" calcext:value-type="float">
            <text:p>0.0579528571274845</text:p>
          </table:table-cell>
          <table:table-cell office:value-type="float" office:value="0.770825277328838" calcext:value-type="float">
            <text:p>0.770825277328838</text:p>
          </table:table-cell>
        </table:table-row>
        <table:table-row table:style-name="ro1">
          <table:table-cell office:value-type="float" office:value="1.74017159055134E+018" calcext:value-type="float">
            <text:p>1.74017159055134E+018</text:p>
          </table:table-cell>
          <table:table-cell office:value-type="float" office:value="-1.92845804091837" calcext:value-type="float">
            <text:p>-1.92845804091837</text:p>
          </table:table-cell>
          <table:table-cell office:value-type="float" office:value="-0.468265456205151" calcext:value-type="float">
            <text:p>-0.468265456205151</text:p>
          </table:table-cell>
          <table:table-cell office:value-type="float" office:value="1.94759074862971" calcext:value-type="float">
            <text:p>1.94759074862971</text:p>
          </table:table-cell>
          <table:table-cell office:value-type="float" office:value="0.0647028570929833" calcext:value-type="float">
            <text:p>0.0647028570929833</text:p>
          </table:table-cell>
          <table:table-cell office:value-type="float" office:value="0.712887777615673" calcext:value-type="float">
            <text:p>0.712887777615673</text:p>
          </table:table-cell>
        </table:table-row>
        <table:table-row table:style-name="ro1">
          <table:table-cell office:value-type="float" office:value="1.74017159056966E+018" calcext:value-type="float">
            <text:p>1.74017159056966E+018</text:p>
          </table:table-cell>
          <table:table-cell office:value-type="float" office:value="-1.92903163020804" calcext:value-type="float">
            <text:p>-1.92903163020804</text:p>
          </table:table-cell>
          <table:table-cell office:value-type="float" office:value="-0.466837484769954" calcext:value-type="float">
            <text:p>-0.466837484769954</text:p>
          </table:table-cell>
          <table:table-cell office:value-type="float" office:value="1.95721067363292" calcext:value-type="float">
            <text:p>1.95721067363292</text:p>
          </table:table-cell>
          <table:table-cell office:value-type="float" office:value="0.0800928570536663" calcext:value-type="float">
            <text:p>0.0800928570536663</text:p>
          </table:table-cell>
          <table:table-cell office:value-type="float" office:value="0.580790277949738" calcext:value-type="float">
            <text:p>0.580790277949738</text:p>
          </table:table-cell>
        </table:table-row>
        <table:table-row table:style-name="ro1">
          <table:table-cell office:value-type="float" office:value="1.74017159058469E+018" calcext:value-type="float">
            <text:p>1.74017159058469E+018</text:p>
          </table:table-cell>
          <table:table-cell office:value-type="float" office:value="-1.92960340976687" calcext:value-type="float">
            <text:p>-1.92960340976687</text:p>
          </table:table-cell>
          <table:table-cell office:value-type="float" office:value="-0.465445178721199" calcext:value-type="float">
            <text:p>-0.465445178721199</text:p>
          </table:table-cell>
          <table:table-cell office:value-type="float" office:value="1.96331534030224" calcext:value-type="float">
            <text:p>1.96331534030224</text:p>
          </table:table-cell>
          <table:table-cell office:value-type="float" office:value="0.0935928570526699" calcext:value-type="float">
            <text:p>0.0935928570526699</text:p>
          </table:table-cell>
          <table:table-cell office:value-type="float" office:value="0.46491527795526" calcext:value-type="float">
            <text:p>0.46491527795526</text:p>
          </table:table-cell>
        </table:table-row>
        <table:table-row table:style-name="ro1">
          <table:table-cell office:value-type="float" office:value="1.74017159060303E+018" calcext:value-type="float">
            <text:p>1.74017159060303E+018</text:p>
          </table:table-cell>
          <table:table-cell office:value-type="float" office:value="-1.93040186178657" calcext:value-type="float">
            <text:p>-1.93040186178657</text:p>
          </table:table-cell>
          <table:table-cell office:value-type="float" office:value="-0.463531609000098" calcext:value-type="float">
            <text:p>-0.463531609000098</text:p>
          </table:table-cell>
          <table:table-cell office:value-type="float" office:value="1.96834661530542" calcext:value-type="float">
            <text:p>1.96834661530542</text:p>
          </table:table-cell>
          <table:table-cell office:value-type="float" office:value="0.109792857052488" calcext:value-type="float">
            <text:p>0.109792857052488</text:p>
          </table:table-cell>
          <table:table-cell office:value-type="float" office:value="0.325865277954509" calcext:value-type="float">
            <text:p>0.325865277954509</text:p>
          </table:table-cell>
        </table:table-row>
        <table:table-row table:style-name="ro1">
          <table:table-cell office:value-type="float" office:value="1.74017159061875E+018" calcext:value-type="float">
            <text:p>1.74017159061875E+018</text:p>
          </table:table-cell>
          <table:table-cell office:value-type="float" office:value="-1.93115940868747" calcext:value-type="float">
            <text:p>-1.93115940868747</text:p>
          </table:table-cell>
          <table:table-cell office:value-type="float" office:value="-0.4617340749705" calcext:value-type="float">
            <text:p>-0.4617340749705</text:p>
          </table:table-cell>
          <table:table-cell office:value-type="float" office:value="1.97062740697474" calcext:value-type="float">
            <text:p>1.97062740697474</text:p>
          </table:table-cell>
          <table:table-cell office:value-type="float" office:value="0.12329285705239" calcext:value-type="float">
            <text:p>0.12329285705239</text:p>
          </table:table-cell>
          <table:table-cell office:value-type="float" office:value="0.209990277954472" calcext:value-type="float">
            <text:p>0.209990277954472</text:p>
          </table:table-cell>
        </table:table-row>
        <table:table-row table:style-name="ro1">
          <table:table-cell office:value-type="float" office:value="1.74017159063409E+018" calcext:value-type="float">
            <text:p>1.74017159063409E+018</text:p>
          </table:table-cell>
          <table:table-cell office:value-type="float" office:value="-1.93199836893384" calcext:value-type="float">
            <text:p>-1.93199836893384</text:p>
          </table:table-cell>
          <table:table-cell office:value-type="float" office:value="-0.459751105043497" calcext:value-type="float">
            <text:p>-0.459751105043497</text:p>
          </table:table-cell>
          <table:table-cell office:value-type="float" office:value="1.97117007364658" calcext:value-type="float">
            <text:p>1.97117007364658</text:p>
          </table:table-cell>
          <table:table-cell office:value-type="float" office:value="0.136792857052538" calcext:value-type="float">
            <text:p>0.136792857052538</text:p>
          </table:table-cell>
          <table:table-cell office:value-type="float" office:value="0.0941152780384869" calcext:value-type="float">
            <text:p>0.0941152780384869</text:p>
          </table:table-cell>
        </table:table-row>
        <table:table-row table:style-name="ro1">
          <table:table-cell office:value-type="float" office:value="1.74017159065221E+018" calcext:value-type="float">
            <text:p>1.74017159065221E+018</text:p>
          </table:table-cell>
          <table:table-cell office:value-type="float" office:value="-1.93310794905747" calcext:value-type="float">
            <text:p>-1.93310794905747</text:p>
          </table:table-cell>
          <table:table-cell office:value-type="float" office:value="-0.457124807589751" calcext:value-type="float">
            <text:p>-0.457124807589751</text:p>
          </table:table-cell>
          <table:table-cell office:value-type="float" office:value="1.96952694866444" calcext:value-type="float">
            <text:p>1.96952694866444</text:p>
          </table:table-cell>
          <table:table-cell office:value-type="float" office:value="0.152992857055338" calcext:value-type="float">
            <text:p>0.152992857055338</text:p>
          </table:table-cell>
          <table:table-cell office:value-type="float" office:value="-0.0449347214722405" calcext:value-type="float">
            <text:p>-0.0449347214722405</text:p>
          </table:table-cell>
        </table:table-row>
        <table:table-row table:style-name="ro1">
          <table:table-cell office:value-type="float" office:value="1.74017159066758E+018" calcext:value-type="float">
            <text:p>1.74017159066758E+018</text:p>
          </table:table-cell>
          <table:table-cell office:value-type="float" office:value="-1.93411322265317" calcext:value-type="float">
            <text:p>-1.93411322265317</text:p>
          </table:table-cell>
          <table:table-cell office:value-type="float" office:value="-0.454728484658496" calcext:value-type="float">
            <text:p>-0.454728484658496</text:p>
          </table:table-cell>
          <table:table-cell office:value-type="float" office:value="1.966245740346" calcext:value-type="float">
            <text:p>1.966245740346</text:p>
          </table:table-cell>
          <table:table-cell office:value-type="float" office:value="0.166492857057036" calcext:value-type="float">
            <text:p>0.166492857057036</text:p>
          </table:table-cell>
          <table:table-cell office:value-type="float" office:value="-0.160809721229363" calcext:value-type="float">
            <text:p>-0.160809721229363</text:p>
          </table:table-cell>
        </table:table-row>
        <table:table-row table:style-name="ro1">
          <table:table-cell office:value-type="float" office:value="1.74017159068324E+018" calcext:value-type="float">
            <text:p>1.74017159068324E+018</text:p>
          </table:table-cell>
          <table:table-cell office:value-type="float" office:value="-1.93518607996867" calcext:value-type="float">
            <text:p>-1.93518607996867</text:p>
          </table:table-cell>
          <table:table-cell office:value-type="float" office:value="-0.452140944909019" calcext:value-type="float">
            <text:p>-0.452140944909019</text:p>
          </table:table-cell>
          <table:table-cell office:value-type="float" office:value="1.96122640702757" calcext:value-type="float">
            <text:p>1.96122640702757</text:p>
          </table:table-cell>
          <table:table-cell office:value-type="float" office:value="0.179992857057087" calcext:value-type="float">
            <text:p>0.179992857057087</text:p>
          </table:table-cell>
          <table:table-cell office:value-type="float" office:value="-0.276684721228892" calcext:value-type="float">
            <text:p>-0.276684721228892</text:p>
          </table:table-cell>
        </table:table-row>
        <table:table-row table:style-name="ro1">
          <table:table-cell office:value-type="float" office:value="1.74017159070114E+018" calcext:value-type="float">
            <text:p>1.74017159070114E+018</text:p>
          </table:table-cell>
          <table:table-cell office:value-type="float" office:value="-1.93651898150388" calcext:value-type="float">
            <text:p>-1.93651898150388</text:p>
          </table:table-cell>
          <table:table-cell office:value-type="float" office:value="-0.448865461504075" calcext:value-type="float">
            <text:p>-0.448865461504075</text:p>
          </table:table-cell>
          <table:table-cell office:value-type="float" office:value="1.95290888204752" calcext:value-type="float">
            <text:p>1.95290888204752</text:p>
          </table:table-cell>
          <table:table-cell office:value-type="float" office:value="0.193114150888495" calcext:value-type="float">
            <text:p>0.193114150888495</text:p>
          </table:table-cell>
          <table:table-cell office:value-type="float" office:value="-0.415734721159694" calcext:value-type="float">
            <text:p>-0.415734721159694</text:p>
          </table:table-cell>
        </table:table-row>
        <table:table-row table:style-name="ro1">
          <table:table-cell office:value-type="float" office:value="1.74017159071642E+018" calcext:value-type="float">
            <text:p>1.74017159071642E+018</text:p>
          </table:table-cell>
          <table:table-cell office:value-type="float" office:value="-1.93760790318968" calcext:value-type="float">
            <text:p>-1.93760790318968</text:p>
          </table:table-cell>
          <table:table-cell office:value-type="float" office:value="-0.446121885775694" calcext:value-type="float">
            <text:p>-0.446121885775694</text:p>
          </table:table-cell>
          <table:table-cell office:value-type="float" office:value="1.94406567373115" calcext:value-type="float">
            <text:p>1.94406567373115</text:p>
          </table:table-cell>
          <table:table-cell office:value-type="float" office:value="0.196785444725342" calcext:value-type="float">
            <text:p>0.196785444725342</text:p>
          </table:table-cell>
          <table:table-cell office:value-type="float" office:value="-0.531609721091341" calcext:value-type="float">
            <text:p>-0.531609721091341</text:p>
          </table:table-cell>
        </table:table-row>
        <table:table-row table:style-name="ro1">
          <table:table-cell office:value-type="float" office:value="1.74017159073458E+018" calcext:value-type="float">
            <text:p>1.74017159073458E+018</text:p>
          </table:table-cell>
          <table:table-cell office:value-type="float" office:value="-1.93887893603712" calcext:value-type="float">
            <text:p>-1.93887893603712</text:p>
          </table:table-cell>
          <table:table-cell office:value-type="float" office:value="-0.442815673005524" calcext:value-type="float">
            <text:p>-0.442815673005524</text:p>
          </table:table-cell>
          <table:table-cell office:value-type="float" office:value="1.93115949875147" calcext:value-type="float">
            <text:p>1.93115949875147</text:p>
          </table:table-cell>
          <table:table-cell office:value-type="float" office:value="0.196785444730798" calcext:value-type="float">
            <text:p>0.196785444730798</text:p>
          </table:table-cell>
          <table:table-cell office:value-type="float" office:value="-0.670659721092725" calcext:value-type="float">
            <text:p>-0.670659721092725</text:p>
          </table:table-cell>
        </table:table-row>
        <table:table-row table:style-name="ro1">
          <table:table-cell office:value-type="float" office:value="1.74017159074986E+018" calcext:value-type="float">
            <text:p>1.74017159074986E+018</text:p>
          </table:table-cell>
          <table:table-cell office:value-type="float" office:value="-1.93990263884017" calcext:value-type="float">
            <text:p>-1.93990263884017</text:p>
          </table:table-cell>
          <table:table-cell office:value-type="float" office:value="-0.440047111815254" calcext:value-type="float">
            <text:p>-0.440047111815254</text:p>
          </table:table-cell>
          <table:table-cell office:value-type="float" office:value="1.91849241543503" calcext:value-type="float">
            <text:p>1.91849241543503</text:p>
          </table:table-cell>
          <table:table-cell office:value-type="float" office:value="0.19678544473085" calcext:value-type="float">
            <text:p>0.19678544473085</text:p>
          </table:table-cell>
          <table:table-cell office:value-type="float" office:value="-0.786534721094605" calcext:value-type="float">
            <text:p>-0.786534721094605</text:p>
          </table:table-cell>
        </table:table-row>
        <table:table-row table:style-name="ro1">
          <table:table-cell office:value-type="float" office:value="1.7401715907649E+018" calcext:value-type="float">
            <text:p>1.7401715907649E+018</text:p>
          </table:table-cell>
          <table:table-cell office:value-type="float" office:value="-1.94088904047384" calcext:value-type="float">
            <text:p>-1.94088904047384</text:p>
          </table:table-cell>
          <table:table-cell office:value-type="float" office:value="-0.437265047106583" calcext:value-type="float">
            <text:p>-0.437265047106583</text:p>
          </table:table-cell>
          <table:table-cell office:value-type="float" office:value="1.90450173117018" calcext:value-type="float">
            <text:p>1.90450173117018</text:p>
          </table:table-cell>
          <table:table-cell office:value-type="float" office:value="0.196785444730939" calcext:value-type="float">
            <text:p>0.196785444730939</text:p>
          </table:table-cell>
          <table:table-cell office:value-type="float" office:value="-0.888592252709596" calcext:value-type="float">
            <text:p>-0.888592252709596</text:p>
          </table:table-cell>
        </table:table-row>
        <table:table-row table:style-name="ro1">
          <table:table-cell office:value-type="float" office:value="1.74017159078311E+018" calcext:value-type="float">
            <text:p>1.74017159078311E+018</text:p>
          </table:table-cell>
          <table:table-cell office:value-type="float" office:value="-1.94202096315429" calcext:value-type="float">
            <text:p>-1.94202096315429</text:p>
          </table:table-cell>
          <table:table-cell office:value-type="float" office:value="-0.433908680770988" calcext:value-type="float">
            <text:p>-0.433908680770988</text:p>
          </table:table-cell>
          <table:table-cell office:value-type="float" office:value="1.88762737929353" calcext:value-type="float">
            <text:p>1.88762737929353</text:p>
          </table:table-cell>
          <table:table-cell office:value-type="float" office:value="0.196785444730991" calcext:value-type="float">
            <text:p>0.196785444730991</text:p>
          </table:table-cell>
          <table:table-cell office:value-type="float" office:value="-0.937434815940372" calcext:value-type="float">
            <text:p>-0.937434815940372</text:p>
          </table:table-cell>
        </table:table-row>
        <table:table-row table:style-name="ro1">
          <table:table-cell office:value-type="float" office:value="1.74017159079802E+018" calcext:value-type="float">
            <text:p>1.74017159079802E+018</text:p>
          </table:table-cell>
          <table:table-cell office:value-type="float" office:value="-1.94292086020131" calcext:value-type="float">
            <text:p>-1.94292086020131</text:p>
          </table:table-cell>
          <table:table-cell office:value-type="float" office:value="-0.431097443185208" calcext:value-type="float">
            <text:p>-0.431097443185208</text:p>
          </table:table-cell>
          <table:table-cell office:value-type="float" office:value="1.87356541939624" calcext:value-type="float">
            <text:p>1.87356541939624</text:p>
          </table:table-cell>
          <table:table-cell office:value-type="float" office:value="0.196785444730876" calcext:value-type="float">
            <text:p>0.196785444730876</text:p>
          </table:table-cell>
          <table:table-cell office:value-type="float" office:value="-0.937463993150154" calcext:value-type="float">
            <text:p>-0.937463993150154</text:p>
          </table:table-cell>
        </table:table-row>
        <table:table-row table:style-name="ro1">
          <table:table-cell office:value-type="float" office:value="1.74017159081644E+018" calcext:value-type="float">
            <text:p>1.74017159081644E+018</text:p>
          </table:table-cell>
          <table:table-cell office:value-type="float" office:value="-1.94394842423484" calcext:value-type="float">
            <text:p>-1.94394842423484</text:p>
          </table:table-cell>
          <table:table-cell office:value-type="float" office:value="-0.42770767090817" calcext:value-type="float">
            <text:p>-0.42770767090817</text:p>
          </table:table-cell>
          <table:table-cell office:value-type="float" office:value="1.8566910675194" calcext:value-type="float">
            <text:p>1.8566910675194</text:p>
          </table:table-cell>
          <table:table-cell office:value-type="float" office:value="0.196785444730728" calcext:value-type="float">
            <text:p>0.196785444730728</text:p>
          </table:table-cell>
          <table:table-cell office:value-type="float" office:value="-0.937463993155745" calcext:value-type="float">
            <text:p>-0.937463993155745</text:p>
          </table:table-cell>
        </table:table-row>
        <table:table-row table:style-name="ro1">
          <table:table-cell office:value-type="float" office:value="1.74017159083127E+018" calcext:value-type="float">
            <text:p>1.74017159083127E+018</text:p>
          </table:table-cell>
          <table:table-cell office:value-type="float" office:value="-1.94476093523986" calcext:value-type="float">
            <text:p>-1.94476093523986</text:p>
          </table:table-cell>
          <table:table-cell office:value-type="float" office:value="-0.424869943414976" calcext:value-type="float">
            <text:p>-0.424869943414976</text:p>
          </table:table-cell>
          <table:table-cell office:value-type="float" office:value="1.84262910762196" calcext:value-type="float">
            <text:p>1.84262910762196</text:p>
          </table:table-cell>
          <table:table-cell office:value-type="float" office:value="0.196785444730602" calcext:value-type="float">
            <text:p>0.196785444730602</text:p>
          </table:table-cell>
          <table:table-cell office:value-type="float" office:value="-0.93746399316051" calcext:value-type="float">
            <text:p>-0.93746399316051</text:p>
          </table:table-cell>
        </table:table-row>
        <table:table-row table:style-name="ro1">
          <table:table-cell office:value-type="float" office:value="1.74017159084689E+018" calcext:value-type="float">
            <text:p>1.74017159084689E+018</text:p>
          </table:table-cell>
          <table:table-cell office:value-type="float" office:value="-1.94553346321865" calcext:value-type="float">
            <text:p>-1.94553346321865</text:p>
          </table:table-cell>
          <table:table-cell office:value-type="float" office:value="-0.422021071360828" calcext:value-type="float">
            <text:p>-0.422021071360828</text:p>
          </table:table-cell>
          <table:table-cell office:value-type="float" office:value="1.82856714772444" calcext:value-type="float">
            <text:p>1.82856714772444</text:p>
          </table:table-cell>
          <table:table-cell office:value-type="float" office:value="0.196785444730487" calcext:value-type="float">
            <text:p>0.196785444730487</text:p>
          </table:table-cell>
          <table:table-cell office:value-type="float" office:value="-0.937463993165497" calcext:value-type="float">
            <text:p>-0.937463993165497</text:p>
          </table:table-cell>
        </table:table-row>
        <table:table-row table:style-name="ro1">
          <table:table-cell office:value-type="float" office:value="1.74017159086558E+018" calcext:value-type="float">
            <text:p>1.74017159086558E+018</text:p>
          </table:table-cell>
          <table:table-cell office:value-type="float" office:value="-1.94640750467623" calcext:value-type="float">
            <text:p>-1.94640750467623</text:p>
          </table:table-cell>
          <table:table-cell office:value-type="float" office:value="-0.418588507382757" calcext:value-type="float">
            <text:p>-0.418588507382757</text:p>
          </table:table-cell>
          <table:table-cell office:value-type="float" office:value="1.81169279584731" calcext:value-type="float">
            <text:p>1.81169279584731</text:p>
          </table:table-cell>
          <table:table-cell office:value-type="float" office:value="0.196785444730343" calcext:value-type="float">
            <text:p>0.196785444730343</text:p>
          </table:table-cell>
          <table:table-cell office:value-type="float" office:value="-0.937463993171501" calcext:value-type="float">
            <text:p>-0.937463993171501</text:p>
          </table:table-cell>
        </table:table-row>
        <table:table-row table:style-name="ro1">
          <table:table-cell office:value-type="float" office:value="1.74017159088084E+018" calcext:value-type="float">
            <text:p>1.74017159088084E+018</text:p>
          </table:table-cell>
          <table:table-cell office:value-type="float" office:value="-1.94709154347184" calcext:value-type="float">
            <text:p>-1.94709154347184</text:p>
          </table:table-cell>
          <table:table-cell office:value-type="float" office:value="-0.41571710312961" calcext:value-type="float">
            <text:p>-0.41571710312961</text:p>
          </table:table-cell>
          <table:table-cell office:value-type="float" office:value="1.79763083594962" calcext:value-type="float">
            <text:p>1.79763083594962</text:p>
          </table:table-cell>
          <table:table-cell office:value-type="float" office:value="0.196785444730217" calcext:value-type="float">
            <text:p>0.196785444730217</text:p>
          </table:table-cell>
          <table:table-cell office:value-type="float" office:value="-0.937463993176647" calcext:value-type="float">
            <text:p>-0.937463993176647</text:p>
          </table:table-cell>
        </table:table-row>
        <table:table-row table:style-name="ro1">
          <table:table-cell office:value-type="float" office:value="1.74017159089563E+018" calcext:value-type="float">
            <text:p>1.74017159089563E+018</text:p>
          </table:table-cell>
          <table:table-cell office:value-type="float" office:value="-1.94773513839731" calcext:value-type="float">
            <text:p>-1.94773513839731</text:p>
          </table:table-cell>
          <table:table-cell office:value-type="float" office:value="-0.412836364156573" calcext:value-type="float">
            <text:p>-0.412836364156573</text:p>
          </table:table-cell>
          <table:table-cell office:value-type="float" office:value="1.78356887605185" calcext:value-type="float">
            <text:p>1.78356887605185</text:p>
          </table:table-cell>
          <table:table-cell office:value-type="float" office:value="0.196785444730145" calcext:value-type="float">
            <text:p>0.196785444730145</text:p>
          </table:table-cell>
          <table:table-cell office:value-type="float" office:value="-0.937463993182079" calcext:value-type="float">
            <text:p>-0.937463993182079</text:p>
          </table:table-cell>
        </table:table-row>
        <table:table-row table:style-name="ro1">
          <table:table-cell office:value-type="float" office:value="1.74017159091415E+018" calcext:value-type="float">
            <text:p>1.74017159091415E+018</text:p>
          </table:table-cell>
          <table:table-cell office:value-type="float" office:value="-1.94845388777957" calcext:value-type="float">
            <text:p>-1.94845388777957</text:p>
          </table:table-cell>
          <table:table-cell office:value-type="float" office:value="-0.409367957712889" calcext:value-type="float">
            <text:p>-0.409367957712889</text:p>
          </table:table-cell>
          <table:table-cell office:value-type="float" office:value="1.76669452417443" calcext:value-type="float">
            <text:p>1.76669452417443</text:p>
          </table:table-cell>
          <table:table-cell office:value-type="float" office:value="0.196785444730005" calcext:value-type="float">
            <text:p>0.196785444730005</text:p>
          </table:table-cell>
          <table:table-cell office:value-type="float" office:value="-0.937463993188368" calcext:value-type="float">
            <text:p>-0.937463993188368</text:p>
          </table:table-cell>
        </table:table-row>
        <table:table-row table:style-name="ro1">
          <table:table-cell office:value-type="float" office:value="1.74017159092879E+018" calcext:value-type="float">
            <text:p>1.74017159092879E+018</text:p>
          </table:table-cell>
          <table:table-cell office:value-type="float" office:value="-1.94900806952729" calcext:value-type="float">
            <text:p>-1.94900806952729</text:p>
          </table:table-cell>
          <table:table-cell office:value-type="float" office:value="-0.406468689865769" calcext:value-type="float">
            <text:p>-0.406468689865769</text:p>
          </table:table-cell>
          <table:table-cell office:value-type="float" office:value="1.75263256427649" calcext:value-type="float">
            <text:p>1.75263256427649</text:p>
          </table:table-cell>
          <table:table-cell office:value-type="float" office:value="0.196785444729836" calcext:value-type="float">
            <text:p>0.196785444729836</text:p>
          </table:table-cell>
          <table:table-cell office:value-type="float" office:value="-0.937463993193451" calcext:value-type="float">
            <text:p>-0.937463993193451</text:p>
          </table:table-cell>
        </table:table-row>
        <table:table-row table:style-name="ro1">
          <table:table-cell office:value-type="float" office:value="1.74017159094764E+018" calcext:value-type="float">
            <text:p>1.74017159094764E+018</text:p>
          </table:table-cell>
          <table:table-cell office:value-type="float" office:value="-1.94961919240686" calcext:value-type="float">
            <text:p>-1.94961919240686</text:p>
          </table:table-cell>
          <table:table-cell office:value-type="float" office:value="-0.402979711109869" calcext:value-type="float">
            <text:p>-0.402979711109869</text:p>
          </table:table-cell>
          <table:table-cell office:value-type="float" office:value="1.73575821239884" calcext:value-type="float">
            <text:p>1.73575821239884</text:p>
          </table:table-cell>
          <table:table-cell office:value-type="float" office:value="0.196785444729695" calcext:value-type="float">
            <text:p>0.196785444729695</text:p>
          </table:table-cell>
          <table:table-cell office:value-type="float" office:value="-0.937463993200122" calcext:value-type="float">
            <text:p>-0.937463993200122</text:p>
          </table:table-cell>
        </table:table-row>
        <table:table-row table:style-name="ro1">
          <table:table-cell office:value-type="float" office:value="1.74017159096253E+018" calcext:value-type="float">
            <text:p>1.74017159096253E+018</text:p>
          </table:table-cell>
          <table:table-cell office:value-type="float" office:value="-1.95008343063649" calcext:value-type="float">
            <text:p>-1.95008343063649</text:p>
          </table:table-cell>
          <table:table-cell office:value-type="float" office:value="-0.400064688927283" calcext:value-type="float">
            <text:p>-0.400064688927283</text:p>
          </table:table-cell>
          <table:table-cell office:value-type="float" office:value="1.72169625250072" calcext:value-type="float">
            <text:p>1.72169625250072</text:p>
          </table:table-cell>
          <table:table-cell office:value-type="float" office:value="0.196785444729581" calcext:value-type="float">
            <text:p>0.196785444729581</text:p>
          </table:table-cell>
          <table:table-cell office:value-type="float" office:value="-0.937463993205618" calcext:value-type="float">
            <text:p>-0.937463993205618</text:p>
          </table:table-cell>
        </table:table-row>
        <table:table-row table:style-name="ro1">
          <table:table-cell office:value-type="float" office:value="1.74017159097761E+018" calcext:value-type="float">
            <text:p>1.74017159097761E+018</text:p>
          </table:table-cell>
          <table:table-cell office:value-type="float" office:value="-1.95050663339382" calcext:value-type="float">
            <text:p>-1.95050663339382</text:p>
          </table:table-cell>
          <table:table-cell office:value-type="float" office:value="-0.397143427062093" calcext:value-type="float">
            <text:p>-0.397143427062093</text:p>
          </table:table-cell>
          <table:table-cell office:value-type="float" office:value="1.70763429260251" calcext:value-type="float">
            <text:p>1.70763429260251</text:p>
          </table:table-cell>
          <table:table-cell office:value-type="float" office:value="0.196785444729477" calcext:value-type="float">
            <text:p>0.196785444729477</text:p>
          </table:table-cell>
          <table:table-cell office:value-type="float" office:value="-0.937463993211209" calcext:value-type="float">
            <text:p>-0.937463993211209</text:p>
          </table:table-cell>
        </table:table-row>
        <table:table-row table:style-name="ro1">
          <table:table-cell office:value-type="float" office:value="1.74017159099641E+018" calcext:value-type="float">
            <text:p>1.74017159099641E+018</text:p>
          </table:table-cell>
          <table:table-cell office:value-type="float" office:value="-1.95096019262687" calcext:value-type="float">
            <text:p>-1.95096019262687</text:p>
          </table:table-cell>
          <table:table-cell office:value-type="float" office:value="-0.393630489835908" calcext:value-type="float">
            <text:p>-0.393630489835908</text:p>
          </table:table-cell>
          <table:table-cell office:value-type="float" office:value="1.69075994072454" calcext:value-type="float">
            <text:p>1.69075994072454</text:p>
          </table:table-cell>
          <table:table-cell office:value-type="float" office:value="0.196785444729329" calcext:value-type="float">
            <text:p>0.196785444729329</text:p>
          </table:table-cell>
          <table:table-cell office:value-type="float" office:value="-0.93746399321807" calcext:value-type="float">
            <text:p>-0.93746399321807</text:p>
          </table:table-cell>
        </table:table-row>
        <table:table-row table:style-name="ro1">
          <table:table-cell office:value-type="float" office:value="1.74017159101125E+018" calcext:value-type="float">
            <text:p>1.74017159101125E+018</text:p>
          </table:table-cell>
          <table:table-cell office:value-type="float" office:value="-1.95129283423291" calcext:value-type="float">
            <text:p>-1.95129283423291</text:p>
          </table:table-cell>
          <table:table-cell office:value-type="float" office:value="-0.39069753551974" calcext:value-type="float">
            <text:p>-0.39069753551974</text:p>
          </table:table-cell>
          <table:table-cell office:value-type="float" office:value="1.67669798082624" calcext:value-type="float">
            <text:p>1.67669798082624</text:p>
          </table:table-cell>
          <table:table-cell office:value-type="float" office:value="0.196785444729214" calcext:value-type="float">
            <text:p>0.196785444729214</text:p>
          </table:table-cell>
          <table:table-cell office:value-type="float" office:value="-0.937463993220516" calcext:value-type="float">
            <text:p>-0.937463993220516</text:p>
          </table:table-cell>
        </table:table-row>
        <table:table-row table:style-name="ro1">
          <table:table-cell office:value-type="float" office:value="1.74017159102666E+018" calcext:value-type="float">
            <text:p>1.74017159102666E+018</text:p>
          </table:table-cell>
          <table:table-cell office:value-type="float" office:value="-1.95157701734576" calcext:value-type="float">
            <text:p>-1.95157701734576</text:p>
          </table:table-cell>
          <table:table-cell office:value-type="float" office:value="-0.387840875826713" calcext:value-type="float">
            <text:p>-0.387840875826713</text:p>
          </table:table-cell>
          <table:table-cell office:value-type="float" office:value="1.66333127092457" calcext:value-type="float">
            <text:p>1.66333127092457</text:p>
          </table:table-cell>
          <table:table-cell office:value-type="float" office:value="0.19408544474357" calcext:value-type="float">
            <text:p>0.19408544474357</text:p>
          </table:table-cell>
          <table:table-cell office:value-type="float" office:value="-0.914288993332255" calcext:value-type="float">
            <text:p>-0.914288993332255</text:p>
          </table:table-cell>
        </table:table-row>
        <table:table-row table:style-name="ro1">
          <table:table-cell office:value-type="float" office:value="1.74017159104471E+018" calcext:value-type="float">
            <text:p>1.74017159104471E+018</text:p>
          </table:table-cell>
          <table:table-cell office:value-type="float" office:value="-1.95184856705431" calcext:value-type="float">
            <text:p>-1.95184856705431</text:p>
          </table:table-cell>
          <table:table-cell office:value-type="float" office:value="-0.384674887051866" calcext:value-type="float">
            <text:p>-0.384674887051866</text:p>
          </table:table-cell>
          <table:table-cell office:value-type="float" office:value="1.64958554403492" calcext:value-type="float">
            <text:p>1.64958554403492</text:p>
          </table:table-cell>
          <table:table-cell office:value-type="float" office:value="0.181935444790248" calcext:value-type="float">
            <text:p>0.181935444790248</text:p>
          </table:table-cell>
          <table:table-cell office:value-type="float" office:value="-0.810001493722169" calcext:value-type="float">
            <text:p>-0.810001493722169</text:p>
          </table:table-cell>
        </table:table-row>
        <table:table-row table:style-name="ro1">
          <table:table-cell office:value-type="float" office:value="1.74017159105968E+018" calcext:value-type="float">
            <text:p>1.74017159105968E+018</text:p>
          </table:table-cell>
          <table:table-cell office:value-type="float" office:value="-1.95202773437449" calcext:value-type="float">
            <text:p>-1.95202773437449</text:p>
          </table:table-cell>
          <table:table-cell office:value-type="float" office:value="-0.382256241649618" calcext:value-type="float">
            <text:p>-0.382256241649618</text:p>
          </table:table-cell>
          <table:table-cell office:value-type="float" office:value="1.64004270912661" calcext:value-type="float">
            <text:p>1.64004270912661</text:p>
          </table:table-cell>
          <table:table-cell office:value-type="float" office:value="0.168435444808971" calcext:value-type="float">
            <text:p>0.168435444808971</text:p>
          </table:table-cell>
          <table:table-cell office:value-type="float" office:value="-0.6941264938876" calcext:value-type="float">
            <text:p>-0.6941264938876</text:p>
          </table:table-cell>
        </table:table-row>
        <table:table-row table:style-name="ro1">
          <table:table-cell office:value-type="float" office:value="1.7401715910779E+018" calcext:value-type="float">
            <text:p>1.7401715910779E+018</text:p>
          </table:table-cell>
          <table:table-cell office:value-type="float" office:value="-1.95219821528649" calcext:value-type="float">
            <text:p>-1.95219821528649</text:p>
          </table:table-cell>
          <table:table-cell office:value-type="float" office:value="-0.379618716816735" calcext:value-type="float">
            <text:p>-0.379618716816735</text:p>
          </table:table-cell>
          <table:table-cell office:value-type="float" office:value="1.63088563223666" calcext:value-type="float">
            <text:p>1.63088563223666</text:p>
          </table:table-cell>
          <table:table-cell office:value-type="float" office:value="0.152235444808654" calcext:value-type="float">
            <text:p>0.152235444808654</text:p>
          </table:table-cell>
          <table:table-cell office:value-type="float" office:value="-0.555076493886501" calcext:value-type="float">
            <text:p>-0.555076493886501</text:p>
          </table:table-cell>
        </table:table-row>
        <table:table-row table:style-name="ro1">
          <table:table-cell office:value-type="float" office:value="1.74017159109326E+018" calcext:value-type="float">
            <text:p>1.74017159109326E+018</text:p>
          </table:table-cell>
          <table:table-cell office:value-type="float" office:value="-1.9523112735096" calcext:value-type="float">
            <text:p>-1.9523112735096</text:p>
          </table:table-cell>
          <table:table-cell office:value-type="float" office:value="-0.377642168664827" calcext:value-type="float">
            <text:p>-0.377642168664827</text:p>
          </table:table-cell>
          <table:table-cell office:value-type="float" office:value="1.62516667232838" calcext:value-type="float">
            <text:p>1.62516667232838</text:p>
          </table:table-cell>
          <table:table-cell office:value-type="float" office:value="0.138735444808483" calcext:value-type="float">
            <text:p>0.138735444808483</text:p>
          </table:table-cell>
          <table:table-cell office:value-type="float" office:value="-0.439201493885892" calcext:value-type="float">
            <text:p>-0.439201493885892</text:p>
          </table:table-cell>
        </table:table-row>
        <table:table-row table:style-name="ro1">
          <table:table-cell office:value-type="float" office:value="1.74017159110881E+018" calcext:value-type="float">
            <text:p>1.74017159110881E+018</text:p>
          </table:table-cell>
          <table:table-cell office:value-type="float" office:value="-1.95240414237881" calcext:value-type="float">
            <text:p>-1.95240414237881</text:p>
          </table:table-cell>
          <table:table-cell office:value-type="float" office:value="-0.375867316185813" calcext:value-type="float">
            <text:p>-0.375867316185813</text:p>
          </table:table-cell>
          <table:table-cell office:value-type="float" office:value="1.6211858374201" calcext:value-type="float">
            <text:p>1.6211858374201</text:p>
          </table:table-cell>
          <table:table-cell office:value-type="float" office:value="0.125235444808306" calcext:value-type="float">
            <text:p>0.125235444808306</text:p>
          </table:table-cell>
          <table:table-cell office:value-type="float" office:value="-0.323326493885409" calcext:value-type="float">
            <text:p>-0.323326493885409</text:p>
          </table:table-cell>
        </table:table-row>
        <table:table-row table:style-name="ro1">
          <table:table-cell office:value-type="float" office:value="1.74017159112676E+018" calcext:value-type="float">
            <text:p>1.74017159112676E+018</text:p>
          </table:table-cell>
          <table:table-cell office:value-type="float" office:value="-1.95249546907889" calcext:value-type="float">
            <text:p>-1.95249546907889</text:p>
          </table:table-cell>
          <table:table-cell office:value-type="float" office:value="-0.374004115563654" calcext:value-type="float">
            <text:p>-0.374004115563654</text:p>
          </table:table-cell>
          <table:table-cell office:value-type="float" office:value="1.61870316053017" calcext:value-type="float">
            <text:p>1.61870316053017</text:p>
          </table:table-cell>
          <table:table-cell office:value-type="float" office:value="0.109035444808113" calcext:value-type="float">
            <text:p>0.109035444808113</text:p>
          </table:table-cell>
          <table:table-cell office:value-type="float" office:value="-0.184276493885167" calcext:value-type="float">
            <text:p>-0.184276493885167</text:p>
          </table:table-cell>
        </table:table-row>
        <table:table-row table:style-name="ro1">
          <table:table-cell office:value-type="float" office:value="1.74017159114175E+018" calcext:value-type="float">
            <text:p>1.74017159114175E+018</text:p>
          </table:table-cell>
          <table:table-cell office:value-type="float" office:value="-1.95255895928821" calcext:value-type="float">
            <text:p>-1.95255895928821</text:p>
          </table:table-cell>
          <table:table-cell office:value-type="float" office:value="-0.372673848145417" calcext:value-type="float">
            <text:p>-0.372673848145417</text:p>
          </table:table-cell>
          <table:table-cell office:value-type="float" office:value="1.61854620061757" calcext:value-type="float">
            <text:p>1.61854620061757</text:p>
          </table:table-cell>
          <table:table-cell office:value-type="float" office:value="0.0955354448073437" calcext:value-type="float">
            <text:p>0.0955354448073437</text:p>
          </table:table-cell>
          <table:table-cell office:value-type="float" office:value="-0.0684014940290295" calcext:value-type="float">
            <text:p>-0.0684014940290295</text:p>
          </table:table-cell>
        </table:table-row>
        <table:table-row table:style-name="ro1">
          <table:table-cell office:value-type="float" office:value="1.74017159115726E+018" calcext:value-type="float">
            <text:p>1.74017159115726E+018</text:p>
          </table:table-cell>
          <table:table-cell office:value-type="float" office:value="-1.95261357117969" calcext:value-type="float">
            <text:p>-1.95261357117969</text:p>
          </table:table-cell>
          <table:table-cell office:value-type="float" office:value="-0.37154588787619" calcext:value-type="float">
            <text:p>-0.37154588787619</text:p>
          </table:table-cell>
          <table:table-cell office:value-type="float" office:value="1.62012736569646" calcext:value-type="float">
            <text:p>1.62012736569646</text:p>
          </table:table-cell>
          <table:table-cell office:value-type="float" office:value="0.0820354448056459" calcext:value-type="float">
            <text:p>0.0820354448056459</text:p>
          </table:table-cell>
          <table:table-cell office:value-type="float" office:value="0.0474735055432149" calcext:value-type="float">
            <text:p>0.0474735055432149</text:p>
          </table:table-cell>
        </table:table-row>
        <table:table-row table:style-name="ro1">
          <table:table-cell office:value-type="float" office:value="1.74017159117553E+018" calcext:value-type="float">
            <text:p>1.74017159117553E+018</text:p>
          </table:table-cell>
          <table:table-cell office:value-type="float" office:value="-1.95266917141747" calcext:value-type="float">
            <text:p>-1.95266917141747</text:p>
          </table:table-cell>
          <table:table-cell office:value-type="float" office:value="-0.370459472474089" calcext:value-type="float">
            <text:p>-0.370459472474089</text:p>
          </table:table-cell>
          <table:table-cell office:value-type="float" office:value="1.62431908879114" calcext:value-type="float">
            <text:p>1.62431908879114</text:p>
          </table:table-cell>
          <table:table-cell office:value-type="float" office:value="0.0658354448046737" calcext:value-type="float">
            <text:p>0.0658354448046737</text:p>
          </table:table-cell>
          <table:table-cell office:value-type="float" office:value="0.186523505259596" calcext:value-type="float">
            <text:p>0.186523505259596</text:p>
          </table:table-cell>
        </table:table-row>
        <table:table-row table:style-name="ro1">
          <table:table-cell office:value-type="float" office:value="1.74017159119077E+018" calcext:value-type="float">
            <text:p>1.74017159119077E+018</text:p>
          </table:table-cell>
          <table:table-cell office:value-type="float" office:value="-1.9527074145813" calcext:value-type="float">
            <text:p>-1.9527074145813</text:p>
          </table:table-cell>
          <table:table-cell office:value-type="float" office:value="-0.369776761913585" calcext:value-type="float">
            <text:p>-0.369776761913585</text:p>
          </table:table-cell>
          <table:table-cell office:value-type="float" office:value="1.62972412887006" calcext:value-type="float">
            <text:p>1.62972412887006</text:p>
          </table:table-cell>
          <table:table-cell office:value-type="float" office:value="0.0523354448046894" calcext:value-type="float">
            <text:p>0.0523354448046894</text:p>
          </table:table-cell>
          <table:table-cell office:value-type="float" office:value="0.302398505260586" calcext:value-type="float">
            <text:p>0.302398505260586</text:p>
          </table:table-cell>
        </table:table-row>
        <table:table-row table:style-name="ro1">
          <table:table-cell office:value-type="float" office:value="1.74017159120926E+018" calcext:value-type="float">
            <text:p>1.74017159120926E+018</text:p>
          </table:table-cell>
          <table:table-cell office:value-type="float" office:value="-1.95274210200055" calcext:value-type="float">
            <text:p>-1.95274210200055</text:p>
          </table:table-cell>
          <table:table-cell office:value-type="float" office:value="-0.369224614137074" calcext:value-type="float">
            <text:p>-0.369224614137074</text:p>
          </table:table-cell>
          <table:table-cell office:value-type="float" office:value="1.63850450196481" calcext:value-type="float">
            <text:p>1.63850450196481</text:p>
          </table:table-cell>
          <table:table-cell office:value-type="float" office:value="0.0361354448047386" calcext:value-type="float">
            <text:p>0.0361354448047386</text:p>
          </table:table-cell>
          <table:table-cell office:value-type="float" office:value="0.441448505262988" calcext:value-type="float">
            <text:p>0.441448505262988</text:p>
          </table:table-cell>
        </table:table-row>
        <table:table-row table:style-name="ro1">
          <table:table-cell office:value-type="float" office:value="1.74017159122477E+018" calcext:value-type="float">
            <text:p>1.74017159122477E+018</text:p>
          </table:table-cell>
          <table:table-cell office:value-type="float" office:value="-1.95275913791326" calcext:value-type="float">
            <text:p>-1.95275913791326</text:p>
          </table:table-cell>
          <table:table-cell office:value-type="float" office:value="-0.368986943028347" calcext:value-type="float">
            <text:p>-0.368986943028347</text:p>
          </table:table-cell>
          <table:table-cell office:value-type="float" office:value="1.64773341704383" calcext:value-type="float">
            <text:p>1.64773341704383</text:p>
          </table:table-cell>
          <table:table-cell office:value-type="float" office:value="0.0226354448048024" calcext:value-type="float">
            <text:p>0.0226354448048024</text:p>
          </table:table-cell>
          <table:table-cell office:value-type="float" office:value="0.557323505266107" calcext:value-type="float">
            <text:p>0.557323505266107</text:p>
          </table:table-cell>
        </table:table-row>
        <table:table-row table:style-name="ro1">
          <table:table-cell office:value-type="float" office:value="1.74017159123914E+018" calcext:value-type="float">
            <text:p>1.74017159123914E+018</text:p>
          </table:table-cell>
          <table:table-cell office:value-type="float" office:value="-1.95276276471947" calcext:value-type="float">
            <text:p>-1.95276276471947</text:p>
          </table:table-cell>
          <table:table-cell office:value-type="float" office:value="-0.368941318012189" calcext:value-type="float">
            <text:p>-0.368941318012189</text:p>
          </table:table-cell>
          <table:table-cell office:value-type="float" office:value="1.65870045712292" calcext:value-type="float">
            <text:p>1.65870045712292</text:p>
          </table:table-cell>
          <table:table-cell office:value-type="float" office:value="0.00946835584909427" calcext:value-type="float">
            <text:p>0.00946835584909427</text:p>
          </table:table-cell>
          <table:table-cell office:value-type="float" office:value="0.67319850527037" calcext:value-type="float">
            <text:p>0.67319850527037</text:p>
          </table:table-cell>
        </table:table-row>
        <table:table-row table:style-name="ro1">
          <table:table-cell office:value-type="float" office:value="1.74017159125766E+018" calcext:value-type="float">
            <text:p>1.74017159125766E+018</text:p>
          </table:table-cell>
          <table:table-cell office:value-type="float" office:value="-1.95276276471945" calcext:value-type="float">
            <text:p>-1.95276276471945</text:p>
          </table:table-cell>
          <table:table-cell office:value-type="float" office:value="-0.368941318012319" calcext:value-type="float">
            <text:p>-0.368941318012319</text:p>
          </table:table-cell>
          <table:table-cell office:value-type="float" office:value="1.67415523021795" calcext:value-type="float">
            <text:p>1.67415523021795</text:p>
          </table:table-cell>
          <table:table-cell office:value-type="float" office:value="0.000747088961855944" calcext:value-type="float">
            <text:p>0.000747088961855944</text:p>
          </table:table-cell>
          <table:table-cell office:value-type="float" office:value="0.812248505276933" calcext:value-type="float">
            <text:p>0.812248505276933</text:p>
          </table:table-cell>
        </table:table-row>
        <table:table-row table:style-name="ro1">
          <table:table-cell office:value-type="float" office:value="1.74017159127263E+018" calcext:value-type="float">
            <text:p>1.74017159127263E+018</text:p>
          </table:table-cell>
          <table:table-cell office:value-type="float" office:value="-1.95276276471944" calcext:value-type="float">
            <text:p>-1.95276276471944</text:p>
          </table:table-cell>
          <table:table-cell office:value-type="float" office:value="-0.368941318012425" calcext:value-type="float">
            <text:p>-0.368941318012425</text:p>
          </table:table-cell>
          <table:table-cell office:value-type="float" office:value="1.68894614529724" calcext:value-type="float">
            <text:p>1.68894614529724</text:p>
          </table:table-cell>
          <table:table-cell office:value-type="float" office:value="-0.00000000000715120584" calcext:value-type="float">
            <text:p>-7.1512058427717E-12</text:p>
          </table:table-cell>
          <table:table-cell office:value-type="float" office:value="0.928123505282997" calcext:value-type="float">
            <text:p>0.928123505282997</text:p>
          </table:table-cell>
        </table:table-row>
        <table:table-row table:style-name="ro1">
          <table:table-cell office:value-type="float" office:value="1.74017159128823E+018" calcext:value-type="float">
            <text:p>1.74017159128823E+018</text:p>
          </table:table-cell>
          <table:table-cell office:value-type="float" office:value="-1.95276276471944" calcext:value-type="float">
            <text:p>-1.95276276471944</text:p>
          </table:table-cell>
          <table:table-cell office:value-type="float" office:value="-0.368941318012431" calcext:value-type="float">
            <text:p>-0.368941318012431</text:p>
          </table:table-cell>
          <table:table-cell office:value-type="float" office:value="1.70547518537661" calcext:value-type="float">
            <text:p>1.70547518537661</text:p>
          </table:table-cell>
          <table:table-cell office:value-type="float" office:value="-0.00000000000375392339" calcext:value-type="float">
            <text:p>-3.75392338741885E-12</text:p>
          </table:table-cell>
          <table:table-cell office:value-type="float" office:value="1.04399850528869" calcext:value-type="float">
            <text:p>1.04399850528869</text:p>
          </table:table-cell>
        </table:table-row>
        <table:table-row table:style-name="ro1">
          <table:table-cell office:value-type="float" office:value="1.74017159130644E+018" calcext:value-type="float">
            <text:p>1.74017159130644E+018</text:p>
          </table:table-cell>
          <table:table-cell office:value-type="float" office:value="-1.95276276471947" calcext:value-type="float">
            <text:p>-1.95276276471947</text:p>
          </table:table-cell>
          <table:table-cell office:value-type="float" office:value="-0.36894131801226" calcext:value-type="float">
            <text:p>-0.36894131801226</text:p>
          </table:table-cell>
          <table:table-cell office:value-type="float" office:value="1.72760435847177" calcext:value-type="float">
            <text:p>1.72760435847177</text:p>
          </table:table-cell>
          <table:table-cell office:value-type="float" office:value="0.00000000000624918606" calcext:value-type="float">
            <text:p>6.24918606445512E-12</text:p>
          </table:table-cell>
          <table:table-cell office:value-type="float" office:value="1.18304850528862" calcext:value-type="float">
            <text:p>1.18304850528862</text:p>
          </table:table-cell>
        </table:table-row>
        <table:table-row table:style-name="ro1">
          <table:table-cell office:value-type="float" office:value="1.74017159132163E+018" calcext:value-type="float">
            <text:p>1.74017159132163E+018</text:p>
          </table:table-cell>
          <table:table-cell office:value-type="float" office:value="-1.95276276471949" calcext:value-type="float">
            <text:p>-1.95276276471949</text:p>
          </table:table-cell>
          <table:table-cell office:value-type="float" office:value="-0.368941318012116" calcext:value-type="float">
            <text:p>-0.368941318012116</text:p>
          </table:table-cell>
          <table:table-cell office:value-type="float" office:value="1.74794764053221" calcext:value-type="float">
            <text:p>1.74794764053221</text:p>
          </table:table-cell>
          <table:table-cell office:value-type="float" office:value="0.00000000000965016926" calcext:value-type="float">
            <text:p>9.65016926322338E-12</text:p>
          </table:table-cell>
          <table:table-cell office:value-type="float" office:value="1.29860240465782" calcext:value-type="float">
            <text:p>1.29860240465782</text:p>
          </table:table-cell>
        </table:table-row>
        <table:table-row table:style-name="ro1">
          <table:table-cell office:value-type="float" office:value="1.74017159133997E+018" calcext:value-type="float">
            <text:p>1.74017159133997E+018</text:p>
          </table:table-cell>
          <table:table-cell office:value-type="float" office:value="-1.95276276471952" calcext:value-type="float">
            <text:p>-1.95276276471952</text:p>
          </table:table-cell>
          <table:table-cell office:value-type="float" office:value="-0.368941318011948" calcext:value-type="float">
            <text:p>-0.368941318011948</text:p>
          </table:table-cell>
          <table:table-cell office:value-type="float" office:value="1.77314764052385" calcext:value-type="float">
            <text:p>1.77314764052385</text:p>
          </table:table-cell>
          <table:table-cell office:value-type="float" office:value="0.00000000000959095737" calcext:value-type="float">
            <text:p>9.59095736857671E-12</text:p>
          </table:table-cell>
          <table:table-cell office:value-type="float" office:value="1.38705830120789" calcext:value-type="float">
            <text:p>1.38705830120789</text:p>
          </table:table-cell>
        </table:table-row>
        <table:table-row table:style-name="ro1">
          <table:table-cell office:value-type="float" office:value="1.74017159135475E+018" calcext:value-type="float">
            <text:p>1.74017159135475E+018</text:p>
          </table:table-cell>
          <table:table-cell office:value-type="float" office:value="-1.95276276471955" calcext:value-type="float">
            <text:p>-1.95276276471955</text:p>
          </table:table-cell>
          <table:table-cell office:value-type="float" office:value="-0.368941318011811" calcext:value-type="float">
            <text:p>-0.368941318011811</text:p>
          </table:table-cell>
          <table:table-cell office:value-type="float" office:value="1.79414764051675" calcext:value-type="float">
            <text:p>1.79414764051675</text:p>
          </table:table-cell>
          <table:table-cell office:value-type="float" office:value="0.00000000000940962094" calcext:value-type="float">
            <text:p>9.40962094122128E-12</text:p>
          </table:table-cell>
          <table:table-cell office:value-type="float" office:value="1.39999999953049" calcext:value-type="float">
            <text:p>1.39999999953049</text:p>
          </table:table-cell>
        </table:table-row>
        <table:table-row table:style-name="ro1">
          <table:table-cell office:value-type="float" office:value="1.74017159137024E+018" calcext:value-type="float">
            <text:p>1.74017159137024E+018</text:p>
          </table:table-cell>
          <table:table-cell office:value-type="float" office:value="-1.95276276471958" calcext:value-type="float">
            <text:p>-1.95276276471958</text:p>
          </table:table-cell>
          <table:table-cell office:value-type="float" office:value="-0.368941318011678" calcext:value-type="float">
            <text:p>-0.368941318011678</text:p>
          </table:table-cell>
          <table:table-cell office:value-type="float" office:value="1.81514764050953" calcext:value-type="float">
            <text:p>1.81514764050953</text:p>
          </table:table-cell>
          <table:table-cell office:value-type="float" office:value="0.000000000009235686" calcext:value-type="float">
            <text:p>9.23568600069667E-12</text:p>
          </table:table-cell>
          <table:table-cell office:value-type="float" office:value="1.39999999952258" calcext:value-type="float">
            <text:p>1.39999999952258</text:p>
          </table:table-cell>
        </table:table-row>
        <table:table-row table:style-name="ro1">
          <table:table-cell office:value-type="float" office:value="1.74017159138832E+018" calcext:value-type="float">
            <text:p>1.74017159138832E+018</text:p>
          </table:table-cell>
          <table:table-cell office:value-type="float" office:value="-1.95276276471963" calcext:value-type="float">
            <text:p>-1.95276276471963</text:p>
          </table:table-cell>
          <table:table-cell office:value-type="float" office:value="-0.368941318011522" calcext:value-type="float">
            <text:p>-0.368941318011522</text:p>
          </table:table-cell>
          <table:table-cell office:value-type="float" office:value="1.84034764050071" calcext:value-type="float">
            <text:p>1.84034764050071</text:p>
          </table:table-cell>
          <table:table-cell office:value-type="float" office:value="0.00000000000903584586" calcext:value-type="float">
            <text:p>9.03584585626416E-12</text:p>
          </table:table-cell>
          <table:table-cell office:value-type="float" office:value="1.39999999951324" calcext:value-type="float">
            <text:p>1.39999999951324</text:p>
          </table:table-cell>
        </table:table-row>
        <table:table-row table:style-name="ro1">
          <table:table-cell office:value-type="float" office:value="1.74017159140385E+018" calcext:value-type="float">
            <text:p>1.74017159140385E+018</text:p>
          </table:table-cell>
          <table:table-cell office:value-type="float" office:value="-1.95276276471966" calcext:value-type="float">
            <text:p>-1.95276276471966</text:p>
          </table:table-cell>
          <table:table-cell office:value-type="float" office:value="-0.368941318011395" calcext:value-type="float">
            <text:p>-0.368941318011395</text:p>
          </table:table-cell>
          <table:table-cell office:value-type="float" office:value="1.86134764049324" calcext:value-type="float">
            <text:p>1.86134764049324</text:p>
          </table:table-cell>
          <table:table-cell office:value-type="float" office:value="0.00000000000885080869" calcext:value-type="float">
            <text:p>8.8508086854933E-12</text:p>
          </table:table-cell>
          <table:table-cell office:value-type="float" office:value="1.39999999950568" calcext:value-type="float">
            <text:p>1.39999999950568</text:p>
          </table:table-cell>
        </table:table-row>
        <table:table-row table:style-name="ro1">
          <table:table-cell office:value-type="float" office:value="1.74017159141924E+018" calcext:value-type="float">
            <text:p>1.74017159141924E+018</text:p>
          </table:table-cell>
          <table:table-cell office:value-type="float" office:value="-1.9527627647197" calcext:value-type="float">
            <text:p>-1.9527627647197</text:p>
          </table:table-cell>
          <table:table-cell office:value-type="float" office:value="-0.368941318011273" calcext:value-type="float">
            <text:p>-0.368941318011273</text:p>
          </table:table-cell>
          <table:table-cell office:value-type="float" office:value="1.88234764048566" calcext:value-type="float">
            <text:p>1.88234764048566</text:p>
          </table:table-cell>
          <table:table-cell office:value-type="float" office:value="0.00000000000866207077" calcext:value-type="float">
            <text:p>8.66207077130703E-12</text:p>
          </table:table-cell>
          <table:table-cell office:value-type="float" office:value="1.39999999949828" calcext:value-type="float">
            <text:p>1.39999999949828</text:p>
          </table:table-cell>
        </table:table-row>
        <table:table-row table:style-name="ro1">
          <table:table-cell office:value-type="float" office:value="1.74017159143779E+018" calcext:value-type="float">
            <text:p>1.74017159143779E+018</text:p>
          </table:table-cell>
          <table:table-cell office:value-type="float" office:value="-1.95276276471975" calcext:value-type="float">
            <text:p>-1.95276276471975</text:p>
          </table:table-cell>
          <table:table-cell office:value-type="float" office:value="-0.368941318011129" calcext:value-type="float">
            <text:p>-0.368941318011129</text:p>
          </table:table-cell>
          <table:table-cell office:value-type="float" office:value="1.90754764047643" calcext:value-type="float">
            <text:p>1.90754764047643</text:p>
          </table:table-cell>
          <table:table-cell office:value-type="float" office:value="0.00000000000845482914" calcext:value-type="float">
            <text:p>8.45482914004368E-12</text:p>
          </table:table-cell>
          <table:table-cell office:value-type="float" office:value="1.39999999948977" calcext:value-type="float">
            <text:p>1.39999999948977</text:p>
          </table:table-cell>
        </table:table-row>
        <table:table-row table:style-name="ro1">
          <table:table-cell office:value-type="float" office:value="1.74017159145267E+018" calcext:value-type="float">
            <text:p>1.74017159145267E+018</text:p>
          </table:table-cell>
          <table:table-cell office:value-type="float" office:value="-1.95276276471979" calcext:value-type="float">
            <text:p>-1.95276276471979</text:p>
          </table:table-cell>
          <table:table-cell office:value-type="float" office:value="-0.368941318011014" calcext:value-type="float">
            <text:p>-0.368941318011014</text:p>
          </table:table-cell>
          <table:table-cell office:value-type="float" office:value="1.92854764046862" calcext:value-type="float">
            <text:p>1.92854764046862</text:p>
          </table:table-cell>
          <table:table-cell office:value-type="float" office:value="0.00000000000827719346" calcext:value-type="float">
            <text:p>8.27719345610366E-12</text:p>
          </table:table-cell>
          <table:table-cell office:value-type="float" office:value="1.3999999994829" calcext:value-type="float">
            <text:p>1.3999999994829</text:p>
          </table:table-cell>
        </table:table-row>
        <table:table-row table:style-name="ro1">
          <table:table-cell office:value-type="float" office:value="1.7401715914709E+018" calcext:value-type="float">
            <text:p>1.7401715914709E+018</text:p>
          </table:table-cell>
          <table:table-cell office:value-type="float" office:value="-1.95276276471984" calcext:value-type="float">
            <text:p>-1.95276276471984</text:p>
          </table:table-cell>
          <table:table-cell office:value-type="float" office:value="-0.368941318010881" calcext:value-type="float">
            <text:p>-0.368941318010881</text:p>
          </table:table-cell>
          <table:table-cell office:value-type="float" office:value="1.95374764045912" calcext:value-type="float">
            <text:p>1.95374764045912</text:p>
          </table:table-cell>
          <table:table-cell office:value-type="float" office:value="0.00000000000803294439" calcext:value-type="float">
            <text:p>8.03294439068802E-12</text:p>
          </table:table-cell>
          <table:table-cell office:value-type="float" office:value="1.39999999947504" calcext:value-type="float">
            <text:p>1.39999999947504</text:p>
          </table:table-cell>
        </table:table-row>
        <table:table-row table:style-name="ro1">
          <table:table-cell office:value-type="float" office:value="1.74017159148614E+018" calcext:value-type="float">
            <text:p>1.74017159148614E+018</text:p>
          </table:table-cell>
          <table:table-cell office:value-type="float" office:value="-1.95276276471989" calcext:value-type="float">
            <text:p>-1.95276276471989</text:p>
          </table:table-cell>
          <table:table-cell office:value-type="float" office:value="-0.368941318010774" calcext:value-type="float">
            <text:p>-0.368941318010774</text:p>
          </table:table-cell>
          <table:table-cell office:value-type="float" office:value="1.9747476404511" calcext:value-type="float">
            <text:p>1.9747476404511</text:p>
          </table:table-cell>
          <table:table-cell office:value-type="float" office:value="0.00000000000783680499" calcext:value-type="float">
            <text:p>7.83680498967092E-12</text:p>
          </table:table-cell>
          <table:table-cell office:value-type="float" office:value="1.39999999946859" calcext:value-type="float">
            <text:p>1.39999999946859</text:p>
          </table:table-cell>
        </table:table-row>
        <table:table-row table:style-name="ro1">
          <table:table-cell office:value-type="float" office:value="1.74017159150127E+018" calcext:value-type="float">
            <text:p>1.74017159150127E+018</text:p>
          </table:table-cell>
          <table:table-cell office:value-type="float" office:value="-1.95276276471993" calcext:value-type="float">
            <text:p>-1.95276276471993</text:p>
          </table:table-cell>
          <table:table-cell office:value-type="float" office:value="-0.36894131801067" calcext:value-type="float">
            <text:p>-0.36894131801067</text:p>
          </table:table-cell>
          <table:table-cell office:value-type="float" office:value="1.99574764044298" calcext:value-type="float">
            <text:p>1.99574764044298</text:p>
          </table:table-cell>
          <table:table-cell office:value-type="float" office:value="0.00000000000763696485" calcext:value-type="float">
            <text:p>7.63696484523651E-12</text:p>
          </table:table-cell>
          <table:table-cell office:value-type="float" office:value="1.39999999946197" calcext:value-type="float">
            <text:p>1.39999999946197</text:p>
          </table:table-cell>
        </table:table-row>
        <table:table-row table:style-name="ro1">
          <table:table-cell office:value-type="float" office:value="1.74017159151968E+018" calcext:value-type="float">
            <text:p>1.74017159151968E+018</text:p>
          </table:table-cell>
          <table:table-cell office:value-type="float" office:value="-1.95276276471999" calcext:value-type="float">
            <text:p>-1.95276276471999</text:p>
          </table:table-cell>
          <table:table-cell office:value-type="float" office:value="-0.36894131801055" calcext:value-type="float">
            <text:p>-0.36894131801055</text:p>
          </table:table-cell>
          <table:table-cell office:value-type="float" office:value="2.02094764043312" calcext:value-type="float">
            <text:p>2.02094764043312</text:p>
          </table:table-cell>
          <table:table-cell office:value-type="float" office:value="0.0000000000074112195" calcext:value-type="float">
            <text:p>7.41121949689607E-12</text:p>
          </table:table-cell>
          <table:table-cell office:value-type="float" office:value="1.39999999945476" calcext:value-type="float">
            <text:p>1.39999999945476</text:p>
          </table:table-cell>
        </table:table-row>
        <table:table-row table:style-name="ro1">
          <table:table-cell office:value-type="float" office:value="1.74017159153497E+018" calcext:value-type="float">
            <text:p>1.74017159153497E+018</text:p>
          </table:table-cell>
          <table:table-cell office:value-type="float" office:value="-1.95281702246029" calcext:value-type="float">
            <text:p>-1.95281702246029</text:p>
          </table:table-cell>
          <table:table-cell office:value-type="float" office:value="-0.36883260754064" calcext:value-type="float">
            <text:p>-0.36883260754064</text:p>
          </table:table-cell>
          <table:table-cell office:value-type="float" office:value="2.04090476542981" calcext:value-type="float">
            <text:p>2.04090476542981</text:p>
          </table:table-cell>
          <table:table-cell office:value-type="float" office:value="0.00404999998591333" calcext:value-type="float">
            <text:p>0.00404999998591333</text:p>
          </table:table-cell>
          <table:table-cell office:value-type="float" office:value="1.36523749961546" calcext:value-type="float">
            <text:p>1.36523749961546</text:p>
          </table:table-cell>
        </table:table-row>
        <table:table-row table:style-name="ro1">
          <table:table-cell office:value-type="float" office:value="1.74017159155091E+018" calcext:value-type="float">
            <text:p>1.74017159155091E+018</text:p>
          </table:table-cell>
          <table:table-cell office:value-type="float" office:value="-1.95296671390987" calcext:value-type="float">
            <text:p>-1.95296671390987</text:p>
          </table:table-cell>
          <table:table-cell office:value-type="float" office:value="-0.368545265126841" calcext:value-type="float">
            <text:p>-0.368545265126841</text:p>
          </table:table-cell>
          <table:table-cell office:value-type="float" office:value="2.05912376542892" calcext:value-type="float">
            <text:p>2.05912376542892</text:p>
          </table:table-cell>
          <table:table-cell office:value-type="float" office:value="0.0148499999547709" calcext:value-type="float">
            <text:p>0.0148499999547709</text:p>
          </table:table-cell>
          <table:table-cell office:value-type="float" office:value="1.27253749985997" calcext:value-type="float">
            <text:p>1.27253749985997</text:p>
          </table:table-cell>
        </table:table-row>
        <table:table-row table:style-name="ro1">
          <table:table-cell office:value-type="float" office:value="1.74017159156867E+018" calcext:value-type="float">
            <text:p>1.74017159156867E+018</text:p>
          </table:table-cell>
          <table:table-cell office:value-type="float" office:value="-1.95328073431866" calcext:value-type="float">
            <text:p>-1.95328073431866</text:p>
          </table:table-cell>
          <table:table-cell office:value-type="float" office:value="-0.367969205641517" calcext:value-type="float">
            <text:p>-0.367969205641517</text:p>
          </table:table-cell>
          <table:table-cell office:value-type="float" office:value="2.07902086542568" calcext:value-type="float">
            <text:p>2.07902086542568</text:p>
          </table:table-cell>
          <table:table-cell office:value-type="float" office:value="0.0310499999324173" calcext:value-type="float">
            <text:p>0.0310499999324173</text:p>
          </table:table-cell>
          <table:table-cell office:value-type="float" office:value="1.14444166655146" calcext:value-type="float">
            <text:p>1.14444166655146</text:p>
          </table:table-cell>
        </table:table-row>
        <table:table-row table:style-name="ro1">
          <table:table-cell office:value-type="float" office:value="1.74017159158321E+018" calcext:value-type="float">
            <text:p>1.74017159158321E+018</text:p>
          </table:table-cell>
          <table:table-cell office:value-type="float" office:value="-1.95366089706717" calcext:value-type="float">
            <text:p>-1.95366089706717</text:p>
          </table:table-cell>
          <table:table-cell office:value-type="float" office:value="-0.367300181397424" calcext:value-type="float">
            <text:p>-0.367300181397424</text:p>
          </table:table-cell>
          <table:table-cell office:value-type="float" office:value="2.09535419875069" calcext:value-type="float">
            <text:p>2.09535419875069</text:p>
          </table:table-cell>
          <table:table-cell office:value-type="float" office:value="0.0445499999278201" calcext:value-type="float">
            <text:p>0.0445499999278201</text:p>
          </table:table-cell>
          <table:table-cell office:value-type="float" office:value="1.09317361071526" calcext:value-type="float">
            <text:p>1.09317361071526</text:p>
          </table:table-cell>
        </table:table-row>
        <table:table-row table:style-name="ro1">
          <table:table-cell office:value-type="float" office:value="1.74017159160148E+018" calcext:value-type="float">
            <text:p>1.74017159160148E+018</text:p>
          </table:table-cell>
          <table:table-cell office:value-type="float" office:value="-1.95426769570978" calcext:value-type="float">
            <text:p>-1.95426769570978</text:p>
          </table:table-cell>
          <table:table-cell office:value-type="float" office:value="-0.366275722163739" calcext:value-type="float">
            <text:p>-0.366275722163739</text:p>
          </table:table-cell>
          <table:table-cell office:value-type="float" office:value="2.11495419874084" calcext:value-type="float">
            <text:p>2.11495419874084</text:p>
          </table:table-cell>
          <table:table-cell office:value-type="float" office:value="0.0607499999234669" calcext:value-type="float">
            <text:p>0.0607499999234669</text:p>
          </table:table-cell>
          <table:table-cell office:value-type="float" office:value="1.0888888883382" calcext:value-type="float">
            <text:p>1.0888888883382</text:p>
          </table:table-cell>
        </table:table-row>
        <table:table-row table:style-name="ro1">
          <table:table-cell office:value-type="float" office:value="1.74017159161692E+018" calcext:value-type="float">
            <text:p>1.74017159161692E+018</text:p>
          </table:table-cell>
          <table:table-cell office:value-type="float" office:value="-1.95490538494009" calcext:value-type="float">
            <text:p>-1.95490538494009</text:p>
          </table:table-cell>
          <table:table-cell office:value-type="float" office:value="-0.365241534224301" calcext:value-type="float">
            <text:p>-0.365241534224301</text:p>
          </table:table-cell>
          <table:table-cell office:value-type="float" office:value="2.1312875320664" calcext:value-type="float">
            <text:p>2.1312875320664</text:p>
          </table:table-cell>
          <table:table-cell office:value-type="float" office:value="0.0742499999168787" calcext:value-type="float">
            <text:p>0.0742499999168787</text:p>
          </table:table-cell>
          <table:table-cell office:value-type="float" office:value="1.08888888835707" calcext:value-type="float">
            <text:p>1.08888888835707</text:p>
          </table:table-cell>
        </table:table-row>
        <table:table-row table:style-name="ro1">
          <table:table-cell office:value-type="float" office:value="1.7401715916319E+018" calcext:value-type="float">
            <text:p>1.7401715916319E+018</text:p>
          </table:table-cell>
          <table:table-cell office:value-type="float" office:value="-1.95566892546368" calcext:value-type="float">
            <text:p>-1.95566892546368</text:p>
          </table:table-cell>
          <table:table-cell office:value-type="float" office:value="-0.36404726979974" calcext:value-type="float">
            <text:p>-0.36404726979974</text:p>
          </table:table-cell>
          <table:table-cell office:value-type="float" office:value="2.14762086539193" calcext:value-type="float">
            <text:p>2.14762086539193</text:p>
          </table:table-cell>
          <table:table-cell office:value-type="float" office:value="0.0877499999149312" calcext:value-type="float">
            <text:p>0.0877499999149312</text:p>
          </table:table-cell>
          <table:table-cell office:value-type="float" office:value="1.08888888836965" calcext:value-type="float">
            <text:p>1.08888888836965</text:p>
          </table:table-cell>
        </table:table-row>
        <table:table-row table:style-name="ro1">
          <table:table-cell office:value-type="float" office:value="1.74017159165014E+018" calcext:value-type="float">
            <text:p>1.74017159165014E+018</text:p>
          </table:table-cell>
          <table:table-cell office:value-type="float" office:value="-1.95675885212293" calcext:value-type="float">
            <text:p>-1.95675885212293</text:p>
          </table:table-cell>
          <table:table-cell office:value-type="float" office:value="-0.362408324727074" calcext:value-type="float">
            <text:p>-0.362408324727074</text:p>
          </table:table-cell>
          <table:table-cell office:value-type="float" office:value="2.16722086538251" calcext:value-type="float">
            <text:p>2.16722086538251</text:p>
          </table:table-cell>
          <table:table-cell office:value-type="float" office:value="0.103949999914864" calcext:value-type="float">
            <text:p>0.103949999914864</text:p>
          </table:table-cell>
          <table:table-cell office:value-type="float" office:value="1.08888888836641" calcext:value-type="float">
            <text:p>1.08888888836641</text:p>
          </table:table-cell>
        </table:table-row>
        <table:table-row table:style-name="ro1">
          <table:table-cell office:value-type="float" office:value="1.74017159166509E+018" calcext:value-type="float">
            <text:p>1.74017159166509E+018</text:p>
          </table:table-cell>
          <table:table-cell office:value-type="float" office:value="-1.95781803529967" calcext:value-type="float">
            <text:p>-1.95781803529967</text:p>
          </table:table-cell>
          <table:table-cell office:value-type="float" office:value="-0.360875737729968" calcext:value-type="float">
            <text:p>-0.360875737729968</text:p>
          </table:table-cell>
          <table:table-cell office:value-type="float" office:value="2.18355419870794" calcext:value-type="float">
            <text:p>2.18355419870794</text:p>
          </table:table-cell>
          <table:table-cell office:value-type="float" office:value="0.117449999914828" calcext:value-type="float">
            <text:p>0.117449999914828</text:p>
          </table:table-cell>
          <table:table-cell office:value-type="float" office:value="1.08888888836409" calcext:value-type="float">
            <text:p>1.08888888836409</text:p>
          </table:table-cell>
        </table:table-row>
        <table:table-row table:style-name="ro1">
          <table:table-cell office:value-type="float" office:value="1.7401715916805E+018" calcext:value-type="float">
            <text:p>1.7401715916805E+018</text:p>
          </table:table-cell>
          <table:table-cell office:value-type="float" office:value="-1.95901991897127" calcext:value-type="float">
            <text:p>-1.95901991897127</text:p>
          </table:table-cell>
          <table:table-cell office:value-type="float" office:value="-0.359195954675653" calcext:value-type="float">
            <text:p>-0.359195954675653</text:p>
          </table:table-cell>
          <table:table-cell office:value-type="float" office:value="2.19988753203335" calcext:value-type="float">
            <text:p>2.19988753203335</text:p>
          </table:table-cell>
          <table:table-cell office:value-type="float" office:value="0.130949999914771" calcext:value-type="float">
            <text:p>0.130949999914771</text:p>
          </table:table-cell>
          <table:table-cell office:value-type="float" office:value="1.08888888836158" calcext:value-type="float">
            <text:p>1.08888888836158</text:p>
          </table:table-cell>
        </table:table-row>
        <table:table-row table:style-name="ro1">
          <table:table-cell office:value-type="float" office:value="1.74017159169867E+018" calcext:value-type="float">
            <text:p>1.74017159169867E+018</text:p>
          </table:table-cell>
          <table:table-cell office:value-type="float" office:value="-1.960657660337" calcext:value-type="float">
            <text:p>-1.960657660337</text:p>
          </table:table-cell>
          <table:table-cell office:value-type="float" office:value="-0.356991974444665" calcext:value-type="float">
            <text:p>-0.356991974444665</text:p>
          </table:table-cell>
          <table:table-cell office:value-type="float" office:value="2.21948753202379" calcext:value-type="float">
            <text:p>2.21948753202379</text:p>
          </table:table-cell>
          <table:table-cell office:value-type="float" office:value="0.147149999914668" calcext:value-type="float">
            <text:p>0.147149999914668</text:p>
          </table:table-cell>
          <table:table-cell office:value-type="float" office:value="1.08888888835866" calcext:value-type="float">
            <text:p>1.08888888835866</text:p>
          </table:table-cell>
        </table:table-row>
        <table:table-row table:style-name="ro1">
          <table:table-cell office:value-type="float" office:value="1.74017159171379E+018" calcext:value-type="float">
            <text:p>1.74017159171379E+018</text:p>
          </table:table-cell>
          <table:table-cell office:value-type="float" office:value="-1.96218861516623" calcext:value-type="float">
            <text:p>-1.96218861516623</text:p>
          </table:table-cell>
          <table:table-cell office:value-type="float" office:value="-0.355006901686808" calcext:value-type="float">
            <text:p>-0.355006901686808</text:p>
          </table:table-cell>
          <table:table-cell office:value-type="float" office:value="2.23582086534937" calcext:value-type="float">
            <text:p>2.23582086534937</text:p>
          </table:table-cell>
          <table:table-cell office:value-type="float" office:value="0.160512857060139" calcext:value-type="float">
            <text:p>0.160512857060139</text:p>
          </table:table-cell>
          <table:table-cell office:value-type="float" office:value="1.08888888836472" calcext:value-type="float">
            <text:p>1.08888888836472</text:p>
          </table:table-cell>
        </table:table-row>
        <table:table-row table:style-name="ro1">
          <table:table-cell office:value-type="float" office:value="1.74017159173276E+018" calcext:value-type="float">
            <text:p>1.74017159173276E+018</text:p>
          </table:table-cell>
          <table:table-cell office:value-type="float" office:value="-1.96411641616201" calcext:value-type="float">
            <text:p>-1.96411641616201</text:p>
          </table:table-cell>
          <table:table-cell office:value-type="float" office:value="-0.352597563363963" calcext:value-type="float">
            <text:p>-0.352597563363963</text:p>
          </table:table-cell>
          <table:table-cell office:value-type="float" office:value="2.25542086534384" calcext:value-type="float">
            <text:p>2.25542086534384</text:p>
          </table:table-cell>
          <table:table-cell office:value-type="float" office:value="0.170219999944206" calcext:value-type="float">
            <text:p>0.170219999944206</text:p>
          </table:table-cell>
          <table:table-cell office:value-type="float" office:value="1.08888888849944" calcext:value-type="float">
            <text:p>1.08888888849944</text:p>
          </table:table-cell>
        </table:table-row>
        <table:table-row table:style-name="ro1">
          <table:table-cell office:value-type="float" office:value="1.74017159174753E+018" calcext:value-type="float">
            <text:p>1.74017159174753E+018</text:p>
          </table:table-cell>
          <table:table-cell office:value-type="float" office:value="-1.96575873694946" calcext:value-type="float">
            <text:p>-1.96575873694946</text:p>
          </table:table-cell>
          <table:table-cell office:value-type="float" office:value="-0.350618957711195" calcext:value-type="float">
            <text:p>-0.350618957711195</text:p>
          </table:table-cell>
          <table:table-cell office:value-type="float" office:value="2.27175419866964" calcext:value-type="float">
            <text:p>2.27175419866964</text:p>
          </table:table-cell>
          <table:table-cell office:value-type="float" office:value="0.171428571400552" calcext:value-type="float">
            <text:p>0.171428571400552</text:p>
          </table:table-cell>
          <table:table-cell office:value-type="float" office:value="1.08888888848397" calcext:value-type="float">
            <text:p>1.08888888848397</text:p>
          </table:table-cell>
        </table:table-row>
        <table:table-row table:style-name="ro1">
          <table:table-cell office:value-type="float" office:value="1.74017159176292E+018" calcext:value-type="float">
            <text:p>1.74017159176292E+018</text:p>
          </table:table-cell>
          <table:table-cell office:value-type="float" office:value="-1.96743315446324" calcext:value-type="float">
            <text:p>-1.96743315446324</text:p>
          </table:table-cell>
          <table:table-cell office:value-type="float" office:value="-0.348667439356673" calcext:value-type="float">
            <text:p>-0.348667439356673</text:p>
          </table:table-cell>
          <table:table-cell office:value-type="float" office:value="2.2880875319948" calcext:value-type="float">
            <text:p>2.2880875319948</text:p>
          </table:table-cell>
          <table:table-cell office:value-type="float" office:value="0.17142857141568" calcext:value-type="float">
            <text:p>0.17142857141568</text:p>
          </table:table-cell>
          <table:table-cell office:value-type="float" office:value="1.08888888836529" calcext:value-type="float">
            <text:p>1.08888888836529</text:p>
          </table:table-cell>
        </table:table-row>
        <table:table-row table:style-name="ro1">
          <table:table-cell office:value-type="float" office:value="1.7401715917808E+018" calcext:value-type="float">
            <text:p>1.7401715917808E+018</text:p>
          </table:table-cell>
          <table:table-cell office:value-type="float" office:value="-1.96948419362674" calcext:value-type="float">
            <text:p>-1.96948419362674</text:p>
          </table:table-cell>
          <table:table-cell office:value-type="float" office:value="-0.346362105067163" calcext:value-type="float">
            <text:p>-0.346362105067163</text:p>
          </table:table-cell>
          <table:table-cell office:value-type="float" office:value="2.307687531985" calcext:value-type="float">
            <text:p>2.307687531985</text:p>
          </table:table-cell>
          <table:table-cell office:value-type="float" office:value="0.171428571418304" calcext:value-type="float">
            <text:p>0.171428571418304</text:p>
          </table:table-cell>
          <table:table-cell office:value-type="float" office:value="1.0888888883443" calcext:value-type="float">
            <text:p>1.0888888883443</text:p>
          </table:table-cell>
        </table:table-row>
        <table:table-row table:style-name="ro1">
          <table:table-cell office:value-type="float" office:value="1.74017159179597E+018" calcext:value-type="float">
            <text:p>1.74017159179597E+018</text:p>
          </table:table-cell>
          <table:table-cell office:value-type="float" office:value="-1.97122763971879" calcext:value-type="float">
            <text:p>-1.97122763971879</text:p>
          </table:table-cell>
          <table:table-cell office:value-type="float" office:value="-0.344472000937065" calcext:value-type="float">
            <text:p>-0.344472000937065</text:p>
          </table:table-cell>
          <table:table-cell office:value-type="float" office:value="2.32402086531015" calcext:value-type="float">
            <text:p>2.32402086531015</text:p>
          </table:table-cell>
          <table:table-cell office:value-type="float" office:value="0.171428571418256" calcext:value-type="float">
            <text:p>0.171428571418256</text:p>
          </table:table-cell>
          <table:table-cell office:value-type="float" office:value="1.08888888834395" calcext:value-type="float">
            <text:p>1.08888888834395</text:p>
          </table:table-cell>
        </table:table-row>
        <table:table-row table:style-name="ro1">
          <table:table-cell office:value-type="float" office:value="1.74017159181133E+018" calcext:value-type="float">
            <text:p>1.74017159181133E+018</text:p>
          </table:table-cell>
          <table:table-cell office:value-type="float" office:value="-1.97300172358781" calcext:value-type="float">
            <text:p>-1.97300172358781</text:p>
          </table:table-cell>
          <table:table-cell office:value-type="float" office:value="-0.342610623940284" calcext:value-type="float">
            <text:p>-0.342610623940284</text:p>
          </table:table-cell>
          <table:table-cell office:value-type="float" office:value="2.34035419863531" calcext:value-type="float">
            <text:p>2.34035419863531</text:p>
          </table:table-cell>
          <table:table-cell office:value-type="float" office:value="0.171428571418201" calcext:value-type="float">
            <text:p>0.171428571418201</text:p>
          </table:table-cell>
          <table:table-cell office:value-type="float" office:value="1.08888888834379" calcext:value-type="float">
            <text:p>1.08888888834379</text:p>
          </table:table-cell>
        </table:table-row>
        <table:table-row table:style-name="ro1">
          <table:table-cell office:value-type="float" office:value="1.74017159182944E+018" calcext:value-type="float">
            <text:p>1.74017159182944E+018</text:p>
          </table:table-cell>
          <table:table-cell office:value-type="float" office:value="-1.97517039915621" calcext:value-type="float">
            <text:p>-1.97517039915621</text:p>
          </table:table-cell>
          <table:table-cell office:value-type="float" office:value="-0.340415589973434" calcext:value-type="float">
            <text:p>-0.340415589973434</text:p>
          </table:table-cell>
          <table:table-cell office:value-type="float" office:value="2.35995419862551" calcext:value-type="float">
            <text:p>2.35995419862551</text:p>
          </table:table-cell>
          <table:table-cell office:value-type="float" office:value="0.171428571418167" calcext:value-type="float">
            <text:p>0.171428571418167</text:p>
          </table:table-cell>
          <table:table-cell office:value-type="float" office:value="1.08888888834408" calcext:value-type="float">
            <text:p>1.08888888834408</text:p>
          </table:table-cell>
        </table:table-row>
        <table:table-row table:style-name="ro1">
          <table:table-cell office:value-type="float" office:value="1.7401715918444E+018" calcext:value-type="float">
            <text:p>1.7401715918444E+018</text:p>
          </table:table-cell>
          <table:table-cell office:value-type="float" office:value="-1.97701020888315" calcext:value-type="float">
            <text:p>-1.97701020888315</text:p>
          </table:table-cell>
          <table:table-cell office:value-type="float" office:value="-0.338619149585583" calcext:value-type="float">
            <text:p>-0.338619149585583</text:p>
          </table:table-cell>
          <table:table-cell office:value-type="float" office:value="2.37628753195067" calcext:value-type="float">
            <text:p>2.37628753195067</text:p>
          </table:table-cell>
          <table:table-cell office:value-type="float" office:value="0.171428571418186" calcext:value-type="float">
            <text:p>0.171428571418186</text:p>
          </table:table-cell>
          <table:table-cell office:value-type="float" office:value="1.08888888834452" calcext:value-type="float">
            <text:p>1.08888888834452</text:p>
          </table:table-cell>
        </table:table-row>
        <table:table-row table:style-name="ro1">
          <table:table-cell office:value-type="float" office:value="1.74017159186313E+018" calcext:value-type="float">
            <text:p>1.74017159186313E+018</text:p>
          </table:table-cell>
          <table:table-cell office:value-type="float" office:value="-1.97925634241476" calcext:value-type="float">
            <text:p>-1.97925634241476</text:p>
          </table:table-cell>
          <table:table-cell office:value-type="float" office:value="-0.33650344355809" calcext:value-type="float">
            <text:p>-0.33650344355809</text:p>
          </table:table-cell>
          <table:table-cell office:value-type="float" office:value="2.39588753194088" calcext:value-type="float">
            <text:p>2.39588753194088</text:p>
          </table:table-cell>
          <table:table-cell office:value-type="float" office:value="0.171428571418141" calcext:value-type="float">
            <text:p>0.171428571418141</text:p>
          </table:table-cell>
          <table:table-cell office:value-type="float" office:value="1.08888888834491" calcext:value-type="float">
            <text:p>1.08888888834491</text:p>
          </table:table-cell>
        </table:table-row>
        <table:table-row table:style-name="ro1">
          <table:table-cell office:value-type="float" office:value="1.74017159187812E+018" calcext:value-type="float">
            <text:p>1.74017159187812E+018</text:p>
          </table:table-cell>
          <table:table-cell office:value-type="float" office:value="-1.98115950268474" calcext:value-type="float">
            <text:p>-1.98115950268474</text:p>
          </table:table-cell>
          <table:table-cell office:value-type="float" office:value="-0.334774259101402" calcext:value-type="float">
            <text:p>-0.334774259101402</text:p>
          </table:table-cell>
          <table:table-cell office:value-type="float" office:value="2.41222086526607" calcext:value-type="float">
            <text:p>2.41222086526607</text:p>
          </table:table-cell>
          <table:table-cell office:value-type="float" office:value="0.171428571418101" calcext:value-type="float">
            <text:p>0.171428571418101</text:p>
          </table:table-cell>
          <table:table-cell office:value-type="float" office:value="1.08888888834541" calcext:value-type="float">
            <text:p>1.08888888834541</text:p>
          </table:table-cell>
        </table:table-row>
        <table:table-row table:style-name="ro1">
          <table:table-cell office:value-type="float" office:value="1.74017159189333E+018" calcext:value-type="float">
            <text:p>1.74017159189333E+018</text:p>
          </table:table-cell>
          <table:table-cell office:value-type="float" office:value="-1.98309065119027" calcext:value-type="float">
            <text:p>-1.98309065119027</text:p>
          </table:table-cell>
          <table:table-cell office:value-type="float" office:value="-0.33307638886253" calcext:value-type="float">
            <text:p>-0.33307638886253</text:p>
          </table:table-cell>
          <table:table-cell office:value-type="float" office:value="2.42855419859127" calcext:value-type="float">
            <text:p>2.42855419859127</text:p>
          </table:table-cell>
          <table:table-cell office:value-type="float" office:value="0.171428571418093" calcext:value-type="float">
            <text:p>0.171428571418093</text:p>
          </table:table-cell>
          <table:table-cell office:value-type="float" office:value="1.08888888834611" calcext:value-type="float">
            <text:p>1.08888888834611</text:p>
          </table:table-cell>
        </table:table-row>
        <table:table-row table:style-name="ro1">
          <table:table-cell office:value-type="float" office:value="1.74017159191137E+018" calcext:value-type="float">
            <text:p>1.74017159191137E+018</text:p>
          </table:table-cell>
          <table:table-cell office:value-type="float" office:value="-1.98544424798243" calcext:value-type="float">
            <text:p>-1.98544424798243</text:p>
          </table:table-cell>
          <table:table-cell office:value-type="float" office:value="-0.331080916493255" calcext:value-type="float">
            <text:p>-0.331080916493255</text:p>
          </table:table-cell>
          <table:table-cell office:value-type="float" office:value="2.44815419858152" calcext:value-type="float">
            <text:p>2.44815419858152</text:p>
          </table:table-cell>
          <table:table-cell office:value-type="float" office:value="0.171428571418064" calcext:value-type="float">
            <text:p>0.171428571418064</text:p>
          </table:table-cell>
          <table:table-cell office:value-type="float" office:value="1.088888888347" calcext:value-type="float">
            <text:p>1.088888888347</text:p>
          </table:table-cell>
        </table:table-row>
        <table:table-row table:style-name="ro1">
          <table:table-cell office:value-type="float" office:value="1.74017159192689E+018" calcext:value-type="float">
            <text:p>1.74017159192689E+018</text:p>
          </table:table-cell>
          <table:table-cell office:value-type="float" office:value="-1.98743514687698" calcext:value-type="float">
            <text:p>-1.98743514687698</text:p>
          </table:table-cell>
          <table:table-cell office:value-type="float" office:value="-0.329453519955796" calcext:value-type="float">
            <text:p>-0.329453519955796</text:p>
          </table:table-cell>
          <table:table-cell office:value-type="float" office:value="2.46448753190674" calcext:value-type="float">
            <text:p>2.46448753190674</text:p>
          </table:table-cell>
          <table:table-cell office:value-type="float" office:value="0.171428571418049" calcext:value-type="float">
            <text:p>0.171428571418049</text:p>
          </table:table-cell>
          <table:table-cell office:value-type="float" office:value="1.08888888834789" calcext:value-type="float">
            <text:p>1.08888888834789</text:p>
          </table:table-cell>
        </table:table-row>
        <table:table-row table:style-name="ro1">
          <table:table-cell office:value-type="float" office:value="1.74017159194238E+018" calcext:value-type="float">
            <text:p>1.74017159194238E+018</text:p>
          </table:table-cell>
          <table:table-cell office:value-type="float" office:value="-1.98945235984189" calcext:value-type="float">
            <text:p>-1.98945235984189</text:p>
          </table:table-cell>
          <table:table-cell office:value-type="float" office:value="-0.32785885705956" calcext:value-type="float">
            <text:p>-0.32785885705956</text:p>
          </table:table-cell>
          <table:table-cell office:value-type="float" office:value="2.48082086523199" calcext:value-type="float">
            <text:p>2.48082086523199</text:p>
          </table:table-cell>
          <table:table-cell office:value-type="float" office:value="0.171428571418038" calcext:value-type="float">
            <text:p>0.171428571418038</text:p>
          </table:table-cell>
          <table:table-cell office:value-type="float" office:value="1.08888888834887" calcext:value-type="float">
            <text:p>1.08888888834887</text:p>
          </table:table-cell>
        </table:table-row>
        <table:table-row table:style-name="ro1">
          <table:table-cell office:value-type="float" office:value="1.74017159196054E+018" calcext:value-type="float">
            <text:p>1.74017159196054E+018</text:p>
          </table:table-cell>
          <table:table-cell office:value-type="float" office:value="-1.99190699179199" calcext:value-type="float">
            <text:p>-1.99190699179199</text:p>
          </table:table-cell>
          <table:table-cell office:value-type="float" office:value="-0.325989068347922" calcext:value-type="float">
            <text:p>-0.325989068347922</text:p>
          </table:table-cell>
          <table:table-cell office:value-type="float" office:value="2.5004208652223" calcext:value-type="float">
            <text:p>2.5004208652223</text:p>
          </table:table-cell>
          <table:table-cell office:value-type="float" office:value="0.171428571418027" calcext:value-type="float">
            <text:p>0.171428571418027</text:p>
          </table:table-cell>
          <table:table-cell office:value-type="float" office:value="1.08888888835037" calcext:value-type="float">
            <text:p>1.08888888835037</text:p>
          </table:table-cell>
        </table:table-row>
        <table:table-row table:style-name="ro1">
          <table:table-cell office:value-type="float" office:value="1.74017159197575E+018" calcext:value-type="float">
            <text:p>1.74017159197575E+018</text:p>
          </table:table-cell>
          <table:table-cell office:value-type="float" office:value="-1.99398019180269" calcext:value-type="float">
            <text:p>-1.99398019180269</text:p>
          </table:table-cell>
          <table:table-cell office:value-type="float" office:value="-0.324467904446801" calcext:value-type="float">
            <text:p>-0.324467904446801</text:p>
          </table:table-cell>
          <table:table-cell office:value-type="float" office:value="2.51675419854759" calcext:value-type="float">
            <text:p>2.51675419854759</text:p>
          </table:table-cell>
          <table:table-cell office:value-type="float" office:value="0.171428571418023" calcext:value-type="float">
            <text:p>0.171428571418023</text:p>
          </table:table-cell>
          <table:table-cell office:value-type="float" office:value="1.08888888835167" calcext:value-type="float">
            <text:p>1.08888888835167</text:p>
          </table:table-cell>
        </table:table-row>
        <table:table-row table:style-name="ro1">
          <table:table-cell office:value-type="float" office:value="1.74017159199388E+018" calcext:value-type="float">
            <text:p>1.74017159199388E+018</text:p>
          </table:table-cell>
          <table:table-cell office:value-type="float" office:value="-1.99650041249054" calcext:value-type="float">
            <text:p>-1.99650041249054</text:p>
          </table:table-cell>
          <table:table-cell office:value-type="float" office:value="-0.322687506872907" calcext:value-type="float">
            <text:p>-0.322687506872907</text:p>
          </table:table-cell>
          <table:table-cell office:value-type="float" office:value="2.53635419853796" calcext:value-type="float">
            <text:p>2.53635419853796</text:p>
          </table:table-cell>
          <table:table-cell office:value-type="float" office:value="0.171428571418019" calcext:value-type="float">
            <text:p>0.171428571418019</text:p>
          </table:table-cell>
          <table:table-cell office:value-type="float" office:value="1.08888888835335" calcext:value-type="float">
            <text:p>1.08888888835335</text:p>
          </table:table-cell>
        </table:table-row>
        <table:table-row table:style-name="ro1">
          <table:table-cell office:value-type="float" office:value="1.74017159200919E+018" calcext:value-type="float">
            <text:p>1.74017159200919E+018</text:p>
          </table:table-cell>
          <table:table-cell office:value-type="float" office:value="-1.99862692290999" calcext:value-type="float">
            <text:p>-1.99862692290999</text:p>
          </table:table-cell>
          <table:table-cell office:value-type="float" office:value="-0.321241805889157" calcext:value-type="float">
            <text:p>-0.321241805889157</text:p>
          </table:table-cell>
          <table:table-cell office:value-type="float" office:value="2.5526875318633" calcext:value-type="float">
            <text:p>2.5526875318633</text:p>
          </table:table-cell>
          <table:table-cell office:value-type="float" office:value="0.171428571418034" calcext:value-type="float">
            <text:p>0.171428571418034</text:p>
          </table:table-cell>
          <table:table-cell office:value-type="float" office:value="1.08888888835513" calcext:value-type="float">
            <text:p>1.08888888835513</text:p>
          </table:table-cell>
        </table:table-row>
        <table:table-row table:style-name="ro1">
          <table:table-cell office:value-type="float" office:value="1.74017159202452E+018" calcext:value-type="float">
            <text:p>1.74017159202452E+018</text:p>
          </table:table-cell>
          <table:table-cell office:value-type="float" office:value="-2.00077676174905" calcext:value-type="float">
            <text:p>-2.00077676174905</text:p>
          </table:table-cell>
          <table:table-cell office:value-type="float" office:value="-0.319831029200757" calcext:value-type="float">
            <text:p>-0.319831029200757</text:p>
          </table:table-cell>
          <table:table-cell office:value-type="float" office:value="2.56902086518867" calcext:value-type="float">
            <text:p>2.56902086518867</text:p>
          </table:table-cell>
          <table:table-cell office:value-type="float" office:value="0.171428571418034" calcext:value-type="float">
            <text:p>0.171428571418034</text:p>
          </table:table-cell>
          <table:table-cell office:value-type="float" office:value="1.08888888835691" calcext:value-type="float">
            <text:p>1.08888888835691</text:p>
          </table:table-cell>
        </table:table-row>
        <table:table-row table:style-name="ro1">
          <table:table-cell office:value-type="float" office:value="1.74017159204265E+018" calcext:value-type="float">
            <text:p>1.74017159204265E+018</text:p>
          </table:table-cell>
          <table:table-cell office:value-type="float" office:value="-2.00348900763735" calcext:value-type="float">
            <text:p>-2.00348900763735</text:p>
          </table:table-cell>
          <table:table-cell office:value-type="float" office:value="-0.318119406912994" calcext:value-type="float">
            <text:p>-0.318119406912994</text:p>
          </table:table-cell>
          <table:table-cell office:value-type="float" office:value="2.58757799018346" calcext:value-type="float">
            <text:p>2.58757799018346</text:p>
          </table:table-cell>
          <table:table-cell office:value-type="float" office:value="0.175478571399968" calcext:value-type="float">
            <text:p>0.175478571399968</text:p>
          </table:table-cell>
          <table:table-cell office:value-type="float" office:value="1.05412638850324" calcext:value-type="float">
            <text:p>1.05412638850324</text:p>
          </table:table-cell>
        </table:table-row>
        <table:table-row table:style-name="ro1">
          <table:table-cell office:value-type="float" office:value="1.74017159205762E+018" calcext:value-type="float">
            <text:p>1.74017159205762E+018</text:p>
          </table:table-cell>
          <table:table-cell office:value-type="float" office:value="-2.0059619061059" calcext:value-type="float">
            <text:p>-2.0059619061059</text:p>
          </table:table-cell>
          <table:table-cell office:value-type="float" office:value="-0.316613368554214" calcext:value-type="float">
            <text:p>-0.316613368554214</text:p>
          </table:table-cell>
          <table:table-cell office:value-type="float" office:value="2.60113032351907" calcext:value-type="float">
            <text:p>2.60113032351907</text:p>
          </table:table-cell>
          <table:table-cell office:value-type="float" office:value="0.186278571359718" calcext:value-type="float">
            <text:p>0.186278571359718</text:p>
          </table:table-cell>
          <table:table-cell office:value-type="float" office:value="0.961426388844482" calcext:value-type="float">
            <text:p>0.961426388844482</text:p>
          </table:table-cell>
        </table:table-row>
        <table:table-row table:style-name="ro1">
          <table:table-cell office:value-type="float" office:value="1.74017159207361E+018" calcext:value-type="float">
            <text:p>1.74017159207361E+018</text:p>
          </table:table-cell>
          <table:table-cell office:value-type="float" office:value="-2.00862796051952" calcext:value-type="float">
            <text:p>-2.00862796051952</text:p>
          </table:table-cell>
          <table:table-cell office:value-type="float" office:value="-0.315035647500626" calcext:value-type="float">
            <text:p>-0.315035647500626</text:p>
          </table:table-cell>
          <table:table-cell office:value-type="float" office:value="2.61294453185473" calcext:value-type="float">
            <text:p>2.61294453185473</text:p>
          </table:table-cell>
          <table:table-cell office:value-type="float" office:value="0.199778571337408" calcext:value-type="float">
            <text:p>0.199778571337408</text:p>
          </table:table-cell>
          <table:table-cell office:value-type="float" office:value="0.845551389042132" calcext:value-type="float">
            <text:p>0.845551389042132</text:p>
          </table:table-cell>
        </table:table-row>
        <table:table-row table:style-name="ro1">
          <table:table-cell office:value-type="float" office:value="1.7401715920914E+018" calcext:value-type="float">
            <text:p>1.7401715920914E+018</text:p>
          </table:table-cell>
          <table:table-cell office:value-type="float" office:value="-2.01208120992052" calcext:value-type="float">
            <text:p>-2.01208120992052</text:p>
          </table:table-cell>
          <table:table-cell office:value-type="float" office:value="-0.313047274614395" calcext:value-type="float">
            <text:p>-0.313047274614395</text:p>
          </table:table-cell>
          <table:table-cell office:value-type="float" office:value="2.62482725685758" calcext:value-type="float">
            <text:p>2.62482725685758</text:p>
          </table:table-cell>
          <table:table-cell office:value-type="float" office:value="0.215978571337144" calcext:value-type="float">
            <text:p>0.215978571337144</text:p>
          </table:table-cell>
          <table:table-cell office:value-type="float" office:value="0.706501389045892" calcext:value-type="float">
            <text:p>0.706501389045892</text:p>
          </table:table-cell>
        </table:table-row>
        <table:table-row table:style-name="ro1">
          <table:table-cell office:value-type="float" office:value="1.74017159210654E+018" calcext:value-type="float">
            <text:p>1.74017159210654E+018</text:p>
          </table:table-cell>
          <table:table-cell office:value-type="float" office:value="-2.01516921084615" calcext:value-type="float">
            <text:p>-2.01516921084615</text:p>
          </table:table-cell>
          <table:table-cell office:value-type="float" office:value="-0.311309439891045" calcext:value-type="float">
            <text:p>-0.311309439891045</text:p>
          </table:table-cell>
          <table:table-cell office:value-type="float" office:value="2.63281759019333" calcext:value-type="float">
            <text:p>2.63281759019333</text:p>
          </table:table-cell>
          <table:table-cell office:value-type="float" office:value="0.229478571336943" calcext:value-type="float">
            <text:p>0.229478571336943</text:p>
          </table:table-cell>
          <table:table-cell office:value-type="float" office:value="0.590626389048904" calcext:value-type="float">
            <text:p>0.590626389048904</text:p>
          </table:table-cell>
        </table:table-row>
        <table:table-row table:style-name="ro1">
          <table:table-cell office:value-type="float" office:value="1.74017159212446E+018" calcext:value-type="float">
            <text:p>1.74017159212446E+018</text:p>
          </table:table-cell>
          <table:table-cell office:value-type="float" office:value="-2.01912472489675" calcext:value-type="float">
            <text:p>-2.01912472489675</text:p>
          </table:table-cell>
          <table:table-cell office:value-type="float" office:value="-0.309123364987022" calcext:value-type="float">
            <text:p>-0.309123364987022</text:p>
          </table:table-cell>
          <table:table-cell office:value-type="float" office:value="2.6401116651963" calcext:value-type="float">
            <text:p>2.6401116651963</text:p>
          </table:table-cell>
          <table:table-cell office:value-type="float" office:value="0.245678571336765" calcext:value-type="float">
            <text:p>0.245678571336765</text:p>
          </table:table-cell>
          <table:table-cell office:value-type="float" office:value="0.451576389052442" calcext:value-type="float">
            <text:p>0.451576389052442</text:p>
          </table:table-cell>
        </table:table-row>
        <table:table-row table:style-name="ro1">
          <table:table-cell office:value-type="float" office:value="1.74017159213979E+018" calcext:value-type="float">
            <text:p>1.74017159213979E+018</text:p>
          </table:table-cell>
          <table:table-cell office:value-type="float" office:value="-2.0226216645784" calcext:value-type="float">
            <text:p>-2.0226216645784</text:p>
          </table:table-cell>
          <table:table-cell office:value-type="float" office:value="-0.307216408946364" calcext:value-type="float">
            <text:p>-0.307216408946364</text:p>
          </table:table-cell>
          <table:table-cell office:value-type="float" office:value="2.64427812353206" calcext:value-type="float">
            <text:p>2.64427812353206</text:p>
          </table:table-cell>
          <table:table-cell office:value-type="float" office:value="0.258984310046932" calcext:value-type="float">
            <text:p>0.258984310046932</text:p>
          </table:table-cell>
          <table:table-cell office:value-type="float" office:value="0.335701389052532" calcext:value-type="float">
            <text:p>0.335701389052532</text:p>
          </table:table-cell>
        </table:table-row>
        <table:table-row table:style-name="ro1">
          <table:table-cell office:value-type="float" office:value="1.74017159215489E+018" calcext:value-type="float">
            <text:p>1.74017159215489E+018</text:p>
          </table:table-cell>
          <table:table-cell office:value-type="float" office:value="-2.02617558502601" calcext:value-type="float">
            <text:p>-2.02617558502601</text:p>
          </table:table-cell>
          <table:table-cell office:value-type="float" office:value="-0.305293489252615" calcext:value-type="float">
            <text:p>-0.305293489252615</text:p>
          </table:table-cell>
          <table:table-cell office:value-type="float" office:value="2.6467064568673" calcext:value-type="float">
            <text:p>2.6467064568673</text:p>
          </table:table-cell>
          <table:table-cell office:value-type="float" office:value="0.267463003608614" calcext:value-type="float">
            <text:p>0.267463003608614</text:p>
          </table:table-cell>
          <table:table-cell office:value-type="float" office:value="0.219826389033339" calcext:value-type="float">
            <text:p>0.219826389033339</text:p>
          </table:table-cell>
        </table:table-row>
        <table:table-row table:style-name="ro1">
          <table:table-cell office:value-type="float" office:value="1.74017159217306E+018" calcext:value-type="float">
            <text:p>1.74017159217306E+018</text:p>
          </table:table-cell>
          <table:table-cell office:value-type="float" office:value="-2.03044394886223" calcext:value-type="float">
            <text:p>-2.03044394886223</text:p>
          </table:table-cell>
          <table:table-cell office:value-type="float" office:value="-0.302992759224768" calcext:value-type="float">
            <text:p>-0.302992759224768</text:p>
          </table:table-cell>
          <table:table-cell office:value-type="float" office:value="2.64732613187577" calcext:value-type="float">
            <text:p>2.64732613187577</text:p>
          </table:table-cell>
          <table:table-cell office:value-type="float" office:value="0.269385958460965" calcext:value-type="float">
            <text:p>0.269385958460965</text:p>
          </table:table-cell>
          <table:table-cell office:value-type="float" office:value="0.0807763892220734" calcext:value-type="float">
            <text:p>0.0807763892220734</text:p>
          </table:table-cell>
        </table:table-row>
        <table:table-row table:style-name="ro1">
          <table:table-cell office:value-type="float" office:value="1.7401715921885E+018" calcext:value-type="float">
            <text:p>1.7401715921885E+018</text:p>
          </table:table-cell>
          <table:table-cell office:value-type="float" office:value="-2.03400005217414" calcext:value-type="float">
            <text:p>-2.03400005217414</text:p>
          </table:table-cell>
          <table:table-cell office:value-type="float" office:value="-0.301073877960665" calcext:value-type="float">
            <text:p>-0.301073877960665</text:p>
          </table:table-cell>
          <table:table-cell office:value-type="float" office:value="2.64593059022592" calcext:value-type="float">
            <text:p>2.64593059022592</text:p>
          </table:table-cell>
          <table:table-cell office:value-type="float" office:value="0.269385958463504" calcext:value-type="float">
            <text:p>0.269385958463504</text:p>
          </table:table-cell>
          <table:table-cell office:value-type="float" office:value="-0.0350986102808256" calcext:value-type="float">
            <text:p>-0.0350986102808256</text:p>
          </table:table-cell>
        </table:table-row>
        <table:table-row table:style-name="ro1">
          <table:table-cell office:value-type="float" office:value="1.74017159220372E+018" calcext:value-type="float">
            <text:p>1.74017159220372E+018</text:p>
          </table:table-cell>
          <table:table-cell office:value-type="float" office:value="-2.0375517996997" calcext:value-type="float">
            <text:p>-2.0375517996997</text:p>
          </table:table-cell>
          <table:table-cell office:value-type="float" office:value="-0.299146949089679" calcext:value-type="float">
            <text:p>-0.299146949089679</text:p>
          </table:table-cell>
          <table:table-cell office:value-type="float" office:value="2.6427969235761" calcext:value-type="float">
            <text:p>2.6427969235761</text:p>
          </table:table-cell>
          <table:table-cell office:value-type="float" office:value="0.26938595846514" calcext:value-type="float">
            <text:p>0.26938595846514</text:p>
          </table:table-cell>
          <table:table-cell office:value-type="float" office:value="-0.150973609988806" calcext:value-type="float">
            <text:p>-0.150973609988806</text:p>
          </table:table-cell>
        </table:table-row>
        <table:table-row table:style-name="ro1">
          <table:table-cell office:value-type="float" office:value="1.74017159222208E+018" calcext:value-type="float">
            <text:p>1.74017159222208E+018</text:p>
          </table:table-cell>
          <table:table-cell office:value-type="float" office:value="-2.04180366046351" calcext:value-type="float">
            <text:p>-2.04180366046351</text:p>
          </table:table-cell>
          <table:table-cell office:value-type="float" office:value="-0.296815874495871" calcext:value-type="float">
            <text:p>-0.296815874495871</text:p>
          </table:table-cell>
          <table:table-cell office:value-type="float" office:value="2.6372853785049" calcext:value-type="float">
            <text:p>2.6372853785049</text:p>
          </table:table-cell>
          <table:table-cell office:value-type="float" office:value="0.269385958465243" calcext:value-type="float">
            <text:p>0.269385958465243</text:p>
          </table:table-cell>
          <table:table-cell office:value-type="float" office:value="-0.271917613035052" calcext:value-type="float">
            <text:p>-0.271917613035052</text:p>
          </table:table-cell>
        </table:table-row>
        <table:table-row table:style-name="ro1">
          <table:table-cell office:value-type="float" office:value="1.74017159223736E+018" calcext:value-type="float">
            <text:p>1.74017159223736E+018</text:p>
          </table:table-cell>
          <table:table-cell office:value-type="float" office:value="-2.04533679416789" calcext:value-type="float">
            <text:p>-2.04533679416789</text:p>
          </table:table-cell>
          <table:table-cell office:value-type="float" office:value="-0.294855029071959" calcext:value-type="float">
            <text:p>-0.294855029071959</text:p>
          </table:table-cell>
          <table:table-cell office:value-type="float" office:value="2.63257112423958" calcext:value-type="float">
            <text:p>2.63257112423958</text:p>
          </table:table-cell>
          <table:table-cell office:value-type="float" office:value="0.269385958465385" calcext:value-type="float">
            <text:p>0.269385958465385</text:p>
          </table:table-cell>
          <table:table-cell office:value-type="float" office:value="-0.313016366885394" calcext:value-type="float">
            <text:p>-0.313016366885394</text:p>
          </table:table-cell>
        </table:table-row>
        <table:table-row table:style-name="ro1">
          <table:table-cell office:value-type="float" office:value="1.74017159225567E+018" calcext:value-type="float">
            <text:p>1.74017159225567E+018</text:p>
          </table:table-cell>
          <table:table-cell office:value-type="float" office:value="-2.04956429395965" calcext:value-type="float">
            <text:p>-2.04956429395965</text:p>
          </table:table-cell>
          <table:table-cell office:value-type="float" office:value="-0.292480061227539" calcext:value-type="float">
            <text:p>-0.292480061227539</text:p>
          </table:table-cell>
          <table:table-cell office:value-type="float" office:value="2.62691401912121" calcext:value-type="float">
            <text:p>2.62691401912121</text:p>
          </table:table-cell>
          <table:table-cell office:value-type="float" office:value="0.269385958465358" calcext:value-type="float">
            <text:p>0.269385958465358</text:p>
          </table:table-cell>
          <table:table-cell office:value-type="float" office:value="-0.314283617687659" calcext:value-type="float">
            <text:p>-0.314283617687659</text:p>
          </table:table-cell>
        </table:table-row>
        <table:table-row table:style-name="ro1">
          <table:table-cell office:value-type="float" office:value="1.74017159227093E+018" calcext:value-type="float">
            <text:p>1.74017159227093E+018</text:p>
          </table:table-cell>
          <table:table-cell office:value-type="float" office:value="-2.0530769013768" calcext:value-type="float">
            <text:p>-2.0530769013768</text:p>
          </table:table-cell>
          <table:table-cell office:value-type="float" office:value="-0.290482678519468" calcext:value-type="float">
            <text:p>-0.290482678519468</text:p>
          </table:table-cell>
          <table:table-cell office:value-type="float" office:value="2.62219976485589" calcext:value-type="float">
            <text:p>2.62219976485589</text:p>
          </table:table-cell>
          <table:table-cell office:value-type="float" office:value="0.269385958465358" calcext:value-type="float">
            <text:p>0.269385958465358</text:p>
          </table:table-cell>
          <table:table-cell office:value-type="float" office:value="-0.314283617687786" calcext:value-type="float">
            <text:p>-0.314283617687786</text:p>
          </table:table-cell>
        </table:table-row>
        <table:table-row table:style-name="ro1">
          <table:table-cell office:value-type="float" office:value="1.74017159228659E+018" calcext:value-type="float">
            <text:p>1.74017159228659E+018</text:p>
          </table:table-cell>
          <table:table-cell office:value-type="float" office:value="-2.0565800536265" calcext:value-type="float">
            <text:p>-2.0565800536265</text:p>
          </table:table-cell>
          <table:table-cell office:value-type="float" office:value="-0.288468758743303" calcext:value-type="float">
            <text:p>-0.288468758743303</text:p>
          </table:table-cell>
          <table:table-cell office:value-type="float" office:value="2.61748551059056" calcext:value-type="float">
            <text:p>2.61748551059056</text:p>
          </table:table-cell>
          <table:table-cell office:value-type="float" office:value="0.26938595846534" calcext:value-type="float">
            <text:p>0.26938595846534</text:p>
          </table:table-cell>
          <table:table-cell office:value-type="float" office:value="-0.314283617688263" calcext:value-type="float">
            <text:p>-0.314283617688263</text:p>
          </table:table-cell>
        </table:table-row>
        <table:table-row table:style-name="ro1">
          <table:table-cell office:value-type="float" office:value="1.74017159230404E+018" calcext:value-type="float">
            <text:p>1.74017159230404E+018</text:p>
          </table:table-cell>
          <table:table-cell office:value-type="float" office:value="-2.06077124590077" calcext:value-type="float">
            <text:p>-2.06077124590077</text:p>
          </table:table-cell>
          <table:table-cell office:value-type="float" office:value="-0.286030289126622" calcext:value-type="float">
            <text:p>-0.286030289126622</text:p>
          </table:table-cell>
          <table:table-cell office:value-type="float" office:value="2.61182840547216" calcext:value-type="float">
            <text:p>2.61182840547216</text:p>
          </table:table-cell>
          <table:table-cell office:value-type="float" office:value="0.269385958465314" calcext:value-type="float">
            <text:p>0.269385958465314</text:p>
          </table:table-cell>
          <table:table-cell office:value-type="float" office:value="-0.314283617688803" calcext:value-type="float">
            <text:p>-0.314283617688803</text:p>
          </table:table-cell>
        </table:table-row>
        <table:table-row table:style-name="ro1">
          <table:table-cell office:value-type="float" office:value="1.74017159231928E+018" calcext:value-type="float">
            <text:p>1.74017159231928E+018</text:p>
          </table:table-cell>
          <table:table-cell office:value-type="float" office:value="-2.0642533230324" calcext:value-type="float">
            <text:p>-2.0642533230324</text:p>
          </table:table-cell>
          <table:table-cell office:value-type="float" office:value="-0.283980145863612" calcext:value-type="float">
            <text:p>-0.283980145863612</text:p>
          </table:table-cell>
          <table:table-cell office:value-type="float" office:value="2.60711415120683" calcext:value-type="float">
            <text:p>2.60711415120683</text:p>
          </table:table-cell>
          <table:table-cell office:value-type="float" office:value="0.26938595846531" calcext:value-type="float">
            <text:p>0.26938595846531</text:p>
          </table:table-cell>
          <table:table-cell office:value-type="float" office:value="-0.314283617688771" calcext:value-type="float">
            <text:p>-0.314283617688771</text:p>
          </table:table-cell>
        </table:table-row>
        <table:table-row table:style-name="ro1">
          <table:table-cell office:value-type="float" office:value="1.74017159233785E+018" calcext:value-type="float">
            <text:p>1.74017159233785E+018</text:p>
          </table:table-cell>
          <table:table-cell office:value-type="float" office:value="-2.06841900010434" calcext:value-type="float">
            <text:p>-2.06841900010434</text:p>
          </table:table-cell>
          <table:table-cell office:value-type="float" office:value="-0.281498339810816" calcext:value-type="float">
            <text:p>-0.281498339810816</text:p>
          </table:table-cell>
          <table:table-cell office:value-type="float" office:value="2.60145704608842" calcext:value-type="float">
            <text:p>2.60145704608842</text:p>
          </table:table-cell>
          <table:table-cell office:value-type="float" office:value="0.269385958465332" calcext:value-type="float">
            <text:p>0.269385958465332</text:p>
          </table:table-cell>
          <table:table-cell office:value-type="float" office:value="-0.314283617688962" calcext:value-type="float">
            <text:p>-0.314283617688962</text:p>
          </table:table-cell>
        </table:table-row>
        <table:table-row table:style-name="ro1">
          <table:table-cell office:value-type="float" office:value="1.74017159235307E+018" calcext:value-type="float">
            <text:p>1.74017159235307E+018</text:p>
          </table:table-cell>
          <table:table-cell office:value-type="float" office:value="-2.07187962757128" calcext:value-type="float">
            <text:p>-2.07187962757128</text:p>
          </table:table-cell>
          <table:table-cell office:value-type="float" office:value="-0.27941219358284" calcext:value-type="float">
            <text:p>-0.27941219358284</text:p>
          </table:table-cell>
          <table:table-cell office:value-type="float" office:value="2.59674279182309" calcext:value-type="float">
            <text:p>2.59674279182309</text:p>
          </table:table-cell>
          <table:table-cell office:value-type="float" office:value="0.269385958465347" calcext:value-type="float">
            <text:p>0.269385958465347</text:p>
          </table:table-cell>
          <table:table-cell office:value-type="float" office:value="-0.314283617689216" calcext:value-type="float">
            <text:p>-0.314283617689216</text:p>
          </table:table-cell>
        </table:table-row>
        <table:table-row table:style-name="ro1">
          <table:table-cell office:value-type="float" office:value="1.74017159236792E+018" calcext:value-type="float">
            <text:p>1.74017159236792E+018</text:p>
          </table:table-cell>
          <table:table-cell office:value-type="float" office:value="-2.07533038199614" calcext:value-type="float">
            <text:p>-2.07533038199614</text:p>
          </table:table-cell>
          <table:table-cell office:value-type="float" office:value="-0.277309756318913" calcext:value-type="float">
            <text:p>-0.277309756318913</text:p>
          </table:table-cell>
          <table:table-cell office:value-type="float" office:value="2.59202853755774" calcext:value-type="float">
            <text:p>2.59202853755774</text:p>
          </table:table-cell>
          <table:table-cell office:value-type="float" office:value="0.269385958465299" calcext:value-type="float">
            <text:p>0.269385958465299</text:p>
          </table:table-cell>
          <table:table-cell office:value-type="float" office:value="-0.314283617689565" calcext:value-type="float">
            <text:p>-0.314283617689565</text:p>
          </table:table-cell>
        </table:table-row>
        <table:table-row table:style-name="ro1">
          <table:table-cell office:value-type="float" office:value="1.74017159238662E+018" calcext:value-type="float">
            <text:p>1.74017159238662E+018</text:p>
          </table:table-cell>
          <table:table-cell office:value-type="float" office:value="-2.07945814692633" calcext:value-type="float">
            <text:p>-2.07945814692633</text:p>
          </table:table-cell>
          <table:table-cell office:value-type="float" office:value="-0.274765393248807" calcext:value-type="float">
            <text:p>-0.274765393248807</text:p>
          </table:table-cell>
          <table:table-cell office:value-type="float" office:value="2.58637143243931" calcext:value-type="float">
            <text:p>2.58637143243931</text:p>
          </table:table-cell>
          <table:table-cell office:value-type="float" office:value="0.269385958465295" calcext:value-type="float">
            <text:p>0.269385958465295</text:p>
          </table:table-cell>
          <table:table-cell office:value-type="float" office:value="-0.314283617690042" calcext:value-type="float">
            <text:p>-0.314283617690042</text:p>
          </table:table-cell>
        </table:table-row>
        <table:table-row table:style-name="ro1">
          <table:table-cell office:value-type="float" office:value="1.74017159240204E+018" calcext:value-type="float">
            <text:p>1.74017159240204E+018</text:p>
          </table:table-cell>
          <table:table-cell office:value-type="float" office:value="-2.08288691102095" calcext:value-type="float">
            <text:p>-2.08288691102095</text:p>
          </table:table-cell>
          <table:table-cell office:value-type="float" office:value="-0.272627280685617" calcext:value-type="float">
            <text:p>-0.272627280685617</text:p>
          </table:table-cell>
          <table:table-cell office:value-type="float" office:value="2.58165717817396" calcext:value-type="float">
            <text:p>2.58165717817396</text:p>
          </table:table-cell>
          <table:table-cell office:value-type="float" office:value="0.269385958465306" calcext:value-type="float">
            <text:p>0.269385958465306</text:p>
          </table:table-cell>
          <table:table-cell office:value-type="float" office:value="-0.314283617690264" calcext:value-type="float">
            <text:p>-0.314283617690264</text:p>
          </table:table-cell>
        </table:table-row>
        <table:table-row table:style-name="ro1">
          <table:table-cell office:value-type="float" office:value="1.74017159241734E+018" calcext:value-type="float">
            <text:p>1.74017159241734E+018</text:p>
          </table:table-cell>
          <table:table-cell office:value-type="float" office:value="-2.08630555744596" calcext:value-type="float">
            <text:p>-2.08630555744596</text:p>
          </table:table-cell>
          <table:table-cell office:value-type="float" office:value="-0.270473027875411" calcext:value-type="float">
            <text:p>-0.270473027875411</text:p>
          </table:table-cell>
          <table:table-cell office:value-type="float" office:value="2.5769429239086" calcext:value-type="float">
            <text:p>2.5769429239086</text:p>
          </table:table-cell>
          <table:table-cell office:value-type="float" office:value="0.269385958465389" calcext:value-type="float">
            <text:p>0.269385958465389</text:p>
          </table:table-cell>
          <table:table-cell office:value-type="float" office:value="-0.31428361769037" calcext:value-type="float">
            <text:p>-0.31428361769037</text:p>
          </table:table-cell>
        </table:table-row>
        <table:table-row table:style-name="ro1">
          <table:table-cell office:value-type="float" office:value="1.74017159243558E+018" calcext:value-type="float">
            <text:p>1.74017159243558E+018</text:p>
          </table:table-cell>
          <table:table-cell office:value-type="float" office:value="-2.09039447087305" calcext:value-type="float">
            <text:p>-2.09039447087305</text:p>
          </table:table-cell>
          <table:table-cell office:value-type="float" office:value="-0.267866686812323" calcext:value-type="float">
            <text:p>-0.267866686812323</text:p>
          </table:table-cell>
          <table:table-cell office:value-type="float" office:value="2.57128581879016" calcext:value-type="float">
            <text:p>2.57128581879016</text:p>
          </table:table-cell>
          <table:table-cell office:value-type="float" office:value="0.269385958465363" calcext:value-type="float">
            <text:p>0.269385958465363</text:p>
          </table:table-cell>
          <table:table-cell office:value-type="float" office:value="-0.314283617691037" calcext:value-type="float">
            <text:p>-0.314283617691037</text:p>
          </table:table-cell>
        </table:table-row>
        <table:table-row table:style-name="ro1">
          <table:table-cell office:value-type="float" office:value="1.74017159245053E+018" calcext:value-type="float">
            <text:p>1.74017159245053E+018</text:p>
          </table:table-cell>
          <table:table-cell office:value-type="float" office:value="-2.09379059130663" calcext:value-type="float">
            <text:p>-2.09379059130663</text:p>
          </table:table-cell>
          <table:table-cell office:value-type="float" office:value="-0.265677094487238" calcext:value-type="float">
            <text:p>-0.265677094487238</text:p>
          </table:table-cell>
          <table:table-cell office:value-type="float" office:value="2.56657156452479" calcext:value-type="float">
            <text:p>2.56657156452479</text:p>
          </table:table-cell>
          <table:table-cell office:value-type="float" office:value="0.269385958465273" calcext:value-type="float">
            <text:p>0.269385958465273</text:p>
          </table:table-cell>
          <table:table-cell office:value-type="float" office:value="-0.314283617691376" calcext:value-type="float">
            <text:p>-0.314283617691376</text:p>
          </table:table-cell>
        </table:table-row>
        <table:table-row table:style-name="ro1">
          <table:table-cell office:value-type="float" office:value="1.74017159246866E+018" calcext:value-type="float">
            <text:p>1.74017159246866E+018</text:p>
          </table:table-cell>
          <table:table-cell office:value-type="float" office:value="-2.09785225400827" calcext:value-type="float">
            <text:p>-2.09785225400827</text:p>
          </table:table-cell>
          <table:table-cell office:value-type="float" office:value="-0.263028486768172" calcext:value-type="float">
            <text:p>-0.263028486768172</text:p>
          </table:table-cell>
          <table:table-cell office:value-type="float" office:value="2.56091445940634" calcext:value-type="float">
            <text:p>2.56091445940634</text:p>
          </table:table-cell>
          <table:table-cell office:value-type="float" office:value="0.269385958465299" calcext:value-type="float">
            <text:p>0.269385958465299</text:p>
          </table:table-cell>
          <table:table-cell office:value-type="float" office:value="-0.314283617691598" calcext:value-type="float">
            <text:p>-0.314283617691598</text:p>
          </table:table-cell>
        </table:table-row>
        <table:table-row table:style-name="ro1">
          <table:table-cell office:value-type="float" office:value="1.74017159248382E+018" calcext:value-type="float">
            <text:p>1.74017159248382E+018</text:p>
          </table:table-cell>
          <table:table-cell office:value-type="float" office:value="-2.10122548314968" calcext:value-type="float">
            <text:p>-2.10122548314968</text:p>
          </table:table-cell>
          <table:table-cell office:value-type="float" office:value="-0.260803790449804" calcext:value-type="float">
            <text:p>-0.260803790449804</text:p>
          </table:table-cell>
          <table:table-cell office:value-type="float" office:value="2.55620020514096" calcext:value-type="float">
            <text:p>2.55620020514096</text:p>
          </table:table-cell>
          <table:table-cell office:value-type="float" office:value="0.269385958465299" calcext:value-type="float">
            <text:p>0.269385958465299</text:p>
          </table:table-cell>
          <table:table-cell office:value-type="float" office:value="-0.314283617691852" calcext:value-type="float">
            <text:p>-0.314283617691852</text:p>
          </table:table-cell>
        </table:table-row>
        <table:table-row table:style-name="ro1">
          <table:table-cell office:value-type="float" office:value="1.74017159249917E+018" calcext:value-type="float">
            <text:p>1.74017159249917E+018</text:p>
          </table:table-cell>
          <table:table-cell office:value-type="float" office:value="-2.10458818706226" calcext:value-type="float">
            <text:p>-2.10458818706226</text:p>
          </table:table-cell>
          <table:table-cell office:value-type="float" office:value="-0.258563216651465" calcext:value-type="float">
            <text:p>-0.258563216651465</text:p>
          </table:table-cell>
          <table:table-cell office:value-type="float" office:value="2.55148595087557" calcext:value-type="float">
            <text:p>2.55148595087557</text:p>
          </table:table-cell>
          <table:table-cell office:value-type="float" office:value="0.269385958465281" calcext:value-type="float">
            <text:p>0.269385958465281</text:p>
          </table:table-cell>
          <table:table-cell office:value-type="float" office:value="-0.314283617692329" calcext:value-type="float">
            <text:p>-0.314283617692329</text:p>
          </table:table-cell>
        </table:table-row>
        <table:table-row table:style-name="ro1">
          <table:table-cell office:value-type="float" office:value="1.74017159251731E+018" calcext:value-type="float">
            <text:p>1.74017159251731E+018</text:p>
          </table:table-cell>
          <table:table-cell office:value-type="float" office:value="-2.10860943324744" calcext:value-type="float">
            <text:p>-2.10860943324744</text:p>
          </table:table-cell>
          <table:table-cell office:value-type="float" office:value="-0.255853639955826" calcext:value-type="float">
            <text:p>-0.255853639955826</text:p>
          </table:table-cell>
          <table:table-cell office:value-type="float" office:value="2.54582884575709" calcext:value-type="float">
            <text:p>2.54582884575709</text:p>
          </table:table-cell>
          <table:table-cell office:value-type="float" office:value="0.269385958465273" calcext:value-type="float">
            <text:p>0.269385958465273</text:p>
          </table:table-cell>
          <table:table-cell office:value-type="float" office:value="-0.314283617692901" calcext:value-type="float">
            <text:p>-0.314283617692901</text:p>
          </table:table-cell>
        </table:table-row>
        <table:table-row table:style-name="ro1">
          <table:table-cell office:value-type="float" office:value="1.74017159253286E+018" calcext:value-type="float">
            <text:p>1.74017159253286E+018</text:p>
          </table:table-cell>
          <table:table-cell office:value-type="float" office:value="-2.11194871892736" calcext:value-type="float">
            <text:p>-2.11194871892736</text:p>
          </table:table-cell>
          <table:table-cell office:value-type="float" office:value="-0.253578311474629" calcext:value-type="float">
            <text:p>-0.253578311474629</text:p>
          </table:table-cell>
          <table:table-cell office:value-type="float" office:value="2.5411145914917" calcext:value-type="float">
            <text:p>2.5411145914917</text:p>
          </table:table-cell>
          <table:table-cell office:value-type="float" office:value="0.269385958465295" calcext:value-type="float">
            <text:p>0.269385958465295</text:p>
          </table:table-cell>
          <table:table-cell office:value-type="float" office:value="-0.314283617692964" calcext:value-type="float">
            <text:p>-0.314283617692964</text:p>
          </table:table-cell>
        </table:table-row>
        <table:table-row table:style-name="ro1">
          <table:table-cell office:value-type="float" office:value="1.74017159254812E+018" calcext:value-type="float">
            <text:p>1.74017159254812E+018</text:p>
          </table:table-cell>
          <table:table-cell office:value-type="float" office:value="-2.11534441455811" calcext:value-type="float">
            <text:p>-2.11534441455811</text:p>
          </table:table-cell>
          <table:table-cell office:value-type="float" office:value="-0.251241994728229" calcext:value-type="float">
            <text:p>-0.251241994728229</text:p>
          </table:table-cell>
          <table:table-cell office:value-type="float" office:value="2.53709558721979" calcext:value-type="float">
            <text:p>2.53709558721979</text:p>
          </table:table-cell>
          <table:table-cell office:value-type="float" office:value="0.272085958439642" calcext:value-type="float">
            <text:p>0.272085958439642</text:p>
          </table:table-cell>
          <table:table-cell office:value-type="float" office:value="-0.291108617909944" calcext:value-type="float">
            <text:p>-0.291108617909944</text:p>
          </table:table-cell>
        </table:table-row>
        <table:table-row table:style-name="ro1">
          <table:table-cell office:value-type="float" office:value="1.74017159256585E+018" calcext:value-type="float">
            <text:p>1.74017159256585E+018</text:p>
          </table:table-cell>
          <table:table-cell office:value-type="float" office:value="-2.11961821902778" calcext:value-type="float">
            <text:p>-2.11961821902778</text:p>
          </table:table-cell>
          <table:table-cell office:value-type="float" office:value="-0.248280407363022" calcext:value-type="float">
            <text:p>-0.248280407363022</text:p>
          </table:table-cell>
          <table:table-cell office:value-type="float" office:value="2.53444877993542" calcext:value-type="float">
            <text:p>2.53444877993542</text:p>
          </table:table-cell>
          <table:table-cell office:value-type="float" office:value="0.283776240861632" calcext:value-type="float">
            <text:p>0.283776240861632</text:p>
          </table:table-cell>
          <table:table-cell office:value-type="float" office:value="-0.190765356773249" calcext:value-type="float">
            <text:p>-0.190765356773249</text:p>
          </table:table-cell>
        </table:table-row>
        <table:table-row table:style-name="ro1">
          <table:table-cell office:value-type="float" office:value="1.74017159258135E+018" calcext:value-type="float">
            <text:p>1.74017159258135E+018</text:p>
          </table:table-cell>
          <table:table-cell office:value-type="float" office:value="-2.12322237225693" calcext:value-type="float">
            <text:p>-2.12322237225693</text:p>
          </table:table-cell>
          <table:table-cell office:value-type="float" office:value="-0.245772123553125" calcext:value-type="float">
            <text:p>-0.245772123553125</text:p>
          </table:table-cell>
          <table:table-cell office:value-type="float" office:value="2.53274114528039" calcext:value-type="float">
            <text:p>2.53274114528039</text:p>
          </table:table-cell>
          <table:table-cell office:value-type="float" office:value="0.291401947049125" calcext:value-type="float">
            <text:p>0.291401947049125</text:p>
          </table:table-cell>
          <table:table-cell office:value-type="float" office:value="-0.125307202809011" calcext:value-type="float">
            <text:p>-0.125307202809011</text:p>
          </table:table-cell>
        </table:table-row>
        <table:table-row table:style-name="ro1">
          <table:table-cell office:value-type="float" office:value="1.7401715925993E+018" calcext:value-type="float">
            <text:p>1.7401715925993E+018</text:p>
          </table:table-cell>
          <table:table-cell office:value-type="float" office:value="-2.12754169440751" calcext:value-type="float">
            <text:p>-2.12754169440751</text:p>
          </table:table-cell>
          <table:table-cell office:value-type="float" office:value="-0.242754064415895" calcext:value-type="float">
            <text:p>-0.242754064415895</text:p>
          </table:table-cell>
          <table:table-cell office:value-type="float" office:value="2.53069198369435" calcext:value-type="float">
            <text:p>2.53069198369435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544" calcext:value-type="float">
            <text:p>-0.11384231033544</text:p>
          </table:table-cell>
        </table:table-row>
        <table:table-row table:style-name="ro1">
          <table:table-cell office:value-type="float" office:value="1.74017159261421E+018" calcext:value-type="float">
            <text:p>1.74017159261421E+018</text:p>
          </table:table-cell>
          <table:table-cell office:value-type="float" office:value="-2.13113639911403" calcext:value-type="float">
            <text:p>-2.13113639911403</text:p>
          </table:table-cell>
          <table:table-cell office:value-type="float" office:value="-0.240232258268877" calcext:value-type="float">
            <text:p>-0.240232258268877</text:p>
          </table:table-cell>
          <table:table-cell office:value-type="float" office:value="2.52898434903931" calcext:value-type="float">
            <text:p>2.52898434903931</text:p>
          </table:table-cell>
          <table:table-cell office:value-type="float" office:value="0.292737370772946" calcext:value-type="float">
            <text:p>0.292737370772946</text:p>
          </table:table-cell>
          <table:table-cell office:value-type="float" office:value="-0.113842310335975" calcext:value-type="float">
            <text:p>-0.113842310335975</text:p>
          </table:table-cell>
        </table:table-row>
        <table:table-row table:style-name="ro1">
          <table:table-cell office:value-type="float" office:value="1.74017159262998E+018" calcext:value-type="float">
            <text:p>1.74017159262998E+018</text:p>
          </table:table-cell>
          <table:table-cell office:value-type="float" office:value="-2.13472679225796" calcext:value-type="float">
            <text:p>-2.13472679225796</text:p>
          </table:table-cell>
          <table:table-cell office:value-type="float" office:value="-0.237704317359323" calcext:value-type="float">
            <text:p>-0.237704317359323</text:p>
          </table:table-cell>
          <table:table-cell office:value-type="float" office:value="2.52727671438427" calcext:value-type="float">
            <text:p>2.52727671438427</text:p>
          </table:table-cell>
          <table:table-cell office:value-type="float" office:value="0.292737370772975" calcext:value-type="float">
            <text:p>0.292737370772975</text:p>
          </table:table-cell>
          <table:table-cell office:value-type="float" office:value="-0.113842310336229" calcext:value-type="float">
            <text:p>-0.113842310336229</text:p>
          </table:table-cell>
        </table:table-row>
        <table:table-row table:style-name="ro1">
          <table:table-cell office:value-type="float" office:value="1.74017159264807E+018" calcext:value-type="float">
            <text:p>1.74017159264807E+018</text:p>
          </table:table-cell>
          <table:table-cell office:value-type="float" office:value="-2.13902955802769" calcext:value-type="float">
            <text:p>-2.13902955802769</text:p>
          </table:table-cell>
          <table:table-cell office:value-type="float" office:value="-0.234662700761663" calcext:value-type="float">
            <text:p>-0.234662700761663</text:p>
          </table:table-cell>
          <table:table-cell office:value-type="float" office:value="2.52522755279822" calcext:value-type="float">
            <text:p>2.52522755279822</text:p>
          </table:table-cell>
          <table:table-cell office:value-type="float" office:value="0.292737370772891" calcext:value-type="float">
            <text:p>0.292737370772891</text:p>
          </table:table-cell>
          <table:table-cell office:value-type="float" office:value="-0.113842310336203" calcext:value-type="float">
            <text:p>-0.113842310336203</text:p>
          </table:table-cell>
        </table:table-row>
        <table:table-row table:style-name="ro1">
          <table:table-cell office:value-type="float" office:value="1.74017159266296E+018" calcext:value-type="float">
            <text:p>1.74017159266296E+018</text:p>
          </table:table-cell>
          <table:table-cell office:value-type="float" office:value="-2.14261042889855" calcext:value-type="float">
            <text:p>-2.14261042889855</text:p>
          </table:table-cell>
          <table:table-cell office:value-type="float" office:value="-0.232121289347418" calcext:value-type="float">
            <text:p>-0.232121289347418</text:p>
          </table:table-cell>
          <table:table-cell office:value-type="float" office:value="2.52351991814317" calcext:value-type="float">
            <text:p>2.52351991814317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6203" calcext:value-type="float">
            <text:p>-0.113842310336203</text:p>
          </table:table-cell>
        </table:table-row>
        <table:table-row table:style-name="ro1">
          <table:table-cell office:value-type="float" office:value="1.74017159267808E+018" calcext:value-type="float">
            <text:p>1.74017159267808E+018</text:p>
          </table:table-cell>
          <table:table-cell office:value-type="float" office:value="-2.14618695474837" calcext:value-type="float">
            <text:p>-2.14618695474837</text:p>
          </table:table-cell>
          <table:table-cell office:value-type="float" office:value="-0.229573766822348" calcext:value-type="float">
            <text:p>-0.229573766822348</text:p>
          </table:table-cell>
          <table:table-cell office:value-type="float" office:value="2.52181228348813" calcext:value-type="float">
            <text:p>2.52181228348813</text:p>
          </table:table-cell>
          <table:table-cell office:value-type="float" office:value="0.292737370772913" calcext:value-type="float">
            <text:p>0.292737370772913</text:p>
          </table:table-cell>
          <table:table-cell office:value-type="float" office:value="-0.113842310336266" calcext:value-type="float">
            <text:p>-0.113842310336266</text:p>
          </table:table-cell>
        </table:table-row>
        <table:table-row table:style-name="ro1">
          <table:table-cell office:value-type="float" office:value="1.74017159269644E+018" calcext:value-type="float">
            <text:p>1.74017159269644E+018</text:p>
          </table:table-cell>
          <table:table-cell office:value-type="float" office:value="-2.15047303565697" calcext:value-type="float">
            <text:p>-2.15047303565697</text:p>
          </table:table-cell>
          <table:table-cell office:value-type="float" office:value="-0.226508683586718" calcext:value-type="float">
            <text:p>-0.226508683586718</text:p>
          </table:table-cell>
          <table:table-cell office:value-type="float" office:value="2.51976312190207" calcext:value-type="float">
            <text:p>2.51976312190207</text:p>
          </table:table-cell>
          <table:table-cell office:value-type="float" office:value="0.292737370772935" calcext:value-type="float">
            <text:p>0.292737370772935</text:p>
          </table:table-cell>
          <table:table-cell office:value-type="float" office:value="-0.113842310336457" calcext:value-type="float">
            <text:p>-0.113842310336457</text:p>
          </table:table-cell>
        </table:table-row>
        <table:table-row table:style-name="ro1">
          <table:table-cell office:value-type="float" office:value="1.74017159271186E+018" calcext:value-type="float">
            <text:p>1.74017159271186E+018</text:p>
          </table:table-cell>
          <table:table-cell office:value-type="float" office:value="-2.15403996576761" calcext:value-type="float">
            <text:p>-2.15403996576761</text:p>
          </table:table-cell>
          <table:table-cell office:value-type="float" office:value="-0.223947742791616" calcext:value-type="float">
            <text:p>-0.223947742791616</text:p>
          </table:table-cell>
          <table:table-cell office:value-type="float" office:value="2.51805548724702" calcext:value-type="float">
            <text:p>2.51805548724702</text:p>
          </table:table-cell>
          <table:table-cell office:value-type="float" office:value="0.292737370772943" calcext:value-type="float">
            <text:p>0.292737370772943</text:p>
          </table:table-cell>
          <table:table-cell office:value-type="float" office:value="-0.11384231033652" calcext:value-type="float">
            <text:p>-0.11384231033652</text:p>
          </table:table-cell>
        </table:table-row>
        <table:table-row table:style-name="ro1">
          <table:table-cell office:value-type="float" office:value="1.74017159273E+018" calcext:value-type="float">
            <text:p>1.74017159273E+018</text:p>
          </table:table-cell>
          <table:table-cell office:value-type="float" office:value="-2.15831450156431" calcext:value-type="float">
            <text:p>-2.15831450156431</text:p>
          </table:table-cell>
          <table:table-cell office:value-type="float" office:value="-0.220866579290744" calcext:value-type="float">
            <text:p>-0.220866579290744</text:p>
          </table:table-cell>
          <table:table-cell office:value-type="float" office:value="2.51600632566096" calcext:value-type="float">
            <text:p>2.51600632566096</text:p>
          </table:table-cell>
          <table:table-cell office:value-type="float" office:value="0.292737370772935" calcext:value-type="float">
            <text:p>0.292737370772935</text:p>
          </table:table-cell>
          <table:table-cell office:value-type="float" office:value="-0.113842310336584" calcext:value-type="float">
            <text:p>-0.113842310336584</text:p>
          </table:table-cell>
        </table:table-row>
        <table:table-row table:style-name="ro1">
          <table:table-cell office:value-type="float" office:value="1.74017159274515E+018" calcext:value-type="float">
            <text:p>1.74017159274515E+018</text:p>
          </table:table-cell>
          <table:table-cell office:value-type="float" office:value="-2.16187178559388" calcext:value-type="float">
            <text:p>-2.16187178559388</text:p>
          </table:table-cell>
          <table:table-cell office:value-type="float" office:value="-0.218292256369453" calcext:value-type="float">
            <text:p>-0.218292256369453</text:p>
          </table:table-cell>
          <table:table-cell office:value-type="float" office:value="2.5142986910059" calcext:value-type="float">
            <text:p>2.5142986910059</text:p>
          </table:table-cell>
          <table:table-cell office:value-type="float" office:value="0.292737370772898" calcext:value-type="float">
            <text:p>0.292737370772898</text:p>
          </table:table-cell>
          <table:table-cell office:value-type="float" office:value="-0.113842310337029" calcext:value-type="float">
            <text:p>-0.113842310337029</text:p>
          </table:table-cell>
        </table:table-row>
        <table:table-row table:style-name="ro1">
          <table:table-cell office:value-type="float" office:value="1.74017159276047E+018" calcext:value-type="float">
            <text:p>1.74017159276047E+018</text:p>
          </table:table-cell>
          <table:table-cell office:value-type="float" office:value="-2.16542466843602" calcext:value-type="float">
            <text:p>-2.16542466843602</text:p>
          </table:table-cell>
          <table:table-cell office:value-type="float" office:value="-0.215711862663009" calcext:value-type="float">
            <text:p>-0.215711862663009</text:p>
          </table:table-cell>
          <table:table-cell office:value-type="float" office:value="2.51259105635083" calcext:value-type="float">
            <text:p>2.51259105635083</text:p>
          </table:table-cell>
          <table:table-cell office:value-type="float" office:value="0.292737370772884" calcext:value-type="float">
            <text:p>0.292737370772884</text:p>
          </table:table-cell>
          <table:table-cell office:value-type="float" office:value="-0.113842310337537" calcext:value-type="float">
            <text:p>-0.113842310337537</text:p>
          </table:table-cell>
        </table:table-row>
        <table:table-row table:style-name="ro1">
          <table:table-cell office:value-type="float" office:value="1.74017159277887E+018" calcext:value-type="float">
            <text:p>1.74017159277887E+018</text:p>
          </table:table-cell>
          <table:table-cell office:value-type="float" office:value="-2.16968230369281" calcext:value-type="float">
            <text:p>-2.16968230369281</text:p>
          </table:table-cell>
          <table:table-cell office:value-type="float" office:value="-0.212607387374572" calcext:value-type="float">
            <text:p>-0.212607387374572</text:p>
          </table:table-cell>
          <table:table-cell office:value-type="float" office:value="2.51054189476475" calcext:value-type="float">
            <text:p>2.51054189476475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76" calcext:value-type="float">
            <text:p>-0.1138423103376</text:p>
          </table:table-cell>
        </table:table-row>
        <table:table-row table:style-name="ro1">
          <table:table-cell office:value-type="float" office:value="1.74017159279396E+018" calcext:value-type="float">
            <text:p>1.74017159279396E+018</text:p>
          </table:table-cell>
          <table:table-cell office:value-type="float" office:value="-2.17322546747256" calcext:value-type="float">
            <text:p>-2.17322546747256</text:p>
          </table:table-cell>
          <table:table-cell office:value-type="float" office:value="-0.210013664451813" calcext:value-type="float">
            <text:p>-0.210013664451813</text:p>
          </table:table-cell>
          <table:table-cell office:value-type="float" office:value="2.50883426010969" calcext:value-type="float">
            <text:p>2.50883426010969</text:p>
          </table:table-cell>
          <table:table-cell office:value-type="float" office:value="0.292737370772968" calcext:value-type="float">
            <text:p>0.292737370772968</text:p>
          </table:table-cell>
          <table:table-cell office:value-type="float" office:value="-0.113842310337691" calcext:value-type="float">
            <text:p>-0.113842310337691</text:p>
          </table:table-cell>
        </table:table-row>
        <table:table-row table:style-name="ro1">
          <table:table-cell office:value-type="float" office:value="1.74017159280952E+018" calcext:value-type="float">
            <text:p>1.74017159280952E+018</text:p>
          </table:table-cell>
          <table:table-cell office:value-type="float" office:value="-2.17676419695735" calcext:value-type="float">
            <text:p>-2.17676419695735</text:p>
          </table:table-cell>
          <table:table-cell office:value-type="float" office:value="-0.207413894884404" calcext:value-type="float">
            <text:p>-0.207413894884404</text:p>
          </table:table-cell>
          <table:table-cell office:value-type="float" office:value="2.50712662545462" calcext:value-type="float">
            <text:p>2.50712662545462</text:p>
          </table:table-cell>
          <table:table-cell office:value-type="float" office:value="0.292737370772968" calcext:value-type="float">
            <text:p>0.292737370772968</text:p>
          </table:table-cell>
          <table:table-cell office:value-type="float" office:value="-0.113842310337691" calcext:value-type="float">
            <text:p>-0.113842310337691</text:p>
          </table:table-cell>
        </table:table-row>
        <table:table-row table:style-name="ro1">
          <table:table-cell office:value-type="float" office:value="1.74017159282754E+018" calcext:value-type="float">
            <text:p>1.74017159282754E+018</text:p>
          </table:table-cell>
          <table:table-cell office:value-type="float" office:value="-2.18100480454154" calcext:value-type="float">
            <text:p>-2.18100480454154</text:p>
          </table:table-cell>
          <table:table-cell office:value-type="float" office:value="-0.204286200507817" calcext:value-type="float">
            <text:p>-0.204286200507817</text:p>
          </table:table-cell>
          <table:table-cell office:value-type="float" office:value="2.50507746386854" calcext:value-type="float">
            <text:p>2.50507746386854</text:p>
          </table:table-cell>
          <table:table-cell office:value-type="float" office:value="0.292737370772928" calcext:value-type="float">
            <text:p>0.292737370772928</text:p>
          </table:table-cell>
          <table:table-cell office:value-type="float" office:value="-0.113842310337791" calcext:value-type="float">
            <text:p>-0.113842310337791</text:p>
          </table:table-cell>
        </table:table-row>
        <table:table-row table:style-name="ro1">
          <table:table-cell office:value-type="float" office:value="1.74017159284269E+018" calcext:value-type="float">
            <text:p>1.74017159284269E+018</text:p>
          </table:table-cell>
          <table:table-cell office:value-type="float" office:value="-2.18453374227284" calcext:value-type="float">
            <text:p>-2.18453374227284</text:p>
          </table:table-cell>
          <table:table-cell office:value-type="float" office:value="-0.201673155031978" calcext:value-type="float">
            <text:p>-0.201673155031978</text:p>
          </table:table-cell>
          <table:table-cell office:value-type="float" office:value="2.50336982921347" calcext:value-type="float">
            <text:p>2.50336982921347</text:p>
          </table:table-cell>
          <table:table-cell office:value-type="float" office:value="0.292737370772943" calcext:value-type="float">
            <text:p>0.292737370772943</text:p>
          </table:table-cell>
          <table:table-cell office:value-type="float" office:value="-0.113842310338045" calcext:value-type="float">
            <text:p>-0.113842310338045</text:p>
          </table:table-cell>
        </table:table-row>
        <table:table-row table:style-name="ro1">
          <table:table-cell office:value-type="float" office:value="1.74017159286111E+018" calcext:value-type="float">
            <text:p>1.74017159286111E+018</text:p>
          </table:table-cell>
          <table:table-cell office:value-type="float" office:value="-2.18876256984928" calcext:value-type="float">
            <text:p>-2.18876256984928</text:p>
          </table:table-cell>
          <table:table-cell office:value-type="float" office:value="-0.198529551665592" calcext:value-type="float">
            <text:p>-0.198529551665592</text:p>
          </table:table-cell>
          <table:table-cell office:value-type="float" office:value="2.50132066762738" calcext:value-type="float">
            <text:p>2.50132066762738</text:p>
          </table:table-cell>
          <table:table-cell office:value-type="float" office:value="0.292737370772935" calcext:value-type="float">
            <text:p>0.292737370772935</text:p>
          </table:table-cell>
          <table:table-cell office:value-type="float" office:value="-0.113842310338109" calcext:value-type="float">
            <text:p>-0.113842310338109</text:p>
          </table:table-cell>
        </table:table-row>
        <table:table-row table:style-name="ro1">
          <table:table-cell office:value-type="float" office:value="1.74017159287574E+018" calcext:value-type="float">
            <text:p>1.74017159287574E+018</text:p>
          </table:table-cell>
          <table:table-cell office:value-type="float" office:value="-2.19228166602141" calcext:value-type="float">
            <text:p>-2.19228166602141</text:p>
          </table:table-cell>
          <table:table-cell office:value-type="float" office:value="-0.195903267160544" calcext:value-type="float">
            <text:p>-0.195903267160544</text:p>
          </table:table-cell>
          <table:table-cell office:value-type="float" office:value="2.4996130329723" calcext:value-type="float">
            <text:p>2.4996130329723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849" calcext:value-type="float">
            <text:p>-0.11384231033849</text:p>
          </table:table-cell>
        </table:table-row>
        <table:table-row table:style-name="ro1">
          <table:table-cell office:value-type="float" office:value="1.74017159289125E+018" calcext:value-type="float">
            <text:p>1.74017159289125E+018</text:p>
          </table:table-cell>
          <table:table-cell office:value-type="float" office:value="-2.19579627233042" calcext:value-type="float">
            <text:p>-2.19579627233042</text:p>
          </table:table-cell>
          <table:table-cell office:value-type="float" office:value="-0.193270977156983" calcext:value-type="float">
            <text:p>-0.193270977156983</text:p>
          </table:table-cell>
          <table:table-cell office:value-type="float" office:value="2.49790539831721" calcext:value-type="float">
            <text:p>2.49790539831721</text:p>
          </table:table-cell>
          <table:table-cell office:value-type="float" office:value="0.292737370772891" calcext:value-type="float">
            <text:p>0.292737370772891</text:p>
          </table:table-cell>
          <table:table-cell office:value-type="float" office:value="-0.113842310338998" calcext:value-type="float">
            <text:p>-0.113842310338998</text:p>
          </table:table-cell>
        </table:table-row>
        <table:table-row table:style-name="ro1">
          <table:table-cell office:value-type="float" office:value="1.74017159290952E+018" calcext:value-type="float">
            <text:p>1.74017159290952E+018</text:p>
          </table:table-cell>
          <table:table-cell office:value-type="float" office:value="-2.20000785885273" calcext:value-type="float">
            <text:p>-2.20000785885273</text:p>
          </table:table-cell>
          <table:table-cell office:value-type="float" office:value="-0.190104312703425" calcext:value-type="float">
            <text:p>-0.190104312703425</text:p>
          </table:table-cell>
          <table:table-cell office:value-type="float" office:value="2.49585623673111" calcext:value-type="float">
            <text:p>2.49585623673111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9125" calcext:value-type="float">
            <text:p>-0.113842310339125</text:p>
          </table:table-cell>
        </table:table-row>
        <table:table-row table:style-name="ro1">
          <table:table-cell office:value-type="float" office:value="1.74017159292466E+018" calcext:value-type="float">
            <text:p>1.74017159292466E+018</text:p>
          </table:table-cell>
          <table:table-cell office:value-type="float" office:value="-2.20351255140611" calcext:value-type="float">
            <text:p>-2.20351255140611</text:p>
          </table:table-cell>
          <table:table-cell office:value-type="float" office:value="-0.187458837646566" calcext:value-type="float">
            <text:p>-0.187458837646566</text:p>
          </table:table-cell>
          <table:table-cell office:value-type="float" office:value="2.49414860207602" calcext:value-type="float">
            <text:p>2.49414860207602</text:p>
          </table:table-cell>
          <table:table-cell office:value-type="float" office:value="0.292737370772898" calcext:value-type="float">
            <text:p>0.292737370772898</text:p>
          </table:table-cell>
          <table:table-cell office:value-type="float" office:value="-0.113842310339189" calcext:value-type="float">
            <text:p>-0.113842310339189</text:p>
          </table:table-cell>
        </table:table-row>
        <table:table-row table:style-name="ro1">
          <table:table-cell office:value-type="float" office:value="1.74017159293964E+018" calcext:value-type="float">
            <text:p>1.74017159293964E+018</text:p>
          </table:table-cell>
          <table:table-cell office:value-type="float" office:value="-2.20701272134693" calcext:value-type="float">
            <text:p>-2.20701272134693</text:p>
          </table:table-cell>
          <table:table-cell office:value-type="float" office:value="-0.184807381715278" calcext:value-type="float">
            <text:p>-0.184807381715278</text:p>
          </table:table-cell>
          <table:table-cell office:value-type="float" office:value="2.49244096742093" calcext:value-type="float">
            <text:p>2.49244096742093</text:p>
          </table:table-cell>
          <table:table-cell office:value-type="float" office:value="0.292737370772906" calcext:value-type="float">
            <text:p>0.292737370772906</text:p>
          </table:table-cell>
          <table:table-cell office:value-type="float" office:value="-0.113842310339252" calcext:value-type="float">
            <text:p>-0.113842310339252</text:p>
          </table:table-cell>
        </table:table-row>
        <table:table-row table:style-name="ro1">
          <table:table-cell office:value-type="float" office:value="1.74017159295822E+018" calcext:value-type="float">
            <text:p>1.74017159295822E+018</text:p>
          </table:table-cell>
          <table:table-cell office:value-type="float" office:value="-2.21120694105744" calcext:value-type="float">
            <text:p>-2.21120694105744</text:p>
          </table:table-cell>
          <table:table-cell office:value-type="float" office:value="-0.181617750730929" calcext:value-type="float">
            <text:p>-0.181617750730929</text:p>
          </table:table-cell>
          <table:table-cell office:value-type="float" office:value="2.49039180583482" calcext:value-type="float">
            <text:p>2.49039180583482</text:p>
          </table:table-cell>
          <table:table-cell office:value-type="float" office:value="0.292737370772935" calcext:value-type="float">
            <text:p>0.292737370772935</text:p>
          </table:table-cell>
          <table:table-cell office:value-type="float" office:value="-0.113842310339506" calcext:value-type="float">
            <text:p>-0.113842310339506</text:p>
          </table:table-cell>
        </table:table-row>
        <table:table-row table:style-name="ro1">
          <table:table-cell office:value-type="float" office:value="1.74017159297345E+018" calcext:value-type="float">
            <text:p>1.74017159297345E+018</text:p>
          </table:table-cell>
          <table:table-cell office:value-type="float" office:value="-2.21469712534219" calcext:value-type="float">
            <text:p>-2.21469712534219</text:p>
          </table:table-cell>
          <table:table-cell office:value-type="float" office:value="-0.178953164115958" calcext:value-type="float">
            <text:p>-0.178953164115958</text:p>
          </table:table-cell>
          <table:table-cell office:value-type="float" office:value="2.48868417117973" calcext:value-type="float">
            <text:p>2.48868417117973</text:p>
          </table:table-cell>
          <table:table-cell office:value-type="float" office:value="0.29273737077295" calcext:value-type="float">
            <text:p>0.29273737077295</text:p>
          </table:table-cell>
          <table:table-cell office:value-type="float" office:value="-0.113842310339506" calcext:value-type="float">
            <text:p>-0.113842310339506</text:p>
          </table:table-cell>
        </table:table-row>
        <table:table-row table:style-name="ro1">
          <table:table-cell office:value-type="float" office:value="1.74017159299201E+018" calcext:value-type="float">
            <text:p>1.74017159299201E+018</text:p>
          </table:table-cell>
          <table:table-cell office:value-type="float" office:value="-2.21887933268963" calcext:value-type="float">
            <text:p>-2.21887933268963</text:p>
          </table:table-cell>
          <table:table-cell office:value-type="float" office:value="-0.175747798848261" calcext:value-type="float">
            <text:p>-0.175747798848261</text:p>
          </table:table-cell>
          <table:table-cell office:value-type="float" office:value="2.48663500959361" calcext:value-type="float">
            <text:p>2.48663500959361</text:p>
          </table:table-cell>
          <table:table-cell office:value-type="float" office:value="0.292737370772997" calcext:value-type="float">
            <text:p>0.292737370772997</text:p>
          </table:table-cell>
          <table:table-cell office:value-type="float" office:value="-0.113842310339724" calcext:value-type="float">
            <text:p>-0.113842310339724</text:p>
          </table:table-cell>
        </table:table-row>
        <table:table-row table:style-name="ro1">
          <table:table-cell office:value-type="float" office:value="1.74017159300712E+018" calcext:value-type="float">
            <text:p>1.74017159300712E+018</text:p>
          </table:table-cell>
          <table:table-cell office:value-type="float" office:value="-2.22235948205958" calcext:value-type="float">
            <text:p>-2.22235948205958</text:p>
          </table:table-cell>
          <table:table-cell office:value-type="float" office:value="-0.173070119156254" calcext:value-type="float">
            <text:p>-0.173070119156254</text:p>
          </table:table-cell>
          <table:table-cell office:value-type="float" office:value="2.4849273749385" calcext:value-type="float">
            <text:p>2.4849273749385</text:p>
          </table:table-cell>
          <table:table-cell office:value-type="float" office:value="0.292737370772968" calcext:value-type="float">
            <text:p>0.292737370772968</text:p>
          </table:table-cell>
          <table:table-cell office:value-type="float" office:value="-0.113842310340232" calcext:value-type="float">
            <text:p>-0.113842310340232</text:p>
          </table:table-cell>
        </table:table-row>
        <table:table-row table:style-name="ro1">
          <table:table-cell office:value-type="float" office:value="1.74017159302226E+018" calcext:value-type="float">
            <text:p>1.74017159302226E+018</text:p>
          </table:table-cell>
          <table:table-cell office:value-type="float" office:value="-2.22582862749991" calcext:value-type="float">
            <text:p>-2.22582862749991</text:p>
          </table:table-cell>
          <table:table-cell office:value-type="float" office:value="-0.170391431354602" calcext:value-type="float">
            <text:p>-0.170391431354602</text:p>
          </table:table-cell>
          <table:table-cell office:value-type="float" office:value="2.48315021528516" calcext:value-type="float">
            <text:p>2.48315021528516</text:p>
          </table:table-cell>
          <table:table-cell office:value-type="float" office:value="0.292467370780431" calcext:value-type="float">
            <text:p>0.292467370780431</text:p>
          </table:table-cell>
          <table:table-cell office:value-type="float" office:value="-0.116159810281703" calcext:value-type="float">
            <text:p>-0.116159810281703</text:p>
          </table:table-cell>
        </table:table-row>
        <table:table-row table:style-name="ro1">
          <table:table-cell office:value-type="float" office:value="1.7401715930406E+018" calcext:value-type="float">
            <text:p>1.7401715930406E+018</text:p>
          </table:table-cell>
          <table:table-cell office:value-type="float" office:value="-2.22981906777855" calcext:value-type="float">
            <text:p>-2.22981906777855</text:p>
          </table:table-cell>
          <table:table-cell office:value-type="float" office:value="-0.167295522106933" calcext:value-type="float">
            <text:p>-0.167295522106933</text:p>
          </table:table-cell>
          <table:table-cell office:value-type="float" office:value="2.48035021529592" calcext:value-type="float">
            <text:p>2.48035021529592</text:p>
          </table:table-cell>
          <table:table-cell office:value-type="float" office:value="0.285177370825743" calcext:value-type="float">
            <text:p>0.285177370825743</text:p>
          </table:table-cell>
          <table:table-cell office:value-type="float" office:value="-0.141187757052049" calcext:value-type="float">
            <text:p>-0.141187757052049</text:p>
          </table:table-cell>
        </table:table-row>
        <table:table-row table:style-name="ro1">
          <table:table-cell office:value-type="float" office:value="1.74017159305586E+018" calcext:value-type="float">
            <text:p>1.74017159305586E+018</text:p>
          </table:table-cell>
          <table:table-cell office:value-type="float" office:value="-2.23296215039786" calcext:value-type="float">
            <text:p>-2.23296215039786</text:p>
          </table:table-cell>
          <table:table-cell office:value-type="float" office:value="-0.164844052496555" calcext:value-type="float">
            <text:p>-0.164844052496555</text:p>
          </table:table-cell>
          <table:table-cell office:value-type="float" office:value="2.47801688197036" calcext:value-type="float">
            <text:p>2.47801688197036</text:p>
          </table:table-cell>
          <table:table-cell office:value-type="float" office:value="0.272487370848413" calcext:value-type="float">
            <text:p>0.272487370848413</text:p>
          </table:table-cell>
          <table:table-cell office:value-type="float" office:value="-0.155555555036758" calcext:value-type="float">
            <text:p>-0.155555555036758</text:p>
          </table:table-cell>
        </table:table-row>
        <table:table-row table:style-name="ro1">
          <table:table-cell office:value-type="float" office:value="1.74017159307112E+018" calcext:value-type="float">
            <text:p>1.74017159307112E+018</text:p>
          </table:table-cell>
          <table:table-cell office:value-type="float" office:value="-2.23594012157942" calcext:value-type="float">
            <text:p>-2.23594012157942</text:p>
          </table:table-cell>
          <table:table-cell office:value-type="float" office:value="-0.162510169106124" calcext:value-type="float">
            <text:p>-0.162510169106124</text:p>
          </table:table-cell>
          <table:table-cell office:value-type="float" office:value="2.4756835486448" calcext:value-type="float">
            <text:p>2.4756835486448</text:p>
          </table:table-cell>
          <table:table-cell office:value-type="float" office:value="0.258987370848399" calcext:value-type="float">
            <text:p>0.258987370848399</text:p>
          </table:table-cell>
          <table:table-cell office:value-type="float" office:value="-0.15555555503733" calcext:value-type="float">
            <text:p>-0.15555555503733</text:p>
          </table:table-cell>
        </table:table-row>
        <table:table-row table:style-name="ro1">
          <table:table-cell office:value-type="float" office:value="1.7401715930893E+018" calcext:value-type="float">
            <text:p>1.7401715930893E+018</text:p>
          </table:table-cell>
          <table:table-cell office:value-type="float" office:value="-2.23929653801978" calcext:value-type="float">
            <text:p>-2.23929653801978</text:p>
          </table:table-cell>
          <table:table-cell office:value-type="float" office:value="-0.15986578784803" calcext:value-type="float">
            <text:p>-0.15986578784803</text:p>
          </table:table-cell>
          <table:table-cell office:value-type="float" office:value="2.47288354865412" calcext:value-type="float">
            <text:p>2.47288354865412</text:p>
          </table:table-cell>
          <table:table-cell office:value-type="float" office:value="0.242787370848423" calcext:value-type="float">
            <text:p>0.242787370848423</text:p>
          </table:table-cell>
          <table:table-cell office:value-type="float" office:value="-0.155555555037647" calcext:value-type="float">
            <text:p>-0.155555555037647</text:p>
          </table:table-cell>
        </table:table-row>
        <table:table-row table:style-name="ro1">
          <table:table-cell office:value-type="float" office:value="1.7401715931041E+018" calcext:value-type="float">
            <text:p>1.7401715931041E+018</text:p>
          </table:table-cell>
          <table:table-cell office:value-type="float" office:value="-2.24191326257832" calcext:value-type="float">
            <text:p>-2.24191326257832</text:p>
          </table:table-cell>
          <table:table-cell office:value-type="float" office:value="-0.157793254168907" calcext:value-type="float">
            <text:p>-0.157793254168907</text:p>
          </table:table-cell>
          <table:table-cell office:value-type="float" office:value="2.47055021532854" calcext:value-type="float">
            <text:p>2.47055021532854</text:p>
          </table:table-cell>
          <table:table-cell office:value-type="float" office:value="0.229287370848431" calcext:value-type="float">
            <text:p>0.229287370848431</text:p>
          </table:table-cell>
          <table:table-cell office:value-type="float" office:value="-0.155555555038029" calcext:value-type="float">
            <text:p>-0.155555555038029</text:p>
          </table:table-cell>
        </table:table-row>
        <table:table-row table:style-name="ro1">
          <table:table-cell office:value-type="float" office:value="1.74017159312291E+018" calcext:value-type="float">
            <text:p>1.74017159312291E+018</text:p>
          </table:table-cell>
          <table:table-cell office:value-type="float" office:value="-2.2448378415269" calcext:value-type="float">
            <text:p>-2.2448378415269</text:p>
          </table:table-cell>
          <table:table-cell office:value-type="float" office:value="-0.155464679689422" calcext:value-type="float">
            <text:p>-0.155464679689422</text:p>
          </table:table-cell>
          <table:table-cell office:value-type="float" office:value="2.46775021533784" calcext:value-type="float">
            <text:p>2.46775021533784</text:p>
          </table:table-cell>
          <table:table-cell office:value-type="float" office:value="0.213087370848403" calcext:value-type="float">
            <text:p>0.213087370848403</text:p>
          </table:table-cell>
          <table:table-cell office:value-type="float" office:value="-0.155555555038791" calcext:value-type="float">
            <text:p>-0.155555555038791</text:p>
          </table:table-cell>
        </table:table-row>
        <table:table-row table:style-name="ro1">
          <table:table-cell office:value-type="float" office:value="1.7401715931377E+018" calcext:value-type="float">
            <text:p>1.7401715931377E+018</text:p>
          </table:table-cell>
          <table:table-cell office:value-type="float" office:value="-2.24709609031618" calcext:value-type="float">
            <text:p>-2.24709609031618</text:p>
          </table:table-cell>
          <table:table-cell office:value-type="float" office:value="-0.153657135714829" calcext:value-type="float">
            <text:p>-0.153657135714829</text:p>
          </table:table-cell>
          <table:table-cell office:value-type="float" office:value="2.46541688201225" calcext:value-type="float">
            <text:p>2.46541688201225</text:p>
          </table:table-cell>
          <table:table-cell office:value-type="float" office:value="0.199587370848418" calcext:value-type="float">
            <text:p>0.199587370848418</text:p>
          </table:table-cell>
          <table:table-cell office:value-type="float" office:value="-0.155555555038982" calcext:value-type="float">
            <text:p>-0.155555555038982</text:p>
          </table:table-cell>
        </table:table-row>
        <table:table-row table:style-name="ro1">
          <table:table-cell office:value-type="float" office:value="1.74017159315306E+018" calcext:value-type="float">
            <text:p>1.74017159315306E+018</text:p>
          </table:table-cell>
          <table:table-cell office:value-type="float" office:value="-2.24919231908703" calcext:value-type="float">
            <text:p>-2.24919231908703</text:p>
          </table:table-cell>
          <table:table-cell office:value-type="float" office:value="-0.151971239072193" calcext:value-type="float">
            <text:p>-0.151971239072193</text:p>
          </table:table-cell>
          <table:table-cell office:value-type="float" office:value="2.46308354868666" calcext:value-type="float">
            <text:p>2.46308354868666</text:p>
          </table:table-cell>
          <table:table-cell office:value-type="float" office:value="0.186087370848434" calcext:value-type="float">
            <text:p>0.186087370848434</text:p>
          </table:table-cell>
          <table:table-cell office:value-type="float" office:value="-0.155555555039299" calcext:value-type="float">
            <text:p>-0.155555555039299</text:p>
          </table:table-cell>
        </table:table-row>
        <table:table-row table:style-name="ro1">
          <table:table-cell office:value-type="float" office:value="1.74017159317138E+018" calcext:value-type="float">
            <text:p>1.74017159317138E+018</text:p>
          </table:table-cell>
          <table:table-cell office:value-type="float" office:value="-2.25149474519471" calcext:value-type="float">
            <text:p>-2.25149474519471</text:p>
          </table:table-cell>
          <table:table-cell office:value-type="float" office:value="-0.150109787184427" calcext:value-type="float">
            <text:p>-0.150109787184427</text:p>
          </table:table-cell>
          <table:table-cell office:value-type="float" office:value="2.46028354869593" calcext:value-type="float">
            <text:p>2.46028354869593</text:p>
          </table:table-cell>
          <table:table-cell office:value-type="float" office:value="0.169887370848413" calcext:value-type="float">
            <text:p>0.169887370848413</text:p>
          </table:table-cell>
          <table:table-cell office:value-type="float" office:value="-0.155555555040125" calcext:value-type="float">
            <text:p>-0.155555555040125</text:p>
          </table:table-cell>
        </table:table-row>
        <table:table-row table:style-name="ro1">
          <table:table-cell office:value-type="float" office:value="1.74017159318639E+018" calcext:value-type="float">
            <text:p>1.74017159318639E+018</text:p>
          </table:table-cell>
          <table:table-cell office:value-type="float" office:value="-2.25323657813958" calcext:value-type="float">
            <text:p>-2.25323657813958</text:p>
          </table:table-cell>
          <table:table-cell office:value-type="float" office:value="-0.148694136158382" calcext:value-type="float">
            <text:p>-0.148694136158382</text:p>
          </table:table-cell>
          <table:table-cell office:value-type="float" office:value="2.45795021537033" calcext:value-type="float">
            <text:p>2.45795021537033</text:p>
          </table:table-cell>
          <table:table-cell office:value-type="float" office:value="0.156387370848458" calcext:value-type="float">
            <text:p>0.156387370848458</text:p>
          </table:table-cell>
          <table:table-cell office:value-type="float" office:value="-0.155555555040543" calcext:value-type="float">
            <text:p>-0.155555555040543</text:p>
          </table:table-cell>
        </table:table-row>
        <table:table-row table:style-name="ro1">
          <table:table-cell office:value-type="float" office:value="1.74017159320179E+018" calcext:value-type="float">
            <text:p>1.74017159320179E+018</text:p>
          </table:table-cell>
          <table:table-cell office:value-type="float" office:value="-2.25481825888471" calcext:value-type="float">
            <text:p>-2.25481825888471</text:p>
          </table:table-cell>
          <table:table-cell office:value-type="float" office:value="-0.147402511030178" calcext:value-type="float">
            <text:p>-0.147402511030178</text:p>
          </table:table-cell>
          <table:table-cell office:value-type="float" office:value="2.45561688204471" calcext:value-type="float">
            <text:p>2.45561688204471</text:p>
          </table:table-cell>
          <table:table-cell office:value-type="float" office:value="0.142887370848474" calcext:value-type="float">
            <text:p>0.142887370848474</text:p>
          </table:table-cell>
          <table:table-cell office:value-type="float" office:value="-0.155555555040734" calcext:value-type="float">
            <text:p>-0.155555555040734</text:p>
          </table:table-cell>
        </table:table-row>
        <table:table-row table:style-name="ro1">
          <table:table-cell office:value-type="float" office:value="1.74017159322013E+018" calcext:value-type="float">
            <text:p>1.74017159322013E+018</text:p>
          </table:table-cell>
          <table:table-cell office:value-type="float" office:value="-2.25650570454348" calcext:value-type="float">
            <text:p>-2.25650570454348</text:p>
          </table:table-cell>
          <table:table-cell office:value-type="float" office:value="-0.146017315387245" calcext:value-type="float">
            <text:p>-0.146017315387245</text:p>
          </table:table-cell>
          <table:table-cell office:value-type="float" office:value="2.45281688205396" calcext:value-type="float">
            <text:p>2.45281688205396</text:p>
          </table:table-cell>
          <table:table-cell office:value-type="float" office:value="0.126687370848423" calcext:value-type="float">
            <text:p>0.126687370848423</text:p>
          </table:table-cell>
          <table:table-cell office:value-type="float" office:value="-0.155555555041332" calcext:value-type="float">
            <text:p>-0.155555555041332</text:p>
          </table:table-cell>
        </table:table-row>
        <table:table-row table:style-name="ro1">
          <table:table-cell office:value-type="float" office:value="1.74017159323501E+018" calcext:value-type="float">
            <text:p>1.74017159323501E+018</text:p>
          </table:table-cell>
          <table:table-cell office:value-type="float" office:value="-2.25773712779156" calcext:value-type="float">
            <text:p>-2.25773712779156</text:p>
          </table:table-cell>
          <table:table-cell office:value-type="float" office:value="-0.145001145490295" calcext:value-type="float">
            <text:p>-0.145001145490295</text:p>
          </table:table-cell>
          <table:table-cell office:value-type="float" office:value="2.45048354872833" calcext:value-type="float">
            <text:p>2.45048354872833</text:p>
          </table:table-cell>
          <table:table-cell office:value-type="float" office:value="0.113187370848424" calcext:value-type="float">
            <text:p>0.113187370848424</text:p>
          </table:table-cell>
          <table:table-cell office:value-type="float" office:value="-0.155555555041904" calcext:value-type="float">
            <text:p>-0.155555555041904</text:p>
          </table:table-cell>
        </table:table-row>
        <table:table-row table:style-name="ro1">
          <table:table-cell office:value-type="float" office:value="1.74017159325355E+018" calcext:value-type="float">
            <text:p>1.74017159325355E+018</text:p>
          </table:table-cell>
          <table:table-cell office:value-type="float" office:value="-2.25900598771964" calcext:value-type="float">
            <text:p>-2.25900598771964</text:p>
          </table:table-cell>
          <table:table-cell office:value-type="float" office:value="-0.143948632033228" calcext:value-type="float">
            <text:p>-0.143948632033228</text:p>
          </table:table-cell>
          <table:table-cell office:value-type="float" office:value="2.44768354873757" calcext:value-type="float">
            <text:p>2.44768354873757</text:p>
          </table:table-cell>
          <table:table-cell office:value-type="float" office:value="0.0969873708484399" calcext:value-type="float">
            <text:p>0.0969873708484399</text:p>
          </table:table-cell>
          <table:table-cell office:value-type="float" office:value="-0.155555555042285" calcext:value-type="float">
            <text:p>-0.155555555042285</text:p>
          </table:table-cell>
        </table:table-row>
        <table:table-row table:style-name="ro1">
          <table:table-cell office:value-type="float" office:value="1.74017159326877E+018" calcext:value-type="float">
            <text:p>1.74017159326877E+018</text:p>
          </table:table-cell>
          <table:table-cell office:value-type="float" office:value="-2.25989003219864" calcext:value-type="float">
            <text:p>-2.25989003219864</text:p>
          </table:table-cell>
          <table:table-cell office:value-type="float" office:value="-0.143211471820977" calcext:value-type="float">
            <text:p>-0.143211471820977</text:p>
          </table:table-cell>
          <table:table-cell office:value-type="float" office:value="2.44535021541192" calcext:value-type="float">
            <text:p>2.44535021541192</text:p>
          </table:table-cell>
          <table:table-cell office:value-type="float" office:value="0.0834873708484333" calcext:value-type="float">
            <text:p>0.0834873708484333</text:p>
          </table:table-cell>
          <table:table-cell office:value-type="float" office:value="-0.155555555042793" calcext:value-type="float">
            <text:p>-0.155555555042793</text:p>
          </table:table-cell>
        </table:table-row>
        <table:table-row table:style-name="ro1">
          <table:table-cell office:value-type="float" office:value="1.74017159328384E+018" calcext:value-type="float">
            <text:p>1.74017159328384E+018</text:p>
          </table:table-cell>
          <table:table-cell office:value-type="float" office:value="-2.26061713625179" calcext:value-type="float">
            <text:p>-2.26061713625179</text:p>
          </table:table-cell>
          <table:table-cell office:value-type="float" office:value="-0.142602303182378" calcext:value-type="float">
            <text:p>-0.142602303182378</text:p>
          </table:table-cell>
          <table:table-cell office:value-type="float" office:value="2.44301688208627" calcext:value-type="float">
            <text:p>2.44301688208627</text:p>
          </table:table-cell>
          <table:table-cell office:value-type="float" office:value="0.0699873708484342" calcext:value-type="float">
            <text:p>0.0699873708484342</text:p>
          </table:table-cell>
          <table:table-cell office:value-type="float" office:value="-0.155555555043238" calcext:value-type="float">
            <text:p>-0.155555555043238</text:p>
          </table:table-cell>
        </table:table-row>
        <table:table-row table:style-name="ro1">
          <table:table-cell office:value-type="float" office:value="1.74017159330211E+018" calcext:value-type="float">
            <text:p>1.74017159330211E+018</text:p>
          </table:table-cell>
          <table:table-cell office:value-type="float" office:value="-2.26128334888828" calcext:value-type="float">
            <text:p>-2.26128334888828</text:p>
          </table:table-cell>
          <table:table-cell office:value-type="float" office:value="-0.142041274098628" calcext:value-type="float">
            <text:p>-0.142041274098628</text:p>
          </table:table-cell>
          <table:table-cell office:value-type="float" office:value="2.44021688209548" calcext:value-type="float">
            <text:p>2.44021688209548</text:p>
          </table:table-cell>
          <table:table-cell office:value-type="float" office:value="0.0537873708484501" calcext:value-type="float">
            <text:p>0.0537873708484501</text:p>
          </table:table-cell>
          <table:table-cell office:value-type="float" office:value="-0.155555555043619" calcext:value-type="float">
            <text:p>-0.155555555043619</text:p>
          </table:table-cell>
        </table:table-row>
        <table:table-row table:style-name="ro1">
          <table:table-cell office:value-type="float" office:value="1.74017159331725E+018" calcext:value-type="float">
            <text:p>1.74017159331725E+018</text:p>
          </table:table-cell>
          <table:table-cell office:value-type="float" office:value="-2.26166730996984" calcext:value-type="float">
            <text:p>-2.26166730996984</text:p>
          </table:table-cell>
          <table:table-cell office:value-type="float" office:value="-0.141716245324173" calcext:value-type="float">
            <text:p>-0.141716245324173</text:p>
          </table:table-cell>
          <table:table-cell office:value-type="float" office:value="2.43788354876981" calcext:value-type="float">
            <text:p>2.43788354876981</text:p>
          </table:table-cell>
          <table:table-cell office:value-type="float" office:value="0.0402873708484287" calcext:value-type="float">
            <text:p>0.0402873708484287</text:p>
          </table:table-cell>
          <table:table-cell office:value-type="float" office:value="-0.155555555044255" calcext:value-type="float">
            <text:p>-0.155555555044255</text:p>
          </table:table-cell>
        </table:table-row>
        <table:table-row table:style-name="ro1">
          <table:table-cell office:value-type="float" office:value="1.74017159333254E+018" calcext:value-type="float">
            <text:p>1.74017159333254E+018</text:p>
          </table:table-cell>
          <table:table-cell office:value-type="float" office:value="-2.26189626900131" calcext:value-type="float">
            <text:p>-2.26189626900131</text:p>
          </table:table-cell>
          <table:table-cell office:value-type="float" office:value="-0.141521529186474" calcext:value-type="float">
            <text:p>-0.141521529186474</text:p>
          </table:table-cell>
          <table:table-cell office:value-type="float" office:value="2.43555021544513" calcext:value-type="float">
            <text:p>2.43555021544513</text:p>
          </table:table-cell>
          <table:table-cell office:value-type="float" office:value="0.0267873708517381" calcext:value-type="float">
            <text:p>0.0267873708517381</text:p>
          </table:table-cell>
          <table:table-cell office:value-type="float" office:value="-0.155555555011599" calcext:value-type="float">
            <text:p>-0.155555555011599</text:p>
          </table:table-cell>
        </table:table-row>
        <table:table-row table:style-name="ro1">
          <table:table-cell office:value-type="float" office:value="1.74017159335077E+018" calcext:value-type="float">
            <text:p>1.74017159335077E+018</text:p>
          </table:table-cell>
          <table:table-cell office:value-type="float" office:value="-2.26197083703802" calcext:value-type="float">
            <text:p>-2.26197083703802</text:p>
          </table:table-cell>
          <table:table-cell office:value-type="float" office:value="-0.14145784654378" calcext:value-type="float">
            <text:p>-0.14145784654378</text:p>
          </table:table-cell>
          <table:table-cell office:value-type="float" office:value="2.43275021545632" calcext:value-type="float">
            <text:p>2.43275021545632</text:p>
          </table:table-cell>
          <table:table-cell office:value-type="float" office:value="0.0107436337754879" calcext:value-type="float">
            <text:p>0.0107436337754879</text:p>
          </table:table-cell>
          <table:table-cell office:value-type="float" office:value="-0.155555554945208" calcext:value-type="float">
            <text:p>-0.155555554945208</text:p>
          </table:table-cell>
        </table:table-row>
        <table:table-row table:style-name="ro1">
          <table:table-cell office:value-type="float" office:value="1.74017159336606E+018" calcext:value-type="float">
            <text:p>1.74017159336606E+018</text:p>
          </table:table-cell>
          <table:table-cell office:value-type="float" office:value="-2.261970837038" calcext:value-type="float">
            <text:p>-2.261970837038</text:p>
          </table:table-cell>
          <table:table-cell office:value-type="float" office:value="-0.141457846543789" calcext:value-type="float">
            <text:p>-0.141457846543789</text:p>
          </table:table-cell>
          <table:table-cell office:value-type="float" office:value="2.43041688213231" calcext:value-type="float">
            <text:p>2.43041688213231</text:p>
          </table:table-cell>
          <table:table-cell office:value-type="float" office:value="0.00207494834640751" calcext:value-type="float">
            <text:p>0.00207494834640751</text:p>
          </table:table-cell>
          <table:table-cell office:value-type="float" office:value="-0.155555554934063" calcext:value-type="float">
            <text:p>-0.155555554934063</text:p>
          </table:table-cell>
        </table:table-row>
        <table:table-row table:style-name="ro1">
          <table:table-cell office:value-type="float" office:value="1.74017159338453E+018" calcext:value-type="float">
            <text:p>1.74017159338453E+018</text:p>
          </table:table-cell>
          <table:table-cell office:value-type="float" office:value="-2.26197083703799" calcext:value-type="float">
            <text:p>-2.26197083703799</text:p>
          </table:table-cell>
          <table:table-cell office:value-type="float" office:value="-0.1414578465438" calcext:value-type="float">
            <text:p>-0.1414578465438</text:p>
          </table:table-cell>
          <table:table-cell office:value-type="float" office:value="2.4276168821435" calcext:value-type="float">
            <text:p>2.4276168821435</text:p>
          </table:table-cell>
          <table:table-cell office:value-type="float" office:value="-0.00000000000092646833" calcext:value-type="float">
            <text:p>-9.26468334919962E-13</text:p>
          </table:table-cell>
          <table:table-cell office:value-type="float" office:value="-0.155555554933809" calcext:value-type="float">
            <text:p>-0.155555554933809</text:p>
          </table:table-cell>
        </table:table-row>
        <table:table-row table:style-name="ro1">
          <table:table-cell office:value-type="float" office:value="1.74017159339994E+018" calcext:value-type="float">
            <text:p>1.74017159339994E+018</text:p>
          </table:table-cell>
          <table:table-cell office:value-type="float" office:value="-2.26197083703798" calcext:value-type="float">
            <text:p>-2.26197083703798</text:p>
          </table:table-cell>
          <table:table-cell office:value-type="float" office:value="-0.14145784654381" calcext:value-type="float">
            <text:p>-0.14145784654381</text:p>
          </table:table-cell>
          <table:table-cell office:value-type="float" office:value="2.42528354881949" calcext:value-type="float">
            <text:p>2.42528354881949</text:p>
          </table:table-cell>
          <table:table-cell office:value-type="float" office:value="-0.00000000000094127131" calcext:value-type="float">
            <text:p>-9.4127130858142E-13</text:p>
          </table:table-cell>
          <table:table-cell office:value-type="float" office:value="-0.1555555549339" calcext:value-type="float">
            <text:p>-0.1555555549339</text:p>
          </table:table-cell>
        </table:table-row>
        <table:table-row table:style-name="ro1">
          <table:table-cell office:value-type="float" office:value="1.74017159341447E+018" calcext:value-type="float">
            <text:p>1.74017159341447E+018</text:p>
          </table:table-cell>
          <table:table-cell office:value-type="float" office:value="-2.26197083703797" calcext:value-type="float">
            <text:p>-2.26197083703797</text:p>
          </table:table-cell>
          <table:table-cell office:value-type="float" office:value="-0.14145784654382" calcext:value-type="float">
            <text:p>-0.14145784654382</text:p>
          </table:table-cell>
          <table:table-cell office:value-type="float" office:value="2.42295021549547" calcext:value-type="float">
            <text:p>2.42295021549547</text:p>
          </table:table-cell>
          <table:table-cell office:value-type="float" office:value="-0.00000000000097827874" calcext:value-type="float">
            <text:p>-9.78278742735591E-13</text:p>
          </table:table-cell>
          <table:table-cell office:value-type="float" office:value="-0.155555554934344" calcext:value-type="float">
            <text:p>-0.155555554934344</text:p>
          </table:table-cell>
        </table:table-row>
        <table:table-row table:style-name="ro1">
          <table:table-cell office:value-type="float" office:value="1.74017159343314E+018" calcext:value-type="float">
            <text:p>1.74017159343314E+018</text:p>
          </table:table-cell>
          <table:table-cell office:value-type="float" office:value="-2.26197083703796" calcext:value-type="float">
            <text:p>-2.26197083703796</text:p>
          </table:table-cell>
          <table:table-cell office:value-type="float" office:value="-0.141457846543832" calcext:value-type="float">
            <text:p>-0.141457846543832</text:p>
          </table:table-cell>
          <table:table-cell office:value-type="float" office:value="2.42015021550666" calcext:value-type="float">
            <text:p>2.42015021550666</text:p>
          </table:table-cell>
          <table:table-cell office:value-type="float" office:value="-0.00000000000102268766" calcext:value-type="float">
            <text:p>-1.0226876637206E-12</text:p>
          </table:table-cell>
          <table:table-cell office:value-type="float" office:value="-0.155555554934471" calcext:value-type="float">
            <text:p>-0.155555554934471</text:p>
          </table:table-cell>
        </table:table-row>
        <table:table-row table:style-name="ro1">
          <table:table-cell office:value-type="float" office:value="1.74017159344828E+018" calcext:value-type="float">
            <text:p>1.74017159344828E+018</text:p>
          </table:table-cell>
          <table:table-cell office:value-type="float" office:value="-2.26197083703794" calcext:value-type="float">
            <text:p>-2.26197083703794</text:p>
          </table:table-cell>
          <table:table-cell office:value-type="float" office:value="-0.141457846543843" calcext:value-type="float">
            <text:p>-0.141457846543843</text:p>
          </table:table-cell>
          <table:table-cell office:value-type="float" office:value="2.41781688218264" calcext:value-type="float">
            <text:p>2.41781688218264</text:p>
          </table:table-cell>
          <table:table-cell office:value-type="float" office:value="-0.00000000000105229361" calcext:value-type="float">
            <text:p>-1.05229361104393E-12</text:p>
          </table:table-cell>
          <table:table-cell office:value-type="float" office:value="-0.155555554934344" calcext:value-type="float">
            <text:p>-0.155555554934344</text:p>
          </table:table-cell>
        </table:table-row>
        <table:table-row table:style-name="ro1">
          <table:table-cell office:value-type="float" office:value="1.74017159346336E+018" calcext:value-type="float">
            <text:p>1.74017159346336E+018</text:p>
          </table:table-cell>
          <table:table-cell office:value-type="float" office:value="-2.26197083703793" calcext:value-type="float">
            <text:p>-2.26197083703793</text:p>
          </table:table-cell>
          <table:table-cell office:value-type="float" office:value="-0.141457846543853" calcext:value-type="float">
            <text:p>-0.141457846543853</text:p>
          </table:table-cell>
          <table:table-cell office:value-type="float" office:value="2.41548354885863" calcext:value-type="float">
            <text:p>2.41548354885863</text:p>
          </table:table-cell>
          <table:table-cell office:value-type="float" office:value="-0.00000000000107449807" calcext:value-type="float">
            <text:p>-1.07449807153643E-12</text:p>
          </table:table-cell>
          <table:table-cell office:value-type="float" office:value="-0.155555554934281" calcext:value-type="float">
            <text:p>-0.155555554934281</text:p>
          </table:table-cell>
        </table:table-row>
        <table:table-row table:style-name="ro1">
          <table:table-cell office:value-type="float" office:value="1.74017159348155E+018" calcext:value-type="float">
            <text:p>1.74017159348155E+018</text:p>
          </table:table-cell>
          <table:table-cell office:value-type="float" office:value="-2.26197083703792" calcext:value-type="float">
            <text:p>-2.26197083703792</text:p>
          </table:table-cell>
          <table:table-cell office:value-type="float" office:value="-0.141457846543867" calcext:value-type="float">
            <text:p>-0.141457846543867</text:p>
          </table:table-cell>
          <table:table-cell office:value-type="float" office:value="2.4126835488698" calcext:value-type="float">
            <text:p>2.4126835488698</text:p>
          </table:table-cell>
          <table:table-cell office:value-type="float" office:value="-0.00000000000111890699" calcext:value-type="float">
            <text:p>-1.11890699252144E-12</text:p>
          </table:table-cell>
          <table:table-cell office:value-type="float" office:value="-0.155555554934789" calcext:value-type="float">
            <text:p>-0.155555554934789</text:p>
          </table:table-cell>
        </table:table-row>
        <table:table-row table:style-name="ro1">
          <table:table-cell office:value-type="float" office:value="1.74017159349695E+018" calcext:value-type="float">
            <text:p>1.74017159349695E+018</text:p>
          </table:table-cell>
          <table:table-cell office:value-type="float" office:value="-2.2619708370379" calcext:value-type="float">
            <text:p>-2.2619708370379</text:p>
          </table:table-cell>
          <table:table-cell office:value-type="float" office:value="-0.141457846543878" calcext:value-type="float">
            <text:p>-0.141457846543878</text:p>
          </table:table-cell>
          <table:table-cell office:value-type="float" office:value="2.41035021554577" calcext:value-type="float">
            <text:p>2.41035021554577</text:p>
          </table:table-cell>
          <table:table-cell office:value-type="float" office:value="-0.00000000000114851294" calcext:value-type="float">
            <text:p>-1.14851293984478E-12</text:p>
          </table:table-cell>
          <table:table-cell office:value-type="float" office:value="-0.155555554934916" calcext:value-type="float">
            <text:p>-0.155555554934916</text:p>
          </table:table-cell>
        </table:table-row>
        <table:table-row table:style-name="ro1">
          <table:table-cell office:value-type="float" office:value="1.74017159351524E+018" calcext:value-type="float">
            <text:p>1.74017159351524E+018</text:p>
          </table:table-cell>
          <table:table-cell office:value-type="float" office:value="-2.26197083703789" calcext:value-type="float">
            <text:p>-2.26197083703789</text:p>
          </table:table-cell>
          <table:table-cell office:value-type="float" office:value="-0.141457846543892" calcext:value-type="float">
            <text:p>-0.141457846543892</text:p>
          </table:table-cell>
          <table:table-cell office:value-type="float" office:value="2.40755021555694" calcext:value-type="float">
            <text:p>2.40755021555694</text:p>
          </table:table-cell>
          <table:table-cell office:value-type="float" office:value="-0.00000000000114111145" calcext:value-type="float">
            <text:p>-1.14111145301394E-12</text:p>
          </table:table-cell>
          <table:table-cell office:value-type="float" office:value="-0.155555554934979" calcext:value-type="float">
            <text:p>-0.155555554934979</text:p>
          </table:table-cell>
        </table:table-row>
        <table:table-row table:style-name="ro1">
          <table:table-cell office:value-type="float" office:value="1.74017159353037E+018" calcext:value-type="float">
            <text:p>1.74017159353037E+018</text:p>
          </table:table-cell>
          <table:table-cell office:value-type="float" office:value="-2.26197083703787" calcext:value-type="float">
            <text:p>-2.26197083703787</text:p>
          </table:table-cell>
          <table:table-cell office:value-type="float" office:value="-0.141457846543904" calcext:value-type="float">
            <text:p>-0.141457846543904</text:p>
          </table:table-cell>
          <table:table-cell office:value-type="float" office:value="2.40521688223292" calcext:value-type="float">
            <text:p>2.40521688223292</text:p>
          </table:table-cell>
          <table:table-cell office:value-type="float" office:value="-0.00000000000116331591" calcext:value-type="float">
            <text:p>-1.16331591350644E-12</text:p>
          </table:table-cell>
          <table:table-cell office:value-type="float" office:value="-0.155555554935043" calcext:value-type="float">
            <text:p>-0.155555554935043</text:p>
          </table:table-cell>
        </table:table-row>
        <table:table-row table:style-name="ro1">
          <table:table-cell office:value-type="float" office:value="1.74017159354545E+018" calcext:value-type="float">
            <text:p>1.74017159354545E+018</text:p>
          </table:table-cell>
          <table:table-cell office:value-type="float" office:value="-2.26197083703786" calcext:value-type="float">
            <text:p>-2.26197083703786</text:p>
          </table:table-cell>
          <table:table-cell office:value-type="float" office:value="-0.141457846543916" calcext:value-type="float">
            <text:p>-0.141457846543916</text:p>
          </table:table-cell>
          <table:table-cell office:value-type="float" office:value="2.40288354890888" calcext:value-type="float">
            <text:p>2.40288354890888</text:p>
          </table:table-cell>
          <table:table-cell office:value-type="float" office:value="-0.00000000000120032335" calcext:value-type="float">
            <text:p>-1.20032334766061E-12</text:p>
          </table:table-cell>
          <table:table-cell office:value-type="float" office:value="-0.155555554935361" calcext:value-type="float">
            <text:p>-0.155555554935361</text:p>
          </table:table-cell>
        </table:table-row>
        <table:table-row table:style-name="ro1">
          <table:table-cell office:value-type="float" office:value="1.74017159356397E+018" calcext:value-type="float">
            <text:p>1.74017159356397E+018</text:p>
          </table:table-cell>
          <table:table-cell office:value-type="float" office:value="-2.26197083703784" calcext:value-type="float">
            <text:p>-2.26197083703784</text:p>
          </table:table-cell>
          <table:table-cell office:value-type="float" office:value="-0.141457846543931" calcext:value-type="float">
            <text:p>-0.141457846543931</text:p>
          </table:table-cell>
          <table:table-cell office:value-type="float" office:value="2.40008354892004" calcext:value-type="float">
            <text:p>2.40008354892004</text:p>
          </table:table-cell>
          <table:table-cell office:value-type="float" office:value="-0.00000000000123733078" calcext:value-type="float">
            <text:p>-1.23733078181507E-12</text:p>
          </table:table-cell>
          <table:table-cell office:value-type="float" office:value="-0.155555554935588" calcext:value-type="float">
            <text:p>-0.155555554935588</text:p>
          </table:table-cell>
        </table:table-row>
        <table:table-row table:style-name="ro1">
          <table:table-cell office:value-type="float" office:value="1.74017159357865E+018" calcext:value-type="float">
            <text:p>1.74017159357865E+018</text:p>
          </table:table-cell>
          <table:table-cell office:value-type="float" office:value="-2.26197083703783" calcext:value-type="float">
            <text:p>-2.26197083703783</text:p>
          </table:table-cell>
          <table:table-cell office:value-type="float" office:value="-0.141457846543944" calcext:value-type="float">
            <text:p>-0.141457846543944</text:p>
          </table:table-cell>
          <table:table-cell office:value-type="float" office:value="2.39775021559601" calcext:value-type="float">
            <text:p>2.39775021559601</text:p>
          </table:table-cell>
          <table:table-cell office:value-type="float" office:value="-0.00000000000126693673" calcext:value-type="float">
            <text:p>-1.2669367291384E-12</text:p>
          </table:table-cell>
          <table:table-cell office:value-type="float" office:value="-0.155555554935334" calcext:value-type="float">
            <text:p>-0.155555554935334</text:p>
          </table:table-cell>
        </table:table-row>
        <table:table-row table:style-name="ro1">
          <table:table-cell office:value-type="float" office:value="1.74017159359416E+018" calcext:value-type="float">
            <text:p>1.74017159359416E+018</text:p>
          </table:table-cell>
          <table:table-cell office:value-type="float" office:value="-2.26197083703781" calcext:value-type="float">
            <text:p>-2.26197083703781</text:p>
          </table:table-cell>
          <table:table-cell office:value-type="float" office:value="-0.141457846543958" calcext:value-type="float">
            <text:p>-0.141457846543958</text:p>
          </table:table-cell>
          <table:table-cell office:value-type="float" office:value="2.39541688227198" calcext:value-type="float">
            <text:p>2.39541688227198</text:p>
          </table:table-cell>
          <table:table-cell office:value-type="float" office:value="-0.00000000000130394416" calcext:value-type="float">
            <text:p>-1.30394416329229E-12</text:p>
          </table:table-cell>
          <table:table-cell office:value-type="float" office:value="-0.155555554935488" calcext:value-type="float">
            <text:p>-0.155555554935488</text:p>
          </table:table-cell>
        </table:table-row>
        <table:table-row table:style-name="ro1">
          <table:table-cell office:value-type="float" office:value="1.74017159361322E+018" calcext:value-type="float">
            <text:p>1.74017159361322E+018</text:p>
          </table:table-cell>
          <table:table-cell office:value-type="float" office:value="-2.2619708370378" calcext:value-type="float">
            <text:p>-2.2619708370378</text:p>
          </table:table-cell>
          <table:table-cell office:value-type="float" office:value="-0.141457846543974" calcext:value-type="float">
            <text:p>-0.141457846543974</text:p>
          </table:table-cell>
          <table:table-cell office:value-type="float" office:value="2.39261688228313" calcext:value-type="float">
            <text:p>2.39261688228313</text:p>
          </table:table-cell>
          <table:table-cell office:value-type="float" office:value="-0.00000000000134835308" calcext:value-type="float">
            <text:p>-1.3483530842773E-12</text:p>
          </table:table-cell>
          <table:table-cell office:value-type="float" office:value="-0.155555554935996" calcext:value-type="float">
            <text:p>-0.155555554935996</text:p>
          </table:table-cell>
        </table:table-row>
        <table:table-row table:style-name="ro1">
          <table:table-cell office:value-type="float" office:value="1.74017159362808E+018" calcext:value-type="float">
            <text:p>1.74017159362808E+018</text:p>
          </table:table-cell>
          <table:table-cell office:value-type="float" office:value="-2.26197083703778" calcext:value-type="float">
            <text:p>-2.26197083703778</text:p>
          </table:table-cell>
          <table:table-cell office:value-type="float" office:value="-0.141457846543988" calcext:value-type="float">
            <text:p>-0.141457846543988</text:p>
          </table:table-cell>
          <table:table-cell office:value-type="float" office:value="2.39028354895909" calcext:value-type="float">
            <text:p>2.39028354895909</text:p>
          </table:table-cell>
          <table:table-cell office:value-type="float" office:value="-0.00000000000135575457" calcext:value-type="float">
            <text:p>-1.35575457110813E-12</text:p>
          </table:table-cell>
          <table:table-cell office:value-type="float" office:value="-0.15555555493606" calcext:value-type="float">
            <text:p>-0.15555555493606</text:p>
          </table:table-cell>
        </table:table-row>
        <table:table-row table:style-name="ro1">
          <table:table-cell office:value-type="float" office:value="1.74017159364633E+018" calcext:value-type="float">
            <text:p>1.74017159364633E+018</text:p>
          </table:table-cell>
          <table:table-cell office:value-type="float" office:value="-2.26197083703776" calcext:value-type="float">
            <text:p>-2.26197083703776</text:p>
          </table:table-cell>
          <table:table-cell office:value-type="float" office:value="-0.141457846544005" calcext:value-type="float">
            <text:p>-0.141457846544005</text:p>
          </table:table-cell>
          <table:table-cell office:value-type="float" office:value="2.38748354897023" calcext:value-type="float">
            <text:p>2.38748354897023</text:p>
          </table:table-cell>
          <table:table-cell office:value-type="float" office:value="-0.00000000000136315606" calcext:value-type="float">
            <text:p>-1.36315605793896E-12</text:p>
          </table:table-cell>
          <table:table-cell office:value-type="float" office:value="-0.155555554936123" calcext:value-type="float">
            <text:p>-0.155555554936123</text:p>
          </table:table-cell>
        </table:table-row>
        <table:table-row table:style-name="ro1">
          <table:table-cell office:value-type="float" office:value="1.74017159366187E+018" calcext:value-type="float">
            <text:p>1.74017159366187E+018</text:p>
          </table:table-cell>
          <table:table-cell office:value-type="float" office:value="-2.26197083703775" calcext:value-type="float">
            <text:p>-2.26197083703775</text:p>
          </table:table-cell>
          <table:table-cell office:value-type="float" office:value="-0.14145784654402" calcext:value-type="float">
            <text:p>-0.14145784654402</text:p>
          </table:table-cell>
          <table:table-cell office:value-type="float" office:value="2.38515021564618" calcext:value-type="float">
            <text:p>2.38515021564618</text:p>
          </table:table-cell>
          <table:table-cell office:value-type="float" office:value="-0.00000000000140756498" calcext:value-type="float">
            <text:p>-1.40756497892397E-12</text:p>
          </table:table-cell>
          <table:table-cell office:value-type="float" office:value="-0.155555554936504" calcext:value-type="float">
            <text:p>-0.155555554936504</text:p>
          </table:table-cell>
        </table:table-row>
        <table:table-row table:style-name="ro1">
          <table:table-cell office:value-type="float" office:value="1.74017159367662E+018" calcext:value-type="float">
            <text:p>1.74017159367662E+018</text:p>
          </table:table-cell>
          <table:table-cell office:value-type="float" office:value="-2.26197083703773" calcext:value-type="float">
            <text:p>-2.26197083703773</text:p>
          </table:table-cell>
          <table:table-cell office:value-type="float" office:value="-0.141457846544035" calcext:value-type="float">
            <text:p>-0.141457846544035</text:p>
          </table:table-cell>
          <table:table-cell office:value-type="float" office:value="2.38281688232213" calcext:value-type="float">
            <text:p>2.38281688232213</text:p>
          </table:table-cell>
          <table:table-cell office:value-type="float" office:value="-0.00000000000144457241" calcext:value-type="float">
            <text:p>-1.44457241307814E-12</text:p>
          </table:table-cell>
          <table:table-cell office:value-type="float" office:value="-0.155555554936695" calcext:value-type="float">
            <text:p>-0.155555554936695</text:p>
          </table:table-cell>
        </table:table-row>
        <table:table-row table:style-name="ro1">
          <table:table-cell office:value-type="float" office:value="1.74017159369519E+018" calcext:value-type="float">
            <text:p>1.74017159369519E+018</text:p>
          </table:table-cell>
          <table:table-cell office:value-type="float" office:value="-2.26197083703771" calcext:value-type="float">
            <text:p>-2.26197083703771</text:p>
          </table:table-cell>
          <table:table-cell office:value-type="float" office:value="-0.141457846544053" calcext:value-type="float">
            <text:p>-0.141457846544053</text:p>
          </table:table-cell>
          <table:table-cell office:value-type="float" office:value="2.38001688233327" calcext:value-type="float">
            <text:p>2.38001688233327</text:p>
          </table:table-cell>
          <table:table-cell office:value-type="float" office:value="-0.00000000000144457241" calcext:value-type="float">
            <text:p>-1.44457241307814E-12</text:p>
          </table:table-cell>
          <table:table-cell office:value-type="float" office:value="-0.155555554936695" calcext:value-type="float">
            <text:p>-0.155555554936695</text:p>
          </table:table-cell>
        </table:table-row>
        <table:table-row table:style-name="ro1">
          <table:table-cell office:value-type="float" office:value="1.74017159371039E+018" calcext:value-type="float">
            <text:p>1.74017159371039E+018</text:p>
          </table:table-cell>
          <table:table-cell office:value-type="float" office:value="-2.2619708370377" calcext:value-type="float">
            <text:p>-2.2619708370377</text:p>
          </table:table-cell>
          <table:table-cell office:value-type="float" office:value="-0.141457846544068" calcext:value-type="float">
            <text:p>-0.141457846544068</text:p>
          </table:table-cell>
          <table:table-cell office:value-type="float" office:value="2.37768354900921" calcext:value-type="float">
            <text:p>2.37768354900921</text:p>
          </table:table-cell>
          <table:table-cell office:value-type="float" office:value="-0.00000000000147417836" calcext:value-type="float">
            <text:p>-1.47417836040148E-12</text:p>
          </table:table-cell>
          <table:table-cell office:value-type="float" office:value="-0.155555554937076" calcext:value-type="float">
            <text:p>-0.155555554937076</text:p>
          </table:table-cell>
        </table:table-row>
        <table:table-row table:style-name="ro1">
          <table:table-cell office:value-type="float" office:value="1.74017159372539E+018" calcext:value-type="float">
            <text:p>1.74017159372539E+018</text:p>
          </table:table-cell>
          <table:table-cell office:value-type="float" office:value="-2.26197083703768" calcext:value-type="float">
            <text:p>-2.26197083703768</text:p>
          </table:table-cell>
          <table:table-cell office:value-type="float" office:value="-0.141457846544084" calcext:value-type="float">
            <text:p>-0.141457846544084</text:p>
          </table:table-cell>
          <table:table-cell office:value-type="float" office:value="2.37535021568515" calcext:value-type="float">
            <text:p>2.37535021568515</text:p>
          </table:table-cell>
          <table:table-cell office:value-type="float" office:value="-0.00000000000151858728" calcext:value-type="float">
            <text:p>-1.51858728138648E-12</text:p>
          </table:table-cell>
          <table:table-cell office:value-type="float" office:value="-0.155555554937457" calcext:value-type="float">
            <text:p>-0.155555554937457</text:p>
          </table:table-cell>
        </table:table-row>
        <table:table-row table:style-name="ro1">
          <table:table-cell office:value-type="float" office:value="1.74017159374394E+018" calcext:value-type="float">
            <text:p>1.74017159374394E+018</text:p>
          </table:table-cell>
          <table:table-cell office:value-type="float" office:value="-2.26197083703766" calcext:value-type="float">
            <text:p>-2.26197083703766</text:p>
          </table:table-cell>
          <table:table-cell office:value-type="float" office:value="-0.141457846544103" calcext:value-type="float">
            <text:p>-0.141457846544103</text:p>
          </table:table-cell>
          <table:table-cell office:value-type="float" office:value="2.37255021569627" calcext:value-type="float">
            <text:p>2.37255021569627</text:p>
          </table:table-cell>
          <table:table-cell office:value-type="float" office:value="-0.00000000000151858728" calcext:value-type="float">
            <text:p>-1.51858728138648E-12</text:p>
          </table:table-cell>
          <table:table-cell office:value-type="float" office:value="-0.155555554937457" calcext:value-type="float">
            <text:p>-0.155555554937457</text:p>
          </table:table-cell>
        </table:table-row>
        <table:table-row table:style-name="ro1">
          <table:table-cell office:value-type="float" office:value="1.74017159375873E+018" calcext:value-type="float">
            <text:p>1.74017159375873E+018</text:p>
          </table:table-cell>
          <table:table-cell office:value-type="float" office:value="-2.26197083703764" calcext:value-type="float">
            <text:p>-2.26197083703764</text:p>
          </table:table-cell>
          <table:table-cell office:value-type="float" office:value="-0.141457846544119" calcext:value-type="float">
            <text:p>-0.141457846544119</text:p>
          </table:table-cell>
          <table:table-cell office:value-type="float" office:value="2.3702168823722" calcext:value-type="float">
            <text:p>2.3702168823722</text:p>
          </table:table-cell>
          <table:table-cell office:value-type="float" office:value="-0.00000000000154079174" calcext:value-type="float">
            <text:p>-1.54079174187935E-12</text:p>
          </table:table-cell>
          <table:table-cell office:value-type="float" office:value="-0.155555554937685" calcext:value-type="float">
            <text:p>-0.155555554937685</text:p>
          </table:table-cell>
        </table:table-row>
        <table:table-row table:style-name="ro1">
          <table:table-cell office:value-type="float" office:value="1.74017159377724E+018" calcext:value-type="float">
            <text:p>1.74017159377724E+018</text:p>
          </table:table-cell>
          <table:table-cell office:value-type="float" office:value="-2.26197083703762" calcext:value-type="float">
            <text:p>-2.26197083703762</text:p>
          </table:table-cell>
          <table:table-cell office:value-type="float" office:value="-0.14145784654414" calcext:value-type="float">
            <text:p>-0.14145784654414</text:p>
          </table:table-cell>
          <table:table-cell office:value-type="float" office:value="2.36741688238332" calcext:value-type="float">
            <text:p>2.36741688238332</text:p>
          </table:table-cell>
          <table:table-cell office:value-type="float" office:value="-0.00000000000160000364" calcext:value-type="float">
            <text:p>-1.60000363652565E-12</text:p>
          </table:table-cell>
          <table:table-cell office:value-type="float" office:value="-0.155555554937902" calcext:value-type="float">
            <text:p>-0.155555554937902</text:p>
          </table:table-cell>
        </table:table-row>
        <table:table-row table:style-name="ro1">
          <table:table-cell office:value-type="float" office:value="1.74017159379208E+018" calcext:value-type="float">
            <text:p>1.74017159379208E+018</text:p>
          </table:table-cell>
          <table:table-cell office:value-type="float" office:value="-2.2619708370376" calcext:value-type="float">
            <text:p>-2.2619708370376</text:p>
          </table:table-cell>
          <table:table-cell office:value-type="float" office:value="-0.141457846544157" calcext:value-type="float">
            <text:p>-0.141457846544157</text:p>
          </table:table-cell>
          <table:table-cell office:value-type="float" office:value="2.36508354905925" calcext:value-type="float">
            <text:p>2.36508354905925</text:p>
          </table:table-cell>
          <table:table-cell office:value-type="float" office:value="-0.00000000000164441256" calcext:value-type="float">
            <text:p>-1.64441255751066E-12</text:p>
          </table:table-cell>
          <table:table-cell office:value-type="float" office:value="-0.155555554937902" calcext:value-type="float">
            <text:p>-0.155555554937902</text:p>
          </table:table-cell>
        </table:table-row>
        <table:table-row table:style-name="ro1">
          <table:table-cell office:value-type="float" office:value="1.74017159380738E+018" calcext:value-type="float">
            <text:p>1.74017159380738E+018</text:p>
          </table:table-cell>
          <table:table-cell office:value-type="float" office:value="-2.26197083703758" calcext:value-type="float">
            <text:p>-2.26197083703758</text:p>
          </table:table-cell>
          <table:table-cell office:value-type="float" office:value="-0.141457846544175" calcext:value-type="float">
            <text:p>-0.141457846544175</text:p>
          </table:table-cell>
          <table:table-cell office:value-type="float" office:value="2.36275021573518" calcext:value-type="float">
            <text:p>2.36275021573518</text:p>
          </table:table-cell>
          <table:table-cell office:value-type="float" office:value="-0.00000000000165921553" calcext:value-type="float">
            <text:p>-1.65921553117233E-12</text:p>
          </table:table-cell>
          <table:table-cell office:value-type="float" office:value="-0.155555554937902" calcext:value-type="float">
            <text:p>-0.155555554937902</text:p>
          </table:table-cell>
        </table:table-row>
        <table:table-row table:style-name="ro1">
          <table:table-cell office:value-type="float" office:value="1.74017159382589E+018" calcext:value-type="float">
            <text:p>1.74017159382589E+018</text:p>
          </table:table-cell>
          <table:table-cell office:value-type="float" office:value="-2.26197083703756" calcext:value-type="float">
            <text:p>-2.26197083703756</text:p>
          </table:table-cell>
          <table:table-cell office:value-type="float" office:value="-0.141457846544197" calcext:value-type="float">
            <text:p>-0.141457846544197</text:p>
          </table:table-cell>
          <table:table-cell office:value-type="float" office:value="2.35995021574629" calcext:value-type="float">
            <text:p>2.35995021574629</text:p>
          </table:table-cell>
          <table:table-cell office:value-type="float" office:value="-0.00000000000170362445" calcext:value-type="float">
            <text:p>-1.70362445215733E-12</text:p>
          </table:table-cell>
          <table:table-cell office:value-type="float" office:value="-0.155555554938283" calcext:value-type="float">
            <text:p>-0.155555554938283</text:p>
          </table:table-cell>
        </table:table-row>
        <table:table-row table:style-name="ro1">
          <table:table-cell office:value-type="float" office:value="1.7401715938407E+018" calcext:value-type="float">
            <text:p>1.7401715938407E+018</text:p>
          </table:table-cell>
          <table:table-cell office:value-type="float" office:value="-2.26197083703754" calcext:value-type="float">
            <text:p>-2.26197083703754</text:p>
          </table:table-cell>
          <table:table-cell office:value-type="float" office:value="-0.141457846544215" calcext:value-type="float">
            <text:p>-0.141457846544215</text:p>
          </table:table-cell>
          <table:table-cell office:value-type="float" office:value="2.35761688242221" calcext:value-type="float">
            <text:p>2.35761688242221</text:p>
          </table:table-cell>
          <table:table-cell office:value-type="float" office:value="-0.00000000000174063189" calcext:value-type="float">
            <text:p>-1.7406318863115E-12</text:p>
          </table:table-cell>
          <table:table-cell office:value-type="float" office:value="-0.155555554938601" calcext:value-type="float">
            <text:p>-0.155555554938601</text:p>
          </table:table-cell>
        </table:table-row>
        <table:table-row table:style-name="ro1">
          <table:table-cell office:value-type="float" office:value="1.74017159385885E+018" calcext:value-type="float">
            <text:p>1.74017159385885E+018</text:p>
          </table:table-cell>
          <table:table-cell office:value-type="float" office:value="-2.26197083703752" calcext:value-type="float">
            <text:p>-2.26197083703752</text:p>
          </table:table-cell>
          <table:table-cell office:value-type="float" office:value="-0.141457846544237" calcext:value-type="float">
            <text:p>-0.141457846544237</text:p>
          </table:table-cell>
          <table:table-cell office:value-type="float" office:value="2.35481688243332" calcext:value-type="float">
            <text:p>2.35481688243332</text:p>
          </table:table-cell>
          <table:table-cell office:value-type="float" office:value="-0.00000000000174063189" calcext:value-type="float">
            <text:p>-1.7406318863115E-12</text:p>
          </table:table-cell>
          <table:table-cell office:value-type="float" office:value="-0.155555554938601" calcext:value-type="float">
            <text:p>-0.155555554938601</text:p>
          </table:table-cell>
        </table:table-row>
        <table:table-row table:style-name="ro1">
          <table:table-cell office:value-type="float" office:value="1.74017159387423E+018" calcext:value-type="float">
            <text:p>1.74017159387423E+018</text:p>
          </table:table-cell>
          <table:table-cell office:value-type="float" office:value="-2.2619708370375" calcext:value-type="float">
            <text:p>-2.2619708370375</text:p>
          </table:table-cell>
          <table:table-cell office:value-type="float" office:value="-0.141457846544256" calcext:value-type="float">
            <text:p>-0.141457846544256</text:p>
          </table:table-cell>
          <table:table-cell office:value-type="float" office:value="2.35248354910923" calcext:value-type="float">
            <text:p>2.35248354910923</text:p>
          </table:table-cell>
          <table:table-cell office:value-type="float" office:value="-0.00000000000177763932" calcext:value-type="float">
            <text:p>-1.77763932046567E-12</text:p>
          </table:table-cell>
          <table:table-cell office:value-type="float" office:value="-0.155555554938919" calcext:value-type="float">
            <text:p>-0.155555554938919</text:p>
          </table:table-cell>
        </table:table-row>
        <table:table-row table:style-name="ro1">
          <table:table-cell office:value-type="float" office:value="1.74017159388964E+018" calcext:value-type="float">
            <text:p>1.74017159388964E+018</text:p>
          </table:table-cell>
          <table:table-cell office:value-type="float" office:value="-2.26197083703748" calcext:value-type="float">
            <text:p>-2.26197083703748</text:p>
          </table:table-cell>
          <table:table-cell office:value-type="float" office:value="-0.141457846544276" calcext:value-type="float">
            <text:p>-0.141457846544276</text:p>
          </table:table-cell>
          <table:table-cell office:value-type="float" office:value="2.35015021578514" calcext:value-type="float">
            <text:p>2.35015021578514</text:p>
          </table:table-cell>
          <table:table-cell office:value-type="float" office:value="-0.00000000000182204824" calcext:value-type="float">
            <text:p>-1.82204824145068E-12</text:p>
          </table:table-cell>
          <table:table-cell office:value-type="float" office:value="-0.1555555549393" calcext:value-type="float">
            <text:p>-0.1555555549393</text:p>
          </table:table-cell>
        </table:table-row>
        <table:table-row table:style-name="ro1">
          <table:table-cell office:value-type="float" office:value="1.74017159390783E+018" calcext:value-type="float">
            <text:p>1.74017159390783E+018</text:p>
          </table:table-cell>
          <table:table-cell office:value-type="float" office:value="-2.26197083703746" calcext:value-type="float">
            <text:p>-2.26197083703746</text:p>
          </table:table-cell>
          <table:table-cell office:value-type="float" office:value="-0.141457846544299" calcext:value-type="float">
            <text:p>-0.141457846544299</text:p>
          </table:table-cell>
          <table:table-cell office:value-type="float" office:value="2.34735021579623" calcext:value-type="float">
            <text:p>2.34735021579623</text:p>
          </table:table-cell>
          <table:table-cell office:value-type="float" office:value="-0.00000000000182204824" calcext:value-type="float">
            <text:p>-1.82204824145068E-12</text:p>
          </table:table-cell>
          <table:table-cell office:value-type="float" office:value="-0.1555555549393" calcext:value-type="float">
            <text:p>-0.1555555549393</text:p>
          </table:table-cell>
        </table:table-row>
        <table:table-row table:style-name="ro1">
          <table:table-cell office:value-type="float" office:value="1.74017159392317E+018" calcext:value-type="float">
            <text:p>1.74017159392317E+018</text:p>
          </table:table-cell>
          <table:table-cell office:value-type="float" office:value="-2.26197083703744" calcext:value-type="float">
            <text:p>-2.26197083703744</text:p>
          </table:table-cell>
          <table:table-cell office:value-type="float" office:value="-0.141457846544319" calcext:value-type="float">
            <text:p>-0.141457846544319</text:p>
          </table:table-cell>
          <table:table-cell office:value-type="float" office:value="2.34501688247213" calcext:value-type="float">
            <text:p>2.34501688247213</text:p>
          </table:table-cell>
          <table:table-cell office:value-type="float" office:value="-0.00000000000185165419" calcext:value-type="float">
            <text:p>-1.85165418877401E-12</text:p>
          </table:table-cell>
          <table:table-cell office:value-type="float" office:value="-0.155555554939554" calcext:value-type="float">
            <text:p>-0.155555554939554</text:p>
          </table:table-cell>
        </table:table-row>
        <table:table-row table:style-name="ro1">
          <table:table-cell office:value-type="float" office:value="1.74017159393809E+018" calcext:value-type="float">
            <text:p>1.74017159393809E+018</text:p>
          </table:table-cell>
          <table:table-cell office:value-type="float" office:value="-2.26197083703742" calcext:value-type="float">
            <text:p>-2.26197083703742</text:p>
          </table:table-cell>
          <table:table-cell office:value-type="float" office:value="-0.14145784654434" calcext:value-type="float">
            <text:p>-0.14145784654434</text:p>
          </table:table-cell>
          <table:table-cell office:value-type="float" office:value="2.34268354914803" calcext:value-type="float">
            <text:p>2.34268354914803</text:p>
          </table:table-cell>
          <table:table-cell office:value-type="float" office:value="-0.00000000000189606311" calcext:value-type="float">
            <text:p>-1.89606310975947E-12</text:p>
          </table:table-cell>
          <table:table-cell office:value-type="float" office:value="-0.155555554939972" calcext:value-type="float">
            <text:p>-0.155555554939972</text:p>
          </table:table-cell>
        </table:table-row>
        <table:table-row table:style-name="ro1">
          <table:table-cell office:value-type="float" office:value="1.74017159395679E+018" calcext:value-type="float">
            <text:p>1.74017159395679E+018</text:p>
          </table:table-cell>
          <table:table-cell office:value-type="float" office:value="-2.2619708370374" calcext:value-type="float">
            <text:p>-2.2619708370374</text:p>
          </table:table-cell>
          <table:table-cell office:value-type="float" office:value="-0.141457846544364" calcext:value-type="float">
            <text:p>-0.141457846544364</text:p>
          </table:table-cell>
          <table:table-cell office:value-type="float" office:value="2.33988354915911" calcext:value-type="float">
            <text:p>2.33988354915911</text:p>
          </table:table-cell>
          <table:table-cell office:value-type="float" office:value="-0.00000000000191086608" calcext:value-type="float">
            <text:p>-1.91086608342114E-12</text:p>
          </table:table-cell>
          <table:table-cell office:value-type="float" office:value="-0.155555554940099" calcext:value-type="float">
            <text:p>-0.155555554940099</text:p>
          </table:table-cell>
        </table:table-row>
        <table:table-row table:style-name="ro1">
          <table:table-cell office:value-type="float" office:value="1.74017159397158E+018" calcext:value-type="float">
            <text:p>1.74017159397158E+018</text:p>
          </table:table-cell>
          <table:table-cell office:value-type="float" office:value="-2.26197083703738" calcext:value-type="float">
            <text:p>-2.26197083703738</text:p>
          </table:table-cell>
          <table:table-cell office:value-type="float" office:value="-0.141457846544385" calcext:value-type="float">
            <text:p>-0.141457846544385</text:p>
          </table:table-cell>
          <table:table-cell office:value-type="float" office:value="2.337550215835" calcext:value-type="float">
            <text:p>2.337550215835</text:p>
          </table:table-cell>
          <table:table-cell office:value-type="float" office:value="-0.00000000000193307054" calcext:value-type="float">
            <text:p>-1.93307054391319E-12</text:p>
          </table:table-cell>
          <table:table-cell office:value-type="float" office:value="-0.155555554940253" calcext:value-type="float">
            <text:p>-0.155555554940253</text:p>
          </table:table-cell>
        </table:table-row>
        <table:table-row table:style-name="ro1">
          <table:table-cell office:value-type="float" office:value="1.74017159398989E+018" calcext:value-type="float">
            <text:p>1.74017159398989E+018</text:p>
          </table:table-cell>
          <table:table-cell office:value-type="float" office:value="-2.26197083703735" calcext:value-type="float">
            <text:p>-2.26197083703735</text:p>
          </table:table-cell>
          <table:table-cell office:value-type="float" office:value="-0.141457846544411" calcext:value-type="float">
            <text:p>-0.141457846544411</text:p>
          </table:table-cell>
          <table:table-cell office:value-type="float" office:value="2.33475021584607" calcext:value-type="float">
            <text:p>2.33475021584607</text:p>
          </table:table-cell>
          <table:table-cell office:value-type="float" office:value="-0.00000000000198488095" calcext:value-type="float">
            <text:p>-1.98488095172903E-12</text:p>
          </table:table-cell>
          <table:table-cell office:value-type="float" office:value="-0.155555554940697" calcext:value-type="float">
            <text:p>-0.155555554940697</text:p>
          </table:table-cell>
        </table:table-row>
        <table:table-row table:style-name="ro1">
          <table:table-cell office:value-type="float" office:value="1.74017159400486E+018" calcext:value-type="float">
            <text:p>1.74017159400486E+018</text:p>
          </table:table-cell>
          <table:table-cell office:value-type="float" office:value="-2.26197083703733" calcext:value-type="float">
            <text:p>-2.26197083703733</text:p>
          </table:table-cell>
          <table:table-cell office:value-type="float" office:value="-0.141457846544433" calcext:value-type="float">
            <text:p>-0.141457846544433</text:p>
          </table:table-cell>
          <table:table-cell office:value-type="float" office:value="2.33241688252196" calcext:value-type="float">
            <text:p>2.33241688252196</text:p>
          </table:table-cell>
          <table:table-cell office:value-type="float" office:value="-0.00000000000199228244" calcext:value-type="float">
            <text:p>-1.99228243855986E-12</text:p>
          </table:table-cell>
          <table:table-cell office:value-type="float" office:value="-0.155555554940761" calcext:value-type="float">
            <text:p>-0.155555554940761</text:p>
          </table:table-cell>
        </table:table-row>
        <table:table-row table:style-name="ro1">
          <table:table-cell office:value-type="float" office:value="1.74017159402062E+018" calcext:value-type="float">
            <text:p>1.74017159402062E+018</text:p>
          </table:table-cell>
          <table:table-cell office:value-type="float" office:value="-2.26197083703731" calcext:value-type="float">
            <text:p>-2.26197083703731</text:p>
          </table:table-cell>
          <table:table-cell office:value-type="float" office:value="-0.141457846544455" calcext:value-type="float">
            <text:p>-0.141457846544455</text:p>
          </table:table-cell>
          <table:table-cell office:value-type="float" office:value="2.33008354919784" calcext:value-type="float">
            <text:p>2.33008354919784</text:p>
          </table:table-cell>
          <table:table-cell office:value-type="float" office:value="-0.0000000000020144869" calcext:value-type="float">
            <text:p>-2.01448689905236E-12</text:p>
          </table:table-cell>
          <table:table-cell office:value-type="float" office:value="-0.155555554940952" calcext:value-type="float">
            <text:p>-0.155555554940952</text:p>
          </table:table-cell>
        </table:table-row>
        <table:table-row table:style-name="ro1">
          <table:table-cell office:value-type="float" office:value="1.74017159403908E+018" calcext:value-type="float">
            <text:p>1.74017159403908E+018</text:p>
          </table:table-cell>
          <table:table-cell office:value-type="float" office:value="-2.26197083703729" calcext:value-type="float">
            <text:p>-2.26197083703729</text:p>
          </table:table-cell>
          <table:table-cell office:value-type="float" office:value="-0.141457846544477" calcext:value-type="float">
            <text:p>-0.141457846544477</text:p>
          </table:table-cell>
          <table:table-cell office:value-type="float" office:value="2.32770069920363" calcext:value-type="float">
            <text:p>2.32770069920363</text:p>
          </table:table-cell>
          <table:table-cell office:value-type="float" office:value="-0.00000000000182944973" calcext:value-type="float">
            <text:p>-1.82944972828151E-12</text:p>
          </table:table-cell>
          <table:table-cell office:value-type="float" office:value="-0.141650555116933" calcext:value-type="float">
            <text:p>-0.141650555116933</text:p>
          </table:table-cell>
        </table:table-row>
        <table:table-row table:style-name="ro1">
          <table:table-cell office:value-type="float" office:value="1.74017159405398E+018" calcext:value-type="float">
            <text:p>1.74017159405398E+018</text:p>
          </table:table-cell>
          <table:table-cell office:value-type="float" office:value="-2.26197083703728" calcext:value-type="float">
            <text:p>-2.26197083703728</text:p>
          </table:table-cell>
          <table:table-cell office:value-type="float" office:value="-0.141457846544484" calcext:value-type="float">
            <text:p>-0.141457846544484</text:p>
          </table:table-cell>
          <table:table-cell office:value-type="float" office:value="2.32745311586324" calcext:value-type="float">
            <text:p>2.32745311586324</text:p>
          </table:table-cell>
          <table:table-cell office:value-type="float" office:value="-0.00000000000114111145" calcext:value-type="float">
            <text:p>-1.14111145301394E-12</text:p>
          </table:table-cell>
          <table:table-cell office:value-type="float" office:value="-0.0721255556593605" calcext:value-type="float">
            <text:p>-0.0721255556593605</text:p>
          </table:table-cell>
        </table:table-row>
        <table:table-row table:style-name="ro1">
          <table:table-cell office:value-type="float" office:value="1.74017159406894E+018" calcext:value-type="float">
            <text:p>1.74017159406894E+018</text:p>
          </table:table-cell>
          <table:table-cell office:value-type="float" office:value="-2.26197083703731" calcext:value-type="float">
            <text:p>-2.26197083703731</text:p>
          </table:table-cell>
          <table:table-cell office:value-type="float" office:value="-0.14145784654446" calcext:value-type="float">
            <text:p>-0.14145784654446</text:p>
          </table:table-cell>
          <table:table-cell office:value-type="float" office:value="2.32894365751185" calcext:value-type="float">
            <text:p>2.32894365751185</text:p>
          </table:table-cell>
          <table:table-cell office:value-type="float" office:value="0.00000000000077587364" calcext:value-type="float">
            <text:p>7.75873636172092E-13</text:p>
          </table:table-cell>
          <table:table-cell office:value-type="float" office:value="0.0414319436072519" calcext:value-type="float">
            <text:p>0.0414319436072519</text:p>
          </table:table-cell>
        </table:table-row>
        <table:table-row table:style-name="ro1">
          <table:table-cell office:value-type="float" office:value="1.7401715940872E+018" calcext:value-type="float">
            <text:p>1.7401715940872E+018</text:p>
          </table:table-cell>
          <table:table-cell office:value-type="float" office:value="-2.26197083703733" calcext:value-type="float">
            <text:p>-2.26197083703733</text:p>
          </table:table-cell>
          <table:table-cell office:value-type="float" office:value="-0.141457846544431" calcext:value-type="float">
            <text:p>-0.141457846544431</text:p>
          </table:table-cell>
          <table:table-cell office:value-type="float" office:value="2.33302663249017" calcext:value-type="float">
            <text:p>2.33302663249017</text:p>
          </table:table-cell>
          <table:table-cell office:value-type="float" office:value="0.00000000000223396654" calcext:value-type="float">
            <text:p>2.23396654184641E-12</text:p>
          </table:table-cell>
          <table:table-cell office:value-type="float" office:value="0.180481943240374" calcext:value-type="float">
            <text:p>0.180481943240374</text:p>
          </table:table-cell>
        </table:table-row>
        <table:table-row table:style-name="ro1">
          <table:table-cell office:value-type="float" office:value="1.7401715941027E+018" calcext:value-type="float">
            <text:p>1.7401715941027E+018</text:p>
          </table:table-cell>
          <table:table-cell office:value-type="float" office:value="-2.26197083703736" calcext:value-type="float">
            <text:p>-2.26197083703736</text:p>
          </table:table-cell>
          <table:table-cell office:value-type="float" office:value="-0.141457846544406" calcext:value-type="float">
            <text:p>-0.141457846544406</text:p>
          </table:table-cell>
          <table:table-cell office:value-type="float" office:value="2.33834104913877" calcext:value-type="float">
            <text:p>2.33834104913877</text:p>
          </table:table-cell>
          <table:table-cell office:value-type="float" office:value="0.00000000000224136803" calcext:value-type="float">
            <text:p>2.24136802867724E-12</text:p>
          </table:table-cell>
          <table:table-cell office:value-type="float" office:value="0.296356943240094" calcext:value-type="float">
            <text:p>0.296356943240094</text:p>
          </table:table-cell>
        </table:table-row>
        <table:table-row table:style-name="ro1">
          <table:table-cell office:value-type="float" office:value="1.74017159412083E+018" calcext:value-type="float">
            <text:p>1.74017159412083E+018</text:p>
          </table:table-cell>
          <table:table-cell office:value-type="float" office:value="-2.26197083703738" calcext:value-type="float">
            <text:p>-2.26197083703738</text:p>
          </table:table-cell>
          <table:table-cell office:value-type="float" office:value="-0.141457846544378" calcext:value-type="float">
            <text:p>-0.141457846544378</text:p>
          </table:table-cell>
          <table:table-cell office:value-type="float" office:value="2.34655349078932" calcext:value-type="float">
            <text:p>2.34655349078932</text:p>
          </table:table-cell>
          <table:table-cell office:value-type="float" office:value="0.00000000000221916357" calcext:value-type="float">
            <text:p>2.21916356818474E-12</text:p>
          </table:table-cell>
          <table:table-cell office:value-type="float" office:value="0.420100832314341" calcext:value-type="float">
            <text:p>0.420100832314341</text:p>
          </table:table-cell>
        </table:table-row>
        <table:table-row table:style-name="ro1">
          <table:table-cell office:value-type="float" office:value="1.74017159413568E+018" calcext:value-type="float">
            <text:p>1.74017159413568E+018</text:p>
          </table:table-cell>
          <table:table-cell office:value-type="float" office:value="-2.26197083703741" calcext:value-type="float">
            <text:p>-2.26197083703741</text:p>
          </table:table-cell>
          <table:table-cell office:value-type="float" office:value="-0.141457846544356" calcext:value-type="float">
            <text:p>-0.141457846544356</text:p>
          </table:table-cell>
          <table:table-cell office:value-type="float" office:value="2.35355349078009" calcext:value-type="float">
            <text:p>2.35355349078009</text:p>
          </table:table-cell>
          <table:table-cell office:value-type="float" office:value="0.00000000000210814127" calcext:value-type="float">
            <text:p>2.10814126572272E-12</text:p>
          </table:table-cell>
          <table:table-cell office:value-type="float" office:value="0.464699443720004" calcext:value-type="float">
            <text:p>0.464699443720004</text:p>
          </table:table-cell>
        </table:table-row>
        <table:table-row table:style-name="ro1">
          <table:table-cell office:value-type="float" office:value="1.74017159415075E+018" calcext:value-type="float">
            <text:p>1.74017159415075E+018</text:p>
          </table:table-cell>
          <table:table-cell office:value-type="float" office:value="-2.26197083703743" calcext:value-type="float">
            <text:p>-2.26197083703743</text:p>
          </table:table-cell>
          <table:table-cell office:value-type="float" office:value="-0.141457846544336" calcext:value-type="float">
            <text:p>-0.141457846544336</text:p>
          </table:table-cell>
          <table:table-cell office:value-type="float" office:value="2.36055349077084" calcext:value-type="float">
            <text:p>2.36055349077084</text:p>
          </table:table-cell>
          <table:table-cell office:value-type="float" office:value="0.00000000000198971748" calcext:value-type="float">
            <text:p>1.98971747642938E-12</text:p>
          </table:table-cell>
          <table:table-cell office:value-type="float" office:value="0.466666666050739" calcext:value-type="float">
            <text:p>0.466666666050739</text:p>
          </table:table-cell>
        </table:table-row>
        <table:table-row table:style-name="ro1">
          <table:table-cell office:value-type="float" office:value="1.74017159416956E+018" calcext:value-type="float">
            <text:p>1.74017159416956E+018</text:p>
          </table:table-cell>
          <table:table-cell office:value-type="float" office:value="-2.26197083703745" calcext:value-type="float">
            <text:p>-2.26197083703745</text:p>
          </table:table-cell>
          <table:table-cell office:value-type="float" office:value="-0.141457846544312" calcext:value-type="float">
            <text:p>-0.141457846544312</text:p>
          </table:table-cell>
          <table:table-cell office:value-type="float" office:value="2.36895349075973" calcext:value-type="float">
            <text:p>2.36895349075973</text:p>
          </table:table-cell>
          <table:table-cell office:value-type="float" office:value="0.00000000000190830112" calcext:value-type="float">
            <text:p>1.90830112128971E-12</text:p>
          </table:table-cell>
          <table:table-cell office:value-type="float" office:value="0.466666666049802" calcext:value-type="float">
            <text:p>0.466666666049802</text:p>
          </table:table-cell>
        </table:table-row>
        <table:table-row table:style-name="ro1">
          <table:table-cell office:value-type="float" office:value="1.74017159418432E+018" calcext:value-type="float">
            <text:p>1.74017159418432E+018</text:p>
          </table:table-cell>
          <table:table-cell office:value-type="float" office:value="-2.26197083703747" calcext:value-type="float">
            <text:p>-2.26197083703747</text:p>
          </table:table-cell>
          <table:table-cell office:value-type="float" office:value="-0.141457846544293" calcext:value-type="float">
            <text:p>-0.141457846544293</text:p>
          </table:table-cell>
          <table:table-cell office:value-type="float" office:value="2.37595349075047" calcext:value-type="float">
            <text:p>2.37595349075047</text:p>
          </table:table-cell>
          <table:table-cell office:value-type="float" office:value="0.00000000000182688477" calcext:value-type="float">
            <text:p>1.82688476615053E-12</text:p>
          </table:table-cell>
          <table:table-cell office:value-type="float" office:value="0.466666666049103" calcext:value-type="float">
            <text:p>0.466666666049103</text:p>
          </table:table-cell>
        </table:table-row>
        <table:table-row table:style-name="ro1">
          <table:table-cell office:value-type="float" office:value="1.74017159419954E+018" calcext:value-type="float">
            <text:p>1.74017159419954E+018</text:p>
          </table:table-cell>
          <table:table-cell office:value-type="float" office:value="-2.26197083703749" calcext:value-type="float">
            <text:p>-2.26197083703749</text:p>
          </table:table-cell>
          <table:table-cell office:value-type="float" office:value="-0.141457846544275" calcext:value-type="float">
            <text:p>-0.141457846544275</text:p>
          </table:table-cell>
          <table:table-cell office:value-type="float" office:value="2.38295349074119" calcext:value-type="float">
            <text:p>2.38295349074119</text:p>
          </table:table-cell>
          <table:table-cell office:value-type="float" office:value="0.00000000000176027138" calcext:value-type="float">
            <text:p>1.76027138467303E-12</text:p>
          </table:table-cell>
          <table:table-cell office:value-type="float" office:value="0.466666666048659" calcext:value-type="float">
            <text:p>0.466666666048659</text:p>
          </table:table-cell>
        </table:table-row>
        <table:table-row table:style-name="ro1">
          <table:table-cell office:value-type="float" office:value="1.74017159421867E+018" calcext:value-type="float">
            <text:p>1.74017159421867E+018</text:p>
          </table:table-cell>
          <table:table-cell office:value-type="float" office:value="-2.26197083703751" calcext:value-type="float">
            <text:p>-2.26197083703751</text:p>
          </table:table-cell>
          <table:table-cell office:value-type="float" office:value="-0.141457846544255" calcext:value-type="float">
            <text:p>-0.141457846544255</text:p>
          </table:table-cell>
          <table:table-cell office:value-type="float" office:value="2.39135349073005" calcext:value-type="float">
            <text:p>2.39135349073005</text:p>
          </table:table-cell>
          <table:table-cell office:value-type="float" office:value="0.00000000000167885503" calcext:value-type="float">
            <text:p>1.67885502953385E-12</text:p>
          </table:table-cell>
          <table:table-cell office:value-type="float" office:value="0.466666666047833" calcext:value-type="float">
            <text:p>0.466666666047833</text:p>
          </table:table-cell>
        </table:table-row>
        <table:table-row table:style-name="ro1">
          <table:table-cell office:value-type="float" office:value="1.74017159423315E+018" calcext:value-type="float">
            <text:p>1.74017159423315E+018</text:p>
          </table:table-cell>
          <table:table-cell office:value-type="float" office:value="-2.26197083703753" calcext:value-type="float">
            <text:p>-2.26197083703753</text:p>
          </table:table-cell>
          <table:table-cell office:value-type="float" office:value="-0.141457846544239" calcext:value-type="float">
            <text:p>-0.141457846544239</text:p>
          </table:table-cell>
          <table:table-cell office:value-type="float" office:value="2.39835349072076" calcext:value-type="float">
            <text:p>2.39835349072076</text:p>
          </table:table-cell>
          <table:table-cell office:value-type="float" office:value="0.00000000000160484016" calcext:value-type="float">
            <text:p>1.60484016122551E-12</text:p>
          </table:table-cell>
          <table:table-cell office:value-type="float" office:value="0.466666666047324" calcext:value-type="float">
            <text:p>0.466666666047324</text:p>
          </table:table-cell>
        </table:table-row>
        <table:table-row table:style-name="ro1">
          <table:table-cell office:value-type="float" office:value="1.74017159425115E+018" calcext:value-type="float">
            <text:p>1.74017159425115E+018</text:p>
          </table:table-cell>
          <table:table-cell office:value-type="float" office:value="-2.26197083703755" calcext:value-type="float">
            <text:p>-2.26197083703755</text:p>
          </table:table-cell>
          <table:table-cell office:value-type="float" office:value="-0.141457846544221" calcext:value-type="float">
            <text:p>-0.141457846544221</text:p>
          </table:table-cell>
          <table:table-cell office:value-type="float" office:value="2.4067534907096" calcext:value-type="float">
            <text:p>2.4067534907096</text:p>
          </table:table-cell>
          <table:table-cell office:value-type="float" office:value="0.00000000000149381786" calcext:value-type="float">
            <text:p>1.493817858763E-12</text:p>
          </table:table-cell>
          <table:table-cell office:value-type="float" office:value="0.46666666604688" calcext:value-type="float">
            <text:p>0.46666666604688</text:p>
          </table:table-cell>
        </table:table-row>
        <table:table-row table:style-name="ro1">
          <table:table-cell office:value-type="float" office:value="1.74017159426599E+018" calcext:value-type="float">
            <text:p>1.74017159426599E+018</text:p>
          </table:table-cell>
          <table:table-cell office:value-type="float" office:value="-2.26197083703756" calcext:value-type="float">
            <text:p>-2.26197083703756</text:p>
          </table:table-cell>
          <table:table-cell office:value-type="float" office:value="-0.141457846544207" calcext:value-type="float">
            <text:p>-0.141457846544207</text:p>
          </table:table-cell>
          <table:table-cell office:value-type="float" office:value="2.41375349070029" calcext:value-type="float">
            <text:p>2.41375349070029</text:p>
          </table:table-cell>
          <table:table-cell office:value-type="float" office:value="0.00000000000142720448" calcext:value-type="float">
            <text:p>1.42720447728549E-12</text:p>
          </table:table-cell>
          <table:table-cell office:value-type="float" office:value="0.466666666046435" calcext:value-type="float">
            <text:p>0.466666666046435</text:p>
          </table:table-cell>
        </table:table-row>
        <table:table-row table:style-name="ro1">
          <table:table-cell office:value-type="float" office:value="1.74017159428124E+018" calcext:value-type="float">
            <text:p>1.74017159428124E+018</text:p>
          </table:table-cell>
          <table:table-cell office:value-type="float" office:value="-2.26197083703758" calcext:value-type="float">
            <text:p>-2.26197083703758</text:p>
          </table:table-cell>
          <table:table-cell office:value-type="float" office:value="-0.141457846544194" calcext:value-type="float">
            <text:p>-0.141457846544194</text:p>
          </table:table-cell>
          <table:table-cell office:value-type="float" office:value="2.42075349069098" calcext:value-type="float">
            <text:p>2.42075349069098</text:p>
          </table:table-cell>
          <table:table-cell office:value-type="float" office:value="0.00000000000135318961" calcext:value-type="float">
            <text:p>1.35318960897715E-12</text:p>
          </table:table-cell>
          <table:table-cell office:value-type="float" office:value="0.466666666046054" calcext:value-type="float">
            <text:p>0.466666666046054</text:p>
          </table:table-cell>
        </table:table-row>
        <table:table-row table:style-name="ro1">
          <table:table-cell office:value-type="float" office:value="1.74017159429965E+018" calcext:value-type="float">
            <text:p>1.74017159429965E+018</text:p>
          </table:table-cell>
          <table:table-cell office:value-type="float" office:value="-2.26197083703759" calcext:value-type="float">
            <text:p>-2.26197083703759</text:p>
          </table:table-cell>
          <table:table-cell office:value-type="float" office:value="-0.14145784654418" calcext:value-type="float">
            <text:p>-0.14145784654418</text:p>
          </table:table-cell>
          <table:table-cell office:value-type="float" office:value="2.4291534906798" calcext:value-type="float">
            <text:p>2.4291534906798</text:p>
          </table:table-cell>
          <table:table-cell office:value-type="float" office:value="0.00000000000124956879" calcext:value-type="float">
            <text:p>1.24956879334547E-12</text:p>
          </table:table-cell>
          <table:table-cell office:value-type="float" office:value="0.466666666045546" calcext:value-type="float">
            <text:p>0.466666666045546</text:p>
          </table:table-cell>
        </table:table-row>
        <table:table-row table:style-name="ro1">
          <table:table-cell office:value-type="float" office:value="1.74017159431463E+018" calcext:value-type="float">
            <text:p>1.74017159431463E+018</text:p>
          </table:table-cell>
          <table:table-cell office:value-type="float" office:value="-2.26197083703761" calcext:value-type="float">
            <text:p>-2.26197083703761</text:p>
          </table:table-cell>
          <table:table-cell office:value-type="float" office:value="-0.141457846544169" calcext:value-type="float">
            <text:p>-0.141457846544169</text:p>
          </table:table-cell>
          <table:table-cell office:value-type="float" office:value="2.43615349067048" calcext:value-type="float">
            <text:p>2.43615349067048</text:p>
          </table:table-cell>
          <table:table-cell office:value-type="float" office:value="0.00000000000117555393" calcext:value-type="float">
            <text:p>1.17555392503738E-12</text:p>
          </table:table-cell>
          <table:table-cell office:value-type="float" office:value="0.466666666045402" calcext:value-type="float">
            <text:p>0.466666666045402</text:p>
          </table:table-cell>
        </table:table-row>
        <table:table-row table:style-name="ro1">
          <table:table-cell office:value-type="float" office:value="1.74017159433005E+018" calcext:value-type="float">
            <text:p>1.74017159433005E+018</text:p>
          </table:table-cell>
          <table:table-cell office:value-type="float" office:value="-2.26197083703762" calcext:value-type="float">
            <text:p>-2.26197083703762</text:p>
          </table:table-cell>
          <table:table-cell office:value-type="float" office:value="-0.141457846544158" calcext:value-type="float">
            <text:p>-0.141457846544158</text:p>
          </table:table-cell>
          <table:table-cell office:value-type="float" office:value="2.44315349066115" calcext:value-type="float">
            <text:p>2.44315349066115</text:p>
          </table:table-cell>
          <table:table-cell office:value-type="float" office:value="0.00000000000110894054" calcext:value-type="float">
            <text:p>1.10894054355987E-12</text:p>
          </table:table-cell>
          <table:table-cell office:value-type="float" office:value="0.466666666045084" calcext:value-type="float">
            <text:p>0.466666666045084</text:p>
          </table:table-cell>
        </table:table-row>
        <table:table-row table:style-name="ro1">
          <table:table-cell office:value-type="float" office:value="1.740171594348E+018" calcext:value-type="float">
            <text:p>1.740171594348E+018</text:p>
          </table:table-cell>
          <table:table-cell office:value-type="float" office:value="-2.26197083703763" calcext:value-type="float">
            <text:p>-2.26197083703763</text:p>
          </table:table-cell>
          <table:table-cell office:value-type="float" office:value="-0.141457846544147" calcext:value-type="float">
            <text:p>-0.141457846544147</text:p>
          </table:table-cell>
          <table:table-cell office:value-type="float" office:value="2.45155349064995" calcext:value-type="float">
            <text:p>2.45155349064995</text:p>
          </table:table-cell>
          <table:table-cell office:value-type="float" office:value="0.00000000000100531973" calcext:value-type="float">
            <text:p>1.00531972792795E-12</text:p>
          </table:table-cell>
          <table:table-cell office:value-type="float" office:value="0.466666666044465" calcext:value-type="float">
            <text:p>0.466666666044465</text:p>
          </table:table-cell>
        </table:table-row>
        <table:table-row table:style-name="ro1">
          <table:table-cell office:value-type="float" office:value="1.7401715943634E+018" calcext:value-type="float">
            <text:p>1.7401715943634E+018</text:p>
          </table:table-cell>
          <table:table-cell office:value-type="float" office:value="-2.26197083703764" calcext:value-type="float">
            <text:p>-2.26197083703764</text:p>
          </table:table-cell>
          <table:table-cell office:value-type="float" office:value="-0.141457846544139" calcext:value-type="float">
            <text:p>-0.141457846544139</text:p>
          </table:table-cell>
          <table:table-cell office:value-type="float" office:value="2.45855349064061" calcext:value-type="float">
            <text:p>2.45855349064061</text:p>
          </table:table-cell>
          <table:table-cell office:value-type="float" office:value="0.00000000000091650189" calcext:value-type="float">
            <text:p>9.16501885957939E-13</text:p>
          </table:table-cell>
          <table:table-cell office:value-type="float" office:value="0.466666666044211" calcext:value-type="float">
            <text:p>0.466666666044211</text:p>
          </table:table-cell>
        </table:table-row>
        <table:table-row table:style-name="ro1">
          <table:table-cell office:value-type="float" office:value="1.74017159438166E+018" calcext:value-type="float">
            <text:p>1.74017159438166E+018</text:p>
          </table:table-cell>
          <table:table-cell office:value-type="float" office:value="-2.26197083703765" calcext:value-type="float">
            <text:p>-2.26197083703765</text:p>
          </table:table-cell>
          <table:table-cell office:value-type="float" office:value="-0.14145784654413" calcext:value-type="float">
            <text:p>-0.14145784654413</text:p>
          </table:table-cell>
          <table:table-cell office:value-type="float" office:value="2.4669534906294" calcext:value-type="float">
            <text:p>2.4669534906294</text:p>
          </table:table-cell>
          <table:table-cell office:value-type="float" office:value="0.00000000000083508553" calcext:value-type="float">
            <text:p>8.35085530818763E-13</text:p>
          </table:table-cell>
          <table:table-cell office:value-type="float" office:value="0.466666666044021" calcext:value-type="float">
            <text:p>0.466666666044021</text:p>
          </table:table-cell>
        </table:table-row>
        <table:table-row table:style-name="ro1">
          <table:table-cell office:value-type="float" office:value="1.74017159439763E+018" calcext:value-type="float">
            <text:p>1.74017159439763E+018</text:p>
          </table:table-cell>
          <table:table-cell office:value-type="float" office:value="-2.26197083703766" calcext:value-type="float">
            <text:p>-2.26197083703766</text:p>
          </table:table-cell>
          <table:table-cell office:value-type="float" office:value="-0.141457846544123" calcext:value-type="float">
            <text:p>-0.141457846544123</text:p>
          </table:table-cell>
          <table:table-cell office:value-type="float" office:value="2.47395349062005" calcext:value-type="float">
            <text:p>2.47395349062005</text:p>
          </table:table-cell>
          <table:table-cell office:value-type="float" office:value="0.00000000000076107066" calcext:value-type="float">
            <text:p>7.61070662510422E-13</text:p>
          </table:table-cell>
          <table:table-cell office:value-type="float" office:value="0.466666666043767" calcext:value-type="float">
            <text:p>0.466666666043767</text:p>
          </table:table-cell>
        </table:table-row>
        <table:table-row table:style-name="ro1">
          <table:table-cell office:value-type="float" office:value="1.74017159441238E+018" calcext:value-type="float">
            <text:p>1.74017159441238E+018</text:p>
          </table:table-cell>
          <table:table-cell office:value-type="float" office:value="-2.26197083703767" calcext:value-type="float">
            <text:p>-2.26197083703767</text:p>
          </table:table-cell>
          <table:table-cell office:value-type="float" office:value="-0.141457846544117" calcext:value-type="float">
            <text:p>-0.141457846544117</text:p>
          </table:table-cell>
          <table:table-cell office:value-type="float" office:value="2.4809534906107" calcext:value-type="float">
            <text:p>2.4809534906107</text:p>
          </table:table-cell>
          <table:table-cell office:value-type="float" office:value="0.00000000000069445728" calcext:value-type="float">
            <text:p>6.94457281032916E-13</text:p>
          </table:table-cell>
          <table:table-cell office:value-type="float" office:value="0.466666666043576" calcext:value-type="float">
            <text:p>0.466666666043576</text:p>
          </table:table-cell>
        </table:table-row>
        <table:table-row table:style-name="ro1">
          <table:table-cell office:value-type="float" office:value="1.74017159443034E+018" calcext:value-type="float">
            <text:p>1.74017159443034E+018</text:p>
          </table:table-cell>
          <table:table-cell office:value-type="float" office:value="-2.26197083703768" calcext:value-type="float">
            <text:p>-2.26197083703768</text:p>
          </table:table-cell>
          <table:table-cell office:value-type="float" office:value="-0.141457846544111" calcext:value-type="float">
            <text:p>-0.141457846544111</text:p>
          </table:table-cell>
          <table:table-cell office:value-type="float" office:value="2.48935349059948" calcext:value-type="float">
            <text:p>2.48935349059948</text:p>
          </table:table-cell>
          <table:table-cell office:value-type="float" office:value="0.00000000000059823795" calcext:value-type="float">
            <text:p>5.98237952232072E-13</text:p>
          </table:table-cell>
          <table:table-cell office:value-type="float" office:value="0.466666666043385" calcext:value-type="float">
            <text:p>0.466666666043385</text:p>
          </table:table-cell>
        </table:table-row>
        <table:table-row table:style-name="ro1">
          <table:table-cell office:value-type="float" office:value="1.74017159444576E+018" calcext:value-type="float">
            <text:p>1.74017159444576E+018</text:p>
          </table:table-cell>
          <table:table-cell office:value-type="float" office:value="-2.26197083703768" calcext:value-type="float">
            <text:p>-2.26197083703768</text:p>
          </table:table-cell>
          <table:table-cell office:value-type="float" office:value="-0.141457846544106" calcext:value-type="float">
            <text:p>-0.141457846544106</text:p>
          </table:table-cell>
          <table:table-cell office:value-type="float" office:value="2.49635349059013" calcext:value-type="float">
            <text:p>2.49635349059013</text:p>
          </table:table-cell>
          <table:table-cell office:value-type="float" office:value="0.0000000000005168216" calcext:value-type="float">
            <text:p>5.16821597092897E-13</text:p>
          </table:table-cell>
          <table:table-cell office:value-type="float" office:value="0.466666666043195" calcext:value-type="float">
            <text:p>0.466666666043195</text:p>
          </table:table-cell>
        </table:table-row>
        <table:table-row table:style-name="ro1">
          <table:table-cell office:value-type="float" office:value="1.74017159446119E+018" calcext:value-type="float">
            <text:p>1.74017159446119E+018</text:p>
          </table:table-cell>
          <table:table-cell office:value-type="float" office:value="-2.26197083703769" calcext:value-type="float">
            <text:p>-2.26197083703769</text:p>
          </table:table-cell>
          <table:table-cell office:value-type="float" office:value="-0.141457846544103" calcext:value-type="float">
            <text:p>-0.141457846544103</text:p>
          </table:table-cell>
          <table:table-cell office:value-type="float" office:value="2.50335349058078" calcext:value-type="float">
            <text:p>2.50335349058078</text:p>
          </table:table-cell>
          <table:table-cell office:value-type="float" office:value="0.00000000000043540524" calcext:value-type="float">
            <text:p>4.35405241953722E-13</text:p>
          </table:table-cell>
          <table:table-cell office:value-type="float" office:value="0.466666666043258" calcext:value-type="float">
            <text:p>0.466666666043258</text:p>
          </table:table-cell>
        </table:table-row>
        <table:table-row table:style-name="ro1">
          <table:table-cell office:value-type="float" office:value="1.74017159447929E+018" calcext:value-type="float">
            <text:p>1.74017159447929E+018</text:p>
          </table:table-cell>
          <table:table-cell office:value-type="float" office:value="-2.26197083703769" calcext:value-type="float">
            <text:p>-2.26197083703769</text:p>
          </table:table-cell>
          <table:table-cell office:value-type="float" office:value="-0.141457846544099" calcext:value-type="float">
            <text:p>-0.141457846544099</text:p>
          </table:table-cell>
          <table:table-cell office:value-type="float" office:value="2.51175349056955" calcext:value-type="float">
            <text:p>2.51175349056955</text:p>
          </table:table-cell>
          <table:table-cell office:value-type="float" office:value="0.0000000000003465874" calcext:value-type="float">
            <text:p>3.46587399983713E-13</text:p>
          </table:table-cell>
          <table:table-cell office:value-type="float" office:value="0.466666666043131" calcext:value-type="float">
            <text:p>0.466666666043131</text:p>
          </table:table-cell>
        </table:table-row>
        <table:table-row table:style-name="ro1">
          <table:table-cell office:value-type="float" office:value="1.74017159449456E+018" calcext:value-type="float">
            <text:p>1.74017159449456E+018</text:p>
          </table:table-cell>
          <table:table-cell office:value-type="float" office:value="-2.2619708370377" calcext:value-type="float">
            <text:p>-2.2619708370377</text:p>
          </table:table-cell>
          <table:table-cell office:value-type="float" office:value="-0.141457846544097" calcext:value-type="float">
            <text:p>-0.141457846544097</text:p>
          </table:table-cell>
          <table:table-cell office:value-type="float" office:value="2.5187534905602" calcext:value-type="float">
            <text:p>2.5187534905602</text:p>
          </table:table-cell>
          <table:table-cell office:value-type="float" office:value="0.00000000000026517104" calcext:value-type="float">
            <text:p>2.65171044844537E-13</text:p>
          </table:table-cell>
          <table:table-cell office:value-type="float" office:value="0.466666666043068" calcext:value-type="float">
            <text:p>0.466666666043068</text:p>
          </table:table-cell>
        </table:table-row>
        <table:table-row table:style-name="ro1">
          <table:table-cell office:value-type="float" office:value="1.7401715945129E+018" calcext:value-type="float">
            <text:p>1.7401715945129E+018</text:p>
          </table:table-cell>
          <table:table-cell office:value-type="float" office:value="-2.2619708370377" calcext:value-type="float">
            <text:p>-2.2619708370377</text:p>
          </table:table-cell>
          <table:table-cell office:value-type="float" office:value="-0.141457846544096" calcext:value-type="float">
            <text:p>-0.141457846544096</text:p>
          </table:table-cell>
          <table:table-cell office:value-type="float" office:value="2.52715349054897" calcext:value-type="float">
            <text:p>2.52715349054897</text:p>
          </table:table-cell>
          <table:table-cell office:value-type="float" office:value="0.00000000000016895172" calcext:value-type="float">
            <text:p>1.68951716043694E-13</text:p>
          </table:table-cell>
          <table:table-cell office:value-type="float" office:value="0.466666666043242" calcext:value-type="float">
            <text:p>0.466666666043242</text:p>
          </table:table-cell>
        </table:table-row>
        <table:table-row table:style-name="ro1">
          <table:table-cell office:value-type="float" office:value="1.7401715945279E+018" calcext:value-type="float">
            <text:p>1.7401715945279E+018</text:p>
          </table:table-cell>
          <table:table-cell office:value-type="float" office:value="-2.2619708370377" calcext:value-type="float">
            <text:p>-2.2619708370377</text:p>
          </table:table-cell>
          <table:table-cell office:value-type="float" office:value="-0.141457846544095" calcext:value-type="float">
            <text:p>-0.141457846544095</text:p>
          </table:table-cell>
          <table:table-cell office:value-type="float" office:value="2.53415349053962" calcext:value-type="float">
            <text:p>2.53415349053962</text:p>
          </table:table-cell>
          <table:table-cell office:value-type="float" office:value="0.00000000000008753536" calcext:value-type="float">
            <text:p>8.75353609045191E-14</text:p>
          </table:table-cell>
          <table:table-cell office:value-type="float" office:value="0.466666666043178" calcext:value-type="float">
            <text:p>0.466666666043178</text:p>
          </table:table-cell>
        </table:table-row>
        <table:table-row table:style-name="ro1">
          <table:table-cell office:value-type="float" office:value="1.74017159454289E+018" calcext:value-type="float">
            <text:p>1.74017159454289E+018</text:p>
          </table:table-cell>
          <table:table-cell office:value-type="float" office:value="-2.2619908691943" calcext:value-type="float">
            <text:p>-2.2619908691943</text:p>
          </table:table-cell>
          <table:table-cell office:value-type="float" office:value="-0.141444091458209" calcext:value-type="float">
            <text:p>-0.141444091458209</text:p>
          </table:table-cell>
          <table:table-cell office:value-type="float" office:value="2.54094491553231" calcext:value-type="float">
            <text:p>2.54094491553231</text:p>
          </table:table-cell>
          <table:table-cell office:value-type="float" office:value="0.00080999999136779" calcext:value-type="float">
            <text:p>0.00080999999136779</text:p>
          </table:table-cell>
          <table:table-cell office:value-type="float" office:value="0.459714166111141" calcext:value-type="float">
            <text:p>0.459714166111141</text:p>
          </table:table-cell>
        </table:table-row>
        <table:table-row table:style-name="ro1">
          <table:table-cell office:value-type="float" office:value="1.74017159456166E+018" calcext:value-type="float">
            <text:p>1.74017159456166E+018</text:p>
          </table:table-cell>
          <table:table-cell office:value-type="float" office:value="-2.26221195505925" calcext:value-type="float">
            <text:p>-2.26221195505925</text:p>
          </table:table-cell>
          <table:table-cell office:value-type="float" office:value="-0.141293857860222" calcext:value-type="float">
            <text:p>-0.141293857860222</text:p>
          </table:table-cell>
          <table:table-cell office:value-type="float" office:value="2.54705059053256" calcext:value-type="float">
            <text:p>2.54705059053256</text:p>
          </table:table-cell>
          <table:table-cell office:value-type="float" office:value="0.00971999994501095" calcext:value-type="float">
            <text:p>0.00971999994501095</text:p>
          </table:table-cell>
          <table:table-cell office:value-type="float" office:value="0.383236666493498" calcext:value-type="float">
            <text:p>0.383236666493498</text:p>
          </table:table-cell>
        </table:table-row>
        <table:table-row table:style-name="ro1">
          <table:table-cell office:value-type="float" office:value="1.74017159457649E+018" calcext:value-type="float">
            <text:p>1.74017159457649E+018</text:p>
          </table:table-cell>
          <table:table-cell office:value-type="float" office:value="-2.26258146854768" calcext:value-type="float">
            <text:p>-2.26258146854768</text:p>
          </table:table-cell>
          <table:table-cell office:value-type="float" office:value="-0.141045000736153" calcext:value-type="float">
            <text:p>-0.141045000736153</text:p>
          </table:table-cell>
          <table:table-cell office:value-type="float" office:value="2.55022671553391" calcext:value-type="float">
            <text:p>2.55022671553391</text:p>
          </table:table-cell>
          <table:table-cell office:value-type="float" office:value="0.0229499999170599" calcext:value-type="float">
            <text:p>0.0229499999170599</text:p>
          </table:table-cell>
          <table:table-cell office:value-type="float" office:value="0.269679166733623" calcext:value-type="float">
            <text:p>0.269679166733623</text:p>
          </table:table-cell>
        </table:table-row>
        <table:table-row table:style-name="ro1">
          <table:table-cell office:value-type="float" office:value="1.74017159459176E+018" calcext:value-type="float">
            <text:p>1.74017159459176E+018</text:p>
          </table:table-cell>
          <table:table-cell office:value-type="float" office:value="-2.2631197478565" calcext:value-type="float">
            <text:p>-2.2631197478565</text:p>
          </table:table-cell>
          <table:table-cell office:value-type="float" office:value="-0.140684224750299" calcext:value-type="float">
            <text:p>-0.140684224750299</text:p>
          </table:table-cell>
          <table:table-cell office:value-type="float" office:value="2.55166471553633" calcext:value-type="float">
            <text:p>2.55166471553633</text:p>
          </table:table-cell>
          <table:table-cell office:value-type="float" office:value="0.0364499999113154" calcext:value-type="float">
            <text:p>0.0364499999113154</text:p>
          </table:table-cell>
          <table:table-cell office:value-type="float" office:value="0.153804166792479" calcext:value-type="float">
            <text:p>0.153804166792479</text:p>
          </table:table-cell>
        </table:table-row>
        <table:table-row table:style-name="ro1">
          <table:table-cell office:value-type="float" office:value="1.74017159461001E+018" calcext:value-type="float">
            <text:p>1.74017159461001E+018</text:p>
          </table:table-cell>
          <table:table-cell office:value-type="float" office:value="-2.26398798474494" calcext:value-type="float">
            <text:p>-2.26398798474494</text:p>
          </table:table-cell>
          <table:table-cell office:value-type="float" office:value="-0.140102863699654" calcext:value-type="float">
            <text:p>-0.140102863699654</text:p>
          </table:table-cell>
          <table:table-cell office:value-type="float" office:value="2.55109599055071" calcext:value-type="float">
            <text:p>2.55109599055071</text:p>
          </table:table-cell>
          <table:table-cell office:value-type="float" office:value="0.0526499999096934" calcext:value-type="float">
            <text:p>0.0526499999096934</text:p>
          </table:table-cell>
          <table:table-cell office:value-type="float" office:value="0.0147541672106914" calcext:value-type="float">
            <text:p>0.0147541672106914</text:p>
          </table:table-cell>
        </table:table-row>
        <table:table-row table:style-name="ro1">
          <table:table-cell office:value-type="float" office:value="1.74017159462579E+018" calcext:value-type="float">
            <text:p>1.74017159462579E+018</text:p>
          </table:table-cell>
          <table:table-cell office:value-type="float" office:value="-2.26489565218671" calcext:value-type="float">
            <text:p>-2.26489565218671</text:p>
          </table:table-cell>
          <table:table-cell office:value-type="float" office:value="-0.139493042835018" calcext:value-type="float">
            <text:p>-0.139493042835018</text:p>
          </table:table-cell>
          <table:table-cell office:value-type="float" office:value="2.54871011556747" calcext:value-type="float">
            <text:p>2.54871011556747</text:p>
          </table:table-cell>
          <table:table-cell office:value-type="float" office:value="0.0661499999120536" calcext:value-type="float">
            <text:p>0.0661499999120536</text:p>
          </table:table-cell>
          <table:table-cell office:value-type="float" office:value="-0.101120832311585" calcext:value-type="float">
            <text:p>-0.101120832311585</text:p>
          </table:table-cell>
        </table:table-row>
        <table:table-row table:style-name="ro1">
          <table:table-cell office:value-type="float" office:value="1.74017159464394E+018" calcext:value-type="float">
            <text:p>1.74017159464394E+018</text:p>
          </table:table-cell>
          <table:table-cell office:value-type="float" office:value="-2.26620341410566" calcext:value-type="float">
            <text:p>-2.26620341410566</text:p>
          </table:table-cell>
          <table:table-cell office:value-type="float" office:value="-0.138607281331617" calcext:value-type="float">
            <text:p>-0.138607281331617</text:p>
          </table:table-cell>
          <table:table-cell office:value-type="float" office:value="2.54355274058758" calcext:value-type="float">
            <text:p>2.54355274058758</text:p>
          </table:table-cell>
          <table:table-cell office:value-type="float" office:value="0.0823499999126225" calcext:value-type="float">
            <text:p>0.0823499999126225</text:p>
          </table:table-cell>
          <table:table-cell office:value-type="float" office:value="-0.240170832216116" calcext:value-type="float">
            <text:p>-0.240170832216116</text:p>
          </table:table-cell>
        </table:table-row>
        <table:table-row table:style-name="ro1">
          <table:table-cell office:value-type="float" office:value="1.74017159465979E+018" calcext:value-type="float">
            <text:p>1.74017159465979E+018</text:p>
          </table:table-cell>
          <table:table-cell office:value-type="float" office:value="-2.26747267207086" calcext:value-type="float">
            <text:p>-2.26747267207086</text:p>
          </table:table-cell>
          <table:table-cell office:value-type="float" office:value="-0.13773693795912" calcext:value-type="float">
            <text:p>-0.13773693795912</text:p>
          </table:table-cell>
          <table:table-cell office:value-type="float" office:value="2.53734299060435" calcext:value-type="float">
            <text:p>2.53734299060435</text:p>
          </table:table-cell>
          <table:table-cell office:value-type="float" office:value="0.0958499999126734" calcext:value-type="float">
            <text:p>0.0958499999126734</text:p>
          </table:table-cell>
          <table:table-cell office:value-type="float" office:value="-0.356045832215518" calcext:value-type="float">
            <text:p>-0.356045832215518</text:p>
          </table:table-cell>
        </table:table-row>
        <table:table-row table:style-name="ro1">
          <table:table-cell office:value-type="float" office:value="1.74017159467474E+018" calcext:value-type="float">
            <text:p>1.74017159467474E+018</text:p>
          </table:table-cell>
          <table:table-cell office:value-type="float" office:value="-2.26890192009072" calcext:value-type="float">
            <text:p>-2.26890192009072</text:p>
          </table:table-cell>
          <table:table-cell office:value-type="float" office:value="-0.136741922201613" calcext:value-type="float">
            <text:p>-0.136741922201613</text:p>
          </table:table-cell>
          <table:table-cell office:value-type="float" office:value="2.52939511562114" calcext:value-type="float">
            <text:p>2.52939511562114</text:p>
          </table:table-cell>
          <table:table-cell office:value-type="float" office:value="0.109349999912776" calcext:value-type="float">
            <text:p>0.109349999912776</text:p>
          </table:table-cell>
          <table:table-cell office:value-type="float" office:value="-0.47192083221473" calcext:value-type="float">
            <text:p>-0.47192083221473</text:p>
          </table:table-cell>
        </table:table-row>
        <table:table-row table:style-name="ro1">
          <table:table-cell office:value-type="float" office:value="1.74017159469306E+018" calcext:value-type="float">
            <text:p>1.74017159469306E+018</text:p>
          </table:table-cell>
          <table:table-cell office:value-type="float" office:value="-2.27082299713371" calcext:value-type="float">
            <text:p>-2.27082299713371</text:p>
          </table:table-cell>
          <table:table-cell office:value-type="float" office:value="-0.13537615556436" calcext:value-type="float">
            <text:p>-0.13537615556436</text:p>
          </table:table-cell>
          <table:table-cell office:value-type="float" office:value="2.5175633406413" calcext:value-type="float">
            <text:p>2.5175633406413</text:p>
          </table:table-cell>
          <table:table-cell office:value-type="float" office:value="0.125549999912931" calcext:value-type="float">
            <text:p>0.125549999912931</text:p>
          </table:table-cell>
          <table:table-cell office:value-type="float" office:value="-0.61097083221367" calcext:value-type="float">
            <text:p>-0.61097083221367</text:p>
          </table:table-cell>
        </table:table-row>
        <table:table-row table:style-name="ro1">
          <table:table-cell office:value-type="float" office:value="1.74017159470775E+018" calcext:value-type="float">
            <text:p>1.74017159470775E+018</text:p>
          </table:table-cell>
          <table:table-cell office:value-type="float" office:value="-2.27259054988578" calcext:value-type="float">
            <text:p>-2.27259054988578</text:p>
          </table:table-cell>
          <table:table-cell office:value-type="float" office:value="-0.134088259399172" calcext:value-type="float">
            <text:p>-0.134088259399172</text:p>
          </table:table-cell>
          <table:table-cell office:value-type="float" office:value="2.5064001827816" calcext:value-type="float">
            <text:p>2.5064001827816</text:p>
          </table:table-cell>
          <table:table-cell office:value-type="float" office:value="0.139049999917744" calcext:value-type="float">
            <text:p>0.139049999917744</text:p>
          </table:table-cell>
          <table:table-cell office:value-type="float" office:value="-0.706559428096624" calcext:value-type="float">
            <text:p>-0.706559428096624</text:p>
          </table:table-cell>
        </table:table-row>
        <table:table-row table:style-name="ro1">
          <table:table-cell office:value-type="float" office:value="1.74017159472356E+018" calcext:value-type="float">
            <text:p>1.74017159472356E+018</text:p>
          </table:table-cell>
          <table:table-cell office:value-type="float" office:value="-2.27450591877624" calcext:value-type="float">
            <text:p>-2.27450591877624</text:p>
          </table:table-cell>
          <table:table-cell office:value-type="float" office:value="-0.132659619217916" calcext:value-type="float">
            <text:p>-0.132659619217916</text:p>
          </table:table-cell>
          <table:table-cell office:value-type="float" office:value="2.4952153604524" calcext:value-type="float">
            <text:p>2.4952153604524</text:p>
          </table:table-cell>
          <table:table-cell office:value-type="float" office:value="0.152549999925019" calcext:value-type="float">
            <text:p>0.152549999925019</text:p>
          </table:table-cell>
          <table:table-cell office:value-type="float" office:value="-0.744932672963391" calcext:value-type="float">
            <text:p>-0.744932672963391</text:p>
          </table:table-cell>
        </table:table-row>
        <table:table-row table:style-name="ro1">
          <table:table-cell office:value-type="float" office:value="1.74017159474146E+018" calcext:value-type="float">
            <text:p>1.74017159474146E+018</text:p>
          </table:table-cell>
          <table:table-cell office:value-type="float" office:value="-2.27699532087473" calcext:value-type="float">
            <text:p>-2.27699532087473</text:p>
          </table:table-cell>
          <table:table-cell office:value-type="float" office:value="-0.130754606393564" calcext:value-type="float">
            <text:p>-0.130754606393564</text:p>
          </table:table-cell>
          <table:table-cell office:value-type="float" office:value="2.48179357365599" calcext:value-type="float">
            <text:p>2.48179357365599</text:p>
          </table:table-cell>
          <table:table-cell office:value-type="float" office:value="0.168749999922394" calcext:value-type="float">
            <text:p>0.168749999922394</text:p>
          </table:table-cell>
          <table:table-cell office:value-type="float" office:value="-0.745654821992458" calcext:value-type="float">
            <text:p>-0.745654821992458</text:p>
          </table:table-cell>
        </table:table-row>
        <table:table-row table:style-name="ro1">
          <table:table-cell office:value-type="float" office:value="1.74017159475672E+018" calcext:value-type="float">
            <text:p>1.74017159475672E+018</text:p>
          </table:table-cell>
          <table:table-cell office:value-type="float" office:value="-2.27922542144069" calcext:value-type="float">
            <text:p>-2.27922542144069</text:p>
          </table:table-cell>
          <table:table-cell office:value-type="float" office:value="-0.129004237088741" calcext:value-type="float">
            <text:p>-0.129004237088741</text:p>
          </table:table-cell>
          <table:table-cell office:value-type="float" office:value="2.47060875132489" calcext:value-type="float">
            <text:p>2.47060875132489</text:p>
          </table:table-cell>
          <table:table-cell office:value-type="float" office:value="0.182249999915332" calcext:value-type="float">
            <text:p>0.182249999915332</text:p>
          </table:table-cell>
          <table:table-cell office:value-type="float" office:value="-0.745654822055545" calcext:value-type="float">
            <text:p>-0.745654822055545</text:p>
          </table:table-cell>
        </table:table-row>
        <table:table-row table:style-name="ro1">
          <table:table-cell office:value-type="float" office:value="1.74017159477449E+018" calcext:value-type="float">
            <text:p>1.74017159477449E+018</text:p>
          </table:table-cell>
          <table:table-cell office:value-type="float" office:value="-2.28208365979847" calcext:value-type="float">
            <text:p>-2.28208365979847</text:p>
          </table:table-cell>
          <table:table-cell office:value-type="float" office:value="-0.126703360309769" calcext:value-type="float">
            <text:p>-0.126703360309769</text:p>
          </table:table-cell>
          <table:table-cell office:value-type="float" office:value="2.45718696452756" calcext:value-type="float">
            <text:p>2.45718696452756</text:p>
          </table:table-cell>
          <table:table-cell office:value-type="float" office:value="0.198449999913377" calcext:value-type="float">
            <text:p>0.198449999913377</text:p>
          </table:table-cell>
          <table:table-cell office:value-type="float" office:value="-0.745654822073588" calcext:value-type="float">
            <text:p>-0.745654822073588</text:p>
          </table:table-cell>
        </table:table-row>
        <table:table-row table:style-name="ro1">
          <table:table-cell office:value-type="float" office:value="1.74017159478993E+018" calcext:value-type="float">
            <text:p>1.74017159478993E+018</text:p>
          </table:table-cell>
          <table:table-cell office:value-type="float" office:value="-2.28459691419063" calcext:value-type="float">
            <text:p>-2.28459691419063</text:p>
          </table:table-cell>
          <table:table-cell office:value-type="float" office:value="-0.124628960020884" calcext:value-type="float">
            <text:p>-0.124628960020884</text:p>
          </table:table-cell>
          <table:table-cell office:value-type="float" office:value="2.44600214219556" calcext:value-type="float">
            <text:p>2.44600214219556</text:p>
          </table:table-cell>
          <table:table-cell office:value-type="float" office:value="0.211226242556856" calcext:value-type="float">
            <text:p>0.211226242556856</text:p>
          </table:table-cell>
          <table:table-cell office:value-type="float" office:value="-0.745654822103766" calcext:value-type="float">
            <text:p>-0.745654822103766</text:p>
          </table:table-cell>
        </table:table-row>
        <table:table-row table:style-name="ro1">
          <table:table-cell office:value-type="float" office:value="1.74017159480526E+018" calcext:value-type="float">
            <text:p>1.74017159480526E+018</text:p>
          </table:table-cell>
          <table:table-cell office:value-type="float" office:value="-2.28710840642062" calcext:value-type="float">
            <text:p>-2.28710840642062</text:p>
          </table:table-cell>
          <table:table-cell office:value-type="float" office:value="-0.12250847562483" calcext:value-type="float">
            <text:p>-0.12250847562483</text:p>
          </table:table-cell>
          <table:table-cell office:value-type="float" office:value="2.43481731986207" calcext:value-type="float">
            <text:p>2.43481731986207</text:p>
          </table:table-cell>
          <table:table-cell office:value-type="float" office:value="0.218191849167964" calcext:value-type="float">
            <text:p>0.218191849167964</text:p>
          </table:table-cell>
          <table:table-cell office:value-type="float" office:value="-0.745654822182927" calcext:value-type="float">
            <text:p>-0.745654822182927</text:p>
          </table:table-cell>
        </table:table-row>
        <table:table-row table:style-name="ro1">
          <table:table-cell office:value-type="float" office:value="1.74017159482348E+018" calcext:value-type="float">
            <text:p>1.74017159482348E+018</text:p>
          </table:table-cell>
          <table:table-cell office:value-type="float" office:value="-2.29009065619063" calcext:value-type="float">
            <text:p>-2.29009065619063</text:p>
          </table:table-cell>
          <table:table-cell office:value-type="float" office:value="-0.119927014206661" calcext:value-type="float">
            <text:p>-0.119927014206661</text:p>
          </table:table-cell>
          <table:table-cell office:value-type="float" office:value="2.4213955330649" calcext:value-type="float">
            <text:p>2.4213955330649</text:p>
          </table:table-cell>
          <table:table-cell office:value-type="float" office:value="0.219131213148847" calcext:value-type="float">
            <text:p>0.219131213148847</text:p>
          </table:table-cell>
          <table:table-cell office:value-type="float" office:value="-0.745654822130449" calcext:value-type="float">
            <text:p>-0.745654822130449</text:p>
          </table:table-cell>
        </table:table-row>
        <table:table-row table:style-name="ro1">
          <table:table-cell office:value-type="float" office:value="1.74017159483917E+018" calcext:value-type="float">
            <text:p>1.74017159483917E+018</text:p>
          </table:table-cell>
          <table:table-cell office:value-type="float" office:value="-2.29254921545816" calcext:value-type="float">
            <text:p>-2.29254921545816</text:p>
          </table:table-cell>
          <table:table-cell office:value-type="float" office:value="-0.117745378667577" calcext:value-type="float">
            <text:p>-0.117745378667577</text:p>
          </table:table-cell>
          <table:table-cell office:value-type="float" office:value="2.4102107107339" calcext:value-type="float">
            <text:p>2.4102107107339</text:p>
          </table:table-cell>
          <table:table-cell office:value-type="float" office:value="0.219131213157373" calcext:value-type="float">
            <text:p>0.219131213157373</text:p>
          </table:table-cell>
          <table:table-cell office:value-type="float" office:value="-0.745654822065773" calcext:value-type="float">
            <text:p>-0.745654822065773</text:p>
          </table:table-cell>
        </table:table-row>
        <table:table-row table:style-name="ro1">
          <table:table-cell office:value-type="float" office:value="1.74017159485446E+018" calcext:value-type="float">
            <text:p>1.74017159485446E+018</text:p>
          </table:table-cell>
          <table:table-cell office:value-type="float" office:value="-2.29498322024696" calcext:value-type="float">
            <text:p>-2.29498322024696</text:p>
          </table:table-cell>
          <table:table-cell office:value-type="float" office:value="-0.11553638161339" calcext:value-type="float">
            <text:p>-0.11553638161339</text:p>
          </table:table-cell>
          <table:table-cell office:value-type="float" office:value="2.39902588840288" calcext:value-type="float">
            <text:p>2.39902588840288</text:p>
          </table:table-cell>
          <table:table-cell office:value-type="float" office:value="0.219131213157381" calcext:value-type="float">
            <text:p>0.219131213157381</text:p>
          </table:table-cell>
          <table:table-cell office:value-type="float" office:value="-0.745654822067362" calcext:value-type="float">
            <text:p>-0.745654822067362</text:p>
          </table:table-cell>
        </table:table-row>
        <table:table-row table:style-name="ro1">
          <table:table-cell office:value-type="float" office:value="1.74017159487223E+018" calcext:value-type="float">
            <text:p>1.74017159487223E+018</text:p>
          </table:table-cell>
          <table:table-cell office:value-type="float" office:value="-2.29787118557619" calcext:value-type="float">
            <text:p>-2.29787118557619</text:p>
          </table:table-cell>
          <table:table-cell office:value-type="float" office:value="-0.112849857278595" calcext:value-type="float">
            <text:p>-0.112849857278595</text:p>
          </table:table-cell>
          <table:table-cell office:value-type="float" office:value="2.38560410160562" calcext:value-type="float">
            <text:p>2.38560410160562</text:p>
          </table:table-cell>
          <table:table-cell office:value-type="float" office:value="0.219131213157403" calcext:value-type="float">
            <text:p>0.219131213157403</text:p>
          </table:table-cell>
          <table:table-cell office:value-type="float" office:value="-0.745654822069204" calcext:value-type="float">
            <text:p>-0.745654822069204</text:p>
          </table:table-cell>
        </table:table-row>
        <table:table-row table:style-name="ro1">
          <table:table-cell office:value-type="float" office:value="1.74017159488778E+018" calcext:value-type="float">
            <text:p>1.74017159488778E+018</text:p>
          </table:table-cell>
          <table:table-cell office:value-type="float" office:value="-2.30025010308326" calcext:value-type="float">
            <text:p>-2.30025010308326</text:p>
          </table:table-cell>
          <table:table-cell office:value-type="float" office:value="-0.110581642387568" calcext:value-type="float">
            <text:p>-0.110581642387568</text:p>
          </table:table-cell>
          <table:table-cell office:value-type="float" office:value="2.37441927927455" calcext:value-type="float">
            <text:p>2.37441927927455</text:p>
          </table:table-cell>
          <table:table-cell office:value-type="float" office:value="0.219131213157469" calcext:value-type="float">
            <text:p>0.219131213157469</text:p>
          </table:table-cell>
          <table:table-cell office:value-type="float" office:value="-0.74565482207116" calcext:value-type="float">
            <text:p>-0.74565482207116</text:p>
          </table:table-cell>
        </table:table-row>
        <table:table-row table:style-name="ro1">
          <table:table-cell office:value-type="float" office:value="1.74017159490585E+018" calcext:value-type="float">
            <text:p>1.74017159490585E+018</text:p>
          </table:table-cell>
          <table:table-cell office:value-type="float" office:value="-2.30307109456309" calcext:value-type="float">
            <text:p>-2.30307109456309</text:p>
          </table:table-cell>
          <table:table-cell office:value-type="float" office:value="-0.107824875474134" calcext:value-type="float">
            <text:p>-0.107824875474134</text:p>
          </table:table-cell>
          <table:table-cell office:value-type="float" office:value="2.36099749247721" calcext:value-type="float">
            <text:p>2.36099749247721</text:p>
          </table:table-cell>
          <table:table-cell office:value-type="float" office:value="0.219131213157492" calcext:value-type="float">
            <text:p>0.219131213157492</text:p>
          </table:table-cell>
          <table:table-cell office:value-type="float" office:value="-0.745654822073383" calcext:value-type="float">
            <text:p>-0.745654822073383</text:p>
          </table:table-cell>
        </table:table-row>
        <table:table-row table:style-name="ro1">
          <table:table-cell office:value-type="float" office:value="1.74017159492095E+018" calcext:value-type="float">
            <text:p>1.74017159492095E+018</text:p>
          </table:table-cell>
          <table:table-cell office:value-type="float" office:value="-2.30539348446174" calcext:value-type="float">
            <text:p>-2.30539348446174</text:p>
          </table:table-cell>
          <table:table-cell office:value-type="float" office:value="-0.105498816047547" calcext:value-type="float">
            <text:p>-0.105498816047547</text:p>
          </table:table-cell>
          <table:table-cell office:value-type="float" office:value="2.34981267014608" calcext:value-type="float">
            <text:p>2.34981267014608</text:p>
          </table:table-cell>
          <table:table-cell office:value-type="float" office:value="0.219131213157462" calcext:value-type="float">
            <text:p>0.219131213157462</text:p>
          </table:table-cell>
          <table:table-cell office:value-type="float" office:value="-0.745654822075049" calcext:value-type="float">
            <text:p>-0.745654822075049</text:p>
          </table:table-cell>
        </table:table-row>
        <table:table-row table:style-name="ro1">
          <table:table-cell office:value-type="float" office:value="1.74017159493612E+018" calcext:value-type="float">
            <text:p>1.74017159493612E+018</text:p>
          </table:table-cell>
          <table:table-cell office:value-type="float" office:value="-2.30768971307714" calcext:value-type="float">
            <text:p>-2.30768971307714</text:p>
          </table:table-cell>
          <table:table-cell office:value-type="float" office:value="-0.103146927137939" calcext:value-type="float">
            <text:p>-0.103146927137939</text:p>
          </table:table-cell>
          <table:table-cell office:value-type="float" office:value="2.33862784781491" calcext:value-type="float">
            <text:p>2.33862784781491</text:p>
          </table:table-cell>
          <table:table-cell office:value-type="float" office:value="0.219131213157477" calcext:value-type="float">
            <text:p>0.219131213157477</text:p>
          </table:table-cell>
          <table:table-cell office:value-type="float" office:value="-0.745654822076828" calcext:value-type="float">
            <text:p>-0.745654822076828</text:p>
          </table:table-cell>
        </table:table-row>
        <table:table-row table:style-name="ro1">
          <table:table-cell office:value-type="float" office:value="1.7401715949545E+018" calcext:value-type="float">
            <text:p>1.7401715949545E+018</text:p>
          </table:table-cell>
          <table:table-cell office:value-type="float" office:value="-2.31041025029815" calcext:value-type="float">
            <text:p>-2.31041025029815</text:p>
          </table:table-cell>
          <table:table-cell office:value-type="float" office:value="-0.100290980014232" calcext:value-type="float">
            <text:p>-0.100290980014232</text:p>
          </table:table-cell>
          <table:table-cell office:value-type="float" office:value="2.32520606101747" calcext:value-type="float">
            <text:p>2.32520606101747</text:p>
          </table:table-cell>
          <table:table-cell office:value-type="float" office:value="0.219131213157506" calcext:value-type="float">
            <text:p>0.219131213157506</text:p>
          </table:table-cell>
          <table:table-cell office:value-type="float" office:value="-0.745654822079242" calcext:value-type="float">
            <text:p>-0.745654822079242</text:p>
          </table:table-cell>
        </table:table-row>
        <table:table-row table:style-name="ro1">
          <table:table-cell office:value-type="float" office:value="1.74017159496977E+018" calcext:value-type="float">
            <text:p>1.74017159496977E+018</text:p>
          </table:table-cell>
          <table:table-cell office:value-type="float" office:value="-2.31264791761121" calcext:value-type="float">
            <text:p>-2.31264791761121</text:p>
          </table:table-cell>
          <table:table-cell office:value-type="float" office:value="-0.0978833063873885" calcext:value-type="float">
            <text:p>-0.0978833063873885</text:p>
          </table:table-cell>
          <table:table-cell office:value-type="float" office:value="2.31402123868623" calcext:value-type="float">
            <text:p>2.31402123868623</text:p>
          </table:table-cell>
          <table:table-cell office:value-type="float" office:value="0.219131213157521" calcext:value-type="float">
            <text:p>0.219131213157521</text:p>
          </table:table-cell>
          <table:table-cell office:value-type="float" office:value="-0.745654822081149" calcext:value-type="float">
            <text:p>-0.745654822081149</text:p>
          </table:table-cell>
        </table:table-row>
        <table:table-row table:style-name="ro1">
          <table:table-cell office:value-type="float" office:value="1.74017159498517E+018" calcext:value-type="float">
            <text:p>1.74017159498517E+018</text:p>
          </table:table-cell>
          <table:table-cell office:value-type="float" office:value="-2.31485851611909" calcext:value-type="float">
            <text:p>-2.31485851611909</text:p>
          </table:table-cell>
          <table:table-cell office:value-type="float" office:value="-0.0954507559697587" calcext:value-type="float">
            <text:p>-0.0954507559697587</text:p>
          </table:table-cell>
          <table:table-cell office:value-type="float" office:value="2.30283641635497" calcext:value-type="float">
            <text:p>2.30283641635497</text:p>
          </table:table-cell>
          <table:table-cell office:value-type="float" office:value="0.21913121315755" calcext:value-type="float">
            <text:p>0.21913121315755</text:p>
          </table:table-cell>
          <table:table-cell office:value-type="float" office:value="-0.745654822083309" calcext:value-type="float">
            <text:p>-0.745654822083309</text:p>
          </table:table-cell>
        </table:table-row>
        <table:table-row table:style-name="ro1">
          <table:table-cell office:value-type="float" office:value="1.74017159500338E+018" calcext:value-type="float">
            <text:p>1.74017159500338E+018</text:p>
          </table:table-cell>
          <table:table-cell office:value-type="float" office:value="-2.31747511437284" calcext:value-type="float">
            <text:p>-2.31747511437284</text:p>
          </table:table-cell>
          <table:table-cell office:value-type="float" office:value="-0.0924992867893733" calcext:value-type="float">
            <text:p>-0.0924992867893733</text:p>
          </table:table-cell>
          <table:table-cell office:value-type="float" office:value="2.2894146295574" calcext:value-type="float">
            <text:p>2.2894146295574</text:p>
          </table:table-cell>
          <table:table-cell office:value-type="float" office:value="0.21913121315758" calcext:value-type="float">
            <text:p>0.21913121315758</text:p>
          </table:table-cell>
          <table:table-cell office:value-type="float" office:value="-0.74565482208585" calcext:value-type="float">
            <text:p>-0.74565482208585</text:p>
          </table:table-cell>
        </table:table-row>
        <table:table-row table:style-name="ro1">
          <table:table-cell office:value-type="float" office:value="1.74017159501866E+018" calcext:value-type="float">
            <text:p>1.74017159501866E+018</text:p>
          </table:table-cell>
          <table:table-cell office:value-type="float" office:value="-2.31962519289504" calcext:value-type="float">
            <text:p>-2.31962519289504</text:p>
          </table:table-cell>
          <table:table-cell office:value-type="float" office:value="-0.0900130829269099" calcext:value-type="float">
            <text:p>-0.0900130829269099</text:p>
          </table:table-cell>
          <table:table-cell office:value-type="float" office:value="2.27822980722606" calcext:value-type="float">
            <text:p>2.27822980722606</text:p>
          </table:table-cell>
          <table:table-cell office:value-type="float" office:value="0.21913121315761" calcext:value-type="float">
            <text:p>0.21913121315761</text:p>
          </table:table-cell>
          <table:table-cell office:value-type="float" office:value="-0.745654822088137" calcext:value-type="float">
            <text:p>-0.745654822088137</text:p>
          </table:table-cell>
        </table:table-row>
        <table:table-row table:style-name="ro1">
          <table:table-cell office:value-type="float" office:value="1.74017159503745E+018" calcext:value-type="float">
            <text:p>1.74017159503745E+018</text:p>
          </table:table-cell>
          <table:table-cell office:value-type="float" office:value="-2.32209119895889" calcext:value-type="float">
            <text:p>-2.32209119895889</text:p>
          </table:table-cell>
          <table:table-cell office:value-type="float" office:value="-0.0870919701454799" calcext:value-type="float">
            <text:p>-0.0870919701454799</text:p>
          </table:table-cell>
          <table:table-cell office:value-type="float" office:value="2.26585089542236" calcext:value-type="float">
            <text:p>2.26585089542236</text:p>
          </table:table-cell>
          <table:table-cell office:value-type="float" office:value="0.21508121318266" calcext:value-type="float">
            <text:p>0.21508121318266</text:p>
          </table:table-cell>
          <table:table-cell office:value-type="float" office:value="-0.710892322292419" calcext:value-type="float">
            <text:p>-0.710892322292419</text:p>
          </table:table-cell>
        </table:table-row>
        <table:table-row table:style-name="ro1">
          <table:table-cell office:value-type="float" office:value="1.74017159505203E+018" calcext:value-type="float">
            <text:p>1.74017159505203E+018</text:p>
          </table:table-cell>
          <table:table-cell office:value-type="float" office:value="-2.32397896799931" calcext:value-type="float">
            <text:p>-2.32397896799931</text:p>
          </table:table-cell>
          <table:table-cell office:value-type="float" office:value="-0.0848082326682022" calcext:value-type="float">
            <text:p>-0.0848082326682022</text:p>
          </table:table-cell>
          <table:table-cell office:value-type="float" office:value="2.25744707308086" calcext:value-type="float">
            <text:p>2.25744707308086</text:p>
          </table:table-cell>
          <table:table-cell office:value-type="float" office:value="0.204281213222769" calcext:value-type="float">
            <text:p>0.204281213222769</text:p>
          </table:table-cell>
          <table:table-cell office:value-type="float" office:value="-0.618192322630926" calcext:value-type="float">
            <text:p>-0.618192322630926</text:p>
          </table:table-cell>
        </table:table-row>
        <table:table-row table:style-name="ro1">
          <table:table-cell office:value-type="float" office:value="1.74017159506774E+018" calcext:value-type="float">
            <text:p>1.74017159506774E+018</text:p>
          </table:table-cell>
          <table:table-cell office:value-type="float" office:value="-2.32572162616413" calcext:value-type="float">
            <text:p>-2.32572162616413</text:p>
          </table:table-cell>
          <table:table-cell office:value-type="float" office:value="-0.082667368607014" calcext:value-type="float">
            <text:p>-0.082667368607014</text:p>
          </table:table-cell>
          <table:table-cell office:value-type="float" office:value="2.2507813757393" calcext:value-type="float">
            <text:p>2.2507813757393</text:p>
          </table:table-cell>
          <table:table-cell office:value-type="float" office:value="0.190781213237788" calcext:value-type="float">
            <text:p>0.190781213237788</text:p>
          </table:table-cell>
          <table:table-cell office:value-type="float" office:value="-0.502317322768626" calcext:value-type="float">
            <text:p>-0.502317322768626</text:p>
          </table:table-cell>
        </table:table-row>
        <table:table-row table:style-name="ro1">
          <table:table-cell office:value-type="float" office:value="1.74017159508548E+018" calcext:value-type="float">
            <text:p>1.74017159508548E+018</text:p>
          </table:table-cell>
          <table:table-cell office:value-type="float" office:value="-2.32762928953931" calcext:value-type="float">
            <text:p>-2.32762928953931</text:p>
          </table:table-cell>
          <table:table-cell office:value-type="float" office:value="-0.0802936763703222" calcext:value-type="float">
            <text:p>-0.0802936763703222</text:p>
          </table:table-cell>
          <table:table-cell office:value-type="float" office:value="2.24507686392935" calcext:value-type="float">
            <text:p>2.24507686392935</text:p>
          </table:table-cell>
          <table:table-cell office:value-type="float" office:value="0.174581213237674" calcext:value-type="float">
            <text:p>0.174581213237674</text:p>
          </table:table-cell>
          <table:table-cell office:value-type="float" office:value="-0.363267322773576" calcext:value-type="float">
            <text:p>-0.363267322773576</text:p>
          </table:table-cell>
        </table:table-row>
        <table:table-row table:style-name="ro1">
          <table:table-cell office:value-type="float" office:value="1.74017159510098E+018" calcext:value-type="float">
            <text:p>1.74017159510098E+018</text:p>
          </table:table-cell>
          <table:table-cell office:value-type="float" office:value="-2.32907181908772" calcext:value-type="float">
            <text:p>-2.32907181908772</text:p>
          </table:table-cell>
          <table:table-cell office:value-type="float" office:value="-0.0784831011512975" calcext:value-type="float">
            <text:p>-0.0784831011512975</text:p>
          </table:table-cell>
          <table:table-cell office:value-type="float" office:value="2.24223504158768" calcext:value-type="float">
            <text:p>2.24223504158768</text:p>
          </table:table-cell>
          <table:table-cell office:value-type="float" office:value="0.161081213237586" calcext:value-type="float">
            <text:p>0.161081213237586</text:p>
          </table:table-cell>
          <table:table-cell office:value-type="float" office:value="-0.247392322776906" calcext:value-type="float">
            <text:p>-0.247392322776906</text:p>
          </table:table-cell>
        </table:table-row>
        <table:table-row table:style-name="ro1">
          <table:table-cell office:value-type="float" office:value="1.74017159511661E+018" calcext:value-type="float">
            <text:p>1.74017159511661E+018</text:p>
          </table:table-cell>
          <table:table-cell office:value-type="float" office:value="-2.3303848840392" calcext:value-type="float">
            <text:p>-2.3303848840392</text:p>
          </table:table-cell>
          <table:table-cell office:value-type="float" office:value="-0.076828295468555" calcext:value-type="float">
            <text:p>-0.076828295468555</text:p>
          </table:table-cell>
          <table:table-cell office:value-type="float" office:value="2.24113134424598" calcext:value-type="float">
            <text:p>2.24113134424598</text:p>
          </table:table-cell>
          <table:table-cell office:value-type="float" office:value="0.14758121323751" calcext:value-type="float">
            <text:p>0.14758121323751</text:p>
          </table:table-cell>
          <table:table-cell office:value-type="float" office:value="-0.131517322779205" calcext:value-type="float">
            <text:p>-0.131517322779205</text:p>
          </table:table-cell>
        </table:table-row>
        <table:table-row table:style-name="ro1">
          <table:table-cell office:value-type="float" office:value="1.74017159513454E+018" calcext:value-type="float">
            <text:p>1.74017159513454E+018</text:p>
          </table:table-cell>
          <table:table-cell office:value-type="float" office:value="-2.33179414898664" calcext:value-type="float">
            <text:p>-2.33179414898664</text:p>
          </table:table-cell>
          <table:table-cell office:value-type="float" office:value="-0.0750517082679306" calcext:value-type="float">
            <text:p>-0.0750517082679306</text:p>
          </table:table-cell>
          <table:table-cell office:value-type="float" office:value="2.24210123242198" calcext:value-type="float">
            <text:p>2.24210123242198</text:p>
          </table:table-cell>
          <table:table-cell office:value-type="float" office:value="0.131381213235209" calcext:value-type="float">
            <text:p>0.131381213235209</text:p>
          </table:table-cell>
          <table:table-cell office:value-type="float" office:value="0.00753267675468026" calcext:value-type="float">
            <text:p>0.00753267675468026</text:p>
          </table:table-cell>
        </table:table-row>
        <table:table-row table:style-name="ro1">
          <table:table-cell office:value-type="float" office:value="1.74017159514951E+018" calcext:value-type="float">
            <text:p>1.74017159514951E+018</text:p>
          </table:table-cell>
          <table:table-cell office:value-type="float" office:value="-2.33286627798364" calcext:value-type="float">
            <text:p>-2.33286627798364</text:p>
          </table:table-cell>
          <table:table-cell office:value-type="float" office:value="-0.0737054337708628" calcext:value-type="float">
            <text:p>-0.0737054337708628</text:p>
          </table:table-cell>
          <table:table-cell office:value-type="float" office:value="2.24482141006635" calcext:value-type="float">
            <text:p>2.24482141006635</text:p>
          </table:table-cell>
          <table:table-cell office:value-type="float" office:value="0.1196830136558" calcext:value-type="float">
            <text:p>0.1196830136558</text:p>
          </table:table-cell>
          <table:table-cell office:value-type="float" office:value="0.123407676290553" calcext:value-type="float">
            <text:p>0.123407676290553</text:p>
          </table:table-cell>
        </table:table-row>
        <table:table-row table:style-name="ro1">
          <table:table-cell office:value-type="float" office:value="1.74017159516823E+018" calcext:value-type="float">
            <text:p>1.74017159516823E+018</text:p>
          </table:table-cell>
          <table:table-cell office:value-type="float" office:value="-2.33415434988567" calcext:value-type="float">
            <text:p>-2.33415434988567</text:p>
          </table:table-cell>
          <table:table-cell office:value-type="float" office:value="-0.0721014709981552" calcext:value-type="float">
            <text:p>-0.0721014709981552</text:p>
          </table:table-cell>
          <table:table-cell office:value-type="float" office:value="2.25037994823957" calcext:value-type="float">
            <text:p>2.25037994823957</text:p>
          </table:table-cell>
          <table:table-cell office:value-type="float" office:value="0.114285714280768" calcext:value-type="float">
            <text:p>0.114285714280768</text:p>
          </table:table-cell>
          <table:table-cell office:value-type="float" office:value="0.262457676290445" calcext:value-type="float">
            <text:p>0.262457676290445</text:p>
          </table:table-cell>
        </table:table-row>
        <table:table-row table:style-name="ro1">
          <table:table-cell office:value-type="float" office:value="1.74017159518303E+018" calcext:value-type="float">
            <text:p>1.74017159518303E+018</text:p>
          </table:table-cell>
          <table:table-cell office:value-type="float" office:value="-2.33523589604504" calcext:value-type="float">
            <text:p>-2.33523589604504</text:p>
          </table:table-cell>
          <table:table-cell office:value-type="float" office:value="-0.0707714247903741" calcext:value-type="float">
            <text:p>-0.0707714247903741</text:p>
          </table:table-cell>
          <table:table-cell office:value-type="float" office:value="2.2569240008839" calcext:value-type="float">
            <text:p>2.2569240008839</text:p>
          </table:table-cell>
          <table:table-cell office:value-type="float" office:value="0.114285714274558" calcext:value-type="float">
            <text:p>0.114285714274558</text:p>
          </table:table-cell>
          <table:table-cell office:value-type="float" office:value="0.378332676289403" calcext:value-type="float">
            <text:p>0.378332676289403</text:p>
          </table:table-cell>
        </table:table-row>
        <table:table-row table:style-name="ro1">
          <table:table-cell office:value-type="float" office:value="1.74017159519832E+018" calcext:value-type="float">
            <text:p>1.74017159519832E+018</text:p>
          </table:table-cell>
          <table:table-cell office:value-type="float" office:value="-2.33632727101019" calcext:value-type="float">
            <text:p>-2.33632727101019</text:p>
          </table:table-cell>
          <table:table-cell office:value-type="float" office:value="-0.0694494341004804" calcext:value-type="float">
            <text:p>-0.0694494341004804</text:p>
          </table:table-cell>
          <table:table-cell office:value-type="float" office:value="2.26520617852821" calcext:value-type="float">
            <text:p>2.26520617852821</text:p>
          </table:table-cell>
          <table:table-cell office:value-type="float" office:value="0.114285714274647" calcext:value-type="float">
            <text:p>0.114285714274647</text:p>
          </table:table-cell>
          <table:table-cell office:value-type="float" office:value="0.49420767628817" calcext:value-type="float">
            <text:p>0.49420767628817</text:p>
          </table:table-cell>
        </table:table-row>
        <table:table-row table:style-name="ro1">
          <table:table-cell office:value-type="float" office:value="1.74017159521663E+018" calcext:value-type="float">
            <text:p>1.74017159521663E+018</text:p>
          </table:table-cell>
          <table:table-cell office:value-type="float" office:value="-2.33765301953532" calcext:value-type="float">
            <text:p>-2.33765301953532</text:p>
          </table:table-cell>
          <table:table-cell office:value-type="float" office:value="-0.0678764831245199" calcext:value-type="float">
            <text:p>-0.0678764831245199</text:p>
          </table:table-cell>
          <table:table-cell office:value-type="float" office:value="2.27743911670137" calcext:value-type="float">
            <text:p>2.27743911670137</text:p>
          </table:table-cell>
          <table:table-cell office:value-type="float" office:value="0.114285714274773" calcext:value-type="float">
            <text:p>0.114285714274773</text:p>
          </table:table-cell>
          <table:table-cell office:value-type="float" office:value="0.633257676286855" calcext:value-type="float">
            <text:p>0.633257676286855</text:p>
          </table:table-cell>
        </table:table-row>
        <table:table-row table:style-name="ro1">
          <table:table-cell office:value-type="float" office:value="1.74017159523173E+018" calcext:value-type="float">
            <text:p>1.74017159523173E+018</text:p>
          </table:table-cell>
          <table:table-cell office:value-type="float" office:value="-2.33877376227553" calcext:value-type="float">
            <text:p>-2.33877376227553</text:p>
          </table:table-cell>
          <table:table-cell office:value-type="float" office:value="-0.0665793033696653" calcext:value-type="float">
            <text:p>-0.0665793033696653</text:p>
          </table:table-cell>
          <table:table-cell office:value-type="float" office:value="2.28954516934564" calcext:value-type="float">
            <text:p>2.28954516934564</text:p>
          </table:table-cell>
          <table:table-cell office:value-type="float" office:value="0.114285714274921" calcext:value-type="float">
            <text:p>0.114285714274921</text:p>
          </table:table-cell>
          <table:table-cell office:value-type="float" office:value="0.749132676285622" calcext:value-type="float">
            <text:p>0.749132676285622</text:p>
          </table:table-cell>
        </table:table-row>
        <table:table-row table:style-name="ro1">
          <table:table-cell office:value-type="float" office:value="1.74017159524691E+018" calcext:value-type="float">
            <text:p>1.74017159524691E+018</text:p>
          </table:table-cell>
          <table:table-cell office:value-type="float" office:value="-2.33991123912306" calcext:value-type="float">
            <text:p>-2.33991123912306</text:p>
          </table:table-cell>
          <table:table-cell office:value-type="float" office:value="-0.0652967765740247" calcext:value-type="float">
            <text:p>-0.0652967765740247</text:p>
          </table:table-cell>
          <table:table-cell office:value-type="float" office:value="2.3033893469899" calcext:value-type="float">
            <text:p>2.3033893469899</text:p>
          </table:table-cell>
          <table:table-cell office:value-type="float" office:value="0.114285714275084" calcext:value-type="float">
            <text:p>0.114285714275084</text:p>
          </table:table-cell>
          <table:table-cell office:value-type="float" office:value="0.865007676284389" calcext:value-type="float">
            <text:p>0.865007676284389</text:p>
          </table:table-cell>
        </table:table-row>
        <table:table-row table:style-name="ro1">
          <table:table-cell office:value-type="float" office:value="1.7401715952653E+018" calcext:value-type="float">
            <text:p>1.7401715952653E+018</text:p>
          </table:table-cell>
          <table:table-cell office:value-type="float" office:value="-2.34130112375924" calcext:value-type="float">
            <text:p>-2.34130112375924</text:p>
          </table:table-cell>
          <table:table-cell office:value-type="float" office:value="-0.063780224125973" calcext:value-type="float">
            <text:p>-0.063780224125973</text:p>
          </table:table-cell>
          <table:table-cell office:value-type="float" office:value="2.32229668516299" calcext:value-type="float">
            <text:p>2.32229668516299</text:p>
          </table:table-cell>
          <table:table-cell office:value-type="float" office:value="0.114285714275321" calcext:value-type="float">
            <text:p>0.114285714275321</text:p>
          </table:table-cell>
          <table:table-cell office:value-type="float" office:value="1.00405767628301" calcext:value-type="float">
            <text:p>1.00405767628301</text:p>
          </table:table-cell>
        </table:table-row>
        <table:table-row table:style-name="ro1">
          <table:table-cell office:value-type="float" office:value="1.74017159528118E+018" calcext:value-type="float">
            <text:p>1.74017159528118E+018</text:p>
          </table:table-cell>
          <table:table-cell office:value-type="float" office:value="-2.34248235927894" calcext:value-type="float">
            <text:p>-2.34248235927894</text:p>
          </table:table-cell>
          <table:table-cell office:value-type="float" office:value="-0.0625378949836685" calcext:value-type="float">
            <text:p>-0.0625378949836685</text:p>
          </table:table-cell>
          <table:table-cell office:value-type="float" office:value="2.33996473780721" calcext:value-type="float">
            <text:p>2.33996473780721</text:p>
          </table:table-cell>
          <table:table-cell office:value-type="float" office:value="0.114285714275577" calcext:value-type="float">
            <text:p>0.114285714275577</text:p>
          </table:table-cell>
          <table:table-cell office:value-type="float" office:value="1.11993267628211" calcext:value-type="float">
            <text:p>1.11993267628211</text:p>
          </table:table-cell>
        </table:table-row>
        <table:table-row table:style-name="ro1">
          <table:table-cell office:value-type="float" office:value="1.74017159529927E+018" calcext:value-type="float">
            <text:p>1.74017159529927E+018</text:p>
          </table:table-cell>
          <table:table-cell office:value-type="float" office:value="-2.34393011547215" calcext:value-type="float">
            <text:p>-2.34393011547215</text:p>
          </table:table-cell>
          <table:table-cell office:value-type="float" office:value="-0.0610765107015785" calcext:value-type="float">
            <text:p>-0.0610765107015785</text:p>
          </table:table-cell>
          <table:table-cell office:value-type="float" office:value="2.36346072597976" calcext:value-type="float">
            <text:p>2.36346072597976</text:p>
          </table:table-cell>
          <table:table-cell office:value-type="float" office:value="0.114285714278496" calcext:value-type="float">
            <text:p>0.114285714278496</text:p>
          </table:table-cell>
          <table:table-cell office:value-type="float" office:value="1.25898267626407" calcext:value-type="float">
            <text:p>1.25898267626407</text:p>
          </table:table-cell>
        </table:table-row>
        <table:table-row table:style-name="ro1">
          <table:table-cell office:value-type="float" office:value="1.74017159531351E+018" calcext:value-type="float">
            <text:p>1.74017159531351E+018</text:p>
          </table:table-cell>
          <table:table-cell office:value-type="float" office:value="-2.34516357583266" calcext:value-type="float">
            <text:p>-2.34516357583266</text:p>
          </table:table-cell>
          <table:table-cell office:value-type="float" office:value="-0.0598860304336837" calcext:value-type="float">
            <text:p>-0.0598860304336837</text:p>
          </table:table-cell>
          <table:table-cell office:value-type="float" office:value="2.38442006149977" calcext:value-type="float">
            <text:p>2.38442006149977</text:p>
          </table:table-cell>
          <table:table-cell office:value-type="float" office:value="0.114285714285217" calcext:value-type="float">
            <text:p>0.114285714285217</text:p>
          </table:table-cell>
          <table:table-cell office:value-type="float" office:value="1.35710460545733" calcext:value-type="float">
            <text:p>1.35710460545733</text:p>
          </table:table-cell>
        </table:table-row>
        <table:table-row table:style-name="ro1">
          <table:table-cell office:value-type="float" office:value="1.74017159532889E+018" calcext:value-type="float">
            <text:p>1.74017159532889E+018</text:p>
          </table:table-cell>
          <table:table-cell office:value-type="float" office:value="-2.34642175769226" calcext:value-type="float">
            <text:p>-2.34642175769226</text:p>
          </table:table-cell>
          <table:table-cell office:value-type="float" office:value="-0.0587217083476092" calcext:value-type="float">
            <text:p>-0.0587217083476092</text:p>
          </table:table-cell>
          <table:table-cell office:value-type="float" office:value="2.40542006149033" calcext:value-type="float">
            <text:p>2.40542006149033</text:p>
          </table:table-cell>
          <table:table-cell office:value-type="float" office:value="0.114285714289043" calcext:value-type="float">
            <text:p>0.114285714289043</text:p>
          </table:table-cell>
          <table:table-cell office:value-type="float" office:value="1.39864451701904" calcext:value-type="float">
            <text:p>1.39864451701904</text:p>
          </table:table-cell>
        </table:table-row>
        <table:table-row table:style-name="ro1">
          <table:table-cell office:value-type="float" office:value="1.7401715953474E+018" calcext:value-type="float">
            <text:p>1.7401715953474E+018</text:p>
          </table:table-cell>
          <table:table-cell office:value-type="float" office:value="-2.34796343278795" calcext:value-type="float">
            <text:p>-2.34796343278795</text:p>
          </table:table-cell>
          <table:table-cell office:value-type="float" office:value="-0.0573597793148778" calcext:value-type="float">
            <text:p>-0.0573597793148778</text:p>
          </table:table-cell>
          <table:table-cell office:value-type="float" office:value="2.43062006147898" calcext:value-type="float">
            <text:p>2.43062006147898</text:p>
          </table:table-cell>
          <table:table-cell office:value-type="float" office:value="0.114285714288755" calcext:value-type="float">
            <text:p>0.114285714288755</text:p>
          </table:table-cell>
          <table:table-cell office:value-type="float" office:value="1.39999999936979" calcext:value-type="float">
            <text:p>1.39999999936979</text:p>
          </table:table-cell>
        </table:table-row>
        <table:table-row table:style-name="ro1">
          <table:table-cell office:value-type="float" office:value="1.74017159536247E+018" calcext:value-type="float">
            <text:p>1.74017159536247E+018</text:p>
          </table:table-cell>
          <table:table-cell office:value-type="float" office:value="-2.34927404467606" calcext:value-type="float">
            <text:p>-2.34927404467606</text:p>
          </table:table-cell>
          <table:table-cell office:value-type="float" office:value="-0.056254806921259" calcext:value-type="float">
            <text:p>-0.056254806921259</text:p>
          </table:table-cell>
          <table:table-cell office:value-type="float" office:value="2.4516200614695" calcext:value-type="float">
            <text:p>2.4516200614695</text:p>
          </table:table-cell>
          <table:table-cell office:value-type="float" office:value="0.11428571428854" calcext:value-type="float">
            <text:p>0.11428571428854</text:p>
          </table:table-cell>
          <table:table-cell office:value-type="float" office:value="1.39999999936858" calcext:value-type="float">
            <text:p>1.39999999936858</text:p>
          </table:table-cell>
        </table:table-row>
        <table:table-row table:style-name="ro1">
          <table:table-cell office:value-type="float" office:value="1.74017159538068E+018" calcext:value-type="float">
            <text:p>1.74017159538068E+018</text:p>
          </table:table-cell>
          <table:table-cell office:value-type="float" office:value="-2.35087697349799" calcext:value-type="float">
            <text:p>-2.35087697349799</text:p>
          </table:table-cell>
          <table:table-cell office:value-type="float" office:value="-0.054965531162295" calcext:value-type="float">
            <text:p>-0.054965531162295</text:p>
          </table:table-cell>
          <table:table-cell office:value-type="float" office:value="2.47682006145811" calcext:value-type="float">
            <text:p>2.47682006145811</text:p>
          </table:table-cell>
          <table:table-cell office:value-type="float" office:value="0.114285714288274" calcext:value-type="float">
            <text:p>0.114285714288274</text:p>
          </table:table-cell>
          <table:table-cell office:value-type="float" office:value="1.39999999936744" calcext:value-type="float">
            <text:p>1.39999999936744</text:p>
          </table:table-cell>
        </table:table-row>
        <table:table-row table:style-name="ro1">
          <table:table-cell office:value-type="float" office:value="1.74017159539557E+018" calcext:value-type="float">
            <text:p>1.74017159539557E+018</text:p>
          </table:table-cell>
          <table:table-cell office:value-type="float" office:value="-2.35223721848972" calcext:value-type="float">
            <text:p>-2.35223721848972</text:p>
          </table:table-cell>
          <table:table-cell office:value-type="float" office:value="-0.0539222665389293" calcext:value-type="float">
            <text:p>-0.0539222665389293</text:p>
          </table:table-cell>
          <table:table-cell office:value-type="float" office:value="2.49782006144861" calcext:value-type="float">
            <text:p>2.49782006144861</text:p>
          </table:table-cell>
          <table:table-cell office:value-type="float" office:value="0.114285714288037" calcext:value-type="float">
            <text:p>0.114285714288037</text:p>
          </table:table-cell>
          <table:table-cell office:value-type="float" office:value="1.3999999993668" calcext:value-type="float">
            <text:p>1.3999999993668</text:p>
          </table:table-cell>
        </table:table-row>
        <table:table-row table:style-name="ro1">
          <table:table-cell office:value-type="float" office:value="1.74017159541119E+018" calcext:value-type="float">
            <text:p>1.74017159541119E+018</text:p>
          </table:table-cell>
          <table:table-cell office:value-type="float" office:value="-2.3536190705053" calcext:value-type="float">
            <text:p>-2.3536190705053</text:p>
          </table:table-cell>
          <table:table-cell office:value-type="float" office:value="-0.0529077949922827" calcext:value-type="float">
            <text:p>-0.0529077949922827</text:p>
          </table:table-cell>
          <table:table-cell office:value-type="float" office:value="2.5188200614391" calcext:value-type="float">
            <text:p>2.5188200614391</text:p>
          </table:table-cell>
          <table:table-cell office:value-type="float" office:value="0.114285714287807" calcext:value-type="float">
            <text:p>0.114285714287807</text:p>
          </table:table-cell>
          <table:table-cell office:value-type="float" office:value="1.39999999936648" calcext:value-type="float">
            <text:p>1.39999999936648</text:p>
          </table:table-cell>
        </table:table-row>
        <table:table-row table:style-name="ro1">
          <table:table-cell office:value-type="float" office:value="1.74017159542931E+018" calcext:value-type="float">
            <text:p>1.74017159542931E+018</text:p>
          </table:table-cell>
          <table:table-cell office:value-type="float" office:value="-2.35530495554143" calcext:value-type="float">
            <text:p>-2.35530495554143</text:p>
          </table:table-cell>
          <table:table-cell office:value-type="float" office:value="-0.0517290649826153" calcext:value-type="float">
            <text:p>-0.0517290649826153</text:p>
          </table:table-cell>
          <table:table-cell office:value-type="float" office:value="2.54402006142769" calcext:value-type="float">
            <text:p>2.54402006142769</text:p>
          </table:table-cell>
          <table:table-cell office:value-type="float" office:value="0.114285714287526" calcext:value-type="float">
            <text:p>0.114285714287526</text:p>
          </table:table-cell>
          <table:table-cell office:value-type="float" office:value="1.39999999936623" calcext:value-type="float">
            <text:p>1.39999999936623</text:p>
          </table:table-cell>
        </table:table-row>
        <table:table-row table:style-name="ro1">
          <table:table-cell office:value-type="float" office:value="1.74017159544477E+018" calcext:value-type="float">
            <text:p>1.74017159544477E+018</text:p>
          </table:table-cell>
          <table:table-cell office:value-type="float" office:value="-2.35673218499337" calcext:value-type="float">
            <text:p>-2.35673218499337</text:p>
          </table:table-cell>
          <table:table-cell office:value-type="float" office:value="-0.0507794947622526" calcext:value-type="float">
            <text:p>-0.0507794947622526</text:p>
          </table:table-cell>
          <table:table-cell office:value-type="float" office:value="2.56502006141819" calcext:value-type="float">
            <text:p>2.56502006141819</text:p>
          </table:table-cell>
          <table:table-cell office:value-type="float" office:value="0.114285714287297" calcext:value-type="float">
            <text:p>0.114285714287297</text:p>
          </table:table-cell>
          <table:table-cell office:value-type="float" office:value="1.39999999936629" calcext:value-type="float">
            <text:p>1.39999999936629</text:p>
          </table:table-cell>
        </table:table-row>
        <table:table-row table:style-name="ro1">
          <table:table-cell office:value-type="float" office:value="1.74017159545986E+018" calcext:value-type="float">
            <text:p>1.74017159545986E+018</text:p>
          </table:table-cell>
          <table:table-cell office:value-type="float" office:value="-2.35817903926176" calcext:value-type="float">
            <text:p>-2.35817903926176</text:p>
          </table:table-cell>
          <table:table-cell office:value-type="float" office:value="-0.0498601035300276" calcext:value-type="float">
            <text:p>-0.0498601035300276</text:p>
          </table:table-cell>
          <table:table-cell office:value-type="float" office:value="2.5860200614087" calcext:value-type="float">
            <text:p>2.5860200614087</text:p>
          </table:table-cell>
          <table:table-cell office:value-type="float" office:value="0.114285714287102" calcext:value-type="float">
            <text:p>0.114285714287102</text:p>
          </table:table-cell>
          <table:table-cell office:value-type="float" office:value="1.399999999367" calcext:value-type="float">
            <text:p>1.399999999367</text:p>
          </table:table-cell>
        </table:table-row>
        <table:table-row table:style-name="ro1">
          <table:table-cell office:value-type="float" office:value="1.74017159547782E+018" calcext:value-type="float">
            <text:p>1.74017159547782E+018</text:p>
          </table:table-cell>
          <table:table-cell office:value-type="float" office:value="-2.35994027018959" calcext:value-type="float">
            <text:p>-2.35994027018959</text:p>
          </table:table-cell>
          <table:table-cell office:value-type="float" office:value="-0.0487972402229437" calcext:value-type="float">
            <text:p>-0.0487972402229437</text:p>
          </table:table-cell>
          <table:table-cell office:value-type="float" office:value="2.61122006139731" calcext:value-type="float">
            <text:p>2.61122006139731</text:p>
          </table:table-cell>
          <table:table-cell office:value-type="float" office:value="0.114285714286835" calcext:value-type="float">
            <text:p>0.114285714286835</text:p>
          </table:table-cell>
          <table:table-cell office:value-type="float" office:value="1.39999999936764" calcext:value-type="float">
            <text:p>1.39999999936764</text:p>
          </table:table-cell>
        </table:table-row>
        <table:table-row table:style-name="ro1">
          <table:table-cell office:value-type="float" office:value="1.74017159549324E+018" calcext:value-type="float">
            <text:p>1.74017159549324E+018</text:p>
          </table:table-cell>
          <table:table-cell office:value-type="float" office:value="-2.36142804138695" calcext:value-type="float">
            <text:p>-2.36142804138695</text:p>
          </table:table-cell>
          <table:table-cell office:value-type="float" office:value="-0.0479456508993052" calcext:value-type="float">
            <text:p>-0.0479456508993052</text:p>
          </table:table-cell>
          <table:table-cell office:value-type="float" office:value="2.63222006138785" calcext:value-type="float">
            <text:p>2.63222006138785</text:p>
          </table:table-cell>
          <table:table-cell office:value-type="float" office:value="0.114285714286586" calcext:value-type="float">
            <text:p>0.114285714286586</text:p>
          </table:table-cell>
          <table:table-cell office:value-type="float" office:value="1.39999999936833" calcext:value-type="float">
            <text:p>1.39999999936833</text:p>
          </table:table-cell>
        </table:table-row>
        <table:table-row table:style-name="ro1">
          <table:table-cell office:value-type="float" office:value="1.74017159551171E+018" calcext:value-type="float">
            <text:p>1.74017159551171E+018</text:p>
          </table:table-cell>
          <table:table-cell office:value-type="float" office:value="-2.36323647984649" calcext:value-type="float">
            <text:p>-2.36323647984649</text:p>
          </table:table-cell>
          <table:table-cell office:value-type="float" office:value="-0.0469652616252151" calcext:value-type="float">
            <text:p>-0.0469652616252151</text:p>
          </table:table-cell>
          <table:table-cell office:value-type="float" office:value="2.65742006137651" calcext:value-type="float">
            <text:p>2.65742006137651</text:p>
          </table:table-cell>
          <table:table-cell office:value-type="float" office:value="0.114285714286312" calcext:value-type="float">
            <text:p>0.114285714286312</text:p>
          </table:table-cell>
          <table:table-cell office:value-type="float" office:value="1.39999999936979" calcext:value-type="float">
            <text:p>1.39999999936979</text:p>
          </table:table-cell>
        </table:table-row>
        <table:table-row table:style-name="ro1">
          <table:table-cell office:value-type="float" office:value="1.74017159552688E+018" calcext:value-type="float">
            <text:p>1.74017159552688E+018</text:p>
          </table:table-cell>
          <table:table-cell office:value-type="float" office:value="-2.36476199297926" calcext:value-type="float">
            <text:p>-2.36476199297926</text:p>
          </table:table-cell>
          <table:table-cell office:value-type="float" office:value="-0.0461832915531919" calcext:value-type="float">
            <text:p>-0.0461832915531919</text:p>
          </table:table-cell>
          <table:table-cell office:value-type="float" office:value="2.6784200613671" calcext:value-type="float">
            <text:p>2.6784200613671</text:p>
          </table:table-cell>
          <table:table-cell office:value-type="float" office:value="0.114285714286083" calcext:value-type="float">
            <text:p>0.114285714286083</text:p>
          </table:table-cell>
          <table:table-cell office:value-type="float" office:value="1.39999999937125" calcext:value-type="float">
            <text:p>1.39999999937125</text:p>
          </table:table-cell>
        </table:table-row>
        <table:table-row table:style-name="ro1">
          <table:table-cell office:value-type="float" office:value="1.74017159554196E+018" calcext:value-type="float">
            <text:p>1.74017159554196E+018</text:p>
          </table:table-cell>
          <table:table-cell office:value-type="float" office:value="-2.3664126879191" calcext:value-type="float">
            <text:p>-2.3664126879191</text:p>
          </table:table-cell>
          <table:table-cell office:value-type="float" office:value="-0.0453800458232537" calcext:value-type="float">
            <text:p>-0.0453800458232537</text:p>
          </table:table-cell>
          <table:table-cell office:value-type="float" office:value="2.69837718636281" calcext:value-type="float">
            <text:p>2.69837718636281</text:p>
          </table:table-cell>
          <table:table-cell office:value-type="float" office:value="0.118335714264096" calcext:value-type="float">
            <text:p>0.118335714264096</text:p>
          </table:table-cell>
          <table:table-cell office:value-type="float" office:value="1.36523749954326" calcext:value-type="float">
            <text:p>1.36523749954326</text:p>
          </table:table-cell>
        </table:table-row>
        <table:table-row table:style-name="ro1">
          <table:table-cell office:value-type="float" office:value="1.74017159556016E+018" calcext:value-type="float">
            <text:p>1.74017159556016E+018</text:p>
          </table:table-cell>
          <table:table-cell office:value-type="float" office:value="-2.36865596854557" calcext:value-type="float">
            <text:p>-2.36865596854557</text:p>
          </table:table-cell>
          <table:table-cell office:value-type="float" office:value="-0.0443458534956008" calcext:value-type="float">
            <text:p>-0.0443458534956008</text:p>
          </table:table-cell>
          <table:table-cell office:value-type="float" office:value="2.72003141136096" calcext:value-type="float">
            <text:p>2.72003141136096</text:p>
          </table:table-cell>
          <table:table-cell office:value-type="float" office:value="0.131835714229708" calcext:value-type="float">
            <text:p>0.131835714229708</text:p>
          </table:table-cell>
          <table:table-cell office:value-type="float" office:value="1.24936249982371" calcext:value-type="float">
            <text:p>1.24936249982371</text:p>
          </table:table-cell>
        </table:table-row>
        <table:table-row table:style-name="ro1">
          <table:table-cell office:value-type="float" office:value="1.74017159557539E+018" calcext:value-type="float">
            <text:p>1.74017159557539E+018</text:p>
          </table:table-cell>
          <table:table-cell office:value-type="float" office:value="-2.37074520238051" calcext:value-type="float">
            <text:p>-2.37074520238051</text:p>
          </table:table-cell>
          <table:table-cell office:value-type="float" office:value="-0.0434297455768679" calcext:value-type="float">
            <text:p>-0.0434297455768679</text:p>
          </table:table-cell>
          <table:table-cell office:value-type="float" office:value="2.73616466136163" calcext:value-type="float">
            <text:p>2.73616466136163</text:p>
          </table:table-cell>
          <table:table-cell office:value-type="float" office:value="0.145335714210745" calcext:value-type="float">
            <text:p>0.145335714210745</text:p>
          </table:table-cell>
          <table:table-cell office:value-type="float" office:value="1.1334874999893" calcext:value-type="float">
            <text:p>1.1334874999893</text:p>
          </table:table-cell>
        </table:table-row>
        <table:table-row table:style-name="ro1">
          <table:table-cell office:value-type="float" office:value="1.74017159559053E+018" calcext:value-type="float">
            <text:p>1.74017159559053E+018</text:p>
          </table:table-cell>
          <table:table-cell office:value-type="float" office:value="-2.37303483306954" calcext:value-type="float">
            <text:p>-2.37303483306954</text:p>
          </table:table-cell>
          <table:table-cell office:value-type="float" office:value="-0.042467105282077" calcext:value-type="float">
            <text:p>-0.042467105282077</text:p>
          </table:table-cell>
          <table:table-cell office:value-type="float" office:value="2.75055978636235" calcext:value-type="float">
            <text:p>2.75055978636235</text:p>
          </table:table-cell>
          <table:table-cell office:value-type="float" office:value="0.15883571420409" calcext:value-type="float">
            <text:p>0.15883571420409</text:p>
          </table:table-cell>
          <table:table-cell office:value-type="float" office:value="1.01761250004632" calcext:value-type="float">
            <text:p>1.01761250004632</text:p>
          </table:table-cell>
        </table:table-row>
        <table:table-row table:style-name="ro1">
          <table:table-cell office:value-type="float" office:value="1.74017159560861E+018" calcext:value-type="float">
            <text:p>1.74017159560861E+018</text:p>
          </table:table-cell>
          <table:table-cell office:value-type="float" office:value="-2.37604716794716" calcext:value-type="float">
            <text:p>-2.37604716794716</text:p>
          </table:table-cell>
          <table:table-cell office:value-type="float" office:value="-0.0412529741445265" calcext:value-type="float">
            <text:p>-0.0412529741445265</text:p>
          </table:table-cell>
          <table:table-cell office:value-type="float" office:value="2.76599170572992" calcext:value-type="float">
            <text:p>2.76599170572992</text:p>
          </table:table-cell>
          <table:table-cell office:value-type="float" office:value="0.175035714201683" calcext:value-type="float">
            <text:p>0.175035714201683</text:p>
          </table:table-cell>
          <table:table-cell office:value-type="float" office:value="0.893632312271609" calcext:value-type="float">
            <text:p>0.893632312271609</text:p>
          </table:table-cell>
        </table:table-row>
        <table:table-row table:style-name="ro1">
          <table:table-cell office:value-type="float" office:value="1.74017159562417E+018" calcext:value-type="float">
            <text:p>1.74017159562417E+018</text:p>
          </table:table-cell>
          <table:table-cell office:value-type="float" office:value="-2.37877907006368" calcext:value-type="float">
            <text:p>-2.37877907006368</text:p>
          </table:table-cell>
          <table:table-cell office:value-type="float" office:value="-0.0401959451417416" calcext:value-type="float">
            <text:p>-0.0401959451417416</text:p>
          </table:table-cell>
          <table:table-cell office:value-type="float" office:value="2.77869238618687" calcext:value-type="float">
            <text:p>2.77869238618687</text:p>
          </table:table-cell>
          <table:table-cell office:value-type="float" office:value="0.188535714199573" calcext:value-type="float">
            <text:p>0.188535714199573</text:p>
          </table:table-cell>
          <table:table-cell office:value-type="float" office:value="0.848738327479204" calcext:value-type="float">
            <text:p>0.848738327479204</text:p>
          </table:table-cell>
        </table:table-row>
        <table:table-row table:style-name="ro1">
          <table:table-cell office:value-type="float" office:value="1.74017159564222E+018" calcext:value-type="float">
            <text:p>1.74017159564222E+018</text:p>
          </table:table-cell>
          <table:table-cell office:value-type="float" office:value="-2.38226366704248" calcext:value-type="float">
            <text:p>-2.38226366704248</text:p>
          </table:table-cell>
          <table:table-cell office:value-type="float" office:value="-0.0389031740639176" calcext:value-type="float">
            <text:p>-0.0389031740639176</text:p>
          </table:table-cell>
          <table:table-cell office:value-type="float" office:value="2.79393320273719" calcext:value-type="float">
            <text:p>2.79393320273719</text:p>
          </table:table-cell>
          <table:table-cell office:value-type="float" office:value="0.202544647860904" calcext:value-type="float">
            <text:p>0.202544647860904</text:p>
          </table:table-cell>
          <table:table-cell office:value-type="float" office:value="0.846712030529548" calcext:value-type="float">
            <text:p>0.846712030529548</text:p>
          </table:table-cell>
        </table:table-row>
        <table:table-row table:style-name="ro1">
          <table:table-cell office:value-type="float" office:value="1.74017159565766E+018" calcext:value-type="float">
            <text:p>1.74017159565766E+018</text:p>
          </table:table-cell>
          <table:table-cell office:value-type="float" office:value="-2.3851946034447" calcext:value-type="float">
            <text:p>-2.3851946034447</text:p>
          </table:table-cell>
          <table:table-cell office:value-type="float" office:value="-0.0378620747358089" calcext:value-type="float">
            <text:p>-0.0378620747358089</text:p>
          </table:table-cell>
          <table:table-cell office:value-type="float" office:value="2.80663388319595" calcext:value-type="float">
            <text:p>2.80663388319595</text:p>
          </table:table-cell>
          <table:table-cell office:value-type="float" office:value="0.20723081494508" calcext:value-type="float">
            <text:p>0.20723081494508</text:p>
          </table:table-cell>
          <table:table-cell office:value-type="float" office:value="0.84671203058985" calcext:value-type="float">
            <text:p>0.84671203058985</text:p>
          </table:table-cell>
        </table:table-row>
        <table:table-row table:style-name="ro1">
          <table:table-cell office:value-type="float" office:value="1.74017159567302E+018" calcext:value-type="float">
            <text:p>1.74017159567302E+018</text:p>
          </table:table-cell>
          <table:table-cell office:value-type="float" office:value="-2.38813852577405" calcext:value-type="float">
            <text:p>-2.38813852577405</text:p>
          </table:table-cell>
          <table:table-cell office:value-type="float" office:value="-0.0368582832608639" calcext:value-type="float">
            <text:p>-0.0368582832608639</text:p>
          </table:table-cell>
          <table:table-cell office:value-type="float" office:value="2.81933456365284" calcext:value-type="float">
            <text:p>2.81933456365284</text:p>
          </table:table-cell>
          <table:table-cell office:value-type="float" office:value="0.207358048376085" calcext:value-type="float">
            <text:p>0.207358048376085</text:p>
          </table:table-cell>
          <table:table-cell office:value-type="float" office:value="0.846712030521871" calcext:value-type="float">
            <text:p>0.846712030521871</text:p>
          </table:table-cell>
        </table:table-row>
        <table:table-row table:style-name="ro1">
          <table:table-cell office:value-type="float" office:value="1.74017159569103E+018" calcext:value-type="float">
            <text:p>1.74017159569103E+018</text:p>
          </table:table-cell>
          <table:table-cell office:value-type="float" office:value="-2.39168770523323" calcext:value-type="float">
            <text:p>-2.39168770523323</text:p>
          </table:table-cell>
          <table:table-cell office:value-type="float" office:value="-0.0357032074107105" calcext:value-type="float">
            <text:p>-0.0357032074107105</text:p>
          </table:table-cell>
          <table:table-cell office:value-type="float" office:value="2.83457538020117" calcext:value-type="float">
            <text:p>2.83457538020117</text:p>
          </table:table-cell>
          <table:table-cell office:value-type="float" office:value="0.207358048384252" calcext:value-type="float">
            <text:p>0.207358048384252</text:p>
          </table:table-cell>
          <table:table-cell office:value-type="float" office:value="0.84671203046157" calcext:value-type="float">
            <text:p>0.84671203046157</text:p>
          </table:table-cell>
        </table:table-row>
        <table:table-row table:style-name="ro1">
          <table:table-cell office:value-type="float" office:value="1.74017159570658E+018" calcext:value-type="float">
            <text:p>1.74017159570658E+018</text:p>
          </table:table-cell>
          <table:table-cell office:value-type="float" office:value="-2.39465852222421" calcext:value-type="float">
            <text:p>-2.39465852222421</text:p>
          </table:table-cell>
          <table:table-cell office:value-type="float" office:value="-0.0347820546478623" calcext:value-type="float">
            <text:p>-0.0347820546478623</text:p>
          </table:table-cell>
          <table:table-cell office:value-type="float" office:value="2.84727606065816" calcext:value-type="float">
            <text:p>2.84727606065816</text:p>
          </table:table-cell>
          <table:table-cell office:value-type="float" office:value="0.207358048384304" calcext:value-type="float">
            <text:p>0.207358048384304</text:p>
          </table:table-cell>
          <table:table-cell office:value-type="float" office:value="0.846712030464556" calcext:value-type="float">
            <text:p>0.846712030464556</text:p>
          </table:table-cell>
        </table:table-row>
        <table:table-row table:style-name="ro1">
          <table:table-cell office:value-type="float" office:value="1.74017159572147E+018" calcext:value-type="float">
            <text:p>1.74017159572147E+018</text:p>
          </table:table-cell>
          <table:table-cell office:value-type="float" office:value="-2.39764079856356" calcext:value-type="float">
            <text:p>-2.39764079856356</text:p>
          </table:table-cell>
          <table:table-cell office:value-type="float" office:value="-0.0338987065612558" calcext:value-type="float">
            <text:p>-0.0338987065612558</text:p>
          </table:table-cell>
          <table:table-cell office:value-type="float" office:value="2.8599767411152" calcext:value-type="float">
            <text:p>2.8599767411152</text:p>
          </table:table-cell>
          <table:table-cell office:value-type="float" office:value="0.207358048384341" calcext:value-type="float">
            <text:p>0.207358048384341</text:p>
          </table:table-cell>
          <table:table-cell office:value-type="float" office:value="0.846712030467542" calcext:value-type="float">
            <text:p>0.846712030467542</text:p>
          </table:table-cell>
        </table:table-row>
        <table:table-row table:style-name="ro1">
          <table:table-cell office:value-type="float" office:value="1.74017159573974E+018" calcext:value-type="float">
            <text:p>1.74017159573974E+018</text:p>
          </table:table-cell>
          <table:table-cell office:value-type="float" office:value="-2.40123397905765" calcext:value-type="float">
            <text:p>-2.40123397905765</text:p>
          </table:table-cell>
          <table:table-cell office:value-type="float" office:value="-0.0328887912231949" calcext:value-type="float">
            <text:p>-0.0328887912231949</text:p>
          </table:table-cell>
          <table:table-cell office:value-type="float" office:value="2.8752175576637" calcext:value-type="float">
            <text:p>2.8752175576637</text:p>
          </table:table-cell>
          <table:table-cell office:value-type="float" office:value="0.207358048384378" calcext:value-type="float">
            <text:p>0.207358048384378</text:p>
          </table:table-cell>
          <table:table-cell office:value-type="float" office:value="0.846712030471164" calcext:value-type="float">
            <text:p>0.846712030471164</text:p>
          </table:table-cell>
        </table:table-row>
        <table:table-row table:style-name="ro1">
          <table:table-cell office:value-type="float" office:value="1.74017159575504E+018" calcext:value-type="float">
            <text:p>1.74017159575504E+018</text:p>
          </table:table-cell>
          <table:table-cell office:value-type="float" office:value="-2.40423977015702" calcext:value-type="float">
            <text:p>-2.40423977015702</text:p>
          </table:table-cell>
          <table:table-cell office:value-type="float" office:value="-0.0320891063640114" calcext:value-type="float">
            <text:p>-0.0320891063640114</text:p>
          </table:table-cell>
          <table:table-cell office:value-type="float" office:value="2.8879182381189" calcext:value-type="float">
            <text:p>2.8879182381189</text:p>
          </table:table-cell>
          <table:table-cell office:value-type="float" office:value="0.207358048387982" calcext:value-type="float">
            <text:p>0.207358048387982</text:p>
          </table:table-cell>
          <table:table-cell office:value-type="float" office:value="0.846712030409601" calcext:value-type="float">
            <text:p>0.846712030409601</text:p>
          </table:table-cell>
        </table:table-row>
        <table:table-row table:style-name="ro1">
          <table:table-cell office:value-type="float" office:value="1.74017159577312E+018" calcext:value-type="float">
            <text:p>1.74017159577312E+018</text:p>
          </table:table-cell>
          <table:table-cell office:value-type="float" office:value="-2.40785976297021" calcext:value-type="float">
            <text:p>-2.40785976297021</text:p>
          </table:table-cell>
          <table:table-cell office:value-type="float" office:value="-0.0311799710129825" calcext:value-type="float">
            <text:p>-0.0311799710129825</text:p>
          </table:table-cell>
          <table:table-cell office:value-type="float" office:value="2.90315905466519" calcext:value-type="float">
            <text:p>2.90315905466519</text:p>
          </table:table-cell>
          <table:table-cell office:value-type="float" office:value="0.207358048391461" calcext:value-type="float">
            <text:p>0.207358048391461</text:p>
          </table:table-cell>
          <table:table-cell office:value-type="float" office:value="0.846712030348229" calcext:value-type="float">
            <text:p>0.846712030348229</text:p>
          </table:table-cell>
        </table:table-row>
        <table:table-row table:style-name="ro1">
          <table:table-cell office:value-type="float" office:value="1.74017159578802E+018" calcext:value-type="float">
            <text:p>1.74017159578802E+018</text:p>
          </table:table-cell>
          <table:table-cell office:value-type="float" office:value="-2.41088672227913" calcext:value-type="float">
            <text:p>-2.41088672227913</text:p>
          </table:table-cell>
          <table:table-cell office:value-type="float" office:value="-0.0304645736763907" calcext:value-type="float">
            <text:p>-0.0304645736763907</text:p>
          </table:table-cell>
          <table:table-cell office:value-type="float" office:value="2.91585973512047" calcext:value-type="float">
            <text:p>2.91585973512047</text:p>
          </table:table-cell>
          <table:table-cell office:value-type="float" office:value="0.207358048391335" calcext:value-type="float">
            <text:p>0.207358048391335</text:p>
          </table:table-cell>
          <table:table-cell office:value-type="float" office:value="0.846712030350707" calcext:value-type="float">
            <text:p>0.846712030350707</text:p>
          </table:table-cell>
        </table:table-row>
        <table:table-row table:style-name="ro1">
          <table:table-cell office:value-type="float" office:value="1.74017159580377E+018" calcext:value-type="float">
            <text:p>1.74017159580377E+018</text:p>
          </table:table-cell>
          <table:table-cell office:value-type="float" office:value="-2.41392252324473" calcext:value-type="float">
            <text:p>-2.41392252324473</text:p>
          </table:table-cell>
          <table:table-cell office:value-type="float" office:value="-0.0297876774478049" calcext:value-type="float">
            <text:p>-0.0297876774478049</text:p>
          </table:table-cell>
          <table:table-cell office:value-type="float" office:value="2.92856041557579" calcext:value-type="float">
            <text:p>2.92856041557579</text:p>
          </table:table-cell>
          <table:table-cell office:value-type="float" office:value="0.207358048391195" calcext:value-type="float">
            <text:p>0.207358048391195</text:p>
          </table:table-cell>
          <table:table-cell office:value-type="float" office:value="0.846712030353439" calcext:value-type="float">
            <text:p>0.846712030353439</text:p>
          </table:table-cell>
        </table:table-row>
        <table:table-row table:style-name="ro1">
          <table:table-cell office:value-type="float" office:value="1.74017159582185E+018" calcext:value-type="float">
            <text:p>1.74017159582185E+018</text:p>
          </table:table-cell>
          <table:table-cell office:value-type="float" office:value="-2.4175764658107" calcext:value-type="float">
            <text:p>-2.4175764658107</text:p>
          </table:table-cell>
          <table:table-cell office:value-type="float" office:value="-0.0290263767328557" calcext:value-type="float">
            <text:p>-0.0290263767328557</text:p>
          </table:table-cell>
          <table:table-cell office:value-type="float" office:value="2.94380123212223" calcext:value-type="float">
            <text:p>2.94380123212223</text:p>
          </table:table-cell>
          <table:table-cell office:value-type="float" office:value="0.207358048391039" calcext:value-type="float">
            <text:p>0.207358048391039</text:p>
          </table:table-cell>
          <table:table-cell office:value-type="float" office:value="0.846712030356806" calcext:value-type="float">
            <text:p>0.846712030356806</text:p>
          </table:table-cell>
        </table:table-row>
        <table:table-row table:style-name="ro1">
          <table:table-cell office:value-type="float" office:value="1.74017159583707E+018" calcext:value-type="float">
            <text:p>1.74017159583707E+018</text:p>
          </table:table-cell>
          <table:table-cell office:value-type="float" office:value="-2.42062999282011" calcext:value-type="float">
            <text:p>-2.42062999282011</text:p>
          </table:table-cell>
          <table:table-cell office:value-type="float" office:value="-0.0284345585092478" calcext:value-type="float">
            <text:p>-0.0284345585092478</text:p>
          </table:table-cell>
          <table:table-cell office:value-type="float" office:value="2.95650191257765" calcext:value-type="float">
            <text:p>2.95650191257765</text:p>
          </table:table-cell>
          <table:table-cell office:value-type="float" office:value="0.207358048390955" calcext:value-type="float">
            <text:p>0.207358048390955</text:p>
          </table:table-cell>
          <table:table-cell office:value-type="float" office:value="0.846712030359802" calcext:value-type="float">
            <text:p>0.846712030359802</text:p>
          </table:table-cell>
        </table:table-row>
        <table:table-row table:style-name="ro1">
          <table:table-cell office:value-type="float" office:value="1.74017159585258E+018" calcext:value-type="float">
            <text:p>1.74017159585258E+018</text:p>
          </table:table-cell>
          <table:table-cell office:value-type="float" office:value="-2.42369078984682" calcext:value-type="float">
            <text:p>-2.42369078984682</text:p>
          </table:table-cell>
          <table:table-cell office:value-type="float" office:value="-0.0278815688454775" calcext:value-type="float">
            <text:p>-0.0278815688454775</text:p>
          </table:table-cell>
          <table:table-cell office:value-type="float" office:value="2.96920259303311" calcext:value-type="float">
            <text:p>2.96920259303311</text:p>
          </table:table-cell>
          <table:table-cell office:value-type="float" office:value="0.207358048390837" calcext:value-type="float">
            <text:p>0.207358048390837</text:p>
          </table:table-cell>
          <table:table-cell office:value-type="float" office:value="0.846712030362725" calcext:value-type="float">
            <text:p>0.846712030362725</text:p>
          </table:table-cell>
        </table:table-row>
        <table:table-row table:style-name="ro1">
          <table:table-cell office:value-type="float" office:value="1.74017159587076E+018" calcext:value-type="float">
            <text:p>1.74017159587076E+018</text:p>
          </table:table-cell>
          <table:table-cell office:value-type="float" office:value="-2.42737264746299" calcext:value-type="float">
            <text:p>-2.42737264746299</text:p>
          </table:table-cell>
          <table:table-cell office:value-type="float" office:value="-0.0272693600998349" calcext:value-type="float">
            <text:p>-0.0272693600998349</text:p>
          </table:table-cell>
          <table:table-cell office:value-type="float" office:value="2.98444340957972" calcext:value-type="float">
            <text:p>2.98444340957972</text:p>
          </table:table-cell>
          <table:table-cell office:value-type="float" office:value="0.207358048390625" calcext:value-type="float">
            <text:p>0.207358048390625</text:p>
          </table:table-cell>
          <table:table-cell office:value-type="float" office:value="0.846712030366209" calcext:value-type="float">
            <text:p>0.846712030366209</text:p>
          </table:table-cell>
        </table:table-row>
        <table:table-row table:style-name="ro1">
          <table:table-cell office:value-type="float" office:value="1.74017159588604E+018" calcext:value-type="float">
            <text:p>1.74017159588604E+018</text:p>
          </table:table-cell>
          <table:table-cell office:value-type="float" office:value="-2.43044769909216" calcext:value-type="float">
            <text:p>-2.43044769909216</text:p>
          </table:table-cell>
          <table:table-cell office:value-type="float" office:value="-0.0268020984120639" calcext:value-type="float">
            <text:p>-0.0268020984120639</text:p>
          </table:table-cell>
          <table:table-cell office:value-type="float" office:value="2.99714409003529" calcext:value-type="float">
            <text:p>2.99714409003529</text:p>
          </table:table-cell>
          <table:table-cell office:value-type="float" office:value="0.207358048390499" calcext:value-type="float">
            <text:p>0.207358048390499</text:p>
          </table:table-cell>
          <table:table-cell office:value-type="float" office:value="0.846712030369322" calcext:value-type="float">
            <text:p>0.846712030369322</text:p>
          </table:table-cell>
        </table:table-row>
        <table:table-row table:style-name="ro1">
          <table:table-cell office:value-type="float" office:value="1.74017159590446E+018" calcext:value-type="float">
            <text:p>1.74017159590446E+018</text:p>
          </table:table-cell>
          <table:table-cell office:value-type="float" office:value="-2.4341452233416" calcext:value-type="float">
            <text:p>-2.4341452233416</text:p>
          </table:table-cell>
          <table:table-cell office:value-type="float" office:value="-0.0262929918625384" calcext:value-type="float">
            <text:p>-0.0262929918625384</text:p>
          </table:table-cell>
          <table:table-cell office:value-type="float" office:value="3.01238490658203" calcext:value-type="float">
            <text:p>3.01238490658203</text:p>
          </table:table-cell>
          <table:table-cell office:value-type="float" office:value="0.207358048390358" calcext:value-type="float">
            <text:p>0.207358048390358</text:p>
          </table:table-cell>
          <table:table-cell office:value-type="float" office:value="0.846712030373198" calcext:value-type="float">
            <text:p>0.846712030373198</text:p>
          </table:table-cell>
        </table:table-row>
        <table:table-row table:style-name="ro1">
          <table:table-cell office:value-type="float" office:value="1.7401715959195E+018" calcext:value-type="float">
            <text:p>1.7401715959195E+018</text:p>
          </table:table-cell>
          <table:table-cell office:value-type="float" office:value="-2.43723212895281" calcext:value-type="float">
            <text:p>-2.43723212895281</text:p>
          </table:table-cell>
          <table:table-cell office:value-type="float" office:value="-0.0259118229309682" calcext:value-type="float">
            <text:p>-0.0259118229309682</text:p>
          </table:table-cell>
          <table:table-cell office:value-type="float" office:value="3.0250855870377" calcext:value-type="float">
            <text:p>3.0250855870377</text:p>
          </table:table-cell>
          <table:table-cell office:value-type="float" office:value="0.207358048390232" calcext:value-type="float">
            <text:p>0.207358048390232</text:p>
          </table:table-cell>
          <table:table-cell office:value-type="float" office:value="0.846712030376438" calcext:value-type="float">
            <text:p>0.846712030376438</text:p>
          </table:table-cell>
        </table:table-row>
        <table:table-row table:style-name="ro1">
          <table:table-cell office:value-type="float" office:value="1.74017159593477E+018" calcext:value-type="float">
            <text:p>1.74017159593477E+018</text:p>
          </table:table-cell>
          <table:table-cell office:value-type="float" office:value="-2.44032362657184" calcext:value-type="float">
            <text:p>-2.44032362657184</text:p>
          </table:table-cell>
          <table:table-cell office:value-type="float" office:value="-0.0255698894893905" calcext:value-type="float">
            <text:p>-0.0255698894893905</text:p>
          </table:table-cell>
          <table:table-cell office:value-type="float" office:value="3.03778626749343" calcext:value-type="float">
            <text:p>3.03778626749343</text:p>
          </table:table-cell>
          <table:table-cell office:value-type="float" office:value="0.207358048390099" calcext:value-type="float">
            <text:p>0.207358048390099</text:p>
          </table:table-cell>
          <table:table-cell office:value-type="float" office:value="0.846712030379869" calcext:value-type="float">
            <text:p>0.846712030379869</text:p>
          </table:table-cell>
        </table:table-row>
        <table:table-row table:style-name="ro1">
          <table:table-cell office:value-type="float" office:value="1.74017159595306E+018" calcext:value-type="float">
            <text:p>1.74017159595306E+018</text:p>
          </table:table-cell>
          <table:table-cell office:value-type="float" office:value="-2.44403878298406" calcext:value-type="float">
            <text:p>-2.44403878298406</text:p>
          </table:table-cell>
          <table:table-cell office:value-type="float" office:value="-0.0252114374193038" calcext:value-type="float">
            <text:p>-0.0252114374193038</text:p>
          </table:table-cell>
          <table:table-cell office:value-type="float" office:value="3.05302708404036" calcext:value-type="float">
            <text:p>3.05302708404036</text:p>
          </table:table-cell>
          <table:table-cell office:value-type="float" office:value="0.207358048389959" calcext:value-type="float">
            <text:p>0.207358048389959</text:p>
          </table:table-cell>
          <table:table-cell office:value-type="float" office:value="0.846712030383998" calcext:value-type="float">
            <text:p>0.846712030383998</text:p>
          </table:table-cell>
        </table:table-row>
        <table:table-row table:style-name="ro1">
          <table:table-cell office:value-type="float" office:value="1.74017159596821E+018" calcext:value-type="float">
            <text:p>1.74017159596821E+018</text:p>
          </table:table-cell>
          <table:table-cell office:value-type="float" office:value="-2.44713862676246" calcext:value-type="float">
            <text:p>-2.44713862676246</text:p>
          </table:table-cell>
          <table:table-cell office:value-type="float" office:value="-0.0249560072793065" calcext:value-type="float">
            <text:p>-0.0249560072793065</text:p>
          </table:table-cell>
          <table:table-cell office:value-type="float" office:value="3.0657277644962" calcext:value-type="float">
            <text:p>3.0657277644962</text:p>
          </table:table-cell>
          <table:table-cell office:value-type="float" office:value="0.207358048389833" calcext:value-type="float">
            <text:p>0.207358048389833</text:p>
          </table:table-cell>
          <table:table-cell office:value-type="float" office:value="0.84671203038762" calcext:value-type="float">
            <text:p>0.84671203038762</text:p>
          </table:table-cell>
        </table:table-row>
        <table:table-row table:style-name="ro1">
          <table:table-cell office:value-type="float" office:value="1.74017159598382E+018" calcext:value-type="float">
            <text:p>1.74017159598382E+018</text:p>
          </table:table-cell>
          <table:table-cell office:value-type="float" office:value="-2.4502414645799" calcext:value-type="float">
            <text:p>-2.4502414645799</text:p>
          </table:table-cell>
          <table:table-cell office:value-type="float" office:value="-0.0247399668072564" calcext:value-type="float">
            <text:p>-0.0247399668072564</text:p>
          </table:table-cell>
          <table:table-cell office:value-type="float" office:value="3.0784284449521" calcext:value-type="float">
            <text:p>3.0784284449521</text:p>
          </table:table-cell>
          <table:table-cell office:value-type="float" office:value="0.207358048389699" calcext:value-type="float">
            <text:p>0.207358048389699</text:p>
          </table:table-cell>
          <table:table-cell office:value-type="float" office:value="0.846712030391304" calcext:value-type="float">
            <text:p>0.846712030391304</text:p>
          </table:table-cell>
        </table:table-row>
        <table:table-row table:style-name="ro1">
          <table:table-cell office:value-type="float" office:value="1.74017159600169E+018" calcext:value-type="float">
            <text:p>1.74017159600169E+018</text:p>
          </table:table-cell>
          <table:table-cell office:value-type="float" office:value="-2.45396811735404" calcext:value-type="float">
            <text:p>-2.45396811735404</text:p>
          </table:table-cell>
          <table:table-cell office:value-type="float" office:value="-0.0245327612214363" calcext:value-type="float">
            <text:p>-0.0245327612214363</text:p>
          </table:table-cell>
          <table:table-cell office:value-type="float" office:value="3.09366926149925" calcext:value-type="float">
            <text:p>3.09366926149925</text:p>
          </table:table-cell>
          <table:table-cell office:value-type="float" office:value="0.207358048389574" calcext:value-type="float">
            <text:p>0.207358048389574</text:p>
          </table:table-cell>
          <table:table-cell office:value-type="float" office:value="0.846712030395815" calcext:value-type="float">
            <text:p>0.846712030395815</text:p>
          </table:table-cell>
        </table:table-row>
        <table:table-row table:style-name="ro1">
          <table:table-cell office:value-type="float" office:value="1.74017159601772E+018" calcext:value-type="float">
            <text:p>1.74017159601772E+018</text:p>
          </table:table-cell>
          <table:table-cell office:value-type="float" office:value="-2.457075779724" calcext:value-type="float">
            <text:p>-2.457075779724</text:p>
          </table:table-cell>
          <table:table-cell office:value-type="float" office:value="-0.0244034917310195" calcext:value-type="float">
            <text:p>-0.0244034917310195</text:p>
          </table:table-cell>
          <table:table-cell office:value-type="float" office:value="3.10636994195527" calcext:value-type="float">
            <text:p>3.10636994195527</text:p>
          </table:table-cell>
          <table:table-cell office:value-type="float" office:value="0.207358048389448" calcext:value-type="float">
            <text:p>0.207358048389448</text:p>
          </table:table-cell>
          <table:table-cell office:value-type="float" office:value="0.846712030399436" calcext:value-type="float">
            <text:p>0.846712030399436</text:p>
          </table:table-cell>
        </table:table-row>
        <table:table-row table:style-name="ro1">
          <table:table-cell office:value-type="float" office:value="1.74017159603505E+018" calcext:value-type="float">
            <text:p>1.74017159603505E+018</text:p>
          </table:table-cell>
          <table:table-cell office:value-type="float" office:value="-2.46080676672402" calcext:value-type="float">
            <text:p>-2.46080676672402</text:p>
          </table:table-cell>
          <table:table-cell office:value-type="float" office:value="-0.0243004817340163" calcext:value-type="float">
            <text:p>-0.0243004817340163</text:p>
          </table:table-cell>
          <table:table-cell office:value-type="float" office:value="3.12161075850258" calcext:value-type="float">
            <text:p>3.12161075850258</text:p>
          </table:table-cell>
          <table:table-cell office:value-type="float" office:value="0.207358048389341" calcext:value-type="float">
            <text:p>0.207358048389341</text:p>
          </table:table-cell>
          <table:table-cell office:value-type="float" office:value="0.846712030404402" calcext:value-type="float">
            <text:p>0.846712030404402</text:p>
          </table:table-cell>
        </table:table-row>
        <table:table-row table:style-name="ro1">
          <table:table-cell office:value-type="float" office:value="1.74017159605009E+018" calcext:value-type="float">
            <text:p>1.74017159605009E+018</text:p>
          </table:table-cell>
          <table:table-cell office:value-type="float" office:value="-2.46403830445066" calcext:value-type="float">
            <text:p>-2.46403830445066</text:p>
          </table:table-cell>
          <table:table-cell office:value-type="float" office:value="-0.0242553810611664" calcext:value-type="float">
            <text:p>-0.0242553810611664</text:p>
          </table:table-cell>
          <table:table-cell office:value-type="float" office:value="3.1332685639645" calcext:value-type="float">
            <text:p>3.1332685639645</text:p>
          </table:table-cell>
          <table:table-cell office:value-type="float" office:value="0.211408048365001" calcext:value-type="float">
            <text:p>0.211408048365001</text:p>
          </table:table-cell>
          <table:table-cell office:value-type="float" office:value="0.811949530600933" calcext:value-type="float">
            <text:p>0.811949530600933</text:p>
          </table:table-cell>
        </table:table-row>
        <table:table-row table:style-name="ro1">
          <table:table-cell office:value-type="float" office:value="1.74017159606508E+018" calcext:value-type="float">
            <text:p>1.74017159606508E+018</text:p>
          </table:table-cell>
          <table:table-cell office:value-type="float" office:value="-2.46747264375231" calcext:value-type="float">
            <text:p>-2.46747264375231</text:p>
          </table:table-cell>
          <table:table-cell office:value-type="float" office:value="-0.0242444652938217" calcext:value-type="float">
            <text:p>-0.0242444652938217</text:p>
          </table:table-cell>
          <table:table-cell office:value-type="float" office:value="-3.13999706274872" calcext:value-type="float">
            <text:p>-3.13999706274872</text:p>
          </table:table-cell>
          <table:table-cell office:value-type="float" office:value="0.222208048324702" calcext:value-type="float">
            <text:p>0.222208048324702</text:p>
          </table:table-cell>
          <table:table-cell office:value-type="float" office:value="0.719249530942861" calcext:value-type="float">
            <text:p>0.719249530942861</text:p>
          </table:table-cell>
        </table:table-row>
        <table:table-row table:style-name="ro1">
          <table:table-cell office:value-type="float" office:value="1.74017159608332E+018" calcext:value-type="float">
            <text:p>1.74017159608332E+018</text:p>
          </table:table-cell>
          <table:table-cell office:value-type="float" office:value="-2.47185785490913" calcext:value-type="float">
            <text:p>-2.47185785490913</text:p>
          </table:table-cell>
          <table:table-cell office:value-type="float" office:value="-0.0242736358486869" calcext:value-type="float">
            <text:p>-0.0242736358486869</text:p>
          </table:table-cell>
          <table:table-cell office:value-type="float" office:value="-3.13038777118906" calcext:value-type="float">
            <text:p>-3.13038777118906</text:p>
          </table:table-cell>
          <table:table-cell office:value-type="float" office:value="0.23830072042836" calcext:value-type="float">
            <text:p>0.23830072042836</text:p>
          </table:table-cell>
          <table:table-cell office:value-type="float" office:value="0.580199531091697" calcext:value-type="float">
            <text:p>0.580199531091697</text:p>
          </table:table-cell>
        </table:table-row>
        <table:table-row table:style-name="ro1">
          <table:table-cell office:value-type="float" office:value="1.74017159609886E+018" calcext:value-type="float">
            <text:p>1.74017159609886E+018</text:p>
          </table:table-cell>
          <table:table-cell office:value-type="float" office:value="-2.47559973309886" calcext:value-type="float">
            <text:p>-2.47559973309886</text:p>
          </table:table-cell>
          <table:table-cell office:value-type="float" office:value="-0.0243274920613916" calcext:value-type="float">
            <text:p>-0.0243274920613916</text:p>
          </table:table-cell>
          <table:table-cell office:value-type="float" office:value="-3.12429196572296" calcext:value-type="float">
            <text:p>-3.12429196572296</text:p>
          </table:table-cell>
          <table:table-cell office:value-type="float" office:value="0.24721408104823" calcext:value-type="float">
            <text:p>0.24721408104823</text:p>
          </table:table-cell>
          <table:table-cell office:value-type="float" office:value="0.464324531082765" calcext:value-type="float">
            <text:p>0.464324531082765</text:p>
          </table:table-cell>
        </table:table-row>
        <table:table-row table:style-name="ro1">
          <table:table-cell office:value-type="float" office:value="1.74017159611381E+018" calcext:value-type="float">
            <text:p>1.74017159611381E+018</text:p>
          </table:table-cell>
          <table:table-cell office:value-type="float" office:value="-2.47934128151797" calcext:value-type="float">
            <text:p>-2.47934128151797</text:p>
          </table:table-cell>
          <table:table-cell office:value-type="float" office:value="-0.0244009053403261" calcext:value-type="float">
            <text:p>-0.0244009053403261</text:p>
          </table:table-cell>
          <table:table-cell office:value-type="float" office:value="-3.11993428525581" calcext:value-type="float">
            <text:p>-3.11993428525581</text:p>
          </table:table-cell>
          <table:table-cell office:value-type="float" office:value="0.249484769544298" calcext:value-type="float">
            <text:p>0.249484769544298</text:p>
          </table:table-cell>
          <table:table-cell office:value-type="float" office:value="0.348449531108204" calcext:value-type="float">
            <text:p>0.348449531108204</text:p>
          </table:table-cell>
        </table:table-row>
        <table:table-row table:style-name="ro1">
          <table:table-cell office:value-type="float" office:value="1.74017159613284E+018" calcext:value-type="float">
            <text:p>1.74017159613284E+018</text:p>
          </table:table-cell>
          <table:table-cell office:value-type="float" office:value="-2.48383078381557" calcext:value-type="float">
            <text:p>-2.48383078381557</text:p>
          </table:table-cell>
          <table:table-cell office:value-type="float" office:value="-0.0245056581266147" calcext:value-type="float">
            <text:p>-0.0245056581266147</text:p>
          </table:table-cell>
          <table:table-cell office:value-type="float" office:value="-3.11699939369278" calcext:value-type="float">
            <text:p>-3.11699939369278</text:p>
          </table:table-cell>
          <table:table-cell office:value-type="float" office:value="0.249484769547274" calcext:value-type="float">
            <text:p>0.249484769547274</text:p>
          </table:table-cell>
          <table:table-cell office:value-type="float" office:value="0.209399531226989" calcext:value-type="float">
            <text:p>0.209399531226989</text:p>
          </table:table-cell>
        </table:table-row>
        <table:table-row table:style-name="ro1">
          <table:table-cell office:value-type="float" office:value="1.74017159614744E+018" calcext:value-type="float">
            <text:p>1.74017159614744E+018</text:p>
          </table:table-cell>
          <table:table-cell office:value-type="float" office:value="-2.4875718859813" calcext:value-type="float">
            <text:p>-2.4875718859813</text:p>
          </table:table-cell>
          <table:table-cell office:value-type="float" office:value="-0.0245992022230729" calcext:value-type="float">
            <text:p>-0.0245992022230729</text:p>
          </table:table-cell>
          <table:table-cell office:value-type="float" office:value="-3.11646558822119" calcext:value-type="float">
            <text:p>-3.11646558822119</text:p>
          </table:table-cell>
          <table:table-cell office:value-type="float" office:value="0.249484769551959" calcext:value-type="float">
            <text:p>0.249484769551959</text:p>
          </table:table-cell>
          <table:table-cell office:value-type="float" office:value="0.093524531359543" calcext:value-type="float">
            <text:p>0.093524531359543</text:p>
          </table:table-cell>
        </table:table-row>
        <table:table-row table:style-name="ro1">
          <table:table-cell office:value-type="float" office:value="1.74017159616646E+018" calcext:value-type="float">
            <text:p>1.74017159616646E+018</text:p>
          </table:table-cell>
          <table:table-cell office:value-type="float" office:value="-2.49206126326398" calcext:value-type="float">
            <text:p>-2.49206126326398</text:p>
          </table:table-cell>
          <table:table-cell office:value-type="float" office:value="-0.0247092273087507" calcext:value-type="float">
            <text:p>-0.0247092273087507</text:p>
          </table:table-cell>
          <table:table-cell office:value-type="float" office:value="-3.1181193466448" calcext:value-type="float">
            <text:p>-3.1181193466448</text:p>
          </table:table-cell>
          <table:table-cell office:value-type="float" office:value="0.249484769551974" calcext:value-type="float">
            <text:p>0.249484769551974</text:p>
          </table:table-cell>
          <table:table-cell office:value-type="float" office:value="-0.0455254681957522" calcext:value-type="float">
            <text:p>-0.0455254681957522</text:p>
          </table:table-cell>
        </table:table-row>
        <table:table-row table:style-name="ro1">
          <table:table-cell office:value-type="float" office:value="1.74017159618116E+018" calcext:value-type="float">
            <text:p>1.74017159618116E+018</text:p>
          </table:table-cell>
          <table:table-cell office:value-type="float" office:value="-2.49580263020694" calcext:value-type="float">
            <text:p>-2.49580263020694</text:p>
          </table:table-cell>
          <table:table-cell office:value-type="float" office:value="-0.0247914283447224" calcext:value-type="float">
            <text:p>-0.0247914283447224</text:p>
          </table:table-cell>
          <table:table-cell office:value-type="float" office:value="-3.12140941616444" calcext:value-type="float">
            <text:p>-3.12140941616444</text:p>
          </table:table-cell>
          <table:table-cell office:value-type="float" office:value="0.249484769551974" calcext:value-type="float">
            <text:p>0.249484769551974</text:p>
          </table:table-cell>
          <table:table-cell office:value-type="float" office:value="-0.161400467976858" calcext:value-type="float">
            <text:p>-0.161400467976858</text:p>
          </table:table-cell>
        </table:table-row>
        <table:table-row table:style-name="ro1">
          <table:table-cell office:value-type="float" office:value="1.74017159619616E+018" calcext:value-type="float">
            <text:p>1.74017159619616E+018</text:p>
          </table:table-cell>
          <table:table-cell office:value-type="float" office:value="-2.49954430442005" calcext:value-type="float">
            <text:p>-2.49954430442005</text:p>
          </table:table-cell>
          <table:table-cell office:value-type="float" office:value="-0.0248580678355211" calcext:value-type="float">
            <text:p>-0.0248580678355211</text:p>
          </table:table-cell>
          <table:table-cell office:value-type="float" office:value="-3.12643761068403" calcext:value-type="float">
            <text:p>-3.12643761068403</text:p>
          </table:table-cell>
          <table:table-cell office:value-type="float" office:value="0.249484769552003" calcext:value-type="float">
            <text:p>0.249484769552003</text:p>
          </table:table-cell>
          <table:table-cell office:value-type="float" office:value="-0.277275467974227" calcext:value-type="float">
            <text:p>-0.277275467974227</text:p>
          </table:table-cell>
        </table:table-row>
        <table:table-row table:style-name="ro1">
          <table:table-cell office:value-type="float" office:value="1.74017159621483E+018" calcext:value-type="float">
            <text:p>1.74017159621483E+018</text:p>
          </table:table-cell>
          <table:table-cell office:value-type="float" office:value="-2.50403473530452" calcext:value-type="float">
            <text:p>-2.50403473530452</text:p>
          </table:table-cell>
          <table:table-cell office:value-type="float" office:value="-0.0249084160616339" calcext:value-type="float">
            <text:p>-0.0249084160616339</text:p>
          </table:table-cell>
          <table:table-cell office:value-type="float" office:value="-3.13462227194075" calcext:value-type="float">
            <text:p>-3.13462227194075</text:p>
          </table:table-cell>
          <table:table-cell office:value-type="float" office:value="0.249484769552092" calcext:value-type="float">
            <text:p>0.249484769552092</text:p>
          </table:table-cell>
          <table:table-cell office:value-type="float" office:value="-0.411542229079723" calcext:value-type="float">
            <text:p>-0.411542229079723</text:p>
          </table:table-cell>
        </table:table-row>
        <table:table-row table:style-name="ro1">
          <table:table-cell office:value-type="float" office:value="1.7401715962298E+018" calcext:value-type="float">
            <text:p>1.7401715962298E+018</text:p>
          </table:table-cell>
          <table:table-cell office:value-type="float" office:value="-2.50777697781703" calcext:value-type="float">
            <text:p>-2.50777697781703</text:p>
          </table:table-cell>
          <table:table-cell office:value-type="float" office:value="-0.0249208854922142" calcext:value-type="float">
            <text:p>-0.0249208854922142</text:p>
          </table:table-cell>
          <table:table-cell office:value-type="float" office:value="3.14128639613408" calcext:value-type="float">
            <text:p>3.14128639613408</text:p>
          </table:table-cell>
          <table:table-cell office:value-type="float" office:value="0.249484769552255" calcext:value-type="float">
            <text:p>0.249484769552255</text:p>
          </table:table-cell>
          <table:table-cell office:value-type="float" office:value="-0.474902881918945" calcext:value-type="float">
            <text:p>-0.474902881918945</text:p>
          </table:table-cell>
        </table:table-row>
        <table:table-row table:style-name="ro1">
          <table:table-cell office:value-type="float" office:value="1.74017159624502E+018" calcext:value-type="float">
            <text:p>1.74017159624502E+018</text:p>
          </table:table-cell>
          <table:table-cell office:value-type="float" office:value="-2.51151921198982" calcext:value-type="float">
            <text:p>-2.51151921198982</text:p>
          </table:table-cell>
          <table:table-cell office:value-type="float" office:value="-0.0249061238847752" calcext:value-type="float">
            <text:p>-0.0249061238847752</text:p>
          </table:table-cell>
          <table:table-cell office:value-type="float" office:value="3.13400975702934" calcext:value-type="float">
            <text:p>3.13400975702934</text:p>
          </table:table-cell>
          <table:table-cell office:value-type="float" office:value="0.24948476955227" calcext:value-type="float">
            <text:p>0.24948476955227</text:p>
          </table:table-cell>
          <table:table-cell office:value-type="float" office:value="-0.485109273649826" calcext:value-type="float">
            <text:p>-0.485109273649826</text:p>
          </table:table-cell>
        </table:table-row>
        <table:table-row table:style-name="ro1">
          <table:table-cell office:value-type="float" office:value="1.74017159626352E+018" calcext:value-type="float">
            <text:p>1.74017159626352E+018</text:p>
          </table:table-cell>
          <table:table-cell office:value-type="float" office:value="-2.51600960299637" calcext:value-type="float">
            <text:p>-2.51600960299637</text:p>
          </table:table-cell>
          <table:table-cell office:value-type="float" office:value="-0.0248524661876837" calcext:value-type="float">
            <text:p>-0.0248524661876837</text:p>
          </table:table-cell>
          <table:table-cell office:value-type="float" office:value="3.12527779010369" calcext:value-type="float">
            <text:p>3.12527779010369</text:p>
          </table:table-cell>
          <table:table-cell office:value-type="float" office:value="0.249484769552151" calcext:value-type="float">
            <text:p>0.249484769552151</text:p>
          </table:table-cell>
          <table:table-cell office:value-type="float" office:value="-0.485109273648059" calcext:value-type="float">
            <text:p>-0.485109273648059</text:p>
          </table:table-cell>
        </table:table-row>
        <table:table-row table:style-name="ro1">
          <table:table-cell office:value-type="float" office:value="1.7401715962781E+018" calcext:value-type="float">
            <text:p>1.7401715962781E+018</text:p>
          </table:table-cell>
          <table:table-cell office:value-type="float" office:value="-2.51975112135534" calcext:value-type="float">
            <text:p>-2.51975112135534</text:p>
          </table:table-cell>
          <table:table-cell office:value-type="float" office:value="-0.0247778010779679" calcext:value-type="float">
            <text:p>-0.0247778010779679</text:p>
          </table:table-cell>
          <table:table-cell office:value-type="float" office:value="3.118001150999" calcext:value-type="float">
            <text:p>3.118001150999</text:p>
          </table:table-cell>
          <table:table-cell office:value-type="float" office:value="0.2494847695521" calcext:value-type="float">
            <text:p>0.2494847695521</text:p>
          </table:table-cell>
          <table:table-cell office:value-type="float" office:value="-0.485109273646725" calcext:value-type="float">
            <text:p>-0.485109273646725</text:p>
          </table:table-cell>
        </table:table-row>
        <table:table-row table:style-name="ro1">
          <table:table-cell office:value-type="float" office:value="1.74017159629683E+018" calcext:value-type="float">
            <text:p>1.74017159629683E+018</text:p>
          </table:table-cell>
          <table:table-cell office:value-type="float" office:value="-2.52424007803741" calcext:value-type="float">
            <text:p>-2.52424007803741</text:p>
          </table:table-cell>
          <table:table-cell office:value-type="float" office:value="-0.0246522684261094" calcext:value-type="float">
            <text:p>-0.0246522684261094</text:p>
          </table:table-cell>
          <table:table-cell office:value-type="float" office:value="3.10926918407339" calcext:value-type="float">
            <text:p>3.10926918407339</text:p>
          </table:table-cell>
          <table:table-cell office:value-type="float" office:value="0.24948476955204" calcext:value-type="float">
            <text:p>0.24948476955204</text:p>
          </table:table-cell>
          <table:table-cell office:value-type="float" office:value="-0.485109273645073" calcext:value-type="float">
            <text:p>-0.485109273645073</text:p>
          </table:table-cell>
        </table:table-row>
        <table:table-row table:style-name="ro1">
          <table:table-cell office:value-type="float" office:value="1.74017159631167E+018" calcext:value-type="float">
            <text:p>1.74017159631167E+018</text:p>
          </table:table-cell>
          <table:table-cell office:value-type="float" office:value="-2.52797992174366" calcext:value-type="float">
            <text:p>-2.52797992174366</text:p>
          </table:table-cell>
          <table:table-cell office:value-type="float" office:value="-0.0245177189485443" calcext:value-type="float">
            <text:p>-0.0245177189485443</text:p>
          </table:table-cell>
          <table:table-cell office:value-type="float" office:value="3.10199254496875" calcext:value-type="float">
            <text:p>3.10199254496875</text:p>
          </table:table-cell>
          <table:table-cell office:value-type="float" office:value="0.249484769552011" calcext:value-type="float">
            <text:p>0.249484769552011</text:p>
          </table:table-cell>
          <table:table-cell office:value-type="float" office:value="-0.485109273643675" calcext:value-type="float">
            <text:p>-0.485109273643675</text:p>
          </table:table-cell>
        </table:table-row>
        <table:table-row table:style-name="ro1">
          <table:table-cell office:value-type="float" office:value="1.7401715963267E+018" calcext:value-type="float">
            <text:p>1.7401715963267E+018</text:p>
          </table:table-cell>
          <table:table-cell office:value-type="float" office:value="-2.53171868737961" calcext:value-type="float">
            <text:p>-2.53171868737961</text:p>
          </table:table-cell>
          <table:table-cell office:value-type="float" office:value="-0.0243559597803238" calcext:value-type="float">
            <text:p>-0.0243559597803238</text:p>
          </table:table-cell>
          <table:table-cell office:value-type="float" office:value="3.09471590586412" calcext:value-type="float">
            <text:p>3.09471590586412</text:p>
          </table:table-cell>
          <table:table-cell office:value-type="float" office:value="0.249484769551974" calcext:value-type="float">
            <text:p>0.249484769551974</text:p>
          </table:table-cell>
          <table:table-cell office:value-type="float" office:value="-0.485109273642341" calcext:value-type="float">
            <text:p>-0.485109273642341</text:p>
          </table:table-cell>
        </table:table-row>
        <table:table-row table:style-name="ro1">
          <table:table-cell office:value-type="float" office:value="1.74017159634513E+018" calcext:value-type="float">
            <text:p>1.74017159634513E+018</text:p>
          </table:table-cell>
          <table:table-cell office:value-type="float" office:value="-2.53620350436014" calcext:value-type="float">
            <text:p>-2.53620350436014</text:p>
          </table:table-cell>
          <table:table-cell office:value-type="float" office:value="-0.0241259441477513" calcext:value-type="float">
            <text:p>-0.0241259441477513</text:p>
          </table:table-cell>
          <table:table-cell office:value-type="float" office:value="3.08598393893859" calcext:value-type="float">
            <text:p>3.08598393893859</text:p>
          </table:table-cell>
          <table:table-cell office:value-type="float" office:value="0.249484769551922" calcext:value-type="float">
            <text:p>0.249484769551922</text:p>
          </table:table-cell>
          <table:table-cell office:value-type="float" office:value="-0.48510927364088" calcext:value-type="float">
            <text:p>-0.48510927364088</text:p>
          </table:table-cell>
        </table:table-row>
        <table:table-row table:style-name="ro1">
          <table:table-cell office:value-type="float" office:value="1.74017159636018E+018" calcext:value-type="float">
            <text:p>1.74017159636018E+018</text:p>
          </table:table-cell>
          <table:table-cell office:value-type="float" office:value="-2.53993920150118" calcext:value-type="float">
            <text:p>-2.53993920150118</text:p>
          </table:table-cell>
          <table:table-cell office:value-type="float" office:value="-0.0239043558368551" calcext:value-type="float">
            <text:p>-0.0239043558368551</text:p>
          </table:table-cell>
          <table:table-cell office:value-type="float" office:value="3.07870729983401" calcext:value-type="float">
            <text:p>3.07870729983401</text:p>
          </table:table-cell>
          <table:table-cell office:value-type="float" office:value="0.249484769551877" calcext:value-type="float">
            <text:p>0.249484769551877</text:p>
          </table:table-cell>
          <table:table-cell office:value-type="float" office:value="-0.48510927363961" calcext:value-type="float">
            <text:p>-0.48510927363961</text:p>
          </table:table-cell>
        </table:table-row>
        <table:table-row table:style-name="ro1">
          <table:table-cell office:value-type="float" office:value="1.74017159637552E+018" calcext:value-type="float">
            <text:p>1.74017159637552E+018</text:p>
          </table:table-cell>
          <table:table-cell office:value-type="float" office:value="-2.54367318733711" calcext:value-type="float">
            <text:p>-2.54367318733711</text:p>
          </table:table-cell>
          <table:table-cell office:value-type="float" office:value="-0.023655590312416" calcext:value-type="float">
            <text:p>-0.023655590312416</text:p>
          </table:table-cell>
          <table:table-cell office:value-type="float" office:value="3.07143066072944" calcext:value-type="float">
            <text:p>3.07143066072944</text:p>
          </table:table-cell>
          <table:table-cell office:value-type="float" office:value="0.249484769551833" calcext:value-type="float">
            <text:p>0.249484769551833</text:p>
          </table:table-cell>
          <table:table-cell office:value-type="float" office:value="-0.485109273638466" calcext:value-type="float">
            <text:p>-0.485109273638466</text:p>
          </table:table-cell>
        </table:table-row>
        <table:table-row table:style-name="ro1">
          <table:table-cell office:value-type="float" office:value="1.74017159639381E+018" calcext:value-type="float">
            <text:p>1.74017159639381E+018</text:p>
          </table:table-cell>
          <table:table-cell office:value-type="float" office:value="-2.54815143304637" calcext:value-type="float">
            <text:p>-2.54815143304637</text:p>
          </table:table-cell>
          <table:table-cell office:value-type="float" office:value="-0.0233212164085789" calcext:value-type="float">
            <text:p>-0.0233212164085789</text:p>
          </table:table-cell>
          <table:table-cell office:value-type="float" office:value="3.06269869380398" calcext:value-type="float">
            <text:p>3.06269869380398</text:p>
          </table:table-cell>
          <table:table-cell office:value-type="float" office:value="0.249484769551781" calcext:value-type="float">
            <text:p>0.249484769551781</text:p>
          </table:table-cell>
          <table:table-cell office:value-type="float" office:value="-0.485109273637004" calcext:value-type="float">
            <text:p>-0.485109273637004</text:p>
          </table:table-cell>
        </table:table-row>
        <table:table-row table:style-name="ro1">
          <table:table-cell office:value-type="float" office:value="1.74017159640899E+018" calcext:value-type="float">
            <text:p>1.74017159640899E+018</text:p>
          </table:table-cell>
          <table:table-cell office:value-type="float" office:value="-2.55188095820885" calcext:value-type="float">
            <text:p>-2.55188095820885</text:p>
          </table:table-cell>
          <table:table-cell office:value-type="float" office:value="-0.0230127094046911" calcext:value-type="float">
            <text:p>-0.0230127094046911</text:p>
          </table:table-cell>
          <table:table-cell office:value-type="float" office:value="3.05542205469946" calcext:value-type="float">
            <text:p>3.05542205469946</text:p>
          </table:table-cell>
          <table:table-cell office:value-type="float" office:value="0.249484769551789" calcext:value-type="float">
            <text:p>0.249484769551789</text:p>
          </table:table-cell>
          <table:table-cell office:value-type="float" office:value="-0.485109273635912" calcext:value-type="float">
            <text:p>-0.485109273635912</text:p>
          </table:table-cell>
        </table:table-row>
        <table:table-row table:style-name="ro1">
          <table:table-cell office:value-type="float" office:value="1.74017159642764E+018" calcext:value-type="float">
            <text:p>1.74017159642764E+018</text:p>
          </table:table-cell>
          <table:table-cell office:value-type="float" office:value="-2.55635327746665" calcext:value-type="float">
            <text:p>-2.55635327746665</text:p>
          </table:table-cell>
          <table:table-cell office:value-type="float" office:value="-0.022606690936634" calcext:value-type="float">
            <text:p>-0.022606690936634</text:p>
          </table:table-cell>
          <table:table-cell office:value-type="float" office:value="3.04669008777404" calcext:value-type="float">
            <text:p>3.04669008777404</text:p>
          </table:table-cell>
          <table:table-cell office:value-type="float" office:value="0.249484769551744" calcext:value-type="float">
            <text:p>0.249484769551744</text:p>
          </table:table-cell>
          <table:table-cell office:value-type="float" office:value="-0.485109273634515" calcext:value-type="float">
            <text:p>-0.485109273634515</text:p>
          </table:table-cell>
        </table:table-row>
        <table:table-row table:style-name="ro1">
          <table:table-cell office:value-type="float" office:value="1.74017159644234E+018" calcext:value-type="float">
            <text:p>1.74017159644234E+018</text:p>
          </table:table-cell>
          <table:table-cell office:value-type="float" office:value="-2.5600773861903" calcext:value-type="float">
            <text:p>-2.5600773861903</text:p>
          </table:table-cell>
          <table:table-cell office:value-type="float" office:value="-0.0222385215143859" calcext:value-type="float">
            <text:p>-0.0222385215143859</text:p>
          </table:table-cell>
          <table:table-cell office:value-type="float" office:value="3.03941344866955" calcext:value-type="float">
            <text:p>3.03941344866955</text:p>
          </table:table-cell>
          <table:table-cell office:value-type="float" office:value="0.249484769551648" calcext:value-type="float">
            <text:p>0.249484769551648</text:p>
          </table:table-cell>
          <table:table-cell office:value-type="float" office:value="-0.48510927363332" calcext:value-type="float">
            <text:p>-0.48510927363332</text:p>
          </table:table-cell>
        </table:table-row>
        <table:table-row table:style-name="ro1">
          <table:table-cell office:value-type="float" office:value="1.74017159645775E+018" calcext:value-type="float">
            <text:p>1.74017159645775E+018</text:p>
          </table:table-cell>
          <table:table-cell office:value-type="float" office:value="-2.56379871730721" calcext:value-type="float">
            <text:p>-2.56379871730721</text:p>
          </table:table-cell>
          <table:table-cell office:value-type="float" office:value="-0.0218432630832617" calcext:value-type="float">
            <text:p>-0.0218432630832617</text:p>
          </table:table-cell>
          <table:table-cell office:value-type="float" office:value="3.03213680956508" calcext:value-type="float">
            <text:p>3.03213680956508</text:p>
          </table:table-cell>
          <table:table-cell office:value-type="float" office:value="0.249484769551618" calcext:value-type="float">
            <text:p>0.249484769551618</text:p>
          </table:table-cell>
          <table:table-cell office:value-type="float" office:value="-0.485109273632176" calcext:value-type="float">
            <text:p>-0.485109273632176</text:p>
          </table:table-cell>
        </table:table-row>
        <table:table-row table:style-name="ro1">
          <table:table-cell office:value-type="float" office:value="1.74017159647598E+018" calcext:value-type="float">
            <text:p>1.74017159647598E+018</text:p>
          </table:table-cell>
          <table:table-cell office:value-type="float" office:value="-2.56826037078291" calcext:value-type="float">
            <text:p>-2.56826037078291</text:p>
          </table:table-cell>
          <table:table-cell office:value-type="float" office:value="-0.0213332250426268" calcext:value-type="float">
            <text:p>-0.0213332250426268</text:p>
          </table:table-cell>
          <table:table-cell office:value-type="float" office:value="3.02340484263973" calcext:value-type="float">
            <text:p>3.02340484263973</text:p>
          </table:table-cell>
          <table:table-cell office:value-type="float" office:value="0.249484769551567" calcext:value-type="float">
            <text:p>0.249484769551567</text:p>
          </table:table-cell>
          <table:table-cell office:value-type="float" office:value="-0.485109273630969" calcext:value-type="float">
            <text:p>-0.485109273630969</text:p>
          </table:table-cell>
        </table:table-row>
        <table:table-row table:style-name="ro1">
          <table:table-cell office:value-type="float" office:value="1.74017159649142E+018" calcext:value-type="float">
            <text:p>1.74017159649142E+018</text:p>
          </table:table-cell>
          <table:table-cell office:value-type="float" office:value="-2.57197489780082" calcext:value-type="float">
            <text:p>-2.57197489780082</text:p>
          </table:table-cell>
          <table:table-cell office:value-type="float" office:value="-0.0208784464786812" calcext:value-type="float">
            <text:p>-0.0208784464786812</text:p>
          </table:table-cell>
          <table:table-cell office:value-type="float" office:value="3.01612820353529" calcext:value-type="float">
            <text:p>3.01612820353529</text:p>
          </table:table-cell>
          <table:table-cell office:value-type="float" office:value="0.249484769551537" calcext:value-type="float">
            <text:p>0.249484769551537</text:p>
          </table:table-cell>
          <table:table-cell office:value-type="float" office:value="-0.485109273629826" calcext:value-type="float">
            <text:p>-0.485109273629826</text:p>
          </table:table-cell>
        </table:table-row>
        <table:table-row table:style-name="ro1">
          <table:table-cell office:value-type="float" office:value="1.74017159650646E+018" calcext:value-type="float">
            <text:p>1.74017159650646E+018</text:p>
          </table:table-cell>
          <table:table-cell office:value-type="float" office:value="-2.57568601724776" calcext:value-type="float">
            <text:p>-2.57568601724776</text:p>
          </table:table-cell>
          <table:table-cell office:value-type="float" office:value="-0.0203966509208034" calcext:value-type="float">
            <text:p>-0.0203966509208034</text:p>
          </table:table-cell>
          <table:table-cell office:value-type="float" office:value="3.00885156443086" calcext:value-type="float">
            <text:p>3.00885156443086</text:p>
          </table:table-cell>
          <table:table-cell office:value-type="float" office:value="0.2494847695515" calcext:value-type="float">
            <text:p>0.2494847695515</text:p>
          </table:table-cell>
          <table:table-cell office:value-type="float" office:value="-0.485109273628873" calcext:value-type="float">
            <text:p>-0.485109273628873</text:p>
          </table:table-cell>
        </table:table-row>
        <table:table-row table:style-name="ro1">
          <table:table-cell office:value-type="float" office:value="1.74017159652488E+018" calcext:value-type="float">
            <text:p>1.74017159652488E+018</text:p>
          </table:table-cell>
          <table:table-cell office:value-type="float" office:value="-2.58008641040647" calcext:value-type="float">
            <text:p>-2.58008641040647</text:p>
          </table:table-cell>
          <table:table-cell office:value-type="float" office:value="-0.0197892901747164" calcext:value-type="float">
            <text:p>-0.0197892901747164</text:p>
          </table:table-cell>
          <table:table-cell office:value-type="float" office:value="2.99970244751086" calcext:value-type="float">
            <text:p>2.99970244751086</text:p>
          </table:table-cell>
          <table:table-cell office:value-type="float" office:value="0.247864769574046" calcext:value-type="float">
            <text:p>0.247864769574046</text:p>
          </table:table-cell>
          <table:table-cell office:value-type="float" office:value="-0.499014273451175" calcext:value-type="float">
            <text:p>-0.499014273451175</text:p>
          </table:table-cell>
        </table:table-row>
        <table:table-row table:style-name="ro1">
          <table:table-cell office:value-type="float" office:value="1.74017159654009E+018" calcext:value-type="float">
            <text:p>1.74017159654009E+018</text:p>
          </table:table-cell>
          <table:table-cell office:value-type="float" office:value="-2.58354824197933" calcext:value-type="float">
            <text:p>-2.58354824197933</text:p>
          </table:table-cell>
          <table:table-cell office:value-type="float" office:value="-0.0192788647745022" calcext:value-type="float">
            <text:p>-0.0192788647745022</text:p>
          </table:table-cell>
          <table:table-cell office:value-type="float" office:value="2.99034005841533" calcext:value-type="float">
            <text:p>2.99034005841533</text:p>
          </table:table-cell>
          <table:table-cell office:value-type="float" office:value="0.239764769611758" calcext:value-type="float">
            <text:p>0.239764769611758</text:p>
          </table:table-cell>
          <table:table-cell office:value-type="float" office:value="-0.568539273155062" calcext:value-type="float">
            <text:p>-0.568539273155062</text:p>
          </table:table-cell>
        </table:table-row>
        <table:table-row table:style-name="ro1">
          <table:table-cell office:value-type="float" office:value="1.74017159655864E+018" calcext:value-type="float">
            <text:p>1.74017159655864E+018</text:p>
          </table:table-cell>
          <table:table-cell office:value-type="float" office:value="-2.58743122816923" calcext:value-type="float">
            <text:p>-2.58743122816923</text:p>
          </table:table-cell>
          <table:table-cell office:value-type="float" office:value="-0.0186612587869833" calcext:value-type="float">
            <text:p>-0.0186612587869833</text:p>
          </table:table-cell>
          <table:table-cell office:value-type="float" office:value="2.97681086650073" calcext:value-type="float">
            <text:p>2.97681086650073</text:p>
          </table:table-cell>
          <table:table-cell office:value-type="float" office:value="0.223834769626956" calcext:value-type="float">
            <text:p>0.223834769626956</text:p>
          </table:table-cell>
          <table:table-cell office:value-type="float" office:value="-0.705271773034233" calcext:value-type="float">
            <text:p>-0.705271773034233</text:p>
          </table:table-cell>
        </table:table-row>
        <table:table-row table:style-name="ro1">
          <table:table-cell office:value-type="float" office:value="1.74017159657345E+018" calcext:value-type="float">
            <text:p>1.74017159657345E+018</text:p>
          </table:table-cell>
          <table:table-cell office:value-type="float" office:value="-2.59044035268706" calcext:value-type="float">
            <text:p>-2.59044035268706</text:p>
          </table:table-cell>
          <table:table-cell office:value-type="float" office:value="-0.0181411095438253" calcext:value-type="float">
            <text:p>-0.0181411095438253</text:p>
          </table:table-cell>
          <table:table-cell office:value-type="float" office:value="2.96362460240527" calcext:value-type="float">
            <text:p>2.96362460240527</text:p>
          </table:table-cell>
          <table:table-cell office:value-type="float" office:value="0.21033476962709" calcext:value-type="float">
            <text:p>0.21033476962709</text:p>
          </table:table-cell>
          <table:table-cell office:value-type="float" office:value="-0.821146773031793" calcext:value-type="float">
            <text:p>-0.821146773031793</text:p>
          </table:table-cell>
        </table:table-row>
        <table:table-row table:style-name="ro1">
          <table:table-cell office:value-type="float" office:value="1.74017159658867E+018" calcext:value-type="float">
            <text:p>1.74017159658867E+018</text:p>
          </table:table-cell>
          <table:table-cell office:value-type="float" office:value="-2.5933417425165" calcext:value-type="float">
            <text:p>-2.5933417425165</text:p>
          </table:table-cell>
          <table:table-cell office:value-type="float" office:value="-0.0175981468223532" calcext:value-type="float">
            <text:p>-0.0175981468223532</text:p>
          </table:table-cell>
          <table:table-cell office:value-type="float" office:value="2.949562642509" calcext:value-type="float">
            <text:p>2.949562642509</text:p>
          </table:table-cell>
          <table:table-cell office:value-type="float" office:value="0.200185107180908" calcext:value-type="float">
            <text:p>0.200185107180908</text:p>
          </table:table-cell>
          <table:table-cell office:value-type="float" office:value="-0.908274133057389" calcext:value-type="float">
            <text:p>-0.908274133057389</text:p>
          </table:table-cell>
        </table:table-row>
        <table:table-row table:style-name="ro1">
          <table:table-cell office:value-type="float" office:value="1.74017159660681E+018" calcext:value-type="float">
            <text:p>1.74017159660681E+018</text:p>
          </table:table-cell>
          <table:table-cell office:value-type="float" office:value="-2.59681290326109" calcext:value-type="float">
            <text:p>-2.59681290326109</text:p>
          </table:table-cell>
          <table:table-cell office:value-type="float" office:value="-0.0168928192262068" calcext:value-type="float">
            <text:p>-0.0168928192262068</text:p>
          </table:table-cell>
          <table:table-cell office:value-type="float" office:value="2.93268829063242" calcext:value-type="float">
            <text:p>2.93268829063242</text:p>
          </table:table-cell>
          <table:table-cell office:value-type="float" office:value="0.196785444726848" calcext:value-type="float">
            <text:p>0.196785444726848</text:p>
          </table:table-cell>
          <table:table-cell office:value-type="float" office:value="-0.937463993144497" calcext:value-type="float">
            <text:p>-0.937463993144497</text:p>
          </table:table-cell>
        </table:table-row>
        <table:table-row table:style-name="ro1">
          <table:table-cell office:value-type="float" office:value="1.74017159662186E+018" calcext:value-type="float">
            <text:p>1.74017159662186E+018</text:p>
          </table:table-cell>
          <table:table-cell office:value-type="float" office:value="-2.59969611022092" calcext:value-type="float">
            <text:p>-2.59969611022092</text:p>
          </table:table-cell>
          <table:table-cell office:value-type="float" office:value="-0.0162603723229886" calcext:value-type="float">
            <text:p>-0.0162603723229886</text:p>
          </table:table-cell>
          <table:table-cell office:value-type="float" office:value="2.91862633073528" calcext:value-type="float">
            <text:p>2.91862633073528</text:p>
          </table:table-cell>
          <table:table-cell office:value-type="float" office:value="0.196785444726788" calcext:value-type="float">
            <text:p>0.196785444726788</text:p>
          </table:table-cell>
          <table:table-cell office:value-type="float" office:value="-0.937463993143099" calcext:value-type="float">
            <text:p>-0.937463993143099</text:p>
          </table:table-cell>
        </table:table-row>
        <table:table-row table:style-name="ro1">
          <table:table-cell office:value-type="float" office:value="1.74017159663736E+018" calcext:value-type="float">
            <text:p>1.74017159663736E+018</text:p>
          </table:table-cell>
          <table:table-cell office:value-type="float" office:value="-2.60257013897472" calcext:value-type="float">
            <text:p>-2.60257013897472</text:p>
          </table:table-cell>
          <table:table-cell office:value-type="float" office:value="-0.0155874457438735" calcext:value-type="float">
            <text:p>-0.0155874457438735</text:p>
          </table:table-cell>
          <table:table-cell office:value-type="float" office:value="2.90456437083817" calcext:value-type="float">
            <text:p>2.90456437083817</text:p>
          </table:table-cell>
          <table:table-cell office:value-type="float" office:value="0.196785444726668" calcext:value-type="float">
            <text:p>0.196785444726668</text:p>
          </table:table-cell>
          <table:table-cell office:value-type="float" office:value="-0.937463993141479" calcext:value-type="float">
            <text:p>-0.937463993141479</text:p>
          </table:table-cell>
        </table:table-row>
        <table:table-row table:style-name="ro1">
          <table:table-cell office:value-type="float" office:value="1.74017159665542E+018" calcext:value-type="float">
            <text:p>1.74017159665542E+018</text:p>
          </table:table-cell>
          <table:table-cell office:value-type="float" office:value="-2.60600605821903" calcext:value-type="float">
            <text:p>-2.60600605821903</text:p>
          </table:table-cell>
          <table:table-cell office:value-type="float" office:value="-0.0147266885892231" calcext:value-type="float">
            <text:p>-0.0147266885892231</text:p>
          </table:table-cell>
          <table:table-cell office:value-type="float" office:value="2.88769001896166" calcext:value-type="float">
            <text:p>2.88769001896166</text:p>
          </table:table-cell>
          <table:table-cell office:value-type="float" office:value="0.196785444726609" calcext:value-type="float">
            <text:p>0.196785444726609</text:p>
          </table:table-cell>
          <table:table-cell office:value-type="float" office:value="-0.937463993139955" calcext:value-type="float">
            <text:p>-0.937463993139955</text:p>
          </table:table-cell>
        </table:table-row>
        <table:table-row table:style-name="ro1">
          <table:table-cell office:value-type="float" office:value="1.7401715966705E+018" calcext:value-type="float">
            <text:p>1.7401715966705E+018</text:p>
          </table:table-cell>
          <table:table-cell office:value-type="float" office:value="-2.60885789723419" calcext:value-type="float">
            <text:p>-2.60885789723419</text:p>
          </table:table-cell>
          <table:table-cell office:value-type="float" office:value="-0.0139651863304389" calcext:value-type="float">
            <text:p>-0.0139651863304389</text:p>
          </table:table-cell>
          <table:table-cell office:value-type="float" office:value="2.87362805906458" calcext:value-type="float">
            <text:p>2.87362805906458</text:p>
          </table:table-cell>
          <table:table-cell office:value-type="float" office:value="0.196785444726557" calcext:value-type="float">
            <text:p>0.196785444726557</text:p>
          </table:table-cell>
          <table:table-cell office:value-type="float" office:value="-0.937463993138748" calcext:value-type="float">
            <text:p>-0.937463993138748</text:p>
          </table:table-cell>
        </table:table-row>
        <table:table-row table:style-name="ro1">
          <table:table-cell office:value-type="float" office:value="1.74017159668866E+018" calcext:value-type="float">
            <text:p>1.74017159668866E+018</text:p>
          </table:table-cell>
          <table:table-cell office:value-type="float" office:value="-2.61226554802273" calcext:value-type="float">
            <text:p>-2.61226554802273</text:p>
          </table:table-cell>
          <table:table-cell office:value-type="float" office:value="-0.0129985633242741" calcext:value-type="float">
            <text:p>-0.0129985633242741</text:p>
          </table:table-cell>
          <table:table-cell office:value-type="float" office:value="2.85675370718812" calcext:value-type="float">
            <text:p>2.85675370718812</text:p>
          </table:table-cell>
          <table:table-cell office:value-type="float" office:value="0.196785444726483" calcext:value-type="float">
            <text:p>0.196785444726483</text:p>
          </table:table-cell>
          <table:table-cell office:value-type="float" office:value="-0.937463993137477" calcext:value-type="float">
            <text:p>-0.937463993137477</text:p>
          </table:table-cell>
        </table:table-row>
        <table:table-row table:style-name="ro1">
          <table:table-cell office:value-type="float" office:value="1.74017159670428E+018" calcext:value-type="float">
            <text:p>1.74017159670428E+018</text:p>
          </table:table-cell>
          <table:table-cell office:value-type="float" office:value="-2.61509246814904" calcext:value-type="float">
            <text:p>-2.61509246814904</text:p>
          </table:table-cell>
          <table:table-cell office:value-type="float" office:value="-0.0121492141275359" calcext:value-type="float">
            <text:p>-0.0121492141275359</text:p>
          </table:table-cell>
          <table:table-cell office:value-type="float" office:value="2.84269174729108" calcext:value-type="float">
            <text:p>2.84269174729108</text:p>
          </table:table-cell>
          <table:table-cell office:value-type="float" office:value="0.196785444726438" calcext:value-type="float">
            <text:p>0.196785444726438</text:p>
          </table:table-cell>
          <table:table-cell office:value-type="float" office:value="-0.937463993136333" calcext:value-type="float">
            <text:p>-0.937463993136333</text:p>
          </table:table-cell>
        </table:table-row>
        <table:table-row table:style-name="ro1">
          <table:table-cell office:value-type="float" office:value="1.7401715967197E+018" calcext:value-type="float">
            <text:p>1.7401715967197E+018</text:p>
          </table:table-cell>
          <table:table-cell office:value-type="float" office:value="-2.61790716566345" calcext:value-type="float">
            <text:p>-2.61790716566345</text:p>
          </table:table-cell>
          <table:table-cell office:value-type="float" office:value="-0.011260198176649" calcext:value-type="float">
            <text:p>-0.011260198176649</text:p>
          </table:table-cell>
          <table:table-cell office:value-type="float" office:value="2.82862978739405" calcext:value-type="float">
            <text:p>2.82862978739405</text:p>
          </table:table-cell>
          <table:table-cell office:value-type="float" office:value="0.196785444726394" calcext:value-type="float">
            <text:p>0.196785444726394</text:p>
          </table:table-cell>
          <table:table-cell office:value-type="float" office:value="-0.937463993135571" calcext:value-type="float">
            <text:p>-0.937463993135571</text:p>
          </table:table-cell>
        </table:table-row>
        <table:table-row table:style-name="ro1">
          <table:table-cell office:value-type="float" office:value="1.74017159673819E+018" calcext:value-type="float">
            <text:p>1.74017159673819E+018</text:p>
          </table:table-cell>
          <table:table-cell office:value-type="float" office:value="-2.62126788536546" calcext:value-type="float">
            <text:p>-2.62126788536546</text:p>
          </table:table-cell>
          <table:table-cell office:value-type="float" office:value="-0.0101412669825352" calcext:value-type="float">
            <text:p>-0.0101412669825352</text:p>
          </table:table-cell>
          <table:table-cell office:value-type="float" office:value="2.81175543551763" calcext:value-type="float">
            <text:p>2.81175543551763</text:p>
          </table:table-cell>
          <table:table-cell office:value-type="float" office:value="0.19678544472632" calcext:value-type="float">
            <text:p>0.19678544472632</text:p>
          </table:table-cell>
          <table:table-cell office:value-type="float" office:value="-0.937463993134681" calcext:value-type="float">
            <text:p>-0.937463993134681</text:p>
          </table:table-cell>
        </table:table-row>
        <table:table-row table:style-name="ro1">
          <table:table-cell office:value-type="float" office:value="1.74017159675295E+018" calcext:value-type="float">
            <text:p>1.74017159675295E+018</text:p>
          </table:table-cell>
          <table:table-cell office:value-type="float" office:value="-2.6240537375887" calcext:value-type="float">
            <text:p>-2.6240537375887</text:p>
          </table:table-cell>
          <table:table-cell office:value-type="float" office:value="-0.0091656139454376" calcext:value-type="float">
            <text:p>-0.0091656139454376</text:p>
          </table:table-cell>
          <table:table-cell office:value-type="float" office:value="2.79769347562063" calcext:value-type="float">
            <text:p>2.79769347562063</text:p>
          </table:table-cell>
          <table:table-cell office:value-type="float" office:value="0.196785444726313" calcext:value-type="float">
            <text:p>0.196785444726313</text:p>
          </table:table-cell>
          <table:table-cell office:value-type="float" office:value="-0.937463993133856" calcext:value-type="float">
            <text:p>-0.937463993133856</text:p>
          </table:table-cell>
        </table:table-row>
        <table:table-row table:style-name="ro1">
          <table:table-cell office:value-type="float" office:value="1.74017159676791E+018" calcext:value-type="float">
            <text:p>1.74017159676791E+018</text:p>
          </table:table-cell>
          <table:table-cell office:value-type="float" office:value="-2.62682559523932" calcext:value-type="float">
            <text:p>-2.62682559523932</text:p>
          </table:table-cell>
          <table:table-cell office:value-type="float" office:value="-0.00815088411773912" calcext:value-type="float">
            <text:p>-0.00815088411773912</text:p>
          </table:table-cell>
          <table:table-cell office:value-type="float" office:value="2.78363151572364" calcext:value-type="float">
            <text:p>2.78363151572364</text:p>
          </table:table-cell>
          <table:table-cell office:value-type="float" office:value="0.196785444726276" calcext:value-type="float">
            <text:p>0.196785444726276</text:p>
          </table:table-cell>
          <table:table-cell office:value-type="float" office:value="-0.937463993133156" calcext:value-type="float">
            <text:p>-0.937463993133156</text:p>
          </table:table-cell>
        </table:table-row>
        <table:table-row table:style-name="ro1">
          <table:table-cell office:value-type="float" office:value="1.74017159678587E+018" calcext:value-type="float">
            <text:p>1.74017159678587E+018</text:p>
          </table:table-cell>
          <table:table-cell office:value-type="float" office:value="-2.63013258006832" calcext:value-type="float">
            <text:p>-2.63013258006832</text:p>
          </table:table-cell>
          <table:table-cell office:value-type="float" office:value="-0.0068819100150235" calcext:value-type="float">
            <text:p>-0.0068819100150235</text:p>
          </table:table-cell>
          <table:table-cell office:value-type="float" office:value="2.76675716384725" calcext:value-type="float">
            <text:p>2.76675716384725</text:p>
          </table:table-cell>
          <table:table-cell office:value-type="float" office:value="0.196785444726216" calcext:value-type="float">
            <text:p>0.196785444726216</text:p>
          </table:table-cell>
          <table:table-cell office:value-type="float" office:value="-0.937463993132648" calcext:value-type="float">
            <text:p>-0.937463993132648</text:p>
          </table:table-cell>
        </table:table-row>
        <table:table-row table:style-name="ro1">
          <table:table-cell office:value-type="float" office:value="1.74017159680134E+018" calcext:value-type="float">
            <text:p>1.74017159680134E+018</text:p>
          </table:table-cell>
          <table:table-cell office:value-type="float" office:value="-2.63287172442284" calcext:value-type="float">
            <text:p>-2.63287172442284</text:p>
          </table:table-cell>
          <table:table-cell office:value-type="float" office:value="-0.00578192834988217" calcext:value-type="float">
            <text:p>-0.00578192834988217</text:p>
          </table:table-cell>
          <table:table-cell office:value-type="float" office:value="2.75269520395027" calcext:value-type="float">
            <text:p>2.75269520395027</text:p>
          </table:table-cell>
          <table:table-cell office:value-type="float" office:value="0.196785444726233" calcext:value-type="float">
            <text:p>0.196785444726233</text:p>
          </table:table-cell>
          <table:table-cell office:value-type="float" office:value="-0.937463993132489" calcext:value-type="float">
            <text:p>-0.937463993132489</text:p>
          </table:table-cell>
        </table:table-row>
        <table:table-row table:style-name="ro1">
          <table:table-cell office:value-type="float" office:value="1.74017159681945E+018" calcext:value-type="float">
            <text:p>1.74017159681945E+018</text:p>
          </table:table-cell>
          <table:table-cell office:value-type="float" office:value="-2.63613787577737" calcext:value-type="float">
            <text:p>-2.63613787577737</text:p>
          </table:table-cell>
          <table:table-cell office:value-type="float" office:value="-0.00441127184224548" calcext:value-type="float">
            <text:p>-0.00441127184224548</text:p>
          </table:table-cell>
          <table:table-cell office:value-type="float" office:value="2.73582085207389" calcext:value-type="float">
            <text:p>2.73582085207389</text:p>
          </table:table-cell>
          <table:table-cell office:value-type="float" office:value="0.196785444726142" calcext:value-type="float">
            <text:p>0.196785444726142</text:p>
          </table:table-cell>
          <table:table-cell office:value-type="float" office:value="-0.937463993131886" calcext:value-type="float">
            <text:p>-0.937463993131886</text:p>
          </table:table-cell>
        </table:table-row>
        <table:table-row table:style-name="ro1">
          <table:table-cell office:value-type="float" office:value="1.74017159683487E+018" calcext:value-type="float">
            <text:p>1.74017159683487E+018</text:p>
          </table:table-cell>
          <table:table-cell office:value-type="float" office:value="-2.63884168553199" calcext:value-type="float">
            <text:p>-2.63884168553199</text:p>
          </table:table-cell>
          <table:table-cell office:value-type="float" office:value="-0.00322709099908043" calcext:value-type="float">
            <text:p>-0.00322709099908043</text:p>
          </table:table-cell>
          <table:table-cell office:value-type="float" office:value="2.72175889217692" calcext:value-type="float">
            <text:p>2.72175889217692</text:p>
          </table:table-cell>
          <table:table-cell office:value-type="float" office:value="0.19678544472609" calcext:value-type="float">
            <text:p>0.19678544472609</text:p>
          </table:table-cell>
          <table:table-cell office:value-type="float" office:value="-0.937463993131568" calcext:value-type="float">
            <text:p>-0.937463993131568</text:p>
          </table:table-cell>
        </table:table-row>
        <table:table-row table:style-name="ro1">
          <table:table-cell office:value-type="float" office:value="1.74017159684958E+018" calcext:value-type="float">
            <text:p>1.74017159684958E+018</text:p>
          </table:table-cell>
          <table:table-cell office:value-type="float" office:value="-2.64152857661234" calcext:value-type="float">
            <text:p>-2.64152857661234</text:p>
          </table:table-cell>
          <table:table-cell office:value-type="float" office:value="-0.00200500762186761" calcext:value-type="float">
            <text:p>-0.00200500762186761</text:p>
          </table:table-cell>
          <table:table-cell office:value-type="float" office:value="2.70769693227995" calcext:value-type="float">
            <text:p>2.70769693227995</text:p>
          </table:table-cell>
          <table:table-cell office:value-type="float" office:value="0.196785444726076" calcext:value-type="float">
            <text:p>0.196785444726076</text:p>
          </table:table-cell>
          <table:table-cell office:value-type="float" office:value="-0.937463993131441" calcext:value-type="float">
            <text:p>-0.937463993131441</text:p>
          </table:table-cell>
        </table:table-row>
        <table:table-row table:style-name="ro1">
          <table:table-cell office:value-type="float" office:value="1.74017159686827E+018" calcext:value-type="float">
            <text:p>1.74017159686827E+018</text:p>
          </table:table-cell>
          <table:table-cell office:value-type="float" office:value="-2.64472976543901" calcext:value-type="float">
            <text:p>-2.64472976543901</text:p>
          </table:table-cell>
          <table:table-cell office:value-type="float" office:value="-0.000488816991177336" calcext:value-type="float">
            <text:p>-0.000488816991177336</text:p>
          </table:table-cell>
          <table:table-cell office:value-type="float" office:value="2.69082258040358" calcext:value-type="float">
            <text:p>2.69082258040358</text:p>
          </table:table-cell>
          <table:table-cell office:value-type="float" office:value="0.196785444726024" calcext:value-type="float">
            <text:p>0.196785444726024</text:p>
          </table:table-cell>
          <table:table-cell office:value-type="float" office:value="-0.937463993131759" calcext:value-type="float">
            <text:p>-0.937463993131759</text:p>
          </table:table-cell>
        </table:table-row>
        <table:table-row table:style-name="ro1">
          <table:table-cell office:value-type="float" office:value="1.74017159688293E+018" calcext:value-type="float">
            <text:p>1.74017159688293E+018</text:p>
          </table:table-cell>
          <table:table-cell office:value-type="float" office:value="-2.64737757014798" calcext:value-type="float">
            <text:p>-2.64737757014798</text:p>
          </table:table-cell>
          <table:table-cell office:value-type="float" office:value="0.000815790873925923" calcext:value-type="float">
            <text:p>0.000815790873925923</text:p>
          </table:table-cell>
          <table:table-cell office:value-type="float" office:value="2.67676062050659" calcext:value-type="float">
            <text:p>2.67676062050659</text:p>
          </table:table-cell>
          <table:table-cell office:value-type="float" office:value="0.196785444725994" calcext:value-type="float">
            <text:p>0.196785444725994</text:p>
          </table:table-cell>
          <table:table-cell office:value-type="float" office:value="-0.93746399313214" calcext:value-type="float">
            <text:p>-0.93746399313214</text:p>
          </table:table-cell>
        </table:table-row>
        <table:table-row table:style-name="ro1">
          <table:table-cell office:value-type="float" office:value="1.74017159690177E+018" calcext:value-type="float">
            <text:p>1.74017159690177E+018</text:p>
          </table:table-cell>
          <table:table-cell office:value-type="float" office:value="-2.65053032937473" calcext:value-type="float">
            <text:p>-2.65053032937473</text:p>
          </table:table-cell>
          <table:table-cell office:value-type="float" office:value="0.00243027320294397" calcext:value-type="float">
            <text:p>0.00243027320294397</text:p>
          </table:table-cell>
          <table:table-cell office:value-type="float" office:value="2.65988626863021" calcext:value-type="float">
            <text:p>2.65988626863021</text:p>
          </table:table-cell>
          <table:table-cell office:value-type="float" office:value="0.196785444725979" calcext:value-type="float">
            <text:p>0.196785444725979</text:p>
          </table:table-cell>
          <table:table-cell office:value-type="float" office:value="-0.93746399313214" calcext:value-type="float">
            <text:p>-0.93746399313214</text:p>
          </table:table-cell>
        </table:table-row>
        <table:table-row table:style-name="ro1">
          <table:table-cell office:value-type="float" office:value="1.74017159691726E+018" calcext:value-type="float">
            <text:p>1.74017159691726E+018</text:p>
          </table:table-cell>
          <table:table-cell office:value-type="float" office:value="-2.65313651381865" calcext:value-type="float">
            <text:p>-2.65313651381865</text:p>
          </table:table-cell>
          <table:table-cell office:value-type="float" office:value="0.00381615707353068" calcext:value-type="float">
            <text:p>0.00381615707353068</text:p>
          </table:table-cell>
          <table:table-cell office:value-type="float" office:value="2.64582430873322" calcext:value-type="float">
            <text:p>2.64582430873322</text:p>
          </table:table-cell>
          <table:table-cell office:value-type="float" office:value="0.196785444725957" calcext:value-type="float">
            <text:p>0.196785444725957</text:p>
          </table:table-cell>
          <table:table-cell office:value-type="float" office:value="-0.937463993132458" calcext:value-type="float">
            <text:p>-0.937463993132458</text:p>
          </table:table-cell>
        </table:table-row>
        <table:table-row table:style-name="ro1">
          <table:table-cell office:value-type="float" office:value="1.74017159693233E+018" calcext:value-type="float">
            <text:p>1.74017159693233E+018</text:p>
          </table:table-cell>
          <table:table-cell office:value-type="float" office:value="-2.65572295299389" calcext:value-type="float">
            <text:p>-2.65572295299389</text:p>
          </table:table-cell>
          <table:table-cell office:value-type="float" office:value="0.00523855077828274" calcext:value-type="float">
            <text:p>0.00523855077828274</text:p>
          </table:table-cell>
          <table:table-cell office:value-type="float" office:value="2.63176234883623" calcext:value-type="float">
            <text:p>2.63176234883623</text:p>
          </table:table-cell>
          <table:table-cell office:value-type="float" office:value="0.19678544472592" calcext:value-type="float">
            <text:p>0.19678544472592</text:p>
          </table:table-cell>
          <table:table-cell office:value-type="float" office:value="-0.937463993132775" calcext:value-type="float">
            <text:p>-0.937463993132775</text:p>
          </table:table-cell>
        </table:table-row>
        <table:table-row table:style-name="ro1">
          <table:table-cell office:value-type="float" office:value="1.74017159695045E+018" calcext:value-type="float">
            <text:p>1.74017159695045E+018</text:p>
          </table:table-cell>
          <table:table-cell office:value-type="float" office:value="-2.65879989643588" calcext:value-type="float">
            <text:p>-2.65879989643588</text:p>
          </table:table-cell>
          <table:table-cell office:value-type="float" office:value="0.00699321968932351" calcext:value-type="float">
            <text:p>0.00699321968932351</text:p>
          </table:table-cell>
          <table:table-cell office:value-type="float" office:value="2.61488799695982" calcext:value-type="float">
            <text:p>2.61488799695982</text:p>
          </table:table-cell>
          <table:table-cell office:value-type="float" office:value="0.196785444725891" calcext:value-type="float">
            <text:p>0.196785444725891</text:p>
          </table:table-cell>
          <table:table-cell office:value-type="float" office:value="-0.937463993133284" calcext:value-type="float">
            <text:p>-0.937463993133284</text:p>
          </table:table-cell>
        </table:table-row>
        <table:table-row table:style-name="ro1">
          <table:table-cell office:value-type="float" office:value="1.74017159696528E+018" calcext:value-type="float">
            <text:p>1.74017159696528E+018</text:p>
          </table:table-cell>
          <table:table-cell office:value-type="float" office:value="-2.66134110143058" calcext:value-type="float">
            <text:p>-2.66134110143058</text:p>
          </table:table-cell>
          <table:table-cell office:value-type="float" office:value="0.00849493491978642" calcext:value-type="float">
            <text:p>0.00849493491978642</text:p>
          </table:table-cell>
          <table:table-cell office:value-type="float" office:value="2.60082603706281" calcext:value-type="float">
            <text:p>2.60082603706281</text:p>
          </table:table-cell>
          <table:table-cell office:value-type="float" office:value="0.196785444725883" calcext:value-type="float">
            <text:p>0.196785444725883</text:p>
          </table:table-cell>
          <table:table-cell office:value-type="float" office:value="-0.937463993133983" calcext:value-type="float">
            <text:p>-0.937463993133983</text:p>
          </table:table-cell>
        </table:table-row>
        <table:table-row table:style-name="ro1">
          <table:table-cell office:value-type="float" office:value="1.74017159698022E+018" calcext:value-type="float">
            <text:p>1.74017159698022E+018</text:p>
          </table:table-cell>
          <table:table-cell office:value-type="float" office:value="-2.6638609388187" calcext:value-type="float">
            <text:p>-2.6638609388187</text:p>
          </table:table-cell>
          <table:table-cell office:value-type="float" office:value="0.0100322348241352" calcext:value-type="float">
            <text:p>0.0100322348241352</text:p>
          </table:table-cell>
          <table:table-cell office:value-type="float" office:value="2.58676407716578" calcext:value-type="float">
            <text:p>2.58676407716578</text:p>
          </table:table-cell>
          <table:table-cell office:value-type="float" office:value="0.196785444725908" calcext:value-type="float">
            <text:p>0.196785444725908</text:p>
          </table:table-cell>
          <table:table-cell office:value-type="float" office:value="-0.937463993134903" calcext:value-type="float">
            <text:p>-0.937463993134903</text:p>
          </table:table-cell>
        </table:table-row>
        <table:table-row table:style-name="ro1">
          <table:table-cell office:value-type="float" office:value="1.7401715969988E+018" calcext:value-type="float">
            <text:p>1.7401715969988E+018</text:p>
          </table:table-cell>
          <table:table-cell office:value-type="float" office:value="-2.66685583719528" calcext:value-type="float">
            <text:p>-2.66685583719528</text:p>
          </table:table-cell>
          <table:table-cell office:value-type="float" office:value="0.0119235379850587" calcext:value-type="float">
            <text:p>0.0119235379850587</text:p>
          </table:table-cell>
          <table:table-cell office:value-type="float" office:value="2.56988972528933" calcext:value-type="float">
            <text:p>2.56988972528933</text:p>
          </table:table-cell>
          <table:table-cell office:value-type="float" office:value="0.196785444725893" calcext:value-type="float">
            <text:p>0.196785444725893</text:p>
          </table:table-cell>
          <table:table-cell office:value-type="float" office:value="-0.93746399313592" calcext:value-type="float">
            <text:p>-0.93746399313592</text:p>
          </table:table-cell>
        </table:table-row>
        <table:table-row table:style-name="ro1">
          <table:table-cell office:value-type="float" office:value="1.74017159701383E+018" calcext:value-type="float">
            <text:p>1.74017159701383E+018</text:p>
          </table:table-cell>
          <table:table-cell office:value-type="float" office:value="-2.66932691806411" calcext:value-type="float">
            <text:p>-2.66932691806411</text:p>
          </table:table-cell>
          <table:table-cell office:value-type="float" office:value="0.0135380443486939" calcext:value-type="float">
            <text:p>0.0135380443486939</text:p>
          </table:table-cell>
          <table:table-cell office:value-type="float" office:value="2.55582776539227" calcext:value-type="float">
            <text:p>2.55582776539227</text:p>
          </table:table-cell>
          <table:table-cell office:value-type="float" office:value="0.196785444725854" calcext:value-type="float">
            <text:p>0.196785444725854</text:p>
          </table:table-cell>
          <table:table-cell office:value-type="float" office:value="-0.937463993136651" calcext:value-type="float">
            <text:p>-0.937463993136651</text:p>
          </table:table-cell>
        </table:table-row>
        <table:table-row table:style-name="ro1">
          <table:table-cell office:value-type="float" office:value="1.74017159703196E+018" calcext:value-type="float">
            <text:p>1.74017159703196E+018</text:p>
          </table:table-cell>
          <table:table-cell office:value-type="float" office:value="-2.67230217959656" calcext:value-type="float">
            <text:p>-2.67230217959656</text:p>
          </table:table-cell>
          <table:table-cell office:value-type="float" office:value="0.0155482492000162" calcext:value-type="float">
            <text:p>0.0155482492000162</text:p>
          </table:table-cell>
          <table:table-cell office:value-type="float" office:value="2.53937056351385" calcext:value-type="float">
            <text:p>2.53937056351385</text:p>
          </table:table-cell>
          <table:table-cell office:value-type="float" office:value="0.198405444717651" calcext:value-type="float">
            <text:p>0.198405444717651</text:p>
          </table:table-cell>
          <table:table-cell office:value-type="float" office:value="-0.923558993202151" calcext:value-type="float">
            <text:p>-0.923558993202151</text:p>
          </table:table-cell>
        </table:table-row>
        <table:table-row table:style-name="ro1">
          <table:table-cell office:value-type="float" office:value="1.74017159704724E+018" calcext:value-type="float">
            <text:p>1.74017159704724E+018</text:p>
          </table:table-cell>
          <table:table-cell office:value-type="float" office:value="-2.67492366713344" calcext:value-type="float">
            <text:p>-2.67492366713344</text:p>
          </table:table-cell>
          <table:table-cell office:value-type="float" office:value="0.0173742588057201" calcext:value-type="float">
            <text:p>0.0173742588057201</text:p>
          </table:table-cell>
          <table:table-cell office:value-type="float" office:value="2.52739435360737" calcext:value-type="float">
            <text:p>2.52739435360737</text:p>
          </table:table-cell>
          <table:table-cell office:value-type="float" office:value="0.206505444680688" calcext:value-type="float">
            <text:p>0.206505444680688</text:p>
          </table:table-cell>
          <table:table-cell office:value-type="float" office:value="-0.854033993516116" calcext:value-type="float">
            <text:p>-0.854033993516116</text:p>
          </table:table-cell>
        </table:table-row>
        <table:table-row table:style-name="ro1">
          <table:table-cell office:value-type="float" office:value="1.74017159706256E+018" calcext:value-type="float">
            <text:p>1.74017159706256E+018</text:p>
          </table:table-cell>
          <table:table-cell office:value-type="float" office:value="-2.67768960576125" calcext:value-type="float">
            <text:p>-2.67768960576125</text:p>
          </table:table-cell>
          <table:table-cell office:value-type="float" office:value="0.0193468219802721" calcext:value-type="float">
            <text:p>0.0193468219802721</text:p>
          </table:table-cell>
          <table:table-cell office:value-type="float" office:value="2.51715626870003" calcext:value-type="float">
            <text:p>2.51715626870003</text:p>
          </table:table-cell>
          <table:table-cell office:value-type="float" office:value="0.219735444648695" calcext:value-type="float">
            <text:p>0.219735444648695</text:p>
          </table:table-cell>
          <table:table-cell office:value-type="float" office:value="-0.740476493793979" calcext:value-type="float">
            <text:p>-0.740476493793979</text:p>
          </table:table-cell>
        </table:table-row>
        <table:table-row table:style-name="ro1">
          <table:table-cell office:value-type="float" office:value="1.74017159708143E+018" calcext:value-type="float">
            <text:p>1.74017159708143E+018</text:p>
          </table:table-cell>
          <table:table-cell office:value-type="float" office:value="-2.68120048863558" calcext:value-type="float">
            <text:p>-2.68120048863558</text:p>
          </table:table-cell>
          <table:table-cell office:value-type="float" office:value="0.021904987473599" calcext:value-type="float">
            <text:p>0.021904987473599</text:p>
          </table:table-cell>
          <table:table-cell office:value-type="float" office:value="2.50716489181117" calcext:value-type="float">
            <text:p>2.50716489181117</text:p>
          </table:table-cell>
          <table:table-cell office:value-type="float" office:value="0.235935444645341" calcext:value-type="float">
            <text:p>0.235935444645341</text:p>
          </table:table-cell>
          <table:table-cell office:value-type="float" office:value="-0.601426493824518" calcext:value-type="float">
            <text:p>-0.601426493824518</text:p>
          </table:table-cell>
        </table:table-row>
        <table:table-row table:style-name="ro1">
          <table:table-cell office:value-type="float" office:value="1.74017159709621E+018" calcext:value-type="float">
            <text:p>1.74017159709621E+018</text:p>
          </table:table-cell>
          <table:table-cell office:value-type="float" office:value="-2.68428780132642" calcext:value-type="float">
            <text:p>-2.68428780132642</text:p>
          </table:table-cell>
          <table:table-cell office:value-type="float" office:value="0.0241930916394219" calcext:value-type="float">
            <text:p>0.0241930916394219</text:p>
          </table:table-cell>
          <table:table-cell office:value-type="float" office:value="2.50075068190375" calcext:value-type="float">
            <text:p>2.50075068190375</text:p>
          </table:table-cell>
          <table:table-cell office:value-type="float" office:value="0.249435444645192" calcext:value-type="float">
            <text:p>0.249435444645192</text:p>
          </table:table-cell>
          <table:table-cell office:value-type="float" office:value="-0.485551493827085" calcext:value-type="float">
            <text:p>-0.485551493827085</text:p>
          </table:table-cell>
        </table:table-row>
        <table:table-row table:style-name="ro1">
          <table:table-cell office:value-type="float" office:value="1.74017159711138E+018" calcext:value-type="float">
            <text:p>1.74017159711138E+018</text:p>
          </table:table-cell>
          <table:table-cell office:value-type="float" office:value="-2.68752442006873" calcext:value-type="float">
            <text:p>-2.68752442006873</text:p>
          </table:table-cell>
          <table:table-cell office:value-type="float" office:value="0.0266197298605629" calcext:value-type="float">
            <text:p>0.0266197298605629</text:p>
          </table:table-cell>
          <table:table-cell office:value-type="float" office:value="2.49607459699628" calcext:value-type="float">
            <text:p>2.49607459699628</text:p>
          </table:table-cell>
          <table:table-cell office:value-type="float" office:value="0.262935444645051" calcext:value-type="float">
            <text:p>0.262935444645051</text:p>
          </table:table-cell>
          <table:table-cell office:value-type="float" office:value="-0.369676493829716" calcext:value-type="float">
            <text:p>-0.369676493829716</text:p>
          </table:table-cell>
        </table:table-row>
        <table:table-row table:style-name="ro1">
          <table:table-cell office:value-type="float" office:value="1.74017159712954E+018" calcext:value-type="float">
            <text:p>1.74017159712954E+018</text:p>
          </table:table-cell>
          <table:table-cell office:value-type="float" office:value="-2.69158910133298" calcext:value-type="float">
            <text:p>-2.69158910133298</text:p>
          </table:table-cell>
          <table:table-cell office:value-type="float" office:value="0.0296930821689116" calcext:value-type="float">
            <text:p>0.0296930821689116</text:p>
          </table:table-cell>
          <table:table-cell office:value-type="float" office:value="2.49265184573814" calcext:value-type="float">
            <text:p>2.49265184573814</text:p>
          </table:table-cell>
          <table:table-cell office:value-type="float" office:value="0.278274096952042" calcext:value-type="float">
            <text:p>0.278274096952042</text:p>
          </table:table-cell>
          <table:table-cell office:value-type="float" office:value="-0.234152306137269" calcext:value-type="float">
            <text:p>-0.234152306137269</text:p>
          </table:table-cell>
        </table:table-row>
        <table:table-row table:style-name="ro1">
          <table:table-cell office:value-type="float" office:value="1.74017159714491E+018" calcext:value-type="float">
            <text:p>1.74017159714491E+018</text:p>
          </table:table-cell>
          <table:table-cell office:value-type="float" office:value="-2.69500060949535" calcext:value-type="float">
            <text:p>-2.69500060949535</text:p>
          </table:table-cell>
          <table:table-cell office:value-type="float" office:value="0.0322871042701625" calcext:value-type="float">
            <text:p>0.0322871042701625</text:p>
          </table:table-cell>
          <table:table-cell office:value-type="float" office:value="2.49031851241245" calcext:value-type="float">
            <text:p>2.49031851241245</text:p>
          </table:table-cell>
          <table:table-cell office:value-type="float" office:value="0.284938517479996" calcext:value-type="float">
            <text:p>0.284938517479996</text:p>
          </table:table-cell>
          <table:table-cell office:value-type="float" office:value="-0.167648086744443" calcext:value-type="float">
            <text:p>-0.167648086744443</text:p>
          </table:table-cell>
        </table:table-row>
        <table:table-row table:style-name="ro1">
          <table:table-cell office:value-type="float" office:value="1.74017159716289E+018" calcext:value-type="float">
            <text:p>1.74017159716289E+018</text:p>
          </table:table-cell>
          <table:table-cell office:value-type="float" office:value="-2.69908641581858" calcext:value-type="float">
            <text:p>-2.69908641581858</text:p>
          </table:table-cell>
          <table:table-cell office:value-type="float" office:value="0.0354104276601961" calcext:value-type="float">
            <text:p>0.0354104276601961</text:p>
          </table:table-cell>
          <table:table-cell office:value-type="float" office:value="2.48751851242184" calcext:value-type="float">
            <text:p>2.48751851242184</text:p>
          </table:table-cell>
          <table:table-cell office:value-type="float" office:value="0.285714285702501" calcext:value-type="float">
            <text:p>0.285714285702501</text:p>
          </table:table-cell>
          <table:table-cell office:value-type="float" office:value="-0.15555555503358" calcext:value-type="float">
            <text:p>-0.15555555503358</text:p>
          </table:table-cell>
        </table:table-row>
        <table:table-row table:style-name="ro1">
          <table:table-cell office:value-type="float" office:value="1.74017159717828E+018" calcext:value-type="float">
            <text:p>1.74017159717828E+018</text:p>
          </table:table-cell>
          <table:table-cell office:value-type="float" office:value="-2.70248456311096" calcext:value-type="float">
            <text:p>-2.70248456311096</text:p>
          </table:table-cell>
          <table:table-cell office:value-type="float" office:value="0.03802192791545" calcext:value-type="float">
            <text:p>0.03802192791545</text:p>
          </table:table-cell>
          <table:table-cell office:value-type="float" office:value="2.48518517909633" calcext:value-type="float">
            <text:p>2.48518517909633</text:p>
          </table:table-cell>
          <table:table-cell office:value-type="float" office:value="0.285714285702539" calcext:value-type="float">
            <text:p>0.285714285702539</text:p>
          </table:table-cell>
          <table:table-cell office:value-type="float" office:value="-0.155555555033998" calcext:value-type="float">
            <text:p>-0.155555555033998</text:p>
          </table:table-cell>
        </table:table-row>
        <table:table-row table:style-name="ro1">
          <table:table-cell office:value-type="float" office:value="1.74017159719366E+018" calcext:value-type="float">
            <text:p>1.74017159719366E+018</text:p>
          </table:table-cell>
          <table:table-cell office:value-type="float" office:value="-2.70587660765779" calcext:value-type="float">
            <text:p>-2.70587660765779</text:p>
          </table:table-cell>
          <table:table-cell office:value-type="float" office:value="0.0406413500647502" calcext:value-type="float">
            <text:p>0.0406413500647502</text:p>
          </table:table-cell>
          <table:table-cell office:value-type="float" office:value="2.48285184577082" calcext:value-type="float">
            <text:p>2.48285184577082</text:p>
          </table:table-cell>
          <table:table-cell office:value-type="float" office:value="0.285714285702509" calcext:value-type="float">
            <text:p>0.285714285702509</text:p>
          </table:table-cell>
          <table:table-cell office:value-type="float" office:value="-0.155555555034125" calcext:value-type="float">
            <text:p>-0.155555555034125</text:p>
          </table:table-cell>
        </table:table-row>
        <table:table-row table:style-name="ro1">
          <table:table-cell office:value-type="float" office:value="1.74017159721172E+018" calcext:value-type="float">
            <text:p>1.74017159721172E+018</text:p>
          </table:table-cell>
          <table:table-cell office:value-type="float" office:value="-2.70993897948955" calcext:value-type="float">
            <text:p>-2.70993897948955</text:p>
          </table:table-cell>
          <table:table-cell office:value-type="float" office:value="0.0437950934611222" calcext:value-type="float">
            <text:p>0.0437950934611222</text:p>
          </table:table-cell>
          <table:table-cell office:value-type="float" office:value="2.48005184578019" calcext:value-type="float">
            <text:p>2.48005184578019</text:p>
          </table:table-cell>
          <table:table-cell office:value-type="float" office:value="0.285714285702486" calcext:value-type="float">
            <text:p>0.285714285702486</text:p>
          </table:table-cell>
          <table:table-cell office:value-type="float" office:value="-0.155555555034469" calcext:value-type="float">
            <text:p>-0.155555555034469</text:p>
          </table:table-cell>
        </table:table-row>
        <table:table-row table:style-name="ro1">
          <table:table-cell office:value-type="float" office:value="1.74017159722711E+018" calcext:value-type="float">
            <text:p>1.74017159722711E+018</text:p>
          </table:table-cell>
          <table:table-cell office:value-type="float" office:value="-2.71331753303647" calcext:value-type="float">
            <text:p>-2.71331753303647</text:p>
          </table:table-cell>
          <table:table-cell office:value-type="float" office:value="0.0464318935169655" calcext:value-type="float">
            <text:p>0.0464318935169655</text:p>
          </table:table-cell>
          <table:table-cell office:value-type="float" office:value="2.47771851245467" calcext:value-type="float">
            <text:p>2.47771851245467</text:p>
          </table:table-cell>
          <table:table-cell office:value-type="float" office:value="0.285714285702516" calcext:value-type="float">
            <text:p>0.285714285702516</text:p>
          </table:table-cell>
          <table:table-cell office:value-type="float" office:value="-0.15555555503485" calcext:value-type="float">
            <text:p>-0.15555555503485</text:p>
          </table:table-cell>
        </table:table-row>
        <table:table-row table:style-name="ro1">
          <table:table-cell office:value-type="float" office:value="1.740171597242E+018" calcext:value-type="float">
            <text:p>1.740171597242E+018</text:p>
          </table:table-cell>
          <table:table-cell office:value-type="float" office:value="-2.71668992485837" calcext:value-type="float">
            <text:p>-2.71668992485837</text:p>
          </table:table-cell>
          <table:table-cell office:value-type="float" office:value="0.049076569679287" calcext:value-type="float">
            <text:p>0.049076569679287</text:p>
          </table:table-cell>
          <table:table-cell office:value-type="float" office:value="2.47538517912915" calcext:value-type="float">
            <text:p>2.47538517912915</text:p>
          </table:table-cell>
          <table:table-cell office:value-type="float" office:value="0.28571428570253" calcext:value-type="float">
            <text:p>0.28571428570253</text:p>
          </table:table-cell>
          <table:table-cell office:value-type="float" office:value="-0.15555555503485" calcext:value-type="float">
            <text:p>-0.15555555503485</text:p>
          </table:table-cell>
        </table:table-row>
        <table:table-row table:style-name="ro1">
          <table:table-cell office:value-type="float" office:value="1.74017159726075E+018" calcext:value-type="float">
            <text:p>1.74017159726075E+018</text:p>
          </table:table-cell>
          <table:table-cell office:value-type="float" office:value="-2.72072863571798" calcext:value-type="float">
            <text:p>-2.72072863571798</text:p>
          </table:table-cell>
          <table:table-cell office:value-type="float" office:value="0.0522605572581183" calcext:value-type="float">
            <text:p>0.0522605572581183</text:p>
          </table:table-cell>
          <table:table-cell office:value-type="float" office:value="2.47258517913851" calcext:value-type="float">
            <text:p>2.47258517913851</text:p>
          </table:table-cell>
          <table:table-cell office:value-type="float" office:value="0.285714285702486" calcext:value-type="float">
            <text:p>0.285714285702486</text:p>
          </table:table-cell>
          <table:table-cell office:value-type="float" office:value="-0.155555555035232" calcext:value-type="float">
            <text:p>-0.155555555035232</text:p>
          </table:table-cell>
        </table:table-row>
        <table:table-row table:style-name="ro1">
          <table:table-cell office:value-type="float" office:value="1.74017159727546E+018" calcext:value-type="float">
            <text:p>1.74017159727546E+018</text:p>
          </table:table-cell>
          <table:table-cell office:value-type="float" office:value="-2.7240874071622" calcext:value-type="float">
            <text:p>-2.7240874071622</text:p>
          </table:table-cell>
          <table:table-cell office:value-type="float" office:value="0.0549225101107033" calcext:value-type="float">
            <text:p>0.0549225101107033</text:p>
          </table:table-cell>
          <table:table-cell office:value-type="float" office:value="2.47025184581297" calcext:value-type="float">
            <text:p>2.47025184581297</text:p>
          </table:table-cell>
          <table:table-cell office:value-type="float" office:value="0.285714285702441" calcext:value-type="float">
            <text:p>0.285714285702441</text:p>
          </table:table-cell>
          <table:table-cell office:value-type="float" office:value="-0.155555555035613" calcext:value-type="float">
            <text:p>-0.155555555035613</text:p>
          </table:table-cell>
        </table:table-row>
        <table:table-row table:style-name="ro1">
          <table:table-cell office:value-type="float" office:value="1.74017159729384E+018" calcext:value-type="float">
            <text:p>1.74017159729384E+018</text:p>
          </table:table-cell>
          <table:table-cell office:value-type="float" office:value="-2.72810972041193" calcext:value-type="float">
            <text:p>-2.72810972041193</text:p>
          </table:table-cell>
          <table:table-cell office:value-type="float" office:value="0.0581271876967798" calcext:value-type="float">
            <text:p>0.0581271876967798</text:p>
          </table:table-cell>
          <table:table-cell office:value-type="float" office:value="2.46745184582232" calcext:value-type="float">
            <text:p>2.46745184582232</text:p>
          </table:table-cell>
          <table:table-cell office:value-type="float" office:value="0.285714285702493" calcext:value-type="float">
            <text:p>0.285714285702493</text:p>
          </table:table-cell>
          <table:table-cell office:value-type="float" office:value="-0.155555555036058" calcext:value-type="float">
            <text:p>-0.155555555036058</text:p>
          </table:table-cell>
        </table:table-row>
        <table:table-row table:style-name="ro1">
          <table:table-cell office:value-type="float" office:value="1.74017159730911E+018" calcext:value-type="float">
            <text:p>1.74017159730911E+018</text:p>
          </table:table-cell>
          <table:table-cell office:value-type="float" office:value="-2.73145478297132" calcext:value-type="float">
            <text:p>-2.73145478297132</text:p>
          </table:table-cell>
          <table:table-cell office:value-type="float" office:value="0.060806347094368" calcext:value-type="float">
            <text:p>0.060806347094368</text:p>
          </table:table-cell>
          <table:table-cell office:value-type="float" office:value="2.46511851249678" calcext:value-type="float">
            <text:p>2.46511851249678</text:p>
          </table:table-cell>
          <table:table-cell office:value-type="float" office:value="0.285714285702523" calcext:value-type="float">
            <text:p>0.285714285702523</text:p>
          </table:table-cell>
          <table:table-cell office:value-type="float" office:value="-0.155555555036312" calcext:value-type="float">
            <text:p>-0.155555555036312</text:p>
          </table:table-cell>
        </table:table-row>
        <table:table-row table:style-name="ro1">
          <table:table-cell office:value-type="float" office:value="1.74017159732432E+018" calcext:value-type="float">
            <text:p>1.74017159732432E+018</text:p>
          </table:table-cell>
          <table:table-cell office:value-type="float" office:value="-2.73479358505848" calcext:value-type="float">
            <text:p>-2.73479358505848</text:p>
          </table:table-cell>
          <table:table-cell office:value-type="float" office:value="0.0634933043375555" calcext:value-type="float">
            <text:p>0.0634933043375555</text:p>
          </table:table-cell>
          <table:table-cell office:value-type="float" office:value="2.46278517917123" calcext:value-type="float">
            <text:p>2.46278517917123</text:p>
          </table:table-cell>
          <table:table-cell office:value-type="float" office:value="0.285714285702523" calcext:value-type="float">
            <text:p>0.285714285702523</text:p>
          </table:table-cell>
          <table:table-cell office:value-type="float" office:value="-0.155555555036312" calcext:value-type="float">
            <text:p>-0.155555555036312</text:p>
          </table:table-cell>
        </table:table-row>
        <table:table-row table:style-name="ro1">
          <table:table-cell office:value-type="float" office:value="1.74017159734291E+018" calcext:value-type="float">
            <text:p>1.74017159734291E+018</text:p>
          </table:table-cell>
          <table:table-cell office:value-type="float" office:value="-2.73879185814763" calcext:value-type="float">
            <text:p>-2.73879185814763</text:p>
          </table:table-cell>
          <table:table-cell office:value-type="float" office:value="0.0667279255849791" calcext:value-type="float">
            <text:p>0.0667279255849791</text:p>
          </table:table-cell>
          <table:table-cell office:value-type="float" office:value="2.45998517918057" calcext:value-type="float">
            <text:p>2.45998517918057</text:p>
          </table:table-cell>
          <table:table-cell office:value-type="float" office:value="0.285714285702486" calcext:value-type="float">
            <text:p>0.285714285702486</text:p>
          </table:table-cell>
          <table:table-cell office:value-type="float" office:value="-0.155555555036629" calcext:value-type="float">
            <text:p>-0.155555555036629</text:p>
          </table:table-cell>
        </table:table-row>
        <table:table-row table:style-name="ro1">
          <table:table-cell office:value-type="float" office:value="1.74017159735767E+018" calcext:value-type="float">
            <text:p>1.74017159735767E+018</text:p>
          </table:table-cell>
          <table:table-cell office:value-type="float" office:value="-2.74211682325775" calcext:value-type="float">
            <text:p>-2.74211682325775</text:p>
          </table:table-cell>
          <table:table-cell office:value-type="float" office:value="0.0694319865348076" calcext:value-type="float">
            <text:p>0.0694319865348076</text:p>
          </table:table-cell>
          <table:table-cell office:value-type="float" office:value="2.45765184585501" calcext:value-type="float">
            <text:p>2.45765184585501</text:p>
          </table:table-cell>
          <table:table-cell office:value-type="float" office:value="0.285714285702524" calcext:value-type="float">
            <text:p>0.285714285702524</text:p>
          </table:table-cell>
          <table:table-cell office:value-type="float" office:value="-0.155555555037174" calcext:value-type="float">
            <text:p>-0.155555555037174</text:p>
          </table:table-cell>
        </table:table-row>
        <table:table-row table:style-name="ro1">
          <table:table-cell office:value-type="float" office:value="1.74017159737305E+018" calcext:value-type="float">
            <text:p>1.74017159737305E+018</text:p>
          </table:table-cell>
          <table:table-cell office:value-type="float" office:value="-2.74543546984678" calcext:value-type="float">
            <text:p>-2.74543546984678</text:p>
          </table:table-cell>
          <table:table-cell office:value-type="float" office:value="0.0721437983684437" calcext:value-type="float">
            <text:p>0.0721437983684437</text:p>
          </table:table-cell>
          <table:table-cell office:value-type="float" office:value="2.45531851252944" calcext:value-type="float">
            <text:p>2.45531851252944</text:p>
          </table:table-cell>
          <table:table-cell office:value-type="float" office:value="0.285714285702568" calcext:value-type="float">
            <text:p>0.285714285702568</text:p>
          </table:table-cell>
          <table:table-cell office:value-type="float" office:value="-0.155555555037556" calcext:value-type="float">
            <text:p>-0.155555555037556</text:p>
          </table:table-cell>
        </table:table-row>
        <table:table-row table:style-name="ro1">
          <table:table-cell office:value-type="float" office:value="1.74017159739166E+018" calcext:value-type="float">
            <text:p>1.74017159739166E+018</text:p>
          </table:table-cell>
          <table:table-cell office:value-type="float" office:value="-2.74940947986821" calcext:value-type="float">
            <text:p>-2.74940947986821</text:p>
          </table:table-cell>
          <table:table-cell office:value-type="float" office:value="0.0754081829443276" calcext:value-type="float">
            <text:p>0.0754081829443276</text:p>
          </table:table-cell>
          <table:table-cell office:value-type="float" office:value="2.45251851253876" calcext:value-type="float">
            <text:p>2.45251851253876</text:p>
          </table:table-cell>
          <table:table-cell office:value-type="float" office:value="0.28571428570253" calcext:value-type="float">
            <text:p>0.28571428570253</text:p>
          </table:table-cell>
          <table:table-cell office:value-type="float" office:value="-0.155555555037773" calcext:value-type="float">
            <text:p>-0.155555555037773</text:p>
          </table:table-cell>
        </table:table-row>
        <table:table-row table:style-name="ro1">
          <table:table-cell office:value-type="float" office:value="1.7401715974064E+018" calcext:value-type="float">
            <text:p>1.7401715974064E+018</text:p>
          </table:table-cell>
          <table:table-cell office:value-type="float" office:value="-2.75271416215943" calcext:value-type="float">
            <text:p>-2.75271416215943</text:p>
          </table:table-cell>
          <table:table-cell office:value-type="float" office:value="0.0781369946926968" calcext:value-type="float">
            <text:p>0.0781369946926968</text:p>
          </table:table-cell>
          <table:table-cell office:value-type="float" office:value="2.45018517921319" calcext:value-type="float">
            <text:p>2.45018517921319</text:p>
          </table:table-cell>
          <table:table-cell office:value-type="float" office:value="0.28571428570253" calcext:value-type="float">
            <text:p>0.28571428570253</text:p>
          </table:table-cell>
          <table:table-cell office:value-type="float" office:value="-0.155555555037773" calcext:value-type="float">
            <text:p>-0.155555555037773</text:p>
          </table:table-cell>
        </table:table-row>
        <table:table-row table:style-name="ro1">
          <table:table-cell office:value-type="float" office:value="1.74017159742454E+018" calcext:value-type="float">
            <text:p>1.74017159742454E+018</text:p>
          </table:table-cell>
          <table:table-cell office:value-type="float" office:value="-2.75667136272067" calcext:value-type="float">
            <text:p>-2.75667136272067</text:p>
          </table:table-cell>
          <table:table-cell office:value-type="float" office:value="0.0814217360870427" calcext:value-type="float">
            <text:p>0.0814217360870427</text:p>
          </table:table-cell>
          <table:table-cell office:value-type="float" office:value="2.4473851792225" calcext:value-type="float">
            <text:p>2.4473851792225</text:p>
          </table:table-cell>
          <table:table-cell office:value-type="float" office:value="0.285714285702479" calcext:value-type="float">
            <text:p>0.285714285702479</text:p>
          </table:table-cell>
          <table:table-cell office:value-type="float" office:value="-0.155555555038091" calcext:value-type="float">
            <text:p>-0.155555555038091</text:p>
          </table:table-cell>
        </table:table-row>
        <table:table-row table:style-name="ro1">
          <table:table-cell office:value-type="float" office:value="1.74017159743991E+018" calcext:value-type="float">
            <text:p>1.74017159743991E+018</text:p>
          </table:table-cell>
          <table:table-cell office:value-type="float" office:value="-2.75996199363222" calcext:value-type="float">
            <text:p>-2.75996199363222</text:p>
          </table:table-cell>
          <table:table-cell office:value-type="float" office:value="0.0841674758430825" calcext:value-type="float">
            <text:p>0.0841674758430825</text:p>
          </table:table-cell>
          <table:table-cell office:value-type="float" office:value="2.44505184589691" calcext:value-type="float">
            <text:p>2.44505184589691</text:p>
          </table:table-cell>
          <table:table-cell office:value-type="float" office:value="0.285714285702486" calcext:value-type="float">
            <text:p>0.285714285702486</text:p>
          </table:table-cell>
          <table:table-cell office:value-type="float" office:value="-0.155555555038917" calcext:value-type="float">
            <text:p>-0.155555555038917</text:p>
          </table:table-cell>
        </table:table-row>
        <table:table-row table:style-name="ro1">
          <table:table-cell office:value-type="float" office:value="1.74017159745475E+018" calcext:value-type="float">
            <text:p>1.74017159745475E+018</text:p>
          </table:table-cell>
          <table:table-cell office:value-type="float" office:value="-2.76324620886568" calcext:value-type="float">
            <text:p>-2.76324620886568</text:p>
          </table:table-cell>
          <table:table-cell office:value-type="float" office:value="0.0869208862564124" calcext:value-type="float">
            <text:p>0.0869208862564124</text:p>
          </table:table-cell>
          <table:table-cell office:value-type="float" office:value="2.44271851257132" calcext:value-type="float">
            <text:p>2.44271851257132</text:p>
          </table:table-cell>
          <table:table-cell office:value-type="float" office:value="0.285714285702523" calcext:value-type="float">
            <text:p>0.285714285702523</text:p>
          </table:table-cell>
          <table:table-cell office:value-type="float" office:value="-0.155555555039234" calcext:value-type="float">
            <text:p>-0.155555555039234</text:p>
          </table:table-cell>
        </table:table-row>
        <table:table-row table:style-name="ro1">
          <table:table-cell office:value-type="float" office:value="1.74017159747312E+018" calcext:value-type="float">
            <text:p>1.74017159747312E+018</text:p>
          </table:table-cell>
          <table:table-cell office:value-type="float" office:value="-2.76717877327718" calcext:value-type="float">
            <text:p>-2.76717877327718</text:p>
          </table:table-cell>
          <table:table-cell office:value-type="float" office:value="0.0902350829100742" calcext:value-type="float">
            <text:p>0.0902350829100742</text:p>
          </table:table-cell>
          <table:table-cell office:value-type="float" office:value="2.43991851258062" calcext:value-type="float">
            <text:p>2.43991851258062</text:p>
          </table:table-cell>
          <table:table-cell office:value-type="float" office:value="0.28571428570253" calcext:value-type="float">
            <text:p>0.28571428570253</text:p>
          </table:table-cell>
          <table:table-cell office:value-type="float" office:value="-0.155555555039171" calcext:value-type="float">
            <text:p>-0.155555555039171</text:p>
          </table:table-cell>
        </table:table-row>
        <table:table-row table:style-name="ro1">
          <table:table-cell office:value-type="float" office:value="1.74017159748848E+018" calcext:value-type="float">
            <text:p>1.74017159748848E+018</text:p>
          </table:table-cell>
          <table:table-cell office:value-type="float" office:value="-2.77044881112804" calcext:value-type="float">
            <text:p>-2.77044881112804</text:p>
          </table:table-cell>
          <table:table-cell office:value-type="float" office:value="0.0930053159432061" calcext:value-type="float">
            <text:p>0.0930053159432061</text:p>
          </table:table-cell>
          <table:table-cell office:value-type="float" office:value="2.43758517925503" calcext:value-type="float">
            <text:p>2.43758517925503</text:p>
          </table:table-cell>
          <table:table-cell office:value-type="float" office:value="0.285714285702523" calcext:value-type="float">
            <text:p>0.285714285702523</text:p>
          </table:table-cell>
          <table:table-cell office:value-type="float" office:value="-0.155555555039234" calcext:value-type="float">
            <text:p>-0.155555555039234</text:p>
          </table:table-cell>
        </table:table-row>
        <table:table-row table:style-name="ro1">
          <table:table-cell office:value-type="float" office:value="1.74017159750377E+018" calcext:value-type="float">
            <text:p>1.74017159750377E+018</text:p>
          </table:table-cell>
          <table:table-cell office:value-type="float" office:value="-2.77371237620595" calcext:value-type="float">
            <text:p>-2.77371237620595</text:p>
          </table:table-cell>
          <table:table-cell office:value-type="float" office:value="0.0957831715165205" calcext:value-type="float">
            <text:p>0.0957831715165205</text:p>
          </table:table-cell>
          <table:table-cell office:value-type="float" office:value="2.43525184592942" calcext:value-type="float">
            <text:p>2.43525184592942</text:p>
          </table:table-cell>
          <table:table-cell office:value-type="float" office:value="0.285714285702493" calcext:value-type="float">
            <text:p>0.285714285702493</text:p>
          </table:table-cell>
          <table:table-cell office:value-type="float" office:value="-0.15555555503987" calcext:value-type="float">
            <text:p>-0.15555555503987</text:p>
          </table:table-cell>
        </table:table-row>
        <table:table-row table:style-name="ro1">
          <table:table-cell office:value-type="float" office:value="1.74017159752202E+018" calcext:value-type="float">
            <text:p>1.74017159752202E+018</text:p>
          </table:table-cell>
          <table:table-cell office:value-type="float" office:value="-2.77762008522387" calcext:value-type="float">
            <text:p>-2.77762008522387</text:p>
          </table:table-cell>
          <table:table-cell office:value-type="float" office:value="0.0991266386602091" calcext:value-type="float">
            <text:p>0.0991266386602091</text:p>
          </table:table-cell>
          <table:table-cell office:value-type="float" office:value="2.43245184593868" calcext:value-type="float">
            <text:p>2.43245184593868</text:p>
          </table:table-cell>
          <table:table-cell office:value-type="float" office:value="0.285714285702515" calcext:value-type="float">
            <text:p>0.285714285702515</text:p>
          </table:table-cell>
          <table:table-cell office:value-type="float" office:value="-0.155555555040696" calcext:value-type="float">
            <text:p>-0.155555555040696</text:p>
          </table:table-cell>
        </table:table-row>
        <table:table-row table:style-name="ro1">
          <table:table-cell office:value-type="float" office:value="1.74017159753712E+018" calcext:value-type="float">
            <text:p>1.74017159753712E+018</text:p>
          </table:table-cell>
          <table:table-cell office:value-type="float" office:value="-2.78083278638704" calcext:value-type="float">
            <text:p>-2.78083278638704</text:p>
          </table:table-cell>
          <table:table-cell office:value-type="float" office:value="0.101889188744975" calcext:value-type="float">
            <text:p>0.101889188744975</text:p>
          </table:table-cell>
          <table:table-cell office:value-type="float" office:value="2.43053566260789" calcext:value-type="float">
            <text:p>2.43053566260789</text:p>
          </table:table-cell>
          <table:table-cell office:value-type="float" office:value="0.284094285723478" calcext:value-type="float">
            <text:p>0.284094285723478</text:p>
          </table:table-cell>
          <table:table-cell office:value-type="float" office:value="-0.141650555213437" calcext:value-type="float">
            <text:p>-0.141650555213437</text:p>
          </table:table-cell>
        </table:table-row>
        <table:table-row table:style-name="ro1">
          <table:table-cell office:value-type="float" office:value="1.74017159755545E+018" calcext:value-type="float">
            <text:p>1.74017159755545E+018</text:p>
          </table:table-cell>
          <table:table-cell office:value-type="float" office:value="-2.78448926191841" calcext:value-type="float">
            <text:p>-2.78448926191841</text:p>
          </table:table-cell>
          <table:table-cell office:value-type="float" office:value="0.10504033167091" calcext:value-type="float">
            <text:p>0.10504033167091</text:p>
          </table:table-cell>
          <table:table-cell office:value-type="float" office:value="2.43044713759635" calcext:value-type="float">
            <text:p>2.43044713759635</text:p>
          </table:table-cell>
          <table:table-cell office:value-type="float" office:value="0.27356428577064" calcext:value-type="float">
            <text:p>0.27356428577064</text:p>
          </table:table-cell>
          <table:table-cell office:value-type="float" office:value="-0.0512680559071614" calcext:value-type="float">
            <text:p>-0.0512680559071614</text:p>
          </table:table-cell>
        </table:table-row>
        <table:table-row table:style-name="ro1">
          <table:table-cell office:value-type="float" office:value="1.74017159757033E+018" calcext:value-type="float">
            <text:p>1.74017159757033E+018</text:p>
          </table:table-cell>
          <table:table-cell office:value-type="float" office:value="-2.78736989513058" calcext:value-type="float">
            <text:p>-2.78736989513058</text:p>
          </table:table-cell>
          <table:table-cell office:value-type="float" office:value="0.107518188980103" calcext:value-type="float">
            <text:p>0.107518188980103</text:p>
          </table:table-cell>
          <table:table-cell office:value-type="float" office:value="2.43228530424621" calcext:value-type="float">
            <text:p>2.43228530424621</text:p>
          </table:table-cell>
          <table:table-cell office:value-type="float" office:value="0.260064285779463" calcext:value-type="float">
            <text:p>0.260064285779463</text:p>
          </table:table-cell>
          <table:table-cell office:value-type="float" office:value="0.0646069435149249" calcext:value-type="float">
            <text:p>0.0646069435149249</text:p>
          </table:table-cell>
        </table:table-row>
        <table:table-row table:style-name="ro1">
          <table:table-cell office:value-type="float" office:value="1.74017159758588E+018" calcext:value-type="float">
            <text:p>1.74017159758588E+018</text:p>
          </table:table-cell>
          <table:table-cell office:value-type="float" office:value="-2.7901033295926" calcext:value-type="float">
            <text:p>-2.7901033295926</text:p>
          </table:table-cell>
          <table:table-cell office:value-type="float" office:value="0.109856622824846" calcext:value-type="float">
            <text:p>0.109856622824846</text:p>
          </table:table-cell>
          <table:table-cell office:value-type="float" office:value="2.43586159589605" calcext:value-type="float">
            <text:p>2.43586159589605</text:p>
          </table:table-cell>
          <table:table-cell office:value-type="float" office:value="0.246564285778143" calcext:value-type="float">
            <text:p>0.246564285778143</text:p>
          </table:table-cell>
          <table:table-cell office:value-type="float" office:value="0.180481943323285" calcext:value-type="float">
            <text:p>0.180481943323285</text:p>
          </table:table-cell>
        </table:table-row>
        <table:table-row table:style-name="ro1">
          <table:table-cell office:value-type="float" office:value="1.74017159760426E+018" calcext:value-type="float">
            <text:p>1.74017159760426E+018</text:p>
          </table:table-cell>
          <table:table-cell office:value-type="float" office:value="-2.79319344260417" calcext:value-type="float">
            <text:p>-2.79319344260417</text:p>
          </table:table-cell>
          <table:table-cell office:value-type="float" office:value="0.112473574404511" calcext:value-type="float">
            <text:p>0.112473574404511</text:p>
          </table:table-cell>
          <table:table-cell office:value-type="float" office:value="2.44244747087583" calcext:value-type="float">
            <text:p>2.44244747087583</text:p>
          </table:table-cell>
          <table:table-cell office:value-type="float" office:value="0.230364285778211" calcext:value-type="float">
            <text:p>0.230364285778211</text:p>
          </table:table-cell>
          <table:table-cell office:value-type="float" office:value="0.319531943321462" calcext:value-type="float">
            <text:p>0.319531943321462</text:p>
          </table:table-cell>
        </table:table-row>
        <table:table-row table:style-name="ro1">
          <table:table-cell office:value-type="float" office:value="1.74017159761928E+018" calcext:value-type="float">
            <text:p>1.74017159761928E+018</text:p>
          </table:table-cell>
          <table:table-cell office:value-type="float" office:value="-2.79561286667454" calcext:value-type="float">
            <text:p>-2.79561286667454</text:p>
          </table:table-cell>
          <table:table-cell office:value-type="float" office:value="0.114493387464065" calcext:value-type="float">
            <text:p>0.114493387464065</text:p>
          </table:table-cell>
          <table:table-cell office:value-type="float" office:value="2.44984763752562" calcext:value-type="float">
            <text:p>2.44984763752562</text:p>
          </table:table-cell>
          <table:table-cell office:value-type="float" office:value="0.216864285778293" calcext:value-type="float">
            <text:p>0.216864285778293</text:p>
          </table:table-cell>
          <table:table-cell office:value-type="float" office:value="0.435406943320229" calcext:value-type="float">
            <text:p>0.435406943320229</text:p>
          </table:table-cell>
        </table:table-row>
        <table:table-row table:style-name="ro1">
          <table:table-cell office:value-type="float" office:value="1.74017159763536E+018" calcext:value-type="float">
            <text:p>1.74017159763536E+018</text:p>
          </table:table-cell>
          <table:table-cell office:value-type="float" office:value="-2.79789236703689" calcext:value-type="float">
            <text:p>-2.79789236703689</text:p>
          </table:table-cell>
          <table:table-cell office:value-type="float" office:value="0.116364665773474" calcext:value-type="float">
            <text:p>0.116364665773474</text:p>
          </table:table-cell>
          <table:table-cell office:value-type="float" office:value="2.45898592917541" calcext:value-type="float">
            <text:p>2.45898592917541</text:p>
          </table:table-cell>
          <table:table-cell office:value-type="float" office:value="0.203364285778397" calcext:value-type="float">
            <text:p>0.203364285778397</text:p>
          </table:table-cell>
          <table:table-cell office:value-type="float" office:value="0.551281943319313" calcext:value-type="float">
            <text:p>0.551281943319313</text:p>
          </table:table-cell>
        </table:table-row>
        <table:table-row table:style-name="ro1">
          <table:table-cell office:value-type="float" office:value="1.74017159765284E+018" calcext:value-type="float">
            <text:p>1.74017159765284E+018</text:p>
          </table:table-cell>
          <table:table-cell office:value-type="float" office:value="-2.80044402283265" calcext:value-type="float">
            <text:p>-2.80044402283265</text:p>
          </table:table-cell>
          <table:table-cell office:value-type="float" office:value="0.118412418402277" calcext:value-type="float">
            <text:p>0.118412418402277</text:p>
          </table:table-cell>
          <table:table-cell office:value-type="float" office:value="2.47224620415514" calcext:value-type="float">
            <text:p>2.47224620415514</text:p>
          </table:table-cell>
          <table:table-cell office:value-type="float" office:value="0.187164285778576" calcext:value-type="float">
            <text:p>0.187164285778576</text:p>
          </table:table-cell>
          <table:table-cell office:value-type="float" office:value="0.690331943318698" calcext:value-type="float">
            <text:p>0.690331943318698</text:p>
          </table:table-cell>
        </table:table-row>
        <table:table-row table:style-name="ro1">
          <table:table-cell office:value-type="float" office:value="1.74017159766792E+018" calcext:value-type="float">
            <text:p>1.74017159766792E+018</text:p>
          </table:table-cell>
          <table:table-cell office:value-type="float" office:value="-2.80241717370767" calcext:value-type="float">
            <text:p>-2.80241717370767</text:p>
          </table:table-cell>
          <table:table-cell office:value-type="float" office:value="0.119953578082468" calcext:value-type="float">
            <text:p>0.119953578082468</text:p>
          </table:table-cell>
          <table:table-cell office:value-type="float" office:value="2.48520837080492" calcext:value-type="float">
            <text:p>2.48520837080492</text:p>
          </table:table-cell>
          <table:table-cell office:value-type="float" office:value="0.173664285778747" calcext:value-type="float">
            <text:p>0.173664285778747</text:p>
          </table:table-cell>
          <table:table-cell office:value-type="float" office:value="0.806206943318608" calcext:value-type="float">
            <text:p>0.806206943318608</text:p>
          </table:table-cell>
        </table:table-row>
        <table:table-row table:style-name="ro1">
          <table:table-cell office:value-type="float" office:value="1.74017159768649E+018" calcext:value-type="float">
            <text:p>1.74017159768649E+018</text:p>
          </table:table-cell>
          <table:table-cell office:value-type="float" office:value="-2.80459976271733" calcext:value-type="float">
            <text:p>-2.80459976271733</text:p>
          </table:table-cell>
          <table:table-cell office:value-type="float" office:value="0.121605285030411" calcext:value-type="float">
            <text:p>0.121605285030411</text:p>
          </table:table-cell>
          <table:table-cell office:value-type="float" office:value="2.50305729578467" calcext:value-type="float">
            <text:p>2.50305729578467</text:p>
          </table:table-cell>
          <table:table-cell office:value-type="float" office:value="0.157464285778985" calcext:value-type="float">
            <text:p>0.157464285778985</text:p>
          </table:table-cell>
          <table:table-cell office:value-type="float" office:value="0.945256943319009" calcext:value-type="float">
            <text:p>0.945256943319009</text:p>
          </table:table-cell>
        </table:table-row>
        <table:table-row table:style-name="ro1">
          <table:table-cell office:value-type="float" office:value="1.74017159770199E+018" calcext:value-type="float">
            <text:p>1.74017159770199E+018</text:p>
          </table:table-cell>
          <table:table-cell office:value-type="float" office:value="-2.80626233542431" calcext:value-type="float">
            <text:p>-2.80626233542431</text:p>
          </table:table-cell>
          <table:table-cell office:value-type="float" office:value="0.122818544562078" calcext:value-type="float">
            <text:p>0.122818544562078</text:p>
          </table:table-cell>
          <table:table-cell office:value-type="float" office:value="2.51984333743417" calcext:value-type="float">
            <text:p>2.51984333743417</text:p>
          </table:table-cell>
          <table:table-cell office:value-type="float" office:value="0.143964285780422" calcext:value-type="float">
            <text:p>0.143964285780422</text:p>
          </table:table-cell>
          <table:table-cell office:value-type="float" office:value="1.06113194330971" calcext:value-type="float">
            <text:p>1.06113194330971</text:p>
          </table:table-cell>
        </table:table-row>
        <table:table-row table:style-name="ro1">
          <table:table-cell office:value-type="float" office:value="1.74017159771641E+018" calcext:value-type="float">
            <text:p>1.74017159771641E+018</text:p>
          </table:table-cell>
          <table:table-cell office:value-type="float" office:value="-2.80778037652005" calcext:value-type="float">
            <text:p>-2.80778037652005</text:p>
          </table:table-cell>
          <table:table-cell office:value-type="float" office:value="0.123885844149961" calcext:value-type="float">
            <text:p>0.123885844149961</text:p>
          </table:table-cell>
          <table:table-cell office:value-type="float" office:value="2.53836750408246" calcext:value-type="float">
            <text:p>2.53836750408246</text:p>
          </table:table-cell>
          <table:table-cell office:value-type="float" office:value="0.130464285786492" calcext:value-type="float">
            <text:p>0.130464285786492</text:p>
          </table:table-cell>
          <table:table-cell office:value-type="float" office:value="1.17700694325962" calcext:value-type="float">
            <text:p>1.17700694325962</text:p>
          </table:table-cell>
        </table:table-row>
        <table:table-row table:style-name="ro1">
          <table:table-cell office:value-type="float" office:value="1.74017159773499E+018" calcext:value-type="float">
            <text:p>1.74017159773499E+018</text:p>
          </table:table-cell>
          <table:table-cell office:value-type="float" office:value="-2.80949164237843" calcext:value-type="float">
            <text:p>-2.80949164237843</text:p>
          </table:table-cell>
          <table:table-cell office:value-type="float" office:value="0.125034585745708" calcext:value-type="float">
            <text:p>0.125034585745708</text:p>
          </table:table-cell>
          <table:table-cell office:value-type="float" office:value="2.56282979572866" calcext:value-type="float">
            <text:p>2.56282979572866</text:p>
          </table:table-cell>
          <table:table-cell office:value-type="float" office:value="0.117650000042921" calcext:value-type="float">
            <text:p>0.117650000042921</text:p>
          </table:table-cell>
          <table:table-cell office:value-type="float" office:value="1.31402249882761" calcext:value-type="float">
            <text:p>1.31402249882761</text:p>
          </table:table-cell>
        </table:table-row>
        <table:table-row table:style-name="ro1">
          <table:table-cell office:value-type="float" office:value="1.74017159774999E+018" calcext:value-type="float">
            <text:p>1.74017159774999E+018</text:p>
          </table:table-cell>
          <table:table-cell office:value-type="float" office:value="-2.81093647946689" calcext:value-type="float">
            <text:p>-2.81093647946689</text:p>
          </table:table-cell>
          <table:table-cell office:value-type="float" office:value="0.12595714376538" calcext:value-type="float">
            <text:p>0.12595714376538</text:p>
          </table:table-cell>
          <table:table-cell office:value-type="float" office:value="2.58382979571916" calcext:value-type="float">
            <text:p>2.58382979571916</text:p>
          </table:table-cell>
          <table:table-cell office:value-type="float" office:value="0.114285714290787" calcext:value-type="float">
            <text:p>0.114285714290787</text:p>
          </table:table-cell>
          <table:table-cell office:value-type="float" office:value="1.38496277690174" calcext:value-type="float">
            <text:p>1.38496277690174</text:p>
          </table:table-cell>
        </table:table-row>
        <table:table-row table:style-name="ro1">
          <table:table-cell office:value-type="float" office:value="1.740171597765E+018" calcext:value-type="float">
            <text:p>1.740171597765E+018</text:p>
          </table:table-cell>
          <table:table-cell office:value-type="float" office:value="-2.81240037027495" calcext:value-type="float">
            <text:p>-2.81240037027495</text:p>
          </table:table-cell>
          <table:table-cell office:value-type="float" office:value="0.126849159019697" calcext:value-type="float">
            <text:p>0.126849159019697</text:p>
          </table:table-cell>
          <table:table-cell office:value-type="float" office:value="2.60482979570968" calcext:value-type="float">
            <text:p>2.60482979570968</text:p>
          </table:table-cell>
          <table:table-cell office:value-type="float" office:value="0.114285714286835" calcext:value-type="float">
            <text:p>0.114285714286835</text:p>
          </table:table-cell>
          <table:table-cell office:value-type="float" office:value="1.39999999936764" calcext:value-type="float">
            <text:p>1.39999999936764</text:p>
          </table:table-cell>
        </table:table-row>
        <table:table-row table:style-name="ro1">
          <table:table-cell office:value-type="float" office:value="1.74017159778379E+018" calcext:value-type="float">
            <text:p>1.74017159778379E+018</text:p>
          </table:table-cell>
          <table:table-cell office:value-type="float" office:value="-2.81418128064237" calcext:value-type="float">
            <text:p>-2.81418128064237</text:p>
          </table:table-cell>
          <table:table-cell office:value-type="float" office:value="0.127878707976227" calcext:value-type="float">
            <text:p>0.127878707976227</text:p>
          </table:table-cell>
          <table:table-cell office:value-type="float" office:value="2.63002979569832" calcext:value-type="float">
            <text:p>2.63002979569832</text:p>
          </table:table-cell>
          <table:table-cell office:value-type="float" office:value="0.114285714286534" calcext:value-type="float">
            <text:p>0.114285714286534</text:p>
          </table:table-cell>
          <table:table-cell office:value-type="float" office:value="1.39999999936852" calcext:value-type="float">
            <text:p>1.39999999936852</text:p>
          </table:table-cell>
        </table:table-row>
        <table:table-row table:style-name="ro1">
          <table:table-cell office:value-type="float" office:value="1.74017159779863E+018" calcext:value-type="float">
            <text:p>1.74017159779863E+018</text:p>
          </table:table-cell>
          <table:table-cell office:value-type="float" office:value="-2.8156848058806" calcext:value-type="float">
            <text:p>-2.8156848058806</text:p>
          </table:table-cell>
          <table:table-cell office:value-type="float" office:value="0.128702163724788" calcext:value-type="float">
            <text:p>0.128702163724788</text:p>
          </table:table-cell>
          <table:table-cell office:value-type="float" office:value="2.65102979568888" calcext:value-type="float">
            <text:p>2.65102979568888</text:p>
          </table:table-cell>
          <table:table-cell office:value-type="float" office:value="0.114285714286312" calcext:value-type="float">
            <text:p>0.114285714286312</text:p>
          </table:table-cell>
          <table:table-cell office:value-type="float" office:value="1.39999999936979" calcext:value-type="float">
            <text:p>1.39999999936979</text:p>
          </table:table-cell>
        </table:table-row>
        <table:table-row table:style-name="ro1">
          <table:table-cell office:value-type="float" office:value="1.74017159781669E+018" calcext:value-type="float">
            <text:p>1.74017159781669E+018</text:p>
          </table:table-cell>
          <table:table-cell office:value-type="float" office:value="-2.81751136420564" calcext:value-type="float">
            <text:p>-2.81751136420564</text:p>
          </table:table-cell>
          <table:table-cell office:value-type="float" office:value="0.129648365329035" calcext:value-type="float">
            <text:p>0.129648365329035</text:p>
          </table:table-cell>
          <table:table-cell office:value-type="float" office:value="2.67622979567758" calcext:value-type="float">
            <text:p>2.67622979567758</text:p>
          </table:table-cell>
          <table:table-cell office:value-type="float" office:value="0.114285714286038" calcext:value-type="float">
            <text:p>0.114285714286038</text:p>
          </table:table-cell>
          <table:table-cell office:value-type="float" office:value="1.39999999937163" calcext:value-type="float">
            <text:p>1.39999999937163</text:p>
          </table:table-cell>
        </table:table-row>
        <table:table-row table:style-name="ro1">
          <table:table-cell office:value-type="float" office:value="1.74017159783253E+018" calcext:value-type="float">
            <text:p>1.74017159783253E+018</text:p>
          </table:table-cell>
          <table:table-cell office:value-type="float" office:value="-2.8190513152604" calcext:value-type="float">
            <text:p>-2.8190513152604</text:p>
          </table:table-cell>
          <table:table-cell office:value-type="float" office:value="0.13040150426756" calcext:value-type="float">
            <text:p>0.13040150426756</text:p>
          </table:table-cell>
          <table:table-cell office:value-type="float" office:value="2.6972297956682" calcext:value-type="float">
            <text:p>2.6972297956682</text:p>
          </table:table-cell>
          <table:table-cell office:value-type="float" office:value="0.114285714285831" calcext:value-type="float">
            <text:p>0.114285714285831</text:p>
          </table:table-cell>
          <table:table-cell office:value-type="float" office:value="1.39999999937341" calcext:value-type="float">
            <text:p>1.39999999937341</text:p>
          </table:table-cell>
        </table:table-row>
        <table:table-row table:style-name="ro1">
          <table:table-cell office:value-type="float" office:value="1.74017159784787E+018" calcext:value-type="float">
            <text:p>1.74017159784787E+018</text:p>
          </table:table-cell>
          <table:table-cell office:value-type="float" office:value="-2.82060674152369" calcext:value-type="float">
            <text:p>-2.82060674152369</text:p>
          </table:table-cell>
          <table:table-cell office:value-type="float" office:value="0.131122140549778" calcext:value-type="float">
            <text:p>0.131122140549778</text:p>
          </table:table-cell>
          <table:table-cell office:value-type="float" office:value="2.71822979565884" calcext:value-type="float">
            <text:p>2.71822979565884</text:p>
          </table:table-cell>
          <table:table-cell office:value-type="float" office:value="0.114285714285609" calcext:value-type="float">
            <text:p>0.114285714285609</text:p>
          </table:table-cell>
          <table:table-cell office:value-type="float" office:value="1.39999999937532" calcext:value-type="float">
            <text:p>1.39999999937532</text:p>
          </table:table-cell>
        </table:table-row>
        <table:table-row table:style-name="ro1">
          <table:table-cell office:value-type="float" office:value="1.74017159786632E+018" calcext:value-type="float">
            <text:p>1.74017159786632E+018</text:p>
          </table:table-cell>
          <table:table-cell office:value-type="float" office:value="-2.8224927140801" calcext:value-type="float">
            <text:p>-2.8224927140801</text:p>
          </table:table-cell>
          <table:table-cell office:value-type="float" office:value="0.131943554152702" calcext:value-type="float">
            <text:p>0.131943554152702</text:p>
          </table:table-cell>
          <table:table-cell office:value-type="float" office:value="2.74342979564766" calcext:value-type="float">
            <text:p>2.74342979564766</text:p>
          </table:table-cell>
          <table:table-cell office:value-type="float" office:value="0.114285714285328" calcext:value-type="float">
            <text:p>0.114285714285328</text:p>
          </table:table-cell>
          <table:table-cell office:value-type="float" office:value="1.39999999937773" calcext:value-type="float">
            <text:p>1.39999999937773</text:p>
          </table:table-cell>
        </table:table-row>
        <table:table-row table:style-name="ro1">
          <table:table-cell office:value-type="float" office:value="1.74017159788091E+018" calcext:value-type="float">
            <text:p>1.74017159788091E+018</text:p>
          </table:table-cell>
          <table:table-cell office:value-type="float" office:value="-2.8240797622103" calcext:value-type="float">
            <text:p>-2.8240797622103</text:p>
          </table:table-cell>
          <table:table-cell office:value-type="float" office:value="0.132591586361914" calcext:value-type="float">
            <text:p>0.132591586361914</text:p>
          </table:table-cell>
          <table:table-cell office:value-type="float" office:value="2.76442979563838" calcext:value-type="float">
            <text:p>2.76442979563838</text:p>
          </table:table-cell>
          <table:table-cell office:value-type="float" office:value="0.114285714285098" calcext:value-type="float">
            <text:p>0.114285714285098</text:p>
          </table:table-cell>
          <table:table-cell office:value-type="float" office:value="1.39999999938021" calcext:value-type="float">
            <text:p>1.39999999938021</text:p>
          </table:table-cell>
        </table:table-row>
        <table:table-row table:style-name="ro1">
          <table:table-cell office:value-type="float" office:value="1.74017159789604E+018" calcext:value-type="float">
            <text:p>1.74017159789604E+018</text:p>
          </table:table-cell>
          <table:table-cell office:value-type="float" office:value="-2.82568006808542" calcext:value-type="float">
            <text:p>-2.82568006808542</text:p>
          </table:table-cell>
          <table:table-cell office:value-type="float" office:value="0.133206150124108" calcext:value-type="float">
            <text:p>0.133206150124108</text:p>
          </table:table-cell>
          <table:table-cell office:value-type="float" office:value="2.78542979562914" calcext:value-type="float">
            <text:p>2.78542979562914</text:p>
          </table:table-cell>
          <table:table-cell office:value-type="float" office:value="0.114285714284869" calcext:value-type="float">
            <text:p>0.114285714284869</text:p>
          </table:table-cell>
          <table:table-cell office:value-type="float" office:value="1.39999999938294" calcext:value-type="float">
            <text:p>1.39999999938294</text:p>
          </table:table-cell>
        </table:table-row>
        <table:table-row table:style-name="ro1">
          <table:table-cell office:value-type="float" office:value="1.74017159791433E+018" calcext:value-type="float">
            <text:p>1.74017159791433E+018</text:p>
          </table:table-cell>
          <table:table-cell office:value-type="float" office:value="-2.82761694132744" calcext:value-type="float">
            <text:p>-2.82761694132744</text:p>
          </table:table-cell>
          <table:table-cell office:value-type="float" office:value="0.133899067749011" calcext:value-type="float">
            <text:p>0.133899067749011</text:p>
          </table:table-cell>
          <table:table-cell office:value-type="float" office:value="2.81062979561813" calcext:value-type="float">
            <text:p>2.81062979561813</text:p>
          </table:table-cell>
          <table:table-cell office:value-type="float" office:value="0.11428571428461" calcext:value-type="float">
            <text:p>0.11428571428461</text:p>
          </table:table-cell>
          <table:table-cell office:value-type="float" office:value="1.39999999938656" calcext:value-type="float">
            <text:p>1.39999999938656</text:p>
          </table:table-cell>
        </table:table-row>
        <table:table-row table:style-name="ro1">
          <table:table-cell office:value-type="float" office:value="1.74017159792912E+018" calcext:value-type="float">
            <text:p>1.74017159792912E+018</text:p>
          </table:table-cell>
          <table:table-cell office:value-type="float" office:value="-2.82924392237428" calcext:value-type="float">
            <text:p>-2.82924392237428</text:p>
          </table:table-cell>
          <table:table-cell office:value-type="float" office:value="0.13443906792024" calcext:value-type="float">
            <text:p>0.13443906792024</text:p>
          </table:table-cell>
          <table:table-cell office:value-type="float" office:value="2.83162979560899" calcext:value-type="float">
            <text:p>2.83162979560899</text:p>
          </table:table-cell>
          <table:table-cell office:value-type="float" office:value="0.114285714284422" calcext:value-type="float">
            <text:p>0.114285714284422</text:p>
          </table:table-cell>
          <table:table-cell office:value-type="float" office:value="1.39999999938988" calcext:value-type="float">
            <text:p>1.39999999938988</text:p>
          </table:table-cell>
        </table:table-row>
        <table:table-row table:style-name="ro1">
          <table:table-cell office:value-type="float" office:value="1.74017159794761E+018" calcext:value-type="float">
            <text:p>1.74017159794761E+018</text:p>
          </table:table-cell>
          <table:table-cell office:value-type="float" office:value="-2.83121073032132" calcext:value-type="float">
            <text:p>-2.83121073032132</text:p>
          </table:table-cell>
          <table:table-cell office:value-type="float" office:value="0.135041794466855" calcext:value-type="float">
            <text:p>0.135041794466855</text:p>
          </table:table-cell>
          <table:table-cell office:value-type="float" office:value="2.85682979559811" calcext:value-type="float">
            <text:p>2.85682979559811</text:p>
          </table:table-cell>
          <table:table-cell office:value-type="float" office:value="0.114285714284163" calcext:value-type="float">
            <text:p>0.114285714284163</text:p>
          </table:table-cell>
          <table:table-cell office:value-type="float" office:value="1.39999999939413" calcext:value-type="float">
            <text:p>1.39999999939413</text:p>
          </table:table-cell>
        </table:table-row>
        <table:table-row table:style-name="ro1">
          <table:table-cell office:value-type="float" office:value="1.74017159796314E+018" calcext:value-type="float">
            <text:p>1.74017159796314E+018</text:p>
          </table:table-cell>
          <table:table-cell office:value-type="float" office:value="-2.83286091446411" calcext:value-type="float">
            <text:p>-2.83286091446411</text:p>
          </table:table-cell>
          <table:table-cell office:value-type="float" office:value="0.135506078654153" calcext:value-type="float">
            <text:p>0.135506078654153</text:p>
          </table:table-cell>
          <table:table-cell office:value-type="float" office:value="2.8778297955891" calcext:value-type="float">
            <text:p>2.8778297955891</text:p>
          </table:table-cell>
          <table:table-cell office:value-type="float" office:value="0.114285714283914" calcext:value-type="float">
            <text:p>0.114285714283914</text:p>
          </table:table-cell>
          <table:table-cell office:value-type="float" office:value="1.39999999939762" calcext:value-type="float">
            <text:p>1.39999999939762</text:p>
          </table:table-cell>
        </table:table-row>
        <table:table-row table:style-name="ro1">
          <table:table-cell office:value-type="float" office:value="1.74017159797795E+018" calcext:value-type="float">
            <text:p>1.74017159797795E+018</text:p>
          </table:table-cell>
          <table:table-cell office:value-type="float" office:value="-2.83452048400599" calcext:value-type="float">
            <text:p>-2.83452048400599</text:p>
          </table:table-cell>
          <table:table-cell office:value-type="float" office:value="0.135935609150569" calcext:value-type="float">
            <text:p>0.135935609150569</text:p>
          </table:table-cell>
          <table:table-cell office:value-type="float" office:value="2.89882979558016" calcext:value-type="float">
            <text:p>2.89882979558016</text:p>
          </table:table-cell>
          <table:table-cell office:value-type="float" office:value="0.114285714283707" calcext:value-type="float">
            <text:p>0.114285714283707</text:p>
          </table:table-cell>
          <table:table-cell office:value-type="float" office:value="1.39999999940155" calcext:value-type="float">
            <text:p>1.39999999940155</text:p>
          </table:table-cell>
        </table:table-row>
        <table:table-row table:style-name="ro1">
          <table:table-cell office:value-type="float" office:value="1.74017159799631E+018" calcext:value-type="float">
            <text:p>1.74017159799631E+018</text:p>
          </table:table-cell>
          <table:table-cell office:value-type="float" office:value="-2.83652332547541" calcext:value-type="float">
            <text:p>-2.83652332547541</text:p>
          </table:table-cell>
          <table:table-cell office:value-type="float" office:value="0.136404905260523" calcext:value-type="float">
            <text:p>0.136404905260523</text:p>
          </table:table-cell>
          <table:table-cell office:value-type="float" office:value="2.92402979556951" calcext:value-type="float">
            <text:p>2.92402979556951</text:p>
          </table:table-cell>
          <table:table-cell office:value-type="float" office:value="0.114285714283462" calcext:value-type="float">
            <text:p>0.114285714283462</text:p>
          </table:table-cell>
          <table:table-cell office:value-type="float" office:value="1.39999999940657" calcext:value-type="float">
            <text:p>1.39999999940657</text:p>
          </table:table-cell>
        </table:table-row>
        <table:table-row table:style-name="ro1">
          <table:table-cell office:value-type="float" office:value="1.74017159801164E+018" calcext:value-type="float">
            <text:p>1.74017159801164E+018</text:p>
          </table:table-cell>
          <table:table-cell office:value-type="float" office:value="-2.83820096145675" calcext:value-type="float">
            <text:p>-2.83820096145675</text:p>
          </table:table-cell>
          <table:table-cell office:value-type="float" office:value="0.136757332594556" calcext:value-type="float">
            <text:p>0.136757332594556</text:p>
          </table:table-cell>
          <table:table-cell office:value-type="float" office:value="2.94502979556071" calcext:value-type="float">
            <text:p>2.94502979556071</text:p>
          </table:table-cell>
          <table:table-cell office:value-type="float" office:value="0.114285714283233" calcext:value-type="float">
            <text:p>0.114285714283233</text:p>
          </table:table-cell>
          <table:table-cell office:value-type="float" office:value="1.39999999941108" calcext:value-type="float">
            <text:p>1.39999999941108</text:p>
          </table:table-cell>
        </table:table-row>
        <table:table-row table:style-name="ro1">
          <table:table-cell office:value-type="float" office:value="1.74017159802722E+018" calcext:value-type="float">
            <text:p>1.74017159802722E+018</text:p>
          </table:table-cell>
          <table:table-cell office:value-type="float" office:value="-2.839885627963" calcext:value-type="float">
            <text:p>-2.839885627963</text:p>
          </table:table-cell>
          <table:table-cell office:value-type="float" office:value="0.137074454454998" calcext:value-type="float">
            <text:p>0.137074454454998</text:p>
          </table:table-cell>
          <table:table-cell office:value-type="float" office:value="2.96602979555198" calcext:value-type="float">
            <text:p>2.96602979555198</text:p>
          </table:table-cell>
          <table:table-cell office:value-type="float" office:value="0.114285714283026" calcext:value-type="float">
            <text:p>0.114285714283026</text:p>
          </table:table-cell>
          <table:table-cell office:value-type="float" office:value="1.39999999941579" calcext:value-type="float">
            <text:p>1.39999999941579</text:p>
          </table:table-cell>
        </table:table-row>
        <table:table-row table:style-name="ro1">
          <table:table-cell office:value-type="float" office:value="1.74017159804484E+018" calcext:value-type="float">
            <text:p>1.74017159804484E+018</text:p>
          </table:table-cell>
          <table:table-cell office:value-type="float" office:value="-2.84196344980234" calcext:value-type="float">
            <text:p>-2.84196344980234</text:p>
          </table:table-cell>
          <table:table-cell office:value-type="float" office:value="0.137415892011206" calcext:value-type="float">
            <text:p>0.137415892011206</text:p>
          </table:table-cell>
          <table:table-cell office:value-type="float" office:value="2.99081264554426" calcext:value-type="float">
            <text:p>2.99081264554426</text:p>
          </table:table-cell>
          <table:table-cell office:value-type="float" office:value="0.115905714270945" calcext:value-type="float">
            <text:p>0.115905714270945</text:p>
          </table:table-cell>
          <table:table-cell office:value-type="float" office:value="1.38609499950975" calcext:value-type="float">
            <text:p>1.38609499950975</text:p>
          </table:table-cell>
        </table:table-row>
        <table:table-row table:style-name="ro1">
          <table:table-cell office:value-type="float" office:value="1.74017159806046E+018" calcext:value-type="float">
            <text:p>1.74017159806046E+018</text:p>
          </table:table-cell>
          <table:table-cell office:value-type="float" office:value="-2.84390127497539" calcext:value-type="float">
            <text:p>-2.84390127497539</text:p>
          </table:table-cell>
          <table:table-cell office:value-type="float" office:value="0.13769100452819" calcext:value-type="float">
            <text:p>0.13769100452819</text:p>
          </table:table-cell>
          <table:table-cell office:value-type="float" office:value="3.00972689554182" calcext:value-type="float">
            <text:p>3.00972689554182</text:p>
          </table:table-cell>
          <table:table-cell office:value-type="float" office:value="0.124005714245061" calcext:value-type="float">
            <text:p>0.124005714245061</text:p>
          </table:table-cell>
          <table:table-cell office:value-type="float" office:value="1.31656999971895" calcext:value-type="float">
            <text:p>1.31656999971895</text:p>
          </table:table-cell>
        </table:table-row>
        <table:table-row table:style-name="ro1">
          <table:table-cell office:value-type="float" office:value="1.74017159807856E+018" calcext:value-type="float">
            <text:p>1.74017159807856E+018</text:p>
          </table:table-cell>
          <table:table-cell office:value-type="float" office:value="-2.84649805780039" calcext:value-type="float">
            <text:p>-2.84649805780039</text:p>
          </table:table-cell>
          <table:table-cell office:value-type="float" office:value="0.138007488582801" calcext:value-type="float">
            <text:p>0.138007488582801</text:p>
          </table:table-cell>
          <table:table-cell office:value-type="float" office:value="3.0301296705436" calcext:value-type="float">
            <text:p>3.0301296705436</text:p>
          </table:table-cell>
          <table:table-cell office:value-type="float" office:value="0.139935714213476" calcext:value-type="float">
            <text:p>0.139935714213476</text:p>
          </table:table-cell>
          <table:table-cell office:value-type="float" office:value="1.17983750000623" calcext:value-type="float">
            <text:p>1.17983750000623</text:p>
          </table:table-cell>
        </table:table-row>
        <table:table-row table:style-name="ro1">
          <table:table-cell office:value-type="float" office:value="1.74017159809383E+018" calcext:value-type="float">
            <text:p>1.74017159809383E+018</text:p>
          </table:table-cell>
          <table:table-cell office:value-type="float" office:value="-2.84888791874456" calcext:value-type="float">
            <text:p>-2.84888791874456</text:p>
          </table:table-cell>
          <table:table-cell office:value-type="float" office:value="0.138256153802297" calcext:value-type="float">
            <text:p>0.138256153802297</text:p>
          </table:table-cell>
          <table:table-cell office:value-type="float" office:value="3.04522004554531" calcext:value-type="float">
            <text:p>3.04522004554531</text:p>
          </table:table-cell>
          <table:table-cell office:value-type="float" office:value="0.153435714202277" calcext:value-type="float">
            <text:p>0.153435714202277</text:p>
          </table:table-cell>
          <table:table-cell office:value-type="float" office:value="1.06396250010683" calcext:value-type="float">
            <text:p>1.06396250010683</text:p>
          </table:table-cell>
        </table:table-row>
        <table:table-row table:style-name="ro1">
          <table:table-cell office:value-type="float" office:value="1.74017159810885E+018" calcext:value-type="float">
            <text:p>1.74017159810885E+018</text:p>
          </table:table-cell>
          <table:table-cell office:value-type="float" office:value="-2.85143831404908" calcext:value-type="float">
            <text:p>-2.85143831404908</text:p>
          </table:table-cell>
          <table:table-cell office:value-type="float" office:value="0.138485118538327" calcext:value-type="float">
            <text:p>0.138485118538327</text:p>
          </table:table-cell>
          <table:table-cell office:value-type="float" office:value="3.05857229554686" calcext:value-type="float">
            <text:p>3.05857229554686</text:p>
          </table:table-cell>
          <table:table-cell office:value-type="float" office:value="0.165448571363942" calcext:value-type="float">
            <text:p>0.165448571363942</text:p>
          </table:table-cell>
          <table:table-cell office:value-type="float" office:value="0.94808750010857" calcext:value-type="float">
            <text:p>0.94808750010857</text:p>
          </table:table-cell>
        </table:table-row>
        <table:table-row table:style-name="ro1">
          <table:table-cell office:value-type="float" office:value="1.74017159812717E+018" calcext:value-type="float">
            <text:p>1.74017159812717E+018</text:p>
          </table:table-cell>
          <table:table-cell office:value-type="float" office:value="-2.8545151078224" calcext:value-type="float">
            <text:p>-2.8545151078224</text:p>
          </table:table-cell>
          <table:table-cell office:value-type="float" office:value="0.138719261875988" calcext:value-type="float">
            <text:p>0.138719261875988</text:p>
          </table:table-cell>
          <table:table-cell office:value-type="float" office:value="3.0723006705485" calcext:value-type="float">
            <text:p>3.0723006705485</text:p>
          </table:table-cell>
          <table:table-cell office:value-type="float" office:value="0.171384285693664" calcext:value-type="float">
            <text:p>0.171384285693664</text:p>
          </table:table-cell>
          <table:table-cell office:value-type="float" office:value="0.809037500094757" calcext:value-type="float">
            <text:p>0.809037500094757</text:p>
          </table:table-cell>
        </table:table-row>
        <table:table-row table:style-name="ro1">
          <table:table-cell office:value-type="float" office:value="1.7401715981429E+018" calcext:value-type="float">
            <text:p>1.7401715981429E+018</text:p>
          </table:table-cell>
          <table:table-cell office:value-type="float" office:value="-2.85708119806598" calcext:value-type="float">
            <text:p>-2.85708119806598</text:p>
          </table:table-cell>
          <table:table-cell office:value-type="float" office:value="0.138884717925704" calcext:value-type="float">
            <text:p>0.138884717925704</text:p>
          </table:table-cell>
          <table:table-cell office:value-type="float" office:value="3.08182904554984" calcext:value-type="float">
            <text:p>3.08182904554984</text:p>
          </table:table-cell>
          <table:table-cell office:value-type="float" office:value="0.171428571418204" calcext:value-type="float">
            <text:p>0.171428571418204</text:p>
          </table:table-cell>
          <table:table-cell office:value-type="float" office:value="0.693162500089891" calcext:value-type="float">
            <text:p>0.693162500089891</text:p>
          </table:table-cell>
        </table:table-row>
        <table:table-row table:style-name="ro1">
          <table:table-cell office:value-type="float" office:value="1.74017159815817E+018" calcext:value-type="float">
            <text:p>1.74017159815817E+018</text:p>
          </table:table-cell>
          <table:table-cell office:value-type="float" office:value="-2.85964862804061" calcext:value-type="float">
            <text:p>-2.85964862804061</text:p>
          </table:table-cell>
          <table:table-cell office:value-type="float" office:value="0.139027947652407" calcext:value-type="float">
            <text:p>0.139027947652407</text:p>
          </table:table-cell>
          <table:table-cell office:value-type="float" office:value="3.08961929555123" calcext:value-type="float">
            <text:p>3.08961929555123</text:p>
          </table:table-cell>
          <table:table-cell office:value-type="float" office:value="0.171428571418763" calcext:value-type="float">
            <text:p>0.171428571418763</text:p>
          </table:table-cell>
          <table:table-cell office:value-type="float" office:value="0.577287500091258" calcext:value-type="float">
            <text:p>0.577287500091258</text:p>
          </table:table-cell>
        </table:table-row>
        <table:table-row table:style-name="ro1">
          <table:table-cell office:value-type="float" office:value="1.7401715981763E+018" calcext:value-type="float">
            <text:p>1.7401715981763E+018</text:p>
          </table:table-cell>
          <table:table-cell office:value-type="float" office:value="-2.86273074570564" calcext:value-type="float">
            <text:p>-2.86273074570564</text:p>
          </table:table-cell>
          <table:table-cell office:value-type="float" office:value="0.139176755535893" calcext:value-type="float">
            <text:p>0.139176755535893</text:p>
          </table:table-cell>
          <table:table-cell office:value-type="float" office:value="3.09667327055298" calcext:value-type="float">
            <text:p>3.09667327055298</text:p>
          </table:table-cell>
          <table:table-cell office:value-type="float" office:value="0.171428571418437" calcext:value-type="float">
            <text:p>0.171428571418437</text:p>
          </table:table-cell>
          <table:table-cell office:value-type="float" office:value="0.438237500095686" calcext:value-type="float">
            <text:p>0.438237500095686</text:p>
          </table:table-cell>
        </table:table-row>
        <table:table-row table:style-name="ro1">
          <table:table-cell office:value-type="float" office:value="1.74017159819085E+018" calcext:value-type="float">
            <text:p>1.74017159819085E+018</text:p>
          </table:table-cell>
          <table:table-cell office:value-type="float" office:value="-2.86529981803803" calcext:value-type="float">
            <text:p>-2.86529981803803</text:p>
          </table:table-cell>
          <table:table-cell office:value-type="float" office:value="0.13928677167486" calcext:value-type="float">
            <text:p>0.13928677167486</text:p>
          </table:table-cell>
          <table:table-cell office:value-type="float" office:value="3.10063964555558" calcext:value-type="float">
            <text:p>3.10063964555558</text:p>
          </table:table-cell>
          <table:table-cell office:value-type="float" office:value="0.171428571412656" calcext:value-type="float">
            <text:p>0.171428571412656</text:p>
          </table:table-cell>
          <table:table-cell office:value-type="float" office:value="0.322362500135228" calcext:value-type="float">
            <text:p>0.322362500135228</text:p>
          </table:table-cell>
        </table:table-row>
        <table:table-row table:style-name="ro1">
          <table:table-cell office:value-type="float" office:value="1.74017159820948E+018" calcext:value-type="float">
            <text:p>1.74017159820948E+018</text:p>
          </table:table-cell>
          <table:table-cell office:value-type="float" office:value="-2.86838312245869" calcext:value-type="float">
            <text:p>-2.86838312245869</text:p>
          </table:table-cell>
          <table:table-cell office:value-type="float" office:value="0.139408679820838" calcext:value-type="float">
            <text:p>0.139408679820838</text:p>
          </table:table-cell>
          <table:table-cell office:value-type="float" office:value="3.10310497056112" calcext:value-type="float">
            <text:p>3.10310497056112</text:p>
          </table:table-cell>
          <table:table-cell office:value-type="float" office:value="0.171428571413478" calcext:value-type="float">
            <text:p>0.171428571413478</text:p>
          </table:table-cell>
          <table:table-cell office:value-type="float" office:value="0.18331250025484" calcext:value-type="float">
            <text:p>0.18331250025484</text:p>
          </table:table-cell>
        </table:table-row>
        <table:table-row table:style-name="ro1">
          <table:table-cell office:value-type="float" office:value="1.7401715982242E+018" calcext:value-type="float">
            <text:p>1.7401715982242E+018</text:p>
          </table:table-cell>
          <table:table-cell office:value-type="float" office:value="-2.87095266747777" calcext:value-type="float">
            <text:p>-2.87095266747777</text:p>
          </table:table-cell>
          <table:table-cell office:value-type="float" office:value="0.139507083343334" calcext:value-type="float">
            <text:p>0.139507083343334</text:p>
          </table:table-cell>
          <table:table-cell office:value-type="float" office:value="3.10324747057057" calcext:value-type="float">
            <text:p>3.10324747057057</text:p>
          </table:table-cell>
          <table:table-cell office:value-type="float" office:value="0.171428571418385" calcext:value-type="float">
            <text:p>0.171428571418385</text:p>
          </table:table-cell>
          <table:table-cell office:value-type="float" office:value="0.0674375004713829" calcext:value-type="float">
            <text:p>0.0674375004713829</text:p>
          </table:table-cell>
        </table:table-row>
        <table:table-row table:style-name="ro1">
          <table:table-cell office:value-type="float" office:value="1.7401715982401E+018" calcext:value-type="float">
            <text:p>1.7401715982401E+018</text:p>
          </table:table-cell>
          <table:table-cell office:value-type="float" office:value="-2.87352214005191" calcext:value-type="float">
            <text:p>-2.87352214005191</text:p>
          </table:table-cell>
          <table:table-cell office:value-type="float" office:value="0.139607353764141" calcext:value-type="float">
            <text:p>0.139607353764141</text:p>
          </table:table-cell>
          <table:table-cell office:value-type="float" office:value="3.10165184558688" calcext:value-type="float">
            <text:p>3.10165184558688</text:p>
          </table:table-cell>
          <table:table-cell office:value-type="float" office:value="0.1714285714184" calcext:value-type="float">
            <text:p>0.1714285714184</text:p>
          </table:table-cell>
          <table:table-cell office:value-type="float" office:value="-0.0484374991416173" calcext:value-type="float">
            <text:p>-0.0484374991416173</text:p>
          </table:table-cell>
        </table:table-row>
        <table:table-row table:style-name="ro1">
          <table:table-cell office:value-type="float" office:value="1.7401715982579E+018" calcext:value-type="float">
            <text:p>1.7401715982579E+018</text:p>
          </table:table-cell>
          <table:table-cell office:value-type="float" office:value="-2.87660515120775" calcext:value-type="float">
            <text:p>-2.87660515120775</text:p>
          </table:table-cell>
          <table:table-cell office:value-type="float" office:value="0.139736430194107" calcext:value-type="float">
            <text:p>0.139736430194107</text:p>
          </table:table-cell>
          <table:table-cell office:value-type="float" office:value="3.09744277060648" calcext:value-type="float">
            <text:p>3.09744277060648</text:p>
          </table:table-cell>
          <table:table-cell office:value-type="float" office:value="0.17142857141843" calcext:value-type="float">
            <text:p>0.17142857141843</text:p>
          </table:table-cell>
          <table:table-cell office:value-type="float" office:value="-0.187487498911524" calcext:value-type="float">
            <text:p>-0.187487498911524</text:p>
          </table:table-cell>
        </table:table-row>
        <table:table-row table:style-name="ro1">
          <table:table-cell office:value-type="float" office:value="1.74017159827353E+018" calcext:value-type="float">
            <text:p>1.74017159827353E+018</text:p>
          </table:table-cell>
          <table:table-cell office:value-type="float" office:value="-2.87917377066697" calcext:value-type="float">
            <text:p>-2.87917377066697</text:p>
          </table:table-cell>
          <table:table-cell office:value-type="float" office:value="0.139856524986706" calcext:value-type="float">
            <text:p>0.139856524986706</text:p>
          </table:table-cell>
          <table:table-cell office:value-type="float" office:value="3.09202327062286" calcext:value-type="float">
            <text:p>3.09202327062286</text:p>
          </table:table-cell>
          <table:table-cell office:value-type="float" office:value="0.171428571418474" calcext:value-type="float">
            <text:p>0.171428571418474</text:p>
          </table:table-cell>
          <table:table-cell office:value-type="float" office:value="-0.303362498909401" calcext:value-type="float">
            <text:p>-0.303362498909401</text:p>
          </table:table-cell>
        </table:table-row>
        <table:table-row table:style-name="ro1">
          <table:table-cell office:value-type="float" office:value="1.74017159828894E+018" calcext:value-type="float">
            <text:p>1.74017159828894E+018</text:p>
          </table:table-cell>
          <table:table-cell office:value-type="float" office:value="-2.88174159077276" calcext:value-type="float">
            <text:p>-2.88174159077276</text:p>
          </table:table-cell>
          <table:table-cell office:value-type="float" office:value="0.139992608000154" calcext:value-type="float">
            <text:p>0.139992608000154</text:p>
          </table:table-cell>
          <table:table-cell office:value-type="float" office:value="3.08516879563493" calcext:value-type="float">
            <text:p>3.08516879563493</text:p>
          </table:table-cell>
          <table:table-cell office:value-type="float" office:value="0.171428571418541" calcext:value-type="float">
            <text:p>0.171428571418541</text:p>
          </table:table-cell>
          <table:table-cell office:value-type="float" office:value="-0.409132499051932" calcext:value-type="float">
            <text:p>-0.409132499051932</text:p>
          </table:table-cell>
        </table:table-row>
        <table:table-row table:style-name="ro1">
          <table:table-cell office:value-type="float" office:value="1.74017159830679E+018" calcext:value-type="float">
            <text:p>1.74017159830679E+018</text:p>
          </table:table-cell>
          <table:table-cell office:value-type="float" office:value="-2.8848216273504" calcext:value-type="float">
            <text:p>-2.8848216273504</text:p>
          </table:table-cell>
          <table:table-cell office:value-type="float" office:value="0.140179560789135" calcext:value-type="float">
            <text:p>0.140179560789135</text:p>
          </table:table-cell>
          <table:table-cell office:value-type="float" office:value="3.07676879564402" calcext:value-type="float">
            <text:p>3.07676879564402</text:p>
          </table:table-cell>
          <table:table-cell office:value-type="float" office:value="0.171428571418644" calcext:value-type="float">
            <text:p>0.171428571418644</text:p>
          </table:table-cell>
          <table:table-cell office:value-type="float" office:value="-0.465399999403798" calcext:value-type="float">
            <text:p>-0.465399999403798</text:p>
          </table:table-cell>
        </table:table-row>
        <table:table-row table:style-name="ro1">
          <table:table-cell office:value-type="float" office:value="1.74017159832211E+018" calcext:value-type="float">
            <text:p>1.74017159832211E+018</text:p>
          </table:table-cell>
          <table:table-cell office:value-type="float" office:value="-2.8873870511118" calcext:value-type="float">
            <text:p>-2.8873870511118</text:p>
          </table:table-cell>
          <table:table-cell office:value-type="float" office:value="0.14035511369189" calcext:value-type="float">
            <text:p>0.14035511369189</text:p>
          </table:table-cell>
          <table:table-cell office:value-type="float" office:value="3.06976879565163" calcext:value-type="float">
            <text:p>3.06976879565163</text:p>
          </table:table-cell>
          <table:table-cell office:value-type="float" office:value="0.171428571418663" calcext:value-type="float">
            <text:p>0.171428571418663</text:p>
          </table:table-cell>
          <table:table-cell office:value-type="float" office:value="-0.466666666160576" calcext:value-type="float">
            <text:p>-0.466666666160576</text:p>
          </table:table-cell>
        </table:table-row>
        <table:table-row table:style-name="ro1">
          <table:table-cell office:value-type="float" office:value="1.74017159834041E+018" calcext:value-type="float">
            <text:p>1.74017159834041E+018</text:p>
          </table:table-cell>
          <table:table-cell office:value-type="float" office:value="-2.89046384350677" calcext:value-type="float">
            <text:p>-2.89046384350677</text:p>
          </table:table-cell>
          <table:table-cell office:value-type="float" office:value="0.140589475000862" calcext:value-type="float">
            <text:p>0.140589475000862</text:p>
          </table:table-cell>
          <table:table-cell office:value-type="float" office:value="3.06136879566077" calcext:value-type="float">
            <text:p>3.06136879566077</text:p>
          </table:table-cell>
          <table:table-cell office:value-type="float" office:value="0.171428571418585" calcext:value-type="float">
            <text:p>0.171428571418585</text:p>
          </table:table-cell>
          <table:table-cell office:value-type="float" office:value="-0.466666666159132" calcext:value-type="float">
            <text:p>-0.466666666159132</text:p>
          </table:table-cell>
        </table:table-row>
        <table:table-row table:style-name="ro1">
          <table:table-cell office:value-type="float" office:value="1.74017159835593E+018" calcext:value-type="float">
            <text:p>1.74017159835593E+018</text:p>
          </table:table-cell>
          <table:table-cell office:value-type="float" office:value="-2.8930262596584" calcext:value-type="float">
            <text:p>-2.8930262596584</text:p>
          </table:table-cell>
          <table:table-cell office:value-type="float" office:value="0.140804513051265" calcext:value-type="float">
            <text:p>0.140804513051265</text:p>
          </table:table-cell>
          <table:table-cell office:value-type="float" office:value="3.05436879566841" calcext:value-type="float">
            <text:p>3.05436879566841</text:p>
          </table:table-cell>
          <table:table-cell office:value-type="float" office:value="0.171428571418555" calcext:value-type="float">
            <text:p>0.171428571418555</text:p>
          </table:table-cell>
          <table:table-cell office:value-type="float" office:value="-0.466666666157861" calcext:value-type="float">
            <text:p>-0.466666666157861</text:p>
          </table:table-cell>
        </table:table-row>
        <table:table-row table:style-name="ro1">
          <table:table-cell office:value-type="float" office:value="1.74017159837111E+018" calcext:value-type="float">
            <text:p>1.74017159837111E+018</text:p>
          </table:table-cell>
          <table:table-cell office:value-type="float" office:value="-2.89558710777702" calcext:value-type="float">
            <text:p>-2.89558710777702</text:p>
          </table:table-cell>
          <table:table-cell office:value-type="float" office:value="0.141037482599815" calcext:value-type="float">
            <text:p>0.141037482599815</text:p>
          </table:table-cell>
          <table:table-cell office:value-type="float" office:value="3.04736879567607" calcext:value-type="float">
            <text:p>3.04736879567607</text:p>
          </table:table-cell>
          <table:table-cell office:value-type="float" office:value="0.171428571418504" calcext:value-type="float">
            <text:p>0.171428571418504</text:p>
          </table:table-cell>
          <table:table-cell office:value-type="float" office:value="-0.466666666156781" calcext:value-type="float">
            <text:p>-0.466666666156781</text:p>
          </table:table-cell>
        </table:table-row>
        <table:table-row table:style-name="ro1">
          <table:table-cell office:value-type="float" office:value="1.74017159838976E+018" calcext:value-type="float">
            <text:p>1.74017159838976E+018</text:p>
          </table:table-cell>
          <table:table-cell office:value-type="float" office:value="-2.89865787904428" calcext:value-type="float">
            <text:p>-2.89865787904428</text:p>
          </table:table-cell>
          <table:table-cell office:value-type="float" office:value="0.141340699500835" calcext:value-type="float">
            <text:p>0.141340699500835</text:p>
          </table:table-cell>
          <table:table-cell office:value-type="float" office:value="3.03896879568528" calcext:value-type="float">
            <text:p>3.03896879568528</text:p>
          </table:table-cell>
          <table:table-cell office:value-type="float" office:value="0.171428571418459" calcext:value-type="float">
            <text:p>0.171428571418459</text:p>
          </table:table-cell>
          <table:table-cell office:value-type="float" office:value="-0.46666666615551" calcext:value-type="float">
            <text:p>-0.46666666615551</text:p>
          </table:table-cell>
        </table:table-row>
        <table:table-row table:style-name="ro1">
          <table:table-cell office:value-type="float" office:value="1.74017159840438E+018" calcext:value-type="float">
            <text:p>1.74017159840438E+018</text:p>
          </table:table-cell>
          <table:table-cell office:value-type="float" office:value="-2.9012148359143" calcext:value-type="float">
            <text:p>-2.9012148359143</text:p>
          </table:table-cell>
          <table:table-cell office:value-type="float" office:value="0.141613076926588" calcext:value-type="float">
            <text:p>0.141613076926588</text:p>
          </table:table-cell>
          <table:table-cell office:value-type="float" office:value="3.03196879569297" calcext:value-type="float">
            <text:p>3.03196879569297</text:p>
          </table:table-cell>
          <table:table-cell office:value-type="float" office:value="0.171428571418415" calcext:value-type="float">
            <text:p>0.171428571418415</text:p>
          </table:table-cell>
          <table:table-cell office:value-type="float" office:value="-0.466666666154494" calcext:value-type="float">
            <text:p>-0.466666666154494</text:p>
          </table:table-cell>
        </table:table-row>
        <table:table-row table:style-name="ro1">
          <table:table-cell office:value-type="float" office:value="1.74017159842263E+018" calcext:value-type="float">
            <text:p>1.74017159842263E+018</text:p>
          </table:table-cell>
          <table:table-cell office:value-type="float" office:value="-2.904280573701" calcext:value-type="float">
            <text:p>-2.904280573701</text:p>
          </table:table-cell>
          <table:table-cell office:value-type="float" office:value="0.141963545881133" calcext:value-type="float">
            <text:p>0.141963545881133</text:p>
          </table:table-cell>
          <table:table-cell office:value-type="float" office:value="3.02356879570222" calcext:value-type="float">
            <text:p>3.02356879570222</text:p>
          </table:table-cell>
          <table:table-cell office:value-type="float" office:value="0.171428571418363" calcext:value-type="float">
            <text:p>0.171428571418363</text:p>
          </table:table-cell>
          <table:table-cell office:value-type="float" office:value="-0.466666666153159" calcext:value-type="float">
            <text:p>-0.466666666153159</text:p>
          </table:table-cell>
        </table:table-row>
        <table:table-row table:style-name="ro1">
          <table:table-cell office:value-type="float" office:value="1.74017159843791E+018" calcext:value-type="float">
            <text:p>1.74017159843791E+018</text:p>
          </table:table-cell>
          <table:table-cell office:value-type="float" office:value="-2.90683303292651" calcext:value-type="float">
            <text:p>-2.90683303292651</text:p>
          </table:table-cell>
          <table:table-cell office:value-type="float" office:value="0.142275266588336" calcext:value-type="float">
            <text:p>0.142275266588336</text:p>
          </table:table-cell>
          <table:table-cell office:value-type="float" office:value="3.01656879570994" calcext:value-type="float">
            <text:p>3.01656879570994</text:p>
          </table:table-cell>
          <table:table-cell office:value-type="float" office:value="0.171428571418341" calcext:value-type="float">
            <text:p>0.171428571418341</text:p>
          </table:table-cell>
          <table:table-cell office:value-type="float" office:value="-0.466666666152206" calcext:value-type="float">
            <text:p>-0.466666666152206</text:p>
          </table:table-cell>
        </table:table-row>
        <table:table-row table:style-name="ro1">
          <table:table-cell office:value-type="float" office:value="1.74017159845293E+018" calcext:value-type="float">
            <text:p>1.74017159845293E+018</text:p>
          </table:table-cell>
          <table:table-cell office:value-type="float" office:value="-2.9093832475899" calcext:value-type="float">
            <text:p>-2.9093832475899</text:p>
          </table:table-cell>
          <table:table-cell office:value-type="float" office:value="0.142604846727056" calcext:value-type="float">
            <text:p>0.142604846727056</text:p>
          </table:table-cell>
          <table:table-cell office:value-type="float" office:value="3.00956879571768" calcext:value-type="float">
            <text:p>3.00956879571768</text:p>
          </table:table-cell>
          <table:table-cell office:value-type="float" office:value="0.171428571418311" calcext:value-type="float">
            <text:p>0.171428571418311</text:p>
          </table:table-cell>
          <table:table-cell office:value-type="float" office:value="-0.46666666615119" calcext:value-type="float">
            <text:p>-0.46666666615119</text:p>
          </table:table-cell>
        </table:table-row>
        <table:table-row table:style-name="ro1">
          <table:table-cell office:value-type="float" office:value="1.74017159847108E+018" calcext:value-type="float">
            <text:p>1.74017159847108E+018</text:p>
          </table:table-cell>
          <table:table-cell office:value-type="float" office:value="-2.91244036642838" calcext:value-type="float">
            <text:p>-2.91244036642838</text:p>
          </table:table-cell>
          <table:table-cell office:value-type="float" office:value="0.143023894543262" calcext:value-type="float">
            <text:p>0.143023894543262</text:p>
          </table:table-cell>
          <table:table-cell office:value-type="float" office:value="3.00116879572699" calcext:value-type="float">
            <text:p>3.00116879572699</text:p>
          </table:table-cell>
          <table:table-cell office:value-type="float" office:value="0.171428571418267" calcext:value-type="float">
            <text:p>0.171428571418267</text:p>
          </table:table-cell>
          <table:table-cell office:value-type="float" office:value="-0.466666666150046" calcext:value-type="float">
            <text:p>-0.466666666150046</text:p>
          </table:table-cell>
        </table:table-row>
        <table:table-row table:style-name="ro1">
          <table:table-cell office:value-type="float" office:value="1.74017159848641E+018" calcext:value-type="float">
            <text:p>1.74017159848641E+018</text:p>
          </table:table-cell>
          <table:table-cell office:value-type="float" office:value="-2.91498520335978" calcext:value-type="float">
            <text:p>-2.91498520335978</text:p>
          </table:table-cell>
          <table:table-cell office:value-type="float" office:value="0.14339270735459" calcext:value-type="float">
            <text:p>0.14339270735459</text:p>
          </table:table-cell>
          <table:table-cell office:value-type="float" office:value="2.99416879573476" calcext:value-type="float">
            <text:p>2.99416879573476</text:p>
          </table:table-cell>
          <table:table-cell office:value-type="float" office:value="0.171428571418222" calcext:value-type="float">
            <text:p>0.171428571418222</text:p>
          </table:table-cell>
          <table:table-cell office:value-type="float" office:value="-0.466666666149157" calcext:value-type="float">
            <text:p>-0.466666666149157</text:p>
          </table:table-cell>
        </table:table-row>
        <table:table-row table:style-name="ro1">
          <table:table-cell office:value-type="float" office:value="1.74017159850172E+018" calcext:value-type="float">
            <text:p>1.74017159850172E+018</text:p>
          </table:table-cell>
          <table:table-cell office:value-type="float" office:value="-2.91752739627433" calcext:value-type="float">
            <text:p>-2.91752739627433</text:p>
          </table:table-cell>
          <table:table-cell office:value-type="float" office:value="0.143779324843061" calcext:value-type="float">
            <text:p>0.143779324843061</text:p>
          </table:table-cell>
          <table:table-cell office:value-type="float" office:value="2.98716879574255" calcext:value-type="float">
            <text:p>2.98716879574255</text:p>
          </table:table-cell>
          <table:table-cell office:value-type="float" office:value="0.171428571418233" calcext:value-type="float">
            <text:p>0.171428571418233</text:p>
          </table:table-cell>
          <table:table-cell office:value-type="float" office:value="-0.466666666148251" calcext:value-type="float">
            <text:p>-0.466666666148251</text:p>
          </table:table-cell>
        </table:table-row>
        <table:table-row table:style-name="ro1">
          <table:table-cell office:value-type="float" office:value="1.74017159852008E+018" calcext:value-type="float">
            <text:p>1.74017159852008E+018</text:p>
          </table:table-cell>
          <table:table-cell office:value-type="float" office:value="-2.92057436228879" calcext:value-type="float">
            <text:p>-2.92057436228879</text:p>
          </table:table-cell>
          <table:table-cell office:value-type="float" office:value="0.144266741268287" calcext:value-type="float">
            <text:p>0.144266741268287</text:p>
          </table:table-cell>
          <table:table-cell office:value-type="float" office:value="2.9787687957519" calcext:value-type="float">
            <text:p>2.9787687957519</text:p>
          </table:table-cell>
          <table:table-cell office:value-type="float" office:value="0.171428571418189" calcext:value-type="float">
            <text:p>0.171428571418189</text:p>
          </table:table-cell>
          <table:table-cell office:value-type="float" office:value="-0.466666666147235" calcext:value-type="float">
            <text:p>-0.466666666147235</text:p>
          </table:table-cell>
        </table:table-row>
        <table:table-row table:style-name="ro1">
          <table:table-cell office:value-type="float" office:value="1.74017159853529E+018" calcext:value-type="float">
            <text:p>1.74017159853529E+018</text:p>
          </table:table-cell>
          <table:table-cell office:value-type="float" office:value="-2.92299064923473" calcext:value-type="float">
            <text:p>-2.92299064923473</text:p>
          </table:table-cell>
          <table:table-cell office:value-type="float" office:value="0.144671326997332" calcext:value-type="float">
            <text:p>0.144671326997332</text:p>
          </table:table-cell>
          <table:table-cell office:value-type="float" office:value="2.97281167075219" calcext:value-type="float">
            <text:p>2.97281167075219</text:p>
          </table:table-cell>
          <table:table-cell office:value-type="float" office:value="0.167378571448802" calcext:value-type="float">
            <text:p>0.167378571448802</text:p>
          </table:table-cell>
          <table:table-cell office:value-type="float" office:value="-0.431904166396959" calcext:value-type="float">
            <text:p>-0.431904166396959</text:p>
          </table:table-cell>
        </table:table-row>
        <table:table-row table:style-name="ro1">
          <table:table-cell office:value-type="float" office:value="1.74017159855365E+018" calcext:value-type="float">
            <text:p>1.74017159855365E+018</text:p>
          </table:table-cell>
          <table:table-cell office:value-type="float" office:value="-2.92577184686408" calcext:value-type="float">
            <text:p>-2.92577184686408</text:p>
          </table:table-cell>
          <table:table-cell office:value-type="float" office:value="0.145152779074989" calcext:value-type="float">
            <text:p>0.145152779074989</text:p>
          </table:table-cell>
          <table:table-cell office:value-type="float" office:value="2.96795744575125" calcext:value-type="float">
            <text:p>2.96795744575125</text:p>
          </table:table-cell>
          <table:table-cell office:value-type="float" office:value="0.158876922042853" calcext:value-type="float">
            <text:p>0.158876922042853</text:p>
          </table:table-cell>
          <table:table-cell office:value-type="float" office:value="-0.316029166707339" calcext:value-type="float">
            <text:p>-0.316029166707339</text:p>
          </table:table-cell>
        </table:table-row>
        <table:table-row table:style-name="ro1">
          <table:table-cell office:value-type="float" office:value="1.74017159856952E+018" calcext:value-type="float">
            <text:p>1.74017159856952E+018</text:p>
          </table:table-cell>
          <table:table-cell office:value-type="float" office:value="-2.92808812361122" calcext:value-type="float">
            <text:p>-2.92808812361122</text:p>
          </table:table-cell>
          <table:table-cell office:value-type="float" office:value="0.145561936693236" calcext:value-type="float">
            <text:p>0.145561936693236</text:p>
          </table:table-cell>
          <table:table-cell office:value-type="float" office:value="2.96582419574883" calcext:value-type="float">
            <text:p>2.96582419574883</text:p>
          </table:table-cell>
          <table:table-cell office:value-type="float" office:value="0.156809155737651" calcext:value-type="float">
            <text:p>0.156809155737651</text:p>
          </table:table-cell>
          <table:table-cell office:value-type="float" office:value="-0.200154166766386" calcext:value-type="float">
            <text:p>-0.200154166766386</text:p>
          </table:table-cell>
        </table:table-row>
        <table:table-row table:style-name="ro1">
          <table:table-cell office:value-type="float" office:value="1.74017159858477E+018" calcext:value-type="float">
            <text:p>1.74017159858477E+018</text:p>
          </table:table-cell>
          <table:table-cell office:value-type="float" office:value="-2.93040388167971" calcext:value-type="float">
            <text:p>-2.93040388167971</text:p>
          </table:table-cell>
          <table:table-cell office:value-type="float" office:value="0.145974022267298" calcext:value-type="float">
            <text:p>0.145974022267298</text:p>
          </table:table-cell>
          <table:table-cell office:value-type="float" office:value="2.96542907074372" calcext:value-type="float">
            <text:p>2.96542907074372</text:p>
          </table:table-cell>
          <table:table-cell office:value-type="float" office:value="0.156809155730708" calcext:value-type="float">
            <text:p>0.156809155730708</text:p>
          </table:table-cell>
          <table:table-cell office:value-type="float" office:value="-0.0842791669175551" calcext:value-type="float">
            <text:p>-0.0842791669175551</text:p>
          </table:table-cell>
        </table:table-row>
        <table:table-row table:style-name="ro1">
          <table:table-cell office:value-type="float" office:value="1.74017159860268E+018" calcext:value-type="float">
            <text:p>1.74017159860268E+018</text:p>
          </table:table-cell>
          <table:table-cell office:value-type="float" office:value="-2.9331831112354" calcext:value-type="float">
            <text:p>-2.9331831112354</text:p>
          </table:table-cell>
          <table:table-cell office:value-type="float" office:value="0.14646672184714" calcext:value-type="float">
            <text:p>0.14646672184714</text:p>
          </table:table-cell>
          <table:table-cell office:value-type="float" office:value="2.96724924572532" calcext:value-type="float">
            <text:p>2.96724924572532</text:p>
          </table:table-cell>
          <table:table-cell office:value-type="float" office:value="0.156809155730952" calcext:value-type="float">
            <text:p>0.156809155730952</text:p>
          </table:table-cell>
          <table:table-cell office:value-type="float" office:value="0.0547708325663936" calcext:value-type="float">
            <text:p>0.0547708325663936</text:p>
          </table:table-cell>
        </table:table-row>
        <table:table-row table:style-name="ro1">
          <table:table-cell office:value-type="float" office:value="1.74017159861822E+018" calcext:value-type="float">
            <text:p>1.74017159861822E+018</text:p>
          </table:table-cell>
          <table:table-cell office:value-type="float" office:value="-2.93550023041222" calcext:value-type="float">
            <text:p>-2.93550023041222</text:p>
          </table:table-cell>
          <table:table-cell office:value-type="float" office:value="0.146871077290126" calcext:value-type="float">
            <text:p>0.146871077290126</text:p>
          </table:table-cell>
          <table:table-cell office:value-type="float" office:value="2.97067799570998" calcext:value-type="float">
            <text:p>2.97067799570998</text:p>
          </table:table-cell>
          <table:table-cell office:value-type="float" office:value="0.156809155730997" calcext:value-type="float">
            <text:p>0.156809155730997</text:p>
          </table:table-cell>
          <table:table-cell office:value-type="float" office:value="0.170645832310778" calcext:value-type="float">
            <text:p>0.170645832310778</text:p>
          </table:table-cell>
        </table:table-row>
        <table:table-row table:style-name="ro1">
          <table:table-cell office:value-type="float" office:value="1.74017159863339E+018" calcext:value-type="float">
            <text:p>1.74017159863339E+018</text:p>
          </table:table-cell>
          <table:table-cell office:value-type="float" office:value="-2.9378190645841" calcext:value-type="float">
            <text:p>-2.9378190645841</text:p>
          </table:table-cell>
          <table:table-cell office:value-type="float" office:value="0.147265470240155" calcext:value-type="float">
            <text:p>0.147265470240155</text:p>
          </table:table-cell>
          <table:table-cell office:value-type="float" office:value="2.97584487069463" calcext:value-type="float">
            <text:p>2.97584487069463</text:p>
          </table:table-cell>
          <table:table-cell office:value-type="float" office:value="0.156809155731048" calcext:value-type="float">
            <text:p>0.156809155731048</text:p>
          </table:table-cell>
          <table:table-cell office:value-type="float" office:value="0.286520832310371" calcext:value-type="float">
            <text:p>0.286520832310371</text:p>
          </table:table-cell>
        </table:table-row>
        <table:table-row table:style-name="ro1">
          <table:table-cell office:value-type="float" office:value="1.74017159865151E+018" calcext:value-type="float">
            <text:p>1.74017159865151E+018</text:p>
          </table:table-cell>
          <table:table-cell office:value-type="float" office:value="-2.94060479919789" calcext:value-type="float">
            <text:p>-2.94060479919789</text:p>
          </table:table-cell>
          <table:table-cell office:value-type="float" office:value="0.147719900383011" calcext:value-type="float">
            <text:p>0.147719900383011</text:p>
          </table:table-cell>
          <table:table-cell office:value-type="float" office:value="2.984339445675" calcext:value-type="float">
            <text:p>2.984339445675</text:p>
          </table:table-cell>
          <table:table-cell office:value-type="float" office:value="0.156809155732854" calcext:value-type="float">
            <text:p>0.156809155732854</text:p>
          </table:table-cell>
          <table:table-cell office:value-type="float" office:value="0.42557083226973" calcext:value-type="float">
            <text:p>0.42557083226973</text:p>
          </table:table-cell>
        </table:table-row>
        <table:table-row table:style-name="ro1">
          <table:table-cell office:value-type="float" office:value="1.74017159866652E+018" calcext:value-type="float">
            <text:p>1.74017159866652E+018</text:p>
          </table:table-cell>
          <table:table-cell office:value-type="float" office:value="-2.94292948872373" calcext:value-type="float">
            <text:p>-2.94292948872373</text:p>
          </table:table-cell>
          <table:table-cell office:value-type="float" office:value="0.148078134056784" calcext:value-type="float">
            <text:p>0.148078134056784</text:p>
          </table:table-cell>
          <table:table-cell office:value-type="float" office:value="2.99333019565764" calcext:value-type="float">
            <text:p>2.99333019565764</text:p>
          </table:table-cell>
          <table:table-cell office:value-type="float" office:value="0.156809155735741" calcext:value-type="float">
            <text:p>0.156809155735741</text:p>
          </table:table-cell>
          <table:table-cell office:value-type="float" office:value="0.541445832202297" calcext:value-type="float">
            <text:p>0.541445832202297</text:p>
          </table:table-cell>
        </table:table-row>
        <table:table-row table:style-name="ro1">
          <table:table-cell office:value-type="float" office:value="1.74017159868564E+018" calcext:value-type="float">
            <text:p>1.74017159868564E+018</text:p>
          </table:table-cell>
          <table:table-cell office:value-type="float" office:value="-2.94572365477296" calcext:value-type="float">
            <text:p>-2.94572365477296</text:p>
          </table:table-cell>
          <table:table-cell office:value-type="float" office:value="0.148477376399297" calcext:value-type="float">
            <text:p>0.148477376399297</text:p>
          </table:table-cell>
          <table:table-cell office:value-type="float" office:value="3.00641342063683" calcext:value-type="float">
            <text:p>3.00641342063683</text:p>
          </table:table-cell>
          <table:table-cell office:value-type="float" office:value="0.156809155736918" calcext:value-type="float">
            <text:p>0.156809155736918</text:p>
          </table:table-cell>
          <table:table-cell office:value-type="float" office:value="0.680495832176459" calcext:value-type="float">
            <text:p>0.680495832176459</text:p>
          </table:table-cell>
        </table:table-row>
        <table:table-row table:style-name="ro1">
          <table:table-cell office:value-type="float" office:value="1.74017159869975E+018" calcext:value-type="float">
            <text:p>1.74017159869975E+018</text:p>
          </table:table-cell>
          <table:table-cell office:value-type="float" office:value="-2.94805625923963" calcext:value-type="float">
            <text:p>-2.94805625923963</text:p>
          </table:table-cell>
          <table:table-cell office:value-type="float" office:value="0.148779751524783" calcext:value-type="float">
            <text:p>0.148779751524783</text:p>
          </table:table-cell>
          <table:table-cell office:value-type="float" office:value="3.01922804561951" calcext:value-type="float">
            <text:p>3.01922804561951</text:p>
          </table:table-cell>
          <table:table-cell office:value-type="float" office:value="0.156809155737022" calcext:value-type="float">
            <text:p>0.156809155737022</text:p>
          </table:table-cell>
          <table:table-cell office:value-type="float" office:value="0.796370832178409" calcext:value-type="float">
            <text:p>0.796370832178409</text:p>
          </table:table-cell>
        </table:table-row>
        <table:table-row table:style-name="ro1">
          <table:table-cell office:value-type="float" office:value="1.74017159871522E+018" calcext:value-type="float">
            <text:p>1.74017159871522E+018</text:p>
          </table:table-cell>
          <table:table-cell office:value-type="float" office:value="-2.950392778174" calcext:value-type="float">
            <text:p>-2.950392778174</text:p>
          </table:table-cell>
          <table:table-cell office:value-type="float" office:value="0.14905018017167" calcext:value-type="float">
            <text:p>0.14905018017167</text:p>
          </table:table-cell>
          <table:table-cell office:value-type="float" office:value="3.03378079560224" calcext:value-type="float">
            <text:p>3.03378079560224</text:p>
          </table:table-cell>
          <table:table-cell office:value-type="float" office:value="0.156809155737088" calcext:value-type="float">
            <text:p>0.156809155737088</text:p>
          </table:table-cell>
          <table:table-cell office:value-type="float" office:value="0.912245832180543" calcext:value-type="float">
            <text:p>0.912245832180543</text:p>
          </table:table-cell>
        </table:table-row>
        <table:table-row table:style-name="ro1">
          <table:table-cell office:value-type="float" office:value="1.7401715987332E+018" calcext:value-type="float">
            <text:p>1.7401715987332E+018</text:p>
          </table:table-cell>
          <table:table-cell office:value-type="float" office:value="-2.95320171662735" calcext:value-type="float">
            <text:p>-2.95320171662735</text:p>
          </table:table-cell>
          <table:table-cell office:value-type="float" office:value="0.149326726014614" calcext:value-type="float">
            <text:p>0.149326726014614</text:p>
          </table:table-cell>
          <table:table-cell office:value-type="float" office:value="3.05353842058156" calcext:value-type="float">
            <text:p>3.05353842058156</text:p>
          </table:table-cell>
          <table:table-cell office:value-type="float" office:value="0.156809155737162" calcext:value-type="float">
            <text:p>0.156809155737162</text:p>
          </table:table-cell>
          <table:table-cell office:value-type="float" office:value="1.05129583218361" calcext:value-type="float">
            <text:p>1.05129583218361</text:p>
          </table:table-cell>
        </table:table-row>
        <table:table-row table:style-name="ro1">
          <table:table-cell office:value-type="float" office:value="1.74017159874863E+018" calcext:value-type="float">
            <text:p>1.74017159874863E+018</text:p>
          </table:table-cell>
          <table:table-cell office:value-type="float" office:value="-2.95554648401445" calcext:value-type="float">
            <text:p>-2.95554648401445</text:p>
          </table:table-cell>
          <table:table-cell office:value-type="float" office:value="0.149512360686223" calcext:value-type="float">
            <text:p>0.149512360686223</text:p>
          </table:table-cell>
          <table:table-cell office:value-type="float" office:value="3.0719150455644" calcext:value-type="float">
            <text:p>3.0719150455644</text:p>
          </table:table-cell>
          <table:table-cell office:value-type="float" office:value="0.156809155737243" calcext:value-type="float">
            <text:p>0.156809155737243</text:p>
          </table:table-cell>
          <table:table-cell office:value-type="float" office:value="1.16717083218727" calcext:value-type="float">
            <text:p>1.16717083218727</text:p>
          </table:table-cell>
        </table:table-row>
        <table:table-row table:style-name="ro1">
          <table:table-cell office:value-type="float" office:value="1.74017159876362E+018" calcext:value-type="float">
            <text:p>1.74017159876362E+018</text:p>
          </table:table-cell>
          <table:table-cell office:value-type="float" office:value="-2.95789434236643" calcext:value-type="float">
            <text:p>-2.95789434236643</text:p>
          </table:table-cell>
          <table:table-cell office:value-type="float" office:value="0.149653573601156" calcext:value-type="float">
            <text:p>0.149653573601156</text:p>
          </table:table-cell>
          <table:table-cell office:value-type="float" office:value="3.0911241671338" calcext:value-type="float">
            <text:p>3.0911241671338</text:p>
          </table:table-cell>
          <table:table-cell office:value-type="float" office:value="0.156809155737221" calcext:value-type="float">
            <text:p>0.156809155737221</text:p>
          </table:table-cell>
          <table:table-cell office:value-type="float" office:value="1.25285821840794" calcext:value-type="float">
            <text:p>1.25285821840794</text:p>
          </table:table-cell>
        </table:table-row>
        <table:table-row table:style-name="ro1">
          <table:table-cell office:value-type="float" office:value="1.74017159878182E+018" calcext:value-type="float">
            <text:p>1.74017159878182E+018</text:p>
          </table:table-cell>
          <table:table-cell office:value-type="float" office:value="-2.96071470470597" calcext:value-type="float">
            <text:p>-2.96071470470597</text:p>
          </table:table-cell>
          <table:table-cell office:value-type="float" office:value="0.149763462566484" calcext:value-type="float">
            <text:p>0.149763462566484</text:p>
          </table:table-cell>
          <table:table-cell office:value-type="float" office:value="3.11417511301803" calcext:value-type="float">
            <text:p>3.11417511301803</text:p>
          </table:table-cell>
          <table:table-cell office:value-type="float" office:value="0.156809155737044" calcext:value-type="float">
            <text:p>0.156809155737044</text:p>
          </table:table-cell>
          <table:table-cell office:value-type="float" office:value="1.28060810467713" calcext:value-type="float">
            <text:p>1.28060810467713</text:p>
          </table:table-cell>
        </table:table-row>
        <table:table-row table:style-name="ro1">
          <table:table-cell office:value-type="float" office:value="1.74017159879711E+018" calcext:value-type="float">
            <text:p>1.74017159879711E+018</text:p>
          </table:table-cell>
          <table:table-cell office:value-type="float" office:value="-2.96306643272539" calcext:value-type="float">
            <text:p>-2.96306643272539</text:p>
          </table:table-cell>
          <table:table-cell office:value-type="float" office:value="0.149805358281453" calcext:value-type="float">
            <text:p>0.149805358281453</text:p>
          </table:table-cell>
          <table:table-cell office:value-type="float" office:value="3.13338423458833" calcext:value-type="float">
            <text:p>3.13338423458833</text:p>
          </table:table-cell>
          <table:table-cell office:value-type="float" office:value="0.156809155736836" calcext:value-type="float">
            <text:p>0.156809155736836</text:p>
          </table:table-cell>
          <table:table-cell office:value-type="float" office:value="1.28060810468336" calcext:value-type="float">
            <text:p>1.28060810468336</text:p>
          </table:table-cell>
        </table:table-row>
        <table:table-row table:style-name="ro1">
          <table:table-cell office:value-type="float" office:value="1.74017159881559E+018" calcext:value-type="float">
            <text:p>1.74017159881559E+018</text:p>
          </table:table-cell>
          <table:table-cell office:value-type="float" office:value="-2.96588891951135" calcext:value-type="float">
            <text:p>-2.96588891951135</text:p>
          </table:table-cell>
          <table:table-cell office:value-type="float" office:value="0.149795995906199" calcext:value-type="float">
            <text:p>0.149795995906199</text:p>
          </table:table-cell>
          <table:table-cell office:value-type="float" office:value="-3.12675012670677" calcext:value-type="float">
            <text:p>-3.12675012670677</text:p>
          </table:table-cell>
          <table:table-cell office:value-type="float" office:value="0.156809155736637" calcext:value-type="float">
            <text:p>0.156809155736637</text:p>
          </table:table-cell>
          <table:table-cell office:value-type="float" office:value="1.28060810469079" calcext:value-type="float">
            <text:p>1.28060810469079</text:p>
          </table:table-cell>
        </table:table-row>
        <table:table-row table:style-name="ro1">
          <table:table-cell office:value-type="float" office:value="1.7401715988303E+018" calcext:value-type="float">
            <text:p>1.7401715988303E+018</text:p>
          </table:table-cell>
          <table:table-cell office:value-type="float" office:value="-2.9682403178409" calcext:value-type="float">
            <text:p>-2.9682403178409</text:p>
          </table:table-cell>
          <table:table-cell office:value-type="float" office:value="0.149738499610224" calcext:value-type="float">
            <text:p>0.149738499610224</text:p>
          </table:table-cell>
          <table:table-cell office:value-type="float" office:value="-3.10754100513627" calcext:value-type="float">
            <text:p>-3.10754100513627</text:p>
          </table:table-cell>
          <table:table-cell office:value-type="float" office:value="0.156809155736481" calcext:value-type="float">
            <text:p>0.156809155736481</text:p>
          </table:table-cell>
          <table:table-cell office:value-type="float" office:value="1.28060810469695" calcext:value-type="float">
            <text:p>1.28060810469695</text:p>
          </table:table-cell>
        </table:table-row>
        <table:table-row table:style-name="ro1">
          <table:table-cell office:value-type="float" office:value="1.74017159884529E+018" calcext:value-type="float">
            <text:p>1.74017159884529E+018</text:p>
          </table:table-cell>
          <table:table-cell office:value-type="float" office:value="-2.97059017797672" calcext:value-type="float">
            <text:p>-2.97059017797672</text:p>
          </table:table-cell>
          <table:table-cell office:value-type="float" office:value="0.149635848403064" calcext:value-type="float">
            <text:p>0.149635848403064</text:p>
          </table:table-cell>
          <table:table-cell office:value-type="float" office:value="-3.08833188356567" calcext:value-type="float">
            <text:p>-3.08833188356567</text:p>
          </table:table-cell>
          <table:table-cell office:value-type="float" office:value="0.156809155736303" calcext:value-type="float">
            <text:p>0.156809155736303</text:p>
          </table:table-cell>
          <table:table-cell office:value-type="float" office:value="1.28060810470343" calcext:value-type="float">
            <text:p>1.28060810470343</text:p>
          </table:table-cell>
        </table:table-row>
        <table:table-row table:style-name="ro1">
          <table:table-cell office:value-type="float" office:value="1.74017159886367E+018" calcext:value-type="float">
            <text:p>1.74017159886367E+018</text:p>
          </table:table-cell>
          <table:table-cell office:value-type="float" office:value="-2.97340675897778" calcext:value-type="float">
            <text:p>-2.97340675897778</text:p>
          </table:table-cell>
          <table:table-cell office:value-type="float" office:value="0.149453116973488" calcext:value-type="float">
            <text:p>0.149453116973488</text:p>
          </table:table-cell>
          <table:table-cell office:value-type="float" office:value="-3.06528093768081" calcext:value-type="float">
            <text:p>-3.06528093768081</text:p>
          </table:table-cell>
          <table:table-cell office:value-type="float" office:value="0.156809155736089" calcext:value-type="float">
            <text:p>0.156809155736089</text:p>
          </table:table-cell>
          <table:table-cell office:value-type="float" office:value="1.28060810471137" calcext:value-type="float">
            <text:p>1.28060810471137</text:p>
          </table:table-cell>
        </table:table-row>
        <table:table-row table:style-name="ro1">
          <table:table-cell office:value-type="float" office:value="1.74017159887955E+018" calcext:value-type="float">
            <text:p>1.74017159887955E+018</text:p>
          </table:table-cell>
          <table:table-cell office:value-type="float" office:value="-2.9757501843468" calcext:value-type="float">
            <text:p>-2.9757501843468</text:p>
          </table:table-cell>
          <table:table-cell office:value-type="float" office:value="0.149251281723703" calcext:value-type="float">
            <text:p>0.149251281723703</text:p>
          </table:table-cell>
          <table:table-cell office:value-type="float" office:value="-3.04607181610999" calcext:value-type="float">
            <text:p>-3.04607181610999</text:p>
          </table:table-cell>
          <table:table-cell office:value-type="float" office:value="0.156809155735978" calcext:value-type="float">
            <text:p>0.156809155735978</text:p>
          </table:table-cell>
          <table:table-cell office:value-type="float" office:value="1.28060810471867" calcext:value-type="float">
            <text:p>1.28060810471867</text:p>
          </table:table-cell>
        </table:table-row>
        <table:table-row table:style-name="ro1">
          <table:table-cell office:value-type="float" office:value="1.74017159889414E+018" calcext:value-type="float">
            <text:p>1.74017159889414E+018</text:p>
          </table:table-cell>
          <table:table-cell office:value-type="float" office:value="-2.97808930053901" calcext:value-type="float">
            <text:p>-2.97808930053901</text:p>
          </table:table-cell>
          <table:table-cell office:value-type="float" office:value="0.149004471335905" calcext:value-type="float">
            <text:p>0.149004471335905</text:p>
          </table:table-cell>
          <table:table-cell office:value-type="float" office:value="-3.02686269453905" calcext:value-type="float">
            <text:p>-3.02686269453905</text:p>
          </table:table-cell>
          <table:table-cell office:value-type="float" office:value="0.156809155735815" calcext:value-type="float">
            <text:p>0.156809155735815</text:p>
          </table:table-cell>
          <table:table-cell office:value-type="float" office:value="1.28060810472578" calcext:value-type="float">
            <text:p>1.28060810472578</text:p>
          </table:table-cell>
        </table:table-row>
        <table:table-row table:style-name="ro1">
          <table:table-cell office:value-type="float" office:value="1.74017159891256E+018" calcext:value-type="float">
            <text:p>1.74017159891256E+018</text:p>
          </table:table-cell>
          <table:table-cell office:value-type="float" office:value="-2.98088933676371" calcext:value-type="float">
            <text:p>-2.98088933676371</text:p>
          </table:table-cell>
          <table:table-cell office:value-type="float" office:value="0.148649061078247" calcext:value-type="float">
            <text:p>0.148649061078247</text:p>
          </table:table-cell>
          <table:table-cell office:value-type="float" office:value="-3.00381174865378" calcext:value-type="float">
            <text:p>-3.00381174865378</text:p>
          </table:table-cell>
          <table:table-cell office:value-type="float" office:value="0.156809155735578" calcext:value-type="float">
            <text:p>0.156809155735578</text:p>
          </table:table-cell>
          <table:table-cell office:value-type="float" office:value="1.28060810473406" calcext:value-type="float">
            <text:p>1.28060810473406</text:p>
          </table:table-cell>
        </table:table-row>
        <table:table-row table:style-name="ro1">
          <table:table-cell office:value-type="float" office:value="1.74017159892756E+018" calcext:value-type="float">
            <text:p>1.74017159892756E+018</text:p>
          </table:table-cell>
          <table:table-cell office:value-type="float" office:value="-2.98321593741806" calcext:value-type="float">
            <text:p>-2.98321593741806</text:p>
          </table:table-cell>
          <table:table-cell office:value-type="float" office:value="0.148303649261212" calcext:value-type="float">
            <text:p>0.148303649261212</text:p>
          </table:table-cell>
          <table:table-cell office:value-type="float" office:value="-2.98460262708261" calcext:value-type="float">
            <text:p>-2.98460262708261</text:p>
          </table:table-cell>
          <table:table-cell office:value-type="float" office:value="0.156809155735423" calcext:value-type="float">
            <text:p>0.156809155735423</text:p>
          </table:table-cell>
          <table:table-cell office:value-type="float" office:value="1.28060810474136" calcext:value-type="float">
            <text:p>1.28060810474136</text:p>
          </table:table-cell>
        </table:table-row>
        <table:table-row table:style-name="ro1">
          <table:table-cell office:value-type="float" office:value="1.74017159894593E+018" calcext:value-type="float">
            <text:p>1.74017159894593E+018</text:p>
          </table:table-cell>
          <table:table-cell office:value-type="float" office:value="-2.98599845851264" calcext:value-type="float">
            <text:p>-2.98599845851264</text:p>
          </table:table-cell>
          <table:table-cell office:value-type="float" office:value="0.1478302618205" calcext:value-type="float">
            <text:p>0.1478302618205</text:p>
          </table:table-cell>
          <table:table-cell office:value-type="float" office:value="-2.96155168119705" calcext:value-type="float">
            <text:p>-2.96155168119705</text:p>
          </table:table-cell>
          <table:table-cell office:value-type="float" office:value="0.156809155735238" calcext:value-type="float">
            <text:p>0.156809155735238</text:p>
          </table:table-cell>
          <table:table-cell office:value-type="float" office:value="1.28060810475032" calcext:value-type="float">
            <text:p>1.28060810475032</text:p>
          </table:table-cell>
        </table:table-row>
        <table:table-row table:style-name="ro1">
          <table:table-cell office:value-type="float" office:value="1.7401715989608E+018" calcext:value-type="float">
            <text:p>1.7401715989608E+018</text:p>
          </table:table-cell>
          <table:table-cell office:value-type="float" office:value="-2.98830838914043" calcext:value-type="float">
            <text:p>-2.98830838914043</text:p>
          </table:table-cell>
          <table:table-cell office:value-type="float" office:value="0.147386865357985" calcext:value-type="float">
            <text:p>0.147386865357985</text:p>
          </table:table-cell>
          <table:table-cell office:value-type="float" office:value="-2.94234255962562" calcext:value-type="float">
            <text:p>-2.94234255962562</text:p>
          </table:table-cell>
          <table:table-cell office:value-type="float" office:value="0.156809155735075" calcext:value-type="float">
            <text:p>0.156809155735075</text:p>
          </table:table-cell>
          <table:table-cell office:value-type="float" office:value="1.28060810475807" calcext:value-type="float">
            <text:p>1.28060810475807</text:p>
          </table:table-cell>
        </table:table-row>
        <table:table-row table:style-name="ro1">
          <table:table-cell office:value-type="float" office:value="1.74017159897643E+018" calcext:value-type="float">
            <text:p>1.74017159897643E+018</text:p>
          </table:table-cell>
          <table:table-cell office:value-type="float" office:value="-2.99060937687749" calcext:value-type="float">
            <text:p>-2.99060937687749</text:p>
          </table:table-cell>
          <table:table-cell office:value-type="float" office:value="0.146899181687952" calcext:value-type="float">
            <text:p>0.146899181687952</text:p>
          </table:table-cell>
          <table:table-cell office:value-type="float" office:value="-2.92313343805411" calcext:value-type="float">
            <text:p>-2.92313343805411</text:p>
          </table:table-cell>
          <table:table-cell office:value-type="float" office:value="0.156809155734919" calcext:value-type="float">
            <text:p>0.156809155734919</text:p>
          </table:table-cell>
          <table:table-cell office:value-type="float" office:value="1.28060810476449" calcext:value-type="float">
            <text:p>1.28060810476449</text:p>
          </table:table-cell>
        </table:table-row>
        <table:table-row table:style-name="ro1">
          <table:table-cell office:value-type="float" office:value="1.74017159899492E+018" calcext:value-type="float">
            <text:p>1.74017159899492E+018</text:p>
          </table:table-cell>
          <table:table-cell office:value-type="float" office:value="-2.99335756238229" calcext:value-type="float">
            <text:p>-2.99335756238229</text:p>
          </table:table-cell>
          <table:table-cell office:value-type="float" office:value="0.14625575667913" calcext:value-type="float">
            <text:p>0.14625575667913</text:p>
          </table:table-cell>
          <table:table-cell office:value-type="float" office:value="-2.9000824921684" calcext:value-type="float">
            <text:p>-2.9000824921684</text:p>
          </table:table-cell>
          <table:table-cell office:value-type="float" office:value="0.156809155734757" calcext:value-type="float">
            <text:p>0.156809155734757</text:p>
          </table:table-cell>
          <table:table-cell office:value-type="float" office:value="1.2806081047636" calcext:value-type="float">
            <text:p>1.2806081047636</text:p>
          </table:table-cell>
        </table:table-row>
        <table:table-row table:style-name="ro1">
          <table:table-cell office:value-type="float" office:value="1.74017159900988E+018" calcext:value-type="float">
            <text:p>1.74017159900988E+018</text:p>
          </table:table-cell>
          <table:table-cell office:value-type="float" office:value="-2.99563589233196" calcext:value-type="float">
            <text:p>-2.99563589233196</text:p>
          </table:table-cell>
          <table:table-cell office:value-type="float" office:value="0.145671297468768" calcext:value-type="float">
            <text:p>0.145671297468768</text:p>
          </table:table-cell>
          <table:table-cell office:value-type="float" office:value="-2.88087337059707" calcext:value-type="float">
            <text:p>-2.88087337059707</text:p>
          </table:table-cell>
          <table:table-cell office:value-type="float" office:value="0.156809155734601" calcext:value-type="float">
            <text:p>0.156809155734601</text:p>
          </table:table-cell>
          <table:table-cell office:value-type="float" office:value="1.28060810475832" calcext:value-type="float">
            <text:p>1.28060810475832</text:p>
          </table:table-cell>
        </table:table-row>
        <table:table-row table:style-name="ro1">
          <table:table-cell office:value-type="float" office:value="1.74017159902508E+018" calcext:value-type="float">
            <text:p>1.74017159902508E+018</text:p>
          </table:table-cell>
          <table:table-cell office:value-type="float" office:value="-2.99790257569606" calcext:value-type="float">
            <text:p>-2.99790257569606</text:p>
          </table:table-cell>
          <table:table-cell office:value-type="float" office:value="0.145043184059423" calcext:value-type="float">
            <text:p>0.145043184059423</text:p>
          </table:table-cell>
          <table:table-cell office:value-type="float" office:value="-2.8616642490258" calcext:value-type="float">
            <text:p>-2.8616642490258</text:p>
          </table:table-cell>
          <table:table-cell office:value-type="float" office:value="0.156809155734453" calcext:value-type="float">
            <text:p>0.156809155734453</text:p>
          </table:table-cell>
          <table:table-cell office:value-type="float" office:value="1.2806081047535" calcext:value-type="float">
            <text:p>1.2806081047535</text:p>
          </table:table-cell>
        </table:table-row>
        <table:table-row table:style-name="ro1">
          <table:table-cell office:value-type="float" office:value="1.74017159904299E+018" calcext:value-type="float">
            <text:p>1.74017159904299E+018</text:p>
          </table:table-cell>
          <table:table-cell office:value-type="float" office:value="-3.00076928222585" calcext:value-type="float">
            <text:p>-3.00076928222585</text:p>
          </table:table-cell>
          <table:table-cell office:value-type="float" office:value="0.144184295937465" calcext:value-type="float">
            <text:p>0.144184295937465</text:p>
          </table:table-cell>
          <table:table-cell office:value-type="float" office:value="-2.840073328135" calcext:value-type="float">
            <text:p>-2.840073328135</text:p>
          </table:table-cell>
          <table:table-cell office:value-type="float" office:value="0.162479155712021" calcext:value-type="float">
            <text:p>0.162479155712021</text:p>
          </table:table-cell>
          <table:table-cell office:value-type="float" office:value="1.23194060492696" calcext:value-type="float">
            <text:p>1.23194060492696</text:p>
          </table:table-cell>
        </table:table-row>
        <table:table-row table:style-name="ro1">
          <table:table-cell office:value-type="float" office:value="1.74017159905821E+018" calcext:value-type="float">
            <text:p>1.74017159905821E+018</text:p>
          </table:table-cell>
          <table:table-cell office:value-type="float" office:value="-3.0033565695368" calcext:value-type="float">
            <text:p>-3.0033565695368</text:p>
          </table:table-cell>
          <table:table-cell office:value-type="float" office:value="0.143356102805313" calcext:value-type="float">
            <text:p>0.143356102805313</text:p>
          </table:table-cell>
          <table:table-cell office:value-type="float" office:value="-2.82399283155367" calcext:value-type="float">
            <text:p>-2.82399283155367</text:p>
          </table:table-cell>
          <table:table-cell office:value-type="float" office:value="0.174359155674555" calcext:value-type="float">
            <text:p>0.174359155674555</text:p>
          </table:table-cell>
          <table:table-cell office:value-type="float" office:value="1.12997060523938" calcext:value-type="float">
            <text:p>1.12997060523938</text:p>
          </table:table-cell>
        </table:table-row>
        <table:table-row table:style-name="ro1">
          <table:table-cell office:value-type="float" office:value="1.74017159907625E+018" calcext:value-type="float">
            <text:p>1.74017159907625E+018</text:p>
          </table:table-cell>
          <table:table-cell office:value-type="float" office:value="-3.006697544381" calcext:value-type="float">
            <text:p>-3.006697544381</text:p>
          </table:table-cell>
          <table:table-cell office:value-type="float" office:value="0.142225092354642" calcext:value-type="float">
            <text:p>0.142225092354642</text:p>
          </table:table-cell>
          <table:table-cell office:value-type="float" office:value="-2.80699056065614" calcext:value-type="float">
            <text:p>-2.80699056065614</text:p>
          </table:table-cell>
          <table:table-cell office:value-type="float" office:value="0.19055915565324" calcext:value-type="float">
            <text:p>0.19055915565324</text:p>
          </table:table-cell>
          <table:table-cell office:value-type="float" office:value="0.99092060541963" calcext:value-type="float">
            <text:p>0.99092060541963</text:p>
          </table:table-cell>
        </table:table-row>
        <table:table-row table:style-name="ro1">
          <table:table-cell office:value-type="float" office:value="1.74017159909194E+018" calcext:value-type="float">
            <text:p>1.74017159909194E+018</text:p>
          </table:table-cell>
          <table:table-cell office:value-type="float" office:value="-3.00967766108364" calcext:value-type="float">
            <text:p>-3.00967766108364</text:p>
          </table:table-cell>
          <table:table-cell office:value-type="float" office:value="0.141167788305144" calcext:value-type="float">
            <text:p>0.141167788305144</text:p>
          </table:table-cell>
          <table:table-cell office:value-type="float" office:value="-2.79473393907492" calcext:value-type="float">
            <text:p>-2.79473393907492</text:p>
          </table:table-cell>
          <table:table-cell office:value-type="float" office:value="0.204059155652884" calcext:value-type="float">
            <text:p>0.204059155652884</text:p>
          </table:table-cell>
          <table:table-cell office:value-type="float" office:value="0.875045605416606" calcext:value-type="float">
            <text:p>0.875045605416606</text:p>
          </table:table-cell>
        </table:table-row>
        <table:table-row table:style-name="ro1">
          <table:table-cell office:value-type="float" office:value="1.74017159910696E+018" calcext:value-type="float">
            <text:p>1.74017159910696E+018</text:p>
          </table:table-cell>
          <table:table-cell office:value-type="float" office:value="-3.01283562421314" calcext:value-type="float">
            <text:p>-3.01283562421314</text:p>
          </table:table-cell>
          <table:table-cell office:value-type="float" office:value="0.140006776274494" calcext:value-type="float">
            <text:p>0.140006776274494</text:p>
          </table:table-cell>
          <table:table-cell office:value-type="float" office:value="-2.78421544249372" calcext:value-type="float">
            <text:p>-2.78421544249372</text:p>
          </table:table-cell>
          <table:table-cell office:value-type="float" office:value="0.217559155652526" calcext:value-type="float">
            <text:p>0.217559155652526</text:p>
          </table:table-cell>
          <table:table-cell office:value-type="float" office:value="0.759170605414251" calcext:value-type="float">
            <text:p>0.759170605414251</text:p>
          </table:table-cell>
        </table:table-row>
        <table:table-row table:style-name="ro1">
          <table:table-cell office:value-type="float" office:value="1.74017159912515E+018" calcext:value-type="float">
            <text:p>1.74017159912515E+018</text:p>
          </table:table-cell>
          <table:table-cell office:value-type="float" office:value="-3.01686025273169" calcext:value-type="float">
            <text:p>-3.01686025273169</text:p>
          </table:table-cell>
          <table:table-cell office:value-type="float" office:value="0.138479012683182" calcext:value-type="float">
            <text:p>0.138479012683182</text:p>
          </table:table-cell>
          <table:table-cell office:value-type="float" office:value="-2.7738875715963" calcext:value-type="float">
            <text:p>-2.7738875715963</text:p>
          </table:table-cell>
          <table:table-cell office:value-type="float" office:value="0.233759155652177" calcext:value-type="float">
            <text:p>0.233759155652177</text:p>
          </table:table-cell>
          <table:table-cell office:value-type="float" office:value="0.620120605412643" calcext:value-type="float">
            <text:p>0.620120605412643</text:p>
          </table:table-cell>
        </table:table-row>
        <table:table-row table:style-name="ro1">
          <table:table-cell office:value-type="float" office:value="1.74017159914054E+018" calcext:value-type="float">
            <text:p>1.74017159914054E+018</text:p>
          </table:table-cell>
          <table:table-cell office:value-type="float" office:value="-3.02040434910553" calcext:value-type="float">
            <text:p>-3.02040434910553</text:p>
          </table:table-cell>
          <table:table-cell office:value-type="float" office:value="0.137099406593704" calcext:value-type="float">
            <text:p>0.137099406593704</text:p>
          </table:table-cell>
          <table:table-cell office:value-type="float" office:value="-2.76713312426077" calcext:value-type="float">
            <text:p>-2.76713312426077</text:p>
          </table:table-cell>
          <table:table-cell office:value-type="float" office:value="0.247026404805765" calcext:value-type="float">
            <text:p>0.247026404805765</text:p>
          </table:table-cell>
          <table:table-cell office:value-type="float" office:value="0.506239797223621" calcext:value-type="float">
            <text:p>0.506239797223621</text:p>
          </table:table-cell>
        </table:table-row>
        <table:table-row table:style-name="ro1">
          <table:table-cell office:value-type="float" office:value="1.74017159915578E+018" calcext:value-type="float">
            <text:p>1.74017159915578E+018</text:p>
          </table:table-cell>
          <table:table-cell office:value-type="float" office:value="-3.02398889274064" calcext:value-type="float">
            <text:p>-3.02398889274064</text:p>
          </table:table-cell>
          <table:table-cell office:value-type="float" office:value="0.135677623640355" calcext:value-type="float">
            <text:p>0.135677623640355</text:p>
          </table:table-cell>
          <table:table-cell office:value-type="float" office:value="-2.76083462390949" calcext:value-type="float">
            <text:p>-2.76083462390949</text:p>
          </table:table-cell>
          <table:table-cell office:value-type="float" office:value="0.255312650581581" calcext:value-type="float">
            <text:p>0.255312650581581</text:p>
          </table:table-cell>
          <table:table-cell office:value-type="float" office:value="0.435098256226793" calcext:value-type="float">
            <text:p>0.435098256226793</text:p>
          </table:table-cell>
        </table:table-row>
        <table:table-row table:style-name="ro1">
          <table:table-cell office:value-type="float" office:value="1.74017159917378E+018" calcext:value-type="float">
            <text:p>1.74017159917378E+018</text:p>
          </table:table-cell>
          <table:table-cell office:value-type="float" office:value="-3.02827841810638" calcext:value-type="float">
            <text:p>-3.02827841810638</text:p>
          </table:table-cell>
          <table:table-cell office:value-type="float" office:value="0.133941724576993" calcext:value-type="float">
            <text:p>0.133941724576993</text:p>
          </table:table-cell>
          <table:table-cell office:value-type="float" office:value="-2.7532764234899" calcext:value-type="float">
            <text:p>-2.7532764234899</text:p>
          </table:table-cell>
          <table:table-cell office:value-type="float" office:value="0.257081647213204" calcext:value-type="float">
            <text:p>0.257081647213204</text:p>
          </table:table-cell>
          <table:table-cell office:value-type="float" office:value="0.419900023343173" calcext:value-type="float">
            <text:p>0.419900023343173</text:p>
          </table:table-cell>
        </table:table-row>
        <table:table-row table:style-name="ro1">
          <table:table-cell office:value-type="float" office:value="1.74017159918881E+018" calcext:value-type="float">
            <text:p>1.74017159918881E+018</text:p>
          </table:table-cell>
          <table:table-cell office:value-type="float" office:value="-3.03184291702589" calcext:value-type="float">
            <text:p>-3.03184291702589</text:p>
          </table:table-cell>
          <table:table-cell office:value-type="float" office:value="0.132470409759288" calcext:value-type="float">
            <text:p>0.132470409759288</text:p>
          </table:table-cell>
          <table:table-cell office:value-type="float" office:value="-2.74697792314026" calcext:value-type="float">
            <text:p>-2.74697792314026</text:p>
          </table:table-cell>
          <table:table-cell office:value-type="float" office:value="0.257081647217305" calcext:value-type="float">
            <text:p>0.257081647217305</text:p>
          </table:table-cell>
          <table:table-cell office:value-type="float" office:value="0.419900023309756" calcext:value-type="float">
            <text:p>0.419900023309756</text:p>
          </table:table-cell>
        </table:table-row>
        <table:table-row table:style-name="ro1">
          <table:table-cell office:value-type="float" office:value="1.74017159920701E+018" calcext:value-type="float">
            <text:p>1.74017159920701E+018</text:p>
          </table:table-cell>
          <table:table-cell office:value-type="float" office:value="-3.03610797752215" calcext:value-type="float">
            <text:p>-3.03610797752215</text:p>
          </table:table-cell>
          <table:table-cell office:value-type="float" office:value="0.130675240579314" calcext:value-type="float">
            <text:p>0.130675240579314</text:p>
          </table:table-cell>
          <table:table-cell office:value-type="float" office:value="-2.73941972272073" calcext:value-type="float">
            <text:p>-2.73941972272073</text:p>
          </table:table-cell>
          <table:table-cell office:value-type="float" office:value="0.257081647217268" calcext:value-type="float">
            <text:p>0.257081647217268</text:p>
          </table:table-cell>
          <table:table-cell office:value-type="float" office:value="0.419900023308167" calcext:value-type="float">
            <text:p>0.419900023308167</text:p>
          </table:table-cell>
        </table:table-row>
        <table:table-row table:style-name="ro1">
          <table:table-cell office:value-type="float" office:value="1.74017159922229E+018" calcext:value-type="float">
            <text:p>1.74017159922229E+018</text:p>
          </table:table-cell>
          <table:table-cell office:value-type="float" office:value="-3.03965174732396" calcext:value-type="float">
            <text:p>-3.03965174732396</text:p>
          </table:table-cell>
          <table:table-cell office:value-type="float" office:value="0.129154676397254" calcext:value-type="float">
            <text:p>0.129154676397254</text:p>
          </table:table-cell>
          <table:table-cell office:value-type="float" office:value="-2.73312122237113" calcext:value-type="float">
            <text:p>-2.73312122237113</text:p>
          </table:table-cell>
          <table:table-cell office:value-type="float" office:value="0.257081647217231" calcext:value-type="float">
            <text:p>0.257081647217231</text:p>
          </table:table-cell>
          <table:table-cell office:value-type="float" office:value="0.419900023307087" calcext:value-type="float">
            <text:p>0.419900023307087</text:p>
          </table:table-cell>
        </table:table-row>
        <table:table-row table:style-name="ro1">
          <table:table-cell office:value-type="float" office:value="1.7401715992372E+018" calcext:value-type="float">
            <text:p>1.7401715992372E+018</text:p>
          </table:table-cell>
          <table:table-cell office:value-type="float" office:value="-3.04318586962266" calcext:value-type="float">
            <text:p>-3.04318586962266</text:p>
          </table:table-cell>
          <table:table-cell office:value-type="float" office:value="0.127611822088571" calcext:value-type="float">
            <text:p>0.127611822088571</text:p>
          </table:table-cell>
          <table:table-cell office:value-type="float" office:value="-2.72682272202155" calcext:value-type="float">
            <text:p>-2.72682272202155</text:p>
          </table:table-cell>
          <table:table-cell office:value-type="float" office:value="0.257081647217194" calcext:value-type="float">
            <text:p>0.257081647217194</text:p>
          </table:table-cell>
          <table:table-cell office:value-type="float" office:value="0.419900023305753" calcext:value-type="float">
            <text:p>0.419900023305753</text:p>
          </table:table-cell>
        </table:table-row>
        <table:table-row table:style-name="ro1">
          <table:table-cell office:value-type="float" office:value="1.74017159925565E+018" calcext:value-type="float">
            <text:p>1.74017159925565E+018</text:p>
          </table:table-cell>
          <table:table-cell office:value-type="float" office:value="-3.04741388429973" calcext:value-type="float">
            <text:p>-3.04741388429973</text:p>
          </table:table-cell>
          <table:table-cell office:value-type="float" office:value="0.125731060191918" calcext:value-type="float">
            <text:p>0.125731060191918</text:p>
          </table:table-cell>
          <table:table-cell office:value-type="float" office:value="-2.71926452160208" calcext:value-type="float">
            <text:p>-2.71926452160208</text:p>
          </table:table-cell>
          <table:table-cell office:value-type="float" office:value="0.257081647217149" calcext:value-type="float">
            <text:p>0.257081647217149</text:p>
          </table:table-cell>
          <table:table-cell office:value-type="float" office:value="0.419900023304229" calcext:value-type="float">
            <text:p>0.419900023304229</text:p>
          </table:table-cell>
        </table:table-row>
        <table:table-row table:style-name="ro1">
          <table:table-cell office:value-type="float" office:value="1.74017159927109E+018" calcext:value-type="float">
            <text:p>1.74017159927109E+018</text:p>
          </table:table-cell>
          <table:table-cell office:value-type="float" office:value="-3.05092628912737" calcext:value-type="float">
            <text:p>-3.05092628912737</text:p>
          </table:table-cell>
          <table:table-cell office:value-type="float" office:value="0.124139384293129" calcext:value-type="float">
            <text:p>0.124139384293129</text:p>
          </table:table-cell>
          <table:table-cell office:value-type="float" office:value="-2.71296602125254" calcext:value-type="float">
            <text:p>-2.71296602125254</text:p>
          </table:table-cell>
          <table:table-cell office:value-type="float" office:value="0.257081647217173" calcext:value-type="float">
            <text:p>0.257081647217173</text:p>
          </table:table-cell>
          <table:table-cell office:value-type="float" office:value="0.419900023303248" calcext:value-type="float">
            <text:p>0.419900023303248</text:p>
          </table:table-cell>
        </table:table-row>
        <table:table-row table:style-name="ro1">
          <table:table-cell office:value-type="float" office:value="1.74017159928647E+018" calcext:value-type="float">
            <text:p>1.74017159928647E+018</text:p>
          </table:table-cell>
          <table:table-cell office:value-type="float" office:value="-3.05442859917982" calcext:value-type="float">
            <text:p>-3.05442859917982</text:p>
          </table:table-cell>
          <table:table-cell office:value-type="float" office:value="0.122525617229246" calcext:value-type="float">
            <text:p>0.122525617229246</text:p>
          </table:table-cell>
          <table:table-cell office:value-type="float" office:value="-2.70666752090302" calcext:value-type="float">
            <text:p>-2.70666752090302</text:p>
          </table:table-cell>
          <table:table-cell office:value-type="float" office:value="0.257081647217136" calcext:value-type="float">
            <text:p>0.257081647217136</text:p>
          </table:table-cell>
          <table:table-cell office:value-type="float" office:value="0.419900023302168" calcext:value-type="float">
            <text:p>0.419900023302168</text:p>
          </table:table-cell>
        </table:table-row>
        <table:table-row table:style-name="ro1">
          <table:table-cell office:value-type="float" office:value="1.74017159930465E+018" calcext:value-type="float">
            <text:p>1.74017159930465E+018</text:p>
          </table:table-cell>
          <table:table-cell office:value-type="float" office:value="-3.05861785054043" calcext:value-type="float">
            <text:p>-3.05861785054043</text:p>
          </table:table-cell>
          <table:table-cell office:value-type="float" office:value="0.120560026615967" calcext:value-type="float">
            <text:p>0.120560026615967</text:p>
          </table:table-cell>
          <table:table-cell office:value-type="float" office:value="-2.69910932048361" calcext:value-type="float">
            <text:p>-2.69910932048361</text:p>
          </table:table-cell>
          <table:table-cell office:value-type="float" office:value="0.257081647217031" calcext:value-type="float">
            <text:p>0.257081647217031</text:p>
          </table:table-cell>
          <table:table-cell office:value-type="float" office:value="0.419900023300671" calcext:value-type="float">
            <text:p>0.419900023300671</text:p>
          </table:table-cell>
        </table:table-row>
        <table:table-row table:style-name="ro1">
          <table:table-cell office:value-type="float" office:value="1.74017159931999E+018" calcext:value-type="float">
            <text:p>1.74017159931999E+018</text:p>
          </table:table-cell>
          <table:table-cell office:value-type="float" office:value="-3.06209746359049" calcext:value-type="float">
            <text:p>-3.06209746359049</text:p>
          </table:table-cell>
          <table:table-cell office:value-type="float" office:value="0.118897885568453" calcext:value-type="float">
            <text:p>0.118897885568453</text:p>
          </table:table-cell>
          <table:table-cell office:value-type="float" office:value="-2.69281082013413" calcext:value-type="float">
            <text:p>-2.69281082013413</text:p>
          </table:table-cell>
          <table:table-cell office:value-type="float" office:value="0.257081647216994" calcext:value-type="float">
            <text:p>0.257081647216994</text:p>
          </table:table-cell>
          <table:table-cell office:value-type="float" office:value="0.419900023299591" calcext:value-type="float">
            <text:p>0.419900023299591</text:p>
          </table:table-cell>
        </table:table-row>
        <table:table-row table:style-name="ro1">
          <table:table-cell office:value-type="float" office:value="1.74017159933822E+018" calcext:value-type="float">
            <text:p>1.74017159933822E+018</text:p>
          </table:table-cell>
          <table:table-cell office:value-type="float" office:value="-3.06625907704297" calcext:value-type="float">
            <text:p>-3.06625907704297</text:p>
          </table:table-cell>
          <table:table-cell office:value-type="float" office:value="0.116874436311956" calcext:value-type="float">
            <text:p>0.116874436311956</text:p>
          </table:table-cell>
          <table:table-cell office:value-type="float" office:value="-2.68525261971477" calcext:value-type="float">
            <text:p>-2.68525261971477</text:p>
          </table:table-cell>
          <table:table-cell office:value-type="float" office:value="0.257081647216942" calcext:value-type="float">
            <text:p>0.257081647216942</text:p>
          </table:table-cell>
          <table:table-cell office:value-type="float" office:value="0.419900023298129" calcext:value-type="float">
            <text:p>0.419900023298129</text:p>
          </table:table-cell>
        </table:table-row>
        <table:table-row table:style-name="ro1">
          <table:table-cell office:value-type="float" office:value="1.74017159935363E+018" calcext:value-type="float">
            <text:p>1.74017159935363E+018</text:p>
          </table:table-cell>
          <table:table-cell office:value-type="float" office:value="-3.06971532498723" calcext:value-type="float">
            <text:p>-3.06971532498723</text:p>
          </table:table-cell>
          <table:table-cell office:value-type="float" office:value="0.115164240420345" calcext:value-type="float">
            <text:p>0.115164240420345</text:p>
          </table:table-cell>
          <table:table-cell office:value-type="float" office:value="-2.67895411936532" calcext:value-type="float">
            <text:p>-2.67895411936532</text:p>
          </table:table-cell>
          <table:table-cell office:value-type="float" office:value="0.257081647216905" calcext:value-type="float">
            <text:p>0.257081647216905</text:p>
          </table:table-cell>
          <table:table-cell office:value-type="float" office:value="0.419900023297049" calcext:value-type="float">
            <text:p>0.419900023297049</text:p>
          </table:table-cell>
        </table:table-row>
        <table:table-row table:style-name="ro1">
          <table:table-cell office:value-type="float" office:value="1.74017159936893E+018" calcext:value-type="float">
            <text:p>1.74017159936893E+018</text:p>
          </table:table-cell>
          <table:table-cell office:value-type="float" office:value="-3.07316073277694" calcext:value-type="float">
            <text:p>-3.07316073277694</text:p>
          </table:table-cell>
          <table:table-cell office:value-type="float" office:value="0.113432309416353" calcext:value-type="float">
            <text:p>0.113432309416353</text:p>
          </table:table-cell>
          <table:table-cell office:value-type="float" office:value="-2.67265561901589" calcext:value-type="float">
            <text:p>-2.67265561901589</text:p>
          </table:table-cell>
          <table:table-cell office:value-type="float" office:value="0.257081647216876" calcext:value-type="float">
            <text:p>0.257081647216876</text:p>
          </table:table-cell>
          <table:table-cell office:value-type="float" office:value="0.419900023296033" calcext:value-type="float">
            <text:p>0.419900023296033</text:p>
          </table:table-cell>
        </table:table-row>
        <table:table-row table:style-name="ro1">
          <table:table-cell office:value-type="float" office:value="1.7401715993873E+018" calcext:value-type="float">
            <text:p>1.7401715993873E+018</text:p>
          </table:table-cell>
          <table:table-cell office:value-type="float" office:value="-3.07728072070193" calcext:value-type="float">
            <text:p>-3.07728072070193</text:p>
          </table:table-cell>
          <table:table-cell office:value-type="float" office:value="0.11132539866377" calcext:value-type="float">
            <text:p>0.11132539866377</text:p>
          </table:table-cell>
          <table:table-cell office:value-type="float" office:value="-2.66509741859659" calcext:value-type="float">
            <text:p>-2.66509741859659</text:p>
          </table:table-cell>
          <table:table-cell office:value-type="float" office:value="0.257081647216824" calcext:value-type="float">
            <text:p>0.257081647216824</text:p>
          </table:table-cell>
          <table:table-cell office:value-type="float" office:value="0.419900023294826" calcext:value-type="float">
            <text:p>0.419900023294826</text:p>
          </table:table-cell>
        </table:table-row>
        <table:table-row table:style-name="ro1">
          <table:table-cell office:value-type="float" office:value="1.74017159940209E+018" calcext:value-type="float">
            <text:p>1.74017159940209E+018</text:p>
          </table:table-cell>
          <table:table-cell office:value-type="float" office:value="-3.08070179964204" calcext:value-type="float">
            <text:p>-3.08070179964204</text:p>
          </table:table-cell>
          <table:table-cell office:value-type="float" office:value="0.109545893472583" calcext:value-type="float">
            <text:p>0.109545893472583</text:p>
          </table:table-cell>
          <table:table-cell office:value-type="float" office:value="-2.65879891824719" calcext:value-type="float">
            <text:p>-2.65879891824719</text:p>
          </table:table-cell>
          <table:table-cell office:value-type="float" office:value="0.257081647216794" calcext:value-type="float">
            <text:p>0.257081647216794</text:p>
          </table:table-cell>
          <table:table-cell office:value-type="float" office:value="0.419900023293809" calcext:value-type="float">
            <text:p>0.419900023293809</text:p>
          </table:table-cell>
        </table:table-row>
        <table:table-row table:style-name="ro1">
          <table:table-cell office:value-type="float" office:value="1.74017159941685E+018" calcext:value-type="float">
            <text:p>1.74017159941685E+018</text:p>
          </table:table-cell>
          <table:table-cell office:value-type="float" office:value="-3.08411160258342" calcext:value-type="float">
            <text:p>-3.08411160258342</text:p>
          </table:table-cell>
          <table:table-cell office:value-type="float" office:value="0.10774487605432" calcext:value-type="float">
            <text:p>0.10774487605432</text:p>
          </table:table-cell>
          <table:table-cell office:value-type="float" office:value="-2.65250041789781" calcext:value-type="float">
            <text:p>-2.65250041789781</text:p>
          </table:table-cell>
          <table:table-cell office:value-type="float" office:value="0.257081647216765" calcext:value-type="float">
            <text:p>0.257081647216765</text:p>
          </table:table-cell>
          <table:table-cell office:value-type="float" office:value="0.419900023292793" calcext:value-type="float">
            <text:p>0.419900023292793</text:p>
          </table:table-cell>
        </table:table-row>
        <table:table-row table:style-name="ro1">
          <table:table-cell office:value-type="float" office:value="1.74017159943525E+018" calcext:value-type="float">
            <text:p>1.74017159943525E+018</text:p>
          </table:table-cell>
          <table:table-cell office:value-type="float" office:value="-3.08818829136611" calcext:value-type="float">
            <text:p>-3.08818829136611</text:p>
          </table:table-cell>
          <table:table-cell office:value-type="float" office:value="0.105555359671527" calcext:value-type="float">
            <text:p>0.105555359671527</text:p>
          </table:table-cell>
          <table:table-cell office:value-type="float" office:value="-2.64494221747857" calcext:value-type="float">
            <text:p>-2.64494221747857</text:p>
          </table:table-cell>
          <table:table-cell office:value-type="float" office:value="0.257081647216713" calcext:value-type="float">
            <text:p>0.257081647216713</text:p>
          </table:table-cell>
          <table:table-cell office:value-type="float" office:value="0.419900023291586" calcext:value-type="float">
            <text:p>0.419900023291586</text:p>
          </table:table-cell>
        </table:table-row>
        <table:table-row table:style-name="ro1">
          <table:table-cell office:value-type="float" office:value="1.74017159945044E+018" calcext:value-type="float">
            <text:p>1.74017159945044E+018</text:p>
          </table:table-cell>
          <table:table-cell office:value-type="float" office:value="-3.09157281159691" calcext:value-type="float">
            <text:p>-3.09157281159691</text:p>
          </table:table-cell>
          <table:table-cell office:value-type="float" office:value="0.103707268048482" calcext:value-type="float">
            <text:p>0.103707268048482</text:p>
          </table:table-cell>
          <table:table-cell office:value-type="float" office:value="-2.63864371712922" calcext:value-type="float">
            <text:p>-2.63864371712922</text:p>
          </table:table-cell>
          <table:table-cell office:value-type="float" office:value="0.257081647216751" calcext:value-type="float">
            <text:p>0.257081647216751</text:p>
          </table:table-cell>
          <table:table-cell office:value-type="float" office:value="0.419900023290605" calcext:value-type="float">
            <text:p>0.419900023290605</text:p>
          </table:table-cell>
        </table:table-row>
        <table:table-row table:style-name="ro1">
          <table:table-cell office:value-type="float" office:value="1.7401715994685E+018" calcext:value-type="float">
            <text:p>1.7401715994685E+018</text:p>
          </table:table-cell>
          <table:table-cell office:value-type="float" office:value="-3.09561877050466" calcext:value-type="float">
            <text:p>-3.09561877050466</text:p>
          </table:table-cell>
          <table:table-cell office:value-type="float" office:value="0.101461474215961" calcext:value-type="float">
            <text:p>0.101461474215961</text:p>
          </table:table-cell>
          <table:table-cell office:value-type="float" office:value="-2.63108551671001" calcext:value-type="float">
            <text:p>-2.63108551671001</text:p>
          </table:table-cell>
          <table:table-cell office:value-type="float" office:value="0.257081647216707" calcext:value-type="float">
            <text:p>0.257081647216707</text:p>
          </table:table-cell>
          <table:table-cell office:value-type="float" office:value="0.419900023289588" calcext:value-type="float">
            <text:p>0.419900023289588</text:p>
          </table:table-cell>
        </table:table-row>
        <table:table-row table:style-name="ro1">
          <table:table-cell office:value-type="float" office:value="1.74017159948394E+018" calcext:value-type="float">
            <text:p>1.74017159948394E+018</text:p>
          </table:table-cell>
          <table:table-cell office:value-type="float" office:value="-3.09897735817981" calcext:value-type="float">
            <text:p>-3.09897735817981</text:p>
          </table:table-cell>
          <table:table-cell office:value-type="float" office:value="0.0995666632311207" calcext:value-type="float">
            <text:p>0.0995666632311207</text:p>
          </table:table-cell>
          <table:table-cell office:value-type="float" office:value="-2.62478701636069" calcext:value-type="float">
            <text:p>-2.62478701636069</text:p>
          </table:table-cell>
          <table:table-cell office:value-type="float" office:value="0.257081647216609" calcext:value-type="float">
            <text:p>0.257081647216609</text:p>
          </table:table-cell>
          <table:table-cell office:value-type="float" office:value="0.419900023288409" calcext:value-type="float">
            <text:p>0.419900023288409</text:p>
          </table:table-cell>
        </table:table-row>
        <table:table-row table:style-name="ro1">
          <table:table-cell office:value-type="float" office:value="1.74017159949933E+018" calcext:value-type="float">
            <text:p>1.74017159949933E+018</text:p>
          </table:table-cell>
          <table:table-cell office:value-type="float" office:value="-3.10232394484699" calcext:value-type="float">
            <text:p>-3.10232394484699</text:p>
          </table:table-cell>
          <table:table-cell office:value-type="float" office:value="0.097650735905003" calcext:value-type="float">
            <text:p>0.097650735905003</text:p>
          </table:table-cell>
          <table:table-cell office:value-type="float" office:value="-2.61848851601139" calcext:value-type="float">
            <text:p>-2.61848851601139</text:p>
          </table:table-cell>
          <table:table-cell office:value-type="float" office:value="0.257081647216572" calcext:value-type="float">
            <text:p>0.257081647216572</text:p>
          </table:table-cell>
          <table:table-cell office:value-type="float" office:value="0.419900023287583" calcext:value-type="float">
            <text:p>0.419900023287583</text:p>
          </table:table-cell>
        </table:table-row>
        <table:table-row table:style-name="ro1">
          <table:table-cell office:value-type="float" office:value="1.74017159951746E+018" calcext:value-type="float">
            <text:p>1.74017159951746E+018</text:p>
          </table:table-cell>
          <table:table-cell office:value-type="float" office:value="-3.10632382062152" calcext:value-type="float">
            <text:p>-3.10632382062152</text:p>
          </table:table-cell>
          <table:table-cell office:value-type="float" office:value="0.0953238566194141" calcext:value-type="float">
            <text:p>0.0953238566194141</text:p>
          </table:table-cell>
          <table:table-cell office:value-type="float" office:value="-2.61093031559224" calcext:value-type="float">
            <text:p>-2.61093031559224</text:p>
          </table:table-cell>
          <table:table-cell office:value-type="float" office:value="0.257081647216535" calcext:value-type="float">
            <text:p>0.257081647216535</text:p>
          </table:table-cell>
          <table:table-cell office:value-type="float" office:value="0.419900023286376" calcext:value-type="float">
            <text:p>0.419900023286376</text:p>
          </table:table-cell>
        </table:table-row>
        <table:table-row table:style-name="ro1">
          <table:table-cell office:value-type="float" office:value="1.74017159953305E+018" calcext:value-type="float">
            <text:p>1.74017159953305E+018</text:p>
          </table:table-cell>
          <table:table-cell office:value-type="float" office:value="-3.10964353842579" calcext:value-type="float">
            <text:p>-3.10964353842579</text:p>
          </table:table-cell>
          <table:table-cell office:value-type="float" office:value="0.093361742061121" calcext:value-type="float">
            <text:p>0.093361742061121</text:p>
          </table:table-cell>
          <table:table-cell office:value-type="float" office:value="-2.60463181524296" calcext:value-type="float">
            <text:p>-2.60463181524296</text:p>
          </table:table-cell>
          <table:table-cell office:value-type="float" office:value="0.257081647216505" calcext:value-type="float">
            <text:p>0.257081647216505</text:p>
          </table:table-cell>
          <table:table-cell office:value-type="float" office:value="0.419900023285741" calcext:value-type="float">
            <text:p>0.419900023285741</text:p>
          </table:table-cell>
        </table:table-row>
        <table:table-row table:style-name="ro1">
          <table:table-cell office:value-type="float" office:value="1.74017159954778E+018" calcext:value-type="float">
            <text:p>1.74017159954778E+018</text:p>
          </table:table-cell>
          <table:table-cell office:value-type="float" office:value="-3.11288181499164" calcext:value-type="float">
            <text:p>-3.11288181499164</text:p>
          </table:table-cell>
          <table:table-cell office:value-type="float" office:value="0.0914211624806608" calcext:value-type="float">
            <text:p>0.0914211624806608</text:p>
          </table:table-cell>
          <table:table-cell office:value-type="float" office:value="-2.59902856488789" calcext:value-type="float">
            <text:p>-2.59902856488789</text:p>
          </table:table-cell>
          <table:table-cell office:value-type="float" office:value="0.25438164724002" calcext:value-type="float">
            <text:p>0.25438164724002</text:p>
          </table:table-cell>
          <table:table-cell office:value-type="float" office:value="0.396725023478134" calcext:value-type="float">
            <text:p>0.396725023478134</text:p>
          </table:table-cell>
        </table:table-row>
        <table:table-row table:style-name="ro1">
          <table:table-cell office:value-type="float" office:value="1.74017159956584E+018" calcext:value-type="float">
            <text:p>1.74017159956584E+018</text:p>
          </table:table-cell>
          <table:table-cell office:value-type="float" office:value="-3.11652728846288" calcext:value-type="float">
            <text:p>-3.11652728846288</text:p>
          </table:table-cell>
          <table:table-cell office:value-type="float" office:value="0.0892113200686599" calcext:value-type="float">
            <text:p>0.0892113200686599</text:p>
          </table:table-cell>
          <table:table-cell office:value-type="float" office:value="-2.59459898945668" calcext:value-type="float">
            <text:p>-2.59459898945668</text:p>
          </table:table-cell>
          <table:table-cell office:value-type="float" office:value="0.242231647287935" calcext:value-type="float">
            <text:p>0.242231647287935</text:p>
          </table:table-cell>
          <table:table-cell office:value-type="float" office:value="0.292437523880817" calcext:value-type="float">
            <text:p>0.292437523880817</text:p>
          </table:table-cell>
        </table:table-row>
        <table:table-row table:style-name="ro1">
          <table:table-cell office:value-type="float" office:value="1.74017159958105E+018" calcext:value-type="float">
            <text:p>1.74017159958105E+018</text:p>
          </table:table-cell>
          <table:table-cell office:value-type="float" office:value="-3.11936941133326" calcext:value-type="float">
            <text:p>-3.11936941133326</text:p>
          </table:table-cell>
          <table:table-cell office:value-type="float" office:value="0.0874765574771294" calcext:value-type="float">
            <text:p>0.0874765574771294</text:p>
          </table:table-cell>
          <table:table-cell office:value-type="float" office:value="-2.5928196140973" calcext:value-type="float">
            <text:p>-2.5928196140973</text:p>
          </table:table-cell>
          <table:table-cell office:value-type="float" office:value="0.228731647296321" calcext:value-type="float">
            <text:p>0.228731647296321</text:p>
          </table:table-cell>
          <table:table-cell office:value-type="float" office:value="0.176562523957526" calcext:value-type="float">
            <text:p>0.176562523957526</text:p>
          </table:table-cell>
        </table:table-row>
        <table:table-row table:style-name="ro1">
          <table:table-cell office:value-type="float" office:value="1.74017159959907E+018" calcext:value-type="float">
            <text:p>1.74017159959907E+018</text:p>
          </table:table-cell>
          <table:table-cell office:value-type="float" office:value="-3.12255008486511" calcext:value-type="float">
            <text:p>-3.12255008486511</text:p>
          </table:table-cell>
          <table:table-cell office:value-type="float" office:value="0.0855312924585553" calcext:value-type="float">
            <text:p>0.0855312924585553</text:p>
          </table:table-cell>
          <table:table-cell office:value-type="float" office:value="-2.59297868865831" calcext:value-type="float">
            <text:p>-2.59297868865831</text:p>
          </table:table-cell>
          <table:table-cell office:value-type="float" office:value="0.212531647294909" calcext:value-type="float">
            <text:p>0.212531647294909</text:p>
          </table:table-cell>
          <table:table-cell office:value-type="float" office:value="0.0375125242165266" calcext:value-type="float">
            <text:p>0.0375125242165266</text:p>
          </table:table-cell>
        </table:table-row>
        <table:table-row table:style-name="ro1">
          <table:table-cell office:value-type="float" office:value="1.74017159961482E+018" calcext:value-type="float">
            <text:p>1.74017159961482E+018</text:p>
          </table:table-cell>
          <table:table-cell office:value-type="float" office:value="-3.12501235412213" calcext:value-type="float">
            <text:p>-3.12501235412213</text:p>
          </table:table-cell>
          <table:table-cell office:value-type="float" office:value="0.0840293006612768" calcext:value-type="float">
            <text:p>0.0840293006612768</text:p>
          </table:table-cell>
          <table:table-cell office:value-type="float" office:value="-2.59502318828607" calcext:value-type="float">
            <text:p>-2.59502318828607</text:p>
          </table:table-cell>
          <table:table-cell office:value-type="float" office:value="0.199031647292556" calcext:value-type="float">
            <text:p>0.199031647292556</text:p>
          </table:table-cell>
          <table:table-cell office:value-type="float" office:value="-0.078362475354733" calcext:value-type="float">
            <text:p>-0.078362475354733</text:p>
          </table:table-cell>
        </table:table-row>
        <table:table-row table:style-name="ro1">
          <table:table-cell office:value-type="float" office:value="1.74017159962978E+018" calcext:value-type="float">
            <text:p>1.74017159962978E+018</text:p>
          </table:table-cell>
          <table:table-cell office:value-type="float" office:value="-3.12730579107593" calcext:value-type="float">
            <text:p>-3.12730579107593</text:p>
          </table:table-cell>
          <table:table-cell office:value-type="float" office:value="0.0826394136974031" calcext:value-type="float">
            <text:p>0.0826394136974031</text:p>
          </table:table-cell>
          <table:table-cell office:value-type="float" office:value="-2.59880581291381" calcext:value-type="float">
            <text:p>-2.59880581291381</text:p>
          </table:table-cell>
          <table:table-cell office:value-type="float" office:value="0.185531647291624" calcext:value-type="float">
            <text:p>0.185531647291624</text:p>
          </table:table-cell>
          <table:table-cell office:value-type="float" office:value="-0.194237475183425" calcext:value-type="float">
            <text:p>-0.194237475183425</text:p>
          </table:table-cell>
        </table:table-row>
        <table:table-row table:style-name="ro1">
          <table:table-cell office:value-type="float" office:value="1.74017159964833E+018" calcext:value-type="float">
            <text:p>1.74017159964833E+018</text:p>
          </table:table-cell>
          <table:table-cell office:value-type="float" office:value="-3.12983725169795" calcext:value-type="float">
            <text:p>-3.12983725169795</text:p>
          </table:table-cell>
          <table:table-cell office:value-type="float" office:value="0.0811232623862688" calcext:value-type="float">
            <text:p>0.0811232623862688</text:p>
          </table:table-cell>
          <table:table-cell office:value-type="float" office:value="-2.60563928746711" calcext:value-type="float">
            <text:p>-2.60563928746711</text:p>
          </table:table-cell>
          <table:table-cell office:value-type="float" office:value="0.169331647291761" calcext:value-type="float">
            <text:p>0.169331647291761</text:p>
          </table:table-cell>
          <table:table-cell office:value-type="float" office:value="-0.333287475183341" calcext:value-type="float">
            <text:p>-0.333287475183341</text:p>
          </table:table-cell>
        </table:table-row>
        <table:table-row table:style-name="ro1">
          <table:table-cell office:value-type="float" office:value="1.74017159966304E+018" calcext:value-type="float">
            <text:p>1.74017159966304E+018</text:p>
          </table:table-cell>
          <table:table-cell office:value-type="float" office:value="-3.13176402208337" calcext:value-type="float">
            <text:p>-3.13176402208337</text:p>
          </table:table-cell>
          <table:table-cell office:value-type="float" office:value="0.0799882589739017" calcext:value-type="float">
            <text:p>0.0799882589739017</text:p>
          </table:table-cell>
          <table:table-cell office:value-type="float" office:value="-2.6132457870928" calcext:value-type="float">
            <text:p>-2.6132457870928</text:p>
          </table:table-cell>
          <table:table-cell office:value-type="float" office:value="0.155831647294478" calcext:value-type="float">
            <text:p>0.155831647294478</text:p>
          </table:table-cell>
          <table:table-cell office:value-type="float" office:value="-0.449162475114764" calcext:value-type="float">
            <text:p>-0.449162475114764</text:p>
          </table:table-cell>
        </table:table-row>
        <table:table-row table:style-name="ro1">
          <table:table-cell office:value-type="float" office:value="1.74017159967842E+018" calcext:value-type="float">
            <text:p>1.74017159967842E+018</text:p>
          </table:table-cell>
          <table:table-cell office:value-type="float" office:value="-3.13352497873072" calcext:value-type="float">
            <text:p>-3.13352497873072</text:p>
          </table:table-cell>
          <table:table-cell office:value-type="float" office:value="0.0789708908881006" calcext:value-type="float">
            <text:p>0.0789708908881006</text:p>
          </table:table-cell>
          <table:table-cell office:value-type="float" office:value="-2.62259041171851" calcext:value-type="float">
            <text:p>-2.62259041171851</text:p>
          </table:table-cell>
          <table:table-cell office:value-type="float" office:value="0.142331647297148" calcext:value-type="float">
            <text:p>0.142331647297148</text:p>
          </table:table-cell>
          <table:table-cell office:value-type="float" office:value="-0.565037475046671" calcext:value-type="float">
            <text:p>-0.565037475046671</text:p>
          </table:table-cell>
        </table:table-row>
        <table:table-row table:style-name="ro1">
          <table:table-cell office:value-type="float" office:value="1.74017159969646E+018" calcext:value-type="float">
            <text:p>1.74017159969646E+018</text:p>
          </table:table-cell>
          <table:table-cell office:value-type="float" office:value="-3.13541882371968" calcext:value-type="float">
            <text:p>-3.13541882371968</text:p>
          </table:table-cell>
          <table:table-cell office:value-type="float" office:value="0.0779050832815267" calcext:value-type="float">
            <text:p>0.0779050832815267</text:p>
          </table:table-cell>
          <table:table-cell office:value-type="float" office:value="-2.63609828626942" calcext:value-type="float">
            <text:p>-2.63609828626942</text:p>
          </table:table-cell>
          <table:table-cell office:value-type="float" office:value="0.126131647297209" calcext:value-type="float">
            <text:p>0.126131647297209</text:p>
          </table:table-cell>
          <table:table-cell office:value-type="float" office:value="-0.704087475049232" calcext:value-type="float">
            <text:p>-0.704087475049232</text:p>
          </table:table-cell>
        </table:table-row>
        <table:table-row table:style-name="ro1">
          <table:table-cell office:value-type="float" office:value="1.74017159971182E+018" calcext:value-type="float">
            <text:p>1.74017159971182E+018</text:p>
          </table:table-cell>
          <table:table-cell office:value-type="float" office:value="-3.13681323323031" calcext:value-type="float">
            <text:p>-3.13681323323031</text:p>
          </table:table-cell>
          <table:table-cell office:value-type="float" office:value="0.0771447915842277" calcext:value-type="float">
            <text:p>0.0771447915842277</text:p>
          </table:table-cell>
          <table:table-cell office:value-type="float" office:value="-2.64926678589522" calcext:value-type="float">
            <text:p>-2.64926678589522</text:p>
          </table:table-cell>
          <table:table-cell office:value-type="float" office:value="0.112631647297269" calcext:value-type="float">
            <text:p>0.112631647297269</text:p>
          </table:table-cell>
          <table:table-cell office:value-type="float" office:value="-0.819962475051875" calcext:value-type="float">
            <text:p>-0.819962475051875</text:p>
          </table:table-cell>
        </table:table-row>
        <table:table-row table:style-name="ro1">
          <table:table-cell office:value-type="float" office:value="1.74017159973003E+018" calcext:value-type="float">
            <text:p>1.74017159973003E+018</text:p>
          </table:table-cell>
          <table:table-cell office:value-type="float" office:value="-3.13826377541991" calcext:value-type="float">
            <text:p>-3.13826377541991</text:p>
          </table:table-cell>
          <table:table-cell office:value-type="float" office:value="0.0763827122847804" calcext:value-type="float">
            <text:p>0.0763827122847804</text:p>
          </table:table-cell>
          <table:table-cell office:value-type="float" office:value="-2.66736331044627" calcext:value-type="float">
            <text:p>-2.66736331044627</text:p>
          </table:table-cell>
          <table:table-cell office:value-type="float" office:value="0.0964316472973661" calcext:value-type="float">
            <text:p>0.0964316472973661</text:p>
          </table:table-cell>
          <table:table-cell office:value-type="float" office:value="-0.959012475056532" calcext:value-type="float">
            <text:p>-0.959012475056532</text:p>
          </table:table-cell>
        </table:table-row>
        <table:table-row table:style-name="ro1">
          <table:table-cell office:value-type="float" office:value="1.74017159974523E+018" calcext:value-type="float">
            <text:p>1.74017159974523E+018</text:p>
          </table:table-cell>
          <table:table-cell office:value-type="float" office:value="-3.13928458415545" calcext:value-type="float">
            <text:p>-3.13928458415545</text:p>
          </table:table-cell>
          <table:table-cell office:value-type="float" office:value="0.0758691580309276" calcext:value-type="float">
            <text:p>0.0758691580309276</text:p>
          </table:table-cell>
          <table:table-cell office:value-type="float" office:value="-2.68435568507223" calcext:value-type="float">
            <text:p>-2.68435568507223</text:p>
          </table:table-cell>
          <table:table-cell office:value-type="float" office:value="0.0829316472974632" calcext:value-type="float">
            <text:p>0.0829316472974632</text:p>
          </table:table-cell>
          <table:table-cell office:value-type="float" office:value="-1.07488747506127" calcext:value-type="float">
            <text:p>-1.07488747506127</text:p>
          </table:table-cell>
        </table:table-row>
        <table:table-row table:style-name="ro1">
          <table:table-cell office:value-type="float" office:value="1.74017159976065E+018" calcext:value-type="float">
            <text:p>1.74017159976065E+018</text:p>
          </table:table-cell>
          <table:table-cell office:value-type="float" office:value="-3.14013187480827" calcext:value-type="float">
            <text:p>-3.14013187480827</text:p>
          </table:table-cell>
          <table:table-cell office:value-type="float" office:value="0.0754616100847788" calcext:value-type="float">
            <text:p>0.0754616100847788</text:p>
          </table:table-cell>
          <table:table-cell office:value-type="float" office:value="-2.70308618469828" calcext:value-type="float">
            <text:p>-2.70308618469828</text:p>
          </table:table-cell>
          <table:table-cell office:value-type="float" office:value="0.0694316472975529" calcext:value-type="float">
            <text:p>0.0694316472975529</text:p>
          </table:table-cell>
          <table:table-cell office:value-type="float" office:value="-1.19076247506684" calcext:value-type="float">
            <text:p>-1.19076247506684</text:p>
          </table:table-cell>
        </table:table-row>
        <table:table-row table:style-name="ro1">
          <table:table-cell office:value-type="float" office:value="1.74017159977915E+018" calcext:value-type="float">
            <text:p>1.74017159977915E+018</text:p>
          </table:table-cell>
          <table:table-cell office:value-type="float" office:value="-3.14091551383014" calcext:value-type="float">
            <text:p>-3.14091551383014</text:p>
          </table:table-cell>
          <table:table-cell office:value-type="float" office:value="0.0751050411981515" calcext:value-type="float">
            <text:p>0.0751050411981515</text:p>
          </table:table-cell>
          <table:table-cell office:value-type="float" office:value="-2.72772203439506" calcext:value-type="float">
            <text:p>-2.72772203439506</text:p>
          </table:table-cell>
          <table:table-cell office:value-type="float" office:value="0.0532316472975466" calcext:value-type="float">
            <text:p>0.0532316472975466</text:p>
          </table:table-cell>
          <table:table-cell office:value-type="float" office:value="-1.32530997992097" calcext:value-type="float">
            <text:p>-1.32530997992097</text:p>
          </table:table-cell>
        </table:table-row>
        <table:table-row table:style-name="ro1">
          <table:table-cell office:value-type="float" office:value="1.74017159979417E+018" calcext:value-type="float">
            <text:p>1.74017159979417E+018</text:p>
          </table:table-cell>
          <table:table-cell office:value-type="float" office:value="-3.14137039161428" calcext:value-type="float">
            <text:p>-3.14137039161428</text:p>
          </table:table-cell>
          <table:table-cell office:value-type="float" office:value="0.074910542198582" calcext:value-type="float">
            <text:p>0.074910542198582</text:p>
          </table:table-cell>
          <table:table-cell office:value-type="float" office:value="-2.74872203438704" calcext:value-type="float">
            <text:p>-2.74872203438704</text:p>
          </table:table-cell>
          <table:table-cell office:value-type="float" office:value="0.0397316472966889" calcext:value-type="float">
            <text:p>0.0397316472966889</text:p>
          </table:table-cell>
          <table:table-cell office:value-type="float" office:value="-1.38937249211793" calcext:value-type="float">
            <text:p>-1.38937249211793</text:p>
          </table:table-cell>
        </table:table-row>
        <table:table-row table:style-name="ro1">
          <table:table-cell office:value-type="float" office:value="1.74017159980937E+018" calcext:value-type="float">
            <text:p>1.74017159980937E+018</text:p>
          </table:table-cell>
          <table:table-cell office:value-type="float" office:value="-3.1416413807326" calcext:value-type="float">
            <text:p>-3.1416413807326</text:p>
          </table:table-cell>
          <table:table-cell office:value-type="float" office:value="0.0748011934168941" calcext:value-type="float">
            <text:p>0.0748011934168941</text:p>
          </table:table-cell>
          <table:table-cell office:value-type="float" office:value="-2.76972203437909" calcext:value-type="float">
            <text:p>-2.76972203437909</text:p>
          </table:table-cell>
          <table:table-cell office:value-type="float" office:value="0.0262316472956165" calcext:value-type="float">
            <text:p>0.0262316472956165</text:p>
          </table:table-cell>
          <table:table-cell office:value-type="float" office:value="-1.39999999946743" calcext:value-type="float">
            <text:p>-1.39999999946743</text:p>
          </table:table-cell>
        </table:table-row>
        <table:table-row table:style-name="ro1">
          <table:table-cell office:value-type="float" office:value="1.74017159982758E+018" calcext:value-type="float">
            <text:p>1.74017159982758E+018</text:p>
          </table:table-cell>
          <table:table-cell office:value-type="float" office:value="-3.14172518858139" calcext:value-type="float">
            <text:p>-3.14172518858139</text:p>
          </table:table-cell>
          <table:table-cell office:value-type="float" office:value="0.0747691530070366" calcext:value-type="float">
            <text:p>0.0747691530070366</text:p>
          </table:table-cell>
          <table:table-cell office:value-type="float" office:value="-2.79492203437034" calcext:value-type="float">
            <text:p>-2.79492203437034</text:p>
          </table:table-cell>
          <table:table-cell office:value-type="float" office:value="0.0102434825692438" calcext:value-type="float">
            <text:p>0.0102434825692438</text:p>
          </table:table-cell>
          <table:table-cell office:value-type="float" office:value="-1.39999999949646" calcext:value-type="float">
            <text:p>-1.39999999949646</text:p>
          </table:table-cell>
        </table:table-row>
        <table:table-row table:style-name="ro1">
          <table:table-cell office:value-type="float" office:value="1.74017159984329E+018" calcext:value-type="float">
            <text:p>1.74017159984329E+018</text:p>
          </table:table-cell>
          <table:table-cell office:value-type="float" office:value="-3.14172518858134" calcext:value-type="float">
            <text:p>-3.14172518858134</text:p>
          </table:table-cell>
          <table:table-cell office:value-type="float" office:value="0.0747691530070522" calcext:value-type="float">
            <text:p>0.0747691530070522</text:p>
          </table:table-cell>
          <table:table-cell office:value-type="float" office:value="-2.81592203436315" calcext:value-type="float">
            <text:p>-2.81592203436315</text:p>
          </table:table-cell>
          <table:table-cell office:value-type="float" office:value="0.00185265892005931" calcext:value-type="float">
            <text:p>0.00185265892005931</text:p>
          </table:table-cell>
          <table:table-cell office:value-type="float" office:value="-1.3999999995217" calcext:value-type="float">
            <text:p>-1.3999999995217</text:p>
          </table:table-cell>
        </table:table-row>
        <table:table-row table:style-name="ro1">
          <table:table-cell office:value-type="float" office:value="1.74017159986159E+018" calcext:value-type="float">
            <text:p>1.74017159986159E+018</text:p>
          </table:table-cell>
          <table:table-cell office:value-type="float" office:value="-3.14172518858125" calcext:value-type="float">
            <text:p>-3.14172518858125</text:p>
          </table:table-cell>
          <table:table-cell office:value-type="float" office:value="0.0747691530070818" calcext:value-type="float">
            <text:p>0.0747691530070818</text:p>
          </table:table-cell>
          <table:table-cell office:value-type="float" office:value="-2.8411220343544" calcext:value-type="float">
            <text:p>-2.8411220343544</text:p>
          </table:table-cell>
          <table:table-cell office:value-type="float" office:value="-0.00000000000527191702" calcext:value-type="float">
            <text:p>-5.2719170211335E-12</text:p>
          </table:table-cell>
          <table:table-cell office:value-type="float" office:value="-1.39999999951063" calcext:value-type="float">
            <text:p>-1.39999999951063</text:p>
          </table:table-cell>
        </table:table-row>
        <table:table-row table:style-name="ro1">
          <table:table-cell office:value-type="float" office:value="1.74017159987645E+018" calcext:value-type="float">
            <text:p>1.74017159987645E+018</text:p>
          </table:table-cell>
          <table:table-cell office:value-type="float" office:value="-3.14172518858117" calcext:value-type="float">
            <text:p>-3.14172518858117</text:p>
          </table:table-cell>
          <table:table-cell office:value-type="float" office:value="0.0747691530071057" calcext:value-type="float">
            <text:p>0.0747691530071057</text:p>
          </table:table-cell>
          <table:table-cell office:value-type="float" office:value="-2.86212203434723" calcext:value-type="float">
            <text:p>-2.86212203434723</text:p>
          </table:table-cell>
          <table:table-cell office:value-type="float" office:value="-0.00000000000546435568" calcext:value-type="float">
            <text:p>-5.46435567873519E-12</text:p>
          </table:table-cell>
          <table:table-cell office:value-type="float" office:value="-1.39999999951813" calcext:value-type="float">
            <text:p>-1.39999999951813</text:p>
          </table:table-cell>
        </table:table-row>
        <table:table-row table:style-name="ro1">
          <table:table-cell office:value-type="float" office:value="1.74017159989125E+018" calcext:value-type="float">
            <text:p>1.74017159989125E+018</text:p>
          </table:table-cell>
          <table:table-cell office:value-type="float" office:value="-3.14172518858109" calcext:value-type="float">
            <text:p>-3.14172518858109</text:p>
          </table:table-cell>
          <table:table-cell office:value-type="float" office:value="0.0747691530071284" calcext:value-type="float">
            <text:p>0.0747691530071284</text:p>
          </table:table-cell>
          <table:table-cell office:value-type="float" office:value="-2.88312203434019" calcext:value-type="float">
            <text:p>-2.88312203434019</text:p>
          </table:table-cell>
          <table:table-cell office:value-type="float" office:value="-0.00000000000563458988" calcext:value-type="float">
            <text:p>-5.63458987584437E-12</text:p>
          </table:table-cell>
          <table:table-cell office:value-type="float" office:value="-1.39999999952619" calcext:value-type="float">
            <text:p>-1.39999999952619</text:p>
          </table:table-cell>
        </table:table-row>
        <table:table-row table:style-name="ro1">
          <table:table-cell office:value-type="float" office:value="1.74017159990962E+018" calcext:value-type="float">
            <text:p>1.74017159990962E+018</text:p>
          </table:table-cell>
          <table:table-cell office:value-type="float" office:value="-3.14172518858099" calcext:value-type="float">
            <text:p>-3.14172518858099</text:p>
          </table:table-cell>
          <table:table-cell office:value-type="float" office:value="0.0747691530071543" calcext:value-type="float">
            <text:p>0.0747691530071543</text:p>
          </table:table-cell>
          <table:table-cell office:value-type="float" office:value="-2.90832203433189" calcext:value-type="float">
            <text:p>-2.90832203433189</text:p>
          </table:table-cell>
          <table:table-cell office:value-type="float" office:value="-0.00000000000583443002" calcext:value-type="float">
            <text:p>-5.83443002027689E-12</text:p>
          </table:table-cell>
          <table:table-cell office:value-type="float" office:value="-1.39999999953591" calcext:value-type="float">
            <text:p>-1.39999999953591</text:p>
          </table:table-cell>
        </table:table-row>
        <table:table-row table:style-name="ro1">
          <table:table-cell office:value-type="float" office:value="1.74017159992481E+018" calcext:value-type="float">
            <text:p>1.74017159992481E+018</text:p>
          </table:table-cell>
          <table:table-cell office:value-type="float" office:value="-3.1417251885809" calcext:value-type="float">
            <text:p>-3.1417251885809</text:p>
          </table:table-cell>
          <table:table-cell office:value-type="float" office:value="0.0747691530071744" calcext:value-type="float">
            <text:p>0.0747691530071744</text:p>
          </table:table-cell>
          <table:table-cell office:value-type="float" office:value="-2.92932203432512" calcext:value-type="float">
            <text:p>-2.92932203432512</text:p>
          </table:table-cell>
          <table:table-cell office:value-type="float" office:value="-0.00000000000601946719" calcext:value-type="float">
            <text:p>-6.01946719104775E-12</text:p>
          </table:table-cell>
          <table:table-cell office:value-type="float" office:value="-1.39999999954411" calcext:value-type="float">
            <text:p>-1.39999999954411</text:p>
          </table:table-cell>
        </table:table-row>
        <table:table-row table:style-name="ro1">
          <table:table-cell office:value-type="float" office:value="1.74017159994293E+018" calcext:value-type="float">
            <text:p>1.74017159994293E+018</text:p>
          </table:table-cell>
          <table:table-cell office:value-type="float" office:value="-3.14172518858088" calcext:value-type="float">
            <text:p>-3.14172518858088</text:p>
          </table:table-cell>
          <table:table-cell office:value-type="float" office:value="0.0747691530071783" calcext:value-type="float">
            <text:p>0.0747691530071783</text:p>
          </table:table-cell>
          <table:table-cell office:value-type="float" office:value="-2.95452203431714" calcext:value-type="float">
            <text:p>-2.95452203431714</text:p>
          </table:table-cell>
          <table:table-cell office:value-type="float" office:value="-0.00000000000295525164" calcext:value-type="float">
            <text:p>-2.95525164308243E-12</text:p>
          </table:table-cell>
          <table:table-cell office:value-type="float" office:value="-1.39999999955364" calcext:value-type="float">
            <text:p>-1.39999999955364</text:p>
          </table:table-cell>
        </table:table-row>
        <table:table-row table:style-name="ro1">
          <table:table-cell office:value-type="float" office:value="1.74017159995825E+018" calcext:value-type="float">
            <text:p>1.74017159995825E+018</text:p>
          </table:table-cell>
          <table:table-cell office:value-type="float" office:value="-3.14172518858103" calcext:value-type="float">
            <text:p>-3.14172518858103</text:p>
          </table:table-cell>
          <table:table-cell office:value-type="float" office:value="0.0747691530071522" calcext:value-type="float">
            <text:p>0.0747691530071522</text:p>
          </table:table-cell>
          <table:table-cell office:value-type="float" office:value="-2.97552203431041" calcext:value-type="float">
            <text:p>-2.97552203431041</text:p>
          </table:table-cell>
          <table:table-cell office:value-type="float" office:value="0.00000000000506055859" calcext:value-type="float">
            <text:p>5.0605585947109E-12</text:p>
          </table:table-cell>
          <table:table-cell office:value-type="float" office:value="-1.39999999955447" calcext:value-type="float">
            <text:p>-1.39999999955447</text:p>
          </table:table-cell>
        </table:table-row>
        <table:table-row table:style-name="ro1">
          <table:table-cell office:value-type="float" office:value="1.74017159997339E+018" calcext:value-type="float">
            <text:p>1.74017159997339E+018</text:p>
          </table:table-cell>
          <table:table-cell office:value-type="float" office:value="-3.14172518858117" calcext:value-type="float">
            <text:p>-3.14172518858117</text:p>
          </table:table-cell>
          <table:table-cell office:value-type="float" office:value="0.0747691530071297" calcext:value-type="float">
            <text:p>0.0747691530071297</text:p>
          </table:table-cell>
          <table:table-cell office:value-type="float" office:value="-2.99652203430357" calcext:value-type="float">
            <text:p>-2.99652203430357</text:p>
          </table:table-cell>
          <table:table-cell office:value-type="float" office:value="0.00000000000977530571" calcext:value-type="float">
            <text:p>9.77530570595221E-12</text:p>
          </table:table-cell>
          <table:table-cell office:value-type="float" office:value="-1.39999999954779" calcext:value-type="float">
            <text:p>-1.39999999954779</text:p>
          </table:table-cell>
        </table:table-row>
        <table:table-row table:style-name="ro1">
          <table:table-cell office:value-type="float" office:value="1.7401715999916E+018" calcext:value-type="float">
            <text:p>1.7401715999916E+018</text:p>
          </table:table-cell>
          <table:table-cell office:value-type="float" office:value="-3.14172518858134" calcext:value-type="float">
            <text:p>-3.14172518858134</text:p>
          </table:table-cell>
          <table:table-cell office:value-type="float" office:value="0.0747691530071071" calcext:value-type="float">
            <text:p>0.0747691530071071</text:p>
          </table:table-cell>
          <table:table-cell office:value-type="float" office:value="-3.02172203429519" calcext:value-type="float">
            <text:p>-3.02172203429519</text:p>
          </table:table-cell>
          <table:table-cell office:value-type="float" office:value="0.0000000000095532611" calcext:value-type="float">
            <text:p>9.55326110102719E-12</text:p>
          </table:table-cell>
          <table:table-cell office:value-type="float" office:value="-1.39999999953788" calcext:value-type="float">
            <text:p>-1.39999999953788</text:p>
          </table:table-cell>
        </table:table-row>
        <table:table-row table:style-name="ro1">
          <table:table-cell office:value-type="float" office:value="1.74017160000686E+018" calcext:value-type="float">
            <text:p>1.74017160000686E+018</text:p>
          </table:table-cell>
          <table:table-cell office:value-type="float" office:value="-3.14172518858148" calcext:value-type="float">
            <text:p>-3.14172518858148</text:p>
          </table:table-cell>
          <table:table-cell office:value-type="float" office:value="0.0747691530070919" calcext:value-type="float">
            <text:p>0.0747691530070919</text:p>
          </table:table-cell>
          <table:table-cell office:value-type="float" office:value="-3.04272203428808" calcext:value-type="float">
            <text:p>-3.04272203428808</text:p>
          </table:table-cell>
          <table:table-cell office:value-type="float" office:value="0.00000000000939042839" calcext:value-type="float">
            <text:p>9.39042839074884E-12</text:p>
          </table:table-cell>
          <table:table-cell office:value-type="float" office:value="-1.39999999952962" calcext:value-type="float">
            <text:p>-1.39999999952962</text:p>
          </table:table-cell>
        </table:table-row>
        <table:table-row table:style-name="ro1">
          <table:table-cell office:value-type="float" office:value="1.74017160002217E+018" calcext:value-type="float">
            <text:p>1.74017160002217E+018</text:p>
          </table:table-cell>
          <table:table-cell office:value-type="float" office:value="-3.14172518858162" calcext:value-type="float">
            <text:p>-3.14172518858162</text:p>
          </table:table-cell>
          <table:table-cell office:value-type="float" office:value="0.0747691530070798" calcext:value-type="float">
            <text:p>0.0747691530070798</text:p>
          </table:table-cell>
          <table:table-cell office:value-type="float" office:value="-3.06372203428084" calcext:value-type="float">
            <text:p>-3.06372203428084</text:p>
          </table:table-cell>
          <table:table-cell office:value-type="float" office:value="0.00000000000922759568" calcext:value-type="float">
            <text:p>9.22759568047265E-12</text:p>
          </table:table-cell>
          <table:table-cell office:value-type="float" office:value="-1.39999999952195" calcext:value-type="float">
            <text:p>-1.39999999952195</text:p>
          </table:table-cell>
        </table:table-row>
        <table:table-row table:style-name="ro1">
          <table:table-cell office:value-type="float" office:value="1.74017160004052E+018" calcext:value-type="float">
            <text:p>1.74017160004052E+018</text:p>
          </table:table-cell>
          <table:table-cell office:value-type="float" office:value="-3.14173327641426" calcext:value-type="float">
            <text:p>-3.14173327641426</text:p>
          </table:table-cell>
          <table:table-cell office:value-type="float" office:value="0.0747687093059948" calcext:value-type="float">
            <text:p>0.0747687093059948</text:p>
          </table:table-cell>
          <table:table-cell office:value-type="float" office:value="-3.08885250927285" calcext:value-type="float">
            <text:p>-3.08885250927285</text:p>
          </table:table-cell>
          <table:table-cell office:value-type="float" office:value="0.000270000005447639" calcext:value-type="float">
            <text:p>0.000270000005447639</text:p>
          </table:table-cell>
          <table:table-cell office:value-type="float" office:value="-1.39768249954049" calcext:value-type="float">
            <text:p>-1.39768249954049</text:p>
          </table:table-cell>
        </table:table-row>
        <table:table-row table:style-name="ro1">
          <table:table-cell office:value-type="float" office:value="1.74017160005569E+018" calcext:value-type="float">
            <text:p>1.74017160005569E+018</text:p>
          </table:table-cell>
          <table:table-cell office:value-type="float" office:value="-3.14189513909756" calcext:value-type="float">
            <text:p>-3.14189513909756</text:p>
          </table:table-cell>
          <table:table-cell office:value-type="float" office:value="0.074762095904902" calcext:value-type="float">
            <text:p>0.074762095904902</text:p>
          </table:table-cell>
          <table:table-cell office:value-type="float" office:value="-3.10846200926956" calcext:value-type="float">
            <text:p>-3.10846200926956</text:p>
          </table:table-cell>
          <table:table-cell office:value-type="float" office:value="0.00566999998737285" calcext:value-type="float">
            <text:p>0.00566999998737285</text:p>
          </table:table-cell>
          <table:table-cell office:value-type="float" office:value="-1.35133249967234" calcext:value-type="float">
            <text:p>-1.35133249967234</text:p>
          </table:table-cell>
        </table:table-row>
        <table:table-row table:style-name="ro1">
          <table:table-cell office:value-type="float" office:value="1.74017160007375E+018" calcext:value-type="float">
            <text:p>1.74017160007375E+018</text:p>
          </table:table-cell>
          <table:table-cell office:value-type="float" office:value="-3.14235672676171" calcext:value-type="float">
            <text:p>-3.14235672676171</text:p>
          </table:table-cell>
          <table:table-cell office:value-type="float" office:value="0.0747522983326179" calcext:value-type="float">
            <text:p>0.0747522983326179</text:p>
          </table:table-cell>
          <table:table-cell office:value-type="float" office:value="-3.1296990842721" calcext:value-type="float">
            <text:p>-3.1296990842721</text:p>
          </table:table-cell>
          <table:table-cell office:value-type="float" office:value="0.0202499999475608" calcext:value-type="float">
            <text:p>0.0202499999475608</text:p>
          </table:table-cell>
          <table:table-cell office:value-type="float" office:value="-1.22618749999659" calcext:value-type="float">
            <text:p>-1.22618749999659</text:p>
          </table:table-cell>
        </table:table-row>
        <table:table-row table:style-name="ro1">
          <table:table-cell office:value-type="float" office:value="1.74017160008894E+018" calcext:value-type="float">
            <text:p>1.74017160008894E+018</text:p>
          </table:table-cell>
          <table:table-cell office:value-type="float" office:value="-3.14296421692337" calcext:value-type="float">
            <text:p>-3.14296421692337</text:p>
          </table:table-cell>
          <table:table-cell office:value-type="float" office:value="0.0747502080999036" calcext:value-type="float">
            <text:p>0.0747502080999036</text:p>
          </table:table-cell>
          <table:table-cell office:value-type="float" office:value="3.1377005979046" calcext:value-type="float">
            <text:p>3.1377005979046</text:p>
          </table:table-cell>
          <table:table-cell office:value-type="float" office:value="0.0337499999198117" calcext:value-type="float">
            <text:p>0.0337499999198117</text:p>
          </table:table-cell>
          <table:table-cell office:value-type="float" office:value="-1.11031250017787" calcext:value-type="float">
            <text:p>-1.11031250017787</text:p>
          </table:table-cell>
        </table:table-row>
        <table:table-row table:style-name="ro1">
          <table:table-cell office:value-type="float" office:value="1.74017160010438E+018" calcext:value-type="float">
            <text:p>1.74017160010438E+018</text:p>
          </table:table-cell>
          <table:table-cell office:value-type="float" office:value="-3.14377415826303" calcext:value-type="float">
            <text:p>-3.14377415826303</text:p>
          </table:table-cell>
          <table:table-cell office:value-type="float" office:value="0.0747593898319909" calcext:value-type="float">
            <text:p>0.0747593898319909</text:p>
          </table:table-cell>
          <table:table-cell office:value-type="float" office:value="3.12365309790178" calcext:value-type="float">
            <text:p>3.12365309790178</text:p>
          </table:table-cell>
          <table:table-cell office:value-type="float" office:value="0.0472499999114249" calcext:value-type="float">
            <text:p>0.0472499999114249</text:p>
          </table:table-cell>
          <table:table-cell office:value-type="float" office:value="-0.99443750019029" calcext:value-type="float">
            <text:p>-0.99443750019029</text:p>
          </table:table-cell>
        </table:table-row>
        <table:table-row table:style-name="ro1">
          <table:table-cell office:value-type="float" office:value="1.74017160012255E+018" calcext:value-type="float">
            <text:p>1.74017160012255E+018</text:p>
          </table:table-cell>
          <table:table-cell office:value-type="float" office:value="-3.14501303809299" calcext:value-type="float">
            <text:p>-3.14501303809299</text:p>
          </table:table-cell>
          <table:table-cell office:value-type="float" office:value="0.0747912376508894" calcext:value-type="float">
            <text:p>0.0747912376508894</text:p>
          </table:table-cell>
          <table:table-cell office:value-type="float" office:value="3.10909042289846" calcext:value-type="float">
            <text:p>3.10909042289846</text:p>
          </table:table-cell>
          <table:table-cell office:value-type="float" office:value="0.0634499999109946" calcext:value-type="float">
            <text:p>0.0634499999109946</text:p>
          </table:table-cell>
          <table:table-cell office:value-type="float" office:value="-0.85538750018595" calcext:value-type="float">
            <text:p>-0.85538750018595</text:p>
          </table:table-cell>
        </table:table-row>
        <table:table-row table:style-name="ro1">
          <table:table-cell office:value-type="float" office:value="1.74017160013748E+018" calcext:value-type="float">
            <text:p>1.74017160013748E+018</text:p>
          </table:table-cell>
          <table:table-cell office:value-type="float" office:value="-3.1462676317595" calcext:value-type="float">
            <text:p>-3.1462676317595</text:p>
          </table:table-cell>
          <table:table-cell office:value-type="float" office:value="0.0748387906990072" calcext:value-type="float">
            <text:p>0.0748387906990072</text:p>
          </table:table-cell>
          <table:table-cell office:value-type="float" office:value="3.09886679789573" calcext:value-type="float">
            <text:p>3.09886679789573</text:p>
          </table:table-cell>
          <table:table-cell office:value-type="float" office:value="0.0769499999106903" calcext:value-type="float">
            <text:p>0.0769499999106903</text:p>
          </table:table-cell>
          <table:table-cell office:value-type="float" office:value="-0.739512500183117" calcext:value-type="float">
            <text:p>-0.739512500183117</text:p>
          </table:table-cell>
        </table:table-row>
        <table:table-row table:style-name="ro1">
          <table:table-cell office:value-type="float" office:value="1.74017160015275E+018" calcext:value-type="float">
            <text:p>1.74017160015275E+018</text:p>
          </table:table-cell>
          <table:table-cell office:value-type="float" office:value="-3.14772400347243" calcext:value-type="float">
            <text:p>-3.14772400347243</text:p>
          </table:table-cell>
          <table:table-cell office:value-type="float" office:value="0.0749075853678544" calcext:value-type="float">
            <text:p>0.0749075853678544</text:p>
          </table:table-cell>
          <table:table-cell office:value-type="float" office:value="3.09038129789302" calcext:value-type="float">
            <text:p>3.09038129789302</text:p>
          </table:table-cell>
          <table:table-cell office:value-type="float" office:value="0.0904499999104303" calcext:value-type="float">
            <text:p>0.0904499999104303</text:p>
          </table:table-cell>
          <table:table-cell office:value-type="float" office:value="-0.623637500181047" calcext:value-type="float">
            <text:p>-0.623637500181047</text:p>
          </table:table-cell>
        </table:table-row>
        <table:table-row table:style-name="ro1">
          <table:table-cell office:value-type="float" office:value="1.74017160017097E+018" calcext:value-type="float">
            <text:p>1.74017160017097E+018</text:p>
          </table:table-cell>
          <table:table-cell office:value-type="float" office:value="-3.149718827043" calcext:value-type="float">
            <text:p>-3.149718827043</text:p>
          </table:table-cell>
          <table:table-cell office:value-type="float" office:value="0.0750185664076328" calcext:value-type="float">
            <text:p>0.0750185664076328</text:p>
          </table:table-cell>
          <table:table-cell office:value-type="float" office:value="3.08187377289656" calcext:value-type="float">
            <text:p>3.08187377289656</text:p>
          </table:table-cell>
          <table:table-cell office:value-type="float" office:value="0.106017142778212" calcext:value-type="float">
            <text:p>0.106017142778212</text:p>
          </table:table-cell>
          <table:table-cell office:value-type="float" office:value="-0.50522916662085" calcext:value-type="float">
            <text:p>-0.50522916662085</text:p>
          </table:table-cell>
        </table:table-row>
        <table:table-row table:style-name="ro1">
          <table:table-cell office:value-type="float" office:value="1.74017160018647E+018" calcext:value-type="float">
            <text:p>1.74017160018647E+018</text:p>
          </table:table-cell>
          <table:table-cell office:value-type="float" office:value="-3.15142968472455" calcext:value-type="float">
            <text:p>-3.15142968472455</text:p>
          </table:table-cell>
          <table:table-cell office:value-type="float" office:value="0.0751268692357367" calcext:value-type="float">
            <text:p>0.0751268692357367</text:p>
          </table:table-cell>
          <table:table-cell office:value-type="float" office:value="3.07487377290273" calcext:value-type="float">
            <text:p>3.07487377290273</text:p>
          </table:table-cell>
          <table:table-cell office:value-type="float" office:value="0.11320999995499" calcext:value-type="float">
            <text:p>0.11320999995499</text:p>
          </table:table-cell>
          <table:table-cell office:value-type="float" office:value="-0.467299999658527" calcext:value-type="float">
            <text:p>-0.467299999658527</text:p>
          </table:table-cell>
        </table:table-row>
        <table:table-row table:style-name="ro1">
          <table:table-cell office:value-type="float" office:value="1.74017160020458E+018" calcext:value-type="float">
            <text:p>1.74017160020458E+018</text:p>
          </table:table-cell>
          <table:table-cell office:value-type="float" office:value="-3.15348165052928" calcext:value-type="float">
            <text:p>-3.15348165052928</text:p>
          </table:table-cell>
          <table:table-cell office:value-type="float" office:value="0.0752726368145315" calcext:value-type="float">
            <text:p>0.0752726368145315</text:p>
          </table:table-cell>
          <table:table-cell office:value-type="float" office:value="3.06647377291183" calcext:value-type="float">
            <text:p>3.06647377291183</text:p>
          </table:table-cell>
          <table:table-cell office:value-type="float" office:value="0.114285714272101" calcext:value-type="float">
            <text:p>0.114285714272101</text:p>
          </table:table-cell>
          <table:table-cell office:value-type="float" office:value="-0.466666666189628" calcext:value-type="float">
            <text:p>-0.466666666189628</text:p>
          </table:table-cell>
        </table:table-row>
        <table:table-row table:style-name="ro1">
          <table:table-cell office:value-type="float" office:value="1.74017160022006E+018" calcext:value-type="float">
            <text:p>1.74017160022006E+018</text:p>
          </table:table-cell>
          <table:table-cell office:value-type="float" office:value="-3.15519063754389" calcext:value-type="float">
            <text:p>-3.15519063754389</text:p>
          </table:table-cell>
          <table:table-cell office:value-type="float" office:value="0.0754072729672165" calcext:value-type="float">
            <text:p>0.0754072729672165</text:p>
          </table:table-cell>
          <table:table-cell office:value-type="float" office:value="3.05947377291944" calcext:value-type="float">
            <text:p>3.05947377291944</text:p>
          </table:table-cell>
          <table:table-cell office:value-type="float" office:value="0.114285714275732" calcext:value-type="float">
            <text:p>0.114285714275732</text:p>
          </table:table-cell>
          <table:table-cell office:value-type="float" office:value="-0.466666666160323" calcext:value-type="float">
            <text:p>-0.466666666160323</text:p>
          </table:table-cell>
        </table:table-row>
        <table:table-row table:style-name="ro1">
          <table:table-cell office:value-type="float" office:value="1.74017160023483E+018" calcext:value-type="float">
            <text:p>1.74017160023483E+018</text:p>
          </table:table-cell>
          <table:table-cell office:value-type="float" office:value="-3.15689864024311" calcext:value-type="float">
            <text:p>-3.15689864024311</text:p>
          </table:table-cell>
          <table:table-cell office:value-type="float" office:value="0.0755538686327217" calcext:value-type="float">
            <text:p>0.0755538686327217</text:p>
          </table:table-cell>
          <table:table-cell office:value-type="float" office:value="3.05247377292706" calcext:value-type="float">
            <text:p>3.05247377292706</text:p>
          </table:table-cell>
          <table:table-cell office:value-type="float" office:value="0.114285714275688" calcext:value-type="float">
            <text:p>0.114285714275688</text:p>
          </table:table-cell>
          <table:table-cell office:value-type="float" office:value="-0.466666666159307" calcext:value-type="float">
            <text:p>-0.466666666159307</text:p>
          </table:table-cell>
        </table:table-row>
        <table:table-row table:style-name="ro1">
          <table:table-cell office:value-type="float" office:value="1.7401716002534E+018" calcext:value-type="float">
            <text:p>1.7401716002534E+018</text:p>
          </table:table-cell>
          <table:table-cell office:value-type="float" office:value="-3.15894682635148" calcext:value-type="float">
            <text:p>-3.15894682635148</text:p>
          </table:table-cell>
          <table:table-cell office:value-type="float" office:value="0.0757455598331287" calcext:value-type="float">
            <text:p>0.0757455598331287</text:p>
          </table:table-cell>
          <table:table-cell office:value-type="float" office:value="3.04407377293622" calcext:value-type="float">
            <text:p>3.04407377293622</text:p>
          </table:table-cell>
          <table:table-cell office:value-type="float" office:value="0.114285714275617" calcext:value-type="float">
            <text:p>0.114285714275617</text:p>
          </table:table-cell>
          <table:table-cell office:value-type="float" office:value="-0.466666666157798" calcext:value-type="float">
            <text:p>-0.466666666157798</text:p>
          </table:table-cell>
        </table:table-row>
        <table:table-row table:style-name="ro1">
          <table:table-cell office:value-type="float" office:value="1.74017160026837E+018" calcext:value-type="float">
            <text:p>1.74017160026837E+018</text:p>
          </table:table-cell>
          <table:table-cell office:value-type="float" office:value="-3.16065236903573" calcext:value-type="float">
            <text:p>-3.16065236903573</text:p>
          </table:table-cell>
          <table:table-cell office:value-type="float" office:value="0.0759184403175355" calcext:value-type="float">
            <text:p>0.0759184403175355</text:p>
          </table:table-cell>
          <table:table-cell office:value-type="float" office:value="3.03707377294388" calcext:value-type="float">
            <text:p>3.03707377294388</text:p>
          </table:table-cell>
          <table:table-cell office:value-type="float" office:value="0.114285714275565" calcext:value-type="float">
            <text:p>0.114285714275565</text:p>
          </table:table-cell>
          <table:table-cell office:value-type="float" office:value="-0.466666666156718" calcext:value-type="float">
            <text:p>-0.466666666156718</text:p>
          </table:table-cell>
        </table:table-row>
        <table:table-row table:style-name="ro1">
          <table:table-cell office:value-type="float" office:value="1.74017160028346E+018" calcext:value-type="float">
            <text:p>1.74017160028346E+018</text:p>
          </table:table-cell>
          <table:table-cell office:value-type="float" office:value="-3.16235665978085" calcext:value-type="float">
            <text:p>-3.16235665978085</text:p>
          </table:table-cell>
          <table:table-cell office:value-type="float" office:value="0.0761032552676645" calcext:value-type="float">
            <text:p>0.0761032552676645</text:p>
          </table:table-cell>
          <table:table-cell office:value-type="float" office:value="3.03007377295155" calcext:value-type="float">
            <text:p>3.03007377295155</text:p>
          </table:table-cell>
          <table:table-cell office:value-type="float" office:value="0.114285714275543" calcext:value-type="float">
            <text:p>0.114285714275543</text:p>
          </table:table-cell>
          <table:table-cell office:value-type="float" office:value="-0.466666666155638" calcext:value-type="float">
            <text:p>-0.466666666155638</text:p>
          </table:table-cell>
        </table:table-row>
        <table:table-row table:style-name="ro1">
          <table:table-cell office:value-type="float" office:value="1.74017160030178E+018" calcext:value-type="float">
            <text:p>1.74017160030178E+018</text:p>
          </table:table-cell>
          <table:table-cell office:value-type="float" office:value="-3.16440003853796" calcext:value-type="float">
            <text:p>-3.16440003853796</text:p>
          </table:table-cell>
          <table:table-cell office:value-type="float" office:value="0.0763407739107285" calcext:value-type="float">
            <text:p>0.0763407739107285</text:p>
          </table:table-cell>
          <table:table-cell office:value-type="float" office:value="3.02167377296078" calcext:value-type="float">
            <text:p>3.02167377296078</text:p>
          </table:table-cell>
          <table:table-cell office:value-type="float" office:value="0.114285714275498" calcext:value-type="float">
            <text:p>0.114285714275498</text:p>
          </table:table-cell>
          <table:table-cell office:value-type="float" office:value="-0.466666666154495" calcext:value-type="float">
            <text:p>-0.466666666154495</text:p>
          </table:table-cell>
        </table:table-row>
        <table:table-row table:style-name="ro1">
          <table:table-cell office:value-type="float" office:value="1.74017160031677E+018" calcext:value-type="float">
            <text:p>1.74017160031677E+018</text:p>
          </table:table-cell>
          <table:table-cell office:value-type="float" office:value="-3.16610128115455" calcext:value-type="float">
            <text:p>-3.16610128115455</text:p>
          </table:table-cell>
          <table:table-cell office:value-type="float" office:value="0.0765518119859722" calcext:value-type="float">
            <text:p>0.0765518119859722</text:p>
          </table:table-cell>
          <table:table-cell office:value-type="float" office:value="3.01467377296848" calcext:value-type="float">
            <text:p>3.01467377296848</text:p>
          </table:table-cell>
          <table:table-cell office:value-type="float" office:value="0.114285714275469" calcext:value-type="float">
            <text:p>0.114285714275469</text:p>
          </table:table-cell>
          <table:table-cell office:value-type="float" office:value="-0.466666666153478" calcext:value-type="float">
            <text:p>-0.466666666153478</text:p>
          </table:table-cell>
        </table:table-row>
        <table:table-row table:style-name="ro1">
          <table:table-cell office:value-type="float" office:value="1.74017160033505E+018" calcext:value-type="float">
            <text:p>1.74017160033505E+018</text:p>
          </table:table-cell>
          <table:table-cell office:value-type="float" office:value="-3.16814075997007" calcext:value-type="float">
            <text:p>-3.16814075997007</text:p>
          </table:table-cell>
          <table:table-cell office:value-type="float" office:value="0.0768207692536451" calcext:value-type="float">
            <text:p>0.0768207692536451</text:p>
          </table:table-cell>
          <table:table-cell office:value-type="float" office:value="3.00627377297775" calcext:value-type="float">
            <text:p>3.00627377297775</text:p>
          </table:table-cell>
          <table:table-cell office:value-type="float" office:value="0.114285714275409" calcext:value-type="float">
            <text:p>0.114285714275409</text:p>
          </table:table-cell>
          <table:table-cell office:value-type="float" office:value="-0.466666666152335" calcext:value-type="float">
            <text:p>-0.466666666152335</text:p>
          </table:table-cell>
        </table:table-row>
        <table:table-row table:style-name="ro1">
          <table:table-cell office:value-type="float" office:value="1.74017160035029E+018" calcext:value-type="float">
            <text:p>1.74017160035029E+018</text:p>
          </table:table-cell>
          <table:table-cell office:value-type="float" office:value="-3.1698385509994" calcext:value-type="float">
            <text:p>-3.1698385509994</text:p>
          </table:table-cell>
          <table:table-cell office:value-type="float" office:value="0.0770579804052025" calcext:value-type="float">
            <text:p>0.0770579804052025</text:p>
          </table:table-cell>
          <table:table-cell office:value-type="float" office:value="2.99927377298549" calcext:value-type="float">
            <text:p>2.99927377298549</text:p>
          </table:table-cell>
          <table:table-cell office:value-type="float" office:value="0.11428571427538" calcext:value-type="float">
            <text:p>0.11428571427538</text:p>
          </table:table-cell>
          <table:table-cell office:value-type="float" office:value="-0.466666666151318" calcext:value-type="float">
            <text:p>-0.466666666151318</text:p>
          </table:table-cell>
        </table:table-row>
        <table:table-row table:style-name="ro1">
          <table:table-cell office:value-type="float" office:value="1.74017160036602E+018" calcext:value-type="float">
            <text:p>1.74017160036602E+018</text:p>
          </table:table-cell>
          <table:table-cell office:value-type="float" office:value="-3.17153463996852" calcext:value-type="float">
            <text:p>-3.17153463996852</text:p>
          </table:table-cell>
          <table:table-cell office:value-type="float" office:value="0.0773070701852457" calcext:value-type="float">
            <text:p>0.0773070701852457</text:p>
          </table:table-cell>
          <table:table-cell office:value-type="float" office:value="2.99227377299324" calcext:value-type="float">
            <text:p>2.99227377299324</text:p>
          </table:table-cell>
          <table:table-cell office:value-type="float" office:value="0.11428571427535" calcext:value-type="float">
            <text:p>0.11428571427535</text:p>
          </table:table-cell>
          <table:table-cell office:value-type="float" office:value="-0.466666666150301" calcext:value-type="float">
            <text:p>-0.466666666150301</text:p>
          </table:table-cell>
        </table:table-row>
        <table:table-row table:style-name="ro1">
          <table:table-cell office:value-type="float" office:value="1.74017160038421E+018" calcext:value-type="float">
            <text:p>1.74017160038421E+018</text:p>
          </table:table-cell>
          <table:table-cell office:value-type="float" office:value="-3.173567583002" calcext:value-type="float">
            <text:p>-3.173567583002</text:p>
          </table:table-cell>
          <table:table-cell office:value-type="float" office:value="0.0776216404848257" calcext:value-type="float">
            <text:p>0.0776216404848257</text:p>
          </table:table-cell>
          <table:table-cell office:value-type="float" office:value="2.98387377300256" calcext:value-type="float">
            <text:p>2.98387377300256</text:p>
          </table:table-cell>
          <table:table-cell office:value-type="float" office:value="0.114285714275313" calcext:value-type="float">
            <text:p>0.114285714275313</text:p>
          </table:table-cell>
          <table:table-cell office:value-type="float" office:value="-0.466666666149221" calcext:value-type="float">
            <text:p>-0.466666666149221</text:p>
          </table:table-cell>
        </table:table-row>
        <table:table-row table:style-name="ro1">
          <table:table-cell office:value-type="float" office:value="1.7401716003986E+018" calcext:value-type="float">
            <text:p>1.7401716003986E+018</text:p>
          </table:table-cell>
          <table:table-cell office:value-type="float" office:value="-3.17525963502188" calcext:value-type="float">
            <text:p>-3.17525963502188</text:p>
          </table:table-cell>
          <table:table-cell office:value-type="float" office:value="0.0778968194660667" calcext:value-type="float">
            <text:p>0.0778968194660667</text:p>
          </table:table-cell>
          <table:table-cell office:value-type="float" office:value="2.97687377301033" calcext:value-type="float">
            <text:p>2.97687377301033</text:p>
          </table:table-cell>
          <table:table-cell office:value-type="float" office:value="0.114285714275318" calcext:value-type="float">
            <text:p>0.114285714275318</text:p>
          </table:table-cell>
          <table:table-cell office:value-type="float" office:value="-0.466666666148506" calcext:value-type="float">
            <text:p>-0.466666666148506</text:p>
          </table:table-cell>
        </table:table-row>
        <table:table-row table:style-name="ro1">
          <table:table-cell office:value-type="float" office:value="1.74017160041426E+018" calcext:value-type="float">
            <text:p>1.74017160041426E+018</text:p>
          </table:table-cell>
          <table:table-cell office:value-type="float" office:value="-3.17694971934952" calcext:value-type="float">
            <text:p>-3.17694971934952</text:p>
          </table:table-cell>
          <table:table-cell office:value-type="float" office:value="0.0781838359728474" calcext:value-type="float">
            <text:p>0.0781838359728474</text:p>
          </table:table-cell>
          <table:table-cell office:value-type="float" office:value="2.96987377301813" calcext:value-type="float">
            <text:p>2.96987377301813</text:p>
          </table:table-cell>
          <table:table-cell office:value-type="float" office:value="0.114285714275281" calcext:value-type="float">
            <text:p>0.114285714275281</text:p>
          </table:table-cell>
          <table:table-cell office:value-type="float" office:value="-0.466666666147807" calcext:value-type="float">
            <text:p>-0.466666666147807</text:p>
          </table:table-cell>
        </table:table-row>
        <table:table-row table:style-name="ro1">
          <table:table-cell office:value-type="float" office:value="1.74017160043209E+018" calcext:value-type="float">
            <text:p>1.74017160043209E+018</text:p>
          </table:table-cell>
          <table:table-cell office:value-type="float" office:value="-3.17897510659413" calcext:value-type="float">
            <text:p>-3.17897510659413</text:p>
          </table:table-cell>
          <table:table-cell office:value-type="float" office:value="0.0785438614721405" calcext:value-type="float">
            <text:p>0.0785438614721405</text:p>
          </table:table-cell>
          <table:table-cell office:value-type="float" office:value="2.96147377302749" calcext:value-type="float">
            <text:p>2.96147377302749</text:p>
          </table:table-cell>
          <table:table-cell office:value-type="float" office:value="0.114285714275217" calcext:value-type="float">
            <text:p>0.114285714275217</text:p>
          </table:table-cell>
          <table:table-cell office:value-type="float" office:value="-0.46666666614649" calcext:value-type="float">
            <text:p>-0.46666666614649</text:p>
          </table:table-cell>
        </table:table-row>
        <table:table-row table:style-name="ro1">
          <table:table-cell office:value-type="float" office:value="1.74017160044743E+018" calcext:value-type="float">
            <text:p>1.74017160044743E+018</text:p>
          </table:table-cell>
          <table:table-cell office:value-type="float" office:value="-3.18066057063603" calcext:value-type="float">
            <text:p>-3.18066057063603</text:p>
          </table:table-cell>
          <table:table-cell office:value-type="float" office:value="0.0788568702150326" calcext:value-type="float">
            <text:p>0.0788568702150326</text:p>
          </table:table-cell>
          <table:table-cell office:value-type="float" office:value="2.95447377303531" calcext:value-type="float">
            <text:p>2.95447377303531</text:p>
          </table:table-cell>
          <table:table-cell office:value-type="float" office:value="0.114285714275165" calcext:value-type="float">
            <text:p>0.114285714275165</text:p>
          </table:table-cell>
          <table:table-cell office:value-type="float" office:value="-0.466666666145918" calcext:value-type="float">
            <text:p>-0.466666666145918</text:p>
          </table:table-cell>
        </table:table-row>
        <table:table-row table:style-name="ro1">
          <table:table-cell office:value-type="float" office:value="1.74017160046636E+018" calcext:value-type="float">
            <text:p>1.74017160046636E+018</text:p>
          </table:table-cell>
          <table:table-cell office:value-type="float" office:value="-3.18268017354143" calcext:value-type="float">
            <text:p>-3.18268017354143</text:p>
          </table:table-cell>
          <table:table-cell office:value-type="float" office:value="0.0792480427540176" calcext:value-type="float">
            <text:p>0.0792480427540176</text:p>
          </table:table-cell>
          <table:table-cell office:value-type="float" office:value="2.94607377304471" calcext:value-type="float">
            <text:p>2.94607377304471</text:p>
          </table:table-cell>
          <table:table-cell office:value-type="float" office:value="0.114285714275143" calcext:value-type="float">
            <text:p>0.114285714275143</text:p>
          </table:table-cell>
          <table:table-cell office:value-type="float" office:value="-0.466666666144711" calcext:value-type="float">
            <text:p>-0.466666666144711</text:p>
          </table:table-cell>
        </table:table-row>
        <table:table-row table:style-name="ro1">
          <table:table-cell office:value-type="float" office:value="1.74017160048071E+018" calcext:value-type="float">
            <text:p>1.74017160048071E+018</text:p>
          </table:table-cell>
          <table:table-cell office:value-type="float" office:value="-3.18436061758086" calcext:value-type="float">
            <text:p>-3.18436061758086</text:p>
          </table:table-cell>
          <table:table-cell office:value-type="float" office:value="0.079586969501335" calcext:value-type="float">
            <text:p>0.079586969501335</text:p>
          </table:table-cell>
          <table:table-cell office:value-type="float" office:value="2.93907377305256" calcext:value-type="float">
            <text:p>2.93907377305256</text:p>
          </table:table-cell>
          <table:table-cell office:value-type="float" office:value="0.114285714275121" calcext:value-type="float">
            <text:p>0.114285714275121</text:p>
          </table:table-cell>
          <table:table-cell office:value-type="float" office:value="-0.466666666144012" calcext:value-type="float">
            <text:p>-0.466666666144012</text:p>
          </table:table-cell>
        </table:table-row>
        <table:table-row table:style-name="ro1">
          <table:table-cell office:value-type="float" office:value="1.74017160049632E+018" calcext:value-type="float">
            <text:p>1.74017160049632E+018</text:p>
          </table:table-cell>
          <table:table-cell office:value-type="float" office:value="-3.18603864798171" calcext:value-type="float">
            <text:p>-3.18603864798171</text:p>
          </table:table-cell>
          <table:table-cell office:value-type="float" office:value="0.0799376509571785" calcext:value-type="float">
            <text:p>0.0799376509571785</text:p>
          </table:table-cell>
          <table:table-cell office:value-type="float" office:value="2.93207377306041" calcext:value-type="float">
            <text:p>2.93207377306041</text:p>
          </table:table-cell>
          <table:table-cell office:value-type="float" office:value="0.114285714275069" calcext:value-type="float">
            <text:p>0.114285714275069</text:p>
          </table:table-cell>
          <table:table-cell office:value-type="float" office:value="-0.46666666614344" calcext:value-type="float">
            <text:p>-0.46666666614344</text:p>
          </table:table-cell>
        </table:table-row>
        <table:table-row table:style-name="ro1">
          <table:table-cell office:value-type="float" office:value="1.74017160051454E+018" calcext:value-type="float">
            <text:p>1.74017160051454E+018</text:p>
          </table:table-cell>
          <table:table-cell office:value-type="float" office:value="-3.1880489826982" calcext:value-type="float">
            <text:p>-3.1880489826982</text:p>
          </table:table-cell>
          <table:table-cell office:value-type="float" office:value="0.0803739606848299" calcext:value-type="float">
            <text:p>0.0803739606848299</text:p>
          </table:table-cell>
          <table:table-cell office:value-type="float" office:value="2.92367377306985" calcext:value-type="float">
            <text:p>2.92367377306985</text:p>
          </table:table-cell>
          <table:table-cell office:value-type="float" office:value="0.114285714275047" calcext:value-type="float">
            <text:p>0.114285714275047</text:p>
          </table:table-cell>
          <table:table-cell office:value-type="float" office:value="-0.46666666614236" calcext:value-type="float">
            <text:p>-0.46666666614236</text:p>
          </table:table-cell>
        </table:table-row>
        <table:table-row table:style-name="ro1">
          <table:table-cell office:value-type="float" office:value="1.74017160052976E+018" calcext:value-type="float">
            <text:p>1.74017160052976E+018</text:p>
          </table:table-cell>
          <table:table-cell office:value-type="float" office:value="-3.1897450942675" calcext:value-type="float">
            <text:p>-3.1897450942675</text:p>
          </table:table-cell>
          <table:table-cell office:value-type="float" office:value="0.0807558936989918" calcext:value-type="float">
            <text:p>0.0807558936989918</text:p>
          </table:table-cell>
          <table:table-cell office:value-type="float" office:value="2.91646519808128" calcext:value-type="float">
            <text:p>2.91646519808128</text:p>
          </table:table-cell>
          <table:table-cell office:value-type="float" office:value="0.115095714259895" calcext:value-type="float">
            <text:p>0.115095714259895</text:p>
          </table:table-cell>
          <table:table-cell office:value-type="float" office:value="-0.473619166023397" calcext:value-type="float">
            <text:p>-0.473619166023397</text:p>
          </table:table-cell>
        </table:table-row>
        <table:table-row table:style-name="ro1">
          <table:table-cell office:value-type="float" office:value="1.74017160054569E+018" calcext:value-type="float">
            <text:p>1.74017160054569E+018</text:p>
          </table:table-cell>
          <table:table-cell office:value-type="float" office:value="-3.19161164636051" calcext:value-type="float">
            <text:p>-3.19161164636051</text:p>
          </table:table-cell>
          <table:table-cell office:value-type="float" office:value="0.0811918149659922" calcext:value-type="float">
            <text:p>0.0811918149659922</text:p>
          </table:table-cell>
          <table:table-cell office:value-type="float" office:value="2.90772707309806" calcext:value-type="float">
            <text:p>2.90772707309806</text:p>
          </table:table-cell>
          <table:table-cell office:value-type="float" office:value="0.121845714222106" calcext:value-type="float">
            <text:p>0.121845714222106</text:p>
          </table:table-cell>
          <table:table-cell office:value-type="float" office:value="-0.531556665726594" calcext:value-type="float">
            <text:p>-0.531556665726594</text:p>
          </table:table-cell>
        </table:table-row>
        <table:table-row table:style-name="ro1">
          <table:table-cell office:value-type="float" office:value="1.74017160056309E+018" calcext:value-type="float">
            <text:p>1.74017160056309E+018</text:p>
          </table:table-cell>
          <table:table-cell office:value-type="float" office:value="-3.19410569365583" calcext:value-type="float">
            <text:p>-3.19410569365583</text:p>
          </table:table-cell>
          <table:table-cell office:value-type="float" office:value="0.0818012571648067" calcext:value-type="float">
            <text:p>0.0818012571648067</text:p>
          </table:table-cell>
          <table:table-cell office:value-type="float" office:value="2.89634330779343" calcext:value-type="float">
            <text:p>2.89634330779343</text:p>
          </table:table-cell>
          <table:table-cell office:value-type="float" office:value="0.137235714207259" calcext:value-type="float">
            <text:p>0.137235714207259</text:p>
          </table:table-cell>
          <table:table-cell office:value-type="float" office:value="-0.617110509706514" calcext:value-type="float">
            <text:p>-0.617110509706514</text:p>
          </table:table-cell>
        </table:table-row>
        <table:table-row table:style-name="ro1">
          <table:table-cell office:value-type="float" office:value="1.74017160057856E+018" calcext:value-type="float">
            <text:p>1.74017160057856E+018</text:p>
          </table:table-cell>
          <table:table-cell office:value-type="float" office:value="-3.19639449936002" calcext:value-type="float">
            <text:p>-3.19639449936002</text:p>
          </table:table-cell>
          <table:table-cell office:value-type="float" office:value="0.0823858257347391" calcext:value-type="float">
            <text:p>0.0823858257347391</text:p>
          </table:table-cell>
          <table:table-cell office:value-type="float" office:value="2.88685683670569" calcext:value-type="float">
            <text:p>2.88685683670569</text:p>
          </table:table-cell>
          <table:table-cell office:value-type="float" office:value="0.150735714211551" calcext:value-type="float">
            <text:p>0.150735714211551</text:p>
          </table:table-cell>
          <table:table-cell office:value-type="float" office:value="-0.63243140583501" calcext:value-type="float">
            <text:p>-0.63243140583501</text:p>
          </table:table-cell>
        </table:table-row>
        <table:table-row table:style-name="ro1">
          <table:table-cell office:value-type="float" office:value="1.74017160059683E+018" calcext:value-type="float">
            <text:p>1.74017160059683E+018</text:p>
          </table:table-cell>
          <table:table-cell office:value-type="float" office:value="-3.19939185569812" calcext:value-type="float">
            <text:p>-3.19939185569812</text:p>
          </table:table-cell>
          <table:table-cell office:value-type="float" office:value="0.0831848382604809" calcext:value-type="float">
            <text:p>0.0831848382604809</text:p>
          </table:table-cell>
          <table:table-cell office:value-type="float" office:value="2.87547307139881" calcext:value-type="float">
            <text:p>2.87547307139881</text:p>
          </table:table-cell>
          <table:table-cell office:value-type="float" office:value="0.166935714203368" calcext:value-type="float">
            <text:p>0.166935714203368</text:p>
          </table:table-cell>
          <table:table-cell office:value-type="float" office:value="-0.63243140590549" calcext:value-type="float">
            <text:p>-0.63243140590549</text:p>
          </table:table-cell>
        </table:table-row>
        <table:table-row table:style-name="ro1">
          <table:table-cell office:value-type="float" office:value="1.74017160061206E+018" calcext:value-type="float">
            <text:p>1.74017160061206E+018</text:p>
          </table:table-cell>
          <table:table-cell office:value-type="float" office:value="-3.2020972193951" calcext:value-type="float">
            <text:p>-3.2020972193951</text:p>
          </table:table-cell>
          <table:table-cell office:value-type="float" office:value="0.0839362427973426" calcext:value-type="float">
            <text:p>0.0839362427973426</text:p>
          </table:table-cell>
          <table:table-cell office:value-type="float" office:value="2.86598660030978" calcext:value-type="float">
            <text:p>2.86598660030978</text:p>
          </table:table-cell>
          <table:table-cell office:value-type="float" office:value="0.180435714199607" calcext:value-type="float">
            <text:p>0.180435714199607</text:p>
          </table:table-cell>
          <table:table-cell office:value-type="float" office:value="-0.632431405936811" calcext:value-type="float">
            <text:p>-0.632431405936811</text:p>
          </table:table-cell>
        </table:table-row>
        <table:table-row table:style-name="ro1">
          <table:table-cell office:value-type="float" office:value="1.74017160062738E+018" calcext:value-type="float">
            <text:p>1.74017160062738E+018</text:p>
          </table:table-cell>
          <table:table-cell office:value-type="float" office:value="-3.20498992672821" calcext:value-type="float">
            <text:p>-3.20498992672821</text:p>
          </table:table-cell>
          <table:table-cell office:value-type="float" office:value="0.0847693072751182" calcext:value-type="float">
            <text:p>0.0847693072751182</text:p>
          </table:table-cell>
          <table:table-cell office:value-type="float" office:value="2.85650012922076" calcext:value-type="float">
            <text:p>2.85650012922076</text:p>
          </table:table-cell>
          <table:table-cell office:value-type="float" office:value="0.193935714199528" calcext:value-type="float">
            <text:p>0.193935714199528</text:p>
          </table:table-cell>
          <table:table-cell office:value-type="float" office:value="-0.632431405935264" calcext:value-type="float">
            <text:p>-0.632431405935264</text:p>
          </table:table-cell>
        </table:table-row>
        <table:table-row table:style-name="ro1">
          <table:table-cell office:value-type="float" office:value="1.74017160064545E+018" calcext:value-type="float">
            <text:p>1.74017160064545E+018</text:p>
          </table:table-cell>
          <table:table-cell office:value-type="float" office:value="-3.20870660219956" calcext:value-type="float">
            <text:p>-3.20870660219956</text:p>
          </table:table-cell>
          <table:table-cell office:value-type="float" office:value="0.0858818672310336" calcext:value-type="float">
            <text:p>0.0858818672310336</text:p>
          </table:table-cell>
          <table:table-cell office:value-type="float" office:value="2.84511636391396" calcext:value-type="float">
            <text:p>2.84511636391396</text:p>
          </table:table-cell>
          <table:table-cell office:value-type="float" office:value="0.210135714199497" calcext:value-type="float">
            <text:p>0.210135714199497</text:p>
          </table:table-cell>
          <table:table-cell office:value-type="float" office:value="-0.632431405933612" calcext:value-type="float">
            <text:p>-0.632431405933612</text:p>
          </table:table-cell>
        </table:table-row>
        <table:table-row table:style-name="ro1">
          <table:table-cell office:value-type="float" office:value="1.74017160066076E+018" calcext:value-type="float">
            <text:p>1.74017160066076E+018</text:p>
          </table:table-cell>
          <table:table-cell office:value-type="float" office:value="-3.21199463483281" calcext:value-type="float">
            <text:p>-3.21199463483281</text:p>
          </table:table-cell>
          <table:table-cell office:value-type="float" office:value="0.0869034851910308" calcext:value-type="float">
            <text:p>0.0869034851910308</text:p>
          </table:table-cell>
          <table:table-cell office:value-type="float" office:value="2.83562989282447" calcext:value-type="float">
            <text:p>2.83562989282447</text:p>
          </table:table-cell>
          <table:table-cell office:value-type="float" office:value="0.223212919579057" calcext:value-type="float">
            <text:p>0.223212919579057</text:p>
          </table:table-cell>
          <table:table-cell office:value-type="float" office:value="-0.632431405949304" calcext:value-type="float">
            <text:p>-0.632431405949304</text:p>
          </table:table-cell>
        </table:table-row>
        <table:table-row table:style-name="ro1">
          <table:table-cell office:value-type="float" office:value="1.74017160067567E+018" calcext:value-type="float">
            <text:p>1.74017160067567E+018</text:p>
          </table:table-cell>
          <table:table-cell office:value-type="float" office:value="-3.21531258793263" calcext:value-type="float">
            <text:p>-3.21531258793263</text:p>
          </table:table-cell>
          <table:table-cell office:value-type="float" office:value="0.0879689002361921" calcext:value-type="float">
            <text:p>0.0879689002361921</text:p>
          </table:table-cell>
          <table:table-cell office:value-type="float" office:value="2.82614342173329" calcext:value-type="float">
            <text:p>2.82614342173329</text:p>
          </table:table-cell>
          <table:table-cell office:value-type="float" office:value="0.230930933037436" calcext:value-type="float">
            <text:p>0.230930933037436</text:p>
          </table:table-cell>
          <table:table-cell office:value-type="float" office:value="-0.632431406022239" calcext:value-type="float">
            <text:p>-0.632431406022239</text:p>
          </table:table-cell>
        </table:table-row>
        <table:table-row table:style-name="ro1">
          <table:table-cell office:value-type="float" office:value="1.74017160069388E+018" calcext:value-type="float">
            <text:p>1.74017160069388E+018</text:p>
          </table:table-cell>
          <table:table-cell office:value-type="float" office:value="-3.21928056729335" calcext:value-type="float">
            <text:p>-3.21928056729335</text:p>
          </table:table-cell>
          <table:table-cell office:value-type="float" office:value="0.0892888736297262" calcext:value-type="float">
            <text:p>0.0892888736297262</text:p>
          </table:table-cell>
          <table:table-cell office:value-type="float" office:value="2.81475965642676" calcext:value-type="float">
            <text:p>2.81475965642676</text:p>
          </table:table-cell>
          <table:table-cell office:value-type="float" office:value="0.232321741128953" calcext:value-type="float">
            <text:p>0.232321741128953</text:p>
          </table:table-cell>
          <table:table-cell office:value-type="float" office:value="-0.632431405979355" calcext:value-type="float">
            <text:p>-0.632431405979355</text:p>
          </table:table-cell>
        </table:table-row>
        <table:table-row table:style-name="ro1">
          <table:table-cell office:value-type="float" office:value="1.74017160070925E+018" calcext:value-type="float">
            <text:p>1.74017160070925E+018</text:p>
          </table:table-cell>
          <table:table-cell office:value-type="float" office:value="-3.22257556397492" calcext:value-type="float">
            <text:p>-3.22257556397492</text:p>
          </table:table-cell>
          <table:table-cell office:value-type="float" office:value="0.0904232980924606" calcext:value-type="float">
            <text:p>0.0904232980924606</text:p>
          </table:table-cell>
          <table:table-cell office:value-type="float" office:value="2.80527318533799" calcext:value-type="float">
            <text:p>2.80527318533799</text:p>
          </table:table-cell>
          <table:table-cell office:value-type="float" office:value="0.232321741136747" calcext:value-type="float">
            <text:p>0.232321741136747</text:p>
          </table:table-cell>
          <table:table-cell office:value-type="float" office:value="-0.632431405918174" calcext:value-type="float">
            <text:p>-0.632431405918174</text:p>
          </table:table-cell>
        </table:table-row>
        <table:table-row table:style-name="ro1">
          <table:table-cell office:value-type="float" office:value="1.74017160072749E+018" calcext:value-type="float">
            <text:p>1.74017160072749E+018</text:p>
          </table:table-cell>
          <table:table-cell office:value-type="float" office:value="-3.22651513305007" calcext:value-type="float">
            <text:p>-3.22651513305007</text:p>
          </table:table-cell>
          <table:table-cell office:value-type="float" office:value="0.0918257906838167" calcext:value-type="float">
            <text:p>0.0918257906838167</text:p>
          </table:table-cell>
          <table:table-cell office:value-type="float" office:value="2.79388942003148" calcext:value-type="float">
            <text:p>2.79388942003148</text:p>
          </table:table-cell>
          <table:table-cell office:value-type="float" office:value="0.232321741136754" calcext:value-type="float">
            <text:p>0.232321741136754</text:p>
          </table:table-cell>
          <table:table-cell office:value-type="float" office:value="-0.632431405917348" calcext:value-type="float">
            <text:p>-0.632431405917348</text:p>
          </table:table-cell>
        </table:table-row>
        <table:table-row table:style-name="ro1">
          <table:table-cell office:value-type="float" office:value="1.74017160074321E+018" calcext:value-type="float">
            <text:p>1.74017160074321E+018</text:p>
          </table:table-cell>
          <table:table-cell office:value-type="float" office:value="-3.22978573817414" calcext:value-type="float">
            <text:p>-3.22978573817414</text:p>
          </table:table-cell>
          <table:table-cell office:value-type="float" office:value="0.0930287304643657" calcext:value-type="float">
            <text:p>0.0930287304643657</text:p>
          </table:table-cell>
          <table:table-cell office:value-type="float" office:value="2.78440294894273" calcext:value-type="float">
            <text:p>2.78440294894273</text:p>
          </table:table-cell>
          <table:table-cell office:value-type="float" office:value="0.232321741136725" calcext:value-type="float">
            <text:p>0.232321741136725</text:p>
          </table:table-cell>
          <table:table-cell office:value-type="float" office:value="-0.632431405916966" calcext:value-type="float">
            <text:p>-0.632431405916966</text:p>
          </table:table-cell>
        </table:table-row>
        <table:table-row table:style-name="ro1">
          <table:table-cell office:value-type="float" office:value="1.7401716007582E+018" calcext:value-type="float">
            <text:p>1.7401716007582E+018</text:p>
          </table:table-cell>
          <table:table-cell office:value-type="float" office:value="-3.23304478465102" calcext:value-type="float">
            <text:p>-3.23304478465102</text:p>
          </table:table-cell>
          <table:table-cell office:value-type="float" office:value="0.0942626421527523" calcext:value-type="float">
            <text:p>0.0942626421527523</text:p>
          </table:table-cell>
          <table:table-cell office:value-type="float" office:value="2.77491647785398" calcext:value-type="float">
            <text:p>2.77491647785398</text:p>
          </table:table-cell>
          <table:table-cell office:value-type="float" office:value="0.232321741136702" calcext:value-type="float">
            <text:p>0.232321741136702</text:p>
          </table:table-cell>
          <table:table-cell office:value-type="float" office:value="-0.632431405916776" calcext:value-type="float">
            <text:p>-0.632431405916776</text:p>
          </table:table-cell>
        </table:table-row>
        <table:table-row table:style-name="ro1">
          <table:table-cell office:value-type="float" office:value="1.74017160077625E+018" calcext:value-type="float">
            <text:p>1.74017160077625E+018</text:p>
          </table:table-cell>
          <table:table-cell office:value-type="float" office:value="-3.23693997013201" calcext:value-type="float">
            <text:p>-3.23693997013201</text:p>
          </table:table-cell>
          <table:table-cell office:value-type="float" office:value="0.0957840625533419" calcext:value-type="float">
            <text:p>0.0957840625533419</text:p>
          </table:table-cell>
          <table:table-cell office:value-type="float" office:value="2.76353271254749" calcext:value-type="float">
            <text:p>2.76353271254749</text:p>
          </table:table-cell>
          <table:table-cell office:value-type="float" office:value="0.232321741136643" calcext:value-type="float">
            <text:p>0.232321741136643</text:p>
          </table:table-cell>
          <table:table-cell office:value-type="float" office:value="-0.632431405916267" calcext:value-type="float">
            <text:p>-0.632431405916267</text:p>
          </table:table-cell>
        </table:table-row>
        <table:table-row table:style-name="ro1">
          <table:table-cell office:value-type="float" office:value="1.74017160079154E+018" calcext:value-type="float">
            <text:p>1.74017160079154E+018</text:p>
          </table:table-cell>
          <table:table-cell office:value-type="float" office:value="-3.24017255670927" calcext:value-type="float">
            <text:p>-3.24017255670927</text:p>
          </table:table-cell>
          <table:table-cell office:value-type="float" office:value="0.0970857176588601" calcext:value-type="float">
            <text:p>0.0970857176588601</text:p>
          </table:table-cell>
          <table:table-cell office:value-type="float" office:value="2.75404624145874" calcext:value-type="float">
            <text:p>2.75404624145874</text:p>
          </table:table-cell>
          <table:table-cell office:value-type="float" office:value="0.232321741136698" calcext:value-type="float">
            <text:p>0.232321741136698</text:p>
          </table:table-cell>
          <table:table-cell office:value-type="float" office:value="-0.632431405916417" calcext:value-type="float">
            <text:p>-0.632431405916417</text:p>
          </table:table-cell>
        </table:table-row>
        <table:table-row table:style-name="ro1">
          <table:table-cell office:value-type="float" office:value="1.74017160080678E+018" calcext:value-type="float">
            <text:p>1.74017160080678E+018</text:p>
          </table:table-cell>
          <table:table-cell office:value-type="float" office:value="-3.243392649904" calcext:value-type="float">
            <text:p>-3.243392649904</text:p>
          </table:table-cell>
          <table:table-cell office:value-type="float" office:value="0.098417979573963" calcext:value-type="float">
            <text:p>0.098417979573963</text:p>
          </table:table-cell>
          <table:table-cell office:value-type="float" office:value="2.74455977037" calcext:value-type="float">
            <text:p>2.74455977037</text:p>
          </table:table-cell>
          <table:table-cell office:value-type="float" office:value="0.232321741136683" calcext:value-type="float">
            <text:p>0.232321741136683</text:p>
          </table:table-cell>
          <table:table-cell office:value-type="float" office:value="-0.63243140591629" calcext:value-type="float">
            <text:p>-0.63243140591629</text:p>
          </table:table-cell>
        </table:table-row>
        <table:table-row table:style-name="ro1">
          <table:table-cell office:value-type="float" office:value="1.74017160082493E+018" calcext:value-type="float">
            <text:p>1.74017160082493E+018</text:p>
          </table:table-cell>
          <table:table-cell office:value-type="float" office:value="-3.24723986253742" calcext:value-type="float">
            <text:p>-3.24723986253742</text:p>
          </table:table-cell>
          <table:table-cell office:value-type="float" office:value="0.100056925857382" calcext:value-type="float">
            <text:p>0.100056925857382</text:p>
          </table:table-cell>
          <table:table-cell office:value-type="float" office:value="2.73317600506352" calcext:value-type="float">
            <text:p>2.73317600506352</text:p>
          </table:table-cell>
          <table:table-cell office:value-type="float" office:value="0.232321741136576" calcext:value-type="float">
            <text:p>0.232321741136576</text:p>
          </table:table-cell>
          <table:table-cell office:value-type="float" office:value="-0.632431405915696" calcext:value-type="float">
            <text:p>-0.632431405915696</text:p>
          </table:table-cell>
        </table:table-row>
        <table:table-row table:style-name="ro1">
          <table:table-cell office:value-type="float" office:value="1.74017160084023E+018" calcext:value-type="float">
            <text:p>1.74017160084023E+018</text:p>
          </table:table-cell>
          <table:table-cell office:value-type="float" office:value="-3.25043145187212" calcext:value-type="float">
            <text:p>-3.25043145187212</text:p>
          </table:table-cell>
          <table:table-cell office:value-type="float" office:value="0.101456096866157" calcext:value-type="float">
            <text:p>0.101456096866157</text:p>
          </table:table-cell>
          <table:table-cell office:value-type="float" office:value="2.72368953397479" calcext:value-type="float">
            <text:p>2.72368953397479</text:p>
          </table:table-cell>
          <table:table-cell office:value-type="float" office:value="0.232321741136554" calcext:value-type="float">
            <text:p>0.232321741136554</text:p>
          </table:table-cell>
          <table:table-cell office:value-type="float" office:value="-0.632431405915505" calcext:value-type="float">
            <text:p>-0.632431405915505</text:p>
          </table:table-cell>
        </table:table-row>
        <table:table-row table:style-name="ro1">
          <table:table-cell office:value-type="float" office:value="1.74017160085866E+018" calcext:value-type="float">
            <text:p>1.74017160085866E+018</text:p>
          </table:table-cell>
          <table:table-cell office:value-type="float" office:value="-3.25424362396365" calcext:value-type="float">
            <text:p>-3.25424362396365</text:p>
          </table:table-cell>
          <table:table-cell office:value-type="float" office:value="0.103174972635741" calcext:value-type="float">
            <text:p>0.103174972635741</text:p>
          </table:table-cell>
          <table:table-cell office:value-type="float" office:value="2.7123057686683" calcext:value-type="float">
            <text:p>2.7123057686683</text:p>
          </table:table-cell>
          <table:table-cell office:value-type="float" office:value="0.232321741136517" calcext:value-type="float">
            <text:p>0.232321741136517</text:p>
          </table:table-cell>
          <table:table-cell office:value-type="float" office:value="-0.632431405915823" calcext:value-type="float">
            <text:p>-0.632431405915823</text:p>
          </table:table-cell>
        </table:table-row>
        <table:table-row table:style-name="ro1">
          <table:table-cell office:value-type="float" office:value="1.74017160087364E+018" calcext:value-type="float">
            <text:p>1.74017160087364E+018</text:p>
          </table:table-cell>
          <table:table-cell office:value-type="float" office:value="-3.25740531933853" calcext:value-type="float">
            <text:p>-3.25740531933853</text:p>
          </table:table-cell>
          <table:table-cell office:value-type="float" office:value="0.104640443327916" calcext:value-type="float">
            <text:p>0.104640443327916</text:p>
          </table:table-cell>
          <table:table-cell office:value-type="float" office:value="2.70281929757956" calcext:value-type="float">
            <text:p>2.70281929757956</text:p>
          </table:table-cell>
          <table:table-cell office:value-type="float" office:value="0.232321741136473" calcext:value-type="float">
            <text:p>0.232321741136473</text:p>
          </table:table-cell>
          <table:table-cell office:value-type="float" office:value="-0.632431405916204" calcext:value-type="float">
            <text:p>-0.632431405916204</text:p>
          </table:table-cell>
        </table:table-row>
        <table:table-row table:style-name="ro1">
          <table:table-cell office:value-type="float" office:value="1.74017160088898E+018" calcext:value-type="float">
            <text:p>1.74017160088898E+018</text:p>
          </table:table-cell>
          <table:table-cell office:value-type="float" office:value="-3.2605529705122" calcext:value-type="float">
            <text:p>-3.2605529705122</text:p>
          </table:table-cell>
          <table:table-cell office:value-type="float" office:value="0.106135840961337" calcext:value-type="float">
            <text:p>0.106135840961337</text:p>
          </table:table-cell>
          <table:table-cell office:value-type="float" office:value="2.69333282649081" calcext:value-type="float">
            <text:p>2.69333282649081</text:p>
          </table:table-cell>
          <table:table-cell office:value-type="float" office:value="0.232321741136473" calcext:value-type="float">
            <text:p>0.232321741136473</text:p>
          </table:table-cell>
          <table:table-cell office:value-type="float" office:value="-0.632431405916204" calcext:value-type="float">
            <text:p>-0.632431405916204</text:p>
          </table:table-cell>
        </table:table-row>
        <table:table-row table:style-name="ro1">
          <table:table-cell office:value-type="float" office:value="1.74017160090721E+018" calcext:value-type="float">
            <text:p>1.74017160090721E+018</text:p>
          </table:table-cell>
          <table:table-cell office:value-type="float" office:value="-3.26431121482857" calcext:value-type="float">
            <text:p>-3.26431121482857</text:p>
          </table:table-cell>
          <table:table-cell office:value-type="float" office:value="0.10796963201409" calcext:value-type="float">
            <text:p>0.10796963201409</text:p>
          </table:table-cell>
          <table:table-cell office:value-type="float" office:value="2.68194906118432" calcext:value-type="float">
            <text:p>2.68194906118432</text:p>
          </table:table-cell>
          <table:table-cell office:value-type="float" office:value="0.232321741136473" calcext:value-type="float">
            <text:p>0.232321741136473</text:p>
          </table:table-cell>
          <table:table-cell office:value-type="float" office:value="-0.632431405916204" calcext:value-type="float">
            <text:p>-0.632431405916204</text:p>
          </table:table-cell>
        </table:table-row>
        <table:table-row table:style-name="ro1">
          <table:table-cell office:value-type="float" office:value="1.74017160092248E+018" calcext:value-type="float">
            <text:p>1.74017160092248E+018</text:p>
          </table:table-cell>
          <table:table-cell office:value-type="float" office:value="-3.26742697348446" calcext:value-type="float">
            <text:p>-3.26742697348446</text:p>
          </table:table-cell>
          <table:table-cell office:value-type="float" office:value="0.109530391441871" calcext:value-type="float">
            <text:p>0.109530391441871</text:p>
          </table:table-cell>
          <table:table-cell office:value-type="float" office:value="2.67246259009557" calcext:value-type="float">
            <text:p>2.67246259009557</text:p>
          </table:table-cell>
          <table:table-cell office:value-type="float" office:value="0.232321741136473" calcext:value-type="float">
            <text:p>0.232321741136473</text:p>
          </table:table-cell>
          <table:table-cell office:value-type="float" office:value="-0.632431405916204" calcext:value-type="float">
            <text:p>-0.632431405916204</text:p>
          </table:table-cell>
        </table:table-row>
        <table:table-row table:style-name="ro1">
          <table:table-cell office:value-type="float" office:value="1.74017160093776E+018" calcext:value-type="float">
            <text:p>1.74017160093776E+018</text:p>
          </table:table-cell>
          <table:table-cell office:value-type="float" office:value="-3.27052778606585" calcext:value-type="float">
            <text:p>-3.27052778606585</text:p>
          </table:table-cell>
          <table:table-cell office:value-type="float" office:value="0.111120637752445" calcext:value-type="float">
            <text:p>0.111120637752445</text:p>
          </table:table-cell>
          <table:table-cell office:value-type="float" office:value="2.66297611900683" calcext:value-type="float">
            <text:p>2.66297611900683</text:p>
          </table:table-cell>
          <table:table-cell office:value-type="float" office:value="0.232321741136451" calcext:value-type="float">
            <text:p>0.232321741136451</text:p>
          </table:table-cell>
          <table:table-cell office:value-type="float" office:value="-0.632431405916395" calcext:value-type="float">
            <text:p>-0.632431405916395</text:p>
          </table:table-cell>
        </table:table-row>
        <table:table-row table:style-name="ro1">
          <table:table-cell office:value-type="float" office:value="1.74017160095609E+018" calcext:value-type="float">
            <text:p>1.74017160095609E+018</text:p>
          </table:table-cell>
          <table:table-cell office:value-type="float" office:value="-3.27422863953929" calcext:value-type="float">
            <text:p>-3.27422863953929</text:p>
          </table:table-cell>
          <table:table-cell office:value-type="float" office:value="0.113067654325237" calcext:value-type="float">
            <text:p>0.113067654325237</text:p>
          </table:table-cell>
          <table:table-cell office:value-type="float" office:value="2.65159235370032" calcext:value-type="float">
            <text:p>2.65159235370032</text:p>
          </table:table-cell>
          <table:table-cell office:value-type="float" office:value="0.232321741136399" calcext:value-type="float">
            <text:p>0.232321741136399</text:p>
          </table:table-cell>
          <table:table-cell office:value-type="float" office:value="-0.632431405916839" calcext:value-type="float">
            <text:p>-0.632431405916839</text:p>
          </table:table-cell>
        </table:table-row>
        <table:table-row table:style-name="ro1">
          <table:table-cell office:value-type="float" office:value="1.74017160097185E+018" calcext:value-type="float">
            <text:p>1.74017160097185E+018</text:p>
          </table:table-cell>
          <table:table-cell office:value-type="float" office:value="-3.27729559043258" calcext:value-type="float">
            <text:p>-3.27729559043258</text:p>
          </table:table-cell>
          <table:table-cell office:value-type="float" office:value="0.114722264312924" calcext:value-type="float">
            <text:p>0.114722264312924</text:p>
          </table:table-cell>
          <table:table-cell office:value-type="float" office:value="2.64210588261157" calcext:value-type="float">
            <text:p>2.64210588261157</text:p>
          </table:table-cell>
          <table:table-cell office:value-type="float" office:value="0.232321741136446" calcext:value-type="float">
            <text:p>0.232321741136446</text:p>
          </table:table-cell>
          <table:table-cell office:value-type="float" office:value="-0.632431405917053" calcext:value-type="float">
            <text:p>-0.632431405917053</text:p>
          </table:table-cell>
        </table:table-row>
        <table:table-row table:style-name="ro1">
          <table:table-cell office:value-type="float" office:value="1.74017160098988E+018" calcext:value-type="float">
            <text:p>1.74017160098988E+018</text:p>
          </table:table-cell>
          <table:table-cell office:value-type="float" office:value="-3.28095500620454" calcext:value-type="float">
            <text:p>-3.28095500620454</text:p>
          </table:table-cell>
          <table:table-cell office:value-type="float" office:value="0.116746088953198" calcext:value-type="float">
            <text:p>0.116746088953198</text:p>
          </table:table-cell>
          <table:table-cell office:value-type="float" office:value="2.63072211730505" calcext:value-type="float">
            <text:p>2.63072211730505</text:p>
          </table:table-cell>
          <table:table-cell office:value-type="float" office:value="0.232321741136424" calcext:value-type="float">
            <text:p>0.232321741136424</text:p>
          </table:table-cell>
          <table:table-cell office:value-type="float" office:value="-0.632431405917243" calcext:value-type="float">
            <text:p>-0.632431405917243</text:p>
          </table:table-cell>
        </table:table-row>
        <table:table-row table:style-name="ro1">
          <table:table-cell office:value-type="float" office:value="1.74017160100479E+018" calcext:value-type="float">
            <text:p>1.74017160100479E+018</text:p>
          </table:table-cell>
          <table:table-cell office:value-type="float" office:value="-3.28398675959632" calcext:value-type="float">
            <text:p>-3.28398675959632</text:p>
          </table:table-cell>
          <table:table-cell office:value-type="float" office:value="0.118464341951033" calcext:value-type="float">
            <text:p>0.118464341951033</text:p>
          </table:table-cell>
          <table:table-cell office:value-type="float" office:value="2.62123564621628" calcext:value-type="float">
            <text:p>2.62123564621628</text:p>
          </table:table-cell>
          <table:table-cell office:value-type="float" office:value="0.23232174113634" calcext:value-type="float">
            <text:p>0.23232174113634</text:p>
          </table:table-cell>
          <table:table-cell office:value-type="float" office:value="-0.632431405917602" calcext:value-type="float">
            <text:p>-0.632431405917602</text:p>
          </table:table-cell>
        </table:table-row>
        <table:table-row table:style-name="ro1">
          <table:table-cell office:value-type="float" office:value="1.74017160102011E+018" calcext:value-type="float">
            <text:p>1.74017160102011E+018</text:p>
          </table:table-cell>
          <table:table-cell office:value-type="float" office:value="-3.28700207665773" calcext:value-type="float">
            <text:p>-3.28700207665773</text:p>
          </table:table-cell>
          <table:table-cell office:value-type="float" office:value="0.120211277843487" calcext:value-type="float">
            <text:p>0.120211277843487</text:p>
          </table:table-cell>
          <table:table-cell office:value-type="float" office:value="2.61174917512751" calcext:value-type="float">
            <text:p>2.61174917512751</text:p>
          </table:table-cell>
          <table:table-cell office:value-type="float" office:value="0.232321741136354" calcext:value-type="float">
            <text:p>0.232321741136354</text:p>
          </table:table-cell>
          <table:table-cell office:value-type="float" office:value="-0.63243140591811" calcext:value-type="float">
            <text:p>-0.63243140591811</text:p>
          </table:table-cell>
        </table:table-row>
        <table:table-row table:style-name="ro1">
          <table:table-cell office:value-type="float" office:value="1.74017160103843E+018" calcext:value-type="float">
            <text:p>1.74017160103843E+018</text:p>
          </table:table-cell>
          <table:table-cell office:value-type="float" office:value="-3.29055683902473" calcext:value-type="float">
            <text:p>-3.29055683902473</text:p>
          </table:table-cell>
          <table:table-cell office:value-type="float" office:value="0.122320012618474" calcext:value-type="float">
            <text:p>0.122320012618474</text:p>
          </table:table-cell>
          <table:table-cell office:value-type="float" office:value="2.60078255981785" calcext:value-type="float">
            <text:p>2.60078255981785</text:p>
          </table:table-cell>
          <table:table-cell office:value-type="float" office:value="0.230701741149568" calcext:value-type="float">
            <text:p>0.230701741149568</text:p>
          </table:table-cell>
          <table:table-cell office:value-type="float" office:value="-0.618526406022682" calcext:value-type="float">
            <text:p>-0.618526406022682</text:p>
          </table:table-cell>
        </table:table-row>
        <table:table-row table:style-name="ro1">
          <table:table-cell office:value-type="float" office:value="1.74017160105392E+018" calcext:value-type="float">
            <text:p>1.74017160105392E+018</text:p>
          </table:table-cell>
          <table:table-cell office:value-type="float" office:value="-3.29332965766921" calcext:value-type="float">
            <text:p>-3.29332965766921</text:p>
          </table:table-cell>
          <table:table-cell office:value-type="float" office:value="0.12399955580223" calcext:value-type="float">
            <text:p>0.12399955580223</text:p>
          </table:table-cell>
          <table:table-cell office:value-type="float" office:value="2.59338183871955" calcext:value-type="float">
            <text:p>2.59338183871955</text:p>
          </table:table-cell>
          <table:table-cell office:value-type="float" office:value="0.222601741187715" calcext:value-type="float">
            <text:p>0.222601741187715</text:p>
          </table:table-cell>
          <table:table-cell office:value-type="float" office:value="-0.549001406340205" calcext:value-type="float">
            <text:p>-0.549001406340205</text:p>
          </table:table-cell>
        </table:table-row>
        <table:table-row table:style-name="ro1">
          <table:table-cell office:value-type="float" office:value="1.74017160106976E+018" calcext:value-type="float">
            <text:p>1.74017160106976E+018</text:p>
          </table:table-cell>
          <table:table-cell office:value-type="float" office:value="-3.29591892406449" calcext:value-type="float">
            <text:p>-3.29591892406449</text:p>
          </table:table-cell>
          <table:table-cell office:value-type="float" office:value="0.125591151870124" calcext:value-type="float">
            <text:p>0.125591151870124</text:p>
          </table:table-cell>
          <table:table-cell office:value-type="float" office:value="2.58771924262069" calcext:value-type="float">
            <text:p>2.58771924262069</text:p>
          </table:table-cell>
          <table:table-cell office:value-type="float" office:value="0.209371741214534" calcext:value-type="float">
            <text:p>0.209371741214534</text:p>
          </table:table-cell>
          <table:table-cell office:value-type="float" office:value="-0.435443906572007" calcext:value-type="float">
            <text:p>-0.435443906572007</text:p>
          </table:table-cell>
        </table:table-row>
        <table:table-row table:style-name="ro1">
          <table:table-cell office:value-type="float" office:value="1.74017160108707E+018" calcext:value-type="float">
            <text:p>1.74017160108707E+018</text:p>
          </table:table-cell>
          <table:table-cell office:value-type="float" office:value="-3.29878918371815" calcext:value-type="float">
            <text:p>-3.29878918371815</text:p>
          </table:table-cell>
          <table:table-cell office:value-type="float" office:value="0.127375880301536" calcext:value-type="float">
            <text:p>0.127375880301536</text:p>
          </table:table-cell>
          <table:table-cell office:value-type="float" office:value="2.58321845230201" calcext:value-type="float">
            <text:p>2.58321845230201</text:p>
          </table:table-cell>
          <table:table-cell office:value-type="float" office:value="0.193171741216356" calcext:value-type="float">
            <text:p>0.193171741216356</text:p>
          </table:table-cell>
          <table:table-cell office:value-type="float" office:value="-0.296393906592318" calcext:value-type="float">
            <text:p>-0.296393906592318</text:p>
          </table:table-cell>
        </table:table-row>
        <table:table-row table:style-name="ro1">
          <table:table-cell office:value-type="float" office:value="1.74017160110244E+018" calcext:value-type="float">
            <text:p>1.74017160110244E+018</text:p>
          </table:table-cell>
          <table:table-cell office:value-type="float" office:value="-3.30100061047092" calcext:value-type="float">
            <text:p>-3.30100061047092</text:p>
          </table:table-cell>
          <table:table-cell office:value-type="float" office:value="0.128760561749581" calcext:value-type="float">
            <text:p>0.128760561749581</text:p>
          </table:table-cell>
          <table:table-cell office:value-type="float" office:value="2.58137973120346" calcext:value-type="float">
            <text:p>2.58137973120346</text:p>
          </table:table-cell>
          <table:table-cell office:value-type="float" office:value="0.180183107262775" calcext:value-type="float">
            <text:p>0.180183107262775</text:p>
          </table:table-cell>
          <table:table-cell office:value-type="float" office:value="-0.180518906581607" calcext:value-type="float">
            <text:p>-0.180518906581607</text:p>
          </table:table-cell>
        </table:table-row>
        <table:table-row table:style-name="ro1">
          <table:table-cell office:value-type="float" office:value="1.74017160112093E+018" calcext:value-type="float">
            <text:p>1.74017160112093E+018</text:p>
          </table:table-cell>
          <table:table-cell office:value-type="float" office:value="-3.3036143881073" calcext:value-type="float">
            <text:p>-3.3036143881073</text:p>
          </table:table-cell>
          <table:table-cell office:value-type="float" office:value="0.13040062242848" calcext:value-type="float">
            <text:p>0.13040062242848</text:p>
          </table:table-cell>
          <table:table-cell office:value-type="float" office:value="2.58146759087601" calcext:value-type="float">
            <text:p>2.58146759087601</text:p>
          </table:table-cell>
          <table:table-cell office:value-type="float" office:value="0.17199720538344" calcext:value-type="float">
            <text:p>0.17199720538344</text:p>
          </table:table-cell>
          <table:table-cell office:value-type="float" office:value="-0.0414689068737077" calcext:value-type="float">
            <text:p>-0.0414689068737077</text:p>
          </table:table-cell>
        </table:table-row>
        <table:table-row table:style-name="ro1">
          <table:table-cell office:value-type="float" office:value="1.7401716011365E+018" calcext:value-type="float">
            <text:p>1.7401716011365E+018</text:p>
          </table:table-cell>
          <table:table-cell office:value-type="float" office:value="-3.30579403818093" calcext:value-type="float">
            <text:p>-3.30579403818093</text:p>
          </table:table-cell>
          <table:table-cell office:value-type="float" office:value="0.131764942132369" calcext:value-type="float">
            <text:p>0.131764942132369</text:p>
          </table:table-cell>
          <table:table-cell office:value-type="float" office:value="2.58345274476257" calcext:value-type="float">
            <text:p>2.58345274476257</text:p>
          </table:table-cell>
          <table:table-cell office:value-type="float" office:value="0.17142857141666" calcext:value-type="float">
            <text:p>0.17142857141666</text:p>
          </table:table-cell>
          <table:table-cell office:value-type="float" office:value="0.0744060926276667" calcext:value-type="float">
            <text:p>0.0744060926276667</text:p>
          </table:table-cell>
        </table:table-row>
        <table:table-row table:style-name="ro1">
          <table:table-cell office:value-type="float" office:value="1.7401716011514E+018" calcext:value-type="float">
            <text:p>1.7401716011514E+018</text:p>
          </table:table-cell>
          <table:table-cell office:value-type="float" office:value="-3.30797757253188" calcext:value-type="float">
            <text:p>-3.30797757253188</text:p>
          </table:table-cell>
          <table:table-cell office:value-type="float" office:value="0.133123034533098" calcext:value-type="float">
            <text:p>0.133123034533098</text:p>
          </table:table-cell>
          <table:table-cell office:value-type="float" office:value="2.58717602364911" calcext:value-type="float">
            <text:p>2.58717602364911</text:p>
          </table:table-cell>
          <table:table-cell office:value-type="float" office:value="0.171428571416964" calcext:value-type="float">
            <text:p>0.171428571416964</text:p>
          </table:table-cell>
          <table:table-cell office:value-type="float" office:value="0.190281092436536" calcext:value-type="float">
            <text:p>0.190281092436536</text:p>
          </table:table-cell>
        </table:table-row>
        <table:table-row table:style-name="ro1">
          <table:table-cell office:value-type="float" office:value="1.74017160116895E+018" calcext:value-type="float">
            <text:p>1.74017160116895E+018</text:p>
          </table:table-cell>
          <table:table-cell office:value-type="float" office:value="-3.31060621541312" calcext:value-type="float">
            <text:p>-3.31060621541312</text:p>
          </table:table-cell>
          <table:table-cell office:value-type="float" office:value="0.134739151140292" calcext:value-type="float">
            <text:p>0.134739151140292</text:p>
          </table:table-cell>
          <table:table-cell office:value-type="float" office:value="2.59393828331294" calcext:value-type="float">
            <text:p>2.59393828331294</text:p>
          </table:table-cell>
          <table:table-cell office:value-type="float" office:value="0.171428571417071" calcext:value-type="float">
            <text:p>0.171428571417071</text:p>
          </table:table-cell>
          <table:table-cell office:value-type="float" office:value="0.329331092435562" calcext:value-type="float">
            <text:p>0.329331092435562</text:p>
          </table:table-cell>
        </table:table-row>
        <table:table-row table:style-name="ro1">
          <table:table-cell office:value-type="float" office:value="1.74017160118425E+018" calcext:value-type="float">
            <text:p>1.74017160118425E+018</text:p>
          </table:table-cell>
          <table:table-cell office:value-type="float" office:value="-3.31280620070294" calcext:value-type="float">
            <text:p>-3.31280620070294</text:p>
          </table:table-cell>
          <table:table-cell office:value-type="float" office:value="0.136070422239716" calcext:value-type="float">
            <text:p>0.136070422239716</text:p>
          </table:table-cell>
          <table:table-cell office:value-type="float" office:value="2.60090866408328" calcext:value-type="float">
            <text:p>2.60090866408328</text:p>
          </table:table-cell>
          <table:table-cell office:value-type="float" office:value="0.171428571417086" calcext:value-type="float">
            <text:p>0.171428571417086</text:p>
          </table:table-cell>
          <table:table-cell office:value-type="float" office:value="0.425980321895492" calcext:value-type="float">
            <text:p>0.425980321895492</text:p>
          </table:table-cell>
        </table:table-row>
        <table:table-row table:style-name="ro1">
          <table:table-cell office:value-type="float" office:value="1.74017160119946E+018" calcext:value-type="float">
            <text:p>1.74017160119946E+018</text:p>
          </table:table-cell>
          <table:table-cell office:value-type="float" office:value="-3.31501544699772" calcext:value-type="float">
            <text:p>-3.31501544699772</text:p>
          </table:table-cell>
          <table:table-cell office:value-type="float" office:value="0.137386267483701" calcext:value-type="float">
            <text:p>0.137386267483701</text:p>
          </table:table-cell>
          <table:table-cell office:value-type="float" office:value="2.60790866407552" calcext:value-type="float">
            <text:p>2.60790866407552</text:p>
          </table:table-cell>
          <table:table-cell office:value-type="float" office:value="0.171428571417038" calcext:value-type="float">
            <text:p>0.171428571417038</text:p>
          </table:table-cell>
          <table:table-cell office:value-type="float" office:value="0.465679358752687" calcext:value-type="float">
            <text:p>0.465679358752687</text:p>
          </table:table-cell>
        </table:table-row>
        <table:table-row table:style-name="ro1">
          <table:table-cell office:value-type="float" office:value="1.7401716012183E+018" calcext:value-type="float">
            <text:p>1.7401716012183E+018</text:p>
          </table:table-cell>
          <table:table-cell office:value-type="float" office:value="-3.31767861985759" calcext:value-type="float">
            <text:p>-3.31767861985759</text:p>
          </table:table-cell>
          <table:table-cell office:value-type="float" office:value="0.13894482033271" calcext:value-type="float">
            <text:p>0.13894482033271</text:p>
          </table:table-cell>
          <table:table-cell office:value-type="float" office:value="2.61630866406624" calcext:value-type="float">
            <text:p>2.61630866406624</text:p>
          </table:table-cell>
          <table:table-cell office:value-type="float" office:value="0.171428571417045" calcext:value-type="float">
            <text:p>0.171428571417045</text:p>
          </table:table-cell>
          <table:table-cell office:value-type="float" office:value="0.466666666150501" calcext:value-type="float">
            <text:p>0.466666666150501</text:p>
          </table:table-cell>
        </table:table-row>
        <table:table-row table:style-name="ro1">
          <table:table-cell office:value-type="float" office:value="1.74017160123283E+018" calcext:value-type="float">
            <text:p>1.74017160123283E+018</text:p>
          </table:table-cell>
          <table:table-cell office:value-type="float" office:value="-3.3199078674009" calcext:value-type="float">
            <text:p>-3.3199078674009</text:p>
          </table:table-cell>
          <table:table-cell office:value-type="float" office:value="0.140226488498724" calcext:value-type="float">
            <text:p>0.140226488498724</text:p>
          </table:table-cell>
          <table:table-cell office:value-type="float" office:value="2.62330866405852" calcext:value-type="float">
            <text:p>2.62330866405852</text:p>
          </table:table-cell>
          <table:table-cell office:value-type="float" office:value="0.171428571417023" calcext:value-type="float">
            <text:p>0.171428571417023</text:p>
          </table:table-cell>
          <table:table-cell office:value-type="float" office:value="0.466666666151455" calcext:value-type="float">
            <text:p>0.466666666151455</text:p>
          </table:table-cell>
        </table:table-row>
        <table:table-row table:style-name="ro1">
          <table:table-cell office:value-type="float" office:value="1.74017160125104E+018" calcext:value-type="float">
            <text:p>1.74017160125104E+018</text:p>
          </table:table-cell>
          <table:table-cell office:value-type="float" office:value="-3.32259472523313" calcext:value-type="float">
            <text:p>-3.32259472523313</text:p>
          </table:table-cell>
          <table:table-cell office:value-type="float" office:value="0.141743845297274" calcext:value-type="float">
            <text:p>0.141743845297274</text:p>
          </table:table-cell>
          <table:table-cell office:value-type="float" office:value="2.63170866404928" calcext:value-type="float">
            <text:p>2.63170866404928</text:p>
          </table:table-cell>
          <table:table-cell office:value-type="float" office:value="0.171428571417023" calcext:value-type="float">
            <text:p>0.171428571417023</text:p>
          </table:table-cell>
          <table:table-cell office:value-type="float" office:value="0.466666666152598" calcext:value-type="float">
            <text:p>0.466666666152598</text:p>
          </table:table-cell>
        </table:table-row>
        <table:table-row table:style-name="ro1">
          <table:table-cell office:value-type="float" office:value="1.74017160126629E+018" calcext:value-type="float">
            <text:p>1.74017160126629E+018</text:p>
          </table:table-cell>
          <table:table-cell office:value-type="float" office:value="-3.32484344534707" calcext:value-type="float">
            <text:p>-3.32484344534707</text:p>
          </table:table-cell>
          <table:table-cell office:value-type="float" office:value="0.142991032430903" calcext:value-type="float">
            <text:p>0.142991032430903</text:p>
          </table:table-cell>
          <table:table-cell office:value-type="float" office:value="2.63870866404159" calcext:value-type="float">
            <text:p>2.63870866404159</text:p>
          </table:table-cell>
          <table:table-cell office:value-type="float" office:value="0.171428571417052" calcext:value-type="float">
            <text:p>0.171428571417052</text:p>
          </table:table-cell>
          <table:table-cell office:value-type="float" office:value="0.466666666153615" calcext:value-type="float">
            <text:p>0.466666666153615</text:p>
          </table:table-cell>
        </table:table-row>
        <table:table-row table:style-name="ro1">
          <table:table-cell office:value-type="float" office:value="1.74017160128166E+018" calcext:value-type="float">
            <text:p>1.74017160128166E+018</text:p>
          </table:table-cell>
          <table:table-cell office:value-type="float" office:value="-3.32710084060621" calcext:value-type="float">
            <text:p>-3.32710084060621</text:p>
          </table:table-cell>
          <table:table-cell office:value-type="float" office:value="0.144222448096342" calcext:value-type="float">
            <text:p>0.144222448096342</text:p>
          </table:table-cell>
          <table:table-cell office:value-type="float" office:value="2.64570866403392" calcext:value-type="float">
            <text:p>2.64570866403392</text:p>
          </table:table-cell>
          <table:table-cell office:value-type="float" office:value="0.171428571417075" calcext:value-type="float">
            <text:p>0.171428571417075</text:p>
          </table:table-cell>
          <table:table-cell office:value-type="float" office:value="0.466666666154822" calcext:value-type="float">
            <text:p>0.466666666154822</text:p>
          </table:table-cell>
        </table:table-row>
        <table:table-row table:style-name="ro1">
          <table:table-cell office:value-type="float" office:value="1.74017160130019E+018" calcext:value-type="float">
            <text:p>1.74017160130019E+018</text:p>
          </table:table-cell>
          <table:table-cell office:value-type="float" office:value="-3.32982101033769" calcext:value-type="float">
            <text:p>-3.32982101033769</text:p>
          </table:table-cell>
          <table:table-cell office:value-type="float" office:value="0.145679243653957" calcext:value-type="float">
            <text:p>0.145679243653957</text:p>
          </table:table-cell>
          <table:table-cell office:value-type="float" office:value="2.65410866402474" calcext:value-type="float">
            <text:p>2.65410866402474</text:p>
          </table:table-cell>
          <table:table-cell office:value-type="float" office:value="0.171428571417082" calcext:value-type="float">
            <text:p>0.171428571417082</text:p>
          </table:table-cell>
          <table:table-cell office:value-type="float" office:value="0.466666666156283" calcext:value-type="float">
            <text:p>0.466666666156283</text:p>
          </table:table-cell>
        </table:table-row>
        <table:table-row table:style-name="ro1">
          <table:table-cell office:value-type="float" office:value="1.7401716013154E+018" calcext:value-type="float">
            <text:p>1.7401716013154E+018</text:p>
          </table:table-cell>
          <table:table-cell office:value-type="float" office:value="-3.33209710097186" calcext:value-type="float">
            <text:p>-3.33209710097186</text:p>
          </table:table-cell>
          <table:table-cell office:value-type="float" office:value="0.146875750788145" calcext:value-type="float">
            <text:p>0.146875750788145</text:p>
          </table:table-cell>
          <table:table-cell office:value-type="float" office:value="2.66110866401711" calcext:value-type="float">
            <text:p>2.66110866401711</text:p>
          </table:table-cell>
          <table:table-cell office:value-type="float" office:value="0.171428571417089" calcext:value-type="float">
            <text:p>0.171428571417089</text:p>
          </table:table-cell>
          <table:table-cell office:value-type="float" office:value="0.466666666157236" calcext:value-type="float">
            <text:p>0.466666666157236</text:p>
          </table:table-cell>
        </table:table-row>
        <table:table-row table:style-name="ro1">
          <table:table-cell office:value-type="float" office:value="1.7401716013304E+018" calcext:value-type="float">
            <text:p>1.7401716013304E+018</text:p>
          </table:table-cell>
          <table:table-cell office:value-type="float" office:value="-3.33438151132357" calcext:value-type="float">
            <text:p>-3.33438151132357</text:p>
          </table:table-cell>
          <table:table-cell office:value-type="float" office:value="0.148056296103722" calcext:value-type="float">
            <text:p>0.148056296103722</text:p>
          </table:table-cell>
          <table:table-cell office:value-type="float" office:value="2.66810866400949" calcext:value-type="float">
            <text:p>2.66810866400949</text:p>
          </table:table-cell>
          <table:table-cell office:value-type="float" office:value="0.171428571417097" calcext:value-type="float">
            <text:p>0.171428571417097</text:p>
          </table:table-cell>
          <table:table-cell office:value-type="float" office:value="0.466666666158189" calcext:value-type="float">
            <text:p>0.466666666158189</text:p>
          </table:table-cell>
        </table:table-row>
        <table:table-row table:style-name="ro1">
          <table:table-cell office:value-type="float" office:value="1.74017160134844E+018" calcext:value-type="float">
            <text:p>1.74017160134844E+018</text:p>
          </table:table-cell>
          <table:table-cell office:value-type="float" office:value="-3.33713362813899" calcext:value-type="float">
            <text:p>-3.33713362813899</text:p>
          </table:table-cell>
          <table:table-cell office:value-type="float" office:value="0.149451799489227" calcext:value-type="float">
            <text:p>0.149451799489227</text:p>
          </table:table-cell>
          <table:table-cell office:value-type="float" office:value="2.67650866400037" calcext:value-type="float">
            <text:p>2.67650866400037</text:p>
          </table:table-cell>
          <table:table-cell office:value-type="float" office:value="0.171428571417104" calcext:value-type="float">
            <text:p>0.171428571417104</text:p>
          </table:table-cell>
          <table:table-cell office:value-type="float" office:value="0.46666666615965" calcext:value-type="float">
            <text:p>0.46666666615965</text:p>
          </table:table-cell>
        </table:table-row>
        <table:table-row table:style-name="ro1">
          <table:table-cell office:value-type="float" office:value="1.74017160136374E+018" calcext:value-type="float">
            <text:p>1.74017160136374E+018</text:p>
          </table:table-cell>
          <table:table-cell office:value-type="float" office:value="-3.33943594728991" calcext:value-type="float">
            <text:p>-3.33943594728991</text:p>
          </table:table-cell>
          <table:table-cell office:value-type="float" office:value="0.150597026289658" calcext:value-type="float">
            <text:p>0.150597026289658</text:p>
          </table:table-cell>
          <table:table-cell office:value-type="float" office:value="2.68350866399279" calcext:value-type="float">
            <text:p>2.68350866399279</text:p>
          </table:table-cell>
          <table:table-cell office:value-type="float" office:value="0.171428571417152" calcext:value-type="float">
            <text:p>0.171428571417152</text:p>
          </table:table-cell>
          <table:table-cell office:value-type="float" office:value="0.466666666160968" calcext:value-type="float">
            <text:p>0.466666666160968</text:p>
          </table:table-cell>
        </table:table-row>
        <table:table-row table:style-name="ro1">
          <table:table-cell office:value-type="float" office:value="1.74017160138227E+018" calcext:value-type="float">
            <text:p>1.74017160138227E+018</text:p>
          </table:table-cell>
          <table:table-cell office:value-type="float" office:value="-3.34220922766845" calcext:value-type="float">
            <text:p>-3.34220922766845</text:p>
          </table:table-cell>
          <table:table-cell office:value-type="float" office:value="0.151949983275955" calcext:value-type="float">
            <text:p>0.151949983275955</text:p>
          </table:table-cell>
          <table:table-cell office:value-type="float" office:value="2.69190866398372" calcext:value-type="float">
            <text:p>2.69190866398372</text:p>
          </table:table-cell>
          <table:table-cell office:value-type="float" office:value="0.171428571417119" calcext:value-type="float">
            <text:p>0.171428571417119</text:p>
          </table:table-cell>
          <table:table-cell office:value-type="float" office:value="0.466666666162319" calcext:value-type="float">
            <text:p>0.466666666162319</text:p>
          </table:table-cell>
        </table:table-row>
        <table:table-row table:style-name="ro1">
          <table:table-cell office:value-type="float" office:value="1.74017160139741E+018" calcext:value-type="float">
            <text:p>1.74017160139741E+018</text:p>
          </table:table-cell>
          <table:table-cell office:value-type="float" office:value="-3.34452890961136" calcext:value-type="float">
            <text:p>-3.34452890961136</text:p>
          </table:table-cell>
          <table:table-cell office:value-type="float" office:value="0.15305961996462" calcext:value-type="float">
            <text:p>0.15305961996462</text:p>
          </table:table-cell>
          <table:table-cell office:value-type="float" office:value="2.69890866397619" calcext:value-type="float">
            <text:p>2.69890866397619</text:p>
          </table:table-cell>
          <table:table-cell office:value-type="float" office:value="0.171428571417149" calcext:value-type="float">
            <text:p>0.171428571417149</text:p>
          </table:table-cell>
          <table:table-cell office:value-type="float" office:value="0.466666666163589" calcext:value-type="float">
            <text:p>0.466666666163589</text:p>
          </table:table-cell>
        </table:table-row>
        <table:table-row table:style-name="ro1">
          <table:table-cell office:value-type="float" office:value="1.74017160141249E+018" calcext:value-type="float">
            <text:p>1.74017160141249E+018</text:p>
          </table:table-cell>
          <table:table-cell office:value-type="float" office:value="-3.34685630211568" calcext:value-type="float">
            <text:p>-3.34685630211568</text:p>
          </table:table-cell>
          <table:table-cell office:value-type="float" office:value="0.154152991826322" calcext:value-type="float">
            <text:p>0.154152991826322</text:p>
          </table:table-cell>
          <table:table-cell office:value-type="float" office:value="2.70590866396867" calcext:value-type="float">
            <text:p>2.70590866396867</text:p>
          </table:table-cell>
          <table:table-cell office:value-type="float" office:value="0.171428571417156" calcext:value-type="float">
            <text:p>0.171428571417156</text:p>
          </table:table-cell>
          <table:table-cell office:value-type="float" office:value="0.466666666164796" calcext:value-type="float">
            <text:p>0.466666666164796</text:p>
          </table:table-cell>
        </table:table-row>
        <table:table-row table:style-name="ro1">
          <table:table-cell office:value-type="float" office:value="1.74017160143053E+018" calcext:value-type="float">
            <text:p>1.74017160143053E+018</text:p>
          </table:table-cell>
          <table:table-cell office:value-type="float" office:value="-3.34965919046484" calcext:value-type="float">
            <text:p>-3.34965919046484</text:p>
          </table:table-cell>
          <table:table-cell office:value-type="float" office:value="0.155443493111433" calcext:value-type="float">
            <text:p>0.155443493111433</text:p>
          </table:table-cell>
          <table:table-cell office:value-type="float" office:value="2.71430866395967" calcext:value-type="float">
            <text:p>2.71430866395967</text:p>
          </table:table-cell>
          <table:table-cell office:value-type="float" office:value="0.171428571417186" calcext:value-type="float">
            <text:p>0.171428571417186</text:p>
          </table:table-cell>
          <table:table-cell office:value-type="float" office:value="0.466666666166321" calcext:value-type="float">
            <text:p>0.466666666166321</text:p>
          </table:table-cell>
        </table:table-row>
        <table:table-row table:style-name="ro1">
          <table:table-cell office:value-type="float" office:value="1.74017160144554E+018" calcext:value-type="float">
            <text:p>1.74017160144554E+018</text:p>
          </table:table-cell>
          <table:table-cell office:value-type="float" office:value="-3.35200314425353" calcext:value-type="float">
            <text:p>-3.35200314425353</text:p>
          </table:table-cell>
          <table:table-cell office:value-type="float" office:value="0.156500894895827" calcext:value-type="float">
            <text:p>0.156500894895827</text:p>
          </table:table-cell>
          <table:table-cell office:value-type="float" office:value="2.72130866395219" calcext:value-type="float">
            <text:p>2.72130866395219</text:p>
          </table:table-cell>
          <table:table-cell office:value-type="float" office:value="0.171428571417193" calcext:value-type="float">
            <text:p>0.171428571417193</text:p>
          </table:table-cell>
          <table:table-cell office:value-type="float" office:value="0.466666666167528" calcext:value-type="float">
            <text:p>0.466666666167528</text:p>
          </table:table-cell>
        </table:table-row>
        <table:table-row table:style-name="ro1">
          <table:table-cell office:value-type="float" office:value="1.74017160146385E+018" calcext:value-type="float">
            <text:p>1.74017160146385E+018</text:p>
          </table:table-cell>
          <table:table-cell office:value-type="float" office:value="-3.35482557317699" calcext:value-type="float">
            <text:p>-3.35482557317699</text:p>
          </table:table-cell>
          <table:table-cell office:value-type="float" office:value="0.157748080381917" calcext:value-type="float">
            <text:p>0.157748080381917</text:p>
          </table:table-cell>
          <table:table-cell office:value-type="float" office:value="2.72970866394324" calcext:value-type="float">
            <text:p>2.72970866394324</text:p>
          </table:table-cell>
          <table:table-cell office:value-type="float" office:value="0.171428571417215" calcext:value-type="float">
            <text:p>0.171428571417215</text:p>
          </table:table-cell>
          <table:table-cell office:value-type="float" office:value="0.466666666169117" calcext:value-type="float">
            <text:p>0.466666666169117</text:p>
          </table:table-cell>
        </table:table-row>
        <table:table-row table:style-name="ro1">
          <table:table-cell office:value-type="float" office:value="1.74017160147926E+018" calcext:value-type="float">
            <text:p>1.74017160147926E+018</text:p>
          </table:table-cell>
          <table:table-cell office:value-type="float" office:value="-3.35718553236895" calcext:value-type="float">
            <text:p>-3.35718553236895</text:p>
          </table:table-cell>
          <table:table-cell office:value-type="float" office:value="0.158769261320551" calcext:value-type="float">
            <text:p>0.158769261320551</text:p>
          </table:table-cell>
          <table:table-cell office:value-type="float" office:value="2.73670866393581" calcext:value-type="float">
            <text:p>2.73670866393581</text:p>
          </table:table-cell>
          <table:table-cell office:value-type="float" office:value="0.171428571417215" calcext:value-type="float">
            <text:p>0.171428571417215</text:p>
          </table:table-cell>
          <table:table-cell office:value-type="float" office:value="0.466666666170387" calcext:value-type="float">
            <text:p>0.466666666170387</text:p>
          </table:table-cell>
        </table:table-row>
        <table:table-row table:style-name="ro1">
          <table:table-cell office:value-type="float" office:value="1.74017160149448E+018" calcext:value-type="float">
            <text:p>1.74017160149448E+018</text:p>
          </table:table-cell>
          <table:table-cell office:value-type="float" office:value="-3.35955258195033" calcext:value-type="float">
            <text:p>-3.35955258195033</text:p>
          </table:table-cell>
          <table:table-cell office:value-type="float" office:value="0.159773897660939" calcext:value-type="float">
            <text:p>0.159773897660939</text:p>
          </table:table-cell>
          <table:table-cell office:value-type="float" office:value="2.7437086639284" calcext:value-type="float">
            <text:p>2.7437086639284</text:p>
          </table:table-cell>
          <table:table-cell office:value-type="float" office:value="0.171428571417237" calcext:value-type="float">
            <text:p>0.171428571417237</text:p>
          </table:table-cell>
          <table:table-cell office:value-type="float" office:value="0.466666666171721" calcext:value-type="float">
            <text:p>0.466666666171721</text:p>
          </table:table-cell>
        </table:table-row>
        <table:table-row table:style-name="ro1">
          <table:table-cell office:value-type="float" office:value="1.74017160151264E+018" calcext:value-type="float">
            <text:p>1.74017160151264E+018</text:p>
          </table:table-cell>
          <table:table-cell office:value-type="float" office:value="-3.36240223743108" calcext:value-type="float">
            <text:p>-3.36240223743108</text:p>
          </table:table-cell>
          <table:table-cell office:value-type="float" office:value="0.160957553145346" calcext:value-type="float">
            <text:p>0.160957553145346</text:p>
          </table:table-cell>
          <table:table-cell office:value-type="float" office:value="2.75210866391953" calcext:value-type="float">
            <text:p>2.75210866391953</text:p>
          </table:table-cell>
          <table:table-cell office:value-type="float" office:value="0.171428571417252" calcext:value-type="float">
            <text:p>0.171428571417252</text:p>
          </table:table-cell>
          <table:table-cell office:value-type="float" office:value="0.466666666173373" calcext:value-type="float">
            <text:p>0.466666666173373</text:p>
          </table:table-cell>
        </table:table-row>
        <table:table-row table:style-name="ro1">
          <table:table-cell office:value-type="float" office:value="1.74017160152791E+018" calcext:value-type="float">
            <text:p>1.74017160152791E+018</text:p>
          </table:table-cell>
          <table:table-cell office:value-type="float" office:value="-3.36478447712136" calcext:value-type="float">
            <text:p>-3.36478447712136</text:p>
          </table:table-cell>
          <table:table-cell office:value-type="float" office:value="0.161925619235628" calcext:value-type="float">
            <text:p>0.161925619235628</text:p>
          </table:table-cell>
          <table:table-cell office:value-type="float" office:value="2.75910866391216" calcext:value-type="float">
            <text:p>2.75910866391216</text:p>
          </table:table-cell>
          <table:table-cell office:value-type="float" office:value="0.171428571417267" calcext:value-type="float">
            <text:p>0.171428571417267</text:p>
          </table:table-cell>
          <table:table-cell office:value-type="float" office:value="0.466666666174771" calcext:value-type="float">
            <text:p>0.466666666174771</text:p>
          </table:table-cell>
        </table:table-row>
        <table:table-row table:style-name="ro1">
          <table:table-cell office:value-type="float" office:value="1.74017160154307E+018" calcext:value-type="float">
            <text:p>1.74017160154307E+018</text:p>
          </table:table-cell>
          <table:table-cell office:value-type="float" office:value="-3.3671281616361" calcext:value-type="float">
            <text:p>-3.3671281616361</text:p>
          </table:table-cell>
          <table:table-cell office:value-type="float" office:value="0.16285931282612" calcext:value-type="float">
            <text:p>0.16285931282612</text:p>
          </table:table-cell>
          <table:table-cell office:value-type="float" office:value="2.76569151390837" calcext:value-type="float">
            <text:p>2.76569151390837</text:p>
          </table:table-cell>
          <table:table-cell office:value-type="float" office:value="0.169808571431933" calcext:value-type="float">
            <text:p>0.169808571431933</text:p>
          </table:table-cell>
          <table:table-cell office:value-type="float" office:value="0.452761666295007" calcext:value-type="float">
            <text:p>0.452761666295007</text:p>
          </table:table-cell>
        </table:table-row>
        <table:table-row table:style-name="ro1">
          <table:table-cell office:value-type="float" office:value="1.74017160156125E+018" calcext:value-type="float">
            <text:p>1.74017160156125E+018</text:p>
          </table:table-cell>
          <table:table-cell office:value-type="float" office:value="-3.36970761358555" calcext:value-type="float">
            <text:p>-3.36970761358555</text:p>
          </table:table-cell>
          <table:table-cell office:value-type="float" office:value="0.163868410456934" calcext:value-type="float">
            <text:p>0.163868410456934</text:p>
          </table:table-cell>
          <table:table-cell office:value-type="float" office:value="2.77138003891172" calcext:value-type="float">
            <text:p>2.77138003891172</text:p>
          </table:table-cell>
          <table:table-cell office:value-type="float" office:value="0.159278571479898" calcext:value-type="float">
            <text:p>0.159278571479898</text:p>
          </table:table-cell>
          <table:table-cell office:value-type="float" office:value="0.362379166700996" calcext:value-type="float">
            <text:p>0.362379166700996</text:p>
          </table:table-cell>
        </table:table-row>
        <table:table-row table:style-name="ro1">
          <table:table-cell office:value-type="float" office:value="1.74017160157704E+018" calcext:value-type="float">
            <text:p>1.74017160157704E+018</text:p>
          </table:table-cell>
          <table:table-cell office:value-type="float" office:value="-3.37165290779772" calcext:value-type="float">
            <text:p>-3.37165290779772</text:p>
          </table:table-cell>
          <table:table-cell office:value-type="float" office:value="0.164619968726725" calcext:value-type="float">
            <text:p>0.164619968726725</text:p>
          </table:table-cell>
          <table:table-cell office:value-type="float" office:value="2.77420853891455" calcext:value-type="float">
            <text:p>2.77420853891455</text:p>
          </table:table-cell>
          <table:table-cell office:value-type="float" office:value="0.145778571497194" calcext:value-type="float">
            <text:p>0.145778571497194</text:p>
          </table:table-cell>
          <table:table-cell office:value-type="float" office:value="0.246504166854162" calcext:value-type="float">
            <text:p>0.246504166854162</text:p>
          </table:table-cell>
        </table:table-row>
        <table:table-row table:style-name="ro1">
          <table:table-cell office:value-type="float" office:value="1.74017160159474E+018" calcext:value-type="float">
            <text:p>1.74017160159474E+018</text:p>
          </table:table-cell>
          <table:table-cell office:value-type="float" office:value="-3.37373956074303" calcext:value-type="float">
            <text:p>-3.37373956074303</text:p>
          </table:table-cell>
          <table:table-cell office:value-type="float" office:value="0.1654212563397" calcext:value-type="float">
            <text:p>0.1654212563397</text:p>
          </table:table-cell>
          <table:table-cell office:value-type="float" office:value="2.77530841391798" calcext:value-type="float">
            <text:p>2.77530841391798</text:p>
          </table:table-cell>
          <table:table-cell office:value-type="float" office:value="0.12957857149715" calcext:value-type="float">
            <text:p>0.12957857149715</text:p>
          </table:table-cell>
          <table:table-cell office:value-type="float" office:value="0.107454166856811" calcext:value-type="float">
            <text:p>0.107454166856811</text:p>
          </table:table-cell>
        </table:table-row>
        <table:table-row table:style-name="ro1">
          <table:table-cell office:value-type="float" office:value="1.74017160160976E+018" calcext:value-type="float">
            <text:p>1.74017160160976E+018</text:p>
          </table:table-cell>
          <table:table-cell office:value-type="float" office:value="-3.37527049894399" calcext:value-type="float">
            <text:p>-3.37527049894399</text:p>
          </table:table-cell>
          <table:table-cell office:value-type="float" office:value="0.166009128534335" calcext:value-type="float">
            <text:p>0.166009128534335</text:p>
          </table:table-cell>
          <table:table-cell office:value-type="float" office:value="2.77431303893479" calcext:value-type="float">
            <text:p>2.77431303893479</text:p>
          </table:table-cell>
          <table:table-cell office:value-type="float" office:value="0.116078571494857" calcext:value-type="float">
            <text:p>0.116078571494857</text:p>
          </table:table-cell>
          <table:table-cell office:value-type="float" office:value="-0.0084208326776003" calcext:value-type="float">
            <text:p>-0.0084208326776003</text:p>
          </table:table-cell>
        </table:table-row>
        <table:table-row table:style-name="ro1">
          <table:table-cell office:value-type="float" office:value="1.74017160162502E+018" calcext:value-type="float">
            <text:p>1.74017160162502E+018</text:p>
          </table:table-cell>
          <table:table-cell office:value-type="float" office:value="-3.37661144284213" calcext:value-type="float">
            <text:p>-3.37661144284213</text:p>
          </table:table-cell>
          <table:table-cell office:value-type="float" office:value="0.166526882410655" calcext:value-type="float">
            <text:p>0.166526882410655</text:p>
          </table:table-cell>
          <table:table-cell office:value-type="float" office:value="2.77157953895159" calcext:value-type="float">
            <text:p>2.77157953895159</text:p>
          </table:table-cell>
          <table:table-cell office:value-type="float" office:value="0.102578571492526" calcext:value-type="float">
            <text:p>0.102578571492526</text:p>
          </table:table-cell>
          <table:table-cell office:value-type="float" office:value="-0.124295832212964" calcext:value-type="float">
            <text:p>-0.124295832212964</text:p>
          </table:table-cell>
        </table:table-row>
        <table:table-row table:style-name="ro1">
          <table:table-cell office:value-type="float" office:value="1.74017160164416E+018" calcext:value-type="float">
            <text:p>1.74017160164416E+018</text:p>
          </table:table-cell>
          <table:table-cell office:value-type="float" office:value="-3.37796908892486" calcext:value-type="float">
            <text:p>-3.37796908892486</text:p>
          </table:table-cell>
          <table:table-cell office:value-type="float" office:value="0.167057383165506" calcext:value-type="float">
            <text:p>0.167057383165506</text:p>
          </table:table-cell>
          <table:table-cell office:value-type="float" office:value="2.76600501397177" calcext:value-type="float">
            <text:p>2.76600501397177</text:p>
          </table:table-cell>
          <table:table-cell office:value-type="float" office:value="0.0863785714924903" calcext:value-type="float">
            <text:p>0.0863785714924903</text:p>
          </table:table-cell>
          <table:table-cell office:value-type="float" office:value="-0.263345832212666" calcext:value-type="float">
            <text:p>-0.263345832212666</text:p>
          </table:table-cell>
        </table:table-row>
        <table:table-row table:style-name="ro1">
          <table:table-cell office:value-type="float" office:value="1.74017160165836E+018" calcext:value-type="float">
            <text:p>1.74017160165836E+018</text:p>
          </table:table-cell>
          <table:table-cell office:value-type="float" office:value="-3.37889076306279" calcext:value-type="float">
            <text:p>-3.37889076306279</text:p>
          </table:table-cell>
          <table:table-cell office:value-type="float" office:value="0.16742403772934" calcext:value-type="float">
            <text:p>0.16742403772934</text:p>
          </table:table-cell>
          <table:table-cell office:value-type="float" office:value="2.75944763898859" calcext:value-type="float">
            <text:p>2.75944763898859</text:p>
          </table:table-cell>
          <table:table-cell office:value-type="float" office:value="0.0728785714925504" calcext:value-type="float">
            <text:p>0.0728785714925504</text:p>
          </table:table-cell>
          <table:table-cell office:value-type="float" office:value="-0.379220832212259" calcext:value-type="float">
            <text:p>-0.379220832212259</text:p>
          </table:table-cell>
        </table:table-row>
        <table:table-row table:style-name="ro1">
          <table:table-cell office:value-type="float" office:value="1.74017160167365E+018" calcext:value-type="float">
            <text:p>1.74017160167365E+018</text:p>
          </table:table-cell>
          <table:table-cell office:value-type="float" office:value="-3.37962211021189" calcext:value-type="float">
            <text:p>-3.37962211021189</text:p>
          </table:table-cell>
          <table:table-cell office:value-type="float" office:value="0.167721233408367" calcext:value-type="float">
            <text:p>0.167721233408367</text:p>
          </table:table-cell>
          <table:table-cell office:value-type="float" office:value="2.75115213900541" calcext:value-type="float">
            <text:p>2.75115213900541</text:p>
          </table:table-cell>
          <table:table-cell office:value-type="float" office:value="0.0593785714926475" calcext:value-type="float">
            <text:p>0.0593785714926475</text:p>
          </table:table-cell>
          <table:table-cell office:value-type="float" office:value="-0.495095832211916" calcext:value-type="float">
            <text:p>-0.495095832211916</text:p>
          </table:table-cell>
        </table:table-row>
        <table:table-row table:style-name="ro1">
          <table:table-cell office:value-type="float" office:value="1.74017160169179E+018" calcext:value-type="float">
            <text:p>1.74017160169179E+018</text:p>
          </table:table-cell>
          <table:table-cell office:value-type="float" office:value="-3.3802495118444" calcext:value-type="float">
            <text:p>-3.3802495118444</text:p>
          </table:table-cell>
          <table:table-cell office:value-type="float" office:value="0.167983494636532" calcext:value-type="float">
            <text:p>0.167983494636532</text:p>
          </table:table-cell>
          <table:table-cell office:value-type="float" office:value="2.738903214027" calcext:value-type="float">
            <text:p>2.738903214027</text:p>
          </table:table-cell>
          <table:table-cell office:value-type="float" office:value="0.0431785715012935" calcext:value-type="float">
            <text:p>0.0431785715012935</text:p>
          </table:table-cell>
          <table:table-cell office:value-type="float" office:value="-0.634145832164922" calcext:value-type="float">
            <text:p>-0.634145832164922</text:p>
          </table:table-cell>
        </table:table-row>
        <table:table-row table:style-name="ro1">
          <table:table-cell office:value-type="float" office:value="1.74017160170739E+018" calcext:value-type="float">
            <text:p>1.74017160170739E+018</text:p>
          </table:table-cell>
          <table:table-cell office:value-type="float" office:value="-3.38056520223159" calcext:value-type="float">
            <text:p>-3.38056520223159</text:p>
          </table:table-cell>
          <table:table-cell office:value-type="float" office:value="0.168119968224005" calcext:value-type="float">
            <text:p>0.168119968224005</text:p>
          </table:table-cell>
          <table:table-cell office:value-type="float" office:value="2.72678383904501" calcext:value-type="float">
            <text:p>2.72678383904501</text:p>
          </table:table-cell>
          <table:table-cell office:value-type="float" office:value="0.0296785715070009" calcext:value-type="float">
            <text:p>0.0296785715070009</text:p>
          </table:table-cell>
          <table:table-cell office:value-type="float" office:value="-0.750020832133193" calcext:value-type="float">
            <text:p>-0.750020832133193</text:p>
          </table:table-cell>
        </table:table-row>
        <table:table-row table:style-name="ro1">
          <table:table-cell office:value-type="float" office:value="1.74017160172558E+018" calcext:value-type="float">
            <text:p>1.74017160172558E+018</text:p>
          </table:table-cell>
          <table:table-cell office:value-type="float" office:value="-3.38069796020852" calcext:value-type="float">
            <text:p>-3.38069796020852</text:p>
          </table:table-cell>
          <table:table-cell office:value-type="float" office:value="0.168179300358643" calcext:value-type="float">
            <text:p>0.168179300358643</text:p>
          </table:table-cell>
          <table:table-cell office:value-type="float" office:value="2.70994626406664" calcext:value-type="float">
            <text:p>2.70994626406664</text:p>
          </table:table-cell>
          <table:table-cell office:value-type="float" office:value="0.0134785715070464" calcext:value-type="float">
            <text:p>0.0134785715070464</text:p>
          </table:table-cell>
          <table:table-cell office:value-type="float" office:value="-0.889070832132069" calcext:value-type="float">
            <text:p>-0.889070832132069</text:p>
          </table:table-cell>
        </table:table-row>
        <table:table-row table:style-name="ro1">
          <table:table-cell office:value-type="float" office:value="1.74017160174073E+018" calcext:value-type="float">
            <text:p>1.74017160174073E+018</text:p>
          </table:table-cell>
          <table:table-cell office:value-type="float" office:value="-3.38069796020866" calcext:value-type="float">
            <text:p>-3.38069796020866</text:p>
          </table:table-cell>
          <table:table-cell office:value-type="float" office:value="0.168179300358709" calcext:value-type="float">
            <text:p>0.168179300358709</text:p>
          </table:table-cell>
          <table:table-cell office:value-type="float" office:value="2.69400301408469" calcext:value-type="float">
            <text:p>2.69400301408469</text:p>
          </table:table-cell>
          <table:table-cell office:value-type="float" office:value="0.00336428575872365" calcext:value-type="float">
            <text:p>0.00336428575872365</text:p>
          </table:table-cell>
          <table:table-cell office:value-type="float" office:value="-1.00494583213108" calcext:value-type="float">
            <text:p>-1.00494583213108</text:p>
          </table:table-cell>
        </table:table-row>
        <table:table-row table:style-name="ro1">
          <table:table-cell office:value-type="float" office:value="1.74017160175598E+018" calcext:value-type="float">
            <text:p>1.74017160175598E+018</text:p>
          </table:table-cell>
          <table:table-cell office:value-type="float" office:value="-3.3806979602087" calcext:value-type="float">
            <text:p>-3.3806979602087</text:p>
          </table:table-cell>
          <table:table-cell office:value-type="float" office:value="0.168179300358729" calcext:value-type="float">
            <text:p>0.168179300358729</text:p>
          </table:table-cell>
          <table:table-cell office:value-type="float" office:value="2.67632163910276" calcext:value-type="float">
            <text:p>2.67632163910276</text:p>
          </table:table-cell>
          <table:table-cell office:value-type="float" office:value="0.00000000000668123728" calcext:value-type="float">
            <text:p>6.68123727639209E-12</text:p>
          </table:table-cell>
          <table:table-cell office:value-type="float" office:value="-1.1208208321296" calcext:value-type="float">
            <text:p>-1.1208208321296</text:p>
          </table:table-cell>
        </table:table-row>
        <table:table-row table:style-name="ro1">
          <table:table-cell office:value-type="float" office:value="1.74017160177411E+018" calcext:value-type="float">
            <text:p>1.74017160177411E+018</text:p>
          </table:table-cell>
          <table:table-cell office:value-type="float" office:value="-3.38069796020875" calcext:value-type="float">
            <text:p>-3.38069796020875</text:p>
          </table:table-cell>
          <table:table-cell office:value-type="float" office:value="0.168179300358754" calcext:value-type="float">
            <text:p>0.168179300358754</text:p>
          </table:table-cell>
          <table:table-cell office:value-type="float" office:value="2.65280966412448" calcext:value-type="float">
            <text:p>2.65280966412448</text:p>
          </table:table-cell>
          <table:table-cell office:value-type="float" office:value="0.0000000000030175013" calcext:value-type="float">
            <text:p>3.01750129512853E-12</text:p>
          </table:table-cell>
          <table:table-cell office:value-type="float" office:value="-1.25987083212753" calcext:value-type="float">
            <text:p>-1.25987083212753</text:p>
          </table:table-cell>
        </table:table-row>
        <table:table-row table:style-name="ro1">
          <table:table-cell office:value-type="float" office:value="1.74017160178928E+018" calcext:value-type="float">
            <text:p>1.74017160178928E+018</text:p>
          </table:table-cell>
          <table:table-cell office:value-type="float" office:value="-3.38069796020879" calcext:value-type="float">
            <text:p>-3.38069796020879</text:p>
          </table:table-cell>
          <table:table-cell office:value-type="float" office:value="0.168179300358777" calcext:value-type="float">
            <text:p>0.168179300358777</text:p>
          </table:table-cell>
          <table:table-cell office:value-type="float" office:value="2.63184766413649" calcext:value-type="float">
            <text:p>2.63184766413649</text:p>
          </table:table-cell>
          <table:table-cell office:value-type="float" office:value="0.00000000000311372062" calcext:value-type="float">
            <text:p>3.11372062392937E-12</text:p>
          </table:table-cell>
          <table:table-cell office:value-type="float" office:value="-1.35763749899638" calcext:value-type="float">
            <text:p>-1.35763749899638</text:p>
          </table:table-cell>
        </table:table-row>
        <table:table-row table:style-name="ro1">
          <table:table-cell office:value-type="float" office:value="1.74017160180462E+018" calcext:value-type="float">
            <text:p>1.74017160180462E+018</text:p>
          </table:table-cell>
          <table:table-cell office:value-type="float" office:value="-3.38069796020883" calcext:value-type="float">
            <text:p>-3.38069796020883</text:p>
          </table:table-cell>
          <table:table-cell office:value-type="float" office:value="0.168179300358799" calcext:value-type="float">
            <text:p>0.168179300358799</text:p>
          </table:table-cell>
          <table:table-cell office:value-type="float" office:value="2.61084766414578" calcext:value-type="float">
            <text:p>2.61084766414578</text:p>
          </table:table-cell>
          <table:table-cell office:value-type="float" office:value="0.00000000000309891765" calcext:value-type="float">
            <text:p>3.0989176502677E-12</text:p>
          </table:table-cell>
          <table:table-cell office:value-type="float" office:value="-1.39873333262334" calcext:value-type="float">
            <text:p>-1.39873333262334</text:p>
          </table:table-cell>
        </table:table-row>
        <table:table-row table:style-name="ro1">
          <table:table-cell office:value-type="float" office:value="1.74017160182363E+018" calcext:value-type="float">
            <text:p>1.74017160182363E+018</text:p>
          </table:table-cell>
          <table:table-cell office:value-type="float" office:value="-3.38069796020888" calcext:value-type="float">
            <text:p>-3.38069796020888</text:p>
          </table:table-cell>
          <table:table-cell office:value-type="float" office:value="0.168179300358825" calcext:value-type="float">
            <text:p>0.168179300358825</text:p>
          </table:table-cell>
          <table:table-cell office:value-type="float" office:value="2.58564766415695" calcext:value-type="float">
            <text:p>2.58564766415695</text:p>
          </table:table-cell>
          <table:table-cell office:value-type="float" office:value="0.00000000000285466858" calcext:value-type="float">
            <text:p>2.85466858485018E-12</text:p>
          </table:table-cell>
          <table:table-cell office:value-type="float" office:value="-1.39999999937975" calcext:value-type="float">
            <text:p>-1.39999999937975</text:p>
          </table:table-cell>
        </table:table-row>
        <table:table-row table:style-name="ro1">
          <table:table-cell office:value-type="float" office:value="1.74017160183793E+018" calcext:value-type="float">
            <text:p>1.74017160183793E+018</text:p>
          </table:table-cell>
          <table:table-cell office:value-type="float" office:value="-3.38069796020891" calcext:value-type="float">
            <text:p>-3.38069796020891</text:p>
          </table:table-cell>
          <table:table-cell office:value-type="float" office:value="0.168179300358845" calcext:value-type="float">
            <text:p>0.168179300358845</text:p>
          </table:table-cell>
          <table:table-cell office:value-type="float" office:value="2.56464766416627" calcext:value-type="float">
            <text:p>2.56464766416627</text:p>
          </table:table-cell>
          <table:table-cell office:value-type="float" office:value="0.00000000000262522249" calcext:value-type="float">
            <text:p>2.62522249309432E-12</text:p>
          </table:table-cell>
          <table:table-cell office:value-type="float" office:value="-1.3999999993788" calcext:value-type="float">
            <text:p>-1.3999999993788</text:p>
          </table:table-cell>
        </table:table-row>
        <table:table-row table:style-name="ro1">
          <table:table-cell office:value-type="float" office:value="1.74017160185591E+018" calcext:value-type="float">
            <text:p>1.74017160185591E+018</text:p>
          </table:table-cell>
          <table:table-cell office:value-type="float" office:value="-3.38069796020894" calcext:value-type="float">
            <text:p>-3.38069796020894</text:p>
          </table:table-cell>
          <table:table-cell office:value-type="float" office:value="0.168179300358868" calcext:value-type="float">
            <text:p>0.168179300358868</text:p>
          </table:table-cell>
          <table:table-cell office:value-type="float" office:value="2.53944766417747" calcext:value-type="float">
            <text:p>2.53944766417747</text:p>
          </table:table-cell>
          <table:table-cell office:value-type="float" office:value="0.00000000000236617045" calcext:value-type="float">
            <text:p>2.36617045401513E-12</text:p>
          </table:table-cell>
          <table:table-cell office:value-type="float" office:value="-1.39999999937785" calcext:value-type="float">
            <text:p>-1.39999999937785</text:p>
          </table:table-cell>
        </table:table-row>
        <table:table-row table:style-name="ro1">
          <table:table-cell office:value-type="float" office:value="1.74017160187138E+018" calcext:value-type="float">
            <text:p>1.74017160187138E+018</text:p>
          </table:table-cell>
          <table:table-cell office:value-type="float" office:value="-3.38069796020897" calcext:value-type="float">
            <text:p>-3.38069796020897</text:p>
          </table:table-cell>
          <table:table-cell office:value-type="float" office:value="0.168179300358886" calcext:value-type="float">
            <text:p>0.168179300358886</text:p>
          </table:table-cell>
          <table:table-cell office:value-type="float" office:value="2.51844766418681" calcext:value-type="float">
            <text:p>2.51844766418681</text:p>
          </table:table-cell>
          <table:table-cell office:value-type="float" office:value="0.00000000000214412585" calcext:value-type="float">
            <text:p>2.14412584909011E-12</text:p>
          </table:table-cell>
          <table:table-cell office:value-type="float" office:value="-1.39999999937747" calcext:value-type="float">
            <text:p>-1.39999999937747</text:p>
          </table:table-cell>
        </table:table-row>
        <table:table-row table:style-name="ro1">
          <table:table-cell office:value-type="float" office:value="1.74017160188651E+018" calcext:value-type="float">
            <text:p>1.74017160188651E+018</text:p>
          </table:table-cell>
          <table:table-cell office:value-type="float" office:value="-3.38069796020899" calcext:value-type="float">
            <text:p>-3.38069796020899</text:p>
          </table:table-cell>
          <table:table-cell office:value-type="float" office:value="0.168179300358902" calcext:value-type="float">
            <text:p>0.168179300358902</text:p>
          </table:table-cell>
          <table:table-cell office:value-type="float" office:value="2.49744766419616" calcext:value-type="float">
            <text:p>2.49744766419616</text:p>
          </table:table-cell>
          <table:table-cell office:value-type="float" office:value="0.00000000000190727827" calcext:value-type="float">
            <text:p>1.90727827050341E-12</text:p>
          </table:table-cell>
          <table:table-cell office:value-type="float" office:value="-1.39999999937721" calcext:value-type="float">
            <text:p>-1.39999999937721</text:p>
          </table:table-cell>
        </table:table-row>
        <table:table-row table:style-name="ro1">
          <table:table-cell office:value-type="float" office:value="1.7401716019048E+018" calcext:value-type="float">
            <text:p>1.7401716019048E+018</text:p>
          </table:table-cell>
          <table:table-cell office:value-type="float" office:value="-3.38069796020901" calcext:value-type="float">
            <text:p>-3.38069796020901</text:p>
          </table:table-cell>
          <table:table-cell office:value-type="float" office:value="0.168179300358918" calcext:value-type="float">
            <text:p>0.168179300358918</text:p>
          </table:table-cell>
          <table:table-cell office:value-type="float" office:value="2.47224766420736" calcext:value-type="float">
            <text:p>2.47224766420736</text:p>
          </table:table-cell>
          <table:table-cell office:value-type="float" office:value="0.00000000000162602177" calcext:value-type="float">
            <text:p>1.62602177093172E-12</text:p>
          </table:table-cell>
          <table:table-cell office:value-type="float" office:value="-1.39999999937734" calcext:value-type="float">
            <text:p>-1.39999999937734</text:p>
          </table:table-cell>
        </table:table-row>
        <table:table-row table:style-name="ro1">
          <table:table-cell office:value-type="float" office:value="1.74017160191986E+018" calcext:value-type="float">
            <text:p>1.74017160191986E+018</text:p>
          </table:table-cell>
          <table:table-cell office:value-type="float" office:value="-3.38069796020903" calcext:value-type="float">
            <text:p>-3.38069796020903</text:p>
          </table:table-cell>
          <table:table-cell office:value-type="float" office:value="0.16817930035893" calcext:value-type="float">
            <text:p>0.16817930035893</text:p>
          </table:table-cell>
          <table:table-cell office:value-type="float" office:value="2.45124766421668" calcext:value-type="float">
            <text:p>2.45124766421668</text:p>
          </table:table-cell>
          <table:table-cell office:value-type="float" office:value="0.00000000000139657568" calcext:value-type="float">
            <text:p>1.39657567917612E-12</text:p>
          </table:table-cell>
          <table:table-cell office:value-type="float" office:value="-1.39999999937824" calcext:value-type="float">
            <text:p>-1.39999999937824</text:p>
          </table:table-cell>
        </table:table-row>
        <table:table-row table:style-name="ro1">
          <table:table-cell office:value-type="float" office:value="1.74017160193531E+018" calcext:value-type="float">
            <text:p>1.74017160193531E+018</text:p>
          </table:table-cell>
          <table:table-cell office:value-type="float" office:value="-3.38069796020904" calcext:value-type="float">
            <text:p>-3.38069796020904</text:p>
          </table:table-cell>
          <table:table-cell office:value-type="float" office:value="0.168179300358941" calcext:value-type="float">
            <text:p>0.168179300358941</text:p>
          </table:table-cell>
          <table:table-cell office:value-type="float" office:value="2.430247664226" calcext:value-type="float">
            <text:p>2.430247664226</text:p>
          </table:table-cell>
          <table:table-cell office:value-type="float" office:value="0.00000000000117453107" calcext:value-type="float">
            <text:p>1.1745310742511E-12</text:p>
          </table:table-cell>
          <table:table-cell office:value-type="float" office:value="-1.39999999937888" calcext:value-type="float">
            <text:p>-1.39999999937888</text:p>
          </table:table-cell>
        </table:table-row>
        <table:table-row table:style-name="ro1">
          <table:table-cell office:value-type="float" office:value="1.74017160195344E+018" calcext:value-type="float">
            <text:p>1.74017160195344E+018</text:p>
          </table:table-cell>
          <table:table-cell office:value-type="float" office:value="-3.38069796020905" calcext:value-type="float">
            <text:p>-3.38069796020905</text:p>
          </table:table-cell>
          <table:table-cell office:value-type="float" office:value="0.168179300358951" calcext:value-type="float">
            <text:p>0.168179300358951</text:p>
          </table:table-cell>
          <table:table-cell office:value-type="float" office:value="2.40504766423717" calcext:value-type="float">
            <text:p>2.40504766423717</text:p>
          </table:table-cell>
          <table:table-cell office:value-type="float" office:value="0.00000000000092288052" calcext:value-type="float">
            <text:p>9.22880522002479E-13</text:p>
          </table:table-cell>
          <table:table-cell office:value-type="float" office:value="-1.39999999937944" calcext:value-type="float">
            <text:p>-1.39999999937944</text:p>
          </table:table-cell>
        </table:table-row>
        <table:table-row table:style-name="ro1">
          <table:table-cell office:value-type="float" office:value="1.74017160196934E+018" calcext:value-type="float">
            <text:p>1.74017160196934E+018</text:p>
          </table:table-cell>
          <table:table-cell office:value-type="float" office:value="-3.38069796020906" calcext:value-type="float">
            <text:p>-3.38069796020906</text:p>
          </table:table-cell>
          <table:table-cell office:value-type="float" office:value="0.168179300358956" calcext:value-type="float">
            <text:p>0.168179300358956</text:p>
          </table:table-cell>
          <table:table-cell office:value-type="float" office:value="2.38404766424645" calcext:value-type="float">
            <text:p>2.38404766424645</text:p>
          </table:table-cell>
          <table:table-cell office:value-type="float" office:value="0.00000000000067122997" calcext:value-type="float">
            <text:p>6.71229969754119E-13</text:p>
          </table:table-cell>
          <table:table-cell office:value-type="float" office:value="-1.39999999938058" calcext:value-type="float">
            <text:p>-1.39999999938058</text:p>
          </table:table-cell>
        </table:table-row>
        <table:table-row table:style-name="ro1">
          <table:table-cell office:value-type="float" office:value="1.74017160198705E+018" calcext:value-type="float">
            <text:p>1.74017160198705E+018</text:p>
          </table:table-cell>
          <table:table-cell office:value-type="float" office:value="-3.38069796020906" calcext:value-type="float">
            <text:p>-3.38069796020906</text:p>
          </table:table-cell>
          <table:table-cell office:value-type="float" office:value="0.16817930035896" calcext:value-type="float">
            <text:p>0.16817930035896</text:p>
          </table:table-cell>
          <table:table-cell office:value-type="float" office:value="2.35884766425756" calcext:value-type="float">
            <text:p>2.35884766425756</text:p>
          </table:table-cell>
          <table:table-cell office:value-type="float" office:value="0.00000000000038997347" calcext:value-type="float">
            <text:p>3.89973470182423E-13</text:p>
          </table:table-cell>
          <table:table-cell office:value-type="float" office:value="-1.39999999938198" calcext:value-type="float">
            <text:p>-1.39999999938198</text:p>
          </table:table-cell>
        </table:table-row>
        <table:table-row table:style-name="ro1">
          <table:table-cell office:value-type="float" office:value="1.74017160200186E+018" calcext:value-type="float">
            <text:p>1.74017160200186E+018</text:p>
          </table:table-cell>
          <table:table-cell office:value-type="float" office:value="-3.38069796020906" calcext:value-type="float">
            <text:p>-3.38069796020906</text:p>
          </table:table-cell>
          <table:table-cell office:value-type="float" office:value="0.168179300358961" calcext:value-type="float">
            <text:p>0.168179300358961</text:p>
          </table:table-cell>
          <table:table-cell office:value-type="float" office:value="2.33784766426679" calcext:value-type="float">
            <text:p>2.33784766426679</text:p>
          </table:table-cell>
          <table:table-cell office:value-type="float" office:value="0.00000000000019013333" calcext:value-type="float">
            <text:p>1.90133325749903E-13</text:p>
          </table:table-cell>
          <table:table-cell office:value-type="float" office:value="-1.39999999938382" calcext:value-type="float">
            <text:p>-1.39999999938382</text:p>
          </table:table-cell>
        </table:table-row>
        <table:table-row table:style-name="ro1">
          <table:table-cell office:value-type="float" office:value="1.74017160201766E+018" calcext:value-type="float">
            <text:p>1.74017160201766E+018</text:p>
          </table:table-cell>
          <table:table-cell office:value-type="float" office:value="-3.38069796020906" calcext:value-type="float">
            <text:p>-3.38069796020906</text:p>
          </table:table-cell>
          <table:table-cell office:value-type="float" office:value="0.168179300358959" calcext:value-type="float">
            <text:p>0.168179300358959</text:p>
          </table:table-cell>
          <table:table-cell office:value-type="float" office:value="2.31684766427598" calcext:value-type="float">
            <text:p>2.31684766427598</text:p>
          </table:table-cell>
          <table:table-cell office:value-type="float" office:value="-0.00000000000004671425" calcext:value-type="float">
            <text:p>-4.67142528367882E-14</text:p>
          </table:table-cell>
          <table:table-cell office:value-type="float" office:value="-1.39999999938585" calcext:value-type="float">
            <text:p>-1.39999999938585</text:p>
          </table:table-cell>
        </table:table-row>
        <table:table-row table:style-name="ro1">
          <table:table-cell office:value-type="float" office:value="1.7401716020355E+018" calcext:value-type="float">
            <text:p>1.7401716020355E+018</text:p>
          </table:table-cell>
          <table:table-cell office:value-type="float" office:value="-3.38069796020906" calcext:value-type="float">
            <text:p>-3.38069796020906</text:p>
          </table:table-cell>
          <table:table-cell office:value-type="float" office:value="0.168179300358954" calcext:value-type="float">
            <text:p>0.168179300358954</text:p>
          </table:table-cell>
          <table:table-cell office:value-type="float" office:value="2.29164766428698" calcext:value-type="float">
            <text:p>2.29164766428698</text:p>
          </table:table-cell>
          <table:table-cell office:value-type="float" office:value="-0.00000000000031316778" calcext:value-type="float">
            <text:p>-3.13167778746816E-13</text:p>
          </table:table-cell>
          <table:table-cell office:value-type="float" office:value="-1.39999999938814" calcext:value-type="float">
            <text:p>-1.39999999938814</text:p>
          </table:table-cell>
        </table:table-row>
        <table:table-row table:style-name="ro1">
          <table:table-cell office:value-type="float" office:value="1.74017160205068E+018" calcext:value-type="float">
            <text:p>1.74017160205068E+018</text:p>
          </table:table-cell>
          <table:table-cell office:value-type="float" office:value="-3.38072945300383" calcext:value-type="float">
            <text:p>-3.38072945300383</text:p>
          </table:table-cell>
          <table:table-cell office:value-type="float" office:value="0.168216315748568" calcext:value-type="float">
            <text:p>0.168216315748568</text:p>
          </table:table-cell>
          <table:table-cell office:value-type="float" office:value="2.27106481429349" calcext:value-type="float">
            <text:p>2.27106481429349</text:p>
          </table:table-cell>
          <table:table-cell office:value-type="float" office:value="0.00161999998837577" calcext:value-type="float">
            <text:p>0.00161999998837577</text:p>
          </table:table-cell>
          <table:table-cell office:value-type="float" office:value="-1.38609499947753" calcext:value-type="float">
            <text:p>-1.38609499947753</text:p>
          </table:table-cell>
        </table:table-row>
        <table:table-row table:style-name="ro1">
          <table:table-cell office:value-type="float" office:value="1.74017160206645E+018" calcext:value-type="float">
            <text:p>1.74017160206645E+018</text:p>
          </table:table-cell>
          <table:table-cell office:value-type="float" office:value="-3.38088401902132" calcext:value-type="float">
            <text:p>-3.38088401902132</text:p>
          </table:table-cell>
          <table:table-cell office:value-type="float" office:value="0.168403816914557" calcext:value-type="float">
            <text:p>0.168403816914557</text:p>
          </table:table-cell>
          <table:table-cell office:value-type="float" office:value="2.25215056429658" calcext:value-type="float">
            <text:p>2.25215056429658</text:p>
          </table:table-cell>
          <table:table-cell office:value-type="float" office:value="0.00971999996336561" calcext:value-type="float">
            <text:p>0.00971999996336561</text:p>
          </table:table-cell>
          <table:table-cell office:value-type="float" office:value="-1.31656999968012" calcext:value-type="float">
            <text:p>-1.31656999968012</text:p>
          </table:table-cell>
        </table:table-row>
        <table:table-row table:style-name="ro1">
          <table:table-cell office:value-type="float" office:value="1.74017160208396E+018" calcext:value-type="float">
            <text:p>1.74017160208396E+018</text:p>
          </table:table-cell>
          <table:table-cell office:value-type="float" office:value="-3.38123112060499" calcext:value-type="float">
            <text:p>-3.38123112060499</text:p>
          </table:table-cell>
          <table:table-cell office:value-type="float" office:value="0.168841857022197" calcext:value-type="float">
            <text:p>0.168841857022197</text:p>
          </table:table-cell>
          <table:table-cell office:value-type="float" office:value="2.23174778929536" calcext:value-type="float">
            <text:p>2.23174778929536</text:p>
          </table:table-cell>
          <table:table-cell office:value-type="float" office:value="0.0256499999295894" calcext:value-type="float">
            <text:p>0.0256499999295894</text:p>
          </table:table-cell>
          <table:table-cell office:value-type="float" office:value="-1.17983749996944" calcext:value-type="float">
            <text:p>-1.17983749996944</text:p>
          </table:table-cell>
        </table:table-row>
        <table:table-row table:style-name="ro1">
          <table:table-cell office:value-type="float" office:value="1.74017160209975E+018" calcext:value-type="float">
            <text:p>1.74017160209975E+018</text:p>
          </table:table-cell>
          <table:table-cell office:value-type="float" office:value="-3.38164938190363" calcext:value-type="float">
            <text:p>-3.38164938190363</text:p>
          </table:table-cell>
          <table:table-cell office:value-type="float" office:value="0.169388739838728" calcext:value-type="float">
            <text:p>0.169388739838728</text:p>
          </table:table-cell>
          <table:table-cell office:value-type="float" office:value="2.21665741429432" calcext:value-type="float">
            <text:p>2.21665741429432</text:p>
          </table:table-cell>
          <table:table-cell office:value-type="float" office:value="0.0391499999181236" calcext:value-type="float">
            <text:p>0.0391499999181236</text:p>
          </table:table-cell>
          <table:table-cell office:value-type="float" office:value="-1.06396250006864" calcext:value-type="float">
            <text:p>-1.06396250006864</text:p>
          </table:table-cell>
        </table:table-row>
        <table:table-row table:style-name="ro1">
          <table:table-cell office:value-type="float" office:value="1.74017160211813E+018" calcext:value-type="float">
            <text:p>1.74017160211813E+018</text:p>
          </table:table-cell>
          <table:table-cell office:value-type="float" office:value="-3.38230013416381" calcext:value-type="float">
            <text:p>-3.38230013416381</text:p>
          </table:table-cell>
          <table:table-cell office:value-type="float" office:value="0.170267511149944" calcext:value-type="float">
            <text:p>0.170267511149944</text:p>
          </table:table-cell>
          <table:table-cell office:value-type="float" office:value="2.20084328929303" calcext:value-type="float">
            <text:p>2.20084328929303</text:p>
          </table:table-cell>
          <table:table-cell office:value-type="float" office:value="0.0553499999175969" calcext:value-type="float">
            <text:p>0.0553499999175969</text:p>
          </table:table-cell>
          <table:table-cell office:value-type="float" office:value="-0.924912500071046" calcext:value-type="float">
            <text:p>-0.924912500071046</text:p>
          </table:table-cell>
        </table:table-row>
        <table:table-row table:style-name="ro1">
          <table:table-cell office:value-type="float" office:value="1.74017160213287E+018" calcext:value-type="float">
            <text:p>1.74017160213287E+018</text:p>
          </table:table-cell>
          <table:table-cell office:value-type="float" office:value="-3.38296281565913" calcext:value-type="float">
            <text:p>-3.38296281565913</text:p>
          </table:table-cell>
          <table:table-cell office:value-type="float" office:value="0.171187726168753" calcext:value-type="float">
            <text:p>0.171187726168753</text:p>
          </table:table-cell>
          <table:table-cell office:value-type="float" office:value="2.18957678929192" calcext:value-type="float">
            <text:p>2.18957678929192</text:p>
          </table:table-cell>
          <table:table-cell office:value-type="float" office:value="0.0688499999172481" calcext:value-type="float">
            <text:p>0.0688499999172481</text:p>
          </table:table-cell>
          <table:table-cell office:value-type="float" office:value="-0.809037500073041" calcext:value-type="float">
            <text:p>-0.809037500073041</text:p>
          </table:table-cell>
        </table:table-row>
        <table:table-row table:style-name="ro1">
          <table:table-cell office:value-type="float" office:value="1.74017160214822E+018" calcext:value-type="float">
            <text:p>1.74017160214822E+018</text:p>
          </table:table-cell>
          <table:table-cell office:value-type="float" office:value="-3.38373256551067" calcext:value-type="float">
            <text:p>-3.38373256551067</text:p>
          </table:table-cell>
          <table:table-cell office:value-type="float" office:value="0.172280293758075" calcext:value-type="float">
            <text:p>0.172280293758075</text:p>
          </table:table-cell>
          <table:table-cell office:value-type="float" office:value="2.18004841429078" calcext:value-type="float">
            <text:p>2.18004841429078</text:p>
          </table:table-cell>
          <table:table-cell office:value-type="float" office:value="0.0823499999168921" calcext:value-type="float">
            <text:p>0.0823499999168921</text:p>
          </table:table-cell>
          <table:table-cell office:value-type="float" office:value="-0.693162500074895" calcext:value-type="float">
            <text:p>-0.693162500074895</text:p>
          </table:table-cell>
        </table:table-row>
        <table:table-row table:style-name="ro1">
          <table:table-cell office:value-type="float" office:value="1.74017160216663E+018" calcext:value-type="float">
            <text:p>1.74017160216663E+018</text:p>
          </table:table-cell>
          <table:table-cell office:value-type="float" office:value="-3.38479579359928" calcext:value-type="float">
            <text:p>-3.38479579359928</text:p>
          </table:table-cell>
          <table:table-cell office:value-type="float" office:value="0.173819948571828" calcext:value-type="float">
            <text:p>0.173819948571828</text:p>
          </table:table-cell>
          <table:table-cell office:value-type="float" office:value="2.17090868928937" calcext:value-type="float">
            <text:p>2.17090868928937</text:p>
          </table:table-cell>
          <table:table-cell office:value-type="float" office:value="0.0985499999165431" calcext:value-type="float">
            <text:p>0.0985499999165431</text:p>
          </table:table-cell>
          <table:table-cell office:value-type="float" office:value="-0.55411250007748" calcext:value-type="float">
            <text:p>-0.55411250007748</text:p>
          </table:table-cell>
        </table:table-row>
        <table:table-row table:style-name="ro1">
          <table:table-cell office:value-type="float" office:value="1.74017160218118E+018" calcext:value-type="float">
            <text:p>1.74017160218118E+018</text:p>
          </table:table-cell>
          <table:table-cell office:value-type="float" office:value="-3.38579767035095" calcext:value-type="float">
            <text:p>-3.38579767035095</text:p>
          </table:table-cell>
          <table:table-cell office:value-type="float" office:value="0.175293637267402" calcext:value-type="float">
            <text:p>0.175293637267402</text:p>
          </table:table-cell>
          <table:table-cell office:value-type="float" office:value="2.16520418928605" calcext:value-type="float">
            <text:p>2.16520418928605</text:p>
          </table:table-cell>
          <table:table-cell office:value-type="float" office:value="0.112049999912708" calcext:value-type="float">
            <text:p>0.112049999912708</text:p>
          </table:table-cell>
          <table:table-cell office:value-type="float" office:value="-0.438237500149678" calcext:value-type="float">
            <text:p>-0.438237500149678</text:p>
          </table:table-cell>
        </table:table-row>
        <table:table-row table:style-name="ro1">
          <table:table-cell office:value-type="float" office:value="1.74017160219635E+018" calcext:value-type="float">
            <text:p>1.74017160219635E+018</text:p>
          </table:table-cell>
          <table:table-cell office:value-type="float" office:value="-3.38690548087551" calcext:value-type="float">
            <text:p>-3.38690548087551</text:p>
          </table:table-cell>
          <table:table-cell office:value-type="float" office:value="0.176940145975157" calcext:value-type="float">
            <text:p>0.176940145975157</text:p>
          </table:table-cell>
          <table:table-cell office:value-type="float" office:value="2.1612378142827" calcext:value-type="float">
            <text:p>2.1612378142827</text:p>
          </table:table-cell>
          <table:table-cell office:value-type="float" office:value="0.125549999908955" calcext:value-type="float">
            <text:p>0.125549999908955</text:p>
          </table:table-cell>
          <table:table-cell office:value-type="float" office:value="-0.322362500222321" calcext:value-type="float">
            <text:p>-0.322362500222321</text:p>
          </table:table-cell>
        </table:table-row>
        <table:table-row table:style-name="ro1">
          <table:table-cell office:value-type="float" office:value="1.74017160221462E+018" calcext:value-type="float">
            <text:p>1.74017160221462E+018</text:p>
          </table:table-cell>
          <table:table-cell office:value-type="float" office:value="-3.38837687717217" calcext:value-type="float">
            <text:p>-3.38837687717217</text:p>
          </table:table-cell>
          <table:table-cell office:value-type="float" office:value="0.179142553983052" calcext:value-type="float">
            <text:p>0.179142553983052</text:p>
          </table:table-cell>
          <table:table-cell office:value-type="float" office:value="2.15877248927864" calcext:value-type="float">
            <text:p>2.15877248927864</text:p>
          </table:table-cell>
          <table:table-cell office:value-type="float" office:value="0.141749999908895" calcext:value-type="float">
            <text:p>0.141749999908895</text:p>
          </table:table-cell>
          <table:table-cell office:value-type="float" office:value="-0.183312500224843" calcext:value-type="float">
            <text:p>-0.183312500224843</text:p>
          </table:table-cell>
        </table:table-row>
        <table:table-row table:style-name="ro1">
          <table:table-cell office:value-type="float" office:value="1.7401716022304E+018" calcext:value-type="float">
            <text:p>1.7401716022304E+018</text:p>
          </table:table-cell>
          <table:table-cell office:value-type="float" office:value="-3.38972431802295" calcext:value-type="float">
            <text:p>-3.38972431802295</text:p>
          </table:table-cell>
          <table:table-cell office:value-type="float" office:value="0.181164756523109" calcext:value-type="float">
            <text:p>0.181164756523109</text:p>
          </table:table-cell>
          <table:table-cell office:value-type="float" office:value="2.15862998926986" calcext:value-type="float">
            <text:p>2.15862998926986</text:p>
          </table:table-cell>
          <table:table-cell office:value-type="float" office:value="0.155249999909619" calcext:value-type="float">
            <text:p>0.155249999909619</text:p>
          </table:table-cell>
          <table:table-cell office:value-type="float" office:value="-0.0674375004055542" calcext:value-type="float">
            <text:p>-0.0674375004055542</text:p>
          </table:table-cell>
        </table:table-row>
        <table:table-row table:style-name="ro1">
          <table:table-cell office:value-type="float" office:value="1.7401716022487E+018" calcext:value-type="float">
            <text:p>1.7401716022487E+018</text:p>
          </table:table-cell>
          <table:table-cell office:value-type="float" office:value="-3.39149196353455" calcext:value-type="float">
            <text:p>-3.39149196353455</text:p>
          </table:table-cell>
          <table:table-cell office:value-type="float" office:value="0.183812174946229" calcext:value-type="float">
            <text:p>0.183812174946229</text:p>
          </table:table-cell>
          <table:table-cell office:value-type="float" office:value="2.16075331424978" calcext:value-type="float">
            <text:p>2.16075331424978</text:p>
          </table:table-cell>
          <table:table-cell office:value-type="float" office:value="0.171449999912408" calcext:value-type="float">
            <text:p>0.171449999912408</text:p>
          </table:table-cell>
          <table:table-cell office:value-type="float" office:value="0.0716124990607325" calcext:value-type="float">
            <text:p>0.0716124990607325</text:p>
          </table:table-cell>
        </table:table-row>
        <table:table-row table:style-name="ro1">
          <table:table-cell office:value-type="float" office:value="1.74017160226382E+018" calcext:value-type="float">
            <text:p>1.74017160226382E+018</text:p>
          </table:table-cell>
          <table:table-cell office:value-type="float" office:value="-3.39309526158534" calcext:value-type="float">
            <text:p>-3.39309526158534</text:p>
          </table:table-cell>
          <table:table-cell office:value-type="float" office:value="0.186198071023827" calcext:value-type="float">
            <text:p>0.186198071023827</text:p>
          </table:table-cell>
          <table:table-cell office:value-type="float" office:value="2.16443468923301" calcext:value-type="float">
            <text:p>2.16443468923301</text:p>
          </table:table-cell>
          <table:table-cell office:value-type="float" office:value="0.184918544388104" calcext:value-type="float">
            <text:p>0.184918544388104</text:p>
          </table:table-cell>
          <table:table-cell office:value-type="float" office:value="0.187487498883325" calcext:value-type="float">
            <text:p>0.187487498883325</text:p>
          </table:table-cell>
        </table:table-row>
        <table:table-row table:style-name="ro1">
          <table:table-cell office:value-type="float" office:value="1.74017160227883E+018" calcext:value-type="float">
            <text:p>1.74017160227883E+018</text:p>
          </table:table-cell>
          <table:table-cell office:value-type="float" office:value="-3.39475271338071" calcext:value-type="float">
            <text:p>-3.39475271338071</text:p>
          </table:table-cell>
          <table:table-cell office:value-type="float" office:value="0.188640579409962" calcext:value-type="float">
            <text:p>0.188640579409962</text:p>
          </table:table-cell>
          <table:table-cell office:value-type="float" office:value="2.1698541892162" calcext:value-type="float">
            <text:p>2.1698541892162</text:p>
          </table:table-cell>
          <table:table-cell office:value-type="float" office:value="0.194211266794262" calcext:value-type="float">
            <text:p>0.194211266794262</text:p>
          </table:table-cell>
          <table:table-cell office:value-type="float" office:value="0.303362498880885" calcext:value-type="float">
            <text:p>0.303362498880885</text:p>
          </table:table-cell>
        </table:table-row>
        <table:table-row table:style-name="ro1">
          <table:table-cell office:value-type="float" office:value="1.74017160229759E+018" calcext:value-type="float">
            <text:p>1.74017160229759E+018</text:p>
          </table:table-cell>
          <table:table-cell office:value-type="float" office:value="-3.39676225059977" calcext:value-type="float">
            <text:p>-3.39676225059977</text:p>
          </table:table-cell>
          <table:table-cell office:value-type="float" office:value="0.191557499151197" calcext:value-type="float">
            <text:p>0.191557499151197</text:p>
          </table:table-cell>
          <table:table-cell office:value-type="float" office:value="2.17865191419599" calcext:value-type="float">
            <text:p>2.17865191419599</text:p>
          </table:table-cell>
          <table:table-cell office:value-type="float" office:value="0.196785444725883" calcext:value-type="float">
            <text:p>0.196785444725883</text:p>
          </table:table-cell>
          <table:table-cell office:value-type="float" office:value="0.442412498877919" calcext:value-type="float">
            <text:p>0.442412498877919</text:p>
          </table:table-cell>
        </table:table-row>
        <table:table-row table:style-name="ro1">
          <table:table-cell office:value-type="float" office:value="1.7401716023123E+018" calcext:value-type="float">
            <text:p>1.7401716023123E+018</text:p>
          </table:table-cell>
          <table:table-cell office:value-type="float" office:value="-3.39845887674933" calcext:value-type="float">
            <text:p>-3.39845887674933</text:p>
          </table:table-cell>
          <table:table-cell office:value-type="float" office:value="0.193972952042116" calcext:value-type="float">
            <text:p>0.193972952042116</text:p>
          </table:table-cell>
          <table:table-cell office:value-type="float" office:value="2.18789528917911" calcext:value-type="float">
            <text:p>2.18789528917911</text:p>
          </table:table-cell>
          <table:table-cell office:value-type="float" office:value="0.196785444725996" calcext:value-type="float">
            <text:p>0.196785444725996</text:p>
          </table:table-cell>
          <table:table-cell office:value-type="float" office:value="0.558287498875867" calcext:value-type="float">
            <text:p>0.558287498875867</text:p>
          </table:table-cell>
        </table:table-row>
        <table:table-row table:style-name="ro1">
          <table:table-cell office:value-type="float" office:value="1.74017160232732E+018" calcext:value-type="float">
            <text:p>1.74017160232732E+018</text:p>
          </table:table-cell>
          <table:table-cell office:value-type="float" office:value="-3.40017983932906" calcext:value-type="float">
            <text:p>-3.40017983932906</text:p>
          </table:table-cell>
          <table:table-cell office:value-type="float" office:value="0.196371121184332" calcext:value-type="float">
            <text:p>0.196371121184332</text:p>
          </table:table-cell>
          <table:table-cell office:value-type="float" office:value="2.1988767891622" calcext:value-type="float">
            <text:p>2.1988767891622</text:p>
          </table:table-cell>
          <table:table-cell office:value-type="float" office:value="0.1967854447261" calcext:value-type="float">
            <text:p>0.1967854447261</text:p>
          </table:table-cell>
          <table:table-cell office:value-type="float" office:value="0.674162498873618" calcext:value-type="float">
            <text:p>0.674162498873618</text:p>
          </table:table-cell>
        </table:table-row>
        <table:table-row table:style-name="ro1">
          <table:table-cell office:value-type="float" office:value="1.74017160234543E+018" calcext:value-type="float">
            <text:p>1.74017160234543E+018</text:p>
          </table:table-cell>
          <table:table-cell office:value-type="float" office:value="-3.40228268476154" calcext:value-type="float">
            <text:p>-3.40228268476154</text:p>
          </table:table-cell>
          <table:table-cell office:value-type="float" office:value="0.199221477711761" calcext:value-type="float">
            <text:p>0.199221477711761</text:p>
          </table:table-cell>
          <table:table-cell office:value-type="float" office:value="2.21434891414185" calcext:value-type="float">
            <text:p>2.21434891414185</text:p>
          </table:table-cell>
          <table:table-cell office:value-type="float" office:value="0.196785444726216" calcext:value-type="float">
            <text:p>0.196785444726216</text:p>
          </table:table-cell>
          <table:table-cell office:value-type="float" office:value="0.813212498870707" calcext:value-type="float">
            <text:p>0.813212498870707</text:p>
          </table:table-cell>
        </table:table-row>
        <table:table-row table:style-name="ro1">
          <table:table-cell office:value-type="float" office:value="1.74017160236071E+018" calcext:value-type="float">
            <text:p>1.74017160236071E+018</text:p>
          </table:table-cell>
          <table:table-cell office:value-type="float" office:value="-3.40407041917247" calcext:value-type="float">
            <text:p>-3.40407041917247</text:p>
          </table:table-cell>
          <table:table-cell office:value-type="float" office:value="0.201570281052724" calcext:value-type="float">
            <text:p>0.201570281052724</text:p>
          </table:table-cell>
          <table:table-cell office:value-type="float" office:value="2.22841087403734" calcext:value-type="float">
            <text:p>2.22841087403734</text:p>
          </table:table-cell>
          <table:table-cell office:value-type="float" office:value="0.196785444726334" calcext:value-type="float">
            <text:p>0.196785444726334</text:p>
          </table:table-cell>
          <table:table-cell office:value-type="float" office:value="0.904306995950961" calcext:value-type="float">
            <text:p>0.904306995950961</text:p>
          </table:table-cell>
        </table:table-row>
        <table:table-row table:style-name="ro1">
          <table:table-cell office:value-type="float" office:value="1.74017160237894E+018" calcext:value-type="float">
            <text:p>1.74017160237894E+018</text:p>
          </table:table-cell>
          <table:table-cell office:value-type="float" office:value="-3.40625903214127" calcext:value-type="float">
            <text:p>-3.40625903214127</text:p>
          </table:table-cell>
          <table:table-cell office:value-type="float" office:value="0.204355315559768" calcext:value-type="float">
            <text:p>0.204355315559768</text:p>
          </table:table-cell>
          <table:table-cell office:value-type="float" office:value="2.24528522591373" calcext:value-type="float">
            <text:p>2.24528522591373</text:p>
          </table:table-cell>
          <table:table-cell office:value-type="float" office:value="0.19678544472629" calcext:value-type="float">
            <text:p>0.19678544472629</text:p>
          </table:table-cell>
          <table:table-cell office:value-type="float" office:value="0.937463993133293" calcext:value-type="float">
            <text:p>0.937463993133293</text:p>
          </table:table-cell>
        </table:table-row>
        <table:table-row table:style-name="ro1">
          <table:table-cell office:value-type="float" office:value="1.74017160239437E+018" calcext:value-type="float">
            <text:p>1.74017160239437E+018</text:p>
          </table:table-cell>
          <table:table-cell office:value-type="float" office:value="-3.40811856286254" calcext:value-type="float">
            <text:p>-3.40811856286254</text:p>
          </table:table-cell>
          <table:table-cell office:value-type="float" office:value="0.2066476979352" calcext:value-type="float">
            <text:p>0.2066476979352</text:p>
          </table:table-cell>
          <table:table-cell office:value-type="float" office:value="2.25934718581073" calcext:value-type="float">
            <text:p>2.25934718581073</text:p>
          </table:table-cell>
          <table:table-cell office:value-type="float" office:value="0.196785444726231" calcext:value-type="float">
            <text:p>0.196785444726231</text:p>
          </table:table-cell>
          <table:table-cell office:value-type="float" office:value="0.937463993132785" calcext:value-type="float">
            <text:p>0.937463993132785</text:p>
          </table:table-cell>
        </table:table-row>
        <table:table-row table:style-name="ro1">
          <table:table-cell office:value-type="float" office:value="1.74017160240971E+018" calcext:value-type="float">
            <text:p>1.74017160240971E+018</text:p>
          </table:table-cell>
          <table:table-cell office:value-type="float" office:value="-3.4100101440629" calcext:value-type="float">
            <text:p>-3.4100101440629</text:p>
          </table:table-cell>
          <table:table-cell office:value-type="float" office:value="0.208913705883322" calcext:value-type="float">
            <text:p>0.208913705883322</text:p>
          </table:table-cell>
          <table:table-cell office:value-type="float" office:value="2.27340914570771" calcext:value-type="float">
            <text:p>2.27340914570771</text:p>
          </table:table-cell>
          <table:table-cell office:value-type="float" office:value="0.196785444726186" calcext:value-type="float">
            <text:p>0.196785444726186</text:p>
          </table:table-cell>
          <table:table-cell office:value-type="float" office:value="0.937463993132403" calcext:value-type="float">
            <text:p>0.937463993132403</text:p>
          </table:table-cell>
        </table:table-row>
        <table:table-row table:style-name="ro1">
          <table:table-cell office:value-type="float" office:value="1.7401716024279E+018" calcext:value-type="float">
            <text:p>1.7401716024279E+018</text:p>
          </table:table-cell>
          <table:table-cell office:value-type="float" office:value="-3.41232182105595" calcext:value-type="float">
            <text:p>-3.41232182105595</text:p>
          </table:table-cell>
          <table:table-cell office:value-type="float" office:value="0.211597470666685" calcext:value-type="float">
            <text:p>0.211597470666685</text:p>
          </table:table-cell>
          <table:table-cell office:value-type="float" office:value="2.29028349758409" calcext:value-type="float">
            <text:p>2.29028349758409</text:p>
          </table:table-cell>
          <table:table-cell office:value-type="float" office:value="0.196785444726157" calcext:value-type="float">
            <text:p>0.196785444726157</text:p>
          </table:table-cell>
          <table:table-cell office:value-type="float" office:value="0.937463993132149" calcext:value-type="float">
            <text:p>0.937463993132149</text:p>
          </table:table-cell>
        </table:table-row>
        <table:table-row table:style-name="ro1">
          <table:table-cell office:value-type="float" office:value="1.74017160244346E+018" calcext:value-type="float">
            <text:p>1.74017160244346E+018</text:p>
          </table:table-cell>
          <table:table-cell office:value-type="float" office:value="-3.41428258790151" calcext:value-type="float">
            <text:p>-3.41428258790151</text:p>
          </table:table-cell>
          <table:table-cell office:value-type="float" office:value="0.213803885141771" calcext:value-type="float">
            <text:p>0.213803885141771</text:p>
          </table:table-cell>
          <table:table-cell office:value-type="float" office:value="2.30434545748106" calcext:value-type="float">
            <text:p>2.30434545748106</text:p>
          </table:table-cell>
          <table:table-cell office:value-type="float" office:value="0.196785444726112" calcext:value-type="float">
            <text:p>0.196785444726112</text:p>
          </table:table-cell>
          <table:table-cell office:value-type="float" office:value="0.937463993131768" calcext:value-type="float">
            <text:p>0.937463993131768</text:p>
          </table:table-cell>
        </table:table-row>
        <table:table-row table:style-name="ro1">
          <table:table-cell office:value-type="float" office:value="1.74017160245903E+018" calcext:value-type="float">
            <text:p>1.74017160245903E+018</text:p>
          </table:table-cell>
          <table:table-cell office:value-type="float" office:value="-3.41627418637986" calcext:value-type="float">
            <text:p>-3.41627418637986</text:p>
          </table:table-cell>
          <table:table-cell office:value-type="float" office:value="0.215982510157592" calcext:value-type="float">
            <text:p>0.215982510157592</text:p>
          </table:table-cell>
          <table:table-cell office:value-type="float" office:value="2.31840741737803" calcext:value-type="float">
            <text:p>2.31840741737803</text:p>
          </table:table-cell>
          <table:table-cell office:value-type="float" office:value="0.196785444726068" calcext:value-type="float">
            <text:p>0.196785444726068</text:p>
          </table:table-cell>
          <table:table-cell office:value-type="float" office:value="0.937463993131386" calcext:value-type="float">
            <text:p>0.937463993131386</text:p>
          </table:table-cell>
        </table:table-row>
        <table:table-row table:style-name="ro1">
          <table:table-cell office:value-type="float" office:value="1.74017160247745E+018" calcext:value-type="float">
            <text:p>1.74017160247745E+018</text:p>
          </table:table-cell>
          <table:table-cell office:value-type="float" office:value="-3.41870424740059" calcext:value-type="float">
            <text:p>-3.41870424740059</text:p>
          </table:table-cell>
          <table:table-cell office:value-type="float" office:value="0.218559571927929" calcext:value-type="float">
            <text:p>0.218559571927929</text:p>
          </table:table-cell>
          <table:table-cell office:value-type="float" office:value="2.33528176925441" calcext:value-type="float">
            <text:p>2.33528176925441</text:p>
          </table:table-cell>
          <table:table-cell office:value-type="float" office:value="0.196785444726046" calcext:value-type="float">
            <text:p>0.196785444726046</text:p>
          </table:table-cell>
          <table:table-cell office:value-type="float" office:value="0.937463993131577" calcext:value-type="float">
            <text:p>0.937463993131577</text:p>
          </table:table-cell>
        </table:table-row>
        <table:table-row table:style-name="ro1">
          <table:table-cell office:value-type="float" office:value="1.74017160249193E+018" calcext:value-type="float">
            <text:p>1.74017160249193E+018</text:p>
          </table:table-cell>
          <table:table-cell office:value-type="float" office:value="-3.42076228079245" calcext:value-type="float">
            <text:p>-3.42076228079245</text:p>
          </table:table-cell>
          <table:table-cell office:value-type="float" office:value="0.220675551610364" calcext:value-type="float">
            <text:p>0.220675551610364</text:p>
          </table:table-cell>
          <table:table-cell office:value-type="float" office:value="2.34934372915139" calcext:value-type="float">
            <text:p>2.34934372915139</text:p>
          </table:table-cell>
          <table:table-cell office:value-type="float" office:value="0.196785444726048" calcext:value-type="float">
            <text:p>0.196785444726048</text:p>
          </table:table-cell>
          <table:table-cell office:value-type="float" office:value="0.937463993132181" calcext:value-type="float">
            <text:p>0.937463993132181</text:p>
          </table:table-cell>
        </table:table-row>
        <table:table-row table:style-name="ro1">
          <table:table-cell office:value-type="float" office:value="1.74017160251021E+018" calcext:value-type="float">
            <text:p>1.74017160251021E+018</text:p>
          </table:table-cell>
          <table:table-cell office:value-type="float" office:value="-3.42327089112458" calcext:value-type="float">
            <text:p>-3.42327089112458</text:p>
          </table:table-cell>
          <table:table-cell office:value-type="float" office:value="0.223176215149132" calcext:value-type="float">
            <text:p>0.223176215149132</text:p>
          </table:table-cell>
          <table:table-cell office:value-type="float" office:value="2.36621808102777" calcext:value-type="float">
            <text:p>2.36621808102777</text:p>
          </table:table-cell>
          <table:table-cell office:value-type="float" office:value="0.196785444726033" calcext:value-type="float">
            <text:p>0.196785444726033</text:p>
          </table:table-cell>
          <table:table-cell office:value-type="float" office:value="0.937463993132308" calcext:value-type="float">
            <text:p>0.937463993132308</text:p>
          </table:table-cell>
        </table:table-row>
        <table:table-row table:style-name="ro1">
          <table:table-cell office:value-type="float" office:value="1.74017160252542E+018" calcext:value-type="float">
            <text:p>1.74017160252542E+018</text:p>
          </table:table-cell>
          <table:table-cell office:value-type="float" office:value="-3.42538754793574" calcext:value-type="float">
            <text:p>-3.42538754793574</text:p>
          </table:table-cell>
          <table:table-cell office:value-type="float" office:value="0.225221913706197" calcext:value-type="float">
            <text:p>0.225221913706197</text:p>
          </table:table-cell>
          <table:table-cell office:value-type="float" office:value="2.38034956592298" calcext:value-type="float">
            <text:p>2.38034956592298</text:p>
          </table:table-cell>
          <table:table-cell office:value-type="float" office:value="0.196515444733541" calcext:value-type="float">
            <text:p>0.196515444733541</text:p>
          </table:table-cell>
          <table:table-cell office:value-type="float" office:value="0.939781493073139" calcext:value-type="float">
            <text:p>0.939781493073139</text:p>
          </table:table-cell>
        </table:table-row>
        <table:table-row table:style-name="ro1">
          <table:table-cell office:value-type="float" office:value="1.74017160254017E+018" calcext:value-type="float">
            <text:p>1.74017160254017E+018</text:p>
          </table:table-cell>
          <table:table-cell office:value-type="float" office:value="-3.42742164280982" calcext:value-type="float">
            <text:p>-3.42742164280982</text:p>
          </table:table-cell>
          <table:table-cell office:value-type="float" office:value="0.227131150481129" calcext:value-type="float">
            <text:p>0.227131150481129</text:p>
          </table:table-cell>
          <table:table-cell office:value-type="float" office:value="2.39580202581111" calcext:value-type="float">
            <text:p>2.39580202581111</text:p>
          </table:table-cell>
          <table:table-cell office:value-type="float" office:value="0.191115444771407" calcext:value-type="float">
            <text:p>0.191115444771407</text:p>
          </table:table-cell>
          <table:table-cell office:value-type="float" office:value="0.986131492777933" calcext:value-type="float">
            <text:p>0.986131492777933</text:p>
          </table:table-cell>
        </table:table-row>
        <table:table-row table:style-name="ro1">
          <table:table-cell office:value-type="float" office:value="1.74017160255902E+018" calcext:value-type="float">
            <text:p>1.74017160255902E+018</text:p>
          </table:table-cell>
          <table:table-cell office:value-type="float" office:value="-3.42970441159655" calcext:value-type="float">
            <text:p>-3.42970441159655</text:p>
          </table:table-cell>
          <table:table-cell office:value-type="float" office:value="0.229199425467266" calcext:value-type="float">
            <text:p>0.229199425467266</text:p>
          </table:table-cell>
          <table:table-cell office:value-type="float" office:value="2.41540202580013" calcext:value-type="float">
            <text:p>2.41540202580013</text:p>
          </table:table-cell>
          <table:table-cell office:value-type="float" office:value="0.176535444800739" calcext:value-type="float">
            <text:p>0.176535444800739</text:p>
          </table:table-cell>
          <table:table-cell office:value-type="float" office:value="1.0700339299842" calcext:value-type="float">
            <text:p>1.0700339299842</text:p>
          </table:table-cell>
        </table:table-row>
        <table:table-row table:style-name="ro1">
          <table:table-cell office:value-type="float" office:value="1.74017160257367E+018" calcext:value-type="float">
            <text:p>1.74017160257367E+018</text:p>
          </table:table-cell>
          <table:table-cell office:value-type="float" office:value="-3.43146971337009" calcext:value-type="float">
            <text:p>-3.43146971337009</text:p>
          </table:table-cell>
          <table:table-cell office:value-type="float" office:value="0.230741905321422" calcext:value-type="float">
            <text:p>0.230741905321422</text:p>
          </table:table-cell>
          <table:table-cell office:value-type="float" office:value="2.43173535912509" calcext:value-type="float">
            <text:p>2.43173535912509</text:p>
          </table:table-cell>
          <table:table-cell office:value-type="float" office:value="0.163035444799674" calcext:value-type="float">
            <text:p>0.163035444799674</text:p>
          </table:table-cell>
          <table:table-cell office:value-type="float" office:value="1.08888888832994" calcext:value-type="float">
            <text:p>1.08888888832994</text:p>
          </table:table-cell>
        </table:table-row>
        <table:table-row table:style-name="ro1">
          <table:table-cell office:value-type="float" office:value="1.74017160258887E+018" calcext:value-type="float">
            <text:p>1.74017160258887E+018</text:p>
          </table:table-cell>
          <table:table-cell office:value-type="float" office:value="-3.43310531434142" calcext:value-type="float">
            <text:p>-3.43310531434142</text:p>
          </table:table-cell>
          <table:table-cell office:value-type="float" office:value="0.232124633162725" calcext:value-type="float">
            <text:p>0.232124633162725</text:p>
          </table:table-cell>
          <table:table-cell office:value-type="float" office:value="2.44806869245006" calcext:value-type="float">
            <text:p>2.44806869245006</text:p>
          </table:table-cell>
          <table:table-cell office:value-type="float" office:value="0.149535444799564" calcext:value-type="float">
            <text:p>0.149535444799564</text:p>
          </table:table-cell>
          <table:table-cell office:value-type="float" office:value="1.08888888833096" calcext:value-type="float">
            <text:p>1.08888888833096</text:p>
          </table:table-cell>
        </table:table-row>
        <table:table-row table:style-name="ro1">
          <table:table-cell office:value-type="float" office:value="1.74017160260716E+018" calcext:value-type="float">
            <text:p>1.74017160260716E+018</text:p>
          </table:table-cell>
          <table:table-cell office:value-type="float" office:value="-3.43489021254605" calcext:value-type="float">
            <text:p>-3.43489021254605</text:p>
          </table:table-cell>
          <table:table-cell office:value-type="float" office:value="0.233579635475653" calcext:value-type="float">
            <text:p>0.233579635475653</text:p>
          </table:table-cell>
          <table:table-cell office:value-type="float" office:value="2.46766869244005" calcext:value-type="float">
            <text:p>2.46766869244005</text:p>
          </table:table-cell>
          <table:table-cell office:value-type="float" office:value="0.13333544479941" calcext:value-type="float">
            <text:p>0.13333544479941</text:p>
          </table:table-cell>
          <table:table-cell office:value-type="float" office:value="1.08888888833216" calcext:value-type="float">
            <text:p>1.08888888833216</text:p>
          </table:table-cell>
        </table:table-row>
        <table:table-row table:style-name="ro1">
          <table:table-cell office:value-type="float" office:value="1.74017160262235E+018" calcext:value-type="float">
            <text:p>1.74017160262235E+018</text:p>
          </table:table-cell>
          <table:table-cell office:value-type="float" office:value="-3.43622407375951" calcext:value-type="float">
            <text:p>-3.43622407375951</text:p>
          </table:table-cell>
          <table:table-cell office:value-type="float" office:value="0.234627548581209" calcext:value-type="float">
            <text:p>0.234627548581209</text:p>
          </table:table-cell>
          <table:table-cell office:value-type="float" office:value="2.48400202576384" calcext:value-type="float">
            <text:p>2.48400202576384</text:p>
          </table:table-cell>
          <table:table-cell office:value-type="float" office:value="0.119835444804007" calcext:value-type="float">
            <text:p>0.119835444804007</text:p>
          </table:table-cell>
          <table:table-cell office:value-type="float" office:value="1.08888888829277" calcext:value-type="float">
            <text:p>1.08888888829277</text:p>
          </table:table-cell>
        </table:table-row>
        <table:table-row table:style-name="ro1">
          <table:table-cell office:value-type="float" office:value="1.74017160264068E+018" calcext:value-type="float">
            <text:p>1.74017160264068E+018</text:p>
          </table:table-cell>
          <table:table-cell office:value-type="float" office:value="-3.43763379824666" calcext:value-type="float">
            <text:p>-3.43763379824666</text:p>
          </table:table-cell>
          <table:table-cell office:value-type="float" office:value="0.2356949016807" calcext:value-type="float">
            <text:p>0.2356949016807</text:p>
          </table:table-cell>
          <table:table-cell office:value-type="float" office:value="2.50360202575206" calcext:value-type="float">
            <text:p>2.50360202575206</text:p>
          </table:table-cell>
          <table:table-cell office:value-type="float" office:value="0.103635444810913" calcext:value-type="float">
            <text:p>0.103635444810913</text:p>
          </table:table-cell>
          <table:table-cell office:value-type="float" office:value="1.08888888823362" calcext:value-type="float">
            <text:p>1.08888888823362</text:p>
          </table:table-cell>
        </table:table-row>
        <table:table-row table:style-name="ro1">
          <table:table-cell office:value-type="float" office:value="1.74017160265589E+018" calcext:value-type="float">
            <text:p>1.74017160265589E+018</text:p>
          </table:table-cell>
          <table:table-cell office:value-type="float" office:value="-3.43864442686575" calcext:value-type="float">
            <text:p>-3.43864442686575</text:p>
          </table:table-cell>
          <table:table-cell office:value-type="float" office:value="0.236431820859353" calcext:value-type="float">
            <text:p>0.236431820859353</text:p>
          </table:table-cell>
          <table:table-cell office:value-type="float" office:value="2.51993535907559" calcext:value-type="float">
            <text:p>2.51993535907559</text:p>
          </table:table-cell>
          <table:table-cell office:value-type="float" office:value="0.0901354448107885" calcext:value-type="float">
            <text:p>0.0901354448107885</text:p>
          </table:table-cell>
          <table:table-cell office:value-type="float" office:value="1.08888888823477" calcext:value-type="float">
            <text:p>1.08888888823477</text:p>
          </table:table-cell>
        </table:table-row>
        <table:table-row table:style-name="ro1">
          <table:table-cell office:value-type="float" office:value="1.74017160267162E+018" calcext:value-type="float">
            <text:p>1.74017160267162E+018</text:p>
          </table:table-cell>
          <table:table-cell office:value-type="float" office:value="-3.43950138555241" calcext:value-type="float">
            <text:p>-3.43950138555241</text:p>
          </table:table-cell>
          <table:table-cell office:value-type="float" office:value="0.237035552516397" calcext:value-type="float">
            <text:p>0.237035552516397</text:p>
          </table:table-cell>
          <table:table-cell office:value-type="float" office:value="2.53626869239913" calcext:value-type="float">
            <text:p>2.53626869239913</text:p>
          </table:table-cell>
          <table:table-cell office:value-type="float" office:value="0.076635444810671" calcext:value-type="float">
            <text:p>0.076635444810671</text:p>
          </table:table-cell>
          <table:table-cell office:value-type="float" office:value="1.08888888823585" calcext:value-type="float">
            <text:p>1.08888888823585</text:p>
          </table:table-cell>
        </table:table-row>
        <table:table-row table:style-name="ro1">
          <table:table-cell office:value-type="float" office:value="1.74017160268956E+018" calcext:value-type="float">
            <text:p>1.74017160268956E+018</text:p>
          </table:table-cell>
          <table:table-cell office:value-type="float" office:value="-3.44036915404924" calcext:value-type="float">
            <text:p>-3.44036915404924</text:p>
          </table:table-cell>
          <table:table-cell office:value-type="float" office:value="0.237623712021264" calcext:value-type="float">
            <text:p>0.237623712021264</text:p>
          </table:table-cell>
          <table:table-cell office:value-type="float" office:value="2.55586869239029" calcext:value-type="float">
            <text:p>2.55586869239029</text:p>
          </table:table-cell>
          <table:table-cell office:value-type="float" office:value="0.0623584097603968" calcext:value-type="float">
            <text:p>0.0623584097603968</text:p>
          </table:table-cell>
          <table:table-cell office:value-type="float" office:value="1.08888888833325" calcext:value-type="float">
            <text:p>1.08888888833325</text:p>
          </table:table-cell>
        </table:table-row>
        <table:table-row table:style-name="ro1">
          <table:table-cell office:value-type="float" office:value="1.74017160270486E+018" calcext:value-type="float">
            <text:p>1.74017160270486E+018</text:p>
          </table:table-cell>
          <table:table-cell office:value-type="float" office:value="-3.44108725933618" calcext:value-type="float">
            <text:p>-3.44108725933618</text:p>
          </table:table-cell>
          <table:table-cell office:value-type="float" office:value="0.238091688881002" calcext:value-type="float">
            <text:p>0.238091688881002</text:p>
          </table:table-cell>
          <table:table-cell office:value-type="float" office:value="2.57220202571422" calcext:value-type="float">
            <text:p>2.57220202571422</text:p>
          </table:table-cell>
          <table:table-cell office:value-type="float" office:value="0.057337115926853" calcext:value-type="float">
            <text:p>0.057337115926853</text:p>
          </table:table-cell>
          <table:table-cell office:value-type="float" office:value="1.08888888834608" calcext:value-type="float">
            <text:p>1.08888888834608</text:p>
          </table:table-cell>
        </table:table-row>
        <table:table-row table:style-name="ro1">
          <table:table-cell office:value-type="float" office:value="1.74017160272014E+018" calcext:value-type="float">
            <text:p>1.74017160272014E+018</text:p>
          </table:table-cell>
          <table:table-cell office:value-type="float" office:value="-3.44181291212016" calcext:value-type="float">
            <text:p>-3.44181291212016</text:p>
          </table:table-cell>
          <table:table-cell office:value-type="float" office:value="0.238547874787702" calcext:value-type="float">
            <text:p>0.238547874787702</text:p>
          </table:table-cell>
          <table:table-cell office:value-type="float" office:value="2.58853535903816" calcext:value-type="float">
            <text:p>2.58853535903816</text:p>
          </table:table-cell>
          <table:table-cell office:value-type="float" office:value="0.0571428571434026" calcext:value-type="float">
            <text:p>0.0571428571434026</text:p>
          </table:table-cell>
          <table:table-cell office:value-type="float" office:value="1.08888888826228" calcext:value-type="float">
            <text:p>1.08888888826228</text:p>
          </table:table-cell>
        </table:table-row>
        <table:table-row table:style-name="ro1">
          <table:table-cell office:value-type="float" office:value="1.74017160273841E+018" calcext:value-type="float">
            <text:p>1.74017160273841E+018</text:p>
          </table:table-cell>
          <table:table-cell office:value-type="float" office:value="-3.44269338545245" calcext:value-type="float">
            <text:p>-3.44269338545245</text:p>
          </table:table-cell>
          <table:table-cell office:value-type="float" office:value="0.23907956269094" calcext:value-type="float">
            <text:p>0.23907956269094</text:p>
          </table:table-cell>
          <table:table-cell office:value-type="float" office:value="2.6081353590269" calcext:value-type="float">
            <text:p>2.6081353590269</text:p>
          </table:table-cell>
          <table:table-cell office:value-type="float" office:value="0.0571428571432027" calcext:value-type="float">
            <text:p>0.0571428571432027</text:p>
          </table:table-cell>
          <table:table-cell office:value-type="float" office:value="1.08888888826298" calcext:value-type="float">
            <text:p>1.08888888826298</text:p>
          </table:table-cell>
        </table:table-row>
        <table:table-row table:style-name="ro1">
          <table:table-cell office:value-type="float" office:value="1.74017160275383E+018" calcext:value-type="float">
            <text:p>1.74017160275383E+018</text:p>
          </table:table-cell>
          <table:table-cell office:value-type="float" office:value="-3.44343495855662" calcext:value-type="float">
            <text:p>-3.44343495855662</text:p>
          </table:table-cell>
          <table:table-cell office:value-type="float" office:value="0.239509384602357" calcext:value-type="float">
            <text:p>0.239509384602357</text:p>
          </table:table-cell>
          <table:table-cell office:value-type="float" office:value="2.62446869235085" calcext:value-type="float">
            <text:p>2.62446869235085</text:p>
          </table:table-cell>
          <table:table-cell office:value-type="float" office:value="0.0571428571430103" calcext:value-type="float">
            <text:p>0.0571428571430103</text:p>
          </table:table-cell>
          <table:table-cell office:value-type="float" office:value="1.08888888826361" calcext:value-type="float">
            <text:p>1.08888888826361</text:p>
          </table:table-cell>
        </table:table-row>
        <table:table-row table:style-name="ro1">
          <table:table-cell office:value-type="float" office:value="1.74017160277194E+018" calcext:value-type="float">
            <text:p>1.74017160277194E+018</text:p>
          </table:table-cell>
          <table:table-cell office:value-type="float" office:value="-3.44433396472196" calcext:value-type="float">
            <text:p>-3.44433396472196</text:p>
          </table:table-cell>
          <table:table-cell office:value-type="float" office:value="0.240009097750066" calcext:value-type="float">
            <text:p>0.240009097750066</text:p>
          </table:table-cell>
          <table:table-cell office:value-type="float" office:value="2.64406869233963" calcext:value-type="float">
            <text:p>2.64406869233963</text:p>
          </table:table-cell>
          <table:table-cell office:value-type="float" office:value="0.0571428571428031" calcext:value-type="float">
            <text:p>0.0571428571428031</text:p>
          </table:table-cell>
          <table:table-cell office:value-type="float" office:value="1.08888888826463" calcext:value-type="float">
            <text:p>1.08888888826463</text:p>
          </table:table-cell>
        </table:table-row>
        <table:table-row table:style-name="ro1">
          <table:table-cell office:value-type="float" office:value="1.74017160278688E+018" calcext:value-type="float">
            <text:p>1.74017160278688E+018</text:p>
          </table:table-cell>
          <table:table-cell office:value-type="float" office:value="-3.44509050072685" calcext:value-type="float">
            <text:p>-3.44509050072685</text:p>
          </table:table-cell>
          <table:table-cell office:value-type="float" office:value="0.240412000737955" calcext:value-type="float">
            <text:p>0.240412000737955</text:p>
          </table:table-cell>
          <table:table-cell office:value-type="float" office:value="2.66040202566362" calcext:value-type="float">
            <text:p>2.66040202566362</text:p>
          </table:table-cell>
          <table:table-cell office:value-type="float" office:value="0.0571428571426254" calcext:value-type="float">
            <text:p>0.0571428571426254</text:p>
          </table:table-cell>
          <table:table-cell office:value-type="float" office:value="1.08888888826565" calcext:value-type="float">
            <text:p>1.08888888826565</text:p>
          </table:table-cell>
        </table:table-row>
        <table:table-row table:style-name="ro1">
          <table:table-cell office:value-type="float" office:value="1.74017160280226E+018" calcext:value-type="float">
            <text:p>1.74017160280226E+018</text:p>
          </table:table-cell>
          <table:table-cell office:value-type="float" office:value="-3.4458535162767" calcext:value-type="float">
            <text:p>-3.4458535162767</text:p>
          </table:table-cell>
          <table:table-cell office:value-type="float" office:value="0.240802493778926" calcext:value-type="float">
            <text:p>0.240802493778926</text:p>
          </table:table-cell>
          <table:table-cell office:value-type="float" office:value="2.67673535898763" calcext:value-type="float">
            <text:p>2.67673535898763</text:p>
          </table:table-cell>
          <table:table-cell office:value-type="float" office:value="0.0571428571424256" calcext:value-type="float">
            <text:p>0.0571428571424256</text:p>
          </table:table-cell>
          <table:table-cell office:value-type="float" office:value="1.0888888882666" calcext:value-type="float">
            <text:p>1.0888888882666</text:p>
          </table:table-cell>
        </table:table-row>
        <table:table-row table:style-name="ro1">
          <table:table-cell office:value-type="float" office:value="1.74017160282016E+018" calcext:value-type="float">
            <text:p>1.74017160282016E+018</text:p>
          </table:table-cell>
          <table:table-cell office:value-type="float" office:value="-3.44677740121745" calcext:value-type="float">
            <text:p>-3.44677740121745</text:p>
          </table:table-cell>
          <table:table-cell office:value-type="float" office:value="0.24125455785793" calcext:value-type="float">
            <text:p>0.24125455785793</text:p>
          </table:table-cell>
          <table:table-cell office:value-type="float" office:value="2.69633535897647" calcext:value-type="float">
            <text:p>2.69633535897647</text:p>
          </table:table-cell>
          <table:table-cell office:value-type="float" office:value="0.0571428571422184" calcext:value-type="float">
            <text:p>0.0571428571422184</text:p>
          </table:table-cell>
          <table:table-cell office:value-type="float" office:value="1.08888888826838" calcext:value-type="float">
            <text:p>1.08888888826838</text:p>
          </table:table-cell>
        </table:table-row>
        <table:table-row table:style-name="ro1">
          <table:table-cell office:value-type="float" office:value="1.74017160283564E+018" calcext:value-type="float">
            <text:p>1.74017160283564E+018</text:p>
          </table:table-cell>
          <table:table-cell office:value-type="float" office:value="-3.44755395291292" calcext:value-type="float">
            <text:p>-3.44755395291292</text:p>
          </table:table-cell>
          <table:table-cell office:value-type="float" office:value="0.2416173870307" calcext:value-type="float">
            <text:p>0.2416173870307</text:p>
          </table:table-cell>
          <table:table-cell office:value-type="float" office:value="2.71266869230053" calcext:value-type="float">
            <text:p>2.71266869230053</text:p>
          </table:table-cell>
          <table:table-cell office:value-type="float" office:value="0.0571428571420333" calcext:value-type="float">
            <text:p>0.0571428571420333</text:p>
          </table:table-cell>
          <table:table-cell office:value-type="float" office:value="1.08888888826971" calcext:value-type="float">
            <text:p>1.08888888826971</text:p>
          </table:table-cell>
        </table:table-row>
        <table:table-row table:style-name="ro1">
          <table:table-cell office:value-type="float" office:value="1.74017160285094E+018" calcext:value-type="float">
            <text:p>1.74017160285094E+018</text:p>
          </table:table-cell>
          <table:table-cell office:value-type="float" office:value="-3.44833632697364" calcext:value-type="float">
            <text:p>-3.44833632697364</text:p>
          </table:table-cell>
          <table:table-cell office:value-type="float" office:value="0.241967484693427" calcext:value-type="float">
            <text:p>0.241967484693427</text:p>
          </table:table-cell>
          <table:table-cell office:value-type="float" office:value="2.72900202562461" calcext:value-type="float">
            <text:p>2.72900202562461</text:p>
          </table:table-cell>
          <table:table-cell office:value-type="float" office:value="0.0571428571418705" calcext:value-type="float">
            <text:p>0.0571428571418705</text:p>
          </table:table-cell>
          <table:table-cell office:value-type="float" office:value="1.08888888827136" calcext:value-type="float">
            <text:p>1.08888888827136</text:p>
          </table:table-cell>
        </table:table-row>
        <table:table-row table:style-name="ro1">
          <table:table-cell office:value-type="float" office:value="1.74017160286901E+018" calcext:value-type="float">
            <text:p>1.74017160286901E+018</text:p>
          </table:table-cell>
          <table:table-cell office:value-type="float" office:value="-3.44928256739134" calcext:value-type="float">
            <text:p>-3.44928256739134</text:p>
          </table:table-cell>
          <table:table-cell office:value-type="float" office:value="0.242370665034178" calcext:value-type="float">
            <text:p>0.242370665034178</text:p>
          </table:table-cell>
          <table:table-cell office:value-type="float" office:value="2.74860202561355" calcext:value-type="float">
            <text:p>2.74860202561355</text:p>
          </table:table-cell>
          <table:table-cell office:value-type="float" office:value="0.0571428571416559" calcext:value-type="float">
            <text:p>0.0571428571416559</text:p>
          </table:table-cell>
          <table:table-cell office:value-type="float" office:value="1.08888888827371" calcext:value-type="float">
            <text:p>1.08888888827371</text:p>
          </table:table-cell>
        </table:table-row>
        <table:table-row table:style-name="ro1">
          <table:table-cell office:value-type="float" office:value="1.74017160288431E+018" calcext:value-type="float">
            <text:p>1.74017160288431E+018</text:p>
          </table:table-cell>
          <table:table-cell office:value-type="float" office:value="-3.45007701387289" calcext:value-type="float">
            <text:p>-3.45007701387289</text:p>
          </table:table-cell>
          <table:table-cell office:value-type="float" office:value="0.242692429439108" calcext:value-type="float">
            <text:p>0.242692429439108</text:p>
          </table:table-cell>
          <table:table-cell office:value-type="float" office:value="2.7649353589377" calcext:value-type="float">
            <text:p>2.7649353589377</text:p>
          </table:table-cell>
          <table:table-cell office:value-type="float" office:value="0.057142857141514" calcext:value-type="float">
            <text:p>0.057142857141514</text:p>
          </table:table-cell>
          <table:table-cell office:value-type="float" office:value="1.08888888827607" calcext:value-type="float">
            <text:p>1.08888888827607</text:p>
          </table:table-cell>
        </table:table-row>
        <table:table-row table:style-name="ro1">
          <table:table-cell office:value-type="float" office:value="1.74017160290284E+018" calcext:value-type="float">
            <text:p>1.74017160290284E+018</text:p>
          </table:table-cell>
          <table:table-cell office:value-type="float" office:value="-3.45103712795742" calcext:value-type="float">
            <text:p>-3.45103712795742</text:p>
          </table:table-cell>
          <table:table-cell office:value-type="float" office:value="0.243061355258107" calcext:value-type="float">
            <text:p>0.243061355258107</text:p>
          </table:table-cell>
          <table:table-cell office:value-type="float" office:value="2.78453535892673" calcext:value-type="float">
            <text:p>2.78453535892673</text:p>
          </table:table-cell>
          <table:table-cell office:value-type="float" office:value="0.0571428571412784" calcext:value-type="float">
            <text:p>0.0571428571412784</text:p>
          </table:table-cell>
          <table:table-cell office:value-type="float" office:value="1.08888888827822" calcext:value-type="float">
            <text:p>1.08888888827822</text:p>
          </table:table-cell>
        </table:table-row>
        <table:table-row table:style-name="ro1">
          <table:table-cell office:value-type="float" office:value="1.74017160291804E+018" calcext:value-type="float">
            <text:p>1.74017160291804E+018</text:p>
          </table:table-cell>
          <table:table-cell office:value-type="float" office:value="-3.45184262117734" calcext:value-type="float">
            <text:p>-3.45184262117734</text:p>
          </table:table-cell>
          <table:table-cell office:value-type="float" office:value="0.243354370986313" calcext:value-type="float">
            <text:p>0.243354370986313</text:p>
          </table:table-cell>
          <table:table-cell office:value-type="float" office:value="2.80086869225095" calcext:value-type="float">
            <text:p>2.80086869225095</text:p>
          </table:table-cell>
          <table:table-cell office:value-type="float" office:value="0.0571428571410933" calcext:value-type="float">
            <text:p>0.0571428571410933</text:p>
          </table:table-cell>
          <table:table-cell office:value-type="float" office:value="1.08888888828058" calcext:value-type="float">
            <text:p>1.08888888828058</text:p>
          </table:table-cell>
        </table:table-row>
        <table:table-row table:style-name="ro1">
          <table:table-cell office:value-type="float" office:value="1.74017160293341E+018" calcext:value-type="float">
            <text:p>1.74017160293341E+018</text:p>
          </table:table-cell>
          <table:table-cell office:value-type="float" office:value="-3.45265279266657" calcext:value-type="float">
            <text:p>-3.45265279266657</text:p>
          </table:table-cell>
          <table:table-cell office:value-type="float" office:value="0.243634191826057" calcext:value-type="float">
            <text:p>0.243634191826057</text:p>
          </table:table-cell>
          <table:table-cell office:value-type="float" office:value="2.81720202557522" calcext:value-type="float">
            <text:p>2.81720202557522</text:p>
          </table:table-cell>
          <table:table-cell office:value-type="float" office:value="0.0571428571409453" calcext:value-type="float">
            <text:p>0.0571428571409453</text:p>
          </table:table-cell>
          <table:table-cell office:value-type="float" office:value="1.08888888828286" calcext:value-type="float">
            <text:p>1.08888888828286</text:p>
          </table:table-cell>
        </table:table-row>
        <table:table-row table:style-name="ro1">
          <table:table-cell office:value-type="float" office:value="1.74017160295116E+018" calcext:value-type="float">
            <text:p>1.74017160295116E+018</text:p>
          </table:table-cell>
          <table:table-cell office:value-type="float" office:value="-3.4536308693723" calcext:value-type="float">
            <text:p>-3.4536308693723</text:p>
          </table:table-cell>
          <table:table-cell office:value-type="float" office:value="0.243952454725138" calcext:value-type="float">
            <text:p>0.243952454725138</text:p>
          </table:table-cell>
          <table:table-cell office:value-type="float" office:value="2.83680202556438" calcext:value-type="float">
            <text:p>2.83680202556438</text:p>
          </table:table-cell>
          <table:table-cell office:value-type="float" office:value="0.0571428571407381" calcext:value-type="float">
            <text:p>0.0571428571407381</text:p>
          </table:table-cell>
          <table:table-cell office:value-type="float" office:value="1.08888888828591" calcext:value-type="float">
            <text:p>1.08888888828591</text:p>
          </table:table-cell>
        </table:table-row>
        <table:table-row table:style-name="ro1">
          <table:table-cell office:value-type="float" office:value="1.74017160296656E+018" calcext:value-type="float">
            <text:p>1.74017160296656E+018</text:p>
          </table:table-cell>
          <table:table-cell office:value-type="float" office:value="-3.45445057060111" calcext:value-type="float">
            <text:p>-3.45445057060111</text:p>
          </table:table-cell>
          <table:table-cell office:value-type="float" office:value="0.244202989033753" calcext:value-type="float">
            <text:p>0.244202989033753</text:p>
          </table:table-cell>
          <table:table-cell office:value-type="float" office:value="2.85313535888874" calcext:value-type="float">
            <text:p>2.85313535888874</text:p>
          </table:table-cell>
          <table:table-cell office:value-type="float" office:value="0.0571428571405679" calcext:value-type="float">
            <text:p>0.0571428571405679</text:p>
          </table:table-cell>
          <table:table-cell office:value-type="float" office:value="1.08888888828864" calcext:value-type="float">
            <text:p>1.08888888828864</text:p>
          </table:table-cell>
        </table:table-row>
        <table:table-row table:style-name="ro1">
          <table:table-cell office:value-type="float" office:value="1.74017160298471E+018" calcext:value-type="float">
            <text:p>1.74017160298471E+018</text:p>
          </table:table-cell>
          <table:table-cell office:value-type="float" office:value="-3.45543944971219" calcext:value-type="float">
            <text:p>-3.45543944971219</text:p>
          </table:table-cell>
          <table:table-cell office:value-type="float" office:value="0.244485908490294" calcext:value-type="float">
            <text:p>0.244485908490294</text:p>
          </table:table-cell>
          <table:table-cell office:value-type="float" office:value="2.87273535887801" calcext:value-type="float">
            <text:p>2.87273535887801</text:p>
          </table:table-cell>
          <table:table-cell office:value-type="float" office:value="0.0571428571403532" calcext:value-type="float">
            <text:p>0.0571428571403532</text:p>
          </table:table-cell>
          <table:table-cell office:value-type="float" office:value="1.08888888829201" calcext:value-type="float">
            <text:p>1.08888888829201</text:p>
          </table:table-cell>
        </table:table-row>
        <table:table-row table:style-name="ro1">
          <table:table-cell office:value-type="float" office:value="1.74017160300005E+018" calcext:value-type="float">
            <text:p>1.74017160300005E+018</text:p>
          </table:table-cell>
          <table:table-cell office:value-type="float" office:value="-3.45626762239259" calcext:value-type="float">
            <text:p>-3.45626762239259</text:p>
          </table:table-cell>
          <table:table-cell office:value-type="float" office:value="0.244706832811574" calcext:value-type="float">
            <text:p>0.244706832811574</text:p>
          </table:table-cell>
          <table:table-cell office:value-type="float" office:value="2.88906869220247" calcext:value-type="float">
            <text:p>2.88906869220247</text:p>
          </table:table-cell>
          <table:table-cell office:value-type="float" office:value="0.0571428571401904" calcext:value-type="float">
            <text:p>0.0571428571401904</text:p>
          </table:table-cell>
          <table:table-cell office:value-type="float" office:value="1.08888888829519" calcext:value-type="float">
            <text:p>1.08888888829519</text:p>
          </table:table-cell>
        </table:table-row>
        <table:table-row table:style-name="ro1">
          <table:table-cell office:value-type="float" office:value="1.74017160301525E+018" calcext:value-type="float">
            <text:p>1.74017160301525E+018</text:p>
          </table:table-cell>
          <table:table-cell office:value-type="float" office:value="-3.45709929287654" calcext:value-type="float">
            <text:p>-3.45709929287654</text:p>
          </table:table-cell>
          <table:table-cell office:value-type="float" office:value="0.244914201445654" calcext:value-type="float">
            <text:p>0.244914201445654</text:p>
          </table:table-cell>
          <table:table-cell office:value-type="float" office:value="2.90540202552697" calcext:value-type="float">
            <text:p>2.90540202552697</text:p>
          </table:table-cell>
          <table:table-cell office:value-type="float" office:value="0.0571428571400127" calcext:value-type="float">
            <text:p>0.0571428571400127</text:p>
          </table:table-cell>
          <table:table-cell office:value-type="float" office:value="1.08888888829849" calcext:value-type="float">
            <text:p>1.08888888829849</text:p>
          </table:table-cell>
        </table:table-row>
        <table:table-row table:style-name="ro1">
          <table:table-cell office:value-type="float" office:value="1.74017160303334E+018" calcext:value-type="float">
            <text:p>1.74017160303334E+018</text:p>
          </table:table-cell>
          <table:table-cell office:value-type="float" office:value="-3.45810951134832" calcext:value-type="float">
            <text:p>-3.45810951134832</text:p>
          </table:table-cell>
          <table:table-cell office:value-type="float" office:value="0.245146820187741" calcext:value-type="float">
            <text:p>0.245146820187741</text:p>
          </table:table-cell>
          <table:table-cell office:value-type="float" office:value="2.92507155051467" calcext:value-type="float">
            <text:p>2.92507155051467</text:p>
          </table:table-cell>
          <table:table-cell office:value-type="float" office:value="0.0574128571322656" calcext:value-type="float">
            <text:p>0.0574128571322656</text:p>
          </table:table-cell>
          <table:table-cell office:value-type="float" office:value="1.09120638824361" calcext:value-type="float">
            <text:p>1.09120638824361</text:p>
          </table:table-cell>
        </table:table-row>
        <table:table-row table:style-name="ro1">
          <table:table-cell office:value-type="float" office:value="1.7401716030486E+018" calcext:value-type="float">
            <text:p>1.7401716030486E+018</text:p>
          </table:table-cell>
          <table:table-cell office:value-type="float" office:value="-3.45910677608254" calcext:value-type="float">
            <text:p>-3.45910677608254</text:p>
          </table:table-cell>
          <table:table-cell office:value-type="float" office:value="0.245356791775229" calcext:value-type="float">
            <text:p>0.245356791775229</text:p>
          </table:table-cell>
          <table:table-cell office:value-type="float" office:value="2.94279538383045" calcext:value-type="float">
            <text:p>2.94279538383045</text:p>
          </table:table-cell>
          <table:table-cell office:value-type="float" office:value="0.0628128570944732" calcext:value-type="float">
            <text:p>0.0628128570944732</text:p>
          </table:table-cell>
          <table:table-cell office:value-type="float" office:value="1.13755638795234" calcext:value-type="float">
            <text:p>1.13755638795234</text:p>
          </table:table-cell>
        </table:table-row>
        <table:table-row table:style-name="ro1">
          <table:table-cell office:value-type="float" office:value="1.7401716030634E+018" calcext:value-type="float">
            <text:p>1.7401716030634E+018</text:p>
          </table:table-cell>
          <table:table-cell office:value-type="float" office:value="-3.46030663908355" calcext:value-type="float">
            <text:p>-3.46030663908355</text:p>
          </table:table-cell>
          <table:table-cell office:value-type="float" office:value="0.24558634476173" calcext:value-type="float">
            <text:p>0.24558634476173</text:p>
          </table:table-cell>
          <table:table-cell office:value-type="float" office:value="2.96189706509799" calcext:value-type="float">
            <text:p>2.96189706509799</text:p>
          </table:table-cell>
          <table:table-cell office:value-type="float" office:value="0.0746928570647695" calcext:value-type="float">
            <text:p>0.0746928570647695</text:p>
          </table:table-cell>
          <table:table-cell office:value-type="float" office:value="1.22751715277766" calcext:value-type="float">
            <text:p>1.22751715277766</text:p>
          </table:table-cell>
        </table:table-row>
        <table:table-row table:style-name="ro1">
          <table:table-cell office:value-type="float" office:value="1.74017160308183E+018" calcext:value-type="float">
            <text:p>1.74017160308183E+018</text:p>
          </table:table-cell>
          <table:table-cell office:value-type="float" office:value="-3.46201551204967" calcext:value-type="float">
            <text:p>-3.46201551204967</text:p>
          </table:table-cell>
          <table:table-cell office:value-type="float" office:value="0.245875913926372" calcext:value-type="float">
            <text:p>0.245875913926372</text:p>
          </table:table-cell>
          <table:table-cell office:value-type="float" office:value="2.98494801098132" calcext:value-type="float">
            <text:p>2.98494801098132</text:p>
          </table:table-cell>
          <table:table-cell office:value-type="float" office:value="0.0908928570661303" calcext:value-type="float">
            <text:p>0.0908928570661303</text:p>
          </table:table-cell>
          <table:table-cell office:value-type="float" office:value="1.27997618292385" calcext:value-type="float">
            <text:p>1.27997618292385</text:p>
          </table:table-cell>
        </table:table-row>
        <table:table-row table:style-name="ro1">
          <table:table-cell office:value-type="float" office:value="1.74017160309702E+018" calcext:value-type="float">
            <text:p>1.74017160309702E+018</text:p>
          </table:table-cell>
          <table:table-cell office:value-type="float" office:value="-3.46366468512177" calcext:value-type="float">
            <text:p>-3.46366468512177</text:p>
          </table:table-cell>
          <table:table-cell office:value-type="float" office:value="0.246119856778688" calcext:value-type="float">
            <text:p>0.246119856778688</text:p>
          </table:table-cell>
          <table:table-cell office:value-type="float" office:value="3.00415713255077" calcext:value-type="float">
            <text:p>3.00415713255077</text:p>
          </table:table-cell>
          <table:table-cell office:value-type="float" office:value="0.104392857066672" calcext:value-type="float">
            <text:p>0.104392857066672</text:p>
          </table:table-cell>
          <table:table-cell office:value-type="float" office:value="1.28060810462954" calcext:value-type="float">
            <text:p>1.28060810462954</text:p>
          </table:table-cell>
        </table:table-row>
        <table:table-row table:style-name="ro1">
          <table:table-cell office:value-type="float" office:value="1.74017160311499E+018" calcext:value-type="float">
            <text:p>1.74017160311499E+018</text:p>
          </table:table-cell>
          <table:table-cell office:value-type="float" office:value="-3.4659146221914" calcext:value-type="float">
            <text:p>-3.4659146221914</text:p>
          </table:table-cell>
          <table:table-cell office:value-type="float" office:value="0.246404104130232" calcext:value-type="float">
            <text:p>0.246404104130232</text:p>
          </table:table-cell>
          <table:table-cell office:value-type="float" office:value="3.02720807843411" calcext:value-type="float">
            <text:p>3.02720807843411</text:p>
          </table:table-cell>
          <table:table-cell office:value-type="float" office:value="0.120592857066715" calcext:value-type="float">
            <text:p>0.120592857066715</text:p>
          </table:table-cell>
          <table:table-cell office:value-type="float" office:value="1.28060810463005" calcext:value-type="float">
            <text:p>1.28060810463005</text:p>
          </table:table-cell>
        </table:table-row>
        <table:table-row table:style-name="ro1">
          <table:table-cell office:value-type="float" office:value="1.74017160313038E+018" calcext:value-type="float">
            <text:p>1.74017160313038E+018</text:p>
          </table:table-cell>
          <table:table-cell office:value-type="float" office:value="-3.46801567870144" calcext:value-type="float">
            <text:p>-3.46801567870144</text:p>
          </table:table-cell>
          <table:table-cell office:value-type="float" office:value="0.246624749174448" calcext:value-type="float">
            <text:p>0.246624749174448</text:p>
          </table:table-cell>
          <table:table-cell office:value-type="float" office:value="3.04641720000354" calcext:value-type="float">
            <text:p>3.04641720000354</text:p>
          </table:table-cell>
          <table:table-cell office:value-type="float" office:value="0.134092857066685" calcext:value-type="float">
            <text:p>0.134092857066685</text:p>
          </table:table-cell>
          <table:table-cell office:value-type="float" office:value="1.28060810462948" calcext:value-type="float">
            <text:p>1.28060810462948</text:p>
          </table:table-cell>
        </table:table-row>
        <table:table-row table:style-name="ro1">
          <table:table-cell office:value-type="float" office:value="1.74017160314577E+018" calcext:value-type="float">
            <text:p>1.74017160314577E+018</text:p>
          </table:table-cell>
          <table:table-cell office:value-type="float" office:value="-3.47031286850498" calcext:value-type="float">
            <text:p>-3.47031286850498</text:p>
          </table:table-cell>
          <table:table-cell office:value-type="float" office:value="0.246821561207096" calcext:value-type="float">
            <text:p>0.246821561207096</text:p>
          </table:table-cell>
          <table:table-cell office:value-type="float" office:value="3.0656263215737" calcext:value-type="float">
            <text:p>3.0656263215737</text:p>
          </table:table-cell>
          <table:table-cell office:value-type="float" office:value="0.147276116792083" calcext:value-type="float">
            <text:p>0.147276116792083</text:p>
          </table:table-cell>
          <table:table-cell office:value-type="float" office:value="1.28060810465305" calcext:value-type="float">
            <text:p>1.28060810465305</text:p>
          </table:table-cell>
        </table:table-row>
        <table:table-row table:style-name="ro1">
          <table:table-cell office:value-type="float" office:value="1.74017160316412E+018" calcext:value-type="float">
            <text:p>1.74017160316412E+018</text:p>
          </table:table-cell>
          <table:table-cell office:value-type="float" office:value="-3.47312951245038" calcext:value-type="float">
            <text:p>-3.47312951245038</text:p>
          </table:table-cell>
          <table:table-cell office:value-type="float" office:value="0.247003319824069" calcext:value-type="float">
            <text:p>0.247003319824069</text:p>
          </table:table-cell>
          <table:table-cell office:value-type="float" office:value="3.0886772674593" calcext:value-type="float">
            <text:p>3.0886772674593</text:p>
          </table:table-cell>
          <table:table-cell office:value-type="float" office:value="0.156045895988395" calcext:value-type="float">
            <text:p>0.156045895988395</text:p>
          </table:table-cell>
          <table:table-cell office:value-type="float" office:value="1.2806081047291" calcext:value-type="float">
            <text:p>1.2806081047291</text:p>
          </table:table-cell>
        </table:table-row>
        <table:table-row table:style-name="ro1">
          <table:table-cell office:value-type="float" office:value="1.74017160317903E+018" calcext:value-type="float">
            <text:p>1.74017160317903E+018</text:p>
          </table:table-cell>
          <table:table-cell office:value-type="float" office:value="-3.47547940790013" calcext:value-type="float">
            <text:p>-3.47547940790013</text:p>
          </table:table-cell>
          <table:table-cell office:value-type="float" office:value="0.247105159421279" calcext:value-type="float">
            <text:p>0.247105159421279</text:p>
          </table:table-cell>
          <table:table-cell office:value-type="float" office:value="3.10788638902943" calcext:value-type="float">
            <text:p>3.10788638902943</text:p>
          </table:table-cell>
          <table:table-cell office:value-type="float" office:value="0.156809155733535" calcext:value-type="float">
            <text:p>0.156809155733535</text:p>
          </table:table-cell>
          <table:table-cell office:value-type="float" office:value="1.28060810470381" calcext:value-type="float">
            <text:p>1.28060810470381</text:p>
          </table:table-cell>
        </table:table-row>
        <table:table-row table:style-name="ro1">
          <table:table-cell office:value-type="float" office:value="1.74017160319456E+018" calcext:value-type="float">
            <text:p>1.74017160319456E+018</text:p>
          </table:table-cell>
          <table:table-cell office:value-type="float" office:value="-3.47783082594773" calcext:value-type="float">
            <text:p>-3.47783082594773</text:p>
          </table:table-cell>
          <table:table-cell office:value-type="float" office:value="0.247161843578733" calcext:value-type="float">
            <text:p>0.247161843578733</text:p>
          </table:table-cell>
          <table:table-cell office:value-type="float" office:value="3.12709551059965" calcext:value-type="float">
            <text:p>3.12709551059965</text:p>
          </table:table-cell>
          <table:table-cell office:value-type="float" office:value="0.156809155737006" calcext:value-type="float">
            <text:p>0.156809155737006</text:p>
          </table:table-cell>
          <table:table-cell office:value-type="float" office:value="1.28060810467834" calcext:value-type="float">
            <text:p>1.28060810467834</text:p>
          </table:table-cell>
        </table:table-row>
        <table:table-row table:style-name="ro1">
          <table:table-cell office:value-type="float" office:value="1.74017160321292E+018" calcext:value-type="float">
            <text:p>1.74017160321292E+018</text:p>
          </table:table-cell>
          <table:table-cell office:value-type="float" office:value="-3.48065331579896" calcext:value-type="float">
            <text:p>-3.48065331579896</text:p>
          </table:table-cell>
          <table:table-cell office:value-type="float" office:value="0.247170231111974" calcext:value-type="float">
            <text:p>0.247170231111974</text:p>
          </table:table-cell>
          <table:table-cell office:value-type="float" office:value="-3.13303885069554" calcext:value-type="float">
            <text:p>-3.13303885069554</text:p>
          </table:table-cell>
          <table:table-cell office:value-type="float" office:value="0.156809155736762" calcext:value-type="float">
            <text:p>0.156809155736762</text:p>
          </table:table-cell>
          <table:table-cell office:value-type="float" office:value="1.28060810468577" calcext:value-type="float">
            <text:p>1.28060810468577</text:p>
          </table:table-cell>
        </table:table-row>
        <table:table-row table:style-name="ro1">
          <table:table-cell office:value-type="float" office:value="1.74017160322838E+018" calcext:value-type="float">
            <text:p>1.74017160322838E+018</text:p>
          </table:table-cell>
          <table:table-cell office:value-type="float" office:value="-3.483005029208" calcext:value-type="float">
            <text:p>-3.483005029208</text:p>
          </table:table-cell>
          <table:table-cell office:value-type="float" office:value="0.247127523150542" calcext:value-type="float">
            <text:p>0.247127523150542</text:p>
          </table:table-cell>
          <table:table-cell office:value-type="float" office:value="-3.11382972912512" calcext:value-type="float">
            <text:p>-3.11382972912512</text:p>
          </table:table-cell>
          <table:table-cell office:value-type="float" office:value="0.156809155736607" calcext:value-type="float">
            <text:p>0.156809155736607</text:p>
          </table:table-cell>
          <table:table-cell office:value-type="float" office:value="1.28060810469193" calcext:value-type="float">
            <text:p>1.28060810469193</text:p>
          </table:table-cell>
        </table:table-row>
        <table:table-row table:style-name="ro1">
          <table:table-cell office:value-type="float" office:value="1.74017160324735E+018" calcext:value-type="float">
            <text:p>1.74017160324735E+018</text:p>
          </table:table-cell>
          <table:table-cell office:value-type="float" office:value="-3.48582535342543" calcext:value-type="float">
            <text:p>-3.48582535342543</text:p>
          </table:table-cell>
          <table:table-cell office:value-type="float" office:value="0.247016660084064" calcext:value-type="float">
            <text:p>0.247016660084064</text:p>
          </table:table-cell>
          <table:table-cell office:value-type="float" office:value="-3.09077878324048" calcext:value-type="float">
            <text:p>-3.09077878324048</text:p>
          </table:table-cell>
          <table:table-cell office:value-type="float" office:value="0.156809155736407" calcext:value-type="float">
            <text:p>0.156809155736407</text:p>
          </table:table-cell>
          <table:table-cell office:value-type="float" office:value="1.28060810469949" calcext:value-type="float">
            <text:p>1.28060810469949</text:p>
          </table:table-cell>
        </table:table-row>
        <table:table-row table:style-name="ro1">
          <table:table-cell office:value-type="float" office:value="1.74017160326166E+018" calcext:value-type="float">
            <text:p>1.74017160326166E+018</text:p>
          </table:table-cell>
          <table:table-cell office:value-type="float" office:value="-3.48817316286469" calcext:value-type="float">
            <text:p>-3.48817316286469</text:p>
          </table:table-cell>
          <table:table-cell office:value-type="float" office:value="0.246874636265111" calcext:value-type="float">
            <text:p>0.246874636265111</text:p>
          </table:table-cell>
          <table:table-cell office:value-type="float" office:value="-3.07156966166984" calcext:value-type="float">
            <text:p>-3.07156966166984</text:p>
          </table:table-cell>
          <table:table-cell office:value-type="float" office:value="0.156809155736266" calcext:value-type="float">
            <text:p>0.156809155736266</text:p>
          </table:table-cell>
          <table:table-cell office:value-type="float" office:value="1.2806081047064" calcext:value-type="float">
            <text:p>1.2806081047064</text:p>
          </table:table-cell>
        </table:table-row>
        <table:table-row table:style-name="ro1">
          <table:table-cell office:value-type="float" office:value="1.74017160327706E+018" calcext:value-type="float">
            <text:p>1.74017160327706E+018</text:p>
          </table:table-cell>
          <table:table-cell office:value-type="float" office:value="-3.49051781117273" calcext:value-type="float">
            <text:p>-3.49051781117273</text:p>
          </table:table-cell>
          <table:table-cell office:value-type="float" office:value="0.246687542064606" calcext:value-type="float">
            <text:p>0.246687542064606</text:p>
          </table:table-cell>
          <table:table-cell office:value-type="float" office:value="-3.05236054009909" calcext:value-type="float">
            <text:p>-3.05236054009909</text:p>
          </table:table-cell>
          <table:table-cell office:value-type="float" office:value="0.156809155736103" calcext:value-type="float">
            <text:p>0.156809155736103</text:p>
          </table:table-cell>
          <table:table-cell office:value-type="float" office:value="1.28060810471314" calcext:value-type="float">
            <text:p>1.28060810471314</text:p>
          </table:table-cell>
        </table:table-row>
        <table:table-row table:style-name="ro1">
          <table:table-cell office:value-type="float" office:value="1.74017160329519E+018" calcext:value-type="float">
            <text:p>1.74017160329519E+018</text:p>
          </table:table-cell>
          <table:table-cell office:value-type="float" office:value="-3.49332599845273" calcext:value-type="float">
            <text:p>-3.49332599845273</text:p>
          </table:table-cell>
          <table:table-cell office:value-type="float" office:value="0.24640363448928" calcext:value-type="float">
            <text:p>0.24640363448928</text:p>
          </table:table-cell>
          <table:table-cell office:value-type="float" office:value="-3.02930959421406" calcext:value-type="float">
            <text:p>-3.02930959421406</text:p>
          </table:table-cell>
          <table:table-cell office:value-type="float" office:value="0.156809155735866" calcext:value-type="float">
            <text:p>0.156809155735866</text:p>
          </table:table-cell>
          <table:table-cell office:value-type="float" office:value="1.28060810472116" calcext:value-type="float">
            <text:p>1.28060810472116</text:p>
          </table:table-cell>
        </table:table-row>
        <table:table-row table:style-name="ro1">
          <table:table-cell office:value-type="float" office:value="1.74017160331033E+018" calcext:value-type="float">
            <text:p>1.74017160331033E+018</text:p>
          </table:table-cell>
          <table:table-cell office:value-type="float" office:value="-3.4956606491427" calcext:value-type="float">
            <text:p>-3.4956606491427</text:p>
          </table:table-cell>
          <table:table-cell office:value-type="float" office:value="0.246117651825501" calcext:value-type="float">
            <text:p>0.246117651825501</text:p>
          </table:table-cell>
          <table:table-cell office:value-type="float" office:value="-3.01010047264308" calcext:value-type="float">
            <text:p>-3.01010047264308</text:p>
          </table:table-cell>
          <table:table-cell office:value-type="float" office:value="0.156809155735704" calcext:value-type="float">
            <text:p>0.156809155735704</text:p>
          </table:table-cell>
          <table:table-cell office:value-type="float" office:value="1.28060810472815" calcext:value-type="float">
            <text:p>1.28060810472815</text:p>
          </table:table-cell>
        </table:table-row>
        <table:table-row table:style-name="ro1">
          <table:table-cell office:value-type="float" office:value="1.74017160332523E+018" calcext:value-type="float">
            <text:p>1.74017160332523E+018</text:p>
          </table:table-cell>
          <table:table-cell office:value-type="float" office:value="-3.49798937597621" calcext:value-type="float">
            <text:p>-3.49798937597621</text:p>
          </table:table-cell>
          <table:table-cell office:value-type="float" office:value="0.245786878091534" calcext:value-type="float">
            <text:p>0.245786878091534</text:p>
          </table:table-cell>
          <table:table-cell office:value-type="float" office:value="-2.990891351072" calcext:value-type="float">
            <text:p>-2.990891351072</text:p>
          </table:table-cell>
          <table:table-cell office:value-type="float" office:value="0.156809155735548" calcext:value-type="float">
            <text:p>0.156809155735548</text:p>
          </table:table-cell>
          <table:table-cell office:value-type="float" office:value="1.28060810473532" calcext:value-type="float">
            <text:p>1.28060810473532</text:p>
          </table:table-cell>
        </table:table-row>
        <table:table-row table:style-name="ro1">
          <table:table-cell office:value-type="float" office:value="1.74017160334377E+018" calcext:value-type="float">
            <text:p>1.74017160334377E+018</text:p>
          </table:table-cell>
          <table:table-cell office:value-type="float" office:value="-3.50077481903267" calcext:value-type="float">
            <text:p>-3.50077481903267</text:p>
          </table:table-cell>
          <table:table-cell office:value-type="float" office:value="0.245330998403386" calcext:value-type="float">
            <text:p>0.245330998403386</text:p>
          </table:table-cell>
          <table:table-cell office:value-type="float" office:value="-2.96784040518655" calcext:value-type="float">
            <text:p>-2.96784040518655</text:p>
          </table:table-cell>
          <table:table-cell office:value-type="float" office:value="0.156809155735363" calcext:value-type="float">
            <text:p>0.156809155735363</text:p>
          </table:table-cell>
          <table:table-cell office:value-type="float" office:value="1.28060810474428" calcext:value-type="float">
            <text:p>1.28060810474428</text:p>
          </table:table-cell>
        </table:table-row>
        <table:table-row table:style-name="ro1">
          <table:table-cell office:value-type="float" office:value="1.74017160335862E+018" calcext:value-type="float">
            <text:p>1.74017160335862E+018</text:p>
          </table:table-cell>
          <table:table-cell office:value-type="float" office:value="-3.50308749236357" calcext:value-type="float">
            <text:p>-3.50308749236357</text:p>
          </table:table-cell>
          <table:table-cell office:value-type="float" office:value="0.244902137128978" calcext:value-type="float">
            <text:p>0.244902137128978</text:p>
          </table:table-cell>
          <table:table-cell office:value-type="float" office:value="-2.94863128361522" calcext:value-type="float">
            <text:p>-2.94863128361522</text:p>
          </table:table-cell>
          <table:table-cell office:value-type="float" office:value="0.156809155735185" calcext:value-type="float">
            <text:p>0.156809155735185</text:p>
          </table:table-cell>
          <table:table-cell office:value-type="float" office:value="1.28060810475165" calcext:value-type="float">
            <text:p>1.28060810475165</text:p>
          </table:table-cell>
        </table:table-row>
        <table:table-row table:style-name="ro1">
          <table:table-cell office:value-type="float" office:value="1.74017160337683E+018" calcext:value-type="float">
            <text:p>1.74017160337683E+018</text:p>
          </table:table-cell>
          <table:table-cell office:value-type="float" office:value="-3.50585118873781" calcext:value-type="float">
            <text:p>-3.50585118873781</text:p>
          </table:table-cell>
          <table:table-cell office:value-type="float" office:value="0.244328986483997" calcext:value-type="float">
            <text:p>0.244328986483997</text:p>
          </table:table-cell>
          <table:table-cell office:value-type="float" office:value="-2.92558033772946" calcext:value-type="float">
            <text:p>-2.92558033772946</text:p>
          </table:table-cell>
          <table:table-cell office:value-type="float" office:value="0.156809155735" calcext:value-type="float">
            <text:p>0.156809155735</text:p>
          </table:table-cell>
          <table:table-cell office:value-type="float" office:value="1.28060810476112" calcext:value-type="float">
            <text:p>1.28060810476112</text:p>
          </table:table-cell>
        </table:table-row>
        <table:table-row table:style-name="ro1">
          <table:table-cell office:value-type="float" office:value="1.74017160339217E+018" calcext:value-type="float">
            <text:p>1.74017160339217E+018</text:p>
          </table:table-cell>
          <table:table-cell office:value-type="float" office:value="-3.5081436789467" calcext:value-type="float">
            <text:p>-3.5081436789467</text:p>
          </table:table-cell>
          <table:table-cell office:value-type="float" office:value="0.24380280346422" calcext:value-type="float">
            <text:p>0.24380280346422</text:p>
          </table:table-cell>
          <table:table-cell office:value-type="float" office:value="-2.90637121615798" calcext:value-type="float">
            <text:p>-2.90637121615798</text:p>
          </table:table-cell>
          <table:table-cell office:value-type="float" office:value="0.156809155734875" calcext:value-type="float">
            <text:p>0.156809155734875</text:p>
          </table:table-cell>
          <table:table-cell office:value-type="float" office:value="1.28060810476525" calcext:value-type="float">
            <text:p>1.28060810476525</text:p>
          </table:table-cell>
        </table:table-row>
        <table:table-row table:style-name="ro1">
          <table:table-cell office:value-type="float" office:value="1.74017160340765E+018" calcext:value-type="float">
            <text:p>1.74017160340765E+018</text:p>
          </table:table-cell>
          <table:table-cell office:value-type="float" office:value="-3.51042563932319" calcext:value-type="float">
            <text:p>-3.51042563932319</text:p>
          </table:table-cell>
          <table:table-cell office:value-type="float" office:value="0.243232683504702" calcext:value-type="float">
            <text:p>0.243232683504702</text:p>
          </table:table-cell>
          <table:table-cell office:value-type="float" office:value="-2.88716209458658" calcext:value-type="float">
            <text:p>-2.88716209458658</text:p>
          </table:table-cell>
          <table:table-cell office:value-type="float" office:value="0.156809155734734" calcext:value-type="float">
            <text:p>0.156809155734734</text:p>
          </table:table-cell>
          <table:table-cell office:value-type="float" office:value="1.28060810476264" calcext:value-type="float">
            <text:p>1.28060810476264</text:p>
          </table:table-cell>
        </table:table-row>
        <table:table-row table:style-name="ro1">
          <table:table-cell office:value-type="float" office:value="1.74017160342571E+018" calcext:value-type="float">
            <text:p>1.74017160342571E+018</text:p>
          </table:table-cell>
          <table:table-cell office:value-type="float" office:value="-3.51314890715851" calcext:value-type="float">
            <text:p>-3.51314890715851</text:p>
          </table:table-cell>
          <table:table-cell office:value-type="float" office:value="0.242490840119701" calcext:value-type="float">
            <text:p>0.242490840119701</text:p>
          </table:table-cell>
          <table:table-cell office:value-type="float" office:value="-2.86411114870099" calcext:value-type="float">
            <text:p>-2.86411114870099</text:p>
          </table:table-cell>
          <table:table-cell office:value-type="float" office:value="0.156809155734556" calcext:value-type="float">
            <text:p>0.156809155734556</text:p>
          </table:table-cell>
          <table:table-cell office:value-type="float" office:value="1.28060810475654" calcext:value-type="float">
            <text:p>1.28060810475654</text:p>
          </table:table-cell>
        </table:table-row>
        <table:table-row table:style-name="ro1">
          <table:table-cell office:value-type="float" office:value="1.74017160344099E+018" calcext:value-type="float">
            <text:p>1.74017160344099E+018</text:p>
          </table:table-cell>
          <table:table-cell office:value-type="float" office:value="-3.51540474400938" calcext:value-type="float">
            <text:p>-3.51540474400938</text:p>
          </table:table-cell>
          <table:table-cell office:value-type="float" office:value="0.241824822079154" calcext:value-type="float">
            <text:p>0.241824822079154</text:p>
          </table:table-cell>
          <table:table-cell office:value-type="float" office:value="-2.84490202712976" calcext:value-type="float">
            <text:p>-2.84490202712976</text:p>
          </table:table-cell>
          <table:table-cell office:value-type="float" office:value="0.156809155734438" calcext:value-type="float">
            <text:p>0.156809155734438</text:p>
          </table:table-cell>
          <table:table-cell office:value-type="float" office:value="1.28060810475183" calcext:value-type="float">
            <text:p>1.28060810475183</text:p>
          </table:table-cell>
        </table:table-row>
        <table:table-row table:style-name="ro1">
          <table:table-cell office:value-type="float" office:value="1.74017160345633E+018" calcext:value-type="float">
            <text:p>1.74017160345633E+018</text:p>
          </table:table-cell>
          <table:table-cell office:value-type="float" office:value="-3.5176473718473" calcext:value-type="float">
            <text:p>-3.5176473718473</text:p>
          </table:table-cell>
          <table:table-cell office:value-type="float" office:value="0.24111559693247" calcext:value-type="float">
            <text:p>0.24111559693247</text:p>
          </table:table-cell>
          <table:table-cell office:value-type="float" office:value="-2.82569290555859" calcext:value-type="float">
            <text:p>-2.82569290555859</text:p>
          </table:table-cell>
          <table:table-cell office:value-type="float" office:value="0.156809155734297" calcext:value-type="float">
            <text:p>0.156809155734297</text:p>
          </table:table-cell>
          <table:table-cell office:value-type="float" office:value="1.28060810474694" calcext:value-type="float">
            <text:p>1.28060810474694</text:p>
          </table:table-cell>
        </table:table-row>
        <table:table-row table:style-name="ro1">
          <table:table-cell office:value-type="float" office:value="1.74017160347463E+018" calcext:value-type="float">
            <text:p>1.74017160347463E+018</text:p>
          </table:table-cell>
          <table:table-cell office:value-type="float" office:value="-3.5203199246214" calcext:value-type="float">
            <text:p>-3.5203199246214</text:p>
          </table:table-cell>
          <table:table-cell office:value-type="float" office:value="0.240207862951416" calcext:value-type="float">
            <text:p>0.240207862951416</text:p>
          </table:table-cell>
          <table:table-cell office:value-type="float" office:value="-2.80264195967328" calcext:value-type="float">
            <text:p>-2.80264195967328</text:p>
          </table:table-cell>
          <table:table-cell office:value-type="float" office:value="0.156809155734112" calcext:value-type="float">
            <text:p>0.156809155734112</text:p>
          </table:table-cell>
          <table:table-cell office:value-type="float" office:value="1.28060810474104" calcext:value-type="float">
            <text:p>1.28060810474104</text:p>
          </table:table-cell>
        </table:table-row>
        <table:table-row table:style-name="ro1">
          <table:table-cell office:value-type="float" office:value="1.74017160348968E+018" calcext:value-type="float">
            <text:p>1.74017160348968E+018</text:p>
          </table:table-cell>
          <table:table-cell office:value-type="float" office:value="-3.52253058720576" calcext:value-type="float">
            <text:p>-3.52253058720576</text:p>
          </table:table-cell>
          <table:table-cell office:value-type="float" office:value="0.239404525621143" calcext:value-type="float">
            <text:p>0.239404525621143</text:p>
          </table:table-cell>
          <table:table-cell office:value-type="float" office:value="-2.78343283810227" calcext:value-type="float">
            <text:p>-2.78343283810227</text:p>
          </table:table-cell>
          <table:table-cell office:value-type="float" office:value="0.156809155733986" calcext:value-type="float">
            <text:p>0.156809155733986</text:p>
          </table:table-cell>
          <table:table-cell office:value-type="float" office:value="1.28060810473653" calcext:value-type="float">
            <text:p>1.28060810473653</text:p>
          </table:table-cell>
        </table:table-row>
        <table:table-row table:style-name="ro1">
          <table:table-cell office:value-type="float" office:value="1.7401716035078E+018" calcext:value-type="float">
            <text:p>1.7401716035078E+018</text:p>
          </table:table-cell>
          <table:table-cell office:value-type="float" office:value="-3.52516240437915" calcext:value-type="float">
            <text:p>-3.52516240437915</text:p>
          </table:table-cell>
          <table:table-cell office:value-type="float" office:value="0.238384693440559" calcext:value-type="float">
            <text:p>0.238384693440559</text:p>
          </table:table-cell>
          <table:table-cell office:value-type="float" office:value="-2.76038189221714" calcext:value-type="float">
            <text:p>-2.76038189221714</text:p>
          </table:table-cell>
          <table:table-cell office:value-type="float" office:value="0.156809155733846" calcext:value-type="float">
            <text:p>0.156809155733846</text:p>
          </table:table-cell>
          <table:table-cell office:value-type="float" office:value="1.28060810473139" calcext:value-type="float">
            <text:p>1.28060810473139</text:p>
          </table:table-cell>
        </table:table-row>
        <table:table-row table:style-name="ro1">
          <table:table-cell office:value-type="float" office:value="1.74017160352272E+018" calcext:value-type="float">
            <text:p>1.74017160352272E+018</text:p>
          </table:table-cell>
          <table:table-cell office:value-type="float" office:value="-3.52733715424576" calcext:value-type="float">
            <text:p>-3.52733715424576</text:p>
          </table:table-cell>
          <table:table-cell office:value-type="float" office:value="0.237488678404013" calcext:value-type="float">
            <text:p>0.237488678404013</text:p>
          </table:table-cell>
          <table:table-cell office:value-type="float" office:value="-2.74117277064626" calcext:value-type="float">
            <text:p>-2.74117277064626</text:p>
          </table:table-cell>
          <table:table-cell office:value-type="float" office:value="0.156809155733713" calcext:value-type="float">
            <text:p>0.156809155733713</text:p>
          </table:table-cell>
          <table:table-cell office:value-type="float" office:value="1.28060810472719" calcext:value-type="float">
            <text:p>1.28060810472719</text:p>
          </table:table-cell>
        </table:table-row>
        <table:table-row table:style-name="ro1">
          <table:table-cell office:value-type="float" office:value="1.74017160353779E+018" calcext:value-type="float">
            <text:p>1.74017160353779E+018</text:p>
          </table:table-cell>
          <table:table-cell office:value-type="float" office:value="-3.52950170261432" calcext:value-type="float">
            <text:p>-3.52950170261432</text:p>
          </table:table-cell>
          <table:table-cell office:value-type="float" office:value="0.236547785509752" calcext:value-type="float">
            <text:p>0.236547785509752</text:p>
          </table:table-cell>
          <table:table-cell office:value-type="float" office:value="-2.7220331740747" calcext:value-type="float">
            <text:p>-2.7220331740747</text:p>
          </table:table-cell>
          <table:table-cell office:value-type="float" office:value="0.157079155730458" calcext:value-type="float">
            <text:p>0.157079155730458</text:p>
          </table:table-cell>
          <table:table-cell office:value-type="float" office:value="1.2782906047477" calcext:value-type="float">
            <text:p>1.2782906047477</text:p>
          </table:table-cell>
        </table:table-row>
        <table:table-row table:style-name="ro1">
          <table:table-cell office:value-type="float" office:value="1.74017160355593E+018" calcext:value-type="float">
            <text:p>1.74017160355593E+018</text:p>
          </table:table-cell>
          <table:table-cell office:value-type="float" office:value="-3.53224948246529" calcext:value-type="float">
            <text:p>-3.53224948246529</text:p>
          </table:table-cell>
          <table:table-cell office:value-type="float" office:value="0.235286034895988" calcext:value-type="float">
            <text:p>0.235286034895988</text:p>
          </table:table-cell>
          <table:table-cell office:value-type="float" office:value="-2.70085940318339" calcext:value-type="float">
            <text:p>-2.70085940318339</text:p>
          </table:table-cell>
          <table:table-cell office:value-type="float" office:value="0.163783038852315" calcext:value-type="float">
            <text:p>0.163783038852315</text:p>
          </table:table-cell>
          <table:table-cell office:value-type="float" office:value="1.21571810495662" calcext:value-type="float">
            <text:p>1.21571810495662</text:p>
          </table:table-cell>
        </table:table-row>
        <table:table-row table:style-name="ro1">
          <table:table-cell office:value-type="float" office:value="1.74017160357099E+018" calcext:value-type="float">
            <text:p>1.74017160357099E+018</text:p>
          </table:table-cell>
          <table:table-cell office:value-type="float" office:value="-3.53456630283082" calcext:value-type="float">
            <text:p>-3.53456630283082</text:p>
          </table:table-cell>
          <table:table-cell office:value-type="float" office:value="0.234170484864038" calcext:value-type="float">
            <text:p>0.234170484864038</text:p>
          </table:table-cell>
          <table:table-cell office:value-type="float" office:value="-2.6851265316033" calcext:value-type="float">
            <text:p>-2.6851265316033</text:p>
          </table:table-cell>
          <table:table-cell office:value-type="float" office:value="0.170282746698642" calcext:value-type="float">
            <text:p>0.170282746698642</text:p>
          </table:table-cell>
          <table:table-cell office:value-type="float" office:value="1.10679560521665" calcext:value-type="float">
            <text:p>1.10679560521665</text:p>
          </table:table-cell>
        </table:table-row>
        <table:table-row table:style-name="ro1">
          <table:table-cell office:value-type="float" office:value="1.74017160358665E+018" calcext:value-type="float">
            <text:p>1.74017160358665E+018</text:p>
          </table:table-cell>
          <table:table-cell office:value-type="float" office:value="-3.53686629150995" calcext:value-type="float">
            <text:p>-3.53686629150995</text:p>
          </table:table-cell>
          <table:table-cell office:value-type="float" office:value="0.233020620077766" calcext:value-type="float">
            <text:p>0.233020620077766</text:p>
          </table:table-cell>
          <table:table-cell office:value-type="float" office:value="-2.67113178502321" calcext:value-type="float">
            <text:p>-2.67113178502321</text:p>
          </table:table-cell>
          <table:table-cell office:value-type="float" office:value="0.171428571413566" calcext:value-type="float">
            <text:p>0.171428571413566</text:p>
          </table:table-cell>
          <table:table-cell office:value-type="float" office:value="0.990920605339294" calcext:value-type="float">
            <text:p>0.990920605339294</text:p>
          </table:table-cell>
        </table:table-row>
        <table:table-row table:style-name="ro1">
          <table:table-cell office:value-type="float" office:value="1.74017160360485E+018" calcext:value-type="float">
            <text:p>1.74017160360485E+018</text:p>
          </table:table-cell>
          <table:table-cell office:value-type="float" office:value="-3.53960624776663" calcext:value-type="float">
            <text:p>-3.53960624776663</text:p>
          </table:table-cell>
          <table:table-cell office:value-type="float" office:value="0.231601428241287" calcext:value-type="float">
            <text:p>0.231601428241287</text:p>
          </table:table-cell>
          <table:table-cell office:value-type="float" office:value="-2.65663241412708" calcext:value-type="float">
            <text:p>-2.65663241412708</text:p>
          </table:table-cell>
          <table:table-cell office:value-type="float" office:value="0.171428571413396" calcext:value-type="float">
            <text:p>0.171428571413396</text:p>
          </table:table-cell>
          <table:table-cell office:value-type="float" office:value="0.8518706053401" calcext:value-type="float">
            <text:p>0.8518706053401</text:p>
          </table:table-cell>
        </table:table-row>
        <table:table-row table:style-name="ro1">
          <table:table-cell office:value-type="float" office:value="1.74017160362042E+018" calcext:value-type="float">
            <text:p>1.74017160362042E+018</text:p>
          </table:table-cell>
          <table:table-cell office:value-type="float" office:value="-3.54187487031542" calcext:value-type="float">
            <text:p>-3.54187487031542</text:p>
          </table:table-cell>
          <table:table-cell office:value-type="float" office:value="0.230390833511748" calcext:value-type="float">
            <text:p>0.230390833511748</text:p>
          </table:table-cell>
          <table:table-cell office:value-type="float" office:value="-2.64646154254696" calcext:value-type="float">
            <text:p>-2.64646154254696</text:p>
          </table:table-cell>
          <table:table-cell office:value-type="float" office:value="0.171428571413278" calcext:value-type="float">
            <text:p>0.171428571413278</text:p>
          </table:table-cell>
          <table:table-cell office:value-type="float" office:value="0.735995605340952" calcext:value-type="float">
            <text:p>0.735995605340952</text:p>
          </table:table-cell>
        </table:table-row>
        <table:table-row table:style-name="ro1">
          <table:table-cell office:value-type="float" office:value="1.74017160363826E+018" calcext:value-type="float">
            <text:p>1.74017160363826E+018</text:p>
          </table:table-cell>
          <table:table-cell office:value-type="float" office:value="-3.54458240024498" calcext:value-type="float">
            <text:p>-3.54458240024498</text:p>
          </table:table-cell>
          <table:table-cell office:value-type="float" office:value="0.228910686116082" calcext:value-type="float">
            <text:p>0.228910686116082</text:p>
          </table:table-cell>
          <table:table-cell office:value-type="float" office:value="-2.6365508216508" calcext:value-type="float">
            <text:p>-2.6365508216508</text:p>
          </table:table-cell>
          <table:table-cell office:value-type="float" office:value="0.171428571413163" calcext:value-type="float">
            <text:p>0.171428571413163</text:p>
          </table:table-cell>
          <table:table-cell office:value-type="float" office:value="0.596945605342012" calcext:value-type="float">
            <text:p>0.596945605342012</text:p>
          </table:table-cell>
        </table:table-row>
        <table:table-row table:style-name="ro1">
          <table:table-cell office:value-type="float" office:value="1.74017160365341E+018" calcext:value-type="float">
            <text:p>1.74017160365341E+018</text:p>
          </table:table-cell>
          <table:table-cell office:value-type="float" office:value="-3.54682841436544" calcext:value-type="float">
            <text:p>-3.54682841436544</text:p>
          </table:table-cell>
          <table:table-cell office:value-type="float" office:value="0.22765863242996" calcext:value-type="float">
            <text:p>0.22765863242996</text:p>
          </table:table-cell>
          <table:table-cell office:value-type="float" office:value="-2.62954237233766" calcext:value-type="float">
            <text:p>-2.62954237233766</text:p>
          </table:table-cell>
          <table:table-cell office:value-type="float" office:value="0.171428571408833" calcext:value-type="float">
            <text:p>0.171428571408833</text:p>
          </table:table-cell>
          <table:table-cell office:value-type="float" office:value="0.503119029775947" calcext:value-type="float">
            <text:p>0.503119029775947</text:p>
          </table:table-cell>
        </table:table-row>
        <table:table-row table:style-name="ro1">
          <table:table-cell office:value-type="float" office:value="1.74017160366895E+018" calcext:value-type="float">
            <text:p>1.74017160366895E+018</text:p>
          </table:table-cell>
          <table:table-cell office:value-type="float" office:value="-3.54906560808932" calcext:value-type="float">
            <text:p>-3.54906560808932</text:p>
          </table:table-cell>
          <table:table-cell office:value-type="float" office:value="0.22639088555497" calcext:value-type="float">
            <text:p>0.22639088555497</text:p>
          </table:table-cell>
          <table:table-cell office:value-type="float" office:value="-2.62254237234535" calcext:value-type="float">
            <text:p>-2.62254237234535</text:p>
          </table:table-cell>
          <table:table-cell office:value-type="float" office:value="0.171428571411479" calcext:value-type="float">
            <text:p>0.171428571411479</text:p>
          </table:table-cell>
          <table:table-cell office:value-type="float" office:value="0.466948310181757" calcext:value-type="float">
            <text:p>0.466948310181757</text:p>
          </table:table-cell>
        </table:table-row>
        <table:table-row table:style-name="ro1">
          <table:table-cell office:value-type="float" office:value="1.74017160368695E+018" calcext:value-type="float">
            <text:p>1.74017160368695E+018</text:p>
          </table:table-cell>
          <table:table-cell office:value-type="float" office:value="-3.55173844470598" calcext:value-type="float">
            <text:p>-3.55173844470598</text:p>
          </table:table-cell>
          <table:table-cell office:value-type="float" office:value="0.224848964323032" calcext:value-type="float">
            <text:p>0.224848964323032</text:p>
          </table:table-cell>
          <table:table-cell office:value-type="float" office:value="-2.6141423723546" calcext:value-type="float">
            <text:p>-2.6141423723546</text:p>
          </table:table-cell>
          <table:table-cell office:value-type="float" office:value="0.171428571418377" calcext:value-type="float">
            <text:p>0.171428571418377</text:p>
          </table:table-cell>
          <table:table-cell office:value-type="float" office:value="0.466666666153041" calcext:value-type="float">
            <text:p>0.466666666153041</text:p>
          </table:table-cell>
        </table:table-row>
        <table:table-row table:style-name="ro1">
          <table:table-cell office:value-type="float" office:value="1.74017160370204E+018" calcext:value-type="float">
            <text:p>1.74017160370204E+018</text:p>
          </table:table-cell>
          <table:table-cell office:value-type="float" office:value="-3.5539558506185" calcext:value-type="float">
            <text:p>-3.5539558506185</text:p>
          </table:table-cell>
          <table:table-cell office:value-type="float" office:value="0.223546916352974" calcext:value-type="float">
            <text:p>0.223546916352974</text:p>
          </table:table-cell>
          <table:table-cell office:value-type="float" office:value="-2.60714237236233" calcext:value-type="float">
            <text:p>-2.60714237236233</text:p>
          </table:table-cell>
          <table:table-cell office:value-type="float" office:value="0.171428571418348" calcext:value-type="float">
            <text:p>0.171428571418348</text:p>
          </table:table-cell>
          <table:table-cell office:value-type="float" office:value="0.466666666152025" calcext:value-type="float">
            <text:p>0.466666666152025</text:p>
          </table:table-cell>
        </table:table-row>
        <table:table-row table:style-name="ro1">
          <table:table-cell office:value-type="float" office:value="1.74017160371742E+018" calcext:value-type="float">
            <text:p>1.74017160371742E+018</text:p>
          </table:table-cell>
          <table:table-cell office:value-type="float" office:value="-3.55616408794345" calcext:value-type="float">
            <text:p>-3.55616408794345</text:p>
          </table:table-cell>
          <table:table-cell office:value-type="float" office:value="0.222229378568351" calcext:value-type="float">
            <text:p>0.222229378568351</text:p>
          </table:table-cell>
          <table:table-cell office:value-type="float" office:value="-2.60014237237007" calcext:value-type="float">
            <text:p>-2.60014237237007</text:p>
          </table:table-cell>
          <table:table-cell office:value-type="float" office:value="0.171428571418303" calcext:value-type="float">
            <text:p>0.171428571418303</text:p>
          </table:table-cell>
          <table:table-cell office:value-type="float" office:value="0.466666666151135" calcext:value-type="float">
            <text:p>0.466666666151135</text:p>
          </table:table-cell>
        </table:table-row>
        <table:table-row table:style-name="ro1">
          <table:table-cell office:value-type="float" office:value="1.7401716037355E+018" calcext:value-type="float">
            <text:p>1.7401716037355E+018</text:p>
          </table:table-cell>
          <table:table-cell office:value-type="float" office:value="-3.55880171787966" calcext:value-type="float">
            <text:p>-3.55880171787966</text:p>
          </table:table-cell>
          <table:table-cell office:value-type="float" office:value="0.220627977624022" calcext:value-type="float">
            <text:p>0.220627977624022</text:p>
          </table:table-cell>
          <table:table-cell office:value-type="float" office:value="-2.59174237237937" calcext:value-type="float">
            <text:p>-2.59174237237937</text:p>
          </table:table-cell>
          <table:table-cell office:value-type="float" office:value="0.171428571418266" calcext:value-type="float">
            <text:p>0.171428571418266</text:p>
          </table:table-cell>
          <table:table-cell office:value-type="float" office:value="0.466666666149928" calcext:value-type="float">
            <text:p>0.466666666149928</text:p>
          </table:table-cell>
        </table:table-row>
        <table:table-row table:style-name="ro1">
          <table:table-cell office:value-type="float" office:value="1.74017160375091E+018" calcext:value-type="float">
            <text:p>1.74017160375091E+018</text:p>
          </table:table-cell>
          <table:table-cell office:value-type="float" office:value="-3.56098940407713" calcext:value-type="float">
            <text:p>-3.56098940407713</text:p>
          </table:table-cell>
          <table:table-cell office:value-type="float" office:value="0.219276590559338" calcext:value-type="float">
            <text:p>0.219276590559338</text:p>
          </table:table-cell>
          <table:table-cell office:value-type="float" office:value="-2.58474237238715" calcext:value-type="float">
            <text:p>-2.58474237238715</text:p>
          </table:table-cell>
          <table:table-cell office:value-type="float" office:value="0.171428571418207" calcext:value-type="float">
            <text:p>0.171428571418207</text:p>
          </table:table-cell>
          <table:table-cell office:value-type="float" office:value="0.466666666148912" calcext:value-type="float">
            <text:p>0.466666666148912</text:p>
          </table:table-cell>
        </table:table-row>
        <table:table-row table:style-name="ro1">
          <table:table-cell office:value-type="float" office:value="1.74017160376921E+018" calcext:value-type="float">
            <text:p>1.74017160376921E+018</text:p>
          </table:table-cell>
          <table:table-cell office:value-type="float" office:value="-3.56360206064962" calcext:value-type="float">
            <text:p>-3.56360206064962</text:p>
          </table:table-cell>
          <table:table-cell office:value-type="float" office:value="0.217634761609942" calcext:value-type="float">
            <text:p>0.217634761609942</text:p>
          </table:table-cell>
          <table:table-cell office:value-type="float" office:value="-2.57634237239649" calcext:value-type="float">
            <text:p>-2.57634237239649</text:p>
          </table:table-cell>
          <table:table-cell office:value-type="float" office:value="0.171428571418185" calcext:value-type="float">
            <text:p>0.171428571418185</text:p>
          </table:table-cell>
          <table:table-cell office:value-type="float" office:value="0.466666666147832" calcext:value-type="float">
            <text:p>0.466666666147832</text:p>
          </table:table-cell>
        </table:table-row>
        <table:table-row table:style-name="ro1">
          <table:table-cell office:value-type="float" office:value="1.74017160378411E+018" calcext:value-type="float">
            <text:p>1.74017160378411E+018</text:p>
          </table:table-cell>
          <table:table-cell office:value-type="float" office:value="-3.56576867689821" calcext:value-type="float">
            <text:p>-3.56576867689821</text:p>
          </table:table-cell>
          <table:table-cell office:value-type="float" office:value="0.216249845753818" calcext:value-type="float">
            <text:p>0.216249845753818</text:p>
          </table:table-cell>
          <table:table-cell office:value-type="float" office:value="-2.5693423724043" calcext:value-type="float">
            <text:p>-2.5693423724043</text:p>
          </table:table-cell>
          <table:table-cell office:value-type="float" office:value="0.171428571418141" calcext:value-type="float">
            <text:p>0.171428571418141</text:p>
          </table:table-cell>
          <table:table-cell office:value-type="float" office:value="0.466666666146942" calcext:value-type="float">
            <text:p>0.466666666146942</text:p>
          </table:table-cell>
        </table:table-row>
        <table:table-row table:style-name="ro1">
          <table:table-cell office:value-type="float" office:value="1.7401716037995E+018" calcext:value-type="float">
            <text:p>1.7401716037995E+018</text:p>
          </table:table-cell>
          <table:table-cell office:value-type="float" office:value="-3.5679255457331" calcext:value-type="float">
            <text:p>-3.5679255457331</text:p>
          </table:table-cell>
          <table:table-cell office:value-type="float" office:value="0.214849797638128" calcext:value-type="float">
            <text:p>0.214849797638128</text:p>
          </table:table-cell>
          <table:table-cell office:value-type="float" office:value="-2.56234237241211" calcext:value-type="float">
            <text:p>-2.56234237241211</text:p>
          </table:table-cell>
          <table:table-cell office:value-type="float" office:value="0.171428571418111" calcext:value-type="float">
            <text:p>0.171428571418111</text:p>
          </table:table-cell>
          <table:table-cell office:value-type="float" office:value="0.466666666145926" calcext:value-type="float">
            <text:p>0.466666666145926</text:p>
          </table:table-cell>
        </table:table-row>
        <table:table-row table:style-name="ro1">
          <table:table-cell office:value-type="float" office:value="1.7401716038179E+018" calcext:value-type="float">
            <text:p>1.7401716038179E+018</text:p>
          </table:table-cell>
          <table:table-cell office:value-type="float" office:value="-3.57050077297675" calcext:value-type="float">
            <text:p>-3.57050077297675</text:p>
          </table:table-cell>
          <table:table-cell office:value-type="float" office:value="0.213149861960401" calcext:value-type="float">
            <text:p>0.213149861960401</text:p>
          </table:table-cell>
          <table:table-cell office:value-type="float" office:value="-2.5539423724215" calcext:value-type="float">
            <text:p>-2.5539423724215</text:p>
          </table:table-cell>
          <table:table-cell office:value-type="float" office:value="0.171428571418059" calcext:value-type="float">
            <text:p>0.171428571418059</text:p>
          </table:table-cell>
          <table:table-cell office:value-type="float" office:value="0.4666666661451" calcext:value-type="float">
            <text:p>0.4666666661451</text:p>
          </table:table-cell>
        </table:table-row>
        <table:table-row table:style-name="ro1">
          <table:table-cell office:value-type="float" office:value="1.74017160383297E+018" calcext:value-type="float">
            <text:p>1.74017160383297E+018</text:p>
          </table:table-cell>
          <table:table-cell office:value-type="float" office:value="-3.57263582616645" calcext:value-type="float">
            <text:p>-3.57263582616645</text:p>
          </table:table-cell>
          <table:table-cell office:value-type="float" office:value="0.21171676539201" calcext:value-type="float">
            <text:p>0.21171676539201</text:p>
          </table:table-cell>
          <table:table-cell office:value-type="float" office:value="-2.54694237242935" calcext:value-type="float">
            <text:p>-2.54694237242935</text:p>
          </table:table-cell>
          <table:table-cell office:value-type="float" office:value="0.171428571418077" calcext:value-type="float">
            <text:p>0.171428571418077</text:p>
          </table:table-cell>
          <table:table-cell office:value-type="float" office:value="0.466666666144384" calcext:value-type="float">
            <text:p>0.466666666144384</text:p>
          </table:table-cell>
        </table:table-row>
        <table:table-row table:style-name="ro1">
          <table:table-cell office:value-type="float" office:value="1.74017160384785E+018" calcext:value-type="float">
            <text:p>1.74017160384785E+018</text:p>
          </table:table-cell>
          <table:table-cell office:value-type="float" office:value="-3.57476079545352" calcext:value-type="float">
            <text:p>-3.57476079545352</text:p>
          </table:table-cell>
          <table:table-cell office:value-type="float" office:value="0.210268758684083" calcext:value-type="float">
            <text:p>0.210268758684083</text:p>
          </table:table-cell>
          <table:table-cell office:value-type="float" office:value="-2.5399423724372" calcext:value-type="float">
            <text:p>-2.5399423724372</text:p>
          </table:table-cell>
          <table:table-cell office:value-type="float" office:value="0.171428571418077" calcext:value-type="float">
            <text:p>0.171428571418077</text:p>
          </table:table-cell>
          <table:table-cell office:value-type="float" office:value="0.466666666143622" calcext:value-type="float">
            <text:p>0.466666666143622</text:p>
          </table:table-cell>
        </table:table-row>
        <table:table-row table:style-name="ro1">
          <table:table-cell office:value-type="float" office:value="1.740171603866E+018" calcext:value-type="float">
            <text:p>1.740171603866E+018</text:p>
          </table:table-cell>
          <table:table-cell office:value-type="float" office:value="-3.57729730127633" calcext:value-type="float">
            <text:p>-3.57729730127633</text:p>
          </table:table-cell>
          <table:table-cell office:value-type="float" office:value="0.208511569202085" calcext:value-type="float">
            <text:p>0.208511569202085</text:p>
          </table:table-cell>
          <table:table-cell office:value-type="float" office:value="-2.53154237244664" calcext:value-type="float">
            <text:p>-2.53154237244664</text:p>
          </table:table-cell>
          <table:table-cell office:value-type="float" office:value="0.17142857141797" calcext:value-type="float">
            <text:p>0.17142857141797</text:p>
          </table:table-cell>
          <table:table-cell office:value-type="float" office:value="0.466666666142559" calcext:value-type="float">
            <text:p>0.466666666142559</text:p>
          </table:table-cell>
        </table:table-row>
        <table:table-row table:style-name="ro1">
          <table:table-cell office:value-type="float" office:value="1.74017160388177E+018" calcext:value-type="float">
            <text:p>1.74017160388177E+018</text:p>
          </table:table-cell>
          <table:table-cell office:value-type="float" office:value="-3.57939972016765" calcext:value-type="float">
            <text:p>-3.57939972016765</text:p>
          </table:table-cell>
          <table:table-cell office:value-type="float" office:value="0.207031010961893" calcext:value-type="float">
            <text:p>0.207031010961893</text:p>
          </table:table-cell>
          <table:table-cell office:value-type="float" office:value="-2.52454237245452" calcext:value-type="float">
            <text:p>-2.52454237245452</text:p>
          </table:table-cell>
          <table:table-cell office:value-type="float" office:value="0.171428571417948" calcext:value-type="float">
            <text:p>0.171428571417948</text:p>
          </table:table-cell>
          <table:table-cell office:value-type="float" office:value="0.466666666141733" calcext:value-type="float">
            <text:p>0.466666666141733</text:p>
          </table:table-cell>
        </table:table-row>
        <table:table-row table:style-name="ro1">
          <table:table-cell office:value-type="float" office:value="1.74017160389982E+018" calcext:value-type="float">
            <text:p>1.74017160389982E+018</text:p>
          </table:table-cell>
          <table:table-cell office:value-type="float" office:value="-3.58190886556917" calcext:value-type="float">
            <text:p>-3.58190886556917</text:p>
          </table:table-cell>
          <table:table-cell office:value-type="float" office:value="0.205234969197658" calcext:value-type="float">
            <text:p>0.205234969197658</text:p>
          </table:table-cell>
          <table:table-cell office:value-type="float" office:value="-2.51614237246399" calcext:value-type="float">
            <text:p>-2.51614237246399</text:p>
          </table:table-cell>
          <table:table-cell office:value-type="float" office:value="0.171428571417904" calcext:value-type="float">
            <text:p>0.171428571417904</text:p>
          </table:table-cell>
          <table:table-cell office:value-type="float" office:value="0.466666666140843" calcext:value-type="float">
            <text:p>0.466666666140843</text:p>
          </table:table-cell>
        </table:table-row>
        <table:table-row table:style-name="ro1">
          <table:table-cell office:value-type="float" office:value="1.74017160391551E+018" calcext:value-type="float">
            <text:p>1.74017160391551E+018</text:p>
          </table:table-cell>
          <table:table-cell office:value-type="float" office:value="-3.58398823546493" calcext:value-type="float">
            <text:p>-3.58398823546493</text:p>
          </table:table-cell>
          <table:table-cell office:value-type="float" office:value="0.203722210547452" calcext:value-type="float">
            <text:p>0.203722210547452</text:p>
          </table:table-cell>
          <table:table-cell office:value-type="float" office:value="-2.50914237247189" calcext:value-type="float">
            <text:p>-2.50914237247189</text:p>
          </table:table-cell>
          <table:table-cell office:value-type="float" office:value="0.171428571417874" calcext:value-type="float">
            <text:p>0.171428571417874</text:p>
          </table:table-cell>
          <table:table-cell office:value-type="float" office:value="0.466666666140335" calcext:value-type="float">
            <text:p>0.466666666140335</text:p>
          </table:table-cell>
        </table:table-row>
        <table:table-row table:style-name="ro1">
          <table:table-cell office:value-type="float" office:value="1.74017160393055E+018" calcext:value-type="float">
            <text:p>1.74017160393055E+018</text:p>
          </table:table-cell>
          <table:table-cell office:value-type="float" office:value="-3.58605696519228" calcext:value-type="float">
            <text:p>-3.58605696519228</text:p>
          </table:table-cell>
          <table:table-cell office:value-type="float" office:value="0.202194933489298" calcext:value-type="float">
            <text:p>0.202194933489298</text:p>
          </table:table-cell>
          <table:table-cell office:value-type="float" office:value="-2.50214237247981" calcext:value-type="float">
            <text:p>-2.50214237247981</text:p>
          </table:table-cell>
          <table:table-cell office:value-type="float" office:value="0.171428571417859" calcext:value-type="float">
            <text:p>0.171428571417859</text:p>
          </table:table-cell>
          <table:table-cell office:value-type="float" office:value="0.466666666139446" calcext:value-type="float">
            <text:p>0.466666666139446</text:p>
          </table:table-cell>
        </table:table-row>
        <table:table-row table:style-name="ro1">
          <table:table-cell office:value-type="float" office:value="1.74017160394902E+018" calcext:value-type="float">
            <text:p>1.74017160394902E+018</text:p>
          </table:table-cell>
          <table:table-cell office:value-type="float" office:value="-3.58852525315457" calcext:value-type="float">
            <text:p>-3.58852525315457</text:p>
          </table:table-cell>
          <table:table-cell office:value-type="float" office:value="0.200343142140358" calcext:value-type="float">
            <text:p>0.200343142140358</text:p>
          </table:table-cell>
          <table:table-cell office:value-type="float" office:value="-2.49374237248931" calcext:value-type="float">
            <text:p>-2.49374237248931</text:p>
          </table:table-cell>
          <table:table-cell office:value-type="float" office:value="0.171428571417807" calcext:value-type="float">
            <text:p>0.171428571417807</text:p>
          </table:table-cell>
          <table:table-cell office:value-type="float" office:value="0.46666666613862" calcext:value-type="float">
            <text:p>0.46666666613862</text:p>
          </table:table-cell>
        </table:table-row>
        <table:table-row table:style-name="ro1">
          <table:table-cell office:value-type="float" office:value="1.74017160396417E+018" calcext:value-type="float">
            <text:p>1.74017160396417E+018</text:p>
          </table:table-cell>
          <table:table-cell office:value-type="float" office:value="-3.59057021843978" calcext:value-type="float">
            <text:p>-3.59057021843978</text:p>
          </table:table-cell>
          <table:table-cell office:value-type="float" office:value="0.198784189004616" calcext:value-type="float">
            <text:p>0.198784189004616</text:p>
          </table:table-cell>
          <table:table-cell office:value-type="float" office:value="-2.48674237249724" calcext:value-type="float">
            <text:p>-2.48674237249724</text:p>
          </table:table-cell>
          <table:table-cell office:value-type="float" office:value="0.17142857141777" calcext:value-type="float">
            <text:p>0.17142857141777</text:p>
          </table:table-cell>
          <table:table-cell office:value-type="float" office:value="0.466666666138175" calcext:value-type="float">
            <text:p>0.466666666138175</text:p>
          </table:table-cell>
        </table:table-row>
        <table:table-row table:style-name="ro1">
          <table:table-cell office:value-type="float" office:value="1.74017160397899E+018" calcext:value-type="float">
            <text:p>1.74017160397899E+018</text:p>
          </table:table-cell>
          <table:table-cell office:value-type="float" office:value="-3.59260422104073" calcext:value-type="float">
            <text:p>-3.59260422104073</text:p>
          </table:table-cell>
          <table:table-cell office:value-type="float" office:value="0.197210959422995" calcext:value-type="float">
            <text:p>0.197210959422995</text:p>
          </table:table-cell>
          <table:table-cell office:value-type="float" office:value="-2.47974237250519" calcext:value-type="float">
            <text:p>-2.47974237250519</text:p>
          </table:table-cell>
          <table:table-cell office:value-type="float" office:value="0.171428571417756" calcext:value-type="float">
            <text:p>0.171428571417756</text:p>
          </table:table-cell>
          <table:table-cell office:value-type="float" office:value="0.46666666613754" calcext:value-type="float">
            <text:p>0.46666666613754</text:p>
          </table:table-cell>
        </table:table-row>
        <table:table-row table:style-name="ro1">
          <table:table-cell office:value-type="float" office:value="1.74017160399712E+018" calcext:value-type="float">
            <text:p>1.74017160399712E+018</text:p>
          </table:table-cell>
          <table:table-cell office:value-type="float" office:value="-3.59503041312742" calcext:value-type="float">
            <text:p>-3.59503041312742</text:p>
          </table:table-cell>
          <table:table-cell office:value-type="float" office:value="0.195304347605322" calcext:value-type="float">
            <text:p>0.195304347605322</text:p>
          </table:table-cell>
          <table:table-cell office:value-type="float" office:value="-2.47134237251473" calcext:value-type="float">
            <text:p>-2.47134237251473</text:p>
          </table:table-cell>
          <table:table-cell office:value-type="float" office:value="0.171428571417748" calcext:value-type="float">
            <text:p>0.171428571417748</text:p>
          </table:table-cell>
          <table:table-cell office:value-type="float" office:value="0.466666666136587" calcext:value-type="float">
            <text:p>0.466666666136587</text:p>
          </table:table-cell>
        </table:table-row>
        <table:table-row table:style-name="ro1">
          <table:table-cell office:value-type="float" office:value="1.74017160401237E+018" calcext:value-type="float">
            <text:p>1.74017160401237E+018</text:p>
          </table:table-cell>
          <table:table-cell office:value-type="float" office:value="-3.59703994776321" calcext:value-type="float">
            <text:p>-3.59703994776321</text:p>
          </table:table-cell>
          <table:table-cell office:value-type="float" office:value="0.193699982171663" calcext:value-type="float">
            <text:p>0.193699982171663</text:p>
          </table:table-cell>
          <table:table-cell office:value-type="float" office:value="-2.46434237252269" calcext:value-type="float">
            <text:p>-2.46434237252269</text:p>
          </table:table-cell>
          <table:table-cell office:value-type="float" office:value="0.171428571417744" calcext:value-type="float">
            <text:p>0.171428571417744</text:p>
          </table:table-cell>
          <table:table-cell office:value-type="float" office:value="0.466666666136316" calcext:value-type="float">
            <text:p>0.466666666136316</text:p>
          </table:table-cell>
        </table:table-row>
        <table:table-row table:style-name="ro1">
          <table:table-cell office:value-type="float" office:value="1.7401716040308E+018" calcext:value-type="float">
            <text:p>1.7401716040308E+018</text:p>
          </table:table-cell>
          <table:table-cell office:value-type="float" office:value="-3.59939897635691" calcext:value-type="float">
            <text:p>-3.59939897635691</text:p>
          </table:table-cell>
          <table:table-cell office:value-type="float" office:value="0.191787131512639" calcext:value-type="float">
            <text:p>0.191787131512639</text:p>
          </table:table-cell>
          <table:table-cell office:value-type="float" office:value="-2.45635952252872" calcext:value-type="float">
            <text:p>-2.45635952252872</text:p>
          </table:table-cell>
          <table:table-cell office:value-type="float" office:value="0.169808571432283" calcext:value-type="float">
            <text:p>0.169808571432283</text:p>
          </table:table-cell>
          <table:table-cell office:value-type="float" office:value="0.452761666253404" calcext:value-type="float">
            <text:p>0.452761666253404</text:p>
          </table:table-cell>
        </table:table-row>
        <table:table-row table:style-name="ro1">
          <table:table-cell office:value-type="float" office:value="1.74017160404565E+018" calcext:value-type="float">
            <text:p>1.74017160404565E+018</text:p>
          </table:table-cell>
          <table:table-cell office:value-type="float" office:value="-3.60119802935926" calcext:value-type="float">
            <text:p>-3.60119802935926</text:p>
          </table:table-cell>
          <table:table-cell office:value-type="float" office:value="0.190308964754662" calcext:value-type="float">
            <text:p>0.190308964754662</text:p>
          </table:table-cell>
          <table:table-cell office:value-type="float" office:value="-2.45144527252663" calcext:value-type="float">
            <text:p>-2.45144527252663</text:p>
          </table:table-cell>
          <table:table-cell office:value-type="float" office:value="0.161708571472196" calcext:value-type="float">
            <text:p>0.161708571472196</text:p>
          </table:table-cell>
          <table:table-cell office:value-type="float" office:value="0.383236666588097" calcext:value-type="float">
            <text:p>0.383236666588097</text:p>
          </table:table-cell>
        </table:table-row>
        <table:table-row table:style-name="ro1">
          <table:table-cell office:value-type="float" office:value="1.74017160406073E+018" calcext:value-type="float">
            <text:p>1.74017160406073E+018</text:p>
          </table:table-cell>
          <table:table-cell office:value-type="float" office:value="-3.60283513592657" calcext:value-type="float">
            <text:p>-3.60283513592657</text:p>
          </table:table-cell>
          <table:table-cell office:value-type="float" office:value="0.188952701301305" calcext:value-type="float">
            <text:p>0.188952701301305</text:p>
          </table:table-cell>
          <table:table-cell office:value-type="float" office:value="-2.44826914752453" calcext:value-type="float">
            <text:p>-2.44826914752453</text:p>
          </table:table-cell>
          <table:table-cell office:value-type="float" office:value="0.148478571497527" calcext:value-type="float">
            <text:p>0.148478571497527</text:p>
          </table:table-cell>
          <table:table-cell office:value-type="float" office:value="0.26967916680624" calcext:value-type="float">
            <text:p>0.26967916680624</text:p>
          </table:table-cell>
        </table:table-row>
        <table:table-row table:style-name="ro1">
          <table:table-cell office:value-type="float" office:value="1.74017160407918E+018" calcext:value-type="float">
            <text:p>1.74017160407918E+018</text:p>
          </table:table-cell>
          <table:table-cell office:value-type="float" office:value="-3.60459029624414" calcext:value-type="float">
            <text:p>-3.60459029624414</text:p>
          </table:table-cell>
          <table:table-cell office:value-type="float" office:value="0.187491462477746" calcext:value-type="float">
            <text:p>0.187491462477746</text:p>
          </table:table-cell>
          <table:table-cell office:value-type="float" office:value="-2.44675212252198" calcext:value-type="float">
            <text:p>-2.44675212252198</text:p>
          </table:table-cell>
          <table:table-cell office:value-type="float" office:value="0.132278571497432" calcext:value-type="float">
            <text:p>0.132278571497432</text:p>
          </table:table-cell>
          <table:table-cell office:value-type="float" office:value="0.130629166807808" calcext:value-type="float">
            <text:p>0.130629166807808</text:p>
          </table:table-cell>
        </table:table-row>
        <table:table-row table:style-name="ro1">
          <table:table-cell office:value-type="float" office:value="1.74017160409487E+018" calcext:value-type="float">
            <text:p>1.74017160409487E+018</text:p>
          </table:table-cell>
          <table:table-cell office:value-type="float" office:value="-3.60588131931355" calcext:value-type="float">
            <text:p>-3.60588131931355</text:p>
          </table:table-cell>
          <table:table-cell office:value-type="float" office:value="0.186415776876537" calcext:value-type="float">
            <text:p>0.186415776876537</text:p>
          </table:table-cell>
          <table:table-cell office:value-type="float" office:value="-2.44739987250894" calcext:value-type="float">
            <text:p>-2.44739987250894</text:p>
          </table:table-cell>
          <table:table-cell office:value-type="float" office:value="0.118778571495582" calcext:value-type="float">
            <text:p>0.118778571495582</text:p>
          </table:table-cell>
          <table:table-cell office:value-type="float" office:value="0.0147541671722542" calcext:value-type="float">
            <text:p>0.0147541671722542</text:p>
          </table:table-cell>
        </table:table-row>
        <table:table-row table:style-name="ro1">
          <table:table-cell office:value-type="float" office:value="1.74017160410984E+018" calcext:value-type="float">
            <text:p>1.74017160410984E+018</text:p>
          </table:table-cell>
          <table:table-cell office:value-type="float" office:value="-3.60701818232376" calcext:value-type="float">
            <text:p>-3.60701818232376</text:p>
          </table:table-cell>
          <table:table-cell office:value-type="float" office:value="0.185471417663356" calcext:value-type="float">
            <text:p>0.185471417663356</text:p>
          </table:table-cell>
          <table:table-cell office:value-type="float" office:value="-2.4497857474932" calcext:value-type="float">
            <text:p>-2.4497857474932</text:p>
          </table:table-cell>
          <table:table-cell office:value-type="float" office:value="0.105278571493244" calcext:value-type="float">
            <text:p>0.105278571493244</text:p>
          </table:table-cell>
          <table:table-cell office:value-type="float" office:value="-0.101120832373974" calcext:value-type="float">
            <text:p>-0.101120832373974</text:p>
          </table:table-cell>
        </table:table-row>
        <table:table-row table:style-name="ro1">
          <table:table-cell office:value-type="float" office:value="1.74017160412802E+018" calcext:value-type="float">
            <text:p>1.74017160412802E+018</text:p>
          </table:table-cell>
          <table:table-cell office:value-type="float" office:value="-3.60818031064783" calcext:value-type="float">
            <text:p>-3.60818031064783</text:p>
          </table:table-cell>
          <table:table-cell office:value-type="float" office:value="0.184513224450963" calcext:value-type="float">
            <text:p>0.184513224450963</text:p>
          </table:table-cell>
          <table:table-cell office:value-type="float" office:value="-2.45494312247391" calcext:value-type="float">
            <text:p>-2.45494312247391</text:p>
          </table:table-cell>
          <table:table-cell office:value-type="float" office:value="0.0890785714935189" calcext:value-type="float">
            <text:p>0.0890785714935189</text:p>
          </table:table-cell>
          <table:table-cell office:value-type="float" office:value="-0.240170832270627" calcext:value-type="float">
            <text:p>-0.240170832270627</text:p>
          </table:table-cell>
        </table:table-row>
        <table:table-row table:style-name="ro1">
          <table:table-cell office:value-type="float" office:value="1.74017160414325E+018" calcext:value-type="float">
            <text:p>1.74017160414325E+018</text:p>
          </table:table-cell>
          <table:table-cell office:value-type="float" office:value="-3.60898063726941" calcext:value-type="float">
            <text:p>-3.60898063726941</text:p>
          </table:table-cell>
          <table:table-cell office:value-type="float" office:value="0.183861010798943" calcext:value-type="float">
            <text:p>0.183861010798943</text:p>
          </table:table-cell>
          <table:table-cell office:value-type="float" office:value="-2.46115287245622" calcext:value-type="float">
            <text:p>-2.46115287245622</text:p>
          </table:table-cell>
          <table:table-cell office:value-type="float" office:value="0.075578571497265" calcext:value-type="float">
            <text:p>0.075578571497265</text:p>
          </table:table-cell>
          <table:table-cell office:value-type="float" office:value="-0.356045832205544" calcext:value-type="float">
            <text:p>-0.356045832205544</text:p>
          </table:table-cell>
        </table:table-row>
        <table:table-row table:style-name="ro1">
          <table:table-cell office:value-type="float" office:value="1.74017160416166E+018" calcext:value-type="float">
            <text:p>1.74017160416166E+018</text:p>
          </table:table-cell>
          <table:table-cell office:value-type="float" office:value="-3.60979328539976" calcext:value-type="float">
            <text:p>-3.60979328539976</text:p>
          </table:table-cell>
          <table:table-cell office:value-type="float" office:value="0.183208836900259" calcext:value-type="float">
            <text:p>0.183208836900259</text:p>
          </table:table-cell>
          <table:table-cell office:value-type="float" office:value="-2.46955287244514" calcext:value-type="float">
            <text:p>-2.46955287244514</text:p>
          </table:table-cell>
          <table:table-cell office:value-type="float" office:value="0.061724285758268" calcext:value-type="float">
            <text:p>0.061724285758268</text:p>
          </table:table-cell>
          <table:table-cell office:value-type="float" office:value="-0.450228332492175" calcext:value-type="float">
            <text:p>-0.450228332492175</text:p>
          </table:table-cell>
        </table:table-row>
        <table:table-row table:style-name="ro1">
          <table:table-cell office:value-type="float" office:value="1.74017160417646E+018" calcext:value-type="float">
            <text:p>1.74017160417646E+018</text:p>
          </table:table-cell>
          <table:table-cell office:value-type="float" office:value="-3.61046590768818" calcext:value-type="float">
            <text:p>-3.61046590768818</text:p>
          </table:table-cell>
          <table:table-cell office:value-type="float" office:value="0.182677545892821" calcext:value-type="float">
            <text:p>0.182677545892821</text:p>
          </table:table-cell>
          <table:table-cell office:value-type="float" office:value="-2.47655287243632" calcext:value-type="float">
            <text:p>-2.47655287243632</text:p>
          </table:table-cell>
          <table:table-cell office:value-type="float" office:value="0.0572314285776635" calcext:value-type="float">
            <text:p>0.0572314285776635</text:p>
          </table:table-cell>
          <table:table-cell office:value-type="float" office:value="-0.466666666078512" calcext:value-type="float">
            <text:p>-0.466666666078512</text:p>
          </table:table-cell>
        </table:table-row>
        <table:table-row table:style-name="ro1">
          <table:table-cell office:value-type="float" office:value="1.74017160419191E+018" calcext:value-type="float">
            <text:p>1.74017160419191E+018</text:p>
          </table:table-cell>
          <table:table-cell office:value-type="float" office:value="-3.61114223250409" calcext:value-type="float">
            <text:p>-3.61114223250409</text:p>
          </table:table-cell>
          <table:table-cell office:value-type="float" office:value="0.182150976219523" calcext:value-type="float">
            <text:p>0.182150976219523</text:p>
          </table:table-cell>
          <table:table-cell office:value-type="float" office:value="-2.48355287242753" calcext:value-type="float">
            <text:p>-2.48355287242753</text:p>
          </table:table-cell>
          <table:table-cell office:value-type="float" office:value="0.0571428571389839" calcext:value-type="float">
            <text:p>0.0571428571389839</text:p>
          </table:table-cell>
          <table:table-cell office:value-type="float" office:value="-0.466666666079592" calcext:value-type="float">
            <text:p>-0.466666666079592</text:p>
          </table:table-cell>
        </table:table-row>
        <table:table-row table:style-name="ro1">
          <table:table-cell office:value-type="float" office:value="1.74017160420958E+018" calcext:value-type="float">
            <text:p>1.74017160420958E+018</text:p>
          </table:table-cell>
          <table:table-cell office:value-type="float" office:value="-3.61195866294599" calcext:value-type="float">
            <text:p>-3.61195866294599</text:p>
          </table:table-cell>
          <table:table-cell office:value-type="float" office:value="0.181525361085213" calcext:value-type="float">
            <text:p>0.181525361085213</text:p>
          </table:table-cell>
          <table:table-cell office:value-type="float" office:value="-2.491952872417" calcext:value-type="float">
            <text:p>-2.491952872417</text:p>
          </table:table-cell>
          <table:table-cell office:value-type="float" office:value="0.0571428571389012" calcext:value-type="float">
            <text:p>0.0571428571389012</text:p>
          </table:table-cell>
          <table:table-cell office:value-type="float" office:value="-0.466666666081417" calcext:value-type="float">
            <text:p>-0.466666666081417</text:p>
          </table:table-cell>
        </table:table-row>
        <table:table-row table:style-name="ro1">
          <table:table-cell office:value-type="float" office:value="1.74017160422527E+018" calcext:value-type="float">
            <text:p>1.74017160422527E+018</text:p>
          </table:table-cell>
          <table:table-cell office:value-type="float" office:value="-3.61264301641732" calcext:value-type="float">
            <text:p>-3.61264301641732</text:p>
          </table:table-cell>
          <table:table-cell office:value-type="float" office:value="0.181009268841784" calcext:value-type="float">
            <text:p>0.181009268841784</text:p>
          </table:table-cell>
          <table:table-cell office:value-type="float" office:value="-2.49895287240826" calcext:value-type="float">
            <text:p>-2.49895287240826</text:p>
          </table:table-cell>
          <table:table-cell office:value-type="float" office:value="0.057142857138842" calcext:value-type="float">
            <text:p>0.057142857138842</text:p>
          </table:table-cell>
          <table:table-cell office:value-type="float" office:value="-0.466666666082942" calcext:value-type="float">
            <text:p>-0.466666666082942</text:p>
          </table:table-cell>
        </table:table-row>
        <table:table-row table:style-name="ro1">
          <table:table-cell office:value-type="float" office:value="1.74017160423987E+018" calcext:value-type="float">
            <text:p>1.74017160423987E+018</text:p>
          </table:table-cell>
          <table:table-cell office:value-type="float" office:value="-3.61333096573826" calcext:value-type="float">
            <text:p>-3.61333096573826</text:p>
          </table:table-cell>
          <table:table-cell office:value-type="float" office:value="0.180497979677736" calcext:value-type="float">
            <text:p>0.180497979677736</text:p>
          </table:table-cell>
          <table:table-cell office:value-type="float" office:value="-2.50595287239953" calcext:value-type="float">
            <text:p>-2.50595287239953</text:p>
          </table:table-cell>
          <table:table-cell office:value-type="float" office:value="0.0571428571387471" calcext:value-type="float">
            <text:p>0.0571428571387471</text:p>
          </table:table-cell>
          <table:table-cell office:value-type="float" office:value="-0.46666666608442" calcext:value-type="float">
            <text:p>-0.46666666608442</text:p>
          </table:table-cell>
        </table:table-row>
        <table:table-row table:style-name="ro1">
          <table:table-cell office:value-type="float" office:value="1.7401716042585E+018" calcext:value-type="float">
            <text:p>1.7401716042585E+018</text:p>
          </table:table-cell>
          <table:table-cell office:value-type="float" office:value="-3.61416120396974" calcext:value-type="float">
            <text:p>-3.61416120396974</text:p>
          </table:table-cell>
          <table:table-cell office:value-type="float" office:value="0.179890808003736" calcext:value-type="float">
            <text:p>0.179890808003736</text:p>
          </table:table-cell>
          <table:table-cell office:value-type="float" office:value="-2.5143528723891" calcext:value-type="float">
            <text:p>-2.5143528723891</text:p>
          </table:table-cell>
          <table:table-cell office:value-type="float" office:value="0.0571428571386656" calcext:value-type="float">
            <text:p>0.0571428571386656</text:p>
          </table:table-cell>
          <table:table-cell office:value-type="float" office:value="-0.466666666086008" calcext:value-type="float">
            <text:p>-0.466666666086008</text:p>
          </table:table-cell>
        </table:table-row>
        <table:table-row table:style-name="ro1">
          <table:table-cell office:value-type="float" office:value="1.74017160427379E+018" calcext:value-type="float">
            <text:p>1.74017160427379E+018</text:p>
          </table:table-cell>
          <table:table-cell office:value-type="float" office:value="-3.61485694525715" calcext:value-type="float">
            <text:p>-3.61485694525715</text:p>
          </table:table-cell>
          <table:table-cell office:value-type="float" office:value="0.179390173467932" calcext:value-type="float">
            <text:p>0.179390173467932</text:p>
          </table:table-cell>
          <table:table-cell office:value-type="float" office:value="-2.52135287238043" calcext:value-type="float">
            <text:p>-2.52135287238043</text:p>
          </table:table-cell>
          <table:table-cell office:value-type="float" office:value="0.0571428571385842" calcext:value-type="float">
            <text:p>0.0571428571385842</text:p>
          </table:table-cell>
          <table:table-cell office:value-type="float" office:value="-0.466666666087851" calcext:value-type="float">
            <text:p>-0.466666666087851</text:p>
          </table:table-cell>
        </table:table-row>
        <table:table-row table:style-name="ro1">
          <table:table-cell office:value-type="float" office:value="1.74017160429194E+018" calcext:value-type="float">
            <text:p>1.74017160429194E+018</text:p>
          </table:table-cell>
          <table:table-cell office:value-type="float" office:value="-3.61569643511512" calcext:value-type="float">
            <text:p>-3.61569643511512</text:p>
          </table:table-cell>
          <table:table-cell office:value-type="float" office:value="0.178795858954308" calcext:value-type="float">
            <text:p>0.178795858954308</text:p>
          </table:table-cell>
          <table:table-cell office:value-type="float" office:value="-2.52975287237005" calcext:value-type="float">
            <text:p>-2.52975287237005</text:p>
          </table:table-cell>
          <table:table-cell office:value-type="float" office:value="0.0571428571385028" calcext:value-type="float">
            <text:p>0.0571428571385028</text:p>
          </table:table-cell>
          <table:table-cell office:value-type="float" office:value="-0.466666666089693" calcext:value-type="float">
            <text:p>-0.466666666089693</text:p>
          </table:table-cell>
        </table:table-row>
        <table:table-row table:style-name="ro1">
          <table:table-cell office:value-type="float" office:value="1.74017160430742E+018" calcext:value-type="float">
            <text:p>1.74017160430742E+018</text:p>
          </table:table-cell>
          <table:table-cell office:value-type="float" office:value="-3.61639980337026" calcext:value-type="float">
            <text:p>-3.61639980337026</text:p>
          </table:table-cell>
          <table:table-cell office:value-type="float" office:value="0.178305997774887" calcext:value-type="float">
            <text:p>0.178305997774887</text:p>
          </table:table-cell>
          <table:table-cell office:value-type="float" office:value="-2.53675287236143" calcext:value-type="float">
            <text:p>-2.53675287236143</text:p>
          </table:table-cell>
          <table:table-cell office:value-type="float" office:value="0.0571428571384362" calcext:value-type="float">
            <text:p>0.0571428571384362</text:p>
          </table:table-cell>
          <table:table-cell office:value-type="float" office:value="-0.466666666091154" calcext:value-type="float">
            <text:p>-0.466666666091154</text:p>
          </table:table-cell>
        </table:table-row>
        <table:table-row table:style-name="ro1">
          <table:table-cell office:value-type="float" office:value="1.74017160432305E+018" calcext:value-type="float">
            <text:p>1.74017160432305E+018</text:p>
          </table:table-cell>
          <table:table-cell office:value-type="float" office:value="-3.61710658339319" calcext:value-type="float">
            <text:p>-3.61710658339319</text:p>
          </table:table-cell>
          <table:table-cell office:value-type="float" office:value="0.177821072134588" calcext:value-type="float">
            <text:p>0.177821072134588</text:p>
          </table:table-cell>
          <table:table-cell office:value-type="float" office:value="-2.54375287235284" calcext:value-type="float">
            <text:p>-2.54375287235284</text:p>
          </table:table-cell>
          <table:table-cell office:value-type="float" office:value="0.0571428571383622" calcext:value-type="float">
            <text:p>0.0571428571383622</text:p>
          </table:table-cell>
          <table:table-cell office:value-type="float" office:value="-0.466666666092806" calcext:value-type="float">
            <text:p>-0.466666666092806</text:p>
          </table:table-cell>
        </table:table-row>
        <table:table-row table:style-name="ro1">
          <table:table-cell office:value-type="float" office:value="1.74017160434119E+018" calcext:value-type="float">
            <text:p>1.74017160434119E+018</text:p>
          </table:table-cell>
          <table:table-cell office:value-type="float" office:value="-3.61795917418057" calcext:value-type="float">
            <text:p>-3.61795917418057</text:p>
          </table:table-cell>
          <table:table-cell office:value-type="float" office:value="0.177245709716628" calcext:value-type="float">
            <text:p>0.177245709716628</text:p>
          </table:table-cell>
          <table:table-cell office:value-type="float" office:value="-2.55215287234256" calcext:value-type="float">
            <text:p>-2.55215287234256</text:p>
          </table:table-cell>
          <table:table-cell office:value-type="float" office:value="0.0571428571382956" calcext:value-type="float">
            <text:p>0.0571428571382956</text:p>
          </table:table-cell>
          <table:table-cell office:value-type="float" office:value="-0.466666666094776" calcext:value-type="float">
            <text:p>-0.466666666094776</text:p>
          </table:table-cell>
        </table:table-row>
        <table:table-row table:style-name="ro1">
          <table:table-cell office:value-type="float" office:value="1.74017160435643E+018" calcext:value-type="float">
            <text:p>1.74017160435643E+018</text:p>
          </table:table-cell>
          <table:table-cell office:value-type="float" office:value="-3.61867333795486" calcext:value-type="float">
            <text:p>-3.61867333795486</text:p>
          </table:table-cell>
          <table:table-cell office:value-type="float" office:value="0.176771725559796" calcext:value-type="float">
            <text:p>0.176771725559796</text:p>
          </table:table-cell>
          <table:table-cell office:value-type="float" office:value="-2.55915287233402" calcext:value-type="float">
            <text:p>-2.55915287233402</text:p>
          </table:table-cell>
          <table:table-cell office:value-type="float" office:value="0.057142857138229" calcext:value-type="float">
            <text:p>0.057142857138229</text:p>
          </table:table-cell>
          <table:table-cell office:value-type="float" office:value="-0.466666666096491" calcext:value-type="float">
            <text:p>-0.466666666096491</text:p>
          </table:table-cell>
        </table:table-row>
        <table:table-row table:style-name="ro1">
          <table:table-cell office:value-type="float" office:value="1.7401716043718E+018" calcext:value-type="float">
            <text:p>1.7401716043718E+018</text:p>
          </table:table-cell>
          <table:table-cell office:value-type="float" office:value="-3.6193908020942" calcext:value-type="float">
            <text:p>-3.6193908020942</text:p>
          </table:table-cell>
          <table:table-cell office:value-type="float" office:value="0.176302752121118" calcext:value-type="float">
            <text:p>0.176302752121118</text:p>
          </table:table-cell>
          <table:table-cell office:value-type="float" office:value="-2.5661528723255" calcext:value-type="float">
            <text:p>-2.5661528723255</text:p>
          </table:table-cell>
          <table:table-cell office:value-type="float" office:value="0.0571428571381253" calcext:value-type="float">
            <text:p>0.0571428571381253</text:p>
          </table:table-cell>
          <table:table-cell office:value-type="float" office:value="-0.466666666098143" calcext:value-type="float">
            <text:p>-0.466666666098143</text:p>
          </table:table-cell>
        </table:table-row>
        <table:table-row table:style-name="ro1">
          <table:table-cell office:value-type="float" office:value="1.74017160439031E+018" calcext:value-type="float">
            <text:p>1.74017160439031E+018</text:p>
          </table:table-cell>
          <table:table-cell office:value-type="float" office:value="-3.62025606603292" calcext:value-type="float">
            <text:p>-3.62025606603292</text:p>
          </table:table-cell>
          <table:table-cell office:value-type="float" office:value="0.175746630480596" calcext:value-type="float">
            <text:p>0.175746630480596</text:p>
          </table:table-cell>
          <table:table-cell office:value-type="float" office:value="-2.57455287231532" calcext:value-type="float">
            <text:p>-2.57455287231532</text:p>
          </table:table-cell>
          <table:table-cell office:value-type="float" office:value="0.0571428571380439" calcext:value-type="float">
            <text:p>0.0571428571380439</text:p>
          </table:table-cell>
          <table:table-cell office:value-type="float" office:value="-0.466666666100239" calcext:value-type="float">
            <text:p>-0.466666666100239</text:p>
          </table:table-cell>
        </table:table-row>
        <table:table-row table:style-name="ro1">
          <table:table-cell office:value-type="float" office:value="1.74017160440495E+018" calcext:value-type="float">
            <text:p>1.74017160440495E+018</text:p>
          </table:table-cell>
          <table:table-cell office:value-type="float" office:value="-3.62098066700253" calcext:value-type="float">
            <text:p>-3.62098066700253</text:p>
          </table:table-cell>
          <table:table-cell office:value-type="float" office:value="0.1752887611627" calcext:value-type="float">
            <text:p>0.1752887611627</text:p>
          </table:table-cell>
          <table:table-cell office:value-type="float" office:value="-2.58155287230686" calcext:value-type="float">
            <text:p>-2.58155287230686</text:p>
          </table:table-cell>
          <table:table-cell office:value-type="float" office:value="0.0571428571379909" calcext:value-type="float">
            <text:p>0.0571428571379909</text:p>
          </table:table-cell>
          <table:table-cell office:value-type="float" office:value="-0.466666666102065" calcext:value-type="float">
            <text:p>-0.466666666102065</text:p>
          </table:table-cell>
        </table:table-row>
        <table:table-row table:style-name="ro1">
          <table:table-cell office:value-type="float" office:value="1.74017160442356E+018" calcext:value-type="float">
            <text:p>1.74017160442356E+018</text:p>
          </table:table-cell>
          <table:table-cell office:value-type="float" office:value="-3.62185439227502" calcext:value-type="float">
            <text:p>-3.62185439227502</text:p>
          </table:table-cell>
          <table:table-cell office:value-type="float" office:value="0.174746030003731" calcext:value-type="float">
            <text:p>0.174746030003731</text:p>
          </table:table-cell>
          <table:table-cell office:value-type="float" office:value="-2.58995287229675" calcext:value-type="float">
            <text:p>-2.58995287229675</text:p>
          </table:table-cell>
          <table:table-cell office:value-type="float" office:value="0.0571428571378959" calcext:value-type="float">
            <text:p>0.0571428571378959</text:p>
          </table:table-cell>
          <table:table-cell office:value-type="float" office:value="-0.466666666104051" calcext:value-type="float">
            <text:p>-0.466666666104051</text:p>
          </table:table-cell>
        </table:table-row>
        <table:table-row table:style-name="ro1">
          <table:table-cell office:value-type="float" office:value="1.74017160443848E+018" calcext:value-type="float">
            <text:p>1.74017160443848E+018</text:p>
          </table:table-cell>
          <table:table-cell office:value-type="float" office:value="-3.62258595823193" calcext:value-type="float">
            <text:p>-3.62258595823193</text:p>
          </table:table-cell>
          <table:table-cell office:value-type="float" office:value="0.174299373392758" calcext:value-type="float">
            <text:p>0.174299373392758</text:p>
          </table:table-cell>
          <table:table-cell office:value-type="float" office:value="-2.59695287228836" calcext:value-type="float">
            <text:p>-2.59695287228836</text:p>
          </table:table-cell>
          <table:table-cell office:value-type="float" office:value="0.0571428571378441" calcext:value-type="float">
            <text:p>0.0571428571378441</text:p>
          </table:table-cell>
          <table:table-cell office:value-type="float" office:value="-0.466666666105894" calcext:value-type="float">
            <text:p>-0.466666666105894</text:p>
          </table:table-cell>
        </table:table-row>
        <table:table-row table:style-name="ro1">
          <table:table-cell office:value-type="float" office:value="1.74017160445354E+018" calcext:value-type="float">
            <text:p>1.74017160445354E+018</text:p>
          </table:table-cell>
          <table:table-cell office:value-type="float" office:value="-3.62332063283628" calcext:value-type="float">
            <text:p>-3.62332063283628</text:p>
          </table:table-cell>
          <table:table-cell office:value-type="float" office:value="0.173857848644698" calcext:value-type="float">
            <text:p>0.173857848644698</text:p>
          </table:table-cell>
          <table:table-cell office:value-type="float" office:value="-2.60395287227999" calcext:value-type="float">
            <text:p>-2.60395287227999</text:p>
          </table:table-cell>
          <table:table-cell office:value-type="float" office:value="0.0571428571377775" calcext:value-type="float">
            <text:p>0.0571428571377775</text:p>
          </table:table-cell>
          <table:table-cell office:value-type="float" office:value="-0.466666666107863" calcext:value-type="float">
            <text:p>-0.466666666107863</text:p>
          </table:table-cell>
        </table:table-row>
        <table:table-row table:style-name="ro1">
          <table:table-cell office:value-type="float" office:value="1.74017160447169E+018" calcext:value-type="float">
            <text:p>1.74017160447169E+018</text:p>
          </table:table-cell>
          <table:table-cell office:value-type="float" office:value="-3.62420629507904" calcext:value-type="float">
            <text:p>-3.62420629507904</text:p>
          </table:table-cell>
          <table:table-cell office:value-type="float" office:value="0.173334823449858" calcext:value-type="float">
            <text:p>0.173334823449858</text:p>
          </table:table-cell>
          <table:table-cell office:value-type="float" office:value="-2.61235287226998" calcext:value-type="float">
            <text:p>-2.61235287226998</text:p>
          </table:table-cell>
          <table:table-cell office:value-type="float" office:value="0.0571428571376961" calcext:value-type="float">
            <text:p>0.0571428571376961</text:p>
          </table:table-cell>
          <table:table-cell office:value-type="float" office:value="-0.46666666610996" calcext:value-type="float">
            <text:p>-0.46666666610996</text:p>
          </table:table-cell>
        </table:table-row>
        <table:table-row table:style-name="ro1">
          <table:table-cell office:value-type="float" office:value="1.74017160448702E+018" calcext:value-type="float">
            <text:p>1.74017160448702E+018</text:p>
          </table:table-cell>
          <table:table-cell office:value-type="float" office:value="-3.62494768177975" calcext:value-type="float">
            <text:p>-3.62494768177975</text:p>
          </table:table-cell>
          <table:table-cell office:value-type="float" office:value="0.172904664598464" calcext:value-type="float">
            <text:p>0.172904664598464</text:p>
          </table:table-cell>
          <table:table-cell office:value-type="float" office:value="-2.61935287226167" calcext:value-type="float">
            <text:p>-2.61935287226167</text:p>
          </table:table-cell>
          <table:table-cell office:value-type="float" office:value="0.0571428571376072" calcext:value-type="float">
            <text:p>0.0571428571376072</text:p>
          </table:table-cell>
          <table:table-cell office:value-type="float" office:value="-0.466666666111993" calcext:value-type="float">
            <text:p>-0.466666666111993</text:p>
          </table:table-cell>
        </table:table-row>
        <table:table-row table:style-name="ro1">
          <table:table-cell office:value-type="float" office:value="1.74017160450549E+018" calcext:value-type="float">
            <text:p>1.74017160450549E+018</text:p>
          </table:table-cell>
          <table:table-cell office:value-type="float" office:value="-3.62584129327238" calcext:value-type="float">
            <text:p>-3.62584129327238</text:p>
          </table:table-cell>
          <table:table-cell office:value-type="float" office:value="0.172395340082144" calcext:value-type="float">
            <text:p>0.172395340082144</text:p>
          </table:table-cell>
          <table:table-cell office:value-type="float" office:value="-2.62775287225174" calcext:value-type="float">
            <text:p>-2.62775287225174</text:p>
          </table:table-cell>
          <table:table-cell office:value-type="float" office:value="0.0571428571375184" calcext:value-type="float">
            <text:p>0.0571428571375184</text:p>
          </table:table-cell>
          <table:table-cell office:value-type="float" office:value="-0.46666666611428" calcext:value-type="float">
            <text:p>-0.46666666611428</text:p>
          </table:table-cell>
        </table:table-row>
        <table:table-row table:style-name="ro1">
          <table:table-cell office:value-type="float" office:value="1.74017160452087E+018" calcext:value-type="float">
            <text:p>1.74017160452087E+018</text:p>
          </table:table-cell>
          <table:table-cell office:value-type="float" office:value="-3.62658921624565" calcext:value-type="float">
            <text:p>-3.62658921624565</text:p>
          </table:table-cell>
          <table:table-cell office:value-type="float" office:value="0.171976649141872" calcext:value-type="float">
            <text:p>0.171976649141872</text:p>
          </table:table-cell>
          <table:table-cell office:value-type="float" office:value="-2.6347528722435" calcext:value-type="float">
            <text:p>-2.6347528722435</text:p>
          </table:table-cell>
          <table:table-cell office:value-type="float" office:value="0.0571428571374518" calcext:value-type="float">
            <text:p>0.0571428571374518</text:p>
          </table:table-cell>
          <table:table-cell office:value-type="float" office:value="-0.46666666611625" calcext:value-type="float">
            <text:p>-0.46666666611625</text:p>
          </table:table-cell>
        </table:table-row>
        <table:table-row table:style-name="ro1">
          <table:table-cell office:value-type="float" office:value="1.74017160453611E+018" calcext:value-type="float">
            <text:p>1.74017160453611E+018</text:p>
          </table:table-cell>
          <table:table-cell office:value-type="float" office:value="-3.62733996574474" calcext:value-type="float">
            <text:p>-3.62733996574474</text:p>
          </table:table-cell>
          <table:table-cell office:value-type="float" office:value="0.171563047122518" calcext:value-type="float">
            <text:p>0.171563047122518</text:p>
          </table:table-cell>
          <table:table-cell office:value-type="float" office:value="-2.64105762224177" calcext:value-type="float">
            <text:p>-2.64105762224177</text:p>
          </table:table-cell>
          <table:table-cell office:value-type="float" office:value="0.0571428571398869" calcext:value-type="float">
            <text:p>0.0571428571398869</text:p>
          </table:table-cell>
          <table:table-cell office:value-type="float" office:value="-0.443491666334119" calcext:value-type="float">
            <text:p>-0.443491666334119</text:p>
          </table:table-cell>
        </table:table-row>
        <table:table-row table:style-name="ro1">
          <table:table-cell office:value-type="float" office:value="1.74017160455417E+018" calcext:value-type="float">
            <text:p>1.74017160455417E+018</text:p>
          </table:table-cell>
          <table:table-cell office:value-type="float" office:value="-3.62824375452703" calcext:value-type="float">
            <text:p>-3.62824375452703</text:p>
          </table:table-cell>
          <table:table-cell office:value-type="float" office:value="0.171072004800925" calcext:value-type="float">
            <text:p>0.171072004800925</text:p>
          </table:table-cell>
          <table:table-cell office:value-type="float" office:value="-2.64632899724214" calcext:value-type="float">
            <text:p>-2.64632899724214</text:p>
          </table:table-cell>
          <table:table-cell office:value-type="float" office:value="0.0571428571418779" calcext:value-type="float">
            <text:p>0.0571428571418779</text:p>
          </table:table-cell>
          <table:table-cell office:value-type="float" office:value="-0.33920416667632" calcext:value-type="float">
            <text:p>-0.33920416667632</text:p>
          </table:table-cell>
        </table:table-row>
        <table:table-row table:style-name="ro1">
          <table:table-cell office:value-type="float" office:value="1.74017160456885E+018" calcext:value-type="float">
            <text:p>1.74017160456885E+018</text:p>
          </table:table-cell>
          <table:table-cell office:value-type="float" office:value="-3.62899847640181" calcext:value-type="float">
            <text:p>-3.62899847640181</text:p>
          </table:table-cell>
          <table:table-cell office:value-type="float" office:value="0.170665694134514" calcext:value-type="float">
            <text:p>0.170665694134514</text:p>
          </table:table-cell>
          <table:table-cell office:value-type="float" office:value="-2.64895943057457" calcext:value-type="float">
            <text:p>-2.64895943057457</text:p>
          </table:table-cell>
          <table:table-cell office:value-type="float" office:value="0.0571428571341507" calcext:value-type="float">
            <text:p>0.0571428571341507</text:p>
          </table:table-cell>
          <table:table-cell office:value-type="float" office:value="-0.228314444427346" calcext:value-type="float">
            <text:p>-0.228314444427346</text:p>
          </table:table-cell>
        </table:table-row>
        <table:table-row table:style-name="ro1">
          <table:table-cell office:value-type="float" office:value="1.74017160458419E+018" calcext:value-type="float">
            <text:p>1.74017160458419E+018</text:p>
          </table:table-cell>
          <table:table-cell office:value-type="float" office:value="-3.62975416912511" calcext:value-type="float">
            <text:p>-3.62975416912511</text:p>
          </table:table-cell>
          <table:table-cell office:value-type="float" office:value="0.170261191907067" calcext:value-type="float">
            <text:p>0.170261191907067</text:p>
          </table:table-cell>
          <table:table-cell office:value-type="float" office:value="-2.65129276389976" calcext:value-type="float">
            <text:p>-2.65129276389976</text:p>
          </table:table-cell>
          <table:table-cell office:value-type="float" office:value="0.0571428571326099" calcext:value-type="float">
            <text:p>0.0571428571326099</text:p>
          </table:table-cell>
          <table:table-cell office:value-type="float" office:value="-0.165458888587377" calcext:value-type="float">
            <text:p>-0.165458888587377</text:p>
          </table:table-cell>
        </table:table-row>
        <table:table-row table:style-name="ro1">
          <table:table-cell office:value-type="float" office:value="1.74017160460254E+018" calcext:value-type="float">
            <text:p>1.74017160460254E+018</text:p>
          </table:table-cell>
          <table:table-cell office:value-type="float" office:value="-3.63066224318093" calcext:value-type="float">
            <text:p>-3.63066224318093</text:p>
          </table:table-cell>
          <table:table-cell office:value-type="float" office:value="0.169778118412235" calcext:value-type="float">
            <text:p>0.169778118412235</text:p>
          </table:table-cell>
          <table:table-cell office:value-type="float" office:value="-2.65409276389" calcext:value-type="float">
            <text:p>-2.65409276389</text:p>
          </table:table-cell>
          <table:table-cell office:value-type="float" office:value="0.0571428571370434" calcext:value-type="float">
            <text:p>0.0571428571370434</text:p>
          </table:table-cell>
          <table:table-cell office:value-type="float" office:value="-0.155555555013225" calcext:value-type="float">
            <text:p>-0.155555555013225</text:p>
          </table:table-cell>
        </table:table-row>
        <table:table-row table:style-name="ro1">
          <table:table-cell office:value-type="float" office:value="1.74017160461805E+018" calcext:value-type="float">
            <text:p>1.74017160461805E+018</text:p>
          </table:table-cell>
          <table:table-cell office:value-type="float" office:value="-3.63142000238323" calcext:value-type="float">
            <text:p>-3.63142000238323</text:p>
          </table:table-cell>
          <table:table-cell office:value-type="float" office:value="0.169377500719914" calcext:value-type="float">
            <text:p>0.169377500719914</text:p>
          </table:table-cell>
          <table:table-cell office:value-type="float" office:value="-2.65642609721522" calcext:value-type="float">
            <text:p>-2.65642609721522</text:p>
          </table:table-cell>
          <table:table-cell office:value-type="float" office:value="0.0571428571369929" calcext:value-type="float">
            <text:p>0.0571428571369929</text:p>
          </table:table-cell>
          <table:table-cell office:value-type="float" office:value="-0.155555555013887" calcext:value-type="float">
            <text:p>-0.155555555013887</text:p>
          </table:table-cell>
        </table:table-row>
        <table:table-row table:style-name="ro1">
          <table:table-cell office:value-type="float" office:value="1.74017160463618E+018" calcext:value-type="float">
            <text:p>1.74017160463618E+018</text:p>
          </table:table-cell>
          <table:table-cell office:value-type="float" office:value="-3.63233054424106" calcext:value-type="float">
            <text:p>-3.63233054424106</text:p>
          </table:table-cell>
          <table:table-cell office:value-type="float" office:value="0.168899095016162" calcext:value-type="float">
            <text:p>0.168899095016162</text:p>
          </table:table-cell>
          <table:table-cell office:value-type="float" office:value="-2.65922609720549" calcext:value-type="float">
            <text:p>-2.65922609720549</text:p>
          </table:table-cell>
          <table:table-cell office:value-type="float" office:value="0.0571428571369781" calcext:value-type="float">
            <text:p>0.0571428571369781</text:p>
          </table:table-cell>
          <table:table-cell office:value-type="float" office:value="-0.155555555014777" calcext:value-type="float">
            <text:p>-0.155555555014777</text:p>
          </table:table-cell>
        </table:table-row>
        <table:table-row table:style-name="ro1">
          <table:table-cell office:value-type="float" office:value="1.74017160465151E+018" calcext:value-type="float">
            <text:p>1.74017160465151E+018</text:p>
          </table:table-cell>
          <table:table-cell office:value-type="float" office:value="-3.6330903499546" calcext:value-type="float">
            <text:p>-3.6330903499546</text:p>
          </table:table-cell>
          <table:table-cell office:value-type="float" office:value="0.168502372415665" calcext:value-type="float">
            <text:p>0.168502372415665</text:p>
          </table:table-cell>
          <table:table-cell office:value-type="float" office:value="-2.66155943053072" calcext:value-type="float">
            <text:p>-2.66155943053072</text:p>
          </table:table-cell>
          <table:table-cell office:value-type="float" office:value="0.0571428571369337" calcext:value-type="float">
            <text:p>0.0571428571369337</text:p>
          </table:table-cell>
          <table:table-cell office:value-type="float" office:value="-0.155555555015412" calcext:value-type="float">
            <text:p>-0.155555555015412</text:p>
          </table:table-cell>
        </table:table-row>
        <table:table-row table:style-name="ro1">
          <table:table-cell office:value-type="float" office:value="1.74017160466704E+018" calcext:value-type="float">
            <text:p>1.74017160466704E+018</text:p>
          </table:table-cell>
          <table:table-cell office:value-type="float" office:value="-3.633851079285" calcext:value-type="float">
            <text:p>-3.633851079285</text:p>
          </table:table-cell>
          <table:table-cell office:value-type="float" office:value="0.168107423773519" calcext:value-type="float">
            <text:p>0.168107423773519</text:p>
          </table:table-cell>
          <table:table-cell office:value-type="float" office:value="-2.66389276385597" calcext:value-type="float">
            <text:p>-2.66389276385597</text:p>
          </table:table-cell>
          <table:table-cell office:value-type="float" office:value="0.0571428571369189" calcext:value-type="float">
            <text:p>0.0571428571369189</text:p>
          </table:table-cell>
          <table:table-cell office:value-type="float" office:value="-0.155555555016047" calcext:value-type="float">
            <text:p>-0.155555555016047</text:p>
          </table:table-cell>
        </table:table-row>
        <table:table-row table:style-name="ro1">
          <table:table-cell office:value-type="float" office:value="1.74017160468493E+018" calcext:value-type="float">
            <text:p>1.74017160468493E+018</text:p>
          </table:table-cell>
          <table:table-cell office:value-type="float" office:value="-3.63476516782381" calcext:value-type="float">
            <text:p>-3.63476516782381</text:p>
          </table:table-cell>
          <table:table-cell office:value-type="float" office:value="0.167635830054872" calcext:value-type="float">
            <text:p>0.167635830054872</text:p>
          </table:table-cell>
          <table:table-cell office:value-type="float" office:value="-2.66669276384628" calcext:value-type="float">
            <text:p>-2.66669276384628</text:p>
          </table:table-cell>
          <table:table-cell office:value-type="float" office:value="0.0571428571368967" calcext:value-type="float">
            <text:p>0.0571428571368967</text:p>
          </table:table-cell>
          <table:table-cell office:value-type="float" office:value="-0.155555555017127" calcext:value-type="float">
            <text:p>-0.155555555017127</text:p>
          </table:table-cell>
        </table:table-row>
        <table:table-row table:style-name="ro1">
          <table:table-cell office:value-type="float" office:value="1.74017160469989E+018" calcext:value-type="float">
            <text:p>1.74017160469989E+018</text:p>
          </table:table-cell>
          <table:table-cell office:value-type="float" office:value="-3.63552791452532" calcext:value-type="float">
            <text:p>-3.63552791452532</text:p>
          </table:table-cell>
          <table:table-cell office:value-type="float" office:value="0.167244791676448" calcext:value-type="float">
            <text:p>0.167244791676448</text:p>
          </table:table-cell>
          <table:table-cell office:value-type="float" office:value="-2.66902609717155" calcext:value-type="float">
            <text:p>-2.66902609717155</text:p>
          </table:table-cell>
          <table:table-cell office:value-type="float" office:value="0.0571428571368597" calcext:value-type="float">
            <text:p>0.0571428571368597</text:p>
          </table:table-cell>
          <table:table-cell office:value-type="float" office:value="-0.155555555017572" calcext:value-type="float">
            <text:p>-0.155555555017572</text:p>
          </table:table-cell>
        </table:table-row>
        <table:table-row table:style-name="ro1">
          <table:table-cell office:value-type="float" office:value="1.74017160471517E+018" calcext:value-type="float">
            <text:p>1.74017160471517E+018</text:p>
          </table:table-cell>
          <table:table-cell office:value-type="float" office:value="-3.63629157157252" calcext:value-type="float">
            <text:p>-3.63629157157252</text:p>
          </table:table-cell>
          <table:table-cell office:value-type="float" office:value="0.166855534103199" calcext:value-type="float">
            <text:p>0.166855534103199</text:p>
          </table:table-cell>
          <table:table-cell office:value-type="float" office:value="-2.67135943049683" calcext:value-type="float">
            <text:p>-2.67135943049683</text:p>
          </table:table-cell>
          <table:table-cell office:value-type="float" office:value="0.0571428571368597" calcext:value-type="float">
            <text:p>0.0571428571368597</text:p>
          </table:table-cell>
          <table:table-cell office:value-type="float" office:value="-0.155555555018334" calcext:value-type="float">
            <text:p>-0.155555555018334</text:p>
          </table:table-cell>
        </table:table-row>
        <table:table-row table:style-name="ro1">
          <table:table-cell office:value-type="float" office:value="1.7401716047336E+018" calcext:value-type="float">
            <text:p>1.7401716047336E+018</text:p>
          </table:table-cell>
          <table:table-cell office:value-type="float" office:value="-3.63720915583109" calcext:value-type="float">
            <text:p>-3.63720915583109</text:p>
          </table:table-cell>
          <table:table-cell office:value-type="float" office:value="0.166390778661409" calcext:value-type="float">
            <text:p>0.166390778661409</text:p>
          </table:table-cell>
          <table:table-cell office:value-type="float" office:value="-2.67415943048718" calcext:value-type="float">
            <text:p>-2.67415943048718</text:p>
          </table:table-cell>
          <table:table-cell office:value-type="float" office:value="0.0571428571368374" calcext:value-type="float">
            <text:p>0.0571428571368374</text:p>
          </table:table-cell>
          <table:table-cell office:value-type="float" office:value="-0.15555555501916" calcext:value-type="float">
            <text:p>-0.15555555501916</text:p>
          </table:table-cell>
        </table:table-row>
        <table:table-row table:style-name="ro1">
          <table:table-cell office:value-type="float" office:value="1.74017160474823E+018" calcext:value-type="float">
            <text:p>1.74017160474823E+018</text:p>
          </table:table-cell>
          <table:table-cell office:value-type="float" office:value="-3.63797480099679" calcext:value-type="float">
            <text:p>-3.63797480099679</text:p>
          </table:table-cell>
          <table:table-cell office:value-type="float" office:value="0.16600544630578" calcext:value-type="float">
            <text:p>0.16600544630578</text:p>
          </table:table-cell>
          <table:table-cell office:value-type="float" office:value="-2.67649276381249" calcext:value-type="float">
            <text:p>-2.67649276381249</text:p>
          </table:table-cell>
          <table:table-cell office:value-type="float" office:value="0.0571428571367856" calcext:value-type="float">
            <text:p>0.0571428571367856</text:p>
          </table:table-cell>
          <table:table-cell office:value-type="float" office:value="-0.155555555019986" calcext:value-type="float">
            <text:p>-0.155555555019986</text:p>
          </table:table-cell>
        </table:table-row>
        <table:table-row table:style-name="ro1">
          <table:table-cell office:value-type="float" office:value="1.74017160476675E+018" calcext:value-type="float">
            <text:p>1.74017160476675E+018</text:p>
          </table:table-cell>
          <table:table-cell office:value-type="float" office:value="-3.63889475889982" calcext:value-type="float">
            <text:p>-3.63889475889982</text:p>
          </table:table-cell>
          <table:table-cell office:value-type="float" office:value="0.165545407232546" calcext:value-type="float">
            <text:p>0.165545407232546</text:p>
          </table:table-cell>
          <table:table-cell office:value-type="float" office:value="-2.67929276380286" calcext:value-type="float">
            <text:p>-2.67929276380286</text:p>
          </table:table-cell>
          <table:table-cell office:value-type="float" office:value="0.057142857136793" calcext:value-type="float">
            <text:p>0.057142857136793</text:p>
          </table:table-cell>
          <table:table-cell office:value-type="float" office:value="-0.155555555020812" calcext:value-type="float">
            <text:p>-0.155555555020812</text:p>
          </table:table-cell>
        </table:table-row>
        <table:table-row table:style-name="ro1">
          <table:table-cell office:value-type="float" office:value="1.74017160478218E+018" calcext:value-type="float">
            <text:p>1.74017160478218E+018</text:p>
          </table:table-cell>
          <table:table-cell office:value-type="float" office:value="-3.63966237200848" calcext:value-type="float">
            <text:p>-3.63966237200848</text:p>
          </table:table-cell>
          <table:table-cell office:value-type="float" office:value="0.165164010248449" calcext:value-type="float">
            <text:p>0.165164010248449</text:p>
          </table:table-cell>
          <table:table-cell office:value-type="float" office:value="-2.68162609712819" calcext:value-type="float">
            <text:p>-2.68162609712819</text:p>
          </table:table-cell>
          <table:table-cell office:value-type="float" office:value="0.0571428571367769" calcext:value-type="float">
            <text:p>0.0571428571367769</text:p>
          </table:table-cell>
          <table:table-cell office:value-type="float" office:value="-0.155555555021357" calcext:value-type="float">
            <text:p>-0.155555555021357</text:p>
          </table:table-cell>
        </table:table-row>
        <table:table-row table:style-name="ro1">
          <table:table-cell office:value-type="float" office:value="1.74017160479761E+018" calcext:value-type="float">
            <text:p>1.74017160479761E+018</text:p>
          </table:table-cell>
          <table:table-cell office:value-type="float" office:value="-3.64043087295301" calcext:value-type="float">
            <text:p>-3.64043087295301</text:p>
          </table:table-cell>
          <table:table-cell office:value-type="float" office:value="0.164784405398222" calcext:value-type="float">
            <text:p>0.164784405398222</text:p>
          </table:table-cell>
          <table:table-cell office:value-type="float" office:value="-2.68395943045353" calcext:value-type="float">
            <text:p>-2.68395943045353</text:p>
          </table:table-cell>
          <table:table-cell office:value-type="float" office:value="0.0571428571367399" calcext:value-type="float">
            <text:p>0.0571428571367399</text:p>
          </table:table-cell>
          <table:table-cell office:value-type="float" office:value="-0.15555555502231" calcext:value-type="float">
            <text:p>-0.15555555502231</text:p>
          </table:table-cell>
        </table:table-row>
        <table:table-row table:style-name="ro1">
          <table:table-cell office:value-type="float" office:value="1.7401716048154E+018" calcext:value-type="float">
            <text:p>1.7401716048154E+018</text:p>
          </table:table-cell>
          <table:table-cell office:value-type="float" office:value="-3.6413542401383" calcext:value-type="float">
            <text:p>-3.6413542401383</text:p>
          </table:table-cell>
          <table:table-cell office:value-type="float" office:value="0.164331248103934" calcext:value-type="float">
            <text:p>0.164331248103934</text:p>
          </table:table-cell>
          <table:table-cell office:value-type="float" office:value="-2.68675943044395" calcext:value-type="float">
            <text:p>-2.68675943044395</text:p>
          </table:table-cell>
          <table:table-cell office:value-type="float" office:value="0.0571428571367264" calcext:value-type="float">
            <text:p>0.0571428571367264</text:p>
          </table:table-cell>
          <table:table-cell office:value-type="float" office:value="-0.155555555023036" calcext:value-type="float">
            <text:p>-0.155555555023036</text:p>
          </table:table-cell>
        </table:table-row>
        <table:table-row table:style-name="ro1">
          <table:table-cell office:value-type="float" office:value="1.740171604831E+018" calcext:value-type="float">
            <text:p>1.740171604831E+018</text:p>
          </table:table-cell>
          <table:table-cell office:value-type="float" office:value="-3.64212467958709" calcext:value-type="float">
            <text:p>-3.64212467958709</text:p>
          </table:table-cell>
          <table:table-cell office:value-type="float" office:value="0.163955593209376" calcext:value-type="float">
            <text:p>0.163955593209376</text:p>
          </table:table-cell>
          <table:table-cell office:value-type="float" office:value="-2.68909276376931" calcext:value-type="float">
            <text:p>-2.68909276376931</text:p>
          </table:table-cell>
          <table:table-cell office:value-type="float" office:value="0.057142857136682" calcext:value-type="float">
            <text:p>0.057142857136682</text:p>
          </table:table-cell>
          <table:table-cell office:value-type="float" office:value="-0.155555555023671" calcext:value-type="float">
            <text:p>-0.155555555023671</text:p>
          </table:table-cell>
        </table:table-row>
        <table:table-row table:style-name="ro1">
          <table:table-cell office:value-type="float" office:value="1.74017160484586E+018" calcext:value-type="float">
            <text:p>1.74017160484586E+018</text:p>
          </table:table-cell>
          <table:table-cell office:value-type="float" office:value="-3.64289599346587" calcext:value-type="float">
            <text:p>-3.64289599346587</text:p>
          </table:table-cell>
          <table:table-cell office:value-type="float" office:value="0.163581737027844" calcext:value-type="float">
            <text:p>0.163581737027844</text:p>
          </table:table-cell>
          <table:table-cell office:value-type="float" office:value="-2.69142609709469" calcext:value-type="float">
            <text:p>-2.69142609709469</text:p>
          </table:table-cell>
          <table:table-cell office:value-type="float" office:value="0.0571428571366672" calcext:value-type="float">
            <text:p>0.0571428571366672</text:p>
          </table:table-cell>
          <table:table-cell office:value-type="float" office:value="-0.15555555502456" calcext:value-type="float">
            <text:p>-0.15555555502456</text:p>
          </table:table-cell>
        </table:table-row>
        <table:table-row table:style-name="ro1">
          <table:table-cell office:value-type="float" office:value="1.74017160486414E+018" calcext:value-type="float">
            <text:p>1.74017160486414E+018</text:p>
          </table:table-cell>
          <table:table-cell office:value-type="float" office:value="-3.64382271845492" calcext:value-type="float">
            <text:p>-3.64382271845492</text:p>
          </table:table-cell>
          <table:table-cell office:value-type="float" office:value="0.163135486776407" calcext:value-type="float">
            <text:p>0.163135486776407</text:p>
          </table:table-cell>
          <table:table-cell office:value-type="float" office:value="-2.69422609708514" calcext:value-type="float">
            <text:p>-2.69422609708514</text:p>
          </table:table-cell>
          <table:table-cell office:value-type="float" office:value="0.0571428571366524" calcext:value-type="float">
            <text:p>0.0571428571366524</text:p>
          </table:table-cell>
          <table:table-cell office:value-type="float" office:value="-0.155555555025196" calcext:value-type="float">
            <text:p>-0.155555555025196</text:p>
          </table:table-cell>
        </table:table-row>
        <table:table-row table:style-name="ro1">
          <table:table-cell office:value-type="float" office:value="1.74017160487924E+018" calcext:value-type="float">
            <text:p>1.74017160487924E+018</text:p>
          </table:table-cell>
          <table:table-cell office:value-type="float" office:value="-3.64459594129119" calcext:value-type="float">
            <text:p>-3.64459594129119</text:p>
          </table:table-cell>
          <table:table-cell office:value-type="float" office:value="0.162765594914469" calcext:value-type="float">
            <text:p>0.162765594914469</text:p>
          </table:table-cell>
          <table:table-cell office:value-type="float" office:value="-2.69655943041054" calcext:value-type="float">
            <text:p>-2.69655943041054</text:p>
          </table:table-cell>
          <table:table-cell office:value-type="float" office:value="0.0571428571366228" calcext:value-type="float">
            <text:p>0.0571428571366228</text:p>
          </table:table-cell>
          <table:table-cell office:value-type="float" office:value="-0.155555555025958" calcext:value-type="float">
            <text:p>-0.155555555025958</text:p>
          </table:table-cell>
        </table:table-row>
        <table:table-row table:style-name="ro1">
          <table:table-cell office:value-type="float" office:value="1.74017160489731E+018" calcext:value-type="float">
            <text:p>1.74017160489731E+018</text:p>
          </table:table-cell>
          <table:table-cell office:value-type="float" office:value="-3.64552494481137" calcext:value-type="float">
            <text:p>-3.64552494481137</text:p>
          </table:table-cell>
          <table:table-cell office:value-type="float" office:value="0.162324107709982" calcext:value-type="float">
            <text:p>0.162324107709982</text:p>
          </table:table-cell>
          <table:table-cell office:value-type="float" office:value="-2.69935943040103" calcext:value-type="float">
            <text:p>-2.69935943040103</text:p>
          </table:table-cell>
          <table:table-cell office:value-type="float" office:value="0.0571428571365932" calcext:value-type="float">
            <text:p>0.0571428571365932</text:p>
          </table:table-cell>
          <table:table-cell office:value-type="float" office:value="-0.155555555026975" calcext:value-type="float">
            <text:p>-0.155555555026975</text:p>
          </table:table-cell>
        </table:table-row>
        <table:table-row table:style-name="ro1">
          <table:table-cell office:value-type="float" office:value="1.74017160491248E+018" calcext:value-type="float">
            <text:p>1.74017160491248E+018</text:p>
          </table:table-cell>
          <table:table-cell office:value-type="float" office:value="-3.6463000562299" calcext:value-type="float">
            <text:p>-3.6463000562299</text:p>
          </table:table-cell>
          <table:table-cell office:value-type="float" office:value="0.161958189914679" calcext:value-type="float">
            <text:p>0.161958189914679</text:p>
          </table:table-cell>
          <table:table-cell office:value-type="float" office:value="-2.70169276372645" calcext:value-type="float">
            <text:p>-2.70169276372645</text:p>
          </table:table-cell>
          <table:table-cell office:value-type="float" office:value="0.0571428571365709" calcext:value-type="float">
            <text:p>0.0571428571365709</text:p>
          </table:table-cell>
          <table:table-cell office:value-type="float" office:value="-0.155555555027547" calcext:value-type="float">
            <text:p>-0.155555555027547</text:p>
          </table:table-cell>
        </table:table-row>
        <table:table-row table:style-name="ro1">
          <table:table-cell office:value-type="float" office:value="1.7401716049283E+018" calcext:value-type="float">
            <text:p>1.7401716049283E+018</text:p>
          </table:table-cell>
          <table:table-cell office:value-type="float" office:value="-3.64707601934582" calcext:value-type="float">
            <text:p>-3.64707601934582</text:p>
          </table:table-cell>
          <table:table-cell office:value-type="float" office:value="0.161594081707147" calcext:value-type="float">
            <text:p>0.161594081707147</text:p>
          </table:table-cell>
          <table:table-cell office:value-type="float" office:value="-2.70402609705189" calcext:value-type="float">
            <text:p>-2.70402609705189</text:p>
          </table:table-cell>
          <table:table-cell office:value-type="float" office:value="0.057142857136534" calcext:value-type="float">
            <text:p>0.057142857136534</text:p>
          </table:table-cell>
          <table:table-cell office:value-type="float" office:value="-0.155555555028499" calcext:value-type="float">
            <text:p>-0.155555555028499</text:p>
          </table:table-cell>
        </table:table-row>
        <table:table-row table:style-name="ro1">
          <table:table-cell office:value-type="float" office:value="1.74017160494612E+018" calcext:value-type="float">
            <text:p>1.74017160494612E+018</text:p>
          </table:table-cell>
          <table:table-cell office:value-type="float" office:value="-3.64800829337679" calcext:value-type="float">
            <text:p>-3.64800829337679</text:p>
          </table:table-cell>
          <table:table-cell office:value-type="float" office:value="0.161159543304446" calcext:value-type="float">
            <text:p>0.161159543304446</text:p>
          </table:table-cell>
          <table:table-cell office:value-type="float" office:value="-2.70682609704242" calcext:value-type="float">
            <text:p>-2.70682609704242</text:p>
          </table:table-cell>
          <table:table-cell office:value-type="float" office:value="0.0571428571365118" calcext:value-type="float">
            <text:p>0.0571428571365118</text:p>
          </table:table-cell>
          <table:table-cell office:value-type="float" office:value="-0.155555555029325" calcext:value-type="float">
            <text:p>-0.155555555029325</text:p>
          </table:table-cell>
        </table:table-row>
        <table:table-row table:style-name="ro1">
          <table:table-cell office:value-type="float" office:value="1.74017160496144E+018" calcext:value-type="float">
            <text:p>1.74017160496144E+018</text:p>
          </table:table-cell>
          <table:table-cell office:value-type="float" office:value="-3.64878611534957" calcext:value-type="float">
            <text:p>-3.64878611534957</text:p>
          </table:table-cell>
          <table:table-cell office:value-type="float" office:value="0.160799423154052" calcext:value-type="float">
            <text:p>0.160799423154052</text:p>
          </table:table-cell>
          <table:table-cell office:value-type="float" office:value="-2.70915943036787" calcext:value-type="float">
            <text:p>-2.70915943036787</text:p>
          </table:table-cell>
          <table:table-cell office:value-type="float" office:value="0.0571428571365179" calcext:value-type="float">
            <text:p>0.0571428571365179</text:p>
          </table:table-cell>
          <table:table-cell office:value-type="float" office:value="-0.155555555030061" calcext:value-type="float">
            <text:p>-0.155555555030061</text:p>
          </table:table-cell>
        </table:table-row>
        <table:table-row table:style-name="ro1">
          <table:table-cell office:value-type="float" office:value="1.74017160497658E+018" calcext:value-type="float">
            <text:p>1.74017160497658E+018</text:p>
          </table:table-cell>
          <table:table-cell office:value-type="float" office:value="-3.64956477548453" calcext:value-type="float">
            <text:p>-3.64956477548453</text:p>
          </table:table-cell>
          <table:table-cell office:value-type="float" office:value="0.160441118900269" calcext:value-type="float">
            <text:p>0.160441118900269</text:p>
          </table:table-cell>
          <table:table-cell office:value-type="float" office:value="-2.71149276369334" calcext:value-type="float">
            <text:p>-2.71149276369334</text:p>
          </table:table-cell>
          <table:table-cell office:value-type="float" office:value="0.0571428571365105" calcext:value-type="float">
            <text:p>0.0571428571365105</text:p>
          </table:table-cell>
          <table:table-cell office:value-type="float" office:value="-0.15555555503076" calcext:value-type="float">
            <text:p>-0.15555555503076</text:p>
          </table:table-cell>
        </table:table-row>
        <table:table-row table:style-name="ro1">
          <table:table-cell office:value-type="float" office:value="1.74017160499485E+018" calcext:value-type="float">
            <text:p>1.74017160499485E+018</text:p>
          </table:table-cell>
          <table:table-cell office:value-type="float" office:value="-3.6505002680512" calcext:value-type="float">
            <text:p>-3.6505002680512</text:p>
          </table:table-cell>
          <table:table-cell office:value-type="float" office:value="0.160013553525239" calcext:value-type="float">
            <text:p>0.160013553525239</text:p>
          </table:table-cell>
          <table:table-cell office:value-type="float" office:value="-2.71429276368391" calcext:value-type="float">
            <text:p>-2.71429276368391</text:p>
          </table:table-cell>
          <table:table-cell office:value-type="float" office:value="0.0571428571364378" calcext:value-type="float">
            <text:p>0.0571428571364378</text:p>
          </table:table-cell>
          <table:table-cell office:value-type="float" office:value="-0.155555555031485" calcext:value-type="float">
            <text:p>-0.155555555031485</text:p>
          </table:table-cell>
        </table:table-row>
        <table:table-row table:style-name="ro1">
          <table:table-cell office:value-type="float" office:value="1.7401716050104E+018" calcext:value-type="float">
            <text:p>1.7401716050104E+018</text:p>
          </table:table-cell>
          <table:table-cell office:value-type="float" office:value="-3.65128075721399" calcext:value-type="float">
            <text:p>-3.65128075721399</text:p>
          </table:table-cell>
          <table:table-cell office:value-type="float" office:value="0.159659251096761" calcext:value-type="float">
            <text:p>0.159659251096761</text:p>
          </table:table-cell>
          <table:table-cell office:value-type="float" office:value="-2.71662609700941" calcext:value-type="float">
            <text:p>-2.71662609700941</text:p>
          </table:table-cell>
          <table:table-cell office:value-type="float" office:value="0.057142857136423" calcext:value-type="float">
            <text:p>0.057142857136423</text:p>
          </table:table-cell>
          <table:table-cell office:value-type="float" office:value="-0.155555555032375" calcext:value-type="float">
            <text:p>-0.155555555032375</text:p>
          </table:table-cell>
        </table:table-row>
        <table:table-row table:style-name="ro1">
          <table:table-cell office:value-type="float" office:value="1.74017160502864E+018" calcext:value-type="float">
            <text:p>1.74017160502864E+018</text:p>
          </table:table-cell>
          <table:table-cell office:value-type="float" office:value="-3.65221843228101" calcext:value-type="float">
            <text:p>-3.65221843228101</text:p>
          </table:table-cell>
          <table:table-cell office:value-type="float" office:value="0.159236493529199" calcext:value-type="float">
            <text:p>0.159236493529199</text:p>
          </table:table-cell>
          <table:table-cell office:value-type="float" office:value="-2.71942609700001" calcext:value-type="float">
            <text:p>-2.71942609700001</text:p>
          </table:table-cell>
          <table:table-cell office:value-type="float" office:value="0.0571428571364007" calcext:value-type="float">
            <text:p>0.0571428571364007</text:p>
          </table:table-cell>
          <table:table-cell office:value-type="float" office:value="-0.155555555033201" calcext:value-type="float">
            <text:p>-0.155555555033201</text:p>
          </table:table-cell>
        </table:table-row>
        <table:table-row table:style-name="ro1">
          <table:table-cell office:value-type="float" office:value="1.74017160504398E+018" calcext:value-type="float">
            <text:p>1.74017160504398E+018</text:p>
          </table:table-cell>
          <table:table-cell office:value-type="float" office:value="-3.65307475688144" calcext:value-type="float">
            <text:p>-3.65307475688144</text:p>
          </table:table-cell>
          <table:table-cell office:value-type="float" office:value="0.158853323177796" calcext:value-type="float">
            <text:p>0.158853323177796</text:p>
          </table:table-cell>
          <table:table-cell office:value-type="float" office:value="-2.72245468031843" calcext:value-type="float">
            <text:p>-2.72245468031843</text:p>
          </table:table-cell>
          <table:table-cell office:value-type="float" office:value="0.0598428571061137" calcext:value-type="float">
            <text:p>0.0598428571061137</text:p>
          </table:table-cell>
          <table:table-cell office:value-type="float" office:value="-0.178730554797415" calcext:value-type="float">
            <text:p>-0.178730554797415</text:p>
          </table:table-cell>
        </table:table-row>
        <table:table-row table:style-name="ro1">
          <table:table-cell office:value-type="float" office:value="1.74017160505864E+018" calcext:value-type="float">
            <text:p>1.74017160505864E+018</text:p>
          </table:table-cell>
          <table:table-cell office:value-type="float" office:value="-3.65411773528829" calcext:value-type="float">
            <text:p>-3.65411773528829</text:p>
          </table:table-cell>
          <table:table-cell office:value-type="float" office:value="0.158391522685167" calcext:value-type="float">
            <text:p>0.158391522685167</text:p>
          </table:table-cell>
          <table:table-cell office:value-type="float" office:value="-2.72722138863509" calcext:value-type="float">
            <text:p>-2.72722138863509</text:p>
          </table:table-cell>
          <table:table-cell office:value-type="float" office:value="0.0692928570682952" calcext:value-type="float">
            <text:p>0.0692928570682952</text:p>
          </table:table-cell>
          <table:table-cell office:value-type="float" office:value="-0.259843054502691" calcext:value-type="float">
            <text:p>-0.259843054502691</text:p>
          </table:table-cell>
        </table:table-row>
        <table:table-row table:style-name="ro1">
          <table:table-cell office:value-type="float" office:value="1.74017160507706E+018" calcext:value-type="float">
            <text:p>1.74017160507706E+018</text:p>
          </table:table-cell>
          <table:table-cell office:value-type="float" office:value="-3.65561789882261" calcext:value-type="float">
            <text:p>-3.65561789882261</text:p>
          </table:table-cell>
          <table:table-cell office:value-type="float" office:value="0.15773866353286" calcext:value-type="float">
            <text:p>0.15773866353286</text:p>
          </table:table-cell>
          <table:table-cell office:value-type="float" office:value="-2.73508620528427" calcext:value-type="float">
            <text:p>-2.73508620528427</text:p>
          </table:table-cell>
          <table:table-cell office:value-type="float" office:value="0.0854928570619658" calcext:value-type="float">
            <text:p>0.0854928570619658</text:p>
          </table:table-cell>
          <table:table-cell office:value-type="float" office:value="-0.393907776750313" calcext:value-type="float">
            <text:p>-0.393907776750313</text:p>
          </table:table-cell>
        </table:table-row>
        <table:table-row table:style-name="ro1">
          <table:table-cell office:value-type="float" office:value="1.74017160509227E+018" calcext:value-type="float">
            <text:p>1.74017160509227E+018</text:p>
          </table:table-cell>
          <table:table-cell office:value-type="float" office:value="-3.65707701103114" calcext:value-type="float">
            <text:p>-3.65707701103114</text:p>
          </table:table-cell>
          <table:table-cell office:value-type="float" office:value="0.157116706570775" calcext:value-type="float">
            <text:p>0.157116706570775</text:p>
          </table:table-cell>
          <table:table-cell office:value-type="float" office:value="-2.74208620527509" calcext:value-type="float">
            <text:p>-2.74208620527509</text:p>
          </table:table-cell>
          <table:table-cell office:value-type="float" office:value="0.0989928570680489" calcext:value-type="float">
            <text:p>0.0989928570680489</text:p>
          </table:table-cell>
          <table:table-cell office:value-type="float" office:value="-0.456763332555567" calcext:value-type="float">
            <text:p>-0.456763332555567</text:p>
          </table:table-cell>
        </table:table-row>
        <table:table-row table:style-name="ro1">
          <table:table-cell office:value-type="float" office:value="1.74017160510797E+018" calcext:value-type="float">
            <text:p>1.74017160510797E+018</text:p>
          </table:table-cell>
          <table:table-cell office:value-type="float" office:value="-3.65872726905669" calcext:value-type="float">
            <text:p>-3.65872726905669</text:p>
          </table:table-cell>
          <table:table-cell office:value-type="float" office:value="0.156426866977355" calcext:value-type="float">
            <text:p>0.156426866977355</text:p>
          </table:table-cell>
          <table:table-cell office:value-type="float" office:value="-2.74908620526693" calcext:value-type="float">
            <text:p>-2.74908620526693</text:p>
          </table:table-cell>
          <table:table-cell office:value-type="float" office:value="0.112492857069114" calcext:value-type="float">
            <text:p>0.112492857069114</text:p>
          </table:table-cell>
          <table:table-cell office:value-type="float" office:value="-0.46666666608855" calcext:value-type="float">
            <text:p>-0.46666666608855</text:p>
          </table:table-cell>
        </table:table-row>
        <table:table-row table:style-name="ro1">
          <table:table-cell office:value-type="float" office:value="1.74017160512603E+018" calcext:value-type="float">
            <text:p>1.74017160512603E+018</text:p>
          </table:table-cell>
          <table:table-cell office:value-type="float" office:value="-3.66096131508192" calcext:value-type="float">
            <text:p>-3.66096131508192</text:p>
          </table:table-cell>
          <table:table-cell office:value-type="float" office:value="0.155513185468935" calcext:value-type="float">
            <text:p>0.155513185468935</text:p>
          </table:table-cell>
          <table:table-cell office:value-type="float" office:value="-2.7574862052579" calcext:value-type="float">
            <text:p>-2.7574862052579</text:p>
          </table:table-cell>
          <table:table-cell office:value-type="float" office:value="0.128692857061808" calcext:value-type="float">
            <text:p>0.128692857061808</text:p>
          </table:table-cell>
          <table:table-cell office:value-type="float" office:value="-0.466666666154814" calcext:value-type="float">
            <text:p>-0.466666666154814</text:p>
          </table:table-cell>
        </table:table-row>
        <table:table-row table:style-name="ro1">
          <table:table-cell office:value-type="float" office:value="1.74017160514087E+018" calcext:value-type="float">
            <text:p>1.74017160514087E+018</text:p>
          </table:table-cell>
          <table:table-cell office:value-type="float" office:value="-3.66303561949551" calcext:value-type="float">
            <text:p>-3.66303561949551</text:p>
          </table:table-cell>
          <table:table-cell office:value-type="float" office:value="0.154683345043454" calcext:value-type="float">
            <text:p>0.154683345043454</text:p>
          </table:table-cell>
          <table:table-cell office:value-type="float" office:value="-2.76448620525041" calcext:value-type="float">
            <text:p>-2.76448620525041</text:p>
          </table:table-cell>
          <table:table-cell office:value-type="float" office:value="0.142192857060719" calcext:value-type="float">
            <text:p>0.142192857060719</text:p>
          </table:table-cell>
          <table:table-cell office:value-type="float" office:value="-0.466666666166122" calcext:value-type="float">
            <text:p>-0.466666666166122</text:p>
          </table:table-cell>
        </table:table-row>
        <table:table-row table:style-name="ro1">
          <table:table-cell office:value-type="float" office:value="1.74017160515944E+018" calcext:value-type="float">
            <text:p>1.74017160515944E+018</text:p>
          </table:table-cell>
          <table:table-cell office:value-type="float" office:value="-3.66578132750924" calcext:value-type="float">
            <text:p>-3.66578132750924</text:p>
          </table:table-cell>
          <table:table-cell office:value-type="float" office:value="0.153609407969007" calcext:value-type="float">
            <text:p>0.153609407969007</text:p>
          </table:table-cell>
          <table:table-cell office:value-type="float" office:value="-2.77288620524146" calcext:value-type="float">
            <text:p>-2.77288620524146</text:p>
          </table:table-cell>
          <table:table-cell office:value-type="float" office:value="0.158392857060668" calcext:value-type="float">
            <text:p>0.158392857060668</text:p>
          </table:table-cell>
          <table:table-cell office:value-type="float" office:value="-0.466666666168901" calcext:value-type="float">
            <text:p>-0.466666666168901</text:p>
          </table:table-cell>
        </table:table-row>
        <table:table-row table:style-name="ro1">
          <table:table-cell office:value-type="float" office:value="1.74017160517436E+018" calcext:value-type="float">
            <text:p>1.74017160517436E+018</text:p>
          </table:table-cell>
          <table:table-cell office:value-type="float" office:value="-3.66828428344163" calcext:value-type="float">
            <text:p>-3.66828428344163</text:p>
          </table:table-cell>
          <table:table-cell office:value-type="float" office:value="0.152652502472979" calcext:value-type="float">
            <text:p>0.152652502472979</text:p>
          </table:table-cell>
          <table:table-cell office:value-type="float" office:value="-2.77988620523405" calcext:value-type="float">
            <text:p>-2.77988620523405</text:p>
          </table:table-cell>
          <table:table-cell office:value-type="float" office:value="0.171892857060556" calcext:value-type="float">
            <text:p>0.171892857060556</text:p>
          </table:table-cell>
          <table:table-cell office:value-type="float" office:value="-0.46666666617157" calcext:value-type="float">
            <text:p>-0.46666666617157</text:p>
          </table:table-cell>
        </table:table-row>
        <table:table-row table:style-name="ro1">
          <table:table-cell office:value-type="float" office:value="1.7401716051898E+018" calcext:value-type="float">
            <text:p>1.7401716051898E+018</text:p>
          </table:table-cell>
          <table:table-cell office:value-type="float" office:value="-3.67098352269427" calcext:value-type="float">
            <text:p>-3.67098352269427</text:p>
          </table:table-cell>
          <table:table-cell office:value-type="float" office:value="0.151642145609034" calcext:value-type="float">
            <text:p>0.151642145609034</text:p>
          </table:table-cell>
          <table:table-cell office:value-type="float" office:value="-2.78688620522669" calcext:value-type="float">
            <text:p>-2.78688620522669</text:p>
          </table:table-cell>
          <table:table-cell office:value-type="float" office:value="0.185392857060353" calcext:value-type="float">
            <text:p>0.185392857060353</text:p>
          </table:table-cell>
          <table:table-cell office:value-type="float" office:value="-0.466666666174445" calcext:value-type="float">
            <text:p>-0.466666666174445</text:p>
          </table:table-cell>
        </table:table-row>
        <table:table-row table:style-name="ro1">
          <table:table-cell office:value-type="float" office:value="1.74017160520784E+018" calcext:value-type="float">
            <text:p>1.74017160520784E+018</text:p>
          </table:table-cell>
          <table:table-cell office:value-type="float" office:value="-3.67448291501498" calcext:value-type="float">
            <text:p>-3.67448291501498</text:p>
          </table:table-cell>
          <table:table-cell office:value-type="float" office:value="0.150362970214639" calcext:value-type="float">
            <text:p>0.150362970214639</text:p>
          </table:table-cell>
          <table:table-cell office:value-type="float" office:value="-2.79528620521793" calcext:value-type="float">
            <text:p>-2.79528620521793</text:p>
          </table:table-cell>
          <table:table-cell office:value-type="float" office:value="0.201592857060167" calcext:value-type="float">
            <text:p>0.201592857060167</text:p>
          </table:table-cell>
          <table:table-cell office:value-type="float" office:value="-0.46666666617832" calcext:value-type="float">
            <text:p>-0.46666666617832</text:p>
          </table:table-cell>
        </table:table-row>
        <table:table-row table:style-name="ro1">
          <table:table-cell office:value-type="float" office:value="1.74017160522315E+018" calcext:value-type="float">
            <text:p>1.74017160522315E+018</text:p>
          </table:table-cell>
          <table:table-cell office:value-type="float" office:value="-3.67761697082244" calcext:value-type="float">
            <text:p>-3.67761697082244</text:p>
          </table:table-cell>
          <table:table-cell office:value-type="float" office:value="0.14924455349019" calcext:value-type="float">
            <text:p>0.14924455349019</text:p>
          </table:table-cell>
          <table:table-cell office:value-type="float" office:value="-2.80228620521063" calcext:value-type="float">
            <text:p>-2.80228620521063</text:p>
          </table:table-cell>
          <table:table-cell office:value-type="float" office:value="0.215092857060225" calcext:value-type="float">
            <text:p>0.215092857060225</text:p>
          </table:table-cell>
          <table:table-cell office:value-type="float" office:value="-0.466666666179909" calcext:value-type="float">
            <text:p>-0.466666666179909</text:p>
          </table:table-cell>
        </table:table-row>
        <table:table-row table:style-name="ro1">
          <table:table-cell office:value-type="float" office:value="1.74017160523847E+018" calcext:value-type="float">
            <text:p>1.74017160523847E+018</text:p>
          </table:table-cell>
          <table:table-cell office:value-type="float" office:value="-3.68085403232906" calcext:value-type="float">
            <text:p>-3.68085403232906</text:p>
          </table:table-cell>
          <table:table-cell office:value-type="float" office:value="0.148114736319185" calcext:value-type="float">
            <text:p>0.148114736319185</text:p>
          </table:table-cell>
          <table:table-cell office:value-type="float" office:value="-2.8092862052053" calcext:value-type="float">
            <text:p>-2.8092862052053</text:p>
          </table:table-cell>
          <table:table-cell office:value-type="float" office:value="0.225207142799496" calcext:value-type="float">
            <text:p>0.225207142799496</text:p>
          </table:table-cell>
          <table:table-cell office:value-type="float" office:value="-0.466666666245664" calcext:value-type="float">
            <text:p>-0.466666666245664</text:p>
          </table:table-cell>
        </table:table-row>
        <table:table-row table:style-name="ro1">
          <table:table-cell office:value-type="float" office:value="1.74017160525644E+018" calcext:value-type="float">
            <text:p>1.74017160525644E+018</text:p>
          </table:table-cell>
          <table:table-cell office:value-type="float" office:value="-3.68474882689144" calcext:value-type="float">
            <text:p>-3.68474882689144</text:p>
          </table:table-cell>
          <table:table-cell office:value-type="float" office:value="0.146788907249515" calcext:value-type="float">
            <text:p>0.146788907249515</text:p>
          </table:table-cell>
          <table:table-cell office:value-type="float" office:value="-2.8176862051964" calcext:value-type="float">
            <text:p>-2.8176862051964</text:p>
          </table:table-cell>
          <table:table-cell office:value-type="float" office:value="0.228571428555617" calcext:value-type="float">
            <text:p>0.228571428555617</text:p>
          </table:table-cell>
          <table:table-cell office:value-type="float" office:value="-0.466666666238612" calcext:value-type="float">
            <text:p>-0.466666666238612</text:p>
          </table:table-cell>
        </table:table-row>
        <table:table-row table:style-name="ro1">
          <table:table-cell office:value-type="float" office:value="1.74017160527188E+018" calcext:value-type="float">
            <text:p>1.74017160527188E+018</text:p>
          </table:table-cell>
          <table:table-cell office:value-type="float" office:value="-3.68800290305195" calcext:value-type="float">
            <text:p>-3.68800290305195</text:p>
          </table:table-cell>
          <table:table-cell office:value-type="float" office:value="0.145709072826204" calcext:value-type="float">
            <text:p>0.145709072826204</text:p>
          </table:table-cell>
          <table:table-cell office:value-type="float" office:value="-2.82468620518902" calcext:value-type="float">
            <text:p>-2.82468620518902</text:p>
          </table:table-cell>
          <table:table-cell office:value-type="float" office:value="0.228571428564232" calcext:value-type="float">
            <text:p>0.228571428564232</text:p>
          </table:table-cell>
          <table:table-cell office:value-type="float" office:value="-0.466666666173556" calcext:value-type="float">
            <text:p>-0.466666666173556</text:p>
          </table:table-cell>
        </table:table-row>
        <table:table-row table:style-name="ro1">
          <table:table-cell office:value-type="float" office:value="1.74017160528991E+018" calcext:value-type="float">
            <text:p>1.74017160528991E+018</text:p>
          </table:table-cell>
          <table:table-cell office:value-type="float" office:value="-3.69191765273934" calcext:value-type="float">
            <text:p>-3.69191765273934</text:p>
          </table:table-cell>
          <table:table-cell office:value-type="float" office:value="0.144443378435662" calcext:value-type="float">
            <text:p>0.144443378435662</text:p>
          </table:table-cell>
          <table:table-cell office:value-type="float" office:value="-2.83308620518022" calcext:value-type="float">
            <text:p>-2.83308620518022</text:p>
          </table:table-cell>
          <table:table-cell office:value-type="float" office:value="0.228571428564151" calcext:value-type="float">
            <text:p>0.228571428564151</text:p>
          </table:table-cell>
          <table:table-cell office:value-type="float" office:value="-0.466666666176669" calcext:value-type="float">
            <text:p>-0.466666666176669</text:p>
          </table:table-cell>
        </table:table-row>
        <table:table-row table:style-name="ro1">
          <table:table-cell office:value-type="float" office:value="1.74017160530549E+018" calcext:value-type="float">
            <text:p>1.74017160530549E+018</text:p>
          </table:table-cell>
          <table:table-cell office:value-type="float" office:value="-3.69518797183192" calcext:value-type="float">
            <text:p>-3.69518797183192</text:p>
          </table:table-cell>
          <table:table-cell office:value-type="float" office:value="0.143413782848638" calcext:value-type="float">
            <text:p>0.143413782848638</text:p>
          </table:table-cell>
          <table:table-cell office:value-type="float" office:value="-2.84008620517293" calcext:value-type="float">
            <text:p>-2.84008620517293</text:p>
          </table:table-cell>
          <table:table-cell office:value-type="float" office:value="0.228571428564106" calcext:value-type="float">
            <text:p>0.228571428564106</text:p>
          </table:table-cell>
          <table:table-cell office:value-type="float" office:value="-0.466666666179337" calcext:value-type="float">
            <text:p>-0.466666666179337</text:p>
          </table:table-cell>
        </table:table-row>
        <table:table-row table:style-name="ro1">
          <table:table-cell office:value-type="float" office:value="1.74017160532105E+018" calcext:value-type="float">
            <text:p>1.74017160532105E+018</text:p>
          </table:table-cell>
          <table:table-cell office:value-type="float" office:value="-3.69846541791226" calcext:value-type="float">
            <text:p>-3.69846541791226</text:p>
          </table:table-cell>
          <table:table-cell office:value-type="float" office:value="0.142407104533275" calcext:value-type="float">
            <text:p>0.142407104533275</text:p>
          </table:table-cell>
          <table:table-cell office:value-type="float" office:value="-2.84708620516568" calcext:value-type="float">
            <text:p>-2.84708620516568</text:p>
          </table:table-cell>
          <table:table-cell office:value-type="float" office:value="0.228571428564032" calcext:value-type="float">
            <text:p>0.228571428564032</text:p>
          </table:table-cell>
          <table:table-cell office:value-type="float" office:value="-0.466666666182005" calcext:value-type="float">
            <text:p>-0.466666666182005</text:p>
          </table:table-cell>
        </table:table-row>
        <table:table-row table:style-name="ro1">
          <table:table-cell office:value-type="float" office:value="1.74017160533901E+018" calcext:value-type="float">
            <text:p>1.74017160533901E+018</text:p>
          </table:table-cell>
          <table:table-cell office:value-type="float" office:value="-3.70240753469174" calcext:value-type="float">
            <text:p>-3.70240753469174</text:p>
          </table:table-cell>
          <table:table-cell office:value-type="float" office:value="0.1412294107267" calcext:value-type="float">
            <text:p>0.1412294107267</text:p>
          </table:table-cell>
          <table:table-cell office:value-type="float" office:value="-2.85548620515703" calcext:value-type="float">
            <text:p>-2.85548620515703</text:p>
          </table:table-cell>
          <table:table-cell office:value-type="float" office:value="0.228571428563951" calcext:value-type="float">
            <text:p>0.228571428563951</text:p>
          </table:table-cell>
          <table:table-cell office:value-type="float" office:value="-0.466666666185118" calcext:value-type="float">
            <text:p>-0.466666666185118</text:p>
          </table:table-cell>
        </table:table-row>
        <table:table-row table:style-name="ro1">
          <table:table-cell office:value-type="float" office:value="1.74017160535431E+018" calcext:value-type="float">
            <text:p>1.74017160535431E+018</text:p>
          </table:table-cell>
          <table:table-cell office:value-type="float" office:value="-3.70570009437347" calcext:value-type="float">
            <text:p>-3.70570009437347</text:p>
          </table:table-cell>
          <table:table-cell office:value-type="float" office:value="0.140273322455485" calcext:value-type="float">
            <text:p>0.140273322455485</text:p>
          </table:table-cell>
          <table:table-cell office:value-type="float" office:value="-2.86248620514987" calcext:value-type="float">
            <text:p>-2.86248620514987</text:p>
          </table:table-cell>
          <table:table-cell office:value-type="float" office:value="0.22857142856396" calcext:value-type="float">
            <text:p>0.22857142856396</text:p>
          </table:table-cell>
          <table:table-cell office:value-type="float" office:value="-0.466666666187897" calcext:value-type="float">
            <text:p>-0.466666666187897</text:p>
          </table:table-cell>
        </table:table-row>
        <table:table-row table:style-name="ro1">
          <table:table-cell office:value-type="float" office:value="1.7401716053693E+018" calcext:value-type="float">
            <text:p>1.7401716053693E+018</text:p>
          </table:table-cell>
          <table:table-cell office:value-type="float" office:value="-3.70899926595105" calcext:value-type="float">
            <text:p>-3.70899926595105</text:p>
          </table:table-cell>
          <table:table-cell office:value-type="float" office:value="0.139340305337862" calcext:value-type="float">
            <text:p>0.139340305337862</text:p>
          </table:table-cell>
          <table:table-cell office:value-type="float" office:value="-2.86948620514275" calcext:value-type="float">
            <text:p>-2.86948620514275</text:p>
          </table:table-cell>
          <table:table-cell office:value-type="float" office:value="0.228571428563909" calcext:value-type="float">
            <text:p>0.228571428563909</text:p>
          </table:table-cell>
          <table:table-cell office:value-type="float" office:value="-0.466666666190756" calcext:value-type="float">
            <text:p>-0.466666666190756</text:p>
          </table:table-cell>
        </table:table-row>
        <table:table-row table:style-name="ro1">
          <table:table-cell office:value-type="float" office:value="1.74017160538785E+018" calcext:value-type="float">
            <text:p>1.74017160538785E+018</text:p>
          </table:table-cell>
          <table:table-cell office:value-type="float" office:value="-3.71296677190882" calcext:value-type="float">
            <text:p>-3.71296677190882</text:p>
          </table:table-cell>
          <table:table-cell office:value-type="float" office:value="0.13825120301019" calcext:value-type="float">
            <text:p>0.13825120301019</text:p>
          </table:table-cell>
          <table:table-cell office:value-type="float" office:value="-2.87788620513426" calcext:value-type="float">
            <text:p>-2.87788620513426</text:p>
          </table:table-cell>
          <table:table-cell office:value-type="float" office:value="0.228571428563781" calcext:value-type="float">
            <text:p>0.228571428563781</text:p>
          </table:table-cell>
          <table:table-cell office:value-type="float" office:value="-0.466666666193822" calcext:value-type="float">
            <text:p>-0.466666666193822</text:p>
          </table:table-cell>
        </table:table-row>
        <table:table-row table:style-name="ro1">
          <table:table-cell office:value-type="float" office:value="1.74017160540252E+018" calcext:value-type="float">
            <text:p>1.74017160540252E+018</text:p>
          </table:table-cell>
          <table:table-cell office:value-type="float" office:value="-3.71627992017403" calcext:value-type="float">
            <text:p>-3.71627992017403</text:p>
          </table:table-cell>
          <table:table-cell office:value-type="float" office:value="0.137369101761577" calcext:value-type="float">
            <text:p>0.137369101761577</text:p>
          </table:table-cell>
          <table:table-cell office:value-type="float" office:value="-2.88488620512723" calcext:value-type="float">
            <text:p>-2.88488620512723</text:p>
          </table:table-cell>
          <table:table-cell office:value-type="float" office:value="0.228571428563714" calcext:value-type="float">
            <text:p>0.228571428563714</text:p>
          </table:table-cell>
          <table:table-cell office:value-type="float" office:value="-0.466666666196554" calcext:value-type="float">
            <text:p>-0.466666666196554</text:p>
          </table:table-cell>
        </table:table-row>
        <table:table-row table:style-name="ro1">
          <table:table-cell office:value-type="float" office:value="1.74017160542116E+018" calcext:value-type="float">
            <text:p>1.74017160542116E+018</text:p>
          </table:table-cell>
          <table:table-cell office:value-type="float" office:value="-3.72026372718713" calcext:value-type="float">
            <text:p>-3.72026372718713</text:p>
          </table:table-cell>
          <table:table-cell office:value-type="float" office:value="0.136341225753761" calcext:value-type="float">
            <text:p>0.136341225753761</text:p>
          </table:table-cell>
          <table:table-cell office:value-type="float" office:value="-2.89328620511885" calcext:value-type="float">
            <text:p>-2.89328620511885</text:p>
          </table:table-cell>
          <table:table-cell office:value-type="float" office:value="0.228571428563655" calcext:value-type="float">
            <text:p>0.228571428563655</text:p>
          </table:table-cell>
          <table:table-cell office:value-type="float" office:value="-0.466666666199858" calcext:value-type="float">
            <text:p>-0.466666666199858</text:p>
          </table:table-cell>
        </table:table-row>
        <table:table-row table:style-name="ro1">
          <table:table-cell office:value-type="float" office:value="1.74017160543618E+018" calcext:value-type="float">
            <text:p>1.74017160543618E+018</text:p>
          </table:table-cell>
          <table:table-cell office:value-type="float" office:value="-3.72359006640927" calcext:value-type="float">
            <text:p>-3.72359006640927</text:p>
          </table:table-cell>
          <table:table-cell office:value-type="float" office:value="0.135510249569155" calcext:value-type="float">
            <text:p>0.135510249569155</text:p>
          </table:table-cell>
          <table:table-cell office:value-type="float" office:value="-2.90028620511191" calcext:value-type="float">
            <text:p>-2.90028620511191</text:p>
          </table:table-cell>
          <table:table-cell office:value-type="float" office:value="0.228571428563588" calcext:value-type="float">
            <text:p>0.228571428563588</text:p>
          </table:table-cell>
          <table:table-cell office:value-type="float" office:value="-0.46666666620259" calcext:value-type="float">
            <text:p>-0.46666666620259</text:p>
          </table:table-cell>
        </table:table-row>
        <table:table-row table:style-name="ro1">
          <table:table-cell office:value-type="float" office:value="1.74017160545161E+018" calcext:value-type="float">
            <text:p>1.74017160545161E+018</text:p>
          </table:table-cell>
          <table:table-cell office:value-type="float" office:value="-3.7269221409222" calcext:value-type="float">
            <text:p>-3.7269221409222</text:p>
          </table:table-cell>
          <table:table-cell office:value-type="float" office:value="0.13470257792776" calcext:value-type="float">
            <text:p>0.13470257792776</text:p>
          </table:table-cell>
          <table:table-cell office:value-type="float" office:value="-2.90728620510501" calcext:value-type="float">
            <text:p>-2.90728620510501</text:p>
          </table:table-cell>
          <table:table-cell office:value-type="float" office:value="0.228571428563529" calcext:value-type="float">
            <text:p>0.228571428563529</text:p>
          </table:table-cell>
          <table:table-cell office:value-type="float" office:value="-0.466666666205385" calcext:value-type="float">
            <text:p>-0.466666666205385</text:p>
          </table:table-cell>
        </table:table-row>
        <table:table-row table:style-name="ro1">
          <table:table-cell office:value-type="float" office:value="1.74017160546988E+018" calcext:value-type="float">
            <text:p>1.74017160546988E+018</text:p>
          </table:table-cell>
          <table:table-cell office:value-type="float" office:value="-3.73092797101673" calcext:value-type="float">
            <text:p>-3.73092797101673</text:p>
          </table:table-cell>
          <table:table-cell office:value-type="float" office:value="0.133764189597271" calcext:value-type="float">
            <text:p>0.133764189597271</text:p>
          </table:table-cell>
          <table:table-cell office:value-type="float" office:value="-2.91568620509679" calcext:value-type="float">
            <text:p>-2.91568620509679</text:p>
          </table:table-cell>
          <table:table-cell office:value-type="float" office:value="0.22857142856347" calcext:value-type="float">
            <text:p>0.22857142856347</text:p>
          </table:table-cell>
          <table:table-cell office:value-type="float" office:value="-0.466666666208943" calcext:value-type="float">
            <text:p>-0.466666666208943</text:p>
          </table:table-cell>
        </table:table-row>
        <table:table-row table:style-name="ro1">
          <table:table-cell office:value-type="float" office:value="1.74017160548523E+018" calcext:value-type="float">
            <text:p>1.74017160548523E+018</text:p>
          </table:table-cell>
          <table:table-cell office:value-type="float" office:value="-3.73427208807171" calcext:value-type="float">
            <text:p>-3.73427208807171</text:p>
          </table:table-cell>
          <table:table-cell office:value-type="float" office:value="0.13300792564689" calcext:value-type="float">
            <text:p>0.13300792564689</text:p>
          </table:table-cell>
          <table:table-cell office:value-type="float" office:value="-2.92268620508998" calcext:value-type="float">
            <text:p>-2.92268620508998</text:p>
          </table:table-cell>
          <table:table-cell office:value-type="float" office:value="0.228571428563425" calcext:value-type="float">
            <text:p>0.228571428563425</text:p>
          </table:table-cell>
          <table:table-cell office:value-type="float" office:value="-0.466666666211611" calcext:value-type="float">
            <text:p>-0.466666666211611</text:p>
          </table:table-cell>
        </table:table-row>
        <table:table-row table:style-name="ro1">
          <table:table-cell office:value-type="float" office:value="1.74017160550038E+018" calcext:value-type="float">
            <text:p>1.74017160550038E+018</text:p>
          </table:table-cell>
          <table:table-cell office:value-type="float" office:value="-3.73762141700058" calcext:value-type="float">
            <text:p>-3.73762141700058</text:p>
          </table:table-cell>
          <table:table-cell office:value-type="float" office:value="0.132275088853091" calcext:value-type="float">
            <text:p>0.132275088853091</text:p>
          </table:table-cell>
          <table:table-cell office:value-type="float" office:value="-2.92968620508323" calcext:value-type="float">
            <text:p>-2.92968620508323</text:p>
          </table:table-cell>
          <table:table-cell office:value-type="float" office:value="0.228571428563366" calcext:value-type="float">
            <text:p>0.228571428563366</text:p>
          </table:table-cell>
          <table:table-cell office:value-type="float" office:value="-0.466666666214661" calcext:value-type="float">
            <text:p>-0.466666666214661</text:p>
          </table:table-cell>
        </table:table-row>
        <table:table-row table:style-name="ro1">
          <table:table-cell office:value-type="float" office:value="1.74017160551861E+018" calcext:value-type="float">
            <text:p>1.74017160551861E+018</text:p>
          </table:table-cell>
          <table:table-cell office:value-type="float" office:value="-3.74164726029527" calcext:value-type="float">
            <text:p>-3.74164726029527</text:p>
          </table:table-cell>
          <table:table-cell office:value-type="float" office:value="0.131426659025972" calcext:value-type="float">
            <text:p>0.131426659025972</text:p>
          </table:table-cell>
          <table:table-cell office:value-type="float" office:value="-2.93808620507514" calcext:value-type="float">
            <text:p>-2.93808620507514</text:p>
          </table:table-cell>
          <table:table-cell office:value-type="float" office:value="0.228571428563299" calcext:value-type="float">
            <text:p>0.228571428563299</text:p>
          </table:table-cell>
          <table:table-cell office:value-type="float" office:value="-0.466666666217139" calcext:value-type="float">
            <text:p>-0.466666666217139</text:p>
          </table:table-cell>
        </table:table-row>
        <table:table-row table:style-name="ro1">
          <table:table-cell office:value-type="float" office:value="1.74017160553344E+018" calcext:value-type="float">
            <text:p>1.74017160553344E+018</text:p>
          </table:table-cell>
          <table:table-cell office:value-type="float" office:value="-3.74500747730909" calcext:value-type="float">
            <text:p>-3.74500747730909</text:p>
          </table:table-cell>
          <table:table-cell office:value-type="float" office:value="0.130745486756949" calcext:value-type="float">
            <text:p>0.130745486756949</text:p>
          </table:table-cell>
          <table:table-cell office:value-type="float" office:value="-2.94508620506838" calcext:value-type="float">
            <text:p>-2.94508620506838</text:p>
          </table:table-cell>
          <table:table-cell office:value-type="float" office:value="0.228571428563294" calcext:value-type="float">
            <text:p>0.228571428563294</text:p>
          </table:table-cell>
          <table:table-cell office:value-type="float" office:value="-0.466666666216741" calcext:value-type="float">
            <text:p>-0.466666666216741</text:p>
          </table:table-cell>
        </table:table-row>
        <table:table-row table:style-name="ro1">
          <table:table-cell office:value-type="float" office:value="1.74017160555168E+018" calcext:value-type="float">
            <text:p>1.74017160555168E+018</text:p>
          </table:table-cell>
          <table:table-cell office:value-type="float" office:value="-3.74896623977427" calcext:value-type="float">
            <text:p>-3.74896623977427</text:p>
          </table:table-cell>
          <table:table-cell office:value-type="float" office:value="0.129973792436921" calcext:value-type="float">
            <text:p>0.129973792436921</text:p>
          </table:table-cell>
          <table:table-cell office:value-type="float" office:value="-2.95279095506582" calcext:value-type="float">
            <text:p>-2.95279095506582</text:p>
          </table:table-cell>
          <table:table-cell office:value-type="float" office:value="0.225871428585906" calcext:value-type="float">
            <text:p>0.225871428585906</text:p>
          </table:table-cell>
          <table:table-cell office:value-type="float" office:value="-0.443491666400875" calcext:value-type="float">
            <text:p>-0.443491666400875</text:p>
          </table:table-cell>
        </table:table-row>
        <table:table-row table:style-name="ro1">
          <table:table-cell office:value-type="float" office:value="1.740171605567E+018" calcext:value-type="float">
            <text:p>1.740171605567E+018</text:p>
          </table:table-cell>
          <table:table-cell office:value-type="float" office:value="-3.75217029203985" calcext:value-type="float">
            <text:p>-3.75217029203985</text:p>
          </table:table-cell>
          <table:table-cell office:value-type="float" office:value="0.129369611181821" calcext:value-type="float">
            <text:p>0.129369611181821</text:p>
          </table:table-cell>
          <table:table-cell office:value-type="float" office:value="-2.95735758006715" calcext:value-type="float">
            <text:p>-2.95735758006715</text:p>
          </table:table-cell>
          <table:table-cell office:value-type="float" office:value="0.220269784633768" calcext:value-type="float">
            <text:p>0.220269784633768</text:p>
          </table:table-cell>
          <table:table-cell office:value-type="float" office:value="-0.362379166670838" calcext:value-type="float">
            <text:p>-0.362379166670838</text:p>
          </table:table-cell>
        </table:table-row>
        <table:table-row table:style-name="ro1">
          <table:table-cell office:value-type="float" office:value="1.74017160558304E+018" calcext:value-type="float">
            <text:p>1.74017160558304E+018</text:p>
          </table:table-cell>
          <table:table-cell office:value-type="float" office:value="-3.75537655811236" calcext:value-type="float">
            <text:p>-3.75537655811236</text:p>
          </table:table-cell>
          <table:table-cell office:value-type="float" office:value="0.128777280896122" calcext:value-type="float">
            <text:p>0.128777280896122</text:p>
          </table:table-cell>
          <table:table-cell office:value-type="float" office:value="-2.96018608007078" calcext:value-type="float">
            <text:p>-2.96018608007078</text:p>
          </table:table-cell>
          <table:table-cell office:value-type="float" office:value="0.217368140650317" calcext:value-type="float">
            <text:p>0.217368140650317</text:p>
          </table:table-cell>
          <table:table-cell office:value-type="float" office:value="-0.246504166832108" calcext:value-type="float">
            <text:p>-0.246504166832108</text:p>
          </table:table-cell>
        </table:table-row>
        <table:table-row table:style-name="ro1">
          <table:table-cell office:value-type="float" office:value="1.74017160560123E+018" calcext:value-type="float">
            <text:p>1.74017160560123E+018</text:p>
          </table:table-cell>
          <table:table-cell office:value-type="float" office:value="-3.75922551200463" calcext:value-type="float">
            <text:p>-3.75922551200463</text:p>
          </table:table-cell>
          <table:table-cell office:value-type="float" office:value="0.128074288268622" calcext:value-type="float">
            <text:p>0.128074288268622</text:p>
          </table:table-cell>
          <table:table-cell office:value-type="float" office:value="-2.96128595507516" calcext:value-type="float">
            <text:p>-2.96128595507516</text:p>
          </table:table-cell>
          <table:table-cell office:value-type="float" office:value="0.217368140641576" calcext:value-type="float">
            <text:p>0.217368140641576</text:p>
          </table:table-cell>
          <table:table-cell office:value-type="float" office:value="-0.107454166909661" calcext:value-type="float">
            <text:p>-0.107454166909661</text:p>
          </table:table-cell>
        </table:table-row>
        <table:table-row table:style-name="ro1">
          <table:table-cell office:value-type="float" office:value="1.74017160561595E+018" calcext:value-type="float">
            <text:p>1.74017160561595E+018</text:p>
          </table:table-cell>
          <table:table-cell office:value-type="float" office:value="-3.76243296689176" calcext:value-type="float">
            <text:p>-3.76243296689176</text:p>
          </table:table-cell>
          <table:table-cell office:value-type="float" office:value="0.127488424246774" calcext:value-type="float">
            <text:p>0.127488424246774</text:p>
          </table:table-cell>
          <table:table-cell office:value-type="float" office:value="-2.96029058008999" calcext:value-type="float">
            <text:p>-2.96029058008999</text:p>
          </table:table-cell>
          <table:table-cell office:value-type="float" office:value="0.217368140641672" calcext:value-type="float">
            <text:p>0.217368140641672</text:p>
          </table:table-cell>
          <table:table-cell office:value-type="float" office:value="0.00842083271712517" calcext:value-type="float">
            <text:p>0.00842083271712517</text:p>
          </table:table-cell>
        </table:table-row>
        <table:table-row table:style-name="ro1">
          <table:table-cell office:value-type="float" office:value="1.74017160563085E+018" calcext:value-type="float">
            <text:p>1.74017160563085E+018</text:p>
          </table:table-cell>
          <table:table-cell office:value-type="float" office:value="-3.76563932303206" calcext:value-type="float">
            <text:p>-3.76563932303206</text:p>
          </table:table-cell>
          <table:table-cell office:value-type="float" office:value="0.126896581307416" calcext:value-type="float">
            <text:p>0.126896581307416</text:p>
          </table:table-cell>
          <table:table-cell office:value-type="float" office:value="-2.95755708010568" calcext:value-type="float">
            <text:p>-2.95755708010568</text:p>
          </table:table-cell>
          <table:table-cell office:value-type="float" office:value="0.217368140641894" calcext:value-type="float">
            <text:p>0.217368140641894</text:p>
          </table:table-cell>
          <table:table-cell office:value-type="float" office:value="0.124295832316148" calcext:value-type="float">
            <text:p>0.124295832316148</text:p>
          </table:table-cell>
        </table:table-row>
        <table:table-row table:style-name="ro1">
          <table:table-cell office:value-type="float" office:value="1.74017160564987E+018" calcext:value-type="float">
            <text:p>1.74017160564987E+018</text:p>
          </table:table-cell>
          <table:table-cell office:value-type="float" office:value="-3.76948400946776" calcext:value-type="float">
            <text:p>-3.76948400946776</text:p>
          </table:table-cell>
          <table:table-cell office:value-type="float" office:value="0.126170638603033" calcext:value-type="float">
            <text:p>0.126170638603033</text:p>
          </table:table-cell>
          <table:table-cell office:value-type="float" office:value="-2.9519825551245" calcext:value-type="float">
            <text:p>-2.9519825551245</text:p>
          </table:table-cell>
          <table:table-cell office:value-type="float" office:value="0.217368140642013" calcext:value-type="float">
            <text:p>0.217368140642013</text:p>
          </table:table-cell>
          <table:table-cell office:value-type="float" office:value="0.263345832287579" calcext:value-type="float">
            <text:p>0.263345832287579</text:p>
          </table:table-cell>
        </table:table-row>
        <table:table-row table:style-name="ro1">
          <table:table-cell office:value-type="float" office:value="1.74017160566453E+018" calcext:value-type="float">
            <text:p>1.74017160566453E+018</text:p>
          </table:table-cell>
          <table:table-cell office:value-type="float" office:value="-3.77268414491692" calcext:value-type="float">
            <text:p>-3.77268414491692</text:p>
          </table:table-cell>
          <table:table-cell office:value-type="float" office:value="0.125546059227571" calcext:value-type="float">
            <text:p>0.125546059227571</text:p>
          </table:table-cell>
          <table:table-cell office:value-type="float" office:value="-2.94542518014018" calcext:value-type="float">
            <text:p>-2.94542518014018</text:p>
          </table:table-cell>
          <table:table-cell office:value-type="float" office:value="0.217368140642057" calcext:value-type="float">
            <text:p>0.217368140642057</text:p>
          </table:table-cell>
          <table:table-cell office:value-type="float" office:value="0.37922083228787" calcext:value-type="float">
            <text:p>0.37922083228787</text:p>
          </table:table-cell>
        </table:table-row>
        <table:table-row table:style-name="ro1">
          <table:table-cell office:value-type="float" office:value="1.74017160568271E+018" calcext:value-type="float">
            <text:p>1.74017160568271E+018</text:p>
          </table:table-cell>
          <table:table-cell office:value-type="float" office:value="-3.77651794750418" calcext:value-type="float">
            <text:p>-3.77651794750418</text:p>
          </table:table-cell>
          <table:table-cell office:value-type="float" office:value="0.124764732026325" calcext:value-type="float">
            <text:p>0.124764732026325</text:p>
          </table:table-cell>
          <table:table-cell office:value-type="float" office:value="-2.93526200515896" calcext:value-type="float">
            <text:p>-2.93526200515896</text:p>
          </table:table-cell>
          <table:table-cell office:value-type="float" office:value="0.217368140642146" calcext:value-type="float">
            <text:p>0.217368140642146</text:p>
          </table:table-cell>
          <table:table-cell office:value-type="float" office:value="0.518270832289288" calcext:value-type="float">
            <text:p>0.518270832289288</text:p>
          </table:table-cell>
        </table:table-row>
        <table:table-row table:style-name="ro1">
          <table:table-cell office:value-type="float" office:value="1.74017160569792E+018" calcext:value-type="float">
            <text:p>1.74017160569792E+018</text:p>
          </table:table-cell>
          <table:table-cell office:value-type="float" office:value="-3.77970588207702" calcext:value-type="float">
            <text:p>-3.77970588207702</text:p>
          </table:table-cell>
          <table:table-cell office:value-type="float" office:value="0.124080639878318" calcext:value-type="float">
            <text:p>0.124080639878318</text:p>
          </table:table-cell>
          <table:table-cell office:value-type="float" office:value="-2.92488075517459" calcext:value-type="float">
            <text:p>-2.92488075517459</text:p>
          </table:table-cell>
          <table:table-cell office:value-type="float" office:value="0.21736814064222" calcext:value-type="float">
            <text:p>0.21736814064222</text:p>
          </table:table-cell>
          <table:table-cell office:value-type="float" office:value="0.63414583229085" calcext:value-type="float">
            <text:p>0.63414583229085</text:p>
          </table:table-cell>
        </table:table-row>
        <table:table-row table:style-name="ro1">
          <table:table-cell office:value-type="float" office:value="1.740171605713E+018" calcext:value-type="float">
            <text:p>1.740171605713E+018</text:p>
          </table:table-cell>
          <table:table-cell office:value-type="float" office:value="-3.78288607035584" calcext:value-type="float">
            <text:p>-3.78288607035584</text:p>
          </table:table-cell>
          <table:table-cell office:value-type="float" office:value="0.123361410035823" calcext:value-type="float">
            <text:p>0.123361410035823</text:p>
          </table:table-cell>
          <table:table-cell office:value-type="float" office:value="-2.913468927799" calcext:value-type="float">
            <text:p>-2.913468927799</text:p>
          </table:table-cell>
          <table:table-cell office:value-type="float" office:value="0.21736814064219" calcext:value-type="float">
            <text:p>0.21736814064219</text:p>
          </table:table-cell>
          <table:table-cell office:value-type="float" office:value="0.726435911998759" calcext:value-type="float">
            <text:p>0.726435911998759</text:p>
          </table:table-cell>
        </table:table-row>
        <table:table-row table:style-name="ro1">
          <table:table-cell office:value-type="float" office:value="1.74017160573135E+018" calcext:value-type="float">
            <text:p>1.74017160573135E+018</text:p>
          </table:table-cell>
          <table:table-cell office:value-type="float" office:value="-3.78669115261793" calcext:value-type="float">
            <text:p>-3.78669115261793</text:p>
          </table:table-cell>
          <table:table-cell office:value-type="float" office:value="0.122450500535057" calcext:value-type="float">
            <text:p>0.122450500535057</text:p>
          </table:table-cell>
          <table:table-cell office:value-type="float" office:value="-2.8997747349463" calcext:value-type="float">
            <text:p>-2.8997747349463</text:p>
          </table:table-cell>
          <table:table-cell office:value-type="float" office:value="0.217368140642108" calcext:value-type="float">
            <text:p>0.217368140642108</text:p>
          </table:table-cell>
          <table:table-cell office:value-type="float" office:value="0.760788491817819" calcext:value-type="float">
            <text:p>0.760788491817819</text:p>
          </table:table-cell>
        </table:table-row>
        <table:table-row table:style-name="ro1">
          <table:table-cell office:value-type="float" office:value="1.74017160574677E+018" calcext:value-type="float">
            <text:p>1.74017160574677E+018</text:p>
          </table:table-cell>
          <table:table-cell office:value-type="float" office:value="-3.78985228359147" calcext:value-type="float">
            <text:p>-3.78985228359147</text:p>
          </table:table-cell>
          <table:table-cell office:value-type="float" office:value="0.121651663866373" calcext:value-type="float">
            <text:p>0.121651663866373</text:p>
          </table:table-cell>
          <table:table-cell office:value-type="float" office:value="-2.88836290756909" calcext:value-type="float">
            <text:p>-2.88836290756909</text:p>
          </table:table-cell>
          <table:table-cell office:value-type="float" office:value="0.217368140642049" calcext:value-type="float">
            <text:p>0.217368140642049</text:p>
          </table:table-cell>
          <table:table-cell office:value-type="float" office:value="0.760788491815024" calcext:value-type="float">
            <text:p>0.760788491815024</text:p>
          </table:table-cell>
        </table:table-row>
        <table:table-row table:style-name="ro1">
          <table:table-cell office:value-type="float" office:value="1.74017160576258E+018" calcext:value-type="float">
            <text:p>1.74017160576258E+018</text:p>
          </table:table-cell>
          <table:table-cell office:value-type="float" office:value="-3.7930040927422" calcext:value-type="float">
            <text:p>-3.7930040927422</text:p>
          </table:table-cell>
          <table:table-cell office:value-type="float" office:value="0.120816805715295" calcext:value-type="float">
            <text:p>0.120816805715295</text:p>
          </table:table-cell>
          <table:table-cell office:value-type="float" office:value="-2.87695108019195" calcext:value-type="float">
            <text:p>-2.87695108019195</text:p>
          </table:table-cell>
          <table:table-cell office:value-type="float" office:value="0.217368140641894" calcext:value-type="float">
            <text:p>0.217368140641894</text:p>
          </table:table-cell>
          <table:table-cell office:value-type="float" office:value="0.760788491811667" calcext:value-type="float">
            <text:p>0.760788491811667</text:p>
          </table:table-cell>
        </table:table-row>
        <table:table-row table:style-name="ro1">
          <table:table-cell office:value-type="float" office:value="1.74017160578052E+018" calcext:value-type="float">
            <text:p>1.74017160578052E+018</text:p>
          </table:table-cell>
          <table:table-cell office:value-type="float" office:value="-3.79677338108492" calcext:value-type="float">
            <text:p>-3.79677338108492</text:p>
          </table:table-cell>
          <table:table-cell office:value-type="float" office:value="0.119767580987564" calcext:value-type="float">
            <text:p>0.119767580987564</text:p>
          </table:table-cell>
          <table:table-cell office:value-type="float" office:value="-2.86325688733942" calcext:value-type="float">
            <text:p>-2.86325688733942</text:p>
          </table:table-cell>
          <table:table-cell office:value-type="float" office:value="0.217368140641761" calcext:value-type="float">
            <text:p>0.217368140641761</text:p>
          </table:table-cell>
          <table:table-cell office:value-type="float" office:value="0.760788491807982" calcext:value-type="float">
            <text:p>0.760788491807982</text:p>
          </table:table-cell>
        </table:table-row>
        <table:table-row table:style-name="ro1">
          <table:table-cell office:value-type="float" office:value="1.74017160579541E+018" calcext:value-type="float">
            <text:p>1.74017160579541E+018</text:p>
          </table:table-cell>
          <table:table-cell office:value-type="float" office:value="-3.79990323921206" calcext:value-type="float">
            <text:p>-3.79990323921206</text:p>
          </table:table-cell>
          <table:table-cell office:value-type="float" office:value="0.118853864861471" calcext:value-type="float">
            <text:p>0.118853864861471</text:p>
          </table:table-cell>
          <table:table-cell office:value-type="float" office:value="-2.85184505996237" calcext:value-type="float">
            <text:p>-2.85184505996237</text:p>
          </table:table-cell>
          <table:table-cell office:value-type="float" office:value="0.217368140641709" calcext:value-type="float">
            <text:p>0.217368140641709</text:p>
          </table:table-cell>
          <table:table-cell office:value-type="float" office:value="0.760788491805123" calcext:value-type="float">
            <text:p>0.760788491805123</text:p>
          </table:table-cell>
        </table:table-row>
        <table:table-row table:style-name="ro1">
          <table:table-cell office:value-type="float" office:value="1.74017160581393E+018" calcext:value-type="float">
            <text:p>1.74017160581393E+018</text:p>
          </table:table-cell>
          <table:table-cell office:value-type="float" office:value="-3.8036450006128" calcext:value-type="float">
            <text:p>-3.8036450006128</text:p>
          </table:table-cell>
          <table:table-cell office:value-type="float" office:value="0.117710348897542" calcext:value-type="float">
            <text:p>0.117710348897542</text:p>
          </table:table-cell>
          <table:table-cell office:value-type="float" office:value="-2.83815086710996" calcext:value-type="float">
            <text:p>-2.83815086710996</text:p>
          </table:table-cell>
          <table:table-cell office:value-type="float" office:value="0.217368140641605" calcext:value-type="float">
            <text:p>0.217368140641605</text:p>
          </table:table-cell>
          <table:table-cell office:value-type="float" office:value="0.760788491801693" calcext:value-type="float">
            <text:p>0.760788491801693</text:p>
          </table:table-cell>
        </table:table-row>
        <table:table-row table:style-name="ro1">
          <table:table-cell office:value-type="float" office:value="1.74017160582869E+018" calcext:value-type="float">
            <text:p>1.74017160582869E+018</text:p>
          </table:table-cell>
          <table:table-cell office:value-type="float" office:value="-3.80675093503202" calcext:value-type="float">
            <text:p>-3.80675093503202</text:p>
          </table:table-cell>
          <table:table-cell office:value-type="float" office:value="0.116718350692653" calcext:value-type="float">
            <text:p>0.116718350692653</text:p>
          </table:table-cell>
          <table:table-cell office:value-type="float" office:value="-2.82673903973299" calcext:value-type="float">
            <text:p>-2.82673903973299</text:p>
          </table:table-cell>
          <table:table-cell office:value-type="float" office:value="0.217368140641539" calcext:value-type="float">
            <text:p>0.217368140641539</text:p>
          </table:table-cell>
          <table:table-cell office:value-type="float" office:value="0.760788491798961" calcext:value-type="float">
            <text:p>0.760788491798961</text:p>
          </table:table-cell>
        </table:table-row>
        <table:table-row table:style-name="ro1">
          <table:table-cell office:value-type="float" office:value="1.74017160584393E+018" calcext:value-type="float">
            <text:p>1.74017160584393E+018</text:p>
          </table:table-cell>
          <table:table-cell office:value-type="float" office:value="-3.80984534694427" calcext:value-type="float">
            <text:p>-3.80984534694427</text:p>
          </table:table-cell>
          <table:table-cell office:value-type="float" office:value="0.115690973462807" calcext:value-type="float">
            <text:p>0.115690973462807</text:p>
          </table:table-cell>
          <table:table-cell office:value-type="float" office:value="-2.81532721235607" calcext:value-type="float">
            <text:p>-2.81532721235607</text:p>
          </table:table-cell>
          <table:table-cell office:value-type="float" office:value="0.21736814064145" calcext:value-type="float">
            <text:p>0.21736814064145</text:p>
          </table:table-cell>
          <table:table-cell office:value-type="float" office:value="0.760788491796165" calcext:value-type="float">
            <text:p>0.760788491796165</text:p>
          </table:table-cell>
        </table:table-row>
        <table:table-row table:style-name="ro1">
          <table:table-cell office:value-type="float" office:value="1.74017160586205E+018" calcext:value-type="float">
            <text:p>1.74017160586205E+018</text:p>
          </table:table-cell>
          <table:table-cell office:value-type="float" office:value="-3.81354286424224" calcext:value-type="float">
            <text:p>-3.81354286424224</text:p>
          </table:table-cell>
          <table:table-cell office:value-type="float" office:value="0.114411609178887" calcext:value-type="float">
            <text:p>0.114411609178887</text:p>
          </table:table-cell>
          <table:table-cell office:value-type="float" office:value="-2.80163301950381" calcext:value-type="float">
            <text:p>-2.80163301950381</text:p>
          </table:table-cell>
          <table:table-cell office:value-type="float" office:value="0.217368140641361" calcext:value-type="float">
            <text:p>0.217368140641361</text:p>
          </table:table-cell>
          <table:table-cell office:value-type="float" office:value="0.760788491793116" calcext:value-type="float">
            <text:p>0.760788491793116</text:p>
          </table:table-cell>
        </table:table-row>
        <table:table-row table:style-name="ro1">
          <table:table-cell office:value-type="float" office:value="1.74017160587708E+018" calcext:value-type="float">
            <text:p>1.74017160587708E+018</text:p>
          </table:table-cell>
          <table:table-cell office:value-type="float" office:value="-3.81661051033888" calcext:value-type="float">
            <text:p>-3.81661051033888</text:p>
          </table:table-cell>
          <table:table-cell office:value-type="float" office:value="0.113306875509262" calcext:value-type="float">
            <text:p>0.113306875509262</text:p>
          </table:table-cell>
          <table:table-cell office:value-type="float" office:value="-2.79022119212699" calcext:value-type="float">
            <text:p>-2.79022119212699</text:p>
          </table:table-cell>
          <table:table-cell office:value-type="float" office:value="0.217368140641257" calcext:value-type="float">
            <text:p>0.217368140641257</text:p>
          </table:table-cell>
          <table:table-cell office:value-type="float" office:value="0.760788491790193" calcext:value-type="float">
            <text:p>0.760788491790193</text:p>
          </table:table-cell>
        </table:table-row>
        <table:table-row table:style-name="ro1">
          <table:table-cell office:value-type="float" office:value="1.74017160589224E+018" calcext:value-type="float">
            <text:p>1.74017160589224E+018</text:p>
          </table:table-cell>
          <table:table-cell office:value-type="float" office:value="-3.8196653499319" calcext:value-type="float">
            <text:p>-3.8196653499319</text:p>
          </table:table-cell>
          <table:table-cell office:value-type="float" office:value="0.112167207085603" calcext:value-type="float">
            <text:p>0.112167207085603</text:p>
          </table:table-cell>
          <table:table-cell office:value-type="float" office:value="-2.77880936475019" calcext:value-type="float">
            <text:p>-2.77880936475019</text:p>
          </table:table-cell>
          <table:table-cell office:value-type="float" office:value="0.217368140641176" calcext:value-type="float">
            <text:p>0.217368140641176</text:p>
          </table:table-cell>
          <table:table-cell office:value-type="float" office:value="0.760788491787588" calcext:value-type="float">
            <text:p>0.760788491787588</text:p>
          </table:table-cell>
        </table:table-row>
        <table:table-row table:style-name="ro1">
          <table:table-cell office:value-type="float" office:value="1.74017160591051E+018" calcext:value-type="float">
            <text:p>1.74017160591051E+018</text:p>
          </table:table-cell>
          <table:table-cell office:value-type="float" office:value="-3.82331369283905" calcext:value-type="float">
            <text:p>-3.82331369283905</text:p>
          </table:table-cell>
          <table:table-cell office:value-type="float" office:value="0.110753700392432" calcext:value-type="float">
            <text:p>0.110753700392432</text:p>
          </table:table-cell>
          <table:table-cell office:value-type="float" office:value="-2.76511517189808" calcext:value-type="float">
            <text:p>-2.76511517189808</text:p>
          </table:table-cell>
          <table:table-cell office:value-type="float" office:value="0.217368140641109" calcext:value-type="float">
            <text:p>0.217368140641109</text:p>
          </table:table-cell>
          <table:table-cell office:value-type="float" office:value="0.760788491784856" calcext:value-type="float">
            <text:p>0.760788491784856</text:p>
          </table:table-cell>
        </table:table-row>
        <table:table-row table:style-name="ro1">
          <table:table-cell office:value-type="float" office:value="1.74017160592599E+018" calcext:value-type="float">
            <text:p>1.74017160592599E+018</text:p>
          </table:table-cell>
          <table:table-cell office:value-type="float" office:value="-3.82633896019844" calcext:value-type="float">
            <text:p>-3.82633896019844</text:p>
          </table:table-cell>
          <table:table-cell office:value-type="float" office:value="0.109537704315474" calcext:value-type="float">
            <text:p>0.109537704315474</text:p>
          </table:table-cell>
          <table:table-cell office:value-type="float" office:value="-2.75370334452136" calcext:value-type="float">
            <text:p>-2.75370334452136</text:p>
          </table:table-cell>
          <table:table-cell office:value-type="float" office:value="0.217368140641079" calcext:value-type="float">
            <text:p>0.217368140641079</text:p>
          </table:table-cell>
          <table:table-cell office:value-type="float" office:value="0.760788491782432" calcext:value-type="float">
            <text:p>0.760788491782432</text:p>
          </table:table-cell>
        </table:table-row>
        <table:table-row table:style-name="ro1">
          <table:table-cell office:value-type="float" office:value="1.74017160594421E+018" calcext:value-type="float">
            <text:p>1.74017160594421E+018</text:p>
          </table:table-cell>
          <table:table-cell office:value-type="float" office:value="-3.82995066956865" calcext:value-type="float">
            <text:p>-3.82995066956865</text:p>
          </table:table-cell>
          <table:table-cell office:value-type="float" office:value="0.108033057325348" calcext:value-type="float">
            <text:p>0.108033057325348</text:p>
          </table:table-cell>
          <table:table-cell office:value-type="float" office:value="-2.74000915166935" calcext:value-type="float">
            <text:p>-2.74000915166935</text:p>
          </table:table-cell>
          <table:table-cell office:value-type="float" office:value="0.217368140640931" calcext:value-type="float">
            <text:p>0.217368140640931</text:p>
          </table:table-cell>
          <table:table-cell office:value-type="float" office:value="0.760788491779266" calcext:value-type="float">
            <text:p>0.760788491779266</text:p>
          </table:table-cell>
        </table:table-row>
        <table:table-row table:style-name="ro1">
          <table:table-cell office:value-type="float" office:value="1.74017160595935E+018" calcext:value-type="float">
            <text:p>1.74017160595935E+018</text:p>
          </table:table-cell>
          <table:table-cell office:value-type="float" office:value="-3.83294445793149" calcext:value-type="float">
            <text:p>-3.83294445793149</text:p>
          </table:table-cell>
          <table:table-cell office:value-type="float" office:value="0.106741500012057" calcext:value-type="float">
            <text:p>0.106741500012057</text:p>
          </table:table-cell>
          <table:table-cell office:value-type="float" office:value="-2.72859732429271" calcext:value-type="float">
            <text:p>-2.72859732429271</text:p>
          </table:table-cell>
          <table:table-cell office:value-type="float" office:value="0.217368140640865" calcext:value-type="float">
            <text:p>0.217368140640865</text:p>
          </table:table-cell>
          <table:table-cell office:value-type="float" office:value="0.760788491777042" calcext:value-type="float">
            <text:p>0.760788491777042</text:p>
          </table:table-cell>
        </table:table-row>
        <table:table-row table:style-name="ro1">
          <table:table-cell office:value-type="float" office:value="1.74017160597476E+018" calcext:value-type="float">
            <text:p>1.74017160597476E+018</text:p>
          </table:table-cell>
          <table:table-cell office:value-type="float" office:value="-3.835923312647" calcext:value-type="float">
            <text:p>-3.835923312647</text:p>
          </table:table-cell>
          <table:table-cell office:value-type="float" office:value="0.105415862943021" calcext:value-type="float">
            <text:p>0.105415862943021</text:p>
          </table:table-cell>
          <table:table-cell office:value-type="float" office:value="-2.7171854969161" calcext:value-type="float">
            <text:p>-2.7171854969161</text:p>
          </table:table-cell>
          <table:table-cell office:value-type="float" office:value="0.217368140640791" calcext:value-type="float">
            <text:p>0.217368140640791</text:p>
          </table:table-cell>
          <table:table-cell office:value-type="float" office:value="0.760788491774882" calcext:value-type="float">
            <text:p>0.760788491774882</text:p>
          </table:table-cell>
        </table:table-row>
        <table:table-row table:style-name="ro1">
          <table:table-cell office:value-type="float" office:value="1.74017160599287E+018" calcext:value-type="float">
            <text:p>1.74017160599287E+018</text:p>
          </table:table-cell>
          <table:table-cell office:value-type="float" office:value="-3.83947767982357" calcext:value-type="float">
            <text:p>-3.83947767982357</text:p>
          </table:table-cell>
          <table:table-cell office:value-type="float" office:value="0.103780356564612" calcext:value-type="float">
            <text:p>0.103780356564612</text:p>
          </table:table-cell>
          <table:table-cell office:value-type="float" office:value="-2.70349130406422" calcext:value-type="float">
            <text:p>-2.70349130406422</text:p>
          </table:table-cell>
          <table:table-cell office:value-type="float" office:value="0.217368140640702" calcext:value-type="float">
            <text:p>0.217368140640702</text:p>
          </table:table-cell>
          <table:table-cell office:value-type="float" office:value="0.760788491772087" calcext:value-type="float">
            <text:p>0.760788491772087</text:p>
          </table:table-cell>
        </table:table-row>
        <table:table-row table:style-name="ro1">
          <table:table-cell office:value-type="float" office:value="1.74017160600781E+018" calcext:value-type="float">
            <text:p>1.74017160600781E+018</text:p>
          </table:table-cell>
          <table:table-cell office:value-type="float" office:value="-3.84242231780919" calcext:value-type="float">
            <text:p>-3.84242231780919</text:p>
          </table:table-cell>
          <table:table-cell office:value-type="float" office:value="0.102380357925829" calcext:value-type="float">
            <text:p>0.102380357925829</text:p>
          </table:table-cell>
          <table:table-cell office:value-type="float" office:value="-2.69207947668768" calcext:value-type="float">
            <text:p>-2.69207947668768</text:p>
          </table:table-cell>
          <table:table-cell office:value-type="float" office:value="0.21736814064065" calcext:value-type="float">
            <text:p>0.21736814064065</text:p>
          </table:table-cell>
          <table:table-cell office:value-type="float" office:value="0.76078849176999" calcext:value-type="float">
            <text:p>0.76078849176999</text:p>
          </table:table-cell>
        </table:table-row>
        <table:table-row table:style-name="ro1">
          <table:table-cell office:value-type="float" office:value="1.74017160602633E+018" calcext:value-type="float">
            <text:p>1.74017160602633E+018</text:p>
          </table:table-cell>
          <table:table-cell office:value-type="float" office:value="-3.84593925286991" calcext:value-type="float">
            <text:p>-3.84593925286991</text:p>
          </table:table-cell>
          <table:table-cell office:value-type="float" office:value="0.100653802847532" calcext:value-type="float">
            <text:p>0.100653802847532</text:p>
          </table:table-cell>
          <table:table-cell office:value-type="float" office:value="-2.67845480883484" calcext:value-type="float">
            <text:p>-2.67845480883484</text:p>
          </table:table-cell>
          <table:table-cell office:value-type="float" office:value="0.217544447890605" calcext:value-type="float">
            <text:p>0.217544447890605</text:p>
          </table:table-cell>
          <table:table-cell office:value-type="float" office:value="0.758470991802063" calcext:value-type="float">
            <text:p>0.758470991802063</text:p>
          </table:table-cell>
        </table:table-row>
        <table:table-row table:style-name="ro1">
          <table:table-cell office:value-type="float" office:value="1.74017160604147E+018" calcext:value-type="float">
            <text:p>1.74017160604147E+018</text:p>
          </table:table-cell>
          <table:table-cell office:value-type="float" office:value="-3.84887234208058" calcext:value-type="float">
            <text:p>-3.84887234208058</text:p>
          </table:table-cell>
          <table:table-cell office:value-type="float" office:value="0.0991702068280142" calcext:value-type="float">
            <text:p>0.0991702068280142</text:p>
          </table:table-cell>
          <table:table-cell office:value-type="float" office:value="-2.66843348145059" calcext:value-type="float">
            <text:p>-2.66843348145059</text:p>
          </table:table-cell>
          <table:table-cell office:value-type="float" office:value="0.218425984151638" calcext:value-type="float">
            <text:p>0.218425984151638</text:p>
          </table:table-cell>
          <table:table-cell office:value-type="float" office:value="0.712120992059467" calcext:value-type="float">
            <text:p>0.712120992059467</text:p>
          </table:table-cell>
        </table:table-row>
        <table:table-row table:style-name="ro1">
          <table:table-cell office:value-type="float" office:value="1.74017160605644E+018" calcext:value-type="float">
            <text:p>1.74017160605644E+018</text:p>
          </table:table-cell>
          <table:table-cell office:value-type="float" office:value="-3.85179173424455" calcext:value-type="float">
            <text:p>-3.85179173424455</text:p>
          </table:table-cell>
          <table:table-cell office:value-type="float" office:value="0.0976598269073643" calcext:value-type="float">
            <text:p>0.0976598269073643</text:p>
          </table:table-cell>
          <table:table-cell office:value-type="float" office:value="-2.66015027906613" calcext:value-type="float">
            <text:p>-2.66015027906613</text:p>
          </table:table-cell>
          <table:table-cell office:value-type="float" office:value="0.219131213162626" calcext:value-type="float">
            <text:p>0.219131213162626</text:p>
          </table:table-cell>
          <table:table-cell office:value-type="float" office:value="0.610150992290434" calcext:value-type="float">
            <text:p>0.610150992290434</text:p>
          </table:table-cell>
        </table:table-row>
        <table:table-row table:style-name="ro1">
          <table:table-cell office:value-type="float" office:value="1.74017160607463E+018" calcext:value-type="float">
            <text:p>1.74017160607463E+018</text:p>
          </table:table-cell>
          <table:table-cell office:value-type="float" office:value="-3.85528034301171" calcext:value-type="float">
            <text:p>-3.85528034301171</text:p>
          </table:table-cell>
          <table:table-cell office:value-type="float" office:value="0.0958193043596538" calcext:value-type="float">
            <text:p>0.0958193043596538</text:p>
          </table:table-cell>
          <table:table-cell office:value-type="float" office:value="-2.65250476120328" calcext:value-type="float">
            <text:p>-2.65250476120328</text:p>
          </table:table-cell>
          <table:table-cell office:value-type="float" office:value="0.219131213157889" calcext:value-type="float">
            <text:p>0.219131213157889</text:p>
          </table:table-cell>
          <table:table-cell office:value-type="float" office:value="0.471100992348483" calcext:value-type="float">
            <text:p>0.471100992348483</text:p>
          </table:table-cell>
        </table:table-row>
        <table:table-row table:style-name="ro1">
          <table:table-cell office:value-type="float" office:value="1.7401716060897E+018" calcext:value-type="float">
            <text:p>1.7401716060897E+018</text:p>
          </table:table-cell>
          <table:table-cell office:value-type="float" office:value="-3.85817828430319" calcext:value-type="float">
            <text:p>-3.85817828430319</text:p>
          </table:table-cell>
          <table:table-cell office:value-type="float" office:value="0.0942681505142977" calcext:value-type="float">
            <text:p>0.0942681505142977</text:p>
          </table:table-cell>
          <table:table-cell office:value-type="float" office:value="-2.64804543381731" calcext:value-type="float">
            <text:p>-2.64804543381731</text:p>
          </table:table-cell>
          <table:table-cell office:value-type="float" office:value="0.219131213153056" calcext:value-type="float">
            <text:p>0.219131213153056</text:p>
          </table:table-cell>
          <table:table-cell office:value-type="float" office:value="0.355225992395141" calcext:value-type="float">
            <text:p>0.355225992395141</text:p>
          </table:table-cell>
        </table:table-row>
        <table:table-row table:style-name="ro1">
          <table:table-cell office:value-type="float" office:value="1.74017160610539E+018" calcext:value-type="float">
            <text:p>1.74017160610539E+018</text:p>
          </table:table-cell>
          <table:table-cell office:value-type="float" office:value="-3.8610706393804" calcext:value-type="float">
            <text:p>-3.8610706393804</text:p>
          </table:table-cell>
          <table:table-cell office:value-type="float" office:value="0.0927066014996396" calcext:value-type="float">
            <text:p>0.0927066014996396</text:p>
          </table:table-cell>
          <table:table-cell office:value-type="float" office:value="-2.64532423143111" calcext:value-type="float">
            <text:p>-2.64532423143111</text:p>
          </table:table-cell>
          <table:table-cell office:value-type="float" office:value="0.219131213153486" calcext:value-type="float">
            <text:p>0.219131213153486</text:p>
          </table:table-cell>
          <table:table-cell office:value-type="float" office:value="0.239350992405751" calcext:value-type="float">
            <text:p>0.239350992405751</text:p>
          </table:table-cell>
        </table:table-row>
        <table:table-row table:style-name="ro1">
          <table:table-cell office:value-type="float" office:value="1.7401716061241E+018" calcext:value-type="float">
            <text:p>1.7401716061241E+018</text:p>
          </table:table-cell>
          <table:table-cell office:value-type="float" office:value="-3.86453788120402" calcext:value-type="float">
            <text:p>-3.86453788120402</text:p>
          </table:table-cell>
          <table:table-cell office:value-type="float" office:value="0.0908261167008249" calcext:value-type="float">
            <text:p>0.0908261167008249</text:p>
          </table:table-cell>
          <table:table-cell office:value-type="float" office:value="-2.64435311356427" calcext:value-type="float">
            <text:p>-2.64435311356427</text:p>
          </table:table-cell>
          <table:table-cell office:value-type="float" office:value="0.219131213156735" calcext:value-type="float">
            <text:p>0.219131213156735</text:p>
          </table:table-cell>
          <table:table-cell office:value-type="float" office:value="0.100300992528411" calcext:value-type="float">
            <text:p>0.100300992528411</text:p>
          </table:table-cell>
        </table:table-row>
        <table:table-row table:style-name="ro1">
          <table:table-cell office:value-type="float" office:value="1.74017160613903E+018" calcext:value-type="float">
            <text:p>1.74017160613903E+018</text:p>
          </table:table-cell>
          <table:table-cell office:value-type="float" office:value="-3.86742745228895" calcext:value-type="float">
            <text:p>-3.86742745228895</text:p>
          </table:table-cell>
          <table:table-cell office:value-type="float" office:value="0.0892594202606424" calcext:value-type="float">
            <text:p>0.0892594202606424</text:p>
          </table:table-cell>
          <table:table-cell office:value-type="float" office:value="-2.64545578616524" calcext:value-type="float">
            <text:p>-2.64545578616524</text:p>
          </table:table-cell>
          <table:table-cell office:value-type="float" office:value="0.219131213158126" calcext:value-type="float">
            <text:p>0.219131213158126</text:p>
          </table:table-cell>
          <table:table-cell office:value-type="float" office:value="-0.0155740070498742" calcext:value-type="float">
            <text:p>-0.0155740070498742</text:p>
          </table:table-cell>
        </table:table-row>
        <table:table-row table:style-name="ro1">
          <table:table-cell office:value-type="float" office:value="1.74017160615671E+018" calcext:value-type="float">
            <text:p>1.74017160615671E+018</text:p>
          </table:table-cell>
          <table:table-cell office:value-type="float" office:value="-3.87089924397914" calcext:value-type="float">
            <text:p>-3.87089924397914</text:p>
          </table:table-cell>
          <table:table-cell office:value-type="float" office:value="0.0873873530455255" calcext:value-type="float">
            <text:p>0.0873873530455255</text:p>
          </table:table-cell>
          <table:table-cell office:value-type="float" office:value="-2.64907331828637" calcext:value-type="float">
            <text:p>-2.64907331828637</text:p>
          </table:table-cell>
          <table:table-cell office:value-type="float" office:value="0.219131213158163" calcext:value-type="float">
            <text:p>0.219131213158163</text:p>
          </table:table-cell>
          <table:table-cell office:value-type="float" office:value="-0.154624006730137" calcext:value-type="float">
            <text:p>-0.154624006730137</text:p>
          </table:table-cell>
        </table:table-row>
        <table:table-row table:style-name="ro1">
          <table:table-cell office:value-type="float" office:value="1.74017160617204E+018" calcext:value-type="float">
            <text:p>1.74017160617204E+018</text:p>
          </table:table-cell>
          <table:table-cell office:value-type="float" office:value="-3.87379913920661" calcext:value-type="float">
            <text:p>-3.87379913920661</text:p>
          </table:table-cell>
          <table:table-cell office:value-type="float" office:value="0.0858398564533394" calcext:value-type="float">
            <text:p>0.0858398564533394</text:p>
          </table:table-cell>
          <table:table-cell office:value-type="float" office:value="-2.65399986588731" calcext:value-type="float">
            <text:p>-2.65399986588731</text:p>
          </table:table-cell>
          <table:table-cell office:value-type="float" office:value="0.219131213158215" calcext:value-type="float">
            <text:p>0.219131213158215</text:p>
          </table:table-cell>
          <table:table-cell office:value-type="float" office:value="-0.270499006729476" calcext:value-type="float">
            <text:p>-0.270499006729476</text:p>
          </table:table-cell>
        </table:table-row>
        <table:table-row table:style-name="ro1">
          <table:table-cell office:value-type="float" office:value="1.74017160618722E+018" calcext:value-type="float">
            <text:p>1.74017160618722E+018</text:p>
          </table:table-cell>
          <table:table-cell office:value-type="float" office:value="-3.87670795192656" calcext:value-type="float">
            <text:p>-3.87670795192656</text:p>
          </table:table-cell>
          <table:table-cell office:value-type="float" office:value="0.084309193703352" calcext:value-type="float">
            <text:p>0.084309193703352</text:p>
          </table:table-cell>
          <table:table-cell office:value-type="float" office:value="-2.66066453848783" calcext:value-type="float">
            <text:p>-2.66066453848783</text:p>
          </table:table-cell>
          <table:table-cell office:value-type="float" office:value="0.219131213158755" calcext:value-type="float">
            <text:p>0.219131213158755</text:p>
          </table:table-cell>
          <table:table-cell office:value-type="float" office:value="-0.386374006715219" calcext:value-type="float">
            <text:p>-0.386374006715219</text:p>
          </table:table-cell>
        </table:table-row>
        <table:table-row table:style-name="ro1">
          <table:table-cell office:value-type="float" office:value="1.7401716062055E+018" calcext:value-type="float">
            <text:p>1.7401716062055E+018</text:p>
          </table:table-cell>
          <table:table-cell office:value-type="float" office:value="-3.88021385028533" calcext:value-type="float">
            <text:p>-3.88021385028533</text:p>
          </table:table-cell>
          <table:table-cell office:value-type="float" office:value="0.0825018394122345" calcext:value-type="float">
            <text:p>0.0825018394122345</text:p>
          </table:table-cell>
          <table:table-cell office:value-type="float" office:value="-2.67095647060645" calcext:value-type="float">
            <text:p>-2.67095647060645</text:p>
          </table:table-cell>
          <table:table-cell office:value-type="float" office:value="0.219131213161398" calcext:value-type="float">
            <text:p>0.219131213161398</text:p>
          </table:table-cell>
          <table:table-cell office:value-type="float" office:value="-0.525424006631821" calcext:value-type="float">
            <text:p>-0.525424006631821</text:p>
          </table:table-cell>
        </table:table-row>
        <table:table-row table:style-name="ro1">
          <table:table-cell office:value-type="float" office:value="1.74017160622087E+018" calcext:value-type="float">
            <text:p>1.74017160622087E+018</text:p>
          </table:table-cell>
          <table:table-cell office:value-type="float" office:value="-3.88315101685372" calcext:value-type="float">
            <text:p>-3.88315101685372</text:p>
          </table:table-cell>
          <table:table-cell office:value-type="float" office:value="0.0810263349599003" calcext:value-type="float">
            <text:p>0.0810263349599003</text:p>
          </table:table-cell>
          <table:table-cell office:value-type="float" office:value="-2.68144501820532" calcext:value-type="float">
            <text:p>-2.68144501820532</text:p>
          </table:table-cell>
          <table:table-cell office:value-type="float" office:value="0.21913121316273" calcext:value-type="float">
            <text:p>0.21913121316273</text:p>
          </table:table-cell>
          <table:table-cell office:value-type="float" office:value="-0.641299006590563" calcext:value-type="float">
            <text:p>-0.641299006590563</text:p>
          </table:table-cell>
        </table:table-row>
        <table:table-row table:style-name="ro1">
          <table:table-cell office:value-type="float" office:value="1.74017160623626E+018" calcext:value-type="float">
            <text:p>1.74017160623626E+018</text:p>
          </table:table-cell>
          <table:table-cell office:value-type="float" office:value="-3.88610419907874" calcext:value-type="float">
            <text:p>-3.88610419907874</text:p>
          </table:table-cell>
          <table:table-cell office:value-type="float" office:value="0.0795831572010362" calcext:value-type="float">
            <text:p>0.0795831572010362</text:p>
          </table:table-cell>
          <table:table-cell office:value-type="float" office:value="-2.692629840536" calcext:value-type="float">
            <text:p>-2.692629840536</text:p>
          </table:table-cell>
          <table:table-cell office:value-type="float" office:value="0.219131213162833" calcext:value-type="float">
            <text:p>0.219131213162833</text:p>
          </table:table-cell>
          <table:table-cell office:value-type="float" office:value="-0.722445664318171" calcext:value-type="float">
            <text:p>-0.722445664318171</text:p>
          </table:table-cell>
        </table:table-row>
        <table:table-row table:style-name="ro1">
          <table:table-cell office:value-type="float" office:value="1.7401716062542E+018" calcext:value-type="float">
            <text:p>1.7401716062542E+018</text:p>
          </table:table-cell>
          <table:table-cell office:value-type="float" office:value="-3.88966904784897" calcext:value-type="float">
            <text:p>-3.88966904784897</text:p>
          </table:table-cell>
          <table:table-cell office:value-type="float" office:value="0.077895078414239" calcext:value-type="float">
            <text:p>0.077895078414239</text:p>
          </table:table-cell>
          <table:table-cell office:value-type="float" office:value="-2.70605162733289" calcext:value-type="float">
            <text:p>-2.70605162733289</text:p>
          </table:table-cell>
          <table:table-cell office:value-type="float" office:value="0.219131213162811" calcext:value-type="float">
            <text:p>0.219131213162811</text:p>
          </table:table-cell>
          <table:table-cell office:value-type="float" office:value="-0.745654822048303" calcext:value-type="float">
            <text:p>-0.745654822048303</text:p>
          </table:table-cell>
        </table:table-row>
        <table:table-row table:style-name="ro1">
          <table:table-cell office:value-type="float" office:value="1.74017160626945E+018" calcext:value-type="float">
            <text:p>1.74017160626945E+018</text:p>
          </table:table-cell>
          <table:table-cell office:value-type="float" office:value="-3.8926568441925" calcext:value-type="float">
            <text:p>-3.8926568441925</text:p>
          </table:table-cell>
          <table:table-cell office:value-type="float" office:value="0.0765249980124306" calcext:value-type="float">
            <text:p>0.0765249980124306</text:p>
          </table:table-cell>
          <table:table-cell office:value-type="float" office:value="-2.7172364496637" calcext:value-type="float">
            <text:p>-2.7172364496637</text:p>
          </table:table-cell>
          <table:table-cell office:value-type="float" office:value="0.2191312131627" calcext:value-type="float">
            <text:p>0.2191312131627</text:p>
          </table:table-cell>
          <table:table-cell office:value-type="float" office:value="-0.745654822051924" calcext:value-type="float">
            <text:p>-0.745654822051924</text:p>
          </table:table-cell>
        </table:table-row>
        <table:table-row table:style-name="ro1">
          <table:table-cell office:value-type="float" office:value="1.74017160628771E+018" calcext:value-type="float">
            <text:p>1.74017160628771E+018</text:p>
          </table:table-cell>
          <table:table-cell office:value-type="float" office:value="-3.89626214748882" calcext:value-type="float">
            <text:p>-3.89626214748882</text:p>
          </table:table-cell>
          <table:table-cell office:value-type="float" office:value="0.0749251402417006" calcext:value-type="float">
            <text:p>0.0749251402417006</text:p>
          </table:table-cell>
          <table:table-cell office:value-type="float" office:value="-2.73065823646074" calcext:value-type="float">
            <text:p>-2.73065823646074</text:p>
          </table:table-cell>
          <table:table-cell office:value-type="float" office:value="0.219131213162582" calcext:value-type="float">
            <text:p>0.219131213162582</text:p>
          </table:table-cell>
          <table:table-cell office:value-type="float" office:value="-0.745654822056244" calcext:value-type="float">
            <text:p>-0.745654822056244</text:p>
          </table:table-cell>
        </table:table-row>
        <table:table-row table:style-name="ro1">
          <table:table-cell office:value-type="float" office:value="1.74017160630306E+018" calcext:value-type="float">
            <text:p>1.74017160630306E+018</text:p>
          </table:table-cell>
          <table:table-cell office:value-type="float" office:value="-3.89928274897563" calcext:value-type="float">
            <text:p>-3.89928274897563</text:p>
          </table:table-cell>
          <table:table-cell office:value-type="float" office:value="0.0736289867185154" calcext:value-type="float">
            <text:p>0.0736289867185154</text:p>
          </table:table-cell>
          <table:table-cell office:value-type="float" office:value="-2.74184305879167" calcext:value-type="float">
            <text:p>-2.74184305879167</text:p>
          </table:table-cell>
          <table:table-cell office:value-type="float" office:value="0.21913121316253" calcext:value-type="float">
            <text:p>0.21913121316253</text:p>
          </table:table-cell>
          <table:table-cell office:value-type="float" office:value="-0.745654822060106" calcext:value-type="float">
            <text:p>-0.745654822060106</text:p>
          </table:table-cell>
        </table:table-row>
        <table:table-row table:style-name="ro1">
          <table:table-cell office:value-type="float" office:value="1.74017160631799E+018" calcext:value-type="float">
            <text:p>1.74017160631799E+018</text:p>
          </table:table-cell>
          <table:table-cell office:value-type="float" office:value="-3.90231765847002" calcext:value-type="float">
            <text:p>-3.90231765847002</text:p>
          </table:table-cell>
          <table:table-cell office:value-type="float" office:value="0.0723666984556014" calcext:value-type="float">
            <text:p>0.0723666984556014</text:p>
          </table:table-cell>
          <table:table-cell office:value-type="float" office:value="-2.75302788112265" calcext:value-type="float">
            <text:p>-2.75302788112265</text:p>
          </table:table-cell>
          <table:table-cell office:value-type="float" office:value="0.219131213162426" calcext:value-type="float">
            <text:p>0.219131213162426</text:p>
          </table:table-cell>
          <table:table-cell office:value-type="float" office:value="-0.745654822063791" calcext:value-type="float">
            <text:p>-0.745654822063791</text:p>
          </table:table-cell>
        </table:table-row>
        <table:table-row table:style-name="ro1">
          <table:table-cell office:value-type="float" office:value="1.7401716063373E+018" calcext:value-type="float">
            <text:p>1.7401716063373E+018</text:p>
          </table:table-cell>
          <table:table-cell office:value-type="float" office:value="-3.9059779017432" calcext:value-type="float">
            <text:p>-3.9059779017432</text:p>
          </table:table-cell>
          <table:table-cell office:value-type="float" office:value="0.0708968767228324" calcext:value-type="float">
            <text:p>0.0708968767228324</text:p>
          </table:table-cell>
          <table:table-cell office:value-type="float" office:value="-2.7664496679199" calcext:value-type="float">
            <text:p>-2.7664496679199</text:p>
          </table:table-cell>
          <table:table-cell office:value-type="float" office:value="0.219131213162256" calcext:value-type="float">
            <text:p>0.219131213162256</text:p>
          </table:table-cell>
          <table:table-cell office:value-type="float" office:value="-0.745654822068188" calcext:value-type="float">
            <text:p>-0.745654822068188</text:p>
          </table:table-cell>
        </table:table-row>
        <table:table-row table:style-name="ro1">
          <table:table-cell office:value-type="float" office:value="1.74017160635158E+018" calcext:value-type="float">
            <text:p>1.74017160635158E+018</text:p>
          </table:table-cell>
          <table:table-cell office:value-type="float" office:value="-3.90904294998706" calcext:value-type="float">
            <text:p>-3.90904294998706</text:p>
          </table:table-cell>
          <table:table-cell office:value-type="float" office:value="0.0697096418848184" calcext:value-type="float">
            <text:p>0.0697096418848184</text:p>
          </table:table-cell>
          <table:table-cell office:value-type="float" office:value="-2.77763449025101" calcext:value-type="float">
            <text:p>-2.77763449025101</text:p>
          </table:table-cell>
          <table:table-cell office:value-type="float" office:value="0.219131213162145" calcext:value-type="float">
            <text:p>0.219131213162145</text:p>
          </table:table-cell>
          <table:table-cell office:value-type="float" office:value="-0.745654822072064" calcext:value-type="float">
            <text:p>-0.745654822072064</text:p>
          </table:table-cell>
        </table:table-row>
        <table:table-row table:style-name="ro1">
          <table:table-cell office:value-type="float" office:value="1.74017160636703E+018" calcext:value-type="float">
            <text:p>1.74017160636703E+018</text:p>
          </table:table-cell>
          <table:table-cell office:value-type="float" office:value="-3.91212108524763" calcext:value-type="float">
            <text:p>-3.91212108524763</text:p>
          </table:table-cell>
          <table:table-cell office:value-type="float" office:value="0.0685567626129853" calcext:value-type="float">
            <text:p>0.0685567626129853</text:p>
          </table:table-cell>
          <table:table-cell office:value-type="float" office:value="-2.78881931258217" calcext:value-type="float">
            <text:p>-2.78881931258217</text:p>
          </table:table-cell>
          <table:table-cell office:value-type="float" office:value="0.219131213162063" calcext:value-type="float">
            <text:p>0.219131213162063</text:p>
          </table:table-cell>
          <table:table-cell office:value-type="float" office:value="-0.745654822075685" calcext:value-type="float">
            <text:p>-0.745654822075685</text:p>
          </table:table-cell>
        </table:table-row>
        <table:table-row table:style-name="ro1">
          <table:table-cell office:value-type="float" office:value="1.74017160638547E+018" calcext:value-type="float">
            <text:p>1.74017160638547E+018</text:p>
          </table:table-cell>
          <table:table-cell office:value-type="float" office:value="-3.91583158012932" calcext:value-type="float">
            <text:p>-3.91583158012932</text:p>
          </table:table-cell>
          <table:table-cell office:value-type="float" office:value="0.0672188595978725" calcext:value-type="float">
            <text:p>0.0672188595978725</text:p>
          </table:table-cell>
          <table:table-cell office:value-type="float" office:value="-2.80224109937965" calcext:value-type="float">
            <text:p>-2.80224109937965</text:p>
          </table:table-cell>
          <table:table-cell office:value-type="float" office:value="0.219131213161952" calcext:value-type="float">
            <text:p>0.219131213161952</text:p>
          </table:table-cell>
          <table:table-cell office:value-type="float" office:value="-0.745654822080323" calcext:value-type="float">
            <text:p>-0.745654822080323</text:p>
          </table:table-cell>
        </table:table-row>
        <table:table-row table:style-name="ro1">
          <table:table-cell office:value-type="float" office:value="1.74017160640062E+018" calcext:value-type="float">
            <text:p>1.74017160640062E+018</text:p>
          </table:table-cell>
          <table:table-cell office:value-type="float" office:value="-3.91893714914114" calcext:value-type="float">
            <text:p>-3.91893714914114</text:p>
          </table:table-cell>
          <table:table-cell office:value-type="float" office:value="0.066142064162048" calcext:value-type="float">
            <text:p>0.066142064162048</text:p>
          </table:table-cell>
          <table:table-cell office:value-type="float" office:value="-2.81342592171094" calcext:value-type="float">
            <text:p>-2.81342592171094</text:p>
          </table:table-cell>
          <table:table-cell office:value-type="float" office:value="0.219131213161878" calcext:value-type="float">
            <text:p>0.219131213161878</text:p>
          </table:table-cell>
          <table:table-cell office:value-type="float" office:value="-0.745654822084262" calcext:value-type="float">
            <text:p>-0.745654822084262</text:p>
          </table:table-cell>
        </table:table-row>
        <table:table-row table:style-name="ro1">
          <table:table-cell office:value-type="float" office:value="1.74017160641891E+018" calcext:value-type="float">
            <text:p>1.74017160641891E+018</text:p>
          </table:table-cell>
          <table:table-cell office:value-type="float" office:value="-3.92267943868904" calcext:value-type="float">
            <text:p>-3.92267943868904</text:p>
          </table:table-cell>
          <table:table-cell office:value-type="float" office:value="0.0648958596505139" calcext:value-type="float">
            <text:p>0.0648958596505139</text:p>
          </table:table-cell>
          <table:table-cell office:value-type="float" office:value="-2.82684770850858" calcext:value-type="float">
            <text:p>-2.82684770850858</text:p>
          </table:table-cell>
          <table:table-cell office:value-type="float" office:value="0.219131213161752" calcext:value-type="float">
            <text:p>0.219131213161752</text:p>
          </table:table-cell>
          <table:table-cell office:value-type="float" office:value="-0.745654822089281" calcext:value-type="float">
            <text:p>-0.745654822089281</text:p>
          </table:table-cell>
        </table:table-row>
        <table:table-row table:style-name="ro1">
          <table:table-cell office:value-type="float" office:value="1.74017160643374E+018" calcext:value-type="float">
            <text:p>1.74017160643374E+018</text:p>
          </table:table-cell>
          <table:table-cell office:value-type="float" office:value="-3.92581056117086" calcext:value-type="float">
            <text:p>-3.92581056117086</text:p>
          </table:table-cell>
          <table:table-cell office:value-type="float" office:value="0.0638958000015162" calcext:value-type="float">
            <text:p>0.0638958000015162</text:p>
          </table:table-cell>
          <table:table-cell office:value-type="float" office:value="-2.83803253084002" calcext:value-type="float">
            <text:p>-2.83803253084002</text:p>
          </table:table-cell>
          <table:table-cell office:value-type="float" office:value="0.219131213161634" calcext:value-type="float">
            <text:p>0.219131213161634</text:p>
          </table:table-cell>
          <table:table-cell office:value-type="float" office:value="-0.745654822093601" calcext:value-type="float">
            <text:p>-0.745654822093601</text:p>
          </table:table-cell>
        </table:table-row>
        <table:table-row table:style-name="ro1">
          <table:table-cell office:value-type="float" office:value="1.74017160644922E+018" calcext:value-type="float">
            <text:p>1.74017160644922E+018</text:p>
          </table:table-cell>
          <table:table-cell office:value-type="float" office:value="-3.9289526730589" calcext:value-type="float">
            <text:p>-3.9289526730589</text:p>
          </table:table-cell>
          <table:table-cell office:value-type="float" office:value="0.0629308232241948" calcext:value-type="float">
            <text:p>0.0629308232241948</text:p>
          </table:table-cell>
          <table:table-cell office:value-type="float" office:value="-2.84921735317151" calcext:value-type="float">
            <text:p>-2.84921735317151</text:p>
          </table:table-cell>
          <table:table-cell office:value-type="float" office:value="0.219131213161516" calcext:value-type="float">
            <text:p>0.219131213161516</text:p>
          </table:table-cell>
          <table:table-cell office:value-type="float" office:value="-0.745654822097667" calcext:value-type="float">
            <text:p>-0.745654822097667</text:p>
          </table:table-cell>
        </table:table-row>
        <table:table-row table:style-name="ro1">
          <table:table-cell office:value-type="float" office:value="1.74017160646725E+018" calcext:value-type="float">
            <text:p>1.74017160646725E+018</text:p>
          </table:table-cell>
          <table:table-cell office:value-type="float" office:value="-3.93273715979744" calcext:value-type="float">
            <text:p>-3.93273715979744</text:p>
          </table:table-cell>
          <table:table-cell office:value-type="float" office:value="0.0618193301425008" calcext:value-type="float">
            <text:p>0.0618193301425008</text:p>
          </table:table-cell>
          <table:table-cell office:value-type="float" office:value="-2.86263913996939" calcext:value-type="float">
            <text:p>-2.86263913996939</text:p>
          </table:table-cell>
          <table:table-cell office:value-type="float" office:value="0.219131213161404" calcext:value-type="float">
            <text:p>0.219131213161404</text:p>
          </table:table-cell>
          <table:table-cell office:value-type="float" office:value="-0.745654822102813" calcext:value-type="float">
            <text:p>-0.745654822102813</text:p>
          </table:table-cell>
        </table:table-row>
        <table:table-row table:style-name="ro1">
          <table:table-cell office:value-type="float" office:value="1.7401716064826E+018" calcext:value-type="float">
            <text:p>1.7401716064826E+018</text:p>
          </table:table-cell>
          <table:table-cell office:value-type="float" office:value="-3.9359020628926" calcext:value-type="float">
            <text:p>-3.9359020628926</text:p>
          </table:table-cell>
          <table:table-cell office:value-type="float" office:value="0.0609319544069755" calcext:value-type="float">
            <text:p>0.0609319544069755</text:p>
          </table:table-cell>
          <table:table-cell office:value-type="float" office:value="-2.87382396230103" calcext:value-type="float">
            <text:p>-2.87382396230103</text:p>
          </table:table-cell>
          <table:table-cell office:value-type="float" office:value="0.219131213161397" calcext:value-type="float">
            <text:p>0.219131213161397</text:p>
          </table:table-cell>
          <table:table-cell office:value-type="float" office:value="-0.745654822107056" calcext:value-type="float">
            <text:p>-0.745654822107056</text:p>
          </table:table-cell>
        </table:table-row>
        <table:table-row table:style-name="ro1">
          <table:table-cell office:value-type="float" office:value="1.74017160649751E+018" calcext:value-type="float">
            <text:p>1.74017160649751E+018</text:p>
          </table:table-cell>
          <table:table-cell office:value-type="float" office:value="-3.93907669295774" calcext:value-type="float">
            <text:p>-3.93907669295774</text:p>
          </table:table-cell>
          <table:table-cell office:value-type="float" office:value="0.0600800323170886" calcext:value-type="float">
            <text:p>0.0600800323170886</text:p>
          </table:table-cell>
          <table:table-cell office:value-type="float" office:value="-2.88500878463274" calcext:value-type="float">
            <text:p>-2.88500878463274</text:p>
          </table:table-cell>
          <table:table-cell office:value-type="float" office:value="0.219131213161301" calcext:value-type="float">
            <text:p>0.219131213161301</text:p>
          </table:table-cell>
          <table:table-cell office:value-type="float" office:value="-0.745654822111567" calcext:value-type="float">
            <text:p>-0.745654822111567</text:p>
          </table:table-cell>
        </table:table-row>
        <table:table-row table:style-name="ro1">
          <table:table-cell office:value-type="float" office:value="1.74017160651588E+018" calcext:value-type="float">
            <text:p>1.74017160651588E+018</text:p>
          </table:table-cell>
          <table:table-cell office:value-type="float" office:value="-3.94289852937638" calcext:value-type="float">
            <text:p>-3.94289852937638</text:p>
          </table:table-cell>
          <table:table-cell office:value-type="float" office:value="0.0591046743654093" calcext:value-type="float">
            <text:p>0.0591046743654093</text:p>
          </table:table-cell>
          <table:table-cell office:value-type="float" office:value="-2.89843057143087" calcext:value-type="float">
            <text:p>-2.89843057143087</text:p>
          </table:table-cell>
          <table:table-cell office:value-type="float" office:value="0.219131213161123" calcext:value-type="float">
            <text:p>0.219131213161123</text:p>
          </table:table-cell>
          <table:table-cell office:value-type="float" office:value="-0.745654822116917" calcext:value-type="float">
            <text:p>-0.745654822116917</text:p>
          </table:table-cell>
        </table:table-row>
        <table:table-row table:style-name="ro1">
          <table:table-cell office:value-type="float" office:value="1.74017160653092E+018" calcext:value-type="float">
            <text:p>1.74017160653092E+018</text:p>
          </table:table-cell>
          <table:table-cell office:value-type="float" office:value="-3.94609315919271" calcext:value-type="float">
            <text:p>-3.94609315919271</text:p>
          </table:table-cell>
          <table:table-cell office:value-type="float" office:value="0.0583311191739044" calcext:value-type="float">
            <text:p>0.0583311191739044</text:p>
          </table:table-cell>
          <table:table-cell office:value-type="float" office:value="-2.90961539376272" calcext:value-type="float">
            <text:p>-2.90961539376272</text:p>
          </table:table-cell>
          <table:table-cell office:value-type="float" office:value="0.219131213161049" calcext:value-type="float">
            <text:p>0.219131213161049</text:p>
          </table:table-cell>
          <table:table-cell office:value-type="float" office:value="-0.745654822121111" calcext:value-type="float">
            <text:p>-0.745654822121111</text:p>
          </table:table-cell>
        </table:table-row>
        <table:table-row table:style-name="ro1">
          <table:table-cell office:value-type="float" office:value="1.74017160654963E+018" calcext:value-type="float">
            <text:p>1.74017160654963E+018</text:p>
          </table:table-cell>
          <table:table-cell office:value-type="float" office:value="-3.95006758032901" calcext:value-type="float">
            <text:p>-3.95006758032901</text:p>
          </table:table-cell>
          <table:table-cell office:value-type="float" office:value="0.0574182985893189" calcext:value-type="float">
            <text:p>0.0574182985893189</text:p>
          </table:table-cell>
          <table:table-cell office:value-type="float" office:value="-2.921577155569" calcext:value-type="float">
            <text:p>-2.921577155569</text:p>
          </table:table-cell>
          <table:table-cell office:value-type="float" office:value="0.223583277767387" calcext:value-type="float">
            <text:p>0.223583277767387</text:p>
          </table:table-cell>
          <table:table-cell office:value-type="float" office:value="-0.6969873223921" calcext:value-type="float">
            <text:p>-0.6969873223921</text:p>
          </table:table-cell>
        </table:table-row>
        <table:table-row table:style-name="ro1">
          <table:table-cell office:value-type="float" office:value="1.74017160656481E+018" calcext:value-type="float">
            <text:p>1.74017160656481E+018</text:p>
          </table:table-cell>
          <table:table-cell office:value-type="float" office:value="-3.95341658286364" calcext:value-type="float">
            <text:p>-3.95341658286364</text:p>
          </table:table-cell>
          <table:table-cell office:value-type="float" office:value="0.0566839822844686" calcext:value-type="float">
            <text:p>0.0566839822844686</text:p>
          </table:table-cell>
          <table:table-cell office:value-type="float" office:value="-2.92963335291045" calcext:value-type="float">
            <text:p>-2.92963335291045</text:p>
          </table:table-cell>
          <table:table-cell office:value-type="float" office:value="0.228033385467932" calcext:value-type="float">
            <text:p>0.228033385467932</text:p>
          </table:table-cell>
          <table:table-cell office:value-type="float" office:value="-0.595017322692126" calcext:value-type="float">
            <text:p>-0.595017322692126</text:p>
          </table:table-cell>
        </table:table-row>
        <table:table-row table:style-name="ro1">
          <table:table-cell office:value-type="float" office:value="1.74017160658063E+018" calcext:value-type="float">
            <text:p>1.74017160658063E+018</text:p>
          </table:table-cell>
          <table:table-cell office:value-type="float" office:value="-3.956770779979" calcext:value-type="float">
            <text:p>-3.956770779979</text:p>
          </table:table-cell>
          <table:table-cell office:value-type="float" office:value="0.055973753731081" calcext:value-type="float">
            <text:p>0.055973753731081</text:p>
          </table:table-cell>
          <table:table-cell office:value-type="float" office:value="-2.93595142525194" calcext:value-type="float">
            <text:p>-2.93595142525194</text:p>
          </table:table-cell>
          <table:table-cell office:value-type="float" office:value="0.228571428556977" calcext:value-type="float">
            <text:p>0.228571428556977</text:p>
          </table:table-cell>
          <table:table-cell office:value-type="float" office:value="-0.479142322764896" calcext:value-type="float">
            <text:p>-0.479142322764896</text:p>
          </table:table-cell>
        </table:table-row>
        <table:table-row table:style-name="ro1">
          <table:table-cell office:value-type="float" office:value="1.74017160659875E+018" calcext:value-type="float">
            <text:p>1.74017160659875E+018</text:p>
          </table:table-cell>
          <table:table-cell office:value-type="float" office:value="-3.96080074905013" calcext:value-type="float">
            <text:p>-3.96080074905013</text:p>
          </table:table-cell>
          <table:table-cell office:value-type="float" office:value="0.0551451062548623" calcext:value-type="float">
            <text:p>0.0551451062548623</text:p>
          </table:table-cell>
          <table:table-cell office:value-type="float" office:value="-2.94123878706175" calcext:value-type="float">
            <text:p>-2.94123878706175</text:p>
          </table:table-cell>
          <table:table-cell office:value-type="float" office:value="0.228571428556696" calcext:value-type="float">
            <text:p>0.228571428556696</text:p>
          </table:table-cell>
          <table:table-cell office:value-type="float" office:value="-0.34009232276691" calcext:value-type="float">
            <text:p>-0.34009232276691</text:p>
          </table:table-cell>
        </table:table-row>
        <table:table-row table:style-name="ro1">
          <table:table-cell office:value-type="float" office:value="1.74017160661361E+018" calcext:value-type="float">
            <text:p>1.74017160661361E+018</text:p>
          </table:table-cell>
          <table:table-cell office:value-type="float" office:value="-3.96416169255635" calcext:value-type="float">
            <text:p>-3.96416169255635</text:p>
          </table:table-cell>
          <table:table-cell office:value-type="float" office:value="0.0544674971027794" calcext:value-type="float">
            <text:p>0.0544674971027794</text:p>
          </table:table-cell>
          <table:table-cell office:value-type="float" office:value="-2.94387721379978" calcext:value-type="float">
            <text:p>-2.94387721379978</text:p>
          </table:table-cell>
          <table:table-cell office:value-type="float" office:value="0.228571428559197" calcext:value-type="float">
            <text:p>0.228571428559197</text:p>
          </table:table-cell>
          <table:table-cell office:value-type="float" office:value="-0.229024969317709" calcext:value-type="float">
            <text:p>-0.229024969317709</text:p>
          </table:table-cell>
        </table:table-row>
        <table:table-row table:style-name="ro1">
          <table:table-cell office:value-type="float" office:value="1.74017160662903E+018" calcext:value-type="float">
            <text:p>1.74017160662903E+018</text:p>
          </table:table-cell>
          <table:table-cell office:value-type="float" office:value="-3.96752425085391" calcext:value-type="float">
            <text:p>-3.96752425085391</text:p>
          </table:table-cell>
          <table:table-cell office:value-type="float" office:value="0.0537979462070595" calcext:value-type="float">
            <text:p>0.0537979462070595</text:p>
          </table:table-cell>
          <table:table-cell office:value-type="float" office:value="-2.94621054712658" calcext:value-type="float">
            <text:p>-2.94621054712658</text:p>
          </table:table-cell>
          <table:table-cell office:value-type="float" office:value="0.228571428561596" calcext:value-type="float">
            <text:p>0.228571428561596</text:p>
          </table:table-cell>
          <table:table-cell office:value-type="float" office:value="-0.165725335494098" calcext:value-type="float">
            <text:p>-0.165725335494098</text:p>
          </table:table-cell>
        </table:table-row>
        <table:table-row table:style-name="ro1">
          <table:table-cell office:value-type="float" office:value="1.74017160664719E+018" calcext:value-type="float">
            <text:p>1.74017160664719E+018</text:p>
          </table:table-cell>
          <table:table-cell office:value-type="float" office:value="-3.97156136933147" calcext:value-type="float">
            <text:p>-3.97156136933147</text:p>
          </table:table-cell>
          <table:table-cell office:value-type="float" office:value="0.0530048445260191" calcext:value-type="float">
            <text:p>0.0530048445260191</text:p>
          </table:table-cell>
          <table:table-cell office:value-type="float" office:value="-2.9490105471185" calcext:value-type="float">
            <text:p>-2.9490105471185</text:p>
          </table:table-cell>
          <table:table-cell office:value-type="float" office:value="0.228571428562987" calcext:value-type="float">
            <text:p>0.228571428562987</text:p>
          </table:table-cell>
          <table:table-cell office:value-type="float" office:value="-0.155555555107152" calcext:value-type="float">
            <text:p>-0.155555555107152</text:p>
          </table:table-cell>
        </table:table-row>
        <table:table-row table:style-name="ro1">
          <table:table-cell office:value-type="float" office:value="1.74017160666249E+018" calcext:value-type="float">
            <text:p>1.74017160666249E+018</text:p>
          </table:table-cell>
          <table:table-cell office:value-type="float" office:value="-3.9749273203384" calcext:value-type="float">
            <text:p>-3.9749273203384</text:p>
          </table:table-cell>
          <table:table-cell office:value-type="float" office:value="0.0523525635087166" calcext:value-type="float">
            <text:p>0.0523525635087166</text:p>
          </table:table-cell>
          <table:table-cell office:value-type="float" office:value="-2.95134388044509" calcext:value-type="float">
            <text:p>-2.95134388044509</text:p>
          </table:table-cell>
          <table:table-cell office:value-type="float" office:value="0.228571428562972" calcext:value-type="float">
            <text:p>0.228571428562972</text:p>
          </table:table-cell>
          <table:table-cell office:value-type="float" office:value="-0.155555555106517" calcext:value-type="float">
            <text:p>-0.155555555106517</text:p>
          </table:table-cell>
        </table:table-row>
        <table:table-row table:style-name="ro1">
          <table:table-cell office:value-type="float" office:value="1.7401716066804E+018" calcext:value-type="float">
            <text:p>1.7401716066804E+018</text:p>
          </table:table-cell>
          <table:table-cell office:value-type="float" office:value="-3.97896845686221" calcext:value-type="float">
            <text:p>-3.97896845686221</text:p>
          </table:table-cell>
          <table:table-cell office:value-type="float" office:value="0.0515801960609841" calcext:value-type="float">
            <text:p>0.0515801960609841</text:p>
          </table:table-cell>
          <table:table-cell office:value-type="float" office:value="-2.954143880437" calcext:value-type="float">
            <text:p>-2.954143880437</text:p>
          </table:table-cell>
          <table:table-cell office:value-type="float" office:value="0.228571428562982" calcext:value-type="float">
            <text:p>0.228571428562982</text:p>
          </table:table-cell>
          <table:table-cell office:value-type="float" office:value="-0.155555555106173" calcext:value-type="float">
            <text:p>-0.155555555106173</text:p>
          </table:table-cell>
        </table:table-row>
        <table:table-row table:style-name="ro1">
          <table:table-cell office:value-type="float" office:value="1.74017160669565E+018" calcext:value-type="float">
            <text:p>1.74017160669565E+018</text:p>
          </table:table-cell>
          <table:table-cell office:value-type="float" office:value="-3.98233771188214" calcext:value-type="float">
            <text:p>-3.98233771188214</text:p>
          </table:table-cell>
          <table:table-cell office:value-type="float" office:value="0.0509452021103951" calcext:value-type="float">
            <text:p>0.0509452021103951</text:p>
          </table:table-cell>
          <table:table-cell office:value-type="float" office:value="-2.95647721376358" calcext:value-type="float">
            <text:p>-2.95647721376358</text:p>
          </table:table-cell>
          <table:table-cell office:value-type="float" office:value="0.228571428562937" calcext:value-type="float">
            <text:p>0.228571428562937</text:p>
          </table:table-cell>
          <table:table-cell office:value-type="float" office:value="-0.155555555105792" calcext:value-type="float">
            <text:p>-0.155555555105792</text:p>
          </table:table-cell>
        </table:table-row>
        <table:table-row table:style-name="ro1">
          <table:table-cell office:value-type="float" office:value="1.74017160671113E+018" calcext:value-type="float">
            <text:p>1.74017160671113E+018</text:p>
          </table:table-cell>
          <table:table-cell office:value-type="float" office:value="-3.98570843938141" calcext:value-type="float">
            <text:p>-3.98570843938141</text:p>
          </table:table-cell>
          <table:table-cell office:value-type="float" office:value="0.0503180714762903" calcext:value-type="float">
            <text:p>0.0503180714762903</text:p>
          </table:table-cell>
          <table:table-cell office:value-type="float" office:value="-2.95881054709016" calcext:value-type="float">
            <text:p>-2.95881054709016</text:p>
          </table:table-cell>
          <table:table-cell office:value-type="float" office:value="0.228571428562824" calcext:value-type="float">
            <text:p>0.228571428562824</text:p>
          </table:table-cell>
          <table:table-cell office:value-type="float" office:value="-0.155555555105247" calcext:value-type="float">
            <text:p>-0.155555555105247</text:p>
          </table:table-cell>
        </table:table-row>
        <table:table-row table:style-name="ro1">
          <table:table-cell office:value-type="float" office:value="1.74017160672924E+018" calcext:value-type="float">
            <text:p>1.74017160672924E+018</text:p>
          </table:table-cell>
          <table:table-cell office:value-type="float" office:value="-3.98975523021348" calcext:value-type="float">
            <text:p>-3.98975523021348</text:p>
          </table:table-cell>
          <table:table-cell office:value-type="float" office:value="0.04957589909755" calcext:value-type="float">
            <text:p>0.04957589909755</text:p>
          </table:table-cell>
          <table:table-cell office:value-type="float" office:value="-2.96161054708202" calcext:value-type="float">
            <text:p>-2.96161054708202</text:p>
          </table:table-cell>
          <table:table-cell office:value-type="float" office:value="0.228571428562839" calcext:value-type="float">
            <text:p>0.228571428562839</text:p>
          </table:table-cell>
          <table:table-cell office:value-type="float" office:value="-0.155555555104103" calcext:value-type="float">
            <text:p>-0.155555555104103</text:p>
          </table:table-cell>
        </table:table-row>
        <table:table-row table:style-name="ro1">
          <table:table-cell office:value-type="float" office:value="1.74017160674463E+018" calcext:value-type="float">
            <text:p>1.74017160674463E+018</text:p>
          </table:table-cell>
          <table:table-cell office:value-type="float" office:value="-3.99312913255809" calcext:value-type="float">
            <text:p>-3.99312913255809</text:p>
          </table:table-cell>
          <table:table-cell office:value-type="float" office:value="0.0489660797180086" calcext:value-type="float">
            <text:p>0.0489660797180086</text:p>
          </table:table-cell>
          <table:table-cell office:value-type="float" office:value="-2.96394388040856" calcext:value-type="float">
            <text:p>-2.96394388040856</text:p>
          </table:table-cell>
          <table:table-cell office:value-type="float" office:value="0.228571428562883" calcext:value-type="float">
            <text:p>0.228571428562883</text:p>
          </table:table-cell>
          <table:table-cell office:value-type="float" office:value="-0.155555555102959" calcext:value-type="float">
            <text:p>-0.155555555102959</text:p>
          </table:table-cell>
        </table:table-row>
        <table:table-row table:style-name="ro1">
          <table:table-cell office:value-type="float" office:value="1.74017160675948E+018" calcext:value-type="float">
            <text:p>1.74017160675948E+018</text:p>
          </table:table-cell>
          <table:table-cell office:value-type="float" office:value="-3.99650444862878" calcext:value-type="float">
            <text:p>-3.99650444862878</text:p>
          </table:table-cell>
          <table:table-cell office:value-type="float" office:value="0.0483641344301678" calcext:value-type="float">
            <text:p>0.0483641344301678</text:p>
          </table:table-cell>
          <table:table-cell office:value-type="float" office:value="-2.9662772137351" calcext:value-type="float">
            <text:p>-2.9662772137351</text:p>
          </table:table-cell>
          <table:table-cell office:value-type="float" office:value="0.228571428562868" calcext:value-type="float">
            <text:p>0.228571428562868</text:p>
          </table:table-cell>
          <table:table-cell office:value-type="float" office:value="-0.155555555102578" calcext:value-type="float">
            <text:p>-0.155555555102578</text:p>
          </table:table-cell>
        </table:table-row>
        <table:table-row table:style-name="ro1">
          <table:table-cell office:value-type="float" office:value="1.7401716067781E+018" calcext:value-type="float">
            <text:p>1.7401716067781E+018</text:p>
          </table:table-cell>
          <table:table-cell office:value-type="float" office:value="-4.00055666815709" calcext:value-type="float">
            <text:p>-4.00055666815709</text:p>
          </table:table-cell>
          <table:table-cell office:value-type="float" office:value="0.0476521984971617" calcext:value-type="float">
            <text:p>0.0476521984971617</text:p>
          </table:table-cell>
          <table:table-cell office:value-type="float" office:value="-2.96907721372693" calcext:value-type="float">
            <text:p>-2.96907721372693</text:p>
          </table:table-cell>
          <table:table-cell office:value-type="float" office:value="0.228571428562809" calcext:value-type="float">
            <text:p>0.228571428562809</text:p>
          </table:table-cell>
          <table:table-cell office:value-type="float" office:value="-0.15555555510207" calcext:value-type="float">
            <text:p>-0.15555555510207</text:p>
          </table:table-cell>
        </table:table-row>
        <table:table-row table:style-name="ro1">
          <table:table-cell office:value-type="float" office:value="1.74017160679337E+018" calcext:value-type="float">
            <text:p>1.74017160679337E+018</text:p>
          </table:table-cell>
          <table:table-cell office:value-type="float" office:value="-4.00393502972844" calcext:value-type="float">
            <text:p>-4.00393502972844</text:p>
          </table:table-cell>
          <table:table-cell office:value-type="float" office:value="0.0470675876866172" calcext:value-type="float">
            <text:p>0.0470675876866172</text:p>
          </table:table-cell>
          <table:table-cell office:value-type="float" office:value="-2.97141054705345" calcext:value-type="float">
            <text:p>-2.97141054705345</text:p>
          </table:table-cell>
          <table:table-cell office:value-type="float" office:value="0.228571428562765" calcext:value-type="float">
            <text:p>0.228571428562765</text:p>
          </table:table-cell>
          <table:table-cell office:value-type="float" office:value="-0.155555555101689" calcext:value-type="float">
            <text:p>-0.155555555101689</text:p>
          </table:table-cell>
        </table:table-row>
        <table:table-row table:style-name="ro1">
          <table:table-cell office:value-type="float" office:value="1.74017160681224E+018" calcext:value-type="float">
            <text:p>1.74017160681224E+018</text:p>
          </table:table-cell>
          <table:table-cell office:value-type="float" office:value="-4.00799085045501" calcext:value-type="float">
            <text:p>-4.00799085045501</text:p>
          </table:table-cell>
          <table:table-cell office:value-type="float" office:value="0.0463764624359037" calcext:value-type="float">
            <text:p>0.0463764624359037</text:p>
          </table:table-cell>
          <table:table-cell office:value-type="float" office:value="-2.97421054704527" calcext:value-type="float">
            <text:p>-2.97421054704527</text:p>
          </table:table-cell>
          <table:table-cell office:value-type="float" office:value="0.228571428562691" calcext:value-type="float">
            <text:p>0.228571428562691</text:p>
          </table:table-cell>
          <table:table-cell office:value-type="float" office:value="-0.155555555101307" calcext:value-type="float">
            <text:p>-0.155555555101307</text:p>
          </table:table-cell>
        </table:table-row>
        <table:table-row table:style-name="ro1">
          <table:table-cell office:value-type="float" office:value="1.74017160682661E+018" calcext:value-type="float">
            <text:p>1.74017160682661E+018</text:p>
          </table:table-cell>
          <table:table-cell office:value-type="float" office:value="-4.01137216850364" calcext:value-type="float">
            <text:p>-4.01137216850364</text:p>
          </table:table-cell>
          <table:table-cell office:value-type="float" office:value="0.0458092015077651" calcext:value-type="float">
            <text:p>0.0458092015077651</text:p>
          </table:table-cell>
          <table:table-cell office:value-type="float" office:value="-2.97654388037176" calcext:value-type="float">
            <text:p>-2.97654388037176</text:p>
          </table:table-cell>
          <table:table-cell office:value-type="float" office:value="0.22857142856275" calcext:value-type="float">
            <text:p>0.22857142856275</text:p>
          </table:table-cell>
          <table:table-cell office:value-type="float" office:value="-0.155555555100037" calcext:value-type="float">
            <text:p>-0.155555555100037</text:p>
          </table:table-cell>
        </table:table-row>
        <table:table-row table:style-name="ro1">
          <table:table-cell office:value-type="float" office:value="1.74017160684199E+018" calcext:value-type="float">
            <text:p>1.74017160684199E+018</text:p>
          </table:table-cell>
          <table:table-cell office:value-type="float" office:value="-4.01475480095521" calcext:value-type="float">
            <text:p>-4.01475480095521</text:p>
          </table:table-cell>
          <table:table-cell office:value-type="float" office:value="0.0452498318587675" calcext:value-type="float">
            <text:p>0.0452498318587675</text:p>
          </table:table-cell>
          <table:table-cell office:value-type="float" office:value="-2.97887721369824" calcext:value-type="float">
            <text:p>-2.97887721369824</text:p>
          </table:table-cell>
          <table:table-cell office:value-type="float" office:value="0.22857142856278" calcext:value-type="float">
            <text:p>0.22857142856278</text:p>
          </table:table-cell>
          <table:table-cell office:value-type="float" office:value="-0.15555555509902" calcext:value-type="float">
            <text:p>-0.15555555509902</text:p>
          </table:table-cell>
        </table:table-row>
        <table:table-row table:style-name="ro1">
          <table:table-cell office:value-type="float" office:value="1.74017160686024E+018" calcext:value-type="float">
            <text:p>1.74017160686024E+018</text:p>
          </table:table-cell>
          <table:table-cell office:value-type="float" office:value="-4.01881566897796" calcext:value-type="float">
            <text:p>-4.01881566897796</text:p>
          </table:table-cell>
          <table:table-cell office:value-type="float" office:value="0.0445890090534117" calcext:value-type="float">
            <text:p>0.0445890090534117</text:p>
          </table:table-cell>
          <table:table-cell office:value-type="float" office:value="-2.98167721369001" calcext:value-type="float">
            <text:p>-2.98167721369001</text:p>
          </table:table-cell>
          <table:table-cell office:value-type="float" office:value="0.22857142856275" calcext:value-type="float">
            <text:p>0.22857142856275</text:p>
          </table:table-cell>
          <table:table-cell office:value-type="float" office:value="-0.155555555098512" calcext:value-type="float">
            <text:p>-0.155555555098512</text:p>
          </table:table-cell>
        </table:table-row>
        <table:table-row table:style-name="ro1">
          <table:table-cell office:value-type="float" office:value="1.74017160687536E+018" calcext:value-type="float">
            <text:p>1.74017160687536E+018</text:p>
          </table:table-cell>
          <table:table-cell office:value-type="float" office:value="-4.0222011282798" calcext:value-type="float">
            <text:p>-4.0222011282798</text:p>
          </table:table-cell>
          <table:table-cell office:value-type="float" office:value="0.0440470108780102" calcext:value-type="float">
            <text:p>0.0440470108780102</text:p>
          </table:table-cell>
          <table:table-cell office:value-type="float" office:value="-2.98401054701649" calcext:value-type="float">
            <text:p>-2.98401054701649</text:p>
          </table:table-cell>
          <table:table-cell office:value-type="float" office:value="0.228571428562745" calcext:value-type="float">
            <text:p>0.228571428562745</text:p>
          </table:table-cell>
          <table:table-cell office:value-type="float" office:value="-0.155555555098295" calcext:value-type="float">
            <text:p>-0.155555555098295</text:p>
          </table:table-cell>
        </table:table-row>
        <table:table-row table:style-name="ro1">
          <table:table-cell office:value-type="float" office:value="1.74017160689031E+018" calcext:value-type="float">
            <text:p>1.74017160689031E+018</text:p>
          </table:table-cell>
          <table:table-cell office:value-type="float" office:value="-4.02558784302694" calcext:value-type="float">
            <text:p>-4.02558784302694</text:p>
          </table:table-cell>
          <table:table-cell office:value-type="float" office:value="0.0435129135758941" calcext:value-type="float">
            <text:p>0.0435129135758941</text:p>
          </table:table-cell>
          <table:table-cell office:value-type="float" office:value="-2.98634388034295" calcext:value-type="float">
            <text:p>-2.98634388034295</text:p>
          </table:table-cell>
          <table:table-cell office:value-type="float" office:value="0.228571428562686" calcext:value-type="float">
            <text:p>0.228571428562686</text:p>
          </table:table-cell>
          <table:table-cell office:value-type="float" office:value="-0.155555555097787" calcext:value-type="float">
            <text:p>-0.155555555097787</text:p>
          </table:table-cell>
        </table:table-row>
        <table:table-row table:style-name="ro1">
          <table:table-cell office:value-type="float" office:value="1.74017160690849E+018" calcext:value-type="float">
            <text:p>1.74017160690849E+018</text:p>
          </table:table-cell>
          <table:table-cell office:value-type="float" office:value="-4.02965353194901" calcext:value-type="float">
            <text:p>-4.02965353194901</text:p>
          </table:table-cell>
          <table:table-cell office:value-type="float" office:value="0.0428824300573313" calcext:value-type="float">
            <text:p>0.0428824300573313</text:p>
          </table:table-cell>
          <table:table-cell office:value-type="float" office:value="-2.9891438803347" calcext:value-type="float">
            <text:p>-2.9891438803347</text:p>
          </table:table-cell>
          <table:table-cell office:value-type="float" office:value="0.228571428562587" calcext:value-type="float">
            <text:p>0.228571428562587</text:p>
          </table:table-cell>
          <table:table-cell office:value-type="float" office:value="-0.155555555097369" calcext:value-type="float">
            <text:p>-0.155555555097369</text:p>
          </table:table-cell>
        </table:table-row>
        <table:table-row table:style-name="ro1">
          <table:table-cell office:value-type="float" office:value="1.74017160692375E+018" calcext:value-type="float">
            <text:p>1.74017160692375E+018</text:p>
          </table:table-cell>
          <table:table-cell office:value-type="float" office:value="-4.03304294376183" calcext:value-type="float">
            <text:p>-4.03304294376183</text:p>
          </table:table-cell>
          <table:table-cell office:value-type="float" office:value="0.042365724851526" calcext:value-type="float">
            <text:p>0.042365724851526</text:p>
          </table:table-cell>
          <table:table-cell office:value-type="float" office:value="-2.99147721366113" calcext:value-type="float">
            <text:p>-2.99147721366113</text:p>
          </table:table-cell>
          <table:table-cell office:value-type="float" office:value="0.228571428562631" calcext:value-type="float">
            <text:p>0.228571428562631</text:p>
          </table:table-cell>
          <table:table-cell office:value-type="float" office:value="-0.155555555096225" calcext:value-type="float">
            <text:p>-0.155555555096225</text:p>
          </table:table-cell>
        </table:table-row>
        <table:table-row table:style-name="ro1">
          <table:table-cell office:value-type="float" office:value="1.740171606942E+018" calcext:value-type="float">
            <text:p>1.740171606942E+018</text:p>
          </table:table-cell>
          <table:table-cell office:value-type="float" office:value="-4.03711181558415" calcext:value-type="float">
            <text:p>-4.03711181558415</text:p>
          </table:table-cell>
          <table:table-cell office:value-type="float" office:value="0.0417561200846601" calcext:value-type="float">
            <text:p>0.0417561200846601</text:p>
          </table:table-cell>
          <table:table-cell office:value-type="float" office:value="-2.99427721365284" calcext:value-type="float">
            <text:p>-2.99427721365284</text:p>
          </table:table-cell>
          <table:table-cell office:value-type="float" office:value="0.228571428562661" calcext:value-type="float">
            <text:p>0.228571428562661</text:p>
          </table:table-cell>
          <table:table-cell office:value-type="float" office:value="-0.155555555095208" calcext:value-type="float">
            <text:p>-0.155555555095208</text:p>
          </table:table-cell>
        </table:table-row>
        <table:table-row table:style-name="ro1">
          <table:table-cell office:value-type="float" office:value="1.7401716069575E+018" calcext:value-type="float">
            <text:p>1.7401716069575E+018</text:p>
          </table:table-cell>
          <table:table-cell office:value-type="float" office:value="-4.04050383514808" calcext:value-type="float">
            <text:p>-4.04050383514808</text:p>
          </table:table-cell>
          <table:table-cell office:value-type="float" office:value="0.041256820590892" calcext:value-type="float">
            <text:p>0.041256820590892</text:p>
          </table:table-cell>
          <table:table-cell office:value-type="float" office:value="-2.99661054697925" calcext:value-type="float">
            <text:p>-2.99661054697925</text:p>
          </table:table-cell>
          <table:table-cell office:value-type="float" office:value="0.228571428562631" calcext:value-type="float">
            <text:p>0.228571428562631</text:p>
          </table:table-cell>
          <table:table-cell office:value-type="float" office:value="-0.1555555550947" calcext:value-type="float">
            <text:p>-0.1555555550947</text:p>
          </table:table-cell>
        </table:table-row>
        <table:table-row table:style-name="ro1">
          <table:table-cell office:value-type="float" office:value="1.74017160697283E+018" calcext:value-type="float">
            <text:p>1.74017160697283E+018</text:p>
          </table:table-cell>
          <table:table-cell office:value-type="float" office:value="-4.04389701050928" calcext:value-type="float">
            <text:p>-4.04389701050928</text:p>
          </table:table-cell>
          <table:table-cell office:value-type="float" office:value="0.0407654371614382" calcext:value-type="float">
            <text:p>0.0407654371614382</text:p>
          </table:table-cell>
          <table:table-cell office:value-type="float" office:value="-2.99894388030567" calcext:value-type="float">
            <text:p>-2.99894388030567</text:p>
          </table:table-cell>
          <table:table-cell office:value-type="float" office:value="0.228571428562587" calcext:value-type="float">
            <text:p>0.228571428562587</text:p>
          </table:table-cell>
          <table:table-cell office:value-type="float" office:value="-0.155555555094319" calcext:value-type="float">
            <text:p>-0.155555555094319</text:p>
          </table:table-cell>
        </table:table-row>
        <table:table-row table:style-name="ro1">
          <table:table-cell office:value-type="float" office:value="1.74017160699122E+018" calcext:value-type="float">
            <text:p>1.74017160699122E+018</text:p>
          </table:table-cell>
          <table:table-cell office:value-type="float" office:value="-4.04797032058335" calcext:value-type="float">
            <text:p>-4.04797032058335</text:p>
          </table:table-cell>
          <table:table-cell office:value-type="float" office:value="0.0401862300147878" calcext:value-type="float">
            <text:p>0.0401862300147878</text:p>
          </table:table-cell>
          <table:table-cell office:value-type="float" office:value="-3.00174388029736" calcext:value-type="float">
            <text:p>-3.00174388029736</text:p>
          </table:table-cell>
          <table:table-cell office:value-type="float" office:value="0.228571428562528" calcext:value-type="float">
            <text:p>0.228571428562528</text:p>
          </table:table-cell>
          <table:table-cell office:value-type="float" office:value="-0.155555555093811" calcext:value-type="float">
            <text:p>-0.155555555093811</text:p>
          </table:table-cell>
        </table:table-row>
        <table:table-row table:style-name="ro1">
          <table:table-cell office:value-type="float" office:value="1.74017160700589E+018" calcext:value-type="float">
            <text:p>1.74017160700589E+018</text:p>
          </table:table-cell>
          <table:table-cell office:value-type="float" office:value="-4.05136597366153" calcext:value-type="float">
            <text:p>-4.05136597366153</text:p>
          </table:table-cell>
          <table:table-cell office:value-type="float" office:value="0.0397122712832068" calcext:value-type="float">
            <text:p>0.0397122712832068</text:p>
          </table:table-cell>
          <table:table-cell office:value-type="float" office:value="-3.00407721362376" calcext:value-type="float">
            <text:p>-3.00407721362376</text:p>
          </table:table-cell>
          <table:table-cell office:value-type="float" office:value="0.228571428562469" calcext:value-type="float">
            <text:p>0.228571428562469</text:p>
          </table:table-cell>
          <table:table-cell office:value-type="float" office:value="-0.155555555093557" calcext:value-type="float">
            <text:p>-0.155555555093557</text:p>
          </table:table-cell>
        </table:table-row>
        <table:table-row table:style-name="ro1">
          <table:table-cell office:value-type="float" office:value="1.74017160702109E+018" calcext:value-type="float">
            <text:p>1.74017160702109E+018</text:p>
          </table:table-cell>
          <table:table-cell office:value-type="float" office:value="-4.05476272339869" calcext:value-type="float">
            <text:p>-4.05476272339869</text:p>
          </table:table-cell>
          <table:table-cell office:value-type="float" office:value="0.0392462370251486" calcext:value-type="float">
            <text:p>0.0392462370251486</text:p>
          </table:table-cell>
          <table:table-cell office:value-type="float" office:value="-3.00641054695014" calcext:value-type="float">
            <text:p>-3.00641054695014</text:p>
          </table:table-cell>
          <table:table-cell office:value-type="float" office:value="0.228571428562513" calcext:value-type="float">
            <text:p>0.228571428562513</text:p>
          </table:table-cell>
          <table:table-cell office:value-type="float" office:value="-0.155555555092667" calcext:value-type="float">
            <text:p>-0.155555555092667</text:p>
          </table:table-cell>
        </table:table-row>
        <table:table-row table:style-name="ro1">
          <table:table-cell office:value-type="float" office:value="1.74017160703916E+018" calcext:value-type="float">
            <text:p>1.74017160703916E+018</text:p>
          </table:table-cell>
          <table:table-cell office:value-type="float" office:value="-4.05881615850264" calcext:value-type="float">
            <text:p>-4.05881615850264</text:p>
          </table:table-cell>
          <table:table-cell office:value-type="float" office:value="0.0387006766543366" calcext:value-type="float">
            <text:p>0.0387006766543366</text:p>
          </table:table-cell>
          <table:table-cell office:value-type="float" office:value="-3.0092105469416" calcext:value-type="float">
            <text:p>-3.0092105469416</text:p>
          </table:table-cell>
          <table:table-cell office:value-type="float" office:value="0.227761428576851" calcext:value-type="float">
            <text:p>0.227761428576851</text:p>
          </table:table-cell>
          <table:table-cell office:value-type="float" office:value="-0.155555555085552" calcext:value-type="float">
            <text:p>-0.155555555085552</text:p>
          </table:table-cell>
        </table:table-row>
        <table:table-row table:style-name="ro1">
          <table:table-cell office:value-type="float" office:value="1.7401716070544E+018" calcext:value-type="float">
            <text:p>1.7401716070544E+018</text:p>
          </table:table-cell>
          <table:table-cell office:value-type="float" office:value="-4.06201449165664" calcext:value-type="float">
            <text:p>-4.06201449165664</text:p>
          </table:table-cell>
          <table:table-cell office:value-type="float" office:value="0.0382785425715268" calcext:value-type="float">
            <text:p>0.0382785425715268</text:p>
          </table:table-cell>
          <table:table-cell office:value-type="float" office:value="-3.01154388026753" calcext:value-type="float">
            <text:p>-3.01154388026753</text:p>
          </table:table-cell>
          <table:table-cell office:value-type="float" office:value="0.221011428612594" calcext:value-type="float">
            <text:p>0.221011428612594</text:p>
          </table:table-cell>
          <table:table-cell office:value-type="float" office:value="-0.155555555070595" calcext:value-type="float">
            <text:p>-0.155555555070595</text:p>
          </table:table-cell>
        </table:table-row>
        <table:table-row table:style-name="ro1">
          <table:table-cell office:value-type="float" office:value="1.74017160707254E+018" calcext:value-type="float">
            <text:p>1.74017160707254E+018</text:p>
          </table:table-cell>
          <table:table-cell office:value-type="float" office:value="-4.06558868493339" calcext:value-type="float">
            <text:p>-4.06558868493339</text:p>
          </table:table-cell>
          <table:table-cell office:value-type="float" office:value="0.0378161066557614" calcext:value-type="float">
            <text:p>0.0378161066557614</text:p>
          </table:table-cell>
          <table:table-cell office:value-type="float" office:value="-3.01434388025917" calcext:value-type="float">
            <text:p>-3.01434388025917</text:p>
          </table:table-cell>
          <table:table-cell office:value-type="float" office:value="0.205621428636079" calcext:value-type="float">
            <text:p>0.205621428636079</text:p>
          </table:table-cell>
          <table:table-cell office:value-type="float" office:value="-0.155555555079489" calcext:value-type="float">
            <text:p>-0.155555555079489</text:p>
          </table:table-cell>
        </table:table-row>
        <table:table-row table:style-name="ro1">
          <table:table-cell office:value-type="float" office:value="1.74017160708796E+018" calcext:value-type="float">
            <text:p>1.74017160708796E+018</text:p>
          </table:table-cell>
          <table:table-cell office:value-type="float" office:value="-4.06834717929445" calcext:value-type="float">
            <text:p>-4.06834717929445</text:p>
          </table:table-cell>
          <table:table-cell office:value-type="float" office:value="0.0374664170384038" calcext:value-type="float">
            <text:p>0.0374664170384038</text:p>
          </table:table-cell>
          <table:table-cell office:value-type="float" office:value="-3.0166772135856" calcext:value-type="float">
            <text:p>-3.0166772135856</text:p>
          </table:table-cell>
          <table:table-cell office:value-type="float" office:value="0.192121428637918" calcext:value-type="float">
            <text:p>0.192121428637918</text:p>
          </table:table-cell>
          <table:table-cell office:value-type="float" office:value="-0.15555555509559" calcext:value-type="float">
            <text:p>-0.15555555509559</text:p>
          </table:table-cell>
        </table:table-row>
        <table:table-row table:style-name="ro1">
          <table:table-cell office:value-type="float" office:value="1.74017160710332E+018" calcext:value-type="float">
            <text:p>1.74017160710332E+018</text:p>
          </table:table-cell>
          <table:table-cell office:value-type="float" office:value="-4.07090553067398" calcext:value-type="float">
            <text:p>-4.07090553067398</text:p>
          </table:table-cell>
          <table:table-cell office:value-type="float" office:value="0.0371481600656098" calcext:value-type="float">
            <text:p>0.0371481600656098</text:p>
          </table:table-cell>
          <table:table-cell office:value-type="float" office:value="-3.01901054691203" calcext:value-type="float">
            <text:p>-3.01901054691203</text:p>
          </table:table-cell>
          <table:table-cell office:value-type="float" office:value="0.178621428637897" calcext:value-type="float">
            <text:p>0.178621428637897</text:p>
          </table:table-cell>
          <table:table-cell office:value-type="float" office:value="-0.155555555095336" calcext:value-type="float">
            <text:p>-0.155555555095336</text:p>
          </table:table-cell>
        </table:table-row>
        <table:table-row table:style-name="ro1">
          <table:table-cell office:value-type="float" office:value="1.74017160712195E+018" calcext:value-type="float">
            <text:p>1.74017160712195E+018</text:p>
          </table:table-cell>
          <table:table-cell office:value-type="float" office:value="-4.0737111799778" calcext:value-type="float">
            <text:p>-4.0737111799778</text:p>
          </table:table-cell>
          <table:table-cell office:value-type="float" office:value="0.0368064248144266" calcext:value-type="float">
            <text:p>0.0368064248144266</text:p>
          </table:table-cell>
          <table:table-cell office:value-type="float" office:value="-3.02181054690371" calcext:value-type="float">
            <text:p>-3.02181054690371</text:p>
          </table:table-cell>
          <table:table-cell office:value-type="float" office:value="0.162421428637913" calcext:value-type="float">
            <text:p>0.162421428637913</text:p>
          </table:table-cell>
          <table:table-cell office:value-type="float" office:value="-0.155555555094319" calcext:value-type="float">
            <text:p>-0.155555555094319</text:p>
          </table:table-cell>
        </table:table-row>
        <table:table-row table:style-name="ro1">
          <table:table-cell office:value-type="float" office:value="1.7401716071367E+018" calcext:value-type="float">
            <text:p>1.7401716071367E+018</text:p>
          </table:table-cell>
          <table:table-cell office:value-type="float" office:value="-4.07582876179764" calcext:value-type="float">
            <text:p>-4.07582876179764</text:p>
          </table:table-cell>
          <table:table-cell office:value-type="float" office:value="0.0365540241873168" calcext:value-type="float">
            <text:p>0.0365540241873168</text:p>
          </table:table-cell>
          <table:table-cell office:value-type="float" office:value="-3.02414388023011" calcext:value-type="float">
            <text:p>-3.02414388023011</text:p>
          </table:table-cell>
          <table:table-cell office:value-type="float" office:value="0.148921428637965" calcext:value-type="float">
            <text:p>0.148921428637965</text:p>
          </table:table-cell>
          <table:table-cell office:value-type="float" office:value="-0.155555555093175" calcext:value-type="float">
            <text:p>-0.155555555093175</text:p>
          </table:table-cell>
        </table:table-row>
        <table:table-row table:style-name="ro1">
          <table:table-cell office:value-type="float" office:value="1.7401716071519E+018" calcext:value-type="float">
            <text:p>1.7401716071519E+018</text:p>
          </table:table-cell>
          <table:table-cell office:value-type="float" office:value="-4.07774579434563" calcext:value-type="float">
            <text:p>-4.07774579434563</text:p>
          </table:table-cell>
          <table:table-cell office:value-type="float" office:value="0.0363300593586634" calcext:value-type="float">
            <text:p>0.0363300593586634</text:p>
          </table:table-cell>
          <table:table-cell office:value-type="float" office:value="-3.0264772135565" calcext:value-type="float">
            <text:p>-3.0264772135565</text:p>
          </table:table-cell>
          <table:table-cell office:value-type="float" office:value="0.135421428637929" calcext:value-type="float">
            <text:p>0.135421428637929</text:p>
          </table:table-cell>
          <table:table-cell office:value-type="float" office:value="-0.155555555092794" calcext:value-type="float">
            <text:p>-0.155555555092794</text:p>
          </table:table-cell>
        </table:table-row>
        <table:table-row table:style-name="ro1">
          <table:table-cell office:value-type="float" office:value="1.7401716071699E+018" calcext:value-type="float">
            <text:p>1.7401716071699E+018</text:p>
          </table:table-cell>
          <table:table-cell office:value-type="float" office:value="-4.07978133952825" calcext:value-type="float">
            <text:p>-4.07978133952825</text:p>
          </table:table-cell>
          <table:table-cell office:value-type="float" office:value="0.0360975169335938" calcext:value-type="float">
            <text:p>0.0360975169335938</text:p>
          </table:table-cell>
          <table:table-cell office:value-type="float" office:value="-3.02927721354815" calcext:value-type="float">
            <text:p>-3.02927721354815</text:p>
          </table:table-cell>
          <table:table-cell office:value-type="float" office:value="0.119221428637886" calcext:value-type="float">
            <text:p>0.119221428637886</text:p>
          </table:table-cell>
          <table:table-cell office:value-type="float" office:value="-0.155555555092286" calcext:value-type="float">
            <text:p>-0.155555555092286</text:p>
          </table:table-cell>
        </table:table-row>
        <table:table-row table:style-name="ro1">
          <table:table-cell office:value-type="float" office:value="1.74017160718488E+018" calcext:value-type="float">
            <text:p>1.74017160718488E+018</text:p>
          </table:table-cell>
          <table:table-cell office:value-type="float" office:value="-4.08125674563255" calcext:value-type="float">
            <text:p>-4.08125674563255</text:p>
          </table:table-cell>
          <table:table-cell office:value-type="float" office:value="0.0359328106544579" calcext:value-type="float">
            <text:p>0.0359328106544579</text:p>
          </table:table-cell>
          <table:table-cell office:value-type="float" office:value="-3.03161054687453" calcext:value-type="float">
            <text:p>-3.03161054687453</text:p>
          </table:table-cell>
          <table:table-cell office:value-type="float" office:value="0.105721428637865" calcext:value-type="float">
            <text:p>0.105721428637865</text:p>
          </table:table-cell>
          <table:table-cell office:value-type="float" office:value="-0.155555555092032" calcext:value-type="float">
            <text:p>-0.155555555092032</text:p>
          </table:table-cell>
        </table:table-row>
        <table:table-row table:style-name="ro1">
          <table:table-cell office:value-type="float" office:value="1.74017160720349E+018" calcext:value-type="float">
            <text:p>1.74017160720349E+018</text:p>
          </table:table-cell>
          <table:table-cell office:value-type="float" office:value="-4.08276200627355" calcext:value-type="float">
            <text:p>-4.08276200627355</text:p>
          </table:table-cell>
          <table:table-cell office:value-type="float" office:value="0.0357686543567992" calcext:value-type="float">
            <text:p>0.0357686543567992</text:p>
          </table:table-cell>
          <table:table-cell office:value-type="float" office:value="-3.03441054686618" calcext:value-type="float">
            <text:p>-3.03441054686618</text:p>
          </table:table-cell>
          <table:table-cell office:value-type="float" office:value="0.0895214286377917" calcext:value-type="float">
            <text:p>0.0895214286377917</text:p>
          </table:table-cell>
          <table:table-cell office:value-type="float" office:value="-0.155555555091524" calcext:value-type="float">
            <text:p>-0.155555555091524</text:p>
          </table:table-cell>
        </table:table-row>
        <table:table-row table:style-name="ro1">
          <table:table-cell office:value-type="float" office:value="1.74017160721849E+018" calcext:value-type="float">
            <text:p>1.74017160721849E+018</text:p>
          </table:table-cell>
          <table:table-cell office:value-type="float" office:value="-4.08379523973182" calcext:value-type="float">
            <text:p>-4.08379523973182</text:p>
          </table:table-cell>
          <table:table-cell office:value-type="float" office:value="0.0356586654117754" calcext:value-type="float">
            <text:p>0.0356586654117754</text:p>
          </table:table-cell>
          <table:table-cell office:value-type="float" office:value="-3.03674388019254" calcext:value-type="float">
            <text:p>-3.03674388019254</text:p>
          </table:table-cell>
          <table:table-cell office:value-type="float" office:value="0.0760214286377704" calcext:value-type="float">
            <text:p>0.0760214286377704</text:p>
          </table:table-cell>
          <table:table-cell office:value-type="float" office:value="-0.155555555091269" calcext:value-type="float">
            <text:p>-0.155555555091269</text:p>
          </table:table-cell>
        </table:table-row>
        <table:table-row table:style-name="ro1">
          <table:table-cell office:value-type="float" office:value="1.74017160723362E+018" calcext:value-type="float">
            <text:p>1.74017160723362E+018</text:p>
          </table:table-cell>
          <table:table-cell office:value-type="float" office:value="-4.08466376314426" calcext:value-type="float">
            <text:p>-4.08466376314426</text:p>
          </table:table-cell>
          <table:table-cell office:value-type="float" office:value="0.0355682777903462" calcext:value-type="float">
            <text:p>0.0355682777903462</text:p>
          </table:table-cell>
          <table:table-cell office:value-type="float" office:value="-3.03907721351958" calcext:value-type="float">
            <text:p>-3.03907721351958</text:p>
          </table:table-cell>
          <table:table-cell office:value-type="float" office:value="0.0637428571933209" calcext:value-type="float">
            <text:p>0.0637428571933209</text:p>
          </table:table-cell>
          <table:table-cell office:value-type="float" office:value="-0.155555555113379" calcext:value-type="float">
            <text:p>-0.155555555113379</text:p>
          </table:table-cell>
        </table:table-row>
        <table:table-row table:style-name="ro1">
          <table:table-cell office:value-type="float" office:value="1.74017160725173E+018" calcext:value-type="float">
            <text:p>1.74017160725173E+018</text:p>
          </table:table-cell>
          <table:table-cell office:value-type="float" office:value="-4.08568708048901" calcext:value-type="float">
            <text:p>-4.08568708048901</text:p>
          </table:table-cell>
          <table:table-cell office:value-type="float" office:value="0.0354644505103973" calcext:value-type="float">
            <text:p>0.0354644505103973</text:p>
          </table:table-cell>
          <table:table-cell office:value-type="float" office:value="-3.04187721351113" calcext:value-type="float">
            <text:p>-3.04187721351113</text:p>
          </table:table-cell>
          <table:table-cell office:value-type="float" office:value="0.0572757142908607" calcext:value-type="float">
            <text:p>0.0572757142908607</text:p>
          </table:table-cell>
          <table:table-cell office:value-type="float" office:value="-0.155555555110366" calcext:value-type="float">
            <text:p>-0.155555555110366</text:p>
          </table:table-cell>
        </table:table-row>
        <table:table-row table:style-name="ro1">
          <table:table-cell office:value-type="float" office:value="1.74017160726718E+018" calcext:value-type="float">
            <text:p>1.74017160726718E+018</text:p>
          </table:table-cell>
          <table:table-cell office:value-type="float" office:value="-4.08654006429398" calcext:value-type="float">
            <text:p>-4.08654006429398</text:p>
          </table:table-cell>
          <table:table-cell office:value-type="float" office:value="0.0353801168133739" calcext:value-type="float">
            <text:p>0.0353801168133739</text:p>
          </table:table-cell>
          <table:table-cell office:value-type="float" office:value="-3.0442105468374" calcext:value-type="float">
            <text:p>-3.0442105468374</text:p>
          </table:table-cell>
          <table:table-cell office:value-type="float" office:value="0.0571428571336295" calcext:value-type="float">
            <text:p>0.0571428571336295</text:p>
          </table:table-cell>
          <table:table-cell office:value-type="float" office:value="-0.155555555085334" calcext:value-type="float">
            <text:p>-0.155555555085334</text:p>
          </table:table-cell>
        </table:table-row>
        <table:table-row table:style-name="ro1">
          <table:table-cell office:value-type="float" office:value="1.74017160728258E+018" calcext:value-type="float">
            <text:p>1.74017160728258E+018</text:p>
          </table:table-cell>
          <table:table-cell office:value-type="float" office:value="-4.08739324255538" calcext:value-type="float">
            <text:p>-4.08739324255538</text:p>
          </table:table-cell>
          <table:table-cell office:value-type="float" office:value="0.0352977736396579" calcext:value-type="float">
            <text:p>0.0352977736396579</text:p>
          </table:table-cell>
          <table:table-cell office:value-type="float" office:value="-3.04654388016365" calcext:value-type="float">
            <text:p>-3.04654388016365</text:p>
          </table:table-cell>
          <table:table-cell office:value-type="float" office:value="0.0571428571336604" calcext:value-type="float">
            <text:p>0.0571428571336604</text:p>
          </table:table-cell>
          <table:table-cell office:value-type="float" office:value="-0.155555555084154" calcext:value-type="float">
            <text:p>-0.155555555084154</text:p>
          </table:table-cell>
        </table:table-row>
        <table:table-row table:style-name="ro1">
          <table:table-cell office:value-type="float" office:value="1.74017160730095E+018" calcext:value-type="float">
            <text:p>1.74017160730095E+018</text:p>
          </table:table-cell>
          <table:table-cell office:value-type="float" office:value="-4.08841730661121" calcext:value-type="float">
            <text:p>-4.08841730661121</text:p>
          </table:table-cell>
          <table:table-cell office:value-type="float" office:value="0.0352015899524263" calcext:value-type="float">
            <text:p>0.0352015899524263</text:p>
          </table:table-cell>
          <table:table-cell office:value-type="float" office:value="-3.04934388015515" calcext:value-type="float">
            <text:p>-3.04934388015515</text:p>
          </table:table-cell>
          <table:table-cell office:value-type="float" office:value="0.05714285713369" calcext:value-type="float">
            <text:p>0.05714285713369</text:p>
          </table:table-cell>
          <table:table-cell office:value-type="float" office:value="-0.155555555083137" calcext:value-type="float">
            <text:p>-0.155555555083137</text:p>
          </table:table-cell>
        </table:table-row>
        <table:table-row table:style-name="ro1">
          <table:table-cell office:value-type="float" office:value="1.74017160731571E+018" calcext:value-type="float">
            <text:p>1.74017160731571E+018</text:p>
          </table:table-cell>
          <table:table-cell office:value-type="float" office:value="-4.08927089632463" calcext:value-type="float">
            <text:p>-4.08927089632463</text:p>
          </table:table-cell>
          <table:table-cell office:value-type="float" office:value="0.0351236274927856" calcext:value-type="float">
            <text:p>0.0351236274927856</text:p>
          </table:table-cell>
          <table:table-cell office:value-type="float" office:value="-3.05167721348139" calcext:value-type="float">
            <text:p>-3.05167721348139</text:p>
          </table:table-cell>
          <table:table-cell office:value-type="float" office:value="0.0571428571336604" calcext:value-type="float">
            <text:p>0.0571428571336604</text:p>
          </table:table-cell>
          <table:table-cell office:value-type="float" office:value="-0.155555555082883" calcext:value-type="float">
            <text:p>-0.155555555082883</text:p>
          </table:table-cell>
        </table:table-row>
        <table:table-row table:style-name="ro1">
          <table:table-cell office:value-type="float" office:value="1.74017160733447E+018" calcext:value-type="float">
            <text:p>1.74017160733447E+018</text:p>
          </table:table-cell>
          <table:table-cell office:value-type="float" office:value="-4.09029544062864" calcext:value-type="float">
            <text:p>-4.09029544062864</text:p>
          </table:table-cell>
          <table:table-cell office:value-type="float" office:value="0.0350327019118749" calcext:value-type="float">
            <text:p>0.0350327019118749</text:p>
          </table:table-cell>
          <table:table-cell office:value-type="float" office:value="-3.05447721347287" calcext:value-type="float">
            <text:p>-3.05447721347287</text:p>
          </table:table-cell>
          <table:table-cell office:value-type="float" office:value="0.057142857133616" calcext:value-type="float">
            <text:p>0.057142857133616</text:p>
          </table:table-cell>
          <table:table-cell office:value-type="float" office:value="-0.155555555082248" calcext:value-type="float">
            <text:p>-0.155555555082248</text:p>
          </table:table-cell>
        </table:table-row>
        <table:table-row table:style-name="ro1">
          <table:table-cell office:value-type="float" office:value="1.74017160734932E+018" calcext:value-type="float">
            <text:p>1.74017160734932E+018</text:p>
          </table:table-cell>
          <table:table-cell office:value-type="float" office:value="-4.0911494193011" calcext:value-type="float">
            <text:p>-4.0911494193011</text:p>
          </table:table-cell>
          <table:table-cell office:value-type="float" office:value="0.0349591222207024" calcext:value-type="float">
            <text:p>0.0349591222207024</text:p>
          </table:table-cell>
          <table:table-cell office:value-type="float" office:value="-3.0568105467991" calcext:value-type="float">
            <text:p>-3.0568105467991</text:p>
          </table:table-cell>
          <table:table-cell office:value-type="float" office:value="0.0571428571335863" calcext:value-type="float">
            <text:p>0.0571428571335863</text:p>
          </table:table-cell>
          <table:table-cell office:value-type="float" office:value="-0.155555555081994" calcext:value-type="float">
            <text:p>-0.155555555081994</text:p>
          </table:table-cell>
        </table:table-row>
        <table:table-row table:style-name="ro1">
          <table:table-cell office:value-type="float" office:value="1.74017160736453E+018" calcext:value-type="float">
            <text:p>1.74017160736453E+018</text:p>
          </table:table-cell>
          <table:table-cell office:value-type="float" office:value="-4.09200356733464" calcext:value-type="float">
            <text:p>-4.09200356733464</text:p>
          </table:table-cell>
          <table:table-cell office:value-type="float" office:value="0.0348875353449184" calcext:value-type="float">
            <text:p>0.0348875353449184</text:p>
          </table:table-cell>
          <table:table-cell office:value-type="float" office:value="-3.05914388012532" calcext:value-type="float">
            <text:p>-3.05914388012532</text:p>
          </table:table-cell>
          <table:table-cell office:value-type="float" office:value="0.0571428571335271" calcext:value-type="float">
            <text:p>0.0571428571335271</text:p>
          </table:table-cell>
          <table:table-cell office:value-type="float" office:value="-0.15555555508174" calcext:value-type="float">
            <text:p>-0.15555555508174</text:p>
          </table:table-cell>
        </table:table-row>
        <table:table-row table:style-name="ro1">
          <table:table-cell office:value-type="float" office:value="1.74017160738278E+018" calcext:value-type="float">
            <text:p>1.74017160738278E+018</text:p>
          </table:table-cell>
          <table:table-cell office:value-type="float" office:value="-4.09302876198372" calcext:value-type="float">
            <text:p>-4.09302876198372</text:p>
          </table:table-cell>
          <table:table-cell office:value-type="float" office:value="0.0348042621582951" calcext:value-type="float">
            <text:p>0.0348042621582951</text:p>
          </table:table-cell>
          <table:table-cell office:value-type="float" office:value="-3.06194388011678" calcext:value-type="float">
            <text:p>-3.06194388011678</text:p>
          </table:table-cell>
          <table:table-cell office:value-type="float" office:value="0.0571428571335271" calcext:value-type="float">
            <text:p>0.0571428571335271</text:p>
          </table:table-cell>
          <table:table-cell office:value-type="float" office:value="-0.155555555081232" calcext:value-type="float">
            <text:p>-0.155555555081232</text:p>
          </table:table-cell>
        </table:table-row>
        <table:table-row table:style-name="ro1">
          <table:table-cell office:value-type="float" office:value="1.74017160739768E+018" calcext:value-type="float">
            <text:p>1.74017160739768E+018</text:p>
          </table:table-cell>
          <table:table-cell office:value-type="float" office:value="-4.09388326624109" calcext:value-type="float">
            <text:p>-4.09388326624109</text:p>
          </table:table-cell>
          <table:table-cell office:value-type="float" office:value="0.034737060833008" calcext:value-type="float">
            <text:p>0.034737060833008</text:p>
          </table:table-cell>
          <table:table-cell office:value-type="float" office:value="-3.06427721344296" calcext:value-type="float">
            <text:p>-3.06427721344296</text:p>
          </table:table-cell>
          <table:table-cell office:value-type="float" office:value="0.0571428571335567" calcext:value-type="float">
            <text:p>0.0571428571335567</text:p>
          </table:table-cell>
          <table:table-cell office:value-type="float" office:value="-0.155555555079961" calcext:value-type="float">
            <text:p>-0.155555555079961</text:p>
          </table:table-cell>
        </table:table-row>
        <table:table-row table:style-name="ro1">
          <table:table-cell office:value-type="float" office:value="1.74017160741356E+018" calcext:value-type="float">
            <text:p>1.74017160741356E+018</text:p>
          </table:table-cell>
          <table:table-cell office:value-type="float" office:value="-4.09473792497526" calcext:value-type="float">
            <text:p>-4.09473792497526</text:p>
          </table:table-cell>
          <table:table-cell office:value-type="float" office:value="0.0346718535321095" calcext:value-type="float">
            <text:p>0.0346718535321095</text:p>
          </table:table-cell>
          <table:table-cell office:value-type="float" office:value="-3.06661054676915" calcext:value-type="float">
            <text:p>-3.06661054676915</text:p>
          </table:table-cell>
          <table:table-cell office:value-type="float" office:value="0.0571428571335715" calcext:value-type="float">
            <text:p>0.0571428571335715</text:p>
          </table:table-cell>
          <table:table-cell office:value-type="float" office:value="-0.155555555079071" calcext:value-type="float">
            <text:p>-0.155555555079071</text:p>
          </table:table-cell>
        </table:table-row>
        <table:table-row table:style-name="ro1">
          <table:table-cell office:value-type="float" office:value="1.74017160743164E+018" calcext:value-type="float">
            <text:p>1.74017160743164E+018</text:p>
          </table:table-cell>
          <table:table-cell office:value-type="float" office:value="-4.09576371281396" calcext:value-type="float">
            <text:p>-4.09576371281396</text:p>
          </table:table-cell>
          <table:table-cell office:value-type="float" office:value="0.0345962373823246" calcext:value-type="float">
            <text:p>0.0345962373823246</text:p>
          </table:table-cell>
          <table:table-cell office:value-type="float" office:value="-3.06941054676057" calcext:value-type="float">
            <text:p>-3.06941054676057</text:p>
          </table:table-cell>
          <table:table-cell office:value-type="float" office:value="0.0571428571335419" calcext:value-type="float">
            <text:p>0.0571428571335419</text:p>
          </table:table-cell>
          <table:table-cell office:value-type="float" office:value="-0.155555555078817" calcext:value-type="float">
            <text:p>-0.155555555078817</text:p>
          </table:table-cell>
        </table:table-row>
        <table:table-row table:style-name="ro1">
          <table:table-cell office:value-type="float" office:value="1.74017160744745E+018" calcext:value-type="float">
            <text:p>1.74017160744745E+018</text:p>
          </table:table-cell>
          <table:table-cell office:value-type="float" office:value="-4.09661869501688" calcext:value-type="float">
            <text:p>-4.09661869501688</text:p>
          </table:table-cell>
          <table:table-cell office:value-type="float" office:value="0.0345354181694539" calcext:value-type="float">
            <text:p>0.0345354181694539</text:p>
          </table:table-cell>
          <table:table-cell office:value-type="float" office:value="-3.07174388008674" calcext:value-type="float">
            <text:p>-3.07174388008674</text:p>
          </table:table-cell>
          <table:table-cell office:value-type="float" office:value="0.057142857133511" calcext:value-type="float">
            <text:p>0.057142857133511</text:p>
          </table:table-cell>
          <table:table-cell office:value-type="float" office:value="-0.155555555078473" calcext:value-type="float">
            <text:p>-0.155555555078473</text:p>
          </table:table-cell>
        </table:table-row>
        <table:table-row table:style-name="ro1">
          <table:table-cell office:value-type="float" office:value="1.74017160746534E+018" calcext:value-type="float">
            <text:p>1.74017160746534E+018</text:p>
          </table:table-cell>
          <table:table-cell office:value-type="float" office:value="-4.09764485750148" calcext:value-type="float">
            <text:p>-4.09764485750148</text:p>
          </table:table-cell>
          <table:table-cell office:value-type="float" office:value="0.0344650687037147" calcext:value-type="float">
            <text:p>0.0344650687037147</text:p>
          </table:table-cell>
          <table:table-cell office:value-type="float" office:value="-3.07454388007815" calcext:value-type="float">
            <text:p>-3.07454388007815</text:p>
          </table:table-cell>
          <table:table-cell office:value-type="float" office:value="0.0571428571334531" calcext:value-type="float">
            <text:p>0.0571428571334531</text:p>
          </table:table-cell>
          <table:table-cell office:value-type="float" office:value="-0.155555555078055" calcext:value-type="float">
            <text:p>-0.155555555078055</text:p>
          </table:table-cell>
        </table:table-row>
        <table:table-row table:style-name="ro1">
          <table:table-cell office:value-type="float" office:value="1.74017160748085E+018" calcext:value-type="float">
            <text:p>1.74017160748085E+018</text:p>
          </table:table-cell>
          <table:table-cell office:value-type="float" office:value="-4.09850014064349" calcext:value-type="float">
            <text:p>-4.09850014064349</text:p>
          </table:table-cell>
          <table:table-cell office:value-type="float" office:value="0.0344086391815221" calcext:value-type="float">
            <text:p>0.0344086391815221</text:p>
          </table:table-cell>
          <table:table-cell office:value-type="float" office:value="-3.07687721340431" calcext:value-type="float">
            <text:p>-3.07687721340431</text:p>
          </table:table-cell>
          <table:table-cell office:value-type="float" office:value="0.0571428571334087" calcext:value-type="float">
            <text:p>0.0571428571334087</text:p>
          </table:table-cell>
          <table:table-cell office:value-type="float" office:value="-0.155555555077674" calcext:value-type="float">
            <text:p>-0.155555555077674</text:p>
          </table:table-cell>
        </table:table-row>
        <table:table-row table:style-name="ro1">
          <table:table-cell office:value-type="float" office:value="1.74017160749585E+018" calcext:value-type="float">
            <text:p>1.74017160749585E+018</text:p>
          </table:table-cell>
          <table:table-cell office:value-type="float" office:value="-4.09935555312599" calcext:value-type="float">
            <text:p>-4.09935555312599</text:p>
          </table:table-cell>
          <table:table-cell office:value-type="float" office:value="0.0343542054717907" calcext:value-type="float">
            <text:p>0.0343542054717907</text:p>
          </table:table-cell>
          <table:table-cell office:value-type="float" office:value="-3.07921054673047" calcext:value-type="float">
            <text:p>-3.07921054673047</text:p>
          </table:table-cell>
          <table:table-cell office:value-type="float" office:value="0.0571428571333791" calcext:value-type="float">
            <text:p>0.0571428571333791</text:p>
          </table:table-cell>
          <table:table-cell office:value-type="float" office:value="-0.15555555507742" calcext:value-type="float">
            <text:p>-0.15555555507742</text:p>
          </table:table-cell>
        </table:table-row>
        <table:table-row table:style-name="ro1">
          <table:table-cell office:value-type="float" office:value="1.7401716075147E+018" calcext:value-type="float">
            <text:p>1.7401716075147E+018</text:p>
          </table:table-cell>
          <table:table-cell office:value-type="float" office:value="-4.100382212277" calcext:value-type="float">
            <text:p>-4.100382212277</text:p>
          </table:table-cell>
          <table:table-cell office:value-type="float" office:value="0.0342915199090734" calcext:value-type="float">
            <text:p>0.0342915199090734</text:p>
          </table:table-cell>
          <table:table-cell office:value-type="float" office:value="-3.08201054672183" calcext:value-type="float">
            <text:p>-3.08201054672183</text:p>
          </table:table-cell>
          <table:table-cell office:value-type="float" office:value="0.0571428571334383" calcext:value-type="float">
            <text:p>0.0571428571334383</text:p>
          </table:table-cell>
          <table:table-cell office:value-type="float" office:value="-0.155555555076149" calcext:value-type="float">
            <text:p>-0.155555555076149</text:p>
          </table:table-cell>
        </table:table-row>
        <table:table-row table:style-name="ro1">
          <table:table-cell office:value-type="float" office:value="1.74017160752924E+018" calcext:value-type="float">
            <text:p>1.74017160752924E+018</text:p>
          </table:table-cell>
          <table:table-cell office:value-type="float" office:value="-4.10123788255473" calcext:value-type="float">
            <text:p>-4.10123788255473</text:p>
          </table:table-cell>
          <table:table-cell office:value-type="float" office:value="0.0342412995364802" calcext:value-type="float">
            <text:p>0.0342412995364802</text:p>
          </table:table-cell>
          <table:table-cell office:value-type="float" office:value="-3.08364863005486" calcext:value-type="float">
            <text:p>-3.08364863005486</text:p>
          </table:table-cell>
          <table:table-cell office:value-type="float" office:value="0.0571428571347705" calcext:value-type="float">
            <text:p>0.0571428571347705</text:p>
          </table:table-cell>
          <table:table-cell office:value-type="float" office:value="-0.132380555305645" calcext:value-type="float">
            <text:p>-0.132380555305645</text:p>
          </table:table-cell>
        </table:table-row>
        <table:table-row table:style-name="ro1">
          <table:table-cell office:value-type="float" office:value="1.74017160754741E+018" calcext:value-type="float">
            <text:p>1.74017160754741E+018</text:p>
          </table:table-cell>
          <table:table-cell office:value-type="float" office:value="-4.10226473002841" calcext:value-type="float">
            <text:p>-4.10226473002841</text:p>
          </table:table-cell>
          <table:table-cell office:value-type="float" office:value="0.0341817728168784" calcext:value-type="float">
            <text:p>0.0341817728168784</text:p>
          </table:table-cell>
          <table:table-cell office:value-type="float" office:value="-3.08332000506773" calcext:value-type="float">
            <text:p>-3.08332000506773</text:p>
          </table:table-cell>
          <table:table-cell office:value-type="float" office:value="0.0571428571337639" calcext:value-type="float">
            <text:p>0.0571428571337639</text:p>
          </table:table-cell>
          <table:table-cell office:value-type="float" office:value="-0.028093056022367" calcext:value-type="float">
            <text:p>-0.028093056022367</text:p>
          </table:table-cell>
        </table:table-row>
        <table:table-row table:style-name="ro1">
          <table:table-cell office:value-type="float" office:value="1.74017160756256E+018" calcext:value-type="float">
            <text:p>1.74017160756256E+018</text:p>
          </table:table-cell>
          <table:table-cell office:value-type="float" office:value="-4.10312036981945" calcext:value-type="float">
            <text:p>-4.10312036981945</text:p>
          </table:table-cell>
          <table:table-cell office:value-type="float" office:value="0.0341310369343656" calcext:value-type="float">
            <text:p>0.0341310369343656</text:p>
          </table:table-cell>
          <table:table-cell office:value-type="float" office:value="-3.08113421341742" calcext:value-type="float">
            <text:p>-3.08113421341742</text:p>
          </table:table-cell>
          <table:table-cell office:value-type="float" office:value="0.0571428571341932" calcext:value-type="float">
            <text:p>0.0571428571341932</text:p>
          </table:table-cell>
          <table:table-cell office:value-type="float" office:value="0.0877819434866947" calcext:value-type="float">
            <text:p>0.0877819434866947</text:p>
          </table:table-cell>
        </table:table-row>
        <table:table-row table:style-name="ro1">
          <table:table-cell office:value-type="float" office:value="1.74017160757773E+018" calcext:value-type="float">
            <text:p>1.74017160757773E+018</text:p>
          </table:table-cell>
          <table:table-cell office:value-type="float" office:value="-4.10397585024901" calcext:value-type="float">
            <text:p>-4.10397585024901</text:p>
          </table:table-cell>
          <table:table-cell office:value-type="float" office:value="0.034077687461516" calcext:value-type="float">
            <text:p>0.034077687461516</text:p>
          </table:table-cell>
          <table:table-cell office:value-type="float" office:value="-3.07721029676711" calcext:value-type="float">
            <text:p>-3.07721029676711</text:p>
          </table:table-cell>
          <table:table-cell office:value-type="float" office:value="0.0571428571359696" calcext:value-type="float">
            <text:p>0.0571428571359696</text:p>
          </table:table-cell>
          <table:table-cell office:value-type="float" office:value="0.20365694335395" calcext:value-type="float">
            <text:p>0.20365694335395</text:p>
          </table:table-cell>
        </table:table-row>
        <table:table-row table:style-name="ro1">
          <table:table-cell office:value-type="float" office:value="1.74017160759597E+018" calcext:value-type="float">
            <text:p>1.74017160759597E+018</text:p>
          </table:table-cell>
          <table:table-cell office:value-type="float" office:value="-4.10500206467131" calcext:value-type="float">
            <text:p>-4.10500206467131</text:p>
          </table:table-cell>
          <table:table-cell office:value-type="float" office:value="0.0340081259063276" calcext:value-type="float">
            <text:p>0.0340081259063276</text:p>
          </table:table-cell>
          <table:table-cell office:value-type="float" office:value="-3.07020727178671" calcext:value-type="float">
            <text:p>-3.07020727178671</text:p>
          </table:table-cell>
          <table:table-cell office:value-type="float" office:value="0.0571428571359548" calcext:value-type="float">
            <text:p>0.0571428571359548</text:p>
          </table:table-cell>
          <table:table-cell office:value-type="float" office:value="0.342706943354986" calcext:value-type="float">
            <text:p>0.342706943354986</text:p>
          </table:table-cell>
        </table:table-row>
        <table:table-row table:style-name="ro1">
          <table:table-cell office:value-type="float" office:value="1.74017160761118E+018" calcext:value-type="float">
            <text:p>1.74017160761118E+018</text:p>
          </table:table-cell>
          <table:table-cell office:value-type="float" office:value="-4.10585680355457" calcext:value-type="float">
            <text:p>-4.10585680355457</text:p>
          </table:table-cell>
          <table:table-cell office:value-type="float" office:value="0.0339439985422982" calcext:value-type="float">
            <text:p>0.0339439985422982</text:p>
          </table:table-cell>
          <table:table-cell office:value-type="float" office:value="-3.06320727179566" calcext:value-type="float">
            <text:p>-3.06320727179566</text:p>
          </table:table-cell>
          <table:table-cell office:value-type="float" office:value="0.0571428571359548" calcext:value-type="float">
            <text:p>0.0571428571359548</text:p>
          </table:table-cell>
          <table:table-cell office:value-type="float" office:value="0.433655554712791" calcext:value-type="float">
            <text:p>0.433655554712791</text:p>
          </table:table-cell>
        </table:table-row>
        <table:table-row table:style-name="ro1">
          <table:table-cell office:value-type="float" office:value="1.74017160762692E+018" calcext:value-type="float">
            <text:p>1.74017160762692E+018</text:p>
          </table:table-cell>
          <table:table-cell office:value-type="float" office:value="-4.10671107260893" calcext:value-type="float">
            <text:p>-4.10671107260893</text:p>
          </table:table-cell>
          <table:table-cell office:value-type="float" office:value="0.033873889626069" calcext:value-type="float">
            <text:p>0.033873889626069</text:p>
          </table:table-cell>
          <table:table-cell office:value-type="float" office:value="-3.05620727180308" calcext:value-type="float">
            <text:p>-3.05620727180308</text:p>
          </table:table-cell>
          <table:table-cell office:value-type="float" office:value="0.0571428571358795" calcext:value-type="float">
            <text:p>0.0571428571358795</text:p>
          </table:table-cell>
          <table:table-cell office:value-type="float" office:value="0.466666666121068" calcext:value-type="float">
            <text:p>0.466666666121068</text:p>
          </table:table-cell>
        </table:table-row>
        <table:table-row table:style-name="ro1">
          <table:table-cell office:value-type="float" office:value="1.74017160764446E+018" calcext:value-type="float">
            <text:p>1.74017160764446E+018</text:p>
          </table:table-cell>
          <table:table-cell office:value-type="float" office:value="-4.10773551636427" calcext:value-type="float">
            <text:p>-4.10773551636427</text:p>
          </table:table-cell>
          <table:table-cell office:value-type="float" office:value="0.0337818681352487" calcext:value-type="float">
            <text:p>0.0337818681352487</text:p>
          </table:table-cell>
          <table:table-cell office:value-type="float" office:value="-3.04780727181192" calcext:value-type="float">
            <text:p>-3.04780727181192</text:p>
          </table:table-cell>
          <table:table-cell office:value-type="float" office:value="0.0571428571357759" calcext:value-type="float">
            <text:p>0.0571428571357759</text:p>
          </table:table-cell>
          <table:table-cell office:value-type="float" office:value="0.466666666174308" calcext:value-type="float">
            <text:p>0.466666666174308</text:p>
          </table:table-cell>
        </table:table-row>
        <table:table-row table:style-name="ro1">
          <table:table-cell office:value-type="float" office:value="1.74017160765976E+018" calcext:value-type="float">
            <text:p>1.74017160765976E+018</text:p>
          </table:table-cell>
          <table:table-cell office:value-type="float" office:value="-4.10858860448677" calcext:value-type="float">
            <text:p>-4.10858860448677</text:p>
          </table:table-cell>
          <table:table-cell office:value-type="float" office:value="0.0336986123089438" calcext:value-type="float">
            <text:p>0.0336986123089438</text:p>
          </table:table-cell>
          <table:table-cell office:value-type="float" office:value="-3.04080727181926" calcext:value-type="float">
            <text:p>-3.04080727181926</text:p>
          </table:table-cell>
          <table:table-cell office:value-type="float" office:value="0.0571428571357327" calcext:value-type="float">
            <text:p>0.0571428571357327</text:p>
          </table:table-cell>
          <table:table-cell office:value-type="float" office:value="0.466666666176738" calcext:value-type="float">
            <text:p>0.466666666176738</text:p>
          </table:table-cell>
        </table:table-row>
        <table:table-row table:style-name="ro1">
          <table:table-cell office:value-type="float" office:value="1.74017160767809E+018" calcext:value-type="float">
            <text:p>1.74017160767809E+018</text:p>
          </table:table-cell>
          <table:table-cell office:value-type="float" office:value="-4.10961150969103" calcext:value-type="float">
            <text:p>-4.10961150969103</text:p>
          </table:table-cell>
          <table:table-cell office:value-type="float" office:value="0.0335908259195832" calcext:value-type="float">
            <text:p>0.0335908259195832</text:p>
          </table:table-cell>
          <table:table-cell office:value-type="float" office:value="-3.03240727182799" calcext:value-type="float">
            <text:p>-3.03240727182799</text:p>
          </table:table-cell>
          <table:table-cell office:value-type="float" office:value="0.0571428571356735" calcext:value-type="float">
            <text:p>0.0571428571356735</text:p>
          </table:table-cell>
          <table:table-cell office:value-type="float" office:value="0.466666666180042" calcext:value-type="float">
            <text:p>0.466666666180042</text:p>
          </table:table-cell>
        </table:table-row>
        <table:table-row table:style-name="ro1">
          <table:table-cell office:value-type="float" office:value="1.74017160769327E+018" calcext:value-type="float">
            <text:p>1.74017160769327E+018</text:p>
          </table:table-cell>
          <table:table-cell office:value-type="float" office:value="-4.11046321456729" calcext:value-type="float">
            <text:p>-4.11046321456729</text:p>
          </table:table-cell>
          <table:table-cell office:value-type="float" office:value="0.0334944429277641" calcext:value-type="float">
            <text:p>0.0334944429277641</text:p>
          </table:table-cell>
          <table:table-cell office:value-type="float" office:value="-3.02540727183524" calcext:value-type="float">
            <text:p>-3.02540727183524</text:p>
          </table:table-cell>
          <table:table-cell office:value-type="float" office:value="0.0571428571355847" calcext:value-type="float">
            <text:p>0.0571428571355847</text:p>
          </table:table-cell>
          <table:table-cell office:value-type="float" office:value="0.466666666182329" calcext:value-type="float">
            <text:p>0.466666666182329</text:p>
          </table:table-cell>
        </table:table-row>
        <table:table-row table:style-name="ro1">
          <table:table-cell office:value-type="float" office:value="1.7401716077083E+018" calcext:value-type="float">
            <text:p>1.7401716077083E+018</text:p>
          </table:table-cell>
          <table:table-cell office:value-type="float" office:value="-4.11131422390144" calcext:value-type="float">
            <text:p>-4.11131422390144</text:p>
          </table:table-cell>
          <table:table-cell office:value-type="float" office:value="0.0333921004118801" calcext:value-type="float">
            <text:p>0.0333921004118801</text:p>
          </table:table-cell>
          <table:table-cell office:value-type="float" office:value="-3.01840727184245" calcext:value-type="float">
            <text:p>-3.01840727184245</text:p>
          </table:table-cell>
          <table:table-cell office:value-type="float" office:value="0.0571428571355255" calcext:value-type="float">
            <text:p>0.0571428571355255</text:p>
          </table:table-cell>
          <table:table-cell office:value-type="float" office:value="0.466666666184871" calcext:value-type="float">
            <text:p>0.466666666184871</text:p>
          </table:table-cell>
        </table:table-row>
        <table:table-row table:style-name="ro1">
          <table:table-cell office:value-type="float" office:value="1.74017160772657E+018" calcext:value-type="float">
            <text:p>1.74017160772657E+018</text:p>
          </table:table-cell>
          <table:table-cell office:value-type="float" office:value="-4.11233445827675" calcext:value-type="float">
            <text:p>-4.11233445827675</text:p>
          </table:table-cell>
          <table:table-cell office:value-type="float" office:value="0.0332614299023831" calcext:value-type="float">
            <text:p>0.0332614299023831</text:p>
          </table:table-cell>
          <table:table-cell office:value-type="float" office:value="-3.01000727185104" calcext:value-type="float">
            <text:p>-3.01000727185104</text:p>
          </table:table-cell>
          <table:table-cell office:value-type="float" office:value="0.0571428571354367" calcext:value-type="float">
            <text:p>0.0571428571354367</text:p>
          </table:table-cell>
          <table:table-cell office:value-type="float" office:value="0.466666666188174" calcext:value-type="float">
            <text:p>0.466666666188174</text:p>
          </table:table-cell>
        </table:table-row>
        <table:table-row table:style-name="ro1">
          <table:table-cell office:value-type="float" office:value="1.74017160774152E+018" calcext:value-type="float">
            <text:p>1.74017160774152E+018</text:p>
          </table:table-cell>
          <table:table-cell office:value-type="float" office:value="-4.11318379068776" calcext:value-type="float">
            <text:p>-4.11318379068776</text:p>
          </table:table-cell>
          <table:table-cell office:value-type="float" office:value="0.0331459944963149" calcext:value-type="float">
            <text:p>0.0331459944963149</text:p>
          </table:table-cell>
          <table:table-cell office:value-type="float" office:value="-3.00300727185815" calcext:value-type="float">
            <text:p>-3.00300727185815</text:p>
          </table:table-cell>
          <table:table-cell office:value-type="float" office:value="0.0571428571353775" calcext:value-type="float">
            <text:p>0.0571428571353775</text:p>
          </table:table-cell>
          <table:table-cell office:value-type="float" office:value="0.46666666619097" calcext:value-type="float">
            <text:p>0.46666666619097</text:p>
          </table:table-cell>
        </table:table-row>
        <table:table-row table:style-name="ro1">
          <table:table-cell office:value-type="float" office:value="1.74017160775694E+018" calcext:value-type="float">
            <text:p>1.74017160775694E+018</text:p>
          </table:table-cell>
          <table:table-cell office:value-type="float" office:value="-4.11403229424897" calcext:value-type="float">
            <text:p>-4.11403229424897</text:p>
          </table:table-cell>
          <table:table-cell office:value-type="float" office:value="0.0330246166400849" calcext:value-type="float">
            <text:p>0.0330246166400849</text:p>
          </table:table-cell>
          <table:table-cell office:value-type="float" office:value="-2.99600727186523" calcext:value-type="float">
            <text:p>-2.99600727186523</text:p>
          </table:table-cell>
          <table:table-cell office:value-type="float" office:value="0.0571428571353331" calcext:value-type="float">
            <text:p>0.0571428571353331</text:p>
          </table:table-cell>
          <table:table-cell office:value-type="float" office:value="0.466666666193638" calcext:value-type="float">
            <text:p>0.466666666193638</text:p>
          </table:table-cell>
        </table:table-row>
        <table:table-row table:style-name="ro1">
          <table:table-cell office:value-type="float" office:value="1.74017160777517E+018" calcext:value-type="float">
            <text:p>1.74017160777517E+018</text:p>
          </table:table-cell>
          <table:table-cell office:value-type="float" office:value="-4.11504934590394" calcext:value-type="float">
            <text:p>-4.11504934590394</text:p>
          </table:table-cell>
          <table:table-cell office:value-type="float" office:value="0.0328711275729445" calcext:value-type="float">
            <text:p>0.0328711275729445</text:p>
          </table:table-cell>
          <table:table-cell office:value-type="float" office:value="-2.98760727187367" calcext:value-type="float">
            <text:p>-2.98760727187367</text:p>
          </table:table-cell>
          <table:table-cell office:value-type="float" office:value="0.0571428571352591" calcext:value-type="float">
            <text:p>0.0571428571352591</text:p>
          </table:table-cell>
          <table:table-cell office:value-type="float" office:value="0.466666666196814" calcext:value-type="float">
            <text:p>0.466666666196814</text:p>
          </table:table-cell>
        </table:table-row>
        <table:table-row table:style-name="ro1">
          <table:table-cell office:value-type="float" office:value="1.74017160779057E+018" calcext:value-type="float">
            <text:p>1.74017160779057E+018</text:p>
          </table:table-cell>
          <table:table-cell office:value-type="float" office:value="-4.11589587970648" calcext:value-type="float">
            <text:p>-4.11589587970648</text:p>
          </table:table-cell>
          <table:table-cell office:value-type="float" office:value="0.0327366976710742" calcext:value-type="float">
            <text:p>0.0327366976710742</text:p>
          </table:table-cell>
          <table:table-cell office:value-type="float" office:value="-2.98060727188066" calcext:value-type="float">
            <text:p>-2.98060727188066</text:p>
          </table:table-cell>
          <table:table-cell office:value-type="float" office:value="0.0571428571351999" calcext:value-type="float">
            <text:p>0.0571428571351999</text:p>
          </table:table-cell>
          <table:table-cell office:value-type="float" office:value="0.466666666199356" calcext:value-type="float">
            <text:p>0.466666666199356</text:p>
          </table:table-cell>
        </table:table-row>
        <table:table-row table:style-name="ro1">
          <table:table-cell office:value-type="float" office:value="1.74017160780909E+018" calcext:value-type="float">
            <text:p>1.74017160780909E+018</text:p>
          </table:table-cell>
          <table:table-cell office:value-type="float" office:value="-4.11691044712364" calcext:value-type="float">
            <text:p>-4.11691044712364</text:p>
          </table:table-cell>
          <table:table-cell office:value-type="float" office:value="0.0325675648279198" calcext:value-type="float">
            <text:p>0.0325675648279198</text:p>
          </table:table-cell>
          <table:table-cell office:value-type="float" office:value="-2.97220727188899" calcext:value-type="float">
            <text:p>-2.97220727188899</text:p>
          </table:table-cell>
          <table:table-cell office:value-type="float" office:value="0.0571428571351258" calcext:value-type="float">
            <text:p>0.0571428571351258</text:p>
          </table:table-cell>
          <table:table-cell office:value-type="float" office:value="0.466666666202787" calcext:value-type="float">
            <text:p>0.466666666202787</text:p>
          </table:table-cell>
        </table:table-row>
        <table:table-row table:style-name="ro1">
          <table:table-cell office:value-type="float" office:value="1.74017160782385E+018" calcext:value-type="float">
            <text:p>1.74017160782385E+018</text:p>
          </table:table-cell>
          <table:table-cell office:value-type="float" office:value="-4.11775481040752" calcext:value-type="float">
            <text:p>-4.11775481040752</text:p>
          </table:table-cell>
          <table:table-cell office:value-type="float" office:value="0.0324201147611744" calcext:value-type="float">
            <text:p>0.0324201147611744</text:p>
          </table:table-cell>
          <table:table-cell office:value-type="float" office:value="-2.96520727189588" calcext:value-type="float">
            <text:p>-2.96520727189588</text:p>
          </table:table-cell>
          <table:table-cell office:value-type="float" office:value="0.0571428571350949" calcext:value-type="float">
            <text:p>0.0571428571350949</text:p>
          </table:table-cell>
          <table:table-cell office:value-type="float" office:value="0.466666666205565" calcext:value-type="float">
            <text:p>0.466666666205565</text:p>
          </table:table-cell>
        </table:table-row>
        <table:table-row table:style-name="ro1">
          <table:table-cell office:value-type="float" office:value="1.74017160783903E+018" calcext:value-type="float">
            <text:p>1.74017160783903E+018</text:p>
          </table:table-cell>
          <table:table-cell office:value-type="float" office:value="-4.11859812086255" calcext:value-type="float">
            <text:p>-4.11859812086255</text:p>
          </table:table-cell>
          <table:table-cell office:value-type="float" office:value="0.0322667578122289" calcext:value-type="float">
            <text:p>0.0322667578122289</text:p>
          </table:table-cell>
          <table:table-cell office:value-type="float" office:value="-2.95820727190273" calcext:value-type="float">
            <text:p>-2.95820727190273</text:p>
          </table:table-cell>
          <table:table-cell office:value-type="float" office:value="0.0571428571350505" calcext:value-type="float">
            <text:p>0.0571428571350505</text:p>
          </table:table-cell>
          <table:table-cell office:value-type="float" office:value="0.466666666208488" calcext:value-type="float">
            <text:p>0.466666666208488</text:p>
          </table:table-cell>
        </table:table-row>
        <table:table-row table:style-name="ro1">
          <table:table-cell office:value-type="float" office:value="1.74017160785755E+018" calcext:value-type="float">
            <text:p>1.74017160785755E+018</text:p>
          </table:table-cell>
          <table:table-cell office:value-type="float" office:value="-4.11960864549682" calcext:value-type="float">
            <text:p>-4.11960864549682</text:p>
          </table:table-cell>
          <table:table-cell office:value-type="float" office:value="0.0320749429897043" calcext:value-type="float">
            <text:p>0.0320749429897043</text:p>
          </table:table-cell>
          <table:table-cell office:value-type="float" office:value="-2.9498072719109" calcext:value-type="float">
            <text:p>-2.9498072719109</text:p>
          </table:table-cell>
          <table:table-cell office:value-type="float" office:value="0.057142857134963" calcext:value-type="float">
            <text:p>0.057142857134963</text:p>
          </table:table-cell>
          <table:table-cell office:value-type="float" office:value="0.466666666211808" calcext:value-type="float">
            <text:p>0.466666666211808</text:p>
          </table:table-cell>
        </table:table-row>
        <table:table-row table:style-name="ro1">
          <table:table-cell office:value-type="float" office:value="1.7401716078727E+018" calcext:value-type="float">
            <text:p>1.7401716078727E+018</text:p>
          </table:table-cell>
          <table:table-cell office:value-type="float" office:value="-4.12044949435041" calcext:value-type="float">
            <text:p>-4.12044949435041</text:p>
          </table:table-cell>
          <table:table-cell office:value-type="float" office:value="0.0319086177577979" calcext:value-type="float">
            <text:p>0.0319086177577979</text:p>
          </table:table-cell>
          <table:table-cell office:value-type="float" office:value="-2.94280727191766" calcext:value-type="float">
            <text:p>-2.94280727191766</text:p>
          </table:table-cell>
          <table:table-cell office:value-type="float" office:value="0.0571428571349186" calcext:value-type="float">
            <text:p>0.0571428571349186</text:p>
          </table:table-cell>
          <table:table-cell office:value-type="float" office:value="0.466666666214476" calcext:value-type="float">
            <text:p>0.466666666214476</text:p>
          </table:table-cell>
        </table:table-row>
        <table:table-row table:style-name="ro1">
          <table:table-cell office:value-type="float" office:value="1.74017160788767E+018" calcext:value-type="float">
            <text:p>1.74017160788767E+018</text:p>
          </table:table-cell>
          <table:table-cell office:value-type="float" office:value="-4.12128915833617" calcext:value-type="float">
            <text:p>-4.12128915833617</text:p>
          </table:table-cell>
          <table:table-cell office:value-type="float" office:value="0.0317364107069423" calcext:value-type="float">
            <text:p>0.0317364107069423</text:p>
          </table:table-cell>
          <table:table-cell office:value-type="float" office:value="-2.93580727192438" calcext:value-type="float">
            <text:p>-2.93580727192438</text:p>
          </table:table-cell>
          <table:table-cell office:value-type="float" office:value="0.0571428571348445" calcext:value-type="float">
            <text:p>0.0571428571348445</text:p>
          </table:table-cell>
          <table:table-cell office:value-type="float" office:value="0.466666666217399" calcext:value-type="float">
            <text:p>0.466666666217399</text:p>
          </table:table-cell>
        </table:table-row>
        <table:table-row table:style-name="ro1">
          <table:table-cell office:value-type="float" office:value="1.74017160790589E+018" calcext:value-type="float">
            <text:p>1.74017160790589E+018</text:p>
          </table:table-cell>
          <table:table-cell office:value-type="float" office:value="-4.12229513316789" calcext:value-type="float">
            <text:p>-4.12229513316789</text:p>
          </table:table-cell>
          <table:table-cell office:value-type="float" office:value="0.0315220101460279" calcext:value-type="float">
            <text:p>0.0315220101460279</text:p>
          </table:table-cell>
          <table:table-cell office:value-type="float" office:value="-2.92740727193238" calcext:value-type="float">
            <text:p>-2.92740727193238</text:p>
          </table:table-cell>
          <table:table-cell office:value-type="float" office:value="0.0571428571347853" calcext:value-type="float">
            <text:p>0.0571428571347853</text:p>
          </table:table-cell>
          <table:table-cell office:value-type="float" office:value="0.466666666220957" calcext:value-type="float">
            <text:p>0.466666666220957</text:p>
          </table:table-cell>
        </table:table-row>
        <table:table-row table:style-name="ro1">
          <table:table-cell office:value-type="float" office:value="1.74017160792092E+018" calcext:value-type="float">
            <text:p>1.74017160792092E+018</text:p>
          </table:table-cell>
          <table:table-cell office:value-type="float" office:value="-4.12313204570451" calcext:value-type="float">
            <text:p>-4.12313204570451</text:p>
          </table:table-cell>
          <table:table-cell office:value-type="float" office:value="0.0313368932008191" calcext:value-type="float">
            <text:p>0.0313368932008191</text:p>
          </table:table-cell>
          <table:table-cell office:value-type="float" office:value="-2.92040727193903" calcext:value-type="float">
            <text:p>-2.92040727193903</text:p>
          </table:table-cell>
          <table:table-cell office:value-type="float" office:value="0.0571428571347113" calcext:value-type="float">
            <text:p>0.0571428571347113</text:p>
          </table:table-cell>
          <table:table-cell office:value-type="float" office:value="0.466666666222609" calcext:value-type="float">
            <text:p>0.466666666222609</text:p>
          </table:table-cell>
        </table:table-row>
        <table:table-row table:style-name="ro1">
          <table:table-cell office:value-type="float" office:value="1.740171607939E+018" calcext:value-type="float">
            <text:p>1.740171607939E+018</text:p>
          </table:table-cell>
          <table:table-cell office:value-type="float" office:value="-4.12413459961197" calcext:value-type="float">
            <text:p>-4.12413459961197</text:p>
          </table:table-cell>
          <table:table-cell office:value-type="float" office:value="0.0311070266629679" calcext:value-type="float">
            <text:p>0.0311070266629679</text:p>
          </table:table-cell>
          <table:table-cell office:value-type="float" office:value="-2.91200727194705" calcext:value-type="float">
            <text:p>-2.91200727194705</text:p>
          </table:table-cell>
          <table:table-cell office:value-type="float" office:value="0.0571428571346521" calcext:value-type="float">
            <text:p>0.0571428571346521</text:p>
          </table:table-cell>
          <table:table-cell office:value-type="float" office:value="0.466666666221592" calcext:value-type="float">
            <text:p>0.466666666221592</text:p>
          </table:table-cell>
        </table:table-row>
        <table:table-row table:style-name="ro1">
          <table:table-cell office:value-type="float" office:value="1.74017160795433E+018" calcext:value-type="float">
            <text:p>1.74017160795433E+018</text:p>
          </table:table-cell>
          <table:table-cell office:value-type="float" office:value="-4.12496856222118" calcext:value-type="float">
            <text:p>-4.12496856222118</text:p>
          </table:table-cell>
          <table:table-cell office:value-type="float" office:value="0.0309090437248728" calcext:value-type="float">
            <text:p>0.0309090437248728</text:p>
          </table:table-cell>
          <table:table-cell office:value-type="float" office:value="-2.90500727195378" calcext:value-type="float">
            <text:p>-2.90500727195378</text:p>
          </table:table-cell>
          <table:table-cell office:value-type="float" office:value="0.0571428571346077" calcext:value-type="float">
            <text:p>0.0571428571346077</text:p>
          </table:table-cell>
          <table:table-cell office:value-type="float" office:value="0.466666666219686" calcext:value-type="float">
            <text:p>0.466666666219686</text:p>
          </table:table-cell>
        </table:table-row>
        <table:table-row table:style-name="ro1">
          <table:table-cell office:value-type="float" office:value="1.74017160797019E+018" calcext:value-type="float">
            <text:p>1.74017160797019E+018</text:p>
          </table:table-cell>
          <table:table-cell office:value-type="float" office:value="-4.12580111852915" calcext:value-type="float">
            <text:p>-4.12580111852915</text:p>
          </table:table-cell>
          <table:table-cell office:value-type="float" office:value="0.0307052279467561" calcext:value-type="float">
            <text:p>0.0307052279467561</text:p>
          </table:table-cell>
          <table:table-cell office:value-type="float" office:value="-2.89800727196052" calcext:value-type="float">
            <text:p>-2.89800727196052</text:p>
          </table:table-cell>
          <table:table-cell office:value-type="float" office:value="0.0571428571345484" calcext:value-type="float">
            <text:p>0.0571428571345484</text:p>
          </table:table-cell>
          <table:table-cell office:value-type="float" office:value="0.466666666217653" calcext:value-type="float">
            <text:p>0.466666666217653</text:p>
          </table:table-cell>
        </table:table-row>
        <table:table-row table:style-name="ro1">
          <table:table-cell office:value-type="float" office:value="1.74017160798826E+018" calcext:value-type="float">
            <text:p>1.74017160798826E+018</text:p>
          </table:table-cell>
          <table:table-cell office:value-type="float" office:value="-4.12679827234653" calcext:value-type="float">
            <text:p>-4.12679827234653</text:p>
          </table:table-cell>
          <table:table-cell office:value-type="float" office:value="0.0304529637458799" calcext:value-type="float">
            <text:p>0.0304529637458799</text:p>
          </table:table-cell>
          <table:table-cell office:value-type="float" office:value="-2.88960727196865" calcext:value-type="float">
            <text:p>-2.88960727196865</text:p>
          </table:table-cell>
          <table:table-cell office:value-type="float" office:value="0.057142857134504" calcext:value-type="float">
            <text:p>0.057142857134504</text:p>
          </table:table-cell>
          <table:table-cell office:value-type="float" office:value="0.466666666215493" calcext:value-type="float">
            <text:p>0.466666666215493</text:p>
          </table:table-cell>
        </table:table-row>
        <table:table-row table:style-name="ro1">
          <table:table-cell office:value-type="float" office:value="1.74017160800312E+018" calcext:value-type="float">
            <text:p>1.74017160800312E+018</text:p>
          </table:table-cell>
          <table:table-cell office:value-type="float" office:value="-4.12762759129301" calcext:value-type="float">
            <text:p>-4.12762759129301</text:p>
          </table:table-cell>
          <table:table-cell office:value-type="float" office:value="0.0302363512754105" calcext:value-type="float">
            <text:p>0.0302363512754105</text:p>
          </table:table-cell>
          <table:table-cell office:value-type="float" office:value="-2.88260727197546" calcext:value-type="float">
            <text:p>-2.88260727197546</text:p>
          </table:table-cell>
          <table:table-cell office:value-type="float" office:value="0.0571428571344731" calcext:value-type="float">
            <text:p>0.0571428571344731</text:p>
          </table:table-cell>
          <table:table-cell office:value-type="float" office:value="0.466666666213952" calcext:value-type="float">
            <text:p>0.466666666213952</text:p>
          </table:table-cell>
        </table:table-row>
        <table:table-row table:style-name="ro1">
          <table:table-cell office:value-type="float" office:value="1.7401716080187E+018" calcext:value-type="float">
            <text:p>1.7401716080187E+018</text:p>
          </table:table-cell>
          <table:table-cell office:value-type="float" office:value="-4.12845537364634" calcext:value-type="float">
            <text:p>-4.12845537364634</text:p>
          </table:table-cell>
          <table:table-cell office:value-type="float" office:value="0.0300139389267149" calcext:value-type="float">
            <text:p>0.0300139389267149</text:p>
          </table:table-cell>
          <table:table-cell office:value-type="float" office:value="-2.8756072719823" calcext:value-type="float">
            <text:p>-2.8756072719823</text:p>
          </table:table-cell>
          <table:table-cell office:value-type="float" office:value="0.0571428571343843" calcext:value-type="float">
            <text:p>0.0571428571343843</text:p>
          </table:table-cell>
          <table:table-cell office:value-type="float" office:value="0.466666666211919" calcext:value-type="float">
            <text:p>0.466666666211919</text:p>
          </table:table-cell>
        </table:table-row>
        <table:table-row table:style-name="ro1">
          <table:table-cell office:value-type="float" office:value="1.74017160803704E+018" calcext:value-type="float">
            <text:p>1.74017160803704E+018</text:p>
          </table:table-cell>
          <table:table-cell office:value-type="float" office:value="-4.12944667519965" calcext:value-type="float">
            <text:p>-4.12944667519965</text:p>
          </table:table-cell>
          <table:table-cell office:value-type="float" office:value="0.0297395758095893" calcext:value-type="float">
            <text:p>0.0297395758095893</text:p>
          </table:table-cell>
          <table:table-cell office:value-type="float" office:value="-2.86790252198476" calcext:value-type="float">
            <text:p>-2.86790252198476</text:p>
          </table:table-cell>
          <table:table-cell office:value-type="float" office:value="0.0571428571362952" calcext:value-type="float">
            <text:p>0.0571428571362952</text:p>
          </table:table-cell>
          <table:table-cell office:value-type="float" office:value="0.443491666402168" calcext:value-type="float">
            <text:p>0.443491666402168</text:p>
          </table:table-cell>
        </table:table-row>
        <table:table-row table:style-name="ro1">
          <table:table-cell office:value-type="float" office:value="1.74017160805205E+018" calcext:value-type="float">
            <text:p>1.74017160805205E+018</text:p>
          </table:table-cell>
          <table:table-cell office:value-type="float" office:value="-4.13027135091641" calcext:value-type="float">
            <text:p>-4.13027135091641</text:p>
          </table:table-cell>
          <table:table-cell office:value-type="float" office:value="0.0295059039036442" calcext:value-type="float">
            <text:p>0.0295059039036442</text:p>
          </table:table-cell>
          <table:table-cell office:value-type="float" office:value="-2.86333589698361" calcext:value-type="float">
            <text:p>-2.86333589698361</text:p>
          </table:table-cell>
          <table:table-cell office:value-type="float" office:value="0.057142857135555" calcext:value-type="float">
            <text:p>0.057142857135555</text:p>
          </table:table-cell>
          <table:table-cell office:value-type="float" office:value="0.362379166668557" calcext:value-type="float">
            <text:p>0.362379166668557</text:p>
          </table:table-cell>
        </table:table-row>
        <table:table-row table:style-name="ro1">
          <table:table-cell office:value-type="float" office:value="1.74017160807025E+018" calcext:value-type="float">
            <text:p>1.74017160807025E+018</text:p>
          </table:table-cell>
          <table:table-cell office:value-type="float" office:value="-4.13125984977703" calcext:value-type="float">
            <text:p>-4.13125984977703</text:p>
          </table:table-cell>
          <table:table-cell office:value-type="float" office:value="0.0292216007521989" calcext:value-type="float">
            <text:p>0.0292216007521989</text:p>
          </table:table-cell>
          <table:table-cell office:value-type="float" office:value="-2.86015027197984" calcext:value-type="float">
            <text:p>-2.86015027197984</text:p>
          </table:table-cell>
          <table:table-cell office:value-type="float" office:value="0.0571428571314102" calcext:value-type="float">
            <text:p>0.0571428571314102</text:p>
          </table:table-cell>
          <table:table-cell office:value-type="float" office:value="0.223329166828511" calcext:value-type="float">
            <text:p>0.223329166828511</text:p>
          </table:table-cell>
        </table:table-row>
        <table:table-row table:style-name="ro1">
          <table:table-cell office:value-type="float" office:value="1.74017160808544E+018" calcext:value-type="float">
            <text:p>1.74017160808544E+018</text:p>
          </table:table-cell>
          <table:table-cell office:value-type="float" office:value="-4.13208314741657" calcext:value-type="float">
            <text:p>-4.13208314741657</text:p>
          </table:table-cell>
          <table:table-cell office:value-type="float" office:value="0.028983116293202" calcext:value-type="float">
            <text:p>0.028983116293202</text:p>
          </table:table-cell>
          <table:table-cell office:value-type="float" office:value="-2.85940752197634" calcext:value-type="float">
            <text:p>-2.85940752197634</text:p>
          </table:table-cell>
          <table:table-cell office:value-type="float" office:value="0.0571428571332458" calcext:value-type="float">
            <text:p>0.0571428571332458</text:p>
          </table:table-cell>
          <table:table-cell office:value-type="float" office:value="0.107454166894674" calcext:value-type="float">
            <text:p>0.107454166894674</text:p>
          </table:table-cell>
        </table:table-row>
        <table:table-row table:style-name="ro1">
          <table:table-cell office:value-type="float" office:value="1.74017160810104E+018" calcext:value-type="float">
            <text:p>1.74017160810104E+018</text:p>
          </table:table-cell>
          <table:table-cell office:value-type="float" office:value="-4.13290647515806" calcext:value-type="float">
            <text:p>-4.13290647515806</text:p>
          </table:table-cell>
          <table:table-cell office:value-type="float" office:value="0.0287447358332393" calcext:value-type="float">
            <text:p>0.0287447358332393</text:p>
          </table:table-cell>
          <table:table-cell office:value-type="float" office:value="-2.86040289696086" calcext:value-type="float">
            <text:p>-2.86040289696086</text:p>
          </table:table-cell>
          <table:table-cell office:value-type="float" office:value="0.0571428571342524" calcext:value-type="float">
            <text:p>0.0571428571342524</text:p>
          </table:table-cell>
          <table:table-cell office:value-type="float" office:value="-0.00842083270066418" calcext:value-type="float">
            <text:p>-0.00842083270066418</text:p>
          </table:table-cell>
        </table:table-row>
        <table:table-row table:style-name="ro1">
          <table:table-cell office:value-type="float" office:value="1.74017160811916E+018" calcext:value-type="float">
            <text:p>1.74017160811916E+018</text:p>
          </table:table-cell>
          <table:table-cell office:value-type="float" office:value="-4.13389508876996" calcext:value-type="float">
            <text:p>-4.13389508876996</text:p>
          </table:table-cell>
          <table:table-cell office:value-type="float" office:value="0.0284608322801274" calcext:value-type="float">
            <text:p>0.0284608322801274</text:p>
          </table:table-cell>
          <table:table-cell office:value-type="float" office:value="-2.86389167194181" calcext:value-type="float">
            <text:p>-2.86389167194181</text:p>
          </table:table-cell>
          <table:table-cell office:value-type="float" office:value="0.0571428571349185" calcext:value-type="float">
            <text:p>0.0571428571349185</text:p>
          </table:table-cell>
          <table:table-cell office:value-type="float" office:value="-0.147470832274765" calcext:value-type="float">
            <text:p>-0.147470832274765</text:p>
          </table:table-cell>
        </table:table-row>
        <table:table-row table:style-name="ro1">
          <table:table-cell office:value-type="float" office:value="1.74017160813453E+018" calcext:value-type="float">
            <text:p>1.74017160813453E+018</text:p>
          </table:table-cell>
          <table:table-cell office:value-type="float" office:value="-4.13471992359808" calcext:value-type="float">
            <text:p>-4.13471992359808</text:p>
          </table:table-cell>
          <table:table-cell office:value-type="float" office:value="0.028227722952469" calcext:value-type="float">
            <text:p>0.028227722952469</text:p>
          </table:table-cell>
          <table:table-cell office:value-type="float" office:value="-2.86871092192594" calcext:value-type="float">
            <text:p>-2.86871092192594</text:p>
          </table:table-cell>
          <table:table-cell office:value-type="float" office:value="0.0571428571349481" calcext:value-type="float">
            <text:p>0.0571428571349481</text:p>
          </table:table-cell>
          <table:table-cell office:value-type="float" office:value="-0.263345832275438" calcext:value-type="float">
            <text:p>-0.263345832275438</text:p>
          </table:table-cell>
        </table:table-row>
        <table:table-row table:style-name="ro1">
          <table:table-cell office:value-type="float" office:value="1.74017160814938E+018" calcext:value-type="float">
            <text:p>1.74017160814938E+018</text:p>
          </table:table-cell>
          <table:table-cell office:value-type="float" office:value="-4.13554607039255" calcext:value-type="float">
            <text:p>-4.13554607039255</text:p>
          </table:table-cell>
          <table:table-cell office:value-type="float" office:value="0.0279993094772499" calcext:value-type="float">
            <text:p>0.0279993094772499</text:p>
          </table:table-cell>
          <table:table-cell office:value-type="float" office:value="-2.8752682969101" calcext:value-type="float">
            <text:p>-2.8752682969101</text:p>
          </table:table-cell>
          <table:table-cell office:value-type="float" office:value="0.0571428571349925" calcext:value-type="float">
            <text:p>0.0571428571349925</text:p>
          </table:table-cell>
          <table:table-cell office:value-type="float" office:value="-0.379220832276492" calcext:value-type="float">
            <text:p>-0.379220832276492</text:p>
          </table:table-cell>
        </table:table-row>
        <table:table-row table:style-name="ro1">
          <table:table-cell office:value-type="float" office:value="1.74017160816824E+018" calcext:value-type="float">
            <text:p>1.74017160816824E+018</text:p>
          </table:table-cell>
          <table:table-cell office:value-type="float" office:value="-4.13653968395298" calcext:value-type="float">
            <text:p>-4.13653968395298</text:p>
          </table:table-cell>
          <table:table-cell office:value-type="float" office:value="0.027733448309791" calcext:value-type="float">
            <text:p>0.027733448309791</text:p>
          </table:table-cell>
          <table:table-cell office:value-type="float" office:value="-2.88543147189115" calcext:value-type="float">
            <text:p>-2.88543147189115</text:p>
          </table:table-cell>
          <table:table-cell office:value-type="float" office:value="0.0571428571350221" calcext:value-type="float">
            <text:p>0.0571428571350221</text:p>
          </table:table-cell>
          <table:table-cell office:value-type="float" office:value="-0.51827083227918" calcext:value-type="float">
            <text:p>-0.51827083227918</text:p>
          </table:table-cell>
        </table:table-row>
        <table:table-row table:style-name="ro1">
          <table:table-cell office:value-type="float" office:value="1.74017160818301E+018" calcext:value-type="float">
            <text:p>1.74017160818301E+018</text:p>
          </table:table-cell>
          <table:table-cell office:value-type="float" office:value="-4.1373699407693" calcext:value-type="float">
            <text:p>-4.1373699407693</text:p>
          </table:table-cell>
          <table:table-cell office:value-type="float" office:value="0.0275204673363295" calcext:value-type="float">
            <text:p>0.0275204673363295</text:p>
          </table:table-cell>
          <table:table-cell office:value-type="float" office:value="-2.89581272187541" calcext:value-type="float">
            <text:p>-2.89581272187541</text:p>
          </table:table-cell>
          <table:table-cell office:value-type="float" office:value="0.057142857135111" calcext:value-type="float">
            <text:p>0.057142857135111</text:p>
          </table:table-cell>
          <table:table-cell office:value-type="float" office:value="-0.63414583228214" calcext:value-type="float">
            <text:p>-0.63414583228214</text:p>
          </table:table-cell>
        </table:table-row>
        <table:table-row table:style-name="ro1">
          <table:table-cell office:value-type="float" office:value="1.74017160820087E+018" calcext:value-type="float">
            <text:p>1.74017160820087E+018</text:p>
          </table:table-cell>
          <table:table-cell office:value-type="float" office:value="-4.13836936185028" calcext:value-type="float">
            <text:p>-4.13836936185028</text:p>
          </table:table-cell>
          <table:table-cell office:value-type="float" office:value="0.0272773675801347" calcext:value-type="float">
            <text:p>0.0272773675801347</text:p>
          </table:table-cell>
          <table:table-cell office:value-type="float" office:value="-2.91056454685659" calcext:value-type="float">
            <text:p>-2.91056454685659</text:p>
          </table:table-cell>
          <table:table-cell office:value-type="float" office:value="0.0571428571352133" calcext:value-type="float">
            <text:p>0.0571428571352133</text:p>
          </table:table-cell>
          <table:table-cell office:value-type="float" office:value="-0.773195832286804" calcext:value-type="float">
            <text:p>-0.773195832286804</text:p>
          </table:table-cell>
        </table:table-row>
        <table:table-row table:style-name="ro1">
          <table:table-cell office:value-type="float" office:value="1.74017160821617E+018" calcext:value-type="float">
            <text:p>1.74017160821617E+018</text:p>
          </table:table-cell>
          <table:table-cell office:value-type="float" office:value="-4.13920507114377" calcext:value-type="float">
            <text:p>-4.13920507114377</text:p>
          </table:table-cell>
          <table:table-cell office:value-type="float" office:value="0.0270869168071613" calcext:value-type="float">
            <text:p>0.0270869168071613</text:p>
          </table:table-cell>
          <table:table-cell office:value-type="float" office:value="-2.924769671841" calcext:value-type="float">
            <text:p>-2.924769671841</text:p>
          </table:table-cell>
          <table:table-cell office:value-type="float" office:value="0.0571428571353169" calcext:value-type="float">
            <text:p>0.0571428571353169</text:p>
          </table:table-cell>
          <table:table-cell office:value-type="float" office:value="-0.889070832291416" calcext:value-type="float">
            <text:p>-0.889070832291416</text:p>
          </table:table-cell>
        </table:table-row>
        <table:table-row table:style-name="ro1">
          <table:table-cell office:value-type="float" office:value="1.7401716082315E+018" calcext:value-type="float">
            <text:p>1.7401716082315E+018</text:p>
          </table:table-cell>
          <table:table-cell office:value-type="float" office:value="-4.140043553391" calcext:value-type="float">
            <text:p>-4.140043553391</text:p>
          </table:table-cell>
          <table:table-cell office:value-type="float" office:value="0.0269090800965578" calcext:value-type="float">
            <text:p>0.0269090800965578</text:p>
          </table:table-cell>
          <table:table-cell office:value-type="float" office:value="-2.94065188849369" calcext:value-type="float">
            <text:p>-2.94065188849369</text:p>
          </table:table-cell>
          <table:table-cell office:value-type="float" office:value="0.057142857135407" calcext:value-type="float">
            <text:p>0.057142857135407</text:p>
          </table:table-cell>
          <table:table-cell office:value-type="float" office:value="-1.00291138790313" calcext:value-type="float">
            <text:p>-1.00291138790313</text:p>
          </table:table-cell>
        </table:table-row>
        <table:table-row table:style-name="ro1">
          <table:table-cell office:value-type="float" office:value="1.74017160824991E+018" calcext:value-type="float">
            <text:p>1.74017160824991E+018</text:p>
          </table:table-cell>
          <table:table-cell office:value-type="float" office:value="-4.14105337646943" calcext:value-type="float">
            <text:p>-4.14105337646943</text:p>
          </table:table-cell>
          <table:table-cell office:value-type="float" office:value="0.0267136762447167" calcext:value-type="float">
            <text:p>0.0267136762447167</text:p>
          </table:table-cell>
          <table:table-cell office:value-type="float" office:value="-2.96025188848558" calcext:value-type="float">
            <text:p>-2.96025188848558</text:p>
          </table:table-cell>
          <table:table-cell office:value-type="float" office:value="0.057142857135555" calcext:value-type="float">
            <text:p>0.057142857135555</text:p>
          </table:table-cell>
          <table:table-cell office:value-type="float" office:value="-1.08108722158935" calcext:value-type="float">
            <text:p>-1.08108722158935</text:p>
          </table:table-cell>
        </table:table-row>
        <table:table-row table:style-name="ro1">
          <table:table-cell office:value-type="float" office:value="1.74017160826515E+018" calcext:value-type="float">
            <text:p>1.74017160826515E+018</text:p>
          </table:table-cell>
          <table:table-cell office:value-type="float" office:value="-4.14189768948541" calcext:value-type="float">
            <text:p>-4.14189768948541</text:p>
          </table:table-cell>
          <table:table-cell office:value-type="float" office:value="0.0265659837424839" calcext:value-type="float">
            <text:p>0.0265659837424839</text:p>
          </table:table-cell>
          <table:table-cell office:value-type="float" office:value="-2.97658522181208" calcext:value-type="float">
            <text:p>-2.97658522181208</text:p>
          </table:table-cell>
          <table:table-cell office:value-type="float" office:value="0.0571428571355106" calcext:value-type="float">
            <text:p>0.0571428571355106</text:p>
          </table:table-cell>
          <table:table-cell office:value-type="float" office:value="-1.08888888843571" calcext:value-type="float">
            <text:p>-1.08888888843571</text:p>
          </table:table-cell>
        </table:table-row>
        <table:table-row table:style-name="ro1">
          <table:table-cell office:value-type="float" office:value="1.74017160828046E+018" calcext:value-type="float">
            <text:p>1.74017160828046E+018</text:p>
          </table:table-cell>
          <table:table-cell office:value-type="float" office:value="-4.14274430208553" calcext:value-type="float">
            <text:p>-4.14274430208553</text:p>
          </table:table-cell>
          <table:table-cell office:value-type="float" office:value="0.026432100773118" calcext:value-type="float">
            <text:p>0.026432100773118</text:p>
          </table:table-cell>
          <table:table-cell office:value-type="float" office:value="-2.99291855513852" calcext:value-type="float">
            <text:p>-2.99291855513852</text:p>
          </table:table-cell>
          <table:table-cell office:value-type="float" office:value="0.0571428571353774" calcext:value-type="float">
            <text:p>0.0571428571353774</text:p>
          </table:table-cell>
          <table:table-cell office:value-type="float" office:value="-1.08888888843152" calcext:value-type="float">
            <text:p>-1.08888888843152</text:p>
          </table:table-cell>
        </table:table-row>
        <table:table-row table:style-name="ro1">
          <table:table-cell office:value-type="float" office:value="1.74017160829843E+018" calcext:value-type="float">
            <text:p>1.74017160829843E+018</text:p>
          </table:table-cell>
          <table:table-cell office:value-type="float" office:value="-4.14376295461693" calcext:value-type="float">
            <text:p>-4.14376295461693</text:p>
          </table:table-cell>
          <table:table-cell office:value-type="float" office:value="0.0262897198217585" calcext:value-type="float">
            <text:p>0.0262897198217585</text:p>
          </table:table-cell>
          <table:table-cell office:value-type="float" office:value="-3.01251855513017" calcext:value-type="float">
            <text:p>-3.01251855513017</text:p>
          </table:table-cell>
          <table:table-cell office:value-type="float" office:value="0.0571428571352294" calcext:value-type="float">
            <text:p>0.0571428571352294</text:p>
          </table:table-cell>
          <table:table-cell office:value-type="float" office:value="-1.08888888842644" calcext:value-type="float">
            <text:p>-1.08888888842644</text:p>
          </table:table-cell>
        </table:table-row>
        <table:table-row table:style-name="ro1">
          <table:table-cell office:value-type="float" office:value="1.74017160831437E+018" calcext:value-type="float">
            <text:p>1.74017160831437E+018</text:p>
          </table:table-cell>
          <table:table-cell office:value-type="float" office:value="-4.14461383052701" calcext:value-type="float">
            <text:p>-4.14461383052701</text:p>
          </table:table-cell>
          <table:table-cell office:value-type="float" office:value="0.0261863383446559" calcext:value-type="float">
            <text:p>0.0261863383446559</text:p>
          </table:table-cell>
          <table:table-cell office:value-type="float" office:value="-3.02885188845648" calcext:value-type="float">
            <text:p>-3.02885188845648</text:p>
          </table:table-cell>
          <table:table-cell office:value-type="float" office:value="0.057142857135111" calcext:value-type="float">
            <text:p>0.057142857135111</text:p>
          </table:table-cell>
          <table:table-cell office:value-type="float" office:value="-1.08888888842237" calcext:value-type="float">
            <text:p>-1.08888888842237</text:p>
          </table:table-cell>
        </table:table-row>
        <table:table-row table:style-name="ro1">
          <table:table-cell office:value-type="float" office:value="1.74017160833221E+018" calcext:value-type="float">
            <text:p>1.74017160833221E+018</text:p>
          </table:table-cell>
          <table:table-cell office:value-type="float" office:value="-4.14563694060606" calcext:value-type="float">
            <text:p>-4.14563694060606</text:p>
          </table:table-cell>
          <table:table-cell office:value-type="float" office:value="0.0260806450092013" calcext:value-type="float">
            <text:p>0.0260806450092013</text:p>
          </table:table-cell>
          <table:table-cell office:value-type="float" office:value="-3.04845188844796" calcext:value-type="float">
            <text:p>-3.04845188844796</text:p>
          </table:table-cell>
          <table:table-cell office:value-type="float" office:value="0.0571428571349925" calcext:value-type="float">
            <text:p>0.0571428571349925</text:p>
          </table:table-cell>
          <table:table-cell office:value-type="float" office:value="-1.08888888841754" calcext:value-type="float">
            <text:p>-1.08888888841754</text:p>
          </table:table-cell>
        </table:table-row>
        <table:table-row table:style-name="ro1">
          <table:table-cell office:value-type="float" office:value="1.74017160834723E+018" calcext:value-type="float">
            <text:p>1.74017160834723E+018</text:p>
          </table:table-cell>
          <table:table-cell office:value-type="float" office:value="-4.14649098128955" calcext:value-type="float">
            <text:p>-4.14649098128955</text:p>
          </table:table-cell>
          <table:table-cell office:value-type="float" office:value="0.0260078984966216" calcext:value-type="float">
            <text:p>0.0260078984966216</text:p>
          </table:table-cell>
          <table:table-cell office:value-type="float" office:value="-3.06478522177414" calcext:value-type="float">
            <text:p>-3.06478522177414</text:p>
          </table:table-cell>
          <table:table-cell office:value-type="float" office:value="0.0571428571348889" calcext:value-type="float">
            <text:p>0.0571428571348889</text:p>
          </table:table-cell>
          <table:table-cell office:value-type="float" office:value="-1.0888888884136" calcext:value-type="float">
            <text:p>-1.0888888884136</text:p>
          </table:table-cell>
        </table:table-row>
        <table:table-row table:style-name="ro1">
          <table:table-cell office:value-type="float" office:value="1.74017160836189E+018" calcext:value-type="float">
            <text:p>1.74017160836189E+018</text:p>
          </table:table-cell>
          <table:table-cell office:value-type="float" office:value="-4.14734609619625" calcext:value-type="float">
            <text:p>-4.14734609619625</text:p>
          </table:table-cell>
          <table:table-cell office:value-type="float" office:value="0.0259491103983399" calcext:value-type="float">
            <text:p>0.0259491103983399</text:p>
          </table:table-cell>
          <table:table-cell office:value-type="float" office:value="-3.08111855510026" calcext:value-type="float">
            <text:p>-3.08111855510026</text:p>
          </table:table-cell>
          <table:table-cell office:value-type="float" office:value="0.0571428571347705" calcext:value-type="float">
            <text:p>0.0571428571347705</text:p>
          </table:table-cell>
          <table:table-cell office:value-type="float" office:value="-1.08888888841005" calcext:value-type="float">
            <text:p>-1.08888888841005</text:p>
          </table:table-cell>
        </table:table-row>
        <table:table-row table:style-name="ro1">
          <table:table-cell office:value-type="float" office:value="1.74017160838064E+018" calcext:value-type="float">
            <text:p>1.74017160838064E+018</text:p>
          </table:table-cell>
          <table:table-cell office:value-type="float" office:value="-4.14837333084855" calcext:value-type="float">
            <text:p>-4.14837333084855</text:p>
          </table:table-cell>
          <table:table-cell office:value-type="float" office:value="0.0258970116065483" calcext:value-type="float">
            <text:p>0.0258970116065483</text:p>
          </table:table-cell>
          <table:table-cell office:value-type="float" office:value="-3.10071855509154" calcext:value-type="float">
            <text:p>-3.10071855509154</text:p>
          </table:table-cell>
          <table:table-cell office:value-type="float" office:value="0.0571428571346372" calcext:value-type="float">
            <text:p>0.0571428571346372</text:p>
          </table:table-cell>
          <table:table-cell office:value-type="float" office:value="-1.0888888884056" calcext:value-type="float">
            <text:p>-1.0888888884056</text:p>
          </table:table-cell>
        </table:table-row>
        <table:table-row table:style-name="ro1">
          <table:table-cell office:value-type="float" office:value="1.74017160839565E+018" calcext:value-type="float">
            <text:p>1.74017160839565E+018</text:p>
          </table:table-cell>
          <table:table-cell office:value-type="float" office:value="-4.14923000574832" calcext:value-type="float">
            <text:p>-4.14923000574832</text:p>
          </table:table-cell>
          <table:table-cell office:value-type="float" office:value="0.0258689819748029" calcext:value-type="float">
            <text:p>0.0258689819748029</text:p>
          </table:table-cell>
          <table:table-cell office:value-type="float" office:value="-3.11705188841755" calcext:value-type="float">
            <text:p>-3.11705188841755</text:p>
          </table:table-cell>
          <table:table-cell office:value-type="float" office:value="0.0571428571345471" calcext:value-type="float">
            <text:p>0.0571428571345471</text:p>
          </table:table-cell>
          <table:table-cell office:value-type="float" office:value="-1.08888888840243" calcext:value-type="float">
            <text:p>-1.08888888840243</text:p>
          </table:table-cell>
        </table:table-row>
        <table:table-row table:style-name="ro1">
          <table:table-cell office:value-type="float" office:value="1.74017160841092E+018" calcext:value-type="float">
            <text:p>1.74017160841092E+018</text:p>
          </table:table-cell>
          <table:table-cell office:value-type="float" office:value="-4.15008702417668" calcext:value-type="float">
            <text:p>-4.15008702417668</text:p>
          </table:table-cell>
          <table:table-cell office:value-type="float" office:value="0.0258549478163724" calcext:value-type="float">
            <text:p>0.0258549478163724</text:p>
          </table:table-cell>
          <table:table-cell office:value-type="float" office:value="-3.1333852217435" calcext:value-type="float">
            <text:p>-3.1333852217435</text:p>
          </table:table-cell>
          <table:table-cell office:value-type="float" office:value="0.0571428571344287" calcext:value-type="float">
            <text:p>0.0571428571344287</text:p>
          </table:table-cell>
          <table:table-cell office:value-type="float" office:value="-1.08888888839912" calcext:value-type="float">
            <text:p>-1.08888888839912</text:p>
          </table:table-cell>
        </table:table-row>
        <table:table-row table:style-name="ro1">
          <table:table-cell office:value-type="float" office:value="1.74017160842936E+018" calcext:value-type="float">
            <text:p>1.74017160842936E+018</text:p>
          </table:table-cell>
          <table:table-cell office:value-type="float" office:value="-4.15111557783682" calcext:value-type="float">
            <text:p>-4.15111557783682</text:p>
          </table:table-cell>
          <table:table-cell office:value-type="float" office:value="0.0258565858595562" calcext:value-type="float">
            <text:p>0.0258565858595562</text:p>
          </table:table-cell>
          <table:table-cell office:value-type="float" office:value="3.130200085445" calcext:value-type="float">
            <text:p>3.130200085445</text:p>
          </table:table-cell>
          <table:table-cell office:value-type="float" office:value="0.0571428571342968" calcext:value-type="float">
            <text:p>0.0571428571342968</text:p>
          </table:table-cell>
          <table:table-cell office:value-type="float" office:value="-1.0888888883948" calcext:value-type="float">
            <text:p>-1.0888888883948</text:p>
          </table:table-cell>
        </table:table-row>
        <table:table-row table:style-name="ro1">
          <table:table-cell office:value-type="float" office:value="1.7401716084447E+018" calcext:value-type="float">
            <text:p>1.7401716084447E+018</text:p>
          </table:table-cell>
          <table:table-cell office:value-type="float" office:value="-4.15197254721728" calcext:value-type="float">
            <text:p>-4.15197254721728</text:p>
          </table:table-cell>
          <table:table-cell office:value-type="float" office:value="0.0258733496626868" calcext:value-type="float">
            <text:p>0.0258733496626868</text:p>
          </table:table-cell>
          <table:table-cell office:value-type="float" office:value="3.11386675211915" calcext:value-type="float">
            <text:p>3.11386675211915</text:p>
          </table:table-cell>
          <table:table-cell office:value-type="float" office:value="0.0571428571341931" calcext:value-type="float">
            <text:p>0.0571428571341931</text:p>
          </table:table-cell>
          <table:table-cell office:value-type="float" office:value="-1.08888888839162" calcext:value-type="float">
            <text:p>-1.08888888839162</text:p>
          </table:table-cell>
        </table:table-row>
        <table:table-row table:style-name="ro1">
          <table:table-cell office:value-type="float" office:value="1.74017160846312E+018" calcext:value-type="float">
            <text:p>1.74017160846312E+018</text:p>
          </table:table-cell>
          <table:table-cell office:value-type="float" office:value="-4.15300037806466" calcext:value-type="float">
            <text:p>-4.15300037806466</text:p>
          </table:table-cell>
          <table:table-cell office:value-type="float" office:value="0.0259119380567959" calcext:value-type="float">
            <text:p>0.0259119380567959</text:p>
          </table:table-cell>
          <table:table-cell office:value-type="float" office:value="3.09426675212818" calcext:value-type="float">
            <text:p>3.09426675212818</text:p>
          </table:table-cell>
          <table:table-cell office:value-type="float" office:value="0.0571428571341043" calcext:value-type="float">
            <text:p>0.0571428571341043</text:p>
          </table:table-cell>
          <table:table-cell office:value-type="float" office:value="-1.08888888838807" calcext:value-type="float">
            <text:p>-1.08888888838807</text:p>
          </table:table-cell>
        </table:table-row>
        <table:table-row table:style-name="ro1">
          <table:table-cell office:value-type="float" office:value="1.74017160847772E+018" calcext:value-type="float">
            <text:p>1.74017160847772E+018</text:p>
          </table:table-cell>
          <table:table-cell office:value-type="float" office:value="-4.15385619199361" calcext:value-type="float">
            <text:p>-4.15385619199361</text:p>
          </table:table-cell>
          <table:table-cell office:value-type="float" office:value="0.025959478178319" calcext:value-type="float">
            <text:p>0.025959478178319</text:p>
          </table:table-cell>
          <table:table-cell office:value-type="float" office:value="3.07793341880242" calcext:value-type="float">
            <text:p>3.07793341880242</text:p>
          </table:table-cell>
          <table:table-cell office:value-type="float" office:value="0.0571428571340155" calcext:value-type="float">
            <text:p>0.0571428571340155</text:p>
          </table:table-cell>
          <table:table-cell office:value-type="float" office:value="-1.08888888838527" calcext:value-type="float">
            <text:p>-1.08888888838527</text:p>
          </table:table-cell>
        </table:table-row>
        <table:table-row table:style-name="ro1">
          <table:table-cell office:value-type="float" office:value="1.74017160849322E+018" calcext:value-type="float">
            <text:p>1.74017160849322E+018</text:p>
          </table:table-cell>
          <table:table-cell office:value-type="float" office:value="-4.15471111531489" calcext:value-type="float">
            <text:p>-4.15471111531489</text:p>
          </table:table-cell>
          <table:table-cell office:value-type="float" office:value="0.0260209896313173" calcext:value-type="float">
            <text:p>0.0260209896313173</text:p>
          </table:table-cell>
          <table:table-cell office:value-type="float" office:value="3.0616000854767" calcext:value-type="float">
            <text:p>3.0616000854767</text:p>
          </table:table-cell>
          <table:table-cell office:value-type="float" office:value="0.0571428571339118" calcext:value-type="float">
            <text:p>0.0571428571339118</text:p>
          </table:table-cell>
          <table:table-cell office:value-type="float" office:value="-1.0888888883826" calcext:value-type="float">
            <text:p>-1.0888888883826</text:p>
          </table:table-cell>
        </table:table-row>
        <table:table-row table:style-name="ro1">
          <table:table-cell office:value-type="float" office:value="1.74017160851129E+018" calcext:value-type="float">
            <text:p>1.74017160851129E+018</text:p>
          </table:table-cell>
          <table:table-cell office:value-type="float" office:value="-4.15573552659684" calcext:value-type="float">
            <text:p>-4.15573552659684</text:p>
          </table:table-cell>
          <table:table-cell office:value-type="float" office:value="0.0261132221657117" calcext:value-type="float">
            <text:p>0.0261132221657117</text:p>
          </table:table-cell>
          <table:table-cell office:value-type="float" office:value="3.0420000854859" calcext:value-type="float">
            <text:p>3.0420000854859</text:p>
          </table:table-cell>
          <table:table-cell office:value-type="float" office:value="0.0571428571337934" calcext:value-type="float">
            <text:p>0.0571428571337934</text:p>
          </table:table-cell>
          <table:table-cell office:value-type="float" office:value="-1.0888888883793" calcext:value-type="float">
            <text:p>-1.0888888883793</text:p>
          </table:table-cell>
        </table:table-row>
        <table:table-row table:style-name="ro1">
          <table:table-cell office:value-type="float" office:value="1.74017160852739E+018" calcext:value-type="float">
            <text:p>1.74017160852739E+018</text:p>
          </table:table-cell>
          <table:table-cell office:value-type="float" office:value="-4.1565876882012" calcext:value-type="float">
            <text:p>-4.1565876882012</text:p>
          </table:table-cell>
          <table:table-cell office:value-type="float" office:value="0.0262054075451231" calcext:value-type="float">
            <text:p>0.0262054075451231</text:p>
          </table:table-cell>
          <table:table-cell office:value-type="float" office:value="3.02566675216026" calcext:value-type="float">
            <text:p>3.02566675216026</text:p>
          </table:table-cell>
          <table:table-cell office:value-type="float" office:value="0.0571428571337342" calcext:value-type="float">
            <text:p>0.0571428571337342</text:p>
          </table:table-cell>
          <table:table-cell office:value-type="float" office:value="-1.08888888837676" calcext:value-type="float">
            <text:p>-1.08888888837676</text:p>
          </table:table-cell>
        </table:table-row>
        <table:table-row table:style-name="ro1">
          <table:table-cell office:value-type="float" office:value="1.74017160854159E+018" calcext:value-type="float">
            <text:p>1.74017160854159E+018</text:p>
          </table:table-cell>
          <table:table-cell office:value-type="float" office:value="-4.15751860052833" calcext:value-type="float">
            <text:p>-4.15751860052833</text:p>
          </table:table-cell>
          <table:table-cell office:value-type="float" office:value="0.0263215815926931" calcext:value-type="float">
            <text:p>0.0263215815926931</text:p>
          </table:table-cell>
          <table:table-cell office:value-type="float" office:value="3.0100286688321" calcext:value-type="float">
            <text:p>3.0100286688321</text:p>
          </table:table-cell>
          <table:table-cell office:value-type="float" office:value="0.0598428571227872" calcext:value-type="float">
            <text:p>0.0598428571227872</text:p>
          </table:table-cell>
          <table:table-cell office:value-type="float" office:value="-1.06571388845975" calcext:value-type="float">
            <text:p>-1.06571388845975</text:p>
          </table:table-cell>
        </table:table-row>
        <table:table-row table:style-name="ro1">
          <table:table-cell office:value-type="float" office:value="1.74017160855951E+018" calcext:value-type="float">
            <text:p>1.74017160855951E+018</text:p>
          </table:table-cell>
          <table:table-cell office:value-type="float" office:value="-4.15889797179127" calcext:value-type="float">
            <text:p>-4.15889797179127</text:p>
          </table:table-cell>
          <table:table-cell office:value-type="float" office:value="0.0265163616364899" calcext:value-type="float">
            <text:p>0.0265163616364899</text:p>
          </table:table-cell>
          <table:table-cell office:value-type="float" office:value="2.99355729382938" calcext:value-type="float">
            <text:p>2.99355729382938</text:p>
          </table:table-cell>
          <table:table-cell office:value-type="float" office:value="0.071992857075354" calcext:value-type="float">
            <text:p>0.071992857075354</text:p>
          </table:table-cell>
          <table:table-cell office:value-type="float" office:value="-0.9614263888583" calcext:value-type="float">
            <text:p>-0.9614263888583</text:p>
          </table:table-cell>
        </table:table-row>
        <table:table-row table:style-name="ro1">
          <table:table-cell office:value-type="float" office:value="1.74017160857507E+018" calcext:value-type="float">
            <text:p>1.74017160857507E+018</text:p>
          </table:table-cell>
          <table:table-cell office:value-type="float" office:value="-4.16026518518848" calcext:value-type="float">
            <text:p>-4.16026518518848</text:p>
          </table:table-cell>
          <table:table-cell office:value-type="float" office:value="0.0267289007357342" calcext:value-type="float">
            <text:p>0.0267289007357342</text:p>
          </table:table-cell>
          <table:table-cell office:value-type="float" office:value="2.98174308549364" calcext:value-type="float">
            <text:p>2.98174308549364</text:p>
          </table:table-cell>
          <table:table-cell office:value-type="float" office:value="0.0854928570531052" calcext:value-type="float">
            <text:p>0.0854928570531052</text:p>
          </table:table-cell>
          <table:table-cell office:value-type="float" office:value="-0.845551389050686" calcext:value-type="float">
            <text:p>-0.845551389050686</text:p>
          </table:table-cell>
        </table:table-row>
        <table:table-row table:style-name="ro1">
          <table:table-cell office:value-type="float" office:value="1.74017160859332E+018" calcext:value-type="float">
            <text:p>1.74017160859332E+018</text:p>
          </table:table-cell>
          <table:table-cell office:value-type="float" office:value="-4.1621663025379" calcext:value-type="float">
            <text:p>-4.1621663025379</text:p>
          </table:table-cell>
          <table:table-cell office:value-type="float" office:value="0.0270476896370134" calcext:value-type="float">
            <text:p>0.0270476896370134</text:p>
          </table:table-cell>
          <table:table-cell office:value-type="float" office:value="2.96986036049078" calcext:value-type="float">
            <text:p>2.96986036049078</text:p>
          </table:table-cell>
          <table:table-cell office:value-type="float" office:value="0.101692857052749" calcext:value-type="float">
            <text:p>0.101692857052749</text:p>
          </table:table-cell>
          <table:table-cell office:value-type="float" office:value="-0.706501389048634" calcext:value-type="float">
            <text:p>-0.706501389048634</text:p>
          </table:table-cell>
        </table:table-row>
        <table:table-row table:style-name="ro1">
          <table:table-cell office:value-type="float" office:value="1.74017160860877E+018" calcext:value-type="float">
            <text:p>1.74017160860877E+018</text:p>
          </table:table-cell>
          <table:table-cell office:value-type="float" office:value="-4.16396720398375" calcext:value-type="float">
            <text:p>-4.16396720398375</text:p>
          </table:table-cell>
          <table:table-cell office:value-type="float" office:value="0.027367845531509" calcext:value-type="float">
            <text:p>0.027367845531509</text:p>
          </table:table-cell>
          <table:table-cell office:value-type="float" office:value="2.96187002715507" calcext:value-type="float">
            <text:p>2.96187002715507</text:p>
          </table:table-cell>
          <table:table-cell office:value-type="float" office:value="0.115192857052495" calcext:value-type="float">
            <text:p>0.115192857052495</text:p>
          </table:table-cell>
          <table:table-cell office:value-type="float" office:value="-0.590626389047404" calcext:value-type="float">
            <text:p>-0.590626389047404</text:p>
          </table:table-cell>
        </table:table-row>
        <table:table-row table:style-name="ro1">
          <table:table-cell office:value-type="float" office:value="1.74017160862376E+018" calcext:value-type="float">
            <text:p>1.74017160862376E+018</text:p>
          </table:table-cell>
          <table:table-cell office:value-type="float" office:value="-4.16596490566213" calcext:value-type="float">
            <text:p>-4.16596490566213</text:p>
          </table:table-cell>
          <table:table-cell office:value-type="float" office:value="0.0277376390785918" calcext:value-type="float">
            <text:p>0.0277376390785918</text:p>
          </table:table-cell>
          <table:table-cell office:value-type="float" office:value="2.95561781881937" calcext:value-type="float">
            <text:p>2.95561781881937</text:p>
          </table:table-cell>
          <table:table-cell office:value-type="float" office:value="0.12869285705231" calcext:value-type="float">
            <text:p>0.12869285705231</text:p>
          </table:table-cell>
          <table:table-cell office:value-type="float" office:value="-0.474751389046985" calcext:value-type="float">
            <text:p>-0.474751389046985</text:p>
          </table:table-cell>
        </table:table-row>
        <table:table-row table:style-name="ro1">
          <table:table-cell office:value-type="float" office:value="1.74017160864225E+018" calcext:value-type="float">
            <text:p>1.74017160864225E+018</text:p>
          </table:table-cell>
          <table:table-cell office:value-type="float" office:value="-4.16862208799966" calcext:value-type="float">
            <text:p>-4.16862208799966</text:p>
          </table:table-cell>
          <table:table-cell office:value-type="float" office:value="0.0282454372465937" calcext:value-type="float">
            <text:p>0.0282454372465937</text:p>
          </table:table-cell>
          <table:table-cell office:value-type="float" office:value="2.95040949381652" calcext:value-type="float">
            <text:p>2.95040949381652</text:p>
          </table:table-cell>
          <table:table-cell office:value-type="float" office:value="0.144892857052146" calcext:value-type="float">
            <text:p>0.144892857052146</text:p>
          </table:table-cell>
          <table:table-cell office:value-type="float" office:value="-0.335701389046839" calcext:value-type="float">
            <text:p>-0.335701389046839</text:p>
          </table:table-cell>
        </table:table-row>
        <table:table-row table:style-name="ro1">
          <table:table-cell office:value-type="float" office:value="1.74017160865736E+018" calcext:value-type="float">
            <text:p>1.74017160865736E+018</text:p>
          </table:table-cell>
          <table:table-cell office:value-type="float" office:value="-4.17105345022968" calcext:value-type="float">
            <text:p>-4.17105345022968</text:p>
          </table:table-cell>
          <table:table-cell office:value-type="float" office:value="0.0287194745926645" calcext:value-type="float">
            <text:p>0.0287194745926645</text:p>
          </table:table-cell>
          <table:table-cell office:value-type="float" office:value="2.9479811604808" calcext:value-type="float">
            <text:p>2.9479811604808</text:p>
          </table:table-cell>
          <table:table-cell office:value-type="float" office:value="0.158392857052034" calcext:value-type="float">
            <text:p>0.158392857052034</text:p>
          </table:table-cell>
          <table:table-cell office:value-type="float" office:value="-0.219826389047563" calcext:value-type="float">
            <text:p>-0.219826389047563</text:p>
          </table:table-cell>
        </table:table-row>
        <table:table-row table:style-name="ro1">
          <table:table-cell office:value-type="float" office:value="1.74017160867251E+018" calcext:value-type="float">
            <text:p>1.74017160867251E+018</text:p>
          </table:table-cell>
          <table:table-cell office:value-type="float" office:value="-4.17357659374969" calcext:value-type="float">
            <text:p>-4.17357659374969</text:p>
          </table:table-cell>
          <table:table-cell office:value-type="float" office:value="0.0292154497772833" calcext:value-type="float">
            <text:p>0.0292154497772833</text:p>
          </table:table-cell>
          <table:table-cell office:value-type="float" office:value="2.94729095214288" calcext:value-type="float">
            <text:p>2.94729095214288</text:p>
          </table:table-cell>
          <table:table-cell office:value-type="float" office:value="0.168285714230092" calcext:value-type="float">
            <text:p>0.168285714230092</text:p>
          </table:table-cell>
          <table:table-cell office:value-type="float" office:value="-0.103951389121477" calcext:value-type="float">
            <text:p>-0.103951389121477</text:p>
          </table:table-cell>
        </table:table-row>
        <table:table-row table:style-name="ro1">
          <table:table-cell office:value-type="float" office:value="1.74017160869086E+018" calcext:value-type="float">
            <text:p>1.74017160869086E+018</text:p>
          </table:table-cell>
          <table:table-cell office:value-type="float" office:value="-4.17660455855224" calcext:value-type="float">
            <text:p>-4.17660455855224</text:p>
          </table:table-cell>
          <table:table-cell office:value-type="float" office:value="0.0298096383148298" calcext:value-type="float">
            <text:p>0.0298096383148298</text:p>
          </table:table-cell>
          <table:table-cell office:value-type="float" office:value="2.94875702712431" calcext:value-type="float">
            <text:p>2.94875702712431</text:p>
          </table:table-cell>
          <table:table-cell office:value-type="float" office:value="0.171428571415985" calcext:value-type="float">
            <text:p>0.171428571415985</text:p>
          </table:table-cell>
          <table:table-cell office:value-type="float" office:value="0.0350986103527511" calcext:value-type="float">
            <text:p>0.0350986103527511</text:p>
          </table:table-cell>
        </table:table-row>
        <table:table-row table:style-name="ro1">
          <table:table-cell office:value-type="float" office:value="1.740171608706E+018" calcext:value-type="float">
            <text:p>1.740171608706E+018</text:p>
          </table:table-cell>
          <table:table-cell office:value-type="float" office:value="-4.17912902505814" calcext:value-type="float">
            <text:p>-4.17912902505814</text:p>
          </table:table-cell>
          <table:table-cell office:value-type="float" office:value="0.0302988298101216" calcext:value-type="float">
            <text:p>0.0302988298101216</text:p>
          </table:table-cell>
          <table:table-cell office:value-type="float" office:value="2.9518906937755" calcext:value-type="float">
            <text:p>2.9518906937755</text:p>
          </table:table-cell>
          <table:table-cell office:value-type="float" office:value="0.171428571417865" calcext:value-type="float">
            <text:p>0.171428571417865</text:p>
          </table:table-cell>
          <table:table-cell office:value-type="float" office:value="0.150973610079347" calcext:value-type="float">
            <text:p>0.150973610079347</text:p>
          </table:table-cell>
        </table:table-row>
        <table:table-row table:style-name="ro1">
          <table:table-cell office:value-type="float" office:value="1.74017160872414E+018" calcext:value-type="float">
            <text:p>1.74017160872414E+018</text:p>
          </table:table-cell>
          <table:table-cell office:value-type="float" office:value="-4.18216100988726" calcext:value-type="float">
            <text:p>-4.18216100988726</text:p>
          </table:table-cell>
          <table:table-cell office:value-type="float" office:value="0.0308721285776291" calcext:value-type="float">
            <text:p>0.0308721285776291</text:p>
          </table:table-cell>
          <table:table-cell office:value-type="float" office:value="2.95794541875691" calcext:value-type="float">
            <text:p>2.95794541875691</text:p>
          </table:table-cell>
          <table:table-cell office:value-type="float" office:value="0.171428571417909" calcext:value-type="float">
            <text:p>0.171428571417909</text:p>
          </table:table-cell>
          <table:table-cell office:value-type="float" office:value="0.290023610078604" calcext:value-type="float">
            <text:p>0.290023610078604</text:p>
          </table:table-cell>
        </table:table-row>
        <table:table-row table:style-name="ro1">
          <table:table-cell office:value-type="float" office:value="1.74017160873911E+018" calcext:value-type="float">
            <text:p>1.74017160873911E+018</text:p>
          </table:table-cell>
          <table:table-cell office:value-type="float" office:value="-4.18469074687348" calcext:value-type="float">
            <text:p>-4.18469074687348</text:p>
          </table:table-cell>
          <table:table-cell office:value-type="float" office:value="0.031333267359982" calcext:value-type="float">
            <text:p>0.031333267359982</text:p>
          </table:table-cell>
          <table:table-cell office:value-type="float" office:value="2.9649029604081" calcext:value-type="float">
            <text:p>2.9649029604081</text:p>
          </table:table-cell>
          <table:table-cell office:value-type="float" office:value="0.171428571418027" calcext:value-type="float">
            <text:p>0.171428571418027</text:p>
          </table:table-cell>
          <table:table-cell office:value-type="float" office:value="0.405898610078769" calcext:value-type="float">
            <text:p>0.405898610078769</text:p>
          </table:table-cell>
        </table:table-row>
        <table:table-row table:style-name="ro1">
          <table:table-cell office:value-type="float" office:value="1.74017160875445E+018" calcext:value-type="float">
            <text:p>1.74017160875445E+018</text:p>
          </table:table-cell>
          <table:table-cell office:value-type="float" office:value="-4.18722401262173" calcext:value-type="float">
            <text:p>-4.18722401262173</text:p>
          </table:table-cell>
          <table:table-cell office:value-type="float" office:value="0.0317745924707222" calcext:value-type="float">
            <text:p>0.0317745924707222</text:p>
          </table:table-cell>
          <table:table-cell office:value-type="float" office:value="2.97359862705808" calcext:value-type="float">
            <text:p>2.97359862705808</text:p>
          </table:table-cell>
          <table:table-cell office:value-type="float" office:value="0.171428571419967" calcext:value-type="float">
            <text:p>0.171428571419967</text:p>
          </table:table-cell>
          <table:table-cell office:value-type="float" office:value="0.521773610038908" calcext:value-type="float">
            <text:p>0.521773610038908</text:p>
          </table:table-cell>
        </table:table-row>
        <table:table-row table:style-name="ro1">
          <table:table-cell office:value-type="float" office:value="1.74017160877277E+018" calcext:value-type="float">
            <text:p>1.74017160877277E+018</text:p>
          </table:table-cell>
          <table:table-cell office:value-type="float" office:value="-4.19026938751557" calcext:value-type="float">
            <text:p>-4.19026938751557</text:p>
          </table:table-cell>
          <table:table-cell office:value-type="float" office:value="0.0322717803226708" calcext:value-type="float">
            <text:p>0.0322717803226708</text:p>
          </table:table-cell>
          <table:table-cell office:value-type="float" office:value="2.98632775203711" calcext:value-type="float">
            <text:p>2.98632775203711</text:p>
          </table:table-cell>
          <table:table-cell office:value-type="float" office:value="0.171428571423723" calcext:value-type="float">
            <text:p>0.171428571423723</text:p>
          </table:table-cell>
          <table:table-cell office:value-type="float" office:value="0.660823609959296" calcext:value-type="float">
            <text:p>0.660823609959296</text:p>
          </table:table-cell>
        </table:table-row>
        <table:table-row table:style-name="ro1">
          <table:table-cell office:value-type="float" office:value="1.74017160878786E+018" calcext:value-type="float">
            <text:p>1.74017160878786E+018</text:p>
          </table:table-cell>
          <table:table-cell office:value-type="float" office:value="-4.19281225303753" calcext:value-type="float">
            <text:p>-4.19281225303753</text:p>
          </table:table-cell>
          <table:table-cell office:value-type="float" office:value="0.0326538712036157" calcext:value-type="float">
            <text:p>0.0326538712036157</text:p>
          </table:table-cell>
          <table:table-cell office:value-type="float" office:value="2.99884729368633" calcext:value-type="float">
            <text:p>2.99884729368633</text:p>
          </table:table-cell>
          <table:table-cell office:value-type="float" office:value="0.171428571424389" calcext:value-type="float">
            <text:p>0.171428571424389</text:p>
          </table:table-cell>
          <table:table-cell office:value-type="float" office:value="0.77669860994739" calcext:value-type="float">
            <text:p>0.77669860994739</text:p>
          </table:table-cell>
        </table:table-row>
        <table:table-row table:style-name="ro1">
          <table:table-cell office:value-type="float" office:value="1.74017160880331E+018" calcext:value-type="float">
            <text:p>1.74017160880331E+018</text:p>
          </table:table-cell>
          <table:table-cell office:value-type="float" office:value="-4.19536000122249" calcext:value-type="float">
            <text:p>-4.19536000122249</text:p>
          </table:table-cell>
          <table:table-cell office:value-type="float" office:value="0.0330018827619213" calcext:value-type="float">
            <text:p>0.0330018827619213</text:p>
          </table:table-cell>
          <table:table-cell office:value-type="float" office:value="3.01310496033558" calcext:value-type="float">
            <text:p>3.01310496033558</text:p>
          </table:table-cell>
          <table:table-cell office:value-type="float" office:value="0.171428571424422" calcext:value-type="float">
            <text:p>0.171428571424422</text:p>
          </table:table-cell>
          <table:table-cell office:value-type="float" office:value="0.892573609949041" calcext:value-type="float">
            <text:p>0.892573609949041</text:p>
          </table:table-cell>
        </table:table-row>
        <table:table-row table:style-name="ro1">
          <table:table-cell office:value-type="float" office:value="1.74017160882163E+018" calcext:value-type="float">
            <text:p>1.74017160882163E+018</text:p>
          </table:table-cell>
          <table:table-cell office:value-type="float" office:value="-4.19842383849297" calcext:value-type="float">
            <text:p>-4.19842383849297</text:p>
          </table:table-cell>
          <table:table-cell office:value-type="float" office:value="0.0333682698679065" calcext:value-type="float">
            <text:p>0.0333682698679065</text:p>
          </table:table-cell>
          <table:table-cell office:value-type="float" office:value="3.03229386031832" calcext:value-type="float">
            <text:p>3.03229386031832</text:p>
          </table:table-cell>
          <table:table-cell office:value-type="float" office:value="0.171428571424408" calcext:value-type="float">
            <text:p>0.171428571424408</text:p>
          </table:table-cell>
          <table:table-cell office:value-type="float" office:value="1.02446944340475" calcext:value-type="float">
            <text:p>1.02446944340475</text:p>
          </table:table-cell>
        </table:table-row>
        <table:table-row table:style-name="ro1">
          <table:table-cell office:value-type="float" office:value="1.74017160883693E+018" calcext:value-type="float">
            <text:p>1.74017160883693E+018</text:p>
          </table:table-cell>
          <table:table-cell office:value-type="float" office:value="-4.20098209992207" calcext:value-type="float">
            <text:p>-4.20098209992207</text:p>
          </table:table-cell>
          <table:table-cell office:value-type="float" office:value="0.033627877955876" calcext:value-type="float">
            <text:p>0.033627877955876</text:p>
          </table:table-cell>
          <table:table-cell office:value-type="float" office:value="3.04862719364319" calcext:value-type="float">
            <text:p>3.04862719364319</text:p>
          </table:table-cell>
          <table:table-cell office:value-type="float" office:value="0.171428571424304" calcext:value-type="float">
            <text:p>0.171428571424304</text:p>
          </table:table-cell>
          <table:table-cell office:value-type="float" office:value="1.08207083259183" calcext:value-type="float">
            <text:p>1.08207083259183</text:p>
          </table:table-cell>
        </table:table-row>
        <table:table-row table:style-name="ro1">
          <table:table-cell office:value-type="float" office:value="1.7401716088555E+018" calcext:value-type="float">
            <text:p>1.7401716088555E+018</text:p>
          </table:table-cell>
          <table:table-cell office:value-type="float" office:value="-4.20405709997406" calcext:value-type="float">
            <text:p>-4.20405709997406</text:p>
          </table:table-cell>
          <table:table-cell office:value-type="float" office:value="0.0338842029790261" calcext:value-type="float">
            <text:p>0.0338842029790261</text:p>
          </table:table-cell>
          <table:table-cell office:value-type="float" office:value="3.06822719363312" calcext:value-type="float">
            <text:p>3.06822719363312</text:p>
          </table:table-cell>
          <table:table-cell office:value-type="float" office:value="0.171428571424126" calcext:value-type="float">
            <text:p>0.171428571424126</text:p>
          </table:table-cell>
          <table:table-cell office:value-type="float" office:value="1.08888888832771" calcext:value-type="float">
            <text:p>1.08888888832771</text:p>
          </table:table-cell>
        </table:table-row>
        <table:table-row table:style-name="ro1">
          <table:table-cell office:value-type="float" office:value="1.7401716088705E+018" calcext:value-type="float">
            <text:p>1.7401716088705E+018</text:p>
          </table:table-cell>
          <table:table-cell office:value-type="float" office:value="-4.20662303653816" calcext:value-type="float">
            <text:p>-4.20662303653816</text:p>
          </table:table-cell>
          <table:table-cell office:value-type="float" office:value="0.0340517364022835" calcext:value-type="float">
            <text:p>0.0340517364022835</text:p>
          </table:table-cell>
          <table:table-cell office:value-type="float" office:value="3.08456052695814" calcext:value-type="float">
            <text:p>3.08456052695814</text:p>
          </table:table-cell>
          <table:table-cell office:value-type="float" office:value="0.171428571423963" calcext:value-type="float">
            <text:p>0.171428571423963</text:p>
          </table:table-cell>
          <table:table-cell office:value-type="float" office:value="1.08888888833242" calcext:value-type="float">
            <text:p>1.08888888833242</text:p>
          </table:table-cell>
        </table:table-row>
        <table:table-row table:style-name="ro1">
          <table:table-cell office:value-type="float" office:value="1.74017160888541E+018" calcext:value-type="float">
            <text:p>1.74017160888541E+018</text:p>
          </table:table-cell>
          <table:table-cell office:value-type="float" office:value="-4.20919136710003" calcext:value-type="float">
            <text:p>-4.20919136710003</text:p>
          </table:table-cell>
          <table:table-cell office:value-type="float" office:value="0.034177339045179" calcext:value-type="float">
            <text:p>0.034177339045179</text:p>
          </table:table-cell>
          <table:table-cell office:value-type="float" office:value="3.10089386028324" calcext:value-type="float">
            <text:p>3.10089386028324</text:p>
          </table:table-cell>
          <table:table-cell office:value-type="float" office:value="0.171428571423801" calcext:value-type="float">
            <text:p>0.171428571423801</text:p>
          </table:table-cell>
          <table:table-cell office:value-type="float" office:value="1.08888888833712" calcext:value-type="float">
            <text:p>1.08888888833712</text:p>
          </table:table-cell>
        </table:table-row>
        <table:table-row table:style-name="ro1">
          <table:table-cell office:value-type="float" office:value="1.7401716089037E+018" calcext:value-type="float">
            <text:p>1.7401716089037E+018</text:p>
          </table:table-cell>
          <table:table-cell office:value-type="float" office:value="-4.21227555911428" calcext:value-type="float">
            <text:p>-4.21227555911428</text:p>
          </table:table-cell>
          <table:table-cell office:value-type="float" office:value="0.0342726671964126" calcext:value-type="float">
            <text:p>0.0342726671964126</text:p>
          </table:table-cell>
          <table:table-cell office:value-type="float" office:value="3.12049386027344" calcext:value-type="float">
            <text:p>3.12049386027344</text:p>
          </table:table-cell>
          <table:table-cell office:value-type="float" office:value="0.171428571423608" calcext:value-type="float">
            <text:p>0.171428571423608</text:p>
          </table:table-cell>
          <table:table-cell office:value-type="float" office:value="1.08888888834284" calcext:value-type="float">
            <text:p>1.08888888834284</text:p>
          </table:table-cell>
        </table:table-row>
        <table:table-row table:style-name="ro1">
          <table:table-cell office:value-type="float" office:value="1.74017160891883E+018" calcext:value-type="float">
            <text:p>1.74017160891883E+018</text:p>
          </table:table-cell>
          <table:table-cell office:value-type="float" office:value="-4.21484674408505" calcext:value-type="float">
            <text:p>-4.21484674408505</text:p>
          </table:table-cell>
          <table:table-cell office:value-type="float" office:value="0.0343059199398539" calcext:value-type="float">
            <text:p>0.0343059199398539</text:p>
          </table:table-cell>
          <table:table-cell office:value-type="float" office:value="3.1368271935987" calcext:value-type="float">
            <text:p>3.1368271935987</text:p>
          </table:table-cell>
          <table:table-cell office:value-type="float" office:value="0.17142857142346" calcext:value-type="float">
            <text:p>0.17142857142346</text:p>
          </table:table-cell>
          <table:table-cell office:value-type="float" office:value="1.08888888834792" calcext:value-type="float">
            <text:p>1.08888888834792</text:p>
          </table:table-cell>
        </table:table-row>
        <table:table-row table:style-name="ro1">
          <table:table-cell office:value-type="float" office:value="1.74017160893421E+018" calcext:value-type="float">
            <text:p>1.74017160893421E+018</text:p>
          </table:table-cell>
          <table:table-cell office:value-type="float" office:value="-4.21741812919993" calcext:value-type="float">
            <text:p>-4.21741812919993</text:p>
          </table:table-cell>
          <table:table-cell office:value-type="float" office:value="0.0342971740939214" calcext:value-type="float">
            <text:p>0.0342971740939214</text:p>
          </table:table-cell>
          <table:table-cell office:value-type="float" office:value="-3.13002478025555" calcext:value-type="float">
            <text:p>-3.13002478025555</text:p>
          </table:table-cell>
          <table:table-cell office:value-type="float" office:value="0.171428571423357" calcext:value-type="float">
            <text:p>0.171428571423357</text:p>
          </table:table-cell>
          <table:table-cell office:value-type="float" office:value="1.08888888835313" calcext:value-type="float">
            <text:p>1.08888888835313</text:p>
          </table:table-cell>
        </table:table-row>
        <table:table-row table:style-name="ro1">
          <table:table-cell office:value-type="float" office:value="1.7401716089522E+018" calcext:value-type="float">
            <text:p>1.7401716089522E+018</text:p>
          </table:table-cell>
          <table:table-cell office:value-type="float" office:value="-4.22050308968488" calcext:value-type="float">
            <text:p>-4.22050308968488</text:p>
          </table:table-cell>
          <table:table-cell office:value-type="float" office:value="0.0342312450146488" calcext:value-type="float">
            <text:p>0.0342312450146488</text:p>
          </table:table-cell>
          <table:table-cell office:value-type="float" office:value="-3.11042478026503" calcext:value-type="float">
            <text:p>-3.11042478026503</text:p>
          </table:table-cell>
          <table:table-cell office:value-type="float" office:value="0.171428571423149" calcext:value-type="float">
            <text:p>0.171428571423149</text:p>
          </table:table-cell>
          <table:table-cell office:value-type="float" office:value="1.08888888835948" calcext:value-type="float">
            <text:p>1.08888888835948</text:p>
          </table:table-cell>
        </table:table-row>
        <table:table-row table:style-name="ro1">
          <table:table-cell office:value-type="float" office:value="1.7401716089676E+018" calcext:value-type="float">
            <text:p>1.7401716089676E+018</text:p>
          </table:table-cell>
          <table:table-cell office:value-type="float" office:value="-4.22307250068666" calcext:value-type="float">
            <text:p>-4.22307250068666</text:p>
          </table:table-cell>
          <table:table-cell office:value-type="float" office:value="0.0341301262589585" calcext:value-type="float">
            <text:p>0.0341301262589585</text:p>
          </table:table-cell>
          <table:table-cell office:value-type="float" office:value="-3.09409144693953" calcext:value-type="float">
            <text:p>-3.09409144693953</text:p>
          </table:table-cell>
          <table:table-cell office:value-type="float" office:value="0.171428571423027" calcext:value-type="float">
            <text:p>0.171428571423027</text:p>
          </table:table-cell>
          <table:table-cell office:value-type="float" office:value="1.08888888836495" calcext:value-type="float">
            <text:p>1.08888888836495</text:p>
          </table:table-cell>
        </table:table-row>
        <table:table-row table:style-name="ro1">
          <table:table-cell office:value-type="float" office:value="1.74017160898563E+018" calcext:value-type="float">
            <text:p>1.74017160898563E+018</text:p>
          </table:table-cell>
          <table:table-cell office:value-type="float" office:value="-4.22615310118676" calcext:value-type="float">
            <text:p>-4.22615310118676</text:p>
          </table:table-cell>
          <table:table-cell office:value-type="float" office:value="0.0339534106797829" calcext:value-type="float">
            <text:p>0.0339534106797829</text:p>
          </table:table-cell>
          <table:table-cell office:value-type="float" office:value="-3.0744914469488" calcext:value-type="float">
            <text:p>-3.0744914469488</text:p>
          </table:table-cell>
          <table:table-cell office:value-type="float" office:value="0.171428571422824" calcext:value-type="float">
            <text:p>0.171428571422824</text:p>
          </table:table-cell>
          <table:table-cell office:value-type="float" office:value="1.08888888837142" calcext:value-type="float">
            <text:p>1.08888888837142</text:p>
          </table:table-cell>
        </table:table-row>
        <table:table-row table:style-name="ro1">
          <table:table-cell office:value-type="float" office:value="1.74017160900115E+018" calcext:value-type="float">
            <text:p>1.74017160900115E+018</text:p>
          </table:table-cell>
          <table:table-cell office:value-type="float" office:value="-4.2287172207975" calcext:value-type="float">
            <text:p>-4.2287172207975</text:p>
          </table:table-cell>
          <table:table-cell office:value-type="float" office:value="0.0337600495652726" calcext:value-type="float">
            <text:p>0.0337600495652726</text:p>
          </table:table-cell>
          <table:table-cell office:value-type="float" office:value="-3.05815811362309" calcext:value-type="float">
            <text:p>-3.05815811362309</text:p>
          </table:table-cell>
          <table:table-cell office:value-type="float" office:value="0.171428571422646" calcext:value-type="float">
            <text:p>0.171428571422646</text:p>
          </table:table-cell>
          <table:table-cell office:value-type="float" office:value="1.08888888837727" calcext:value-type="float">
            <text:p>1.08888888837727</text:p>
          </table:table-cell>
        </table:table-row>
        <table:table-row table:style-name="ro1">
          <table:table-cell office:value-type="float" office:value="1.7401716090166E+018" calcext:value-type="float">
            <text:p>1.7401716090166E+018</text:p>
          </table:table-cell>
          <table:table-cell office:value-type="float" office:value="-4.23127784029967" calcext:value-type="float">
            <text:p>-4.23127784029967</text:p>
          </table:table-cell>
          <table:table-cell office:value-type="float" office:value="0.0335248354842356" calcext:value-type="float">
            <text:p>0.0335248354842356</text:p>
          </table:table-cell>
          <table:table-cell office:value-type="float" office:value="-3.0418247802973" calcext:value-type="float">
            <text:p>-3.0418247802973</text:p>
          </table:table-cell>
          <table:table-cell office:value-type="float" office:value="0.171428571422498" calcext:value-type="float">
            <text:p>0.171428571422498</text:p>
          </table:table-cell>
          <table:table-cell office:value-type="float" office:value="1.08888888838337" calcext:value-type="float">
            <text:p>1.08888888838337</text:p>
          </table:table-cell>
        </table:table-row>
        <table:table-row table:style-name="ro1">
          <table:table-cell office:value-type="float" office:value="1.74017160903476E+018" calcext:value-type="float">
            <text:p>1.74017160903476E+018</text:p>
          </table:table-cell>
          <table:table-cell office:value-type="float" office:value="-4.23434500182898" calcext:value-type="float">
            <text:p>-4.23434500182898</text:p>
          </table:table-cell>
          <table:table-cell office:value-type="float" office:value="0.0331874218061193" calcext:value-type="float">
            <text:p>0.0331874218061193</text:p>
          </table:table-cell>
          <table:table-cell office:value-type="float" office:value="-3.02222478030624" calcext:value-type="float">
            <text:p>-3.02222478030624</text:p>
          </table:table-cell>
          <table:table-cell office:value-type="float" office:value="0.171428571422379" calcext:value-type="float">
            <text:p>0.171428571422379</text:p>
          </table:table-cell>
          <table:table-cell office:value-type="float" office:value="1.08888888839023" calcext:value-type="float">
            <text:p>1.08888888839023</text:p>
          </table:table-cell>
        </table:table-row>
        <table:table-row table:style-name="ro1">
          <table:table-cell office:value-type="float" office:value="1.74017160904975E+018" calcext:value-type="float">
            <text:p>1.74017160904975E+018</text:p>
          </table:table-cell>
          <table:table-cell office:value-type="float" office:value="-4.23697590000668" calcext:value-type="float">
            <text:p>-4.23697590000668</text:p>
          </table:table-cell>
          <table:table-cell office:value-type="float" office:value="0.0328503627061959" calcext:value-type="float">
            <text:p>0.0328503627061959</text:p>
          </table:table-cell>
          <table:table-cell office:value-type="float" office:value="-3.00658669697741" calcext:value-type="float">
            <text:p>-3.00658669697741</text:p>
          </table:table-cell>
          <table:table-cell office:value-type="float" office:value="0.174128571410308" calcext:value-type="float">
            <text:p>0.174128571410308</text:p>
          </table:table-cell>
          <table:table-cell office:value-type="float" office:value="1.06571388849076" calcext:value-type="float">
            <text:p>1.06571388849076</text:p>
          </table:table-cell>
        </table:table-row>
        <table:table-row table:style-name="ro1">
          <table:table-cell office:value-type="float" office:value="1.74017160906765E+018" calcext:value-type="float">
            <text:p>1.74017160906765E+018</text:p>
          </table:table-cell>
          <table:table-cell office:value-type="float" office:value="-4.24039058457254" calcext:value-type="float">
            <text:p>-4.24039058457254</text:p>
          </table:table-cell>
          <table:table-cell office:value-type="float" office:value="0.0323567646385941" calcext:value-type="float">
            <text:p>0.0323567646385941</text:p>
          </table:table-cell>
          <table:table-cell office:value-type="float" office:value="-2.99011532197428" calcext:value-type="float">
            <text:p>-2.99011532197428</text:p>
          </table:table-cell>
          <table:table-cell office:value-type="float" office:value="0.186278571363466" calcext:value-type="float">
            <text:p>0.186278571363466</text:p>
          </table:table-cell>
          <table:table-cell office:value-type="float" office:value="0.961426388892104" calcext:value-type="float">
            <text:p>0.961426388892104</text:p>
          </table:table-cell>
        </table:table-row>
        <table:table-row table:style-name="ro1">
          <table:table-cell office:value-type="float" office:value="1.74017160908292E+018" calcext:value-type="float">
            <text:p>1.74017160908292E+018</text:p>
          </table:table-cell>
          <table:table-cell office:value-type="float" office:value="-4.24345010627131" calcext:value-type="float">
            <text:p>-4.24345010627131</text:p>
          </table:table-cell>
          <table:table-cell office:value-type="float" office:value="0.0318705792214729" calcext:value-type="float">
            <text:p>0.0318705792214729</text:p>
          </table:table-cell>
          <table:table-cell office:value-type="float" office:value="-2.97824253982941" calcext:value-type="float">
            <text:p>-2.97824253982941</text:p>
          </table:table-cell>
          <table:table-cell office:value-type="float" office:value="0.199778571341757" calcext:value-type="float">
            <text:p>0.199778571341757</text:p>
          </table:table-cell>
          <table:table-cell office:value-type="float" office:value="0.847503849372309" calcext:value-type="float">
            <text:p>0.847503849372309</text:p>
          </table:table-cell>
        </table:table-row>
        <table:table-row table:style-name="ro1">
          <table:table-cell office:value-type="float" office:value="1.74017160909805E+018" calcext:value-type="float">
            <text:p>1.74017160909805E+018</text:p>
          </table:table-cell>
          <table:table-cell office:value-type="float" office:value="-4.24665590421024" calcext:value-type="float">
            <text:p>-4.24665590421024</text:p>
          </table:table-cell>
          <table:table-cell office:value-type="float" office:value="0.0313233586525147" calcext:value-type="float">
            <text:p>0.0313233586525147</text:p>
          </table:table-cell>
          <table:table-cell office:value-type="float" office:value="-2.96683071245049" calcext:value-type="float">
            <text:p>-2.96683071245049</text:p>
          </table:table-cell>
          <table:table-cell office:value-type="float" office:value="0.211670442125099" calcext:value-type="float">
            <text:p>0.211670442125099</text:p>
          </table:table-cell>
          <table:table-cell office:value-type="float" office:value="0.776153650792899" calcext:value-type="float">
            <text:p>0.776153650792899</text:p>
          </table:table-cell>
        </table:table-row>
        <table:table-row table:style-name="ro1">
          <table:table-cell office:value-type="float" office:value="1.74017160911647E+018" calcext:value-type="float">
            <text:p>1.74017160911647E+018</text:p>
          </table:table-cell>
          <table:table-cell office:value-type="float" office:value="-4.25050415500119" calcext:value-type="float">
            <text:p>-4.25050415500119</text:p>
          </table:table-cell>
          <table:table-cell office:value-type="float" office:value="0.0306166953747979" calcext:value-type="float">
            <text:p>0.0306166953747979</text:p>
          </table:table-cell>
          <table:table-cell office:value-type="float" office:value="-2.95313651959616" calcext:value-type="float">
            <text:p>-2.95313651959616</text:p>
          </table:table-cell>
          <table:table-cell office:value-type="float" office:value="0.217364183697379" calcext:value-type="float">
            <text:p>0.217364183697379</text:p>
          </table:table-cell>
          <table:table-cell office:value-type="float" office:value="0.760788491926976" calcext:value-type="float">
            <text:p>0.760788491926976</text:p>
          </table:table-cell>
        </table:table-row>
        <table:table-row table:style-name="ro1">
          <table:table-cell office:value-type="float" office:value="1.74017160913189E+018" calcext:value-type="float">
            <text:p>1.74017160913189E+018</text:p>
          </table:table-cell>
          <table:table-cell office:value-type="float" office:value="-4.25370339353695" calcext:value-type="float">
            <text:p>-4.25370339353695</text:p>
          </table:table-cell>
          <table:table-cell office:value-type="float" office:value="0.0299875993197994" calcext:value-type="float">
            <text:p>0.0299875993197994</text:p>
          </table:table-cell>
          <table:table-cell office:value-type="float" office:value="-2.94172469221895" calcext:value-type="float">
            <text:p>-2.94172469221895</text:p>
          </table:table-cell>
          <table:table-cell office:value-type="float" office:value="0.21736814063734" calcext:value-type="float">
            <text:p>0.21736814063734</text:p>
          </table:table-cell>
          <table:table-cell office:value-type="float" office:value="0.760788491850738" calcext:value-type="float">
            <text:p>0.760788491850738</text:p>
          </table:table-cell>
        </table:table-row>
        <table:table-row table:style-name="ro1">
          <table:table-cell office:value-type="float" office:value="1.74017160914739E+018" calcext:value-type="float">
            <text:p>1.74017160914739E+018</text:p>
          </table:table-cell>
          <table:table-cell office:value-type="float" office:value="-4.25689524477711" calcext:value-type="float">
            <text:p>-4.25689524477711</text:p>
          </table:table-cell>
          <table:table-cell office:value-type="float" office:value="0.0293220358624009" calcext:value-type="float">
            <text:p>0.0293220358624009</text:p>
          </table:table-cell>
          <table:table-cell office:value-type="float" office:value="-2.93031286484167" calcext:value-type="float">
            <text:p>-2.93031286484167</text:p>
          </table:table-cell>
          <table:table-cell office:value-type="float" office:value="0.217368140642351" calcext:value-type="float">
            <text:p>0.217368140642351</text:p>
          </table:table-cell>
          <table:table-cell office:value-type="float" office:value="0.760788491816484" calcext:value-type="float">
            <text:p>0.760788491816484</text:p>
          </table:table-cell>
        </table:table-row>
        <table:table-row table:style-name="ro1">
          <table:table-cell office:value-type="float" office:value="1.74017160916578E+018" calcext:value-type="float">
            <text:p>1.74017160916578E+018</text:p>
          </table:table-cell>
          <table:table-cell office:value-type="float" office:value="-4.26071512984316" calcext:value-type="float">
            <text:p>-4.26071512984316</text:p>
          </table:table-cell>
          <table:table-cell office:value-type="float" office:value="0.0284753451147908" calcext:value-type="float">
            <text:p>0.0284753451147908</text:p>
          </table:table-cell>
          <table:table-cell office:value-type="float" office:value="-2.91661867198888" calcext:value-type="float">
            <text:p>-2.91661867198888</text:p>
          </table:table-cell>
          <table:table-cell office:value-type="float" office:value="0.217368140642262" calcext:value-type="float">
            <text:p>0.217368140642262</text:p>
          </table:table-cell>
          <table:table-cell office:value-type="float" office:value="0.76078849182055" calcext:value-type="float">
            <text:p>0.76078849182055</text:p>
          </table:table-cell>
        </table:table-row>
        <table:table-row table:style-name="ro1">
          <table:table-cell office:value-type="float" office:value="1.74017160918161E+018" calcext:value-type="float">
            <text:p>1.74017160918161E+018</text:p>
          </table:table-cell>
          <table:table-cell office:value-type="float" office:value="-4.26388926731038" calcext:value-type="float">
            <text:p>-4.26388926731038</text:p>
          </table:table-cell>
          <table:table-cell office:value-type="float" office:value="0.0277298651390159" calcext:value-type="float">
            <text:p>0.0277298651390159</text:p>
          </table:table-cell>
          <table:table-cell office:value-type="float" office:value="-2.90520684461161" calcext:value-type="float">
            <text:p>-2.90520684461161</text:p>
          </table:table-cell>
          <table:table-cell office:value-type="float" office:value="0.217368140642136" calcext:value-type="float">
            <text:p>0.217368140642136</text:p>
          </table:table-cell>
          <table:table-cell office:value-type="float" office:value="0.760788491819988" calcext:value-type="float">
            <text:p>0.760788491819988</text:p>
          </table:table-cell>
        </table:table-row>
        <table:table-row table:style-name="ro1">
          <table:table-cell office:value-type="float" office:value="1.74017160919964E+018" calcext:value-type="float">
            <text:p>1.74017160919964E+018</text:p>
          </table:table-cell>
          <table:table-cell office:value-type="float" office:value="-4.26768669377747" calcext:value-type="float">
            <text:p>-4.26768669377747</text:p>
          </table:table-cell>
          <table:table-cell office:value-type="float" office:value="0.0267875491798175" calcext:value-type="float">
            <text:p>0.0267875491798175</text:p>
          </table:table-cell>
          <table:table-cell office:value-type="float" office:value="-2.89151265175894" calcext:value-type="float">
            <text:p>-2.89151265175894</text:p>
          </table:table-cell>
          <table:table-cell office:value-type="float" office:value="0.217368140642018" calcext:value-type="float">
            <text:p>0.217368140642018</text:p>
          </table:table-cell>
          <table:table-cell office:value-type="float" office:value="0.760788491816176" calcext:value-type="float">
            <text:p>0.760788491816176</text:p>
          </table:table-cell>
        </table:table-row>
        <table:table-row table:style-name="ro1">
          <table:table-cell office:value-type="float" office:value="1.74017160921402E+018" calcext:value-type="float">
            <text:p>1.74017160921402E+018</text:p>
          </table:table-cell>
          <table:table-cell office:value-type="float" office:value="-4.2708411168791" calcext:value-type="float">
            <text:p>-4.2708411168791</text:p>
          </table:table-cell>
          <table:table-cell office:value-type="float" office:value="0.0259626225461489" calcext:value-type="float">
            <text:p>0.0259626225461489</text:p>
          </table:table-cell>
          <table:table-cell office:value-type="float" office:value="-2.88010082438176" calcext:value-type="float">
            <text:p>-2.88010082438176</text:p>
          </table:table-cell>
          <table:table-cell office:value-type="float" office:value="0.217368140641914" calcext:value-type="float">
            <text:p>0.217368140641914</text:p>
          </table:table-cell>
          <table:table-cell office:value-type="float" office:value="0.760788491813" calcext:value-type="float">
            <text:p>0.760788491813</text:p>
          </table:table-cell>
        </table:table-row>
        <table:table-row table:style-name="ro1">
          <table:table-cell office:value-type="float" office:value="1.74017160922943E+018" calcext:value-type="float">
            <text:p>1.74017160922943E+018</text:p>
          </table:table-cell>
          <table:table-cell office:value-type="float" office:value="-4.273985920867" calcext:value-type="float">
            <text:p>-4.273985920867</text:p>
          </table:table-cell>
          <table:table-cell office:value-type="float" office:value="0.0251017526763287" calcext:value-type="float">
            <text:p>0.0251017526763287</text:p>
          </table:table-cell>
          <table:table-cell office:value-type="float" office:value="-2.86868899700463" calcext:value-type="float">
            <text:p>-2.86868899700463</text:p>
          </table:table-cell>
          <table:table-cell office:value-type="float" office:value="0.217368140641855" calcext:value-type="float">
            <text:p>0.217368140641855</text:p>
          </table:table-cell>
          <table:table-cell office:value-type="float" office:value="0.760788491810204" calcext:value-type="float">
            <text:p>0.760788491810204</text:p>
          </table:table-cell>
        </table:table-row>
        <table:table-row table:style-name="ro1">
          <table:table-cell office:value-type="float" office:value="1.74017160924739E+018" calcext:value-type="float">
            <text:p>1.74017160924739E+018</text:p>
          </table:table-cell>
          <table:table-cell office:value-type="float" office:value="-4.27774641187748" calcext:value-type="float">
            <text:p>-4.27774641187748</text:p>
          </table:table-cell>
          <table:table-cell office:value-type="float" office:value="0.024021421939951" calcext:value-type="float">
            <text:p>0.024021421939951</text:p>
          </table:table-cell>
          <table:table-cell office:value-type="float" office:value="-2.85499480415213" calcext:value-type="float">
            <text:p>-2.85499480415213</text:p>
          </table:table-cell>
          <table:table-cell office:value-type="float" office:value="0.217368140641751" calcext:value-type="float">
            <text:p>0.217368140641751</text:p>
          </table:table-cell>
          <table:table-cell office:value-type="float" office:value="0.760788491806519" calcext:value-type="float">
            <text:p>0.760788491806519</text:p>
          </table:table-cell>
        </table:table-row>
        <table:table-row table:style-name="ro1">
          <table:table-cell office:value-type="float" office:value="1.74017160926245E+018" calcext:value-type="float">
            <text:p>1.74017160926245E+018</text:p>
          </table:table-cell>
          <table:table-cell office:value-type="float" office:value="-4.28086861406725" calcext:value-type="float">
            <text:p>-4.28086861406725</text:p>
          </table:table-cell>
          <table:table-cell office:value-type="float" office:value="0.0230818781457223" calcext:value-type="float">
            <text:p>0.0230818781457223</text:p>
          </table:table-cell>
          <table:table-cell office:value-type="float" office:value="-2.8435829767751" calcext:value-type="float">
            <text:p>-2.8435829767751</text:p>
          </table:table-cell>
          <table:table-cell office:value-type="float" office:value="0.217368140641662" calcext:value-type="float">
            <text:p>0.217368140641662</text:p>
          </table:table-cell>
          <table:table-cell office:value-type="float" office:value="0.760788491803724" calcext:value-type="float">
            <text:p>0.760788491803724</text:p>
          </table:table-cell>
        </table:table-row>
        <table:table-row table:style-name="ro1">
          <table:table-cell office:value-type="float" office:value="1.74017160927782E+018" calcext:value-type="float">
            <text:p>1.74017160927782E+018</text:p>
          </table:table-cell>
          <table:table-cell office:value-type="float" office:value="-4.28397989127845" calcext:value-type="float">
            <text:p>-4.28397989127845</text:p>
          </table:table-cell>
          <table:table-cell office:value-type="float" office:value="0.0221067662700501" calcext:value-type="float">
            <text:p>0.0221067662700501</text:p>
          </table:table-cell>
          <table:table-cell office:value-type="float" office:value="-2.8321711493981" calcext:value-type="float">
            <text:p>-2.8321711493981</text:p>
          </table:table-cell>
          <table:table-cell office:value-type="float" office:value="0.217368140641574" calcext:value-type="float">
            <text:p>0.217368140641574</text:p>
          </table:table-cell>
          <table:table-cell office:value-type="float" office:value="0.760788491800928" calcext:value-type="float">
            <text:p>0.760788491800928</text:p>
          </table:table-cell>
        </table:table-row>
        <table:table-row table:style-name="ro1">
          <table:table-cell office:value-type="float" office:value="1.74017160929592E+018" calcext:value-type="float">
            <text:p>1.74017160929592E+018</text:p>
          </table:table-cell>
          <table:table-cell office:value-type="float" office:value="-4.28769843257479" calcext:value-type="float">
            <text:p>-4.28769843257479</text:p>
          </table:table-cell>
          <table:table-cell office:value-type="float" office:value="0.0208898612749044" calcext:value-type="float">
            <text:p>0.0208898612749044</text:p>
          </table:table-cell>
          <table:table-cell office:value-type="float" office:value="-2.81847695654576" calcext:value-type="float">
            <text:p>-2.81847695654576</text:p>
          </table:table-cell>
          <table:table-cell office:value-type="float" office:value="0.217368140641485" calcext:value-type="float">
            <text:p>0.217368140641485</text:p>
          </table:table-cell>
          <table:table-cell office:value-type="float" office:value="0.760788491797625" calcext:value-type="float">
            <text:p>0.760788491797625</text:p>
          </table:table-cell>
        </table:table-row>
        <table:table-row table:style-name="ro1">
          <table:table-cell office:value-type="float" office:value="1.74017160931127E+018" calcext:value-type="float">
            <text:p>1.74017160931127E+018</text:p>
          </table:table-cell>
          <table:table-cell office:value-type="float" office:value="-4.29078425069267" calcext:value-type="float">
            <text:p>-4.29078425069267</text:p>
          </table:table-cell>
          <table:table-cell office:value-type="float" office:value="0.0198369531125134" calcext:value-type="float">
            <text:p>0.0198369531125134</text:p>
          </table:table-cell>
          <table:table-cell office:value-type="float" office:value="-2.80706512916886" calcext:value-type="float">
            <text:p>-2.80706512916886</text:p>
          </table:table-cell>
          <table:table-cell office:value-type="float" office:value="0.217368140641396" calcext:value-type="float">
            <text:p>0.217368140641396</text:p>
          </table:table-cell>
          <table:table-cell office:value-type="float" office:value="0.76078849179483" calcext:value-type="float">
            <text:p>0.76078849179483</text:p>
          </table:table-cell>
        </table:table-row>
        <table:table-row table:style-name="ro1">
          <table:table-cell office:value-type="float" office:value="1.74017160932953E+018" calcext:value-type="float">
            <text:p>1.74017160932953E+018</text:p>
          </table:table-cell>
          <table:table-cell office:value-type="float" office:value="-4.29447107169748" calcext:value-type="float">
            <text:p>-4.29447107169748</text:p>
          </table:table-cell>
          <table:table-cell office:value-type="float" office:value="0.0185270836463952" calcext:value-type="float">
            <text:p>0.0185270836463952</text:p>
          </table:table-cell>
          <table:table-cell office:value-type="float" office:value="-2.79337093631664" calcext:value-type="float">
            <text:p>-2.79337093631664</text:p>
          </table:table-cell>
          <table:table-cell office:value-type="float" office:value="0.217368140641307" calcext:value-type="float">
            <text:p>0.217368140641307</text:p>
          </table:table-cell>
          <table:table-cell office:value-type="float" office:value="0.760788491791526" calcext:value-type="float">
            <text:p>0.760788491791526</text:p>
          </table:table-cell>
        </table:table-row>
        <table:table-row table:style-name="ro1">
          <table:table-cell office:value-type="float" office:value="1.74017160934491E+018" calcext:value-type="float">
            <text:p>1.74017160934491E+018</text:p>
          </table:table-cell>
          <table:table-cell office:value-type="float" office:value="-4.29752948579521" calcext:value-type="float">
            <text:p>-4.29752948579521</text:p>
          </table:table-cell>
          <table:table-cell office:value-type="float" office:value="0.0173970428233421" calcext:value-type="float">
            <text:p>0.0173970428233421</text:p>
          </table:table-cell>
          <table:table-cell office:value-type="float" office:value="-2.78195910893982" calcext:value-type="float">
            <text:p>-2.78195910893982</text:p>
          </table:table-cell>
          <table:table-cell office:value-type="float" office:value="0.217368140641284" calcext:value-type="float">
            <text:p>0.217368140641284</text:p>
          </table:table-cell>
          <table:table-cell office:value-type="float" office:value="0.760788491789292" calcext:value-type="float">
            <text:p>0.760788491789292</text:p>
          </table:table-cell>
        </table:table-row>
        <table:table-row table:style-name="ro1">
          <table:table-cell office:value-type="float" office:value="1.74017160935971E+018" calcext:value-type="float">
            <text:p>1.74017160935971E+018</text:p>
          </table:table-cell>
          <table:table-cell office:value-type="float" office:value="-4.30057480519588" calcext:value-type="float">
            <text:p>-4.30057480519588</text:p>
          </table:table-cell>
          <table:table-cell office:value-type="float" office:value="0.0162321742458023" calcext:value-type="float">
            <text:p>0.0162321742458023</text:p>
          </table:table-cell>
          <table:table-cell office:value-type="float" office:value="-2.77054728156304" calcext:value-type="float">
            <text:p>-2.77054728156304</text:p>
          </table:table-cell>
          <table:table-cell office:value-type="float" office:value="0.217368140641181" calcext:value-type="float">
            <text:p>0.217368140641181</text:p>
          </table:table-cell>
          <table:table-cell office:value-type="float" office:value="0.760788491786878" calcext:value-type="float">
            <text:p>0.760788491786878</text:p>
          </table:table-cell>
        </table:table-row>
        <table:table-row table:style-name="ro1">
          <table:table-cell office:value-type="float" office:value="1.74017160937861E+018" calcext:value-type="float">
            <text:p>1.74017160937861E+018</text:p>
          </table:table-cell>
          <table:table-cell office:value-type="float" office:value="-4.30421134520509" calcext:value-type="float">
            <text:p>-4.30421134520509</text:p>
          </table:table-cell>
          <table:table-cell office:value-type="float" office:value="0.0147885732271074" calcext:value-type="float">
            <text:p>0.0147885732271074</text:p>
          </table:table-cell>
          <table:table-cell office:value-type="float" office:value="-2.75685308871095" calcext:value-type="float">
            <text:p>-2.75685308871095</text:p>
          </table:table-cell>
          <table:table-cell office:value-type="float" office:value="0.21736814064107" calcext:value-type="float">
            <text:p>0.21736814064107</text:p>
          </table:table-cell>
          <table:table-cell office:value-type="float" office:value="0.760788491783648" calcext:value-type="float">
            <text:p>0.760788491783648</text:p>
          </table:table-cell>
        </table:table-row>
        <table:table-row table:style-name="ro1">
          <table:table-cell office:value-type="float" office:value="1.74017160939395E+018" calcext:value-type="float">
            <text:p>1.74017160939395E+018</text:p>
          </table:table-cell>
          <table:table-cell office:value-type="float" office:value="-4.3072264627632" calcext:value-type="float">
            <text:p>-4.3072264627632</text:p>
          </table:table-cell>
          <table:table-cell office:value-type="float" office:value="0.0135476239268674" calcext:value-type="float">
            <text:p>0.0135476239268674</text:p>
          </table:table-cell>
          <table:table-cell office:value-type="float" office:value="-2.74544126133424" calcext:value-type="float">
            <text:p>-2.74544126133424</text:p>
          </table:table-cell>
          <table:table-cell office:value-type="float" office:value="0.217368140640996" calcext:value-type="float">
            <text:p>0.217368140640996</text:p>
          </table:table-cell>
          <table:table-cell office:value-type="float" office:value="0.760788491781234" calcext:value-type="float">
            <text:p>0.760788491781234</text:p>
          </table:table-cell>
        </table:table-row>
        <table:table-row table:style-name="ro1">
          <table:table-cell office:value-type="float" office:value="1.74017160940877E+018" calcext:value-type="float">
            <text:p>1.74017160940877E+018</text:p>
          </table:table-cell>
          <table:table-cell office:value-type="float" office:value="-4.31022722280253" calcext:value-type="float">
            <text:p>-4.31022722280253</text:p>
          </table:table-cell>
          <table:table-cell office:value-type="float" office:value="0.0122723481757691" calcext:value-type="float">
            <text:p>0.0122723481757691</text:p>
          </table:table-cell>
          <table:table-cell office:value-type="float" office:value="-2.73402943395758" calcext:value-type="float">
            <text:p>-2.73402943395758</text:p>
          </table:table-cell>
          <table:table-cell office:value-type="float" office:value="0.217368140640907" calcext:value-type="float">
            <text:p>0.217368140640907</text:p>
          </table:table-cell>
          <table:table-cell office:value-type="float" office:value="0.760788491778947" calcext:value-type="float">
            <text:p>0.760788491778947</text:p>
          </table:table-cell>
        </table:table-row>
        <table:table-row table:style-name="ro1">
          <table:table-cell office:value-type="float" office:value="1.74017160942727E+018" calcext:value-type="float">
            <text:p>1.74017160942727E+018</text:p>
          </table:table-cell>
          <table:table-cell office:value-type="float" office:value="-4.31380863283549" calcext:value-type="float">
            <text:p>-4.31380863283549</text:p>
          </table:table-cell>
          <table:table-cell office:value-type="float" office:value="0.0106969405093211" calcext:value-type="float">
            <text:p>0.0106969405093211</text:p>
          </table:table-cell>
          <table:table-cell office:value-type="float" office:value="-2.72033524110563" calcext:value-type="float">
            <text:p>-2.72033524110563</text:p>
          </table:table-cell>
          <table:table-cell office:value-type="float" office:value="0.217368140640833" calcext:value-type="float">
            <text:p>0.217368140640833</text:p>
          </table:table-cell>
          <table:table-cell office:value-type="float" office:value="0.760788491776024" calcext:value-type="float">
            <text:p>0.760788491776024</text:p>
          </table:table-cell>
        </table:table-row>
        <table:table-row table:style-name="ro1">
          <table:table-cell office:value-type="float" office:value="1.74017160944206E+018" calcext:value-type="float">
            <text:p>1.74017160944206E+018</text:p>
          </table:table-cell>
          <table:table-cell office:value-type="float" office:value="-4.31677643348114" calcext:value-type="float">
            <text:p>-4.31677643348114</text:p>
          </table:table-cell>
          <table:table-cell office:value-type="float" office:value="0.00934673741990095" calcext:value-type="float">
            <text:p>0.00934673741990095</text:p>
          </table:table-cell>
          <table:table-cell office:value-type="float" office:value="-2.70892341372904" calcext:value-type="float">
            <text:p>-2.70892341372904</text:p>
          </table:table-cell>
          <table:table-cell office:value-type="float" office:value="0.217368140640774" calcext:value-type="float">
            <text:p>0.217368140640774</text:p>
          </table:table-cell>
          <table:table-cell office:value-type="float" office:value="0.760788491773737" calcext:value-type="float">
            <text:p>0.760788491773737</text:p>
          </table:table-cell>
        </table:table-row>
        <table:table-row table:style-name="ro1">
          <table:table-cell office:value-type="float" office:value="1.74017160946033E+018" calcext:value-type="float">
            <text:p>1.74017160946033E+018</text:p>
          </table:table-cell>
          <table:table-cell office:value-type="float" office:value="-4.32031716680824" calcext:value-type="float">
            <text:p>-4.32031716680824</text:p>
          </table:table-cell>
          <table:table-cell office:value-type="float" office:value="0.00768192071946979" calcext:value-type="float">
            <text:p>0.00768192071946979</text:p>
          </table:table-cell>
          <table:table-cell office:value-type="float" office:value="-2.69522922087717" calcext:value-type="float">
            <text:p>-2.69522922087717</text:p>
          </table:table-cell>
          <table:table-cell office:value-type="float" office:value="0.217368140640685" calcext:value-type="float">
            <text:p>0.217368140640685</text:p>
          </table:table-cell>
          <table:table-cell office:value-type="float" office:value="0.760788491771196" calcext:value-type="float">
            <text:p>0.760788491771196</text:p>
          </table:table-cell>
        </table:table-row>
        <table:table-row table:style-name="ro1">
          <table:table-cell office:value-type="float" office:value="1.74017160947531E+018" calcext:value-type="float">
            <text:p>1.74017160947531E+018</text:p>
          </table:table-cell>
          <table:table-cell office:value-type="float" office:value="-4.32325013751735" calcext:value-type="float">
            <text:p>-4.32325013751735</text:p>
          </table:table-cell>
          <table:table-cell office:value-type="float" office:value="0.00625764129657684" calcext:value-type="float">
            <text:p>0.00625764129657684</text:p>
          </table:table-cell>
          <table:table-cell office:value-type="float" office:value="-2.68381739350065" calcext:value-type="float">
            <text:p>-2.68381739350065</text:p>
          </table:table-cell>
          <table:table-cell office:value-type="float" office:value="0.217368140640626" calcext:value-type="float">
            <text:p>0.217368140640626</text:p>
          </table:table-cell>
          <table:table-cell office:value-type="float" office:value="0.760788491768909" calcext:value-type="float">
            <text:p>0.760788491768909</text:p>
          </table:table-cell>
        </table:table-row>
        <table:table-row table:style-name="ro1">
          <table:table-cell office:value-type="float" office:value="1.74017160949083E+018" calcext:value-type="float">
            <text:p>1.74017160949083E+018</text:p>
          </table:table-cell>
          <table:table-cell office:value-type="float" office:value="-4.3261666639703" calcext:value-type="float">
            <text:p>-4.3261666639703</text:p>
          </table:table-cell>
          <table:table-cell office:value-type="float" office:value="0.00479998478553326" calcext:value-type="float">
            <text:p>0.00479998478553326</text:p>
          </table:table-cell>
          <table:table-cell office:value-type="float" office:value="-2.67240556612417" calcext:value-type="float">
            <text:p>-2.67240556612417</text:p>
          </table:table-cell>
          <table:table-cell office:value-type="float" office:value="0.217368140640552" calcext:value-type="float">
            <text:p>0.217368140640552</text:p>
          </table:table-cell>
          <table:table-cell office:value-type="float" office:value="0.760788491766748" calcext:value-type="float">
            <text:p>0.760788491766748</text:p>
          </table:table-cell>
        </table:table-row>
        <table:table-row table:style-name="ro1">
          <table:table-cell office:value-type="float" office:value="1.7401716095091E+018" calcext:value-type="float">
            <text:p>1.7401716095091E+018</text:p>
          </table:table-cell>
          <table:table-cell office:value-type="float" office:value="-4.32964425467052" calcext:value-type="float">
            <text:p>-4.32964425467052</text:p>
          </table:table-cell>
          <table:table-cell office:value-type="float" office:value="0.00300700679866047" calcext:value-type="float">
            <text:p>0.00300700679866047</text:p>
          </table:table-cell>
          <table:table-cell office:value-type="float" office:value="-2.65871137327241" calcext:value-type="float">
            <text:p>-2.65871137327241</text:p>
          </table:table-cell>
          <table:table-cell office:value-type="float" office:value="0.217368140640478" calcext:value-type="float">
            <text:p>0.217368140640478</text:p>
          </table:table-cell>
          <table:table-cell office:value-type="float" office:value="0.760788491764588" calcext:value-type="float">
            <text:p>0.760788491764588</text:p>
          </table:table-cell>
        </table:table-row>
        <table:table-row table:style-name="ro1">
          <table:table-cell office:value-type="float" office:value="1.74017160952487E+018" calcext:value-type="float">
            <text:p>1.74017160952487E+018</text:p>
          </table:table-cell>
          <table:table-cell office:value-type="float" office:value="-4.3325447379932" calcext:value-type="float">
            <text:p>-4.3325447379932</text:p>
          </table:table-cell>
          <table:table-cell office:value-type="float" office:value="0.00146520962438614" calcext:value-type="float">
            <text:p>0.00146520962438614</text:p>
          </table:table-cell>
          <table:table-cell office:value-type="float" office:value="-2.64750812089452" calcext:value-type="float">
            <text:p>-2.64750812089452</text:p>
          </table:table-cell>
          <table:table-cell office:value-type="float" office:value="0.218178140634187" calcext:value-type="float">
            <text:p>0.218178140634187</text:p>
          </table:table-cell>
          <table:table-cell office:value-type="float" office:value="0.753835991811929" calcext:value-type="float">
            <text:p>0.753835991811929</text:p>
          </table:table-cell>
        </table:table-row>
        <table:table-row table:style-name="ro1">
          <table:table-cell office:value-type="float" office:value="1.74017160953955E+018" calcext:value-type="float">
            <text:p>1.74017160953955E+018</text:p>
          </table:table-cell>
          <table:table-cell office:value-type="float" office:value="-4.33557161110762" calcext:value-type="float">
            <text:p>-4.33557161110762</text:p>
          </table:table-cell>
          <table:table-cell office:value-type="float" office:value="-0.000184885253309393" calcext:value-type="float">
            <text:p>-0.000184885253309393</text:p>
          </table:table-cell>
          <table:table-cell office:value-type="float" office:value="-2.63770073602667" calcext:value-type="float">
            <text:p>-2.63770073602667</text:p>
          </table:table-cell>
          <table:table-cell office:value-type="float" office:value="0.224408860707953" calcext:value-type="float">
            <text:p>0.224408860707953</text:p>
          </table:table-cell>
          <table:table-cell office:value-type="float" office:value="0.700354574858386" calcext:value-type="float">
            <text:p>0.700354574858386</text:p>
          </table:table-cell>
        </table:table-row>
        <table:table-row table:style-name="ro1">
          <table:table-cell office:value-type="float" office:value="1.74017160955781E+018" calcext:value-type="float">
            <text:p>1.74017160955781E+018</text:p>
          </table:table-cell>
          <table:table-cell office:value-type="float" office:value="-4.33922207615797" calcext:value-type="float">
            <text:p>-4.33922207615797</text:p>
          </table:table-cell>
          <table:table-cell office:value-type="float" office:value="-0.00222481046776545" calcext:value-type="float">
            <text:p>-0.00222481046776545</text:p>
          </table:table-cell>
          <table:table-cell office:value-type="float" office:value="-2.62631697071739" calcext:value-type="float">
            <text:p>-2.62631697071739</text:p>
          </table:table-cell>
          <table:table-cell office:value-type="float" office:value="0.231761021005802" calcext:value-type="float">
            <text:p>0.231761021005802</text:p>
          </table:table-cell>
          <table:table-cell office:value-type="float" office:value="0.637245323370348" calcext:value-type="float">
            <text:p>0.637245323370348</text:p>
          </table:table-cell>
        </table:table-row>
        <table:table-row table:style-name="ro1">
          <table:table-cell office:value-type="float" office:value="1.74017160957311E+018" calcext:value-type="float">
            <text:p>1.74017160957311E+018</text:p>
          </table:table-cell>
          <table:table-cell office:value-type="float" office:value="-4.3422462310019" calcext:value-type="float">
            <text:p>-4.3422462310019</text:p>
          </table:table-cell>
          <table:table-cell office:value-type="float" office:value="-0.00395640206893121" calcext:value-type="float">
            <text:p>-0.00395640206893121</text:p>
          </table:table-cell>
          <table:table-cell office:value-type="float" office:value="-2.61683049962828" calcext:value-type="float">
            <text:p>-2.61683049962828</text:p>
          </table:table-cell>
          <table:table-cell office:value-type="float" office:value="0.232321741130652" calcext:value-type="float">
            <text:p>0.232321741130652</text:p>
          </table:table-cell>
          <table:table-cell office:value-type="float" office:value="0.632431405996261" calcext:value-type="float">
            <text:p>0.632431405996261</text:p>
          </table:table-cell>
        </table:table-row>
        <table:table-row table:style-name="ro1">
          <table:table-cell office:value-type="float" office:value="1.74017160959134E+018" calcext:value-type="float">
            <text:p>1.74017160959134E+018</text:p>
          </table:table-cell>
          <table:table-cell office:value-type="float" office:value="-4.34585333043982" calcext:value-type="float">
            <text:p>-4.34585333043982</text:p>
          </table:table-cell>
          <table:table-cell office:value-type="float" office:value="-0.00607206357583888" calcext:value-type="float">
            <text:p>-0.00607206357583888</text:p>
          </table:table-cell>
          <table:table-cell office:value-type="float" office:value="-2.60544673432137" calcext:value-type="float">
            <text:p>-2.60544673432137</text:p>
          </table:table-cell>
          <table:table-cell office:value-type="float" office:value="0.232321741137699" calcext:value-type="float">
            <text:p>0.232321741137699</text:p>
          </table:table-cell>
          <table:table-cell office:value-type="float" office:value="0.63243140593959" calcext:value-type="float">
            <text:p>0.63243140593959</text:p>
          </table:table-cell>
        </table:table-row>
        <table:table-row table:style-name="ro1">
          <table:table-cell office:value-type="float" office:value="1.74017160960634E+018" calcext:value-type="float">
            <text:p>1.74017160960634E+018</text:p>
          </table:table-cell>
          <table:table-cell office:value-type="float" office:value="-4.34884069059433" calcext:value-type="float">
            <text:p>-4.34884069059433</text:p>
          </table:table-cell>
          <table:table-cell office:value-type="float" office:value="-0.00786638832361771" calcext:value-type="float">
            <text:p>-0.00786638832361771</text:p>
          </table:table-cell>
          <table:table-cell office:value-type="float" office:value="-2.59596026323231" calcext:value-type="float">
            <text:p>-2.59596026323231</text:p>
          </table:table-cell>
          <table:table-cell office:value-type="float" office:value="0.232321741137654" calcext:value-type="float">
            <text:p>0.232321741137654</text:p>
          </table:table-cell>
          <table:table-cell office:value-type="float" office:value="0.632431405938192" calcext:value-type="float">
            <text:p>0.632431405938192</text:p>
          </table:table-cell>
        </table:table-row>
        <table:table-row table:style-name="ro1">
          <table:table-cell office:value-type="float" office:value="1.74017160962191E+018" calcext:value-type="float">
            <text:p>1.74017160962191E+018</text:p>
          </table:table-cell>
          <table:table-cell office:value-type="float" office:value="-4.35181089477437" calcext:value-type="float">
            <text:p>-4.35181089477437</text:p>
          </table:table-cell>
          <table:table-cell office:value-type="float" office:value="-0.0096889714142286" calcext:value-type="float">
            <text:p>-0.0096889714142286</text:p>
          </table:table-cell>
          <table:table-cell office:value-type="float" office:value="-2.58647379214327" calcext:value-type="float">
            <text:p>-2.58647379214327</text:p>
          </table:table-cell>
          <table:table-cell office:value-type="float" office:value="0.232321741137595" calcext:value-type="float">
            <text:p>0.232321741137595</text:p>
          </table:table-cell>
          <table:table-cell office:value-type="float" office:value="0.632431405936668" calcext:value-type="float">
            <text:p>0.632431405936668</text:p>
          </table:table-cell>
        </table:table-row>
        <table:table-row table:style-name="ro1">
          <table:table-cell office:value-type="float" office:value="1.74017160964006E+018" calcext:value-type="float">
            <text:p>1.74017160964006E+018</text:p>
          </table:table-cell>
          <table:table-cell office:value-type="float" office:value="-4.35535211766148" calcext:value-type="float">
            <text:p>-4.35535211766148</text:p>
          </table:table-cell>
          <table:table-cell office:value-type="float" office:value="-0.0119131410189635" calcext:value-type="float">
            <text:p>-0.0119131410189635</text:p>
          </table:table-cell>
          <table:table-cell office:value-type="float" office:value="-2.57509002683644" calcext:value-type="float">
            <text:p>-2.57509002683644</text:p>
          </table:table-cell>
          <table:table-cell office:value-type="float" office:value="0.232321741137551" calcext:value-type="float">
            <text:p>0.232321741137551</text:p>
          </table:table-cell>
          <table:table-cell office:value-type="float" office:value="0.63243140593527" calcext:value-type="float">
            <text:p>0.63243140593527</text:p>
          </table:table-cell>
        </table:table-row>
        <table:table-row table:style-name="ro1">
          <table:table-cell office:value-type="float" office:value="1.7401716096548E+018" calcext:value-type="float">
            <text:p>1.7401716096548E+018</text:p>
          </table:table-cell>
          <table:table-cell office:value-type="float" office:value="-4.3582836400252" calcext:value-type="float">
            <text:p>-4.3582836400252</text:p>
          </table:table-cell>
          <table:table-cell office:value-type="float" office:value="-0.0137973115590992" calcext:value-type="float">
            <text:p>-0.0137973115590992</text:p>
          </table:table-cell>
          <table:table-cell office:value-type="float" office:value="-2.56560355574744" calcext:value-type="float">
            <text:p>-2.56560355574744</text:p>
          </table:table-cell>
          <table:table-cell office:value-type="float" office:value="0.232321741137477" calcext:value-type="float">
            <text:p>0.232321741137477</text:p>
          </table:table-cell>
          <table:table-cell office:value-type="float" office:value="0.632431405934126" calcext:value-type="float">
            <text:p>0.632431405934126</text:p>
          </table:table-cell>
        </table:table-row>
        <table:table-row table:style-name="ro1">
          <table:table-cell office:value-type="float" office:value="1.74017160967028E+018" calcext:value-type="float">
            <text:p>1.74017160967028E+018</text:p>
          </table:table-cell>
          <table:table-cell office:value-type="float" office:value="-4.36119715662019" calcext:value-type="float">
            <text:p>-4.36119715662019</text:p>
          </table:table-cell>
          <table:table-cell office:value-type="float" office:value="-0.0157092067037018" calcext:value-type="float">
            <text:p>-0.0157092067037018</text:p>
          </table:table-cell>
          <table:table-cell office:value-type="float" office:value="-2.55611708465846" calcext:value-type="float">
            <text:p>-2.55611708465846</text:p>
          </table:table-cell>
          <table:table-cell office:value-type="float" office:value="0.232321741137447" calcext:value-type="float">
            <text:p>0.232321741137447</text:p>
          </table:table-cell>
          <table:table-cell office:value-type="float" office:value="0.632431405932856" calcext:value-type="float">
            <text:p>0.632431405932856</text:p>
          </table:table-cell>
        </table:table-row>
        <table:table-row table:style-name="ro1">
          <table:table-cell office:value-type="float" office:value="1.74017160968828E+018" calcext:value-type="float">
            <text:p>1.74017160968828E+018</text:p>
          </table:table-cell>
          <table:table-cell office:value-type="float" office:value="-4.36466923986507" calcext:value-type="float">
            <text:p>-4.36466923986507</text:p>
          </table:table-cell>
          <table:table-cell office:value-type="float" office:value="-0.0180398349253331" calcext:value-type="float">
            <text:p>-0.0180398349253331</text:p>
          </table:table-cell>
          <table:table-cell office:value-type="float" office:value="-2.5447333193517" calcext:value-type="float">
            <text:p>-2.5447333193517</text:p>
          </table:table-cell>
          <table:table-cell office:value-type="float" office:value="0.232321741137388" calcext:value-type="float">
            <text:p>0.232321741137388</text:p>
          </table:table-cell>
          <table:table-cell office:value-type="float" office:value="0.632431405931331" calcext:value-type="float">
            <text:p>0.632431405931331</text:p>
          </table:table-cell>
        </table:table-row>
        <table:table-row table:style-name="ro1">
          <table:table-cell office:value-type="float" office:value="1.74017160970346E+018" calcext:value-type="float">
            <text:p>1.74017160970346E+018</text:p>
          </table:table-cell>
          <table:table-cell office:value-type="float" office:value="-4.36754222316054" calcext:value-type="float">
            <text:p>-4.36754222316054</text:p>
          </table:table-cell>
          <table:table-cell office:value-type="float" office:value="-0.0200121150720684" calcext:value-type="float">
            <text:p>-0.0200121150720684</text:p>
          </table:table-cell>
          <table:table-cell office:value-type="float" office:value="-2.53524684826276" calcext:value-type="float">
            <text:p>-2.53524684826276</text:p>
          </table:table-cell>
          <table:table-cell office:value-type="float" office:value="0.232321741137343" calcext:value-type="float">
            <text:p>0.232321741137343</text:p>
          </table:table-cell>
          <table:table-cell office:value-type="float" office:value="0.632431405930187" calcext:value-type="float">
            <text:p>0.632431405930187</text:p>
          </table:table-cell>
        </table:table-row>
        <table:table-row table:style-name="ro1">
          <table:table-cell office:value-type="float" office:value="1.74017160972177E+018" calcext:value-type="float">
            <text:p>1.74017160972177E+018</text:p>
          </table:table-cell>
          <table:table-cell office:value-type="float" office:value="-4.37096491303985" calcext:value-type="float">
            <text:p>-4.37096491303985</text:p>
          </table:table-cell>
          <table:table-cell office:value-type="float" office:value="-0.0224146936778158" calcext:value-type="float">
            <text:p>-0.0224146936778158</text:p>
          </table:table-cell>
          <table:table-cell office:value-type="float" office:value="-2.52386308295604" calcext:value-type="float">
            <text:p>-2.52386308295604</text:p>
          </table:table-cell>
          <table:table-cell office:value-type="float" office:value="0.232321741137354" calcext:value-type="float">
            <text:p>0.232321741137354</text:p>
          </table:table-cell>
          <table:table-cell office:value-type="float" office:value="0.632431405929194" calcext:value-type="float">
            <text:p>0.632431405929194</text:p>
          </table:table-cell>
        </table:table-row>
        <table:table-row table:style-name="ro1">
          <table:table-cell office:value-type="float" office:value="1.74017160973678E+018" calcext:value-type="float">
            <text:p>1.74017160973678E+018</text:p>
          </table:table-cell>
          <table:table-cell office:value-type="float" office:value="-4.37379611170518" calcext:value-type="float">
            <text:p>-4.37379611170518</text:p>
          </table:table-cell>
          <table:table-cell office:value-type="float" office:value="-0.0244464997981763" calcext:value-type="float">
            <text:p>-0.0244464997981763</text:p>
          </table:table-cell>
          <table:table-cell office:value-type="float" office:value="-2.51437661186713" calcext:value-type="float">
            <text:p>-2.51437661186713</text:p>
          </table:table-cell>
          <table:table-cell office:value-type="float" office:value="0.232321741137295" calcext:value-type="float">
            <text:p>0.232321741137295</text:p>
          </table:table-cell>
          <table:table-cell office:value-type="float" office:value="0.632431405928177" calcext:value-type="float">
            <text:p>0.632431405928177</text:p>
          </table:table-cell>
        </table:table-row>
        <table:table-row table:style-name="ro1">
          <table:table-cell office:value-type="float" office:value="1.74017160975243E+018" calcext:value-type="float">
            <text:p>1.74017160975243E+018</text:p>
          </table:table-cell>
          <table:table-cell office:value-type="float" office:value="-4.37660790859631" calcext:value-type="float">
            <text:p>-4.37660790859631</text:p>
          </table:table-cell>
          <table:table-cell office:value-type="float" office:value="-0.0265050721763686" calcext:value-type="float">
            <text:p>-0.0265050721763686</text:p>
          </table:table-cell>
          <table:table-cell office:value-type="float" office:value="-2.50489014077823" calcext:value-type="float">
            <text:p>-2.50489014077823</text:p>
          </table:table-cell>
          <table:table-cell office:value-type="float" office:value="0.232321741137195" calcext:value-type="float">
            <text:p>0.232321741137195</text:p>
          </table:table-cell>
          <table:table-cell office:value-type="float" office:value="0.632431405926883" calcext:value-type="float">
            <text:p>0.632431405926883</text:p>
          </table:table-cell>
        </table:table-row>
        <table:table-row table:style-name="ro1">
          <table:table-cell office:value-type="float" office:value="1.74017160977034E+018" calcext:value-type="float">
            <text:p>1.74017160977034E+018</text:p>
          </table:table-cell>
          <table:table-cell office:value-type="float" office:value="-4.37995609836697" calcext:value-type="float">
            <text:p>-4.37995609836697</text:p>
          </table:table-cell>
          <table:table-cell office:value-type="float" office:value="-0.0290104294815116" calcext:value-type="float">
            <text:p>-0.0290104294815116</text:p>
          </table:table-cell>
          <table:table-cell office:value-type="float" office:value="-2.49350637547157" calcext:value-type="float">
            <text:p>-2.49350637547157</text:p>
          </table:table-cell>
          <table:table-cell office:value-type="float" office:value="0.232321741137166" calcext:value-type="float">
            <text:p>0.232321741137166</text:p>
          </table:table-cell>
          <table:table-cell office:value-type="float" office:value="0.632431405925867" calcext:value-type="float">
            <text:p>0.632431405925867</text:p>
          </table:table-cell>
        </table:table-row>
        <table:table-row table:style-name="ro1">
          <table:table-cell office:value-type="float" office:value="1.74017160978574E+018" calcext:value-type="float">
            <text:p>1.74017160978574E+018</text:p>
          </table:table-cell>
          <table:table-cell office:value-type="float" office:value="-4.38272432314431" calcext:value-type="float">
            <text:p>-4.38272432314431</text:p>
          </table:table-cell>
          <table:table-cell office:value-type="float" office:value="-0.0311272321589736" calcext:value-type="float">
            <text:p>-0.0311272321589736</text:p>
          </table:table-cell>
          <table:table-cell office:value-type="float" office:value="-2.48401990438271" calcext:value-type="float">
            <text:p>-2.48401990438271</text:p>
          </table:table-cell>
          <table:table-cell office:value-type="float" office:value="0.232321741137107" calcext:value-type="float">
            <text:p>0.232321741137107</text:p>
          </table:table-cell>
          <table:table-cell office:value-type="float" office:value="0.632431405924851" calcext:value-type="float">
            <text:p>0.632431405924851</text:p>
          </table:table-cell>
        </table:table-row>
        <table:table-row table:style-name="ro1">
          <table:table-cell office:value-type="float" office:value="1.74017160980104E+018" calcext:value-type="float">
            <text:p>1.74017160980104E+018</text:p>
          </table:table-cell>
          <table:table-cell office:value-type="float" office:value="-4.38547234267578" calcext:value-type="float">
            <text:p>-4.38547234267578</text:p>
          </table:table-cell>
          <table:table-cell office:value-type="float" office:value="-0.0332701998787363" calcext:value-type="float">
            <text:p>-0.0332701998787363</text:p>
          </table:table-cell>
          <table:table-cell office:value-type="float" office:value="-2.47453343329384" calcext:value-type="float">
            <text:p>-2.47453343329384</text:p>
          </table:table-cell>
          <table:table-cell office:value-type="float" office:value="0.232321741137062" calcext:value-type="float">
            <text:p>0.232321741137062</text:p>
          </table:table-cell>
          <table:table-cell office:value-type="float" office:value="0.632431405924215" calcext:value-type="float">
            <text:p>0.632431405924215</text:p>
          </table:table-cell>
        </table:table-row>
        <table:table-row table:style-name="ro1">
          <table:table-cell office:value-type="float" office:value="1.74017160981918E+018" calcext:value-type="float">
            <text:p>1.74017160981918E+018</text:p>
          </table:table-cell>
          <table:table-cell office:value-type="float" office:value="-4.38874294711843" calcext:value-type="float">
            <text:p>-4.38874294711843</text:p>
          </table:table-cell>
          <table:table-cell office:value-type="float" office:value="-0.0358760272994291" calcext:value-type="float">
            <text:p>-0.0358760272994291</text:p>
          </table:table-cell>
          <table:table-cell office:value-type="float" office:value="-2.46314966798724" calcext:value-type="float">
            <text:p>-2.46314966798724</text:p>
          </table:table-cell>
          <table:table-cell office:value-type="float" office:value="0.232321741137047" calcext:value-type="float">
            <text:p>0.232321741137047</text:p>
          </table:table-cell>
          <table:table-cell office:value-type="float" office:value="0.632431405923072" calcext:value-type="float">
            <text:p>0.632431405923072</text:p>
          </table:table-cell>
        </table:table-row>
        <table:table-row table:style-name="ro1">
          <table:table-cell office:value-type="float" office:value="1.74017160983447E+018" calcext:value-type="float">
            <text:p>1.74017160983447E+018</text:p>
          </table:table-cell>
          <table:table-cell office:value-type="float" office:value="-4.39144564720238" calcext:value-type="float">
            <text:p>-4.39144564720238</text:p>
          </table:table-cell>
          <table:table-cell office:value-type="float" office:value="-0.0380758759872768" calcext:value-type="float">
            <text:p>-0.0380758759872768</text:p>
          </table:table-cell>
          <table:table-cell office:value-type="float" office:value="-2.45366319689841" calcext:value-type="float">
            <text:p>-2.45366319689841</text:p>
          </table:table-cell>
          <table:table-cell office:value-type="float" office:value="0.232321741136973" calcext:value-type="float">
            <text:p>0.232321741136973</text:p>
          </table:table-cell>
          <table:table-cell office:value-type="float" office:value="0.632431405922182" calcext:value-type="float">
            <text:p>0.632431405922182</text:p>
          </table:table-cell>
        </table:table-row>
        <table:table-row table:style-name="ro1">
          <table:table-cell office:value-type="float" office:value="1.7401716098527E+018" calcext:value-type="float">
            <text:p>1.7401716098527E+018</text:p>
          </table:table-cell>
          <table:table-cell office:value-type="float" office:value="-4.39466115910122" calcext:value-type="float">
            <text:p>-4.39466115910122</text:p>
          </table:table-cell>
          <table:table-cell office:value-type="float" office:value="-0.0407493892554629" calcext:value-type="float">
            <text:p>-0.0407493892554629</text:p>
          </table:table-cell>
          <table:table-cell office:value-type="float" office:value="-2.44227943159182" calcext:value-type="float">
            <text:p>-2.44227943159182</text:p>
          </table:table-cell>
          <table:table-cell office:value-type="float" office:value="0.232321741136973" calcext:value-type="float">
            <text:p>0.232321741136973</text:p>
          </table:table-cell>
          <table:table-cell office:value-type="float" office:value="0.632431405921928" calcext:value-type="float">
            <text:p>0.632431405921928</text:p>
          </table:table-cell>
        </table:table-row>
        <table:table-row table:style-name="ro1">
          <table:table-cell office:value-type="float" office:value="1.74017160986789E+018" calcext:value-type="float">
            <text:p>1.74017160986789E+018</text:p>
          </table:table-cell>
          <table:table-cell office:value-type="float" office:value="-4.39731736257406" calcext:value-type="float">
            <text:p>-4.39731736257406</text:p>
          </table:table-cell>
          <table:table-cell office:value-type="float" office:value="-0.0430051607651934" calcext:value-type="float">
            <text:p>-0.0430051607651934</text:p>
          </table:table-cell>
          <table:table-cell office:value-type="float" office:value="-2.43279296050302" calcext:value-type="float">
            <text:p>-2.43279296050302</text:p>
          </table:table-cell>
          <table:table-cell office:value-type="float" office:value="0.232321741136914" calcext:value-type="float">
            <text:p>0.232321741136914</text:p>
          </table:table-cell>
          <table:table-cell office:value-type="float" office:value="0.632431405920657" calcext:value-type="float">
            <text:p>0.632431405920657</text:p>
          </table:table-cell>
        </table:table-row>
        <table:table-row table:style-name="ro1">
          <table:table-cell office:value-type="float" office:value="1.74017160988277E+018" calcext:value-type="float">
            <text:p>1.74017160988277E+018</text:p>
          </table:table-cell>
          <table:table-cell office:value-type="float" office:value="-4.39995204753751" calcext:value-type="float">
            <text:p>-4.39995204753751</text:p>
          </table:table-cell>
          <table:table-cell office:value-type="float" office:value="-0.0452860283932233" calcext:value-type="float">
            <text:p>-0.0452860283932233</text:p>
          </table:table-cell>
          <table:table-cell office:value-type="float" office:value="-2.42330648941422" calcext:value-type="float">
            <text:p>-2.42330648941422</text:p>
          </table:table-cell>
          <table:table-cell office:value-type="float" office:value="0.232321741136885" calcext:value-type="float">
            <text:p>0.232321741136885</text:p>
          </table:table-cell>
          <table:table-cell office:value-type="float" office:value="0.632431405919895" calcext:value-type="float">
            <text:p>0.632431405919895</text:p>
          </table:table-cell>
        </table:table-row>
        <table:table-row table:style-name="ro1">
          <table:table-cell office:value-type="float" office:value="1.74017160990143E+018" calcext:value-type="float">
            <text:p>1.74017160990143E+018</text:p>
          </table:table-cell>
          <table:table-cell office:value-type="float" office:value="-4.40308493135954" calcext:value-type="float">
            <text:p>-4.40308493135954</text:p>
          </table:table-cell>
          <table:table-cell office:value-type="float" office:value="-0.0480559072577814" calcext:value-type="float">
            <text:p>-0.0480559072577814</text:p>
          </table:table-cell>
          <table:table-cell office:value-type="float" office:value="-2.41192272410767" calcext:value-type="float">
            <text:p>-2.41192272410767</text:p>
          </table:table-cell>
          <table:table-cell office:value-type="float" office:value="0.23232174113687" calcext:value-type="float">
            <text:p>0.23232174113687</text:p>
          </table:table-cell>
          <table:table-cell office:value-type="float" office:value="0.632431405919768" calcext:value-type="float">
            <text:p>0.632431405919768</text:p>
          </table:table-cell>
        </table:table-row>
        <table:table-row table:style-name="ro1">
          <table:table-cell office:value-type="float" office:value="1.74017160991645E+018" calcext:value-type="float">
            <text:p>1.74017160991645E+018</text:p>
          </table:table-cell>
          <table:table-cell office:value-type="float" office:value="-4.40567144376221" calcext:value-type="float">
            <text:p>-4.40567144376221</text:p>
          </table:table-cell>
          <table:table-cell office:value-type="float" office:value="-0.0503912606751562" calcext:value-type="float">
            <text:p>-0.0503912606751562</text:p>
          </table:table-cell>
          <table:table-cell office:value-type="float" office:value="-2.40243625301889" calcext:value-type="float">
            <text:p>-2.40243625301889</text:p>
          </table:table-cell>
          <table:table-cell office:value-type="float" office:value="0.232321741136851" calcext:value-type="float">
            <text:p>0.232321741136851</text:p>
          </table:table-cell>
          <table:table-cell office:value-type="float" office:value="0.632431405919282" calcext:value-type="float">
            <text:p>0.632431405919282</text:p>
          </table:table-cell>
        </table:table-row>
        <table:table-row table:style-name="ro1">
          <table:table-cell office:value-type="float" office:value="1.74017160993167E+018" calcext:value-type="float">
            <text:p>1.74017160993167E+018</text:p>
          </table:table-cell>
          <table:table-cell office:value-type="float" office:value="-4.40823568585119" calcext:value-type="float">
            <text:p>-4.40823568585119</text:p>
          </table:table-cell>
          <table:table-cell office:value-type="float" office:value="-0.0527510455175382" calcext:value-type="float">
            <text:p>-0.0527510455175382</text:p>
          </table:table-cell>
          <table:table-cell office:value-type="float" office:value="-2.39294978193011" calcext:value-type="float">
            <text:p>-2.39294978193011</text:p>
          </table:table-cell>
          <table:table-cell office:value-type="float" office:value="0.232321741136777" calcext:value-type="float">
            <text:p>0.232321741136777</text:p>
          </table:table-cell>
          <table:table-cell office:value-type="float" office:value="0.632431405918647" calcext:value-type="float">
            <text:p>0.632431405918647</text:p>
          </table:table-cell>
        </table:table-row>
        <table:table-row table:style-name="ro1">
          <table:table-cell office:value-type="float" office:value="1.74017160994999E+018" calcext:value-type="float">
            <text:p>1.74017160994999E+018</text:p>
          </table:table-cell>
          <table:table-cell office:value-type="float" office:value="-4.41128305477267" calcext:value-type="float">
            <text:p>-4.41128305477267</text:p>
          </table:table-cell>
          <table:table-cell office:value-type="float" office:value="-0.0556147376488714" calcext:value-type="float">
            <text:p>-0.0556147376488714</text:p>
          </table:table-cell>
          <table:table-cell office:value-type="float" office:value="-2.38156601662358" calcext:value-type="float">
            <text:p>-2.38156601662358</text:p>
          </table:table-cell>
          <table:table-cell office:value-type="float" office:value="0.232321741136752" calcext:value-type="float">
            <text:p>0.232321741136752</text:p>
          </table:table-cell>
          <table:table-cell office:value-type="float" office:value="0.632431405918243" calcext:value-type="float">
            <text:p>0.632431405918243</text:p>
          </table:table-cell>
        </table:table-row>
        <table:table-row table:style-name="ro1">
          <table:table-cell office:value-type="float" office:value="1.74017160996572E+018" calcext:value-type="float">
            <text:p>1.74017160996572E+018</text:p>
          </table:table-cell>
          <table:table-cell office:value-type="float" office:value="-4.41379749274025" calcext:value-type="float">
            <text:p>-4.41379749274025</text:p>
          </table:table-cell>
          <table:table-cell office:value-type="float" office:value="-0.0580275210416468" calcext:value-type="float">
            <text:p>-0.0580275210416468</text:p>
          </table:table-cell>
          <table:table-cell office:value-type="float" office:value="-2.37207954553482" calcext:value-type="float">
            <text:p>-2.37207954553482</text:p>
          </table:table-cell>
          <table:table-cell office:value-type="float" office:value="0.232321741136796" calcext:value-type="float">
            <text:p>0.232321741136796</text:p>
          </table:table-cell>
          <table:table-cell office:value-type="float" office:value="0.632431405917862" calcext:value-type="float">
            <text:p>0.632431405917862</text:p>
          </table:table-cell>
        </table:table-row>
        <table:table-row table:style-name="ro1">
          <table:table-cell office:value-type="float" office:value="1.74017160998376E+018" calcext:value-type="float">
            <text:p>1.74017160998376E+018</text:p>
          </table:table-cell>
          <table:table-cell office:value-type="float" office:value="-4.41678443642634" calcext:value-type="float">
            <text:p>-4.41678443642634</text:p>
          </table:table-cell>
          <table:table-cell office:value-type="float" office:value="-0.0609541842239713" calcext:value-type="float">
            <text:p>-0.0609541842239713</text:p>
          </table:table-cell>
          <table:table-cell office:value-type="float" office:value="-2.36069578022833" calcext:value-type="float">
            <text:p>-2.36069578022833</text:p>
          </table:table-cell>
          <table:table-cell office:value-type="float" office:value="0.232321741136707" calcext:value-type="float">
            <text:p>0.232321741136707</text:p>
          </table:table-cell>
          <table:table-cell office:value-type="float" office:value="0.632431405916845" calcext:value-type="float">
            <text:p>0.632431405916845</text:p>
          </table:table-cell>
        </table:table-row>
        <table:table-row table:style-name="ro1">
          <table:table-cell office:value-type="float" office:value="1.74017160999919E+018" calcext:value-type="float">
            <text:p>1.74017160999919E+018</text:p>
          </table:table-cell>
          <table:table-cell office:value-type="float" office:value="-4.41924797510664" calcext:value-type="float">
            <text:p>-4.41924797510664</text:p>
          </table:table-cell>
          <table:table-cell office:value-type="float" office:value="-0.0634189152770201" calcext:value-type="float">
            <text:p>-0.0634189152770201</text:p>
          </table:table-cell>
          <table:table-cell office:value-type="float" office:value="-2.35120930913959" calcext:value-type="float">
            <text:p>-2.35120930913959</text:p>
          </table:table-cell>
          <table:table-cell office:value-type="float" office:value="0.232321741136633" calcext:value-type="float">
            <text:p>0.232321741136633</text:p>
          </table:table-cell>
          <table:table-cell office:value-type="float" office:value="0.63243140591621" calcext:value-type="float">
            <text:p>0.63243140591621</text:p>
          </table:table-cell>
        </table:table-row>
        <table:table-row table:style-name="ro1">
          <table:table-cell office:value-type="float" office:value="1.74017161001389E+018" calcext:value-type="float">
            <text:p>1.74017161001389E+018</text:p>
          </table:table-cell>
          <table:table-cell office:value-type="float" office:value="-4.42168802168781" calcext:value-type="float">
            <text:p>-4.42168802168781</text:p>
          </table:table-cell>
          <table:table-cell office:value-type="float" office:value="-0.0659069053644058" calcext:value-type="float">
            <text:p>-0.0659069053644058</text:p>
          </table:table-cell>
          <table:table-cell office:value-type="float" office:value="-2.34172283805084" calcext:value-type="float">
            <text:p>-2.34172283805084</text:p>
          </table:table-cell>
          <table:table-cell office:value-type="float" office:value="0.232321741136633" calcext:value-type="float">
            <text:p>0.232321741136633</text:p>
          </table:table-cell>
          <table:table-cell office:value-type="float" office:value="0.63243140591621" calcext:value-type="float">
            <text:p>0.63243140591621</text:p>
          </table:table-cell>
        </table:table-row>
        <table:table-row table:style-name="ro1">
          <table:table-cell office:value-type="float" office:value="1.74017161003183E+018" calcext:value-type="float">
            <text:p>1.74017161003183E+018</text:p>
          </table:table-cell>
          <table:table-cell office:value-type="float" office:value="-4.42456808433131" calcext:value-type="float">
            <text:p>-4.42456808433131</text:p>
          </table:table-cell>
          <table:table-cell office:value-type="float" office:value="-0.0689052035410323" calcext:value-type="float">
            <text:p>-0.0689052035410323</text:p>
          </table:table-cell>
          <table:table-cell office:value-type="float" office:value="-2.3305476477425" calcext:value-type="float">
            <text:p>-2.3305476477425</text:p>
          </table:table-cell>
          <table:table-cell office:value-type="float" office:value="0.231511741144428" calcext:value-type="float">
            <text:p>0.231511741144428</text:p>
          </table:table-cell>
          <table:table-cell office:value-type="float" office:value="0.625478905977613" calcext:value-type="float">
            <text:p>0.625478905977613</text:p>
          </table:table-cell>
        </table:table-row>
        <table:table-row table:style-name="ro1">
          <table:table-cell office:value-type="float" office:value="1.74017161004748E+018" calcext:value-type="float">
            <text:p>1.74017161004748E+018</text:p>
          </table:table-cell>
          <table:table-cell office:value-type="float" office:value="-4.42681927469184" calcext:value-type="float">
            <text:p>-4.42681927469184</text:p>
          </table:table-cell>
          <table:table-cell office:value-type="float" office:value="-0.0712938752913387" calcext:value-type="float">
            <text:p>-0.0712938752913387</text:p>
          </table:table-cell>
          <table:table-cell office:value-type="float" office:value="-2.32279930164493" calcext:value-type="float">
            <text:p>-2.32279930164493</text:p>
          </table:table-cell>
          <table:table-cell office:value-type="float" office:value="0.224761741179796" calcext:value-type="float">
            <text:p>0.224761741179796</text:p>
          </table:table-cell>
          <table:table-cell office:value-type="float" office:value="0.567541406271938" calcext:value-type="float">
            <text:p>0.567541406271938</text:p>
          </table:table-cell>
        </table:table-row>
        <table:table-row table:style-name="ro1">
          <table:table-cell office:value-type="float" office:value="1.74017161006251E+018" calcext:value-type="float">
            <text:p>1.74017161006251E+018</text:p>
          </table:table-cell>
          <table:table-cell office:value-type="float" office:value="-4.42891530649883" calcext:value-type="float">
            <text:p>-4.42891530649883</text:p>
          </table:table-cell>
          <table:table-cell office:value-type="float" office:value="-0.0735504082211838" calcext:value-type="float">
            <text:p>-0.0735504082211838</text:p>
          </table:table-cell>
          <table:table-cell office:value-type="float" office:value="-2.31579930165269" calcext:value-type="float">
            <text:p>-2.31579930165269</text:p>
          </table:table-cell>
          <table:table-cell office:value-type="float" office:value="0.212071741209683" calcext:value-type="float">
            <text:p>0.212071741209683</text:p>
          </table:table-cell>
          <table:table-cell office:value-type="float" office:value="0.49161153632714" calcext:value-type="float">
            <text:p>0.49161153632714</text:p>
          </table:table-cell>
        </table:table-row>
        <table:table-row table:style-name="ro1">
          <table:table-cell office:value-type="float" office:value="1.74017161008058E+018" calcext:value-type="float">
            <text:p>1.74017161008058E+018</text:p>
          </table:table-cell>
          <table:table-cell office:value-type="float" office:value="-4.43122926865724" calcext:value-type="float">
            <text:p>-4.43122926865724</text:p>
          </table:table-cell>
          <table:table-cell office:value-type="float" office:value="-0.076080242787536" calcext:value-type="float">
            <text:p>-0.076080242787536</text:p>
          </table:table-cell>
          <table:table-cell office:value-type="float" office:value="-2.30739930166234" calcext:value-type="float">
            <text:p>-2.30739930166234</text:p>
          </table:table-cell>
          <table:table-cell office:value-type="float" office:value="0.19587174121189" calcext:value-type="float">
            <text:p>0.19587174121189</text:p>
          </table:table-cell>
          <table:table-cell office:value-type="float" office:value="0.466666666129723" calcext:value-type="float">
            <text:p>0.466666666129723</text:p>
          </table:table-cell>
        </table:table-row>
        <table:table-row table:style-name="ro1">
          <table:table-cell office:value-type="float" office:value="1.7401716100962E+018" calcext:value-type="float">
            <text:p>1.7401716100962E+018</text:p>
          </table:table-cell>
          <table:table-cell office:value-type="float" office:value="-4.43299459940812" calcext:value-type="float">
            <text:p>-4.43299459940812</text:p>
          </table:table-cell>
          <table:table-cell office:value-type="float" office:value="-0.0780404318626262" calcext:value-type="float">
            <text:p>-0.0780404318626262</text:p>
          </table:table-cell>
          <table:table-cell office:value-type="float" office:value="-2.30039930167004" calcext:value-type="float">
            <text:p>-2.30039930167004</text:p>
          </table:table-cell>
          <table:table-cell office:value-type="float" office:value="0.182492424238163" calcext:value-type="float">
            <text:p>0.182492424238163</text:p>
          </table:table-cell>
          <table:table-cell office:value-type="float" office:value="0.466666666141905" calcext:value-type="float">
            <text:p>0.466666666141905</text:p>
          </table:table-cell>
        </table:table-row>
        <table:table-row table:style-name="ro1">
          <table:table-cell office:value-type="float" office:value="1.74017161011491E+018" calcext:value-type="float">
            <text:p>1.74017161011491E+018</text:p>
          </table:table-cell>
          <table:table-cell office:value-type="float" office:value="-4.43504177046515" calcext:value-type="float">
            <text:p>-4.43504177046515</text:p>
          </table:table-cell>
          <table:table-cell office:value-type="float" office:value="-0.0803492556604567" calcext:value-type="float">
            <text:p>-0.0803492556604567</text:p>
          </table:table-cell>
          <table:table-cell office:value-type="float" office:value="-2.29199930167786" calcext:value-type="float">
            <text:p>-2.29199930167786</text:p>
          </table:table-cell>
          <table:table-cell office:value-type="float" office:value="0.172686522369221" calcext:value-type="float">
            <text:p>0.172686522369221</text:p>
          </table:table-cell>
          <table:table-cell office:value-type="float" office:value="0.466666666203023" calcext:value-type="float">
            <text:p>0.466666666203023</text:p>
          </table:table-cell>
        </table:table-row>
        <table:table-row table:style-name="ro1">
          <table:table-cell office:value-type="float" office:value="1.7401716101301E+018" calcext:value-type="float">
            <text:p>1.7401716101301E+018</text:p>
          </table:table-cell>
          <table:table-cell office:value-type="float" office:value="-4.43673288248537" calcext:value-type="float">
            <text:p>-4.43673288248537</text:p>
          </table:table-cell>
          <table:table-cell office:value-type="float" office:value="-0.0822863560791733" calcext:value-type="float">
            <text:p>-0.0822863560791733</text:p>
          </table:table-cell>
          <table:table-cell office:value-type="float" office:value="-2.28499930168591" calcext:value-type="float">
            <text:p>-2.28499930168591</text:p>
          </table:table-cell>
          <table:table-cell office:value-type="float" office:value="0.171428571421431" calcext:value-type="float">
            <text:p>0.171428571421431</text:p>
          </table:table-cell>
          <table:table-cell office:value-type="float" office:value="0.466666666163141" calcext:value-type="float">
            <text:p>0.466666666163141</text:p>
          </table:table-cell>
        </table:table-row>
        <table:table-row table:style-name="ro1">
          <table:table-cell office:value-type="float" office:value="1.74017161014507E+018" calcext:value-type="float">
            <text:p>1.74017161014507E+018</text:p>
          </table:table-cell>
          <table:table-cell office:value-type="float" office:value="-4.43841039348134" calcext:value-type="float">
            <text:p>-4.43841039348134</text:p>
          </table:table-cell>
          <table:table-cell office:value-type="float" office:value="-0.0842352467265761" calcext:value-type="float">
            <text:p>-0.0842352467265761</text:p>
          </table:table-cell>
          <table:table-cell office:value-type="float" office:value="-2.27799930169396" calcext:value-type="float">
            <text:p>-2.27799930169396</text:p>
          </table:table-cell>
          <table:table-cell office:value-type="float" office:value="0.171428571417153" calcext:value-type="float">
            <text:p>0.171428571417153</text:p>
          </table:table-cell>
          <table:table-cell office:value-type="float" office:value="0.466666666130231" calcext:value-type="float">
            <text:p>0.466666666130231</text:p>
          </table:table-cell>
        </table:table-row>
        <table:table-row table:style-name="ro1">
          <table:table-cell office:value-type="float" office:value="1.74017161016277E+018" calcext:value-type="float">
            <text:p>1.74017161016277E+018</text:p>
          </table:table-cell>
          <table:table-cell office:value-type="float" office:value="-4.44040533763727" calcext:value-type="float">
            <text:p>-4.44040533763727</text:p>
          </table:table-cell>
          <table:table-cell office:value-type="float" office:value="-0.0865893441076169" calcext:value-type="float">
            <text:p>-0.0865893441076169</text:p>
          </table:table-cell>
          <table:table-cell office:value-type="float" office:value="-2.26959930170362" calcext:value-type="float">
            <text:p>-2.26959930170362</text:p>
          </table:table-cell>
          <table:table-cell office:value-type="float" office:value="0.171428571417153" calcext:value-type="float">
            <text:p>0.171428571417153</text:p>
          </table:table-cell>
          <table:table-cell office:value-type="float" office:value="0.466666666130231" calcext:value-type="float">
            <text:p>0.466666666130231</text:p>
          </table:table-cell>
        </table:table-row>
        <table:table-row table:style-name="ro1">
          <table:table-cell office:value-type="float" office:value="1.74017161017889E+018" calcext:value-type="float">
            <text:p>1.74017161017889E+018</text:p>
          </table:table-cell>
          <table:table-cell office:value-type="float" office:value="-4.44205263798828" calcext:value-type="float">
            <text:p>-4.44205263798828</text:p>
          </table:table-cell>
          <table:table-cell office:value-type="float" office:value="-0.0885638363083364" calcext:value-type="float">
            <text:p>-0.0885638363083364</text:p>
          </table:table-cell>
          <table:table-cell office:value-type="float" office:value="-2.26259930171166" calcext:value-type="float">
            <text:p>-2.26259930171166</text:p>
          </table:table-cell>
          <table:table-cell office:value-type="float" office:value="0.171428571417153" calcext:value-type="float">
            <text:p>0.171428571417153</text:p>
          </table:table-cell>
          <table:table-cell office:value-type="float" office:value="0.466666666130231" calcext:value-type="float">
            <text:p>0.466666666130231</text:p>
          </table:table-cell>
        </table:table-row>
        <table:table-row table:style-name="ro1">
          <table:table-cell office:value-type="float" office:value="1.74017161019378E+018" calcext:value-type="float">
            <text:p>1.74017161019378E+018</text:p>
          </table:table-cell>
          <table:table-cell office:value-type="float" office:value="-4.44368607664808" calcext:value-type="float">
            <text:p>-4.44368607664808</text:p>
          </table:table-cell>
          <table:table-cell office:value-type="float" office:value="-0.090549811142468" calcext:value-type="float">
            <text:p>-0.090549811142468</text:p>
          </table:table-cell>
          <table:table-cell office:value-type="float" office:value="-2.25559930171971" calcext:value-type="float">
            <text:p>-2.25559930171971</text:p>
          </table:table-cell>
          <table:table-cell office:value-type="float" office:value="0.171428571417168" calcext:value-type="float">
            <text:p>0.171428571417168</text:p>
          </table:table-cell>
          <table:table-cell office:value-type="float" office:value="0.466666666130104" calcext:value-type="float">
            <text:p>0.466666666130104</text:p>
          </table:table-cell>
        </table:table-row>
        <table:table-row table:style-name="ro1">
          <table:table-cell office:value-type="float" office:value="1.74017161021183E+018" calcext:value-type="float">
            <text:p>1.74017161021183E+018</text:p>
          </table:table-cell>
          <table:table-cell office:value-type="float" office:value="-4.44562779296175" calcext:value-type="float">
            <text:p>-4.44562779296175</text:p>
          </table:table-cell>
          <table:table-cell office:value-type="float" office:value="-0.092948000964385" calcext:value-type="float">
            <text:p>-0.092948000964385</text:p>
          </table:table-cell>
          <table:table-cell office:value-type="float" office:value="-2.24719930172937" calcext:value-type="float">
            <text:p>-2.24719930172937</text:p>
          </table:table-cell>
          <table:table-cell office:value-type="float" office:value="0.171428571417153" calcext:value-type="float">
            <text:p>0.171428571417153</text:p>
          </table:table-cell>
          <table:table-cell office:value-type="float" office:value="0.466666666130231" calcext:value-type="float">
            <text:p>0.466666666130231</text:p>
          </table:table-cell>
        </table:table-row>
        <table:table-row table:style-name="ro1">
          <table:table-cell office:value-type="float" office:value="1.74017161022714E+018" calcext:value-type="float">
            <text:p>1.74017161022714E+018</text:p>
          </table:table-cell>
          <table:table-cell office:value-type="float" office:value="-4.44723045512868" calcext:value-type="float">
            <text:p>-4.44723045512868</text:p>
          </table:table-cell>
          <table:table-cell office:value-type="float" office:value="-0.0949588942673269" calcext:value-type="float">
            <text:p>-0.0949588942673269</text:p>
          </table:table-cell>
          <table:table-cell office:value-type="float" office:value="-2.24019930173741" calcext:value-type="float">
            <text:p>-2.24019930173741</text:p>
          </table:table-cell>
          <table:table-cell office:value-type="float" office:value="0.171428571417139" calcext:value-type="float">
            <text:p>0.171428571417139</text:p>
          </table:table-cell>
          <table:table-cell office:value-type="float" office:value="0.466666666130358" calcext:value-type="float">
            <text:p>0.466666666130358</text:p>
          </table:table-cell>
        </table:table-row>
        <table:table-row table:style-name="ro1">
          <table:table-cell office:value-type="float" office:value="1.74017161024538E+018" calcext:value-type="float">
            <text:p>1.74017161024538E+018</text:p>
          </table:table-cell>
          <table:table-cell office:value-type="float" office:value="-4.44913501053475" calcext:value-type="float">
            <text:p>-4.44913501053475</text:p>
          </table:table-cell>
          <table:table-cell office:value-type="float" office:value="-0.0973867009667813" calcext:value-type="float">
            <text:p>-0.0973867009667813</text:p>
          </table:table-cell>
          <table:table-cell office:value-type="float" office:value="-2.23179930174705" calcext:value-type="float">
            <text:p>-2.23179930174705</text:p>
          </table:table-cell>
          <table:table-cell office:value-type="float" office:value="0.171428571417079" calcext:value-type="float">
            <text:p>0.171428571417079</text:p>
          </table:table-cell>
          <table:table-cell office:value-type="float" office:value="0.466666666130867" calcext:value-type="float">
            <text:p>0.466666666130867</text:p>
          </table:table-cell>
        </table:table-row>
        <table:table-row table:style-name="ro1">
          <table:table-cell office:value-type="float" office:value="1.74017161026091E+018" calcext:value-type="float">
            <text:p>1.74017161026091E+018</text:p>
          </table:table-cell>
          <table:table-cell office:value-type="float" office:value="-4.45070651612896" calcext:value-type="float">
            <text:p>-4.45070651612896</text:p>
          </table:table-cell>
          <table:table-cell office:value-type="float" office:value="-0.0994220358445046" calcext:value-type="float">
            <text:p>-0.0994220358445046</text:p>
          </table:table-cell>
          <table:table-cell office:value-type="float" office:value="-2.22479930175509" calcext:value-type="float">
            <text:p>-2.22479930175509</text:p>
          </table:table-cell>
          <table:table-cell office:value-type="float" office:value="0.171428571417079" calcext:value-type="float">
            <text:p>0.171428571417079</text:p>
          </table:table-cell>
          <table:table-cell office:value-type="float" office:value="0.466666666130867" calcext:value-type="float">
            <text:p>0.466666666130867</text:p>
          </table:table-cell>
        </table:table-row>
        <table:table-row table:style-name="ro1">
          <table:table-cell office:value-type="float" office:value="1.74017161027615E+018" calcext:value-type="float">
            <text:p>1.74017161027615E+018</text:p>
          </table:table-cell>
          <table:table-cell office:value-type="float" office:value="-4.45226373599367" calcext:value-type="float">
            <text:p>-4.45226373599367</text:p>
          </table:table-cell>
          <table:table-cell office:value-type="float" office:value="-0.101468321306036" calcext:value-type="float">
            <text:p>-0.101468321306036</text:p>
          </table:table-cell>
          <table:table-cell office:value-type="float" office:value="-2.21779930176312" calcext:value-type="float">
            <text:p>-2.21779930176312</text:p>
          </table:table-cell>
          <table:table-cell office:value-type="float" office:value="0.171428571417079" calcext:value-type="float">
            <text:p>0.171428571417079</text:p>
          </table:table-cell>
          <table:table-cell office:value-type="float" office:value="0.466666666130867" calcext:value-type="float">
            <text:p>0.466666666130867</text:p>
          </table:table-cell>
        </table:table-row>
        <table:table-row table:style-name="ro1">
          <table:table-cell office:value-type="float" office:value="1.74017161029393E+018" calcext:value-type="float">
            <text:p>1.74017161029393E+018</text:p>
          </table:table-cell>
          <table:table-cell office:value-type="float" office:value="-4.4541134352826" calcext:value-type="float">
            <text:p>-4.4541134352826</text:p>
          </table:table-cell>
          <table:table-cell office:value-type="float" office:value="-0.103938177416267" calcext:value-type="float">
            <text:p>-0.103938177416267</text:p>
          </table:table-cell>
          <table:table-cell office:value-type="float" office:value="-2.20939930177276" calcext:value-type="float">
            <text:p>-2.20939930177276</text:p>
          </table:table-cell>
          <table:table-cell office:value-type="float" office:value="0.17142857141709" calcext:value-type="float">
            <text:p>0.17142857141709</text:p>
          </table:table-cell>
          <table:table-cell office:value-type="float" office:value="0.466666666131231" calcext:value-type="float">
            <text:p>0.466666666131231</text:p>
          </table:table-cell>
        </table:table-row>
        <table:table-row table:style-name="ro1">
          <table:table-cell office:value-type="float" office:value="1.74017161030975E+018" calcext:value-type="float">
            <text:p>1.74017161030975E+018</text:p>
          </table:table-cell>
          <table:table-cell office:value-type="float" office:value="-4.45563895894534" calcext:value-type="float">
            <text:p>-4.45563895894534</text:p>
          </table:table-cell>
          <table:table-cell office:value-type="float" office:value="-0.106008200472068" calcext:value-type="float">
            <text:p>-0.106008200472068</text:p>
          </table:table-cell>
          <table:table-cell office:value-type="float" office:value="-2.20239930178079" calcext:value-type="float">
            <text:p>-2.20239930178079</text:p>
          </table:table-cell>
          <table:table-cell office:value-type="float" office:value="0.171428571417046" calcext:value-type="float">
            <text:p>0.171428571417046</text:p>
          </table:table-cell>
          <table:table-cell office:value-type="float" office:value="0.466666666131612" calcext:value-type="float">
            <text:p>0.466666666131612</text:p>
          </table:table-cell>
        </table:table-row>
        <table:table-row table:style-name="ro1">
          <table:table-cell office:value-type="float" office:value="1.74017161032426E+018" calcext:value-type="float">
            <text:p>1.74017161032426E+018</text:p>
          </table:table-cell>
          <table:table-cell office:value-type="float" office:value="-4.45714995518986" calcext:value-type="float">
            <text:p>-4.45714995518986</text:p>
          </table:table-cell>
          <table:table-cell office:value-type="float" office:value="-0.10808885139093" calcext:value-type="float">
            <text:p>-0.10808885139093</text:p>
          </table:table-cell>
          <table:table-cell office:value-type="float" office:value="-2.19539930178881" calcext:value-type="float">
            <text:p>-2.19539930178881</text:p>
          </table:table-cell>
          <table:table-cell office:value-type="float" office:value="0.171428571416991" calcext:value-type="float">
            <text:p>0.171428571416991</text:p>
          </table:table-cell>
          <table:table-cell office:value-type="float" office:value="0.466666666131629" calcext:value-type="float">
            <text:p>0.466666666131629</text:p>
          </table:table-cell>
        </table:table-row>
        <table:table-row table:style-name="ro1">
          <table:table-cell office:value-type="float" office:value="1.74017161034245E+018" calcext:value-type="float">
            <text:p>1.74017161034245E+018</text:p>
          </table:table-cell>
          <table:table-cell office:value-type="float" office:value="-4.45894387029534" calcext:value-type="float">
            <text:p>-4.45894387029534</text:p>
          </table:table-cell>
          <table:table-cell office:value-type="float" office:value="-0.110599517688755" calcext:value-type="float">
            <text:p>-0.110599517688755</text:p>
          </table:table-cell>
          <table:table-cell office:value-type="float" office:value="-2.18699930179844" calcext:value-type="float">
            <text:p>-2.18699930179844</text:p>
          </table:table-cell>
          <table:table-cell office:value-type="float" office:value="0.171428571417005" calcext:value-type="float">
            <text:p>0.171428571417005</text:p>
          </table:table-cell>
          <table:table-cell office:value-type="float" office:value="0.466666666131502" calcext:value-type="float">
            <text:p>0.466666666131502</text:p>
          </table:table-cell>
        </table:table-row>
        <table:table-row table:style-name="ro1">
          <table:table-cell office:value-type="float" office:value="1.74017161035797E+018" calcext:value-type="float">
            <text:p>1.74017161035797E+018</text:p>
          </table:table-cell>
          <table:table-cell office:value-type="float" office:value="-4.46042264661185" calcext:value-type="float">
            <text:p>-4.46042264661185</text:p>
          </table:table-cell>
          <table:table-cell office:value-type="float" office:value="-0.112703190311297" calcext:value-type="float">
            <text:p>-0.112703190311297</text:p>
          </table:table-cell>
          <table:table-cell office:value-type="float" office:value="-2.17999930180644" calcext:value-type="float">
            <text:p>-2.17999930180644</text:p>
          </table:table-cell>
          <table:table-cell office:value-type="float" office:value="0.171428571417005" calcext:value-type="float">
            <text:p>0.171428571417005</text:p>
          </table:table-cell>
          <table:table-cell office:value-type="float" office:value="0.466666666132264" calcext:value-type="float">
            <text:p>0.466666666132264</text:p>
          </table:table-cell>
        </table:table-row>
        <table:table-row table:style-name="ro1">
          <table:table-cell office:value-type="float" office:value="1.74017161037594E+018" calcext:value-type="float">
            <text:p>1.74017161037594E+018</text:p>
          </table:table-cell>
          <table:table-cell office:value-type="float" office:value="-4.4621776862664" calcext:value-type="float">
            <text:p>-4.4621776862664</text:p>
          </table:table-cell>
          <table:table-cell office:value-type="float" office:value="-0.115241184100828" calcext:value-type="float">
            <text:p>-0.115241184100828</text:p>
          </table:table-cell>
          <table:table-cell office:value-type="float" office:value="-2.17159930181604" calcext:value-type="float">
            <text:p>-2.17159930181604</text:p>
          </table:table-cell>
          <table:table-cell office:value-type="float" office:value="0.171428571417065" calcext:value-type="float">
            <text:p>0.171428571417065</text:p>
          </table:table-cell>
          <table:table-cell office:value-type="float" office:value="0.466666666133535" calcext:value-type="float">
            <text:p>0.466666666133535</text:p>
          </table:table-cell>
        </table:table-row>
        <table:table-row table:style-name="ro1">
          <table:table-cell office:value-type="float" office:value="1.74017161039117E+018" calcext:value-type="float">
            <text:p>1.74017161039117E+018</text:p>
          </table:table-cell>
          <table:table-cell office:value-type="float" office:value="-4.46362389195524" calcext:value-type="float">
            <text:p>-4.46362389195524</text:p>
          </table:table-cell>
          <table:table-cell office:value-type="float" office:value="-0.117367379529914" calcext:value-type="float">
            <text:p>-0.117367379529914</text:p>
          </table:table-cell>
          <table:table-cell office:value-type="float" office:value="-2.16459930182403" calcext:value-type="float">
            <text:p>-2.16459930182403</text:p>
          </table:table-cell>
          <table:table-cell office:value-type="float" office:value="0.171428571417079" calcext:value-type="float">
            <text:p>0.171428571417079</text:p>
          </table:table-cell>
          <table:table-cell office:value-type="float" office:value="0.466666666133662" calcext:value-type="float">
            <text:p>0.466666666133662</text:p>
          </table:table-cell>
        </table:table-row>
        <table:table-row table:style-name="ro1">
          <table:table-cell office:value-type="float" office:value="1.74017161040645E+018" calcext:value-type="float">
            <text:p>1.74017161040645E+018</text:p>
          </table:table-cell>
          <table:table-cell office:value-type="float" office:value="-4.46505517896575" calcext:value-type="float">
            <text:p>-4.46505517896575</text:p>
          </table:table-cell>
          <table:table-cell office:value-type="float" office:value="-0.11950364622456" calcext:value-type="float">
            <text:p>-0.11950364622456</text:p>
          </table:table-cell>
          <table:table-cell office:value-type="float" office:value="-2.15759930183201" calcext:value-type="float">
            <text:p>-2.15759930183201</text:p>
          </table:table-cell>
          <table:table-cell office:value-type="float" office:value="0.171428571417035" calcext:value-type="float">
            <text:p>0.171428571417035</text:p>
          </table:table-cell>
          <table:table-cell office:value-type="float" office:value="0.466666666134297" calcext:value-type="float">
            <text:p>0.466666666134297</text:p>
          </table:table-cell>
        </table:table-row>
        <table:table-row table:style-name="ro1">
          <table:table-cell office:value-type="float" office:value="1.7401716104252E+018" calcext:value-type="float">
            <text:p>1.7401716104252E+018</text:p>
          </table:table-cell>
          <table:table-cell office:value-type="float" office:value="-4.46675293202768" calcext:value-type="float">
            <text:p>-4.46675293202768</text:p>
          </table:table-cell>
          <table:table-cell office:value-type="float" office:value="-0.122080312909526" calcext:value-type="float">
            <text:p>-0.122080312909526</text:p>
          </table:table-cell>
          <table:table-cell office:value-type="float" office:value="-2.14919930184159" calcext:value-type="float">
            <text:p>-2.14919930184159</text:p>
          </table:table-cell>
          <table:table-cell office:value-type="float" office:value="0.171428571417005" calcext:value-type="float">
            <text:p>0.171428571417005</text:p>
          </table:table-cell>
          <table:table-cell office:value-type="float" office:value="0.466666666134552" calcext:value-type="float">
            <text:p>0.466666666134552</text:p>
          </table:table-cell>
        </table:table-row>
        <table:table-row table:style-name="ro1">
          <table:table-cell office:value-type="float" office:value="1.74017161044008E+018" calcext:value-type="float">
            <text:p>1.74017161044008E+018</text:p>
          </table:table-cell>
          <table:table-cell office:value-type="float" office:value="-4.46815115211283" calcext:value-type="float">
            <text:p>-4.46815115211283</text:p>
          </table:table-cell>
          <table:table-cell office:value-type="float" office:value="-0.12423836723938" calcext:value-type="float">
            <text:p>-0.12423836723938</text:p>
          </table:table-cell>
          <table:table-cell office:value-type="float" office:value="-2.14219930184957" calcext:value-type="float">
            <text:p>-2.14219930184957</text:p>
          </table:table-cell>
          <table:table-cell office:value-type="float" office:value="0.171428571416976" calcext:value-type="float">
            <text:p>0.171428571416976</text:p>
          </table:table-cell>
          <table:table-cell office:value-type="float" office:value="0.466666666134552" calcext:value-type="float">
            <text:p>0.466666666134552</text:p>
          </table:table-cell>
        </table:table-row>
        <table:table-row table:style-name="ro1">
          <table:table-cell office:value-type="float" office:value="1.74017161045532E+018" calcext:value-type="float">
            <text:p>1.74017161045532E+018</text:p>
          </table:table-cell>
          <table:table-cell office:value-type="float" office:value="-4.4695342316848" calcext:value-type="float">
            <text:p>-4.4695342316848</text:p>
          </table:table-cell>
          <table:table-cell office:value-type="float" office:value="-0.126406156157773" calcext:value-type="float">
            <text:p>-0.126406156157773</text:p>
          </table:table-cell>
          <table:table-cell office:value-type="float" office:value="-2.13519930185754" calcext:value-type="float">
            <text:p>-2.13519930185754</text:p>
          </table:table-cell>
          <table:table-cell office:value-type="float" office:value="0.171428571416917" calcext:value-type="float">
            <text:p>0.171428571416917</text:p>
          </table:table-cell>
          <table:table-cell office:value-type="float" office:value="0.46666666613506" calcext:value-type="float">
            <text:p>0.46666666613506</text:p>
          </table:table-cell>
        </table:table-row>
        <table:table-row table:style-name="ro1">
          <table:table-cell office:value-type="float" office:value="1.7401716104736E+018" calcext:value-type="float">
            <text:p>1.7401716104736E+018</text:p>
          </table:table-cell>
          <table:table-cell office:value-type="float" office:value="-4.47117384632516" calcext:value-type="float">
            <text:p>-4.47117384632516</text:p>
          </table:table-cell>
          <table:table-cell office:value-type="float" office:value="-0.129020202923962" calcext:value-type="float">
            <text:p>-0.129020202923962</text:p>
          </table:table-cell>
          <table:table-cell office:value-type="float" office:value="-2.12679930186708" calcext:value-type="float">
            <text:p>-2.12679930186708</text:p>
          </table:table-cell>
          <table:table-cell office:value-type="float" office:value="0.171428571417005" calcext:value-type="float">
            <text:p>0.171428571417005</text:p>
          </table:table-cell>
          <table:table-cell office:value-type="float" office:value="0.466666666136076" calcext:value-type="float">
            <text:p>0.466666666136076</text:p>
          </table:table-cell>
        </table:table-row>
        <table:table-row table:style-name="ro1">
          <table:table-cell office:value-type="float" office:value="1.74017161048863E+018" calcext:value-type="float">
            <text:p>1.74017161048863E+018</text:p>
          </table:table-cell>
          <table:table-cell office:value-type="float" office:value="-4.47252337926503" calcext:value-type="float">
            <text:p>-4.47252337926503</text:p>
          </table:table-cell>
          <table:table-cell office:value-type="float" office:value="-0.131209033374526" calcext:value-type="float">
            <text:p>-0.131209033374526</text:p>
          </table:table-cell>
          <table:table-cell office:value-type="float" office:value="-2.11979930187502" calcext:value-type="float">
            <text:p>-2.11979930187502</text:p>
          </table:table-cell>
          <table:table-cell office:value-type="float" office:value="0.171428571417076" calcext:value-type="float">
            <text:p>0.171428571417076</text:p>
          </table:table-cell>
          <table:table-cell office:value-type="float" office:value="0.466666666137203" calcext:value-type="float">
            <text:p>0.466666666137203</text:p>
          </table:table-cell>
        </table:table-row>
        <table:table-row table:style-name="ro1">
          <table:table-cell office:value-type="float" office:value="1.74017161050704E+018" calcext:value-type="float">
            <text:p>1.74017161050704E+018</text:p>
          </table:table-cell>
          <table:table-cell office:value-type="float" office:value="-4.47412254475475" calcext:value-type="float">
            <text:p>-4.47412254475475</text:p>
          </table:table-cell>
          <table:table-cell office:value-type="float" office:value="-0.13384801924057" calcext:value-type="float">
            <text:p>-0.13384801924057</text:p>
          </table:table-cell>
          <table:table-cell office:value-type="float" office:value="-2.11139930188454" calcext:value-type="float">
            <text:p>-2.11139930188454</text:p>
          </table:table-cell>
          <table:table-cell office:value-type="float" office:value="0.171428571416991" calcext:value-type="float">
            <text:p>0.171428571416991</text:p>
          </table:table-cell>
          <table:table-cell office:value-type="float" office:value="0.466666666137474" calcext:value-type="float">
            <text:p>0.466666666137474</text:p>
          </table:table-cell>
        </table:table-row>
        <table:table-row table:style-name="ro1">
          <table:table-cell office:value-type="float" office:value="1.74017161052228E+018" calcext:value-type="float">
            <text:p>1.74017161052228E+018</text:p>
          </table:table-cell>
          <table:table-cell office:value-type="float" office:value="-4.47543821101362" calcext:value-type="float">
            <text:p>-4.47543821101362</text:p>
          </table:table-cell>
          <table:table-cell office:value-type="float" office:value="-0.136057372130533" calcext:value-type="float">
            <text:p>-0.136057372130533</text:p>
          </table:table-cell>
          <table:table-cell office:value-type="float" office:value="-2.10439930189248" calcext:value-type="float">
            <text:p>-2.10439930189248</text:p>
          </table:table-cell>
          <table:table-cell office:value-type="float" office:value="0.171428571416946" calcext:value-type="float">
            <text:p>0.171428571416946</text:p>
          </table:table-cell>
          <table:table-cell office:value-type="float" office:value="0.466666666137601" calcext:value-type="float">
            <text:p>0.466666666137601</text:p>
          </table:table-cell>
        </table:table-row>
        <table:table-row table:style-name="ro1">
          <table:table-cell office:value-type="float" office:value="1.74017161053767E+018" calcext:value-type="float">
            <text:p>1.74017161053767E+018</text:p>
          </table:table-cell>
          <table:table-cell office:value-type="float" office:value="-4.47675069678654" calcext:value-type="float">
            <text:p>-4.47675069678654</text:p>
          </table:table-cell>
          <table:table-cell office:value-type="float" office:value="-0.138296827759763" calcext:value-type="float">
            <text:p>-0.138296827759763</text:p>
          </table:table-cell>
          <table:table-cell office:value-type="float" office:value="-2.09760787689883" calcext:value-type="float">
            <text:p>-2.09760787689883</text:p>
          </table:table-cell>
          <table:table-cell office:value-type="float" office:value="0.172238571410321" calcext:value-type="float">
            <text:p>0.172238571410321</text:p>
          </table:table-cell>
          <table:table-cell office:value-type="float" office:value="0.45971416619049" calcext:value-type="float">
            <text:p>0.45971416619049</text:p>
          </table:table-cell>
        </table:table-row>
        <table:table-row table:style-name="ro1">
          <table:table-cell office:value-type="float" office:value="1.74017161055579E+018" calcext:value-type="float">
            <text:p>1.74017161055579E+018</text:p>
          </table:table-cell>
          <table:table-cell office:value-type="float" office:value="-4.4784269519861" calcext:value-type="float">
            <text:p>-4.4784269519861</text:p>
          </table:table-cell>
          <table:table-cell office:value-type="float" office:value="-0.141200762739895" calcext:value-type="float">
            <text:p>-0.141200762739895</text:p>
          </table:table-cell>
          <table:table-cell office:value-type="float" office:value="-2.09150220189609" calcext:value-type="float">
            <text:p>-2.09150220189609</text:p>
          </table:table-cell>
          <table:table-cell office:value-type="float" office:value="0.181148571362121" calcext:value-type="float">
            <text:p>0.181148571362121</text:p>
          </table:table-cell>
          <table:table-cell office:value-type="float" office:value="0.383236666599086" calcext:value-type="float">
            <text:p>0.383236666599086</text:p>
          </table:table-cell>
        </table:table-row>
        <table:table-row table:style-name="ro1">
          <table:table-cell office:value-type="float" office:value="1.74017161057112E+018" calcext:value-type="float">
            <text:p>1.74017161057112E+018</text:p>
          </table:table-cell>
          <table:table-cell office:value-type="float" office:value="-4.47992328402853" calcext:value-type="float">
            <text:p>-4.47992328402853</text:p>
          </table:table-cell>
          <table:table-cell office:value-type="float" office:value="-0.14382046515535" calcext:value-type="float">
            <text:p>-0.14382046515535</text:p>
          </table:table-cell>
          <table:table-cell office:value-type="float" office:value="-2.08832607689376" calcext:value-type="float">
            <text:p>-2.08832607689376</text:p>
          </table:table-cell>
          <table:table-cell office:value-type="float" office:value="0.194378571336531" calcext:value-type="float">
            <text:p>0.194378571336531</text:p>
          </table:table-cell>
          <table:table-cell office:value-type="float" office:value="0.269679166820595" calcext:value-type="float">
            <text:p>0.269679166820595</text:p>
          </table:table-cell>
        </table:table-row>
        <table:table-row table:style-name="ro1">
          <table:table-cell office:value-type="float" office:value="1.74017161058922E+018" calcext:value-type="float">
            <text:p>1.74017161058922E+018</text:p>
          </table:table-cell>
          <table:table-cell office:value-type="float" office:value="-4.48184246584808" calcext:value-type="float">
            <text:p>-4.48184246584808</text:p>
          </table:table-cell>
          <table:table-cell office:value-type="float" office:value="-0.147201334687232" calcext:value-type="float">
            <text:p>-0.147201334687232</text:p>
          </table:table-cell>
          <table:table-cell office:value-type="float" office:value="-2.08592147450425" calcext:value-type="float">
            <text:p>-2.08592147450425</text:p>
          </table:table-cell>
          <table:table-cell office:value-type="float" office:value="0.210578571338721" calcext:value-type="float">
            <text:p>0.210578571338721</text:p>
          </table:table-cell>
          <table:table-cell office:value-type="float" office:value="0.160215079712446" calcext:value-type="float">
            <text:p>0.160215079712446</text:p>
          </table:table-cell>
        </table:table-row>
        <table:table-row table:style-name="ro1">
          <table:table-cell office:value-type="float" office:value="1.74017161060423E+018" calcext:value-type="float">
            <text:p>1.74017161060423E+018</text:p>
          </table:table-cell>
          <table:table-cell office:value-type="float" office:value="-4.48354520077022" calcext:value-type="float">
            <text:p>-4.48354520077022</text:p>
          </table:table-cell>
          <table:table-cell office:value-type="float" office:value="-0.150216148359854" calcext:value-type="float">
            <text:p>-0.150216148359854</text:p>
          </table:table-cell>
          <table:table-cell office:value-type="float" office:value="-2.08394352211609" calcext:value-type="float">
            <text:p>-2.08394352211609</text:p>
          </table:table-cell>
          <table:table-cell office:value-type="float" office:value="0.224078571341155" calcext:value-type="float">
            <text:p>0.224078571341155</text:p>
          </table:table-cell>
          <table:table-cell office:value-type="float" office:value="0.131863492573485" calcext:value-type="float">
            <text:p>0.131863492573485</text:p>
          </table:table-cell>
        </table:table-row>
        <table:table-row table:style-name="ro1">
          <table:table-cell office:value-type="float" office:value="1.74017161062001E+018" calcext:value-type="float">
            <text:p>1.74017161062001E+018</text:p>
          </table:table-cell>
          <table:table-cell office:value-type="float" office:value="-4.48534120627704" calcext:value-type="float">
            <text:p>-4.48534120627704</text:p>
          </table:table-cell>
          <table:table-cell office:value-type="float" office:value="-0.153410841031381" calcext:value-type="float">
            <text:p>-0.153410841031381</text:p>
          </table:table-cell>
          <table:table-cell office:value-type="float" office:value="-2.08196556972794" calcext:value-type="float">
            <text:p>-2.08196556972794</text:p>
          </table:table-cell>
          <table:table-cell office:value-type="float" office:value="0.237578571341354" calcext:value-type="float">
            <text:p>0.237578571341354</text:p>
          </table:table-cell>
          <table:table-cell office:value-type="float" office:value="0.131863492543498" calcext:value-type="float">
            <text:p>0.131863492543498</text:p>
          </table:table-cell>
        </table:table-row>
        <table:table-row table:style-name="ro1">
          <table:table-cell office:value-type="float" office:value="1.74017161063802E+018" calcext:value-type="float">
            <text:p>1.74017161063802E+018</text:p>
          </table:table-cell>
          <table:table-cell office:value-type="float" office:value="-4.48761853689989" calcext:value-type="float">
            <text:p>-4.48761853689989</text:p>
          </table:table-cell>
          <table:table-cell office:value-type="float" office:value="-0.157482447512441" calcext:value-type="float">
            <text:p>-0.157482447512441</text:p>
          </table:table-cell>
          <table:table-cell office:value-type="float" office:value="-2.07959202686216" calcext:value-type="float">
            <text:p>-2.07959202686216</text:p>
          </table:table-cell>
          <table:table-cell office:value-type="float" office:value="0.253778571341368" calcext:value-type="float">
            <text:p>0.253778571341368</text:p>
          </table:table-cell>
          <table:table-cell office:value-type="float" office:value="0.131863492543498" calcext:value-type="float">
            <text:p>0.131863492543498</text:p>
          </table:table-cell>
        </table:table-row>
        <table:table-row table:style-name="ro1">
          <table:table-cell office:value-type="float" office:value="1.740171610654E+018" calcext:value-type="float">
            <text:p>1.740171610654E+018</text:p>
          </table:table-cell>
          <table:table-cell office:value-type="float" office:value="-4.48961725339964" calcext:value-type="float">
            <text:p>-4.48961725339964</text:p>
          </table:table-cell>
          <table:table-cell office:value-type="float" office:value="-0.161074208901557" calcext:value-type="float">
            <text:p>-0.161074208901557</text:p>
          </table:table-cell>
          <table:table-cell office:value-type="float" office:value="-2.077614074474" calcext:value-type="float">
            <text:p>-2.077614074474</text:p>
          </table:table-cell>
          <table:table-cell office:value-type="float" office:value="0.26727857134136" calcext:value-type="float">
            <text:p>0.26727857134136</text:p>
          </table:table-cell>
          <table:table-cell office:value-type="float" office:value="0.131863492543498" calcext:value-type="float">
            <text:p>0.131863492543498</text:p>
          </table:table-cell>
        </table:table-row>
        <table:table-row table:style-name="ro1">
          <table:table-cell office:value-type="float" office:value="1.74017161066876E+018" calcext:value-type="float">
            <text:p>1.74017161066876E+018</text:p>
          </table:table-cell>
          <table:table-cell office:value-type="float" office:value="-4.49170365454226" calcext:value-type="float">
            <text:p>-4.49170365454226</text:p>
          </table:table-cell>
          <table:table-cell office:value-type="float" office:value="-0.164841044095591" calcext:value-type="float">
            <text:p>-0.164841044095591</text:p>
          </table:table-cell>
          <table:table-cell office:value-type="float" office:value="-2.07563612208536" calcext:value-type="float">
            <text:p>-2.07563612208536</text:p>
          </table:table-cell>
          <table:table-cell office:value-type="float" office:value="0.280549504508629" calcext:value-type="float">
            <text:p>0.280549504508629</text:p>
          </table:table-cell>
          <table:table-cell office:value-type="float" office:value="0.131863492560048" calcext:value-type="float">
            <text:p>0.131863492560048</text:p>
          </table:table-cell>
        </table:table-row>
        <table:table-row table:style-name="ro1">
          <table:table-cell office:value-type="float" office:value="1.74017161068699E+018" calcext:value-type="float">
            <text:p>1.74017161068699E+018</text:p>
          </table:table-cell>
          <table:table-cell office:value-type="float" office:value="-4.49422851461814" calcext:value-type="float">
            <text:p>-4.49422851461814</text:p>
          </table:table-cell>
          <table:table-cell office:value-type="float" office:value="-0.169422907835498" calcext:value-type="float">
            <text:p>-0.169422907835498</text:p>
          </table:table-cell>
          <table:table-cell office:value-type="float" office:value="-2.07326257921968" calcext:value-type="float">
            <text:p>-2.07326257921968</text:p>
          </table:table-cell>
          <table:table-cell office:value-type="float" office:value="0.289705103531732" calcext:value-type="float">
            <text:p>0.289705103531732</text:p>
          </table:table-cell>
          <table:table-cell office:value-type="float" office:value="0.131863492556236" calcext:value-type="float">
            <text:p>0.131863492556236</text:p>
          </table:table-cell>
        </table:table-row>
        <table:table-row table:style-name="ro1">
          <table:table-cell office:value-type="float" office:value="1.74017161070199E+018" calcext:value-type="float">
            <text:p>1.74017161070199E+018</text:p>
          </table:table-cell>
          <table:table-cell office:value-type="float" office:value="-4.49632425237548" calcext:value-type="float">
            <text:p>-4.49632425237548</text:p>
          </table:table-cell>
          <table:table-cell office:value-type="float" office:value="-0.17324569673379" calcext:value-type="float">
            <text:p>-0.17324569673379</text:p>
          </table:table-cell>
          <table:table-cell office:value-type="float" office:value="-2.07128462683168" calcext:value-type="float">
            <text:p>-2.07128462683168</text:p>
          </table:table-cell>
          <table:table-cell office:value-type="float" office:value="0.290637903047352" calcext:value-type="float">
            <text:p>0.290637903047352</text:p>
          </table:table-cell>
          <table:table-cell office:value-type="float" office:value="0.131863492532698" calcext:value-type="float">
            <text:p>0.131863492532698</text:p>
          </table:table-cell>
        </table:table-row>
        <table:table-row table:style-name="ro1">
          <table:table-cell office:value-type="float" office:value="1.7401716107204E+018" calcext:value-type="float">
            <text:p>1.7401716107204E+018</text:p>
          </table:table-cell>
          <table:table-cell office:value-type="float" office:value="-4.49882915065126" calcext:value-type="float">
            <text:p>-4.49882915065126</text:p>
          </table:table-cell>
          <table:table-cell office:value-type="float" office:value="-0.177838503975778" calcext:value-type="float">
            <text:p>-0.177838503975778</text:p>
          </table:table-cell>
          <table:table-cell office:value-type="float" office:value="-2.06891108396607" calcext:value-type="float">
            <text:p>-2.06891108396607</text:p>
          </table:table-cell>
          <table:table-cell office:value-type="float" office:value="0.290637903047411" calcext:value-type="float">
            <text:p>0.290637903047411</text:p>
          </table:table-cell>
          <table:table-cell office:value-type="float" office:value="0.131863492533714" calcext:value-type="float">
            <text:p>0.131863492533714</text:p>
          </table:table-cell>
        </table:table-row>
        <table:table-row table:style-name="ro1">
          <table:table-cell office:value-type="float" office:value="1.74017161073576E+018" calcext:value-type="float">
            <text:p>1.74017161073576E+018</text:p>
          </table:table-cell>
          <table:table-cell office:value-type="float" office:value="-4.50090823377144" calcext:value-type="float">
            <text:p>-4.50090823377144</text:p>
          </table:table-cell>
          <table:table-cell office:value-type="float" office:value="-0.181670376245017" calcext:value-type="float">
            <text:p>-0.181670376245017</text:p>
          </table:table-cell>
          <table:table-cell office:value-type="float" office:value="-2.06693313157806" calcext:value-type="float">
            <text:p>-2.06693313157806</text:p>
          </table:table-cell>
          <table:table-cell office:value-type="float" office:value="0.290637903047366" calcext:value-type="float">
            <text:p>0.290637903047366</text:p>
          </table:table-cell>
          <table:table-cell office:value-type="float" office:value="0.131863492534096" calcext:value-type="float">
            <text:p>0.131863492534096</text:p>
          </table:table-cell>
        </table:table-row>
        <table:table-row table:style-name="ro1">
          <table:table-cell office:value-type="float" office:value="1.74017161075066E+018" calcext:value-type="float">
            <text:p>1.74017161075066E+018</text:p>
          </table:table-cell>
          <table:table-cell office:value-type="float" office:value="-4.50297973356867" calcext:value-type="float">
            <text:p>-4.50297973356867</text:p>
          </table:table-cell>
          <table:table-cell office:value-type="float" office:value="-0.185506353343292" calcext:value-type="float">
            <text:p>-0.185506353343292</text:p>
          </table:table-cell>
          <table:table-cell office:value-type="float" office:value="-2.06495517919005" calcext:value-type="float">
            <text:p>-2.06495517919005</text:p>
          </table:table-cell>
          <table:table-cell office:value-type="float" office:value="0.290637903047351" calcext:value-type="float">
            <text:p>0.290637903047351</text:p>
          </table:table-cell>
          <table:table-cell office:value-type="float" office:value="0.131863492533969" calcext:value-type="float">
            <text:p>0.131863492533969</text:p>
          </table:table-cell>
        </table:table-row>
        <table:table-row table:style-name="ro1">
          <table:table-cell office:value-type="float" office:value="1.74017161076927E+018" calcext:value-type="float">
            <text:p>1.74017161076927E+018</text:p>
          </table:table-cell>
          <table:table-cell office:value-type="float" office:value="-4.50545551193025" calcext:value-type="float">
            <text:p>-4.50545551193025</text:p>
          </table:table-cell>
          <table:table-cell office:value-type="float" office:value="-0.1901149231039" calcext:value-type="float">
            <text:p>-0.1901149231039</text:p>
          </table:table-cell>
          <table:table-cell office:value-type="float" office:value="-2.06258163632444" calcext:value-type="float">
            <text:p>-2.06258163632444</text:p>
          </table:table-cell>
          <table:table-cell office:value-type="float" office:value="0.290637903047366" calcext:value-type="float">
            <text:p>0.290637903047366</text:p>
          </table:table-cell>
          <table:table-cell office:value-type="float" office:value="0.131863492534096" calcext:value-type="float">
            <text:p>0.131863492534096</text:p>
          </table:table-cell>
        </table:table-row>
        <table:table-row table:style-name="ro1">
          <table:table-cell office:value-type="float" office:value="1.74017161078441E+018" calcext:value-type="float">
            <text:p>1.74017161078441E+018</text:p>
          </table:table-cell>
          <table:table-cell office:value-type="float" office:value="-4.5075102999316" calcext:value-type="float">
            <text:p>-4.5075102999316</text:p>
          </table:table-cell>
          <table:table-cell office:value-type="float" office:value="-0.193959877977226" calcext:value-type="float">
            <text:p>-0.193959877977226</text:p>
          </table:table-cell>
          <table:table-cell office:value-type="float" office:value="-2.06060368393642" calcext:value-type="float">
            <text:p>-2.06060368393642</text:p>
          </table:table-cell>
          <table:table-cell office:value-type="float" office:value="0.290637903047351" calcext:value-type="float">
            <text:p>0.290637903047351</text:p>
          </table:table-cell>
          <table:table-cell office:value-type="float" office:value="0.131863492534223" calcext:value-type="float">
            <text:p>0.131863492534223</text:p>
          </table:table-cell>
        </table:table-row>
        <table:table-row table:style-name="ro1">
          <table:table-cell office:value-type="float" office:value="1.74017161080023E+018" calcext:value-type="float">
            <text:p>1.74017161080023E+018</text:p>
          </table:table-cell>
          <table:table-cell office:value-type="float" office:value="-4.50955747878076" calcext:value-type="float">
            <text:p>-4.50955747878076</text:p>
          </table:table-cell>
          <table:table-cell office:value-type="float" office:value="-0.197808889599438" calcext:value-type="float">
            <text:p>-0.197808889599438</text:p>
          </table:table-cell>
          <table:table-cell office:value-type="float" office:value="-2.05862573154841" calcext:value-type="float">
            <text:p>-2.05862573154841</text:p>
          </table:table-cell>
          <table:table-cell office:value-type="float" office:value="0.290637903047351" calcext:value-type="float">
            <text:p>0.290637903047351</text:p>
          </table:table-cell>
          <table:table-cell office:value-type="float" office:value="0.131863492534223" calcext:value-type="float">
            <text:p>0.131863492534223</text:p>
          </table:table-cell>
        </table:table-row>
        <table:table-row table:style-name="ro1">
          <table:table-cell office:value-type="float" office:value="1.74017161081818E+018" calcext:value-type="float">
            <text:p>1.74017161081818E+018</text:p>
          </table:table-cell>
          <table:table-cell office:value-type="float" office:value="-4.51200403804407" calcext:value-type="float">
            <text:p>-4.51200403804407</text:p>
          </table:table-cell>
          <table:table-cell office:value-type="float" office:value="-0.202433037251188" calcext:value-type="float">
            <text:p>-0.202433037251188</text:p>
          </table:table-cell>
          <table:table-cell office:value-type="float" office:value="-2.0562521886828" calcext:value-type="float">
            <text:p>-2.0562521886828</text:p>
          </table:table-cell>
          <table:table-cell office:value-type="float" office:value="0.290637903047337" calcext:value-type="float">
            <text:p>0.290637903047337</text:p>
          </table:table-cell>
          <table:table-cell office:value-type="float" office:value="0.131863492534096" calcext:value-type="float">
            <text:p>0.131863492534096</text:p>
          </table:table-cell>
        </table:table-row>
        <table:table-row table:style-name="ro1">
          <table:table-cell office:value-type="float" office:value="1.74017161083314E+018" calcext:value-type="float">
            <text:p>1.74017161083314E+018</text:p>
          </table:table-cell>
          <table:table-cell office:value-type="float" office:value="-4.51403444860812" calcext:value-type="float">
            <text:p>-4.51403444860812</text:p>
          </table:table-cell>
          <table:table-cell office:value-type="float" office:value="-0.206290920692886" calcext:value-type="float">
            <text:p>-0.206290920692886</text:p>
          </table:table-cell>
          <table:table-cell office:value-type="float" office:value="-2.05427423629477" calcext:value-type="float">
            <text:p>-2.05427423629477</text:p>
          </table:table-cell>
          <table:table-cell office:value-type="float" office:value="0.290637903047307" calcext:value-type="float">
            <text:p>0.290637903047307</text:p>
          </table:table-cell>
          <table:table-cell office:value-type="float" office:value="0.131863492534604" calcext:value-type="float">
            <text:p>0.131863492534604</text:p>
          </table:table-cell>
        </table:table-row>
        <table:table-row table:style-name="ro1">
          <table:table-cell office:value-type="float" office:value="1.74017161085146E+018" calcext:value-type="float">
            <text:p>1.74017161085146E+018</text:p>
          </table:table-cell>
          <table:table-cell office:value-type="float" office:value="-4.51646086281499" calcext:value-type="float">
            <text:p>-4.51646086281499</text:p>
          </table:table-cell>
          <table:table-cell office:value-type="float" office:value="-0.210925670721826" calcext:value-type="float">
            <text:p>-0.210925670721826</text:p>
          </table:table-cell>
          <table:table-cell office:value-type="float" office:value="-2.05190069342914" calcext:value-type="float">
            <text:p>-2.05190069342914</text:p>
          </table:table-cell>
          <table:table-cell office:value-type="float" office:value="0.290637903047278" calcext:value-type="float">
            <text:p>0.290637903047278</text:p>
          </table:table-cell>
          <table:table-cell office:value-type="float" office:value="0.131863492534858" calcext:value-type="float">
            <text:p>0.131863492534858</text:p>
          </table:table-cell>
        </table:table-row>
        <table:table-row table:style-name="ro1">
          <table:table-cell office:value-type="float" office:value="1.74017161086649E+018" calcext:value-type="float">
            <text:p>1.74017161086649E+018</text:p>
          </table:table-cell>
          <table:table-cell office:value-type="float" office:value="-4.51847446664714" calcext:value-type="float">
            <text:p>-4.51847446664714</text:p>
          </table:table-cell>
          <table:table-cell office:value-type="float" office:value="-0.214792352932134" calcext:value-type="float">
            <text:p>-0.214792352932134</text:p>
          </table:table-cell>
          <table:table-cell office:value-type="float" office:value="-2.04992274104112" calcext:value-type="float">
            <text:p>-2.04992274104112</text:p>
          </table:table-cell>
          <table:table-cell office:value-type="float" office:value="0.290637903047332" calcext:value-type="float">
            <text:p>0.290637903047332</text:p>
          </table:table-cell>
          <table:table-cell office:value-type="float" office:value="0.131863492534762" calcext:value-type="float">
            <text:p>0.131863492534762</text:p>
          </table:table-cell>
        </table:table-row>
        <table:table-row table:style-name="ro1">
          <table:table-cell office:value-type="float" office:value="1.7401716108822E+018" calcext:value-type="float">
            <text:p>1.7401716108822E+018</text:p>
          </table:table-cell>
          <table:table-cell office:value-type="float" office:value="-4.52048041843206" calcext:value-type="float">
            <text:p>-4.52048041843206</text:p>
          </table:table-cell>
          <table:table-cell office:value-type="float" office:value="-0.218663010388553" calcext:value-type="float">
            <text:p>-0.218663010388553</text:p>
          </table:table-cell>
          <table:table-cell office:value-type="float" office:value="-2.0479447886531" calcext:value-type="float">
            <text:p>-2.0479447886531</text:p>
          </table:table-cell>
          <table:table-cell office:value-type="float" office:value="0.290637903047317" calcext:value-type="float">
            <text:p>0.290637903047317</text:p>
          </table:table-cell>
          <table:table-cell office:value-type="float" office:value="0.131863492534889" calcext:value-type="float">
            <text:p>0.131863492534889</text:p>
          </table:table-cell>
        </table:table-row>
        <table:table-row table:style-name="ro1">
          <table:table-cell office:value-type="float" office:value="1.74017161090025E+018" calcext:value-type="float">
            <text:p>1.74017161090025E+018</text:p>
          </table:table-cell>
          <table:table-cell office:value-type="float" office:value="-4.52287744882392" calcext:value-type="float">
            <text:p>-4.52287744882392</text:p>
          </table:table-cell>
          <table:table-cell office:value-type="float" office:value="-0.223313025338476" calcext:value-type="float">
            <text:p>-0.223313025338476</text:p>
          </table:table-cell>
          <table:table-cell office:value-type="float" office:value="-2.04557124578745" calcext:value-type="float">
            <text:p>-2.04557124578745</text:p>
          </table:table-cell>
          <table:table-cell office:value-type="float" office:value="0.290637903047381" calcext:value-type="float">
            <text:p>0.290637903047381</text:p>
          </table:table-cell>
          <table:table-cell office:value-type="float" office:value="0.131863492535747" calcext:value-type="float">
            <text:p>0.131863492535747</text:p>
          </table:table-cell>
        </table:table-row>
        <table:table-row table:style-name="ro1">
          <table:table-cell office:value-type="float" office:value="1.74017161091578E+018" calcext:value-type="float">
            <text:p>1.74017161091578E+018</text:p>
          </table:table-cell>
          <table:table-cell office:value-type="float" office:value="-4.52486653852262" calcext:value-type="float">
            <text:p>-4.52486653852262</text:p>
          </table:table-cell>
          <table:table-cell office:value-type="float" office:value="-0.227192375010638" calcext:value-type="float">
            <text:p>-0.227192375010638</text:p>
          </table:table-cell>
          <table:table-cell office:value-type="float" office:value="-2.0435932933994" calcext:value-type="float">
            <text:p>-2.0435932933994</text:p>
          </table:table-cell>
          <table:table-cell office:value-type="float" office:value="0.290637903047426" calcext:value-type="float">
            <text:p>0.290637903047426</text:p>
          </table:table-cell>
          <table:table-cell office:value-type="float" office:value="0.131863492536383" calcext:value-type="float">
            <text:p>0.131863492536383</text:p>
          </table:table-cell>
        </table:table-row>
        <table:table-row table:style-name="ro1">
          <table:table-cell office:value-type="float" office:value="1.7401716109311E+018" calcext:value-type="float">
            <text:p>1.7401716109311E+018</text:p>
          </table:table-cell>
          <table:table-cell office:value-type="float" office:value="-4.52684795116642" calcext:value-type="float">
            <text:p>-4.52684795116642</text:p>
          </table:table-cell>
          <table:table-cell office:value-type="float" office:value="-0.231075651416377" calcext:value-type="float">
            <text:p>-0.231075651416377</text:p>
          </table:table-cell>
          <table:table-cell office:value-type="float" office:value="-2.04161534101136" calcext:value-type="float">
            <text:p>-2.04161534101136</text:p>
          </table:table-cell>
          <table:table-cell office:value-type="float" office:value="0.29063790304744" calcext:value-type="float">
            <text:p>0.29063790304744</text:p>
          </table:table-cell>
          <table:table-cell office:value-type="float" office:value="0.131863492536255" calcext:value-type="float">
            <text:p>0.131863492536255</text:p>
          </table:table-cell>
        </table:table-row>
        <table:table-row table:style-name="ro1">
          <table:table-cell office:value-type="float" office:value="1.74017161094886E+018" calcext:value-type="float">
            <text:p>1.74017161094886E+018</text:p>
          </table:table-cell>
          <table:table-cell office:value-type="float" office:value="-4.529215501714" calcext:value-type="float">
            <text:p>-4.529215501714</text:p>
          </table:table-cell>
          <table:table-cell office:value-type="float" office:value="-0.235740744999434" calcext:value-type="float">
            <text:p>-0.235740744999434</text:p>
          </table:table-cell>
          <table:table-cell office:value-type="float" office:value="-2.03924179814571" calcext:value-type="float">
            <text:p>-2.03924179814571</text:p>
          </table:table-cell>
          <table:table-cell office:value-type="float" office:value="0.290637903047426" calcext:value-type="float">
            <text:p>0.290637903047426</text:p>
          </table:table-cell>
          <table:table-cell office:value-type="float" office:value="0.131863492536383" calcext:value-type="float">
            <text:p>0.131863492536383</text:p>
          </table:table-cell>
        </table:table-row>
        <table:table-row table:style-name="ro1">
          <table:table-cell office:value-type="float" office:value="1.74017161096411E+018" calcext:value-type="float">
            <text:p>1.74017161096411E+018</text:p>
          </table:table-cell>
          <table:table-cell office:value-type="float" office:value="-4.53117999759278" calcext:value-type="float">
            <text:p>-4.53117999759278</text:p>
          </table:table-cell>
          <table:table-cell office:value-type="float" office:value="-0.239632606719824" calcext:value-type="float">
            <text:p>-0.239632606719824</text:p>
          </table:table-cell>
          <table:table-cell office:value-type="float" office:value="-2.03726384575767" calcext:value-type="float">
            <text:p>-2.03726384575767</text:p>
          </table:table-cell>
          <table:table-cell office:value-type="float" office:value="0.29063790304744" calcext:value-type="float">
            <text:p>0.29063790304744</text:p>
          </table:table-cell>
          <table:table-cell office:value-type="float" office:value="0.131863492536255" calcext:value-type="float">
            <text:p>0.131863492536255</text:p>
          </table:table-cell>
        </table:table-row>
        <table:table-row table:style-name="ro1">
          <table:table-cell office:value-type="float" office:value="1.74017161098243E+018" calcext:value-type="float">
            <text:p>1.74017161098243E+018</text:p>
          </table:table-cell>
          <table:table-cell office:value-type="float" office:value="-4.53352722565648" calcext:value-type="float">
            <text:p>-4.53352722565648</text:p>
          </table:table-cell>
          <table:table-cell office:value-type="float" office:value="-0.244307958487446" calcext:value-type="float">
            <text:p>-0.244307958487446</text:p>
          </table:table-cell>
          <table:table-cell office:value-type="float" office:value="-2.03489030289198" calcext:value-type="float">
            <text:p>-2.03489030289198</text:p>
          </table:table-cell>
          <table:table-cell office:value-type="float" office:value="0.290637903047322" calcext:value-type="float">
            <text:p>0.290637903047322</text:p>
          </table:table-cell>
          <table:table-cell office:value-type="float" office:value="0.131863492537272" calcext:value-type="float">
            <text:p>0.131863492537272</text:p>
          </table:table-cell>
        </table:table-row>
        <table:table-row table:style-name="ro1">
          <table:table-cell office:value-type="float" office:value="1.74017161099724E+018" calcext:value-type="float">
            <text:p>1.74017161099724E+018</text:p>
          </table:table-cell>
          <table:table-cell office:value-type="float" office:value="-4.53547476757157" calcext:value-type="float">
            <text:p>-4.53547476757157</text:p>
          </table:table-cell>
          <table:table-cell office:value-type="float" office:value="-0.248208331828214" calcext:value-type="float">
            <text:p>-0.248208331828214</text:p>
          </table:table-cell>
          <table:table-cell office:value-type="float" office:value="-2.03291235050392" calcext:value-type="float">
            <text:p>-2.03291235050392</text:p>
          </table:table-cell>
          <table:table-cell office:value-type="float" office:value="0.290637903047263" calcext:value-type="float">
            <text:p>0.290637903047263</text:p>
          </table:table-cell>
          <table:table-cell office:value-type="float" office:value="0.13186349253778" calcext:value-type="float">
            <text:p>0.13186349253778</text:p>
          </table:table-cell>
        </table:table-row>
        <table:table-row table:style-name="ro1">
          <table:table-cell office:value-type="float" office:value="1.74017161101247E+018" calcext:value-type="float">
            <text:p>1.74017161101247E+018</text:p>
          </table:table-cell>
          <table:table-cell office:value-type="float" office:value="-4.53741459092924" calcext:value-type="float">
            <text:p>-4.53741459092924</text:p>
          </table:table-cell>
          <table:table-cell office:value-type="float" office:value="-0.252112549681947" calcext:value-type="float">
            <text:p>-0.252112549681947</text:p>
          </table:table-cell>
          <table:table-cell office:value-type="float" office:value="-2.03093439811585" calcext:value-type="float">
            <text:p>-2.03093439811585</text:p>
          </table:table-cell>
          <table:table-cell office:value-type="float" office:value="0.290637903047278" calcext:value-type="float">
            <text:p>0.290637903047278</text:p>
          </table:table-cell>
          <table:table-cell office:value-type="float" office:value="0.131863492537653" calcext:value-type="float">
            <text:p>0.131863492537653</text:p>
          </table:table-cell>
        </table:table-row>
        <table:table-row table:style-name="ro1">
          <table:table-cell office:value-type="float" office:value="1.7401716110308E+018" calcext:value-type="float">
            <text:p>1.7401716110308E+018</text:p>
          </table:table-cell>
          <table:table-cell office:value-type="float" office:value="-4.53969712938287" calcext:value-type="float">
            <text:p>-4.53969712938287</text:p>
          </table:table-cell>
          <table:table-cell office:value-type="float" office:value="-0.256729635229845" calcext:value-type="float">
            <text:p>-0.256729635229845</text:p>
          </table:table-cell>
          <table:table-cell office:value-type="float" office:value="-2.02925610524282" calcext:value-type="float">
            <text:p>-2.02925610524282</text:p>
          </table:table-cell>
          <table:table-cell office:value-type="float" office:value="0.287937903076625" calcext:value-type="float">
            <text:p>0.287937903076625</text:p>
          </table:table-cell>
          <table:table-cell office:value-type="float" office:value="0.108688492782651" calcext:value-type="float">
            <text:p>0.108688492782651</text:p>
          </table:table-cell>
        </table:table-row>
        <table:table-row table:style-name="ro1">
          <table:table-cell office:value-type="float" office:value="1.74017161104574E+018" calcext:value-type="float">
            <text:p>1.74017161104574E+018</text:p>
          </table:table-cell>
          <table:table-cell office:value-type="float" office:value="-4.54150589407225" calcext:value-type="float">
            <text:p>-4.54150589407225</text:p>
          </table:table-cell>
          <table:table-cell office:value-type="float" office:value="-0.260393767490516" calcext:value-type="float">
            <text:p>-0.260393767490516</text:p>
          </table:table-cell>
          <table:table-cell office:value-type="float" office:value="-2.02971152783307" calcext:value-type="float">
            <text:p>-2.02971152783307</text:p>
          </table:table-cell>
          <table:table-cell office:value-type="float" office:value="0.278827514190228" calcext:value-type="float">
            <text:p>0.278827514190228</text:p>
          </table:table-cell>
          <table:table-cell office:value-type="float" office:value="0.0275759935056902" calcext:value-type="float">
            <text:p>0.0275759935056902</text:p>
          </table:table-cell>
        </table:table-row>
        <table:table-row table:style-name="ro1">
          <table:table-cell office:value-type="float" office:value="1.74017161106115E+018" calcext:value-type="float">
            <text:p>1.74017161106115E+018</text:p>
          </table:table-cell>
          <table:table-cell office:value-type="float" office:value="-4.54329933438036" calcext:value-type="float">
            <text:p>-4.54329933438036</text:p>
          </table:table-cell>
          <table:table-cell office:value-type="float" office:value="-0.264014754101222" calcext:value-type="float">
            <text:p>-0.264014754101222</text:p>
          </table:table-cell>
          <table:table-cell office:value-type="float" office:value="-2.03190507542046" calcext:value-type="float">
            <text:p>-2.03190507542046</text:p>
          </table:table-cell>
          <table:table-cell office:value-type="float" office:value="0.270901541869791" calcext:value-type="float">
            <text:p>0.270901541869791</text:p>
          </table:table-cell>
          <table:table-cell office:value-type="float" office:value="-0.0882990059212881" calcext:value-type="float">
            <text:p>-0.0882990059212881</text:p>
          </table:table-cell>
        </table:table-row>
        <table:table-row table:style-name="ro1">
          <table:table-cell office:value-type="float" office:value="1.74017161107932E+018" calcext:value-type="float">
            <text:p>1.74017161107932E+018</text:p>
          </table:table-cell>
          <table:table-cell office:value-type="float" office:value="-4.54546662121926" calcext:value-type="float">
            <text:p>-4.54546662121926</text:p>
          </table:table-cell>
          <table:table-cell office:value-type="float" office:value="-0.268352392851392" calcext:value-type="float">
            <text:p>-0.268352392851392</text:p>
          </table:table-cell>
          <table:table-cell office:value-type="float" office:value="-2.03677959886045" calcext:value-type="float">
            <text:p>-2.03677959886045</text:p>
          </table:table-cell>
          <table:table-cell office:value-type="float" office:value="0.269385958465114" calcext:value-type="float">
            <text:p>0.269385958465114</text:p>
          </table:table-cell>
          <table:table-cell office:value-type="float" office:value="-0.225613716996751" calcext:value-type="float">
            <text:p>-0.225613716996751</text:p>
          </table:table-cell>
        </table:table-row>
        <table:table-row table:style-name="ro1">
          <table:table-cell office:value-type="float" office:value="1.74017161109463E+018" calcext:value-type="float">
            <text:p>1.74017161109463E+018</text:p>
          </table:table-cell>
          <table:table-cell office:value-type="float" office:value="-4.54729065616" calcext:value-type="float">
            <text:p>-4.54729065616</text:p>
          </table:table-cell>
          <table:table-cell office:value-type="float" office:value="-0.27195806131707" calcext:value-type="float">
            <text:p>-0.27195806131707</text:p>
          </table:table-cell>
          <table:table-cell office:value-type="float" office:value="-2.0414938531258" calcext:value-type="float">
            <text:p>-2.0414938531258</text:p>
          </table:table-cell>
          <table:table-cell office:value-type="float" office:value="0.269385958465233" calcext:value-type="float">
            <text:p>0.269385958465233</text:p>
          </table:table-cell>
          <table:table-cell office:value-type="float" office:value="-0.298049772928882" calcext:value-type="float">
            <text:p>-0.298049772928882</text:p>
          </table:table-cell>
        </table:table-row>
        <table:table-row table:style-name="ro1">
          <table:table-cell office:value-type="float" office:value="1.74017161111273E+018" calcext:value-type="float">
            <text:p>1.74017161111273E+018</text:p>
          </table:table-cell>
          <table:table-cell office:value-type="float" office:value="-4.54950190506716" calcext:value-type="float">
            <text:p>-4.54950190506716</text:p>
          </table:table-cell>
          <table:table-cell office:value-type="float" office:value="-0.276273452958858" calcext:value-type="float">
            <text:p>-0.276273452958858</text:p>
          </table:table-cell>
          <table:table-cell office:value-type="float" office:value="-2.04715095824424" calcext:value-type="float">
            <text:p>-2.04715095824424</text:p>
          </table:table-cell>
          <table:table-cell office:value-type="float" office:value="0.269385958465277" calcext:value-type="float">
            <text:p>0.269385958465277</text:p>
          </table:table-cell>
          <table:table-cell office:value-type="float" office:value="-0.314283617690554" calcext:value-type="float">
            <text:p>-0.314283617690554</text:p>
          </table:table-cell>
        </table:table-row>
        <table:table-row table:style-name="ro1">
          <table:table-cell office:value-type="float" office:value="1.74017161112806E+018" calcext:value-type="float">
            <text:p>1.74017161112806E+018</text:p>
          </table:table-cell>
          <table:table-cell office:value-type="float" office:value="-4.5513632369206" calcext:value-type="float">
            <text:p>-4.5513632369206</text:p>
          </table:table-cell>
          <table:table-cell office:value-type="float" office:value="-0.279860010121485" calcext:value-type="float">
            <text:p>-0.279860010121485</text:p>
          </table:table-cell>
          <table:table-cell office:value-type="float" office:value="-2.05186521250962" calcext:value-type="float">
            <text:p>-2.05186521250962</text:p>
          </table:table-cell>
          <table:table-cell office:value-type="float" office:value="0.269385958465233" calcext:value-type="float">
            <text:p>0.269385958465233</text:p>
          </table:table-cell>
          <table:table-cell office:value-type="float" office:value="-0.314283617691443" calcext:value-type="float">
            <text:p>-0.314283617691443</text:p>
          </table:table-cell>
        </table:table-row>
        <table:table-row table:style-name="ro1">
          <table:table-cell office:value-type="float" office:value="1.74017161114333E+018" calcext:value-type="float">
            <text:p>1.74017161114333E+018</text:p>
          </table:table-cell>
          <table:table-cell office:value-type="float" office:value="-4.55324145597056" calcext:value-type="float">
            <text:p>-4.55324145597056</text:p>
          </table:table-cell>
          <table:table-cell office:value-type="float" office:value="-0.283437752670889" calcext:value-type="float">
            <text:p>-0.283437752670889</text:p>
          </table:table-cell>
          <table:table-cell office:value-type="float" office:value="-2.05657946677501" calcext:value-type="float">
            <text:p>-2.05657946677501</text:p>
          </table:table-cell>
          <table:table-cell office:value-type="float" office:value="0.269385958465247" calcext:value-type="float">
            <text:p>0.269385958465247</text:p>
          </table:table-cell>
          <table:table-cell office:value-type="float" office:value="-0.314283617692587" calcext:value-type="float">
            <text:p>-0.314283617692587</text:p>
          </table:table-cell>
        </table:table-row>
        <table:table-row table:style-name="ro1">
          <table:table-cell office:value-type="float" office:value="1.74017161116195E+018" calcext:value-type="float">
            <text:p>1.74017161116195E+018</text:p>
          </table:table-cell>
          <table:table-cell office:value-type="float" office:value="-4.55551755113105" calcext:value-type="float">
            <text:p>-4.55551755113105</text:p>
          </table:table-cell>
          <table:table-cell office:value-type="float" office:value="-0.287719296501305" calcext:value-type="float">
            <text:p>-0.287719296501305</text:p>
          </table:table-cell>
          <table:table-cell office:value-type="float" office:value="-2.06223657189349" calcext:value-type="float">
            <text:p>-2.06223657189349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3095" calcext:value-type="float">
            <text:p>-0.314283617693095</text:p>
          </table:table-cell>
        </table:table-row>
        <table:table-row table:style-name="ro1">
          <table:table-cell office:value-type="float" office:value="1.74017161117698E+018" calcext:value-type="float">
            <text:p>1.74017161117698E+018</text:p>
          </table:table-cell>
          <table:table-cell office:value-type="float" office:value="-4.55743277455506" calcext:value-type="float">
            <text:p>-4.55743277455506</text:p>
          </table:table-cell>
          <table:table-cell office:value-type="float" office:value="-0.291277367296777" calcext:value-type="float">
            <text:p>-0.291277367296777</text:p>
          </table:table-cell>
          <table:table-cell office:value-type="float" office:value="-2.06695082615889" calcext:value-type="float">
            <text:p>-2.06695082615889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3095" calcext:value-type="float">
            <text:p>-0.314283617693095</text:p>
          </table:table-cell>
        </table:table-row>
        <table:table-row table:style-name="ro1">
          <table:table-cell office:value-type="float" office:value="1.74017161119177E+018" calcext:value-type="float">
            <text:p>1.74017161119177E+018</text:p>
          </table:table-cell>
          <table:table-cell office:value-type="float" office:value="-4.55936475028525" calcext:value-type="float">
            <text:p>-4.55936475028525</text:p>
          </table:table-cell>
          <table:table-cell office:value-type="float" office:value="-0.294826369737943" calcext:value-type="float">
            <text:p>-0.294826369737943</text:p>
          </table:table-cell>
          <table:table-cell office:value-type="float" office:value="-2.07166508042429" calcext:value-type="float">
            <text:p>-2.07166508042429</text:p>
          </table:table-cell>
          <table:table-cell office:value-type="float" office:value="0.269385958465321" calcext:value-type="float">
            <text:p>0.269385958465321</text:p>
          </table:table-cell>
          <table:table-cell office:value-type="float" office:value="-0.314283617693222" calcext:value-type="float">
            <text:p>-0.314283617693222</text:p>
          </table:table-cell>
        </table:table-row>
        <table:table-row table:style-name="ro1">
          <table:table-cell office:value-type="float" office:value="1.74017161121024E+018" calcext:value-type="float">
            <text:p>1.74017161121024E+018</text:p>
          </table:table-cell>
          <table:table-cell office:value-type="float" office:value="-4.56170517372487" calcext:value-type="float">
            <text:p>-4.56170517372487</text:p>
          </table:table-cell>
          <table:table-cell office:value-type="float" office:value="-0.299073091399963" calcext:value-type="float">
            <text:p>-0.299073091399963</text:p>
          </table:table-cell>
          <table:table-cell office:value-type="float" office:value="-2.07732218554276" calcext:value-type="float">
            <text:p>-2.07732218554276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3095" calcext:value-type="float">
            <text:p>-0.314283617693095</text:p>
          </table:table-cell>
        </table:table-row>
        <table:table-row table:style-name="ro1">
          <table:table-cell office:value-type="float" office:value="1.74017161122538E+018" calcext:value-type="float">
            <text:p>1.74017161122538E+018</text:p>
          </table:table-cell>
          <table:table-cell office:value-type="float" office:value="-4.56367385286931" calcext:value-type="float">
            <text:p>-4.56367385286931</text:p>
          </table:table-cell>
          <table:table-cell office:value-type="float" office:value="-0.302601866113043" calcext:value-type="float">
            <text:p>-0.302601866113043</text:p>
          </table:table-cell>
          <table:table-cell office:value-type="float" office:value="-2.08203643980817" calcext:value-type="float">
            <text:p>-2.08203643980817</text:p>
          </table:table-cell>
          <table:table-cell office:value-type="float" office:value="0.269385958465277" calcext:value-type="float">
            <text:p>0.269385958465277</text:p>
          </table:table-cell>
          <table:table-cell office:value-type="float" office:value="-0.314283617693349" calcext:value-type="float">
            <text:p>-0.314283617693349</text:p>
          </table:table-cell>
        </table:table-row>
        <table:table-row table:style-name="ro1">
          <table:table-cell office:value-type="float" office:value="1.74017161124382E+018" calcext:value-type="float">
            <text:p>1.74017161124382E+018</text:p>
          </table:table-cell>
          <table:table-cell office:value-type="float" office:value="-4.56605819392308" calcext:value-type="float">
            <text:p>-4.56605819392308</text:p>
          </table:table-cell>
          <table:table-cell office:value-type="float" office:value="-0.306824086440155" calcext:value-type="float">
            <text:p>-0.306824086440155</text:p>
          </table:table-cell>
          <table:table-cell office:value-type="float" office:value="-2.08769354492668" calcext:value-type="float">
            <text:p>-2.08769354492668</text:p>
          </table:table-cell>
          <table:table-cell office:value-type="float" office:value="0.269385958465281" calcext:value-type="float">
            <text:p>0.269385958465281</text:p>
          </table:table-cell>
          <table:table-cell office:value-type="float" office:value="-0.314283617694694" calcext:value-type="float">
            <text:p>-0.314283617694694</text:p>
          </table:table-cell>
        </table:table-row>
        <table:table-row table:style-name="ro1">
          <table:table-cell office:value-type="float" office:value="1.74017161125939E+018" calcext:value-type="float">
            <text:p>1.74017161125939E+018</text:p>
          </table:table-cell>
          <table:table-cell office:value-type="float" office:value="-4.56806336472252" calcext:value-type="float">
            <text:p>-4.56806336472252</text:p>
          </table:table-cell>
          <table:table-cell office:value-type="float" office:value="-0.310332253855564" calcext:value-type="float">
            <text:p>-0.310332253855564</text:p>
          </table:table-cell>
          <table:table-cell office:value-type="float" office:value="-2.09240779919212" calcext:value-type="float">
            <text:p>-2.09240779919212</text:p>
          </table:table-cell>
          <table:table-cell office:value-type="float" office:value="0.269385958465326" calcext:value-type="float">
            <text:p>0.269385958465326</text:p>
          </table:table-cell>
          <table:table-cell office:value-type="float" office:value="-0.314283617695583" calcext:value-type="float">
            <text:p>-0.314283617695583</text:p>
          </table:table-cell>
        </table:table-row>
        <table:table-row table:style-name="ro1">
          <table:table-cell office:value-type="float" office:value="1.7401716112743E+018" calcext:value-type="float">
            <text:p>1.7401716112743E+018</text:p>
          </table:table-cell>
          <table:table-cell office:value-type="float" office:value="-4.57008505157229" calcext:value-type="float">
            <text:p>-4.57008505157229</text:p>
          </table:table-cell>
          <table:table-cell office:value-type="float" office:value="-0.313830929437969" calcext:value-type="float">
            <text:p>-0.313830929437969</text:p>
          </table:table-cell>
          <table:table-cell office:value-type="float" office:value="-2.09712205345756" calcext:value-type="float">
            <text:p>-2.09712205345756</text:p>
          </table:table-cell>
          <table:table-cell office:value-type="float" office:value="0.269385958465292" calcext:value-type="float">
            <text:p>0.269385958465292</text:p>
          </table:table-cell>
          <table:table-cell office:value-type="float" office:value="-0.314283617696017" calcext:value-type="float">
            <text:p>-0.314283617696017</text:p>
          </table:table-cell>
        </table:table-row>
        <table:table-row table:style-name="ro1">
          <table:table-cell office:value-type="float" office:value="1.74017161129265E+018" calcext:value-type="float">
            <text:p>1.74017161129265E+018</text:p>
          </table:table-cell>
          <table:table-cell office:value-type="float" office:value="-4.57253281369085" calcext:value-type="float">
            <text:p>-4.57253281369085</text:p>
          </table:table-cell>
          <table:table-cell office:value-type="float" office:value="-0.318016701453066" calcext:value-type="float">
            <text:p>-0.318016701453066</text:p>
          </table:table-cell>
          <table:table-cell office:value-type="float" office:value="-2.10277915857609" calcext:value-type="float">
            <text:p>-2.10277915857609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589" calcext:value-type="float">
            <text:p>-0.31428361769589</text:p>
          </table:table-cell>
        </table:table-row>
        <table:table-row table:style-name="ro1">
          <table:table-cell office:value-type="float" office:value="1.74017161130807E+018" calcext:value-type="float">
            <text:p>1.74017161130807E+018</text:p>
          </table:table-cell>
          <table:table-cell office:value-type="float" office:value="-4.57459067718145" calcext:value-type="float">
            <text:p>-4.57459067718145</text:p>
          </table:table-cell>
          <table:table-cell office:value-type="float" office:value="-0.321494221604486" calcext:value-type="float">
            <text:p>-0.321494221604486</text:p>
          </table:table-cell>
          <table:table-cell office:value-type="float" office:value="-2.10749341284153" calcext:value-type="float">
            <text:p>-2.10749341284153</text:p>
          </table:table-cell>
          <table:table-cell office:value-type="float" office:value="0.269385958465321" calcext:value-type="float">
            <text:p>0.269385958465321</text:p>
          </table:table-cell>
          <table:table-cell office:value-type="float" office:value="-0.314283617696017" calcext:value-type="float">
            <text:p>-0.314283617696017</text:p>
          </table:table-cell>
        </table:table-row>
        <table:table-row table:style-name="ro1">
          <table:table-cell office:value-type="float" office:value="1.74017161132302E+018" calcext:value-type="float">
            <text:p>1.74017161132302E+018</text:p>
          </table:table-cell>
          <table:table-cell office:value-type="float" office:value="-4.57666491165839" calcext:value-type="float">
            <text:p>-4.57666491165839</text:p>
          </table:table-cell>
          <table:table-cell office:value-type="float" office:value="-0.324962001857633" calcext:value-type="float">
            <text:p>-0.324962001857633</text:p>
          </table:table-cell>
          <table:table-cell office:value-type="float" office:value="-2.11220766710698" calcext:value-type="float">
            <text:p>-2.11220766710698</text:p>
          </table:table-cell>
          <table:table-cell office:value-type="float" office:value="0.269385958465277" calcext:value-type="float">
            <text:p>0.269385958465277</text:p>
          </table:table-cell>
          <table:table-cell office:value-type="float" office:value="-0.314283617696398" calcext:value-type="float">
            <text:p>-0.314283617696398</text:p>
          </table:table-cell>
        </table:table-row>
        <table:table-row table:style-name="ro1">
          <table:table-cell office:value-type="float" office:value="1.74017161134132E+018" calcext:value-type="float">
            <text:p>1.74017161134132E+018</text:p>
          </table:table-cell>
          <table:table-cell office:value-type="float" office:value="-4.57917553780101" calcext:value-type="float">
            <text:p>-4.57917553780101</text:p>
          </table:table-cell>
          <table:table-cell office:value-type="float" office:value="-0.329110372998614" calcext:value-type="float">
            <text:p>-0.329110372998614</text:p>
          </table:table-cell>
          <table:table-cell office:value-type="float" office:value="-2.11786477222555" calcext:value-type="float">
            <text:p>-2.11786477222555</text:p>
          </table:table-cell>
          <table:table-cell office:value-type="float" office:value="0.269385958465218" calcext:value-type="float">
            <text:p>0.269385958465218</text:p>
          </table:table-cell>
          <table:table-cell office:value-type="float" office:value="-0.314283617697669" calcext:value-type="float">
            <text:p>-0.314283617697669</text:p>
          </table:table-cell>
        </table:table-row>
        <table:table-row table:style-name="ro1">
          <table:table-cell office:value-type="float" office:value="1.74017161135671E+018" calcext:value-type="float">
            <text:p>1.74017161135671E+018</text:p>
          </table:table-cell>
          <table:table-cell office:value-type="float" office:value="-4.58128562567184" calcext:value-type="float">
            <text:p>-4.58128562567184</text:p>
          </table:table-cell>
          <table:table-cell office:value-type="float" office:value="-0.332556454501836" calcext:value-type="float">
            <text:p>-0.332556454501836</text:p>
          </table:table-cell>
          <table:table-cell office:value-type="float" office:value="-2.12257902649103" calcext:value-type="float">
            <text:p>-2.12257902649103</text:p>
          </table:table-cell>
          <table:table-cell office:value-type="float" office:value="0.269385958465262" calcext:value-type="float">
            <text:p>0.269385958465262</text:p>
          </table:table-cell>
          <table:table-cell office:value-type="float" office:value="-0.314283617698558" calcext:value-type="float">
            <text:p>-0.314283617698558</text:p>
          </table:table-cell>
        </table:table-row>
        <table:table-row table:style-name="ro1">
          <table:table-cell office:value-type="float" office:value="1.74017161137434E+018" calcext:value-type="float">
            <text:p>1.74017161137434E+018</text:p>
          </table:table-cell>
          <table:table-cell office:value-type="float" office:value="-4.58383914026446" calcext:value-type="float">
            <text:p>-4.58383914026446</text:p>
          </table:table-cell>
          <table:table-cell office:value-type="float" office:value="-0.336678564395652" calcext:value-type="float">
            <text:p>-0.336678564395652</text:p>
          </table:table-cell>
          <table:table-cell office:value-type="float" office:value="-2.12823613160962" calcext:value-type="float">
            <text:p>-2.12823613160962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894" calcext:value-type="float">
            <text:p>-0.31428361769894</text:p>
          </table:table-cell>
        </table:table-row>
        <table:table-row table:style-name="ro1">
          <table:table-cell office:value-type="float" office:value="1.7401716113897E+018" calcext:value-type="float">
            <text:p>1.7401716113897E+018</text:p>
          </table:table-cell>
          <table:table-cell office:value-type="float" office:value="-4.58598485455941" calcext:value-type="float">
            <text:p>-4.58598485455941</text:p>
          </table:table-cell>
          <table:table-cell office:value-type="float" office:value="-0.340102576474184" calcext:value-type="float">
            <text:p>-0.340102576474184</text:p>
          </table:table-cell>
          <table:table-cell office:value-type="float" office:value="-2.1329503858751" calcext:value-type="float">
            <text:p>-2.1329503858751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69894" calcext:value-type="float">
            <text:p>-0.31428361769894</text:p>
          </table:table-cell>
        </table:table-row>
        <table:table-row table:style-name="ro1">
          <table:table-cell office:value-type="float" office:value="1.74017161140511E+018" calcext:value-type="float">
            <text:p>1.74017161140511E+018</text:p>
          </table:table-cell>
          <table:table-cell office:value-type="float" office:value="-4.58814668661477" calcext:value-type="float">
            <text:p>-4.58814668661477</text:p>
          </table:table-cell>
          <table:table-cell office:value-type="float" office:value="-0.343516435099534" calcext:value-type="float">
            <text:p>-0.343516435099534</text:p>
          </table:table-cell>
          <table:table-cell office:value-type="float" office:value="-2.13766464014059" calcext:value-type="float">
            <text:p>-2.13766464014059</text:p>
          </table:table-cell>
          <table:table-cell office:value-type="float" office:value="0.269385958465321" calcext:value-type="float">
            <text:p>0.269385958465321</text:p>
          </table:table-cell>
          <table:table-cell office:value-type="float" office:value="-0.314283617698812" calcext:value-type="float">
            <text:p>-0.314283617698812</text:p>
          </table:table-cell>
        </table:table-row>
        <table:table-row table:style-name="ro1">
          <table:table-cell office:value-type="float" office:value="1.74017161142345E+018" calcext:value-type="float">
            <text:p>1.74017161142345E+018</text:p>
          </table:table-cell>
          <table:table-cell office:value-type="float" office:value="-4.5907620928526" calcext:value-type="float">
            <text:p>-4.5907620928526</text:p>
          </table:table-cell>
          <table:table-cell office:value-type="float" office:value="-0.347599556082617" calcext:value-type="float">
            <text:p>-0.347599556082617</text:p>
          </table:table-cell>
          <table:table-cell office:value-type="float" office:value="-2.14332174525921" calcext:value-type="float">
            <text:p>-2.14332174525921</text:p>
          </table:table-cell>
          <table:table-cell office:value-type="float" office:value="0.269385958465247" calcext:value-type="float">
            <text:p>0.269385958465247</text:p>
          </table:table-cell>
          <table:table-cell office:value-type="float" office:value="-0.31428361770021" calcext:value-type="float">
            <text:p>-0.31428361770021</text:p>
          </table:table-cell>
        </table:table-row>
        <table:table-row table:style-name="ro1">
          <table:table-cell office:value-type="float" office:value="1.74017161143883E+018" calcext:value-type="float">
            <text:p>1.74017161143883E+018</text:p>
          </table:table-cell>
          <table:table-cell office:value-type="float" office:value="-4.59295921436011" calcext:value-type="float">
            <text:p>-4.59295921436011</text:p>
          </table:table-cell>
          <table:table-cell office:value-type="float" office:value="-0.350990810368375" calcext:value-type="float">
            <text:p>-0.350990810368375</text:p>
          </table:table-cell>
          <table:table-cell office:value-type="float" office:value="-2.14803599952473" calcext:value-type="float">
            <text:p>-2.14803599952473</text:p>
          </table:table-cell>
          <table:table-cell office:value-type="float" office:value="0.269385958465326" calcext:value-type="float">
            <text:p>0.269385958465326</text:p>
          </table:table-cell>
          <table:table-cell office:value-type="float" office:value="-0.314283617701428" calcext:value-type="float">
            <text:p>-0.314283617701428</text:p>
          </table:table-cell>
        </table:table-row>
        <table:table-row table:style-name="ro1">
          <table:table-cell office:value-type="float" office:value="1.74017161145398E+018" calcext:value-type="float">
            <text:p>1.74017161145398E+018</text:p>
          </table:table-cell>
          <table:table-cell office:value-type="float" office:value="-4.59517229862881" calcext:value-type="float">
            <text:p>-4.59517229862881</text:p>
          </table:table-cell>
          <table:table-cell office:value-type="float" office:value="-0.354371669219186" calcext:value-type="float">
            <text:p>-0.354371669219186</text:p>
          </table:table-cell>
          <table:table-cell office:value-type="float" office:value="-2.15275025379026" calcext:value-type="float">
            <text:p>-2.15275025379026</text:p>
          </table:table-cell>
          <table:table-cell office:value-type="float" office:value="0.26938595846537" calcext:value-type="float">
            <text:p>0.26938595846537</text:p>
          </table:table-cell>
          <table:table-cell office:value-type="float" office:value="-0.31428361770181" calcext:value-type="float">
            <text:p>-0.31428361770181</text:p>
          </table:table-cell>
        </table:table-row>
        <table:table-row table:style-name="ro1">
          <table:table-cell office:value-type="float" office:value="1.74017161147197E+018" calcext:value-type="float">
            <text:p>1.74017161147197E+018</text:p>
          </table:table-cell>
          <table:table-cell office:value-type="float" office:value="-4.59784900132014" calcext:value-type="float">
            <text:p>-4.59784900132014</text:p>
          </table:table-cell>
          <table:table-cell office:value-type="float" office:value="-0.358414872089885" calcext:value-type="float">
            <text:p>-0.358414872089885</text:p>
          </table:table-cell>
          <table:table-cell office:value-type="float" office:value="-2.15840735890889" calcext:value-type="float">
            <text:p>-2.15840735890889</text:p>
          </table:table-cell>
          <table:table-cell office:value-type="float" office:value="0.269385958465321" calcext:value-type="float">
            <text:p>0.269385958465321</text:p>
          </table:table-cell>
          <table:table-cell office:value-type="float" office:value="-0.314283617701862" calcext:value-type="float">
            <text:p>-0.314283617701862</text:p>
          </table:table-cell>
        </table:table-row>
        <table:table-row table:style-name="ro1">
          <table:table-cell office:value-type="float" office:value="1.74017161148729E+018" calcext:value-type="float">
            <text:p>1.74017161148729E+018</text:p>
          </table:table-cell>
          <table:table-cell office:value-type="float" office:value="-4.60009703003815" calcext:value-type="float">
            <text:p>-4.60009703003815</text:p>
          </table:table-cell>
          <table:table-cell office:value-type="float" office:value="-0.361772596830307" calcext:value-type="float">
            <text:p>-0.361772596830307</text:p>
          </table:table-cell>
          <table:table-cell office:value-type="float" office:value="-2.16312161317443" calcext:value-type="float">
            <text:p>-2.16312161317443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701989" calcext:value-type="float">
            <text:p>-0.314283617701989</text:p>
          </table:table-cell>
        </table:table-row>
        <table:table-row table:style-name="ro1">
          <table:table-cell office:value-type="float" office:value="1.74017161150551E+018" calcext:value-type="float">
            <text:p>1.74017161150551E+018</text:p>
          </table:table-cell>
          <table:table-cell office:value-type="float" office:value="-4.60281552152915" calcext:value-type="float">
            <text:p>-4.60281552152915</text:p>
          </table:table-cell>
          <table:table-cell office:value-type="float" office:value="-0.365787821701312" calcext:value-type="float">
            <text:p>-0.365787821701312</text:p>
          </table:table-cell>
          <table:table-cell office:value-type="float" office:value="-2.16877871829311" calcext:value-type="float">
            <text:p>-2.16877871829311</text:p>
          </table:table-cell>
          <table:table-cell office:value-type="float" office:value="0.269385958465277" calcext:value-type="float">
            <text:p>0.269385958465277</text:p>
          </table:table-cell>
          <table:table-cell office:value-type="float" office:value="-0.314283617703514" calcext:value-type="float">
            <text:p>-0.314283617703514</text:p>
          </table:table-cell>
        </table:table-row>
        <table:table-row table:style-name="ro1">
          <table:table-cell office:value-type="float" office:value="1.74017161152136E+018" calcext:value-type="float">
            <text:p>1.74017161152136E+018</text:p>
          </table:table-cell>
          <table:table-cell office:value-type="float" office:value="-4.60509825288923" calcext:value-type="float">
            <text:p>-4.60509825288923</text:p>
          </table:table-cell>
          <table:table-cell office:value-type="float" office:value="-0.369122051160601" calcext:value-type="float">
            <text:p>-0.369122051160601</text:p>
          </table:table-cell>
          <table:table-cell office:value-type="float" office:value="-2.17349297255868" calcext:value-type="float">
            <text:p>-2.17349297255868</text:p>
          </table:table-cell>
          <table:table-cell office:value-type="float" office:value="0.269385958465307" calcext:value-type="float">
            <text:p>0.269385958465307</text:p>
          </table:table-cell>
          <table:table-cell office:value-type="float" office:value="-0.314283617704785" calcext:value-type="float">
            <text:p>-0.314283617704785</text:p>
          </table:table-cell>
        </table:table-row>
        <table:table-row table:style-name="ro1">
          <table:table-cell office:value-type="float" office:value="1.74017161153604E+018" calcext:value-type="float">
            <text:p>1.74017161153604E+018</text:p>
          </table:table-cell>
          <table:table-cell office:value-type="float" office:value="-4.60732628641488" calcext:value-type="float">
            <text:p>-4.60732628641488</text:p>
          </table:table-cell>
          <table:table-cell office:value-type="float" office:value="-0.372346439241577" calcext:value-type="float">
            <text:p>-0.372346439241577</text:p>
          </table:table-cell>
          <table:table-cell office:value-type="float" office:value="-2.17716435183259" calcext:value-type="float">
            <text:p>-2.17716435183259</text:p>
          </table:table-cell>
          <table:table-cell office:value-type="float" office:value="0.265335958499069" calcext:value-type="float">
            <text:p>0.265335958499069</text:p>
          </table:table-cell>
          <table:table-cell office:value-type="float" office:value="-0.279521117982574" calcext:value-type="float">
            <text:p>-0.279521117982574</text:p>
          </table:table-cell>
        </table:table-row>
        <table:table-row table:style-name="ro1">
          <table:table-cell office:value-type="float" office:value="1.74017161155456E+018" calcext:value-type="float">
            <text:p>1.74017161155456E+018</text:p>
          </table:table-cell>
          <table:table-cell office:value-type="float" office:value="-4.60985876062445" calcext:value-type="float">
            <text:p>-4.60985876062445</text:p>
          </table:table-cell>
          <table:table-cell office:value-type="float" office:value="-0.375988321683894" calcext:value-type="float">
            <text:p>-0.375988321683894</text:p>
          </table:table-cell>
          <table:table-cell office:value-type="float" office:value="-2.17927568196336" calcext:value-type="float">
            <text:p>-2.17927568196336</text:p>
          </table:table-cell>
          <table:table-cell office:value-type="float" office:value="0.251835958542909" calcext:value-type="float">
            <text:p>0.251835958542909</text:p>
          </table:table-cell>
          <table:table-cell office:value-type="float" office:value="-0.163646118352039" calcext:value-type="float">
            <text:p>-0.163646118352039</text:p>
          </table:table-cell>
        </table:table-row>
        <table:table-row table:style-name="ro1">
          <table:table-cell office:value-type="float" office:value="1.74017161156923E+018" calcext:value-type="float">
            <text:p>1.74017161156923E+018</text:p>
          </table:table-cell>
          <table:table-cell office:value-type="float" office:value="-4.61184872088949" calcext:value-type="float">
            <text:p>-4.61184872088949</text:p>
          </table:table-cell>
          <table:table-cell office:value-type="float" office:value="-0.378844375193645" calcext:value-type="float">
            <text:p>-0.378844375193645</text:p>
          </table:table-cell>
          <table:table-cell office:value-type="float" office:value="-2.17912318624777" calcext:value-type="float">
            <text:p>-2.17912318624777</text:p>
          </table:table-cell>
          <table:table-cell office:value-type="float" office:value="0.238574505547156" calcext:value-type="float">
            <text:p>0.238574505547156</text:p>
          </table:table-cell>
          <table:table-cell office:value-type="float" office:value="-0.047771118668645" calcext:value-type="float">
            <text:p>-0.047771118668645</text:p>
          </table:table-cell>
        </table:table-row>
        <table:table-row table:style-name="ro1">
          <table:table-cell office:value-type="float" office:value="1.7401716115852E+018" calcext:value-type="float">
            <text:p>1.7401716115852E+018</text:p>
          </table:table-cell>
          <table:table-cell office:value-type="float" office:value="-4.61380586390349" calcext:value-type="float">
            <text:p>-4.61380586390349</text:p>
          </table:table-cell>
          <table:table-cell office:value-type="float" office:value="-0.381659457734466" calcext:value-type="float">
            <text:p>-0.381659457734466</text:p>
          </table:table-cell>
          <table:table-cell office:value-type="float" office:value="-2.17723256553791" calcext:value-type="float">
            <text:p>-2.17723256553791</text:p>
          </table:table-cell>
          <table:table-cell office:value-type="float" office:value="0.230317240554283" calcext:value-type="float">
            <text:p>0.230317240554283</text:p>
          </table:table-cell>
          <table:table-cell office:value-type="float" office:value="0.0681038808482947" calcext:value-type="float">
            <text:p>0.0681038808482947</text:p>
          </table:table-cell>
        </table:table-row>
        <table:table-row table:style-name="ro1">
          <table:table-cell office:value-type="float" office:value="1.74017161160266E+018" calcext:value-type="float">
            <text:p>1.74017161160266E+018</text:p>
          </table:table-cell>
          <table:table-cell office:value-type="float" office:value="-4.61614373679143" calcext:value-type="float">
            <text:p>-4.61614373679143</text:p>
          </table:table-cell>
          <table:table-cell office:value-type="float" office:value="-0.385044966230771" calcext:value-type="float">
            <text:p>-0.385044966230771</text:p>
          </table:table-cell>
          <table:table-cell office:value-type="float" office:value="-2.17266949568611" calcext:value-type="float">
            <text:p>-2.17266949568611</text:p>
          </table:table-cell>
          <table:table-cell office:value-type="float" office:value="0.228571428559803" calcext:value-type="float">
            <text:p>0.228571428559803</text:p>
          </table:table-cell>
          <table:table-cell office:value-type="float" office:value="0.207153880656193" calcext:value-type="float">
            <text:p>0.207153880656193</text:p>
          </table:table-cell>
        </table:table-row>
        <table:table-row table:style-name="ro1">
          <table:table-cell office:value-type="float" office:value="1.74017161161837E+018" calcext:value-type="float">
            <text:p>1.74017161161837E+018</text:p>
          </table:table-cell>
          <table:table-cell office:value-type="float" office:value="-4.61807725932025" calcext:value-type="float">
            <text:p>-4.61807725932025</text:p>
          </table:table-cell>
          <table:table-cell office:value-type="float" office:value="-0.38787631937581" calcext:value-type="float">
            <text:p>-0.38787631937581</text:p>
          </table:table-cell>
          <table:table-cell office:value-type="float" office:value="-2.16695499997631" calcext:value-type="float">
            <text:p>-2.16695499997631</text:p>
          </table:table-cell>
          <table:table-cell office:value-type="float" office:value="0.228571428559946" calcext:value-type="float">
            <text:p>0.228571428559946</text:p>
          </table:table-cell>
          <table:table-cell office:value-type="float" office:value="0.32302888065468" calcext:value-type="float">
            <text:p>0.32302888065468</text:p>
          </table:table-cell>
        </table:table-row>
        <table:table-row table:style-name="ro1">
          <table:table-cell office:value-type="float" office:value="1.74017161163696E+018" calcext:value-type="float">
            <text:p>1.74017161163696E+018</text:p>
          </table:table-cell>
          <table:table-cell office:value-type="float" office:value="-4.62037312445791" calcext:value-type="float">
            <text:p>-4.62037312445791</text:p>
          </table:table-cell>
          <table:table-cell office:value-type="float" office:value="-0.391290444620054" calcext:value-type="float">
            <text:p>-0.391290444620054</text:p>
          </table:table-cell>
          <table:table-cell office:value-type="float" office:value="-2.15860352584359" calcext:value-type="float">
            <text:p>-2.15860352584359</text:p>
          </table:table-cell>
          <table:table-cell office:value-type="float" office:value="0.228571428559991" calcext:value-type="float">
            <text:p>0.228571428559991</text:p>
          </table:table-cell>
          <table:table-cell office:value-type="float" office:value="0.435404023351941" calcext:value-type="float">
            <text:p>0.435404023351941</text:p>
          </table:table-cell>
        </table:table-row>
        <table:table-row table:style-name="ro1">
          <table:table-cell office:value-type="float" office:value="1.74017161165256E+018" calcext:value-type="float">
            <text:p>1.74017161165256E+018</text:p>
          </table:table-cell>
          <table:table-cell office:value-type="float" office:value="-4.62226439483646" calcext:value-type="float">
            <text:p>-4.62226439483646</text:p>
          </table:table-cell>
          <table:table-cell office:value-type="float" office:value="-0.394150191181362" calcext:value-type="float">
            <text:p>-0.394150191181362</text:p>
          </table:table-cell>
          <table:table-cell office:value-type="float" office:value="-2.15160352585161" calcext:value-type="float">
            <text:p>-2.15160352585161</text:p>
          </table:table-cell>
          <table:table-cell office:value-type="float" office:value="0.228571428559892" calcext:value-type="float">
            <text:p>0.228571428559892</text:p>
          </table:table-cell>
          <table:table-cell office:value-type="float" office:value="0.466666666091095" calcext:value-type="float">
            <text:p>0.466666666091095</text:p>
          </table:table-cell>
        </table:table-row>
        <table:table-row table:style-name="ro1">
          <table:table-cell office:value-type="float" office:value="1.74017161166658E+018" calcext:value-type="float">
            <text:p>1.74017161166658E+018</text:p>
          </table:table-cell>
          <table:table-cell office:value-type="float" office:value="-4.62413560081666" calcext:value-type="float">
            <text:p>-4.62413560081666</text:p>
          </table:table-cell>
          <table:table-cell office:value-type="float" office:value="-0.397023106463683" calcext:value-type="float">
            <text:p>-0.397023106463683</text:p>
          </table:table-cell>
          <table:table-cell office:value-type="float" office:value="-2.14460352585962" calcext:value-type="float">
            <text:p>-2.14460352585962</text:p>
          </table:table-cell>
          <table:table-cell office:value-type="float" office:value="0.228571428559862" calcext:value-type="float">
            <text:p>0.228571428559862</text:p>
          </table:table-cell>
          <table:table-cell office:value-type="float" office:value="0.466666666132264" calcext:value-type="float">
            <text:p>0.466666666132264</text:p>
          </table:table-cell>
        </table:table-row>
        <table:table-row table:style-name="ro1">
          <table:table-cell office:value-type="float" office:value="1.74017161168485E+018" calcext:value-type="float">
            <text:p>1.74017161168485E+018</text:p>
          </table:table-cell>
          <table:table-cell office:value-type="float" office:value="-4.62635443395882" calcext:value-type="float">
            <text:p>-4.62635443395882</text:p>
          </table:table-cell>
          <table:table-cell office:value-type="float" office:value="-0.400487789261821" calcext:value-type="float">
            <text:p>-0.400487789261821</text:p>
          </table:table-cell>
          <table:table-cell office:value-type="float" office:value="-2.13620352586921" calcext:value-type="float">
            <text:p>-2.13620352586921</text:p>
          </table:table-cell>
          <table:table-cell office:value-type="float" office:value="0.228571428559774" calcext:value-type="float">
            <text:p>0.228571428559774</text:p>
          </table:table-cell>
          <table:table-cell office:value-type="float" office:value="0.46666666613328" calcext:value-type="float">
            <text:p>0.46666666613328</text:p>
          </table:table-cell>
        </table:table-row>
        <table:table-row table:style-name="ro1">
          <table:table-cell office:value-type="float" office:value="1.74017161170001E+018" calcext:value-type="float">
            <text:p>1.74017161170001E+018</text:p>
          </table:table-cell>
          <table:table-cell office:value-type="float" office:value="-4.62818117690925" calcext:value-type="float">
            <text:p>-4.62818117690925</text:p>
          </table:table-cell>
          <table:table-cell office:value-type="float" office:value="-0.403389179313633" calcext:value-type="float">
            <text:p>-0.403389179313633</text:p>
          </table:table-cell>
          <table:table-cell office:value-type="float" office:value="-2.12920352587718" calcext:value-type="float">
            <text:p>-2.12920352587718</text:p>
          </table:table-cell>
          <table:table-cell office:value-type="float" office:value="0.228571428559788" calcext:value-type="float">
            <text:p>0.228571428559788</text:p>
          </table:table-cell>
          <table:table-cell office:value-type="float" office:value="0.466666666134424" calcext:value-type="float">
            <text:p>0.466666666134424</text:p>
          </table:table-cell>
        </table:table-row>
        <table:table-row table:style-name="ro1">
          <table:table-cell office:value-type="float" office:value="1.7401716117157E+018" calcext:value-type="float">
            <text:p>1.7401716117157E+018</text:p>
          </table:table-cell>
          <table:table-cell office:value-type="float" office:value="-4.62998756554019" calcext:value-type="float">
            <text:p>-4.62998756554019</text:p>
          </table:table-cell>
          <table:table-cell office:value-type="float" office:value="-0.406303285377889" calcext:value-type="float">
            <text:p>-0.406303285377889</text:p>
          </table:table-cell>
          <table:table-cell office:value-type="float" office:value="-2.12220352588515" calcext:value-type="float">
            <text:p>-2.12220352588515</text:p>
          </table:table-cell>
          <table:table-cell office:value-type="float" office:value="0.228571428559877" calcext:value-type="float">
            <text:p>0.228571428559877</text:p>
          </table:table-cell>
          <table:table-cell office:value-type="float" office:value="0.466666666135186" calcext:value-type="float">
            <text:p>0.466666666135186</text:p>
          </table:table-cell>
        </table:table-row>
        <table:table-row table:style-name="ro1">
          <table:table-cell office:value-type="float" office:value="1.74017161173359E+018" calcext:value-type="float">
            <text:p>1.74017161173359E+018</text:p>
          </table:table-cell>
          <table:table-cell office:value-type="float" office:value="-4.63212823964019" calcext:value-type="float">
            <text:p>-4.63212823964019</text:p>
          </table:table-cell>
          <table:table-cell office:value-type="float" office:value="-0.409816796698787" calcext:value-type="float">
            <text:p>-0.409816796698787</text:p>
          </table:table-cell>
          <table:table-cell office:value-type="float" office:value="-2.11380352589472" calcext:value-type="float">
            <text:p>-2.11380352589472</text:p>
          </table:table-cell>
          <table:table-cell office:value-type="float" office:value="0.228571428559877" calcext:value-type="float">
            <text:p>0.228571428559877</text:p>
          </table:table-cell>
          <table:table-cell office:value-type="float" office:value="0.466666666135186" calcext:value-type="float">
            <text:p>0.466666666135186</text:p>
          </table:table-cell>
        </table:table-row>
        <table:table-row table:style-name="ro1">
          <table:table-cell office:value-type="float" office:value="1.74017161174887E+018" calcext:value-type="float">
            <text:p>1.74017161174887E+018</text:p>
          </table:table-cell>
          <table:table-cell office:value-type="float" office:value="-4.63388953861428" calcext:value-type="float">
            <text:p>-4.63388953861428</text:p>
          </table:table-cell>
          <table:table-cell office:value-type="float" office:value="-0.412758374500505" calcext:value-type="float">
            <text:p>-0.412758374500505</text:p>
          </table:table-cell>
          <table:table-cell office:value-type="float" office:value="-2.10680352590268" calcext:value-type="float">
            <text:p>-2.10680352590268</text:p>
          </table:table-cell>
          <table:table-cell office:value-type="float" office:value="0.228571428559848" calcext:value-type="float">
            <text:p>0.228571428559848</text:p>
          </table:table-cell>
          <table:table-cell office:value-type="float" office:value="0.466666666135694" calcext:value-type="float">
            <text:p>0.466666666135694</text:p>
          </table:table-cell>
        </table:table-row>
        <table:table-row table:style-name="ro1">
          <table:table-cell office:value-type="float" office:value="1.740171611767E+018" calcext:value-type="float">
            <text:p>1.740171611767E+018</text:p>
          </table:table-cell>
          <table:table-cell office:value-type="float" office:value="-4.63597585294257" calcext:value-type="float">
            <text:p>-4.63597585294257</text:p>
          </table:table-cell>
          <table:table-cell office:value-type="float" office:value="-0.416304434275531" calcext:value-type="float">
            <text:p>-0.416304434275531</text:p>
          </table:table-cell>
          <table:table-cell office:value-type="float" office:value="-2.09840352591221" calcext:value-type="float">
            <text:p>-2.09840352591221</text:p>
          </table:table-cell>
          <table:table-cell office:value-type="float" office:value="0.228571428559774" calcext:value-type="float">
            <text:p>0.228571428559774</text:p>
          </table:table-cell>
          <table:table-cell office:value-type="float" office:value="0.466666666136838" calcext:value-type="float">
            <text:p>0.466666666136838</text:p>
          </table:table-cell>
        </table:table-row>
        <table:table-row table:style-name="ro1">
          <table:table-cell office:value-type="float" office:value="1.74017161178163E+018" calcext:value-type="float">
            <text:p>1.74017161178163E+018</text:p>
          </table:table-cell>
          <table:table-cell office:value-type="float" office:value="-4.63769164455841" calcext:value-type="float">
            <text:p>-4.63769164455841</text:p>
          </table:table-cell>
          <table:table-cell office:value-type="float" office:value="-0.41927278620391" calcext:value-type="float">
            <text:p>-0.41927278620391</text:p>
          </table:table-cell>
          <table:table-cell office:value-type="float" office:value="-2.09140352592014" calcext:value-type="float">
            <text:p>-2.09140352592014</text:p>
          </table:table-cell>
          <table:table-cell office:value-type="float" office:value="0.228571428559833" calcext:value-type="float">
            <text:p>0.228571428559833</text:p>
          </table:table-cell>
          <table:table-cell office:value-type="float" office:value="0.466666666137601" calcext:value-type="float">
            <text:p>0.466666666137601</text:p>
          </table:table-cell>
        </table:table-row>
        <table:table-row table:style-name="ro1">
          <table:table-cell office:value-type="float" office:value="1.74017161179716E+018" calcext:value-type="float">
            <text:p>1.74017161179716E+018</text:p>
          </table:table-cell>
          <table:table-cell office:value-type="float" office:value="-4.63938661584375" calcext:value-type="float">
            <text:p>-4.63938661584375</text:p>
          </table:table-cell>
          <table:table-cell office:value-type="float" office:value="-0.422253075851176" calcext:value-type="float">
            <text:p>-0.422253075851176</text:p>
          </table:table-cell>
          <table:table-cell office:value-type="float" office:value="-2.08440352592806" calcext:value-type="float">
            <text:p>-2.08440352592806</text:p>
          </table:table-cell>
          <table:table-cell office:value-type="float" office:value="0.228571428559892" calcext:value-type="float">
            <text:p>0.228571428559892</text:p>
          </table:table-cell>
          <table:table-cell office:value-type="float" office:value="0.466666666138109" calcext:value-type="float">
            <text:p>0.466666666138109</text:p>
          </table:table-cell>
        </table:table-row>
        <table:table-row table:style-name="ro1">
          <table:table-cell office:value-type="float" office:value="1.74017161181526E+018" calcext:value-type="float">
            <text:p>1.74017161181526E+018</text:p>
          </table:table-cell>
          <table:table-cell office:value-type="float" office:value="-4.64139298168296" calcext:value-type="float">
            <text:p>-4.64139298168296</text:p>
          </table:table-cell>
          <table:table-cell office:value-type="float" office:value="-0.425844975560763" calcext:value-type="float">
            <text:p>-0.425844975560763</text:p>
          </table:table-cell>
          <table:table-cell office:value-type="float" office:value="-2.07600352593756" calcext:value-type="float">
            <text:p>-2.07600352593756</text:p>
          </table:table-cell>
          <table:table-cell office:value-type="float" office:value="0.228571428559887" calcext:value-type="float">
            <text:p>0.228571428559887</text:p>
          </table:table-cell>
          <table:table-cell office:value-type="float" office:value="0.466666666138727" calcext:value-type="float">
            <text:p>0.466666666138727</text:p>
          </table:table-cell>
        </table:table-row>
        <table:table-row table:style-name="ro1">
          <table:table-cell office:value-type="float" office:value="1.74017161183044E+018" calcext:value-type="float">
            <text:p>1.74017161183044E+018</text:p>
          </table:table-cell>
          <table:table-cell office:value-type="float" office:value="-4.64304185733617" calcext:value-type="float">
            <text:p>-4.64304185733617</text:p>
          </table:table-cell>
          <table:table-cell office:value-type="float" office:value="-0.428851013338296" calcext:value-type="float">
            <text:p>-0.428851013338296</text:p>
          </table:table-cell>
          <table:table-cell office:value-type="float" office:value="-2.06900352594546" calcext:value-type="float">
            <text:p>-2.06900352594546</text:p>
          </table:table-cell>
          <table:table-cell office:value-type="float" office:value="0.228571428559828" calcext:value-type="float">
            <text:p>0.228571428559828</text:p>
          </table:table-cell>
          <table:table-cell office:value-type="float" office:value="0.466666666139744" calcext:value-type="float">
            <text:p>0.466666666139744</text:p>
          </table:table-cell>
        </table:table-row>
        <table:table-row table:style-name="ro1">
          <table:table-cell office:value-type="float" office:value="1.74017161184565E+018" calcext:value-type="float">
            <text:p>1.74017161184565E+018</text:p>
          </table:table-cell>
          <table:table-cell office:value-type="float" office:value="-4.64466965049952" calcext:value-type="float">
            <text:p>-4.64466965049952</text:p>
          </table:table-cell>
          <table:table-cell office:value-type="float" office:value="-0.431868519503505" calcext:value-type="float">
            <text:p>-0.431868519503505</text:p>
          </table:table-cell>
          <table:table-cell office:value-type="float" office:value="-2.06200352595334" calcext:value-type="float">
            <text:p>-2.06200352595334</text:p>
          </table:table-cell>
          <table:table-cell office:value-type="float" office:value="0.228571428559818" calcext:value-type="float">
            <text:p>0.228571428559818</text:p>
          </table:table-cell>
          <table:table-cell office:value-type="float" office:value="0.466666666140523" calcext:value-type="float">
            <text:p>0.466666666140523</text:p>
          </table:table-cell>
        </table:table-row>
        <table:table-row table:style-name="ro1">
          <table:table-cell office:value-type="float" office:value="1.74017161186368E+018" calcext:value-type="float">
            <text:p>1.74017161186368E+018</text:p>
          </table:table-cell>
          <table:table-cell office:value-type="float" office:value="-4.64659506117763" calcext:value-type="float">
            <text:p>-4.64659506117763</text:p>
          </table:table-cell>
          <table:table-cell office:value-type="float" office:value="-0.435504456951418" calcext:value-type="float">
            <text:p>-0.435504456951418</text:p>
          </table:table-cell>
          <table:table-cell office:value-type="float" office:value="-2.0536035259628" calcext:value-type="float">
            <text:p>-2.0536035259628</text:p>
          </table:table-cell>
          <table:table-cell office:value-type="float" office:value="0.228571428559877" calcext:value-type="float">
            <text:p>0.228571428559877</text:p>
          </table:table-cell>
          <table:table-cell office:value-type="float" office:value="0.466666666141031" calcext:value-type="float">
            <text:p>0.466666666141031</text:p>
          </table:table-cell>
        </table:table-row>
        <table:table-row table:style-name="ro1">
          <table:table-cell office:value-type="float" office:value="1.74017161187925E+018" calcext:value-type="float">
            <text:p>1.74017161187925E+018</text:p>
          </table:table-cell>
          <table:table-cell office:value-type="float" office:value="-4.64817619356295" calcext:value-type="float">
            <text:p>-4.64817619356295</text:p>
          </table:table-cell>
          <table:table-cell office:value-type="float" office:value="-0.43854667233166" calcext:value-type="float">
            <text:p>-0.43854667233166</text:p>
          </table:table-cell>
          <table:table-cell office:value-type="float" office:value="-2.04660352597067" calcext:value-type="float">
            <text:p>-2.04660352597067</text:p>
          </table:table-cell>
          <table:table-cell office:value-type="float" office:value="0.228571428559788" calcext:value-type="float">
            <text:p>0.228571428559788</text:p>
          </table:table-cell>
          <table:table-cell office:value-type="float" office:value="0.466666666141793" calcext:value-type="float">
            <text:p>0.466666666141793</text:p>
          </table:table-cell>
        </table:table-row>
        <table:table-row table:style-name="ro1">
          <table:table-cell office:value-type="float" office:value="1.74017161189816E+018" calcext:value-type="float">
            <text:p>1.74017161189816E+018</text:p>
          </table:table-cell>
          <table:table-cell office:value-type="float" office:value="-4.65004538470694" calcext:value-type="float">
            <text:p>-4.65004538470694</text:p>
          </table:table-cell>
          <table:table-cell office:value-type="float" office:value="-0.442211828791036" calcext:value-type="float">
            <text:p>-0.442211828791036</text:p>
          </table:table-cell>
          <table:table-cell office:value-type="float" office:value="-2.03820352598008" calcext:value-type="float">
            <text:p>-2.03820352598008</text:p>
          </table:table-cell>
          <table:table-cell office:value-type="float" office:value="0.228571428559818" calcext:value-type="float">
            <text:p>0.228571428559818</text:p>
          </table:table-cell>
          <table:table-cell office:value-type="float" office:value="0.466666666143318" calcext:value-type="float">
            <text:p>0.466666666143318</text:p>
          </table:table-cell>
        </table:table-row>
        <table:table-row table:style-name="ro1">
          <table:table-cell office:value-type="float" office:value="1.74017161191288E+018" calcext:value-type="float">
            <text:p>1.74017161191288E+018</text:p>
          </table:table-cell>
          <table:table-cell office:value-type="float" office:value="-4.65157948134029" calcext:value-type="float">
            <text:p>-4.65157948134029</text:p>
          </table:table-cell>
          <table:table-cell office:value-type="float" office:value="-0.445278031908776" calcext:value-type="float">
            <text:p>-0.445278031908776</text:p>
          </table:table-cell>
          <table:table-cell office:value-type="float" office:value="-2.03120352598792" calcext:value-type="float">
            <text:p>-2.03120352598792</text:p>
          </table:table-cell>
          <table:table-cell office:value-type="float" office:value="0.228571428559892" calcext:value-type="float">
            <text:p>0.228571428559892</text:p>
          </table:table-cell>
          <table:table-cell office:value-type="float" office:value="0.466666666143954" calcext:value-type="float">
            <text:p>0.466666666143954</text:p>
          </table:table-cell>
        </table:table-row>
        <table:table-row table:style-name="ro1">
          <table:table-cell office:value-type="float" office:value="1.74017161192783E+018" calcext:value-type="float">
            <text:p>1.74017161192783E+018</text:p>
          </table:table-cell>
          <table:table-cell office:value-type="float" office:value="-4.65309207714192" calcext:value-type="float">
            <text:p>-4.65309207714192</text:p>
          </table:table-cell>
          <table:table-cell office:value-type="float" office:value="-0.448354898493568" calcext:value-type="float">
            <text:p>-0.448354898493568</text:p>
          </table:table-cell>
          <table:table-cell office:value-type="float" office:value="-2.02420352599574" calcext:value-type="float">
            <text:p>-2.02420352599574</text:p>
          </table:table-cell>
          <table:table-cell office:value-type="float" office:value="0.228571428559833" calcext:value-type="float">
            <text:p>0.228571428559833</text:p>
          </table:table-cell>
          <table:table-cell office:value-type="float" office:value="0.466666666144462" calcext:value-type="float">
            <text:p>0.466666666144462</text:p>
          </table:table-cell>
        </table:table-row>
        <table:table-row table:style-name="ro1">
          <table:table-cell office:value-type="float" office:value="1.74017161194643E+018" calcext:value-type="float">
            <text:p>1.74017161194643E+018</text:p>
          </table:table-cell>
          <table:table-cell office:value-type="float" office:value="-4.65487870672378" calcext:value-type="float">
            <text:p>-4.65487870672378</text:p>
          </table:table-cell>
          <table:table-cell office:value-type="float" office:value="-0.452061001857169" calcext:value-type="float">
            <text:p>-0.452061001857169</text:p>
          </table:table-cell>
          <table:table-cell office:value-type="float" office:value="-2.0158035260051" calcext:value-type="float">
            <text:p>-2.0158035260051</text:p>
          </table:table-cell>
          <table:table-cell office:value-type="float" office:value="0.228571428559818" calcext:value-type="float">
            <text:p>0.228571428559818</text:p>
          </table:table-cell>
          <table:table-cell office:value-type="float" office:value="0.466666666146114" calcext:value-type="float">
            <text:p>0.466666666146114</text:p>
          </table:table-cell>
        </table:table-row>
        <table:table-row table:style-name="ro1">
          <table:table-cell office:value-type="float" office:value="1.74017161196148E+018" calcext:value-type="float">
            <text:p>1.74017161196148E+018</text:p>
          </table:table-cell>
          <table:table-cell office:value-type="float" office:value="-4.65634374129289" calcext:value-type="float">
            <text:p>-4.65634374129289</text:p>
          </table:table-cell>
          <table:table-cell office:value-type="float" office:value="-0.455160796648931" calcext:value-type="float">
            <text:p>-0.455160796648931</text:p>
          </table:table-cell>
          <table:table-cell office:value-type="float" office:value="-2.0088035260129" calcext:value-type="float">
            <text:p>-2.0088035260129</text:p>
          </table:table-cell>
          <table:table-cell office:value-type="float" office:value="0.228571428559892" calcext:value-type="float">
            <text:p>0.228571428559892</text:p>
          </table:table-cell>
          <table:table-cell office:value-type="float" office:value="0.466666666147003" calcext:value-type="float">
            <text:p>0.466666666147003</text:p>
          </table:table-cell>
        </table:table-row>
        <table:table-row table:style-name="ro1">
          <table:table-cell office:value-type="float" office:value="1.74017161197681E+018" calcext:value-type="float">
            <text:p>1.74017161197681E+018</text:p>
          </table:table-cell>
          <table:table-cell office:value-type="float" office:value="-4.65778704158248" calcext:value-type="float">
            <text:p>-4.65778704158248</text:p>
          </table:table-cell>
          <table:table-cell office:value-type="float" office:value="-0.458270770654252" calcext:value-type="float">
            <text:p>-0.458270770654252</text:p>
          </table:table-cell>
          <table:table-cell office:value-type="float" office:value="-2.00180352602068" calcext:value-type="float">
            <text:p>-2.00180352602068</text:p>
          </table:table-cell>
          <table:table-cell office:value-type="float" office:value="0.228571428559862" calcext:value-type="float">
            <text:p>0.228571428559862</text:p>
          </table:table-cell>
          <table:table-cell office:value-type="float" office:value="0.466666666147257" calcext:value-type="float">
            <text:p>0.466666666147257</text:p>
          </table:table-cell>
        </table:table-row>
        <table:table-row table:style-name="ro1">
          <table:table-cell office:value-type="float" office:value="1.74017161199486E+018" calcext:value-type="float">
            <text:p>1.74017161199486E+018</text:p>
          </table:table-cell>
          <table:table-cell office:value-type="float" office:value="-4.65949021318045" calcext:value-type="float">
            <text:p>-4.65949021318045</text:p>
          </table:table-cell>
          <table:table-cell office:value-type="float" office:value="-0.462015961425414" calcext:value-type="float">
            <text:p>-0.462015961425414</text:p>
          </table:table-cell>
          <table:table-cell office:value-type="float" office:value="-1.99340352602998" calcext:value-type="float">
            <text:p>-1.99340352602998</text:p>
          </table:table-cell>
          <table:table-cell office:value-type="float" office:value="0.228571428559862" calcext:value-type="float">
            <text:p>0.228571428559862</text:p>
          </table:table-cell>
          <table:table-cell office:value-type="float" office:value="0.466666666149036" calcext:value-type="float">
            <text:p>0.466666666149036</text:p>
          </table:table-cell>
        </table:table-row>
        <table:table-row table:style-name="ro1">
          <table:table-cell office:value-type="float" office:value="1.74017161201013E+018" calcext:value-type="float">
            <text:p>1.74017161201013E+018</text:p>
          </table:table-cell>
          <table:table-cell office:value-type="float" office:value="-4.6608854506203" calcext:value-type="float">
            <text:p>-4.6608854506203</text:p>
          </table:table-cell>
          <table:table-cell office:value-type="float" office:value="-0.4651477926032" calcext:value-type="float">
            <text:p>-0.4651477926032</text:p>
          </table:table-cell>
          <table:table-cell office:value-type="float" office:value="-1.98640352603774" calcext:value-type="float">
            <text:p>-1.98640352603774</text:p>
          </table:table-cell>
          <table:table-cell office:value-type="float" office:value="0.228571428559946" calcext:value-type="float">
            <text:p>0.228571428559946</text:p>
          </table:table-cell>
          <table:table-cell office:value-type="float" office:value="0.466666666149909" calcext:value-type="float">
            <text:p>0.466666666149909</text:p>
          </table:table-cell>
        </table:table-row>
        <table:table-row table:style-name="ro1">
          <table:table-cell office:value-type="float" office:value="1.74017161202827E+018" calcext:value-type="float">
            <text:p>1.74017161202827E+018</text:p>
          </table:table-cell>
          <table:table-cell office:value-type="float" office:value="-4.66253074660206" calcext:value-type="float">
            <text:p>-4.66253074660206</text:p>
          </table:table-cell>
          <table:table-cell office:value-type="float" office:value="-0.468918767084271" calcext:value-type="float">
            <text:p>-0.468918767084271</text:p>
          </table:table-cell>
          <table:table-cell office:value-type="float" office:value="-1.97800352604701" calcext:value-type="float">
            <text:p>-1.97800352604701</text:p>
          </table:table-cell>
          <table:table-cell office:value-type="float" office:value="0.228571428559892" calcext:value-type="float">
            <text:p>0.228571428559892</text:p>
          </table:table-cell>
          <table:table-cell office:value-type="float" office:value="0.466666666150815" calcext:value-type="float">
            <text:p>0.466666666150815</text:p>
          </table:table-cell>
        </table:table-row>
        <table:table-row table:style-name="ro1">
          <table:table-cell office:value-type="float" office:value="1.74017161204382E+018" calcext:value-type="float">
            <text:p>1.74017161204382E+018</text:p>
          </table:table-cell>
          <table:table-cell office:value-type="float" office:value="-4.66384650760226" calcext:value-type="float">
            <text:p>-4.66384650760226</text:p>
          </table:table-cell>
          <table:table-cell office:value-type="float" office:value="-0.471996911049208" calcext:value-type="float">
            <text:p>-0.471996911049208</text:p>
          </table:table-cell>
          <table:table-cell office:value-type="float" office:value="-1.97169877604916" calcext:value-type="float">
            <text:p>-1.97169877604916</text:p>
          </table:table-cell>
          <table:table-cell office:value-type="float" office:value="0.225871428582504" calcext:value-type="float">
            <text:p>0.225871428582504</text:p>
          </table:table-cell>
          <table:table-cell office:value-type="float" office:value="0.44349166633749" calcext:value-type="float">
            <text:p>0.44349166633749</text:p>
          </table:table-cell>
        </table:table-row>
        <table:table-row table:style-name="ro1">
          <table:table-cell office:value-type="float" office:value="1.74017161205892E+018" calcext:value-type="float">
            <text:p>1.74017161205892E+018</text:p>
          </table:table-cell>
          <table:table-cell office:value-type="float" office:value="-4.66507094594439" calcext:value-type="float">
            <text:p>-4.66507094594439</text:p>
          </table:table-cell>
          <table:table-cell office:value-type="float" office:value="-0.474905150676136" calcext:value-type="float">
            <text:p>-0.474905150676136</text:p>
          </table:table-cell>
          <table:table-cell office:value-type="float" office:value="-1.96713215104708" calcext:value-type="float">
            <text:p>-1.96713215104708</text:p>
          </table:table-cell>
          <table:table-cell office:value-type="float" office:value="0.216768752579205" calcext:value-type="float">
            <text:p>0.216768752579205</text:p>
          </table:table-cell>
          <table:table-cell office:value-type="float" office:value="0.362379166664361" calcext:value-type="float">
            <text:p>0.362379166664361</text:p>
          </table:table-cell>
        </table:table-row>
        <table:table-row table:style-name="ro1">
          <table:table-cell office:value-type="float" office:value="1.74017161207702E+018" calcext:value-type="float">
            <text:p>1.74017161207702E+018</text:p>
          </table:table-cell>
          <table:table-cell office:value-type="float" office:value="-4.66650563660882" calcext:value-type="float">
            <text:p>-4.66650563660882</text:p>
          </table:table-cell>
          <table:table-cell office:value-type="float" office:value="-0.478350842988314" calcext:value-type="float">
            <text:p>-0.478350842988314</text:p>
          </table:table-cell>
          <table:table-cell office:value-type="float" office:value="-1.96394652604524" calcext:value-type="float">
            <text:p>-1.96394652604524</text:p>
          </table:table-cell>
          <table:table-cell office:value-type="float" office:value="0.208090724447024" calcext:value-type="float">
            <text:p>0.208090724447024</text:p>
          </table:table-cell>
          <table:table-cell office:value-type="float" office:value="0.223329166781622" calcext:value-type="float">
            <text:p>0.223329166781622</text:p>
          </table:table-cell>
        </table:table-row>
        <table:table-row table:style-name="ro1">
          <table:table-cell office:value-type="float" office:value="1.74017161209221E+018" calcext:value-type="float">
            <text:p>1.74017161209221E+018</text:p>
          </table:table-cell>
          <table:table-cell office:value-type="float" office:value="-4.66769575349579" calcext:value-type="float">
            <text:p>-4.66769575349579</text:p>
          </table:table-cell>
          <table:table-cell office:value-type="float" office:value="-0.481224521356153" calcext:value-type="float">
            <text:p>-0.481224521356153</text:p>
          </table:table-cell>
          <table:table-cell office:value-type="float" office:value="-1.96320377604252" calcext:value-type="float">
            <text:p>-1.96320377604252</text:p>
          </table:table-cell>
          <table:table-cell office:value-type="float" office:value="0.207358048386358" calcext:value-type="float">
            <text:p>0.207358048386358</text:p>
          </table:table-cell>
          <table:table-cell office:value-type="float" office:value="0.107454166812334" calcext:value-type="float">
            <text:p>0.107454166812334</text:p>
          </table:table-cell>
        </table:table-row>
        <table:table-row table:style-name="ro1">
          <table:table-cell office:value-type="float" office:value="1.74017161211028E+018" calcext:value-type="float">
            <text:p>1.74017161211028E+018</text:p>
          </table:table-cell>
          <table:table-cell office:value-type="float" office:value="-4.66912481230085" calcext:value-type="float">
            <text:p>-4.66912481230085</text:p>
          </table:table-cell>
          <table:table-cell office:value-type="float" office:value="-0.484672554598379" calcext:value-type="float">
            <text:p>-0.484672554598379</text:p>
          </table:table-cell>
          <table:table-cell office:value-type="float" office:value="-1.96460680102232" calcext:value-type="float">
            <text:p>-1.96460680102232</text:p>
          </table:table-cell>
          <table:table-cell office:value-type="float" office:value="0.207358048382953" calcext:value-type="float">
            <text:p>0.207358048382953</text:p>
          </table:table-cell>
          <table:table-cell office:value-type="float" office:value="-0.0315958325873077" calcext:value-type="float">
            <text:p>-0.0315958325873077</text:p>
          </table:table-cell>
        </table:table-row>
        <table:table-row table:style-name="ro1">
          <table:table-cell office:value-type="float" office:value="1.74017161212513E+018" calcext:value-type="float">
            <text:p>1.74017161212513E+018</text:p>
          </table:table-cell>
          <table:table-cell office:value-type="float" office:value="-4.67032231650771" calcext:value-type="float">
            <text:p>-4.67032231650771</text:p>
          </table:table-cell>
          <table:table-cell office:value-type="float" office:value="-0.487543161160082" calcext:value-type="float">
            <text:p>-0.487543161160082</text:p>
          </table:table-cell>
          <table:table-cell office:value-type="float" office:value="-1.96768792600549" calcext:value-type="float">
            <text:p>-1.96768792600549</text:p>
          </table:table-cell>
          <table:table-cell office:value-type="float" office:value="0.207358048383013" calcext:value-type="float">
            <text:p>0.207358048383013</text:p>
          </table:table-cell>
          <table:table-cell office:value-type="float" office:value="-0.147470832211871" calcext:value-type="float">
            <text:p>-0.147470832211871</text:p>
          </table:table-cell>
        </table:table-row>
        <table:table-row table:style-name="ro1">
          <table:table-cell office:value-type="float" office:value="1.7401716121406E+018" calcext:value-type="float">
            <text:p>1.7401716121406E+018</text:p>
          </table:table-cell>
          <table:table-cell office:value-type="float" office:value="-4.67153115008453" calcext:value-type="float">
            <text:p>-4.67153115008453</text:p>
          </table:table-cell>
          <table:table-cell office:value-type="float" office:value="-0.490409013331855" calcext:value-type="float">
            <text:p>-0.490409013331855</text:p>
          </table:table-cell>
          <table:table-cell office:value-type="float" office:value="-1.97250717598862" calcext:value-type="float">
            <text:p>-1.97250717598862</text:p>
          </table:table-cell>
          <table:table-cell office:value-type="float" office:value="0.207358048383027" calcext:value-type="float">
            <text:p>0.207358048383027</text:p>
          </table:table-cell>
          <table:table-cell office:value-type="float" office:value="-0.263345832210129" calcext:value-type="float">
            <text:p>-0.263345832210129</text:p>
          </table:table-cell>
        </table:table-row>
        <table:table-row table:style-name="ro1">
          <table:table-cell office:value-type="float" office:value="1.74017161215903E+018" calcext:value-type="float">
            <text:p>1.74017161215903E+018</text:p>
          </table:table-cell>
          <table:table-cell office:value-type="float" office:value="-4.67300367488524" calcext:value-type="float">
            <text:p>-4.67300367488524</text:p>
          </table:table-cell>
          <table:table-cell office:value-type="float" office:value="-0.493838698384465" calcext:value-type="float">
            <text:p>-0.493838698384465</text:p>
          </table:table-cell>
          <table:table-cell office:value-type="float" office:value="-1.98058460096835" calcext:value-type="float">
            <text:p>-1.98058460096835</text:p>
          </table:table-cell>
          <table:table-cell office:value-type="float" office:value="0.207358048383116" calcext:value-type="float">
            <text:p>0.207358048383116</text:p>
          </table:table-cell>
          <table:table-cell office:value-type="float" office:value="-0.402395832207989" calcext:value-type="float">
            <text:p>-0.402395832207989</text:p>
          </table:table-cell>
        </table:table-row>
        <table:table-row table:style-name="ro1">
          <table:table-cell office:value-type="float" office:value="1.74017161217377E+018" calcext:value-type="float">
            <text:p>1.74017161217377E+018</text:p>
          </table:table-cell>
          <table:table-cell office:value-type="float" office:value="-4.67425481097803" calcext:value-type="float">
            <text:p>-4.67425481097803</text:p>
          </table:table-cell>
          <table:table-cell office:value-type="float" office:value="-0.496686329726906" calcext:value-type="float">
            <text:p>-0.496686329726906</text:p>
          </table:table-cell>
          <table:table-cell office:value-type="float" office:value="-1.98922772595145" calcext:value-type="float">
            <text:p>-1.98922772595145</text:p>
          </table:table-cell>
          <table:table-cell office:value-type="float" office:value="0.20735804838322" calcext:value-type="float">
            <text:p>0.20735804838322</text:p>
          </table:table-cell>
          <table:table-cell office:value-type="float" office:value="-0.518270832206756" calcext:value-type="float">
            <text:p>-0.518270832206756</text:p>
          </table:table-cell>
        </table:table-row>
        <table:table-row table:style-name="ro1">
          <table:table-cell office:value-type="float" office:value="1.74017161218944E+018" calcext:value-type="float">
            <text:p>1.74017161218944E+018</text:p>
          </table:table-cell>
          <table:table-cell office:value-type="float" office:value="-4.67553297550225" calcext:value-type="float">
            <text:p>-4.67553297550225</text:p>
          </table:table-cell>
          <table:table-cell office:value-type="float" office:value="-0.499521927472692" calcext:value-type="float">
            <text:p>-0.499521927472692</text:p>
          </table:table-cell>
          <table:table-cell office:value-type="float" office:value="-1.99960897593452" calcext:value-type="float">
            <text:p>-1.99960897593452</text:p>
          </table:table-cell>
          <table:table-cell office:value-type="float" office:value="0.207358048383387" calcext:value-type="float">
            <text:p>0.207358048383387</text:p>
          </table:table-cell>
          <table:table-cell office:value-type="float" office:value="-0.634145832205819" calcext:value-type="float">
            <text:p>-0.634145832205819</text:p>
          </table:table-cell>
        </table:table-row>
        <table:table-row table:style-name="ro1">
          <table:table-cell office:value-type="float" office:value="1.74017161220742E+018" calcext:value-type="float">
            <text:p>1.74017161220742E+018</text:p>
          </table:table-cell>
          <table:table-cell office:value-type="float" office:value="-4.677109143067" calcext:value-type="float">
            <text:p>-4.677109143067</text:p>
          </table:table-cell>
          <table:table-cell office:value-type="float" office:value="-0.502905208435126" calcext:value-type="float">
            <text:p>-0.502905208435126</text:p>
          </table:table-cell>
          <table:table-cell office:value-type="float" office:value="-2.01424569810221" calcext:value-type="float">
            <text:p>-2.01424569810221</text:p>
          </table:table-cell>
          <table:table-cell office:value-type="float" office:value="0.207358048383565" calcext:value-type="float">
            <text:p>0.207358048383565</text:p>
          </table:table-cell>
          <table:table-cell office:value-type="float" office:value="-0.769359071805051" calcext:value-type="float">
            <text:p>-0.769359071805051</text:p>
          </table:table-cell>
        </table:table-row>
        <table:table-row table:style-name="ro1">
          <table:table-cell office:value-type="float" office:value="1.74017161222343E+018" calcext:value-type="float">
            <text:p>1.74017161222343E+018</text:p>
          </table:table-cell>
          <table:table-cell office:value-type="float" office:value="-4.67846147706184" calcext:value-type="float">
            <text:p>-4.67846147706184</text:p>
          </table:table-cell>
          <table:table-cell office:value-type="float" office:value="-0.505706184831442" calcext:value-type="float">
            <text:p>-0.505706184831442</text:p>
          </table:table-cell>
          <table:table-cell office:value-type="float" office:value="-2.02694637855829" calcext:value-type="float">
            <text:p>-2.02694637855829</text:p>
          </table:table-cell>
          <table:table-cell office:value-type="float" office:value="0.207358048383679" calcext:value-type="float">
            <text:p>0.207358048383679</text:p>
          </table:table-cell>
          <table:table-cell office:value-type="float" office:value="-0.835085920905202" calcext:value-type="float">
            <text:p>-0.835085920905202</text:p>
          </table:table-cell>
        </table:table-row>
        <table:table-row table:style-name="ro1">
          <table:table-cell office:value-type="float" office:value="1.74017161224069E+018" calcext:value-type="float">
            <text:p>1.74017161224069E+018</text:p>
          </table:table-cell>
          <table:table-cell office:value-type="float" office:value="-4.68013107110672" calcext:value-type="float">
            <text:p>-4.68013107110672</text:p>
          </table:table-cell>
          <table:table-cell office:value-type="float" office:value="-0.509044347616321" calcext:value-type="float">
            <text:p>-0.509044347616321</text:p>
          </table:table-cell>
          <table:table-cell office:value-type="float" office:value="-2.04218719510561" calcext:value-type="float">
            <text:p>-2.04218719510561</text:p>
          </table:table-cell>
          <table:table-cell office:value-type="float" office:value="0.207358048383812" calcext:value-type="float">
            <text:p>0.207358048383812</text:p>
          </table:table-cell>
          <table:table-cell office:value-type="float" office:value="-0.846712030406228" calcext:value-type="float">
            <text:p>-0.846712030406228</text:p>
          </table:table-cell>
        </table:table-row>
        <table:table-row table:style-name="ro1">
          <table:table-cell office:value-type="float" office:value="1.74017161225657E+018" calcext:value-type="float">
            <text:p>1.74017161225657E+018</text:p>
          </table:table-cell>
          <table:table-cell office:value-type="float" office:value="-4.68156113052415" calcext:value-type="float">
            <text:p>-4.68156113052415</text:p>
          </table:table-cell>
          <table:table-cell office:value-type="float" office:value="-0.511806449364801" calcext:value-type="float">
            <text:p>-0.511806449364801</text:p>
          </table:table-cell>
          <table:table-cell office:value-type="float" office:value="-2.05488787556172" calcext:value-type="float">
            <text:p>-2.05488787556172</text:p>
          </table:table-cell>
          <table:table-cell office:value-type="float" office:value="0.207358048383827" calcext:value-type="float">
            <text:p>0.207358048383827</text:p>
          </table:table-cell>
          <table:table-cell office:value-type="float" office:value="-0.846712030406864" calcext:value-type="float">
            <text:p>-0.846712030406864</text:p>
          </table:table-cell>
        </table:table-row>
        <table:table-row table:style-name="ro1">
          <table:table-cell office:value-type="float" office:value="1.74017161227147E+018" calcext:value-type="float">
            <text:p>1.74017161227147E+018</text:p>
          </table:table-cell>
          <table:table-cell office:value-type="float" office:value="-4.68302615423221" calcext:value-type="float">
            <text:p>-4.68302615423221</text:p>
          </table:table-cell>
          <table:table-cell office:value-type="float" office:value="-0.514550166103307" calcext:value-type="float">
            <text:p>-0.514550166103307</text:p>
          </table:table-cell>
          <table:table-cell office:value-type="float" office:value="-2.06758855601784" calcext:value-type="float">
            <text:p>-2.06758855601784</text:p>
          </table:table-cell>
          <table:table-cell office:value-type="float" office:value="0.207358048383767" calcext:value-type="float">
            <text:p>0.207358048383767</text:p>
          </table:table-cell>
          <table:table-cell office:value-type="float" office:value="-0.846712030407626" calcext:value-type="float">
            <text:p>-0.846712030407626</text:p>
          </table:table-cell>
        </table:table-row>
        <table:table-row table:style-name="ro1">
          <table:table-cell office:value-type="float" office:value="1.74017161228983E+018" calcext:value-type="float">
            <text:p>1.74017161228983E+018</text:p>
          </table:table-cell>
          <table:table-cell office:value-type="float" office:value="-4.68483000241803" calcext:value-type="float">
            <text:p>-4.68483000241803</text:p>
          </table:table-cell>
          <table:table-cell office:value-type="float" office:value="-0.517817735042988" calcext:value-type="float">
            <text:p>-0.517817735042988</text:p>
          </table:table-cell>
          <table:table-cell office:value-type="float" office:value="-2.08282937256522" calcext:value-type="float">
            <text:p>-2.08282937256522</text:p>
          </table:table-cell>
          <table:table-cell office:value-type="float" office:value="0.207358048383797" calcext:value-type="float">
            <text:p>0.207358048383797</text:p>
          </table:table-cell>
          <table:table-cell office:value-type="float" office:value="-0.846712030409151" calcext:value-type="float">
            <text:p>-0.846712030409151</text:p>
          </table:table-cell>
        </table:table-row>
        <table:table-row table:style-name="ro1">
          <table:table-cell office:value-type="float" office:value="1.74017161230536E+018" calcext:value-type="float">
            <text:p>1.74017161230536E+018</text:p>
          </table:table-cell>
          <table:table-cell office:value-type="float" office:value="-4.68637110784918" calcext:value-type="float">
            <text:p>-4.68637110784918</text:p>
          </table:table-cell>
          <table:table-cell office:value-type="float" office:value="-0.520519451174706" calcext:value-type="float">
            <text:p>-0.520519451174706</text:p>
          </table:table-cell>
          <table:table-cell office:value-type="float" office:value="-2.09553005302138" calcext:value-type="float">
            <text:p>-2.09553005302138</text:p>
          </table:table-cell>
          <table:table-cell office:value-type="float" office:value="0.207358048383782" calcext:value-type="float">
            <text:p>0.207358048383782</text:p>
          </table:table-cell>
          <table:table-cell office:value-type="float" office:value="-0.84671203041004" calcext:value-type="float">
            <text:p>-0.84671203041004</text:p>
          </table:table-cell>
        </table:table-row>
        <table:table-row table:style-name="ro1">
          <table:table-cell office:value-type="float" office:value="1.74017161232003E+018" calcext:value-type="float">
            <text:p>1.74017161232003E+018</text:p>
          </table:table-cell>
          <table:table-cell office:value-type="float" office:value="-4.68794640169702" calcext:value-type="float">
            <text:p>-4.68794640169702</text:p>
          </table:table-cell>
          <table:table-cell office:value-type="float" office:value="-0.523201376844688" calcext:value-type="float">
            <text:p>-0.523201376844688</text:p>
          </table:table-cell>
          <table:table-cell office:value-type="float" office:value="-2.10823073347756" calcext:value-type="float">
            <text:p>-2.10823073347756</text:p>
          </table:table-cell>
          <table:table-cell office:value-type="float" office:value="0.207358048383782" calcext:value-type="float">
            <text:p>0.207358048383782</text:p>
          </table:table-cell>
          <table:table-cell office:value-type="float" office:value="-0.846712030411311" calcext:value-type="float">
            <text:p>-0.846712030411311</text:p>
          </table:table-cell>
        </table:table-row>
        <table:table-row table:style-name="ro1">
          <table:table-cell office:value-type="float" office:value="1.74017161233829E+018" calcext:value-type="float">
            <text:p>1.74017161233829E+018</text:p>
          </table:table-cell>
          <table:table-cell office:value-type="float" office:value="-4.68988152486165" calcext:value-type="float">
            <text:p>-4.68988152486165</text:p>
          </table:table-cell>
          <table:table-cell office:value-type="float" office:value="-0.526392955355511" calcext:value-type="float">
            <text:p>-0.526392955355511</text:p>
          </table:table-cell>
          <table:table-cell office:value-type="float" office:value="-2.123471550025" calcext:value-type="float">
            <text:p>-2.123471550025</text:p>
          </table:table-cell>
          <table:table-cell office:value-type="float" office:value="0.207358048383812" calcext:value-type="float">
            <text:p>0.207358048383812</text:p>
          </table:table-cell>
          <table:table-cell office:value-type="float" office:value="-0.846712030412835" calcext:value-type="float">
            <text:p>-0.846712030412835</text:p>
          </table:table-cell>
        </table:table-row>
        <table:table-row table:style-name="ro1">
          <table:table-cell office:value-type="float" office:value="1.74017161235348E+018" calcext:value-type="float">
            <text:p>1.74017161235348E+018</text:p>
          </table:table-cell>
          <table:table-cell office:value-type="float" office:value="-4.69153113107963" calcext:value-type="float">
            <text:p>-4.69153113107963</text:p>
          </table:table-cell>
          <table:table-cell office:value-type="float" office:value="-0.529029823826242" calcext:value-type="float">
            <text:p>-0.529029823826242</text:p>
          </table:table-cell>
          <table:table-cell office:value-type="float" office:value="-2.13617223048122" calcext:value-type="float">
            <text:p>-2.13617223048122</text:p>
          </table:table-cell>
          <table:table-cell office:value-type="float" office:value="0.207358048383767" calcext:value-type="float">
            <text:p>0.207358048383767</text:p>
          </table:table-cell>
          <table:table-cell office:value-type="float" office:value="-0.846712030413979" calcext:value-type="float">
            <text:p>-0.846712030413979</text:p>
          </table:table-cell>
        </table:table-row>
        <table:table-row table:style-name="ro1">
          <table:table-cell office:value-type="float" office:value="1.74017161237135E+018" calcext:value-type="float">
            <text:p>1.74017161237135E+018</text:p>
          </table:table-cell>
          <table:table-cell office:value-type="float" office:value="-4.69355466476968" calcext:value-type="float">
            <text:p>-4.69355466476968</text:p>
          </table:table-cell>
          <table:table-cell office:value-type="float" office:value="-0.532166093339259" calcext:value-type="float">
            <text:p>-0.532166093339259</text:p>
          </table:table-cell>
          <table:table-cell office:value-type="float" office:value="-2.15141304702871" calcext:value-type="float">
            <text:p>-2.15141304702871</text:p>
          </table:table-cell>
          <table:table-cell office:value-type="float" office:value="0.207358048383782" calcext:value-type="float">
            <text:p>0.207358048383782</text:p>
          </table:table-cell>
          <table:table-cell office:value-type="float" office:value="-0.846712030415631" calcext:value-type="float">
            <text:p>-0.846712030415631</text:p>
          </table:table-cell>
        </table:table-row>
        <table:table-row table:style-name="ro1">
          <table:table-cell office:value-type="float" office:value="1.74017161238746E+018" calcext:value-type="float">
            <text:p>1.74017161238746E+018</text:p>
          </table:table-cell>
          <table:table-cell office:value-type="float" office:value="-4.69527729554906" calcext:value-type="float">
            <text:p>-4.69527729554906</text:p>
          </table:table-cell>
          <table:table-cell office:value-type="float" office:value="-0.534755846069594" calcext:value-type="float">
            <text:p>-0.534755846069594</text:p>
          </table:table-cell>
          <table:table-cell office:value-type="float" office:value="-2.16411372748498" calcext:value-type="float">
            <text:p>-2.16411372748498</text:p>
          </table:table-cell>
          <table:table-cell office:value-type="float" office:value="0.207358048383831" calcext:value-type="float">
            <text:p>0.207358048383831</text:p>
          </table:table-cell>
          <table:table-cell office:value-type="float" office:value="-0.846712030417356" calcext:value-type="float">
            <text:p>-0.846712030417356</text:p>
          </table:table-cell>
        </table:table-row>
        <table:table-row table:style-name="ro1">
          <table:table-cell office:value-type="float" office:value="1.74017161240222E+018" calcext:value-type="float">
            <text:p>1.74017161240222E+018</text:p>
          </table:table-cell>
          <table:table-cell office:value-type="float" office:value="-4.69703267813147" calcext:value-type="float">
            <text:p>-4.69703267813147</text:p>
          </table:table-cell>
          <table:table-cell office:value-type="float" office:value="-0.537323511934864" calcext:value-type="float">
            <text:p>-0.537323511934864</text:p>
          </table:table-cell>
          <table:table-cell office:value-type="float" office:value="-2.17681440794127" calcext:value-type="float">
            <text:p>-2.17681440794127</text:p>
          </table:table-cell>
          <table:table-cell office:value-type="float" office:value="0.207358048383846" calcext:value-type="float">
            <text:p>0.207358048383846</text:p>
          </table:table-cell>
          <table:table-cell office:value-type="float" office:value="-0.846712030419008" calcext:value-type="float">
            <text:p>-0.846712030419008</text:p>
          </table:table-cell>
        </table:table-row>
        <table:table-row table:style-name="ro1">
          <table:table-cell office:value-type="float" office:value="1.74017161242055E+018" calcext:value-type="float">
            <text:p>1.74017161242055E+018</text:p>
          </table:table-cell>
          <table:table-cell office:value-type="float" office:value="-4.69918197056288" calcext:value-type="float">
            <text:p>-4.69918197056288</text:p>
          </table:table-cell>
          <table:table-cell office:value-type="float" office:value="-0.54037497340396" calcext:value-type="float">
            <text:p>-0.54037497340396</text:p>
          </table:table-cell>
          <table:table-cell office:value-type="float" office:value="-2.19205522448886" calcext:value-type="float">
            <text:p>-2.19205522448886</text:p>
          </table:table-cell>
          <table:table-cell office:value-type="float" office:value="0.207358048383797" calcext:value-type="float">
            <text:p>0.207358048383797</text:p>
          </table:table-cell>
          <table:table-cell office:value-type="float" office:value="-0.846712030420841" calcext:value-type="float">
            <text:p>-0.846712030420841</text:p>
          </table:table-cell>
        </table:table-row>
        <table:table-row table:style-name="ro1">
          <table:table-cell office:value-type="float" office:value="1.7401716124359E+018" calcext:value-type="float">
            <text:p>1.7401716124359E+018</text:p>
          </table:table-cell>
          <table:table-cell office:value-type="float" office:value="-4.70100840304534" calcext:value-type="float">
            <text:p>-4.70100840304534</text:p>
          </table:table-cell>
          <table:table-cell office:value-type="float" office:value="-0.54289259537585" calcext:value-type="float">
            <text:p>-0.54289259537585</text:p>
          </table:table-cell>
          <table:table-cell office:value-type="float" office:value="-2.20475590494521" calcext:value-type="float">
            <text:p>-2.20475590494521</text:p>
          </table:table-cell>
          <table:table-cell office:value-type="float" office:value="0.207358048383827" calcext:value-type="float">
            <text:p>0.207358048383827</text:p>
          </table:table-cell>
          <table:table-cell office:value-type="float" office:value="-0.84671203042262" calcext:value-type="float">
            <text:p>-0.84671203042262</text:p>
          </table:table-cell>
        </table:table-row>
        <table:table-row table:style-name="ro1">
          <table:table-cell office:value-type="float" office:value="1.74017161245097E+018" calcext:value-type="float">
            <text:p>1.74017161245097E+018</text:p>
          </table:table-cell>
          <table:table-cell office:value-type="float" office:value="-4.70286666287388" calcext:value-type="float">
            <text:p>-4.70286666287388</text:p>
          </table:table-cell>
          <table:table-cell office:value-type="float" office:value="-0.545386817983388" calcext:value-type="float">
            <text:p>-0.545386817983388</text:p>
          </table:table-cell>
          <table:table-cell office:value-type="float" office:value="-2.21745658540159" calcext:value-type="float">
            <text:p>-2.21745658540159</text:p>
          </table:table-cell>
          <table:table-cell office:value-type="float" office:value="0.207358048383827" calcext:value-type="float">
            <text:p>0.207358048383827</text:p>
          </table:table-cell>
          <table:table-cell office:value-type="float" office:value="-0.846712030424399" calcext:value-type="float">
            <text:p>-0.846712030424399</text:p>
          </table:table-cell>
        </table:table-row>
        <table:table-row table:style-name="ro1">
          <table:table-cell office:value-type="float" office:value="1.74017161246887E+018" calcext:value-type="float">
            <text:p>1.74017161246887E+018</text:p>
          </table:table-cell>
          <table:table-cell office:value-type="float" office:value="-4.70513816436287" calcext:value-type="float">
            <text:p>-4.70513816436287</text:p>
          </table:table-cell>
          <table:table-cell office:value-type="float" office:value="-0.548348431739193" calcext:value-type="float">
            <text:p>-0.548348431739193</text:p>
          </table:table-cell>
          <table:table-cell office:value-type="float" office:value="-2.23269740194928" calcext:value-type="float">
            <text:p>-2.23269740194928</text:p>
          </table:table-cell>
          <table:table-cell office:value-type="float" office:value="0.207358048383886" calcext:value-type="float">
            <text:p>0.207358048383886</text:p>
          </table:table-cell>
          <table:table-cell office:value-type="float" office:value="-0.846712030426431" calcext:value-type="float">
            <text:p>-0.846712030426431</text:p>
          </table:table-cell>
        </table:table-row>
        <table:table-row table:style-name="ro1">
          <table:table-cell office:value-type="float" office:value="1.74017161248413E+018" calcext:value-type="float">
            <text:p>1.74017161248413E+018</text:p>
          </table:table-cell>
          <table:table-cell office:value-type="float" office:value="-4.70706538208699" calcext:value-type="float">
            <text:p>-4.70706538208699</text:p>
          </table:table-cell>
          <table:table-cell office:value-type="float" office:value="-0.550789764950822" calcext:value-type="float">
            <text:p>-0.550789764950822</text:p>
          </table:table-cell>
          <table:table-cell office:value-type="float" office:value="-2.24539808240573" calcext:value-type="float">
            <text:p>-2.24539808240573</text:p>
          </table:table-cell>
          <table:table-cell office:value-type="float" office:value="0.207358048383856" calcext:value-type="float">
            <text:p>0.207358048383856</text:p>
          </table:table-cell>
          <table:table-cell office:value-type="float" office:value="-0.846712030428465" calcext:value-type="float">
            <text:p>-0.846712030428465</text:p>
          </table:table-cell>
        </table:table-row>
        <table:table-row table:style-name="ro1">
          <table:table-cell office:value-type="float" office:value="1.74017161250243E+018" calcext:value-type="float">
            <text:p>1.74017161250243E+018</text:p>
          </table:table-cell>
          <table:table-cell office:value-type="float" office:value="-4.70941873807663" calcext:value-type="float">
            <text:p>-4.70941873807663</text:p>
          </table:table-cell>
          <table:table-cell office:value-type="float" office:value="-0.553686761781864" calcext:value-type="float">
            <text:p>-0.553686761781864</text:p>
          </table:table-cell>
          <table:table-cell office:value-type="float" office:value="-2.2606388989535" calcext:value-type="float">
            <text:p>-2.2606388989535</text:p>
          </table:table-cell>
          <table:table-cell office:value-type="float" office:value="0.207358048383901" calcext:value-type="float">
            <text:p>0.207358048383901</text:p>
          </table:table-cell>
          <table:table-cell office:value-type="float" office:value="-0.846712030430879" calcext:value-type="float">
            <text:p>-0.846712030430879</text:p>
          </table:table-cell>
        </table:table-row>
        <table:table-row table:style-name="ro1">
          <table:table-cell office:value-type="float" office:value="1.74017161251768E+018" calcext:value-type="float">
            <text:p>1.74017161251768E+018</text:p>
          </table:table-cell>
          <table:table-cell office:value-type="float" office:value="-4.7114134091628" calcext:value-type="float">
            <text:p>-4.7114134091628</text:p>
          </table:table-cell>
          <table:table-cell office:value-type="float" office:value="-0.556073299706211" calcext:value-type="float">
            <text:p>-0.556073299706211</text:p>
          </table:table-cell>
          <table:table-cell office:value-type="float" office:value="-2.27333957941001" calcext:value-type="float">
            <text:p>-2.27333957941001</text:p>
          </table:table-cell>
          <table:table-cell office:value-type="float" office:value="0.20735804838393" calcext:value-type="float">
            <text:p>0.20735804838393</text:p>
          </table:table-cell>
          <table:table-cell office:value-type="float" office:value="-0.846712030433166" calcext:value-type="float">
            <text:p>-0.846712030433166</text:p>
          </table:table-cell>
        </table:table-row>
        <table:table-row table:style-name="ro1">
          <table:table-cell office:value-type="float" office:value="1.74017161253323E+018" calcext:value-type="float">
            <text:p>1.74017161253323E+018</text:p>
          </table:table-cell>
          <table:table-cell office:value-type="float" office:value="-4.71343822921433" calcext:value-type="float">
            <text:p>-4.71343822921433</text:p>
          </table:table-cell>
          <table:table-cell office:value-type="float" office:value="-0.558434312151169" calcext:value-type="float">
            <text:p>-0.558434312151169</text:p>
          </table:table-cell>
          <table:table-cell office:value-type="float" office:value="-2.28604025986656" calcext:value-type="float">
            <text:p>-2.28604025986656</text:p>
          </table:table-cell>
          <table:table-cell office:value-type="float" office:value="0.20735804838396" calcext:value-type="float">
            <text:p>0.20735804838396</text:p>
          </table:table-cell>
          <table:table-cell office:value-type="float" office:value="-0.846712030435454" calcext:value-type="float">
            <text:p>-0.846712030435454</text:p>
          </table:table-cell>
        </table:table-row>
        <table:table-row table:style-name="ro1">
          <table:table-cell office:value-type="float" office:value="1.74017161255124E+018" calcext:value-type="float">
            <text:p>1.74017161255124E+018</text:p>
          </table:table-cell>
          <table:table-cell office:value-type="float" office:value="-4.71598705927239" calcext:value-type="float">
            <text:p>-4.71598705927239</text:p>
          </table:table-cell>
          <table:table-cell office:value-type="float" office:value="-0.56132500533515" calcext:value-type="float">
            <text:p>-0.56132500533515</text:p>
          </table:table-cell>
          <table:table-cell office:value-type="float" office:value="-2.30023820142016" calcext:value-type="float">
            <text:p>-2.30023820142016</text:p>
          </table:table-cell>
          <table:table-cell office:value-type="float" office:value="0.211408048361078" calcext:value-type="float">
            <text:p>0.211408048361078</text:p>
          </table:table-cell>
          <table:table-cell office:value-type="float" office:value="-0.811949530627983" calcext:value-type="float">
            <text:p>-0.811949530627983</text:p>
          </table:table-cell>
        </table:table-row>
        <table:table-row table:style-name="ro1">
          <table:table-cell office:value-type="float" office:value="1.74017161256648E+018" calcext:value-type="float">
            <text:p>1.74017161256648E+018</text:p>
          </table:table-cell>
          <table:table-cell office:value-type="float" office:value="-4.71828493162145" calcext:value-type="float">
            <text:p>-4.71828493162145</text:p>
          </table:table-cell>
          <table:table-cell office:value-type="float" office:value="-0.563869148700804" calcext:value-type="float">
            <text:p>-0.563869148700804</text:p>
          </table:table-cell>
          <table:table-cell office:value-type="float" office:value="-2.31015788188694" calcext:value-type="float">
            <text:p>-2.31015788188694</text:p>
          </table:table-cell>
          <table:table-cell office:value-type="float" office:value="0.222004417601959" calcext:value-type="float">
            <text:p>0.222004417601959</text:p>
          </table:table-cell>
          <table:table-cell office:value-type="float" office:value="-0.719249530969113" calcext:value-type="float">
            <text:p>-0.719249530969113</text:p>
          </table:table-cell>
        </table:table-row>
        <table:table-row table:style-name="ro1">
          <table:table-cell office:value-type="float" office:value="1.74017161258195E+018" calcext:value-type="float">
            <text:p>1.74017161258195E+018</text:p>
          </table:table-cell>
          <table:table-cell office:value-type="float" office:value="-4.72064392817723" calcext:value-type="float">
            <text:p>-4.72064392817723</text:p>
          </table:table-cell>
          <table:table-cell office:value-type="float" office:value="-0.566434120537584" calcext:value-type="float">
            <text:p>-0.566434120537584</text:p>
          </table:table-cell>
          <table:table-cell office:value-type="float" office:value="-2.31833943735331" calcext:value-type="float">
            <text:p>-2.31833943735331</text:p>
          </table:table-cell>
          <table:table-cell office:value-type="float" office:value="0.230436263998846" calcext:value-type="float">
            <text:p>0.230436263998846</text:p>
          </table:table-cell>
          <table:table-cell office:value-type="float" office:value="-0.603374531104907" calcext:value-type="float">
            <text:p>-0.603374531104907</text:p>
          </table:table-cell>
        </table:table-row>
        <table:table-row table:style-name="ro1">
          <table:table-cell office:value-type="float" office:value="1.74017161259974E+018" calcext:value-type="float">
            <text:p>1.74017161259974E+018</text:p>
          </table:table-cell>
          <table:table-cell office:value-type="float" office:value="-4.72349900235533" calcext:value-type="float">
            <text:p>-4.72349900235533</text:p>
          </table:table-cell>
          <table:table-cell office:value-type="float" office:value="-0.569489582468713" calcext:value-type="float">
            <text:p>-0.569489582468713</text:p>
          </table:table-cell>
          <table:table-cell office:value-type="float" office:value="-2.32586297891301" calcext:value-type="float">
            <text:p>-2.32586297891301</text:p>
          </table:table-cell>
          <table:table-cell office:value-type="float" office:value="0.232321741131866" calcext:value-type="float">
            <text:p>0.232321741131866</text:p>
          </table:table-cell>
          <table:table-cell office:value-type="float" office:value="-0.464324531093306" calcext:value-type="float">
            <text:p>-0.464324531093306</text:p>
          </table:table-cell>
        </table:table-row>
        <table:table-row table:style-name="ro1">
          <table:table-cell office:value-type="float" office:value="1.7401716126154E+018" calcext:value-type="float">
            <text:p>1.7401716126154E+018</text:p>
          </table:table-cell>
          <table:table-cell office:value-type="float" office:value="-4.72589315724044" calcext:value-type="float">
            <text:p>-4.72589315724044</text:p>
          </table:table-cell>
          <table:table-cell office:value-type="float" office:value="-0.572021778389948" calcext:value-type="float">
            <text:p>-0.572021778389948</text:p>
          </table:table-cell>
          <table:table-cell office:value-type="float" office:value="-2.33022065937949" calcext:value-type="float">
            <text:p>-2.33022065937949</text:p>
          </table:table-cell>
          <table:table-cell office:value-type="float" office:value="0.232321741131748" calcext:value-type="float">
            <text:p>0.232321741131748</text:p>
          </table:table-cell>
          <table:table-cell office:value-type="float" office:value="-0.348449531096699" calcext:value-type="float">
            <text:p>-0.348449531096699</text:p>
          </table:table-cell>
        </table:table-row>
        <table:table-row table:style-name="ro1">
          <table:table-cell office:value-type="float" office:value="1.7401716126338E+018" calcext:value-type="float">
            <text:p>1.7401716126338E+018</text:p>
          </table:table-cell>
          <table:table-cell office:value-type="float" office:value="-4.7287773979336" calcext:value-type="float">
            <text:p>-4.7287773979336</text:p>
          </table:table-cell>
          <table:table-cell office:value-type="float" office:value="-0.575049735082813" calcext:value-type="float">
            <text:p>-0.575049735082813</text:p>
          </table:table-cell>
          <table:table-cell office:value-type="float" office:value="-2.33315555093932" calcext:value-type="float">
            <text:p>-2.33315555093932</text:p>
          </table:table-cell>
          <table:table-cell office:value-type="float" office:value="0.232321741131674" calcext:value-type="float">
            <text:p>0.232321741131674</text:p>
          </table:table-cell>
          <table:table-cell office:value-type="float" office:value="-0.209399531100491" calcext:value-type="float">
            <text:p>-0.209399531100491</text:p>
          </table:table-cell>
        </table:table-row>
        <table:table-row table:style-name="ro1">
          <table:table-cell office:value-type="float" office:value="1.74017161264943E+018" calcext:value-type="float">
            <text:p>1.74017161264943E+018</text:p>
          </table:table-cell>
          <table:table-cell office:value-type="float" office:value="-4.73118514479336" calcext:value-type="float">
            <text:p>-4.73118514479336</text:p>
          </table:table-cell>
          <table:table-cell office:value-type="float" office:value="-0.577569014302281" calcext:value-type="float">
            <text:p>-0.577569014302281</text:p>
          </table:table-cell>
          <table:table-cell office:value-type="float" office:value="-2.33368935640884" calcext:value-type="float">
            <text:p>-2.33368935640884</text:p>
          </table:table-cell>
          <table:table-cell office:value-type="float" office:value="0.232321741131881" calcext:value-type="float">
            <text:p>0.232321741131881</text:p>
          </table:table-cell>
          <table:table-cell office:value-type="float" office:value="-0.0935245312014696" calcext:value-type="float">
            <text:p>-0.0935245312014696</text:p>
          </table:table-cell>
        </table:table-row>
        <table:table-row table:style-name="ro1">
          <table:table-cell office:value-type="float" office:value="1.74017161266472E+018" calcext:value-type="float">
            <text:p>1.74017161266472E+018</text:p>
          </table:table-cell>
          <table:table-cell office:value-type="float" office:value="-4.73359204679495" calcext:value-type="float">
            <text:p>-4.73359204679495</text:p>
          </table:table-cell>
          <table:table-cell office:value-type="float" office:value="-0.580089100471863" calcext:value-type="float">
            <text:p>-0.580089100471863</text:p>
          </table:table-cell>
          <table:table-cell office:value-type="float" office:value="-2.33248503688985" calcext:value-type="float">
            <text:p>-2.33248503688985</text:p>
          </table:table-cell>
          <table:table-cell office:value-type="float" office:value="0.232321741134175" calcext:value-type="float">
            <text:p>0.232321741134175</text:p>
          </table:table-cell>
          <table:table-cell office:value-type="float" office:value="0.0223504683157243" calcext:value-type="float">
            <text:p>0.0223504683157243</text:p>
          </table:table-cell>
        </table:table-row>
        <table:table-row table:style-name="ro1">
          <table:table-cell office:value-type="float" office:value="1.74017161268246E+018" calcext:value-type="float">
            <text:p>1.74017161268246E+018</text:p>
          </table:table-cell>
          <table:table-cell office:value-type="float" office:value="-4.73647303672437" calcext:value-type="float">
            <text:p>-4.73647303672437</text:p>
          </table:table-cell>
          <table:table-cell office:value-type="float" office:value="-0.583120149021647" calcext:value-type="float">
            <text:p>-0.583120149021647</text:p>
          </table:table-cell>
          <table:table-cell office:value-type="float" office:value="-2.3287455284671" calcext:value-type="float">
            <text:p>-2.3287455284671</text:p>
          </table:table-cell>
          <table:table-cell office:value-type="float" office:value="0.232321741136322" calcext:value-type="float">
            <text:p>0.232321741136322</text:p>
          </table:table-cell>
          <table:table-cell office:value-type="float" office:value="0.161400467930994" calcext:value-type="float">
            <text:p>0.161400467930994</text:p>
          </table:table-cell>
        </table:table-row>
        <table:table-row table:style-name="ro1">
          <table:table-cell office:value-type="float" office:value="1.74017161269724E+018" calcext:value-type="float">
            <text:p>1.74017161269724E+018</text:p>
          </table:table-cell>
          <table:table-cell office:value-type="float" office:value="-4.73886260280509" calcext:value-type="float">
            <text:p>-4.73886260280509</text:p>
          </table:table-cell>
          <table:table-cell office:value-type="float" office:value="-0.585656674474879" calcext:value-type="float">
            <text:p>-0.585656674474879</text:p>
          </table:table-cell>
          <table:table-cell office:value-type="float" office:value="-2.32371733394817" calcext:value-type="float">
            <text:p>-2.32371733394817</text:p>
          </table:table-cell>
          <table:table-cell office:value-type="float" office:value="0.232321741136366" calcext:value-type="float">
            <text:p>0.232321741136366</text:p>
          </table:table-cell>
          <table:table-cell office:value-type="float" office:value="0.277275467929252" calcext:value-type="float">
            <text:p>0.277275467929252</text:p>
          </table:table-cell>
        </table:table-row>
        <table:table-row table:style-name="ro1">
          <table:table-cell office:value-type="float" office:value="1.74017161271253E+018" calcext:value-type="float">
            <text:p>1.74017161271253E+018</text:p>
          </table:table-cell>
          <table:table-cell office:value-type="float" office:value="-4.74123716685018" calcext:value-type="float">
            <text:p>-4.74123716685018</text:p>
          </table:table-cell>
          <table:table-cell office:value-type="float" office:value="-0.588207245445948" calcext:value-type="float">
            <text:p>-0.588207245445948</text:p>
          </table:table-cell>
          <table:table-cell office:value-type="float" office:value="-2.31695101442928" calcext:value-type="float">
            <text:p>-2.31695101442928</text:p>
          </table:table-cell>
          <table:table-cell office:value-type="float" office:value="0.232321741136411" calcext:value-type="float">
            <text:p>0.232321741136411</text:p>
          </table:table-cell>
          <table:table-cell office:value-type="float" office:value="0.393150467927511" calcext:value-type="float">
            <text:p>0.393150467927511</text:p>
          </table:table-cell>
        </table:table-row>
        <table:table-row table:style-name="ro1">
          <table:table-cell office:value-type="float" office:value="1.74017161273055E+018" calcext:value-type="float">
            <text:p>1.74017161273055E+018</text:p>
          </table:table-cell>
          <table:table-cell office:value-type="float" office:value="-4.74406043963539" calcext:value-type="float">
            <text:p>-4.74406043963539</text:p>
          </table:table-cell>
          <table:table-cell office:value-type="float" office:value="-0.591292103882199" calcext:value-type="float">
            <text:p>-0.591292103882199</text:p>
          </table:table-cell>
          <table:table-cell office:value-type="float" office:value="-2.30654927569412" calcext:value-type="float">
            <text:p>-2.30654927569412</text:p>
          </table:table-cell>
          <table:table-cell office:value-type="float" office:value="0.232321741136529" calcext:value-type="float">
            <text:p>0.232321741136529</text:p>
          </table:table-cell>
          <table:table-cell office:value-type="float" office:value="0.53179481167553" calcext:value-type="float">
            <text:p>0.53179481167553</text:p>
          </table:table-cell>
        </table:table-row>
        <table:table-row table:style-name="ro1">
          <table:table-cell office:value-type="float" office:value="1.74017161274594E+018" calcext:value-type="float">
            <text:p>1.74017161274594E+018</text:p>
          </table:table-cell>
          <table:table-cell office:value-type="float" office:value="-4.74638697647405" calcext:value-type="float">
            <text:p>-4.74638697647405</text:p>
          </table:table-cell>
          <table:table-cell office:value-type="float" office:value="-0.593886549551616" calcext:value-type="float">
            <text:p>-0.593886549551616</text:p>
          </table:table-cell>
          <table:table-cell office:value-type="float" office:value="-2.29706280460539" calcext:value-type="float">
            <text:p>-2.29706280460539</text:p>
          </table:table-cell>
          <table:table-cell office:value-type="float" office:value="0.232321741136559" calcext:value-type="float">
            <text:p>0.232321741136559</text:p>
          </table:table-cell>
          <table:table-cell office:value-type="float" office:value="0.610879030670228" calcext:value-type="float">
            <text:p>0.610879030670228</text:p>
          </table:table-cell>
        </table:table-row>
        <table:table-row table:style-name="ro1">
          <table:table-cell office:value-type="float" office:value="1.74017161276444E+018" calcext:value-type="float">
            <text:p>1.74017161276444E+018</text:p>
          </table:table-cell>
          <table:table-cell office:value-type="float" office:value="-4.7491461766981" calcext:value-type="float">
            <text:p>-4.7491461766981</text:p>
          </table:table-cell>
          <table:table-cell office:value-type="float" office:value="-0.597028842359465" calcext:value-type="float">
            <text:p>-0.597028842359465</text:p>
          </table:table-cell>
          <table:table-cell office:value-type="float" office:value="-2.28567903929893" calcext:value-type="float">
            <text:p>-2.28567903929893</text:p>
          </table:table-cell>
          <table:table-cell office:value-type="float" office:value="0.23232174113654" calcext:value-type="float">
            <text:p>0.23232174113654</text:p>
          </table:table-cell>
          <table:table-cell office:value-type="float" office:value="0.632431405915088" calcext:value-type="float">
            <text:p>0.632431405915088</text:p>
          </table:table-cell>
        </table:table-row>
        <table:table-row table:style-name="ro1">
          <table:table-cell office:value-type="float" office:value="1.74017161278004E+018" calcext:value-type="float">
            <text:p>1.74017161278004E+018</text:p>
          </table:table-cell>
          <table:table-cell office:value-type="float" office:value="-4.75141806411031" calcext:value-type="float">
            <text:p>-4.75141806411031</text:p>
          </table:table-cell>
          <table:table-cell office:value-type="float" office:value="-0.599671274871264" calcext:value-type="float">
            <text:p>-0.599671274871264</text:p>
          </table:table-cell>
          <table:table-cell office:value-type="float" office:value="-2.27619256821021" calcext:value-type="float">
            <text:p>-2.27619256821021</text:p>
          </table:table-cell>
          <table:table-cell office:value-type="float" office:value="0.232321741136525" calcext:value-type="float">
            <text:p>0.232321741136525</text:p>
          </table:table-cell>
          <table:table-cell office:value-type="float" office:value="0.632431405914961" calcext:value-type="float">
            <text:p>0.632431405914961</text:p>
          </table:table-cell>
        </table:table-row>
        <table:table-row table:style-name="ro1">
          <table:table-cell office:value-type="float" office:value="1.74017161279463E+018" calcext:value-type="float">
            <text:p>1.74017161279463E+018</text:p>
          </table:table-cell>
          <table:table-cell office:value-type="float" office:value="-4.75366478231251" calcext:value-type="float">
            <text:p>-4.75366478231251</text:p>
          </table:table-cell>
          <table:table-cell office:value-type="float" office:value="-0.60233514035456" calcext:value-type="float">
            <text:p>-0.60233514035456</text:p>
          </table:table-cell>
          <table:table-cell office:value-type="float" office:value="-2.26670609712148" calcext:value-type="float">
            <text:p>-2.26670609712148</text:p>
          </table:table-cell>
          <table:table-cell office:value-type="float" office:value="0.232321741136455" calcext:value-type="float">
            <text:p>0.232321741136455</text:p>
          </table:table-cell>
          <table:table-cell office:value-type="float" office:value="0.632431405914939" calcext:value-type="float">
            <text:p>0.632431405914939</text:p>
          </table:table-cell>
        </table:table-row>
        <table:table-row table:style-name="ro1">
          <table:table-cell office:value-type="float" office:value="1.74017161281313E+018" calcext:value-type="float">
            <text:p>1.74017161281313E+018</text:p>
          </table:table-cell>
          <table:table-cell office:value-type="float" office:value="-4.75632733627818" calcext:value-type="float">
            <text:p>-4.75632733627818</text:p>
          </table:table-cell>
          <table:table-cell office:value-type="float" office:value="-0.605559732785625" calcext:value-type="float">
            <text:p>-0.605559732785625</text:p>
          </table:table-cell>
          <table:table-cell office:value-type="float" office:value="-2.25532233181499" calcext:value-type="float">
            <text:p>-2.25532233181499</text:p>
          </table:table-cell>
          <table:table-cell office:value-type="float" office:value="0.232321741136351" calcext:value-type="float">
            <text:p>0.232321741136351</text:p>
          </table:table-cell>
          <table:table-cell office:value-type="float" office:value="0.632431405915828" calcext:value-type="float">
            <text:p>0.632431405915828</text:p>
          </table:table-cell>
        </table:table-row>
        <table:table-row table:style-name="ro1">
          <table:table-cell office:value-type="float" office:value="1.74017161282844E+018" calcext:value-type="float">
            <text:p>1.74017161282844E+018</text:p>
          </table:table-cell>
          <table:table-cell office:value-type="float" office:value="-4.75851797373372" calcext:value-type="float">
            <text:p>-4.75851797373372</text:p>
          </table:table-cell>
          <table:table-cell office:value-type="float" office:value="-0.608269904280484" calcext:value-type="float">
            <text:p>-0.608269904280484</text:p>
          </table:table-cell>
          <table:table-cell office:value-type="float" office:value="-2.24583586072624" calcext:value-type="float">
            <text:p>-2.24583586072624</text:p>
          </table:table-cell>
          <table:table-cell office:value-type="float" office:value="0.232321741136292" calcext:value-type="float">
            <text:p>0.232321741136292</text:p>
          </table:table-cell>
          <table:table-cell office:value-type="float" office:value="0.632431405916336" calcext:value-type="float">
            <text:p>0.632431405916336</text:p>
          </table:table-cell>
        </table:table-row>
        <table:table-row table:style-name="ro1">
          <table:table-cell office:value-type="float" office:value="1.74017161284328E+018" calcext:value-type="float">
            <text:p>1.74017161284328E+018</text:p>
          </table:table-cell>
          <table:table-cell office:value-type="float" office:value="-4.76068280304092" calcext:value-type="float">
            <text:p>-4.76068280304092</text:p>
          </table:table-cell>
          <table:table-cell office:value-type="float" office:value="-0.611000734935037" calcext:value-type="float">
            <text:p>-0.611000734935037</text:p>
          </table:table-cell>
          <table:table-cell office:value-type="float" office:value="-2.2363493896375" calcext:value-type="float">
            <text:p>-2.2363493896375</text:p>
          </table:table-cell>
          <table:table-cell office:value-type="float" office:value="0.232321741136307" calcext:value-type="float">
            <text:p>0.232321741136307</text:p>
          </table:table-cell>
          <table:table-cell office:value-type="float" office:value="0.632431405916209" calcext:value-type="float">
            <text:p>0.632431405916209</text:p>
          </table:table-cell>
        </table:table-row>
        <table:table-row table:style-name="ro1">
          <table:table-cell office:value-type="float" office:value="1.74017161286209E+018" calcext:value-type="float">
            <text:p>1.74017161286209E+018</text:p>
          </table:table-cell>
          <table:table-cell office:value-type="float" office:value="-4.76324625731412" calcext:value-type="float">
            <text:p>-4.76324625731412</text:p>
          </table:table-cell>
          <table:table-cell office:value-type="float" office:value="-0.614304655659853" calcext:value-type="float">
            <text:p>-0.614304655659853</text:p>
          </table:table-cell>
          <table:table-cell office:value-type="float" office:value="-2.224965624331" calcext:value-type="float">
            <text:p>-2.224965624331</text:p>
          </table:table-cell>
          <table:table-cell office:value-type="float" office:value="0.232321741136322" calcext:value-type="float">
            <text:p>0.232321741136322</text:p>
          </table:table-cell>
          <table:table-cell office:value-type="float" office:value="0.63243140591659" calcext:value-type="float">
            <text:p>0.63243140591659</text:p>
          </table:table-cell>
        </table:table-row>
        <table:table-row table:style-name="ro1">
          <table:table-cell office:value-type="float" office:value="1.74017161287698E+018" calcext:value-type="float">
            <text:p>1.74017161287698E+018</text:p>
          </table:table-cell>
          <table:table-cell office:value-type="float" office:value="-4.76535362623056" calcext:value-type="float">
            <text:p>-4.76535362623056</text:p>
          </table:table-cell>
          <table:table-cell office:value-type="float" office:value="-0.617080068826068" calcext:value-type="float">
            <text:p>-0.617080068826068</text:p>
          </table:table-cell>
          <table:table-cell office:value-type="float" office:value="-2.21547915324223" calcext:value-type="float">
            <text:p>-2.21547915324223</text:p>
          </table:table-cell>
          <table:table-cell office:value-type="float" office:value="0.23232174113641" calcext:value-type="float">
            <text:p>0.23232174113641</text:p>
          </table:table-cell>
          <table:table-cell office:value-type="float" office:value="0.632431405917353" calcext:value-type="float">
            <text:p>0.632431405917353</text:p>
          </table:table-cell>
        </table:table-row>
        <table:table-row table:style-name="ro1">
          <table:table-cell office:value-type="float" office:value="1.74017161289516E+018" calcext:value-type="float">
            <text:p>1.74017161289516E+018</text:p>
          </table:table-cell>
          <table:table-cell office:value-type="float" office:value="-4.76784757364526" calcext:value-type="float">
            <text:p>-4.76784757364526</text:p>
          </table:table-cell>
          <table:table-cell office:value-type="float" office:value="-0.620436766050927" calcext:value-type="float">
            <text:p>-0.620436766050927</text:p>
          </table:table-cell>
          <table:table-cell office:value-type="float" office:value="-2.20409538793571" calcext:value-type="float">
            <text:p>-2.20409538793571</text:p>
          </table:table-cell>
          <table:table-cell office:value-type="float" office:value="0.232321741136484" calcext:value-type="float">
            <text:p>0.232321741136484</text:p>
          </table:table-cell>
          <table:table-cell office:value-type="float" office:value="0.632431405917734" calcext:value-type="float">
            <text:p>0.632431405917734</text:p>
          </table:table-cell>
        </table:table-row>
        <table:table-row table:style-name="ro1">
          <table:table-cell office:value-type="float" office:value="1.74017161290989E+018" calcext:value-type="float">
            <text:p>1.74017161290989E+018</text:p>
          </table:table-cell>
          <table:table-cell office:value-type="float" office:value="-4.76989656430439" calcext:value-type="float">
            <text:p>-4.76989656430439</text:p>
          </table:table-cell>
          <table:table-cell office:value-type="float" office:value="-0.62325555289494" calcext:value-type="float">
            <text:p>-0.62325555289494</text:p>
          </table:table-cell>
          <table:table-cell office:value-type="float" office:value="-2.19460891684693" calcext:value-type="float">
            <text:p>-2.19460891684693</text:p>
          </table:table-cell>
          <table:table-cell office:value-type="float" office:value="0.232321741136425" calcext:value-type="float">
            <text:p>0.232321741136425</text:p>
          </table:table-cell>
          <table:table-cell office:value-type="float" office:value="0.632431405918242" calcext:value-type="float">
            <text:p>0.632431405918242</text:p>
          </table:table-cell>
        </table:table-row>
        <table:table-row table:style-name="ro1">
          <table:table-cell office:value-type="float" office:value="1.74017161292539E+018" calcext:value-type="float">
            <text:p>1.74017161292539E+018</text:p>
          </table:table-cell>
          <table:table-cell office:value-type="float" office:value="-4.77191872282783" calcext:value-type="float">
            <text:p>-4.77191872282783</text:p>
          </table:table-cell>
          <table:table-cell office:value-type="float" office:value="-0.62609365030328" calcext:value-type="float">
            <text:p>-0.62609365030328</text:p>
          </table:table-cell>
          <table:table-cell office:value-type="float" office:value="-2.18512244575814" calcext:value-type="float">
            <text:p>-2.18512244575814</text:p>
          </table:table-cell>
          <table:table-cell office:value-type="float" office:value="0.232321741136322" calcext:value-type="float">
            <text:p>0.232321741136322</text:p>
          </table:table-cell>
          <table:table-cell office:value-type="float" office:value="0.632431405918878" calcext:value-type="float">
            <text:p>0.632431405918878</text:p>
          </table:table-cell>
        </table:table-row>
        <table:table-row table:style-name="ro1">
          <table:table-cell office:value-type="float" office:value="1.74017161294366E+018" calcext:value-type="float">
            <text:p>1.74017161294366E+018</text:p>
          </table:table-cell>
          <table:table-cell office:value-type="float" office:value="-4.77430963858137" calcext:value-type="float">
            <text:p>-4.77430963858137</text:p>
          </table:table-cell>
          <table:table-cell office:value-type="float" office:value="-0.629524497403649" calcext:value-type="float">
            <text:p>-0.629524497403649</text:p>
          </table:table-cell>
          <table:table-cell office:value-type="float" office:value="-2.1737386804516" calcext:value-type="float">
            <text:p>-2.1737386804516</text:p>
          </table:table-cell>
          <table:table-cell office:value-type="float" office:value="0.232321741136292" calcext:value-type="float">
            <text:p>0.232321741136292</text:p>
          </table:table-cell>
          <table:table-cell office:value-type="float" office:value="0.632431405919132" calcext:value-type="float">
            <text:p>0.632431405919132</text:p>
          </table:table-cell>
        </table:table-row>
        <table:table-row table:style-name="ro1">
          <table:table-cell office:value-type="float" office:value="1.74017161295903E+018" calcext:value-type="float">
            <text:p>1.74017161295903E+018</text:p>
          </table:table-cell>
          <table:table-cell office:value-type="float" office:value="-4.77627212926425" calcext:value-type="float">
            <text:p>-4.77627212926425</text:p>
          </table:table-cell>
          <table:table-cell office:value-type="float" office:value="-0.632404176606748" calcext:value-type="float">
            <text:p>-0.632404176606748</text:p>
          </table:table-cell>
          <table:table-cell office:value-type="float" office:value="-2.16425220936282" calcext:value-type="float">
            <text:p>-2.16425220936282</text:p>
          </table:table-cell>
          <table:table-cell office:value-type="float" office:value="0.232321741136347" calcext:value-type="float">
            <text:p>0.232321741136347</text:p>
          </table:table-cell>
          <table:table-cell office:value-type="float" office:value="0.632431405919282" calcext:value-type="float">
            <text:p>0.632431405919282</text:p>
          </table:table-cell>
        </table:table-row>
        <table:table-row table:style-name="ro1">
          <table:table-cell office:value-type="float" office:value="1.74017161297395E+018" calcext:value-type="float">
            <text:p>1.74017161297395E+018</text:p>
          </table:table-cell>
          <table:table-cell office:value-type="float" office:value="-4.77820721405868" calcext:value-type="float">
            <text:p>-4.77820721405868</text:p>
          </table:table-cell>
          <table:table-cell office:value-type="float" office:value="-0.635302343067033" calcext:value-type="float">
            <text:p>-0.635302343067033</text:p>
          </table:table-cell>
          <table:table-cell office:value-type="float" office:value="-2.15476573827402" calcext:value-type="float">
            <text:p>-2.15476573827402</text:p>
          </table:table-cell>
          <table:table-cell office:value-type="float" office:value="0.232321741136377" calcext:value-type="float">
            <text:p>0.232321741136377</text:p>
          </table:table-cell>
          <table:table-cell office:value-type="float" office:value="0.632431405919536" calcext:value-type="float">
            <text:p>0.632431405919536</text:p>
          </table:table-cell>
        </table:table-row>
        <table:table-row table:style-name="ro1">
          <table:table-cell office:value-type="float" office:value="1.74017161299212E+018" calcext:value-type="float">
            <text:p>1.74017161299212E+018</text:p>
          </table:table-cell>
          <table:table-cell office:value-type="float" office:value="-4.78049289502041" calcext:value-type="float">
            <text:p>-4.78049289502041</text:p>
          </table:table-cell>
          <table:table-cell office:value-type="float" office:value="-0.638804178658238" calcext:value-type="float">
            <text:p>-0.638804178658238</text:p>
          </table:table-cell>
          <table:table-cell office:value-type="float" office:value="-2.14338197296742" calcext:value-type="float">
            <text:p>-2.14338197296742</text:p>
          </table:table-cell>
          <table:table-cell office:value-type="float" office:value="0.232321741136307" calcext:value-type="float">
            <text:p>0.232321741136307</text:p>
          </table:table-cell>
          <table:table-cell office:value-type="float" office:value="0.632431405921038" calcext:value-type="float">
            <text:p>0.632431405921038</text:p>
          </table:table-cell>
        </table:table-row>
        <table:table-row table:style-name="ro1">
          <table:table-cell office:value-type="float" office:value="1.74017161300744E+018" calcext:value-type="float">
            <text:p>1.74017161300744E+018</text:p>
          </table:table-cell>
          <table:table-cell office:value-type="float" office:value="-4.78236707737249" calcext:value-type="float">
            <text:p>-4.78236707737249</text:p>
          </table:table-cell>
          <table:table-cell office:value-type="float" office:value="-0.641742096714327" calcext:value-type="float">
            <text:p>-0.641742096714327</text:p>
          </table:table-cell>
          <table:table-cell office:value-type="float" office:value="-2.13389550187859" calcext:value-type="float">
            <text:p>-2.13389550187859</text:p>
          </table:table-cell>
          <table:table-cell office:value-type="float" office:value="0.232321741136307" calcext:value-type="float">
            <text:p>0.232321741136307</text:p>
          </table:table-cell>
          <table:table-cell office:value-type="float" office:value="0.632431405922054" calcext:value-type="float">
            <text:p>0.632431405922054</text:p>
          </table:table-cell>
        </table:table-row>
        <table:table-row table:style-name="ro1">
          <table:table-cell office:value-type="float" office:value="1.74017161302574E+018" calcext:value-type="float">
            <text:p>1.74017161302574E+018</text:p>
          </table:table-cell>
          <table:table-cell office:value-type="float" office:value="-4.78455333660427" calcext:value-type="float">
            <text:p>-4.78455333660427</text:p>
          </table:table-cell>
          <table:table-cell office:value-type="float" office:value="-0.645249709309294" calcext:value-type="float">
            <text:p>-0.645249709309294</text:p>
          </table:table-cell>
          <table:table-cell office:value-type="float" office:value="-2.1220945865773" calcext:value-type="float">
            <text:p>-2.1220945865773</text:p>
          </table:table-cell>
          <table:table-cell office:value-type="float" office:value="0.230701741159001" calcext:value-type="float">
            <text:p>0.230701741159001</text:p>
          </table:table-cell>
          <table:table-cell office:value-type="float" office:value="0.646336405745119" calcext:value-type="float">
            <text:p>0.646336405745119</text:p>
          </table:table-cell>
        </table:table-row>
        <table:table-row table:style-name="ro1">
          <table:table-cell office:value-type="float" office:value="1.74017161304104E+018" calcext:value-type="float">
            <text:p>1.74017161304104E+018</text:p>
          </table:table-cell>
          <table:table-cell office:value-type="float" office:value="-4.7862359136532" calcext:value-type="float">
            <text:p>-4.7862359136532</text:p>
          </table:table-cell>
          <table:table-cell office:value-type="float" office:value="-0.648020675536214" calcext:value-type="float">
            <text:p>-0.648020675536214</text:p>
          </table:table-cell>
          <table:table-cell office:value-type="float" office:value="-2.11052236549732" calcext:value-type="float">
            <text:p>-2.11052236549732</text:p>
          </table:table-cell>
          <table:table-cell office:value-type="float" office:value="0.222601741196905" calcext:value-type="float">
            <text:p>0.222601741196905</text:p>
          </table:table-cell>
          <table:table-cell office:value-type="float" office:value="0.71586140545015" calcext:value-type="float">
            <text:p>0.71586140545015</text:p>
          </table:table-cell>
        </table:table-row>
        <table:table-row table:style-name="ro1">
          <table:table-cell office:value-type="float" office:value="1.74017161305627E+018" calcext:value-type="float">
            <text:p>1.74017161305627E+018</text:p>
          </table:table-cell>
          <table:table-cell office:value-type="float" office:value="-4.78778097823267" calcext:value-type="float">
            <text:p>-4.78778097823267</text:p>
          </table:table-cell>
          <table:table-cell office:value-type="float" office:value="-0.650637953205376" calcext:value-type="float">
            <text:p>-0.650637953205376</text:p>
          </table:table-cell>
          <table:table-cell office:value-type="float" office:value="-2.09721201941734" calcext:value-type="float">
            <text:p>-2.09721201941734</text:p>
          </table:table-cell>
          <table:table-cell office:value-type="float" office:value="0.209371741212236" calcext:value-type="float">
            <text:p>0.209371741212236</text:p>
          </table:table-cell>
          <table:table-cell office:value-type="float" office:value="0.829418905332197" calcext:value-type="float">
            <text:p>0.829418905332197</text:p>
          </table:table-cell>
        </table:table-row>
        <table:table-row table:style-name="ro1">
          <table:table-cell office:value-type="float" office:value="1.74017161307443E+018" calcext:value-type="float">
            <text:p>1.74017161307443E+018</text:p>
          </table:table-cell>
          <table:table-cell office:value-type="float" office:value="-4.78945334908729" calcext:value-type="float">
            <text:p>-4.78945334908729</text:p>
          </table:table-cell>
          <table:table-cell office:value-type="float" office:value="-0.653575047668056" calcext:value-type="float">
            <text:p>-0.653575047668056</text:p>
          </table:table-cell>
          <table:table-cell office:value-type="float" office:value="-2.07894527912135" calcext:value-type="float">
            <text:p>-2.07894527912135</text:p>
          </table:table-cell>
          <table:table-cell office:value-type="float" office:value="0.193171741212504" calcext:value-type="float">
            <text:p>0.193171741212504</text:p>
          </table:table-cell>
          <table:table-cell office:value-type="float" office:value="0.968468905332471" calcext:value-type="float">
            <text:p>0.968468905332471</text:p>
          </table:table-cell>
        </table:table-row>
        <table:table-row table:style-name="ro1">
          <table:table-cell office:value-type="float" office:value="1.74017161308967E+018" calcext:value-type="float">
            <text:p>1.74017161308967E+018</text:p>
          </table:table-cell>
          <table:table-cell office:value-type="float" office:value="-4.7907043505425" calcext:value-type="float">
            <text:p>-4.7907043505425</text:p>
          </table:table-cell>
          <table:table-cell office:value-type="float" office:value="-0.655864719357741" calcext:value-type="float">
            <text:p>-0.655864719357741</text:p>
          </table:table-cell>
          <table:table-cell office:value-type="float" office:value="-2.06261194579726" calcext:value-type="float">
            <text:p>-2.06261194579726</text:p>
          </table:table-cell>
          <table:table-cell office:value-type="float" office:value="0.180183107257887" calcext:value-type="float">
            <text:p>0.180183107257887</text:p>
          </table:table-cell>
          <table:table-cell office:value-type="float" office:value="1.057647646803" calcext:value-type="float">
            <text:p>1.057647646803</text:p>
          </table:table-cell>
        </table:table-row>
        <table:table-row table:style-name="ro1">
          <table:table-cell office:value-type="float" office:value="1.7401716131047E+018" calcext:value-type="float">
            <text:p>1.7401716131047E+018</text:p>
          </table:table-cell>
          <table:table-cell office:value-type="float" office:value="-4.7919000841842" calcext:value-type="float">
            <text:p>-4.7919000841842</text:p>
          </table:table-cell>
          <table:table-cell office:value-type="float" office:value="-0.658141190081594" calcext:value-type="float">
            <text:p>-0.658141190081594</text:p>
          </table:table-cell>
          <table:table-cell office:value-type="float" office:value="-2.04627861247189" calcext:value-type="float">
            <text:p>-2.04627861247189</text:p>
          </table:table-cell>
          <table:table-cell office:value-type="float" office:value="0.172686522360609" calcext:value-type="float">
            <text:p>0.172686522360609</text:p>
          </table:table-cell>
          <table:table-cell office:value-type="float" office:value="1.08888888831526" calcext:value-type="float">
            <text:p>1.08888888831526</text:p>
          </table:table-cell>
        </table:table-row>
        <table:table-row table:style-name="ro1">
          <table:table-cell office:value-type="float" office:value="1.74017161312339E+018" calcext:value-type="float">
            <text:p>1.74017161312339E+018</text:p>
          </table:table-cell>
          <table:table-cell office:value-type="float" office:value="-4.79328564812497" calcext:value-type="float">
            <text:p>-4.79328564812497</text:p>
          </table:table-cell>
          <table:table-cell office:value-type="float" office:value="-0.660898279199241" calcext:value-type="float">
            <text:p>-0.660898279199241</text:p>
          </table:table-cell>
          <table:table-cell office:value-type="float" office:value="-2.02667861248142" calcext:value-type="float">
            <text:p>-2.02667861248142</text:p>
          </table:table-cell>
          <table:table-cell office:value-type="float" office:value="0.171428571418056" calcext:value-type="float">
            <text:p>0.171428571418056</text:p>
          </table:table-cell>
          <table:table-cell office:value-type="float" office:value="1.08888888835897" calcext:value-type="float">
            <text:p>1.08888888835897</text:p>
          </table:table-cell>
        </table:table-row>
        <table:table-row table:style-name="ro1">
          <table:table-cell office:value-type="float" office:value="1.74017161313826E+018" calcext:value-type="float">
            <text:p>1.74017161313826E+018</text:p>
          </table:table-cell>
          <table:table-cell office:value-type="float" office:value="-4.79439882630267" calcext:value-type="float">
            <text:p>-4.79439882630267</text:p>
          </table:table-cell>
          <table:table-cell office:value-type="float" office:value="-0.663216237836306" calcext:value-type="float">
            <text:p>-0.663216237836306</text:p>
          </table:table-cell>
          <table:table-cell office:value-type="float" office:value="-2.01034527915599" calcext:value-type="float">
            <text:p>-2.01034527915599</text:p>
          </table:table-cell>
          <table:table-cell office:value-type="float" office:value="0.171428571418067" calcext:value-type="float">
            <text:p>0.171428571418067</text:p>
          </table:table-cell>
          <table:table-cell office:value-type="float" office:value="1.08888888836126" calcext:value-type="float">
            <text:p>1.08888888836126</text:p>
          </table:table-cell>
        </table:table-row>
        <table:table-row table:style-name="ro1">
          <table:table-cell office:value-type="float" office:value="1.74017161315691E+018" calcext:value-type="float">
            <text:p>1.74017161315691E+018</text:p>
          </table:table-cell>
          <table:table-cell office:value-type="float" office:value="-4.79568444573314" calcext:value-type="float">
            <text:p>-4.79568444573314</text:p>
          </table:table-cell>
          <table:table-cell office:value-type="float" office:value="-0.666021324379819" calcext:value-type="float">
            <text:p>-0.666021324379819</text:p>
          </table:table-cell>
          <table:table-cell office:value-type="float" office:value="-1.99074527916543" calcext:value-type="float">
            <text:p>-1.99074527916543</text:p>
          </table:table-cell>
          <table:table-cell office:value-type="float" office:value="0.171428571418082" calcext:value-type="float">
            <text:p>0.171428571418082</text:p>
          </table:table-cell>
          <table:table-cell office:value-type="float" office:value="1.08888888836368" calcext:value-type="float">
            <text:p>1.08888888836368</text:p>
          </table:table-cell>
        </table:table-row>
        <table:table-row table:style-name="ro1">
          <table:table-cell office:value-type="float" office:value="1.74017161317181E+018" calcext:value-type="float">
            <text:p>1.74017161317181E+018</text:p>
          </table:table-cell>
          <table:table-cell office:value-type="float" office:value="-4.79671363126088" calcext:value-type="float">
            <text:p>-4.79671363126088</text:p>
          </table:table-cell>
          <table:table-cell office:value-type="float" office:value="-0.668377778293636" calcext:value-type="float">
            <text:p>-0.668377778293636</text:p>
          </table:table-cell>
          <table:table-cell office:value-type="float" office:value="-1.97441194583994" calcext:value-type="float">
            <text:p>-1.97441194583994</text:p>
          </table:table-cell>
          <table:table-cell office:value-type="float" office:value="0.171428571418071" calcext:value-type="float">
            <text:p>0.171428571418071</text:p>
          </table:table-cell>
          <table:table-cell office:value-type="float" office:value="1.08888888836545" calcext:value-type="float">
            <text:p>1.08888888836545</text:p>
          </table:table-cell>
        </table:table-row>
        <table:table-row table:style-name="ro1">
          <table:table-cell office:value-type="float" office:value="1.74017161318723E+018" calcext:value-type="float">
            <text:p>1.74017161318723E+018</text:p>
          </table:table-cell>
          <table:table-cell office:value-type="float" office:value="-4.79770419247382" calcext:value-type="float">
            <text:p>-4.79770419247382</text:p>
          </table:table-cell>
          <table:table-cell office:value-type="float" office:value="-0.670750727172536" calcext:value-type="float">
            <text:p>-0.670750727172536</text:p>
          </table:table-cell>
          <table:table-cell office:value-type="float" office:value="-1.9580786125144" calcext:value-type="float">
            <text:p>-1.9580786125144</text:p>
          </table:table-cell>
          <table:table-cell office:value-type="float" office:value="0.171428571418086" calcext:value-type="float">
            <text:p>0.171428571418086</text:p>
          </table:table-cell>
          <table:table-cell office:value-type="float" office:value="1.08888888836786" calcext:value-type="float">
            <text:p>1.08888888836786</text:p>
          </table:table-cell>
        </table:table-row>
        <table:table-row table:style-name="ro1">
          <table:table-cell office:value-type="float" office:value="1.74017161320526E+018" calcext:value-type="float">
            <text:p>1.74017161320526E+018</text:p>
          </table:table-cell>
          <table:table-cell office:value-type="float" office:value="-4.79884151049398" calcext:value-type="float">
            <text:p>-4.79884151049398</text:p>
          </table:table-cell>
          <table:table-cell office:value-type="float" office:value="-0.673619147566694" calcext:value-type="float">
            <text:p>-0.673619147566694</text:p>
          </table:table-cell>
          <table:table-cell office:value-type="float" office:value="-1.9384786125237" calcext:value-type="float">
            <text:p>-1.9384786125237</text:p>
          </table:table-cell>
          <table:table-cell office:value-type="float" office:value="0.171428571418115" calcext:value-type="float">
            <text:p>0.171428571418115</text:p>
          </table:table-cell>
          <table:table-cell office:value-type="float" office:value="1.08888888837091" calcext:value-type="float">
            <text:p>1.08888888837091</text:p>
          </table:table-cell>
        </table:table-row>
        <table:table-row table:style-name="ro1">
          <table:table-cell office:value-type="float" office:value="1.74017161322086E+018" calcext:value-type="float">
            <text:p>1.74017161322086E+018</text:p>
          </table:table-cell>
          <table:table-cell office:value-type="float" office:value="-4.7997461826528" calcext:value-type="float">
            <text:p>-4.7997461826528</text:p>
          </table:table-cell>
          <table:table-cell office:value-type="float" office:value="-0.676026151136336" calcext:value-type="float">
            <text:p>-0.676026151136336</text:p>
          </table:table-cell>
          <table:table-cell office:value-type="float" office:value="-1.92214527919981" calcext:value-type="float">
            <text:p>-1.92214527919981</text:p>
          </table:table-cell>
          <table:table-cell office:value-type="float" office:value="0.171428571422971" calcext:value-type="float">
            <text:p>0.171428571422971</text:p>
          </table:table-cell>
          <table:table-cell office:value-type="float" office:value="1.08888888831577" calcext:value-type="float">
            <text:p>1.08888888831577</text:p>
          </table:table-cell>
        </table:table-row>
        <table:table-row table:style-name="ro1">
          <table:table-cell office:value-type="float" office:value="1.74017161323562E+018" calcext:value-type="float">
            <text:p>1.74017161323562E+018</text:p>
          </table:table-cell>
          <table:table-cell office:value-type="float" office:value="-4.80061142149748" calcext:value-type="float">
            <text:p>-4.80061142149748</text:p>
          </table:table-cell>
          <table:table-cell office:value-type="float" office:value="-0.678447609300511" calcext:value-type="float">
            <text:p>-0.678447609300511</text:p>
          </table:table-cell>
          <table:table-cell office:value-type="float" office:value="-1.90581194587589" calcext:value-type="float">
            <text:p>-1.90581194587589</text:p>
          </table:table-cell>
          <table:table-cell office:value-type="float" office:value="0.171428571427752" calcext:value-type="float">
            <text:p>0.171428571427752</text:p>
          </table:table-cell>
          <table:table-cell office:value-type="float" office:value="1.08888888826024" calcext:value-type="float">
            <text:p>1.08888888826024</text:p>
          </table:table-cell>
        </table:table-row>
        <table:table-row table:style-name="ro1">
          <table:table-cell office:value-type="float" office:value="1.74017161325461E+018" calcext:value-type="float">
            <text:p>1.74017161325461E+018</text:p>
          </table:table-cell>
          <table:table-cell office:value-type="float" office:value="-4.80159733188421" calcext:value-type="float">
            <text:p>-4.80159733188421</text:p>
          </table:table-cell>
          <table:table-cell office:value-type="float" office:value="-0.681371529365591" calcext:value-type="float">
            <text:p>-0.681371529365591</text:p>
          </table:table-cell>
          <table:table-cell office:value-type="float" office:value="-1.88621194588716" calcext:value-type="float">
            <text:p>-1.88621194588716</text:p>
          </table:table-cell>
          <table:table-cell office:value-type="float" office:value="0.17142857142753" calcext:value-type="float">
            <text:p>0.17142857142753</text:p>
          </table:table-cell>
          <table:table-cell office:value-type="float" office:value="1.08888888826215" calcext:value-type="float">
            <text:p>1.08888888826215</text:p>
          </table:table-cell>
        </table:table-row>
        <table:table-row table:style-name="ro1">
          <table:table-cell office:value-type="float" office:value="1.74017161326913E+018" calcext:value-type="float">
            <text:p>1.74017161326913E+018</text:p>
          </table:table-cell>
          <table:table-cell office:value-type="float" office:value="-4.8023750198492" calcext:value-type="float">
            <text:p>-4.8023750198492</text:p>
          </table:table-cell>
          <table:table-cell office:value-type="float" office:value="-0.683822508624641" calcext:value-type="float">
            <text:p>-0.683822508624641</text:p>
          </table:table-cell>
          <table:table-cell office:value-type="float" office:value="-1.86987861256318" calcext:value-type="float">
            <text:p>-1.86987861256318</text:p>
          </table:table-cell>
          <table:table-cell office:value-type="float" office:value="0.171428571427397" calcext:value-type="float">
            <text:p>0.171428571427397</text:p>
          </table:table-cell>
          <table:table-cell office:value-type="float" office:value="1.08888888826405" calcext:value-type="float">
            <text:p>1.08888888826405</text:p>
          </table:table-cell>
        </table:table-row>
        <table:table-row table:style-name="ro1">
          <table:table-cell office:value-type="float" office:value="1.74017161328726E+018" calcext:value-type="float">
            <text:p>1.74017161328726E+018</text:p>
          </table:table-cell>
          <table:table-cell office:value-type="float" office:value="-4.80325525021306" calcext:value-type="float">
            <text:p>-4.80325525021306</text:p>
          </table:table-cell>
          <table:table-cell office:value-type="float" office:value="-0.686779960626643" calcext:value-type="float">
            <text:p>-0.686779960626643</text:p>
          </table:table-cell>
          <table:table-cell office:value-type="float" office:value="-1.85027861257435" calcext:value-type="float">
            <text:p>-1.85027861257435</text:p>
          </table:table-cell>
          <table:table-cell office:value-type="float" office:value="0.171428571427263" calcext:value-type="float">
            <text:p>0.171428571427263</text:p>
          </table:table-cell>
          <table:table-cell office:value-type="float" office:value="1.08888888826723" calcext:value-type="float">
            <text:p>1.08888888826723</text:p>
          </table:table-cell>
        </table:table-row>
        <table:table-row table:style-name="ro1">
          <table:table-cell office:value-type="float" office:value="1.74017161330292E+018" calcext:value-type="float">
            <text:p>1.74017161330292E+018</text:p>
          </table:table-cell>
          <table:table-cell office:value-type="float" office:value="-4.80394438325224" calcext:value-type="float">
            <text:p>-4.80394438325224</text:p>
          </table:table-cell>
          <table:table-cell office:value-type="float" office:value="-0.689257296605767" calcext:value-type="float">
            <text:p>-0.689257296605767</text:p>
          </table:table-cell>
          <table:table-cell office:value-type="float" office:value="-1.8339452792503" calcext:value-type="float">
            <text:p>-1.8339452792503</text:p>
          </table:table-cell>
          <table:table-cell office:value-type="float" office:value="0.171428571427056" calcext:value-type="float">
            <text:p>0.171428571427056</text:p>
          </table:table-cell>
          <table:table-cell office:value-type="float" office:value="1.08888888826901" calcext:value-type="float">
            <text:p>1.08888888826901</text:p>
          </table:table-cell>
        </table:table-row>
        <table:table-row table:style-name="ro1">
          <table:table-cell office:value-type="float" office:value="1.74017161331822E+018" calcext:value-type="float">
            <text:p>1.74017161331822E+018</text:p>
          </table:table-cell>
          <table:table-cell office:value-type="float" office:value="-4.80459296301555" calcext:value-type="float">
            <text:p>-4.80459296301555</text:p>
          </table:table-cell>
          <table:table-cell office:value-type="float" office:value="-0.691745557482313" calcext:value-type="float">
            <text:p>-0.691745557482313</text:p>
          </table:table-cell>
          <table:table-cell office:value-type="float" office:value="-1.81761194592623" calcext:value-type="float">
            <text:p>-1.81761194592623</text:p>
          </table:table-cell>
          <table:table-cell office:value-type="float" office:value="0.171428571426849" calcext:value-type="float">
            <text:p>0.171428571426849</text:p>
          </table:table-cell>
          <table:table-cell office:value-type="float" office:value="1.08888888827079" calcext:value-type="float">
            <text:p>1.08888888827079</text:p>
          </table:table-cell>
        </table:table-row>
        <table:table-row table:style-name="ro1">
          <table:table-cell office:value-type="float" office:value="1.74017161333635E+018" calcext:value-type="float">
            <text:p>1.74017161333635E+018</text:p>
          </table:table-cell>
          <table:table-cell office:value-type="float" office:value="-4.80531748555563" calcext:value-type="float">
            <text:p>-4.80531748555563</text:p>
          </table:table-cell>
          <table:table-cell office:value-type="float" office:value="-0.694744956576543" calcext:value-type="float">
            <text:p>-0.694744956576543</text:p>
          </table:table-cell>
          <table:table-cell office:value-type="float" office:value="-1.79801194593727" calcext:value-type="float">
            <text:p>-1.79801194593727</text:p>
          </table:table-cell>
          <table:table-cell office:value-type="float" office:value="0.171428571426697" calcext:value-type="float">
            <text:p>0.171428571426697</text:p>
          </table:table-cell>
          <table:table-cell office:value-type="float" office:value="1.08888888827422" calcext:value-type="float">
            <text:p>1.08888888827422</text:p>
          </table:table-cell>
        </table:table-row>
        <table:table-row table:style-name="ro1">
          <table:table-cell office:value-type="float" office:value="1.74017161335146E+018" calcext:value-type="float">
            <text:p>1.74017161335146E+018</text:p>
          </table:table-cell>
          <table:table-cell office:value-type="float" office:value="-4.80587625437219" calcext:value-type="float">
            <text:p>-4.80587625437219</text:p>
          </table:table-cell>
          <table:table-cell office:value-type="float" office:value="-0.697254911816929" calcext:value-type="float">
            <text:p>-0.697254911816929</text:p>
          </table:table-cell>
          <table:table-cell office:value-type="float" office:value="-1.78167861261311" calcext:value-type="float">
            <text:p>-1.78167861261311</text:p>
          </table:table-cell>
          <table:table-cell office:value-type="float" office:value="0.171428571426534" calcext:value-type="float">
            <text:p>0.171428571426534</text:p>
          </table:table-cell>
          <table:table-cell office:value-type="float" office:value="1.08888888827689" calcext:value-type="float">
            <text:p>1.08888888827689</text:p>
          </table:table-cell>
        </table:table-row>
        <table:table-row table:style-name="ro1">
          <table:table-cell office:value-type="float" office:value="1.74017161336769E+018" calcext:value-type="float">
            <text:p>1.74017161336769E+018</text:p>
          </table:table-cell>
          <table:table-cell office:value-type="float" office:value="-4.80639395454406" calcext:value-type="float">
            <text:p>-4.80639395454406</text:p>
          </table:table-cell>
          <table:table-cell office:value-type="float" office:value="-0.699773658416158" calcext:value-type="float">
            <text:p>-0.699773658416158</text:p>
          </table:table-cell>
          <table:table-cell office:value-type="float" office:value="-1.7653452792889" calcext:value-type="float">
            <text:p>-1.7653452792889</text:p>
          </table:table-cell>
          <table:table-cell office:value-type="float" office:value="0.171428571426301" calcext:value-type="float">
            <text:p>0.171428571426301</text:p>
          </table:table-cell>
          <table:table-cell office:value-type="float" office:value="1.08888888827905" calcext:value-type="float">
            <text:p>1.08888888827905</text:p>
          </table:table-cell>
        </table:table-row>
        <table:table-row table:style-name="ro1">
          <table:table-cell office:value-type="float" office:value="1.74017161338533E+018" calcext:value-type="float">
            <text:p>1.74017161338533E+018</text:p>
          </table:table-cell>
          <table:table-cell office:value-type="float" office:value="-4.80696079045699" calcext:value-type="float">
            <text:p>-4.80696079045699</text:p>
          </table:table-cell>
          <table:table-cell office:value-type="float" office:value="-0.702806812695995" calcext:value-type="float">
            <text:p>-0.702806812695995</text:p>
          </table:table-cell>
          <table:table-cell office:value-type="float" office:value="-1.74574527929979" calcext:value-type="float">
            <text:p>-1.74574527929979</text:p>
          </table:table-cell>
          <table:table-cell office:value-type="float" office:value="0.171428571426094" calcext:value-type="float">
            <text:p>0.171428571426094</text:p>
          </table:table-cell>
          <table:table-cell office:value-type="float" office:value="1.0888888882826" calcext:value-type="float">
            <text:p>1.0888888882826</text:p>
          </table:table-cell>
        </table:table-row>
        <table:table-row table:style-name="ro1">
          <table:table-cell office:value-type="float" office:value="1.74017161340085E+018" calcext:value-type="float">
            <text:p>1.74017161340085E+018</text:p>
          </table:table-cell>
          <table:table-cell office:value-type="float" office:value="-4.80738766895127" calcext:value-type="float">
            <text:p>-4.80738766895127</text:p>
          </table:table-cell>
          <table:table-cell office:value-type="float" office:value="-0.705342532051559" calcext:value-type="float">
            <text:p>-0.705342532051559</text:p>
          </table:table-cell>
          <table:table-cell office:value-type="float" office:value="-1.72941194597549" calcext:value-type="float">
            <text:p>-1.72941194597549</text:p>
          </table:table-cell>
          <table:table-cell office:value-type="float" office:value="0.171428571425946" calcext:value-type="float">
            <text:p>0.171428571425946</text:p>
          </table:table-cell>
          <table:table-cell office:value-type="float" office:value="1.0888888882854" calcext:value-type="float">
            <text:p>1.0888888882854</text:p>
          </table:table-cell>
        </table:table-row>
        <table:table-row table:style-name="ro1">
          <table:table-cell office:value-type="float" office:value="1.74017161341872E+018" calcext:value-type="float">
            <text:p>1.74017161341872E+018</text:p>
          </table:table-cell>
          <table:table-cell office:value-type="float" office:value="-4.80784517106283" calcext:value-type="float">
            <text:p>-4.80784517106283</text:p>
          </table:table-cell>
          <table:table-cell office:value-type="float" office:value="-0.708394092251746" calcext:value-type="float">
            <text:p>-0.708394092251746</text:p>
          </table:table-cell>
          <table:table-cell office:value-type="float" office:value="-1.70981194598626" calcext:value-type="float">
            <text:p>-1.70981194598626</text:p>
          </table:table-cell>
          <table:table-cell office:value-type="float" office:value="0.171428571425739" calcext:value-type="float">
            <text:p>0.171428571425739</text:p>
          </table:table-cell>
          <table:table-cell office:value-type="float" office:value="1.08888888828896" calcext:value-type="float">
            <text:p>1.08888888828896</text:p>
          </table:table-cell>
        </table:table-row>
        <table:table-row table:style-name="ro1">
          <table:table-cell office:value-type="float" office:value="1.74017161343382E+018" calcext:value-type="float">
            <text:p>1.74017161343382E+018</text:p>
          </table:table-cell>
          <table:table-cell office:value-type="float" office:value="-4.80818067675141" calcext:value-type="float">
            <text:p>-4.80818067675141</text:p>
          </table:table-cell>
          <table:table-cell office:value-type="float" office:value="-0.710943510583829" calcext:value-type="float">
            <text:p>-0.710943510583829</text:p>
          </table:table-cell>
          <table:table-cell office:value-type="float" office:value="-1.69347861266184" calcext:value-type="float">
            <text:p>-1.69347861266184</text:p>
          </table:table-cell>
          <table:table-cell office:value-type="float" office:value="0.171428571425561" calcext:value-type="float">
            <text:p>0.171428571425561</text:p>
          </table:table-cell>
          <table:table-cell office:value-type="float" office:value="1.08888888829252" calcext:value-type="float">
            <text:p>1.08888888829252</text:p>
          </table:table-cell>
        </table:table-row>
        <table:table-row table:style-name="ro1">
          <table:table-cell office:value-type="float" office:value="1.74017161344874E+018" calcext:value-type="float">
            <text:p>1.74017161344874E+018</text:p>
          </table:table-cell>
          <table:table-cell office:value-type="float" office:value="-4.80847449904028" calcext:value-type="float">
            <text:p>-4.80847449904028</text:p>
          </table:table-cell>
          <table:table-cell office:value-type="float" office:value="-0.713498068541985" calcext:value-type="float">
            <text:p>-0.713498068541985</text:p>
          </table:table-cell>
          <table:table-cell office:value-type="float" office:value="-1.67714527933738" calcext:value-type="float">
            <text:p>-1.67714527933738</text:p>
          </table:table-cell>
          <table:table-cell office:value-type="float" office:value="0.171428571425413" calcext:value-type="float">
            <text:p>0.171428571425413</text:p>
          </table:table-cell>
          <table:table-cell office:value-type="float" office:value="1.08888888829607" calcext:value-type="float">
            <text:p>1.08888888829607</text:p>
          </table:table-cell>
        </table:table-row>
        <table:table-row table:style-name="ro1">
          <table:table-cell office:value-type="float" office:value="1.74017161346684E+018" calcext:value-type="float">
            <text:p>1.74017161346684E+018</text:p>
          </table:table-cell>
          <table:table-cell office:value-type="float" office:value="-4.80877195411945" calcext:value-type="float">
            <text:p>-4.80877195411945</text:p>
          </table:table-cell>
          <table:table-cell office:value-type="float" office:value="-0.716569362782734" calcext:value-type="float">
            <text:p>-0.716569362782734</text:p>
          </table:table-cell>
          <table:table-cell office:value-type="float" office:value="-1.65754527934794" calcext:value-type="float">
            <text:p>-1.65754527934794</text:p>
          </table:table-cell>
          <table:table-cell office:value-type="float" office:value="0.171428571425221" calcext:value-type="float">
            <text:p>0.171428571425221</text:p>
          </table:table-cell>
          <table:table-cell office:value-type="float" office:value="1.08888888830052" calcext:value-type="float">
            <text:p>1.08888888830052</text:p>
          </table:table-cell>
        </table:table-row>
        <table:table-row table:style-name="ro1">
          <table:table-cell office:value-type="float" office:value="1.74017161348223E+018" calcext:value-type="float">
            <text:p>1.74017161348223E+018</text:p>
          </table:table-cell>
          <table:table-cell office:value-type="float" office:value="-4.80897381270664" calcext:value-type="float">
            <text:p>-4.80897381270664</text:p>
          </table:table-cell>
          <table:table-cell office:value-type="float" office:value="-0.719132827432337" calcext:value-type="float">
            <text:p>-0.719132827432337</text:p>
          </table:table-cell>
          <table:table-cell office:value-type="float" office:value="-1.64121194602335" calcext:value-type="float">
            <text:p>-1.64121194602335</text:p>
          </table:table-cell>
          <table:table-cell office:value-type="float" office:value="0.171428571425028" calcext:value-type="float">
            <text:p>0.171428571425028</text:p>
          </table:table-cell>
          <table:table-cell office:value-type="float" office:value="1.08888888830421" calcext:value-type="float">
            <text:p>1.08888888830421</text:p>
          </table:table-cell>
        </table:table-row>
        <table:table-row table:style-name="ro1">
          <table:table-cell office:value-type="float" office:value="1.74017161349763E+018" calcext:value-type="float">
            <text:p>1.74017161349763E+018</text:p>
          </table:table-cell>
          <table:table-cell office:value-type="float" office:value="-4.8091337763078" calcext:value-type="float">
            <text:p>-4.8091337763078</text:p>
          </table:table-cell>
          <table:table-cell office:value-type="float" office:value="-0.721699247028833" calcext:value-type="float">
            <text:p>-0.721699247028833</text:p>
          </table:table-cell>
          <table:table-cell office:value-type="float" office:value="-1.62487861269871" calcext:value-type="float">
            <text:p>-1.62487861269871</text:p>
          </table:table-cell>
          <table:table-cell office:value-type="float" office:value="0.171428571424851" calcext:value-type="float">
            <text:p>0.171428571424851</text:p>
          </table:table-cell>
          <table:table-cell office:value-type="float" office:value="1.08888888830776" calcext:value-type="float">
            <text:p>1.08888888830776</text:p>
          </table:table-cell>
        </table:table-row>
        <table:table-row table:style-name="ro1">
          <table:table-cell office:value-type="float" office:value="1.74017161351615E+018" calcext:value-type="float">
            <text:p>1.74017161351615E+018</text:p>
          </table:table-cell>
          <table:table-cell office:value-type="float" office:value="-4.80927037195042" calcext:value-type="float">
            <text:p>-4.80927037195042</text:p>
          </table:table-cell>
          <table:table-cell office:value-type="float" office:value="-0.724781887044751" calcext:value-type="float">
            <text:p>-0.724781887044751</text:p>
          </table:table-cell>
          <table:table-cell office:value-type="float" office:value="-1.60527861270905" calcext:value-type="float">
            <text:p>-1.60527861270905</text:p>
          </table:table-cell>
          <table:table-cell office:value-type="float" office:value="0.171428571424658" calcext:value-type="float">
            <text:p>0.171428571424658</text:p>
          </table:table-cell>
          <table:table-cell office:value-type="float" office:value="1.08888888831272" calcext:value-type="float">
            <text:p>1.08888888831272</text:p>
          </table:table-cell>
        </table:table-row>
        <table:table-row table:style-name="ro1">
          <table:table-cell office:value-type="float" office:value="1.74017161353091E+018" calcext:value-type="float">
            <text:p>1.74017161353091E+018</text:p>
          </table:table-cell>
          <table:table-cell office:value-type="float" office:value="-4.80933863116015" calcext:value-type="float">
            <text:p>-4.80933863116015</text:p>
          </table:table-cell>
          <table:table-cell office:value-type="float" office:value="-0.727376689535903" calcext:value-type="float">
            <text:p>-0.727376689535903</text:p>
          </table:table-cell>
          <table:table-cell office:value-type="float" office:value="-1.58915385438255" calcext:value-type="float">
            <text:p>-1.58915385438255</text:p>
          </table:table-cell>
          <table:table-cell office:value-type="float" office:value="0.1722385714168" calcext:value-type="float">
            <text:p>0.1722385714168</text:p>
          </table:table-cell>
          <table:table-cell office:value-type="float" office:value="1.08193638837425" calcext:value-type="float">
            <text:p>1.08193638837425</text:p>
          </table:table-cell>
        </table:table-row>
        <table:table-row table:style-name="ro1">
          <table:table-cell office:value-type="float" office:value="1.74017161354894E+018" calcext:value-type="float">
            <text:p>1.74017161354894E+018</text:p>
          </table:table-cell>
          <table:table-cell office:value-type="float" office:value="-4.80937008149081" calcext:value-type="float">
            <text:p>-4.80937008149081</text:p>
          </table:table-cell>
          <table:table-cell office:value-type="float" office:value="-0.730729514520029" calcext:value-type="float">
            <text:p>-0.730729514520029</text:p>
          </table:table-cell>
          <table:table-cell office:value-type="float" office:value="-1.57184817938398" calcext:value-type="float">
            <text:p>-1.57184817938398</text:p>
          </table:table-cell>
          <table:table-cell office:value-type="float" office:value="0.181148571380743" calcext:value-type="float">
            <text:p>0.181148571380743</text:p>
          </table:table-cell>
          <table:table-cell office:value-type="float" office:value="1.00545888867065" calcext:value-type="float">
            <text:p>1.00545888867065</text:p>
          </table:table-cell>
        </table:table-row>
        <table:table-row table:style-name="ro1">
          <table:table-cell office:value-type="float" office:value="1.74017161356417E+018" calcext:value-type="float">
            <text:p>1.74017161356417E+018</text:p>
          </table:table-cell>
          <table:table-cell office:value-type="float" office:value="-4.8093537628109" calcext:value-type="float">
            <text:p>-4.8093537628109</text:p>
          </table:table-cell>
          <table:table-cell office:value-type="float" office:value="-0.733746379295782" calcext:value-type="float">
            <text:p>-0.733746379295782</text:p>
          </table:table-cell>
          <table:table-cell office:value-type="float" office:value="-1.55933872104903" calcext:value-type="float">
            <text:p>-1.55933872104903</text:p>
          </table:table-cell>
          <table:table-cell office:value-type="float" office:value="0.194378571352607" calcext:value-type="float">
            <text:p>0.194378571352607</text:p>
          </table:table-cell>
          <table:table-cell office:value-type="float" office:value="0.891901388923668" calcext:value-type="float">
            <text:p>0.891901388923668</text:p>
          </table:table-cell>
        </table:table-row>
        <table:table-row table:style-name="ro1">
          <table:table-cell office:value-type="float" office:value="1.74017161357949E+018" calcext:value-type="float">
            <text:p>1.74017161357949E+018</text:p>
          </table:table-cell>
          <table:table-cell office:value-type="float" office:value="-4.80929891785826" calcext:value-type="float">
            <text:p>-4.80929891785826</text:p>
          </table:table-cell>
          <table:table-cell office:value-type="float" office:value="-0.736965325115014" calcext:value-type="float">
            <text:p>-0.736965325115014</text:p>
          </table:table-cell>
          <table:table-cell office:value-type="float" office:value="-1.54856738771395" calcext:value-type="float">
            <text:p>-1.54856738771395</text:p>
          </table:table-cell>
          <table:table-cell office:value-type="float" office:value="0.207878571344398" calcext:value-type="float">
            <text:p>0.207878571344398</text:p>
          </table:table-cell>
          <table:table-cell office:value-type="float" office:value="0.776026389000759" calcext:value-type="float">
            <text:p>0.776026389000759</text:p>
          </table:table-cell>
        </table:table-row>
        <table:table-row table:style-name="ro1">
          <table:table-cell office:value-type="float" office:value="1.7401716135978E+018" calcext:value-type="float">
            <text:p>1.7401716135978E+018</text:p>
          </table:table-cell>
          <table:table-cell office:value-type="float" office:value="-4.80918364570338" calcext:value-type="float">
            <text:p>-4.80918364570338</text:p>
          </table:table-cell>
          <table:table-cell office:value-type="float" office:value="-0.741078961426181" calcext:value-type="float">
            <text:p>-0.741078961426181</text:p>
          </table:table-cell>
          <table:table-cell office:value-type="float" office:value="-1.53713522495584" calcext:value-type="float">
            <text:p>-1.53713522495584</text:p>
          </table:table-cell>
          <table:table-cell office:value-type="float" office:value="0.223567205295129" calcext:value-type="float">
            <text:p>0.223567205295129</text:p>
          </table:table-cell>
          <table:table-cell office:value-type="float" office:value="0.663672647539392" calcext:value-type="float">
            <text:p>0.663672647539392</text:p>
          </table:table-cell>
        </table:table-row>
        <table:table-row table:style-name="ro1">
          <table:table-cell office:value-type="float" office:value="1.74017161361304E+018" calcext:value-type="float">
            <text:p>1.74017161361304E+018</text:p>
          </table:table-cell>
          <table:table-cell office:value-type="float" office:value="-4.80904984666284" calcext:value-type="float">
            <text:p>-4.80904984666284</text:p>
          </table:table-cell>
          <table:table-cell office:value-type="float" office:value="-0.744561204928413" calcext:value-type="float">
            <text:p>-0.744561204928413</text:p>
          </table:table-cell>
          <table:table-cell office:value-type="float" office:value="-1.52764875386524" calcext:value-type="float">
            <text:p>-1.52764875386524</text:p>
          </table:table-cell>
          <table:table-cell office:value-type="float" office:value="0.231063790186426" calcext:value-type="float">
            <text:p>0.231063790186426</text:p>
          </table:table-cell>
          <table:table-cell office:value-type="float" office:value="0.632431406056107" calcext:value-type="float">
            <text:p>0.632431406056107</text:p>
          </table:table-cell>
        </table:table-row>
        <table:table-row table:style-name="ro1">
          <table:table-cell office:value-type="float" office:value="1.74017161363164E+018" calcext:value-type="float">
            <text:p>1.74017161363164E+018</text:p>
          </table:table-cell>
          <table:table-cell office:value-type="float" office:value="-4.808845692537" calcext:value-type="float">
            <text:p>-4.808845692537</text:p>
          </table:table-cell>
          <table:table-cell office:value-type="float" office:value="-0.748737987309672" calcext:value-type="float">
            <text:p>-0.748737987309672</text:p>
          </table:table-cell>
          <table:table-cell office:value-type="float" office:value="-1.51626498855882" calcext:value-type="float">
            <text:p>-1.51626498855882</text:p>
          </table:table-cell>
          <table:table-cell office:value-type="float" office:value="0.232321741137017" calcext:value-type="float">
            <text:p>0.232321741137017</text:p>
          </table:table-cell>
          <table:table-cell office:value-type="float" office:value="0.632431405953312" calcext:value-type="float">
            <text:p>0.632431405953312</text:p>
          </table:table-cell>
        </table:table-row>
        <table:table-row table:style-name="ro1">
          <table:table-cell office:value-type="float" office:value="1.74017161364625E+018" calcext:value-type="float">
            <text:p>1.74017161364625E+018</text:p>
          </table:table-cell>
          <table:table-cell office:value-type="float" office:value="-4.80863925266521" calcext:value-type="float">
            <text:p>-4.80863925266521</text:p>
          </table:table-cell>
          <table:table-cell office:value-type="float" office:value="-0.752216680249999" calcext:value-type="float">
            <text:p>-0.752216680249999</text:p>
          </table:table-cell>
          <table:table-cell office:value-type="float" office:value="-1.50677851747009" calcext:value-type="float">
            <text:p>-1.50677851747009</text:p>
          </table:table-cell>
          <table:table-cell office:value-type="float" office:value="0.232321741141961" calcext:value-type="float">
            <text:p>0.232321741141961</text:p>
          </table:table-cell>
          <table:table-cell office:value-type="float" office:value="0.632431405913922" calcext:value-type="float">
            <text:p>0.632431405913922</text:p>
          </table:table-cell>
        </table:table-row>
        <table:table-row table:style-name="ro1">
          <table:table-cell office:value-type="float" office:value="1.7401716136615E+018" calcext:value-type="float">
            <text:p>1.7401716136615E+018</text:p>
          </table:table-cell>
          <table:table-cell office:value-type="float" office:value="-4.80839982205741" calcext:value-type="float">
            <text:p>-4.80839982205741</text:p>
          </table:table-cell>
          <table:table-cell office:value-type="float" office:value="-0.755693258305757" calcext:value-type="float">
            <text:p>-0.755693258305757</text:p>
          </table:table-cell>
          <table:table-cell office:value-type="float" office:value="-1.49729204638131" calcext:value-type="float">
            <text:p>-1.49729204638131</text:p>
          </table:table-cell>
          <table:table-cell office:value-type="float" office:value="0.232321741141843" calcext:value-type="float">
            <text:p>0.232321741141843</text:p>
          </table:table-cell>
          <table:table-cell office:value-type="float" office:value="0.632431405916971" calcext:value-type="float">
            <text:p>0.632431405916971</text:p>
          </table:table-cell>
        </table:table-row>
        <table:table-row table:style-name="ro1">
          <table:table-cell office:value-type="float" office:value="1.7401716136799E+018" calcext:value-type="float">
            <text:p>1.7401716136799E+018</text:p>
          </table:table-cell>
          <table:table-cell office:value-type="float" office:value="-4.8080689881035" calcext:value-type="float">
            <text:p>-4.8080689881035</text:p>
          </table:table-cell>
          <table:table-cell office:value-type="float" office:value="-0.759861919825044" calcext:value-type="float">
            <text:p>-0.759861919825044</text:p>
          </table:table-cell>
          <table:table-cell office:value-type="float" office:value="-1.48590828107471" calcext:value-type="float">
            <text:p>-1.48590828107471</text:p>
          </table:table-cell>
          <table:table-cell office:value-type="float" office:value="0.232321741141739" calcext:value-type="float">
            <text:p>0.232321741141739</text:p>
          </table:table-cell>
          <table:table-cell office:value-type="float" office:value="0.632431405920656" calcext:value-type="float">
            <text:p>0.632431405920656</text:p>
          </table:table-cell>
        </table:table-row>
        <table:table-row table:style-name="ro1">
          <table:table-cell office:value-type="float" office:value="1.74017161369513E+018" calcext:value-type="float">
            <text:p>1.74017161369513E+018</text:p>
          </table:table-cell>
          <table:table-cell office:value-type="float" office:value="-4.80775705789906" calcext:value-type="float">
            <text:p>-4.80775705789906</text:p>
          </table:table-cell>
          <table:table-cell office:value-type="float" office:value="-0.763332744156709" calcext:value-type="float">
            <text:p>-0.763332744156709</text:p>
          </table:table-cell>
          <table:table-cell office:value-type="float" office:value="-1.47642180998583" calcext:value-type="float">
            <text:p>-1.47642180998583</text:p>
          </table:table-cell>
          <table:table-cell office:value-type="float" office:value="0.232321741141651" calcext:value-type="float">
            <text:p>0.232321741141651</text:p>
          </table:table-cell>
          <table:table-cell office:value-type="float" office:value="0.63243140592396" calcext:value-type="float">
            <text:p>0.63243140592396</text:p>
          </table:table-cell>
        </table:table-row>
        <table:table-row table:style-name="ro1">
          <table:table-cell office:value-type="float" office:value="1.74017161370989E+018" calcext:value-type="float">
            <text:p>1.74017161370989E+018</text:p>
          </table:table-cell>
          <table:table-cell office:value-type="float" office:value="-4.80741221634947" calcext:value-type="float">
            <text:p>-4.80741221634947</text:p>
          </table:table-cell>
          <table:table-cell office:value-type="float" office:value="-0.766800453241882" calcext:value-type="float">
            <text:p>-0.766800453241882</text:p>
          </table:table-cell>
          <table:table-cell office:value-type="float" office:value="-1.46693533889691" calcext:value-type="float">
            <text:p>-1.46693533889691</text:p>
          </table:table-cell>
          <table:table-cell office:value-type="float" office:value="0.232321741141632" calcext:value-type="float">
            <text:p>0.232321741141632</text:p>
          </table:table-cell>
          <table:table-cell office:value-type="float" office:value="0.632431405926778" calcext:value-type="float">
            <text:p>0.632431405926778</text:p>
          </table:table-cell>
        </table:table-row>
        <table:table-row table:style-name="ro1">
          <table:table-cell office:value-type="float" office:value="1.74017161372852E+018" calcext:value-type="float">
            <text:p>1.74017161372852E+018</text:p>
          </table:table-cell>
          <table:table-cell office:value-type="float" office:value="-4.80695500741739" calcext:value-type="float">
            <text:p>-4.80695500741739</text:p>
          </table:table-cell>
          <table:table-cell office:value-type="float" office:value="-0.770957152648842" calcext:value-type="float">
            <text:p>-0.770957152648842</text:p>
          </table:table-cell>
          <table:table-cell office:value-type="float" office:value="-1.45555157359014" calcext:value-type="float">
            <text:p>-1.45555157359014</text:p>
          </table:table-cell>
          <table:table-cell office:value-type="float" office:value="0.232321741141543" calcext:value-type="float">
            <text:p>0.232321741141543</text:p>
          </table:table-cell>
          <table:table-cell office:value-type="float" office:value="0.63243140593059" calcext:value-type="float">
            <text:p>0.63243140593059</text:p>
          </table:table-cell>
        </table:table-row>
        <table:table-row table:style-name="ro1">
          <table:table-cell office:value-type="float" office:value="1.74017161374384E+018" calcext:value-type="float">
            <text:p>1.74017161374384E+018</text:p>
          </table:table-cell>
          <table:table-cell office:value-type="float" office:value="-4.80653787431116" calcext:value-type="float">
            <text:p>-4.80653787431116</text:p>
          </table:table-cell>
          <table:table-cell office:value-type="float" office:value="-0.774416910149791" calcext:value-type="float">
            <text:p>-0.774416910149791</text:p>
          </table:table-cell>
          <table:table-cell office:value-type="float" office:value="-1.44606510250111" calcext:value-type="float">
            <text:p>-1.44606510250111</text:p>
          </table:table-cell>
          <table:table-cell office:value-type="float" office:value="0.232321741141384" calcext:value-type="float">
            <text:p>0.232321741141384</text:p>
          </table:table-cell>
          <table:table-cell office:value-type="float" office:value="0.632431405933617" calcext:value-type="float">
            <text:p>0.632431405933617</text:p>
          </table:table-cell>
        </table:table-row>
        <table:table-row table:style-name="ro1">
          <table:table-cell office:value-type="float" office:value="1.74017161376198E+018" calcext:value-type="float">
            <text:p>1.74017161376198E+018</text:p>
          </table:table-cell>
          <table:table-cell office:value-type="float" office:value="-4.80599401994625" calcext:value-type="float">
            <text:p>-4.80599401994625</text:p>
          </table:table-cell>
          <table:table-cell office:value-type="float" office:value="-0.778563162963735" calcext:value-type="float">
            <text:p>-0.778563162963735</text:p>
          </table:table-cell>
          <table:table-cell office:value-type="float" office:value="-1.43468133719422" calcext:value-type="float">
            <text:p>-1.43468133719422</text:p>
          </table:table-cell>
          <table:table-cell office:value-type="float" office:value="0.232321741141295" calcext:value-type="float">
            <text:p>0.232321741141295</text:p>
          </table:table-cell>
          <table:table-cell office:value-type="float" office:value="0.632431405937175" calcext:value-type="float">
            <text:p>0.632431405937175</text:p>
          </table:table-cell>
        </table:table-row>
        <table:table-row table:style-name="ro1">
          <table:table-cell office:value-type="float" office:value="1.74017161377697E+018" calcext:value-type="float">
            <text:p>1.74017161377697E+018</text:p>
          </table:table-cell>
          <table:table-cell office:value-type="float" office:value="-4.80550477696611" calcext:value-type="float">
            <text:p>-4.80550477696611</text:p>
          </table:table-cell>
          <table:table-cell office:value-type="float" office:value="-0.78201346197977" calcext:value-type="float">
            <text:p>-0.78201346197977</text:p>
          </table:table-cell>
          <table:table-cell office:value-type="float" office:value="-1.42519486610509" calcext:value-type="float">
            <text:p>-1.42519486610509</text:p>
          </table:table-cell>
          <table:table-cell office:value-type="float" office:value="0.232321741141192" calcext:value-type="float">
            <text:p>0.232321741141192</text:p>
          </table:table-cell>
          <table:table-cell office:value-type="float" office:value="0.632431405940352" calcext:value-type="float">
            <text:p>0.632431405940352</text:p>
          </table:table-cell>
        </table:table-row>
        <table:table-row table:style-name="ro1">
          <table:table-cell office:value-type="float" office:value="1.74017161379236E+018" calcext:value-type="float">
            <text:p>1.74017161379236E+018</text:p>
          </table:table-cell>
          <table:table-cell office:value-type="float" office:value="-4.80498282532912" calcext:value-type="float">
            <text:p>-4.80498282532912</text:p>
          </table:table-cell>
          <table:table-cell office:value-type="float" office:value="-0.785458964625583" calcext:value-type="float">
            <text:p>-0.785458964625583</text:p>
          </table:table-cell>
          <table:table-cell office:value-type="float" office:value="-1.41570839501591" calcext:value-type="float">
            <text:p>-1.41570839501591</text:p>
          </table:table-cell>
          <table:table-cell office:value-type="float" office:value="0.232321741141103" calcext:value-type="float">
            <text:p>0.232321741141103</text:p>
          </table:table-cell>
          <table:table-cell office:value-type="float" office:value="0.632431405943655" calcext:value-type="float">
            <text:p>0.632431405943655</text:p>
          </table:table-cell>
        </table:table-row>
        <table:table-row table:style-name="ro1">
          <table:table-cell office:value-type="float" office:value="1.74017161381027E+018" calcext:value-type="float">
            <text:p>1.74017161381027E+018</text:p>
          </table:table-cell>
          <table:table-cell office:value-type="float" office:value="-4.80431337428084" calcext:value-type="float">
            <text:p>-4.80431337428084</text:p>
          </table:table-cell>
          <table:table-cell office:value-type="float" office:value="-0.789586800046393" calcext:value-type="float">
            <text:p>-0.789586800046393</text:p>
          </table:table-cell>
          <table:table-cell office:value-type="float" office:value="-1.40432462970882" calcext:value-type="float">
            <text:p>-1.40432462970882</text:p>
          </table:table-cell>
          <table:table-cell office:value-type="float" office:value="0.232321741140999" calcext:value-type="float">
            <text:p>0.232321741140999</text:p>
          </table:table-cell>
          <table:table-cell office:value-type="float" office:value="0.632431405947594" calcext:value-type="float">
            <text:p>0.632431405947594</text:p>
          </table:table-cell>
        </table:table-row>
        <table:table-row table:style-name="ro1">
          <table:table-cell office:value-type="float" office:value="1.74017161382593E+018" calcext:value-type="float">
            <text:p>1.74017161382593E+018</text:p>
          </table:table-cell>
          <table:table-cell office:value-type="float" office:value="-4.80371963307744" calcext:value-type="float">
            <text:p>-4.80371963307744</text:p>
          </table:table-cell>
          <table:table-cell office:value-type="float" office:value="-0.793020659882936" calcext:value-type="float">
            <text:p>-0.793020659882936</text:p>
          </table:table-cell>
          <table:table-cell office:value-type="float" office:value="-1.39483815861953" calcext:value-type="float">
            <text:p>-1.39483815861953</text:p>
          </table:table-cell>
          <table:table-cell office:value-type="float" office:value="0.232321741140925" calcext:value-type="float">
            <text:p>0.232321741140925</text:p>
          </table:table-cell>
          <table:table-cell office:value-type="float" office:value="0.632431405951025" calcext:value-type="float">
            <text:p>0.632431405951025</text:p>
          </table:table-cell>
        </table:table-row>
        <table:table-row table:style-name="ro1">
          <table:table-cell office:value-type="float" office:value="1.74017161384073E+018" calcext:value-type="float">
            <text:p>1.74017161384073E+018</text:p>
          </table:table-cell>
          <table:table-cell office:value-type="float" office:value="-4.80309334386668" calcext:value-type="float">
            <text:p>-4.80309334386668</text:p>
          </table:table-cell>
          <table:table-cell office:value-type="float" office:value="-0.796448732784454" calcext:value-type="float">
            <text:p>-0.796448732784454</text:p>
          </table:table-cell>
          <table:table-cell office:value-type="float" office:value="-1.38535168753019" calcext:value-type="float">
            <text:p>-1.38535168753019</text:p>
          </table:table-cell>
          <table:table-cell office:value-type="float" office:value="0.232321741140836" calcext:value-type="float">
            <text:p>0.232321741140836</text:p>
          </table:table-cell>
          <table:table-cell office:value-type="float" office:value="0.632431405954329" calcext:value-type="float">
            <text:p>0.632431405954329</text:p>
          </table:table-cell>
        </table:table-row>
        <table:table-row table:style-name="ro1">
          <table:table-cell office:value-type="float" office:value="1.74017161385901E+018" calcext:value-type="float">
            <text:p>1.74017161385901E+018</text:p>
          </table:table-cell>
          <table:table-cell office:value-type="float" office:value="-4.80229891300668" calcext:value-type="float">
            <text:p>-4.80229891300668</text:p>
          </table:table-cell>
          <table:table-cell office:value-type="float" office:value="-0.800554347181347" calcext:value-type="float">
            <text:p>-0.800554347181347</text:p>
          </table:table-cell>
          <table:table-cell office:value-type="float" office:value="-1.37396792222291" calcext:value-type="float">
            <text:p>-1.37396792222291</text:p>
          </table:table-cell>
          <table:table-cell office:value-type="float" office:value="0.232321741140748" calcext:value-type="float">
            <text:p>0.232321741140748</text:p>
          </table:table-cell>
          <table:table-cell office:value-type="float" office:value="0.632431405958395" calcext:value-type="float">
            <text:p>0.632431405958395</text:p>
          </table:table-cell>
        </table:table-row>
        <table:table-row table:style-name="ro1">
          <table:table-cell office:value-type="float" office:value="1.74017161387406E+018" calcext:value-type="float">
            <text:p>1.74017161387406E+018</text:p>
          </table:table-cell>
          <table:table-cell office:value-type="float" office:value="-4.80160122068815" calcext:value-type="float">
            <text:p>-4.80160122068815</text:p>
          </table:table-cell>
          <table:table-cell office:value-type="float" office:value="-0.80396860367761" calcext:value-type="float">
            <text:p>-0.80396860367761</text:p>
          </table:table-cell>
          <table:table-cell office:value-type="float" office:value="-1.36448145113344" calcext:value-type="float">
            <text:p>-1.36448145113344</text:p>
          </table:table-cell>
          <table:table-cell office:value-type="float" office:value="0.232321741140659" calcext:value-type="float">
            <text:p>0.232321741140659</text:p>
          </table:table-cell>
          <table:table-cell office:value-type="float" office:value="0.632431405962207" calcext:value-type="float">
            <text:p>0.632431405962207</text:p>
          </table:table-cell>
        </table:table-row>
        <table:table-row table:style-name="ro1">
          <table:table-cell office:value-type="float" office:value="1.74017161389259E+018" calcext:value-type="float">
            <text:p>1.74017161389259E+018</text:p>
          </table:table-cell>
          <table:table-cell office:value-type="float" office:value="-4.80072128391282" calcext:value-type="float">
            <text:p>-4.80072128391282</text:p>
          </table:table-cell>
          <table:table-cell office:value-type="float" office:value="-0.808056745216096" calcext:value-type="float">
            <text:p>-0.808056745216096</text:p>
          </table:table-cell>
          <table:table-cell office:value-type="float" office:value="-1.35309768582603" calcext:value-type="float">
            <text:p>-1.35309768582603</text:p>
          </table:table-cell>
          <table:table-cell office:value-type="float" office:value="0.232321741140555" calcext:value-type="float">
            <text:p>0.232321741140555</text:p>
          </table:table-cell>
          <table:table-cell office:value-type="float" office:value="0.632431405966146" calcext:value-type="float">
            <text:p>0.632431405966146</text:p>
          </table:table-cell>
        </table:table-row>
        <table:table-row table:style-name="ro1">
          <table:table-cell office:value-type="float" office:value="1.74017161390764E+018" calcext:value-type="float">
            <text:p>1.74017161390764E+018</text:p>
          </table:table-cell>
          <table:table-cell office:value-type="float" office:value="-4.79995249236708" calcext:value-type="float">
            <text:p>-4.79995249236708</text:p>
          </table:table-cell>
          <table:table-cell office:value-type="float" office:value="-0.811455698224418" calcext:value-type="float">
            <text:p>-0.811455698224418</text:p>
          </table:table-cell>
          <table:table-cell office:value-type="float" office:value="-1.34361121473646" calcext:value-type="float">
            <text:p>-1.34361121473646</text:p>
          </table:table-cell>
          <table:table-cell office:value-type="float" office:value="0.232321741140521" calcext:value-type="float">
            <text:p>0.232321741140521</text:p>
          </table:table-cell>
          <table:table-cell office:value-type="float" office:value="0.632431405969853" calcext:value-type="float">
            <text:p>0.632431405969853</text:p>
          </table:table-cell>
        </table:table-row>
        <table:table-row table:style-name="ro1">
          <table:table-cell office:value-type="float" office:value="1.74017161392327E+018" calcext:value-type="float">
            <text:p>1.74017161392327E+018</text:p>
          </table:table-cell>
          <table:table-cell office:value-type="float" office:value="-4.79915149182823" calcext:value-type="float">
            <text:p>-4.79915149182823</text:p>
          </table:table-cell>
          <table:table-cell office:value-type="float" office:value="-0.814847205283285" calcext:value-type="float">
            <text:p>-0.814847205283285</text:p>
          </table:table-cell>
          <table:table-cell office:value-type="float" office:value="-1.33412474364683" calcext:value-type="float">
            <text:p>-1.33412474364683</text:p>
          </table:table-cell>
          <table:table-cell office:value-type="float" office:value="0.232321741140447" calcext:value-type="float">
            <text:p>0.232321741140447</text:p>
          </table:table-cell>
          <table:table-cell office:value-type="float" office:value="0.632431405973538" calcext:value-type="float">
            <text:p>0.632431405973538</text:p>
          </table:table-cell>
        </table:table-row>
        <table:table-row table:style-name="ro1">
          <table:table-cell office:value-type="float" office:value="1.74017161394109E+018" calcext:value-type="float">
            <text:p>1.74017161394109E+018</text:p>
          </table:table-cell>
          <table:table-cell office:value-type="float" office:value="-4.79814787700867" calcext:value-type="float">
            <text:p>-4.79814787700867</text:p>
          </table:table-cell>
          <table:table-cell office:value-type="float" office:value="-0.81890675541368" calcext:value-type="float">
            <text:p>-0.81890675541368</text:p>
          </table:table-cell>
          <table:table-cell office:value-type="float" office:value="-1.3227409783392" calcext:value-type="float">
            <text:p>-1.3227409783392</text:p>
          </table:table-cell>
          <table:table-cell office:value-type="float" office:value="0.232321741140303" calcext:value-type="float">
            <text:p>0.232321741140303</text:p>
          </table:table-cell>
          <table:table-cell office:value-type="float" office:value="0.632431405977709" calcext:value-type="float">
            <text:p>0.632431405977709</text:p>
          </table:table-cell>
        </table:table-row>
        <table:table-row table:style-name="ro1">
          <table:table-cell office:value-type="float" office:value="1.74017161395661E+018" calcext:value-type="float">
            <text:p>1.74017161395661E+018</text:p>
          </table:table-cell>
          <table:table-cell office:value-type="float" office:value="-4.79727627449227" calcext:value-type="float">
            <text:p>-4.79727627449227</text:p>
          </table:table-cell>
          <table:table-cell office:value-type="float" office:value="-0.822280808028411" calcext:value-type="float">
            <text:p>-0.822280808028411</text:p>
          </table:table-cell>
          <table:table-cell office:value-type="float" office:value="-1.31325450724945" calcext:value-type="float">
            <text:p>-1.31325450724945</text:p>
          </table:table-cell>
          <table:table-cell office:value-type="float" office:value="0.232321741140244" calcext:value-type="float">
            <text:p>0.232321741140244</text:p>
          </table:table-cell>
          <table:table-cell office:value-type="float" office:value="0.63243140598152" calcext:value-type="float">
            <text:p>0.63243140598152</text:p>
          </table:table-cell>
        </table:table-row>
        <table:table-row table:style-name="ro1">
          <table:table-cell office:value-type="float" office:value="1.74017161397139E+018" calcext:value-type="float">
            <text:p>1.74017161397139E+018</text:p>
          </table:table-cell>
          <table:table-cell office:value-type="float" office:value="-4.79637270382219" calcext:value-type="float">
            <text:p>-4.79637270382219</text:p>
          </table:table-cell>
          <table:table-cell office:value-type="float" office:value="-0.825646440515439" calcext:value-type="float">
            <text:p>-0.825646440515439</text:p>
          </table:table-cell>
          <table:table-cell office:value-type="float" office:value="-1.30376803615964" calcext:value-type="float">
            <text:p>-1.30376803615964</text:p>
          </table:table-cell>
          <table:table-cell office:value-type="float" office:value="0.23232174114017" calcext:value-type="float">
            <text:p>0.23232174114017</text:p>
          </table:table-cell>
          <table:table-cell office:value-type="float" office:value="0.632431405985205" calcext:value-type="float">
            <text:p>0.632431405985205</text:p>
          </table:table-cell>
        </table:table-row>
        <table:table-row table:style-name="ro1">
          <table:table-cell office:value-type="float" office:value="1.74017161398956E+018" calcext:value-type="float">
            <text:p>1.74017161398956E+018</text:p>
          </table:table-cell>
          <table:table-cell office:value-type="float" office:value="-4.79524633574822" calcext:value-type="float">
            <text:p>-4.79524633574822</text:p>
          </table:table-cell>
          <table:table-cell office:value-type="float" office:value="-0.829673658529047" calcext:value-type="float">
            <text:p>-0.829673658529047</text:p>
          </table:table-cell>
          <table:table-cell office:value-type="float" office:value="-1.2923842708518" calcext:value-type="float">
            <text:p>-1.2923842708518</text:p>
          </table:table-cell>
          <table:table-cell office:value-type="float" office:value="0.232321741140052" calcext:value-type="float">
            <text:p>0.232321741140052</text:p>
          </table:table-cell>
          <table:table-cell office:value-type="float" office:value="0.632431405989526" calcext:value-type="float">
            <text:p>0.632431405989526</text:p>
          </table:table-cell>
        </table:table-row>
        <table:table-row table:style-name="ro1">
          <table:table-cell office:value-type="float" office:value="1.74017161400497E+018" calcext:value-type="float">
            <text:p>1.74017161400497E+018</text:p>
          </table:table-cell>
          <table:table-cell office:value-type="float" office:value="-4.79427272540708" calcext:value-type="float">
            <text:p>-4.79427272540708</text:p>
          </table:table-cell>
          <table:table-cell office:value-type="float" office:value="-0.833019701699297" calcext:value-type="float">
            <text:p>-0.833019701699297</text:p>
          </table:table-cell>
          <table:table-cell office:value-type="float" office:value="-1.28289779976187" calcext:value-type="float">
            <text:p>-1.28289779976187</text:p>
          </table:table-cell>
          <table:table-cell office:value-type="float" office:value="0.232321741139978" calcext:value-type="float">
            <text:p>0.232321741139978</text:p>
          </table:table-cell>
          <table:table-cell office:value-type="float" office:value="0.632431405993465" calcext:value-type="float">
            <text:p>0.632431405993465</text:p>
          </table:table-cell>
        </table:table-row>
        <table:table-row table:style-name="ro1">
          <table:table-cell office:value-type="float" office:value="1.7401716140231E+018" calcext:value-type="float">
            <text:p>1.7401716140231E+018</text:p>
          </table:table-cell>
          <table:table-cell office:value-type="float" office:value="-4.79306255973785" calcext:value-type="float">
            <text:p>-4.79306255973785</text:p>
          </table:table-cell>
          <table:table-cell office:value-type="float" office:value="-0.837022536822079" calcext:value-type="float">
            <text:p>-0.837022536822079</text:p>
          </table:table-cell>
          <table:table-cell office:value-type="float" office:value="-1.27151403445388" calcext:value-type="float">
            <text:p>-1.27151403445388</text:p>
          </table:table-cell>
          <table:table-cell office:value-type="float" office:value="0.232321741139904" calcext:value-type="float">
            <text:p>0.232321741139904</text:p>
          </table:table-cell>
          <table:table-cell office:value-type="float" office:value="0.632431405997912" calcext:value-type="float">
            <text:p>0.632431405997912</text:p>
          </table:table-cell>
        </table:table-row>
        <table:table-row table:style-name="ro1">
          <table:table-cell office:value-type="float" office:value="1.74017161403852E+018" calcext:value-type="float">
            <text:p>1.74017161403852E+018</text:p>
          </table:table-cell>
          <table:table-cell office:value-type="float" office:value="-4.79203431376564" calcext:value-type="float">
            <text:p>-4.79203431376564</text:p>
          </table:table-cell>
          <table:table-cell office:value-type="float" office:value="-0.840301298592541" calcext:value-type="float">
            <text:p>-0.840301298592541</text:p>
          </table:table-cell>
          <table:table-cell office:value-type="float" office:value="-1.26244471336112" calcext:value-type="float">
            <text:p>-1.26244471336112</text:p>
          </table:table-cell>
          <table:table-cell office:value-type="float" office:value="0.230701741151067" calcext:value-type="float">
            <text:p>0.230701741151067</text:p>
          </table:table-cell>
          <table:table-cell office:value-type="float" office:value="0.618526406091874" calcext:value-type="float">
            <text:p>0.618526406091874</text:p>
          </table:table-cell>
        </table:table-row>
        <table:table-row table:style-name="ro1">
          <table:table-cell office:value-type="float" office:value="1.740171614054E+018" calcext:value-type="float">
            <text:p>1.740171614054E+018</text:p>
          </table:table-cell>
          <table:table-cell office:value-type="float" office:value="-4.7910387211139" calcext:value-type="float">
            <text:p>-4.7910387211139</text:p>
          </table:table-cell>
          <table:table-cell office:value-type="float" office:value="-0.843386453987938" calcext:value-type="float">
            <text:p>-0.843386453987938</text:p>
          </table:table-cell>
          <table:table-cell office:value-type="float" office:value="-1.25504399226088" calcext:value-type="float">
            <text:p>-1.25504399226088</text:p>
          </table:table-cell>
          <table:table-cell office:value-type="float" office:value="0.222601741190984" calcext:value-type="float">
            <text:p>0.222601741190984</text:p>
          </table:table-cell>
          <table:table-cell office:value-type="float" office:value="0.549001406433095" calcext:value-type="float">
            <text:p>0.549001406433095</text:p>
          </table:table-cell>
        </table:table-row>
        <table:table-row table:style-name="ro1">
          <table:table-cell office:value-type="float" office:value="1.74017161407226E+018" calcext:value-type="float">
            <text:p>1.74017161407226E+018</text:p>
          </table:table-cell>
          <table:table-cell office:value-type="float" office:value="-4.78990181555787" calcext:value-type="float">
            <text:p>-4.78990181555787</text:p>
          </table:table-cell>
          <table:table-cell office:value-type="float" office:value="-0.846826328956804" calcext:value-type="float">
            <text:p>-0.846826328956804</text:p>
          </table:table-cell>
          <table:table-cell office:value-type="float" office:value="-1.24845745194059" calcext:value-type="float">
            <text:p>-1.24845745194059</text:p>
          </table:table-cell>
          <table:table-cell office:value-type="float" office:value="0.206671741219571" calcext:value-type="float">
            <text:p>0.206671741219571</text:p>
          </table:table-cell>
          <table:table-cell office:value-type="float" office:value="0.412268906682831" calcext:value-type="float">
            <text:p>0.412268906682831</text:p>
          </table:table-cell>
        </table:table-row>
        <table:table-row table:style-name="ro1">
          <table:table-cell office:value-type="float" office:value="1.74017161408808E+018" calcext:value-type="float">
            <text:p>1.74017161408808E+018</text:p>
          </table:table-cell>
          <table:table-cell office:value-type="float" office:value="-4.7890109238375" calcext:value-type="float">
            <text:p>-4.7890109238375</text:p>
          </table:table-cell>
          <table:table-cell office:value-type="float" office:value="-0.849476940833076" calcext:value-type="float">
            <text:p>-0.849476940833076</text:p>
          </table:table-cell>
          <table:table-cell office:value-type="float" office:value="-1.24488060584035" calcext:value-type="float">
            <text:p>-1.24488060584035</text:p>
          </table:table-cell>
          <table:table-cell office:value-type="float" office:value="0.193171741219415" calcext:value-type="float">
            <text:p>0.193171741219415</text:p>
          </table:table-cell>
          <table:table-cell office:value-type="float" office:value="0.296393906682711" calcext:value-type="float">
            <text:p>0.296393906682711</text:p>
          </table:table-cell>
        </table:table-row>
        <table:table-row table:style-name="ro1">
          <table:table-cell office:value-type="float" office:value="1.74017161410291E+018" calcext:value-type="float">
            <text:p>1.74017161410291E+018</text:p>
          </table:table-cell>
          <table:table-cell office:value-type="float" office:value="-4.78817786981811" calcext:value-type="float">
            <text:p>-4.78817786981811</text:p>
          </table:table-cell>
          <table:table-cell office:value-type="float" office:value="-0.851933351426085" calcext:value-type="float">
            <text:p>-0.851933351426085</text:p>
          </table:table-cell>
          <table:table-cell office:value-type="float" office:value="-1.24304188474009" calcext:value-type="float">
            <text:p>-1.24304188474009</text:p>
          </table:table-cell>
          <table:table-cell office:value-type="float" office:value="0.179671741219305" calcext:value-type="float">
            <text:p>0.179671741219305</text:p>
          </table:table-cell>
          <table:table-cell office:value-type="float" office:value="0.180518906683309" calcext:value-type="float">
            <text:p>0.180518906683309</text:p>
          </table:table-cell>
        </table:table-row>
        <table:table-row table:style-name="ro1">
          <table:table-cell office:value-type="float" office:value="1.74017161412126E+018" calcext:value-type="float">
            <text:p>1.74017161412126E+018</text:p>
          </table:table-cell>
          <table:table-cell office:value-type="float" office:value="-4.78726148996331" calcext:value-type="float">
            <text:p>-4.78726148996331</text:p>
          </table:table-cell>
          <table:table-cell office:value-type="float" office:value="-0.854627034909237" calcext:value-type="float">
            <text:p>-0.854627034909237</text:p>
          </table:table-cell>
          <table:table-cell office:value-type="float" office:value="-1.24312974441286" calcext:value-type="float">
            <text:p>-1.24312974441286</text:p>
          </table:table-cell>
          <table:table-cell office:value-type="float" office:value="0.163471741218035" calcext:value-type="float">
            <text:p>0.163471741218035</text:p>
          </table:table-cell>
          <table:table-cell office:value-type="float" office:value="0.0414689069146278" calcext:value-type="float">
            <text:p>0.0414689069146278</text:p>
          </table:table-cell>
        </table:table-row>
        <table:table-row table:style-name="ro1">
          <table:table-cell office:value-type="float" office:value="1.74017161413623E+018" calcext:value-type="float">
            <text:p>1.74017161413623E+018</text:p>
          </table:table-cell>
          <table:table-cell office:value-type="float" office:value="-4.78657179021304" calcext:value-type="float">
            <text:p>-4.78657179021304</text:p>
          </table:table-cell>
          <table:table-cell office:value-type="float" office:value="-0.856661639990883" calcext:value-type="float">
            <text:p>-0.856661639990883</text:p>
          </table:table-cell>
          <table:table-cell office:value-type="float" office:value="-1.24511489830041" calcext:value-type="float">
            <text:p>-1.24511489830041</text:p>
          </table:table-cell>
          <table:table-cell office:value-type="float" office:value="0.149971741215823" calcext:value-type="float">
            <text:p>0.149971741215823</text:p>
          </table:table-cell>
          <table:table-cell office:value-type="float" office:value="-0.0744060926791857" calcext:value-type="float">
            <text:p>-0.0744060926791857</text:p>
          </table:table-cell>
        </table:table-row>
        <table:table-row table:style-name="ro1">
          <table:table-cell office:value-type="float" office:value="1.7401716141542E+018" calcext:value-type="float">
            <text:p>1.7401716141542E+018</text:p>
          </table:table-cell>
          <table:table-cell office:value-type="float" office:value="-4.78583704682841" calcext:value-type="float">
            <text:p>-4.78583704682841</text:p>
          </table:table-cell>
          <table:table-cell office:value-type="float" office:value="-0.858852401710467" calcext:value-type="float">
            <text:p>-0.858852401710467</text:p>
          </table:table-cell>
          <table:table-cell office:value-type="float" office:value="-1.24979140796548" calcext:value-type="float">
            <text:p>-1.24979140796548</text:p>
          </table:table-cell>
          <table:table-cell office:value-type="float" office:value="0.133771741214861" calcext:value-type="float">
            <text:p>0.133771741214861</text:p>
          </table:table-cell>
          <table:table-cell office:value-type="float" office:value="-0.213456092503476" calcext:value-type="float">
            <text:p>-0.213456092503476</text:p>
          </table:table-cell>
        </table:table-row>
        <table:table-row table:style-name="ro1">
          <table:table-cell office:value-type="float" office:value="1.74017161416939E+018" calcext:value-type="float">
            <text:p>1.74017161416939E+018</text:p>
          </table:table-cell>
          <table:table-cell office:value-type="float" office:value="-4.78530415258511" calcext:value-type="float">
            <text:p>-4.78530415258511</text:p>
          </table:table-cell>
          <table:table-cell office:value-type="float" office:value="-0.86046969338936" calcext:value-type="float">
            <text:p>-0.86046969338936</text:p>
          </table:table-cell>
          <table:table-cell office:value-type="float" office:value="-1.25560043685306" calcext:value-type="float">
            <text:p>-1.25560043685306</text:p>
          </table:table-cell>
          <table:table-cell office:value-type="float" office:value="0.120271741214884" calcext:value-type="float">
            <text:p>0.120271741214884</text:p>
          </table:table-cell>
          <table:table-cell office:value-type="float" office:value="-0.329331092504276" calcext:value-type="float">
            <text:p>-0.329331092504276</text:p>
          </table:table-cell>
        </table:table-row>
        <table:table-row table:style-name="ro1">
          <table:table-cell office:value-type="float" office:value="1.74017161418489E+018" calcext:value-type="float">
            <text:p>1.74017161418489E+018</text:p>
          </table:table-cell>
          <table:table-cell office:value-type="float" office:value="-4.78484389786" calcext:value-type="float">
            <text:p>-4.78484389786</text:p>
          </table:table-cell>
          <table:table-cell office:value-type="float" office:value="-0.861897676201492" calcext:value-type="float">
            <text:p>-0.861897676201492</text:p>
          </table:table-cell>
          <table:table-cell office:value-type="float" office:value="-1.26257081762413" calcext:value-type="float">
            <text:p>-1.26257081762413</text:p>
          </table:table-cell>
          <table:table-cell office:value-type="float" office:value="0.106771741213486" calcext:value-type="float">
            <text:p>0.106771741213486</text:p>
          </table:table-cell>
          <table:table-cell office:value-type="float" office:value="-0.425980321954803" calcext:value-type="float">
            <text:p>-0.425980321954803</text:p>
          </table:table-cell>
        </table:table-row>
        <table:table-row table:style-name="ro1">
          <table:table-cell office:value-type="float" office:value="1.74017161420295E+018" calcext:value-type="float">
            <text:p>1.74017161420295E+018</text:p>
          </table:table-cell>
          <table:table-cell office:value-type="float" office:value="-4.78438475824375" calcext:value-type="float">
            <text:p>-4.78438475824375</text:p>
          </table:table-cell>
          <table:table-cell office:value-type="float" office:value="-0.863360394935315" calcext:value-type="float">
            <text:p>-0.863360394935315</text:p>
          </table:table-cell>
          <table:table-cell office:value-type="float" office:value="-1.27097081761545" calcext:value-type="float">
            <text:p>-1.27097081761545</text:p>
          </table:table-cell>
          <table:table-cell office:value-type="float" office:value="0.0905717412105713" calcext:value-type="float">
            <text:p>0.0905717412105713</text:p>
          </table:table-cell>
          <table:table-cell office:value-type="float" office:value="-0.466666666162631" calcext:value-type="float">
            <text:p>-0.466666666162631</text:p>
          </table:table-cell>
        </table:table-row>
        <table:table-row table:style-name="ro1">
          <table:table-cell office:value-type="float" office:value="1.74017161421895E+018" calcext:value-type="float">
            <text:p>1.74017161421895E+018</text:p>
          </table:table-cell>
          <table:table-cell office:value-type="float" office:value="-4.78407663291424" calcext:value-type="float">
            <text:p>-4.78407663291424</text:p>
          </table:table-cell>
          <table:table-cell office:value-type="float" office:value="-0.864369212257905" calcext:value-type="float">
            <text:p>-0.864369212257905</text:p>
          </table:table-cell>
          <table:table-cell office:value-type="float" office:value="-1.27797081760817" calcext:value-type="float">
            <text:p>-1.27797081760817</text:p>
          </table:table-cell>
          <table:table-cell office:value-type="float" office:value="0.0770717412100023" calcext:value-type="float">
            <text:p>0.0770717412100023</text:p>
          </table:table-cell>
          <table:table-cell office:value-type="float" office:value="-0.466666666183088" calcext:value-type="float">
            <text:p>-0.466666666183088</text:p>
          </table:table-cell>
        </table:table-row>
        <table:table-row table:style-name="ro1">
          <table:table-cell office:value-type="float" office:value="1.74017161423384E+018" calcext:value-type="float">
            <text:p>1.74017161423384E+018</text:p>
          </table:table-cell>
          <table:table-cell office:value-type="float" office:value="-4.78382565187611" calcext:value-type="float">
            <text:p>-4.78382565187611</text:p>
          </table:table-cell>
          <table:table-cell office:value-type="float" office:value="-0.865212155910462" calcext:value-type="float">
            <text:p>-0.865212155910462</text:p>
          </table:table-cell>
          <table:table-cell office:value-type="float" office:value="-1.28497081760277" calcext:value-type="float">
            <text:p>-1.28497081760277</text:p>
          </table:table-cell>
          <table:table-cell office:value-type="float" office:value="0.0644780760006804" calcext:value-type="float">
            <text:p>0.0644780760006804</text:p>
          </table:table-cell>
          <table:table-cell office:value-type="float" office:value="-0.466666666244206" calcext:value-type="float">
            <text:p>-0.466666666244206</text:p>
          </table:table-cell>
        </table:table-row>
        <table:table-row table:style-name="ro1">
          <table:table-cell office:value-type="float" office:value="1.74017161425176E+018" calcext:value-type="float">
            <text:p>1.74017161425176E+018</text:p>
          </table:table-cell>
          <table:table-cell office:value-type="float" office:value="-4.78353979472971" calcext:value-type="float">
            <text:p>-4.78353979472971</text:p>
          </table:table-cell>
          <table:table-cell office:value-type="float" office:value="-0.866200203811381" calcext:value-type="float">
            <text:p>-0.866200203811381</text:p>
          </table:table-cell>
          <table:table-cell office:value-type="float" office:value="-1.29337081759499" calcext:value-type="float">
            <text:p>-1.29337081759499</text:p>
          </table:table-cell>
          <table:table-cell office:value-type="float" office:value="0.0573807455567377" calcext:value-type="float">
            <text:p>0.0573807455567377</text:p>
          </table:table-cell>
          <table:table-cell office:value-type="float" office:value="-0.466666666275718" calcext:value-type="float">
            <text:p>-0.466666666275718</text:p>
          </table:table-cell>
        </table:table-row>
        <table:table-row table:style-name="ro1">
          <table:table-cell office:value-type="float" office:value="1.74017161426695E+018" calcext:value-type="float">
            <text:p>1.74017161426695E+018</text:p>
          </table:table-cell>
          <table:table-cell office:value-type="float" office:value="-4.78330792720595" calcext:value-type="float">
            <text:p>-4.78330792720595</text:p>
          </table:table-cell>
          <table:table-cell office:value-type="float" office:value="-0.86702538762652" calcext:value-type="float">
            <text:p>-0.86702538762652</text:p>
          </table:table-cell>
          <table:table-cell office:value-type="float" office:value="-1.30037081758821" calcext:value-type="float">
            <text:p>-1.30037081758821</text:p>
          </table:table-cell>
          <table:table-cell office:value-type="float" office:value="0.0571428571344731" calcext:value-type="float">
            <text:p>0.0571428571344731</text:p>
          </table:table-cell>
          <table:table-cell office:value-type="float" office:value="-0.466666666215489" calcext:value-type="float">
            <text:p>-0.466666666215489</text:p>
          </table:table-cell>
        </table:table-row>
        <table:table-row table:style-name="ro1">
          <table:table-cell office:value-type="float" office:value="1.74017161428521E+018" calcext:value-type="float">
            <text:p>1.74017161428521E+018</text:p>
          </table:table-cell>
          <table:table-cell office:value-type="float" office:value="-4.78303731929206" calcext:value-type="float">
            <text:p>-4.78303731929206</text:p>
          </table:table-cell>
          <table:table-cell office:value-type="float" office:value="-0.868017720393042" calcext:value-type="float">
            <text:p>-0.868017720393042</text:p>
          </table:table-cell>
          <table:table-cell office:value-type="float" office:value="-1.30877081758004" calcext:value-type="float">
            <text:p>-1.30877081758004</text:p>
          </table:table-cell>
          <table:table-cell office:value-type="float" office:value="0.0571428571344274" calcext:value-type="float">
            <text:p>0.0571428571344274</text:p>
          </table:table-cell>
          <table:table-cell office:value-type="float" office:value="-0.466666666213313" calcext:value-type="float">
            <text:p>-0.466666666213313</text:p>
          </table:table-cell>
        </table:table-row>
        <table:table-row table:style-name="ro1">
          <table:table-cell office:value-type="float" office:value="1.7401716143003E+018" calcext:value-type="float">
            <text:p>1.7401716143003E+018</text:p>
          </table:table-cell>
          <table:table-cell office:value-type="float" office:value="-4.78281818659106" calcext:value-type="float">
            <text:p>-4.78281818659106</text:p>
          </table:table-cell>
          <table:table-cell office:value-type="float" office:value="-0.868846376978541" calcext:value-type="float">
            <text:p>-0.868846376978541</text:p>
          </table:table-cell>
          <table:table-cell office:value-type="float" office:value="-1.3157708175732" calcext:value-type="float">
            <text:p>-1.3157708175732</text:p>
          </table:table-cell>
          <table:table-cell office:value-type="float" office:value="0.0571428571344126" calcext:value-type="float">
            <text:p>0.0571428571344126</text:p>
          </table:table-cell>
          <table:table-cell office:value-type="float" office:value="-0.466666666211661" calcext:value-type="float">
            <text:p>-0.466666666211661</text:p>
          </table:table-cell>
        </table:table-row>
        <table:table-row table:style-name="ro1">
          <table:table-cell office:value-type="float" office:value="1.74017161431525E+018" calcext:value-type="float">
            <text:p>1.74017161431525E+018</text:p>
          </table:table-cell>
          <table:table-cell office:value-type="float" office:value="-4.78260485980751" calcext:value-type="float">
            <text:p>-4.78260485980751</text:p>
          </table:table-cell>
          <table:table-cell office:value-type="float" office:value="-0.869676547178413" calcext:value-type="float">
            <text:p>-0.869676547178413</text:p>
          </table:table-cell>
          <table:table-cell office:value-type="float" office:value="-1.32277081756633" calcext:value-type="float">
            <text:p>-1.32277081756633</text:p>
          </table:table-cell>
          <table:table-cell office:value-type="float" office:value="0.0571428571342955" calcext:value-type="float">
            <text:p>0.0571428571342955</text:p>
          </table:table-cell>
          <table:table-cell office:value-type="float" office:value="-0.466666666209644" calcext:value-type="float">
            <text:p>-0.466666666209644</text:p>
          </table:table-cell>
        </table:table-row>
        <table:table-row table:style-name="ro1">
          <table:table-cell office:value-type="float" office:value="1.74017161433413E+018" calcext:value-type="float">
            <text:p>1.74017161433413E+018</text:p>
          </table:table-cell>
          <table:table-cell office:value-type="float" office:value="-4.78235654617601" calcext:value-type="float">
            <text:p>-4.78235654617601</text:p>
          </table:table-cell>
          <table:table-cell office:value-type="float" office:value="-0.870674692109263" calcext:value-type="float">
            <text:p>-0.870674692109263</text:p>
          </table:table-cell>
          <table:table-cell office:value-type="float" office:value="-1.33117081755805" calcext:value-type="float">
            <text:p>-1.33117081755805</text:p>
          </table:table-cell>
          <table:table-cell office:value-type="float" office:value="0.0571428571342511" calcext:value-type="float">
            <text:p>0.0571428571342511</text:p>
          </table:table-cell>
          <table:table-cell office:value-type="float" office:value="-0.466666666207484" calcext:value-type="float">
            <text:p>-0.466666666207484</text:p>
          </table:table-cell>
        </table:table-row>
        <table:table-row table:style-name="ro1">
          <table:table-cell office:value-type="float" office:value="1.74017161434941E+018" calcext:value-type="float">
            <text:p>1.74017161434941E+018</text:p>
          </table:table-cell>
          <table:table-cell office:value-type="float" office:value="-4.78215602880399" calcext:value-type="float">
            <text:p>-4.78215602880399</text:p>
          </table:table-cell>
          <table:table-cell office:value-type="float" office:value="-0.871508048972109" calcext:value-type="float">
            <text:p>-0.871508048972109</text:p>
          </table:table-cell>
          <table:table-cell office:value-type="float" office:value="-1.33817081755112" calcext:value-type="float">
            <text:p>-1.33817081755112</text:p>
          </table:table-cell>
          <table:table-cell office:value-type="float" office:value="0.0571428571341919" calcext:value-type="float">
            <text:p>0.0571428571341919</text:p>
          </table:table-cell>
          <table:table-cell office:value-type="float" office:value="-0.466666666205705" calcext:value-type="float">
            <text:p>-0.466666666205705</text:p>
          </table:table-cell>
        </table:table-row>
        <table:table-row table:style-name="ro1">
          <table:table-cell office:value-type="float" office:value="1.7401716143648E+018" calcext:value-type="float">
            <text:p>1.7401716143648E+018</text:p>
          </table:table-cell>
          <table:table-cell office:value-type="float" office:value="-4.78196134979502" calcext:value-type="float">
            <text:p>-4.78196134979502</text:p>
          </table:table-cell>
          <table:table-cell office:value-type="float" office:value="-0.872342789027934" calcext:value-type="float">
            <text:p>-0.872342789027934</text:p>
          </table:table-cell>
          <table:table-cell office:value-type="float" office:value="-1.34517081754417" calcext:value-type="float">
            <text:p>-1.34517081754417</text:p>
          </table:table-cell>
          <table:table-cell office:value-type="float" office:value="0.057142857134177" calcext:value-type="float">
            <text:p>0.057142857134177</text:p>
          </table:table-cell>
          <table:table-cell office:value-type="float" office:value="-0.466666666203799" calcext:value-type="float">
            <text:p>-0.466666666203799</text:p>
          </table:table-cell>
        </table:table-row>
        <table:table-row table:style-name="ro1">
          <table:table-cell office:value-type="float" office:value="1.74017161438254E+018" calcext:value-type="float">
            <text:p>1.74017161438254E+018</text:p>
          </table:table-cell>
          <table:table-cell office:value-type="float" office:value="-4.78173545503456" calcext:value-type="float">
            <text:p>-4.78173545503456</text:p>
          </table:table-cell>
          <table:table-cell office:value-type="float" office:value="-0.873346245314853" calcext:value-type="float">
            <text:p>-0.873346245314853</text:p>
          </table:table-cell>
          <table:table-cell office:value-type="float" office:value="-1.35357081753579" calcext:value-type="float">
            <text:p>-1.35357081753579</text:p>
          </table:table-cell>
          <table:table-cell office:value-type="float" office:value="0.0571428571340882" calcext:value-type="float">
            <text:p>0.0571428571340882</text:p>
          </table:table-cell>
          <table:table-cell office:value-type="float" office:value="-0.46666666620202" calcext:value-type="float">
            <text:p>-0.46666666620202</text:p>
          </table:table-cell>
        </table:table-row>
        <table:table-row table:style-name="ro1">
          <table:table-cell office:value-type="float" office:value="1.74017161439797E+018" calcext:value-type="float">
            <text:p>1.74017161439797E+018</text:p>
          </table:table-cell>
          <table:table-cell office:value-type="float" office:value="-4.78155365359891" calcext:value-type="float">
            <text:p>-4.78155365359891</text:p>
          </table:table-cell>
          <table:table-cell office:value-type="float" office:value="-0.87418388432739" calcext:value-type="float">
            <text:p>-0.87418388432739</text:p>
          </table:table-cell>
          <table:table-cell office:value-type="float" office:value="-1.36057081752878" calcext:value-type="float">
            <text:p>-1.36057081752878</text:p>
          </table:table-cell>
          <table:table-cell office:value-type="float" office:value="0.0571428571340438" calcext:value-type="float">
            <text:p>0.0571428571340438</text:p>
          </table:table-cell>
          <table:table-cell office:value-type="float" office:value="-0.466666666200114" calcext:value-type="float">
            <text:p>-0.466666666200114</text:p>
          </table:table-cell>
        </table:table-row>
        <table:table-row table:style-name="ro1">
          <table:table-cell office:value-type="float" office:value="1.74017161441613E+018" calcext:value-type="float">
            <text:p>1.74017161441613E+018</text:p>
          </table:table-cell>
          <table:table-cell office:value-type="float" office:value="-4.78134323824051" calcext:value-type="float">
            <text:p>-4.78134323824051</text:p>
          </table:table-cell>
          <table:table-cell office:value-type="float" office:value="-0.875190700268617" calcext:value-type="float">
            <text:p>-0.875190700268617</text:p>
          </table:table-cell>
          <table:table-cell office:value-type="float" office:value="-1.36897081752033" calcext:value-type="float">
            <text:p>-1.36897081752033</text:p>
          </table:table-cell>
          <table:table-cell office:value-type="float" office:value="0.0571428571339698" calcext:value-type="float">
            <text:p>0.0571428571339698</text:p>
          </table:table-cell>
          <table:table-cell office:value-type="float" office:value="-0.466666666198208" calcext:value-type="float">
            <text:p>-0.466666666198208</text:p>
          </table:table-cell>
        </table:table-row>
        <table:table-row table:style-name="ro1">
          <table:table-cell office:value-type="float" office:value="1.74017161443097E+018" calcext:value-type="float">
            <text:p>1.74017161443097E+018</text:p>
          </table:table-cell>
          <table:table-cell office:value-type="float" office:value="-4.78117435749335" calcext:value-type="float">
            <text:p>-4.78117435749335</text:p>
          </table:table-cell>
          <table:table-cell office:value-type="float" office:value="-0.876031039587325" calcext:value-type="float">
            <text:p>-0.876031039587325</text:p>
          </table:table-cell>
          <table:table-cell office:value-type="float" office:value="-1.37597081751327" calcext:value-type="float">
            <text:p>-1.37597081751327</text:p>
          </table:table-cell>
          <table:table-cell office:value-type="float" office:value="0.0571428571339402" calcext:value-type="float">
            <text:p>0.0571428571339402</text:p>
          </table:table-cell>
          <table:table-cell office:value-type="float" office:value="-0.46666666619643" calcext:value-type="float">
            <text:p>-0.46666666619643</text:p>
          </table:table-cell>
        </table:table-row>
        <table:table-row table:style-name="ro1">
          <table:table-cell office:value-type="float" office:value="1.74017161444615E+018" calcext:value-type="float">
            <text:p>1.74017161444615E+018</text:p>
          </table:table-cell>
          <table:table-cell office:value-type="float" office:value="-4.78101136321094" calcext:value-type="float">
            <text:p>-4.78101136321094</text:p>
          </table:table-cell>
          <table:table-cell office:value-type="float" office:value="-0.876872540473378" calcext:value-type="float">
            <text:p>-0.876872540473378</text:p>
          </table:table-cell>
          <table:table-cell office:value-type="float" office:value="-1.38297081750619" calcext:value-type="float">
            <text:p>-1.38297081750619</text:p>
          </table:table-cell>
          <table:table-cell office:value-type="float" office:value="0.0571428571339106" calcext:value-type="float">
            <text:p>0.0571428571339106</text:p>
          </table:table-cell>
          <table:table-cell office:value-type="float" office:value="-0.466666666195159" calcext:value-type="float">
            <text:p>-0.466666666195159</text:p>
          </table:table-cell>
        </table:table-row>
        <table:table-row table:style-name="ro1">
          <table:table-cell office:value-type="float" office:value="1.74017161446486E+018" calcext:value-type="float">
            <text:p>1.74017161446486E+018</text:p>
          </table:table-cell>
          <table:table-cell office:value-type="float" office:value="-4.78082355143045" calcext:value-type="float">
            <text:p>-4.78082355143045</text:p>
          </table:table-cell>
          <table:table-cell office:value-type="float" office:value="-0.877883816745056" calcext:value-type="float">
            <text:p>-0.877883816745056</text:p>
          </table:table-cell>
          <table:table-cell office:value-type="float" office:value="-1.39137081749764" calcext:value-type="float">
            <text:p>-1.39137081749764</text:p>
          </table:table-cell>
          <table:table-cell office:value-type="float" office:value="0.0571428571338366" calcext:value-type="float">
            <text:p>0.0571428571338366</text:p>
          </table:table-cell>
          <table:table-cell office:value-type="float" office:value="-0.466666666192999" calcext:value-type="float">
            <text:p>-0.466666666192999</text:p>
          </table:table-cell>
        </table:table-row>
        <table:table-row table:style-name="ro1">
          <table:table-cell office:value-type="float" office:value="1.74017161447961E+018" calcext:value-type="float">
            <text:p>1.74017161447961E+018</text:p>
          </table:table-cell>
          <table:table-cell office:value-type="float" office:value="-4.78067353507693" calcext:value-type="float">
            <text:p>-4.78067353507693</text:p>
          </table:table-cell>
          <table:table-cell office:value-type="float" office:value="-0.878727727860635" calcext:value-type="float">
            <text:p>-0.878727727860635</text:p>
          </table:table-cell>
          <table:table-cell office:value-type="float" office:value="-1.3983708174905" calcext:value-type="float">
            <text:p>-1.3983708174905</text:p>
          </table:table-cell>
          <table:table-cell office:value-type="float" office:value="0.0571428571337761" calcext:value-type="float">
            <text:p>0.0571428571337761</text:p>
          </table:table-cell>
          <table:table-cell office:value-type="float" office:value="-0.466666666191457" calcext:value-type="float">
            <text:p>-0.466666666191457</text:p>
          </table:table-cell>
        </table:table-row>
        <table:table-row table:style-name="ro1">
          <table:table-cell office:value-type="float" office:value="1.74017161449487E+018" calcext:value-type="float">
            <text:p>1.74017161449487E+018</text:p>
          </table:table-cell>
          <table:table-cell office:value-type="float" office:value="-4.78052942972835" calcext:value-type="float">
            <text:p>-4.78052942972835</text:p>
          </table:table-cell>
          <table:table-cell office:value-type="float" office:value="-0.879572668406374" calcext:value-type="float">
            <text:p>-0.879572668406374</text:p>
          </table:table-cell>
          <table:table-cell office:value-type="float" office:value="-1.40537081748333" calcext:value-type="float">
            <text:p>-1.40537081748333</text:p>
          </table:table-cell>
          <table:table-cell office:value-type="float" office:value="0.0571428571337317" calcext:value-type="float">
            <text:p>0.0571428571337317</text:p>
          </table:table-cell>
          <table:table-cell office:value-type="float" office:value="-0.466666666189552" calcext:value-type="float">
            <text:p>-0.466666666189552</text:p>
          </table:table-cell>
        </table:table-row>
        <table:table-row table:style-name="ro1">
          <table:table-cell office:value-type="float" office:value="1.74017161451311E+018" calcext:value-type="float">
            <text:p>1.74017161451311E+018</text:p>
          </table:table-cell>
          <table:table-cell office:value-type="float" office:value="-4.78036431575825" calcext:value-type="float">
            <text:p>-4.78036431575825</text:p>
          </table:table-cell>
          <table:table-cell office:value-type="float" office:value="-0.880587897611739" calcext:value-type="float">
            <text:p>-0.880587897611739</text:p>
          </table:table-cell>
          <table:table-cell office:value-type="float" office:value="-1.41377081747471" calcext:value-type="float">
            <text:p>-1.41377081747471</text:p>
          </table:table-cell>
          <table:table-cell office:value-type="float" office:value="0.0571428571336885" calcext:value-type="float">
            <text:p>0.0571428571336885</text:p>
          </table:table-cell>
          <table:table-cell office:value-type="float" office:value="-0.466666666187916" calcext:value-type="float">
            <text:p>-0.466666666187916</text:p>
          </table:table-cell>
        </table:table-row>
        <table:table-row table:style-name="ro1">
          <table:table-cell office:value-type="float" office:value="1.74017161452838E+018" calcext:value-type="float">
            <text:p>1.74017161452838E+018</text:p>
          </table:table-cell>
          <table:table-cell office:value-type="float" office:value="-4.78023323906743" calcext:value-type="float">
            <text:p>-4.78023323906743</text:p>
          </table:table-cell>
          <table:table-cell office:value-type="float" office:value="-0.881434957101054" calcext:value-type="float">
            <text:p>-0.881434957101054</text:p>
          </table:table-cell>
          <table:table-cell office:value-type="float" office:value="-1.42077081746748" calcext:value-type="float">
            <text:p>-1.42077081746748</text:p>
          </table:table-cell>
          <table:table-cell office:value-type="float" office:value="0.0571428571336145" calcext:value-type="float">
            <text:p>0.0571428571336145</text:p>
          </table:table-cell>
          <table:table-cell office:value-type="float" office:value="-0.466666666186264" calcext:value-type="float">
            <text:p>-0.466666666186264</text:p>
          </table:table-cell>
        </table:table-row>
        <table:table-row table:style-name="ro1">
          <table:table-cell office:value-type="float" office:value="1.74017161454683E+018" calcext:value-type="float">
            <text:p>1.74017161454683E+018</text:p>
          </table:table-cell>
          <table:table-cell office:value-type="float" office:value="-4.78007693261911" calcext:value-type="float">
            <text:p>-4.78007693261911</text:p>
          </table:table-cell>
          <table:table-cell office:value-type="float" office:value="-0.882500723992245" calcext:value-type="float">
            <text:p>-0.882500723992245</text:p>
          </table:table-cell>
          <table:table-cell office:value-type="float" office:value="-1.42958796745348" calcext:value-type="float">
            <text:p>-1.42958796745348</text:p>
          </table:table-cell>
          <table:table-cell office:value-type="float" office:value="0.0587628571109052" calcext:value-type="float">
            <text:p>0.0587628571109052</text:p>
          </table:table-cell>
          <table:table-cell office:value-type="float" office:value="-0.480571666007169" calcext:value-type="float">
            <text:p>-0.480571666007169</text:p>
          </table:table-cell>
        </table:table-row>
        <table:table-row table:style-name="ro1">
          <table:table-cell office:value-type="float" office:value="1.74017161456203E+018" calcext:value-type="float">
            <text:p>1.74017161456203E+018</text:p>
          </table:table-cell>
          <table:table-cell office:value-type="float" office:value="-4.77992704344056" calcext:value-type="float">
            <text:p>-4.77992704344056</text:p>
          </table:table-cell>
          <table:table-cell office:value-type="float" office:value="-0.883590604357429" calcext:value-type="float">
            <text:p>-0.883590604357429</text:p>
          </table:table-cell>
          <table:table-cell office:value-type="float" office:value="-1.43867371743733" calcext:value-type="float">
            <text:p>-1.43867371743733</text:p>
          </table:table-cell>
          <table:table-cell office:value-type="float" office:value="0.0668628570730904" calcext:value-type="float">
            <text:p>0.0668628570730904</text:p>
          </table:table-cell>
          <table:table-cell office:value-type="float" office:value="-0.550096665709658" calcext:value-type="float">
            <text:p>-0.550096665709658</text:p>
          </table:table-cell>
        </table:table-row>
        <table:table-row table:style-name="ro1">
          <table:table-cell office:value-type="float" office:value="1.74017161457739E+018" calcext:value-type="float">
            <text:p>1.74017161457739E+018</text:p>
          </table:table-cell>
          <table:table-cell office:value-type="float" office:value="-4.7797624181379" calcext:value-type="float">
            <text:p>-4.7797624181379</text:p>
          </table:table-cell>
          <table:table-cell office:value-type="float" office:value="-0.884882796443672" calcext:value-type="float">
            <text:p>-0.884882796443672</text:p>
          </table:table-cell>
          <table:table-cell office:value-type="float" office:value="-1.4494761328985" calcext:value-type="float">
            <text:p>-1.4494761328985</text:p>
          </table:table-cell>
          <table:table-cell office:value-type="float" office:value="0.0800928570580105" calcext:value-type="float">
            <text:p>0.0800928570580105</text:p>
          </table:table-cell>
          <table:table-cell office:value-type="float" office:value="-0.66293884816721" calcext:value-type="float">
            <text:p>-0.66293884816721</text:p>
          </table:table-cell>
        </table:table-row>
        <table:table-row table:style-name="ro1">
          <table:table-cell office:value-type="float" office:value="1.74017161459584E+018" calcext:value-type="float">
            <text:p>1.74017161459584E+018</text:p>
          </table:table-cell>
          <table:table-cell office:value-type="float" office:value="-4.77955365878207" calcext:value-type="float">
            <text:p>-4.77955365878207</text:p>
          </table:table-cell>
          <table:table-cell office:value-type="float" office:value="-0.886701310375545" calcext:value-type="float">
            <text:p>-0.886701310375545</text:p>
          </table:table-cell>
          <table:table-cell office:value-type="float" office:value="-1.46317032574847" calcext:value-type="float">
            <text:p>-1.46317032574847</text:p>
          </table:table-cell>
          <table:table-cell office:value-type="float" office:value="0.0962928570671577" calcext:value-type="float">
            <text:p>0.0962928570671577</text:p>
          </table:table-cell>
          <table:table-cell office:value-type="float" office:value="-0.749029443812467" calcext:value-type="float">
            <text:p>-0.749029443812467</text:p>
          </table:table-cell>
        </table:table-row>
        <table:table-row table:style-name="ro1">
          <table:table-cell office:value-type="float" office:value="1.74017161461067E+018" calcext:value-type="float">
            <text:p>1.74017161461067E+018</text:p>
          </table:table-cell>
          <table:table-cell office:value-type="float" office:value="-4.77937598109045" calcext:value-type="float">
            <text:p>-4.77937598109045</text:p>
          </table:table-cell>
          <table:table-cell office:value-type="float" office:value="-0.888440390865979" calcext:value-type="float">
            <text:p>-0.888440390865979</text:p>
          </table:table-cell>
          <table:table-cell office:value-type="float" office:value="-1.47458215312366" calcext:value-type="float">
            <text:p>-1.47458215312366</text:p>
          </table:table-cell>
          <table:table-cell office:value-type="float" office:value="0.109792857072108" calcext:value-type="float">
            <text:p>0.109792857072108</text:p>
          </table:table-cell>
          <table:table-cell office:value-type="float" office:value="-0.760788491672083" calcext:value-type="float">
            <text:p>-0.760788491672083</text:p>
          </table:table-cell>
        </table:table-row>
        <table:table-row table:style-name="ro1">
          <table:table-cell office:value-type="float" office:value="1.74017161462606E+018" calcext:value-type="float">
            <text:p>1.74017161462606E+018</text:p>
          </table:table-cell>
          <table:table-cell office:value-type="float" office:value="-4.77919985781316" calcext:value-type="float">
            <text:p>-4.77919985781316</text:p>
          </table:table-cell>
          <table:table-cell office:value-type="float" office:value="-0.890383055758064" calcext:value-type="float">
            <text:p>-0.890383055758064</text:p>
          </table:table-cell>
          <table:table-cell office:value-type="float" office:value="-1.48599398050052" calcext:value-type="float">
            <text:p>-1.48599398050052</text:p>
          </table:table-cell>
          <table:table-cell office:value-type="float" office:value="0.123292857064595" calcext:value-type="float">
            <text:p>0.123292857064595</text:p>
          </table:table-cell>
          <table:table-cell office:value-type="float" office:value="-0.760788491734979" calcext:value-type="float">
            <text:p>-0.760788491734979</text:p>
          </table:table-cell>
        </table:table-row>
        <table:table-row table:style-name="ro1">
          <table:table-cell office:value-type="float" office:value="1.74017161464386E+018" calcext:value-type="float">
            <text:p>1.74017161464386E+018</text:p>
          </table:table-cell>
          <table:table-cell office:value-type="float" office:value="-4.7789970749419" calcext:value-type="float">
            <text:p>-4.7789970749419</text:p>
          </table:table-cell>
          <table:table-cell office:value-type="float" office:value="-0.892983211422958" calcext:value-type="float">
            <text:p>-0.892983211422958</text:p>
          </table:table-cell>
          <table:table-cell office:value-type="float" office:value="-1.49968817335268" calcext:value-type="float">
            <text:p>-1.49968817335268</text:p>
          </table:table-cell>
          <table:table-cell office:value-type="float" office:value="0.139492857058125" calcext:value-type="float">
            <text:p>0.139492857058125</text:p>
          </table:table-cell>
          <table:table-cell office:value-type="float" office:value="-0.760788491787838" calcext:value-type="float">
            <text:p>-0.760788491787838</text:p>
          </table:table-cell>
        </table:table-row>
        <table:table-row table:style-name="ro1">
          <table:table-cell office:value-type="float" office:value="1.74017161465917E+018" calcext:value-type="float">
            <text:p>1.74017161465917E+018</text:p>
          </table:table-cell>
          <table:table-cell office:value-type="float" office:value="-4.77884065885615" calcext:value-type="float">
            <text:p>-4.77884065885615</text:p>
          </table:table-cell>
          <table:table-cell office:value-type="float" office:value="-0.895374230519234" calcext:value-type="float">
            <text:p>-0.895374230519234</text:p>
          </table:table-cell>
          <table:table-cell office:value-type="float" office:value="-1.51110000072943" calcext:value-type="float">
            <text:p>-1.51110000072943</text:p>
          </table:table-cell>
          <table:table-cell office:value-type="float" office:value="0.152992857058067" calcext:value-type="float">
            <text:p>0.152992857058067</text:p>
          </table:table-cell>
          <table:table-cell office:value-type="float" office:value="-0.760788491784969" calcext:value-type="float">
            <text:p>-0.760788491784969</text:p>
          </table:table-cell>
        </table:table-row>
        <table:table-row table:style-name="ro1">
          <table:table-cell office:value-type="float" office:value="1.74017161467747E+018" calcext:value-type="float">
            <text:p>1.74017161467747E+018</text:p>
          </table:table-cell>
          <table:table-cell office:value-type="float" office:value="-4.7786749727657" calcext:value-type="float">
            <text:p>-4.7786749727657</text:p>
          </table:table-cell>
          <table:table-cell office:value-type="float" office:value="-0.898512506730703" calcext:value-type="float">
            <text:p>-0.898512506730703</text:p>
          </table:table-cell>
          <table:table-cell office:value-type="float" office:value="-1.52479419358147" calcext:value-type="float">
            <text:p>-1.52479419358147</text:p>
          </table:table-cell>
          <table:table-cell office:value-type="float" office:value="0.169192857057977" calcext:value-type="float">
            <text:p>0.169192857057977</text:p>
          </table:table-cell>
          <table:table-cell office:value-type="float" office:value="-0.760788491781538" calcext:value-type="float">
            <text:p>-0.760788491781538</text:p>
          </table:table-cell>
        </table:table-row>
        <table:table-row table:style-name="ro1">
          <table:table-cell office:value-type="float" office:value="1.74017161469286E+018" calcext:value-type="float">
            <text:p>1.74017161469286E+018</text:p>
          </table:table-cell>
          <table:table-cell office:value-type="float" office:value="-4.77856068163022" calcext:value-type="float">
            <text:p>-4.77856068163022</text:p>
          </table:table-cell>
          <table:table-cell office:value-type="float" office:value="-0.90135183483047" calcext:value-type="float">
            <text:p>-0.90135183483047</text:p>
          </table:table-cell>
          <table:table-cell office:value-type="float" office:value="-1.53620602095812" calcext:value-type="float">
            <text:p>-1.53620602095812</text:p>
          </table:table-cell>
          <table:table-cell office:value-type="float" office:value="0.18269285705787" calcext:value-type="float">
            <text:p>0.18269285705787</text:p>
          </table:table-cell>
          <table:table-cell office:value-type="float" office:value="-0.760788491778309" calcext:value-type="float">
            <text:p>-0.760788491778309</text:p>
          </table:table-cell>
        </table:table-row>
        <table:table-row table:style-name="ro1">
          <table:table-cell office:value-type="float" office:value="1.74017161470837E+018" calcext:value-type="float">
            <text:p>1.74017161470837E+018</text:p>
          </table:table-cell>
          <table:table-cell office:value-type="float" office:value="-4.7784729509112" calcext:value-type="float">
            <text:p>-4.7784729509112</text:p>
          </table:table-cell>
          <table:table-cell office:value-type="float" office:value="-0.904394696725893" calcext:value-type="float">
            <text:p>-0.904394696725893</text:p>
          </table:table-cell>
          <table:table-cell office:value-type="float" office:value="-1.54761784833473" calcext:value-type="float">
            <text:p>-1.54761784833473</text:p>
          </table:table-cell>
          <table:table-cell office:value-type="float" office:value="0.196192857057788" calcext:value-type="float">
            <text:p>0.196192857057788</text:p>
          </table:table-cell>
          <table:table-cell office:value-type="float" office:value="-0.760788491775386" calcext:value-type="float">
            <text:p>-0.760788491775386</text:p>
          </table:table-cell>
        </table:table-row>
        <table:table-row table:style-name="ro1">
          <table:table-cell office:value-type="float" office:value="1.74017161472653E+018" calcext:value-type="float">
            <text:p>1.74017161472653E+018</text:p>
          </table:table-cell>
          <table:table-cell office:value-type="float" office:value="-4.77840973713114" calcext:value-type="float">
            <text:p>-4.77840973713114</text:p>
          </table:table-cell>
          <table:table-cell office:value-type="float" office:value="-0.908274150532479" calcext:value-type="float">
            <text:p>-0.908274150532479</text:p>
          </table:table-cell>
          <table:table-cell office:value-type="float" office:value="-1.56131204118788" calcext:value-type="float">
            <text:p>-1.56131204118788</text:p>
          </table:table-cell>
          <table:table-cell office:value-type="float" office:value="0.211050442123951" calcext:value-type="float">
            <text:p>0.211050442123951</text:p>
          </table:table-cell>
          <table:table-cell office:value-type="float" office:value="-0.760788491814522" calcext:value-type="float">
            <text:p>-0.760788491814522</text:p>
          </table:table-cell>
        </table:table-row>
        <table:table-row table:style-name="ro1">
          <table:table-cell office:value-type="float" office:value="1.74017161474114E+018" calcext:value-type="float">
            <text:p>1.74017161474114E+018</text:p>
          </table:table-cell>
          <table:table-cell office:value-type="float" office:value="-4.77839741776212" calcext:value-type="float">
            <text:p>-4.77839741776212</text:p>
          </table:table-cell>
          <table:table-cell office:value-type="float" office:value="-0.911534631675843" calcext:value-type="float">
            <text:p>-0.911534631675843</text:p>
          </table:table-cell>
          <table:table-cell office:value-type="float" office:value="-1.5727238685664" calcext:value-type="float">
            <text:p>-1.5727238685664</text:p>
          </table:table-cell>
          <table:table-cell office:value-type="float" office:value="0.216913083905798" calcext:value-type="float">
            <text:p>0.216913083905798</text:p>
          </table:table-cell>
          <table:table-cell office:value-type="float" office:value="-0.760788491878562" calcext:value-type="float">
            <text:p>-0.760788491878562</text:p>
          </table:table-cell>
        </table:table-row>
        <table:table-row table:style-name="ro1">
          <table:table-cell office:value-type="float" office:value="1.74017161475645E+018" calcext:value-type="float">
            <text:p>1.74017161475645E+018</text:p>
          </table:table-cell>
          <table:table-cell office:value-type="float" office:value="-4.77842230643565" calcext:value-type="float">
            <text:p>-4.77842230643565</text:p>
          </table:table-cell>
          <table:table-cell office:value-type="float" office:value="-0.91479504109934" calcext:value-type="float">
            <text:p>-0.91479504109934</text:p>
          </table:table-cell>
          <table:table-cell office:value-type="float" office:value="-1.58413569594272" calcext:value-type="float">
            <text:p>-1.58413569594272</text:p>
          </table:table-cell>
          <table:table-cell office:value-type="float" office:value="0.217368140630766" calcext:value-type="float">
            <text:p>0.217368140630766</text:p>
          </table:table-cell>
          <table:table-cell office:value-type="float" office:value="-0.760788491827863" calcext:value-type="float">
            <text:p>-0.760788491827863</text:p>
          </table:table-cell>
        </table:table-row>
        <table:table-row table:style-name="ro1">
          <table:table-cell office:value-type="float" office:value="1.74017161477487E+018" calcext:value-type="float">
            <text:p>1.74017161477487E+018</text:p>
          </table:table-cell>
          <table:table-cell office:value-type="float" office:value="-4.77850128255533" calcext:value-type="float">
            <text:p>-4.77850128255533</text:p>
          </table:table-cell>
          <table:table-cell office:value-type="float" office:value="-0.918706839907068" calcext:value-type="float">
            <text:p>-0.918706839907068</text:p>
          </table:table-cell>
          <table:table-cell office:value-type="float" office:value="-1.59782988879426" calcext:value-type="float">
            <text:p>-1.59782988879426</text:p>
          </table:table-cell>
          <table:table-cell office:value-type="float" office:value="0.217368140640077" calcext:value-type="float">
            <text:p>0.217368140640077</text:p>
          </table:table-cell>
          <table:table-cell office:value-type="float" office:value="-0.760788491753022" calcext:value-type="float">
            <text:p>-0.760788491753022</text:p>
          </table:table-cell>
        </table:table-row>
        <table:table-row table:style-name="ro1">
          <table:table-cell office:value-type="float" office:value="1.74017161479003E+018" calcext:value-type="float">
            <text:p>1.74017161479003E+018</text:p>
          </table:table-cell>
          <table:table-cell office:value-type="float" office:value="-4.77860801069153" calcext:value-type="float">
            <text:p>-4.77860801069153</text:p>
          </table:table-cell>
          <table:table-cell office:value-type="float" office:value="-0.921965597056632" calcext:value-type="float">
            <text:p>-0.921965597056632</text:p>
          </table:table-cell>
          <table:table-cell office:value-type="float" office:value="-1.60924171617052" calcext:value-type="float">
            <text:p>-1.60924171617052</text:p>
          </table:table-cell>
          <table:table-cell office:value-type="float" office:value="0.217368140640048" calcext:value-type="float">
            <text:p>0.217368140640048</text:p>
          </table:table-cell>
          <table:table-cell office:value-type="float" office:value="-0.760788491751244" calcext:value-type="float">
            <text:p>-0.760788491751244</text:p>
          </table:table-cell>
        </table:table-row>
        <table:table-row table:style-name="ro1">
          <table:table-cell office:value-type="float" office:value="1.74017161480837E+018" calcext:value-type="float">
            <text:p>1.74017161480837E+018</text:p>
          </table:table-cell>
          <table:table-cell office:value-type="float" office:value="-4.77878516130589" calcext:value-type="float">
            <text:p>-4.77878516130589</text:p>
          </table:table-cell>
          <table:table-cell office:value-type="float" office:value="-0.925874180533983" calcext:value-type="float">
            <text:p>-0.925874180533983</text:p>
          </table:table-cell>
          <table:table-cell office:value-type="float" office:value="-1.622935909022" calcext:value-type="float">
            <text:p>-1.622935909022</text:p>
          </table:table-cell>
          <table:table-cell office:value-type="float" office:value="0.217368140639915" calcext:value-type="float">
            <text:p>0.217368140639915</text:p>
          </table:table-cell>
          <table:table-cell office:value-type="float" office:value="-0.760788491749592" calcext:value-type="float">
            <text:p>-0.760788491749592</text:p>
          </table:table-cell>
        </table:table-row>
        <table:table-row table:style-name="ro1">
          <table:table-cell office:value-type="float" office:value="1.74017161482324E+018" calcext:value-type="float">
            <text:p>1.74017161482324E+018</text:p>
          </table:table-cell>
          <table:table-cell office:value-type="float" office:value="-4.77897366163625" calcext:value-type="float">
            <text:p>-4.77897366163625</text:p>
          </table:table-cell>
          <table:table-cell office:value-type="float" office:value="-0.929129231482945" calcext:value-type="float">
            <text:p>-0.929129231482945</text:p>
          </table:table-cell>
          <table:table-cell office:value-type="float" office:value="-1.63434773639821" calcext:value-type="float">
            <text:p>-1.63434773639821</text:p>
          </table:table-cell>
          <table:table-cell office:value-type="float" office:value="0.217368140639885" calcext:value-type="float">
            <text:p>0.217368140639885</text:p>
          </table:table-cell>
          <table:table-cell office:value-type="float" office:value="-0.760788491748067" calcext:value-type="float">
            <text:p>-0.760788491748067</text:p>
          </table:table-cell>
        </table:table-row>
        <table:table-row table:style-name="ro1">
          <table:table-cell office:value-type="float" office:value="1.74017161483868E+018" calcext:value-type="float">
            <text:p>1.74017161483868E+018</text:p>
          </table:table-cell>
          <table:table-cell office:value-type="float" office:value="-4.77919929496585" calcext:value-type="float">
            <text:p>-4.77919929496585</text:p>
          </table:table-cell>
          <table:table-cell office:value-type="float" office:value="-0.932381919395341" calcext:value-type="float">
            <text:p>-0.932381919395341</text:p>
          </table:table-cell>
          <table:table-cell office:value-type="float" office:value="-1.64575956377441" calcext:value-type="float">
            <text:p>-1.64575956377441</text:p>
          </table:table-cell>
          <table:table-cell office:value-type="float" office:value="0.217368140639855" calcext:value-type="float">
            <text:p>0.217368140639855</text:p>
          </table:table-cell>
          <table:table-cell office:value-type="float" office:value="-0.760788491746796" calcext:value-type="float">
            <text:p>-0.760788491746796</text:p>
          </table:table-cell>
        </table:table-row>
        <table:table-row table:style-name="ro1">
          <table:table-cell office:value-type="float" office:value="1.74017161485677E+018" calcext:value-type="float">
            <text:p>1.74017161485677E+018</text:p>
          </table:table-cell>
          <table:table-cell office:value-type="float" office:value="-4.77951902880765" calcext:value-type="float">
            <text:p>-4.77951902880765</text:p>
          </table:table-cell>
          <table:table-cell office:value-type="float" office:value="-0.936281429288901" calcext:value-type="float">
            <text:p>-0.936281429288901</text:p>
          </table:table-cell>
          <table:table-cell office:value-type="float" office:value="-1.65945375662582" calcext:value-type="float">
            <text:p>-1.65945375662582</text:p>
          </table:table-cell>
          <table:table-cell office:value-type="float" office:value="0.217368140639788" calcext:value-type="float">
            <text:p>0.217368140639788</text:p>
          </table:table-cell>
          <table:table-cell office:value-type="float" office:value="-0.760788491745706" calcext:value-type="float">
            <text:p>-0.760788491745706</text:p>
          </table:table-cell>
        </table:table-row>
        <table:table-row table:style-name="ro1">
          <table:table-cell office:value-type="float" office:value="1.74017161487183E+018" calcext:value-type="float">
            <text:p>1.74017161487183E+018</text:p>
          </table:table-cell>
          <table:table-cell office:value-type="float" office:value="-4.77982624450128" calcext:value-type="float">
            <text:p>-4.77982624450128</text:p>
          </table:table-cell>
          <table:table-cell office:value-type="float" office:value="-0.939527427990758" calcext:value-type="float">
            <text:p>-0.939527427990758</text:p>
          </table:table-cell>
          <table:table-cell office:value-type="float" office:value="-1.67086558400196" calcext:value-type="float">
            <text:p>-1.67086558400196</text:p>
          </table:table-cell>
          <table:table-cell office:value-type="float" office:value="0.217368140639774" calcext:value-type="float">
            <text:p>0.217368140639774</text:p>
          </table:table-cell>
          <table:table-cell office:value-type="float" office:value="-0.760788491744054" calcext:value-type="float">
            <text:p>-0.760788491744054</text:p>
          </table:table-cell>
        </table:table-row>
        <table:table-row table:style-name="ro1">
          <table:table-cell office:value-type="float" office:value="1.74017161488793E+018" calcext:value-type="float">
            <text:p>1.74017161488793E+018</text:p>
          </table:table-cell>
          <table:table-cell office:value-type="float" office:value="-4.78017048216365" calcext:value-type="float">
            <text:p>-4.78017048216365</text:p>
          </table:table-cell>
          <table:table-cell office:value-type="float" office:value="-0.942769709515651" calcext:value-type="float">
            <text:p>-0.942769709515651</text:p>
          </table:table-cell>
          <table:table-cell office:value-type="float" office:value="-1.6822774113781" calcext:value-type="float">
            <text:p>-1.6822774113781</text:p>
          </table:table-cell>
          <table:table-cell office:value-type="float" office:value="0.217368140639692" calcext:value-type="float">
            <text:p>0.217368140639692</text:p>
          </table:table-cell>
          <table:table-cell office:value-type="float" office:value="-0.760788491742603" calcext:value-type="float">
            <text:p>-0.760788491742603</text:p>
          </table:table-cell>
        </table:table-row>
        <table:table-row table:style-name="ro1">
          <table:table-cell office:value-type="float" office:value="1.74017161490641E+018" calcext:value-type="float">
            <text:p>1.74017161490641E+018</text:p>
          </table:table-cell>
          <table:table-cell office:value-type="float" office:value="-4.78063237289819" calcext:value-type="float">
            <text:p>-4.78063237289819</text:p>
          </table:table-cell>
          <table:table-cell office:value-type="float" office:value="-0.946654946199419" calcext:value-type="float">
            <text:p>-0.946654946199419</text:p>
          </table:table-cell>
          <table:table-cell office:value-type="float" office:value="-1.69597160422944" calcext:value-type="float">
            <text:p>-1.69597160422944</text:p>
          </table:table-cell>
          <table:table-cell office:value-type="float" office:value="0.217368140639604" calcext:value-type="float">
            <text:p>0.217368140639604</text:p>
          </table:table-cell>
          <table:table-cell office:value-type="float" office:value="-0.760788491741587" calcext:value-type="float">
            <text:p>-0.760788491741587</text:p>
          </table:table-cell>
        </table:table-row>
        <table:table-row table:style-name="ro1">
          <table:table-cell office:value-type="float" office:value="1.74017161492161E+018" calcext:value-type="float">
            <text:p>1.74017161492161E+018</text:p>
          </table:table-cell>
          <table:table-cell office:value-type="float" office:value="-4.78105789431215" calcext:value-type="float">
            <text:p>-4.78105789431215</text:p>
          </table:table-cell>
          <table:table-cell office:value-type="float" office:value="-0.949887564423259" calcext:value-type="float">
            <text:p>-0.949887564423259</text:p>
          </table:table-cell>
          <table:table-cell office:value-type="float" office:value="-1.70738343160555" calcext:value-type="float">
            <text:p>-1.70738343160555</text:p>
          </table:table-cell>
          <table:table-cell office:value-type="float" office:value="0.217368140639515" calcext:value-type="float">
            <text:p>0.217368140639515</text:p>
          </table:table-cell>
          <table:table-cell office:value-type="float" office:value="-0.760788491740824" calcext:value-type="float">
            <text:p>-0.760788491740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4T11:46:13.882113987</dc:date>
    <meta:editing-duration>PT21M46S</meta:editing-duration>
    <meta:editing-cycles>1</meta:editing-cycles>
    <meta:document-statistic meta:table-count="1" meta:cell-count="15366" meta:object-count="0"/>
    <meta:generator>LibreOffice/7.3.7.2$Linux_X86_64 LibreOffice_project/30$Build-2</meta:generator>
  </office:meta>
</office:document-meta>
</file>